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0.7161in"/>
    </style:style>
    <style:style style:name="co3" style:family="table-column">
      <style:table-column-properties fo:break-before="auto" style:column-width="1.2882in"/>
    </style:style>
    <style:style style:name="co4" style:family="table-column">
      <style:table-column-properties fo:break-before="auto" style:column-width="0.8366in"/>
    </style:style>
    <style:style style:name="co5" style:family="table-column">
      <style:table-column-properties fo:break-before="auto" style:column-width="0.7484in"/>
    </style:style>
    <style:style style:name="co6" style:family="table-column">
      <style:table-column-properties fo:break-before="auto" style:column-width="0.9909in"/>
    </style:style>
    <style:style style:name="co7" style:family="table-column">
      <style:table-column-properties fo:break-before="auto" style:column-width="0.9138in"/>
    </style:style>
    <style:style style:name="co8" style:family="table-column">
      <style:table-column-properties fo:break-before="auto" style:column-width="0.2638in"/>
    </style:style>
    <style:style style:name="co9" style:family="table-column">
      <style:table-column-properties fo:break-before="auto" style:column-width="0.7598in"/>
    </style:style>
    <style:style style:name="co10" style:family="table-column">
      <style:table-column-properties fo:break-before="auto" style:column-width="0.6917in"/>
    </style:style>
    <style:style style:name="co11" style:family="table-column">
      <style:table-column-properties fo:break-before="auto" style:column-width="0.7929in"/>
    </style:style>
    <style:style style:name="co12" style:family="table-column">
      <style:table-column-properties fo:break-before="auto" style:column-width="0.7819in"/>
    </style:style>
    <style:style style:name="co13" style:family="table-column">
      <style:table-column-properties fo:break-before="auto" style:column-width="0.8256in"/>
    </style:style>
    <style:style style:name="co14" style:family="table-column">
      <style:table-column-properties fo:break-before="auto" style:column-width="0.8146in"/>
    </style:style>
    <style:style style:name="ro1" style:family="table-row">
      <style:table-row-properties style:row-height="1.3854in" fo:break-before="auto" style:use-optimal-row-height="fals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PageStyle_5f_Calculations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48">
      <style:table-cell-properties fo:background-color="#ffff00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Default" style:data-style-name="N8116"/>
    <style:style style:name="ce7" style:family="table-cell" style:parent-style-name="Default" style:data-style-name="N148"/>
    <style:style style:name="ce8" style:family="table-cell" style:parent-style-name="Default" style:data-style-name="N2"/>
    <style:style style:name="ce9" style:family="table-cell" style:parent-style-name="Default" style:data-style-name="N146"/>
    <style:style style:name="ce10" style:family="table-cell" style:parent-style-name="Default" style:data-style-name="N8123"/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Calcul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0" table:number-columns-repeated="5" table:default-cell-style-name="Default"/>
        <table:table-column table:style-name="co14" table:default-cell-style-name="Default"/>
        <table:table-column table:style-name="co10" table:number-columns-repeated="991" table:default-cell-style-name="Default"/>
        <table:table-row table:style-name="ro1">
          <table:table-cell table:style-name="ce1" office:value-type="string" table:number-columns-spanned="3" table:number-rows-spanned="1">
            <text:p>NOAA Solar Calculations - Change any of the highlighted cells to get solar position data for that location and time-of-day for a year.</text:p>
          </table:table-cell>
          <table:covered-table-cell table:number-columns-repeated="2" table:style-name="ce2"/>
          <table:table-cell table:style-name="ce5" office:value-type="string">
            <text:p>Date</text:p>
          </table:table-cell>
          <table:table-cell table:style-name="ce5" office:value-type="string">
            <text:p>Time (hrs past local midnight)</text:p>
          </table:table-cell>
          <table:table-cell table:style-name="ce5" office:value-type="string">
            <text:p>Julian Day</text:p>
          </table:table-cell>
          <table:table-cell table:style-name="ce5" office:value-type="string">
            <text:p>Julian Century</text:p>
          </table:table-cell>
          <table:table-cell table:style-name="ce5"/>
          <table:table-cell table:style-name="ce5" office:value-type="string">
            <text:p>Geom Mean Long Sun (deg)</text:p>
          </table:table-cell>
          <table:table-cell table:style-name="ce5" office:value-type="string">
            <text:p>Geom Mean Anom Sun (deg)</text:p>
          </table:table-cell>
          <table:table-cell table:style-name="ce5" office:value-type="string">
            <text:p>Eccent Earth Orbit</text:p>
          </table:table-cell>
          <table:table-cell table:style-name="ce5" office:value-type="string">
            <text:p>Sun Eq of Ctr</text:p>
          </table:table-cell>
          <table:table-cell table:style-name="ce5" office:value-type="string">
            <text:p>Sun True Long (deg)</text:p>
          </table:table-cell>
          <table:table-cell table:style-name="ce5" office:value-type="string">
            <text:p>Sun True Anom (deg)</text:p>
          </table:table-cell>
          <table:table-cell table:style-name="ce5" office:value-type="string">
            <text:p>Sun Rad Vector (AUs)</text:p>
          </table:table-cell>
          <table:table-cell table:style-name="ce5" office:value-type="string">
            <text:p>Sun App Long (deg)</text:p>
          </table:table-cell>
          <table:table-cell table:style-name="ce5" office:value-type="string">
            <text:p>Mean Obliq Ecliptic (deg)</text:p>
          </table:table-cell>
          <table:table-cell table:style-name="ce5" office:value-type="string">
            <text:p>Obliq Corr (deg)</text:p>
          </table:table-cell>
          <table:table-cell table:style-name="ce5" office:value-type="string">
            <text:p>Sun Rt Ascen (deg)</text:p>
          </table:table-cell>
          <table:table-cell table:style-name="ce5" office:value-type="string">
            <text:p>Sun Declin (deg)</text:p>
          </table:table-cell>
          <table:table-cell table:style-name="ce5" office:value-type="string">
            <text:p>var y</text:p>
          </table:table-cell>
          <table:table-cell table:style-name="ce5" office:value-type="string">
            <text:p>Eq of Time (minutes)</text:p>
          </table:table-cell>
          <table:table-cell table:style-name="ce5" office:value-type="string">
            <text:p>HA Sunrise (deg)</text:p>
          </table:table-cell>
          <table:table-cell table:style-name="ce5" office:value-type="string">
            <text:p>Solar Noon (LST)</text:p>
          </table:table-cell>
          <table:table-cell table:style-name="ce5" office:value-type="string">
            <text:p>Sunrise Time (LST)</text:p>
          </table:table-cell>
          <table:table-cell table:style-name="ce5" office:value-type="string">
            <text:p>Sunset Time (LST)</text:p>
          </table:table-cell>
          <table:table-cell table:style-name="ce5" office:value-type="string">
            <text:p>Sunlight Duration (minutes)</text:p>
          </table:table-cell>
          <table:table-cell table:style-name="ce5" office:value-type="string">
            <text:p>True Solar Time (min)</text:p>
          </table:table-cell>
          <table:table-cell table:style-name="ce5" office:value-type="string">
            <text:p>Hour Angle (deg)</text:p>
          </table:table-cell>
          <table:table-cell table:style-name="ce5" office:value-type="string">
            <text:p>Solar Zenith Angle (deg)</text:p>
          </table:table-cell>
          <table:table-cell table:style-name="ce5" office:value-type="string">
            <text:p>Solar Elevation Angle (deg)</text:p>
          </table:table-cell>
          <table:table-cell table:style-name="ce5" office:value-type="string">
            <text:p>Approx Atmospheric Refraction (deg)</text:p>
          </table:table-cell>
          <table:table-cell table:style-name="ce5" office:value-type="string">
            <text:p>Solar Elevation corrected for atm refraction (deg)</text:p>
          </table:table-cell>
          <table:table-cell table:style-name="ce5" office:value-type="string">
            <text:p>Solar Azimuth Angle (deg cw from N)</text:p>
          </table:table-cell>
          <table:table-cell table:number-columns-repeated="990"/>
        </table:table-row>
        <table:table-row table:style-name="ro2">
          <table:table-cell office:value-type="string">
            <text:p>Latitude (+ to N)</text:p>
          </table:table-cell>
          <table:table-cell table:style-name="ce3" office:value-type="float" office:value="40">
            <text:p>40</text:p>
          </table:table-cell>
          <table:table-cell/>
          <table:table-cell table:style-name="ce6" table:formula="of:=DATEVALUE(&quot;1/1/&quot;&amp;[.$B$6])" office:value-type="date" office:date-value="2026-01-01">
            <text:p>1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]+2415018.5+[.E2]-[.$B$4]/24" office:value-type="float" office:value="2461042.29166667">
            <text:p>2461042.29</text:p>
          </table:table-cell>
          <table:table-cell table:style-name="ce9" table:formula="of:=([.F2]-2451545)/36525" office:value-type="float" office:value="0.260021674652061">
            <text:p>0.26002167</text:p>
          </table:table-cell>
          <table:table-cell/>
          <table:table-cell table:formula="of:=MOD(280.46646+[.G2]*(36000.76983+[.G2]*0.0003032);360)" office:value-type="float" office:value="281.446940459715">
            <text:p>281.45</text:p>
          </table:table-cell>
          <table:table-cell table:formula="of:=357.52911+[.G2]*(35999.05029-0.0001537*[.G2])" office:value-type="float" office:value="9718.06244189769">
            <text:p>9718.06</text:p>
          </table:table-cell>
          <table:table-cell table:formula="of:=0.016708634-[.G2]*(0.000042037+0.0000001267*[.G2])" office:value-type="float" office:value="0.0166976949025146">
            <text:p>0.02</text:p>
          </table:table-cell>
          <table:table-cell table:formula="of:=SIN(RADIANS([.J2]))*(1.914602-[.G2]*(0.004817+0.000014*[.G2]))+SIN(RADIANS(2*[.J2]))*(0.019993-0.000101*[.G2])+SIN(RADIANS(3*[.J2]))*0.000289" office:value-type="float" office:value="-0.0660695931567795">
            <text:p>-0.07</text:p>
          </table:table-cell>
          <table:table-cell table:formula="of:=[.I2]+[.L2]" office:value-type="float" office:value="281.380870866558">
            <text:p>281.38</text:p>
          </table:table-cell>
          <table:table-cell table:formula="of:=[.J2]+[.L2]" office:value-type="float" office:value="9717.99637230454">
            <text:p>9718</text:p>
          </table:table-cell>
          <table:table-cell table:formula="of:=(1.000001018*(1-[.K2]*[.K2]))/(1+[.K2]*COS(RADIANS([.N2])))" office:value-type="float" office:value="0.983313179597995">
            <text:p>0.98</text:p>
          </table:table-cell>
          <table:table-cell table:formula="of:=[.M2]-0.00569-0.00478*SIN(RADIANS(125.04-1934.136*[.G2]))" office:value-type="float" office:value="281.376648227508">
            <text:p>281.38</text:p>
          </table:table-cell>
          <table:table-cell table:formula="of:=23+(26+((21.448-[.G2]*(46.815+[.G2]*(0.00059-[.G2]*0.001813))))/60)/60" office:value-type="float" office:value="23.4359097436899">
            <text:p>23.44</text:p>
          </table:table-cell>
          <table:table-cell table:formula="of:=[.Q2]+0.00256*COS(RADIANS(125.04-1934.136*[.G2]))" office:value-type="float" office:value="23.4383461371585">
            <text:p>23.44</text:p>
          </table:table-cell>
          <table:table-cell table:formula="of:=DEGREES(ATAN2(COS(RADIANS([.P2]));COS(RADIANS([.R2]))*SIN(RADIANS([.P2]))))" office:value-type="float" office:value="-77.6304842554489">
            <text:p>-77.63</text:p>
          </table:table-cell>
          <table:table-cell table:formula="of:=DEGREES(ASIN(SIN(RADIANS([.R2]))*SIN(RADIANS([.P2]))))" office:value-type="float" office:value="-22.9511802890124">
            <text:p>-22.95</text:p>
          </table:table-cell>
          <table:table-cell table:formula="of:=TAN(RADIANS([.R2]/2))*TAN(RADIANS([.R2]/2))" office:value-type="float" office:value="0.0430309606994088">
            <text:p>0.04</text:p>
          </table:table-cell>
          <table:table-cell table:formula="of:=4*DEGREES([.U2]*SIN(2*RADIANS([.I2]))-2*[.K2]*SIN(RADIANS([.J2]))+4*[.K2]*[.U2]*SIN(RADIANS([.J2]))*COS(2*RADIANS([.I2]))-0.5*[.U2]*[.U2]*SIN(4*RADIANS([.I2]))-1.25*[.K2]*[.K2]*SIN(2*RADIANS([.J2])))" office:value-type="float" office:value="-3.70395754694109">
            <text:p>-3.7</text:p>
          </table:table-cell>
          <table:table-cell table:formula="of:=DEGREES(ACOS(COS(RADIANS(90.833))/(COS(RADIANS([.$B$2]))*COS(RADIANS([.T2])))-TAN(RADIANS([.$B$2]))*TAN(RADIANS([.T2]))))" office:value-type="float" office:value="70.4442719246135">
            <text:p>70.44</text:p>
          </table:table-cell>
          <table:table-cell table:style-name="ce7" table:formula="of:=(720-4*[.$B$3]-[.V2]+[.$B$4]*60)/1440" office:value-type="float" office:value="0.502572192740931">
            <text:p>12:03:42</text:p>
          </table:table-cell>
          <table:table-cell table:style-name="ce7" table:formula="of:=([.X2]*1440-[.W2]*4)/1440" office:value-type="float" office:value="0.306893659617005">
            <text:p>7:21:56</text:p>
          </table:table-cell>
          <table:table-cell table:style-name="ce7" table:formula="of:=([.X2]*1440+[.W2]*4)/1440" office:value-type="float" office:value="0.698250725864858">
            <text:p>16:45:29</text:p>
          </table:table-cell>
          <table:table-cell table:formula="of:=8*[.W2]" office:value-type="float" office:value="563.554175396908">
            <text:p>563.55</text:p>
          </table:table-cell>
          <table:table-cell table:formula="of:=MOD([.E2]*1440+[.V2]+4*[.$B$3]-60*[.$B$4];1440)" office:value-type="float" office:value="716.296042453059">
            <text:p>716.3</text:p>
          </table:table-cell>
          <table:table-cell table:formula="of:=IF([.AB2]/4&lt;0;[.AB2]/4+180;[.AB2]/4-180)" office:value-type="float" office:value="-0.925989386735267">
            <text:p>-0.93</text:p>
          </table:table-cell>
          <table:table-cell table:formula="of:=DEGREES(ACOS(SIN(RADIANS([.$B$2]))*SIN(RADIANS([.T2]))+COS(RADIANS([.$B$2]))*COS(RADIANS([.T2]))*COS(RADIANS([.AC2]))))" office:value-type="float" office:value="62.9571065840867">
            <text:p>62.96</text:p>
          </table:table-cell>
          <table:table-cell table:formula="of:=90-[.AD2]" office:value-type="float" office:value="27.0428934159133">
            <text:p>27.04</text:p>
          </table:table-cell>
          <table:table-cell table:formula="of:=IF([.AE2]&gt;85;0;IF([.AE2]&gt;5;58.1/TAN(RADIANS([.AE2]))-0.07/POWER(TAN(RADIANS([.AE2]));3)+0.000086/POWER(TAN(RADIANS([.AE2]));5);IF([.AE2]&gt;-0.575;1735+[.AE2]*(-518.2+[.AE2]*(103.4+[.AE2]*(-12.79+[.AE2]*0.711)));-20.772/TAN(RADIANS([.AE2])))))/3600" office:value-type="float" office:value="0.0314703277780512">
            <text:p>0.03</text:p>
          </table:table-cell>
          <table:table-cell table:formula="of:=[.AE2]+[.AF2]" office:value-type="float" office:value="27.0743637436914">
            <text:p>27.07</text:p>
          </table:table-cell>
          <table:table-cell table:formula="of:=IF([.AC2]&gt;0;MOD(DEGREES(ACOS(((SIN(RADIANS([.$B$2]))*COS(RADIANS([.AD2])))-SIN(RADIANS([.T2])))/(COS(RADIANS([.$B$2]))*SIN(RADIANS([.AD2])))))+180;360);MOD(540-DEGREES(ACOS(((SIN(RADIANS([.$B$2]))*COS(RADIANS([.AD2])))-SIN(RADIANS([.T2])))/(COS(RADIANS([.$B$2]))*SIN(RADIANS([.AD2])))));360))" office:value-type="float" office:value="179.042640142165">
            <text:p>179.04</text:p>
          </table:table-cell>
          <table:table-cell table:style-name="ce10"/>
          <table:table-cell table:number-columns-repeated="989"/>
        </table:table-row>
        <table:table-row table:style-name="ro2">
          <table:table-cell office:value-type="string">
            <text:p>Longitude (+ to E)</text:p>
          </table:table-cell>
          <table:table-cell table:style-name="ce3" office:value-type="float" office:value="-105">
            <text:p>-105</text:p>
          </table:table-cell>
          <table:table-cell/>
          <table:table-cell table:style-name="ce6" table:formula="of:=[.D2]+1" office:value-type="date" office:date-value="2026-01-02">
            <text:p>1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]+2415018.5+[.E3]-[.$B$4]/24" office:value-type="float" office:value="2461043.29166667">
            <text:p>2461043.29</text:p>
          </table:table-cell>
          <table:table-cell table:style-name="ce9" table:formula="of:=([.F3]-2451545)/36525" office:value-type="float" office:value="0.260049053159932">
            <text:p>0.26004905</text:p>
          </table:table-cell>
          <table:table-cell/>
          <table:table-cell table:formula="of:=MOD(280.46646+[.G3]*(36000.76983+[.G3]*0.0003032);360)" office:value-type="float" office:value="282.432587824196">
            <text:p>282.43</text:p>
          </table:table-cell>
          <table:table-cell table:formula="of:=357.52911+[.G3]*(35999.05029-0.0001537*[.G3])" office:value-type="float" office:value="9719.04804217723">
            <text:p>9719.05</text:p>
          </table:table-cell>
          <table:table-cell table:formula="of:=0.016708634-[.G3]*(0.000042037+0.0000001267*[.G3])" office:value-type="float" office:value="0.0166976937498002">
            <text:p>0.02</text:p>
          </table:table-cell>
          <table:table-cell table:formula="of:=SIN(RADIANS([.J3]))*(1.914602-[.G3]*(0.004817+0.000014*[.G3]))+SIN(RADIANS(2*[.J3]))*(0.019993-0.000101*[.G3])+SIN(RADIANS(3*[.J3]))*0.000289" office:value-type="float" office:value="-0.0324661987171696">
            <text:p>-0.03</text:p>
          </table:table-cell>
          <table:table-cell table:formula="of:=[.I3]+[.L3]" office:value-type="float" office:value="282.400121625479">
            <text:p>282.4</text:p>
          </table:table-cell>
          <table:table-cell table:formula="of:=[.J3]+[.L3]" office:value-type="float" office:value="9719.01557597851">
            <text:p>9719.02</text:p>
          </table:table-cell>
          <table:table-cell table:formula="of:=(1.000001018*(1-[.K3]*[.K3]))/(1+[.K3]*COS(RADIANS([.N3])))" office:value-type="float" office:value="0.983305690842562">
            <text:p>0.98</text:p>
          </table:table-cell>
          <table:table-cell table:formula="of:=[.M3]-0.00569-0.00478*SIN(RADIANS(125.04-1934.136*[.G3]))" office:value-type="float" office:value="282.395903190254">
            <text:p>282.4</text:p>
          </table:table-cell>
          <table:table-cell table:formula="of:=23+(26+((21.448-[.G3]*(46.815+[.G3]*(0.00059-[.G3]*0.001813))))/60)/60" office:value-type="float" office:value="23.4359093876557">
            <text:p>23.44</text:p>
          </table:table-cell>
          <table:table-cell table:formula="of:=[.Q3]+0.00256*COS(RADIANS(125.04-1934.136*[.G3]))" office:value-type="float" office:value="23.4383450537719">
            <text:p>23.44</text:p>
          </table:table-cell>
          <table:table-cell table:formula="of:=DEGREES(ATAN2(COS(RADIANS([.P3]));COS(RADIANS([.R3]))*SIN(RADIANS([.P3]))))" office:value-type="float" office:value="-76.5283586942631">
            <text:p>-76.53</text:p>
          </table:table-cell>
          <table:table-cell table:formula="of:=DEGREES(ASIN(SIN(RADIANS([.R3]))*SIN(RADIANS([.P3]))))" office:value-type="float" office:value="-22.8605275877269">
            <text:p>-22.86</text:p>
          </table:table-cell>
          <table:table-cell table:formula="of:=TAN(RADIANS([.R3]/2))*TAN(RADIANS([.R3]/2))" office:value-type="float" office:value="0.0430309566082293">
            <text:p>0.04</text:p>
          </table:table-cell>
          <table:table-cell table:formula="of:=4*DEGREES([.U3]*SIN(2*RADIANS([.I3]))-2*[.K3]*SIN(RADIANS([.J3]))+4*[.K3]*[.U3]*SIN(RADIANS([.J3]))*COS(2*RADIANS([.I3]))-0.5*[.U3]*[.U3]*SIN(4*RADIANS([.I3]))-1.25*[.K3]*[.K3]*SIN(2*RADIANS([.J3])))" office:value-type="float" office:value="-4.16896296150171">
            <text:p>-4.17</text:p>
          </table:table-cell>
          <table:table-cell table:formula="of:=DEGREES(ACOS(COS(RADIANS(90.833))/(COS(RADIANS([.$B$2]))*COS(RADIANS([.T3])))-TAN(RADIANS([.$B$2]))*TAN(RADIANS([.T3]))))" office:value-type="float" office:value="70.5385421060602">
            <text:p>70.54</text:p>
          </table:table-cell>
          <table:table-cell table:style-name="ce7" table:formula="of:=(720-4*[.$B$3]-[.V3]+[.$B$4]*60)/1440" office:value-type="float" office:value="0.502895113167709">
            <text:p>12:04:10</text:p>
          </table:table-cell>
          <table:table-cell table:style-name="ce7" table:formula="of:=([.X3]*1440-[.W3]*4)/1440" office:value-type="float" office:value="0.306954718428653">
            <text:p>7:22:01</text:p>
          </table:table-cell>
          <table:table-cell table:style-name="ce7" table:formula="of:=([.X3]*1440+[.W3]*4)/1440" office:value-type="float" office:value="0.698835507906766">
            <text:p>16:46:19</text:p>
          </table:table-cell>
          <table:table-cell table:formula="of:=8*[.W3]" office:value-type="float" office:value="564.308336848482">
            <text:p>564.31</text:p>
          </table:table-cell>
          <table:table-cell table:formula="of:=MOD([.E3]*1440+[.V3]+4*[.$B$3]-60*[.$B$4];1440)" office:value-type="float" office:value="715.831037038498">
            <text:p>715.83</text:p>
          </table:table-cell>
          <table:table-cell table:formula="of:=IF([.AB3]/4&lt;0;[.AB3]/4+180;[.AB3]/4-180)" office:value-type="float" office:value="-1.04224074037543">
            <text:p>-1.04</text:p>
          </table:table-cell>
          <table:table-cell table:formula="of:=DEGREES(ACOS(SIN(RADIANS([.$B$2]))*SIN(RADIANS([.T3]))+COS(RADIANS([.$B$2]))*COS(RADIANS([.T3]))*COS(RADIANS([.AC3]))))" office:value-type="float" office:value="62.8680463016466">
            <text:p>62.87</text:p>
          </table:table-cell>
          <table:table-cell table:formula="of:=90-[.AD3]" office:value-type="float" office:value="27.1319536983534">
            <text:p>27.13</text:p>
          </table:table-cell>
          <table:table-cell table:formula="of:=IF([.AE3]&gt;85;0;IF([.AE3]&gt;5;58.1/TAN(RADIANS([.AE3]))-0.07/POWER(TAN(RADIANS([.AE3]));3)+0.000086/POWER(TAN(RADIANS([.AE3]));5);IF([.AE3]&gt;-0.575;1735+[.AE3]*(-518.2+[.AE3]*(103.4+[.AE3]*(-12.79+[.AE3]*0.711)));-20.772/TAN(RADIANS([.AE3])))))/3600" office:value-type="float" office:value="0.0313509973517421">
            <text:p>0.03</text:p>
          </table:table-cell>
          <table:table-cell table:formula="of:=[.AE3]+[.AF3]" office:value-type="float" office:value="27.1633046957052">
            <text:p>27.16</text:p>
          </table:table-cell>
          <table:table-cell table:formula="of:=IF([.AC3]&gt;0;MOD(DEGREES(ACOS(((SIN(RADIANS([.$B$2]))*COS(RADIANS([.AD3])))-SIN(RADIANS([.T3])))/(COS(RADIANS([.$B$2]))*SIN(RADIANS([.AD3])))))+180;360);MOD(540-DEGREES(ACOS(((SIN(RADIANS([.$B$2]))*COS(RADIANS([.AD3])))-SIN(RADIANS([.T3])))/(COS(RADIANS([.$B$2]))*SIN(RADIANS([.AD3])))));360))" office:value-type="float" office:value="178.920871222116">
            <text:p>178.92</text:p>
          </table:table-cell>
          <table:table-cell table:number-columns-repeated="990"/>
        </table:table-row>
        <table:table-row table:style-name="ro2">
          <table:table-cell office:value-type="string">
            <text:p>Time Zone (+ to E)</text:p>
          </table:table-cell>
          <table:table-cell table:style-name="ce3" office:value-type="float" office:value="-7">
            <text:p>-7</text:p>
          </table:table-cell>
          <table:table-cell/>
          <table:table-cell table:style-name="ce6" table:formula="of:=[.D3]+1" office:value-type="date" office:date-value="2026-01-03">
            <text:p>1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]+2415018.5+[.E4]-[.$B$4]/24" office:value-type="float" office:value="2461044.29166667">
            <text:p>2461044.29</text:p>
          </table:table-cell>
          <table:table-cell table:style-name="ce9" table:formula="of:=([.F4]-2451545)/36525" office:value-type="float" office:value="0.260076431667803">
            <text:p>0.26007643</text:p>
          </table:table-cell>
          <table:table-cell/>
          <table:table-cell table:formula="of:=MOD(280.46646+[.G4]*(36000.76983+[.G4]*0.0003032);360)" office:value-type="float" office:value="283.418235188677">
            <text:p>283.42</text:p>
          </table:table-cell>
          <table:table-cell table:formula="of:=357.52911+[.G4]*(35999.05029-0.0001537*[.G4])" office:value-type="float" office:value="9720.03364245676">
            <text:p>9720.03</text:p>
          </table:table-cell>
          <table:table-cell table:formula="of:=0.016708634-[.G4]*(0.000042037+0.0000001267*[.G4])" office:value-type="float" office:value="0.0166976925970856">
            <text:p>0.02</text:p>
          </table:table-cell>
          <table:table-cell table:formula="of:=SIN(RADIANS([.J4]))*(1.914602-[.G4]*(0.004817+0.000014*[.G4]))+SIN(RADIANS(2*[.J4]))*(0.019993-0.000101*[.G4])+SIN(RADIANS(3*[.J4]))*0.000289" office:value-type="float" office:value="0.00114742064209826">
            <text:p>0</text:p>
          </table:table-cell>
          <table:table-cell table:formula="of:=[.I4]+[.L4]" office:value-type="float" office:value="283.41938260932">
            <text:p>283.42</text:p>
          </table:table-cell>
          <table:table-cell table:formula="of:=[.J4]+[.L4]" office:value-type="float" office:value="9720.03478987741">
            <text:p>9720.03</text:p>
          </table:table-cell>
          <table:table-cell table:formula="of:=(1.000001018*(1-[.K4]*[.K4]))/(1+[.K4]*COS(RADIANS([.N4])))" office:value-type="float" office:value="0.983303311381689">
            <text:p>0.98</text:p>
          </table:table-cell>
          <table:table-cell table:formula="of:=[.M4]-0.00569-0.00478*SIN(RADIANS(125.04-1934.136*[.G4]))" office:value-type="float" office:value="283.415168376664">
            <text:p>283.42</text:p>
          </table:table-cell>
          <table:table-cell table:formula="of:=23+(26+((21.448-[.G4]*(46.815+[.G4]*(0.00059-[.G4]*0.001813))))/60)/60" office:value-type="float" office:value="23.4359090316215">
            <text:p>23.44</text:p>
          </table:table-cell>
          <table:table-cell table:formula="of:=[.Q4]+0.00256*COS(RADIANS(125.04-1934.136*[.G4]))" office:value-type="float" office:value="23.4383439683048">
            <text:p>23.44</text:p>
          </table:table-cell>
          <table:table-cell table:formula="of:=DEGREES(ATAN2(COS(RADIANS([.P4]));COS(RADIANS([.R4]))*SIN(RADIANS([.P4]))))" office:value-type="float" office:value="-75.4277527695068">
            <text:p>-75.43</text:p>
          </table:table-cell>
          <table:table-cell table:formula="of:=DEGREES(ASIN(SIN(RADIANS([.R4]))*SIN(RADIANS([.P4]))))" office:value-type="float" office:value="-22.7622953046884">
            <text:p>-22.76</text:p>
          </table:table-cell>
          <table:table-cell table:formula="of:=TAN(RADIANS([.R4]/2))*TAN(RADIANS([.R4]/2))" office:value-type="float" office:value="0.0430309525091934">
            <text:p>0.04</text:p>
          </table:table-cell>
          <table:table-cell table:formula="of:=4*DEGREES([.U4]*SIN(2*RADIANS([.I4]))-2*[.K4]*SIN(RADIANS([.J4]))+4*[.K4]*[.U4]*SIN(RADIANS([.J4]))*COS(2*RADIANS([.I4]))-0.5*[.U4]*[.U4]*SIN(4*RADIANS([.I4]))-1.25*[.K4]*[.K4]*SIN(2*RADIANS([.J4])))" office:value-type="float" office:value="-4.62802146924977">
            <text:p>-4.63</text:p>
          </table:table-cell>
          <table:table-cell table:formula="of:=DEGREES(ACOS(COS(RADIANS(90.833))/(COS(RADIANS([.$B$2]))*COS(RADIANS([.T4])))-TAN(RADIANS([.$B$2]))*TAN(RADIANS([.T4]))))" office:value-type="float" office:value="70.6404943037028">
            <text:p>70.64</text:p>
          </table:table-cell>
          <table:table-cell table:style-name="ce7" table:formula="of:=(720-4*[.$B$3]-[.V4]+[.$B$4]*60)/1440" office:value-type="float" office:value="0.50321390379809">
            <text:p>12:04:38</text:p>
          </table:table-cell>
          <table:table-cell table:style-name="ce7" table:formula="of:=([.X4]*1440-[.W4]*4)/1440" office:value-type="float" office:value="0.306990308510027">
            <text:p>7:22:04</text:p>
          </table:table-cell>
          <table:table-cell table:style-name="ce7" table:formula="of:=([.X4]*1440+[.W4]*4)/1440" office:value-type="float" office:value="0.699437499086153">
            <text:p>16:47:11</text:p>
          </table:table-cell>
          <table:table-cell table:formula="of:=8*[.W4]" office:value-type="float" office:value="565.123954429622">
            <text:p>565.12</text:p>
          </table:table-cell>
          <table:table-cell table:formula="of:=MOD([.E4]*1440+[.V4]+4*[.$B$3]-60*[.$B$4];1440)" office:value-type="float" office:value="715.37197853075">
            <text:p>715.37</text:p>
          </table:table-cell>
          <table:table-cell table:formula="of:=IF([.AB4]/4&lt;0;[.AB4]/4+180;[.AB4]/4-180)" office:value-type="float" office:value="-1.15700536731245">
            <text:p>-1.16</text:p>
          </table:table-cell>
          <table:table-cell table:formula="of:=DEGREES(ACOS(SIN(RADIANS([.$B$2]))*SIN(RADIANS([.T4]))+COS(RADIANS([.$B$2]))*COS(RADIANS([.T4]))*COS(RADIANS([.AC4]))))" office:value-type="float" office:value="62.7715757237191">
            <text:p>62.77</text:p>
          </table:table-cell>
          <table:table-cell table:formula="of:=90-[.AD4]" office:value-type="float" office:value="27.2284242762809">
            <text:p>27.23</text:p>
          </table:table-cell>
          <table:table-cell table:formula="of:=IF([.AE4]&gt;85;0;IF([.AE4]&gt;5;58.1/TAN(RADIANS([.AE4]))-0.07/POWER(TAN(RADIANS([.AE4]));3)+0.000086/POWER(TAN(RADIANS([.AE4]));5);IF([.AE4]&gt;-0.575;1735+[.AE4]*(-518.2+[.AE4]*(103.4+[.AE4]*(-12.79+[.AE4]*0.711)));-20.772/TAN(RADIANS([.AE4])))))/3600" office:value-type="float" office:value="0.0312225380342126">
            <text:p>0.03</text:p>
          </table:table-cell>
          <table:table-cell table:formula="of:=[.AE4]+[.AF4]" office:value-type="float" office:value="27.2596468143151">
            <text:p>27.26</text:p>
          </table:table-cell>
          <table:table-cell table:formula="of:=IF([.AC4]&gt;0;MOD(DEGREES(ACOS(((SIN(RADIANS([.$B$2]))*COS(RADIANS([.AD4])))-SIN(RADIANS([.T4])))/(COS(RADIANS([.$B$2]))*SIN(RADIANS([.AD4])))))+180;360);MOD(540-DEGREES(ACOS(((SIN(RADIANS([.$B$2]))*COS(RADIANS([.AD4])))-SIN(RADIANS([.T4])))/(COS(RADIANS([.$B$2]))*SIN(RADIANS([.AD4])))));360))" office:value-type="float" office:value="178.800142256887">
            <text:p>178.8</text:p>
          </table:table-cell>
          <table:table-cell table:number-columns-repeated="990"/>
        </table:table-row>
        <table:table-row table:style-name="ro2">
          <table:table-cell office:value-type="string">
            <text:p>Local Time (hrs)</text:p>
          </table:table-cell>
          <table:table-cell table:style-name="ce4" office:value-type="float" office:value="0.5">
            <text:p>12:00:00</text:p>
          </table:table-cell>
          <table:table-cell/>
          <table:table-cell table:style-name="ce6" table:formula="of:=[.D4]+1" office:value-type="date" office:date-value="2026-01-04">
            <text:p>1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]+2415018.5+[.E5]-[.$B$4]/24" office:value-type="float" office:value="2461045.29166667">
            <text:p>2461045.29</text:p>
          </table:table-cell>
          <table:table-cell table:style-name="ce9" table:formula="of:=([.F5]-2451545)/36525" office:value-type="float" office:value="0.260103810175675">
            <text:p>0.26010381</text:p>
          </table:table-cell>
          <table:table-cell/>
          <table:table-cell table:formula="of:=MOD(280.46646+[.G5]*(36000.76983+[.G5]*0.0003032);360)" office:value-type="float" office:value="284.403882553161">
            <text:p>284.4</text:p>
          </table:table-cell>
          <table:table-cell table:formula="of:=357.52911+[.G5]*(35999.05029-0.0001537*[.G5])" office:value-type="float" office:value="9721.0192427363">
            <text:p>9721.02</text:p>
          </table:table-cell>
          <table:table-cell table:formula="of:=0.016708634-[.G5]*(0.000042037+0.0000001267*[.G5])" office:value-type="float" office:value="0.0166976914443709">
            <text:p>0.02</text:p>
          </table:table-cell>
          <table:table-cell table:formula="of:=SIN(RADIANS([.J5]))*(1.914602-[.G5]*(0.004817+0.000014*[.G5]))+SIN(RADIANS(2*[.J5]))*(0.019993-0.000101*[.G5])+SIN(RADIANS(3*[.J5]))*0.000289" office:value-type="float" office:value="0.0347606737275643">
            <text:p>0.03</text:p>
          </table:table-cell>
          <table:table-cell table:formula="of:=[.I5]+[.L5]" office:value-type="float" office:value="284.438643226888">
            <text:p>284.44</text:p>
          </table:table-cell>
          <table:table-cell table:formula="of:=[.J5]+[.L5]" office:value-type="float" office:value="9721.05400341003">
            <text:p>9721.05</text:p>
          </table:table-cell>
          <table:table-cell table:formula="of:=(1.000001018*(1-[.K5]*[.K5]))/(1+[.K5]*COS(RADIANS([.N5])))" office:value-type="float" office:value="0.983306041992293">
            <text:p>0.98</text:p>
          </table:table-cell>
          <table:table-cell table:formula="of:=[.M5]-0.00569-0.00478*SIN(RADIANS(125.04-1934.136*[.G5]))" office:value-type="float" office:value="284.434433195541">
            <text:p>284.43</text:p>
          </table:table-cell>
          <table:table-cell table:formula="of:=23+(26+((21.448-[.G5]*(46.815+[.G5]*(0.00059-[.G5]*0.001813))))/60)/60" office:value-type="float" office:value="23.4359086755873">
            <text:p>23.44</text:p>
          </table:table-cell>
          <table:table-cell table:formula="of:=[.Q5]+0.00256*COS(RADIANS(125.04-1934.136*[.G5]))" office:value-type="float" office:value="23.4383428807578">
            <text:p>23.44</text:p>
          </table:table-cell>
          <table:table-cell table:formula="of:=DEGREES(ATAN2(COS(RADIANS([.P5]));COS(RADIANS([.R5]))*SIN(RADIANS([.P5]))))" office:value-type="float" office:value="-74.3287901087441">
            <text:p>-74.33</text:p>
          </table:table-cell>
          <table:table-cell table:formula="of:=DEGREES(ASIN(SIN(RADIANS([.R5]))*SIN(RADIANS([.P5]))))" office:value-type="float" office:value="-22.6565314879921">
            <text:p>-22.66</text:p>
          </table:table-cell>
          <table:table-cell table:formula="of:=TAN(RADIANS([.R5]/2))*TAN(RADIANS([.R5]/2))" office:value-type="float" office:value="0.0430309484023036">
            <text:p>0.04</text:p>
          </table:table-cell>
          <table:table-cell table:formula="of:=4*DEGREES([.U5]*SIN(2*RADIANS([.I5]))-2*[.K5]*SIN(RADIANS([.J5]))+4*[.K5]*[.U5]*SIN(RADIANS([.J5]))*COS(2*RADIANS([.I5]))-0.5*[.U5]*[.U5]*SIN(4*RADIANS([.I5]))-1.25*[.K5]*[.K5]*SIN(2*RADIANS([.J5])))" office:value-type="float" office:value="-5.08064725892684">
            <text:p>-5.08</text:p>
          </table:table-cell>
          <table:table-cell table:formula="of:=DEGREES(ACOS(COS(RADIANS(90.833))/(COS(RADIANS([.$B$2]))*COS(RADIANS([.T5])))-TAN(RADIANS([.$B$2]))*TAN(RADIANS([.T5]))))" office:value-type="float" office:value="70.7500324628646">
            <text:p>70.75</text:p>
          </table:table-cell>
          <table:table-cell table:style-name="ce7" table:formula="of:=(720-4*[.$B$3]-[.V5]+[.$B$4]*60)/1440" office:value-type="float" office:value="0.503528227263144">
            <text:p>12:05:05</text:p>
          </table:table-cell>
          <table:table-cell table:style-name="ce7" table:formula="of:=([.X5]*1440-[.W5]*4)/1440" office:value-type="float" office:value="0.307000359310742">
            <text:p>7:22:05</text:p>
          </table:table-cell>
          <table:table-cell table:style-name="ce7" table:formula="of:=([.X5]*1440+[.W5]*4)/1440" office:value-type="float" office:value="0.700056095215545">
            <text:p>16:48:05</text:p>
          </table:table-cell>
          <table:table-cell table:formula="of:=8*[.W5]" office:value-type="float" office:value="566.000259702917">
            <text:p>566</text:p>
          </table:table-cell>
          <table:table-cell table:formula="of:=MOD([.E5]*1440+[.V5]+4*[.$B$3]-60*[.$B$4];1440)" office:value-type="float" office:value="714.919352741073">
            <text:p>714.92</text:p>
          </table:table-cell>
          <table:table-cell table:formula="of:=IF([.AB5]/4&lt;0;[.AB5]/4+180;[.AB5]/4-180)" office:value-type="float" office:value="-1.27016181473172">
            <text:p>-1.27</text:p>
          </table:table-cell>
          <table:table-cell table:formula="of:=DEGREES(ACOS(SIN(RADIANS([.$B$2]))*SIN(RADIANS([.T5]))+COS(RADIANS([.$B$2]))*COS(RADIANS([.T5]))*COS(RADIANS([.AC5]))))" office:value-type="float" office:value="62.6677350772242">
            <text:p>62.67</text:p>
          </table:table-cell>
          <table:table-cell table:formula="of:=90-[.AD5]" office:value-type="float" office:value="27.3322649227758">
            <text:p>27.33</text:p>
          </table:table-cell>
          <table:table-cell table:formula="of:=IF([.AE5]&gt;85;0;IF([.AE5]&gt;5;58.1/TAN(RADIANS([.AE5]))-0.07/POWER(TAN(RADIANS([.AE5]));3)+0.000086/POWER(TAN(RADIANS([.AE5]));5);IF([.AE5]&gt;-0.575;1735+[.AE5]*(-518.2+[.AE5]*(103.4+[.AE5]*(-12.79+[.AE5]*0.711)));-20.772/TAN(RADIANS([.AE5])))))/3600" office:value-type="float" office:value="0.0310851848887234">
            <text:p>0.03</text:p>
          </table:table-cell>
          <table:table-cell table:formula="of:=[.AE5]+[.AF5]" office:value-type="float" office:value="27.3633501076646">
            <text:p>27.36</text:p>
          </table:table-cell>
          <table:table-cell table:formula="of:=IF([.AC5]&gt;0;MOD(DEGREES(ACOS(((SIN(RADIANS([.$B$2]))*COS(RADIANS([.AD5])))-SIN(RADIANS([.T5])))/(COS(RADIANS([.$B$2]))*SIN(RADIANS([.AD5])))))+180;360);MOD(540-DEGREES(ACOS(((SIN(RADIANS([.$B$2]))*COS(RADIANS([.AD5])))-SIN(RADIANS([.T5])))/(COS(RADIANS([.$B$2]))*SIN(RADIANS([.AD5])))));360))" office:value-type="float" office:value="178.68054240232">
            <text:p>178.68</text:p>
          </table:table-cell>
          <table:table-cell table:number-columns-repeated="990"/>
        </table:table-row>
        <table:table-row table:style-name="ro2">
          <table:table-cell office:value-type="string">
            <text:p>Year</text:p>
          </table:table-cell>
          <table:table-cell table:style-name="ce3" office:value-type="float" office:value="2026">
            <text:p>2026</text:p>
          </table:table-cell>
          <table:table-cell/>
          <table:table-cell table:style-name="ce6" table:formula="of:=[.D5]+1" office:value-type="date" office:date-value="2026-01-05">
            <text:p>1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]+2415018.5+[.E6]-[.$B$4]/24" office:value-type="float" office:value="2461046.29166667">
            <text:p>2461046.29</text:p>
          </table:table-cell>
          <table:table-cell table:style-name="ce9" table:formula="of:=([.F6]-2451545)/36525" office:value-type="float" office:value="0.260131188683546">
            <text:p>0.26013119</text:p>
          </table:table-cell>
          <table:table-cell/>
          <table:table-cell table:formula="of:=MOD(280.46646+[.G6]*(36000.76983+[.G6]*0.0003032);360)" office:value-type="float" office:value="285.389529917642">
            <text:p>285.39</text:p>
          </table:table-cell>
          <table:table-cell table:formula="of:=357.52911+[.G6]*(35999.05029-0.0001537*[.G6])" office:value-type="float" office:value="9722.00484301584">
            <text:p>9722</text:p>
          </table:table-cell>
          <table:table-cell table:formula="of:=0.016708634-[.G6]*(0.000042037+0.0000001267*[.G6])" office:value-type="float" office:value="0.0166976902916559">
            <text:p>0.02</text:p>
          </table:table-cell>
          <table:table-cell table:formula="of:=SIN(RADIANS([.J6]))*(1.914602-[.G6]*(0.004817+0.000014*[.G6]))+SIN(RADIANS(2*[.J6]))*(0.019993-0.000101*[.G6])+SIN(RADIANS(3*[.J6]))*0.000289" office:value-type="float" office:value="0.0683629694835612">
            <text:p>0.07</text:p>
          </table:table-cell>
          <table:table-cell table:formula="of:=[.I6]+[.L6]" office:value-type="float" office:value="285.457892887126">
            <text:p>285.46</text:p>
          </table:table-cell>
          <table:table-cell table:formula="of:=[.J6]+[.L6]" office:value-type="float" office:value="9722.07320598532">
            <text:p>9722.07</text:p>
          </table:table-cell>
          <table:table-cell table:formula="of:=(1.000001018*(1-[.K6]*[.K6]))/(1+[.K6]*COS(RADIANS([.N6])))" office:value-type="float" office:value="0.983313881781262">
            <text:p>0.98</text:p>
          </table:table-cell>
          <table:table-cell table:formula="of:=[.M6]-0.00569-0.00478*SIN(RADIANS(125.04-1934.136*[.G6]))" office:value-type="float" office:value="285.453687055822">
            <text:p>285.45</text:p>
          </table:table-cell>
          <table:table-cell table:formula="of:=23+(26+((21.448-[.G6]*(46.815+[.G6]*(0.00059-[.G6]*0.001813))))/60)/60" office:value-type="float" office:value="23.4359083195531">
            <text:p>23.44</text:p>
          </table:table-cell>
          <table:table-cell table:formula="of:=[.Q6]+0.00256*COS(RADIANS(125.04-1934.136*[.G6]))" office:value-type="float" office:value="23.4383417911316">
            <text:p>23.44</text:p>
          </table:table-cell>
          <table:table-cell table:formula="of:=DEGREES(ATAN2(COS(RADIANS([.P6]));COS(RADIANS([.R6]))*SIN(RADIANS([.P6]))))" office:value-type="float" office:value="-73.231591178627">
            <text:p>-73.23</text:p>
          </table:table-cell>
          <table:table-cell table:formula="of:=DEGREES(ASIN(SIN(RADIANS([.R6]))*SIN(RADIANS([.P6]))))" office:value-type="float" office:value="-22.5432878624678">
            <text:p>-22.54</text:p>
          </table:table-cell>
          <table:table-cell table:formula="of:=TAN(RADIANS([.R6]/2))*TAN(RADIANS([.R6]/2))" office:value-type="float" office:value="0.0430309442875622">
            <text:p>0.04</text:p>
          </table:table-cell>
          <table:table-cell table:formula="of:=4*DEGREES([.U6]*SIN(2*RADIANS([.I6]))-2*[.K6]*SIN(RADIANS([.J6]))+4*[.K6]*[.U6]*SIN(RADIANS([.J6]))*COS(2*RADIANS([.I6]))-0.5*[.U6]*[.U6]*SIN(4*RADIANS([.I6]))-1.25*[.K6]*[.K6]*SIN(2*RADIANS([.J6])))" office:value-type="float" office:value="-5.52636562934102">
            <text:p>-5.53</text:p>
          </table:table-cell>
          <table:table-cell table:formula="of:=DEGREES(ACOS(COS(RADIANS(90.833))/(COS(RADIANS([.$B$2]))*COS(RADIANS([.T6])))-TAN(RADIANS([.$B$2]))*TAN(RADIANS([.T6]))))" office:value-type="float" office:value="70.867054299316">
            <text:p>70.87</text:p>
          </table:table-cell>
          <table:table-cell table:style-name="ce7" table:formula="of:=(720-4*[.$B$3]-[.V6]+[.$B$4]*60)/1440" office:value-type="float" office:value="0.503837753909265">
            <text:p>12:05:32</text:p>
          </table:table-cell>
          <table:table-cell table:style-name="ce7" table:formula="of:=([.X6]*1440-[.W6]*4)/1440" office:value-type="float" office:value="0.306984825300054">
            <text:p>7:22:03</text:p>
          </table:table-cell>
          <table:table-cell table:style-name="ce7" table:formula="of:=([.X6]*1440+[.W6]*4)/1440" office:value-type="float" office:value="0.700690682518476">
            <text:p>16:49:00</text:p>
          </table:table-cell>
          <table:table-cell table:formula="of:=8*[.W6]" office:value-type="float" office:value="566.936434394528">
            <text:p>566.94</text:p>
          </table:table-cell>
          <table:table-cell table:formula="of:=MOD([.E6]*1440+[.V6]+4*[.$B$3]-60*[.$B$4];1440)" office:value-type="float" office:value="714.473634370659">
            <text:p>714.47</text:p>
          </table:table-cell>
          <table:table-cell table:formula="of:=IF([.AB6]/4&lt;0;[.AB6]/4+180;[.AB6]/4-180)" office:value-type="float" office:value="-1.38159140733526">
            <text:p>-1.38</text:p>
          </table:table-cell>
          <table:table-cell table:formula="of:=DEGREES(ACOS(SIN(RADIANS([.$B$2]))*SIN(RADIANS([.T6]))+COS(RADIANS([.$B$2]))*COS(RADIANS([.T6]))*COS(RADIANS([.AC6]))))" office:value-type="float" office:value="62.5565677107191">
            <text:p>62.56</text:p>
          </table:table-cell>
          <table:table-cell table:formula="of:=90-[.AD6]" office:value-type="float" office:value="27.4434322892809">
            <text:p>27.44</text:p>
          </table:table-cell>
          <table:table-cell table:formula="of:=IF([.AE6]&gt;85;0;IF([.AE6]&gt;5;58.1/TAN(RADIANS([.AE6]))-0.07/POWER(TAN(RADIANS([.AE6]));3)+0.000086/POWER(TAN(RADIANS([.AE6]));5);IF([.AE6]&gt;-0.575;1735+[.AE6]*(-518.2+[.AE6]*(103.4+[.AE6]*(-12.79+[.AE6]*0.711)));-20.772/TAN(RADIANS([.AE6])))))/3600" office:value-type="float" office:value="0.0309391859381671">
            <text:p>0.03</text:p>
          </table:table-cell>
          <table:table-cell table:formula="of:=[.AE6]+[.AF6]" office:value-type="float" office:value="27.4743714752191">
            <text:p>27.47</text:p>
          </table:table-cell>
          <table:table-cell table:formula="of:=IF([.AC6]&gt;0;MOD(DEGREES(ACOS(((SIN(RADIANS([.$B$2]))*COS(RADIANS([.AD6])))-SIN(RADIANS([.T6])))/(COS(RADIANS([.$B$2]))*SIN(RADIANS([.AD6])))))+180;360);MOD(540-DEGREES(ACOS(((SIN(RADIANS([.$B$2]))*COS(RADIANS([.AD6])))-SIN(RADIANS([.T6])))/(COS(RADIANS([.$B$2]))*SIN(RADIANS([.AD6])))));360))" office:value-type="float" office:value="178.562160039943">
            <text:p>178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]+1" office:value-type="date" office:date-value="2026-01-06">
            <text:p>1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]+2415018.5+[.E7]-[.$B$4]/24" office:value-type="float" office:value="2461047.29166667">
            <text:p>2461047.29</text:p>
          </table:table-cell>
          <table:table-cell table:style-name="ce9" table:formula="of:=([.F7]-2451545)/36525" office:value-type="float" office:value="0.260158567191417">
            <text:p>0.26015857</text:p>
          </table:table-cell>
          <table:table-cell/>
          <table:table-cell table:formula="of:=MOD(280.46646+[.G7]*(36000.76983+[.G7]*0.0003032);360)" office:value-type="float" office:value="286.375177282125">
            <text:p>286.38</text:p>
          </table:table-cell>
          <table:table-cell table:formula="of:=357.52911+[.G7]*(35999.05029-0.0001537*[.G7])" office:value-type="float" office:value="9722.99044329537">
            <text:p>9722.99</text:p>
          </table:table-cell>
          <table:table-cell table:formula="of:=0.016708634-[.G7]*(0.000042037+0.0000001267*[.G7])" office:value-type="float" office:value="0.0166976891389408">
            <text:p>0.02</text:p>
          </table:table-cell>
          <table:table-cell table:formula="of:=SIN(RADIANS([.J7]))*(1.914602-[.G7]*(0.004817+0.000014*[.G7]))+SIN(RADIANS(2*[.J7]))*(0.019993-0.000101*[.G7])+SIN(RADIANS(3*[.J7]))*0.000289" office:value-type="float" office:value="0.10194372094185">
            <text:p>0.1</text:p>
          </table:table-cell>
          <table:table-cell table:formula="of:=[.I7]+[.L7]" office:value-type="float" office:value="286.477121003067">
            <text:p>286.48</text:p>
          </table:table-cell>
          <table:table-cell table:formula="of:=[.J7]+[.L7]" office:value-type="float" office:value="9723.09238701632">
            <text:p>9723.09</text:p>
          </table:table-cell>
          <table:table-cell table:formula="of:=(1.000001018*(1-[.K7]*[.K7]))/(1+[.K7]*COS(RADIANS([.N7])))" office:value-type="float" office:value="0.983326828185839">
            <text:p>0.98</text:p>
          </table:table-cell>
          <table:table-cell table:formula="of:=[.M7]-0.00569-0.00478*SIN(RADIANS(125.04-1934.136*[.G7]))" office:value-type="float" office:value="286.47291937054">
            <text:p>286.47</text:p>
          </table:table-cell>
          <table:table-cell table:formula="of:=23+(26+((21.448-[.G7]*(46.815+[.G7]*(0.00059-[.G7]*0.001813))))/60)/60" office:value-type="float" office:value="23.4359079635189">
            <text:p>23.44</text:p>
          </table:table-cell>
          <table:table-cell table:formula="of:=[.Q7]+0.00256*COS(RADIANS(125.04-1934.136*[.G7]))" office:value-type="float" office:value="23.4383406994268">
            <text:p>23.44</text:p>
          </table:table-cell>
          <table:table-cell table:formula="of:=DEGREES(ATAN2(COS(RADIANS([.P7]));COS(RADIANS([.R7]))*SIN(RADIANS([.P7]))))" office:value-type="float" office:value="-72.1362730897">
            <text:p>-72.14</text:p>
          </table:table-cell>
          <table:table-cell table:formula="of:=DEGREES(ASIN(SIN(RADIANS([.R7]))*SIN(RADIANS([.P7]))))" office:value-type="float" office:value="-22.4226197469728">
            <text:p>-22.42</text:p>
          </table:table-cell>
          <table:table-cell table:formula="of:=TAN(RADIANS([.R7]/2))*TAN(RADIANS([.R7]/2))" office:value-type="float" office:value="0.0430309401649715">
            <text:p>0.04</text:p>
          </table:table-cell>
          <table:table-cell table:formula="of:=4*DEGREES([.U7]*SIN(2*RADIANS([.I7]))-2*[.K7]*SIN(RADIANS([.J7]))+4*[.K7]*[.U7]*SIN(RADIANS([.J7]))*COS(2*RADIANS([.I7]))-0.5*[.U7]*[.U7]*SIN(4*RADIANS([.I7]))-1.25*[.K7]*[.K7]*SIN(2*RADIANS([.J7])))" office:value-type="float" office:value="-5.96471371528362">
            <text:p>-5.96</text:p>
          </table:table-cell>
          <table:table-cell table:formula="of:=DEGREES(ACOS(COS(RADIANS(90.833))/(COS(RADIANS([.$B$2]))*COS(RADIANS([.T7])))-TAN(RADIANS([.$B$2]))*TAN(RADIANS([.T7]))))" office:value-type="float" office:value="70.9914516382914">
            <text:p>70.99</text:p>
          </table:table-cell>
          <table:table-cell table:style-name="ce7" table:formula="of:=(720-4*[.$B$3]-[.V7]+[.$B$4]*60)/1440" office:value-type="float" office:value="0.50414216230228">
            <text:p>12:05:58</text:p>
          </table:table-cell>
          <table:table-cell table:style-name="ce7" table:formula="of:=([.X7]*1440-[.W7]*4)/1440" office:value-type="float" office:value="0.306943685529249">
            <text:p>7:22:00</text:p>
          </table:table-cell>
          <table:table-cell table:style-name="ce7" table:formula="of:=([.X7]*1440+[.W7]*4)/1440" office:value-type="float" office:value="0.701340639075312">
            <text:p>16:49:56</text:p>
          </table:table-cell>
          <table:table-cell table:formula="of:=8*[.W7]" office:value-type="float" office:value="567.931613106331">
            <text:p>567.93</text:p>
          </table:table-cell>
          <table:table-cell table:formula="of:=MOD([.E7]*1440+[.V7]+4*[.$B$3]-60*[.$B$4];1440)" office:value-type="float" office:value="714.035286284716">
            <text:p>714.04</text:p>
          </table:table-cell>
          <table:table-cell table:formula="of:=IF([.AB7]/4&lt;0;[.AB7]/4+180;[.AB7]/4-180)" office:value-type="float" office:value="-1.49117842882092">
            <text:p>-1.49</text:p>
          </table:table-cell>
          <table:table-cell table:formula="of:=DEGREES(ACOS(SIN(RADIANS([.$B$2]))*SIN(RADIANS([.T7]))+COS(RADIANS([.$B$2]))*COS(RADIANS([.T7]))*COS(RADIANS([.AC7]))))" office:value-type="float" office:value="62.4381200473636">
            <text:p>62.44</text:p>
          </table:table-cell>
          <table:table-cell table:formula="of:=90-[.AD7]" office:value-type="float" office:value="27.5618799526364">
            <text:p>27.56</text:p>
          </table:table-cell>
          <table:table-cell table:formula="of:=IF([.AE7]&gt;85;0;IF([.AE7]&gt;5;58.1/TAN(RADIANS([.AE7]))-0.07/POWER(TAN(RADIANS([.AE7]));3)+0.000086/POWER(TAN(RADIANS([.AE7]));5);IF([.AE7]&gt;-0.575;1735+[.AE7]*(-518.2+[.AE7]*(103.4+[.AE7]*(-12.79+[.AE7]*0.711)));-20.772/TAN(RADIANS([.AE7])))))/3600" office:value-type="float" office:value="0.0307848010349726">
            <text:p>0.03</text:p>
          </table:table-cell>
          <table:table-cell table:formula="of:=[.AE7]+[.AF7]" office:value-type="float" office:value="27.5926647536714">
            <text:p>27.59</text:p>
          </table:table-cell>
          <table:table-cell table:formula="of:=IF([.AC7]&gt;0;MOD(DEGREES(ACOS(((SIN(RADIANS([.$B$2]))*COS(RADIANS([.AD7])))-SIN(RADIANS([.T7])))/(COS(RADIANS([.$B$2]))*SIN(RADIANS([.AD7])))))+180;360);MOD(540-DEGREES(ACOS(((SIN(RADIANS([.$B$2]))*COS(RADIANS([.AD7])))-SIN(RADIANS([.T7])))/(COS(RADIANS([.$B$2]))*SIN(RADIANS([.AD7])))));360))" office:value-type="float" office:value="178.445082715509">
            <text:p>178.45</text:p>
          </table:table-cell>
          <table:table-cell table:number-columns-repeated="990"/>
        </table:table-row>
        <table:table-row table:style-name="ro2">
          <table:table-cell>
            <draw:frame table:end-cell-address="Calculations.C19" table:end-x="1.2323in" table:end-y="0.0091in" draw:z-index="0" draw:style-name="gr1" svg:width="3.2299in" svg:height="1.9575in" svg:x="0.0209in" svg:y="0.076in">
              <draw:object draw:notify-on-update-of-ranges="Calculations.AG2:Calculations.AG367 Calculations.AH1:Calculations.AH1 Calculations.AH2:Calculations.AH367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"/>
          <table:table-cell table:style-name="ce6" table:formula="of:=[.D7]+1" office:value-type="date" office:date-value="2026-01-07">
            <text:p>1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]+2415018.5+[.E8]-[.$B$4]/24" office:value-type="float" office:value="2461048.29166667">
            <text:p>2461048.29</text:p>
          </table:table-cell>
          <table:table-cell table:style-name="ce9" table:formula="of:=([.F8]-2451545)/36525" office:value-type="float" office:value="0.260185945699288">
            <text:p>0.26018595</text:p>
          </table:table-cell>
          <table:table-cell/>
          <table:table-cell table:formula="of:=MOD(280.46646+[.G8]*(36000.76983+[.G8]*0.0003032);360)" office:value-type="float" office:value="287.36082464661">
            <text:p>287.36</text:p>
          </table:table-cell>
          <table:table-cell table:formula="of:=357.52911+[.G8]*(35999.05029-0.0001537*[.G8])" office:value-type="float" office:value="9723.97604357491">
            <text:p>9723.98</text:p>
          </table:table-cell>
          <table:table-cell table:formula="of:=0.016708634-[.G8]*(0.000042037+0.0000001267*[.G8])" office:value-type="float" office:value="0.0166976879862254">
            <text:p>0.02</text:p>
          </table:table-cell>
          <table:table-cell table:formula="of:=SIN(RADIANS([.J8]))*(1.914602-[.G8]*(0.004817+0.000014*[.G8]))+SIN(RADIANS(2*[.J8]))*(0.019993-0.000101*[.G8])+SIN(RADIANS(3*[.J8]))*0.000289" office:value-type="float" office:value="0.135492349168346">
            <text:p>0.14</text:p>
          </table:table-cell>
          <table:table-cell table:formula="of:=[.I8]+[.L8]" office:value-type="float" office:value="287.496316995778">
            <text:p>287.5</text:p>
          </table:table-cell>
          <table:table-cell table:formula="of:=[.J8]+[.L8]" office:value-type="float" office:value="9724.11153592408">
            <text:p>9724.11</text:p>
          </table:table-cell>
          <table:table-cell table:formula="of:=(1.000001018*(1-[.K8]*[.K8]))/(1+[.K8]*COS(RADIANS([.N8])))" office:value-type="float" office:value="0.983344876974684">
            <text:p>0.98</text:p>
          </table:table-cell>
          <table:table-cell table:formula="of:=[.M8]-0.00569-0.00478*SIN(RADIANS(125.04-1934.136*[.G8]))" office:value-type="float" office:value="287.492119560756">
            <text:p>287.49</text:p>
          </table:table-cell>
          <table:table-cell table:formula="of:=23+(26+((21.448-[.G8]*(46.815+[.G8]*(0.00059-[.G8]*0.001813))))/60)/60" office:value-type="float" office:value="23.4359076074846">
            <text:p>23.44</text:p>
          </table:table-cell>
          <table:table-cell table:formula="of:=[.Q8]+0.00256*COS(RADIANS(125.04-1934.136*[.G8]))" office:value-type="float" office:value="23.438339605644">
            <text:p>23.44</text:p>
          </table:table-cell>
          <table:table-cell table:formula="of:=DEGREES(ATAN2(COS(RADIANS([.P8]));COS(RADIANS([.R8]))*SIN(RADIANS([.P8]))))" office:value-type="float" office:value="-71.0429494128583">
            <text:p>-71.04</text:p>
          </table:table-cell>
          <table:table-cell table:formula="of:=DEGREES(ASIN(SIN(RADIANS([.R8]))*SIN(RADIANS([.P8]))))" office:value-type="float" office:value="-22.2945859669587">
            <text:p>-22.29</text:p>
          </table:table-cell>
          <table:table-cell table:formula="of:=TAN(RADIANS([.R8]/2))*TAN(RADIANS([.R8]/2))" office:value-type="float" office:value="0.043030936034534">
            <text:p>0.04</text:p>
          </table:table-cell>
          <table:table-cell table:formula="of:=4*DEGREES([.U8]*SIN(2*RADIANS([.I8]))-2*[.K8]*SIN(RADIANS([.J8]))+4*[.K8]*[.U8]*SIN(RADIANS([.J8]))*COS(2*RADIANS([.I8]))-0.5*[.U8]*[.U8]*SIN(4*RADIANS([.I8]))-1.25*[.K8]*[.K8]*SIN(2*RADIANS([.J8])))" office:value-type="float" office:value="-6.39524118345906">
            <text:p>-6.4</text:p>
          </table:table-cell>
          <table:table-cell table:formula="of:=DEGREES(ACOS(COS(RADIANS(90.833))/(COS(RADIANS([.$B$2]))*COS(RADIANS([.T8])))-TAN(RADIANS([.$B$2]))*TAN(RADIANS([.T8]))))" office:value-type="float" office:value="71.1231107665951">
            <text:p>71.12</text:p>
          </table:table-cell>
          <table:table-cell table:style-name="ce7" table:formula="of:=(720-4*[.$B$3]-[.V8]+[.$B$4]*60)/1440" office:value-type="float" office:value="0.504441139710735">
            <text:p>12:06:24</text:p>
          </table:table-cell>
          <table:table-cell table:style-name="ce7" table:formula="of:=([.X8]*1440-[.W8]*4)/1440" office:value-type="float" office:value="0.30687694313686">
            <text:p>7:21:54</text:p>
          </table:table-cell>
          <table:table-cell table:style-name="ce7" table:formula="of:=([.X8]*1440+[.W8]*4)/1440" office:value-type="float" office:value="0.702005336284611">
            <text:p>16:50:53</text:p>
          </table:table-cell>
          <table:table-cell table:formula="of:=8*[.W8]" office:value-type="float" office:value="568.984886132761">
            <text:p>568.98</text:p>
          </table:table-cell>
          <table:table-cell table:formula="of:=MOD([.E8]*1440+[.V8]+4*[.$B$3]-60*[.$B$4];1440)" office:value-type="float" office:value="713.604758816541">
            <text:p>713.6</text:p>
          </table:table-cell>
          <table:table-cell table:formula="of:=IF([.AB8]/4&lt;0;[.AB8]/4+180;[.AB8]/4-180)" office:value-type="float" office:value="-1.59881029586475">
            <text:p>-1.6</text:p>
          </table:table-cell>
          <table:table-cell table:formula="of:=DEGREES(ACOS(SIN(RADIANS([.$B$2]))*SIN(RADIANS([.T8]))+COS(RADIANS([.$B$2]))*COS(RADIANS([.T8]))*COS(RADIANS([.AC8]))))" office:value-type="float" office:value="62.3124415350998">
            <text:p>62.31</text:p>
          </table:table-cell>
          <table:table-cell table:formula="of:=90-[.AD8]" office:value-type="float" office:value="27.6875584649002">
            <text:p>27.69</text:p>
          </table:table-cell>
          <table:table-cell table:formula="of:=IF([.AE8]&gt;85;0;IF([.AE8]&gt;5;58.1/TAN(RADIANS([.AE8]))-0.07/POWER(TAN(RADIANS([.AE8]));3)+0.000086/POWER(TAN(RADIANS([.AE8]));5);IF([.AE8]&gt;-0.575;1735+[.AE8]*(-518.2+[.AE8]*(103.4+[.AE8]*(-12.79+[.AE8]*0.711)));-20.772/TAN(RADIANS([.AE8])))))/3600" office:value-type="float" office:value="0.0306223007041778">
            <text:p>0.03</text:p>
          </table:table-cell>
          <table:table-cell table:formula="of:=[.AE8]+[.AF8]" office:value-type="float" office:value="27.7181807656044">
            <text:p>27.72</text:p>
          </table:table-cell>
          <table:table-cell table:formula="of:=IF([.AC8]&gt;0;MOD(DEGREES(ACOS(((SIN(RADIANS([.$B$2]))*COS(RADIANS([.AD8])))-SIN(RADIANS([.T8])))/(COS(RADIANS([.$B$2]))*SIN(RADIANS([.AD8])))))+180;360);MOD(540-DEGREES(ACOS(((SIN(RADIANS([.$B$2]))*COS(RADIANS([.AD8])))-SIN(RADIANS([.T8])))/(COS(RADIANS([.$B$2]))*SIN(RADIANS([.AD8])))));360))" office:value-type="float" office:value="178.329397076474">
            <text:p>178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]+1" office:value-type="date" office:date-value="2026-01-08">
            <text:p>1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]+2415018.5+[.E9]-[.$B$4]/24" office:value-type="float" office:value="2461049.29166667">
            <text:p>2461049.29</text:p>
          </table:table-cell>
          <table:table-cell table:style-name="ce9" table:formula="of:=([.F9]-2451545)/36525" office:value-type="float" office:value="0.26021332420716">
            <text:p>0.26021332</text:p>
          </table:table-cell>
          <table:table-cell/>
          <table:table-cell table:formula="of:=MOD(280.46646+[.G9]*(36000.76983+[.G9]*0.0003032);360)" office:value-type="float" office:value="288.346472011093">
            <text:p>288.35</text:p>
          </table:table-cell>
          <table:table-cell table:formula="of:=357.52911+[.G9]*(35999.05029-0.0001537*[.G9])" office:value-type="float" office:value="9724.96164385444">
            <text:p>9724.96</text:p>
          </table:table-cell>
          <table:table-cell table:formula="of:=0.016708634-[.G9]*(0.000042037+0.0000001267*[.G9])" office:value-type="float" office:value="0.0166976868335099">
            <text:p>0.02</text:p>
          </table:table-cell>
          <table:table-cell table:formula="of:=SIN(RADIANS([.J9]))*(1.914602-[.G9]*(0.004817+0.000014*[.G9]))+SIN(RADIANS(2*[.J9]))*(0.019993-0.000101*[.G9])+SIN(RADIANS(3*[.J9]))*0.000289" office:value-type="float" office:value="0.168998287205449">
            <text:p>0.17</text:p>
          </table:table-cell>
          <table:table-cell table:formula="of:=[.I9]+[.L9]" office:value-type="float" office:value="288.515470298299">
            <text:p>288.52</text:p>
          </table:table-cell>
          <table:table-cell table:formula="of:=[.J9]+[.L9]" office:value-type="float" office:value="9725.13064214165">
            <text:p>9725.13</text:p>
          </table:table-cell>
          <table:table-cell table:formula="of:=(1.000001018*(1-[.K9]*[.K9]))/(1+[.K9]*COS(RADIANS([.N9])))" office:value-type="float" office:value="0.983368022249654">
            <text:p>0.98</text:p>
          </table:table-cell>
          <table:table-cell table:formula="of:=[.M9]-0.00569-0.00478*SIN(RADIANS(125.04-1934.136*[.G9]))" office:value-type="float" office:value="288.511277059507">
            <text:p>288.51</text:p>
          </table:table-cell>
          <table:table-cell table:formula="of:=23+(26+((21.448-[.G9]*(46.815+[.G9]*(0.00059-[.G9]*0.001813))))/60)/60" office:value-type="float" office:value="23.4359072514504">
            <text:p>23.44</text:p>
          </table:table-cell>
          <table:table-cell table:formula="of:=[.Q9]+0.00256*COS(RADIANS(125.04-1934.136*[.G9]))" office:value-type="float" office:value="23.4383385097838">
            <text:p>23.44</text:p>
          </table:table-cell>
          <table:table-cell table:formula="of:=DEGREES(ATAN2(COS(RADIANS([.P9]));COS(RADIANS([.R9]))*SIN(RADIANS([.P9]))))" office:value-type="float" office:value="-69.9517300078526">
            <text:p>-69.95</text:p>
          </table:table-cell>
          <table:table-cell table:formula="of:=DEGREES(ASIN(SIN(RADIANS([.R9]))*SIN(RADIANS([.P9]))))" office:value-type="float" office:value="-22.1592487626649">
            <text:p>-22.16</text:p>
          </table:table-cell>
          <table:table-cell table:formula="of:=TAN(RADIANS([.R9]/2))*TAN(RADIANS([.R9]/2))" office:value-type="float" office:value="0.043030931896252">
            <text:p>0.04</text:p>
          </table:table-cell>
          <table:table-cell table:formula="of:=4*DEGREES([.U9]*SIN(2*RADIANS([.I9]))-2*[.K9]*SIN(RADIANS([.J9]))+4*[.K9]*[.U9]*SIN(RADIANS([.J9]))*COS(2*RADIANS([.I9]))-0.5*[.U9]*[.U9]*SIN(4*RADIANS([.I9]))-1.25*[.K9]*[.K9]*SIN(2*RADIANS([.J9])))" office:value-type="float" office:value="-6.81751089688833">
            <text:p>-6.82</text:p>
          </table:table-cell>
          <table:table-cell table:formula="of:=DEGREES(ACOS(COS(RADIANS(90.833))/(COS(RADIANS([.$B$2]))*COS(RADIANS([.T9])))-TAN(RADIANS([.$B$2]))*TAN(RADIANS([.T9]))))" office:value-type="float" office:value="71.2619127955723">
            <text:p>71.26</text:p>
          </table:table-cell>
          <table:table-cell table:style-name="ce7" table:formula="of:=(720-4*[.$B$3]-[.V9]+[.$B$4]*60)/1440" office:value-type="float" office:value="0.504734382567284">
            <text:p>12:06:49</text:p>
          </table:table-cell>
          <table:table-cell table:style-name="ce7" table:formula="of:=([.X9]*1440-[.W9]*4)/1440" office:value-type="float" office:value="0.306784624801805">
            <text:p>7:21:46</text:p>
          </table:table-cell>
          <table:table-cell table:style-name="ce7" table:formula="of:=([.X9]*1440+[.W9]*4)/1440" office:value-type="float" office:value="0.702684140332762">
            <text:p>16:51:52</text:p>
          </table:table-cell>
          <table:table-cell table:formula="of:=8*[.W9]" office:value-type="float" office:value="570.095302364578">
            <text:p>570.1</text:p>
          </table:table-cell>
          <table:table-cell table:formula="of:=MOD([.E9]*1440+[.V9]+4*[.$B$3]-60*[.$B$4];1440)" office:value-type="float" office:value="713.182489103112">
            <text:p>713.18</text:p>
          </table:table-cell>
          <table:table-cell table:formula="of:=IF([.AB9]/4&lt;0;[.AB9]/4+180;[.AB9]/4-180)" office:value-type="float" office:value="-1.70437772422207">
            <text:p>-1.7</text:p>
          </table:table-cell>
          <table:table-cell table:formula="of:=DEGREES(ACOS(SIN(RADIANS([.$B$2]))*SIN(RADIANS([.T9]))+COS(RADIANS([.$B$2]))*COS(RADIANS([.T9]))*COS(RADIANS([.AC9]))))" office:value-type="float" office:value="62.1795845942299">
            <text:p>62.18</text:p>
          </table:table-cell>
          <table:table-cell table:formula="of:=90-[.AD9]" office:value-type="float" office:value="27.8204154057701">
            <text:p>27.82</text:p>
          </table:table-cell>
          <table:table-cell table:formula="of:=IF([.AE9]&gt;85;0;IF([.AE9]&gt;5;58.1/TAN(RADIANS([.AE9]))-0.07/POWER(TAN(RADIANS([.AE9]));3)+0.000086/POWER(TAN(RADIANS([.AE9]));5);IF([.AE9]&gt;-0.575;1735+[.AE9]*(-518.2+[.AE9]*(103.4+[.AE9]*(-12.79+[.AE9]*0.711)));-20.772/TAN(RADIANS([.AE9])))))/3600" office:value-type="float" office:value="0.0304519649688207">
            <text:p>0.03</text:p>
          </table:table-cell>
          <table:table-cell table:formula="of:=[.AE9]+[.AF9]" office:value-type="float" office:value="27.8508673707389">
            <text:p>27.85</text:p>
          </table:table-cell>
          <table:table-cell table:formula="of:=IF([.AC9]&gt;0;MOD(DEGREES(ACOS(((SIN(RADIANS([.$B$2]))*COS(RADIANS([.AD9])))-SIN(RADIANS([.T9])))/(COS(RADIANS([.$B$2]))*SIN(RADIANS([.AD9])))))+180;360);MOD(540-DEGREES(ACOS(((SIN(RADIANS([.$B$2]))*COS(RADIANS([.AD9])))-SIN(RADIANS([.T9])))/(COS(RADIANS([.$B$2]))*SIN(RADIANS([.AD9])))));360))" office:value-type="float" office:value="178.215188808428">
            <text:p>178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]+1" office:value-type="date" office:date-value="2026-01-09">
            <text:p>1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]+2415018.5+[.E10]-[.$B$4]/24" office:value-type="float" office:value="2461050.29166667">
            <text:p>2461050.29</text:p>
          </table:table-cell>
          <table:table-cell table:style-name="ce9" table:formula="of:=([.F10]-2451545)/36525" office:value-type="float" office:value="0.260240702715031">
            <text:p>0.26024070</text:p>
          </table:table-cell>
          <table:table-cell/>
          <table:table-cell table:formula="of:=MOD(280.46646+[.G10]*(36000.76983+[.G10]*0.0003032);360)" office:value-type="float" office:value="289.332119375578">
            <text:p>289.33</text:p>
          </table:table-cell>
          <table:table-cell table:formula="of:=357.52911+[.G10]*(35999.05029-0.0001537*[.G10])" office:value-type="float" office:value="9725.94724413398">
            <text:p>9725.95</text:p>
          </table:table-cell>
          <table:table-cell table:formula="of:=0.016708634-[.G10]*(0.000042037+0.0000001267*[.G10])" office:value-type="float" office:value="0.0166976856807942">
            <text:p>0.02</text:p>
          </table:table-cell>
          <table:table-cell table:formula="of:=SIN(RADIANS([.J10]))*(1.914602-[.G10]*(0.004817+0.000014*[.G10]))+SIN(RADIANS(2*[.J10]))*(0.019993-0.000101*[.G10])+SIN(RADIANS(3*[.J10]))*0.000289" office:value-type="float" office:value="0.202450984007702">
            <text:p>0.2</text:p>
          </table:table-cell>
          <table:table-cell table:formula="of:=[.I10]+[.L10]" office:value-type="float" office:value="289.534570359586">
            <text:p>289.53</text:p>
          </table:table-cell>
          <table:table-cell table:formula="of:=[.J10]+[.L10]" office:value-type="float" office:value="9726.14969511799">
            <text:p>9726.15</text:p>
          </table:table-cell>
          <table:table-cell table:formula="of:=(1.000001018*(1-[.K10]*[.K10]))/(1+[.K10]*COS(RADIANS([.N10])))" office:value-type="float" office:value="0.983396256448266">
            <text:p>0.98</text:p>
          </table:table-cell>
          <table:table-cell table:formula="of:=[.M10]-0.00569-0.00478*SIN(RADIANS(125.04-1934.136*[.G10]))" office:value-type="float" office:value="289.530381315746">
            <text:p>289.53</text:p>
          </table:table-cell>
          <table:table-cell table:formula="of:=23+(26+((21.448-[.G10]*(46.815+[.G10]*(0.00059-[.G10]*0.001813))))/60)/60" office:value-type="float" office:value="23.4359068954162">
            <text:p>23.44</text:p>
          </table:table-cell>
          <table:table-cell table:formula="of:=[.Q10]+0.00256*COS(RADIANS(125.04-1934.136*[.G10]))" office:value-type="float" office:value="23.4383374118469">
            <text:p>23.44</text:p>
          </table:table-cell>
          <table:table-cell table:formula="of:=DEGREES(ATAN2(COS(RADIANS([.P10]));COS(RADIANS([.R10]))*SIN(RADIANS([.P10]))))" office:value-type="float" office:value="-68.862720864199">
            <text:p>-68.86</text:p>
          </table:table-cell>
          <table:table-cell table:formula="of:=DEGREES(ASIN(SIN(RADIANS([.R10]))*SIN(RADIANS([.P10]))))" office:value-type="float" office:value="-22.0166736933114">
            <text:p>-22.02</text:p>
          </table:table-cell>
          <table:table-cell table:formula="of:=TAN(RADIANS([.R10]/2))*TAN(RADIANS([.R10]/2))" office:value-type="float" office:value="0.0430309277501279">
            <text:p>0.04</text:p>
          </table:table-cell>
          <table:table-cell table:formula="of:=4*DEGREES([.U10]*SIN(2*RADIANS([.I10]))-2*[.K10]*SIN(RADIANS([.J10]))+4*[.K10]*[.U10]*SIN(RADIANS([.J10]))*COS(2*RADIANS([.I10]))-0.5*[.U10]*[.U10]*SIN(4*RADIANS([.I10]))-1.25*[.K10]*[.K10]*SIN(2*RADIANS([.J10])))" office:value-type="float" office:value="-7.23109954634407">
            <text:p>-7.23</text:p>
          </table:table-cell>
          <table:table-cell table:formula="of:=DEGREES(ACOS(COS(RADIANS(90.833))/(COS(RADIANS([.$B$2]))*COS(RADIANS([.T10])))-TAN(RADIANS([.$B$2]))*TAN(RADIANS([.T10]))))" office:value-type="float" office:value="71.4077340327187">
            <text:p>71.41</text:p>
          </table:table-cell>
          <table:table-cell table:style-name="ce7" table:formula="of:=(720-4*[.$B$3]-[.V10]+[.$B$4]*60)/1440" office:value-type="float" office:value="0.505021596907183">
            <text:p>12:07:14</text:p>
          </table:table-cell>
          <table:table-cell table:style-name="ce7" table:formula="of:=([.X10]*1440-[.W10]*4)/1440" office:value-type="float" office:value="0.306666780149631">
            <text:p>7:21:36</text:p>
          </table:table-cell>
          <table:table-cell table:style-name="ce7" table:formula="of:=([.X10]*1440+[.W10]*4)/1440" office:value-type="float" office:value="0.703376413664735">
            <text:p>16:52:52</text:p>
          </table:table-cell>
          <table:table-cell table:formula="of:=8*[.W10]" office:value-type="float" office:value="571.26187226175">
            <text:p>571.26</text:p>
          </table:table-cell>
          <table:table-cell table:formula="of:=MOD([.E10]*1440+[.V10]+4*[.$B$3]-60*[.$B$4];1440)" office:value-type="float" office:value="712.768900453656">
            <text:p>712.77</text:p>
          </table:table-cell>
          <table:table-cell table:formula="of:=IF([.AB10]/4&lt;0;[.AB10]/4+180;[.AB10]/4-180)" office:value-type="float" office:value="-1.80777488658603">
            <text:p>-1.81</text:p>
          </table:table-cell>
          <table:table-cell table:formula="of:=DEGREES(ACOS(SIN(RADIANS([.$B$2]))*SIN(RADIANS([.T10]))+COS(RADIANS([.$B$2]))*COS(RADIANS([.T10]))*COS(RADIANS([.AC10]))))" office:value-type="float" office:value="62.0396045625795">
            <text:p>62.04</text:p>
          </table:table-cell>
          <table:table-cell table:formula="of:=90-[.AD10]" office:value-type="float" office:value="27.9603954374205">
            <text:p>27.96</text:p>
          </table:table-cell>
          <table:table-cell table:formula="of:=IF([.AE10]&gt;85;0;IF([.AE10]&gt;5;58.1/TAN(RADIANS([.AE10]))-0.07/POWER(TAN(RADIANS([.AE10]));3)+0.000086/POWER(TAN(RADIANS([.AE10]));5);IF([.AE10]&gt;-0.575;1735+[.AE10]*(-518.2+[.AE10]*(103.4+[.AE10]*(-12.79+[.AE10]*0.711)));-20.772/TAN(RADIANS([.AE10])))))/3600" office:value-type="float" office:value="0.0302740821665944">
            <text:p>0.03</text:p>
          </table:table-cell>
          <table:table-cell table:formula="of:=[.AE10]+[.AF10]" office:value-type="float" office:value="27.9906695195871">
            <text:p>27.99</text:p>
          </table:table-cell>
          <table:table-cell table:formula="of:=IF([.AC10]&gt;0;MOD(DEGREES(ACOS(((SIN(RADIANS([.$B$2]))*COS(RADIANS([.AD10])))-SIN(RADIANS([.T10])))/(COS(RADIANS([.$B$2]))*SIN(RADIANS([.AD10])))))+180;360);MOD(540-DEGREES(ACOS(((SIN(RADIANS([.$B$2]))*COS(RADIANS([.AD10])))-SIN(RADIANS([.T10])))/(COS(RADIANS([.$B$2]))*SIN(RADIANS([.AD10])))));360))" office:value-type="float" office:value="178.102542570572">
            <text:p>178.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]+1" office:value-type="date" office:date-value="2026-01-10">
            <text:p>1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]+2415018.5+[.E11]-[.$B$4]/24" office:value-type="float" office:value="2461051.29166667">
            <text:p>2461051.29</text:p>
          </table:table-cell>
          <table:table-cell table:style-name="ce9" table:formula="of:=([.F11]-2451545)/36525" office:value-type="float" office:value="0.260268081222902">
            <text:p>0.26026808</text:p>
          </table:table-cell>
          <table:table-cell/>
          <table:table-cell table:formula="of:=MOD(280.46646+[.G11]*(36000.76983+[.G11]*0.0003032);360)" office:value-type="float" office:value="290.317766740063">
            <text:p>290.32</text:p>
          </table:table-cell>
          <table:table-cell table:formula="of:=357.52911+[.G11]*(35999.05029-0.0001537*[.G11])" office:value-type="float" office:value="9726.93284441351">
            <text:p>9726.93</text:p>
          </table:table-cell>
          <table:table-cell table:formula="of:=0.016708634-[.G11]*(0.000042037+0.0000001267*[.G11])" office:value-type="float" office:value="0.0166976845280783">
            <text:p>0.02</text:p>
          </table:table-cell>
          <table:table-cell table:formula="of:=SIN(RADIANS([.J11]))*(1.914602-[.G11]*(0.004817+0.000014*[.G11]))+SIN(RADIANS(2*[.J11]))*(0.019993-0.000101*[.G11])+SIN(RADIANS(3*[.J11]))*0.000289" office:value-type="float" office:value="0.235839908367701">
            <text:p>0.24</text:p>
          </table:table-cell>
          <table:table-cell table:formula="of:=[.I11]+[.L11]" office:value-type="float" office:value="290.553606648431">
            <text:p>290.55</text:p>
          </table:table-cell>
          <table:table-cell table:formula="of:=[.J11]+[.L11]" office:value-type="float" office:value="9727.16868432188">
            <text:p>9727.17</text:p>
          </table:table-cell>
          <table:table-cell table:formula="of:=(1.000001018*(1-[.K11]*[.K11]))/(1+[.K11]*COS(RADIANS([.N11])))" office:value-type="float" office:value="0.983429570346863">
            <text:p>0.98</text:p>
          </table:table-cell>
          <table:table-cell table:formula="of:=[.M11]-0.00569-0.00478*SIN(RADIANS(125.04-1934.136*[.G11]))" office:value-type="float" office:value="290.54942179826">
            <text:p>290.55</text:p>
          </table:table-cell>
          <table:table-cell table:formula="of:=23+(26+((21.448-[.G11]*(46.815+[.G11]*(0.00059-[.G11]*0.001813))))/60)/60" office:value-type="float" office:value="23.435906539382">
            <text:p>23.44</text:p>
          </table:table-cell>
          <table:table-cell table:formula="of:=[.Q11]+0.00256*COS(RADIANS(125.04-1934.136*[.G11]))" office:value-type="float" office:value="23.4383363118339">
            <text:p>23.44</text:p>
          </table:table-cell>
          <table:table-cell table:formula="of:=DEGREES(ATAN2(COS(RADIANS([.P11]));COS(RADIANS([.R11]))*SIN(RADIANS([.P11]))))" office:value-type="float" office:value="-67.7760239548149">
            <text:p>-67.78</text:p>
          </table:table-cell>
          <table:table-cell table:formula="of:=DEGREES(ASIN(SIN(RADIANS([.R11]))*SIN(RADIANS([.P11]))))" office:value-type="float" office:value="-21.8669295376726">
            <text:p>-21.87</text:p>
          </table:table-cell>
          <table:table-cell table:formula="of:=TAN(RADIANS([.R11]/2))*TAN(RADIANS([.R11]/2))" office:value-type="float" office:value="0.043030923596164">
            <text:p>0.04</text:p>
          </table:table-cell>
          <table:table-cell table:formula="of:=4*DEGREES([.U11]*SIN(2*RADIANS([.I11]))-2*[.K11]*SIN(RADIANS([.J11]))+4*[.K11]*[.U11]*SIN(RADIANS([.J11]))*COS(2*RADIANS([.I11]))-0.5*[.U11]*[.U11]*SIN(4*RADIANS([.I11]))-1.25*[.K11]*[.K11]*SIN(2*RADIANS([.J11])))" office:value-type="float" office:value="-7.63559824748018">
            <text:p>-7.64</text:p>
          </table:table-cell>
          <table:table-cell table:formula="of:=DEGREES(ACOS(COS(RADIANS(90.833))/(COS(RADIANS([.$B$2]))*COS(RADIANS([.T11])))-TAN(RADIANS([.$B$2]))*TAN(RADIANS([.T11]))))" office:value-type="float" office:value="71.5604463597121">
            <text:p>71.56</text:p>
          </table:table-cell>
          <table:table-cell table:style-name="ce7" table:formula="of:=(720-4*[.$B$3]-[.V11]+[.$B$4]*60)/1440" office:value-type="float" office:value="0.505302498782972">
            <text:p>12:07:38</text:p>
          </table:table-cell>
          <table:table-cell table:style-name="ce7" table:formula="of:=([.X11]*1440-[.W11]*4)/1440" office:value-type="float" office:value="0.306523481117105">
            <text:p>7:21:24</text:p>
          </table:table-cell>
          <table:table-cell table:style-name="ce7" table:formula="of:=([.X11]*1440+[.W11]*4)/1440" office:value-type="float" office:value="0.704081516448839">
            <text:p>16:53:53</text:p>
          </table:table-cell>
          <table:table-cell table:formula="of:=8*[.W11]" office:value-type="float" office:value="572.483570877697">
            <text:p>572.48</text:p>
          </table:table-cell>
          <table:table-cell table:formula="of:=MOD([.E11]*1440+[.V11]+4*[.$B$3]-60*[.$B$4];1440)" office:value-type="float" office:value="712.36440175252">
            <text:p>712.36</text:p>
          </table:table-cell>
          <table:table-cell table:formula="of:=IF([.AB11]/4&lt;0;[.AB11]/4+180;[.AB11]/4-180)" office:value-type="float" office:value="-1.90889956187004">
            <text:p>-1.91</text:p>
          </table:table-cell>
          <table:table-cell table:formula="of:=DEGREES(ACOS(SIN(RADIANS([.$B$2]))*SIN(RADIANS([.T11]))+COS(RADIANS([.$B$2]))*COS(RADIANS([.T11]))*COS(RADIANS([.AC11]))))" office:value-type="float" office:value="61.8925596384425">
            <text:p>61.89</text:p>
          </table:table-cell>
          <table:table-cell table:formula="of:=90-[.AD11]" office:value-type="float" office:value="28.1074403615575">
            <text:p>28.11</text:p>
          </table:table-cell>
          <table:table-cell table:formula="of:=IF([.AE11]&gt;85;0;IF([.AE11]&gt;5;58.1/TAN(RADIANS([.AE11]))-0.07/POWER(TAN(RADIANS([.AE11]));3)+0.000086/POWER(TAN(RADIANS([.AE11]));5);IF([.AE11]&gt;-0.575;1735+[.AE11]*(-518.2+[.AE11]*(103.4+[.AE11]*(-12.79+[.AE11]*0.711)));-20.772/TAN(RADIANS([.AE11])))))/3600" office:value-type="float" office:value="0.0300889477664139">
            <text:p>0.03</text:p>
          </table:table-cell>
          <table:table-cell table:formula="of:=[.AE11]+[.AF11]" office:value-type="float" office:value="28.1375293093239">
            <text:p>28.14</text:p>
          </table:table-cell>
          <table:table-cell table:formula="of:=IF([.AC11]&gt;0;MOD(DEGREES(ACOS(((SIN(RADIANS([.$B$2]))*COS(RADIANS([.AD11])))-SIN(RADIANS([.T11])))/(COS(RADIANS([.$B$2]))*SIN(RADIANS([.AD11])))))+180;360);MOD(540-DEGREES(ACOS(((SIN(RADIANS([.$B$2]))*COS(RADIANS([.AD11])))-SIN(RADIANS([.T11])))/(COS(RADIANS([.$B$2]))*SIN(RADIANS([.AD11])))));360))" office:value-type="float" office:value="177.991541930285">
            <text:p>177.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]+1" office:value-type="date" office:date-value="2026-01-11">
            <text:p>1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]+2415018.5+[.E12]-[.$B$4]/24" office:value-type="float" office:value="2461052.29166667">
            <text:p>2461052.29</text:p>
          </table:table-cell>
          <table:table-cell table:style-name="ce9" table:formula="of:=([.F12]-2451545)/36525" office:value-type="float" office:value="0.260295459730774">
            <text:p>0.26029546</text:p>
          </table:table-cell>
          <table:table-cell/>
          <table:table-cell table:formula="of:=MOD(280.46646+[.G12]*(36000.76983+[.G12]*0.0003032);360)" office:value-type="float" office:value="291.30341410455">
            <text:p>291.3</text:p>
          </table:table-cell>
          <table:table-cell table:formula="of:=357.52911+[.G12]*(35999.05029-0.0001537*[.G12])" office:value-type="float" office:value="9727.91844469305">
            <text:p>9727.92</text:p>
          </table:table-cell>
          <table:table-cell table:formula="of:=0.016708634-[.G12]*(0.000042037+0.0000001267*[.G12])" office:value-type="float" office:value="0.0166976833753622">
            <text:p>0.02</text:p>
          </table:table-cell>
          <table:table-cell table:formula="of:=SIN(RADIANS([.J12]))*(1.914602-[.G12]*(0.004817+0.000014*[.G12]))+SIN(RADIANS(2*[.J12]))*(0.019993-0.000101*[.G12])+SIN(RADIANS(3*[.J12]))*0.000289" office:value-type="float" office:value="0.269154552831378">
            <text:p>0.27</text:p>
          </table:table-cell>
          <table:table-cell table:formula="of:=[.I12]+[.L12]" office:value-type="float" office:value="291.572568657381">
            <text:p>291.57</text:p>
          </table:table-cell>
          <table:table-cell table:formula="of:=[.J12]+[.L12]" office:value-type="float" office:value="9728.18759924588">
            <text:p>9728.19</text:p>
          </table:table-cell>
          <table:table-cell table:formula="of:=(1.000001018*(1-[.K12]*[.K12]))/(1+[.K12]*COS(RADIANS([.N12])))" office:value-type="float" office:value="0.983467953064468">
            <text:p>0.98</text:p>
          </table:table-cell>
          <table:table-cell table:formula="of:=[.M12]-0.00569-0.00478*SIN(RADIANS(125.04-1934.136*[.G12]))" office:value-type="float" office:value="291.568387999594">
            <text:p>291.57</text:p>
          </table:table-cell>
          <table:table-cell table:formula="of:=23+(26+((21.448-[.G12]*(46.815+[.G12]*(0.00059-[.G12]*0.001813))))/60)/60" office:value-type="float" office:value="23.4359061833478">
            <text:p>23.44</text:p>
          </table:table-cell>
          <table:table-cell table:formula="of:=[.Q12]+0.00256*COS(RADIANS(125.04-1934.136*[.G12]))" office:value-type="float" office:value="23.4383352097455">
            <text:p>23.44</text:p>
          </table:table-cell>
          <table:table-cell table:formula="of:=DEGREES(ATAN2(COS(RADIANS([.P12]));COS(RADIANS([.R12]))*SIN(RADIANS([.P12]))))" office:value-type="float" office:value="-66.6917371025392">
            <text:p>-66.69</text:p>
          </table:table-cell>
          <table:table-cell table:formula="of:=DEGREES(ASIN(SIN(RADIANS([.R12]))*SIN(RADIANS([.P12]))))" office:value-type="float" office:value="-21.7100881914105">
            <text:p>-21.71</text:p>
          </table:table-cell>
          <table:table-cell table:formula="of:=TAN(RADIANS([.R12]/2))*TAN(RADIANS([.R12]/2))" office:value-type="float" office:value="0.0430309194343629">
            <text:p>0.04</text:p>
          </table:table-cell>
          <table:table-cell table:formula="of:=4*DEGREES([.U12]*SIN(2*RADIANS([.I12]))-2*[.K12]*SIN(RADIANS([.J12]))+4*[.K12]*[.U12]*SIN(RADIANS([.J12]))*COS(2*RADIANS([.I12]))-0.5*[.U12]*[.U12]*SIN(4*RADIANS([.I12]))-1.25*[.K12]*[.K12]*SIN(2*RADIANS([.J12])))" office:value-type="float" office:value="-8.03061310247124">
            <text:p>-8.03</text:p>
          </table:table-cell>
          <table:table-cell table:formula="of:=DEGREES(ACOS(COS(RADIANS(90.833))/(COS(RADIANS([.$B$2]))*COS(RADIANS([.T12])))-TAN(RADIANS([.$B$2]))*TAN(RADIANS([.T12]))))" office:value-type="float" office:value="71.719917614698">
            <text:p>71.72</text:p>
          </table:table-cell>
          <table:table-cell table:style-name="ce7" table:formula="of:=(720-4*[.$B$3]-[.V12]+[.$B$4]*60)/1440" office:value-type="float" office:value="0.505576814654494">
            <text:p>12:08:02</text:p>
          </table:table-cell>
          <table:table-cell table:style-name="ce7" table:formula="of:=([.X12]*1440-[.W12]*4)/1440" office:value-type="float" office:value="0.306354821280333">
            <text:p>7:21:09</text:p>
          </table:table-cell>
          <table:table-cell table:style-name="ce7" table:formula="of:=([.X12]*1440+[.W12]*4)/1440" office:value-type="float" office:value="0.704798808028655">
            <text:p>16:54:55</text:p>
          </table:table-cell>
          <table:table-cell table:formula="of:=8*[.W12]" office:value-type="float" office:value="573.759340917584">
            <text:p>573.76</text:p>
          </table:table-cell>
          <table:table-cell table:formula="of:=MOD([.E12]*1440+[.V12]+4*[.$B$3]-60*[.$B$4];1440)" office:value-type="float" office:value="711.969386897529">
            <text:p>711.97</text:p>
          </table:table-cell>
          <table:table-cell table:formula="of:=IF([.AB12]/4&lt;0;[.AB12]/4+180;[.AB12]/4-180)" office:value-type="float" office:value="-2.0076532756178">
            <text:p>-2.01</text:p>
          </table:table-cell>
          <table:table-cell table:formula="of:=DEGREES(ACOS(SIN(RADIANS([.$B$2]))*SIN(RADIANS([.T12]))+COS(RADIANS([.$B$2]))*COS(RADIANS([.T12]))*COS(RADIANS([.AC12]))))" office:value-type="float" office:value="61.7385108214911">
            <text:p>61.74</text:p>
          </table:table-cell>
          <table:table-cell table:formula="of:=90-[.AD12]" office:value-type="float" office:value="28.2614891785089">
            <text:p>28.26</text:p>
          </table:table-cell>
          <table:table-cell table:formula="of:=IF([.AE12]&gt;85;0;IF([.AE12]&gt;5;58.1/TAN(RADIANS([.AE12]))-0.07/POWER(TAN(RADIANS([.AE12]));3)+0.000086/POWER(TAN(RADIANS([.AE12]));5);IF([.AE12]&gt;-0.575;1735+[.AE12]*(-518.2+[.AE12]*(103.4+[.AE12]*(-12.79+[.AE12]*0.711)));-20.772/TAN(RADIANS([.AE12])))))/3600" office:value-type="float" office:value="0.0298968631931326">
            <text:p>0.03</text:p>
          </table:table-cell>
          <table:table-cell table:formula="of:=[.AE12]+[.AF12]" office:value-type="float" office:value="28.2913860417021">
            <text:p>28.29</text:p>
          </table:table-cell>
          <table:table-cell table:formula="of:=IF([.AC12]&gt;0;MOD(DEGREES(ACOS(((SIN(RADIANS([.$B$2]))*COS(RADIANS([.AD12])))-SIN(RADIANS([.T12])))/(COS(RADIANS([.$B$2]))*SIN(RADIANS([.AD12])))))+180;360);MOD(540-DEGREES(ACOS(((SIN(RADIANS([.$B$2]))*COS(RADIANS([.AD12])))-SIN(RADIANS([.T12])))/(COS(RADIANS([.$B$2]))*SIN(RADIANS([.AD12])))));360))" office:value-type="float" office:value="177.88226929693">
            <text:p>177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]+1" office:value-type="date" office:date-value="2026-01-12">
            <text:p>1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]+2415018.5+[.E13]-[.$B$4]/24" office:value-type="float" office:value="2461053.29166667">
            <text:p>2461053.29</text:p>
          </table:table-cell>
          <table:table-cell table:style-name="ce9" table:formula="of:=([.F13]-2451545)/36525" office:value-type="float" office:value="0.260322838238645">
            <text:p>0.26032284</text:p>
          </table:table-cell>
          <table:table-cell/>
          <table:table-cell table:formula="of:=MOD(280.46646+[.G13]*(36000.76983+[.G13]*0.0003032);360)" office:value-type="float" office:value="292.289061469037">
            <text:p>292.29</text:p>
          </table:table-cell>
          <table:table-cell table:formula="of:=357.52911+[.G13]*(35999.05029-0.0001537*[.G13])" office:value-type="float" office:value="9728.90404497258">
            <text:p>9728.9</text:p>
          </table:table-cell>
          <table:table-cell table:formula="of:=0.016708634-[.G13]*(0.000042037+0.0000001267*[.G13])" office:value-type="float" office:value="0.0166976822226459">
            <text:p>0.02</text:p>
          </table:table-cell>
          <table:table-cell table:formula="of:=SIN(RADIANS([.J13]))*(1.914602-[.G13]*(0.004817+0.000014*[.G13]))+SIN(RADIANS(2*[.J13]))*(0.019993-0.000101*[.G13])+SIN(RADIANS(3*[.J13]))*0.000289" office:value-type="float" office:value="0.302384437599105">
            <text:p>0.3</text:p>
          </table:table-cell>
          <table:table-cell table:formula="of:=[.I13]+[.L13]" office:value-type="float" office:value="292.591445906636">
            <text:p>292.59</text:p>
          </table:table-cell>
          <table:table-cell table:formula="of:=[.J13]+[.L13]" office:value-type="float" office:value="9729.20642941018">
            <text:p>9729.21</text:p>
          </table:table-cell>
          <table:table-cell table:formula="of:=(1.000001018*(1-[.K13]*[.K13]))/(1+[.K13]*COS(RADIANS([.N13])))" office:value-type="float" office:value="0.983511392067332">
            <text:p>0.98</text:p>
          </table:table-cell>
          <table:table-cell table:formula="of:=[.M13]-0.00569-0.00478*SIN(RADIANS(125.04-1934.136*[.G13]))" office:value-type="float" office:value="292.587269439943">
            <text:p>292.59</text:p>
          </table:table-cell>
          <table:table-cell table:formula="of:=23+(26+((21.448-[.G13]*(46.815+[.G13]*(0.00059-[.G13]*0.001813))))/60)/60" office:value-type="float" office:value="23.4359058273136">
            <text:p>23.44</text:p>
          </table:table-cell>
          <table:table-cell table:formula="of:=[.Q13]+0.00256*COS(RADIANS(125.04-1934.136*[.G13]))" office:value-type="float" office:value="23.4383341055822">
            <text:p>23.44</text:p>
          </table:table-cell>
          <table:table-cell table:formula="of:=DEGREES(ATAN2(COS(RADIANS([.P13]));COS(RADIANS([.R13]))*SIN(RADIANS([.P13]))))" office:value-type="float" office:value="-65.6099538597137">
            <text:p>-65.61</text:p>
          </table:table-cell>
          <table:table-cell table:formula="of:=DEGREES(ASIN(SIN(RADIANS([.R13]))*SIN(RADIANS([.P13]))))" office:value-type="float" office:value="-21.546224561561">
            <text:p>-21.55</text:p>
          </table:table-cell>
          <table:table-cell table:formula="of:=TAN(RADIANS([.R13]/2))*TAN(RADIANS([.R13]/2))" office:value-type="float" office:value="0.0430309152647269">
            <text:p>0.04</text:p>
          </table:table-cell>
          <table:table-cell table:formula="of:=4*DEGREES([.U13]*SIN(2*RADIANS([.I13]))-2*[.K13]*SIN(RADIANS([.J13]))+4*[.K13]*[.U13]*SIN(RADIANS([.J13]))*COS(2*RADIANS([.I13]))-0.5*[.U13]*[.U13]*SIN(4*RADIANS([.I13]))-1.25*[.K13]*[.K13]*SIN(2*RADIANS([.J13])))" office:value-type="float" office:value="-8.41576572506757">
            <text:p>-8.42</text:p>
          </table:table-cell>
          <table:table-cell table:formula="of:=DEGREES(ACOS(COS(RADIANS(90.833))/(COS(RADIANS([.$B$2]))*COS(RADIANS([.T13])))-TAN(RADIANS([.$B$2]))*TAN(RADIANS([.T13]))))" office:value-type="float" office:value="71.8860119767063">
            <text:p>71.89</text:p>
          </table:table-cell>
          <table:table-cell table:style-name="ce7" table:formula="of:=(720-4*[.$B$3]-[.V13]+[.$B$4]*60)/1440" office:value-type="float" office:value="0.505844281753519">
            <text:p>12:08:25</text:p>
          </table:table-cell>
          <table:table-cell table:style-name="ce7" table:formula="of:=([.X13]*1440-[.W13]*4)/1440" office:value-type="float" office:value="0.306160915151557">
            <text:p>7:20:52</text:p>
          </table:table-cell>
          <table:table-cell table:style-name="ce7" table:formula="of:=([.X13]*1440+[.W13]*4)/1440" office:value-type="float" office:value="0.705527648355481">
            <text:p>16:55:58</text:p>
          </table:table-cell>
          <table:table-cell table:formula="of:=8*[.W13]" office:value-type="float" office:value="575.08809581365">
            <text:p>575.09</text:p>
          </table:table-cell>
          <table:table-cell table:formula="of:=MOD([.E13]*1440+[.V13]+4*[.$B$3]-60*[.$B$4];1440)" office:value-type="float" office:value="711.584234274933">
            <text:p>711.58</text:p>
          </table:table-cell>
          <table:table-cell table:formula="of:=IF([.AB13]/4&lt;0;[.AB13]/4+180;[.AB13]/4-180)" office:value-type="float" office:value="-2.10394143126689">
            <text:p>-2.1</text:p>
          </table:table-cell>
          <table:table-cell table:formula="of:=DEGREES(ACOS(SIN(RADIANS([.$B$2]))*SIN(RADIANS([.T13]))+COS(RADIANS([.$B$2]))*COS(RADIANS([.T13]))*COS(RADIANS([.AC13]))))" office:value-type="float" office:value="61.5775218518443">
            <text:p>61.58</text:p>
          </table:table-cell>
          <table:table-cell table:formula="of:=90-[.AD13]" office:value-type="float" office:value="28.4224781481557">
            <text:p>28.42</text:p>
          </table:table-cell>
          <table:table-cell table:formula="of:=IF([.AE13]&gt;85;0;IF([.AE13]&gt;5;58.1/TAN(RADIANS([.AE13]))-0.07/POWER(TAN(RADIANS([.AE13]));3)+0.000086/POWER(TAN(RADIANS([.AE13]));5);IF([.AE13]&gt;-0.575;1735+[.AE13]*(-518.2+[.AE13]*(103.4+[.AE13]*(-12.79+[.AE13]*0.711)));-20.772/TAN(RADIANS([.AE13])))))/3600" office:value-type="float" office:value="0.0296981346681903">
            <text:p>0.03</text:p>
          </table:table-cell>
          <table:table-cell table:formula="of:=[.AE13]+[.AF13]" office:value-type="float" office:value="28.4521762828239">
            <text:p>28.45</text:p>
          </table:table-cell>
          <table:table-cell table:formula="of:=IF([.AC13]&gt;0;MOD(DEGREES(ACOS(((SIN(RADIANS([.$B$2]))*COS(RADIANS([.AD13])))-SIN(RADIANS([.T13])))/(COS(RADIANS([.$B$2]))*SIN(RADIANS([.AD13])))))+180;360);MOD(540-DEGREES(ACOS(((SIN(RADIANS([.$B$2]))*COS(RADIANS([.AD13])))-SIN(RADIANS([.T13])))/(COS(RADIANS([.$B$2]))*SIN(RADIANS([.AD13])))));360))" office:value-type="float" office:value="177.774805854994">
            <text:p>177.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]+1" office:value-type="date" office:date-value="2026-01-13">
            <text:p>1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]+2415018.5+[.E14]-[.$B$4]/24" office:value-type="float" office:value="2461054.29166667">
            <text:p>2461054.29</text:p>
          </table:table-cell>
          <table:table-cell table:style-name="ce9" table:formula="of:=([.F14]-2451545)/36525" office:value-type="float" office:value="0.260350216746516">
            <text:p>0.26035022</text:p>
          </table:table-cell>
          <table:table-cell/>
          <table:table-cell table:formula="of:=MOD(280.46646+[.G14]*(36000.76983+[.G14]*0.0003032);360)" office:value-type="float" office:value="293.27470883352">
            <text:p>293.27</text:p>
          </table:table-cell>
          <table:table-cell table:formula="of:=357.52911+[.G14]*(35999.05029-0.0001537*[.G14])" office:value-type="float" office:value="9729.88964525211">
            <text:p>9729.89</text:p>
          </table:table-cell>
          <table:table-cell table:formula="of:=0.016708634-[.G14]*(0.000042037+0.0000001267*[.G14])" office:value-type="float" office:value="0.0166976810699294">
            <text:p>0.02</text:p>
          </table:table-cell>
          <table:table-cell table:formula="of:=SIN(RADIANS([.J14]))*(1.914602-[.G14]*(0.004817+0.000014*[.G14]))+SIN(RADIANS(2*[.J14]))*(0.019993-0.000101*[.G14])+SIN(RADIANS(3*[.J14]))*0.000289" office:value-type="float" office:value="0.335519114410776">
            <text:p>0.34</text:p>
          </table:table-cell>
          <table:table-cell table:formula="of:=[.I14]+[.L14]" office:value-type="float" office:value="293.610227947931">
            <text:p>293.61</text:p>
          </table:table-cell>
          <table:table-cell table:formula="of:=[.J14]+[.L14]" office:value-type="float" office:value="9730.22516436652">
            <text:p>9730.23</text:p>
          </table:table-cell>
          <table:table-cell table:formula="of:=(1.000001018*(1-[.K14]*[.K14]))/(1+[.K14]*COS(RADIANS([.N14])))" office:value-type="float" office:value="0.983559873174166">
            <text:p>0.98</text:p>
          </table:table-cell>
          <table:table-cell table:formula="of:=[.M14]-0.00569-0.00478*SIN(RADIANS(125.04-1934.136*[.G14]))" office:value-type="float" office:value="293.60605567104">
            <text:p>293.61</text:p>
          </table:table-cell>
          <table:table-cell table:formula="of:=23+(26+((21.448-[.G14]*(46.815+[.G14]*(0.00059-[.G14]*0.001813))))/60)/60" office:value-type="float" office:value="23.4359054712794">
            <text:p>23.44</text:p>
          </table:table-cell>
          <table:table-cell table:formula="of:=[.Q14]+0.00256*COS(RADIANS(125.04-1934.136*[.G14]))" office:value-type="float" office:value="23.4383329993448">
            <text:p>23.44</text:p>
          </table:table-cell>
          <table:table-cell table:formula="of:=DEGREES(ATAN2(COS(RADIANS([.P14]));COS(RADIANS([.R14]))*SIN(RADIANS([.P14]))))" office:value-type="float" office:value="-64.5307634008638">
            <text:p>-64.53</text:p>
          </table:table-cell>
          <table:table-cell table:formula="of:=DEGREES(ASIN(SIN(RADIANS([.R14]))*SIN(RADIANS([.P14]))))" office:value-type="float" office:value="-21.375416458558">
            <text:p>-21.38</text:p>
          </table:table-cell>
          <table:table-cell table:formula="of:=TAN(RADIANS([.R14]/2))*TAN(RADIANS([.R14]/2))" office:value-type="float" office:value="0.0430309110872584">
            <text:p>0.04</text:p>
          </table:table-cell>
          <table:table-cell table:formula="of:=4*DEGREES([.U14]*SIN(2*RADIANS([.I14]))-2*[.K14]*SIN(RADIANS([.J14]))+4*[.K14]*[.U14]*SIN(RADIANS([.J14]))*COS(2*RADIANS([.I14]))-0.5*[.U14]*[.U14]*SIN(4*RADIANS([.I14]))-1.25*[.K14]*[.K14]*SIN(2*RADIANS([.J14])))" office:value-type="float" office:value="-8.79069372812325">
            <text:p>-8.79</text:p>
          </table:table-cell>
          <table:table-cell table:formula="of:=DEGREES(ACOS(COS(RADIANS(90.833))/(COS(RADIANS([.$B$2]))*COS(RADIANS([.T14])))-TAN(RADIANS([.$B$2]))*TAN(RADIANS([.T14]))))" office:value-type="float" office:value="72.0585903501573">
            <text:p>72.06</text:p>
          </table:table-cell>
          <table:table-cell table:style-name="ce7" table:formula="of:=(720-4*[.$B$3]-[.V14]+[.$B$4]*60)/1440" office:value-type="float" office:value="0.506104648422308">
            <text:p>12:08:47</text:p>
          </table:table-cell>
          <table:table-cell table:style-name="ce7" table:formula="of:=([.X14]*1440-[.W14]*4)/1440" office:value-type="float" office:value="0.305941897449649">
            <text:p>7:20:33</text:p>
          </table:table-cell>
          <table:table-cell table:style-name="ce7" table:formula="of:=([.X14]*1440+[.W14]*4)/1440" office:value-type="float" office:value="0.706267399394967">
            <text:p>16:57:02</text:p>
          </table:table-cell>
          <table:table-cell table:formula="of:=8*[.W14]" office:value-type="float" office:value="576.468722801258">
            <text:p>576.47</text:p>
          </table:table-cell>
          <table:table-cell table:formula="of:=MOD([.E14]*1440+[.V14]+4*[.$B$3]-60*[.$B$4];1440)" office:value-type="float" office:value="711.209306271877">
            <text:p>711.21</text:p>
          </table:table-cell>
          <table:table-cell table:formula="of:=IF([.AB14]/4&lt;0;[.AB14]/4+180;[.AB14]/4-180)" office:value-type="float" office:value="-2.19767343203083">
            <text:p>-2.2</text:p>
          </table:table-cell>
          <table:table-cell table:formula="of:=DEGREES(ACOS(SIN(RADIANS([.$B$2]))*SIN(RADIANS([.T14]))+COS(RADIANS([.$B$2]))*COS(RADIANS([.T14]))*COS(RADIANS([.AC14]))))" office:value-type="float" office:value="61.4096591474765">
            <text:p>61.41</text:p>
          </table:table-cell>
          <table:table-cell table:formula="of:=90-[.AD14]" office:value-type="float" office:value="28.5903408525235">
            <text:p>28.59</text:p>
          </table:table-cell>
          <table:table-cell table:formula="of:=IF([.AE14]&gt;85;0;IF([.AE14]&gt;5;58.1/TAN(RADIANS([.AE14]))-0.07/POWER(TAN(RADIANS([.AE14]));3)+0.000086/POWER(TAN(RADIANS([.AE14]));5);IF([.AE14]&gt;-0.575;1735+[.AE14]*(-518.2+[.AE14]*(103.4+[.AE14]*(-12.79+[.AE14]*0.711)));-20.772/TAN(RADIANS([.AE14])))))/3600" office:value-type="float" office:value="0.0294930720734232">
            <text:p>0.03</text:p>
          </table:table-cell>
          <table:table-cell table:formula="of:=[.AE14]+[.AF14]" office:value-type="float" office:value="28.6198339245969">
            <text:p>28.62</text:p>
          </table:table-cell>
          <table:table-cell table:formula="of:=IF([.AC14]&gt;0;MOD(DEGREES(ACOS(((SIN(RADIANS([.$B$2]))*COS(RADIANS([.AD14])))-SIN(RADIANS([.T14])))/(COS(RADIANS([.$B$2]))*SIN(RADIANS([.AD14])))))+180;360);MOD(540-DEGREES(ACOS(((SIN(RADIANS([.$B$2]))*COS(RADIANS([.AD14])))-SIN(RADIANS([.T14])))/(COS(RADIANS([.$B$2]))*SIN(RADIANS([.AD14])))));360))" office:value-type="float" office:value="177.669231496716">
            <text:p>177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]+1" office:value-type="date" office:date-value="2026-01-14">
            <text:p>1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]+2415018.5+[.E15]-[.$B$4]/24" office:value-type="float" office:value="2461055.29166667">
            <text:p>2461055.29</text:p>
          </table:table-cell>
          <table:table-cell table:style-name="ce9" table:formula="of:=([.F15]-2451545)/36525" office:value-type="float" office:value="0.260377595254388">
            <text:p>0.26037760</text:p>
          </table:table-cell>
          <table:table-cell/>
          <table:table-cell table:formula="of:=MOD(280.46646+[.G15]*(36000.76983+[.G15]*0.0003032);360)" office:value-type="float" office:value="294.260356198009">
            <text:p>294.26</text:p>
          </table:table-cell>
          <table:table-cell table:formula="of:=357.52911+[.G15]*(35999.05029-0.0001537*[.G15])" office:value-type="float" office:value="9730.87524553165">
            <text:p>9730.88</text:p>
          </table:table-cell>
          <table:table-cell table:formula="of:=0.016708634-[.G15]*(0.000042037+0.0000001267*[.G15])" office:value-type="float" office:value="0.0166976799172127">
            <text:p>0.02</text:p>
          </table:table-cell>
          <table:table-cell table:formula="of:=SIN(RADIANS([.J15]))*(1.914602-[.G15]*(0.004817+0.000014*[.G15]))+SIN(RADIANS(2*[.J15]))*(0.019993-0.000101*[.G15])+SIN(RADIANS(3*[.J15]))*0.000289" office:value-type="float" office:value="0.368548170414199">
            <text:p>0.37</text:p>
          </table:table-cell>
          <table:table-cell table:formula="of:=[.I15]+[.L15]" office:value-type="float" office:value="294.628904368423">
            <text:p>294.63</text:p>
          </table:table-cell>
          <table:table-cell table:formula="of:=[.J15]+[.L15]" office:value-type="float" office:value="9731.24379370206">
            <text:p>9731.24</text:p>
          </table:table-cell>
          <table:table-cell table:formula="of:=(1.000001018*(1-[.K15]*[.K15]))/(1+[.K15]*COS(RADIANS([.N15])))" office:value-type="float" office:value="0.983613380562058">
            <text:p>0.98</text:p>
          </table:table-cell>
          <table:table-cell table:formula="of:=[.M15]-0.00569-0.00478*SIN(RADIANS(125.04-1934.136*[.G15]))" office:value-type="float" office:value="294.624736280037">
            <text:p>294.62</text:p>
          </table:table-cell>
          <table:table-cell table:formula="of:=23+(26+((21.448-[.G15]*(46.815+[.G15]*(0.00059-[.G15]*0.001813))))/60)/60" office:value-type="float" office:value="23.4359051152452">
            <text:p>23.44</text:p>
          </table:table-cell>
          <table:table-cell table:formula="of:=[.Q15]+0.00256*COS(RADIANS(125.04-1934.136*[.G15]))" office:value-type="float" office:value="23.4383318910338">
            <text:p>23.44</text:p>
          </table:table-cell>
          <table:table-cell table:formula="of:=DEGREES(ATAN2(COS(RADIANS([.P15]));COS(RADIANS([.R15]))*SIN(RADIANS([.P15]))))" office:value-type="float" office:value="-63.4542504284632">
            <text:p>-63.45</text:p>
          </table:table-cell>
          <table:table-cell table:formula="of:=DEGREES(ASIN(SIN(RADIANS([.R15]))*SIN(RADIANS([.P15]))))" office:value-type="float" office:value="-21.1977444861805">
            <text:p>-21.2</text:p>
          </table:table-cell>
          <table:table-cell table:formula="of:=TAN(RADIANS([.R15]/2))*TAN(RADIANS([.R15]/2))" office:value-type="float" office:value="0.0430309069019599">
            <text:p>0.04</text:p>
          </table:table-cell>
          <table:table-cell table:formula="of:=4*DEGREES([.U15]*SIN(2*RADIANS([.I15]))-2*[.K15]*SIN(RADIANS([.J15]))+4*[.K15]*[.U15]*SIN(RADIANS([.J15]))*COS(2*RADIANS([.I15]))-0.5*[.U15]*[.U15]*SIN(4*RADIANS([.I15]))-1.25*[.K15]*[.K15]*SIN(2*RADIANS([.J15])))" office:value-type="float" office:value="-9.15505117278364">
            <text:p>-9.16</text:p>
          </table:table-cell>
          <table:table-cell table:formula="of:=DEGREES(ACOS(COS(RADIANS(90.833))/(COS(RADIANS([.$B$2]))*COS(RADIANS([.T15])))-TAN(RADIANS([.$B$2]))*TAN(RADIANS([.T15]))))" office:value-type="float" office:value="72.2375107475">
            <text:p>72.24</text:p>
          </table:table-cell>
          <table:table-cell table:style-name="ce7" table:formula="of:=(720-4*[.$B$3]-[.V15]+[.$B$4]*60)/1440" office:value-type="float" office:value="0.506357674425544">
            <text:p>12:09:09</text:p>
          </table:table-cell>
          <table:table-cell table:style-name="ce7" table:formula="of:=([.X15]*1440-[.W15]*4)/1440" office:value-type="float" office:value="0.305697922349155">
            <text:p>7:20:12</text:p>
          </table:table-cell>
          <table:table-cell table:style-name="ce7" table:formula="of:=([.X15]*1440+[.W15]*4)/1440" office:value-type="float" office:value="0.707017426501933">
            <text:p>16:58:06</text:p>
          </table:table-cell>
          <table:table-cell table:formula="of:=8*[.W15]" office:value-type="float" office:value="577.90008598">
            <text:p>577.9</text:p>
          </table:table-cell>
          <table:table-cell table:formula="of:=MOD([.E15]*1440+[.V15]+4*[.$B$3]-60*[.$B$4];1440)" office:value-type="float" office:value="710.844948827216">
            <text:p>710.84</text:p>
          </table:table-cell>
          <table:table-cell table:formula="of:=IF([.AB15]/4&lt;0;[.AB15]/4+180;[.AB15]/4-180)" office:value-type="float" office:value="-2.2887627931959">
            <text:p>-2.29</text:p>
          </table:table-cell>
          <table:table-cell table:formula="of:=DEGREES(ACOS(SIN(RADIANS([.$B$2]))*SIN(RADIANS([.T15]))+COS(RADIANS([.$B$2]))*COS(RADIANS([.T15]))*COS(RADIANS([.AC15]))))" office:value-type="float" office:value="61.2349917401442">
            <text:p>61.23</text:p>
          </table:table-cell>
          <table:table-cell table:formula="of:=90-[.AD15]" office:value-type="float" office:value="28.7650082598558">
            <text:p>28.77</text:p>
          </table:table-cell>
          <table:table-cell table:formula="of:=IF([.AE15]&gt;85;0;IF([.AE15]&gt;5;58.1/TAN(RADIANS([.AE15]))-0.07/POWER(TAN(RADIANS([.AE15]));3)+0.000086/POWER(TAN(RADIANS([.AE15]));5);IF([.AE15]&gt;-0.575;1735+[.AE15]*(-518.2+[.AE15]*(103.4+[.AE15]*(-12.79+[.AE15]*0.711)));-20.772/TAN(RADIANS([.AE15])))))/3600" office:value-type="float" office:value="0.0292819878446755">
            <text:p>0.03</text:p>
          </table:table-cell>
          <table:table-cell table:formula="of:=[.AE15]+[.AF15]" office:value-type="float" office:value="28.7942902477005">
            <text:p>28.79</text:p>
          </table:table-cell>
          <table:table-cell table:formula="of:=IF([.AC15]&gt;0;MOD(DEGREES(ACOS(((SIN(RADIANS([.$B$2]))*COS(RADIANS([.AD15])))-SIN(RADIANS([.T15])))/(COS(RADIANS([.$B$2]))*SIN(RADIANS([.AD15])))))+180;360);MOD(540-DEGREES(ACOS(((SIN(RADIANS([.$B$2]))*COS(RADIANS([.AD15])))-SIN(RADIANS([.T15])))/(COS(RADIANS([.$B$2]))*SIN(RADIANS([.AD15])))));360))" office:value-type="float" office:value="177.565624754363">
            <text:p>177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]+1" office:value-type="date" office:date-value="2026-01-15">
            <text:p>1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]+2415018.5+[.E16]-[.$B$4]/24" office:value-type="float" office:value="2461056.29166667">
            <text:p>2461056.29</text:p>
          </table:table-cell>
          <table:table-cell table:style-name="ce9" table:formula="of:=([.F16]-2451545)/36525" office:value-type="float" office:value="0.260404973762259">
            <text:p>0.26040497</text:p>
          </table:table-cell>
          <table:table-cell/>
          <table:table-cell table:formula="of:=MOD(280.46646+[.G16]*(36000.76983+[.G16]*0.0003032);360)" office:value-type="float" office:value="295.246003562494">
            <text:p>295.25</text:p>
          </table:table-cell>
          <table:table-cell table:formula="of:=357.52911+[.G16]*(35999.05029-0.0001537*[.G16])" office:value-type="float" office:value="9731.86084581118">
            <text:p>9731.86</text:p>
          </table:table-cell>
          <table:table-cell table:formula="of:=0.016708634-[.G16]*(0.000042037+0.0000001267*[.G16])" office:value-type="float" office:value="0.0166976787644959">
            <text:p>0.02</text:p>
          </table:table-cell>
          <table:table-cell table:formula="of:=SIN(RADIANS([.J16]))*(1.914602-[.G16]*(0.004817+0.000014*[.G16]))+SIN(RADIANS(2*[.J16]))*(0.019993-0.000101*[.G16])+SIN(RADIANS(3*[.J16]))*0.000289" office:value-type="float" office:value="0.401461232010776">
            <text:p>0.4</text:p>
          </table:table-cell>
          <table:table-cell table:formula="of:=[.I16]+[.L16]" office:value-type="float" office:value="295.647464794504">
            <text:p>295.65</text:p>
          </table:table-cell>
          <table:table-cell table:formula="of:=[.J16]+[.L16]" office:value-type="float" office:value="9732.26230704319">
            <text:p>9732.26</text:p>
          </table:table-cell>
          <table:table-cell table:formula="of:=(1.000001018*(1-[.K16]*[.K16]))/(1+[.K16]*COS(RADIANS([.N16])))" office:value-type="float" office:value="0.983671896773069">
            <text:p>0.98</text:p>
          </table:table-cell>
          <table:table-cell table:formula="of:=[.M16]-0.00569-0.00478*SIN(RADIANS(125.04-1934.136*[.G16]))" office:value-type="float" office:value="295.643300893324">
            <text:p>295.64</text:p>
          </table:table-cell>
          <table:table-cell table:formula="of:=23+(26+((21.448-[.G16]*(46.815+[.G16]*(0.00059-[.G16]*0.001813))))/60)/60" office:value-type="float" office:value="23.4359047592109">
            <text:p>23.44</text:p>
          </table:table-cell>
          <table:table-cell table:formula="of:=[.Q16]+0.00256*COS(RADIANS(125.04-1934.136*[.G16]))" office:value-type="float" office:value="23.4383307806499">
            <text:p>23.44</text:p>
          </table:table-cell>
          <table:table-cell table:formula="of:=DEGREES(ATAN2(COS(RADIANS([.P16]));COS(RADIANS([.R16]))*SIN(RADIANS([.P16]))))" office:value-type="float" office:value="-62.380495091781">
            <text:p>-62.38</text:p>
          </table:table-cell>
          <table:table-cell table:formula="of:=DEGREES(ASIN(SIN(RADIANS([.R16]))*SIN(RADIANS([.P16]))))" office:value-type="float" office:value="-21.0132919298183">
            <text:p>-21.01</text:p>
          </table:table-cell>
          <table:table-cell table:formula="of:=TAN(RADIANS([.R16]/2))*TAN(RADIANS([.R16]/2))" office:value-type="float" office:value="0.0430309027088337">
            <text:p>0.04</text:p>
          </table:table-cell>
          <table:table-cell table:formula="of:=4*DEGREES([.U16]*SIN(2*RADIANS([.I16]))-2*[.K16]*SIN(RADIANS([.J16]))+4*[.K16]*[.U16]*SIN(RADIANS([.J16]))*COS(2*RADIANS([.I16]))-0.5*[.U16]*[.U16]*SIN(4*RADIANS([.I16]))-1.25*[.K16]*[.K16]*SIN(2*RADIANS([.J16])))" office:value-type="float" office:value="-9.50850897861392">
            <text:p>-9.51</text:p>
          </table:table-cell>
          <table:table-cell table:formula="of:=DEGREES(ACOS(COS(RADIANS(90.833))/(COS(RADIANS([.$B$2]))*COS(RADIANS([.T16])))-TAN(RADIANS([.$B$2]))*TAN(RADIANS([.T16]))))" office:value-type="float" office:value="72.4226286681161">
            <text:p>72.42</text:p>
          </table:table-cell>
          <table:table-cell table:style-name="ce7" table:formula="of:=(720-4*[.$B$3]-[.V16]+[.$B$4]*60)/1440" office:value-type="float" office:value="0.506603131235149">
            <text:p>12:09:31</text:p>
          </table:table-cell>
          <table:table-cell table:style-name="ce7" table:formula="of:=([.X16]*1440-[.W16]*4)/1440" office:value-type="float" office:value="0.305429162712604">
            <text:p>7:19:49</text:p>
          </table:table-cell>
          <table:table-cell table:style-name="ce7" table:formula="of:=([.X16]*1440+[.W16]*4)/1440" office:value-type="float" office:value="0.707777099757693">
            <text:p>16:59:12</text:p>
          </table:table-cell>
          <table:table-cell table:formula="of:=8*[.W16]" office:value-type="float" office:value="579.381029344929">
            <text:p>579.38</text:p>
          </table:table-cell>
          <table:table-cell table:formula="of:=MOD([.E16]*1440+[.V16]+4*[.$B$3]-60*[.$B$4];1440)" office:value-type="float" office:value="710.491491021386">
            <text:p>710.49</text:p>
          </table:table-cell>
          <table:table-cell table:formula="of:=IF([.AB16]/4&lt;0;[.AB16]/4+180;[.AB16]/4-180)" office:value-type="float" office:value="-2.37712724465348">
            <text:p>-2.38</text:p>
          </table:table-cell>
          <table:table-cell table:formula="of:=DEGREES(ACOS(SIN(RADIANS([.$B$2]))*SIN(RADIANS([.T16]))+COS(RADIANS([.$B$2]))*COS(RADIANS([.T16]))*COS(RADIANS([.AC16]))))" office:value-type="float" office:value="61.0535912100169">
            <text:p>61.05</text:p>
          </table:table-cell>
          <table:table-cell table:formula="of:=90-[.AD16]" office:value-type="float" office:value="28.9464087899831">
            <text:p>28.95</text:p>
          </table:table-cell>
          <table:table-cell table:formula="of:=IF([.AE16]&gt;85;0;IF([.AE16]&gt;5;58.1/TAN(RADIANS([.AE16]))-0.07/POWER(TAN(RADIANS([.AE16]));3)+0.000086/POWER(TAN(RADIANS([.AE16]));5);IF([.AE16]&gt;-0.575;1735+[.AE16]*(-518.2+[.AE16]*(103.4+[.AE16]*(-12.79+[.AE16]*0.711)));-20.772/TAN(RADIANS([.AE16])))))/3600" office:value-type="float" office:value="0.0290651959012362">
            <text:p>0.03</text:p>
          </table:table-cell>
          <table:table-cell table:formula="of:=[.AE16]+[.AF16]" office:value-type="float" office:value="28.9754739858843">
            <text:p>28.98</text:p>
          </table:table-cell>
          <table:table-cell table:formula="of:=IF([.AC16]&gt;0;MOD(DEGREES(ACOS(((SIN(RADIANS([.$B$2]))*COS(RADIANS([.AD16])))-SIN(RADIANS([.T16])))/(COS(RADIANS([.$B$2]))*SIN(RADIANS([.AD16])))))+180;360);MOD(540-DEGREES(ACOS(((SIN(RADIANS([.$B$2]))*COS(RADIANS([.AD16])))-SIN(RADIANS([.T16])))/(COS(RADIANS([.$B$2]))*SIN(RADIANS([.AD16])))));360))" office:value-type="float" office:value="177.464062732339">
            <text:p>177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]+1" office:value-type="date" office:date-value="2026-01-16">
            <text:p>1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]+2415018.5+[.E17]-[.$B$4]/24" office:value-type="float" office:value="2461057.29166667">
            <text:p>2461057.29</text:p>
          </table:table-cell>
          <table:table-cell table:style-name="ce9" table:formula="of:=([.F17]-2451545)/36525" office:value-type="float" office:value="0.26043235227013">
            <text:p>0.26043235</text:p>
          </table:table-cell>
          <table:table-cell/>
          <table:table-cell table:formula="of:=MOD(280.46646+[.G17]*(36000.76983+[.G17]*0.0003032);360)" office:value-type="float" office:value="296.231650926982">
            <text:p>296.23</text:p>
          </table:table-cell>
          <table:table-cell table:formula="of:=357.52911+[.G17]*(35999.05029-0.0001537*[.G17])" office:value-type="float" office:value="9732.84644609071">
            <text:p>9732.85</text:p>
          </table:table-cell>
          <table:table-cell table:formula="of:=0.016708634-[.G17]*(0.000042037+0.0000001267*[.G17])" office:value-type="float" office:value="0.0166976776117788">
            <text:p>0.02</text:p>
          </table:table-cell>
          <table:table-cell table:formula="of:=SIN(RADIANS([.J17]))*(1.914602-[.G17]*(0.004817+0.000014*[.G17]))+SIN(RADIANS(2*[.J17]))*(0.019993-0.000101*[.G17])+SIN(RADIANS(3*[.J17]))*0.000289" office:value-type="float" office:value="0.434247968681171">
            <text:p>0.43</text:p>
          </table:table-cell>
          <table:table-cell table:formula="of:=[.I17]+[.L17]" office:value-type="float" office:value="296.665898895663">
            <text:p>296.67</text:p>
          </table:table-cell>
          <table:table-cell table:formula="of:=[.J17]+[.L17]" office:value-type="float" office:value="9733.2806940594">
            <text:p>9733.28</text:p>
          </table:table-cell>
          <table:table-cell table:formula="of:=(1.000001018*(1-[.K17]*[.K17]))/(1+[.K17]*COS(RADIANS([.N17])))" office:value-type="float" office:value="0.983735402721499">
            <text:p>0.98</text:p>
          </table:table-cell>
          <table:table-cell table:formula="of:=[.M17]-0.00569-0.00478*SIN(RADIANS(125.04-1934.136*[.G17]))" office:value-type="float" office:value="296.661739180385">
            <text:p>296.66</text:p>
          </table:table-cell>
          <table:table-cell table:formula="of:=23+(26+((21.448-[.G17]*(46.815+[.G17]*(0.00059-[.G17]*0.001813))))/60)/60" office:value-type="float" office:value="23.4359044031767">
            <text:p>23.44</text:p>
          </table:table-cell>
          <table:table-cell table:formula="of:=[.Q17]+0.00256*COS(RADIANS(125.04-1934.136*[.G17]))" office:value-type="float" office:value="23.4383296681938">
            <text:p>23.44</text:p>
          </table:table-cell>
          <table:table-cell table:formula="of:=DEGREES(ATAN2(COS(RADIANS([.P17]));COS(RADIANS([.R17]))*SIN(RADIANS([.P17]))))" office:value-type="float" office:value="-61.3095729185481">
            <text:p>-61.31</text:p>
          </table:table-cell>
          <table:table-cell table:formula="of:=DEGREES(ASIN(SIN(RADIANS([.R17]))*SIN(RADIANS([.P17]))))" office:value-type="float" office:value="-20.8221446434146">
            <text:p>-20.82</text:p>
          </table:table-cell>
          <table:table-cell table:formula="of:=TAN(RADIANS([.R17]/2))*TAN(RADIANS([.R17]/2))" office:value-type="float" office:value="0.0430308985078823">
            <text:p>0.04</text:p>
          </table:table-cell>
          <table:table-cell table:formula="of:=4*DEGREES([.U17]*SIN(2*RADIANS([.I17]))-2*[.K17]*SIN(RADIANS([.J17]))+4*[.K17]*[.U17]*SIN(RADIANS([.J17]))*COS(2*RADIANS([.I17]))-0.5*[.U17]*[.U17]*SIN(4*RADIANS([.I17]))-1.25*[.K17]*[.K17]*SIN(2*RADIANS([.J17])))" office:value-type="float" office:value="-9.85075529416009">
            <text:p>-9.85</text:p>
          </table:table-cell>
          <table:table-cell table:formula="of:=DEGREES(ACOS(COS(RADIANS(90.833))/(COS(RADIANS([.$B$2]))*COS(RADIANS([.T17])))-TAN(RADIANS([.$B$2]))*TAN(RADIANS([.T17]))))" office:value-type="float" office:value="72.6137974717654">
            <text:p>72.61</text:p>
          </table:table-cell>
          <table:table-cell table:style-name="ce7" table:formula="of:=(720-4*[.$B$3]-[.V17]+[.$B$4]*60)/1440" office:value-type="float" office:value="0.506840802287611">
            <text:p>12:09:51</text:p>
          </table:table-cell>
          <table:table-cell table:style-name="ce7" table:formula="of:=([.X17]*1440-[.W17]*4)/1440" office:value-type="float" office:value="0.305135809310485">
            <text:p>7:19:24</text:p>
          </table:table-cell>
          <table:table-cell table:style-name="ce7" table:formula="of:=([.X17]*1440+[.W17]*4)/1440" office:value-type="float" office:value="0.708545795264737">
            <text:p>17:00:18</text:p>
          </table:table-cell>
          <table:table-cell table:formula="of:=8*[.W17]" office:value-type="float" office:value="580.910379774123">
            <text:p>580.91</text:p>
          </table:table-cell>
          <table:table-cell table:formula="of:=MOD([.E17]*1440+[.V17]+4*[.$B$3]-60*[.$B$4];1440)" office:value-type="float" office:value="710.14924470584">
            <text:p>710.15</text:p>
          </table:table-cell>
          <table:table-cell table:formula="of:=IF([.AB17]/4&lt;0;[.AB17]/4+180;[.AB17]/4-180)" office:value-type="float" office:value="-2.46268882354002">
            <text:p>-2.46</text:p>
          </table:table-cell>
          <table:table-cell table:formula="of:=DEGREES(ACOS(SIN(RADIANS([.$B$2]))*SIN(RADIANS([.T17]))+COS(RADIANS([.$B$2]))*COS(RADIANS([.T17]))*COS(RADIANS([.AC17]))))" office:value-type="float" office:value="60.8655316191606">
            <text:p>60.87</text:p>
          </table:table-cell>
          <table:table-cell table:formula="of:=90-[.AD17]" office:value-type="float" office:value="29.1344683808394">
            <text:p>29.13</text:p>
          </table:table-cell>
          <table:table-cell table:formula="of:=IF([.AE17]&gt;85;0;IF([.AE17]&gt;5;58.1/TAN(RADIANS([.AE17]))-0.07/POWER(TAN(RADIANS([.AE17]));3)+0.000086/POWER(TAN(RADIANS([.AE17]));5);IF([.AE17]&gt;-0.575;1735+[.AE17]*(-518.2+[.AE17]*(103.4+[.AE17]*(-12.79+[.AE17]*0.711)));-20.772/TAN(RADIANS([.AE17])))))/3600" office:value-type="float" office:value="0.0288430106164168">
            <text:p>0.03</text:p>
          </table:table-cell>
          <table:table-cell table:formula="of:=[.AE17]+[.AF17]" office:value-type="float" office:value="29.1633113914558">
            <text:p>29.16</text:p>
          </table:table-cell>
          <table:table-cell table:formula="of:=IF([.AC17]&gt;0;MOD(DEGREES(ACOS(((SIN(RADIANS([.$B$2]))*COS(RADIANS([.AD17])))-SIN(RADIANS([.T17])))/(COS(RADIANS([.$B$2]))*SIN(RADIANS([.AD17])))))+180;360);MOD(540-DEGREES(ACOS(((SIN(RADIANS([.$B$2]))*COS(RADIANS([.AD17])))-SIN(RADIANS([.T17])))/(COS(RADIANS([.$B$2]))*SIN(RADIANS([.AD17])))));360))" office:value-type="float" office:value="177.364621039313">
            <text:p>177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]+1" office:value-type="date" office:date-value="2026-01-17">
            <text:p>1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]+2415018.5+[.E18]-[.$B$4]/24" office:value-type="float" office:value="2461058.29166667">
            <text:p>2461058.29</text:p>
          </table:table-cell>
          <table:table-cell table:style-name="ce9" table:formula="of:=([.F18]-2451545)/36525" office:value-type="float" office:value="0.260459730778002">
            <text:p>0.26045973</text:p>
          </table:table-cell>
          <table:table-cell/>
          <table:table-cell table:formula="of:=MOD(280.46646+[.G18]*(36000.76983+[.G18]*0.0003032);360)" office:value-type="float" office:value="297.217298291471">
            <text:p>297.22</text:p>
          </table:table-cell>
          <table:table-cell table:formula="of:=357.52911+[.G18]*(35999.05029-0.0001537*[.G18])" office:value-type="float" office:value="9733.83204637025">
            <text:p>9733.83</text:p>
          </table:table-cell>
          <table:table-cell table:formula="of:=0.016708634-[.G18]*(0.000042037+0.0000001267*[.G18])" office:value-type="float" office:value="0.0166976764590616">
            <text:p>0.02</text:p>
          </table:table-cell>
          <table:table-cell table:formula="of:=SIN(RADIANS([.J18]))*(1.914602-[.G18]*(0.004817+0.000014*[.G18]))+SIN(RADIANS(2*[.J18]))*(0.019993-0.000101*[.G18])+SIN(RADIANS(3*[.J18]))*0.000289" office:value-type="float" office:value="0.466898096785213">
            <text:p>0.47</text:p>
          </table:table-cell>
          <table:table-cell table:formula="of:=[.I18]+[.L18]" office:value-type="float" office:value="297.684196388256">
            <text:p>297.68</text:p>
          </table:table-cell>
          <table:table-cell table:formula="of:=[.J18]+[.L18]" office:value-type="float" office:value="9734.29894446703">
            <text:p>9734.3</text:p>
          </table:table-cell>
          <table:table-cell table:formula="of:=(1.000001018*(1-[.K18]*[.K18]))/(1+[.K18]*COS(RADIANS([.N18])))" office:value-type="float" office:value="0.98380387770183">
            <text:p>0.98</text:p>
          </table:table-cell>
          <table:table-cell table:formula="of:=[.M18]-0.00569-0.00478*SIN(RADIANS(125.04-1934.136*[.G18]))" office:value-type="float" office:value="297.680040857573">
            <text:p>297.68</text:p>
          </table:table-cell>
          <table:table-cell table:formula="of:=23+(26+((21.448-[.G18]*(46.815+[.G18]*(0.00059-[.G18]*0.001813))))/60)/60" office:value-type="float" office:value="23.4359040471425">
            <text:p>23.44</text:p>
          </table:table-cell>
          <table:table-cell table:formula="of:=[.Q18]+0.00256*COS(RADIANS(125.04-1934.136*[.G18]))" office:value-type="float" office:value="23.4383285536661">
            <text:p>23.44</text:p>
          </table:table-cell>
          <table:table-cell table:formula="of:=DEGREES(ATAN2(COS(RADIANS([.P18]));COS(RADIANS([.R18]))*SIN(RADIANS([.P18]))))" office:value-type="float" office:value="-60.2415547593902">
            <text:p>-60.24</text:p>
          </table:table-cell>
          <table:table-cell table:formula="of:=DEGREES(ASIN(SIN(RADIANS([.R18]))*SIN(RADIANS([.P18]))))" office:value-type="float" office:value="-20.6243909354771">
            <text:p>-20.62</text:p>
          </table:table-cell>
          <table:table-cell table:formula="of:=TAN(RADIANS([.R18]/2))*TAN(RADIANS([.R18]/2))" office:value-type="float" office:value="0.0430308942991081">
            <text:p>0.04</text:p>
          </table:table-cell>
          <table:table-cell table:formula="of:=4*DEGREES([.U18]*SIN(2*RADIANS([.I18]))-2*[.K18]*SIN(RADIANS([.J18]))+4*[.K18]*[.U18]*SIN(RADIANS([.J18]))*COS(2*RADIANS([.I18]))-0.5*[.U18]*[.U18]*SIN(4*RADIANS([.I18]))-1.25*[.K18]*[.K18]*SIN(2*RADIANS([.J18])))" office:value-type="float" office:value="-10.1814958274768">
            <text:p>-10.18</text:p>
          </table:table-cell>
          <table:table-cell table:formula="of:=DEGREES(ACOS(COS(RADIANS(90.833))/(COS(RADIANS([.$B$2]))*COS(RADIANS([.T18])))-TAN(RADIANS([.$B$2]))*TAN(RADIANS([.T18]))))" office:value-type="float" office:value="72.8108687449255">
            <text:p>72.81</text:p>
          </table:table-cell>
          <table:table-cell table:style-name="ce7" table:formula="of:=(720-4*[.$B$3]-[.V18]+[.$B$4]*60)/1440" office:value-type="float" office:value="0.507070483213526">
            <text:p>12:10:11</text:p>
          </table:table-cell>
          <table:table-cell table:style-name="ce7" table:formula="of:=([.X18]*1440-[.W18]*4)/1440" office:value-type="float" office:value="0.304818070033177">
            <text:p>7:18:56</text:p>
          </table:table-cell>
          <table:table-cell table:style-name="ce7" table:formula="of:=([.X18]*1440+[.W18]*4)/1440" office:value-type="float" office:value="0.709322896393874">
            <text:p>17:01:25</text:p>
          </table:table-cell>
          <table:table-cell table:formula="of:=8*[.W18]" office:value-type="float" office:value="582.486949959404">
            <text:p>582.49</text:p>
          </table:table-cell>
          <table:table-cell table:formula="of:=MOD([.E18]*1440+[.V18]+4*[.$B$3]-60*[.$B$4];1440)" office:value-type="float" office:value="709.818504172523">
            <text:p>709.82</text:p>
          </table:table-cell>
          <table:table-cell table:formula="of:=IF([.AB18]/4&lt;0;[.AB18]/4+180;[.AB18]/4-180)" office:value-type="float" office:value="-2.54537395686918">
            <text:p>-2.55</text:p>
          </table:table-cell>
          <table:table-cell table:formula="of:=DEGREES(ACOS(SIN(RADIANS([.$B$2]))*SIN(RADIANS([.T18]))+COS(RADIANS([.$B$2]))*COS(RADIANS([.T18]))*COS(RADIANS([.AC18]))))" office:value-type="float" office:value="60.6708894440552">
            <text:p>60.67</text:p>
          </table:table-cell>
          <table:table-cell table:formula="of:=90-[.AD18]" office:value-type="float" office:value="29.3291105559448">
            <text:p>29.33</text:p>
          </table:table-cell>
          <table:table-cell table:formula="of:=IF([.AE18]&gt;85;0;IF([.AE18]&gt;5;58.1/TAN(RADIANS([.AE18]))-0.07/POWER(TAN(RADIANS([.AE18]));3)+0.000086/POWER(TAN(RADIANS([.AE18]));5);IF([.AE18]&gt;-0.575;1735+[.AE18]*(-518.2+[.AE18]*(103.4+[.AE18]*(-12.79+[.AE18]*0.711)));-20.772/TAN(RADIANS([.AE18])))))/3600" office:value-type="float" office:value="0.0286157458339606">
            <text:p>0.03</text:p>
          </table:table-cell>
          <table:table-cell table:formula="of:=[.AE18]+[.AF18]" office:value-type="float" office:value="29.3577263017788">
            <text:p>29.36</text:p>
          </table:table-cell>
          <table:table-cell table:formula="of:=IF([.AC18]&gt;0;MOD(DEGREES(ACOS(((SIN(RADIANS([.$B$2]))*COS(RADIANS([.AD18])))-SIN(RADIANS([.T18])))/(COS(RADIANS([.$B$2]))*SIN(RADIANS([.AD18])))))+180;360);MOD(540-DEGREES(ACOS(((SIN(RADIANS([.$B$2]))*COS(RADIANS([.AD18])))-SIN(RADIANS([.T18])))/(COS(RADIANS([.$B$2]))*SIN(RADIANS([.AD18])))));360))" office:value-type="float" office:value="177.267373720573">
            <text:p>177.27</text:p>
          </table:table-cell>
          <table:table-cell table:number-columns-repeated="990"/>
        </table:table-row>
        <table:table-row table:style-name="ro2">
          <table:table-cell>
            <draw:frame table:end-cell-address="Calculations.C30" table:end-x="1.2323in" table:end-y="0.0075in" draw:z-index="1" draw:style-name="gr1" svg:width="3.2193in" svg:height="1.9469in" svg:x="0.0315in" svg:y="0.085in">
              <draw:object draw:notify-on-update-of-ranges="Calculations.AA1:Calculations.AA1 Calculations.AA2:Calculations.AA36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6" table:formula="of:=[.D18]+1" office:value-type="date" office:date-value="2026-01-18">
            <text:p>1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]+2415018.5+[.E19]-[.$B$4]/24" office:value-type="float" office:value="2461059.29166667">
            <text:p>2461059.29</text:p>
          </table:table-cell>
          <table:table-cell table:style-name="ce9" table:formula="of:=([.F19]-2451545)/36525" office:value-type="float" office:value="0.260487109285873">
            <text:p>0.26048711</text:p>
          </table:table-cell>
          <table:table-cell/>
          <table:table-cell table:formula="of:=MOD(280.46646+[.G19]*(36000.76983+[.G19]*0.0003032);360)" office:value-type="float" office:value="298.202945655959">
            <text:p>298.2</text:p>
          </table:table-cell>
          <table:table-cell table:formula="of:=357.52911+[.G19]*(35999.05029-0.0001537*[.G19])" office:value-type="float" office:value="9734.81764664978">
            <text:p>9734.82</text:p>
          </table:table-cell>
          <table:table-cell table:formula="of:=0.016708634-[.G19]*(0.000042037+0.0000001267*[.G19])" office:value-type="float" office:value="0.0166976753063442">
            <text:p>0.02</text:p>
          </table:table-cell>
          <table:table-cell table:formula="of:=SIN(RADIANS([.J19]))*(1.914602-[.G19]*(0.004817+0.000014*[.G19]))+SIN(RADIANS(2*[.J19]))*(0.019993-0.000101*[.G19])+SIN(RADIANS(3*[.J19]))*0.000289" office:value-type="float" office:value="0.499401383335284">
            <text:p>0.5</text:p>
          </table:table-cell>
          <table:table-cell table:formula="of:=[.I19]+[.L19]" office:value-type="float" office:value="298.702347039295">
            <text:p>298.7</text:p>
          </table:table-cell>
          <table:table-cell table:formula="of:=[.J19]+[.L19]" office:value-type="float" office:value="9735.31704803311">
            <text:p>9735.32</text:p>
          </table:table-cell>
          <table:table-cell table:formula="of:=(1.000001018*(1-[.K19]*[.K19]))/(1+[.K19]*COS(RADIANS([.N19])))" office:value-type="float" office:value="0.983877299397327">
            <text:p>0.98</text:p>
          </table:table-cell>
          <table:table-cell table:formula="of:=[.M19]-0.00569-0.00478*SIN(RADIANS(125.04-1934.136*[.G19]))" office:value-type="float" office:value="298.698195691895">
            <text:p>298.7</text:p>
          </table:table-cell>
          <table:table-cell table:formula="of:=23+(26+((21.448-[.G19]*(46.815+[.G19]*(0.00059-[.G19]*0.001813))))/60)/60" office:value-type="float" office:value="23.4359036911083">
            <text:p>23.44</text:p>
          </table:table-cell>
          <table:table-cell table:formula="of:=[.Q19]+0.00256*COS(RADIANS(125.04-1934.136*[.G19]))" office:value-type="float" office:value="23.4383274370674">
            <text:p>23.44</text:p>
          </table:table-cell>
          <table:table-cell table:formula="of:=DEGREES(ATAN2(COS(RADIANS([.P19]));COS(RADIANS([.R19]))*SIN(RADIANS([.P19]))))" office:value-type="float" office:value="-59.1765067446616">
            <text:p>-59.18</text:p>
          </table:table-cell>
          <table:table-cell table:formula="of:=DEGREES(ASIN(SIN(RADIANS([.R19]))*SIN(RADIANS([.P19]))))" office:value-type="float" office:value="-20.420121454502">
            <text:p>-20.42</text:p>
          </table:table-cell>
          <table:table-cell table:formula="of:=TAN(RADIANS([.R19]/2))*TAN(RADIANS([.R19]/2))" office:value-type="float" office:value="0.0430308900825137">
            <text:p>0.04</text:p>
          </table:table-cell>
          <table:table-cell table:formula="of:=4*DEGREES([.U19]*SIN(2*RADIANS([.I19]))-2*[.K19]*SIN(RADIANS([.J19]))+4*[.K19]*[.U19]*SIN(RADIANS([.J19]))*COS(2*RADIANS([.I19]))-0.5*[.U19]*[.U19]*SIN(4*RADIANS([.I19]))-1.25*[.K19]*[.K19]*SIN(2*RADIANS([.J19])))" office:value-type="float" office:value="-10.5004541363647">
            <text:p>-10.5</text:p>
          </table:table-cell>
          <table:table-cell table:formula="of:=DEGREES(ACOS(COS(RADIANS(90.833))/(COS(RADIANS([.$B$2]))*COS(RADIANS([.T19])))-TAN(RADIANS([.$B$2]))*TAN(RADIANS([.T19]))))" office:value-type="float" office:value="73.0136926585527">
            <text:p>73.01</text:p>
          </table:table-cell>
          <table:table-cell table:style-name="ce7" table:formula="of:=(720-4*[.$B$3]-[.V19]+[.$B$4]*60)/1440" office:value-type="float" office:value="0.507291982039142">
            <text:p>12:10:30</text:p>
          </table:table-cell>
          <table:table-cell table:style-name="ce7" table:formula="of:=([.X19]*1440-[.W19]*4)/1440" office:value-type="float" office:value="0.304476169098718">
            <text:p>7:18:27</text:p>
          </table:table-cell>
          <table:table-cell table:style-name="ce7" table:formula="of:=([.X19]*1440+[.W19]*4)/1440" office:value-type="float" office:value="0.710107794979566">
            <text:p>17:02:33</text:p>
          </table:table-cell>
          <table:table-cell table:formula="of:=8*[.W19]" office:value-type="float" office:value="584.109541268422">
            <text:p>584.11</text:p>
          </table:table-cell>
          <table:table-cell table:formula="of:=MOD([.E19]*1440+[.V19]+4*[.$B$3]-60*[.$B$4];1440)" office:value-type="float" office:value="709.499545863635">
            <text:p>709.5</text:p>
          </table:table-cell>
          <table:table-cell table:formula="of:=IF([.AB19]/4&lt;0;[.AB19]/4+180;[.AB19]/4-180)" office:value-type="float" office:value="-2.62511353409118">
            <text:p>-2.63</text:p>
          </table:table-cell>
          <table:table-cell table:formula="of:=DEGREES(ACOS(SIN(RADIANS([.$B$2]))*SIN(RADIANS([.T19]))+COS(RADIANS([.$B$2]))*COS(RADIANS([.T19]))*COS(RADIANS([.AC19]))))" office:value-type="float" office:value="60.4697435072824">
            <text:p>60.47</text:p>
          </table:table-cell>
          <table:table-cell table:formula="of:=90-[.AD19]" office:value-type="float" office:value="29.5302564927176">
            <text:p>29.53</text:p>
          </table:table-cell>
          <table:table-cell table:formula="of:=IF([.AE19]&gt;85;0;IF([.AE19]&gt;5;58.1/TAN(RADIANS([.AE19]))-0.07/POWER(TAN(RADIANS([.AE19]));3)+0.000086/POWER(TAN(RADIANS([.AE19]));5);IF([.AE19]&gt;-0.575;1735+[.AE19]*(-518.2+[.AE19]*(103.4+[.AE19]*(-12.79+[.AE19]*0.711)));-20.772/TAN(RADIANS([.AE19])))))/3600" office:value-type="float" office:value="0.0283837139342315">
            <text:p>0.03</text:p>
          </table:table-cell>
          <table:table-cell table:formula="of:=[.AE19]+[.AF19]" office:value-type="float" office:value="29.5586402066518">
            <text:p>29.56</text:p>
          </table:table-cell>
          <table:table-cell table:formula="of:=IF([.AC19]&gt;0;MOD(DEGREES(ACOS(((SIN(RADIANS([.$B$2]))*COS(RADIANS([.AD19])))-SIN(RADIANS([.T19])))/(COS(RADIANS([.$B$2]))*SIN(RADIANS([.AD19])))))+180;360);MOD(540-DEGREES(ACOS(((SIN(RADIANS([.$B$2]))*COS(RADIANS([.AD19])))-SIN(RADIANS([.T19])))/(COS(RADIANS([.$B$2]))*SIN(RADIANS([.AD19])))));360))" office:value-type="float" office:value="177.172393190813">
            <text:p>177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]+1" office:value-type="date" office:date-value="2026-01-19">
            <text:p>1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]+2415018.5+[.E20]-[.$B$4]/24" office:value-type="float" office:value="2461060.29166667">
            <text:p>2461060.29</text:p>
          </table:table-cell>
          <table:table-cell table:style-name="ce9" table:formula="of:=([.F20]-2451545)/36525" office:value-type="float" office:value="0.260514487793744">
            <text:p>0.26051449</text:p>
          </table:table-cell>
          <table:table-cell/>
          <table:table-cell table:formula="of:=MOD(280.46646+[.G20]*(36000.76983+[.G20]*0.0003032);360)" office:value-type="float" office:value="299.188593020448">
            <text:p>299.19</text:p>
          </table:table-cell>
          <table:table-cell table:formula="of:=357.52911+[.G20]*(35999.05029-0.0001537*[.G20])" office:value-type="float" office:value="9735.80324692931">
            <text:p>9735.8</text:p>
          </table:table-cell>
          <table:table-cell table:formula="of:=0.016708634-[.G20]*(0.000042037+0.0000001267*[.G20])" office:value-type="float" office:value="0.0166976741536266">
            <text:p>0.02</text:p>
          </table:table-cell>
          <table:table-cell table:formula="of:=SIN(RADIANS([.J20]))*(1.914602-[.G20]*(0.004817+0.000014*[.G20]))+SIN(RADIANS(2*[.J20]))*(0.019993-0.000101*[.G20])+SIN(RADIANS(3*[.J20]))*0.000289" office:value-type="float" office:value="0.531747649740775">
            <text:p>0.53</text:p>
          </table:table-cell>
          <table:table-cell table:formula="of:=[.I20]+[.L20]" office:value-type="float" office:value="299.720340670189">
            <text:p>299.72</text:p>
          </table:table-cell>
          <table:table-cell table:formula="of:=[.J20]+[.L20]" office:value-type="float" office:value="9736.33499457905">
            <text:p>9736.33</text:p>
          </table:table-cell>
          <table:table-cell table:formula="of:=(1.000001018*(1-[.K20]*[.K20]))/(1+[.K20]*COS(RADIANS([.N20])))" office:value-type="float" office:value="0.983955643889293">
            <text:p>0.98</text:p>
          </table:table-cell>
          <table:table-cell table:formula="of:=[.M20]-0.00569-0.00478*SIN(RADIANS(125.04-1934.136*[.G20]))" office:value-type="float" office:value="299.716193504759">
            <text:p>299.72</text:p>
          </table:table-cell>
          <table:table-cell table:formula="of:=23+(26+((21.448-[.G20]*(46.815+[.G20]*(0.00059-[.G20]*0.001813))))/60)/60" office:value-type="float" office:value="23.4359033350741">
            <text:p>23.44</text:p>
          </table:table-cell>
          <table:table-cell table:formula="of:=[.Q20]+0.00256*COS(RADIANS(125.04-1934.136*[.G20]))" office:value-type="float" office:value="23.4383263183983">
            <text:p>23.44</text:p>
          </table:table-cell>
          <table:table-cell table:formula="of:=DEGREES(ATAN2(COS(RADIANS([.P20]));COS(RADIANS([.R20]))*SIN(RADIANS([.P20]))))" office:value-type="float" office:value="-58.1144902534446">
            <text:p>-58.11</text:p>
          </table:table-cell>
          <table:table-cell table:formula="of:=DEGREES(ASIN(SIN(RADIANS([.R20]))*SIN(RADIANS([.P20]))))" office:value-type="float" office:value="-20.2094290741715">
            <text:p>-20.21</text:p>
          </table:table-cell>
          <table:table-cell table:formula="of:=TAN(RADIANS([.R20]/2))*TAN(RADIANS([.R20]/2))" office:value-type="float" office:value="0.0430308858581014">
            <text:p>0.04</text:p>
          </table:table-cell>
          <table:table-cell table:formula="of:=4*DEGREES([.U20]*SIN(2*RADIANS([.I20]))-2*[.K20]*SIN(RADIANS([.J20]))+4*[.K20]*[.U20]*SIN(RADIANS([.J20]))*COS(2*RADIANS([.I20]))-0.5*[.U20]*[.U20]*SIN(4*RADIANS([.I20]))-1.25*[.K20]*[.K20]*SIN(2*RADIANS([.J20])))" office:value-type="float" office:value="-10.8073718781512">
            <text:p>-10.81</text:p>
          </table:table-cell>
          <table:table-cell table:formula="of:=DEGREES(ACOS(COS(RADIANS(90.833))/(COS(RADIANS([.$B$2]))*COS(RADIANS([.T20])))-TAN(RADIANS([.$B$2]))*TAN(RADIANS([.T20]))))" office:value-type="float" office:value="73.2221183158921">
            <text:p>73.22</text:p>
          </table:table-cell>
          <table:table-cell table:style-name="ce7" table:formula="of:=(720-4*[.$B$3]-[.V20]+[.$B$4]*60)/1440" office:value-type="float" office:value="0.507505119359827">
            <text:p>12:10:48</text:p>
          </table:table-cell>
          <table:table-cell table:style-name="ce7" table:formula="of:=([.X20]*1440-[.W20]*4)/1440" office:value-type="float" office:value="0.304110346260127">
            <text:p>7:17:55</text:p>
          </table:table-cell>
          <table:table-cell table:style-name="ce7" table:formula="of:=([.X20]*1440+[.W20]*4)/1440" office:value-type="float" office:value="0.710899892459527">
            <text:p>17:03:42</text:p>
          </table:table-cell>
          <table:table-cell table:formula="of:=8*[.W20]" office:value-type="float" office:value="585.776946527137">
            <text:p>585.78</text:p>
          </table:table-cell>
          <table:table-cell table:formula="of:=MOD([.E20]*1440+[.V20]+4*[.$B$3]-60*[.$B$4];1440)" office:value-type="float" office:value="709.192628121849">
            <text:p>709.19</text:p>
          </table:table-cell>
          <table:table-cell table:formula="of:=IF([.AB20]/4&lt;0;[.AB20]/4+180;[.AB20]/4-180)" office:value-type="float" office:value="-2.70184296953781">
            <text:p>-2.7</text:p>
          </table:table-cell>
          <table:table-cell table:formula="of:=DEGREES(ACOS(SIN(RADIANS([.$B$2]))*SIN(RADIANS([.T20]))+COS(RADIANS([.$B$2]))*COS(RADIANS([.T20]))*COS(RADIANS([.AC20]))))" office:value-type="float" office:value="60.2621749085368">
            <text:p>60.26</text:p>
          </table:table-cell>
          <table:table-cell table:formula="of:=90-[.AD20]" office:value-type="float" office:value="29.7378250914632">
            <text:p>29.74</text:p>
          </table:table-cell>
          <table:table-cell table:formula="of:=IF([.AE20]&gt;85;0;IF([.AE20]&gt;5;58.1/TAN(RADIANS([.AE20]))-0.07/POWER(TAN(RADIANS([.AE20]));3)+0.000086/POWER(TAN(RADIANS([.AE20]));5);IF([.AE20]&gt;-0.575;1735+[.AE20]*(-518.2+[.AE20]*(103.4+[.AE20]*(-12.79+[.AE20]*0.711)));-20.772/TAN(RADIANS([.AE20])))))/3600" office:value-type="float" office:value="0.0281472249534792">
            <text:p>0.03</text:p>
          </table:table-cell>
          <table:table-cell table:formula="of:=[.AE20]+[.AF20]" office:value-type="float" office:value="29.7659723164167">
            <text:p>29.77</text:p>
          </table:table-cell>
          <table:table-cell table:formula="of:=IF([.AC20]&gt;0;MOD(DEGREES(ACOS(((SIN(RADIANS([.$B$2]))*COS(RADIANS([.AD20])))-SIN(RADIANS([.T20])))/(COS(RADIANS([.$B$2]))*SIN(RADIANS([.AD20])))))+180;360);MOD(540-DEGREES(ACOS(((SIN(RADIANS([.$B$2]))*COS(RADIANS([.AD20])))-SIN(RADIANS([.T20])))/(COS(RADIANS([.$B$2]))*SIN(RADIANS([.AD20])))));360))" office:value-type="float" office:value="177.079750167602">
            <text:p>177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]+1" office:value-type="date" office:date-value="2026-01-20">
            <text:p>1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]+2415018.5+[.E21]-[.$B$4]/24" office:value-type="float" office:value="2461061.29166667">
            <text:p>2461061.29</text:p>
          </table:table-cell>
          <table:table-cell table:style-name="ce9" table:formula="of:=([.F21]-2451545)/36525" office:value-type="float" office:value="0.260541866301616">
            <text:p>0.26054187</text:p>
          </table:table-cell>
          <table:table-cell/>
          <table:table-cell table:formula="of:=MOD(280.46646+[.G21]*(36000.76983+[.G21]*0.0003032);360)" office:value-type="float" office:value="300.174240384938">
            <text:p>300.17</text:p>
          </table:table-cell>
          <table:table-cell table:formula="of:=357.52911+[.G21]*(35999.05029-0.0001537*[.G21])" office:value-type="float" office:value="9736.78884720884">
            <text:p>9736.79</text:p>
          </table:table-cell>
          <table:table-cell table:formula="of:=0.016708634-[.G21]*(0.000042037+0.0000001267*[.G21])" office:value-type="float" office:value="0.0166976730009088">
            <text:p>0.02</text:p>
          </table:table-cell>
          <table:table-cell table:formula="of:=SIN(RADIANS([.J21]))*(1.914602-[.G21]*(0.004817+0.000014*[.G21]))+SIN(RADIANS(2*[.J21]))*(0.019993-0.000101*[.G21])+SIN(RADIANS(3*[.J21]))*0.000289" office:value-type="float" office:value="0.563926775522455">
            <text:p>0.56</text:p>
          </table:table-cell>
          <table:table-cell table:formula="of:=[.I21]+[.L21]" office:value-type="float" office:value="300.738167160461">
            <text:p>300.74</text:p>
          </table:table-cell>
          <table:table-cell table:formula="of:=[.J21]+[.L21]" office:value-type="float" office:value="9737.35277398437">
            <text:p>9737.35</text:p>
          </table:table-cell>
          <table:table-cell table:formula="of:=(1.000001018*(1-[.K21]*[.K21]))/(1+[.K21]*COS(RADIANS([.N21])))" office:value-type="float" office:value="0.984038885666986">
            <text:p>0.98</text:p>
          </table:table-cell>
          <table:table-cell table:formula="of:=[.M21]-0.00569-0.00478*SIN(RADIANS(125.04-1934.136*[.G21]))" office:value-type="float" office:value="300.734024175683">
            <text:p>300.73</text:p>
          </table:table-cell>
          <table:table-cell table:formula="of:=23+(26+((21.448-[.G21]*(46.815+[.G21]*(0.00059-[.G21]*0.001813))))/60)/60" office:value-type="float" office:value="23.4359029790399">
            <text:p>23.44</text:p>
          </table:table-cell>
          <table:table-cell table:formula="of:=[.Q21]+0.00256*COS(RADIANS(125.04-1934.136*[.G21]))" office:value-type="float" office:value="23.4383251976597">
            <text:p>23.44</text:p>
          </table:table-cell>
          <table:table-cell table:formula="of:=DEGREES(ATAN2(COS(RADIANS([.P21]));COS(RADIANS([.R21]))*SIN(RADIANS([.P21]))))" office:value-type="float" office:value="-57.0555618943369">
            <text:p>-57.06</text:p>
          </table:table-cell>
          <table:table-cell table:formula="of:=DEGREES(ASIN(SIN(RADIANS([.R21]))*SIN(RADIANS([.P21]))))" office:value-type="float" office:value="-19.9924087786566">
            <text:p>-19.99</text:p>
          </table:table-cell>
          <table:table-cell table:formula="of:=TAN(RADIANS([.R21]/2))*TAN(RADIANS([.R21]/2))" office:value-type="float" office:value="0.0430308816258737">
            <text:p>0.04</text:p>
          </table:table-cell>
          <table:table-cell table:formula="of:=4*DEGREES([.U21]*SIN(2*RADIANS([.I21]))-2*[.K21]*SIN(RADIANS([.J21]))+4*[.K21]*[.U21]*SIN(RADIANS([.J21]))*COS(2*RADIANS([.I21]))-0.5*[.U21]*[.U21]*SIN(4*RADIANS([.I21]))-1.25*[.K21]*[.K21]*SIN(2*RADIANS([.J21])))" office:value-type="float" office:value="-11.1020090190028">
            <text:p>-11.1</text:p>
          </table:table-cell>
          <table:table-cell table:formula="of:=DEGREES(ACOS(COS(RADIANS(90.833))/(COS(RADIANS([.$B$2]))*COS(RADIANS([.T21])))-TAN(RADIANS([.$B$2]))*TAN(RADIANS([.T21]))))" office:value-type="float" office:value="73.4359940891197">
            <text:p>73.44</text:p>
          </table:table-cell>
          <table:table-cell table:style-name="ce7" table:formula="of:=(720-4*[.$B$3]-[.V21]+[.$B$4]*60)/1440" office:value-type="float" office:value="0.507709728485419">
            <text:p>12:11:06</text:p>
          </table:table-cell>
          <table:table-cell table:style-name="ce7" table:formula="of:=([.X21]*1440-[.W21]*4)/1440" office:value-type="float" office:value="0.303720856015642">
            <text:p>7:17:21</text:p>
          </table:table-cell>
          <table:table-cell table:style-name="ce7" table:formula="of:=([.X21]*1440+[.W21]*4)/1440" office:value-type="float" office:value="0.711698600955196">
            <text:p>17:04:51</text:p>
          </table:table-cell>
          <table:table-cell table:formula="of:=8*[.W21]" office:value-type="float" office:value="587.487952712957">
            <text:p>587.49</text:p>
          </table:table-cell>
          <table:table-cell table:formula="of:=MOD([.E21]*1440+[.V21]+4*[.$B$3]-60*[.$B$4];1440)" office:value-type="float" office:value="708.897990980997">
            <text:p>708.9</text:p>
          </table:table-cell>
          <table:table-cell table:formula="of:=IF([.AB21]/4&lt;0;[.AB21]/4+180;[.AB21]/4-180)" office:value-type="float" office:value="-2.77550225475071">
            <text:p>-2.78</text:p>
          </table:table-cell>
          <table:table-cell table:formula="of:=DEGREES(ACOS(SIN(RADIANS([.$B$2]))*SIN(RADIANS([.T21]))+COS(RADIANS([.$B$2]))*COS(RADIANS([.T21]))*COS(RADIANS([.AC21]))))" office:value-type="float" office:value="60.0482669550911">
            <text:p>60.05</text:p>
          </table:table-cell>
          <table:table-cell table:formula="of:=90-[.AD21]" office:value-type="float" office:value="29.9517330449089">
            <text:p>29.95</text:p>
          </table:table-cell>
          <table:table-cell table:formula="of:=IF([.AE21]&gt;85;0;IF([.AE21]&gt;5;58.1/TAN(RADIANS([.AE21]))-0.07/POWER(TAN(RADIANS([.AE21]));3)+0.000086/POWER(TAN(RADIANS([.AE21]));5);IF([.AE21]&gt;-0.575;1735+[.AE21]*(-518.2+[.AE21]*(103.4+[.AE21]*(-12.79+[.AE21]*0.711)));-20.772/TAN(RADIANS([.AE21])))))/3600" office:value-type="float" office:value="0.0279065857587872">
            <text:p>0.03</text:p>
          </table:table-cell>
          <table:table-cell table:formula="of:=[.AE21]+[.AF21]" office:value-type="float" office:value="29.9796396306677">
            <text:p>29.98</text:p>
          </table:table-cell>
          <table:table-cell table:formula="of:=IF([.AC21]&gt;0;MOD(DEGREES(ACOS(((SIN(RADIANS([.$B$2]))*COS(RADIANS([.AD21])))-SIN(RADIANS([.T21])))/(COS(RADIANS([.$B$2]))*SIN(RADIANS([.AD21])))))+180;360);MOD(540-DEGREES(ACOS(((SIN(RADIANS([.$B$2]))*COS(RADIANS([.AD21])))-SIN(RADIANS([.T21])))/(COS(RADIANS([.$B$2]))*SIN(RADIANS([.AD21])))));360))" office:value-type="float" office:value="176.989513605722">
            <text:p>176.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]+1" office:value-type="date" office:date-value="2026-01-21">
            <text:p>1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]+2415018.5+[.E22]-[.$B$4]/24" office:value-type="float" office:value="2461062.29166667">
            <text:p>2461062.29</text:p>
          </table:table-cell>
          <table:table-cell table:style-name="ce9" table:formula="of:=([.F22]-2451545)/36525" office:value-type="float" office:value="0.260569244809487">
            <text:p>0.26056924</text:p>
          </table:table-cell>
          <table:table-cell/>
          <table:table-cell table:formula="of:=MOD(280.46646+[.G22]*(36000.76983+[.G22]*0.0003032);360)" office:value-type="float" office:value="301.159887749429">
            <text:p>301.16</text:p>
          </table:table-cell>
          <table:table-cell table:formula="of:=357.52911+[.G22]*(35999.05029-0.0001537*[.G22])" office:value-type="float" office:value="9737.77444748838">
            <text:p>9737.77</text:p>
          </table:table-cell>
          <table:table-cell table:formula="of:=0.016708634-[.G22]*(0.000042037+0.0000001267*[.G22])" office:value-type="float" office:value="0.0166976718481908">
            <text:p>0.02</text:p>
          </table:table-cell>
          <table:table-cell table:formula="of:=SIN(RADIANS([.J22]))*(1.914602-[.G22]*(0.004817+0.000014*[.G22]))+SIN(RADIANS(2*[.J22]))*(0.019993-0.000101*[.G22])+SIN(RADIANS(3*[.J22]))*0.000289" office:value-type="float" office:value="0.595928701992958">
            <text:p>0.6</text:p>
          </table:table-cell>
          <table:table-cell table:formula="of:=[.I22]+[.L22]" office:value-type="float" office:value="301.755816451422">
            <text:p>301.76</text:p>
          </table:table-cell>
          <table:table-cell table:formula="of:=[.J22]+[.L22]" office:value-type="float" office:value="9738.37037619037">
            <text:p>9738.37</text:p>
          </table:table-cell>
          <table:table-cell table:formula="of:=(1.000001018*(1-[.K22]*[.K22]))/(1+[.K22]*COS(RADIANS([.N22])))" office:value-type="float" office:value="0.984126997638166">
            <text:p>0.98</text:p>
          </table:table-cell>
          <table:table-cell table:formula="of:=[.M22]-0.00569-0.00478*SIN(RADIANS(125.04-1934.136*[.G22]))" office:value-type="float" office:value="301.751677645974">
            <text:p>301.75</text:p>
          </table:table-cell>
          <table:table-cell table:formula="of:=23+(26+((21.448-[.G22]*(46.815+[.G22]*(0.00059-[.G22]*0.001813))))/60)/60" office:value-type="float" office:value="23.4359026230057">
            <text:p>23.44</text:p>
          </table:table-cell>
          <table:table-cell table:formula="of:=[.Q22]+0.00256*COS(RADIANS(125.04-1934.136*[.G22]))" office:value-type="float" office:value="23.438324074852">
            <text:p>23.44</text:p>
          </table:table-cell>
          <table:table-cell table:formula="of:=DEGREES(ATAN2(COS(RADIANS([.P22]));COS(RADIANS([.R22]))*SIN(RADIANS([.P22]))))" office:value-type="float" office:value="-55.9997734976508">
            <text:p>-56</text:p>
          </table:table-cell>
          <table:table-cell table:formula="of:=DEGREES(ASIN(SIN(RADIANS([.R22]))*SIN(RADIANS([.P22]))))" office:value-type="float" office:value="-19.769157548354">
            <text:p>-19.77</text:p>
          </table:table-cell>
          <table:table-cell table:formula="of:=TAN(RADIANS([.R22]/2))*TAN(RADIANS([.R22]/2))" office:value-type="float" office:value="0.0430308773858331">
            <text:p>0.04</text:p>
          </table:table-cell>
          <table:table-cell table:formula="of:=4*DEGREES([.U22]*SIN(2*RADIANS([.I22]))-2*[.K22]*SIN(RADIANS([.J22]))+4*[.K22]*[.U22]*SIN(RADIANS([.J22]))*COS(2*RADIANS([.I22]))-0.5*[.U22]*[.U22]*SIN(4*RADIANS([.I22]))-1.25*[.K22]*[.K22]*SIN(2*RADIANS([.J22])))" office:value-type="float" office:value="-11.3841440028751">
            <text:p>-11.38</text:p>
          </table:table-cell>
          <table:table-cell table:formula="of:=DEGREES(ACOS(COS(RADIANS(90.833))/(COS(RADIANS([.$B$2]))*COS(RADIANS([.T22])))-TAN(RADIANS([.$B$2]))*TAN(RADIANS([.T22]))))" office:value-type="float" office:value="73.6551679437319">
            <text:p>73.66</text:p>
          </table:table-cell>
          <table:table-cell table:style-name="ce7" table:formula="of:=(720-4*[.$B$3]-[.V22]+[.$B$4]*60)/1440" office:value-type="float" office:value="0.507905655557552">
            <text:p>12:11:23</text:p>
          </table:table-cell>
          <table:table-cell table:style-name="ce7" table:formula="of:=([.X22]*1440-[.W22]*4)/1440" office:value-type="float" office:value="0.303307966824964">
            <text:p>7:16:46</text:p>
          </table:table-cell>
          <table:table-cell table:style-name="ce7" table:formula="of:=([.X22]*1440+[.W22]*4)/1440" office:value-type="float" office:value="0.71250334429014">
            <text:p>17:06:00</text:p>
          </table:table-cell>
          <table:table-cell table:formula="of:=8*[.W22]" office:value-type="float" office:value="589.241343549855">
            <text:p>589.24</text:p>
          </table:table-cell>
          <table:table-cell table:formula="of:=MOD([.E22]*1440+[.V22]+4*[.$B$3]-60*[.$B$4];1440)" office:value-type="float" office:value="708.615855997125">
            <text:p>708.62</text:p>
          </table:table-cell>
          <table:table-cell table:formula="of:=IF([.AB22]/4&lt;0;[.AB22]/4+180;[.AB22]/4-180)" office:value-type="float" office:value="-2.84603600071878">
            <text:p>-2.85</text:p>
          </table:table-cell>
          <table:table-cell table:formula="of:=DEGREES(ACOS(SIN(RADIANS([.$B$2]))*SIN(RADIANS([.T22]))+COS(RADIANS([.$B$2]))*COS(RADIANS([.T22]))*COS(RADIANS([.AC22]))))" office:value-type="float" office:value="59.8281050918454">
            <text:p>59.83</text:p>
          </table:table-cell>
          <table:table-cell table:formula="of:=90-[.AD22]" office:value-type="float" office:value="30.1718949081546">
            <text:p>30.17</text:p>
          </table:table-cell>
          <table:table-cell table:formula="of:=IF([.AE22]&gt;85;0;IF([.AE22]&gt;5;58.1/TAN(RADIANS([.AE22]))-0.07/POWER(TAN(RADIANS([.AE22]));3)+0.000086/POWER(TAN(RADIANS([.AE22]));5);IF([.AE22]&gt;-0.575;1735+[.AE22]*(-518.2+[.AE22]*(103.4+[.AE22]*(-12.79+[.AE22]*0.711)));-20.772/TAN(RADIANS([.AE22])))))/3600" office:value-type="float" office:value="0.0276620992806663">
            <text:p>0.03</text:p>
          </table:table-cell>
          <table:table-cell table:formula="of:=[.AE22]+[.AF22]" office:value-type="float" office:value="30.1995570074353">
            <text:p>30.2</text:p>
          </table:table-cell>
          <table:table-cell table:formula="of:=IF([.AC22]&gt;0;MOD(DEGREES(ACOS(((SIN(RADIANS([.$B$2]))*COS(RADIANS([.AD22])))-SIN(RADIANS([.T22])))/(COS(RADIANS([.$B$2]))*SIN(RADIANS([.AD22])))))+180;360);MOD(540-DEGREES(ACOS(((SIN(RADIANS([.$B$2]))*COS(RADIANS([.AD22])))-SIN(RADIANS([.T22])))/(COS(RADIANS([.$B$2]))*SIN(RADIANS([.AD22])))));360))" office:value-type="float" office:value="176.901750632654">
            <text:p>176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]+1" office:value-type="date" office:date-value="2026-01-22">
            <text:p>1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]+2415018.5+[.E23]-[.$B$4]/24" office:value-type="float" office:value="2461063.29166667">
            <text:p>2461063.29</text:p>
          </table:table-cell>
          <table:table-cell table:style-name="ce9" table:formula="of:=([.F23]-2451545)/36525" office:value-type="float" office:value="0.260596623317358">
            <text:p>0.26059662</text:p>
          </table:table-cell>
          <table:table-cell/>
          <table:table-cell table:formula="of:=MOD(280.46646+[.G23]*(36000.76983+[.G23]*0.0003032);360)" office:value-type="float" office:value="302.145535113919">
            <text:p>302.15</text:p>
          </table:table-cell>
          <table:table-cell table:formula="of:=357.52911+[.G23]*(35999.05029-0.0001537*[.G23])" office:value-type="float" office:value="9738.76004776791">
            <text:p>9738.76</text:p>
          </table:table-cell>
          <table:table-cell table:formula="of:=0.016708634-[.G23]*(0.000042037+0.0000001267*[.G23])" office:value-type="float" office:value="0.0166976706954726">
            <text:p>0.02</text:p>
          </table:table-cell>
          <table:table-cell table:formula="of:=SIN(RADIANS([.J23]))*(1.914602-[.G23]*(0.004817+0.000014*[.G23]))+SIN(RADIANS(2*[.J23]))*(0.019993-0.000101*[.G23])+SIN(RADIANS(3*[.J23]))*0.000289" office:value-type="float" office:value="0.627743435902832">
            <text:p>0.63</text:p>
          </table:table-cell>
          <table:table-cell table:formula="of:=[.I23]+[.L23]" office:value-type="float" office:value="302.773278549822">
            <text:p>302.77</text:p>
          </table:table-cell>
          <table:table-cell table:formula="of:=[.J23]+[.L23]" office:value-type="float" office:value="9739.38779120381">
            <text:p>9739.39</text:p>
          </table:table-cell>
          <table:table-cell table:formula="of:=(1.000001018*(1-[.K23]*[.K23]))/(1+[.K23]*COS(RADIANS([.N23])))" office:value-type="float" office:value="0.984219951140294">
            <text:p>0.98</text:p>
          </table:table-cell>
          <table:table-cell table:formula="of:=[.M23]-0.00569-0.00478*SIN(RADIANS(125.04-1934.136*[.G23]))" office:value-type="float" office:value="302.76914392238">
            <text:p>302.77</text:p>
          </table:table-cell>
          <table:table-cell table:formula="of:=23+(26+((21.448-[.G23]*(46.815+[.G23]*(0.00059-[.G23]*0.001813))))/60)/60" office:value-type="float" office:value="23.4359022669715">
            <text:p>23.44</text:p>
          </table:table-cell>
          <table:table-cell table:formula="of:=[.Q23]+0.00256*COS(RADIANS(125.04-1934.136*[.G23]))" office:value-type="float" office:value="23.438322949976">
            <text:p>23.44</text:p>
          </table:table-cell>
          <table:table-cell table:formula="of:=DEGREES(ATAN2(COS(RADIANS([.P23]));COS(RADIANS([.R23]))*SIN(RADIANS([.P23]))))" office:value-type="float" office:value="-54.9471721185762">
            <text:p>-54.95</text:p>
          </table:table-cell>
          <table:table-cell table:formula="of:=DEGREES(ASIN(SIN(RADIANS([.R23]))*SIN(RADIANS([.P23]))))" office:value-type="float" office:value="-19.5397742463602">
            <text:p>-19.54</text:p>
          </table:table-cell>
          <table:table-cell table:formula="of:=TAN(RADIANS([.R23]/2))*TAN(RADIANS([.R23]/2))" office:value-type="float" office:value="0.043030873137982">
            <text:p>0.04</text:p>
          </table:table-cell>
          <table:table-cell table:formula="of:=4*DEGREES([.U23]*SIN(2*RADIANS([.I23]))-2*[.K23]*SIN(RADIANS([.J23]))+4*[.K23]*[.U23]*SIN(RADIANS([.J23]))*COS(2*RADIANS([.I23]))-0.5*[.U23]*[.U23]*SIN(4*RADIANS([.I23]))-1.25*[.K23]*[.K23]*SIN(2*RADIANS([.J23])))" office:value-type="float" office:value="-11.6535738803501">
            <text:p>-11.65</text:p>
          </table:table-cell>
          <table:table-cell table:formula="of:=DEGREES(ACOS(COS(RADIANS(90.833))/(COS(RADIANS([.$B$2]))*COS(RADIANS([.T23])))-TAN(RADIANS([.$B$2]))*TAN(RADIANS([.T23]))))" office:value-type="float" office:value="73.8794877497443">
            <text:p>73.88</text:p>
          </table:table-cell>
          <table:table-cell table:style-name="ce7" table:formula="of:=(720-4*[.$B$3]-[.V23]+[.$B$4]*60)/1440" office:value-type="float" office:value="0.508092759639132">
            <text:p>12:11:39</text:p>
          </table:table-cell>
          <table:table-cell table:style-name="ce7" table:formula="of:=([.X23]*1440-[.W23]*4)/1440" office:value-type="float" office:value="0.302871960334287">
            <text:p>7:16:08</text:p>
          </table:table-cell>
          <table:table-cell table:style-name="ce7" table:formula="of:=([.X23]*1440+[.W23]*4)/1440" office:value-type="float" office:value="0.713313558943977">
            <text:p>17:07:10</text:p>
          </table:table-cell>
          <table:table-cell table:formula="of:=8*[.W23]" office:value-type="float" office:value="591.035901997955">
            <text:p>591.04</text:p>
          </table:table-cell>
          <table:table-cell table:formula="of:=MOD([.E23]*1440+[.V23]+4*[.$B$3]-60*[.$B$4];1440)" office:value-type="float" office:value="708.34642611965">
            <text:p>708.35</text:p>
          </table:table-cell>
          <table:table-cell table:formula="of:=IF([.AB23]/4&lt;0;[.AB23]/4+180;[.AB23]/4-180)" office:value-type="float" office:value="-2.91339347008753">
            <text:p>-2.91</text:p>
          </table:table-cell>
          <table:table-cell table:formula="of:=DEGREES(ACOS(SIN(RADIANS([.$B$2]))*SIN(RADIANS([.T23]))+COS(RADIANS([.$B$2]))*COS(RADIANS([.T23]))*COS(RADIANS([.AC23]))))" office:value-type="float" office:value="59.6017768310716">
            <text:p>59.6</text:p>
          </table:table-cell>
          <table:table-cell table:formula="of:=90-[.AD23]" office:value-type="float" office:value="30.3982231689284">
            <text:p>30.4</text:p>
          </table:table-cell>
          <table:table-cell table:formula="of:=IF([.AE23]&gt;85;0;IF([.AE23]&gt;5;58.1/TAN(RADIANS([.AE23]))-0.07/POWER(TAN(RADIANS([.AE23]));3)+0.000086/POWER(TAN(RADIANS([.AE23]));5);IF([.AE23]&gt;-0.575;1735+[.AE23]*(-518.2+[.AE23]*(103.4+[.AE23]*(-12.79+[.AE23]*0.711)));-20.772/TAN(RADIANS([.AE23])))))/3600" office:value-type="float" office:value="0.0274140638046206">
            <text:p>0.03</text:p>
          </table:table-cell>
          <table:table-cell table:formula="of:=[.AE23]+[.AF23]" office:value-type="float" office:value="30.425637232733">
            <text:p>30.43</text:p>
          </table:table-cell>
          <table:table-cell table:formula="of:=IF([.AC23]&gt;0;MOD(DEGREES(ACOS(((SIN(RADIANS([.$B$2]))*COS(RADIANS([.AD23])))-SIN(RADIANS([.T23])))/(COS(RADIANS([.$B$2]))*SIN(RADIANS([.AD23])))))+180;360);MOD(540-DEGREES(ACOS(((SIN(RADIANS([.$B$2]))*COS(RADIANS([.AD23])))-SIN(RADIANS([.T23])))/(COS(RADIANS([.$B$2]))*SIN(RADIANS([.AD23])))));360))" office:value-type="float" office:value="176.816526485407">
            <text:p>176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]+1" office:value-type="date" office:date-value="2026-01-23">
            <text:p>1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]+2415018.5+[.E24]-[.$B$4]/24" office:value-type="float" office:value="2461064.29166667">
            <text:p>2461064.29</text:p>
          </table:table-cell>
          <table:table-cell table:style-name="ce9" table:formula="of:=([.F24]-2451545)/36525" office:value-type="float" office:value="0.26062400182523">
            <text:p>0.26062400</text:p>
          </table:table-cell>
          <table:table-cell/>
          <table:table-cell table:formula="of:=MOD(280.46646+[.G24]*(36000.76983+[.G24]*0.0003032);360)" office:value-type="float" office:value="303.131182478412">
            <text:p>303.13</text:p>
          </table:table-cell>
          <table:table-cell table:formula="of:=357.52911+[.G24]*(35999.05029-0.0001537*[.G24])" office:value-type="float" office:value="9739.74564804744">
            <text:p>9739.75</text:p>
          </table:table-cell>
          <table:table-cell table:formula="of:=0.016708634-[.G24]*(0.000042037+0.0000001267*[.G24])" office:value-type="float" office:value="0.0166976695427542">
            <text:p>0.02</text:p>
          </table:table-cell>
          <table:table-cell table:formula="of:=SIN(RADIANS([.J24]))*(1.914602-[.G24]*(0.004817+0.000014*[.G24]))+SIN(RADIANS(2*[.J24]))*(0.019993-0.000101*[.G24])+SIN(RADIANS(3*[.J24]))*0.000289" office:value-type="float" office:value="0.659361053050552">
            <text:p>0.66</text:p>
          </table:table-cell>
          <table:table-cell table:formula="of:=[.I24]+[.L24]" office:value-type="float" office:value="303.790543531462">
            <text:p>303.79</text:p>
          </table:table-cell>
          <table:table-cell table:formula="of:=[.J24]+[.L24]" office:value-type="float" office:value="9740.40500910049">
            <text:p>9740.41</text:p>
          </table:table-cell>
          <table:table-cell table:formula="of:=(1.000001018*(1-[.K24]*[.K24]))/(1+[.K24]*COS(RADIANS([.N24])))" office:value-type="float" office:value="0.984317715952343">
            <text:p>0.98</text:p>
          </table:table-cell>
          <table:table-cell table:formula="of:=[.M24]-0.00569-0.00478*SIN(RADIANS(125.04-1934.136*[.G24]))" office:value-type="float" office:value="303.786413080697">
            <text:p>303.79</text:p>
          </table:table-cell>
          <table:table-cell table:formula="of:=23+(26+((21.448-[.G24]*(46.815+[.G24]*(0.00059-[.G24]*0.001813))))/60)/60" office:value-type="float" office:value="23.4359019109373">
            <text:p>23.44</text:p>
          </table:table-cell>
          <table:table-cell table:formula="of:=[.Q24]+0.00256*COS(RADIANS(125.04-1934.136*[.G24]))" office:value-type="float" office:value="23.4383218230323">
            <text:p>23.44</text:p>
          </table:table-cell>
          <table:table-cell table:formula="of:=DEGREES(ATAN2(COS(RADIANS([.P24]));COS(RADIANS([.R24]))*SIN(RADIANS([.P24]))))" office:value-type="float" office:value="-53.897800050861">
            <text:p>-53.9</text:p>
          </table:table-cell>
          <table:table-cell table:formula="of:=DEGREES(ASIN(SIN(RADIANS([.R24]))*SIN(RADIANS([.P24]))))" office:value-type="float" office:value="-19.3043595059804">
            <text:p>-19.3</text:p>
          </table:table-cell>
          <table:table-cell table:formula="of:=TAN(RADIANS([.R24]/2))*TAN(RADIANS([.R24]/2))" office:value-type="float" office:value="0.043030868882323">
            <text:p>0.04</text:p>
          </table:table-cell>
          <table:table-cell table:formula="of:=4*DEGREES([.U24]*SIN(2*RADIANS([.I24]))-2*[.K24]*SIN(RADIANS([.J24]))+4*[.K24]*[.U24]*SIN(RADIANS([.J24]))*COS(2*RADIANS([.I24]))-0.5*[.U24]*[.U24]*SIN(4*RADIANS([.I24]))-1.25*[.K24]*[.K24]*SIN(2*RADIANS([.J24])))" office:value-type="float" office:value="-11.9101143977321">
            <text:p>-11.91</text:p>
          </table:table-cell>
          <table:table-cell table:formula="of:=DEGREES(ACOS(COS(RADIANS(90.833))/(COS(RADIANS([.$B$2]))*COS(RADIANS([.T24])))-TAN(RADIANS([.$B$2]))*TAN(RADIANS([.T24]))))" office:value-type="float" office:value="74.1088015788911">
            <text:p>74.11</text:p>
          </table:table-cell>
          <table:table-cell table:style-name="ce7" table:formula="of:=(720-4*[.$B$3]-[.V24]+[.$B$4]*60)/1440" office:value-type="float" office:value="0.508270912776203">
            <text:p>12:11:55</text:p>
          </table:table-cell>
          <table:table-cell table:style-name="ce7" table:formula="of:=([.X24]*1440-[.W24]*4)/1440" office:value-type="float" office:value="0.302413130612616">
            <text:p>7:15:28</text:p>
          </table:table-cell>
          <table:table-cell table:style-name="ce7" table:formula="of:=([.X24]*1440+[.W24]*4)/1440" office:value-type="float" office:value="0.714128694939789">
            <text:p>17:08:21</text:p>
          </table:table-cell>
          <table:table-cell table:formula="of:=8*[.W24]" office:value-type="float" office:value="592.870412631129">
            <text:p>592.87</text:p>
          </table:table-cell>
          <table:table-cell table:formula="of:=MOD([.E24]*1440+[.V24]+4*[.$B$3]-60*[.$B$4];1440)" office:value-type="float" office:value="708.089885602268">
            <text:p>708.09</text:p>
          </table:table-cell>
          <table:table-cell table:formula="of:=IF([.AB24]/4&lt;0;[.AB24]/4+180;[.AB24]/4-180)" office:value-type="float" office:value="-2.97752859943304">
            <text:p>-2.98</text:p>
          </table:table-cell>
          <table:table-cell table:formula="of:=DEGREES(ACOS(SIN(RADIANS([.$B$2]))*SIN(RADIANS([.T24]))+COS(RADIANS([.$B$2]))*COS(RADIANS([.T24]))*COS(RADIANS([.AC24]))))" office:value-type="float" office:value="59.3693716819667">
            <text:p>59.37</text:p>
          </table:table-cell>
          <table:table-cell table:formula="of:=90-[.AD24]" office:value-type="float" office:value="30.6306283180333">
            <text:p>30.63</text:p>
          </table:table-cell>
          <table:table-cell table:formula="of:=IF([.AE24]&gt;85;0;IF([.AE24]&gt;5;58.1/TAN(RADIANS([.AE24]))-0.07/POWER(TAN(RADIANS([.AE24]));3)+0.000086/POWER(TAN(RADIANS([.AE24]));5);IF([.AE24]&gt;-0.575;1735+[.AE24]*(-518.2+[.AE24]*(103.4+[.AE24]*(-12.79+[.AE24]*0.711)));-20.772/TAN(RADIANS([.AE24])))))/3600" office:value-type="float" office:value="0.0271627723224378">
            <text:p>0.03</text:p>
          </table:table-cell>
          <table:table-cell table:formula="of:=[.AE24]+[.AF24]" office:value-type="float" office:value="30.6577910903558">
            <text:p>30.66</text:p>
          </table:table-cell>
          <table:table-cell table:formula="of:=IF([.AC24]&gt;0;MOD(DEGREES(ACOS(((SIN(RADIANS([.$B$2]))*COS(RADIANS([.AD24])))-SIN(RADIANS([.T24])))/(COS(RADIANS([.$B$2]))*SIN(RADIANS([.AD24])))))+180;360);MOD(540-DEGREES(ACOS(((SIN(RADIANS([.$B$2]))*COS(RADIANS([.AD24])))-SIN(RADIANS([.T24])))/(COS(RADIANS([.$B$2]))*SIN(RADIANS([.AD24])))));360))" office:value-type="float" office:value="176.733904448949">
            <text:p>176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]+1" office:value-type="date" office:date-value="2026-01-24">
            <text:p>1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]+2415018.5+[.E25]-[.$B$4]/24" office:value-type="float" office:value="2461065.29166667">
            <text:p>2461065.29</text:p>
          </table:table-cell>
          <table:table-cell table:style-name="ce9" table:formula="of:=([.F25]-2451545)/36525" office:value-type="float" office:value="0.260651380333101">
            <text:p>0.26065138</text:p>
          </table:table-cell>
          <table:table-cell/>
          <table:table-cell table:formula="of:=MOD(280.46646+[.G25]*(36000.76983+[.G25]*0.0003032);360)" office:value-type="float" office:value="304.116829842902">
            <text:p>304.12</text:p>
          </table:table-cell>
          <table:table-cell table:formula="of:=357.52911+[.G25]*(35999.05029-0.0001537*[.G25])" office:value-type="float" office:value="9740.73124832697">
            <text:p>9740.73</text:p>
          </table:table-cell>
          <table:table-cell table:formula="of:=0.016708634-[.G25]*(0.000042037+0.0000001267*[.G25])" office:value-type="float" office:value="0.0166976683900356">
            <text:p>0.02</text:p>
          </table:table-cell>
          <table:table-cell table:formula="of:=SIN(RADIANS([.J25]))*(1.914602-[.G25]*(0.004817+0.000014*[.G25]))+SIN(RADIANS(2*[.J25]))*(0.019993-0.000101*[.G25])+SIN(RADIANS(3*[.J25]))*0.000289" office:value-type="float" office:value="0.69077170185194">
            <text:p>0.69</text:p>
          </table:table-cell>
          <table:table-cell table:formula="of:=[.I25]+[.L25]" office:value-type="float" office:value="304.807601544754">
            <text:p>304.81</text:p>
          </table:table-cell>
          <table:table-cell table:formula="of:=[.J25]+[.L25]" office:value-type="float" office:value="9741.42202002882">
            <text:p>9741.42</text:p>
          </table:table-cell>
          <table:table-cell table:formula="of:=(1.000001018*(1-[.K25]*[.K25]))/(1+[.K25]*COS(RADIANS([.N25])))" office:value-type="float" office:value="0.984420260307243">
            <text:p>0.98</text:p>
          </table:table-cell>
          <table:table-cell table:formula="of:=[.M25]-0.00569-0.00478*SIN(RADIANS(125.04-1934.136*[.G25]))" office:value-type="float" office:value="304.803475269333">
            <text:p>304.8</text:p>
          </table:table-cell>
          <table:table-cell table:formula="of:=23+(26+((21.448-[.G25]*(46.815+[.G25]*(0.00059-[.G25]*0.001813))))/60)/60" office:value-type="float" office:value="23.4359015549031">
            <text:p>23.44</text:p>
          </table:table-cell>
          <table:table-cell table:formula="of:=[.Q25]+0.00256*COS(RADIANS(125.04-1934.136*[.G25]))" office:value-type="float" office:value="23.4383206940215">
            <text:p>23.44</text:p>
          </table:table-cell>
          <table:table-cell table:formula="of:=DEGREES(ATAN2(COS(RADIANS([.P25]));COS(RADIANS([.R25]))*SIN(RADIANS([.P25]))))" office:value-type="float" office:value="-52.8516948505228">
            <text:p>-52.85</text:p>
          </table:table-cell>
          <table:table-cell table:formula="of:=DEGREES(ASIN(SIN(RADIANS([.R25]))*SIN(RADIANS([.P25]))))" office:value-type="float" office:value="-19.0630156195486">
            <text:p>-19.06</text:p>
          </table:table-cell>
          <table:table-cell table:formula="of:=TAN(RADIANS([.R25]/2))*TAN(RADIANS([.R25]/2))" office:value-type="float" office:value="0.0430308646188584">
            <text:p>0.04</text:p>
          </table:table-cell>
          <table:table-cell table:formula="of:=4*DEGREES([.U25]*SIN(2*RADIANS([.I25]))-2*[.K25]*SIN(RADIANS([.J25]))+4*[.K25]*[.U25]*SIN(RADIANS([.J25]))*COS(2*RADIANS([.I25]))-0.5*[.U25]*[.U25]*SIN(4*RADIANS([.I25]))-1.25*[.K25]*[.K25]*SIN(2*RADIANS([.J25])))" office:value-type="float" office:value="-12.1536000468865">
            <text:p>-12.15</text:p>
          </table:table-cell>
          <table:table-cell table:formula="of:=DEGREES(ACOS(COS(RADIANS(90.833))/(COS(RADIANS([.$B$2]))*COS(RADIANS([.T25])))-TAN(RADIANS([.$B$2]))*TAN(RADIANS([.T25]))))" office:value-type="float" office:value="74.342957987156">
            <text:p>74.34</text:p>
          </table:table-cell>
          <table:table-cell table:style-name="ce7" table:formula="of:=(720-4*[.$B$3]-[.V25]+[.$B$4]*60)/1440" office:value-type="float" office:value="0.50844000003256">
            <text:p>12:12:09</text:p>
          </table:table-cell>
          <table:table-cell table:style-name="ce7" table:formula="of:=([.X25]*1440-[.W25]*4)/1440" office:value-type="float" office:value="0.301931783401571">
            <text:p>7:14:47</text:p>
          </table:table-cell>
          <table:table-cell table:style-name="ce7" table:formula="of:=([.X25]*1440+[.W25]*4)/1440" office:value-type="float" office:value="0.714948216663549">
            <text:p>17:09:32</text:p>
          </table:table-cell>
          <table:table-cell table:formula="of:=8*[.W25]" office:value-type="float" office:value="594.743663897248">
            <text:p>594.74</text:p>
          </table:table-cell>
          <table:table-cell table:formula="of:=MOD([.E25]*1440+[.V25]+4*[.$B$3]-60*[.$B$4];1440)" office:value-type="float" office:value="707.846399953114">
            <text:p>707.85</text:p>
          </table:table-cell>
          <table:table-cell table:formula="of:=IF([.AB25]/4&lt;0;[.AB25]/4+180;[.AB25]/4-180)" office:value-type="float" office:value="-3.03840001172162">
            <text:p>-3.04</text:p>
          </table:table-cell>
          <table:table-cell table:formula="of:=DEGREES(ACOS(SIN(RADIANS([.$B$2]))*SIN(RADIANS([.T25]))+COS(RADIANS([.$B$2]))*COS(RADIANS([.T25]))*COS(RADIANS([.AC25]))))" office:value-type="float" office:value="59.1309810801125">
            <text:p>59.13</text:p>
          </table:table-cell>
          <table:table-cell table:formula="of:=90-[.AD25]" office:value-type="float" office:value="30.8690189198875">
            <text:p>30.87</text:p>
          </table:table-cell>
          <table:table-cell table:formula="of:=IF([.AE25]&gt;85;0;IF([.AE25]&gt;5;58.1/TAN(RADIANS([.AE25]))-0.07/POWER(TAN(RADIANS([.AE25]));3)+0.000086/POWER(TAN(RADIANS([.AE25]));5);IF([.AE25]&gt;-0.575;1735+[.AE25]*(-518.2+[.AE25]*(103.4+[.AE25]*(-12.79+[.AE25]*0.711)));-20.772/TAN(RADIANS([.AE25])))))/3600" office:value-type="float" office:value="0.0269085119433946">
            <text:p>0.03</text:p>
          </table:table-cell>
          <table:table-cell table:formula="of:=[.AE25]+[.AF25]" office:value-type="float" office:value="30.8959274318309">
            <text:p>30.9</text:p>
          </table:table-cell>
          <table:table-cell table:formula="of:=IF([.AC25]&gt;0;MOD(DEGREES(ACOS(((SIN(RADIANS([.$B$2]))*COS(RADIANS([.AD25])))-SIN(RADIANS([.T25])))/(COS(RADIANS([.$B$2]))*SIN(RADIANS([.AD25])))))+180;360);MOD(540-DEGREES(ACOS(((SIN(RADIANS([.$B$2]))*COS(RADIANS([.AD25])))-SIN(RADIANS([.T25])))/(COS(RADIANS([.$B$2]))*SIN(RADIANS([.AD25])))));360))" office:value-type="float" office:value="176.653945796449">
            <text:p>176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]+1" office:value-type="date" office:date-value="2026-01-25">
            <text:p>1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]+2415018.5+[.E26]-[.$B$4]/24" office:value-type="float" office:value="2461066.29166667">
            <text:p>2461066.29</text:p>
          </table:table-cell>
          <table:table-cell table:style-name="ce9" table:formula="of:=([.F26]-2451545)/36525" office:value-type="float" office:value="0.260678758840972">
            <text:p>0.26067876</text:p>
          </table:table-cell>
          <table:table-cell/>
          <table:table-cell table:formula="of:=MOD(280.46646+[.G26]*(36000.76983+[.G26]*0.0003032);360)" office:value-type="float" office:value="305.102477207392">
            <text:p>305.1</text:p>
          </table:table-cell>
          <table:table-cell table:formula="of:=357.52911+[.G26]*(35999.05029-0.0001537*[.G26])" office:value-type="float" office:value="9741.7168486065">
            <text:p>9741.72</text:p>
          </table:table-cell>
          <table:table-cell table:formula="of:=0.016708634-[.G26]*(0.000042037+0.0000001267*[.G26])" office:value-type="float" office:value="0.0166976672373169">
            <text:p>0.02</text:p>
          </table:table-cell>
          <table:table-cell table:formula="of:=SIN(RADIANS([.J26]))*(1.914602-[.G26]*(0.004817+0.000014*[.G26]))+SIN(RADIANS(2*[.J26]))*(0.019993-0.000101*[.G26])+SIN(RADIANS(3*[.J26]))*0.000289" office:value-type="float" office:value="0.721965606870931">
            <text:p>0.72</text:p>
          </table:table-cell>
          <table:table-cell table:formula="of:=[.I26]+[.L26]" office:value-type="float" office:value="305.824442814263">
            <text:p>305.82</text:p>
          </table:table-cell>
          <table:table-cell table:formula="of:=[.J26]+[.L26]" office:value-type="float" office:value="9742.43881421337">
            <text:p>9742.44</text:p>
          </table:table-cell>
          <table:table-cell table:formula="of:=(1.000001018*(1-[.K26]*[.K26]))/(1+[.K26]*COS(RADIANS([.N26])))" office:value-type="float" office:value="0.984527550904933">
            <text:p>0.98</text:p>
          </table:table-cell>
          <table:table-cell table:formula="of:=[.M26]-0.00569-0.00478*SIN(RADIANS(125.04-1934.136*[.G26]))" office:value-type="float" office:value="305.820320712852">
            <text:p>305.82</text:p>
          </table:table-cell>
          <table:table-cell table:formula="of:=23+(26+((21.448-[.G26]*(46.815+[.G26]*(0.00059-[.G26]*0.001813))))/60)/60" office:value-type="float" office:value="23.4359011988688">
            <text:p>23.44</text:p>
          </table:table-cell>
          <table:table-cell table:formula="of:=[.Q26]+0.00256*COS(RADIANS(125.04-1934.136*[.G26]))" office:value-type="float" office:value="23.4383195629444">
            <text:p>23.44</text:p>
          </table:table-cell>
          <table:table-cell table:formula="of:=DEGREES(ATAN2(COS(RADIANS([.P26]));COS(RADIANS([.R26]))*SIN(RADIANS([.P26]))))" office:value-type="float" office:value="-51.8088893690509">
            <text:p>-51.81</text:p>
          </table:table-cell>
          <table:table-cell table:formula="of:=DEGREES(ASIN(SIN(RADIANS([.R26]))*SIN(RADIANS([.P26]))))" office:value-type="float" office:value="-18.8158464288122">
            <text:p>-18.82</text:p>
          </table:table-cell>
          <table:table-cell table:formula="of:=TAN(RADIANS([.R26]/2))*TAN(RADIANS([.R26]/2))" office:value-type="float" office:value="0.0430308603475909">
            <text:p>0.04</text:p>
          </table:table-cell>
          <table:table-cell table:formula="of:=4*DEGREES([.U26]*SIN(2*RADIANS([.I26]))-2*[.K26]*SIN(RADIANS([.J26]))+4*[.K26]*[.U26]*SIN(RADIANS([.J26]))*COS(2*RADIANS([.I26]))-0.5*[.U26]*[.U26]*SIN(4*RADIANS([.I26]))-1.25*[.K26]*[.K26]*SIN(2*RADIANS([.J26])))" office:value-type="float" office:value="-12.3838840764556">
            <text:p>-12.38</text:p>
          </table:table-cell>
          <table:table-cell table:formula="of:=DEGREES(ACOS(COS(RADIANS(90.833))/(COS(RADIANS([.$B$2]))*COS(RADIANS([.T26])))-TAN(RADIANS([.$B$2]))*TAN(RADIANS([.T26]))))" office:value-type="float" office:value="74.5818062821048">
            <text:p>74.58</text:p>
          </table:table-cell>
          <table:table-cell table:style-name="ce7" table:formula="of:=(720-4*[.$B$3]-[.V26]+[.$B$4]*60)/1440" office:value-type="float" office:value="0.508599919497539">
            <text:p>12:12:23</text:p>
          </table:table-cell>
          <table:table-cell table:style-name="ce7" table:formula="of:=([.X26]*1440-[.W26]*4)/1440" office:value-type="float" office:value="0.301428235380581">
            <text:p>7:14:03</text:p>
          </table:table-cell>
          <table:table-cell table:style-name="ce7" table:formula="of:=([.X26]*1440+[.W26]*4)/1440" office:value-type="float" office:value="0.715771603614496">
            <text:p>17:10:43</text:p>
          </table:table-cell>
          <table:table-cell table:formula="of:=8*[.W26]" office:value-type="float" office:value="596.654450256839">
            <text:p>596.65</text:p>
          </table:table-cell>
          <table:table-cell table:formula="of:=MOD([.E26]*1440+[.V26]+4*[.$B$3]-60*[.$B$4];1440)" office:value-type="float" office:value="707.616115923544">
            <text:p>707.62</text:p>
          </table:table-cell>
          <table:table-cell table:formula="of:=IF([.AB26]/4&lt;0;[.AB26]/4+180;[.AB26]/4-180)" office:value-type="float" office:value="-3.0959710191139">
            <text:p>-3.1</text:p>
          </table:table-cell>
          <table:table-cell table:formula="of:=DEGREES(ACOS(SIN(RADIANS([.$B$2]))*SIN(RADIANS([.T26]))+COS(RADIANS([.$B$2]))*COS(RADIANS([.T26]))*COS(RADIANS([.AC26]))))" office:value-type="float" office:value="58.8866983169292">
            <text:p>58.89</text:p>
          </table:table-cell>
          <table:table-cell table:formula="of:=90-[.AD26]" office:value-type="float" office:value="31.1133016830708">
            <text:p>31.11</text:p>
          </table:table-cell>
          <table:table-cell table:formula="of:=IF([.AE26]&gt;85;0;IF([.AE26]&gt;5;58.1/TAN(RADIANS([.AE26]))-0.07/POWER(TAN(RADIANS([.AE26]));3)+0.000086/POWER(TAN(RADIANS([.AE26]));5);IF([.AE26]&gt;-0.575;1735+[.AE26]*(-518.2+[.AE26]*(103.4+[.AE26]*(-12.79+[.AE26]*0.711)));-20.772/TAN(RADIANS([.AE26])))))/3600" office:value-type="float" office:value="0.0266515633650597">
            <text:p>0.03</text:p>
          </table:table-cell>
          <table:table-cell table:formula="of:=[.AE26]+[.AF26]" office:value-type="float" office:value="31.1399532464359">
            <text:p>31.14</text:p>
          </table:table-cell>
          <table:table-cell table:formula="of:=IF([.AC26]&gt;0;MOD(DEGREES(ACOS(((SIN(RADIANS([.$B$2]))*COS(RADIANS([.AD26])))-SIN(RADIANS([.T26])))/(COS(RADIANS([.$B$2]))*SIN(RADIANS([.AD26])))))+180;360);MOD(540-DEGREES(ACOS(((SIN(RADIANS([.$B$2]))*COS(RADIANS([.AD26])))-SIN(RADIANS([.T26])))/(COS(RADIANS([.$B$2]))*SIN(RADIANS([.AD26])))));360))" office:value-type="float" office:value="176.57670973157">
            <text:p>176.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]+1" office:value-type="date" office:date-value="2026-01-26">
            <text:p>1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]+2415018.5+[.E27]-[.$B$4]/24" office:value-type="float" office:value="2461067.29166667">
            <text:p>2461067.29</text:p>
          </table:table-cell>
          <table:table-cell table:style-name="ce9" table:formula="of:=([.F27]-2451545)/36525" office:value-type="float" office:value="0.260706137348844">
            <text:p>0.26070614</text:p>
          </table:table-cell>
          <table:table-cell/>
          <table:table-cell table:formula="of:=MOD(280.46646+[.G27]*(36000.76983+[.G27]*0.0003032);360)" office:value-type="float" office:value="306.088124571886">
            <text:p>306.09</text:p>
          </table:table-cell>
          <table:table-cell table:formula="of:=357.52911+[.G27]*(35999.05029-0.0001537*[.G27])" office:value-type="float" office:value="9742.70244888603">
            <text:p>9742.7</text:p>
          </table:table-cell>
          <table:table-cell table:formula="of:=0.016708634-[.G27]*(0.000042037+0.0000001267*[.G27])" office:value-type="float" office:value="0.0166976660845979">
            <text:p>0.02</text:p>
          </table:table-cell>
          <table:table-cell table:formula="of:=SIN(RADIANS([.J27]))*(1.914602-[.G27]*(0.004817+0.000014*[.G27]))+SIN(RADIANS(2*[.J27]))*(0.019993-0.000101*[.G27])+SIN(RADIANS(3*[.J27]))*0.000289" office:value-type="float" office:value="0.752933072306806">
            <text:p>0.75</text:p>
          </table:table-cell>
          <table:table-cell table:formula="of:=[.I27]+[.L27]" office:value-type="float" office:value="306.841057644193">
            <text:p>306.84</text:p>
          </table:table-cell>
          <table:table-cell table:formula="of:=[.J27]+[.L27]" office:value-type="float" office:value="9743.45538195834">
            <text:p>9743.46</text:p>
          </table:table-cell>
          <table:table-cell table:formula="of:=(1.000001018*(1-[.K27]*[.K27]))/(1+[.K27]*COS(RADIANS([.N27])))" office:value-type="float" office:value="0.984639552926012">
            <text:p>0.98</text:p>
          </table:table-cell>
          <table:table-cell table:formula="of:=[.M27]-0.00569-0.00478*SIN(RADIANS(125.04-1934.136*[.G27]))" office:value-type="float" office:value="306.836939715451">
            <text:p>306.84</text:p>
          </table:table-cell>
          <table:table-cell table:formula="of:=23+(26+((21.448-[.G27]*(46.815+[.G27]*(0.00059-[.G27]*0.001813))))/60)/60" office:value-type="float" office:value="23.4359008428346">
            <text:p>23.44</text:p>
          </table:table-cell>
          <table:table-cell table:formula="of:=[.Q27]+0.00256*COS(RADIANS(125.04-1934.136*[.G27]))" office:value-type="float" office:value="23.4383184298015">
            <text:p>23.44</text:p>
          </table:table-cell>
          <table:table-cell table:formula="of:=DEGREES(ATAN2(COS(RADIANS([.P27]));COS(RADIANS([.R27]))*SIN(RADIANS([.P27]))))" office:value-type="float" office:value="-50.7694117956023">
            <text:p>-50.77</text:p>
          </table:table-cell>
          <table:table-cell table:formula="of:=DEGREES(ASIN(SIN(RADIANS([.R27]))*SIN(RADIANS([.P27]))))" office:value-type="float" office:value="-18.5629572171286">
            <text:p>-18.56</text:p>
          </table:table-cell>
          <table:table-cell table:formula="of:=TAN(RADIANS([.R27]/2))*TAN(RADIANS([.R27]/2))" office:value-type="float" office:value="0.0430308560685229">
            <text:p>0.04</text:p>
          </table:table-cell>
          <table:table-cell table:formula="of:=4*DEGREES([.U27]*SIN(2*RADIANS([.I27]))-2*[.K27]*SIN(RADIANS([.J27]))+4*[.K27]*[.U27]*SIN(RADIANS([.J27]))*COS(2*RADIANS([.I27]))-0.5*[.U27]*[.U27]*SIN(4*RADIANS([.I27]))-1.25*[.K27]*[.K27]*SIN(2*RADIANS([.J27])))" office:value-type="float" office:value="-12.6008384651706">
            <text:p>-12.6</text:p>
          </table:table-cell>
          <table:table-cell table:formula="of:=DEGREES(ACOS(COS(RADIANS(90.833))/(COS(RADIANS([.$B$2]))*COS(RADIANS([.T27])))-TAN(RADIANS([.$B$2]))*TAN(RADIANS([.T27]))))" office:value-type="float" office:value="74.825196774599">
            <text:p>74.83</text:p>
          </table:table-cell>
          <table:table-cell table:style-name="ce7" table:formula="of:=(720-4*[.$B$3]-[.V27]+[.$B$4]*60)/1440" office:value-type="float" office:value="0.50875058226748">
            <text:p>12:12:36</text:p>
          </table:table-cell>
          <table:table-cell table:style-name="ce7" table:formula="of:=([.X27]*1440-[.W27]*4)/1440" office:value-type="float" office:value="0.300902813449149">
            <text:p>7:13:18</text:p>
          </table:table-cell>
          <table:table-cell table:style-name="ce7" table:formula="of:=([.X27]*1440+[.W27]*4)/1440" office:value-type="float" office:value="0.71659835108581">
            <text:p>17:11:54</text:p>
          </table:table-cell>
          <table:table-cell table:formula="of:=8*[.W27]" office:value-type="float" office:value="598.601574196792">
            <text:p>598.6</text:p>
          </table:table-cell>
          <table:table-cell table:formula="of:=MOD([.E27]*1440+[.V27]+4*[.$B$3]-60*[.$B$4];1440)" office:value-type="float" office:value="707.399161534829">
            <text:p>707.4</text:p>
          </table:table-cell>
          <table:table-cell table:formula="of:=IF([.AB27]/4&lt;0;[.AB27]/4+180;[.AB27]/4-180)" office:value-type="float" office:value="-3.15020961629267">
            <text:p>-3.15</text:p>
          </table:table-cell>
          <table:table-cell table:formula="of:=DEGREES(ACOS(SIN(RADIANS([.$B$2]))*SIN(RADIANS([.T27]))+COS(RADIANS([.$B$2]))*COS(RADIANS([.T27]))*COS(RADIANS([.AC27]))))" office:value-type="float" office:value="58.6366184692121">
            <text:p>58.64</text:p>
          </table:table-cell>
          <table:table-cell table:formula="of:=90-[.AD27]" office:value-type="float" office:value="31.363381530788">
            <text:p>31.36</text:p>
          </table:table-cell>
          <table:table-cell table:formula="of:=IF([.AE27]&gt;85;0;IF([.AE27]&gt;5;58.1/TAN(RADIANS([.AE27]))-0.07/POWER(TAN(RADIANS([.AE27]));3)+0.000086/POWER(TAN(RADIANS([.AE27]));5);IF([.AE27]&gt;-0.575;1735+[.AE27]*(-518.2+[.AE27]*(103.4+[.AE27]*(-12.79+[.AE27]*0.711)));-20.772/TAN(RADIANS([.AE27])))))/3600" office:value-type="float" office:value="0.0263922004029257">
            <text:p>0.03</text:p>
          </table:table-cell>
          <table:table-cell table:formula="of:=[.AE27]+[.AF27]" office:value-type="float" office:value="31.3897737311909">
            <text:p>31.39</text:p>
          </table:table-cell>
          <table:table-cell table:formula="of:=IF([.AC27]&gt;0;MOD(DEGREES(ACOS(((SIN(RADIANS([.$B$2]))*COS(RADIANS([.AD27])))-SIN(RADIANS([.T27])))/(COS(RADIANS([.$B$2]))*SIN(RADIANS([.AD27])))))+180;360);MOD(540-DEGREES(ACOS(((SIN(RADIANS([.$B$2]))*COS(RADIANS([.AD27])))-SIN(RADIANS([.T27])))/(COS(RADIANS([.$B$2]))*SIN(RADIANS([.AD27])))));360))" office:value-type="float" office:value="176.502253333017">
            <text:p>176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]+1" office:value-type="date" office:date-value="2026-01-27">
            <text:p>1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]+2415018.5+[.E28]-[.$B$4]/24" office:value-type="float" office:value="2461068.29166667">
            <text:p>2461068.29</text:p>
          </table:table-cell>
          <table:table-cell table:style-name="ce9" table:formula="of:=([.F28]-2451545)/36525" office:value-type="float" office:value="0.260733515856715">
            <text:p>0.26073352</text:p>
          </table:table-cell>
          <table:table-cell/>
          <table:table-cell table:formula="of:=MOD(280.46646+[.G28]*(36000.76983+[.G28]*0.0003032);360)" office:value-type="float" office:value="307.073771936379">
            <text:p>307.07</text:p>
          </table:table-cell>
          <table:table-cell table:formula="of:=357.52911+[.G28]*(35999.05029-0.0001537*[.G28])" office:value-type="float" office:value="9743.68804916556">
            <text:p>9743.69</text:p>
          </table:table-cell>
          <table:table-cell table:formula="of:=0.016708634-[.G28]*(0.000042037+0.0000001267*[.G28])" office:value-type="float" office:value="0.0166976649318788">
            <text:p>0.02</text:p>
          </table:table-cell>
          <table:table-cell table:formula="of:=SIN(RADIANS([.J28]))*(1.914602-[.G28]*(0.004817+0.000014*[.G28]))+SIN(RADIANS(2*[.J28]))*(0.019993-0.000101*[.G28])+SIN(RADIANS(3*[.J28]))*0.000289" office:value-type="float" office:value="0.783664485436579">
            <text:p>0.78</text:p>
          </table:table-cell>
          <table:table-cell table:formula="of:=[.I28]+[.L28]" office:value-type="float" office:value="307.857436421815">
            <text:p>307.86</text:p>
          </table:table-cell>
          <table:table-cell table:formula="of:=[.J28]+[.L28]" office:value-type="float" office:value="9744.471713651">
            <text:p>9744.47</text:p>
          </table:table-cell>
          <table:table-cell table:formula="of:=(1.000001018*(1-[.K28]*[.K28]))/(1+[.K28]*COS(RADIANS([.N28])))" office:value-type="float" office:value="0.984756230045987">
            <text:p>0.98</text:p>
          </table:table-cell>
          <table:table-cell table:formula="of:=[.M28]-0.00569-0.00478*SIN(RADIANS(125.04-1934.136*[.G28]))" office:value-type="float" office:value="307.8533226644">
            <text:p>307.85</text:p>
          </table:table-cell>
          <table:table-cell table:formula="of:=23+(26+((21.448-[.G28]*(46.815+[.G28]*(0.00059-[.G28]*0.001813))))/60)/60" office:value-type="float" office:value="23.4359004868004">
            <text:p>23.44</text:p>
          </table:table-cell>
          <table:table-cell table:formula="of:=[.Q28]+0.00256*COS(RADIANS(125.04-1934.136*[.G28]))" office:value-type="float" office:value="23.4383172945936">
            <text:p>23.44</text:p>
          </table:table-cell>
          <table:table-cell table:formula="of:=DEGREES(ATAN2(COS(RADIANS([.P28]));COS(RADIANS([.R28]))*SIN(RADIANS([.P28]))))" office:value-type="float" office:value="-49.7332857076381">
            <text:p>-49.73</text:p>
          </table:table-cell>
          <table:table-cell table:formula="of:=DEGREES(ASIN(SIN(RADIANS([.R28]))*SIN(RADIANS([.P28]))))" office:value-type="float" office:value="-18.304454603698">
            <text:p>-18.3</text:p>
          </table:table-cell>
          <table:table-cell table:formula="of:=TAN(RADIANS([.R28]/2))*TAN(RADIANS([.R28]/2))" office:value-type="float" office:value="0.043030851781657">
            <text:p>0.04</text:p>
          </table:table-cell>
          <table:table-cell table:formula="of:=4*DEGREES([.U28]*SIN(2*RADIANS([.I28]))-2*[.K28]*SIN(RADIANS([.J28]))+4*[.K28]*[.U28]*SIN(RADIANS([.J28]))*COS(2*RADIANS([.I28]))-0.5*[.U28]*[.U28]*SIN(4*RADIANS([.I28]))-1.25*[.K28]*[.K28]*SIN(2*RADIANS([.J28])))" office:value-type="float" office:value="-12.8043538581088">
            <text:p>-12.8</text:p>
          </table:table-cell>
          <table:table-cell table:formula="of:=DEGREES(ACOS(COS(RADIANS(90.833))/(COS(RADIANS([.$B$2]))*COS(RADIANS([.T28])))-TAN(RADIANS([.$B$2]))*TAN(RADIANS([.T28]))))" office:value-type="float" office:value="75.0729810146035">
            <text:p>75.07</text:p>
          </table:table-cell>
          <table:table-cell table:style-name="ce7" table:formula="of:=(720-4*[.$B$3]-[.V28]+[.$B$4]*60)/1440" office:value-type="float" office:value="0.508891912401465">
            <text:p>12:12:48</text:p>
          </table:table-cell>
          <table:table-cell table:style-name="ce7" table:formula="of:=([.X28]*1440-[.W28]*4)/1440" office:value-type="float" office:value="0.300355854027566">
            <text:p>7:12:31</text:p>
          </table:table-cell>
          <table:table-cell table:style-name="ce7" table:formula="of:=([.X28]*1440+[.W28]*4)/1440" office:value-type="float" office:value="0.717427970775363">
            <text:p>17:13:06</text:p>
          </table:table-cell>
          <table:table-cell table:formula="of:=8*[.W28]" office:value-type="float" office:value="600.583848116828">
            <text:p>600.58</text:p>
          </table:table-cell>
          <table:table-cell table:formula="of:=MOD([.E28]*1440+[.V28]+4*[.$B$3]-60*[.$B$4];1440)" office:value-type="float" office:value="707.195646141891">
            <text:p>707.2</text:p>
          </table:table-cell>
          <table:table-cell table:formula="of:=IF([.AB28]/4&lt;0;[.AB28]/4+180;[.AB28]/4-180)" office:value-type="float" office:value="-3.2010884645272">
            <text:p>-3.2</text:p>
          </table:table-cell>
          <table:table-cell table:formula="of:=DEGREES(ACOS(SIN(RADIANS([.$B$2]))*SIN(RADIANS([.T28]))+COS(RADIANS([.$B$2]))*COS(RADIANS([.T28]))*COS(RADIANS([.AC28]))))" office:value-type="float" office:value="58.3808383288263">
            <text:p>58.38</text:p>
          </table:table-cell>
          <table:table-cell table:formula="of:=90-[.AD28]" office:value-type="float" office:value="31.6191616711737">
            <text:p>31.62</text:p>
          </table:table-cell>
          <table:table-cell table:formula="of:=IF([.AE28]&gt;85;0;IF([.AE28]&gt;5;58.1/TAN(RADIANS([.AE28]))-0.07/POWER(TAN(RADIANS([.AE28]));3)+0.000086/POWER(TAN(RADIANS([.AE28]));5);IF([.AE28]&gt;-0.575;1735+[.AE28]*(-518.2+[.AE28]*(103.4+[.AE28]*(-12.79+[.AE28]*0.711)));-20.772/TAN(RADIANS([.AE28])))))/3600" office:value-type="float" office:value="0.0261306895776802">
            <text:p>0.03</text:p>
          </table:table-cell>
          <table:table-cell table:formula="of:=[.AE28]+[.AF28]" office:value-type="float" office:value="31.6452923607514">
            <text:p>31.65</text:p>
          </table:table-cell>
          <table:table-cell table:formula="of:=IF([.AC28]&gt;0;MOD(DEGREES(ACOS(((SIN(RADIANS([.$B$2]))*COS(RADIANS([.AD28])))-SIN(RADIANS([.T28])))/(COS(RADIANS([.$B$2]))*SIN(RADIANS([.AD28])))))+180;360);MOD(540-DEGREES(ACOS(((SIN(RADIANS([.$B$2]))*COS(RADIANS([.AD28])))-SIN(RADIANS([.T28])))/(COS(RADIANS([.$B$2]))*SIN(RADIANS([.AD28])))));360))" office:value-type="float" office:value="176.430631501545">
            <text:p>176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]+1" office:value-type="date" office:date-value="2026-01-28">
            <text:p>1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]+2415018.5+[.E29]-[.$B$4]/24" office:value-type="float" office:value="2461069.29166667">
            <text:p>2461069.29</text:p>
          </table:table-cell>
          <table:table-cell table:style-name="ce9" table:formula="of:=([.F29]-2451545)/36525" office:value-type="float" office:value="0.260760894364586">
            <text:p>0.26076089</text:p>
          </table:table-cell>
          <table:table-cell/>
          <table:table-cell table:formula="of:=MOD(280.46646+[.G29]*(36000.76983+[.G29]*0.0003032);360)" office:value-type="float" office:value="308.059419300873">
            <text:p>308.06</text:p>
          </table:table-cell>
          <table:table-cell table:formula="of:=357.52911+[.G29]*(35999.05029-0.0001537*[.G29])" office:value-type="float" office:value="9744.67364944509">
            <text:p>9744.67</text:p>
          </table:table-cell>
          <table:table-cell table:formula="of:=0.016708634-[.G29]*(0.000042037+0.0000001267*[.G29])" office:value-type="float" office:value="0.0166976637791595">
            <text:p>0.02</text:p>
          </table:table-cell>
          <table:table-cell table:formula="of:=SIN(RADIANS([.J29]))*(1.914602-[.G29]*(0.004817+0.000014*[.G29]))+SIN(RADIANS(2*[.J29]))*(0.019993-0.000101*[.G29])+SIN(RADIANS(3*[.J29]))*0.000289" office:value-type="float" office:value="0.814150320013275">
            <text:p>0.81</text:p>
          </table:table-cell>
          <table:table-cell table:formula="of:=[.I29]+[.L29]" office:value-type="float" office:value="308.873569620886">
            <text:p>308.87</text:p>
          </table:table-cell>
          <table:table-cell table:formula="of:=[.J29]+[.L29]" office:value-type="float" office:value="9745.48779976511">
            <text:p>9745.49</text:p>
          </table:table-cell>
          <table:table-cell table:formula="of:=(1.000001018*(1-[.K29]*[.K29]))/(1+[.K29]*COS(RADIANS([.N29])))" office:value-type="float" office:value="0.984877544450112">
            <text:p>0.98</text:p>
          </table:table-cell>
          <table:table-cell table:formula="of:=[.M29]-0.00569-0.00478*SIN(RADIANS(125.04-1934.136*[.G29]))" office:value-type="float" office:value="308.869460033452">
            <text:p>308.87</text:p>
          </table:table-cell>
          <table:table-cell table:formula="of:=23+(26+((21.448-[.G29]*(46.815+[.G29]*(0.00059-[.G29]*0.001813))))/60)/60" office:value-type="float" office:value="23.4359001307662">
            <text:p>23.44</text:p>
          </table:table-cell>
          <table:table-cell table:formula="of:=[.Q29]+0.00256*COS(RADIANS(125.04-1934.136*[.G29]))" office:value-type="float" office:value="23.4383161573214">
            <text:p>23.44</text:p>
          </table:table-cell>
          <table:table-cell table:formula="of:=DEGREES(ATAN2(COS(RADIANS([.P29]));COS(RADIANS([.R29]))*SIN(RADIANS([.P29]))))" office:value-type="float" office:value="-48.7005301294045">
            <text:p>-48.7</text:p>
          </table:table-cell>
          <table:table-cell table:formula="of:=DEGREES(ASIN(SIN(RADIANS([.R29]))*SIN(RADIANS([.P29]))))" office:value-type="float" office:value="-18.0404464400245">
            <text:p>-18.04</text:p>
          </table:table-cell>
          <table:table-cell table:formula="of:=TAN(RADIANS([.R29]/2))*TAN(RADIANS([.R29]/2))" office:value-type="float" office:value="0.0430308474869955">
            <text:p>0.04</text:p>
          </table:table-cell>
          <table:table-cell table:formula="of:=4*DEGREES([.U29]*SIN(2*RADIANS([.I29]))-2*[.K29]*SIN(RADIANS([.J29]))+4*[.K29]*[.U29]*SIN(RADIANS([.J29]))*COS(2*RADIANS([.I29]))-0.5*[.U29]*[.U29]*SIN(4*RADIANS([.I29]))-1.25*[.K29]*[.K29]*SIN(2*RADIANS([.J29])))" office:value-type="float" office:value="-12.9943394668636">
            <text:p>-12.99</text:p>
          </table:table-cell>
          <table:table-cell table:formula="of:=DEGREES(ACOS(COS(RADIANS(90.833))/(COS(RADIANS([.$B$2]))*COS(RADIANS([.T29])))-TAN(RADIANS([.$B$2]))*TAN(RADIANS([.T29]))))" office:value-type="float" office:value="75.3250120109201">
            <text:p>75.33</text:p>
          </table:table-cell>
          <table:table-cell table:style-name="ce7" table:formula="of:=(720-4*[.$B$3]-[.V29]+[.$B$4]*60)/1440" office:value-type="float" office:value="0.509023846851989">
            <text:p>12:13:00</text:p>
          </table:table-cell>
          <table:table-cell table:style-name="ce7" table:formula="of:=([.X29]*1440-[.W29]*4)/1440" office:value-type="float" office:value="0.299787702377211">
            <text:p>7:11:42</text:p>
          </table:table-cell>
          <table:table-cell table:style-name="ce7" table:formula="of:=([.X29]*1440+[.W29]*4)/1440" office:value-type="float" office:value="0.718259991326767">
            <text:p>17:14:18</text:p>
          </table:table-cell>
          <table:table-cell table:formula="of:=8*[.W29]" office:value-type="float" office:value="602.600096087361">
            <text:p>602.6</text:p>
          </table:table-cell>
          <table:table-cell table:formula="of:=MOD([.E29]*1440+[.V29]+4*[.$B$3]-60*[.$B$4];1440)" office:value-type="float" office:value="707.005660533136">
            <text:p>707.01</text:p>
          </table:table-cell>
          <table:table-cell table:formula="of:=IF([.AB29]/4&lt;0;[.AB29]/4+180;[.AB29]/4-180)" office:value-type="float" office:value="-3.2485848667159">
            <text:p>-3.25</text:p>
          </table:table-cell>
          <table:table-cell table:formula="of:=DEGREES(ACOS(SIN(RADIANS([.$B$2]))*SIN(RADIANS([.T29]))+COS(RADIANS([.$B$2]))*COS(RADIANS([.T29]))*COS(RADIANS([.AC29]))))" office:value-type="float" office:value="58.1194563326199">
            <text:p>58.12</text:p>
          </table:table-cell>
          <table:table-cell table:formula="of:=90-[.AD29]" office:value-type="float" office:value="31.8805436673801">
            <text:p>31.88</text:p>
          </table:table-cell>
          <table:table-cell table:formula="of:=IF([.AE29]&gt;85;0;IF([.AE29]&gt;5;58.1/TAN(RADIANS([.AE29]))-0.07/POWER(TAN(RADIANS([.AE29]));3)+0.000086/POWER(TAN(RADIANS([.AE29]));5);IF([.AE29]&gt;-0.575;1735+[.AE29]*(-518.2+[.AE29]*(103.4+[.AE29]*(-12.79+[.AE29]*0.711)));-20.772/TAN(RADIANS([.AE29])))))/3600" office:value-type="float" office:value="0.025867289758551">
            <text:p>0.03</text:p>
          </table:table-cell>
          <table:table-cell table:formula="of:=[.AE29]+[.AF29]" office:value-type="float" office:value="31.9064109571387">
            <text:p>31.91</text:p>
          </table:table-cell>
          <table:table-cell table:formula="of:=IF([.AC29]&gt;0;MOD(DEGREES(ACOS(((SIN(RADIANS([.$B$2]))*COS(RADIANS([.AD29])))-SIN(RADIANS([.T29])))/(COS(RADIANS([.$B$2]))*SIN(RADIANS([.AD29])))))+180;360);MOD(540-DEGREES(ACOS(((SIN(RADIANS([.$B$2]))*COS(RADIANS([.AD29])))-SIN(RADIANS([.T29])))/(COS(RADIANS([.$B$2]))*SIN(RADIANS([.AD29])))));360))" office:value-type="float" office:value="176.361896909627">
            <text:p>176.36</text:p>
          </table:table-cell>
          <table:table-cell table:number-columns-repeated="990"/>
        </table:table-row>
        <table:table-row table:style-name="ro2">
          <table:table-cell>
            <draw:frame table:end-cell-address="Calculations.C41" table:end-x="1.2323in" table:end-y="0.0059in" draw:z-index="2" draw:style-name="gr1" svg:width="3.2193in" svg:height="1.9469in" svg:x="0.0315in" svg:y="0.0835in">
              <draw:object draw:notify-on-update-of-ranges="Calculations.Y1:Calculations.Y1 Calculations.Y2:Calculations.Y367 Calculations.Z1:Calculations.Z1 Calculations.Z2:Calculations.Z36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ce6" table:formula="of:=[.D29]+1" office:value-type="date" office:date-value="2026-01-29">
            <text:p>1/2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]+2415018.5+[.E30]-[.$B$4]/24" office:value-type="float" office:value="2461070.29166667">
            <text:p>2461070.29</text:p>
          </table:table-cell>
          <table:table-cell table:style-name="ce9" table:formula="of:=([.F30]-2451545)/36525" office:value-type="float" office:value="0.260788272872458">
            <text:p>0.26078827</text:p>
          </table:table-cell>
          <table:table-cell/>
          <table:table-cell table:formula="of:=MOD(280.46646+[.G30]*(36000.76983+[.G30]*0.0003032);360)" office:value-type="float" office:value="309.045066665367">
            <text:p>309.05</text:p>
          </table:table-cell>
          <table:table-cell table:formula="of:=357.52911+[.G30]*(35999.05029-0.0001537*[.G30])" office:value-type="float" office:value="9745.65924972462">
            <text:p>9745.66</text:p>
          </table:table-cell>
          <table:table-cell table:formula="of:=0.016708634-[.G30]*(0.000042037+0.0000001267*[.G30])" office:value-type="float" office:value="0.01669766262644">
            <text:p>0.02</text:p>
          </table:table-cell>
          <table:table-cell table:formula="of:=SIN(RADIANS([.J30]))*(1.914602-[.G30]*(0.004817+0.000014*[.G30]))+SIN(RADIANS(2*[.J30]))*(0.019993-0.000101*[.G30])+SIN(RADIANS(3*[.J30]))*0.000289" office:value-type="float" office:value="0.844381139614191">
            <text:p>0.84</text:p>
          </table:table-cell>
          <table:table-cell table:formula="of:=[.I30]+[.L30]" office:value-type="float" office:value="309.889447804981">
            <text:p>309.89</text:p>
          </table:table-cell>
          <table:table-cell table:formula="of:=[.J30]+[.L30]" office:value-type="float" office:value="9746.50363086424">
            <text:p>9746.5</text:p>
          </table:table-cell>
          <table:table-cell table:formula="of:=(1.000001018*(1-[.K30]*[.K30]))/(1+[.K30]*COS(RADIANS([.N30])))" office:value-type="float" office:value="0.985003456848784">
            <text:p>0.99</text:p>
          </table:table-cell>
          <table:table-cell table:formula="of:=[.M30]-0.00569-0.00478*SIN(RADIANS(125.04-1934.136*[.G30]))" office:value-type="float" office:value="309.885342386177">
            <text:p>309.89</text:p>
          </table:table-cell>
          <table:table-cell table:formula="of:=23+(26+((21.448-[.G30]*(46.815+[.G30]*(0.00059-[.G30]*0.001813))))/60)/60" office:value-type="float" office:value="23.435899774732">
            <text:p>23.44</text:p>
          </table:table-cell>
          <table:table-cell table:formula="of:=[.Q30]+0.00256*COS(RADIANS(125.04-1934.136*[.G30]))" office:value-type="float" office:value="23.4383150179854">
            <text:p>23.44</text:p>
          </table:table-cell>
          <table:table-cell table:formula="of:=DEGREES(ATAN2(COS(RADIANS([.P30]));COS(RADIANS([.R30]))*SIN(RADIANS([.P30]))))" office:value-type="float" office:value="-47.6711595977658">
            <text:p>-47.67</text:p>
          </table:table-cell>
          <table:table-cell table:formula="of:=DEGREES(ASIN(SIN(RADIANS([.R30]))*SIN(RADIANS([.P30]))))" office:value-type="float" office:value="-17.7710417088098">
            <text:p>-17.77</text:p>
          </table:table-cell>
          <table:table-cell table:formula="of:=TAN(RADIANS([.R30]/2))*TAN(RADIANS([.R30]/2))" office:value-type="float" office:value="0.0430308431845412">
            <text:p>0.04</text:p>
          </table:table-cell>
          <table:table-cell table:formula="of:=4*DEGREES([.U30]*SIN(2*RADIANS([.I30]))-2*[.K30]*SIN(RADIANS([.J30]))+4*[.K30]*[.U30]*SIN(RADIANS([.J30]))*COS(2*RADIANS([.I30]))-0.5*[.U30]*[.U30]*SIN(4*RADIANS([.I30]))-1.25*[.K30]*[.K30]*SIN(2*RADIANS([.J30])))" office:value-type="float" office:value="-13.170722934663">
            <text:p>-13.17</text:p>
          </table:table-cell>
          <table:table-cell table:formula="of:=DEGREES(ACOS(COS(RADIANS(90.833))/(COS(RADIANS([.$B$2]))*COS(RADIANS([.T30])))-TAN(RADIANS([.$B$2]))*TAN(RADIANS([.T30]))))" office:value-type="float" office:value="75.5811444347614">
            <text:p>75.58</text:p>
          </table:table-cell>
          <table:table-cell table:style-name="ce7" table:formula="of:=(720-4*[.$B$3]-[.V30]+[.$B$4]*60)/1440" office:value-type="float" office:value="0.509146335371294">
            <text:p>12:13:10</text:p>
          </table:table-cell>
          <table:table-cell table:style-name="ce7" table:formula="of:=([.X30]*1440-[.W30]*4)/1440" office:value-type="float" office:value="0.299198711941401">
            <text:p>7:10:51</text:p>
          </table:table-cell>
          <table:table-cell table:style-name="ce7" table:formula="of:=([.X30]*1440+[.W30]*4)/1440" office:value-type="float" office:value="0.719093958801186">
            <text:p>17:15:30</text:p>
          </table:table-cell>
          <table:table-cell table:formula="of:=8*[.W30]" office:value-type="float" office:value="604.649155478091">
            <text:p>604.65</text:p>
          </table:table-cell>
          <table:table-cell table:formula="of:=MOD([.E30]*1440+[.V30]+4*[.$B$3]-60*[.$B$4];1440)" office:value-type="float" office:value="706.829277065337">
            <text:p>706.83</text:p>
          </table:table-cell>
          <table:table-cell table:formula="of:=IF([.AB30]/4&lt;0;[.AB30]/4+180;[.AB30]/4-180)" office:value-type="float" office:value="-3.29268073366575">
            <text:p>-3.29</text:p>
          </table:table-cell>
          <table:table-cell table:formula="of:=DEGREES(ACOS(SIN(RADIANS([.$B$2]))*SIN(RADIANS([.T30]))+COS(RADIANS([.$B$2]))*COS(RADIANS([.T30]))*COS(RADIANS([.AC30]))))" office:value-type="float" office:value="57.8525724926327">
            <text:p>57.85</text:p>
          </table:table-cell>
          <table:table-cell table:formula="of:=90-[.AD30]" office:value-type="float" office:value="32.1474275073673">
            <text:p>32.15</text:p>
          </table:table-cell>
          <table:table-cell table:formula="of:=IF([.AE30]&gt;85;0;IF([.AE30]&gt;5;58.1/TAN(RADIANS([.AE30]))-0.07/POWER(TAN(RADIANS([.AE30]));3)+0.000086/POWER(TAN(RADIANS([.AE30]));5);IF([.AE30]&gt;-0.575;1735+[.AE30]*(-518.2+[.AE30]*(103.4+[.AE30]*(-12.79+[.AE30]*0.711)));-20.772/TAN(RADIANS([.AE30])))))/3600" office:value-type="float" office:value="0.0256022518608712">
            <text:p>0.03</text:p>
          </table:table-cell>
          <table:table-cell table:formula="of:=[.AE30]+[.AF30]" office:value-type="float" office:value="32.1730297592281">
            <text:p>32.17</text:p>
          </table:table-cell>
          <table:table-cell table:formula="of:=IF([.AC30]&gt;0;MOD(DEGREES(ACOS(((SIN(RADIANS([.$B$2]))*COS(RADIANS([.AD30])))-SIN(RADIANS([.T30])))/(COS(RADIANS([.$B$2]))*SIN(RADIANS([.AD30])))))+180;360);MOD(540-DEGREES(ACOS(((SIN(RADIANS([.$B$2]))*COS(RADIANS([.AD30])))-SIN(RADIANS([.T30])))/(COS(RADIANS([.$B$2]))*SIN(RADIANS([.AD30])))));360))" office:value-type="float" office:value="176.296099953954">
            <text:p>176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]+1" office:value-type="date" office:date-value="2026-01-30">
            <text:p>1/3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]+2415018.5+[.E31]-[.$B$4]/24" office:value-type="float" office:value="2461071.29166667">
            <text:p>2461071.29</text:p>
          </table:table-cell>
          <table:table-cell table:style-name="ce9" table:formula="of:=([.F31]-2451545)/36525" office:value-type="float" office:value="0.260815651380329">
            <text:p>0.26081565</text:p>
          </table:table-cell>
          <table:table-cell/>
          <table:table-cell table:formula="of:=MOD(280.46646+[.G31]*(36000.76983+[.G31]*0.0003032);360)" office:value-type="float" office:value="310.030714029861">
            <text:p>310.03</text:p>
          </table:table-cell>
          <table:table-cell table:formula="of:=357.52911+[.G31]*(35999.05029-0.0001537*[.G31])" office:value-type="float" office:value="9746.64485000415">
            <text:p>9746.64</text:p>
          </table:table-cell>
          <table:table-cell table:formula="of:=0.016708634-[.G31]*(0.000042037+0.0000001267*[.G31])" office:value-type="float" office:value="0.0166976614737203">
            <text:p>0.02</text:p>
          </table:table-cell>
          <table:table-cell table:formula="of:=SIN(RADIANS([.J31]))*(1.914602-[.G31]*(0.004817+0.000014*[.G31]))+SIN(RADIANS(2*[.J31]))*(0.019993-0.000101*[.G31])+SIN(RADIANS(3*[.J31]))*0.000289" office:value-type="float" office:value="0.874347600941016">
            <text:p>0.87</text:p>
          </table:table-cell>
          <table:table-cell table:formula="of:=[.I31]+[.L31]" office:value-type="float" office:value="310.905061630802">
            <text:p>310.91</text:p>
          </table:table-cell>
          <table:table-cell table:formula="of:=[.J31]+[.L31]" office:value-type="float" office:value="9747.51919760509">
            <text:p>9747.52</text:p>
          </table:table-cell>
          <table:table-cell table:formula="of:=(1.000001018*(1-[.K31]*[.K31]))/(1+[.K31]*COS(RADIANS([.N31])))" office:value-type="float" office:value="0.985133926493514">
            <text:p>0.99</text:p>
          </table:table-cell>
          <table:table-cell table:formula="of:=[.M31]-0.00569-0.00478*SIN(RADIANS(125.04-1934.136*[.G31]))" office:value-type="float" office:value="310.900960379275">
            <text:p>310.9</text:p>
          </table:table-cell>
          <table:table-cell table:formula="of:=23+(26+((21.448-[.G31]*(46.815+[.G31]*(0.00059-[.G31]*0.001813))))/60)/60" office:value-type="float" office:value="23.4358994186978">
            <text:p>23.44</text:p>
          </table:table-cell>
          <table:table-cell table:formula="of:=[.Q31]+0.00256*COS(RADIANS(125.04-1934.136*[.G31]))" office:value-type="float" office:value="23.4383138765864">
            <text:p>23.44</text:p>
          </table:table-cell>
          <table:table-cell table:formula="of:=DEGREES(ATAN2(COS(RADIANS([.P31]));COS(RADIANS([.R31]))*SIN(RADIANS([.P31]))))" office:value-type="float" office:value="-46.6451842347665">
            <text:p>-46.65</text:p>
          </table:table-cell>
          <table:table-cell table:formula="of:=DEGREES(ASIN(SIN(RADIANS([.R31]))*SIN(RADIANS([.P31]))))" office:value-type="float" office:value="-17.4963504254328">
            <text:p>-17.5</text:p>
          </table:table-cell>
          <table:table-cell table:formula="of:=TAN(RADIANS([.R31]/2))*TAN(RADIANS([.R31]/2))" office:value-type="float" office:value="0.0430308388742964">
            <text:p>0.04</text:p>
          </table:table-cell>
          <table:table-cell table:formula="of:=4*DEGREES([.U31]*SIN(2*RADIANS([.I31]))-2*[.K31]*SIN(RADIANS([.J31]))+4*[.K31]*[.U31]*SIN(RADIANS([.J31]))*COS(2*RADIANS([.I31]))-0.5*[.U31]*[.U31]*SIN(4*RADIANS([.I31]))-1.25*[.K31]*[.K31]*SIN(2*RADIANS([.J31])))" office:value-type="float" office:value="-13.3334501676095">
            <text:p>-13.33</text:p>
          </table:table-cell>
          <table:table-cell table:formula="of:=DEGREES(ACOS(COS(RADIANS(90.833))/(COS(RADIANS([.$B$2]))*COS(RADIANS([.T31])))-TAN(RADIANS([.$B$2]))*TAN(RADIANS([.T31]))))" office:value-type="float" office:value="75.8412348072068">
            <text:p>75.84</text:p>
          </table:table-cell>
          <table:table-cell table:style-name="ce7" table:formula="of:=(720-4*[.$B$3]-[.V31]+[.$B$4]*60)/1440" office:value-type="float" office:value="0.509259340394173">
            <text:p>12:13:20</text:p>
          </table:table-cell>
          <table:table-cell table:style-name="ce7" table:formula="of:=([.X31]*1440-[.W31]*4)/1440" office:value-type="float" office:value="0.298589243707488">
            <text:p>7:09:58</text:p>
          </table:table-cell>
          <table:table-cell table:style-name="ce7" table:formula="of:=([.X31]*1440+[.W31]*4)/1440" office:value-type="float" office:value="0.719929437080859">
            <text:p>17:16:42</text:p>
          </table:table-cell>
          <table:table-cell table:formula="of:=8*[.W31]" office:value-type="float" office:value="606.729878457655">
            <text:p>606.73</text:p>
          </table:table-cell>
          <table:table-cell table:formula="of:=MOD([.E31]*1440+[.V31]+4*[.$B$3]-60*[.$B$4];1440)" office:value-type="float" office:value="706.666549832391">
            <text:p>706.67</text:p>
          </table:table-cell>
          <table:table-cell table:formula="of:=IF([.AB31]/4&lt;0;[.AB31]/4+180;[.AB31]/4-180)" office:value-type="float" office:value="-3.33336254190237">
            <text:p>-3.33</text:p>
          </table:table-cell>
          <table:table-cell table:formula="of:=DEGREES(ACOS(SIN(RADIANS([.$B$2]))*SIN(RADIANS([.T31]))+COS(RADIANS([.$B$2]))*COS(RADIANS([.T31]))*COS(RADIANS([.AC31]))))" office:value-type="float" office:value="57.580288326647">
            <text:p>57.58</text:p>
          </table:table-cell>
          <table:table-cell table:formula="of:=90-[.AD31]" office:value-type="float" office:value="32.419711673353">
            <text:p>32.42</text:p>
          </table:table-cell>
          <table:table-cell table:formula="of:=IF([.AE31]&gt;85;0;IF([.AE31]&gt;5;58.1/TAN(RADIANS([.AE31]))-0.07/POWER(TAN(RADIANS([.AE31]));3)+0.000086/POWER(TAN(RADIANS([.AE31]));5);IF([.AE31]&gt;-0.575;1735+[.AE31]*(-518.2+[.AE31]*(103.4+[.AE31]*(-12.79+[.AE31]*0.711)));-20.772/TAN(RADIANS([.AE31])))))/3600" office:value-type="float" office:value="0.0253358185957078">
            <text:p>0.03</text:p>
          </table:table-cell>
          <table:table-cell table:formula="of:=[.AE31]+[.AF31]" office:value-type="float" office:value="32.4450474919487">
            <text:p>32.45</text:p>
          </table:table-cell>
          <table:table-cell table:formula="of:=IF([.AC31]&gt;0;MOD(DEGREES(ACOS(((SIN(RADIANS([.$B$2]))*COS(RADIANS([.AD31])))-SIN(RADIANS([.T31])))/(COS(RADIANS([.$B$2]))*SIN(RADIANS([.AD31])))))+180;360);MOD(540-DEGREES(ACOS(((SIN(RADIANS([.$B$2]))*COS(RADIANS([.AD31])))-SIN(RADIANS([.T31])))/(COS(RADIANS([.$B$2]))*SIN(RADIANS([.AD31])))));360))" office:value-type="float" office:value="176.233288710931">
            <text:p>176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]+1" office:value-type="date" office:date-value="2026-01-31">
            <text:p>1/3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]+2415018.5+[.E32]-[.$B$4]/24" office:value-type="float" office:value="2461072.29166667">
            <text:p>2461072.29</text:p>
          </table:table-cell>
          <table:table-cell table:style-name="ce9" table:formula="of:=([.F32]-2451545)/36525" office:value-type="float" office:value="0.2608430298882">
            <text:p>0.26084303</text:p>
          </table:table-cell>
          <table:table-cell/>
          <table:table-cell table:formula="of:=MOD(280.46646+[.G32]*(36000.76983+[.G32]*0.0003032);360)" office:value-type="float" office:value="311.016361394355">
            <text:p>311.02</text:p>
          </table:table-cell>
          <table:table-cell table:formula="of:=357.52911+[.G32]*(35999.05029-0.0001537*[.G32])" office:value-type="float" office:value="9747.63045028368">
            <text:p>9747.63</text:p>
          </table:table-cell>
          <table:table-cell table:formula="of:=0.016708634-[.G32]*(0.000042037+0.0000001267*[.G32])" office:value-type="float" office:value="0.0166976603210004">
            <text:p>0.02</text:p>
          </table:table-cell>
          <table:table-cell table:formula="of:=SIN(RADIANS([.J32]))*(1.914602-[.G32]*(0.004817+0.000014*[.G32]))+SIN(RADIANS(2*[.J32]))*(0.019993-0.000101*[.G32])+SIN(RADIANS(3*[.J32]))*0.000289" office:value-type="float" office:value="0.904040457068976">
            <text:p>0.9</text:p>
          </table:table-cell>
          <table:table-cell table:formula="of:=[.I32]+[.L32]" office:value-type="float" office:value="311.920401851424">
            <text:p>311.92</text:p>
          </table:table-cell>
          <table:table-cell table:formula="of:=[.J32]+[.L32]" office:value-type="float" office:value="9748.53449074075">
            <text:p>9748.53</text:p>
          </table:table-cell>
          <table:table-cell table:formula="of:=(1.000001018*(1-[.K32]*[.K32]))/(1+[.K32]*COS(RADIANS([.N32])))" office:value-type="float" office:value="0.985268911193452">
            <text:p>0.99</text:p>
          </table:table-cell>
          <table:table-cell table:formula="of:=[.M32]-0.00569-0.00478*SIN(RADIANS(125.04-1934.136*[.G32]))" office:value-type="float" office:value="311.916304765817">
            <text:p>311.92</text:p>
          </table:table-cell>
          <table:table-cell table:formula="of:=23+(26+((21.448-[.G32]*(46.815+[.G32]*(0.00059-[.G32]*0.001813))))/60)/60" office:value-type="float" office:value="23.4358990626636">
            <text:p>23.44</text:p>
          </table:table-cell>
          <table:table-cell table:formula="of:=[.Q32]+0.00256*COS(RADIANS(125.04-1934.136*[.G32]))" office:value-type="float" office:value="23.4383127331249">
            <text:p>23.44</text:p>
          </table:table-cell>
          <table:table-cell table:formula="of:=DEGREES(ATAN2(COS(RADIANS([.P32]));COS(RADIANS([.R32]))*SIN(RADIANS([.P32]))))" office:value-type="float" office:value="-45.6226098263918">
            <text:p>-45.62</text:p>
          </table:table-cell>
          <table:table-cell table:formula="of:=DEGREES(ASIN(SIN(RADIANS([.R32]))*SIN(RADIANS([.P32]))))" office:value-type="float" office:value="-17.2164835421718">
            <text:p>-17.22</text:p>
          </table:table-cell>
          <table:table-cell table:formula="of:=TAN(RADIANS([.R32]/2))*TAN(RADIANS([.R32]/2))" office:value-type="float" office:value="0.0430308345562637">
            <text:p>0.04</text:p>
          </table:table-cell>
          <table:table-cell table:formula="of:=4*DEGREES([.U32]*SIN(2*RADIANS([.I32]))-2*[.K32]*SIN(RADIANS([.J32]))+4*[.K32]*[.U32]*SIN(RADIANS([.J32]))*COS(2*RADIANS([.I32]))-0.5*[.U32]*[.U32]*SIN(4*RADIANS([.I32]))-1.25*[.K32]*[.K32]*SIN(2*RADIANS([.J32])))" office:value-type="float" office:value="-13.4824851332799">
            <text:p>-13.48</text:p>
          </table:table-cell>
          <table:table-cell table:formula="of:=DEGREES(ACOS(COS(RADIANS(90.833))/(COS(RADIANS([.$B$2]))*COS(RADIANS([.T32])))-TAN(RADIANS([.$B$2]))*TAN(RADIANS([.T32]))))" office:value-type="float" office:value="76.1051416706529">
            <text:p>76.11</text:p>
          </table:table-cell>
          <table:table-cell table:style-name="ce7" table:formula="of:=(720-4*[.$B$3]-[.V32]+[.$B$4]*60)/1440" office:value-type="float" office:value="0.509362836898111">
            <text:p>12:13:29</text:p>
          </table:table-cell>
          <table:table-cell table:style-name="ce7" table:formula="of:=([.X32]*1440-[.W32]*4)/1440" office:value-type="float" office:value="0.297959665590742">
            <text:p>7:09:04</text:p>
          </table:table-cell>
          <table:table-cell table:style-name="ce7" table:formula="of:=([.X32]*1440+[.W32]*4)/1440" office:value-type="float" office:value="0.72076600820548">
            <text:p>17:17:54</text:p>
          </table:table-cell>
          <table:table-cell table:formula="of:=8*[.W32]" office:value-type="float" office:value="608.841133365223">
            <text:p>608.84</text:p>
          </table:table-cell>
          <table:table-cell table:formula="of:=MOD([.E32]*1440+[.V32]+4*[.$B$3]-60*[.$B$4];1440)" office:value-type="float" office:value="706.51751486672">
            <text:p>706.52</text:p>
          </table:table-cell>
          <table:table-cell table:formula="of:=IF([.AB32]/4&lt;0;[.AB32]/4+180;[.AB32]/4-180)" office:value-type="float" office:value="-3.37062128331996">
            <text:p>-3.37</text:p>
          </table:table-cell>
          <table:table-cell table:formula="of:=DEGREES(ACOS(SIN(RADIANS([.$B$2]))*SIN(RADIANS([.T32]))+COS(RADIANS([.$B$2]))*COS(RADIANS([.T32]))*COS(RADIANS([.AC32]))))" office:value-type="float" office:value="57.3027067891379">
            <text:p>57.3</text:p>
          </table:table-cell>
          <table:table-cell table:formula="of:=90-[.AD32]" office:value-type="float" office:value="32.6972932108621">
            <text:p>32.7</text:p>
          </table:table-cell>
          <table:table-cell table:formula="of:=IF([.AE32]&gt;85;0;IF([.AE32]&gt;5;58.1/TAN(RADIANS([.AE32]))-0.07/POWER(TAN(RADIANS([.AE32]));3)+0.000086/POWER(TAN(RADIANS([.AE32]));5);IF([.AE32]&gt;-0.575;1735+[.AE32]*(-518.2+[.AE32]*(103.4+[.AE32]*(-12.79+[.AE32]*0.711)));-20.772/TAN(RADIANS([.AE32])))))/3600" office:value-type="float" office:value="0.025068224269198">
            <text:p>0.03</text:p>
          </table:table-cell>
          <table:table-cell table:formula="of:=[.AE32]+[.AF32]" office:value-type="float" office:value="32.7223614351313">
            <text:p>32.72</text:p>
          </table:table-cell>
          <table:table-cell table:formula="of:=IF([.AC32]&gt;0;MOD(DEGREES(ACOS(((SIN(RADIANS([.$B$2]))*COS(RADIANS([.AD32])))-SIN(RADIANS([.T32])))/(COS(RADIANS([.$B$2]))*SIN(RADIANS([.AD32])))))+180;360);MOD(540-DEGREES(ACOS(((SIN(RADIANS([.$B$2]))*COS(RADIANS([.AD32])))-SIN(RADIANS([.T32])))/(COS(RADIANS([.$B$2]))*SIN(RADIANS([.AD32])))));360))" office:value-type="float" office:value="176.173508895318">
            <text:p>176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]+1" office:value-type="date" office:date-value="2026-02-01">
            <text:p>2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]+2415018.5+[.E33]-[.$B$4]/24" office:value-type="float" office:value="2461073.29166667">
            <text:p>2461073.29</text:p>
          </table:table-cell>
          <table:table-cell table:style-name="ce9" table:formula="of:=([.F33]-2451545)/36525" office:value-type="float" office:value="0.260870408396071">
            <text:p>0.26087041</text:p>
          </table:table-cell>
          <table:table-cell/>
          <table:table-cell table:formula="of:=MOD(280.46646+[.G33]*(36000.76983+[.G33]*0.0003032);360)" office:value-type="float" office:value="312.002008758851">
            <text:p>312</text:p>
          </table:table-cell>
          <table:table-cell table:formula="of:=357.52911+[.G33]*(35999.05029-0.0001537*[.G33])" office:value-type="float" office:value="9748.61605056321">
            <text:p>9748.62</text:p>
          </table:table-cell>
          <table:table-cell table:formula="of:=0.016708634-[.G33]*(0.000042037+0.0000001267*[.G33])" office:value-type="float" office:value="0.0166976591682803">
            <text:p>0.02</text:p>
          </table:table-cell>
          <table:table-cell table:formula="of:=SIN(RADIANS([.J33]))*(1.914602-[.G33]*(0.004817+0.000014*[.G33]))+SIN(RADIANS(2*[.J33]))*(0.019993-0.000101*[.G33])+SIN(RADIANS(3*[.J33]))*0.000289" office:value-type="float" office:value="0.933450560642666">
            <text:p>0.93</text:p>
          </table:table-cell>
          <table:table-cell table:formula="of:=[.I33]+[.L33]" office:value-type="float" office:value="312.935459319494">
            <text:p>312.94</text:p>
          </table:table-cell>
          <table:table-cell table:formula="of:=[.J33]+[.L33]" office:value-type="float" office:value="9749.54950112386">
            <text:p>9749.55</text:p>
          </table:table-cell>
          <table:table-cell table:formula="of:=(1.000001018*(1-[.K33]*[.K33]))/(1+[.K33]*COS(RADIANS([.N33])))" office:value-type="float" office:value="0.985408367332443">
            <text:p>0.99</text:p>
          </table:table-cell>
          <table:table-cell table:formula="of:=[.M33]-0.00569-0.00478*SIN(RADIANS(125.04-1934.136*[.G33]))" office:value-type="float" office:value="312.931366398446">
            <text:p>312.93</text:p>
          </table:table-cell>
          <table:table-cell table:formula="of:=23+(26+((21.448-[.G33]*(46.815+[.G33]*(0.00059-[.G33]*0.001813))))/60)/60" office:value-type="float" office:value="23.4358987066294">
            <text:p>23.44</text:p>
          </table:table-cell>
          <table:table-cell table:formula="of:=[.Q33]+0.00256*COS(RADIANS(125.04-1934.136*[.G33]))" office:value-type="float" office:value="23.4383115876018">
            <text:p>23.44</text:p>
          </table:table-cell>
          <table:table-cell table:formula="of:=DEGREES(ATAN2(COS(RADIANS([.P33]));COS(RADIANS([.R33]))*SIN(RADIANS([.P33]))))" office:value-type="float" office:value="-44.6034379069616">
            <text:p>-44.6</text:p>
          </table:table-cell>
          <table:table-cell table:formula="of:=DEGREES(ASIN(SIN(RADIANS([.R33]))*SIN(RADIANS([.P33]))))" office:value-type="float" office:value="-16.9315528553007">
            <text:p>-16.93</text:p>
          </table:table-cell>
          <table:table-cell table:formula="of:=TAN(RADIANS([.R33]/2))*TAN(RADIANS([.R33]/2))" office:value-type="float" office:value="0.0430308302304457">
            <text:p>0.04</text:p>
          </table:table-cell>
          <table:table-cell table:formula="of:=4*DEGREES([.U33]*SIN(2*RADIANS([.I33]))-2*[.K33]*SIN(RADIANS([.J33]))+4*[.K33]*[.U33]*SIN(RADIANS([.J33]))*COS(2*RADIANS([.I33]))-0.5*[.U33]*[.U33]*SIN(4*RADIANS([.I33]))-1.25*[.K33]*[.K33]*SIN(2*RADIANS([.J33])))" office:value-type="float" office:value="-13.6178096280129">
            <text:p>-13.62</text:p>
          </table:table-cell>
          <table:table-cell table:formula="of:=DEGREES(ACOS(COS(RADIANS(90.833))/(COS(RADIANS([.$B$2]))*COS(RADIANS([.T33])))-TAN(RADIANS([.$B$2]))*TAN(RADIANS([.T33]))))" office:value-type="float" office:value="76.3727257444609">
            <text:p>76.37</text:p>
          </table:table-cell>
          <table:table-cell table:style-name="ce7" table:formula="of:=(720-4*[.$B$3]-[.V33]+[.$B$4]*60)/1440" office:value-type="float" office:value="0.509456812241676">
            <text:p>12:13:37</text:p>
          </table:table-cell>
          <table:table-cell table:style-name="ce7" table:formula="of:=([.X33]*1440-[.W33]*4)/1440" office:value-type="float" office:value="0.297310351840395">
            <text:p>7:08:08</text:p>
          </table:table-cell>
          <table:table-cell table:style-name="ce7" table:formula="of:=([.X33]*1440+[.W33]*4)/1440" office:value-type="float" office:value="0.721603272642956">
            <text:p>17:19:07</text:p>
          </table:table-cell>
          <table:table-cell table:formula="of:=8*[.W33]" office:value-type="float" office:value="610.981805955687">
            <text:p>610.98</text:p>
          </table:table-cell>
          <table:table-cell table:formula="of:=MOD([.E33]*1440+[.V33]+4*[.$B$3]-60*[.$B$4];1440)" office:value-type="float" office:value="706.382190371987">
            <text:p>706.38</text:p>
          </table:table-cell>
          <table:table-cell table:formula="of:=IF([.AB33]/4&lt;0;[.AB33]/4+180;[.AB33]/4-180)" office:value-type="float" office:value="-3.40445240700322">
            <text:p>-3.4</text:p>
          </table:table-cell>
          <table:table-cell table:formula="of:=DEGREES(ACOS(SIN(RADIANS([.$B$2]))*SIN(RADIANS([.T33]))+COS(RADIANS([.$B$2]))*COS(RADIANS([.T33]))*COS(RADIANS([.AC33]))))" office:value-type="float" office:value="57.0199322026719">
            <text:p>57.02</text:p>
          </table:table-cell>
          <table:table-cell table:formula="of:=90-[.AD33]" office:value-type="float" office:value="32.9800677973281">
            <text:p>32.98</text:p>
          </table:table-cell>
          <table:table-cell table:formula="of:=IF([.AE33]&gt;85;0;IF([.AE33]&gt;5;58.1/TAN(RADIANS([.AE33]))-0.07/POWER(TAN(RADIANS([.AE33]));3)+0.000086/POWER(TAN(RADIANS([.AE33]));5);IF([.AE33]&gt;-0.575;1735+[.AE33]*(-518.2+[.AE33]*(103.4+[.AE33]*(-12.79+[.AE33]*0.711)));-20.772/TAN(RADIANS([.AE33])))))/3600" office:value-type="float" office:value="0.0247996946290466">
            <text:p>0.02</text:p>
          </table:table-cell>
          <table:table-cell table:formula="of:=[.AE33]+[.AF33]" office:value-type="float" office:value="33.0048674919572">
            <text:p>33</text:p>
          </table:table-cell>
          <table:table-cell table:formula="of:=IF([.AC33]&gt;0;MOD(DEGREES(ACOS(((SIN(RADIANS([.$B$2]))*COS(RADIANS([.AD33])))-SIN(RADIANS([.T33])))/(COS(RADIANS([.$B$2]))*SIN(RADIANS([.AD33])))))+180;360);MOD(540-DEGREES(ACOS(((SIN(RADIANS([.$B$2]))*COS(RADIANS([.AD33])))-SIN(RADIANS([.T33])))/(COS(RADIANS([.$B$2]))*SIN(RADIANS([.AD33])))));360))" office:value-type="float" office:value="176.116803822133">
            <text:p>176.1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]+1" office:value-type="date" office:date-value="2026-02-02">
            <text:p>2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]+2415018.5+[.E34]-[.$B$4]/24" office:value-type="float" office:value="2461074.29166667">
            <text:p>2461074.29</text:p>
          </table:table-cell>
          <table:table-cell table:style-name="ce9" table:formula="of:=([.F34]-2451545)/36525" office:value-type="float" office:value="0.260897786903943">
            <text:p>0.26089779</text:p>
          </table:table-cell>
          <table:table-cell/>
          <table:table-cell table:formula="of:=MOD(280.46646+[.G34]*(36000.76983+[.G34]*0.0003032);360)" office:value-type="float" office:value="312.987656123347">
            <text:p>312.99</text:p>
          </table:table-cell>
          <table:table-cell table:formula="of:=357.52911+[.G34]*(35999.05029-0.0001537*[.G34])" office:value-type="float" office:value="9749.60165084274">
            <text:p>9749.6</text:p>
          </table:table-cell>
          <table:table-cell table:formula="of:=0.016708634-[.G34]*(0.000042037+0.0000001267*[.G34])" office:value-type="float" office:value="0.01669765801556">
            <text:p>0.02</text:p>
          </table:table-cell>
          <table:table-cell table:formula="of:=SIN(RADIANS([.J34]))*(1.914602-[.G34]*(0.004817+0.000014*[.G34]))+SIN(RADIANS(2*[.J34]))*(0.019993-0.000101*[.G34])+SIN(RADIANS(3*[.J34]))*0.000289" office:value-type="float" office:value="0.962568867018242">
            <text:p>0.96</text:p>
          </table:table-cell>
          <table:table-cell table:formula="of:=[.I34]+[.L34]" office:value-type="float" office:value="313.950224990365">
            <text:p>313.95</text:p>
          </table:table-cell>
          <table:table-cell table:formula="of:=[.J34]+[.L34]" office:value-type="float" office:value="9750.56421970976">
            <text:p>9750.56</text:p>
          </table:table-cell>
          <table:table-cell table:formula="of:=(1.000001018*(1-[.K34]*[.K34]))/(1+[.K34]*COS(RADIANS([.N34])))" office:value-type="float" office:value="0.985552249886624">
            <text:p>0.99</text:p>
          </table:table-cell>
          <table:table-cell table:formula="of:=[.M34]-0.00569-0.00478*SIN(RADIANS(125.04-1934.136*[.G34]))" office:value-type="float" office:value="313.946136232513">
            <text:p>313.95</text:p>
          </table:table-cell>
          <table:table-cell table:formula="of:=23+(26+((21.448-[.G34]*(46.815+[.G34]*(0.00059-[.G34]*0.001813))))/60)/60" office:value-type="float" office:value="23.4358983505952">
            <text:p>23.44</text:p>
          </table:table-cell>
          <table:table-cell table:formula="of:=[.Q34]+0.00256*COS(RADIANS(125.04-1934.136*[.G34]))" office:value-type="float" office:value="23.4383104400177">
            <text:p>23.44</text:p>
          </table:table-cell>
          <table:table-cell table:formula="of:=DEGREES(ATAN2(COS(RADIANS([.P34]));COS(RADIANS([.R34]))*SIN(RADIANS([.P34]))))" office:value-type="float" office:value="-43.5876658486169">
            <text:p>-43.59</text:p>
          </table:table-cell>
          <table:table-cell table:formula="of:=DEGREES(ASIN(SIN(RADIANS([.R34]))*SIN(RADIANS([.P34]))))" office:value-type="float" office:value="-16.6416709151738">
            <text:p>-16.64</text:p>
          </table:table-cell>
          <table:table-cell table:formula="of:=TAN(RADIANS([.R34]/2))*TAN(RADIANS([.R34]/2))" office:value-type="float" office:value="0.0430308258968449">
            <text:p>0.04</text:p>
          </table:table-cell>
          <table:table-cell table:formula="of:=4*DEGREES([.U34]*SIN(2*RADIANS([.I34]))-2*[.K34]*SIN(RADIANS([.J34]))+4*[.K34]*[.U34]*SIN(RADIANS([.J34]))*COS(2*RADIANS([.I34]))-0.5*[.U34]*[.U34]*SIN(4*RADIANS([.I34]))-1.25*[.K34]*[.K34]*SIN(2*RADIANS([.J34])))" office:value-type="float" office:value="-13.7394230142976">
            <text:p>-13.74</text:p>
          </table:table-cell>
          <table:table-cell table:formula="of:=DEGREES(ACOS(COS(RADIANS(90.833))/(COS(RADIANS([.$B$2]))*COS(RADIANS([.T34])))-TAN(RADIANS([.$B$2]))*TAN(RADIANS([.T34]))))" office:value-type="float" office:value="76.6438500650762">
            <text:p>76.64</text:p>
          </table:table-cell>
          <table:table-cell table:style-name="ce7" table:formula="of:=(720-4*[.$B$3]-[.V34]+[.$B$4]*60)/1440" office:value-type="float" office:value="0.509541265982151">
            <text:p>12:13:44</text:p>
          </table:table-cell>
          <table:table-cell table:style-name="ce7" table:formula="of:=([.X34]*1440-[.W34]*4)/1440" office:value-type="float" office:value="0.296641682468051">
            <text:p>7:07:10</text:p>
          </table:table-cell>
          <table:table-cell table:style-name="ce7" table:formula="of:=([.X34]*1440+[.W34]*4)/1440" office:value-type="float" office:value="0.722440849496252">
            <text:p>17:20:19</text:p>
          </table:table-cell>
          <table:table-cell table:formula="of:=8*[.W34]" office:value-type="float" office:value="613.150800520609">
            <text:p>613.15</text:p>
          </table:table-cell>
          <table:table-cell table:formula="of:=MOD([.E34]*1440+[.V34]+4*[.$B$3]-60*[.$B$4];1440)" office:value-type="float" office:value="706.260576985702">
            <text:p>706.26</text:p>
          </table:table-cell>
          <table:table-cell table:formula="of:=IF([.AB34]/4&lt;0;[.AB34]/4+180;[.AB34]/4-180)" office:value-type="float" office:value="-3.43485575357442">
            <text:p>-3.43</text:p>
          </table:table-cell>
          <table:table-cell table:formula="of:=DEGREES(ACOS(SIN(RADIANS([.$B$2]))*SIN(RADIANS([.T34]))+COS(RADIANS([.$B$2]))*COS(RADIANS([.T34]))*COS(RADIANS([.AC34]))))" office:value-type="float" office:value="56.7320701898004">
            <text:p>56.73</text:p>
          </table:table-cell>
          <table:table-cell table:formula="of:=90-[.AD34]" office:value-type="float" office:value="33.2679298101996">
            <text:p>33.27</text:p>
          </table:table-cell>
          <table:table-cell table:formula="of:=IF([.AE34]&gt;85;0;IF([.AE34]&gt;5;58.1/TAN(RADIANS([.AE34]))-0.07/POWER(TAN(RADIANS([.AE34]));3)+0.000086/POWER(TAN(RADIANS([.AE34]));5);IF([.AE34]&gt;-0.575;1735+[.AE34]*(-518.2+[.AE34]*(103.4+[.AE34]*(-12.79+[.AE34]*0.711)));-20.772/TAN(RADIANS([.AE34])))))/3600" office:value-type="float" office:value="0.0245304467555071">
            <text:p>0.02</text:p>
          </table:table-cell>
          <table:table-cell table:formula="of:=[.AE34]+[.AF34]" office:value-type="float" office:value="33.2924602569551">
            <text:p>33.29</text:p>
          </table:table-cell>
          <table:table-cell table:formula="of:=IF([.AC34]&gt;0;MOD(DEGREES(ACOS(((SIN(RADIANS([.$B$2]))*COS(RADIANS([.AD34])))-SIN(RADIANS([.T34])))/(COS(RADIANS([.$B$2]))*SIN(RADIANS([.AD34])))))+180;360);MOD(540-DEGREES(ACOS(((SIN(RADIANS([.$B$2]))*COS(RADIANS([.AD34])))-SIN(RADIANS([.T34])))/(COS(RADIANS([.$B$2]))*SIN(RADIANS([.AD34])))));360))" office:value-type="float" office:value="176.063214371941">
            <text:p>176.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]+1" office:value-type="date" office:date-value="2026-02-03">
            <text:p>2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]+2415018.5+[.E35]-[.$B$4]/24" office:value-type="float" office:value="2461075.29166667">
            <text:p>2461075.29</text:p>
          </table:table-cell>
          <table:table-cell table:style-name="ce9" table:formula="of:=([.F35]-2451545)/36525" office:value-type="float" office:value="0.260925165411814">
            <text:p>0.26092517</text:p>
          </table:table-cell>
          <table:table-cell/>
          <table:table-cell table:formula="of:=MOD(280.46646+[.G35]*(36000.76983+[.G35]*0.0003032);360)" office:value-type="float" office:value="313.973303487843">
            <text:p>313.97</text:p>
          </table:table-cell>
          <table:table-cell table:formula="of:=357.52911+[.G35]*(35999.05029-0.0001537*[.G35])" office:value-type="float" office:value="9750.58725112227">
            <text:p>9750.59</text:p>
          </table:table-cell>
          <table:table-cell table:formula="of:=0.016708634-[.G35]*(0.000042037+0.0000001267*[.G35])" office:value-type="float" office:value="0.0166976568628395">
            <text:p>0.02</text:p>
          </table:table-cell>
          <table:table-cell table:formula="of:=SIN(RADIANS([.J35]))*(1.914602-[.G35]*(0.004817+0.000014*[.G35]))+SIN(RADIANS(2*[.J35]))*(0.019993-0.000101*[.G35])+SIN(RADIANS(3*[.J35]))*0.000289" office:value-type="float" office:value="0.991386437349668">
            <text:p>0.99</text:p>
          </table:table-cell>
          <table:table-cell table:formula="of:=[.I35]+[.L35]" office:value-type="float" office:value="314.964689925192">
            <text:p>314.96</text:p>
          </table:table-cell>
          <table:table-cell table:formula="of:=[.J35]+[.L35]" office:value-type="float" office:value="9751.57863755962">
            <text:p>9751.58</text:p>
          </table:table-cell>
          <table:table-cell table:formula="of:=(1.000001018*(1-[.K35]*[.K35]))/(1+[.K35]*COS(RADIANS([.N35])))" office:value-type="float" office:value="0.985700512442527">
            <text:p>0.99</text:p>
          </table:table-cell>
          <table:table-cell table:formula="of:=[.M35]-0.00569-0.00478*SIN(RADIANS(125.04-1934.136*[.G35]))" office:value-type="float" office:value="314.960605329168">
            <text:p>314.96</text:p>
          </table:table-cell>
          <table:table-cell table:formula="of:=23+(26+((21.448-[.G35]*(46.815+[.G35]*(0.00059-[.G35]*0.001813))))/60)/60" office:value-type="float" office:value="23.435897994561">
            <text:p>23.44</text:p>
          </table:table-cell>
          <table:table-cell table:formula="of:=[.Q35]+0.00256*COS(RADIANS(125.04-1934.136*[.G35]))" office:value-type="float" office:value="23.4383092903732">
            <text:p>23.44</text:p>
          </table:table-cell>
          <table:table-cell table:formula="of:=DEGREES(ATAN2(COS(RADIANS([.P35]));COS(RADIANS([.R35]))*SIN(RADIANS([.P35]))))" office:value-type="float" office:value="-42.5752869553451">
            <text:p>-42.58</text:p>
          </table:table-cell>
          <table:table-cell table:formula="of:=DEGREES(ASIN(SIN(RADIANS([.R35]))*SIN(RADIANS([.P35]))))" office:value-type="float" office:value="-16.3469509393943">
            <text:p>-16.35</text:p>
          </table:table-cell>
          <table:table-cell table:formula="of:=TAN(RADIANS([.R35]/2))*TAN(RADIANS([.R35]/2))" office:value-type="float" office:value="0.0430308215554638">
            <text:p>0.04</text:p>
          </table:table-cell>
          <table:table-cell table:formula="of:=4*DEGREES([.U35]*SIN(2*RADIANS([.I35]))-2*[.K35]*SIN(RADIANS([.J35]))+4*[.K35]*[.U35]*SIN(RADIANS([.J35]))*COS(2*RADIANS([.I35]))-0.5*[.U35]*[.U35]*SIN(4*RADIANS([.I35]))-1.25*[.K35]*[.K35]*SIN(2*RADIANS([.J35])))" office:value-type="float" office:value="-13.8473419297408">
            <text:p>-13.85</text:p>
          </table:table-cell>
          <table:table-cell table:formula="of:=DEGREES(ACOS(COS(RADIANS(90.833))/(COS(RADIANS([.$B$2]))*COS(RADIANS([.T35])))-TAN(RADIANS([.$B$2]))*TAN(RADIANS([.T35]))))" office:value-type="float" office:value="76.9183801109631">
            <text:p>76.92</text:p>
          </table:table-cell>
          <table:table-cell table:style-name="ce7" table:formula="of:=(720-4*[.$B$3]-[.V35]+[.$B$4]*60)/1440" office:value-type="float" office:value="0.509616209673431">
            <text:p>12:13:51</text:p>
          </table:table-cell>
          <table:table-cell table:style-name="ce7" table:formula="of:=([.X35]*1440-[.W35]*4)/1440" office:value-type="float" office:value="0.295954042698534">
            <text:p>7:06:10</text:p>
          </table:table-cell>
          <table:table-cell table:style-name="ce7" table:formula="of:=([.X35]*1440+[.W35]*4)/1440" office:value-type="float" office:value="0.723278376648329">
            <text:p>17:21:31</text:p>
          </table:table-cell>
          <table:table-cell table:formula="of:=8*[.W35]" office:value-type="float" office:value="615.347040887705">
            <text:p>615.35</text:p>
          </table:table-cell>
          <table:table-cell table:formula="of:=MOD([.E35]*1440+[.V35]+4*[.$B$3]-60*[.$B$4];1440)" office:value-type="float" office:value="706.152658070259">
            <text:p>706.15</text:p>
          </table:table-cell>
          <table:table-cell table:formula="of:=IF([.AB35]/4&lt;0;[.AB35]/4+180;[.AB35]/4-180)" office:value-type="float" office:value="-3.46183548243519">
            <text:p>-3.46</text:p>
          </table:table-cell>
          <table:table-cell table:formula="of:=DEGREES(ACOS(SIN(RADIANS([.$B$2]))*SIN(RADIANS([.T35]))+COS(RADIANS([.$B$2]))*COS(RADIANS([.T35]))*COS(RADIANS([.AC35]))))" office:value-type="float" office:value="56.4392276054873">
            <text:p>56.44</text:p>
          </table:table-cell>
          <table:table-cell table:formula="of:=90-[.AD35]" office:value-type="float" office:value="33.5607723945127">
            <text:p>33.56</text:p>
          </table:table-cell>
          <table:table-cell table:formula="of:=IF([.AE35]&gt;85;0;IF([.AE35]&gt;5;58.1/TAN(RADIANS([.AE35]))-0.07/POWER(TAN(RADIANS([.AE35]));3)+0.000086/POWER(TAN(RADIANS([.AE35]));5);IF([.AE35]&gt;-0.575;1735+[.AE35]*(-518.2+[.AE35]*(103.4+[.AE35]*(-12.79+[.AE35]*0.711)));-20.772/TAN(RADIANS([.AE35])))))/3600" office:value-type="float" office:value="0.0242606889940601">
            <text:p>0.02</text:p>
          </table:table-cell>
          <table:table-cell table:formula="of:=[.AE35]+[.AF35]" office:value-type="float" office:value="33.5850330835068">
            <text:p>33.59</text:p>
          </table:table-cell>
          <table:table-cell table:formula="of:=IF([.AC35]&gt;0;MOD(DEGREES(ACOS(((SIN(RADIANS([.$B$2]))*COS(RADIANS([.AD35])))-SIN(RADIANS([.T35])))/(COS(RADIANS([.$B$2]))*SIN(RADIANS([.AD35])))))+180;360);MOD(540-DEGREES(ACOS(((SIN(RADIANS([.$B$2]))*COS(RADIANS([.AD35])))-SIN(RADIANS([.T35])))/(COS(RADIANS([.$B$2]))*SIN(RADIANS([.AD35])))));360))" office:value-type="float" office:value="176.012778959597">
            <text:p>176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]+1" office:value-type="date" office:date-value="2026-02-04">
            <text:p>2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]+2415018.5+[.E36]-[.$B$4]/24" office:value-type="float" office:value="2461076.29166667">
            <text:p>2461076.29</text:p>
          </table:table-cell>
          <table:table-cell table:style-name="ce9" table:formula="of:=([.F36]-2451545)/36525" office:value-type="float" office:value="0.260952543919685">
            <text:p>0.26095254</text:p>
          </table:table-cell>
          <table:table-cell/>
          <table:table-cell table:formula="of:=MOD(280.46646+[.G36]*(36000.76983+[.G36]*0.0003032);360)" office:value-type="float" office:value="314.95895085234">
            <text:p>314.96</text:p>
          </table:table-cell>
          <table:table-cell table:formula="of:=357.52911+[.G36]*(35999.05029-0.0001537*[.G36])" office:value-type="float" office:value="9751.5728514018">
            <text:p>9751.57</text:p>
          </table:table-cell>
          <table:table-cell table:formula="of:=0.016708634-[.G36]*(0.000042037+0.0000001267*[.G36])" office:value-type="float" office:value="0.0166976557101189">
            <text:p>0.02</text:p>
          </table:table-cell>
          <table:table-cell table:formula="of:=SIN(RADIANS([.J36]))*(1.914602-[.G36]*(0.004817+0.000014*[.G36]))+SIN(RADIANS(2*[.J36]))*(0.019993-0.000101*[.G36])+SIN(RADIANS(3*[.J36]))*0.000289" office:value-type="float" office:value="1.01989444161843">
            <text:p>1.02</text:p>
          </table:table-cell>
          <table:table-cell table:formula="of:=[.I36]+[.L36]" office:value-type="float" office:value="315.978845293959">
            <text:p>315.98</text:p>
          </table:table-cell>
          <table:table-cell table:formula="of:=[.J36]+[.L36]" office:value-type="float" office:value="9752.59274584342">
            <text:p>9752.59</text:p>
          </table:table-cell>
          <table:table-cell table:formula="of:=(1.000001018*(1-[.K36]*[.K36]))/(1+[.K36]*COS(RADIANS([.N36])))" office:value-type="float" office:value="0.985853107215702">
            <text:p>0.99</text:p>
          </table:table-cell>
          <table:table-cell table:formula="of:=[.M36]-0.00569-0.00478*SIN(RADIANS(125.04-1934.136*[.G36]))" office:value-type="float" office:value="315.97476485839">
            <text:p>315.97</text:p>
          </table:table-cell>
          <table:table-cell table:formula="of:=23+(26+((21.448-[.G36]*(46.815+[.G36]*(0.00059-[.G36]*0.001813))))/60)/60" office:value-type="float" office:value="23.4358976385268">
            <text:p>23.44</text:p>
          </table:table-cell>
          <table:table-cell table:formula="of:=[.Q36]+0.00256*COS(RADIANS(125.04-1934.136*[.G36]))" office:value-type="float" office:value="23.438308138669">
            <text:p>23.44</text:p>
          </table:table-cell>
          <table:table-cell table:formula="of:=DEGREES(ATAN2(COS(RADIANS([.P36]));COS(RADIANS([.R36]))*SIN(RADIANS([.P36]))))" office:value-type="float" office:value="-41.5662905610354">
            <text:p>-41.57</text:p>
          </table:table-cell>
          <table:table-cell table:formula="of:=DEGREES(ASIN(SIN(RADIANS([.R36]))*SIN(RADIANS([.P36]))))" office:value-type="float" office:value="-16.0475067291515">
            <text:p>-16.05</text:p>
          </table:table-cell>
          <table:table-cell table:formula="of:=TAN(RADIANS([.R36]/2))*TAN(RADIANS([.R36]/2))" office:value-type="float" office:value="0.0430308172063051">
            <text:p>0.04</text:p>
          </table:table-cell>
          <table:table-cell table:formula="of:=4*DEGREES([.U36]*SIN(2*RADIANS([.I36]))-2*[.K36]*SIN(RADIANS([.J36]))+4*[.K36]*[.U36]*SIN(RADIANS([.J36]))*COS(2*RADIANS([.I36]))-0.5*[.U36]*[.U36]*SIN(4*RADIANS([.I36]))-1.25*[.K36]*[.K36]*SIN(2*RADIANS([.J36])))" office:value-type="float" office:value="-13.9415999691574">
            <text:p>-13.94</text:p>
          </table:table-cell>
          <table:table-cell table:formula="of:=DEGREES(ACOS(COS(RADIANS(90.833))/(COS(RADIANS([.$B$2]))*COS(RADIANS([.T36])))-TAN(RADIANS([.$B$2]))*TAN(RADIANS([.T36]))))" office:value-type="float" office:value="77.1961839127517">
            <text:p>77.2</text:p>
          </table:table-cell>
          <table:table-cell table:style-name="ce7" table:formula="of:=(720-4*[.$B$3]-[.V36]+[.$B$4]*60)/1440" office:value-type="float" office:value="0.509681666645248">
            <text:p>12:13:56</text:p>
          </table:table-cell>
          <table:table-cell table:style-name="ce7" table:formula="of:=([.X36]*1440-[.W36]*4)/1440" office:value-type="float" office:value="0.29524782244316">
            <text:p>7:05:09</text:p>
          </table:table-cell>
          <table:table-cell table:style-name="ce7" table:formula="of:=([.X36]*1440+[.W36]*4)/1440" office:value-type="float" office:value="0.724115510847336">
            <text:p>17:22:44</text:p>
          </table:table-cell>
          <table:table-cell table:formula="of:=8*[.W36]" office:value-type="float" office:value="617.569471302014">
            <text:p>617.57</text:p>
          </table:table-cell>
          <table:table-cell table:formula="of:=MOD([.E36]*1440+[.V36]+4*[.$B$3]-60*[.$B$4];1440)" office:value-type="float" office:value="706.058400030843">
            <text:p>706.06</text:p>
          </table:table-cell>
          <table:table-cell table:formula="of:=IF([.AB36]/4&lt;0;[.AB36]/4+180;[.AB36]/4-180)" office:value-type="float" office:value="-3.48539999228936">
            <text:p>-3.49</text:p>
          </table:table-cell>
          <table:table-cell table:formula="of:=DEGREES(ACOS(SIN(RADIANS([.$B$2]))*SIN(RADIANS([.T36]))+COS(RADIANS([.$B$2]))*COS(RADIANS([.T36]))*COS(RADIANS([.AC36]))))" office:value-type="float" office:value="56.1415124701149">
            <text:p>56.14</text:p>
          </table:table-cell>
          <table:table-cell table:formula="of:=90-[.AD36]" office:value-type="float" office:value="33.8584875298851">
            <text:p>33.86</text:p>
          </table:table-cell>
          <table:table-cell table:formula="of:=IF([.AE36]&gt;85;0;IF([.AE36]&gt;5;58.1/TAN(RADIANS([.AE36]))-0.07/POWER(TAN(RADIANS([.AE36]));3)+0.000086/POWER(TAN(RADIANS([.AE36]));5);IF([.AE36]&gt;-0.575;1735+[.AE36]*(-518.2+[.AE36]*(103.4+[.AE36]*(-12.79+[.AE36]*0.711)));-20.772/TAN(RADIANS([.AE36])))))/3600" office:value-type="float" office:value="0.0239906209269559">
            <text:p>0.02</text:p>
          </table:table-cell>
          <table:table-cell table:formula="of:=[.AE36]+[.AF36]" office:value-type="float" office:value="33.8824781508121">
            <text:p>33.88</text:p>
          </table:table-cell>
          <table:table-cell table:formula="of:=IF([.AC36]&gt;0;MOD(DEGREES(ACOS(((SIN(RADIANS([.$B$2]))*COS(RADIANS([.AD36])))-SIN(RADIANS([.T36])))/(COS(RADIANS([.$B$2]))*SIN(RADIANS([.AD36])))))+180;360);MOD(540-DEGREES(ACOS(((SIN(RADIANS([.$B$2]))*COS(RADIANS([.AD36])))-SIN(RADIANS([.T36])))/(COS(RADIANS([.$B$2]))*SIN(RADIANS([.AD36])))));360))" office:value-type="float" office:value="175.965533506516">
            <text:p>175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]+1" office:value-type="date" office:date-value="2026-02-05">
            <text:p>2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7]+2415018.5+[.E37]-[.$B$4]/24" office:value-type="float" office:value="2461077.29166667">
            <text:p>2461077.29</text:p>
          </table:table-cell>
          <table:table-cell table:style-name="ce9" table:formula="of:=([.F37]-2451545)/36525" office:value-type="float" office:value="0.260979922427557">
            <text:p>0.26097992</text:p>
          </table:table-cell>
          <table:table-cell/>
          <table:table-cell table:formula="of:=MOD(280.46646+[.G37]*(36000.76983+[.G37]*0.0003032);360)" office:value-type="float" office:value="315.944598216834">
            <text:p>315.94</text:p>
          </table:table-cell>
          <table:table-cell table:formula="of:=357.52911+[.G37]*(35999.05029-0.0001537*[.G37])" office:value-type="float" office:value="9752.55845168133">
            <text:p>9752.56</text:p>
          </table:table-cell>
          <table:table-cell table:formula="of:=0.016708634-[.G37]*(0.000042037+0.0000001267*[.G37])" office:value-type="float" office:value="0.016697654557398">
            <text:p>0.02</text:p>
          </table:table-cell>
          <table:table-cell table:formula="of:=SIN(RADIANS([.J37]))*(1.914602-[.G37]*(0.004817+0.000014*[.G37]))+SIN(RADIANS(2*[.J37]))*(0.019993-0.000101*[.G37])+SIN(RADIANS(3*[.J37]))*0.000289" office:value-type="float" office:value="1.04808416160433">
            <text:p>1.05</text:p>
          </table:table-cell>
          <table:table-cell table:formula="of:=[.I37]+[.L37]" office:value-type="float" office:value="316.992682378439">
            <text:p>316.99</text:p>
          </table:table-cell>
          <table:table-cell table:formula="of:=[.J37]+[.L37]" office:value-type="float" office:value="9753.60653584293">
            <text:p>9753.61</text:p>
          </table:table-cell>
          <table:table-cell table:formula="of:=(1.000001018*(1-[.K37]*[.K37]))/(1+[.K37]*COS(RADIANS([.N37])))" office:value-type="float" office:value="0.986009985069823">
            <text:p>0.99</text:p>
          </table:table-cell>
          <table:table-cell table:formula="of:=[.M37]-0.00569-0.00478*SIN(RADIANS(125.04-1934.136*[.G37]))" office:value-type="float" office:value="316.988606101951">
            <text:p>316.99</text:p>
          </table:table-cell>
          <table:table-cell table:formula="of:=23+(26+((21.448-[.G37]*(46.815+[.G37]*(0.00059-[.G37]*0.001813))))/60)/60" office:value-type="float" office:value="23.4358972824926">
            <text:p>23.44</text:p>
          </table:table-cell>
          <table:table-cell table:formula="of:=[.Q37]+0.00256*COS(RADIANS(125.04-1934.136*[.G37]))" office:value-type="float" office:value="23.4383069849059">
            <text:p>23.44</text:p>
          </table:table-cell>
          <table:table-cell table:formula="of:=DEGREES(ATAN2(COS(RADIANS([.P37]));COS(RADIANS([.R37]))*SIN(RADIANS([.P37]))))" office:value-type="float" office:value="-40.5606621310624">
            <text:p>-40.56</text:p>
          </table:table-cell>
          <table:table-cell table:formula="of:=DEGREES(ASIN(SIN(RADIANS([.R37]))*SIN(RADIANS([.P37]))))" office:value-type="float" office:value="-15.7434525887941">
            <text:p>-15.74</text:p>
          </table:table-cell>
          <table:table-cell table:formula="of:=TAN(RADIANS([.R37]/2))*TAN(RADIANS([.R37]/2))" office:value-type="float" office:value="0.0430308128493713">
            <text:p>0.04</text:p>
          </table:table-cell>
          <table:table-cell table:formula="of:=4*DEGREES([.U37]*SIN(2*RADIANS([.I37]))-2*[.K37]*SIN(RADIANS([.J37]))+4*[.K37]*[.U37]*SIN(RADIANS([.J37]))*COS(2*RADIANS([.I37]))-0.5*[.U37]*[.U37]*SIN(4*RADIANS([.I37]))-1.25*[.K37]*[.K37]*SIN(2*RADIANS([.J37])))" office:value-type="float" office:value="-14.0222473413848">
            <text:p>-14.02</text:p>
          </table:table-cell>
          <table:table-cell table:formula="of:=DEGREES(ACOS(COS(RADIANS(90.833))/(COS(RADIANS([.$B$2]))*COS(RADIANS([.T37])))-TAN(RADIANS([.$B$2]))*TAN(RADIANS([.T37]))))" office:value-type="float" office:value="77.4771321490415">
            <text:p>77.48</text:p>
          </table:table-cell>
          <table:table-cell table:style-name="ce7" table:formula="of:=(720-4*[.$B$3]-[.V37]+[.$B$4]*60)/1440" office:value-type="float" office:value="0.509737671764851">
            <text:p>12:14:01</text:p>
          </table:table-cell>
          <table:table-cell table:style-name="ce7" table:formula="of:=([.X37]*1440-[.W37]*4)/1440" office:value-type="float" office:value="0.294523415795291">
            <text:p>7:04:07</text:p>
          </table:table-cell>
          <table:table-cell table:style-name="ce7" table:formula="of:=([.X37]*1440+[.W37]*4)/1440" office:value-type="float" office:value="0.72495192773441">
            <text:p>17:23:56</text:p>
          </table:table-cell>
          <table:table-cell table:formula="of:=8*[.W37]" office:value-type="float" office:value="619.817057192332">
            <text:p>619.82</text:p>
          </table:table-cell>
          <table:table-cell table:formula="of:=MOD([.E37]*1440+[.V37]+4*[.$B$3]-60*[.$B$4];1440)" office:value-type="float" office:value="705.977752658615">
            <text:p>705.98</text:p>
          </table:table-cell>
          <table:table-cell table:formula="of:=IF([.AB37]/4&lt;0;[.AB37]/4+180;[.AB37]/4-180)" office:value-type="float" office:value="-3.50556183534621">
            <text:p>-3.51</text:p>
          </table:table-cell>
          <table:table-cell table:formula="of:=DEGREES(ACOS(SIN(RADIANS([.$B$2]))*SIN(RADIANS([.T37]))+COS(RADIANS([.$B$2]))*COS(RADIANS([.T37]))*COS(RADIANS([.AC37]))))" office:value-type="float" office:value="55.8390339031102">
            <text:p>55.84</text:p>
          </table:table-cell>
          <table:table-cell table:formula="of:=90-[.AD37]" office:value-type="float" office:value="34.1609660968898">
            <text:p>34.16</text:p>
          </table:table-cell>
          <table:table-cell table:formula="of:=IF([.AE37]&gt;85;0;IF([.AE37]&gt;5;58.1/TAN(RADIANS([.AE37]))-0.07/POWER(TAN(RADIANS([.AE37]));3)+0.000086/POWER(TAN(RADIANS([.AE37]));5);IF([.AE37]&gt;-0.575;1735+[.AE37]*(-518.2+[.AE37]*(103.4+[.AE37]*(-12.79+[.AE37]*0.711)));-20.772/TAN(RADIANS([.AE37])))))/3600" office:value-type="float" office:value="0.0237204333807464">
            <text:p>0.02</text:p>
          </table:table-cell>
          <table:table-cell table:formula="of:=[.AE37]+[.AF37]" office:value-type="float" office:value="34.1846865302706">
            <text:p>34.18</text:p>
          </table:table-cell>
          <table:table-cell table:formula="of:=IF([.AC37]&gt;0;MOD(DEGREES(ACOS(((SIN(RADIANS([.$B$2]))*COS(RADIANS([.AD37])))-SIN(RADIANS([.T37])))/(COS(RADIANS([.$B$2]))*SIN(RADIANS([.AD37])))))+180;360);MOD(540-DEGREES(ACOS(((SIN(RADIANS([.$B$2]))*COS(RADIANS([.AD37])))-SIN(RADIANS([.T37])))/(COS(RADIANS([.$B$2]))*SIN(RADIANS([.AD37])))));360))" office:value-type="float" office:value="175.921511416512">
            <text:p>175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7]+1" office:value-type="date" office:date-value="2026-02-06">
            <text:p>2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8]+2415018.5+[.E38]-[.$B$4]/24" office:value-type="float" office:value="2461078.29166667">
            <text:p>2461078.29</text:p>
          </table:table-cell>
          <table:table-cell table:style-name="ce9" table:formula="of:=([.F38]-2451545)/36525" office:value-type="float" office:value="0.261007300935428">
            <text:p>0.26100730</text:p>
          </table:table-cell>
          <table:table-cell/>
          <table:table-cell table:formula="of:=MOD(280.46646+[.G38]*(36000.76983+[.G38]*0.0003032);360)" office:value-type="float" office:value="316.930245581332">
            <text:p>316.93</text:p>
          </table:table-cell>
          <table:table-cell table:formula="of:=357.52911+[.G38]*(35999.05029-0.0001537*[.G38])" office:value-type="float" office:value="9753.54405196086">
            <text:p>9753.54</text:p>
          </table:table-cell>
          <table:table-cell table:formula="of:=0.016708634-[.G38]*(0.000042037+0.0000001267*[.G38])" office:value-type="float" office:value="0.016697653404677">
            <text:p>0.02</text:p>
          </table:table-cell>
          <table:table-cell table:formula="of:=SIN(RADIANS([.J38]))*(1.914602-[.G38]*(0.004817+0.000014*[.G38]))+SIN(RADIANS(2*[.J38]))*(0.019993-0.000101*[.G38])+SIN(RADIANS(3*[.J38]))*0.000289" office:value-type="float" office:value="1.07594699379707">
            <text:p>1.08</text:p>
          </table:table-cell>
          <table:table-cell table:formula="of:=[.I38]+[.L38]" office:value-type="float" office:value="318.006192575129">
            <text:p>318.01</text:p>
          </table:table-cell>
          <table:table-cell table:formula="of:=[.J38]+[.L38]" office:value-type="float" office:value="9754.61999895465">
            <text:p>9754.62</text:p>
          </table:table-cell>
          <table:table-cell table:formula="of:=(1.000001018*(1-[.K38]*[.K38]))/(1+[.K38]*COS(RADIANS([.N38])))" office:value-type="float" office:value="0.986171095536277">
            <text:p>0.99</text:p>
          </table:table-cell>
          <table:table-cell table:formula="of:=[.M38]-0.00569-0.00478*SIN(RADIANS(125.04-1934.136*[.G38]))" office:value-type="float" office:value="318.002120456345">
            <text:p>318</text:p>
          </table:table-cell>
          <table:table-cell table:formula="of:=23+(26+((21.448-[.G38]*(46.815+[.G38]*(0.00059-[.G38]*0.001813))))/60)/60" office:value-type="float" office:value="23.4358969264584">
            <text:p>23.44</text:p>
          </table:table-cell>
          <table:table-cell table:formula="of:=[.Q38]+0.00256*COS(RADIANS(125.04-1934.136*[.G38]))" office:value-type="float" office:value="23.4383058290844">
            <text:p>23.44</text:p>
          </table:table-cell>
          <table:table-cell table:formula="of:=DEGREES(ATAN2(COS(RADIANS([.P38]));COS(RADIANS([.R38]))*SIN(RADIANS([.P38]))))" office:value-type="float" office:value="-39.5583833668674">
            <text:p>-39.56</text:p>
          </table:table-cell>
          <table:table-cell table:formula="of:=DEGREES(ASIN(SIN(RADIANS([.R38]))*SIN(RADIANS([.P38]))))" office:value-type="float" office:value="-15.4349032486787">
            <text:p>-15.43</text:p>
          </table:table-cell>
          <table:table-cell table:formula="of:=TAN(RADIANS([.R38]/2))*TAN(RADIANS([.R38]/2))" office:value-type="float" office:value="0.043030808484665">
            <text:p>0.04</text:p>
          </table:table-cell>
          <table:table-cell table:formula="of:=4*DEGREES([.U38]*SIN(2*RADIANS([.I38]))-2*[.K38]*SIN(RADIANS([.J38]))+4*[.K38]*[.U38]*SIN(RADIANS([.J38]))*COS(2*RADIANS([.I38]))-0.5*[.U38]*[.U38]*SIN(4*RADIANS([.I38]))-1.25*[.K38]*[.K38]*SIN(2*RADIANS([.J38])))" office:value-type="float" office:value="-14.0893505024707">
            <text:p>-14.09</text:p>
          </table:table-cell>
          <table:table-cell table:formula="of:=DEGREES(ACOS(COS(RADIANS(90.833))/(COS(RADIANS([.$B$2]))*COS(RADIANS([.T38])))-TAN(RADIANS([.$B$2]))*TAN(RADIANS([.T38]))))" office:value-type="float" office:value="77.7610982283654">
            <text:p>77.76</text:p>
          </table:table-cell>
          <table:table-cell table:style-name="ce7" table:formula="of:=(720-4*[.$B$3]-[.V38]+[.$B$4]*60)/1440" office:value-type="float" office:value="0.509784271182271">
            <text:p>12:14:05</text:p>
          </table:table-cell>
          <table:table-cell table:style-name="ce7" table:formula="of:=([.X38]*1440-[.W38]*4)/1440" office:value-type="float" office:value="0.293781220547923">
            <text:p>7:03:03</text:p>
          </table:table-cell>
          <table:table-cell table:style-name="ce7" table:formula="of:=([.X38]*1440+[.W38]*4)/1440" office:value-type="float" office:value="0.72578732181662">
            <text:p>17:25:08</text:p>
          </table:table-cell>
          <table:table-cell table:formula="of:=8*[.W38]" office:value-type="float" office:value="622.088785826923">
            <text:p>622.09</text:p>
          </table:table-cell>
          <table:table-cell table:formula="of:=MOD([.E38]*1440+[.V38]+4*[.$B$3]-60*[.$B$4];1440)" office:value-type="float" office:value="705.910649497529">
            <text:p>705.91</text:p>
          </table:table-cell>
          <table:table-cell table:formula="of:=IF([.AB38]/4&lt;0;[.AB38]/4+180;[.AB38]/4-180)" office:value-type="float" office:value="-3.52233762561767">
            <text:p>-3.52</text:p>
          </table:table-cell>
          <table:table-cell table:formula="of:=DEGREES(ACOS(SIN(RADIANS([.$B$2]))*SIN(RADIANS([.T38]))+COS(RADIANS([.$B$2]))*COS(RADIANS([.T38]))*COS(RADIANS([.AC38]))))" office:value-type="float" office:value="55.531902057218">
            <text:p>55.53</text:p>
          </table:table-cell>
          <table:table-cell table:formula="of:=90-[.AD38]" office:value-type="float" office:value="34.468097942782">
            <text:p>34.47</text:p>
          </table:table-cell>
          <table:table-cell table:formula="of:=IF([.AE38]&gt;85;0;IF([.AE38]&gt;5;58.1/TAN(RADIANS([.AE38]))-0.07/POWER(TAN(RADIANS([.AE38]));3)+0.000086/POWER(TAN(RADIANS([.AE38]));5);IF([.AE38]&gt;-0.575;1735+[.AE38]*(-518.2+[.AE38]*(103.4+[.AE38]*(-12.79+[.AE38]*0.711)));-20.772/TAN(RADIANS([.AE38])))))/3600" office:value-type="float" office:value="0.0234503084669286">
            <text:p>0.02</text:p>
          </table:table-cell>
          <table:table-cell table:formula="of:=[.AE38]+[.AF38]" office:value-type="float" office:value="34.491548251249">
            <text:p>34.49</text:p>
          </table:table-cell>
          <table:table-cell table:formula="of:=IF([.AC38]&gt;0;MOD(DEGREES(ACOS(((SIN(RADIANS([.$B$2]))*COS(RADIANS([.AD38])))-SIN(RADIANS([.T38])))/(COS(RADIANS([.$B$2]))*SIN(RADIANS([.AD38])))))+180;360);MOD(540-DEGREES(ACOS(((SIN(RADIANS([.$B$2]))*COS(RADIANS([.AD38])))-SIN(RADIANS([.T38])))/(COS(RADIANS([.$B$2]))*SIN(RADIANS([.AD38])))));360))" office:value-type="float" office:value="175.880743555215">
            <text:p>175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8]+1" office:value-type="date" office:date-value="2026-02-07">
            <text:p>2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9]+2415018.5+[.E39]-[.$B$4]/24" office:value-type="float" office:value="2461079.29166667">
            <text:p>2461079.29</text:p>
          </table:table-cell>
          <table:table-cell table:style-name="ce9" table:formula="of:=([.F39]-2451545)/36525" office:value-type="float" office:value="0.261034679443299">
            <text:p>0.26103468</text:p>
          </table:table-cell>
          <table:table-cell/>
          <table:table-cell table:formula="of:=MOD(280.46646+[.G39]*(36000.76983+[.G39]*0.0003032);360)" office:value-type="float" office:value="317.91589294583">
            <text:p>317.92</text:p>
          </table:table-cell>
          <table:table-cell table:formula="of:=357.52911+[.G39]*(35999.05029-0.0001537*[.G39])" office:value-type="float" office:value="9754.52965224039">
            <text:p>9754.53</text:p>
          </table:table-cell>
          <table:table-cell table:formula="of:=0.016708634-[.G39]*(0.000042037+0.0000001267*[.G39])" office:value-type="float" office:value="0.0166976522519558">
            <text:p>0.02</text:p>
          </table:table-cell>
          <table:table-cell table:formula="of:=SIN(RADIANS([.J39]))*(1.914602-[.G39]*(0.004817+0.000014*[.G39]))+SIN(RADIANS(2*[.J39]))*(0.019993-0.000101*[.G39])+SIN(RADIANS(3*[.J39]))*0.000289" office:value-type="float" office:value="1.10347445224663">
            <text:p>1.1</text:p>
          </table:table-cell>
          <table:table-cell table:formula="of:=[.I39]+[.L39]" office:value-type="float" office:value="319.019367398077">
            <text:p>319.02</text:p>
          </table:table-cell>
          <table:table-cell table:formula="of:=[.J39]+[.L39]" office:value-type="float" office:value="9755.63312669263">
            <text:p>9755.63</text:p>
          </table:table-cell>
          <table:table-cell table:formula="of:=(1.000001018*(1-[.K39]*[.K39]))/(1+[.K39]*COS(RADIANS([.N39])))" office:value-type="float" office:value="0.986336386834231">
            <text:p>0.99</text:p>
          </table:table-cell>
          <table:table-cell table:formula="of:=[.M39]-0.00569-0.00478*SIN(RADIANS(125.04-1934.136*[.G39]))" office:value-type="float" office:value="319.015299435613">
            <text:p>319.02</text:p>
          </table:table-cell>
          <table:table-cell table:formula="of:=23+(26+((21.448-[.G39]*(46.815+[.G39]*(0.00059-[.G39]*0.001813))))/60)/60" office:value-type="float" office:value="23.4358965704242">
            <text:p>23.44</text:p>
          </table:table-cell>
          <table:table-cell table:formula="of:=[.Q39]+0.00256*COS(RADIANS(125.04-1934.136*[.G39]))" office:value-type="float" office:value="23.4383046712053">
            <text:p>23.44</text:p>
          </table:table-cell>
          <table:table-cell table:formula="of:=DEGREES(ATAN2(COS(RADIANS([.P39]));COS(RADIANS([.R39]))*SIN(RADIANS([.P39]))))" office:value-type="float" office:value="-38.5594323131396">
            <text:p>-38.56</text:p>
          </table:table-cell>
          <table:table-cell table:formula="of:=DEGREES(ASIN(SIN(RADIANS([.R39]))*SIN(RADIANS([.P39]))))" office:value-type="float" office:value="-15.1219737913522">
            <text:p>-15.12</text:p>
          </table:table-cell>
          <table:table-cell table:formula="of:=TAN(RADIANS([.R39]/2))*TAN(RADIANS([.R39]/2))" office:value-type="float" office:value="0.0430308041121887">
            <text:p>0.04</text:p>
          </table:table-cell>
          <table:table-cell table:formula="of:=4*DEGREES([.U39]*SIN(2*RADIANS([.I39]))-2*[.K39]*SIN(RADIANS([.J39]))+4*[.K39]*[.U39]*SIN(RADIANS([.J39]))*COS(2*RADIANS([.I39]))-0.5*[.U39]*[.U39]*SIN(4*RADIANS([.I39]))-1.25*[.K39]*[.K39]*SIN(2*RADIANS([.J39])))" office:value-type="float" office:value="-14.1429917669276">
            <text:p>-14.14</text:p>
          </table:table-cell>
          <table:table-cell table:formula="of:=DEGREES(ACOS(COS(RADIANS(90.833))/(COS(RADIANS([.$B$2]))*COS(RADIANS([.T39])))-TAN(RADIANS([.$B$2]))*TAN(RADIANS([.T39]))))" office:value-type="float" office:value="78.0479583578166">
            <text:p>78.05</text:p>
          </table:table-cell>
          <table:table-cell table:style-name="ce7" table:formula="of:=(720-4*[.$B$3]-[.V39]+[.$B$4]*60)/1440" office:value-type="float" office:value="0.509821522060366">
            <text:p>12:14:09</text:p>
          </table:table-cell>
          <table:table-cell table:style-name="ce7" table:formula="of:=([.X39]*1440-[.W39]*4)/1440" office:value-type="float" office:value="0.293021637733098">
            <text:p>7:01:57</text:p>
          </table:table-cell>
          <table:table-cell table:style-name="ce7" table:formula="of:=([.X39]*1440+[.W39]*4)/1440" office:value-type="float" office:value="0.726621406387635">
            <text:p>17:26:20</text:p>
          </table:table-cell>
          <table:table-cell table:formula="of:=8*[.W39]" office:value-type="float" office:value="624.383666862533">
            <text:p>624.38</text:p>
          </table:table-cell>
          <table:table-cell table:formula="of:=MOD([.E39]*1440+[.V39]+4*[.$B$3]-60*[.$B$4];1440)" office:value-type="float" office:value="705.857008233072">
            <text:p>705.86</text:p>
          </table:table-cell>
          <table:table-cell table:formula="of:=IF([.AB39]/4&lt;0;[.AB39]/4+180;[.AB39]/4-180)" office:value-type="float" office:value="-3.5357479417319">
            <text:p>-3.54</text:p>
          </table:table-cell>
          <table:table-cell table:formula="of:=DEGREES(ACOS(SIN(RADIANS([.$B$2]))*SIN(RADIANS([.T39]))+COS(RADIANS([.$B$2]))*COS(RADIANS([.T39]))*COS(RADIANS([.AC39]))))" office:value-type="float" office:value="55.2202280534809">
            <text:p>55.22</text:p>
          </table:table-cell>
          <table:table-cell table:formula="of:=90-[.AD39]" office:value-type="float" office:value="34.7797719465191">
            <text:p>34.78</text:p>
          </table:table-cell>
          <table:table-cell table:formula="of:=IF([.AE39]&gt;85;0;IF([.AE39]&gt;5;58.1/TAN(RADIANS([.AE39]))-0.07/POWER(TAN(RADIANS([.AE39]));3)+0.000086/POWER(TAN(RADIANS([.AE39]));5);IF([.AE39]&gt;-0.575;1735+[.AE39]*(-518.2+[.AE39]*(103.4+[.AE39]*(-12.79+[.AE39]*0.711)));-20.772/TAN(RADIANS([.AE39])))))/3600" office:value-type="float" office:value="0.0231804196528715">
            <text:p>0.02</text:p>
          </table:table-cell>
          <table:table-cell table:formula="of:=[.AE39]+[.AF39]" office:value-type="float" office:value="34.802952366172">
            <text:p>34.8</text:p>
          </table:table-cell>
          <table:table-cell table:formula="of:=IF([.AC39]&gt;0;MOD(DEGREES(ACOS(((SIN(RADIANS([.$B$2]))*COS(RADIANS([.AD39])))-SIN(RADIANS([.T39])))/(COS(RADIANS([.$B$2]))*SIN(RADIANS([.AD39])))))+180;360);MOD(540-DEGREES(ACOS(((SIN(RADIANS([.$B$2]))*COS(RADIANS([.AD39])))-SIN(RADIANS([.T39])))/(COS(RADIANS([.$B$2]))*SIN(RADIANS([.AD39])))));360))" office:value-type="float" office:value="175.84325823308">
            <text:p>175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9]+1" office:value-type="date" office:date-value="2026-02-08">
            <text:p>2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0]+2415018.5+[.E40]-[.$B$4]/24" office:value-type="float" office:value="2461080.29166667">
            <text:p>2461080.29</text:p>
          </table:table-cell>
          <table:table-cell table:style-name="ce9" table:formula="of:=([.F40]-2451545)/36525" office:value-type="float" office:value="0.261062057951171">
            <text:p>0.26106206</text:p>
          </table:table-cell>
          <table:table-cell/>
          <table:table-cell table:formula="of:=MOD(280.46646+[.G40]*(36000.76983+[.G40]*0.0003032);360)" office:value-type="float" office:value="318.901540310329">
            <text:p>318.9</text:p>
          </table:table-cell>
          <table:table-cell table:formula="of:=357.52911+[.G40]*(35999.05029-0.0001537*[.G40])" office:value-type="float" office:value="9755.51525251991">
            <text:p>9755.52</text:p>
          </table:table-cell>
          <table:table-cell table:formula="of:=0.016708634-[.G40]*(0.000042037+0.0000001267*[.G40])" office:value-type="float" office:value="0.0166976510992344">
            <text:p>0.02</text:p>
          </table:table-cell>
          <table:table-cell table:formula="of:=SIN(RADIANS([.J40]))*(1.914602-[.G40]*(0.004817+0.000014*[.G40]))+SIN(RADIANS(2*[.J40]))*(0.019993-0.000101*[.G40])+SIN(RADIANS(3*[.J40]))*0.000289" office:value-type="float" office:value="1.13065817135125">
            <text:p>1.13</text:p>
          </table:table-cell>
          <table:table-cell table:formula="of:=[.I40]+[.L40]" office:value-type="float" office:value="320.032198481681">
            <text:p>320.03</text:p>
          </table:table-cell>
          <table:table-cell table:formula="of:=[.J40]+[.L40]" office:value-type="float" office:value="9756.64591069126">
            <text:p>9756.65</text:p>
          </table:table-cell>
          <table:table-cell table:formula="of:=(1.000001018*(1-[.K40]*[.K40]))/(1+[.K40]*COS(RADIANS([.N40])))" office:value-type="float" office:value="0.986505805891137">
            <text:p>0.99</text:p>
          </table:table-cell>
          <table:table-cell table:formula="of:=[.M40]-0.00569-0.00478*SIN(RADIANS(125.04-1934.136*[.G40]))" office:value-type="float" office:value="320.028134674152">
            <text:p>320.03</text:p>
          </table:table-cell>
          <table:table-cell table:formula="of:=23+(26+((21.448-[.G40]*(46.815+[.G40]*(0.00059-[.G40]*0.001813))))/60)/60" office:value-type="float" office:value="23.43589621439">
            <text:p>23.44</text:p>
          </table:table-cell>
          <table:table-cell table:formula="of:=[.Q40]+0.00256*COS(RADIANS(125.04-1934.136*[.G40]))" office:value-type="float" office:value="23.4383035112692">
            <text:p>23.44</text:p>
          </table:table-cell>
          <table:table-cell table:formula="of:=DEGREES(ATAN2(COS(RADIANS([.P40]));COS(RADIANS([.R40]))*SIN(RADIANS([.P40]))))" office:value-type="float" office:value="-37.5637834670639">
            <text:p>-37.56</text:p>
          </table:table-cell>
          <table:table-cell table:formula="of:=DEGREES(ASIN(SIN(RADIANS([.R40]))*SIN(RADIANS([.P40]))))" office:value-type="float" office:value="-14.8047795810656">
            <text:p>-14.8</text:p>
          </table:table-cell>
          <table:table-cell table:formula="of:=TAN(RADIANS([.R40]/2))*TAN(RADIANS([.R40]/2))" office:value-type="float" office:value="0.043030799731945">
            <text:p>0.04</text:p>
          </table:table-cell>
          <table:table-cell table:formula="of:=4*DEGREES([.U40]*SIN(2*RADIANS([.I40]))-2*[.K40]*SIN(RADIANS([.J40]))+4*[.K40]*[.U40]*SIN(RADIANS([.J40]))*COS(2*RADIANS([.I40]))-0.5*[.U40]*[.U40]*SIN(4*RADIANS([.I40]))-1.25*[.K40]*[.K40]*SIN(2*RADIANS([.J40])))" office:value-type="float" office:value="-14.1832688987768">
            <text:p>-14.18</text:p>
          </table:table-cell>
          <table:table-cell table:formula="of:=DEGREES(ACOS(COS(RADIANS(90.833))/(COS(RADIANS([.$B$2]))*COS(RADIANS([.T40])))-TAN(RADIANS([.$B$2]))*TAN(RADIANS([.T40]))))" office:value-type="float" office:value="78.3375915989171">
            <text:p>78.34</text:p>
          </table:table-cell>
          <table:table-cell table:style-name="ce7" table:formula="of:=(720-4*[.$B$3]-[.V40]+[.$B$4]*60)/1440" office:value-type="float" office:value="0.509849492290817">
            <text:p>12:14:11</text:p>
          </table:table-cell>
          <table:table-cell table:style-name="ce7" table:formula="of:=([.X40]*1440-[.W40]*4)/1440" office:value-type="float" office:value="0.292245071182714">
            <text:p>7:00:50</text:p>
          </table:table-cell>
          <table:table-cell table:style-name="ce7" table:formula="of:=([.X40]*1440+[.W40]*4)/1440" office:value-type="float" office:value="0.72745391339892">
            <text:p>17:27:32</text:p>
          </table:table-cell>
          <table:table-cell table:formula="of:=8*[.W40]" office:value-type="float" office:value="626.700732791337">
            <text:p>626.7</text:p>
          </table:table-cell>
          <table:table-cell table:formula="of:=MOD([.E40]*1440+[.V40]+4*[.$B$3]-60*[.$B$4];1440)" office:value-type="float" office:value="705.816731101223">
            <text:p>705.82</text:p>
          </table:table-cell>
          <table:table-cell table:formula="of:=IF([.AB40]/4&lt;0;[.AB40]/4+180;[.AB40]/4-180)" office:value-type="float" office:value="-3.54581722469419">
            <text:p>-3.55</text:p>
          </table:table-cell>
          <table:table-cell table:formula="of:=DEGREES(ACOS(SIN(RADIANS([.$B$2]))*SIN(RADIANS([.T40]))+COS(RADIANS([.$B$2]))*COS(RADIANS([.T40]))*COS(RADIANS([.AC40]))))" office:value-type="float" office:value="54.9041239169395">
            <text:p>54.9</text:p>
          </table:table-cell>
          <table:table-cell table:formula="of:=90-[.AD40]" office:value-type="float" office:value="35.0958760830605">
            <text:p>35.1</text:p>
          </table:table-cell>
          <table:table-cell table:formula="of:=IF([.AE40]&gt;85;0;IF([.AE40]&gt;5;58.1/TAN(RADIANS([.AE40]))-0.07/POWER(TAN(RADIANS([.AE40]));3)+0.000086/POWER(TAN(RADIANS([.AE40]));5);IF([.AE40]&gt;-0.575;1735+[.AE40]*(-518.2+[.AE40]*(103.4+[.AE40]*(-12.79+[.AE40]*0.711)));-20.772/TAN(RADIANS([.AE40])))))/3600" office:value-type="float" office:value="0.02291093186021">
            <text:p>0.02</text:p>
          </table:table-cell>
          <table:table-cell table:formula="of:=[.AE40]+[.AF40]" office:value-type="float" office:value="35.1187870149207">
            <text:p>35.12</text:p>
          </table:table-cell>
          <table:table-cell table:formula="of:=IF([.AC40]&gt;0;MOD(DEGREES(ACOS(((SIN(RADIANS([.$B$2]))*COS(RADIANS([.AD40])))-SIN(RADIANS([.T40])))/(COS(RADIANS([.$B$2]))*SIN(RADIANS([.AD40])))))+180;360);MOD(540-DEGREES(ACOS(((SIN(RADIANS([.$B$2]))*COS(RADIANS([.AD40])))-SIN(RADIANS([.T40])))/(COS(RADIANS([.$B$2]))*SIN(RADIANS([.AD40])))));360))" office:value-type="float" office:value="175.809081191934">
            <text:p>175.81</text:p>
          </table:table-cell>
          <table:table-cell table:number-columns-repeated="990"/>
        </table:table-row>
        <table:table-row table:style-name="ro2">
          <table:table-cell>
            <draw:frame table:end-cell-address="Calculations.C52" table:end-x="1.2323in" table:end-y="0.0043in" draw:z-index="3" draw:style-name="gr1" svg:width="3.2193in" svg:height="1.9465in" svg:x="0.0315in" svg:y="0.0819in">
              <draw:object draw:notify-on-update-of-ranges="Calculations.V1:Calculations.V1 Calculations.V2:Calculations.V36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style-name="ce6" table:formula="of:=[.D40]+1" office:value-type="date" office:date-value="2026-02-09">
            <text:p>2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1]+2415018.5+[.E41]-[.$B$4]/24" office:value-type="float" office:value="2461081.29166667">
            <text:p>2461081.29</text:p>
          </table:table-cell>
          <table:table-cell table:style-name="ce9" table:formula="of:=([.F41]-2451545)/36525" office:value-type="float" office:value="0.261089436459042">
            <text:p>0.26108944</text:p>
          </table:table-cell>
          <table:table-cell/>
          <table:table-cell table:formula="of:=MOD(280.46646+[.G41]*(36000.76983+[.G41]*0.0003032);360)" office:value-type="float" office:value="319.887187674829">
            <text:p>319.89</text:p>
          </table:table-cell>
          <table:table-cell table:formula="of:=357.52911+[.G41]*(35999.05029-0.0001537*[.G41])" office:value-type="float" office:value="9756.50085279944">
            <text:p>9756.5</text:p>
          </table:table-cell>
          <table:table-cell table:formula="of:=0.016708634-[.G41]*(0.000042037+0.0000001267*[.G41])" office:value-type="float" office:value="0.0166976499465128">
            <text:p>0.02</text:p>
          </table:table-cell>
          <table:table-cell table:formula="of:=SIN(RADIANS([.J41]))*(1.914602-[.G41]*(0.004817+0.000014*[.G41]))+SIN(RADIANS(2*[.J41]))*(0.019993-0.000101*[.G41])+SIN(RADIANS(3*[.J41]))*0.000289" office:value-type="float" office:value="1.1574899085833">
            <text:p>1.16</text:p>
          </table:table-cell>
          <table:table-cell table:formula="of:=[.I41]+[.L41]" office:value-type="float" office:value="321.044677583412">
            <text:p>321.04</text:p>
          </table:table-cell>
          <table:table-cell table:formula="of:=[.J41]+[.L41]" office:value-type="float" office:value="9757.65834270803">
            <text:p>9757.66</text:p>
          </table:table-cell>
          <table:table-cell table:formula="of:=(1.000001018*(1-[.K41]*[.K41]))/(1+[.K41]*COS(RADIANS([.N41])))" office:value-type="float" office:value="0.986679298363702">
            <text:p>0.99</text:p>
          </table:table-cell>
          <table:table-cell table:formula="of:=[.M41]-0.00569-0.00478*SIN(RADIANS(125.04-1934.136*[.G41]))" office:value-type="float" office:value="321.04061792943">
            <text:p>321.04</text:p>
          </table:table-cell>
          <table:table-cell table:formula="of:=23+(26+((21.448-[.G41]*(46.815+[.G41]*(0.00059-[.G41]*0.001813))))/60)/60" office:value-type="float" office:value="23.4358958583558">
            <text:p>23.44</text:p>
          </table:table-cell>
          <table:table-cell table:formula="of:=[.Q41]+0.00256*COS(RADIANS(125.04-1934.136*[.G41]))" office:value-type="float" office:value="23.4383023492769">
            <text:p>23.44</text:p>
          </table:table-cell>
          <table:table-cell table:formula="of:=DEGREES(ATAN2(COS(RADIANS([.P41]));COS(RADIANS([.R41]))*SIN(RADIANS([.P41]))))" office:value-type="float" office:value="-36.571407889271">
            <text:p>-36.57</text:p>
          </table:table-cell>
          <table:table-cell table:formula="of:=DEGREES(ASIN(SIN(RADIANS([.R41]))*SIN(RADIANS([.P41]))))" office:value-type="float" office:value="-14.4834361966496">
            <text:p>-14.48</text:p>
          </table:table-cell>
          <table:table-cell table:formula="of:=TAN(RADIANS([.R41]/2))*TAN(RADIANS([.R41]/2))" office:value-type="float" office:value="0.0430307953439366">
            <text:p>0.04</text:p>
          </table:table-cell>
          <table:table-cell table:formula="of:=4*DEGREES([.U41]*SIN(2*RADIANS([.I41]))-2*[.K41]*SIN(RADIANS([.J41]))+4*[.K41]*[.U41]*SIN(RADIANS([.J41]))*COS(2*RADIANS([.I41]))-0.5*[.U41]*[.U41]*SIN(4*RADIANS([.I41]))-1.25*[.K41]*[.K41]*SIN(2*RADIANS([.J41])))" office:value-type="float" office:value="-14.2102946841403">
            <text:p>-14.21</text:p>
          </table:table-cell>
          <table:table-cell table:formula="of:=DEGREES(ACOS(COS(RADIANS(90.833))/(COS(RADIANS([.$B$2]))*COS(RADIANS([.T41])))-TAN(RADIANS([.$B$2]))*TAN(RADIANS([.T41]))))" office:value-type="float" office:value="78.6298799112814">
            <text:p>78.63</text:p>
          </table:table-cell>
          <table:table-cell table:style-name="ce7" table:formula="of:=(720-4*[.$B$3]-[.V41]+[.$B$4]*60)/1440" office:value-type="float" office:value="0.50986826019732">
            <text:p>12:14:13</text:p>
          </table:table-cell>
          <table:table-cell table:style-name="ce7" table:formula="of:=([.X41]*1440-[.W41]*4)/1440" office:value-type="float" office:value="0.291451927110427">
            <text:p>6:59:41</text:p>
          </table:table-cell>
          <table:table-cell table:style-name="ce7" table:formula="of:=([.X41]*1440+[.W41]*4)/1440" office:value-type="float" office:value="0.728284593284212">
            <text:p>17:28:44</text:p>
          </table:table-cell>
          <table:table-cell table:formula="of:=8*[.W41]" office:value-type="float" office:value="629.039039290251">
            <text:p>629.04</text:p>
          </table:table-cell>
          <table:table-cell table:formula="of:=MOD([.E41]*1440+[.V41]+4*[.$B$3]-60*[.$B$4];1440)" office:value-type="float" office:value="705.78970531586">
            <text:p>705.79</text:p>
          </table:table-cell>
          <table:table-cell table:formula="of:=IF([.AB41]/4&lt;0;[.AB41]/4+180;[.AB41]/4-180)" office:value-type="float" office:value="-3.55257367103508">
            <text:p>-3.55</text:p>
          </table:table-cell>
          <table:table-cell table:formula="of:=DEGREES(ACOS(SIN(RADIANS([.$B$2]))*SIN(RADIANS([.T41]))+COS(RADIANS([.$B$2]))*COS(RADIANS([.T41]))*COS(RADIANS([.AC41]))))" office:value-type="float" office:value="54.5837025131099">
            <text:p>54.58</text:p>
          </table:table-cell>
          <table:table-cell table:formula="of:=90-[.AD41]" office:value-type="float" office:value="35.4162974868901">
            <text:p>35.42</text:p>
          </table:table-cell>
          <table:table-cell table:formula="of:=IF([.AE41]&gt;85;0;IF([.AE41]&gt;5;58.1/TAN(RADIANS([.AE41]))-0.07/POWER(TAN(RADIANS([.AE41]));3)+0.000086/POWER(TAN(RADIANS([.AE41]));5);IF([.AE41]&gt;-0.575;1735+[.AE41]*(-518.2+[.AE41]*(103.4+[.AE41]*(-12.79+[.AE41]*0.711)));-20.772/TAN(RADIANS([.AE41])))))/3600" office:value-type="float" office:value="0.0226420015879946">
            <text:p>0.02</text:p>
          </table:table-cell>
          <table:table-cell table:formula="of:=[.AE41]+[.AF41]" office:value-type="float" office:value="35.4389394884781">
            <text:p>35.44</text:p>
          </table:table-cell>
          <table:table-cell table:formula="of:=IF([.AC41]&gt;0;MOD(DEGREES(ACOS(((SIN(RADIANS([.$B$2]))*COS(RADIANS([.AD41])))-SIN(RADIANS([.T41])))/(COS(RADIANS([.$B$2]))*SIN(RADIANS([.AD41])))))+180;360);MOD(540-DEGREES(ACOS(((SIN(RADIANS([.$B$2]))*COS(RADIANS([.AD41])))-SIN(RADIANS([.T41])))/(COS(RADIANS([.$B$2]))*SIN(RADIANS([.AD41])))));360))" office:value-type="float" office:value="175.778235595031">
            <text:p>175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1]+1" office:value-type="date" office:date-value="2026-02-10">
            <text:p>2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2]+2415018.5+[.E42]-[.$B$4]/24" office:value-type="float" office:value="2461082.29166667">
            <text:p>2461082.29</text:p>
          </table:table-cell>
          <table:table-cell table:style-name="ce9" table:formula="of:=([.F42]-2451545)/36525" office:value-type="float" office:value="0.261116814966913">
            <text:p>0.26111681</text:p>
          </table:table-cell>
          <table:table-cell/>
          <table:table-cell table:formula="of:=MOD(280.46646+[.G42]*(36000.76983+[.G42]*0.0003032);360)" office:value-type="float" office:value="320.872835039328">
            <text:p>320.87</text:p>
          </table:table-cell>
          <table:table-cell table:formula="of:=357.52911+[.G42]*(35999.05029-0.0001537*[.G42])" office:value-type="float" office:value="9757.48645307897">
            <text:p>9757.49</text:p>
          </table:table-cell>
          <table:table-cell table:formula="of:=0.016708634-[.G42]*(0.000042037+0.0000001267*[.G42])" office:value-type="float" office:value="0.016697648793791">
            <text:p>0.02</text:p>
          </table:table-cell>
          <table:table-cell table:formula="of:=SIN(RADIANS([.J42]))*(1.914602-[.G42]*(0.004817+0.000014*[.G42]))+SIN(RADIANS(2*[.J42]))*(0.019993-0.000101*[.G42])+SIN(RADIANS(3*[.J42]))*0.000289" office:value-type="float" office:value="1.18396154714924">
            <text:p>1.18</text:p>
          </table:table-cell>
          <table:table-cell table:formula="of:=[.I42]+[.L42]" office:value-type="float" office:value="322.056796586478">
            <text:p>322.06</text:p>
          </table:table-cell>
          <table:table-cell table:formula="of:=[.J42]+[.L42]" office:value-type="float" office:value="9758.67041462612">
            <text:p>9758.67</text:p>
          </table:table-cell>
          <table:table-cell table:formula="of:=(1.000001018*(1-[.K42]*[.K42]))/(1+[.K42]*COS(RADIANS([.N42])))" office:value-type="float" office:value="0.986856808659264">
            <text:p>0.99</text:p>
          </table:table-cell>
          <table:table-cell table:formula="of:=[.M42]-0.00569-0.00478*SIN(RADIANS(125.04-1934.136*[.G42]))" office:value-type="float" office:value="322.05274108465">
            <text:p>322.05</text:p>
          </table:table-cell>
          <table:table-cell table:formula="of:=23+(26+((21.448-[.G42]*(46.815+[.G42]*(0.00059-[.G42]*0.001813))))/60)/60" office:value-type="float" office:value="23.4358955023216">
            <text:p>23.44</text:p>
          </table:table-cell>
          <table:table-cell table:formula="of:=[.Q42]+0.00256*COS(RADIANS(125.04-1934.136*[.G42]))" office:value-type="float" office:value="23.438301185229">
            <text:p>23.44</text:p>
          </table:table-cell>
          <table:table-cell table:formula="of:=DEGREES(ATAN2(COS(RADIANS([.P42]));COS(RADIANS([.R42]))*SIN(RADIANS([.P42]))))" office:value-type="float" office:value="-35.5822733160467">
            <text:p>-35.58</text:p>
          </table:table-cell>
          <table:table-cell table:formula="of:=DEGREES(ASIN(SIN(RADIANS([.R42]))*SIN(RADIANS([.P42]))))" office:value-type="float" office:value="-14.1580593677385">
            <text:p>-14.16</text:p>
          </table:table-cell>
          <table:table-cell table:formula="of:=TAN(RADIANS([.R42]/2))*TAN(RADIANS([.R42]/2))" office:value-type="float" office:value="0.043030790948166">
            <text:p>0.04</text:p>
          </table:table-cell>
          <table:table-cell table:formula="of:=4*DEGREES([.U42]*SIN(2*RADIANS([.I42]))-2*[.K42]*SIN(RADIANS([.J42]))+4*[.K42]*[.U42]*SIN(RADIANS([.J42]))*COS(2*RADIANS([.I42]))-0.5*[.U42]*[.U42]*SIN(4*RADIANS([.I42]))-1.25*[.K42]*[.K42]*SIN(2*RADIANS([.J42])))" office:value-type="float" office:value="-14.2241964871406">
            <text:p>-14.22</text:p>
          </table:table-cell>
          <table:table-cell table:formula="of:=DEGREES(ACOS(COS(RADIANS(90.833))/(COS(RADIANS([.$B$2]))*COS(RADIANS([.T42])))-TAN(RADIANS([.$B$2]))*TAN(RADIANS([.T42]))))" office:value-type="float" office:value="78.9247081846791">
            <text:p>78.92</text:p>
          </table:table-cell>
          <table:table-cell table:style-name="ce7" table:formula="of:=(720-4*[.$B$3]-[.V42]+[.$B$4]*60)/1440" office:value-type="float" office:value="0.509877914227181">
            <text:p>12:14:13</text:p>
          </table:table-cell>
          <table:table-cell table:style-name="ce7" table:formula="of:=([.X42]*1440-[.W42]*4)/1440" office:value-type="float" office:value="0.290642613714183">
            <text:p>6:58:32</text:p>
          </table:table-cell>
          <table:table-cell table:style-name="ce7" table:formula="of:=([.X42]*1440+[.W42]*4)/1440" office:value-type="float" office:value="0.729113214740178">
            <text:p>17:29:55</text:p>
          </table:table-cell>
          <table:table-cell table:formula="of:=8*[.W42]" office:value-type="float" office:value="631.397665477433">
            <text:p>631.4</text:p>
          </table:table-cell>
          <table:table-cell table:formula="of:=MOD([.E42]*1440+[.V42]+4*[.$B$3]-60*[.$B$4];1440)" office:value-type="float" office:value="705.775803512859">
            <text:p>705.78</text:p>
          </table:table-cell>
          <table:table-cell table:formula="of:=IF([.AB42]/4&lt;0;[.AB42]/4+180;[.AB42]/4-180)" office:value-type="float" office:value="-3.55604912178515">
            <text:p>-3.56</text:p>
          </table:table-cell>
          <table:table-cell table:formula="of:=DEGREES(ACOS(SIN(RADIANS([.$B$2]))*SIN(RADIANS([.T42]))+COS(RADIANS([.$B$2]))*COS(RADIANS([.T42]))*COS(RADIANS([.AC42]))))" office:value-type="float" office:value="54.2590774852668">
            <text:p>54.26</text:p>
          </table:table-cell>
          <table:table-cell table:formula="of:=90-[.AD42]" office:value-type="float" office:value="35.7409225147332">
            <text:p>35.74</text:p>
          </table:table-cell>
          <table:table-cell table:formula="of:=IF([.AE42]&gt;85;0;IF([.AE42]&gt;5;58.1/TAN(RADIANS([.AE42]))-0.07/POWER(TAN(RADIANS([.AE42]));3)+0.000086/POWER(TAN(RADIANS([.AE42]));5);IF([.AE42]&gt;-0.575;1735+[.AE42]*(-518.2+[.AE42]*(103.4+[.AE42]*(-12.79+[.AE42]*0.711)));-20.772/TAN(RADIANS([.AE42])))))/3600" office:value-type="float" office:value="0.0223737770579457">
            <text:p>0.02</text:p>
          </table:table-cell>
          <table:table-cell table:formula="of:=[.AE42]+[.AF42]" office:value-type="float" office:value="35.7632962917912">
            <text:p>35.76</text:p>
          </table:table-cell>
          <table:table-cell table:formula="of:=IF([.AC42]&gt;0;MOD(DEGREES(ACOS(((SIN(RADIANS([.$B$2]))*COS(RADIANS([.AD42])))-SIN(RADIANS([.T42])))/(COS(RADIANS([.$B$2]))*SIN(RADIANS([.AD42])))))+180;360);MOD(540-DEGREES(ACOS(((SIN(RADIANS([.$B$2]))*COS(RADIANS([.AD42])))-SIN(RADIANS([.T42])))/(COS(RADIANS([.$B$2]))*SIN(RADIANS([.AD42])))));360))" office:value-type="float" office:value="175.750742020532">
            <text:p>175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2]+1" office:value-type="date" office:date-value="2026-02-11">
            <text:p>2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3]+2415018.5+[.E43]-[.$B$4]/24" office:value-type="float" office:value="2461083.29166667">
            <text:p>2461083.29</text:p>
          </table:table-cell>
          <table:table-cell table:style-name="ce9" table:formula="of:=([.F43]-2451545)/36525" office:value-type="float" office:value="0.261144193474785">
            <text:p>0.26114419</text:p>
          </table:table-cell>
          <table:table-cell/>
          <table:table-cell table:formula="of:=MOD(280.46646+[.G43]*(36000.76983+[.G43]*0.0003032);360)" office:value-type="float" office:value="321.858482403826">
            <text:p>321.86</text:p>
          </table:table-cell>
          <table:table-cell table:formula="of:=357.52911+[.G43]*(35999.05029-0.0001537*[.G43])" office:value-type="float" office:value="9758.47205335849">
            <text:p>9758.47</text:p>
          </table:table-cell>
          <table:table-cell table:formula="of:=0.016708634-[.G43]*(0.000042037+0.0000001267*[.G43])" office:value-type="float" office:value="0.016697647641069">
            <text:p>0.02</text:p>
          </table:table-cell>
          <table:table-cell table:formula="of:=SIN(RADIANS([.J43]))*(1.914602-[.G43]*(0.004817+0.000014*[.G43]))+SIN(RADIANS(2*[.J43]))*(0.019993-0.000101*[.G43])+SIN(RADIANS(3*[.J43]))*0.000289" office:value-type="float" office:value="1.2100650985855">
            <text:p>1.21</text:p>
          </table:table-cell>
          <table:table-cell table:formula="of:=[.I43]+[.L43]" office:value-type="float" office:value="323.068547502412">
            <text:p>323.07</text:p>
          </table:table-cell>
          <table:table-cell table:formula="of:=[.J43]+[.L43]" office:value-type="float" office:value="9759.68211845708">
            <text:p>9759.68</text:p>
          </table:table-cell>
          <table:table-cell table:formula="of:=(1.000001018*(1-[.K43]*[.K43]))/(1+[.K43]*COS(RADIANS([.N43])))" office:value-type="float" office:value="0.987038279957603">
            <text:p>0.99</text:p>
          </table:table-cell>
          <table:table-cell table:formula="of:=[.M43]-0.00569-0.00478*SIN(RADIANS(125.04-1934.136*[.G43]))" office:value-type="float" office:value="323.064496151341">
            <text:p>323.06</text:p>
          </table:table-cell>
          <table:table-cell table:formula="of:=23+(26+((21.448-[.G43]*(46.815+[.G43]*(0.00059-[.G43]*0.001813))))/60)/60" office:value-type="float" office:value="23.4358951462874">
            <text:p>23.44</text:p>
          </table:table-cell>
          <table:table-cell table:formula="of:=[.Q43]+0.00256*COS(RADIANS(125.04-1934.136*[.G43]))" office:value-type="float" office:value="23.4383000191262">
            <text:p>23.44</text:p>
          </table:table-cell>
          <table:table-cell table:formula="of:=DEGREES(ATAN2(COS(RADIANS([.P43]));COS(RADIANS([.R43]))*SIN(RADIANS([.P43]))))" office:value-type="float" office:value="-34.5963442724378">
            <text:p>-34.6</text:p>
          </table:table-cell>
          <table:table-cell table:formula="of:=DEGREES(ASIN(SIN(RADIANS([.R43]))*SIN(RADIANS([.P43]))))" office:value-type="float" office:value="-13.8287649143348">
            <text:p>-13.83</text:p>
          </table:table-cell>
          <table:table-cell table:formula="of:=TAN(RADIANS([.R43]/2))*TAN(RADIANS([.R43]/2))" office:value-type="float" office:value="0.0430307865446358">
            <text:p>0.04</text:p>
          </table:table-cell>
          <table:table-cell table:formula="of:=4*DEGREES([.U43]*SIN(2*RADIANS([.I43]))-2*[.K43]*SIN(RADIANS([.J43]))+4*[.K43]*[.U43]*SIN(RADIANS([.J43]))*COS(2*RADIANS([.I43]))-0.5*[.U43]*[.U43]*SIN(4*RADIANS([.I43]))-1.25*[.K43]*[.K43]*SIN(2*RADIANS([.J43])))" office:value-type="float" office:value="-14.2251157908996">
            <text:p>-14.23</text:p>
          </table:table-cell>
          <table:table-cell table:formula="of:=DEGREES(ACOS(COS(RADIANS(90.833))/(COS(RADIANS([.$B$2]))*COS(RADIANS([.T43])))-TAN(RADIANS([.$B$2]))*TAN(RADIANS([.T43]))))" office:value-type="float" office:value="79.2219642600875">
            <text:p>79.22</text:p>
          </table:table-cell>
          <table:table-cell table:style-name="ce7" table:formula="of:=(720-4*[.$B$3]-[.V43]+[.$B$4]*60)/1440" office:value-type="float" office:value="0.509878552632569">
            <text:p>12:14:14</text:p>
          </table:table-cell>
          <table:table-cell table:style-name="ce7" table:formula="of:=([.X43]*1440-[.W43]*4)/1440" office:value-type="float" office:value="0.289817540798993">
            <text:p>6:57:20</text:p>
          </table:table-cell>
          <table:table-cell table:style-name="ce7" table:formula="of:=([.X43]*1440+[.W43]*4)/1440" office:value-type="float" office:value="0.729939564466145">
            <text:p>17:31:07</text:p>
          </table:table-cell>
          <table:table-cell table:formula="of:=8*[.W43]" office:value-type="float" office:value="633.7757140807">
            <text:p>633.78</text:p>
          </table:table-cell>
          <table:table-cell table:formula="of:=MOD([.E43]*1440+[.V43]+4*[.$B$3]-60*[.$B$4];1440)" office:value-type="float" office:value="705.7748842091">
            <text:p>705.77</text:p>
          </table:table-cell>
          <table:table-cell table:formula="of:=IF([.AB43]/4&lt;0;[.AB43]/4+180;[.AB43]/4-180)" office:value-type="float" office:value="-3.55627894772491">
            <text:p>-3.56</text:p>
          </table:table-cell>
          <table:table-cell table:formula="of:=DEGREES(ACOS(SIN(RADIANS([.$B$2]))*SIN(RADIANS([.T43]))+COS(RADIANS([.$B$2]))*COS(RADIANS([.T43]))*COS(RADIANS([.AC43]))))" office:value-type="float" office:value="53.9303631925776">
            <text:p>53.93</text:p>
          </table:table-cell>
          <table:table-cell table:formula="of:=90-[.AD43]" office:value-type="float" office:value="36.0696368074224">
            <text:p>36.07</text:p>
          </table:table-cell>
          <table:table-cell table:formula="of:=IF([.AE43]&gt;85;0;IF([.AE43]&gt;5;58.1/TAN(RADIANS([.AE43]))-0.07/POWER(TAN(RADIANS([.AE43]));3)+0.000086/POWER(TAN(RADIANS([.AE43]));5);IF([.AE43]&gt;-0.575;1735+[.AE43]*(-518.2+[.AE43]*(103.4+[.AE43]*(-12.79+[.AE43]*0.711)));-20.772/TAN(RADIANS([.AE43])))))/3600" office:value-type="float" office:value="0.0221063983792782">
            <text:p>0.02</text:p>
          </table:table-cell>
          <table:table-cell table:formula="of:=[.AE43]+[.AF43]" office:value-type="float" office:value="36.0917432058017">
            <text:p>36.09</text:p>
          </table:table-cell>
          <table:table-cell table:formula="of:=IF([.AC43]&gt;0;MOD(DEGREES(ACOS(((SIN(RADIANS([.$B$2]))*COS(RADIANS([.AD43])))-SIN(RADIANS([.T43])))/(COS(RADIANS([.$B$2]))*SIN(RADIANS([.AD43])))))+180;360);MOD(540-DEGREES(ACOS(((SIN(RADIANS([.$B$2]))*COS(RADIANS([.AD43])))-SIN(RADIANS([.T43])))/(COS(RADIANS([.$B$2]))*SIN(RADIANS([.AD43])))));360))" office:value-type="float" office:value="175.726618458301">
            <text:p>175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3]+1" office:value-type="date" office:date-value="2026-02-12">
            <text:p>2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4]+2415018.5+[.E44]-[.$B$4]/24" office:value-type="float" office:value="2461084.29166667">
            <text:p>2461084.29</text:p>
          </table:table-cell>
          <table:table-cell table:style-name="ce9" table:formula="of:=([.F44]-2451545)/36525" office:value-type="float" office:value="0.261171571982656">
            <text:p>0.26117157</text:p>
          </table:table-cell>
          <table:table-cell/>
          <table:table-cell table:formula="of:=MOD(280.46646+[.G44]*(36000.76983+[.G44]*0.0003032);360)" office:value-type="float" office:value="322.844129768326">
            <text:p>322.84</text:p>
          </table:table-cell>
          <table:table-cell table:formula="of:=357.52911+[.G44]*(35999.05029-0.0001537*[.G44])" office:value-type="float" office:value="9759.45765363802">
            <text:p>9759.46</text:p>
          </table:table-cell>
          <table:table-cell table:formula="of:=0.016708634-[.G44]*(0.000042037+0.0000001267*[.G44])" office:value-type="float" office:value="0.0166976464883468">
            <text:p>0.02</text:p>
          </table:table-cell>
          <table:table-cell table:formula="of:=SIN(RADIANS([.J44]))*(1.914602-[.G44]*(0.004817+0.000014*[.G44]))+SIN(RADIANS(2*[.J44]))*(0.019993-0.000101*[.G44])+SIN(RADIANS(3*[.J44]))*0.000289" office:value-type="float" office:value="1.23579270528781">
            <text:p>1.24</text:p>
          </table:table-cell>
          <table:table-cell table:formula="of:=[.I44]+[.L44]" office:value-type="float" office:value="324.079922473613">
            <text:p>324.08</text:p>
          </table:table-cell>
          <table:table-cell table:formula="of:=[.J44]+[.L44]" office:value-type="float" office:value="9760.69344634331">
            <text:p>9760.69</text:p>
          </table:table-cell>
          <table:table-cell table:formula="of:=(1.000001018*(1-[.K44]*[.K44]))/(1+[.K44]*COS(RADIANS([.N44])))" office:value-type="float" office:value="0.987223654233143">
            <text:p>0.99</text:p>
          </table:table-cell>
          <table:table-cell table:formula="of:=[.M44]-0.00569-0.00478*SIN(RADIANS(125.04-1934.136*[.G44]))" office:value-type="float" office:value="324.075875271901">
            <text:p>324.08</text:p>
          </table:table-cell>
          <table:table-cell table:formula="of:=23+(26+((21.448-[.G44]*(46.815+[.G44]*(0.00059-[.G44]*0.001813))))/60)/60" office:value-type="float" office:value="23.4358947902532">
            <text:p>23.44</text:p>
          </table:table-cell>
          <table:table-cell table:formula="of:=[.Q44]+0.00256*COS(RADIANS(125.04-1934.136*[.G44]))" office:value-type="float" office:value="23.4382988509693">
            <text:p>23.44</text:p>
          </table:table-cell>
          <table:table-cell table:formula="of:=DEGREES(ATAN2(COS(RADIANS([.P44]));COS(RADIANS([.R44]))*SIN(RADIANS([.P44]))))" office:value-type="float" office:value="-33.6135821858801">
            <text:p>-33.61</text:p>
          </table:table-cell>
          <table:table-cell table:formula="of:=DEGREES(ASIN(SIN(RADIANS([.R44]))*SIN(RADIANS([.P44]))))" office:value-type="float" office:value="-13.4956686896887">
            <text:p>-13.5</text:p>
          </table:table-cell>
          <table:table-cell table:formula="of:=TAN(RADIANS([.R44]/2))*TAN(RADIANS([.R44]/2))" office:value-type="float" office:value="0.0430307821333487">
            <text:p>0.04</text:p>
          </table:table-cell>
          <table:table-cell table:formula="of:=4*DEGREES([.U44]*SIN(2*RADIANS([.I44]))-2*[.K44]*SIN(RADIANS([.J44]))+4*[.K44]*[.U44]*SIN(RADIANS([.J44]))*COS(2*RADIANS([.I44]))-0.5*[.U44]*[.U44]*SIN(4*RADIANS([.I44]))-1.25*[.K44]*[.K44]*SIN(2*RADIANS([.J44])))" office:value-type="float" office:value="-14.2132077254137">
            <text:p>-14.21</text:p>
          </table:table-cell>
          <table:table-cell table:formula="of:=DEGREES(ACOS(COS(RADIANS(90.833))/(COS(RADIANS([.$B$2]))*COS(RADIANS([.T44])))-TAN(RADIANS([.$B$2]))*TAN(RADIANS([.T44]))))" office:value-type="float" office:value="79.5215389403453">
            <text:p>79.52</text:p>
          </table:table-cell>
          <table:table-cell table:style-name="ce7" table:formula="of:=(720-4*[.$B$3]-[.V44]+[.$B$4]*60)/1440" office:value-type="float" office:value="0.509870283142648">
            <text:p>12:14:13</text:p>
          </table:table-cell>
          <table:table-cell table:style-name="ce7" table:formula="of:=([.X44]*1440-[.W44]*4)/1440" office:value-type="float" office:value="0.288977119419467">
            <text:p>6:56:08</text:p>
          </table:table-cell>
          <table:table-cell table:style-name="ce7" table:formula="of:=([.X44]*1440+[.W44]*4)/1440" office:value-type="float" office:value="0.73076344686583">
            <text:p>17:32:18</text:p>
          </table:table-cell>
          <table:table-cell table:formula="of:=8*[.W44]" office:value-type="float" office:value="636.172311522762">
            <text:p>636.17</text:p>
          </table:table-cell>
          <table:table-cell table:formula="of:=MOD([.E44]*1440+[.V44]+4*[.$B$3]-60*[.$B$4];1440)" office:value-type="float" office:value="705.786792274586">
            <text:p>705.79</text:p>
          </table:table-cell>
          <table:table-cell table:formula="of:=IF([.AB44]/4&lt;0;[.AB44]/4+180;[.AB44]/4-180)" office:value-type="float" office:value="-3.55330193135342">
            <text:p>-3.55</text:p>
          </table:table-cell>
          <table:table-cell table:formula="of:=DEGREES(ACOS(SIN(RADIANS([.$B$2]))*SIN(RADIANS([.T44]))+COS(RADIANS([.$B$2]))*COS(RADIANS([.T44]))*COS(RADIANS([.AC44]))))" office:value-type="float" office:value="53.5976746491225">
            <text:p>53.6</text:p>
          </table:table-cell>
          <table:table-cell table:formula="of:=90-[.AD44]" office:value-type="float" office:value="36.4023253508775">
            <text:p>36.4</text:p>
          </table:table-cell>
          <table:table-cell table:formula="of:=IF([.AE44]&gt;85;0;IF([.AE44]&gt;5;58.1/TAN(RADIANS([.AE44]))-0.07/POWER(TAN(RADIANS([.AE44]));3)+0.000086/POWER(TAN(RADIANS([.AE44]));5);IF([.AE44]&gt;-0.575;1735+[.AE44]*(-518.2+[.AE44]*(103.4+[.AE44]*(-12.79+[.AE44]*0.711)));-20.772/TAN(RADIANS([.AE44])))))/3600" office:value-type="float" office:value="0.021839997730658">
            <text:p>0.02</text:p>
          </table:table-cell>
          <table:table-cell table:formula="of:=[.AE44]+[.AF44]" office:value-type="float" office:value="36.4241653486082">
            <text:p>36.42</text:p>
          </table:table-cell>
          <table:table-cell table:formula="of:=IF([.AC44]&gt;0;MOD(DEGREES(ACOS(((SIN(RADIANS([.$B$2]))*COS(RADIANS([.AD44])))-SIN(RADIANS([.T44])))/(COS(RADIANS([.$B$2]))*SIN(RADIANS([.AD44])))))+180;360);MOD(540-DEGREES(ACOS(((SIN(RADIANS([.$B$2]))*COS(RADIANS([.AD44])))-SIN(RADIANS([.T44])))/(COS(RADIANS([.$B$2]))*SIN(RADIANS([.AD44])))));360))" office:value-type="float" office:value="175.705880309923">
            <text:p>175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4]+1" office:value-type="date" office:date-value="2026-02-13">
            <text:p>2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5]+2415018.5+[.E45]-[.$B$4]/24" office:value-type="float" office:value="2461085.29166667">
            <text:p>2461085.29</text:p>
          </table:table-cell>
          <table:table-cell table:style-name="ce9" table:formula="of:=([.F45]-2451545)/36525" office:value-type="float" office:value="0.261198950490527">
            <text:p>0.26119895</text:p>
          </table:table-cell>
          <table:table-cell/>
          <table:table-cell table:formula="of:=MOD(280.46646+[.G45]*(36000.76983+[.G45]*0.0003032);360)" office:value-type="float" office:value="323.829777132827">
            <text:p>323.83</text:p>
          </table:table-cell>
          <table:table-cell table:formula="of:=357.52911+[.G45]*(35999.05029-0.0001537*[.G45])" office:value-type="float" office:value="9760.44325391755">
            <text:p>9760.44</text:p>
          </table:table-cell>
          <table:table-cell table:formula="of:=0.016708634-[.G45]*(0.000042037+0.0000001267*[.G45])" office:value-type="float" office:value="0.0166976453356244">
            <text:p>0.02</text:p>
          </table:table-cell>
          <table:table-cell table:formula="of:=SIN(RADIANS([.J45]))*(1.914602-[.G45]*(0.004817+0.000014*[.G45]))+SIN(RADIANS(2*[.J45]))*(0.019993-0.000101*[.G45])+SIN(RADIANS(3*[.J45]))*0.000289" office:value-type="float" office:value="1.26113664297262">
            <text:p>1.26</text:p>
          </table:table-cell>
          <table:table-cell table:formula="of:=[.I45]+[.L45]" office:value-type="float" office:value="325.0909137758">
            <text:p>325.09</text:p>
          </table:table-cell>
          <table:table-cell table:formula="of:=[.J45]+[.L45]" office:value-type="float" office:value="9761.70439056052">
            <text:p>9761.7</text:p>
          </table:table-cell>
          <table:table-cell table:formula="of:=(1.000001018*(1-[.K45]*[.K45]))/(1+[.K45]*COS(RADIANS([.N45])))" office:value-type="float" office:value="0.987412872277545">
            <text:p>0.99</text:p>
          </table:table-cell>
          <table:table-cell table:formula="of:=[.M45]-0.00569-0.00478*SIN(RADIANS(125.04-1934.136*[.G45]))" office:value-type="float" office:value="325.086870722042">
            <text:p>325.09</text:p>
          </table:table-cell>
          <table:table-cell table:formula="of:=23+(26+((21.448-[.G45]*(46.815+[.G45]*(0.00059-[.G45]*0.001813))))/60)/60" office:value-type="float" office:value="23.435894434219">
            <text:p>23.44</text:p>
          </table:table-cell>
          <table:table-cell table:formula="of:=[.Q45]+0.00256*COS(RADIANS(125.04-1934.136*[.G45]))" office:value-type="float" office:value="23.4382976807588">
            <text:p>23.44</text:p>
          </table:table-cell>
          <table:table-cell table:formula="of:=DEGREES(ATAN2(COS(RADIANS([.P45]));COS(RADIANS([.R45]))*SIN(RADIANS([.P45]))))" office:value-type="float" office:value="-32.6339455000392">
            <text:p>-32.63</text:p>
          </table:table-cell>
          <table:table-cell table:formula="of:=DEGREES(ASIN(SIN(RADIANS([.R45]))*SIN(RADIANS([.P45]))))" office:value-type="float" office:value="-13.1588865264647">
            <text:p>-13.16</text:p>
          </table:table-cell>
          <table:table-cell table:formula="of:=TAN(RADIANS([.R45]/2))*TAN(RADIANS([.R45]/2))" office:value-type="float" office:value="0.0430307777143073">
            <text:p>0.04</text:p>
          </table:table-cell>
          <table:table-cell table:formula="of:=4*DEGREES([.U45]*SIN(2*RADIANS([.I45]))-2*[.K45]*SIN(RADIANS([.J45]))+4*[.K45]*[.U45]*SIN(RADIANS([.J45]))*COS(2*RADIANS([.I45]))-0.5*[.U45]*[.U45]*SIN(4*RADIANS([.I45]))-1.25*[.K45]*[.K45]*SIN(2*RADIANS([.J45])))" office:value-type="float" office:value="-14.1886405840844">
            <text:p>-14.19</text:p>
          </table:table-cell>
          <table:table-cell table:formula="of:=DEGREES(ACOS(COS(RADIANS(90.833))/(COS(RADIANS([.$B$2]))*COS(RADIANS([.T45])))-TAN(RADIANS([.$B$2]))*TAN(RADIANS([.T45]))))" office:value-type="float" office:value="79.8233259910037">
            <text:p>79.82</text:p>
          </table:table-cell>
          <table:table-cell table:style-name="ce7" table:formula="of:=(720-4*[.$B$3]-[.V45]+[.$B$4]*60)/1440" office:value-type="float" office:value="0.509853222627836">
            <text:p>12:14:11</text:p>
          </table:table-cell>
          <table:table-cell table:style-name="ce7" table:formula="of:=([.X45]*1440-[.W45]*4)/1440" office:value-type="float" office:value="0.288121761541715">
            <text:p>6:54:54</text:p>
          </table:table-cell>
          <table:table-cell table:style-name="ce7" table:formula="of:=([.X45]*1440+[.W45]*4)/1440" office:value-type="float" office:value="0.731584683713958">
            <text:p>17:33:29</text:p>
          </table:table-cell>
          <table:table-cell table:formula="of:=8*[.W45]" office:value-type="float" office:value="638.586607928029">
            <text:p>638.59</text:p>
          </table:table-cell>
          <table:table-cell table:formula="of:=MOD([.E45]*1440+[.V45]+4*[.$B$3]-60*[.$B$4];1440)" office:value-type="float" office:value="705.811359415916">
            <text:p>705.81</text:p>
          </table:table-cell>
          <table:table-cell table:formula="of:=IF([.AB45]/4&lt;0;[.AB45]/4+180;[.AB45]/4-180)" office:value-type="float" office:value="-3.5471601460211">
            <text:p>-3.55</text:p>
          </table:table-cell>
          <table:table-cell table:formula="of:=DEGREES(ACOS(SIN(RADIANS([.$B$2]))*SIN(RADIANS([.T45]))+COS(RADIANS([.$B$2]))*COS(RADIANS([.T45]))*COS(RADIANS([.AC45]))))" office:value-type="float" office:value="53.2611274638495">
            <text:p>53.26</text:p>
          </table:table-cell>
          <table:table-cell table:formula="of:=90-[.AD45]" office:value-type="float" office:value="36.7388725361505">
            <text:p>36.74</text:p>
          </table:table-cell>
          <table:table-cell table:formula="of:=IF([.AE45]&gt;85;0;IF([.AE45]&gt;5;58.1/TAN(RADIANS([.AE45]))-0.07/POWER(TAN(RADIANS([.AE45]));3)+0.000086/POWER(TAN(RADIANS([.AE45]));5);IF([.AE45]&gt;-0.575;1735+[.AE45]*(-518.2+[.AE45]*(103.4+[.AE45]*(-12.79+[.AE45]*0.711)));-20.772/TAN(RADIANS([.AE45])))))/3600" office:value-type="float" office:value="0.0215746995569892">
            <text:p>0.02</text:p>
          </table:table-cell>
          <table:table-cell table:formula="of:=[.AE45]+[.AF45]" office:value-type="float" office:value="36.7604472357075">
            <text:p>36.76</text:p>
          </table:table-cell>
          <table:table-cell table:formula="of:=IF([.AC45]&gt;0;MOD(DEGREES(ACOS(((SIN(RADIANS([.$B$2]))*COS(RADIANS([.AD45])))-SIN(RADIANS([.T45])))/(COS(RADIANS([.$B$2]))*SIN(RADIANS([.AD45])))))+180;360);MOD(540-DEGREES(ACOS(((SIN(RADIANS([.$B$2]))*COS(RADIANS([.AD45])))-SIN(RADIANS([.T45])))/(COS(RADIANS([.$B$2]))*SIN(RADIANS([.AD45])))));360))" office:value-type="float" office:value="175.688540391777">
            <text:p>175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5]+1" office:value-type="date" office:date-value="2026-02-14">
            <text:p>2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6]+2415018.5+[.E46]-[.$B$4]/24" office:value-type="float" office:value="2461086.29166667">
            <text:p>2461086.29</text:p>
          </table:table-cell>
          <table:table-cell table:style-name="ce9" table:formula="of:=([.F46]-2451545)/36525" office:value-type="float" office:value="0.261226328998399">
            <text:p>0.26122633</text:p>
          </table:table-cell>
          <table:table-cell/>
          <table:table-cell table:formula="of:=MOD(280.46646+[.G46]*(36000.76983+[.G46]*0.0003032);360)" office:value-type="float" office:value="324.815424497328">
            <text:p>324.82</text:p>
          </table:table-cell>
          <table:table-cell table:formula="of:=357.52911+[.G46]*(35999.05029-0.0001537*[.G46])" office:value-type="float" office:value="9761.42885419707">
            <text:p>9761.43</text:p>
          </table:table-cell>
          <table:table-cell table:formula="of:=0.016708634-[.G46]*(0.000042037+0.0000001267*[.G46])" office:value-type="float" office:value="0.0166976441829019">
            <text:p>0.02</text:p>
          </table:table-cell>
          <table:table-cell table:formula="of:=SIN(RADIANS([.J46]))*(1.914602-[.G46]*(0.004817+0.000014*[.G46]))+SIN(RADIANS(2*[.J46]))*(0.019993-0.000101*[.G46])+SIN(RADIANS(3*[.J46]))*0.000289" office:value-type="float" office:value="1.28608932307159">
            <text:p>1.29</text:p>
          </table:table-cell>
          <table:table-cell table:formula="of:=[.I46]+[.L46]" office:value-type="float" office:value="326.1015138204">
            <text:p>326.1</text:p>
          </table:table-cell>
          <table:table-cell table:formula="of:=[.J46]+[.L46]" office:value-type="float" office:value="9762.71494352014">
            <text:p>9762.71</text:p>
          </table:table-cell>
          <table:table-cell table:formula="of:=(1.000001018*(1-[.K46]*[.K46]))/(1+[.K46]*COS(RADIANS([.N46])))" office:value-type="float" office:value="0.987605873722678">
            <text:p>0.99</text:p>
          </table:table-cell>
          <table:table-cell table:formula="of:=[.M46]-0.00569-0.00478*SIN(RADIANS(125.04-1934.136*[.G46]))" office:value-type="float" office:value="326.09747491319">
            <text:p>326.1</text:p>
          </table:table-cell>
          <table:table-cell table:formula="of:=23+(26+((21.448-[.G46]*(46.815+[.G46]*(0.00059-[.G46]*0.001813))))/60)/60" office:value-type="float" office:value="23.4358940781848">
            <text:p>23.44</text:p>
          </table:table-cell>
          <table:table-cell table:formula="of:=[.Q46]+0.00256*COS(RADIANS(125.04-1934.136*[.G46]))" office:value-type="float" office:value="23.4382965084956">
            <text:p>23.44</text:p>
          </table:table-cell>
          <table:table-cell table:formula="of:=DEGREES(ATAN2(COS(RADIANS([.P46]));COS(RADIANS([.R46]))*SIN(RADIANS([.P46]))))" office:value-type="float" office:value="-31.6573897885272">
            <text:p>-31.66</text:p>
          </table:table-cell>
          <table:table-cell table:formula="of:=DEGREES(ASIN(SIN(RADIANS([.R46]))*SIN(RADIANS([.P46]))))" office:value-type="float" office:value="-12.8185341861485">
            <text:p>-12.82</text:p>
          </table:table-cell>
          <table:table-cell table:formula="of:=TAN(RADIANS([.R46]/2))*TAN(RADIANS([.R46]/2))" office:value-type="float" office:value="0.0430307732875142">
            <text:p>0.04</text:p>
          </table:table-cell>
          <table:table-cell table:formula="of:=4*DEGREES([.U46]*SIN(2*RADIANS([.I46]))-2*[.K46]*SIN(RADIANS([.J46]))+4*[.K46]*[.U46]*SIN(RADIANS([.J46]))*COS(2*RADIANS([.I46]))-0.5*[.U46]*[.U46]*SIN(4*RADIANS([.I46]))-1.25*[.K46]*[.K46]*SIN(2*RADIANS([.J46])))" office:value-type="float" office:value="-14.1515953306742">
            <text:p>-14.15</text:p>
          </table:table-cell>
          <table:table-cell table:formula="of:=DEGREES(ACOS(COS(RADIANS(90.833))/(COS(RADIANS([.$B$2]))*COS(RADIANS([.T46])))-TAN(RADIANS([.$B$2]))*TAN(RADIANS([.T46]))))" office:value-type="float" office:value="80.1272221319838">
            <text:p>80.13</text:p>
          </table:table-cell>
          <table:table-cell table:style-name="ce7" table:formula="of:=(720-4*[.$B$3]-[.V46]+[.$B$4]*60)/1440" office:value-type="float" office:value="0.509827496757413">
            <text:p>12:14:09</text:p>
          </table:table-cell>
          <table:table-cell table:style-name="ce7" table:formula="of:=([.X46]*1440-[.W46]*4)/1440" office:value-type="float" office:value="0.287251879724124">
            <text:p>6:53:39</text:p>
          </table:table-cell>
          <table:table-cell table:style-name="ce7" table:formula="of:=([.X46]*1440+[.W46]*4)/1440" office:value-type="float" office:value="0.732403113790701">
            <text:p>17:34:40</text:p>
          </table:table-cell>
          <table:table-cell table:formula="of:=8*[.W46]" office:value-type="float" office:value="641.01777705587">
            <text:p>641.02</text:p>
          </table:table-cell>
          <table:table-cell table:formula="of:=MOD([.E46]*1440+[.V46]+4*[.$B$3]-60*[.$B$4];1440)" office:value-type="float" office:value="705.848404669326">
            <text:p>705.85</text:p>
          </table:table-cell>
          <table:table-cell table:formula="of:=IF([.AB46]/4&lt;0;[.AB46]/4+180;[.AB46]/4-180)" office:value-type="float" office:value="-3.53789883266853">
            <text:p>-3.54</text:p>
          </table:table-cell>
          <table:table-cell table:formula="of:=DEGREES(ACOS(SIN(RADIANS([.$B$2]))*SIN(RADIANS([.T46]))+COS(RADIANS([.$B$2]))*COS(RADIANS([.T46]))*COS(RADIANS([.AC46]))))" office:value-type="float" office:value="52.920837781499">
            <text:p>52.92</text:p>
          </table:table-cell>
          <table:table-cell table:formula="of:=90-[.AD46]" office:value-type="float" office:value="37.079162218501">
            <text:p>37.08</text:p>
          </table:table-cell>
          <table:table-cell table:formula="of:=IF([.AE46]&gt;85;0;IF([.AE46]&gt;5;58.1/TAN(RADIANS([.AE46]))-0.07/POWER(TAN(RADIANS([.AE46]));3)+0.000086/POWER(TAN(RADIANS([.AE46]));5);IF([.AE46]&gt;-0.575;1735+[.AE46]*(-518.2+[.AE46]*(103.4+[.AE46]*(-12.79+[.AE46]*0.711)));-20.772/TAN(RADIANS([.AE46])))))/3600" office:value-type="float" office:value="0.0213106207788382">
            <text:p>0.02</text:p>
          </table:table-cell>
          <table:table-cell table:formula="of:=[.AE46]+[.AF46]" office:value-type="float" office:value="37.1004728392798">
            <text:p>37.1</text:p>
          </table:table-cell>
          <table:table-cell table:formula="of:=IF([.AC46]&gt;0;MOD(DEGREES(ACOS(((SIN(RADIANS([.$B$2]))*COS(RADIANS([.AD46])))-SIN(RADIANS([.T46])))/(COS(RADIANS([.$B$2]))*SIN(RADIANS([.AD46])))))+180;360);MOD(540-DEGREES(ACOS(((SIN(RADIANS([.$B$2]))*COS(RADIANS([.AD46])))-SIN(RADIANS([.T46])))/(COS(RADIANS([.$B$2]))*SIN(RADIANS([.AD46])))));360))" office:value-type="float" office:value="175.674608941014">
            <text:p>175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6]+1" office:value-type="date" office:date-value="2026-02-15">
            <text:p>2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7]+2415018.5+[.E47]-[.$B$4]/24" office:value-type="float" office:value="2461087.29166667">
            <text:p>2461087.29</text:p>
          </table:table-cell>
          <table:table-cell table:style-name="ce9" table:formula="of:=([.F47]-2451545)/36525" office:value-type="float" office:value="0.26125370750627">
            <text:p>0.26125371</text:p>
          </table:table-cell>
          <table:table-cell/>
          <table:table-cell table:formula="of:=MOD(280.46646+[.G47]*(36000.76983+[.G47]*0.0003032);360)" office:value-type="float" office:value="325.801071861828">
            <text:p>325.8</text:p>
          </table:table-cell>
          <table:table-cell table:formula="of:=357.52911+[.G47]*(35999.05029-0.0001537*[.G47])" office:value-type="float" office:value="9762.4144544766">
            <text:p>9762.41</text:p>
          </table:table-cell>
          <table:table-cell table:formula="of:=0.016708634-[.G47]*(0.000042037+0.0000001267*[.G47])" office:value-type="float" office:value="0.0166976430301791">
            <text:p>0.02</text:p>
          </table:table-cell>
          <table:table-cell table:formula="of:=SIN(RADIANS([.J47]))*(1.914602-[.G47]*(0.004817+0.000014*[.G47]))+SIN(RADIANS(2*[.J47]))*(0.019993-0.000101*[.G47])+SIN(RADIANS(3*[.J47]))*0.000289" office:value-type="float" office:value="1.31064329505656">
            <text:p>1.31</text:p>
          </table:table-cell>
          <table:table-cell table:formula="of:=[.I47]+[.L47]" office:value-type="float" office:value="327.111715156884">
            <text:p>327.11</text:p>
          </table:table-cell>
          <table:table-cell table:formula="of:=[.J47]+[.L47]" office:value-type="float" office:value="9763.72509777166">
            <text:p>9763.73</text:p>
          </table:table-cell>
          <table:table-cell table:formula="of:=(1.000001018*(1-[.K47]*[.K47]))/(1+[.K47]*COS(RADIANS([.N47])))" office:value-type="float" office:value="0.987802597063943">
            <text:p>0.99</text:p>
          </table:table-cell>
          <table:table-cell table:formula="of:=[.M47]-0.00569-0.00478*SIN(RADIANS(125.04-1934.136*[.G47]))" office:value-type="float" office:value="327.107680394812">
            <text:p>327.11</text:p>
          </table:table-cell>
          <table:table-cell table:formula="of:=23+(26+((21.448-[.G47]*(46.815+[.G47]*(0.00059-[.G47]*0.001813))))/60)/60" office:value-type="float" office:value="23.4358937221506">
            <text:p>23.44</text:p>
          </table:table-cell>
          <table:table-cell table:formula="of:=[.Q47]+0.00256*COS(RADIANS(125.04-1934.136*[.G47]))" office:value-type="float" office:value="23.4382953341802">
            <text:p>23.44</text:p>
          </table:table-cell>
          <table:table-cell table:formula="of:=DEGREES(ATAN2(COS(RADIANS([.P47]));COS(RADIANS([.R47]))*SIN(RADIANS([.P47]))))" office:value-type="float" office:value="-30.6838678682194">
            <text:p>-30.68</text:p>
          </table:table-cell>
          <table:table-cell table:formula="of:=DEGREES(ASIN(SIN(RADIANS([.R47]))*SIN(RADIANS([.P47]))))" office:value-type="float" office:value="-12.4747273116458">
            <text:p>-12.47</text:p>
          </table:table-cell>
          <table:table-cell table:formula="of:=TAN(RADIANS([.R47]/2))*TAN(RADIANS([.R47]/2))" office:value-type="float" office:value="0.043030768852972">
            <text:p>0.04</text:p>
          </table:table-cell>
          <table:table-cell table:formula="of:=4*DEGREES([.U47]*SIN(2*RADIANS([.I47]))-2*[.K47]*SIN(RADIANS([.J47]))+4*[.K47]*[.U47]*SIN(RADIANS([.J47]))*COS(2*RADIANS([.I47]))-0.5*[.U47]*[.U47]*SIN(4*RADIANS([.I47]))-1.25*[.K47]*[.K47]*SIN(2*RADIANS([.J47])))" office:value-type="float" office:value="-14.1022650984293">
            <text:p>-14.1</text:p>
          </table:table-cell>
          <table:table-cell table:formula="of:=DEGREES(ACOS(COS(RADIANS(90.833))/(COS(RADIANS([.$B$2]))*COS(RADIANS([.T47])))-TAN(RADIANS([.$B$2]))*TAN(RADIANS([.T47]))))" office:value-type="float" office:value="80.4331270206298">
            <text:p>80.43</text:p>
          </table:table-cell>
          <table:table-cell table:style-name="ce7" table:formula="of:=(720-4*[.$B$3]-[.V47]+[.$B$4]*60)/1440" office:value-type="float" office:value="0.509793239651687">
            <text:p>12:14:06</text:p>
          </table:table-cell>
          <table:table-cell table:style-name="ce7" table:formula="of:=([.X47]*1440-[.W47]*4)/1440" office:value-type="float" office:value="0.286367886816604">
            <text:p>6:52:22</text:p>
          </table:table-cell>
          <table:table-cell table:style-name="ce7" table:formula="of:=([.X47]*1440+[.W47]*4)/1440" office:value-type="float" office:value="0.73321859248677">
            <text:p>17:35:50</text:p>
          </table:table-cell>
          <table:table-cell table:formula="of:=8*[.W47]" office:value-type="float" office:value="643.465016165038">
            <text:p>643.47</text:p>
          </table:table-cell>
          <table:table-cell table:formula="of:=MOD([.E47]*1440+[.V47]+4*[.$B$3]-60*[.$B$4];1440)" office:value-type="float" office:value="705.897734901571">
            <text:p>705.9</text:p>
          </table:table-cell>
          <table:table-cell table:formula="of:=IF([.AB47]/4&lt;0;[.AB47]/4+180;[.AB47]/4-180)" office:value-type="float" office:value="-3.52556627460731">
            <text:p>-3.53</text:p>
          </table:table-cell>
          <table:table-cell table:formula="of:=DEGREES(ACOS(SIN(RADIANS([.$B$2]))*SIN(RADIANS([.T47]))+COS(RADIANS([.$B$2]))*COS(RADIANS([.T47]))*COS(RADIANS([.AC47]))))" office:value-type="float" office:value="52.5769222245427">
            <text:p>52.58</text:p>
          </table:table-cell>
          <table:table-cell table:formula="of:=90-[.AD47]" office:value-type="float" office:value="37.4230777754573">
            <text:p>37.42</text:p>
          </table:table-cell>
          <table:table-cell table:formula="of:=IF([.AE47]&gt;85;0;IF([.AE47]&gt;5;58.1/TAN(RADIANS([.AE47]))-0.07/POWER(TAN(RADIANS([.AE47]));3)+0.000086/POWER(TAN(RADIANS([.AE47]));5);IF([.AE47]&gt;-0.575;1735+[.AE47]*(-518.2+[.AE47]*(103.4+[.AE47]*(-12.79+[.AE47]*0.711)));-20.772/TAN(RADIANS([.AE47])))))/3600" office:value-type="float" office:value="0.0210478710124415">
            <text:p>0.02</text:p>
          </table:table-cell>
          <table:table-cell table:formula="of:=[.AE47]+[.AF47]" office:value-type="float" office:value="37.4441256464698">
            <text:p>37.44</text:p>
          </table:table-cell>
          <table:table-cell table:formula="of:=IF([.AC47]&gt;0;MOD(DEGREES(ACOS(((SIN(RADIANS([.$B$2]))*COS(RADIANS([.AD47])))-SIN(RADIANS([.T47])))/(COS(RADIANS([.$B$2]))*SIN(RADIANS([.AD47])))))+180;360);MOD(540-DEGREES(ACOS(((SIN(RADIANS([.$B$2]))*COS(RADIANS([.AD47])))-SIN(RADIANS([.T47])))/(COS(RADIANS([.$B$2]))*SIN(RADIANS([.AD47])))));360))" office:value-type="float" office:value="175.66409362426">
            <text:p>175.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7]+1" office:value-type="date" office:date-value="2026-02-16">
            <text:p>2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8]+2415018.5+[.E48]-[.$B$4]/24" office:value-type="float" office:value="2461088.29166667">
            <text:p>2461088.29</text:p>
          </table:table-cell>
          <table:table-cell table:style-name="ce9" table:formula="of:=([.F48]-2451545)/36525" office:value-type="float" office:value="0.261281086014141">
            <text:p>0.26128109</text:p>
          </table:table-cell>
          <table:table-cell/>
          <table:table-cell table:formula="of:=MOD(280.46646+[.G48]*(36000.76983+[.G48]*0.0003032);360)" office:value-type="float" office:value="326.786719226329">
            <text:p>326.79</text:p>
          </table:table-cell>
          <table:table-cell table:formula="of:=357.52911+[.G48]*(35999.05029-0.0001537*[.G48])" office:value-type="float" office:value="9763.40005475612">
            <text:p>9763.4</text:p>
          </table:table-cell>
          <table:table-cell table:formula="of:=0.016708634-[.G48]*(0.000042037+0.0000001267*[.G48])" office:value-type="float" office:value="0.0166976418774562">
            <text:p>0.02</text:p>
          </table:table-cell>
          <table:table-cell table:formula="of:=SIN(RADIANS([.J48]))*(1.914602-[.G48]*(0.004817+0.000014*[.G48]))+SIN(RADIANS(2*[.J48]))*(0.019993-0.000101*[.G48])+SIN(RADIANS(3*[.J48]))*0.000289" office:value-type="float" office:value="1.33479124869514">
            <text:p>1.33</text:p>
          </table:table-cell>
          <table:table-cell table:formula="of:=[.I48]+[.L48]" office:value-type="float" office:value="328.121510475024">
            <text:p>328.12</text:p>
          </table:table-cell>
          <table:table-cell table:formula="of:=[.J48]+[.L48]" office:value-type="float" office:value="9764.73484600482">
            <text:p>9764.73</text:p>
          </table:table-cell>
          <table:table-cell table:formula="of:=(1.000001018*(1-[.K48]*[.K48]))/(1+[.K48]*COS(RADIANS([.N48])))" office:value-type="float" office:value="0.988002979683946">
            <text:p>0.99</text:p>
          </table:table-cell>
          <table:table-cell table:formula="of:=[.M48]-0.00569-0.00478*SIN(RADIANS(125.04-1934.136*[.G48]))" office:value-type="float" office:value="328.117479856675">
            <text:p>328.12</text:p>
          </table:table-cell>
          <table:table-cell table:formula="of:=23+(26+((21.448-[.G48]*(46.815+[.G48]*(0.00059-[.G48]*0.001813))))/60)/60" office:value-type="float" office:value="23.4358933661164">
            <text:p>23.44</text:p>
          </table:table-cell>
          <table:table-cell table:formula="of:=[.Q48]+0.00256*COS(RADIANS(125.04-1934.136*[.G48]))" office:value-type="float" office:value="23.4382941578135">
            <text:p>23.44</text:p>
          </table:table-cell>
          <table:table-cell table:formula="of:=DEGREES(ATAN2(COS(RADIANS([.P48]));COS(RADIANS([.R48]))*SIN(RADIANS([.P48]))))" office:value-type="float" office:value="-29.7133299119089">
            <text:p>-29.71</text:p>
          </table:table-cell>
          <table:table-cell table:formula="of:=DEGREES(ASIN(SIN(RADIANS([.R48]))*SIN(RADIANS([.P48]))))" office:value-type="float" office:value="-12.1275813830166">
            <text:p>-12.13</text:p>
          </table:table-cell>
          <table:table-cell table:formula="of:=TAN(RADIANS([.R48]/2))*TAN(RADIANS([.R48]/2))" office:value-type="float" office:value="0.0430307644106834">
            <text:p>0.04</text:p>
          </table:table-cell>
          <table:table-cell table:formula="of:=4*DEGREES([.U48]*SIN(2*RADIANS([.I48]))-2*[.K48]*SIN(RADIANS([.J48]))+4*[.K48]*[.U48]*SIN(RADIANS([.J48]))*COS(2*RADIANS([.I48]))-0.5*[.U48]*[.U48]*SIN(4*RADIANS([.I48]))-1.25*[.K48]*[.K48]*SIN(2*RADIANS([.J48])))" office:value-type="float" office:value="-14.0408546830887">
            <text:p>-14.04</text:p>
          </table:table-cell>
          <table:table-cell table:formula="of:=DEGREES(ACOS(COS(RADIANS(90.833))/(COS(RADIANS([.$B$2]))*COS(RADIANS([.T48])))-TAN(RADIANS([.$B$2]))*TAN(RADIANS([.T48]))))" office:value-type="float" office:value="80.740943226741">
            <text:p>80.74</text:p>
          </table:table-cell>
          <table:table-cell table:style-name="ce7" table:formula="of:=(720-4*[.$B$3]-[.V48]+[.$B$4]*60)/1440" office:value-type="float" office:value="0.509750593529923">
            <text:p>12:14:02</text:p>
          </table:table-cell>
          <table:table-cell table:style-name="ce7" table:formula="of:=([.X48]*1440-[.W48]*4)/1440" office:value-type="float" office:value="0.285470195677864">
            <text:p>6:51:05</text:p>
          </table:table-cell>
          <table:table-cell table:style-name="ce7" table:formula="of:=([.X48]*1440+[.W48]*4)/1440" office:value-type="float" office:value="0.734030991381981">
            <text:p>17:37:00</text:p>
          </table:table-cell>
          <table:table-cell table:formula="of:=8*[.W48]" office:value-type="float" office:value="645.927545813928">
            <text:p>645.93</text:p>
          </table:table-cell>
          <table:table-cell table:formula="of:=MOD([.E48]*1440+[.V48]+4*[.$B$3]-60*[.$B$4];1440)" office:value-type="float" office:value="705.959145316911">
            <text:p>705.96</text:p>
          </table:table-cell>
          <table:table-cell table:formula="of:=IF([.AB48]/4&lt;0;[.AB48]/4+180;[.AB48]/4-180)" office:value-type="float" office:value="-3.51021367077217">
            <text:p>-3.51</text:p>
          </table:table-cell>
          <table:table-cell table:formula="of:=DEGREES(ACOS(SIN(RADIANS([.$B$2]))*SIN(RADIANS([.T48]))+COS(RADIANS([.$B$2]))*COS(RADIANS([.T48]))*COS(RADIANS([.AC48]))))" office:value-type="float" office:value="52.2294978361791">
            <text:p>52.23</text:p>
          </table:table-cell>
          <table:table-cell table:formula="of:=90-[.AD48]" office:value-type="float" office:value="37.7705021638209">
            <text:p>37.77</text:p>
          </table:table-cell>
          <table:table-cell table:formula="of:=IF([.AE48]&gt;85;0;IF([.AE48]&gt;5;58.1/TAN(RADIANS([.AE48]))-0.07/POWER(TAN(RADIANS([.AE48]));3)+0.000086/POWER(TAN(RADIANS([.AE48]));5);IF([.AE48]&gt;-0.575;1735+[.AE48]*(-518.2+[.AE48]*(103.4+[.AE48]*(-12.79+[.AE48]*0.711)));-20.772/TAN(RADIANS([.AE48])))))/3600" office:value-type="float" office:value="0.020786552798378">
            <text:p>0.02</text:p>
          </table:table-cell>
          <table:table-cell table:formula="of:=[.AE48]+[.AF48]" office:value-type="float" office:value="37.7912887166193">
            <text:p>37.79</text:p>
          </table:table-cell>
          <table:table-cell table:formula="of:=IF([.AC48]&gt;0;MOD(DEGREES(ACOS(((SIN(RADIANS([.$B$2]))*COS(RADIANS([.AD48])))-SIN(RADIANS([.T48])))/(COS(RADIANS([.$B$2]))*SIN(RADIANS([.AD48])))))+180;360);MOD(540-DEGREES(ACOS(((SIN(RADIANS([.$B$2]))*COS(RADIANS([.AD48])))-SIN(RADIANS([.T48])))/(COS(RADIANS([.$B$2]))*SIN(RADIANS([.AD48])))));360))" office:value-type="float" office:value="175.65699954884">
            <text:p>175.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8]+1" office:value-type="date" office:date-value="2026-02-17">
            <text:p>2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49]+2415018.5+[.E49]-[.$B$4]/24" office:value-type="float" office:value="2461089.29166667">
            <text:p>2461089.29</text:p>
          </table:table-cell>
          <table:table-cell table:style-name="ce9" table:formula="of:=([.F49]-2451545)/36525" office:value-type="float" office:value="0.261308464522013">
            <text:p>0.26130846</text:p>
          </table:table-cell>
          <table:table-cell/>
          <table:table-cell table:formula="of:=MOD(280.46646+[.G49]*(36000.76983+[.G49]*0.0003032);360)" office:value-type="float" office:value="327.772366590832">
            <text:p>327.77</text:p>
          </table:table-cell>
          <table:table-cell table:formula="of:=357.52911+[.G49]*(35999.05029-0.0001537*[.G49])" office:value-type="float" office:value="9764.38565503565">
            <text:p>9764.39</text:p>
          </table:table-cell>
          <table:table-cell table:formula="of:=0.016708634-[.G49]*(0.000042037+0.0000001267*[.G49])" office:value-type="float" office:value="0.0166976407247331">
            <text:p>0.02</text:p>
          </table:table-cell>
          <table:table-cell table:formula="of:=SIN(RADIANS([.J49]))*(1.914602-[.G49]*(0.004817+0.000014*[.G49]))+SIN(RADIANS(2*[.J49]))*(0.019993-0.000101*[.G49])+SIN(RADIANS(3*[.J49]))*0.000289" office:value-type="float" office:value="1.3585260162366">
            <text:p>1.36</text:p>
          </table:table-cell>
          <table:table-cell table:formula="of:=[.I49]+[.L49]" office:value-type="float" office:value="329.130892607069">
            <text:p>329.13</text:p>
          </table:table-cell>
          <table:table-cell table:formula="of:=[.J49]+[.L49]" office:value-type="float" office:value="9765.74418105189">
            <text:p>9765.74</text:p>
          </table:table-cell>
          <table:table-cell table:formula="of:=(1.000001018*(1-[.K49]*[.K49]))/(1+[.K49]*COS(RADIANS([.N49])))" office:value-type="float" office:value="0.988206957876512">
            <text:p>0.99</text:p>
          </table:table-cell>
          <table:table-cell table:formula="of:=[.M49]-0.00569-0.00478*SIN(RADIANS(125.04-1934.136*[.G49]))" office:value-type="float" office:value="329.126866131026">
            <text:p>329.13</text:p>
          </table:table-cell>
          <table:table-cell table:formula="of:=23+(26+((21.448-[.G49]*(46.815+[.G49]*(0.00059-[.G49]*0.001813))))/60)/60" office:value-type="float" office:value="23.4358930100822">
            <text:p>23.44</text:p>
          </table:table-cell>
          <table:table-cell table:formula="of:=[.Q49]+0.00256*COS(RADIANS(125.04-1934.136*[.G49]))" office:value-type="float" office:value="23.438292979396">
            <text:p>23.44</text:p>
          </table:table-cell>
          <table:table-cell table:formula="of:=DEGREES(ATAN2(COS(RADIANS([.P49]));COS(RADIANS([.R49]))*SIN(RADIANS([.P49]))))" office:value-type="float" office:value="-28.7457235600718">
            <text:p>-28.75</text:p>
          </table:table-cell>
          <table:table-cell table:formula="of:=DEGREES(ASIN(SIN(RADIANS([.R49]))*SIN(RADIANS([.P49]))))" office:value-type="float" office:value="-11.7772116762881">
            <text:p>-11.78</text:p>
          </table:table-cell>
          <table:table-cell table:formula="of:=TAN(RADIANS([.R49]/2))*TAN(RADIANS([.R49]/2))" office:value-type="float" office:value="0.043030759960651">
            <text:p>0.04</text:p>
          </table:table-cell>
          <table:table-cell table:formula="of:=4*DEGREES([.U49]*SIN(2*RADIANS([.I49]))-2*[.K49]*SIN(RADIANS([.J49]))+4*[.K49]*[.U49]*SIN(RADIANS([.J49]))*COS(2*RADIANS([.I49]))-0.5*[.U49]*[.U49]*SIN(4*RADIANS([.I49]))-1.25*[.K49]*[.K49]*SIN(2*RADIANS([.J49])))" office:value-type="float" office:value="-13.9675800314709">
            <text:p>-13.97</text:p>
          </table:table-cell>
          <table:table-cell table:formula="of:=DEGREES(ACOS(COS(RADIANS(90.833))/(COS(RADIANS([.$B$2]))*COS(RADIANS([.T49])))-TAN(RADIANS([.$B$2]))*TAN(RADIANS([.T49]))))" office:value-type="float" office:value="81.0505762001461">
            <text:p>81.05</text:p>
          </table:table-cell>
          <table:table-cell table:style-name="ce7" table:formula="of:=(720-4*[.$B$3]-[.V49]+[.$B$4]*60)/1440" office:value-type="float" office:value="0.509699708355188">
            <text:p>12:13:58</text:p>
          </table:table-cell>
          <table:table-cell table:style-name="ce7" table:formula="of:=([.X49]*1440-[.W49]*4)/1440" office:value-type="float" office:value="0.284559218910338">
            <text:p>6:49:46</text:p>
          </table:table-cell>
          <table:table-cell table:style-name="ce7" table:formula="of:=([.X49]*1440+[.W49]*4)/1440" office:value-type="float" office:value="0.734840197800038">
            <text:p>17:38:10</text:p>
          </table:table-cell>
          <table:table-cell table:formula="of:=8*[.W49]" office:value-type="float" office:value="648.404609601168">
            <text:p>648.4</text:p>
          </table:table-cell>
          <table:table-cell table:formula="of:=MOD([.E49]*1440+[.V49]+4*[.$B$3]-60*[.$B$4];1440)" office:value-type="float" office:value="706.032419968529">
            <text:p>706.03</text:p>
          </table:table-cell>
          <table:table-cell table:formula="of:=IF([.AB49]/4&lt;0;[.AB49]/4+180;[.AB49]/4-180)" office:value-type="float" office:value="-3.49189500786773">
            <text:p>-3.49</text:p>
          </table:table-cell>
          <table:table-cell table:formula="of:=DEGREES(ACOS(SIN(RADIANS([.$B$2]))*SIN(RADIANS([.T49]))+COS(RADIANS([.$B$2]))*COS(RADIANS([.T49]))*COS(RADIANS([.AC49]))))" office:value-type="float" office:value="51.8786820244361">
            <text:p>51.88</text:p>
          </table:table-cell>
          <table:table-cell table:formula="of:=90-[.AD49]" office:value-type="float" office:value="38.121317975564">
            <text:p>38.12</text:p>
          </table:table-cell>
          <table:table-cell table:formula="of:=IF([.AE49]&gt;85;0;IF([.AE49]&gt;5;58.1/TAN(RADIANS([.AE49]))-0.07/POWER(TAN(RADIANS([.AE49]));3)+0.000086/POWER(TAN(RADIANS([.AE49]));5);IF([.AE49]&gt;-0.575;1735+[.AE49]*(-518.2+[.AE49]*(103.4+[.AE49]*(-12.79+[.AE49]*0.711)));-20.772/TAN(RADIANS([.AE49])))))/3600" office:value-type="float" office:value="0.0205267618371174">
            <text:p>0.02</text:p>
          </table:table-cell>
          <table:table-cell table:formula="of:=[.AE49]+[.AF49]" office:value-type="float" office:value="38.1418447374011">
            <text:p>38.14</text:p>
          </table:table-cell>
          <table:table-cell table:formula="of:=IF([.AC49]&gt;0;MOD(DEGREES(ACOS(((SIN(RADIANS([.$B$2]))*COS(RADIANS([.AD49])))-SIN(RADIANS([.T49])))/(COS(RADIANS([.$B$2]))*SIN(RADIANS([.AD49])))))+180;360);MOD(540-DEGREES(ACOS(((SIN(RADIANS([.$B$2]))*COS(RADIANS([.AD49])))-SIN(RADIANS([.T49])))/(COS(RADIANS([.$B$2]))*SIN(RADIANS([.AD49])))));360))" office:value-type="float" office:value="175.653329276309">
            <text:p>175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49]+1" office:value-type="date" office:date-value="2026-02-18">
            <text:p>2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0]+2415018.5+[.E50]-[.$B$4]/24" office:value-type="float" office:value="2461090.29166667">
            <text:p>2461090.29</text:p>
          </table:table-cell>
          <table:table-cell table:style-name="ce9" table:formula="of:=([.F50]-2451545)/36525" office:value-type="float" office:value="0.261335843029884">
            <text:p>0.26133584</text:p>
          </table:table-cell>
          <table:table-cell/>
          <table:table-cell table:formula="of:=MOD(280.46646+[.G50]*(36000.76983+[.G50]*0.0003032);360)" office:value-type="float" office:value="328.758013955336">
            <text:p>328.76</text:p>
          </table:table-cell>
          <table:table-cell table:formula="of:=357.52911+[.G50]*(35999.05029-0.0001537*[.G50])" office:value-type="float" office:value="9765.37125531518">
            <text:p>9765.37</text:p>
          </table:table-cell>
          <table:table-cell table:formula="of:=0.016708634-[.G50]*(0.000042037+0.0000001267*[.G50])" office:value-type="float" office:value="0.0166976395720098">
            <text:p>0.02</text:p>
          </table:table-cell>
          <table:table-cell table:formula="of:=SIN(RADIANS([.J50]))*(1.914602-[.G50]*(0.004817+0.000014*[.G50]))+SIN(RADIANS(2*[.J50]))*(0.019993-0.000101*[.G50])+SIN(RADIANS(3*[.J50]))*0.000289" office:value-type="float" office:value="1.3818405745262">
            <text:p>1.38</text:p>
          </table:table-cell>
          <table:table-cell table:formula="of:=[.I50]+[.L50]" office:value-type="float" office:value="330.139854529862">
            <text:p>330.14</text:p>
          </table:table-cell>
          <table:table-cell table:formula="of:=[.J50]+[.L50]" office:value-type="float" office:value="9766.7530958897">
            <text:p>9766.75</text:p>
          </table:table-cell>
          <table:table-cell table:formula="of:=(1.000001018*(1-[.K50]*[.K50]))/(1+[.K50]*COS(RADIANS([.N50])))" office:value-type="float" office:value="0.988414466871001">
            <text:p>0.99</text:p>
          </table:table-cell>
          <table:table-cell table:formula="of:=[.M50]-0.00569-0.00478*SIN(RADIANS(125.04-1934.136*[.G50]))" office:value-type="float" office:value="330.135832194704">
            <text:p>330.14</text:p>
          </table:table-cell>
          <table:table-cell table:formula="of:=23+(26+((21.448-[.G50]*(46.815+[.G50]*(0.00059-[.G50]*0.001813))))/60)/60" office:value-type="float" office:value="23.435892654048">
            <text:p>23.44</text:p>
          </table:table-cell>
          <table:table-cell table:formula="of:=[.Q50]+0.00256*COS(RADIANS(125.04-1934.136*[.G50]))" office:value-type="float" office:value="23.4382917989286">
            <text:p>23.44</text:p>
          </table:table-cell>
          <table:table-cell table:formula="of:=DEGREES(ATAN2(COS(RADIANS([.P50]));COS(RADIANS([.R50]))*SIN(RADIANS([.P50]))))" office:value-type="float" office:value="-27.7809940315091">
            <text:p>-27.78</text:p>
          </table:table-cell>
          <table:table-cell table:formula="of:=DEGREES(ASIN(SIN(RADIANS([.R50]))*SIN(RADIANS([.P50]))))" office:value-type="float" office:value="-11.4237332252676">
            <text:p>-11.42</text:p>
          </table:table-cell>
          <table:table-cell table:formula="of:=TAN(RADIANS([.R50]/2))*TAN(RADIANS([.R50]/2))" office:value-type="float" office:value="0.0430307555028775">
            <text:p>0.04</text:p>
          </table:table-cell>
          <table:table-cell table:formula="of:=4*DEGREES([.U50]*SIN(2*RADIANS([.I50]))-2*[.K50]*SIN(RADIANS([.J50]))+4*[.K50]*[.U50]*SIN(RADIANS([.J50]))*COS(2*RADIANS([.I50]))-0.5*[.U50]*[.U50]*SIN(4*RADIANS([.I50]))-1.25*[.K50]*[.K50]*SIN(2*RADIANS([.J50])))" office:value-type="float" office:value="-13.8826677272714">
            <text:p>-13.88</text:p>
          </table:table-cell>
          <table:table-cell table:formula="of:=DEGREES(ACOS(COS(RADIANS(90.833))/(COS(RADIANS([.$B$2]))*COS(RADIANS([.T50])))-TAN(RADIANS([.$B$2]))*TAN(RADIANS([.T50]))))" office:value-type="float" office:value="81.3619342313788">
            <text:p>81.36</text:p>
          </table:table-cell>
          <table:table-cell table:style-name="ce7" table:formula="of:=(720-4*[.$B$3]-[.V50]+[.$B$4]*60)/1440" office:value-type="float" office:value="0.509640741477272">
            <text:p>12:13:53</text:p>
          </table:table-cell>
          <table:table-cell table:style-name="ce7" table:formula="of:=([.X50]*1440-[.W50]*4)/1440" office:value-type="float" office:value="0.283635368612331">
            <text:p>6:48:26</text:p>
          </table:table-cell>
          <table:table-cell table:style-name="ce7" table:formula="of:=([.X50]*1440+[.W50]*4)/1440" office:value-type="float" office:value="0.735646114342213">
            <text:p>17:39:20</text:p>
          </table:table-cell>
          <table:table-cell table:formula="of:=8*[.W50]" office:value-type="float" office:value="650.89547385103">
            <text:p>650.9</text:p>
          </table:table-cell>
          <table:table-cell table:formula="of:=MOD([.E50]*1440+[.V50]+4*[.$B$3]-60*[.$B$4];1440)" office:value-type="float" office:value="706.117332272729">
            <text:p>706.12</text:p>
          </table:table-cell>
          <table:table-cell table:formula="of:=IF([.AB50]/4&lt;0;[.AB50]/4+180;[.AB50]/4-180)" office:value-type="float" office:value="-3.47066693181785">
            <text:p>-3.47</text:p>
          </table:table-cell>
          <table:table-cell table:formula="of:=DEGREES(ACOS(SIN(RADIANS([.$B$2]))*SIN(RADIANS([.T50]))+COS(RADIANS([.$B$2]))*COS(RADIANS([.T50]))*COS(RADIANS([.AC50]))))" office:value-type="float" office:value="51.5245925074138">
            <text:p>51.52</text:p>
          </table:table-cell>
          <table:table-cell table:formula="of:=90-[.AD50]" office:value-type="float" office:value="38.4754074925863">
            <text:p>38.48</text:p>
          </table:table-cell>
          <table:table-cell table:formula="of:=IF([.AE50]&gt;85;0;IF([.AE50]&gt;5;58.1/TAN(RADIANS([.AE50]))-0.07/POWER(TAN(RADIANS([.AE50]));3)+0.000086/POWER(TAN(RADIANS([.AE50]));5);IF([.AE50]&gt;-0.575;1735+[.AE50]*(-518.2+[.AE50]*(103.4+[.AE50]*(-12.79+[.AE50]*0.711)));-20.772/TAN(RADIANS([.AE50])))))/3600" office:value-type="float" office:value="0.0202685872297867">
            <text:p>0.02</text:p>
          </table:table-cell>
          <table:table-cell table:formula="of:=[.AE50]+[.AF50]" office:value-type="float" office:value="38.495676079816">
            <text:p>38.5</text:p>
          </table:table-cell>
          <table:table-cell table:formula="of:=IF([.AC50]&gt;0;MOD(DEGREES(ACOS(((SIN(RADIANS([.$B$2]))*COS(RADIANS([.AD50])))-SIN(RADIANS([.T50])))/(COS(RADIANS([.$B$2]))*SIN(RADIANS([.AD50])))))+180;360);MOD(540-DEGREES(ACOS(((SIN(RADIANS([.$B$2]))*COS(RADIANS([.AD50])))-SIN(RADIANS([.T50])))/(COS(RADIANS([.$B$2]))*SIN(RADIANS([.AD50])))));360))" office:value-type="float" office:value="175.653082838049">
            <text:p>175.6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0]+1" office:value-type="date" office:date-value="2026-02-19">
            <text:p>2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1]+2415018.5+[.E51]-[.$B$4]/24" office:value-type="float" office:value="2461091.29166667">
            <text:p>2461091.29</text:p>
          </table:table-cell>
          <table:table-cell table:style-name="ce9" table:formula="of:=([.F51]-2451545)/36525" office:value-type="float" office:value="0.261363221537755">
            <text:p>0.26136322</text:p>
          </table:table-cell>
          <table:table-cell/>
          <table:table-cell table:formula="of:=MOD(280.46646+[.G51]*(36000.76983+[.G51]*0.0003032);360)" office:value-type="float" office:value="329.743661319839">
            <text:p>329.74</text:p>
          </table:table-cell>
          <table:table-cell table:formula="of:=357.52911+[.G51]*(35999.05029-0.0001537*[.G51])" office:value-type="float" office:value="9766.3568555947">
            <text:p>9766.36</text:p>
          </table:table-cell>
          <table:table-cell table:formula="of:=0.016708634-[.G51]*(0.000042037+0.0000001267*[.G51])" office:value-type="float" office:value="0.0166976384192863">
            <text:p>0.02</text:p>
          </table:table-cell>
          <table:table-cell table:formula="of:=SIN(RADIANS([.J51]))*(1.914602-[.G51]*(0.004817+0.000014*[.G51]))+SIN(RADIANS(2*[.J51]))*(0.019993-0.000101*[.G51])+SIN(RADIANS(3*[.J51]))*0.000289" office:value-type="float" office:value="1.40472804704903">
            <text:p>1.4</text:p>
          </table:table-cell>
          <table:table-cell table:formula="of:=[.I51]+[.L51]" office:value-type="float" office:value="331.148389366888">
            <text:p>331.15</text:p>
          </table:table-cell>
          <table:table-cell table:formula="of:=[.J51]+[.L51]" office:value-type="float" office:value="9767.76158364175">
            <text:p>9767.76</text:p>
          </table:table-cell>
          <table:table-cell table:formula="of:=(1.000001018*(1-[.K51]*[.K51]))/(1+[.K51]*COS(RADIANS([.N51])))" office:value-type="float" office:value="0.988625440856938">
            <text:p>0.99</text:p>
          </table:table-cell>
          <table:table-cell table:formula="of:=[.M51]-0.00569-0.00478*SIN(RADIANS(125.04-1934.136*[.G51]))" office:value-type="float" office:value="331.144371171191">
            <text:p>331.14</text:p>
          </table:table-cell>
          <table:table-cell table:formula="of:=23+(26+((21.448-[.G51]*(46.815+[.G51]*(0.00059-[.G51]*0.001813))))/60)/60" office:value-type="float" office:value="23.4358922980138">
            <text:p>23.44</text:p>
          </table:table-cell>
          <table:table-cell table:formula="of:=[.Q51]+0.00256*COS(RADIANS(125.04-1934.136*[.G51]))" office:value-type="float" office:value="23.4382906164118">
            <text:p>23.44</text:p>
          </table:table-cell>
          <table:table-cell table:formula="of:=DEGREES(ATAN2(COS(RADIANS([.P51]));COS(RADIANS([.R51]))*SIN(RADIANS([.P51]))))" office:value-type="float" office:value="-26.8190842326763">
            <text:p>-26.82</text:p>
          </table:table-cell>
          <table:table-cell table:formula="of:=DEGREES(ASIN(SIN(RADIANS([.R51]))*SIN(RADIANS([.P51]))))" office:value-type="float" office:value="-11.0672607862874">
            <text:p>-11.07</text:p>
          </table:table-cell>
          <table:table-cell table:formula="of:=TAN(RADIANS([.R51]/2))*TAN(RADIANS([.R51]/2))" office:value-type="float" office:value="0.0430307510373655">
            <text:p>0.04</text:p>
          </table:table-cell>
          <table:table-cell table:formula="of:=4*DEGREES([.U51]*SIN(2*RADIANS([.I51]))-2*[.K51]*SIN(RADIANS([.J51]))+4*[.K51]*[.U51]*SIN(RADIANS([.J51]))*COS(2*RADIANS([.I51]))-0.5*[.U51]*[.U51]*SIN(4*RADIANS([.I51]))-1.25*[.K51]*[.K51]*SIN(2*RADIANS([.J51])))" office:value-type="float" office:value="-13.7863544756762">
            <text:p>-13.79</text:p>
          </table:table-cell>
          <table:table-cell table:formula="of:=DEGREES(ACOS(COS(RADIANS(90.833))/(COS(RADIANS([.$B$2]))*COS(RADIANS([.T51])))-TAN(RADIANS([.$B$2]))*TAN(RADIANS([.T51]))))" office:value-type="float" office:value="81.674928405987">
            <text:p>81.67</text:p>
          </table:table-cell>
          <table:table-cell table:style-name="ce7" table:formula="of:=(720-4*[.$B$3]-[.V51]+[.$B$4]*60)/1440" office:value-type="float" office:value="0.509573857274775">
            <text:p>12:13:47</text:p>
          </table:table-cell>
          <table:table-cell table:style-name="ce7" table:formula="of:=([.X51]*1440-[.W51]*4)/1440" office:value-type="float" office:value="0.282699056147033">
            <text:p>6:47:05</text:p>
          </table:table-cell>
          <table:table-cell table:style-name="ce7" table:formula="of:=([.X51]*1440+[.W51]*4)/1440" office:value-type="float" office:value="0.736448658402517">
            <text:p>17:40:29</text:p>
          </table:table-cell>
          <table:table-cell table:formula="of:=8*[.W51]" office:value-type="float" office:value="653.399427247896">
            <text:p>653.4</text:p>
          </table:table-cell>
          <table:table-cell table:formula="of:=MOD([.E51]*1440+[.V51]+4*[.$B$3]-60*[.$B$4];1440)" office:value-type="float" office:value="706.213645524324">
            <text:p>706.21</text:p>
          </table:table-cell>
          <table:table-cell table:formula="of:=IF([.AB51]/4&lt;0;[.AB51]/4+180;[.AB51]/4-180)" office:value-type="float" office:value="-3.44658861891907">
            <text:p>-3.45</text:p>
          </table:table-cell>
          <table:table-cell table:formula="of:=DEGREES(ACOS(SIN(RADIANS([.$B$2]))*SIN(RADIANS([.T51]))+COS(RADIANS([.$B$2]))*COS(RADIANS([.T51]))*COS(RADIANS([.AC51]))))" office:value-type="float" office:value="51.167347259716">
            <text:p>51.17</text:p>
          </table:table-cell>
          <table:table-cell table:formula="of:=90-[.AD51]" office:value-type="float" office:value="38.832652740284">
            <text:p>38.83</text:p>
          </table:table-cell>
          <table:table-cell table:formula="of:=IF([.AE51]&gt;85;0;IF([.AE51]&gt;5;58.1/TAN(RADIANS([.AE51]))-0.07/POWER(TAN(RADIANS([.AE51]));3)+0.000086/POWER(TAN(RADIANS([.AE51]));5);IF([.AE51]&gt;-0.575;1735+[.AE51]*(-518.2+[.AE51]*(103.4+[.AE51]*(-12.79+[.AE51]*0.711)));-20.772/TAN(RADIANS([.AE51])))))/3600" office:value-type="float" office:value="0.0200121117226305">
            <text:p>0.02</text:p>
          </table:table-cell>
          <table:table-cell table:formula="of:=[.AE51]+[.AF51]" office:value-type="float" office:value="38.8526648520066">
            <text:p>38.85</text:p>
          </table:table-cell>
          <table:table-cell table:formula="of:=IF([.AC51]&gt;0;MOD(DEGREES(ACOS(((SIN(RADIANS([.$B$2]))*COS(RADIANS([.AD51])))-SIN(RADIANS([.T51])))/(COS(RADIANS([.$B$2]))*SIN(RADIANS([.AD51])))))+180;360);MOD(540-DEGREES(ACOS(((SIN(RADIANS([.$B$2]))*COS(RADIANS([.AD51])))-SIN(RADIANS([.T51])))/(COS(RADIANS([.$B$2]))*SIN(RADIANS([.AD51])))));360))" office:value-type="float" office:value="175.6562577527">
            <text:p>175.66</text:p>
          </table:table-cell>
          <table:table-cell table:number-columns-repeated="990"/>
        </table:table-row>
        <table:table-row table:style-name="ro2">
          <table:table-cell>
            <draw:frame table:end-cell-address="Calculations.C63" table:end-x="1.2323in" table:end-y="0.0031in" draw:z-index="4" draw:style-name="gr1" svg:width="3.2193in" svg:height="1.9469in" svg:x="0.0315in" svg:y="0.0807in">
              <draw:object draw:notify-on-update-of-ranges="Calculations.T1:Calculations.T1 Calculations.T2:Calculations.T36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 table:style-name="ce6" table:formula="of:=[.D51]+1" office:value-type="date" office:date-value="2026-02-20">
            <text:p>2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2]+2415018.5+[.E52]-[.$B$4]/24" office:value-type="float" office:value="2461092.29166667">
            <text:p>2461092.29</text:p>
          </table:table-cell>
          <table:table-cell table:style-name="ce9" table:formula="of:=([.F52]-2451545)/36525" office:value-type="float" office:value="0.261390600045627">
            <text:p>0.26139060</text:p>
          </table:table-cell>
          <table:table-cell/>
          <table:table-cell table:formula="of:=MOD(280.46646+[.G52]*(36000.76983+[.G52]*0.0003032);360)" office:value-type="float" office:value="330.729308684344">
            <text:p>330.73</text:p>
          </table:table-cell>
          <table:table-cell table:formula="of:=357.52911+[.G52]*(35999.05029-0.0001537*[.G52])" office:value-type="float" office:value="9767.34245587423">
            <text:p>9767.34</text:p>
          </table:table-cell>
          <table:table-cell table:formula="of:=0.016708634-[.G52]*(0.000042037+0.0000001267*[.G52])" office:value-type="float" office:value="0.0166976372665626">
            <text:p>0.02</text:p>
          </table:table-cell>
          <table:table-cell table:formula="of:=SIN(RADIANS([.J52]))*(1.914602-[.G52]*(0.004817+0.000014*[.G52]))+SIN(RADIANS(2*[.J52]))*(0.019993-0.000101*[.G52])+SIN(RADIANS(3*[.J52]))*0.000289" office:value-type="float" office:value="1.42718170590178">
            <text:p>1.43</text:p>
          </table:table-cell>
          <table:table-cell table:formula="of:=[.I52]+[.L52]" office:value-type="float" office:value="332.156490390246">
            <text:p>332.16</text:p>
          </table:table-cell>
          <table:table-cell table:formula="of:=[.J52]+[.L52]" office:value-type="float" office:value="9768.76963758013">
            <text:p>9768.77</text:p>
          </table:table-cell>
          <table:table-cell table:formula="of:=(1.000001018*(1-[.K52]*[.K52]))/(1+[.K52]*COS(RADIANS([.N52])))" office:value-type="float" office:value="0.988839813008928">
            <text:p>0.99</text:p>
          </table:table-cell>
          <table:table-cell table:formula="of:=[.M52]-0.00569-0.00478*SIN(RADIANS(125.04-1934.136*[.G52]))" office:value-type="float" office:value="332.152476332582">
            <text:p>332.15</text:p>
          </table:table-cell>
          <table:table-cell table:formula="of:=23+(26+((21.448-[.G52]*(46.815+[.G52]*(0.00059-[.G52]*0.001813))))/60)/60" office:value-type="float" office:value="23.4358919419796">
            <text:p>23.44</text:p>
          </table:table-cell>
          <table:table-cell table:formula="of:=[.Q52]+0.00256*COS(RADIANS(125.04-1934.136*[.G52]))" office:value-type="float" office:value="23.4382894318465">
            <text:p>23.44</text:p>
          </table:table-cell>
          <table:table-cell table:formula="of:=DEGREES(ATAN2(COS(RADIANS([.P52]));COS(RADIANS([.R52]))*SIN(RADIANS([.P52]))))" office:value-type="float" office:value="-25.859934865537">
            <text:p>-25.86</text:p>
          </table:table-cell>
          <table:table-cell table:formula="of:=DEGREES(ASIN(SIN(RADIANS([.R52]))*SIN(RADIANS([.P52]))))" office:value-type="float" office:value="-10.7079088058006">
            <text:p>-10.71</text:p>
          </table:table-cell>
          <table:table-cell table:formula="of:=TAN(RADIANS([.R52]/2))*TAN(RADIANS([.R52]/2))" office:value-type="float" office:value="0.0430307465641177">
            <text:p>0.04</text:p>
          </table:table-cell>
          <table:table-cell table:formula="of:=4*DEGREES([.U52]*SIN(2*RADIANS([.I52]))-2*[.K52]*SIN(RADIANS([.J52]))+4*[.K52]*[.U52]*SIN(RADIANS([.J52]))*COS(2*RADIANS([.I52]))-0.5*[.U52]*[.U52]*SIN(4*RADIANS([.I52]))-1.25*[.K52]*[.K52]*SIN(2*RADIANS([.J52])))" office:value-type="float" office:value="-13.6788865883303">
            <text:p>-13.68</text:p>
          </table:table-cell>
          <table:table-cell table:formula="of:=DEGREES(ACOS(COS(RADIANS(90.833))/(COS(RADIANS([.$B$2]))*COS(RADIANS([.T52])))-TAN(RADIANS([.$B$2]))*TAN(RADIANS([.T52]))))" office:value-type="float" office:value="81.9894725529871">
            <text:p>81.99</text:p>
          </table:table-cell>
          <table:table-cell table:style-name="ce7" table:formula="of:=(720-4*[.$B$3]-[.V52]+[.$B$4]*60)/1440" office:value-type="float" office:value="0.509499226797452">
            <text:p>12:13:41</text:p>
          </table:table-cell>
          <table:table-cell table:style-name="ce7" table:formula="of:=([.X52]*1440-[.W52]*4)/1440" office:value-type="float" office:value="0.281750691928043">
            <text:p>6:45:43</text:p>
          </table:table-cell>
          <table:table-cell table:style-name="ce7" table:formula="of:=([.X52]*1440+[.W52]*4)/1440" office:value-type="float" office:value="0.737247761666861">
            <text:p>17:41:38</text:p>
          </table:table-cell>
          <table:table-cell table:formula="of:=8*[.W52]" office:value-type="float" office:value="655.915780423897">
            <text:p>655.92</text:p>
          </table:table-cell>
          <table:table-cell table:formula="of:=MOD([.E52]*1440+[.V52]+4*[.$B$3]-60*[.$B$4];1440)" office:value-type="float" office:value="706.32111341167">
            <text:p>706.32</text:p>
          </table:table-cell>
          <table:table-cell table:formula="of:=IF([.AB52]/4&lt;0;[.AB52]/4+180;[.AB52]/4-180)" office:value-type="float" office:value="-3.41972164708258">
            <text:p>-3.42</text:p>
          </table:table-cell>
          <table:table-cell table:formula="of:=DEGREES(ACOS(SIN(RADIANS([.$B$2]))*SIN(RADIANS([.T52]))+COS(RADIANS([.$B$2]))*COS(RADIANS([.T52]))*COS(RADIANS([.AC52]))))" office:value-type="float" office:value="50.8070644601128">
            <text:p>50.81</text:p>
          </table:table-cell>
          <table:table-cell table:formula="of:=90-[.AD52]" office:value-type="float" office:value="39.1929355398872">
            <text:p>39.19</text:p>
          </table:table-cell>
          <table:table-cell table:formula="of:=IF([.AE52]&gt;85;0;IF([.AE52]&gt;5;58.1/TAN(RADIANS([.AE52]))-0.07/POWER(TAN(RADIANS([.AE52]));3)+0.000086/POWER(TAN(RADIANS([.AE52]));5);IF([.AE52]&gt;-0.575;1735+[.AE52]*(-518.2+[.AE52]*(103.4+[.AE52]*(-12.79+[.AE52]*0.711)));-20.772/TAN(RADIANS([.AE52])))))/3600" office:value-type="float" office:value="0.0197574119537722">
            <text:p>0.02</text:p>
          </table:table-cell>
          <table:table-cell table:formula="of:=[.AE52]+[.AF52]" office:value-type="float" office:value="39.212692951841">
            <text:p>39.21</text:p>
          </table:table-cell>
          <table:table-cell table:formula="of:=IF([.AC52]&gt;0;MOD(DEGREES(ACOS(((SIN(RADIANS([.$B$2]))*COS(RADIANS([.AD52])))-SIN(RADIANS([.T52])))/(COS(RADIANS([.$B$2]))*SIN(RADIANS([.AD52])))))+180;360);MOD(540-DEGREES(ACOS(((SIN(RADIANS([.$B$2]))*COS(RADIANS([.AD52])))-SIN(RADIANS([.T52])))/(COS(RADIANS([.$B$2]))*SIN(RADIANS([.AD52])))));360))" office:value-type="float" office:value="175.662849045154">
            <text:p>175.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2]+1" office:value-type="date" office:date-value="2026-02-21">
            <text:p>2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3]+2415018.5+[.E53]-[.$B$4]/24" office:value-type="float" office:value="2461093.29166667">
            <text:p>2461093.29</text:p>
          </table:table-cell>
          <table:table-cell table:style-name="ce9" table:formula="of:=([.F53]-2451545)/36525" office:value-type="float" office:value="0.261417978553498">
            <text:p>0.26141798</text:p>
          </table:table-cell>
          <table:table-cell/>
          <table:table-cell table:formula="of:=MOD(280.46646+[.G53]*(36000.76983+[.G53]*0.0003032);360)" office:value-type="float" office:value="331.714956048847">
            <text:p>331.71</text:p>
          </table:table-cell>
          <table:table-cell table:formula="of:=357.52911+[.G53]*(35999.05029-0.0001537*[.G53])" office:value-type="float" office:value="9768.32805615375">
            <text:p>9768.33</text:p>
          </table:table-cell>
          <table:table-cell table:formula="of:=0.016708634-[.G53]*(0.000042037+0.0000001267*[.G53])" office:value-type="float" office:value="0.0166976361138387">
            <text:p>0.02</text:p>
          </table:table-cell>
          <table:table-cell table:formula="of:=SIN(RADIANS([.J53]))*(1.914602-[.G53]*(0.004817+0.000014*[.G53]))+SIN(RADIANS(2*[.J53]))*(0.019993-0.000101*[.G53])+SIN(RADIANS(3*[.J53]))*0.000289" office:value-type="float" office:value="1.44919497369213">
            <text:p>1.45</text:p>
          </table:table-cell>
          <table:table-cell table:formula="of:=[.I53]+[.L53]" office:value-type="float" office:value="333.164151022539">
            <text:p>333.16</text:p>
          </table:table-cell>
          <table:table-cell table:formula="of:=[.J53]+[.L53]" office:value-type="float" office:value="9769.77725112745">
            <text:p>9769.78</text:p>
          </table:table-cell>
          <table:table-cell table:formula="of:=(1.000001018*(1-[.K53]*[.K53]))/(1+[.K53]*COS(RADIANS([.N53])))" office:value-type="float" office:value="0.989057515511849">
            <text:p>0.99</text:p>
          </table:table-cell>
          <table:table-cell table:formula="of:=[.M53]-0.00569-0.00478*SIN(RADIANS(125.04-1934.136*[.G53]))" office:value-type="float" office:value="333.160141101477">
            <text:p>333.16</text:p>
          </table:table-cell>
          <table:table-cell table:formula="of:=23+(26+((21.448-[.G53]*(46.815+[.G53]*(0.00059-[.G53]*0.001813))))/60)/60" office:value-type="float" office:value="23.4358915859454">
            <text:p>23.44</text:p>
          </table:table-cell>
          <table:table-cell table:formula="of:=[.Q53]+0.00256*COS(RADIANS(125.04-1934.136*[.G53]))" office:value-type="float" office:value="23.4382882452332">
            <text:p>23.44</text:p>
          </table:table-cell>
          <table:table-cell table:formula="of:=DEGREES(ATAN2(COS(RADIANS([.P53]));COS(RADIANS([.R53]))*SIN(RADIANS([.P53]))))" office:value-type="float" office:value="-24.9034845337921">
            <text:p>-24.9</text:p>
          </table:table-cell>
          <table:table-cell table:formula="of:=DEGREES(ASIN(SIN(RADIANS([.R53]))*SIN(RADIANS([.P53]))))" office:value-type="float" office:value="-10.3457913907527">
            <text:p>-10.35</text:p>
          </table:table-cell>
          <table:table-cell table:formula="of:=TAN(RADIANS([.R53]/2))*TAN(RADIANS([.R53]/2))" office:value-type="float" office:value="0.0430307420831368">
            <text:p>0.04</text:p>
          </table:table-cell>
          <table:table-cell table:formula="of:=4*DEGREES([.U53]*SIN(2*RADIANS([.I53]))-2*[.K53]*SIN(RADIANS([.J53]))+4*[.K53]*[.U53]*SIN(RADIANS([.J53]))*COS(2*RADIANS([.I53]))-0.5*[.U53]*[.U53]*SIN(4*RADIANS([.I53]))-1.25*[.K53]*[.K53]*SIN(2*RADIANS([.J53])))" office:value-type="float" office:value="-13.5605194701449">
            <text:p>-13.56</text:p>
          </table:table-cell>
          <table:table-cell table:formula="of:=DEGREES(ACOS(COS(RADIANS(90.833))/(COS(RADIANS([.$B$2]))*COS(RADIANS([.T53])))-TAN(RADIANS([.$B$2]))*TAN(RADIANS([.T53]))))" office:value-type="float" office:value="82.3054831879571">
            <text:p>82.31</text:p>
          </table:table-cell>
          <table:table-cell table:style-name="ce7" table:formula="of:=(720-4*[.$B$3]-[.V53]+[.$B$4]*60)/1440" office:value-type="float" office:value="0.509417027409823">
            <text:p>12:13:34</text:p>
          </table:table-cell>
          <table:table-cell table:style-name="ce7" table:formula="of:=([.X53]*1440-[.W53]*4)/1440" office:value-type="float" office:value="0.280790685221053">
            <text:p>6:44:20</text:p>
          </table:table-cell>
          <table:table-cell table:style-name="ce7" table:formula="of:=([.X53]*1440+[.W53]*4)/1440" office:value-type="float" office:value="0.738043369598593">
            <text:p>17:42:47</text:p>
          </table:table-cell>
          <table:table-cell table:formula="of:=8*[.W53]" office:value-type="float" office:value="658.443865503657">
            <text:p>658.44</text:p>
          </table:table-cell>
          <table:table-cell table:formula="of:=MOD([.E53]*1440+[.V53]+4*[.$B$3]-60*[.$B$4];1440)" office:value-type="float" office:value="706.439480529855">
            <text:p>706.44</text:p>
          </table:table-cell>
          <table:table-cell table:formula="of:=IF([.AB53]/4&lt;0;[.AB53]/4+180;[.AB53]/4-180)" office:value-type="float" office:value="-3.39012986753622">
            <text:p>-3.39</text:p>
          </table:table-cell>
          <table:table-cell table:formula="of:=DEGREES(ACOS(SIN(RADIANS([.$B$2]))*SIN(RADIANS([.T53]))+COS(RADIANS([.$B$2]))*COS(RADIANS([.T53]))*COS(RADIANS([.AC53]))))" office:value-type="float" office:value="50.4438624404785">
            <text:p>50.44</text:p>
          </table:table-cell>
          <table:table-cell table:formula="of:=90-[.AD53]" office:value-type="float" office:value="39.5561375595215">
            <text:p>39.56</text:p>
          </table:table-cell>
          <table:table-cell table:formula="of:=IF([.AE53]&gt;85;0;IF([.AE53]&gt;5;58.1/TAN(RADIANS([.AE53]))-0.07/POWER(TAN(RADIANS([.AE53]));3)+0.000086/POWER(TAN(RADIANS([.AE53]));5);IF([.AE53]&gt;-0.575;1735+[.AE53]*(-518.2+[.AE53]*(103.4+[.AE53]*(-12.79+[.AE53]*0.711)));-20.772/TAN(RADIANS([.AE53])))))/3600" office:value-type="float" office:value="0.0195045587010052">
            <text:p>0.02</text:p>
          </table:table-cell>
          <table:table-cell table:formula="of:=[.AE53]+[.AF53]" office:value-type="float" office:value="39.5756421182225">
            <text:p>39.58</text:p>
          </table:table-cell>
          <table:table-cell table:formula="of:=IF([.AC53]&gt;0;MOD(DEGREES(ACOS(((SIN(RADIANS([.$B$2]))*COS(RADIANS([.AD53])))-SIN(RADIANS([.T53])))/(COS(RADIANS([.$B$2]))*SIN(RADIANS([.AD53])))))+180;360);MOD(540-DEGREES(ACOS(((SIN(RADIANS([.$B$2]))*COS(RADIANS([.AD53])))-SIN(RADIANS([.T53])))/(COS(RADIANS([.$B$2]))*SIN(RADIANS([.AD53])))));360))" office:value-type="float" office:value="175.672849266837">
            <text:p>175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3]+1" office:value-type="date" office:date-value="2026-02-22">
            <text:p>2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4]+2415018.5+[.E54]-[.$B$4]/24" office:value-type="float" office:value="2461094.29166667">
            <text:p>2461094.29</text:p>
          </table:table-cell>
          <table:table-cell table:style-name="ce9" table:formula="of:=([.F54]-2451545)/36525" office:value-type="float" office:value="0.261445357061369">
            <text:p>0.26144536</text:p>
          </table:table-cell>
          <table:table-cell/>
          <table:table-cell table:formula="of:=MOD(280.46646+[.G54]*(36000.76983+[.G54]*0.0003032);360)" office:value-type="float" office:value="332.700603413352">
            <text:p>332.7</text:p>
          </table:table-cell>
          <table:table-cell table:formula="of:=357.52911+[.G54]*(35999.05029-0.0001537*[.G54])" office:value-type="float" office:value="9769.31365643328">
            <text:p>9769.31</text:p>
          </table:table-cell>
          <table:table-cell table:formula="of:=0.016708634-[.G54]*(0.000042037+0.0000001267*[.G54])" office:value-type="float" office:value="0.0166976349611146">
            <text:p>0.02</text:p>
          </table:table-cell>
          <table:table-cell table:formula="of:=SIN(RADIANS([.J54]))*(1.914602-[.G54]*(0.004817+0.000014*[.G54]))+SIN(RADIANS(2*[.J54]))*(0.019993-0.000101*[.G54])+SIN(RADIANS(3*[.J54]))*0.000289" office:value-type="float" office:value="1.47076142536595">
            <text:p>1.47</text:p>
          </table:table-cell>
          <table:table-cell table:formula="of:=[.I54]+[.L54]" office:value-type="float" office:value="334.171364838718">
            <text:p>334.17</text:p>
          </table:table-cell>
          <table:table-cell table:formula="of:=[.J54]+[.L54]" office:value-type="float" office:value="9770.78441785864">
            <text:p>9770.78</text:p>
          </table:table-cell>
          <table:table-cell table:formula="of:=(1.000001018*(1-[.K54]*[.K54]))/(1+[.K54]*COS(RADIANS([.N54])))" office:value-type="float" office:value="0.989278479586296">
            <text:p>0.99</text:p>
          </table:table-cell>
          <table:table-cell table:formula="of:=[.M54]-0.00569-0.00478*SIN(RADIANS(125.04-1934.136*[.G54]))" office:value-type="float" office:value="334.167359052821">
            <text:p>334.17</text:p>
          </table:table-cell>
          <table:table-cell table:formula="of:=23+(26+((21.448-[.G54]*(46.815+[.G54]*(0.00059-[.G54]*0.001813))))/60)/60" office:value-type="float" office:value="23.4358912299112">
            <text:p>23.44</text:p>
          </table:table-cell>
          <table:table-cell table:formula="of:=[.Q54]+0.00256*COS(RADIANS(125.04-1934.136*[.G54]))" office:value-type="float" office:value="23.4382870565728">
            <text:p>23.44</text:p>
          </table:table-cell>
          <table:table-cell table:formula="of:=DEGREES(ATAN2(COS(RADIANS([.P54]));COS(RADIANS([.R54]))*SIN(RADIANS([.P54]))))" office:value-type="float" office:value="-23.9496698473293">
            <text:p>-23.95</text:p>
          </table:table-cell>
          <table:table-cell table:formula="of:=DEGREES(ASIN(SIN(RADIANS([.R54]))*SIN(RADIANS([.P54]))))" office:value-type="float" office:value="-9.98102228162855">
            <text:p>-9.98</text:p>
          </table:table-cell>
          <table:table-cell table:formula="of:=TAN(RADIANS([.R54]/2))*TAN(RADIANS([.R54]/2))" office:value-type="float" office:value="0.0430307375944255">
            <text:p>0.04</text:p>
          </table:table-cell>
          <table:table-cell table:formula="of:=4*DEGREES([.U54]*SIN(2*RADIANS([.I54]))-2*[.K54]*SIN(RADIANS([.J54]))+4*[.K54]*[.U54]*SIN(RADIANS([.J54]))*COS(2*RADIANS([.I54]))-0.5*[.U54]*[.U54]*SIN(4*RADIANS([.I54]))-1.25*[.K54]*[.K54]*SIN(2*RADIANS([.J54])))" office:value-type="float" office:value="-13.4315171093594">
            <text:p>-13.43</text:p>
          </table:table-cell>
          <table:table-cell table:formula="of:=DEGREES(ACOS(COS(RADIANS(90.833))/(COS(RADIANS([.$B$2]))*COS(RADIANS([.T54])))-TAN(RADIANS([.$B$2]))*TAN(RADIANS([.T54]))))" office:value-type="float" office:value="82.6228794512458">
            <text:p>82.62</text:p>
          </table:table-cell>
          <table:table-cell table:style-name="ce7" table:formula="of:=(720-4*[.$B$3]-[.V54]+[.$B$4]*60)/1440" office:value-type="float" office:value="0.509327442437055">
            <text:p>12:13:26</text:p>
          </table:table-cell>
          <table:table-cell table:style-name="ce7" table:formula="of:=([.X54]*1440-[.W54]*4)/1440" office:value-type="float" office:value="0.279819443961372">
            <text:p>6:42:56</text:p>
          </table:table-cell>
          <table:table-cell table:style-name="ce7" table:formula="of:=([.X54]*1440+[.W54]*4)/1440" office:value-type="float" office:value="0.738835440912738">
            <text:p>17:43:55</text:p>
          </table:table-cell>
          <table:table-cell table:formula="of:=8*[.W54]" office:value-type="float" office:value="660.983035609967">
            <text:p>660.98</text:p>
          </table:table-cell>
          <table:table-cell table:formula="of:=MOD([.E54]*1440+[.V54]+4*[.$B$3]-60*[.$B$4];1440)" office:value-type="float" office:value="706.568482890641">
            <text:p>706.57</text:p>
          </table:table-cell>
          <table:table-cell table:formula="of:=IF([.AB54]/4&lt;0;[.AB54]/4+180;[.AB54]/4-180)" office:value-type="float" office:value="-3.35787927733983">
            <text:p>-3.36</text:p>
          </table:table-cell>
          <table:table-cell table:formula="of:=DEGREES(ACOS(SIN(RADIANS([.$B$2]))*SIN(RADIANS([.T54]))+COS(RADIANS([.$B$2]))*COS(RADIANS([.T54]))*COS(RADIANS([.AC54]))))" office:value-type="float" office:value="50.0778596360359">
            <text:p>50.08</text:p>
          </table:table-cell>
          <table:table-cell table:formula="of:=90-[.AD54]" office:value-type="float" office:value="39.9221403639641">
            <text:p>39.92</text:p>
          </table:table-cell>
          <table:table-cell table:formula="of:=IF([.AE54]&gt;85;0;IF([.AE54]&gt;5;58.1/TAN(RADIANS([.AE54]))-0.07/POWER(TAN(RADIANS([.AE54]));3)+0.000086/POWER(TAN(RADIANS([.AE54]));5);IF([.AE54]&gt;-0.575;1735+[.AE54]*(-518.2+[.AE54]*(103.4+[.AE54]*(-12.79+[.AE54]*0.711)));-20.772/TAN(RADIANS([.AE54])))))/3600" office:value-type="float" office:value="0.0192536171294563">
            <text:p>0.02</text:p>
          </table:table-cell>
          <table:table-cell table:formula="of:=[.AE54]+[.AF54]" office:value-type="float" office:value="39.9413939810935">
            <text:p>39.94</text:p>
          </table:table-cell>
          <table:table-cell table:formula="of:=IF([.AC54]&gt;0;MOD(DEGREES(ACOS(((SIN(RADIANS([.$B$2]))*COS(RADIANS([.AD54])))-SIN(RADIANS([.T54])))/(COS(RADIANS([.$B$2]))*SIN(RADIANS([.AD54])))))+180;360);MOD(540-DEGREES(ACOS(((SIN(RADIANS([.$B$2]))*COS(RADIANS([.AD54])))-SIN(RADIANS([.T54])))/(COS(RADIANS([.$B$2]))*SIN(RADIANS([.AD54])))));360))" office:value-type="float" office:value="175.686248517015">
            <text:p>175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4]+1" office:value-type="date" office:date-value="2026-02-23">
            <text:p>2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5]+2415018.5+[.E55]-[.$B$4]/24" office:value-type="float" office:value="2461095.29166667">
            <text:p>2461095.29</text:p>
          </table:table-cell>
          <table:table-cell table:style-name="ce9" table:formula="of:=([.F55]-2451545)/36525" office:value-type="float" office:value="0.261472735569241">
            <text:p>0.26147274</text:p>
          </table:table-cell>
          <table:table-cell/>
          <table:table-cell table:formula="of:=MOD(280.46646+[.G55]*(36000.76983+[.G55]*0.0003032);360)" office:value-type="float" office:value="333.686250777859">
            <text:p>333.69</text:p>
          </table:table-cell>
          <table:table-cell table:formula="of:=357.52911+[.G55]*(35999.05029-0.0001537*[.G55])" office:value-type="float" office:value="9770.2992567128">
            <text:p>9770.3</text:p>
          </table:table-cell>
          <table:table-cell table:formula="of:=0.016708634-[.G55]*(0.000042037+0.0000001267*[.G55])" office:value-type="float" office:value="0.0166976338083904">
            <text:p>0.02</text:p>
          </table:table-cell>
          <table:table-cell table:formula="of:=SIN(RADIANS([.J55]))*(1.914602-[.G55]*(0.004817+0.000014*[.G55]))+SIN(RADIANS(2*[.J55]))*(0.019993-0.000101*[.G55])+SIN(RADIANS(3*[.J55]))*0.000289" office:value-type="float" office:value="1.49187478996188">
            <text:p>1.49</text:p>
          </table:table-cell>
          <table:table-cell table:formula="of:=[.I55]+[.L55]" office:value-type="float" office:value="335.178125567821">
            <text:p>335.18</text:p>
          </table:table-cell>
          <table:table-cell table:formula="of:=[.J55]+[.L55]" office:value-type="float" office:value="9771.79113150276">
            <text:p>9771.79</text:p>
          </table:table-cell>
          <table:table-cell table:formula="of:=(1.000001018*(1-[.K55]*[.K55]))/(1+[.K55]*COS(RADIANS([.N55])))" office:value-type="float" office:value="0.989502635514285">
            <text:p>0.99</text:p>
          </table:table-cell>
          <table:table-cell table:formula="of:=[.M55]-0.00569-0.00478*SIN(RADIANS(125.04-1934.136*[.G55]))" office:value-type="float" office:value="335.174123915652">
            <text:p>335.17</text:p>
          </table:table-cell>
          <table:table-cell table:formula="of:=23+(26+((21.448-[.G55]*(46.815+[.G55]*(0.00059-[.G55]*0.001813))))/60)/60" office:value-type="float" office:value="23.435890873877">
            <text:p>23.44</text:p>
          </table:table-cell>
          <table:table-cell table:formula="of:=[.Q55]+0.00256*COS(RADIANS(125.04-1934.136*[.G55]))" office:value-type="float" office:value="23.438285865866">
            <text:p>23.44</text:p>
          </table:table-cell>
          <table:table-cell table:formula="of:=DEGREES(ATAN2(COS(RADIANS([.P55]));COS(RADIANS([.R55]))*SIN(RADIANS([.P55]))))" office:value-type="float" office:value="-22.9984255248224">
            <text:p>-23</text:p>
          </table:table-cell>
          <table:table-cell table:formula="of:=DEGREES(ASIN(SIN(RADIANS([.R55]))*SIN(RADIANS([.P55]))))" office:value-type="float" office:value="-9.61371482810565">
            <text:p>-9.61</text:p>
          </table:table-cell>
          <table:table-cell table:formula="of:=TAN(RADIANS([.R55]/2))*TAN(RADIANS([.R55]/2))" office:value-type="float" office:value="0.0430307330979864">
            <text:p>0.04</text:p>
          </table:table-cell>
          <table:table-cell table:formula="of:=4*DEGREES([.U55]*SIN(2*RADIANS([.I55]))-2*[.K55]*SIN(RADIANS([.J55]))+4*[.K55]*[.U55]*SIN(RADIANS([.J55]))*COS(2*RADIANS([.I55]))-0.5*[.U55]*[.U55]*SIN(4*RADIANS([.I55]))-1.25*[.K55]*[.K55]*SIN(2*RADIANS([.J55])))" office:value-type="float" office:value="-13.2921515722132">
            <text:p>-13.29</text:p>
          </table:table-cell>
          <table:table-cell table:formula="of:=DEGREES(ACOS(COS(RADIANS(90.833))/(COS(RADIANS([.$B$2]))*COS(RADIANS([.T55])))-TAN(RADIANS([.$B$2]))*TAN(RADIANS([.T55]))))" office:value-type="float" office:value="82.9415830417358">
            <text:p>82.94</text:p>
          </table:table-cell>
          <table:table-cell table:style-name="ce7" table:formula="of:=(720-4*[.$B$3]-[.V55]+[.$B$4]*60)/1440" office:value-type="float" office:value="0.509230660814037">
            <text:p>12:13:18</text:p>
          </table:table-cell>
          <table:table-cell table:style-name="ce7" table:formula="of:=([.X55]*1440-[.W55]*4)/1440" office:value-type="float" office:value="0.278837374586993">
            <text:p>6:41:32</text:p>
          </table:table-cell>
          <table:table-cell table:style-name="ce7" table:formula="of:=([.X55]*1440+[.W55]*4)/1440" office:value-type="float" office:value="0.739623947041081">
            <text:p>17:45:04</text:p>
          </table:table-cell>
          <table:table-cell table:formula="of:=8*[.W55]" office:value-type="float" office:value="663.532664333887">
            <text:p>663.53</text:p>
          </table:table-cell>
          <table:table-cell table:formula="of:=MOD([.E55]*1440+[.V55]+4*[.$B$3]-60*[.$B$4];1440)" office:value-type="float" office:value="706.707848427787">
            <text:p>706.71</text:p>
          </table:table-cell>
          <table:table-cell table:formula="of:=IF([.AB55]/4&lt;0;[.AB55]/4+180;[.AB55]/4-180)" office:value-type="float" office:value="-3.32303789305331">
            <text:p>-3.32</text:p>
          </table:table-cell>
          <table:table-cell table:formula="of:=DEGREES(ACOS(SIN(RADIANS([.$B$2]))*SIN(RADIANS([.T55]))+COS(RADIANS([.$B$2]))*COS(RADIANS([.T55]))*COS(RADIANS([.AC55]))))" office:value-type="float" office:value="49.7091745369594">
            <text:p>49.71</text:p>
          </table:table-cell>
          <table:table-cell table:formula="of:=90-[.AD55]" office:value-type="float" office:value="40.2908254630407">
            <text:p>40.29</text:p>
          </table:table-cell>
          <table:table-cell table:formula="of:=IF([.AE55]&gt;85;0;IF([.AE55]&gt;5;58.1/TAN(RADIANS([.AE55]))-0.07/POWER(TAN(RADIANS([.AE55]));3)+0.000086/POWER(TAN(RADIANS([.AE55]));5);IF([.AE55]&gt;-0.575;1735+[.AE55]*(-518.2+[.AE55]*(103.4+[.AE55]*(-12.79+[.AE55]*0.711)));-20.772/TAN(RADIANS([.AE55])))))/3600" office:value-type="float" office:value="0.0190046470380972">
            <text:p>0.02</text:p>
          </table:table-cell>
          <table:table-cell table:formula="of:=[.AE55]+[.AF55]" office:value-type="float" office:value="40.3098301100787">
            <text:p>40.31</text:p>
          </table:table-cell>
          <table:table-cell table:formula="of:=IF([.AC55]&gt;0;MOD(DEGREES(ACOS(((SIN(RADIANS([.$B$2]))*COS(RADIANS([.AD55])))-SIN(RADIANS([.T55])))/(COS(RADIANS([.$B$2]))*SIN(RADIANS([.AD55])))))+180;360);MOD(540-DEGREES(ACOS(((SIN(RADIANS([.$B$2]))*COS(RADIANS([.AD55])))-SIN(RADIANS([.T55])))/(COS(RADIANS([.$B$2]))*SIN(RADIANS([.AD55])))));360))" office:value-type="float" office:value="175.70303446481">
            <text:p>175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5]+1" office:value-type="date" office:date-value="2026-02-24">
            <text:p>2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6]+2415018.5+[.E56]-[.$B$4]/24" office:value-type="float" office:value="2461096.29166667">
            <text:p>2461096.29</text:p>
          </table:table-cell>
          <table:table-cell table:style-name="ce9" table:formula="of:=([.F56]-2451545)/36525" office:value-type="float" office:value="0.261500114077112">
            <text:p>0.26150011</text:p>
          </table:table-cell>
          <table:table-cell/>
          <table:table-cell table:formula="of:=MOD(280.46646+[.G56]*(36000.76983+[.G56]*0.0003032);360)" office:value-type="float" office:value="334.671898142364">
            <text:p>334.67</text:p>
          </table:table-cell>
          <table:table-cell table:formula="of:=357.52911+[.G56]*(35999.05029-0.0001537*[.G56])" office:value-type="float" office:value="9771.28485699233">
            <text:p>9771.28</text:p>
          </table:table-cell>
          <table:table-cell table:formula="of:=0.016708634-[.G56]*(0.000042037+0.0000001267*[.G56])" office:value-type="float" office:value="0.0166976326556659">
            <text:p>0.02</text:p>
          </table:table-cell>
          <table:table-cell table:formula="of:=SIN(RADIANS([.J56]))*(1.914602-[.G56]*(0.004817+0.000014*[.G56]))+SIN(RADIANS(2*[.J56]))*(0.019993-0.000101*[.G56])+SIN(RADIANS(3*[.J56]))*0.000289" office:value-type="float" office:value="1.51252895229205">
            <text:p>1.51</text:p>
          </table:table-cell>
          <table:table-cell table:formula="of:=[.I56]+[.L56]" office:value-type="float" office:value="336.184427094656">
            <text:p>336.18</text:p>
          </table:table-cell>
          <table:table-cell table:formula="of:=[.J56]+[.L56]" office:value-type="float" office:value="9772.79738594462">
            <text:p>9772.8</text:p>
          </table:table-cell>
          <table:table-cell table:formula="of:=(1.000001018*(1-[.K56]*[.K56]))/(1+[.K56]*COS(RADIANS([.N56])))" office:value-type="float" office:value="0.989729912665175">
            <text:p>0.99</text:p>
          </table:table-cell>
          <table:table-cell table:formula="of:=[.M56]-0.00569-0.00478*SIN(RADIANS(125.04-1934.136*[.G56]))" office:value-type="float" office:value="336.180429574772">
            <text:p>336.18</text:p>
          </table:table-cell>
          <table:table-cell table:formula="of:=23+(26+((21.448-[.G56]*(46.815+[.G56]*(0.00059-[.G56]*0.001813))))/60)/60" office:value-type="float" office:value="23.4358905178428">
            <text:p>23.44</text:p>
          </table:table-cell>
          <table:table-cell table:formula="of:=[.Q56]+0.00256*COS(RADIANS(125.04-1934.136*[.G56]))" office:value-type="float" office:value="23.4382846731134">
            <text:p>23.44</text:p>
          </table:table-cell>
          <table:table-cell table:formula="of:=DEGREES(ATAN2(COS(RADIANS([.P56]));COS(RADIANS([.R56]))*SIN(RADIANS([.P56]))))" office:value-type="float" office:value="-22.0496844943556">
            <text:p>-22.05</text:p>
          </table:table-cell>
          <table:table-cell table:formula="of:=DEGREES(ASIN(SIN(RADIANS([.R56]))*SIN(RADIANS([.P56]))))" office:value-type="float" office:value="-9.24398196720929">
            <text:p>-9.24</text:p>
          </table:table-cell>
          <table:table-cell table:formula="of:=TAN(RADIANS([.R56]/2))*TAN(RADIANS([.R56]/2))" office:value-type="float" office:value="0.0430307285938223">
            <text:p>0.04</text:p>
          </table:table-cell>
          <table:table-cell table:formula="of:=4*DEGREES([.U56]*SIN(2*RADIANS([.I56]))-2*[.K56]*SIN(RADIANS([.J56]))+4*[.K56]*[.U56]*SIN(RADIANS([.J56]))*COS(2*RADIANS([.I56]))-0.5*[.U56]*[.U56]*SIN(4*RADIANS([.I56]))-1.25*[.K56]*[.K56]*SIN(2*RADIANS([.J56])))" office:value-type="float" office:value="-13.1427025034914">
            <text:p>-13.14</text:p>
          </table:table-cell>
          <table:table-cell table:formula="of:=DEGREES(ACOS(COS(RADIANS(90.833))/(COS(RADIANS([.$B$2]))*COS(RADIANS([.T56])))-TAN(RADIANS([.$B$2]))*TAN(RADIANS([.T56]))))" office:value-type="float" office:value="83.2615181465927">
            <text:p>83.26</text:p>
          </table:table-cell>
          <table:table-cell table:style-name="ce7" table:formula="of:=(720-4*[.$B$3]-[.V56]+[.$B$4]*60)/1440" office:value-type="float" office:value="0.509126876738536">
            <text:p>12:13:09</text:p>
          </table:table-cell>
          <table:table-cell table:style-name="ce7" table:formula="of:=([.X56]*1440-[.W56]*4)/1440" office:value-type="float" office:value="0.277844881886889">
            <text:p>6:40:06</text:p>
          </table:table-cell>
          <table:table-cell table:style-name="ce7" table:formula="of:=([.X56]*1440+[.W56]*4)/1440" office:value-type="float" office:value="0.740408871590182">
            <text:p>17:46:11</text:p>
          </table:table-cell>
          <table:table-cell table:formula="of:=8*[.W56]" office:value-type="float" office:value="666.092145172741">
            <text:p>666.09</text:p>
          </table:table-cell>
          <table:table-cell table:formula="of:=MOD([.E56]*1440+[.V56]+4*[.$B$3]-60*[.$B$4];1440)" office:value-type="float" office:value="706.857297496509">
            <text:p>706.86</text:p>
          </table:table-cell>
          <table:table-cell table:formula="of:=IF([.AB56]/4&lt;0;[.AB56]/4+180;[.AB56]/4-180)" office:value-type="float" office:value="-3.28567562587287">
            <text:p>-3.29</text:p>
          </table:table-cell>
          <table:table-cell table:formula="of:=DEGREES(ACOS(SIN(RADIANS([.$B$2]))*SIN(RADIANS([.T56]))+COS(RADIANS([.$B$2]))*COS(RADIANS([.T56]))*COS(RADIANS([.AC56]))))" office:value-type="float" office:value="49.3379256413634">
            <text:p>49.34</text:p>
          </table:table-cell>
          <table:table-cell table:formula="of:=90-[.AD56]" office:value-type="float" office:value="40.6620743586366">
            <text:p>40.66</text:p>
          </table:table-cell>
          <table:table-cell table:formula="of:=IF([.AE56]&gt;85;0;IF([.AE56]&gt;5;58.1/TAN(RADIANS([.AE56]))-0.07/POWER(TAN(RADIANS([.AE56]));3)+0.000086/POWER(TAN(RADIANS([.AE56]));5);IF([.AE56]&gt;-0.575;1735+[.AE56]*(-518.2+[.AE56]*(103.4+[.AE56]*(-12.79+[.AE56]*0.711)));-20.772/TAN(RADIANS([.AE56])))))/3600" office:value-type="float" office:value="0.0187577031041681">
            <text:p>0.02</text:p>
          </table:table-cell>
          <table:table-cell table:formula="of:=[.AE56]+[.AF56]" office:value-type="float" office:value="40.6808320617408">
            <text:p>40.68</text:p>
          </table:table-cell>
          <table:table-cell table:formula="of:=IF([.AC56]&gt;0;MOD(DEGREES(ACOS(((SIN(RADIANS([.$B$2]))*COS(RADIANS([.AD56])))-SIN(RADIANS([.T56])))/(COS(RADIANS([.$B$2]))*SIN(RADIANS([.AD56])))))+180;360);MOD(540-DEGREES(ACOS(((SIN(RADIANS([.$B$2]))*COS(RADIANS([.AD56])))-SIN(RADIANS([.T56])))/(COS(RADIANS([.$B$2]))*SIN(RADIANS([.AD56])))));360))" office:value-type="float" office:value="175.723192371663">
            <text:p>175.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6]+1" office:value-type="date" office:date-value="2026-02-25">
            <text:p>2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7]+2415018.5+[.E57]-[.$B$4]/24" office:value-type="float" office:value="2461097.29166667">
            <text:p>2461097.29</text:p>
          </table:table-cell>
          <table:table-cell table:style-name="ce9" table:formula="of:=([.F57]-2451545)/36525" office:value-type="float" office:value="0.261527492584983">
            <text:p>0.26152749</text:p>
          </table:table-cell>
          <table:table-cell/>
          <table:table-cell table:formula="of:=MOD(280.46646+[.G57]*(36000.76983+[.G57]*0.0003032);360)" office:value-type="float" office:value="335.657545506869">
            <text:p>335.66</text:p>
          </table:table-cell>
          <table:table-cell table:formula="of:=357.52911+[.G57]*(35999.05029-0.0001537*[.G57])" office:value-type="float" office:value="9772.27045727185">
            <text:p>9772.27</text:p>
          </table:table-cell>
          <table:table-cell table:formula="of:=0.016708634-[.G57]*(0.000042037+0.0000001267*[.G57])" office:value-type="float" office:value="0.0166976315029413">
            <text:p>0.02</text:p>
          </table:table-cell>
          <table:table-cell table:formula="of:=SIN(RADIANS([.J57]))*(1.914602-[.G57]*(0.004817+0.000014*[.G57]))+SIN(RADIANS(2*[.J57]))*(0.019993-0.000101*[.G57])+SIN(RADIANS(3*[.J57]))*0.000289" office:value-type="float" office:value="1.53271795455057">
            <text:p>1.53</text:p>
          </table:table-cell>
          <table:table-cell table:formula="of:=[.I57]+[.L57]" office:value-type="float" office:value="337.190263461419">
            <text:p>337.19</text:p>
          </table:table-cell>
          <table:table-cell table:formula="of:=[.J57]+[.L57]" office:value-type="float" office:value="9773.8031752264">
            <text:p>9773.8</text:p>
          </table:table-cell>
          <table:table-cell table:formula="of:=(1.000001018*(1-[.K57]*[.K57]))/(1+[.K57]*COS(RADIANS([.N57])))" office:value-type="float" office:value="0.98996023952181">
            <text:p>0.99</text:p>
          </table:table-cell>
          <table:table-cell table:formula="of:=[.M57]-0.00569-0.00478*SIN(RADIANS(125.04-1934.136*[.G57]))" office:value-type="float" office:value="337.186270072376">
            <text:p>337.19</text:p>
          </table:table-cell>
          <table:table-cell table:formula="of:=23+(26+((21.448-[.G57]*(46.815+[.G57]*(0.00059-[.G57]*0.001813))))/60)/60" office:value-type="float" office:value="23.4358901618086">
            <text:p>23.44</text:p>
          </table:table-cell>
          <table:table-cell table:formula="of:=[.Q57]+0.00256*COS(RADIANS(125.04-1934.136*[.G57]))" office:value-type="float" office:value="23.4382834783157">
            <text:p>23.44</text:p>
          </table:table-cell>
          <table:table-cell table:formula="of:=DEGREES(ATAN2(COS(RADIANS([.P57]));COS(RADIANS([.R57]))*SIN(RADIANS([.P57]))))" office:value-type="float" office:value="-21.1033779919996">
            <text:p>-21.1</text:p>
          </table:table-cell>
          <table:table-cell table:formula="of:=DEGREES(ASIN(SIN(RADIANS([.R57]))*SIN(RADIANS([.P57]))))" office:value-type="float" office:value="-8.87193620387818">
            <text:p>-8.87</text:p>
          </table:table-cell>
          <table:table-cell table:formula="of:=TAN(RADIANS([.R57]/2))*TAN(RADIANS([.R57]/2))" office:value-type="float" office:value="0.0430307240819358">
            <text:p>0.04</text:p>
          </table:table-cell>
          <table:table-cell table:formula="of:=4*DEGREES([.U57]*SIN(2*RADIANS([.I57]))-2*[.K57]*SIN(RADIANS([.J57]))+4*[.K57]*[.U57]*SIN(RADIANS([.J57]))*COS(2*RADIANS([.I57]))-0.5*[.U57]*[.U57]*SIN(4*RADIANS([.I57]))-1.25*[.K57]*[.K57]*SIN(2*RADIANS([.J57])))" office:value-type="float" office:value="-12.9834566341429">
            <text:p>-12.98</text:p>
          </table:table-cell>
          <table:table-cell table:formula="of:=DEGREES(ACOS(COS(RADIANS(90.833))/(COS(RADIANS([.$B$2]))*COS(RADIANS([.T57])))-TAN(RADIANS([.$B$2]))*TAN(RADIANS([.T57]))))" office:value-type="float" office:value="83.5826113674034">
            <text:p>83.58</text:p>
          </table:table-cell>
          <table:table-cell table:style-name="ce7" table:formula="of:=(720-4*[.$B$3]-[.V57]+[.$B$4]*60)/1440" office:value-type="float" office:value="0.509016289329266">
            <text:p>12:12:59</text:p>
          </table:table-cell>
          <table:table-cell table:style-name="ce7" table:formula="of:=([.X57]*1440-[.W57]*4)/1440" office:value-type="float" office:value="0.276842368864257">
            <text:p>6:38:39</text:p>
          </table:table-cell>
          <table:table-cell table:style-name="ce7" table:formula="of:=([.X57]*1440+[.W57]*4)/1440" office:value-type="float" office:value="0.741190209794275">
            <text:p>17:47:19</text:p>
          </table:table-cell>
          <table:table-cell table:formula="of:=8*[.W57]" office:value-type="float" office:value="668.660890939227">
            <text:p>668.66</text:p>
          </table:table-cell>
          <table:table-cell table:formula="of:=MOD([.E57]*1440+[.V57]+4*[.$B$3]-60*[.$B$4];1440)" office:value-type="float" office:value="707.016543365857">
            <text:p>707.02</text:p>
          </table:table-cell>
          <table:table-cell table:formula="of:=IF([.AB57]/4&lt;0;[.AB57]/4+180;[.AB57]/4-180)" office:value-type="float" office:value="-3.24586415853574">
            <text:p>-3.25</text:p>
          </table:table-cell>
          <table:table-cell table:formula="of:=DEGREES(ACOS(SIN(RADIANS([.$B$2]))*SIN(RADIANS([.T57]))+COS(RADIANS([.$B$2]))*COS(RADIANS([.T57]))*COS(RADIANS([.AC57]))))" office:value-type="float" office:value="48.9642314097093">
            <text:p>48.96</text:p>
          </table:table-cell>
          <table:table-cell table:formula="of:=90-[.AD57]" office:value-type="float" office:value="41.0357685902907">
            <text:p>41.04</text:p>
          </table:table-cell>
          <table:table-cell table:formula="of:=IF([.AE57]&gt;85;0;IF([.AE57]&gt;5;58.1/TAN(RADIANS([.AE57]))-0.07/POWER(TAN(RADIANS([.AE57]));3)+0.000086/POWER(TAN(RADIANS([.AE57]));5);IF([.AE57]&gt;-0.575;1735+[.AE57]*(-518.2+[.AE57]*(103.4+[.AE57]*(-12.79+[.AE57]*0.711)));-20.772/TAN(RADIANS([.AE57])))))/3600" office:value-type="float" office:value="0.0185128351246934">
            <text:p>0.02</text:p>
          </table:table-cell>
          <table:table-cell table:formula="of:=[.AE57]+[.AF57]" office:value-type="float" office:value="41.0542814254154">
            <text:p>41.05</text:p>
          </table:table-cell>
          <table:table-cell table:formula="of:=IF([.AC57]&gt;0;MOD(DEGREES(ACOS(((SIN(RADIANS([.$B$2]))*COS(RADIANS([.AD57])))-SIN(RADIANS([.T57])))/(COS(RADIANS([.$B$2]))*SIN(RADIANS([.AD57])))))+180;360);MOD(540-DEGREES(ACOS(((SIN(RADIANS([.$B$2]))*COS(RADIANS([.AD57])))-SIN(RADIANS([.T57])))/(COS(RADIANS([.$B$2]))*SIN(RADIANS([.AD57])))));360))" office:value-type="float" office:value="175.746705113911">
            <text:p>175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7]+1" office:value-type="date" office:date-value="2026-02-26">
            <text:p>2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8]+2415018.5+[.E58]-[.$B$4]/24" office:value-type="float" office:value="2461098.29166667">
            <text:p>2461098.29</text:p>
          </table:table-cell>
          <table:table-cell table:style-name="ce9" table:formula="of:=([.F58]-2451545)/36525" office:value-type="float" office:value="0.261554871092854">
            <text:p>0.26155487</text:p>
          </table:table-cell>
          <table:table-cell/>
          <table:table-cell table:formula="of:=MOD(280.46646+[.G58]*(36000.76983+[.G58]*0.0003032);360)" office:value-type="float" office:value="336.643192871376">
            <text:p>336.64</text:p>
          </table:table-cell>
          <table:table-cell table:formula="of:=357.52911+[.G58]*(35999.05029-0.0001537*[.G58])" office:value-type="float" office:value="9773.25605755138">
            <text:p>9773.26</text:p>
          </table:table-cell>
          <table:table-cell table:formula="of:=0.016708634-[.G58]*(0.000042037+0.0000001267*[.G58])" office:value-type="float" office:value="0.0166976303502164">
            <text:p>0.02</text:p>
          </table:table-cell>
          <table:table-cell table:formula="of:=SIN(RADIANS([.J58]))*(1.914602-[.G58]*(0.004817+0.000014*[.G58]))+SIN(RADIANS(2*[.J58]))*(0.019993-0.000101*[.G58])+SIN(RADIANS(3*[.J58]))*0.000289" office:value-type="float" office:value="1.55243599784821">
            <text:p>1.55</text:p>
          </table:table-cell>
          <table:table-cell table:formula="of:=[.I58]+[.L58]" office:value-type="float" office:value="338.195628869224">
            <text:p>338.2</text:p>
          </table:table-cell>
          <table:table-cell table:formula="of:=[.J58]+[.L58]" office:value-type="float" office:value="9774.80849354922">
            <text:p>9774.81</text:p>
          </table:table-cell>
          <table:table-cell table:formula="of:=(1.000001018*(1-[.K58]*[.K58]))/(1+[.K58]*COS(RADIANS([.N58])))" office:value-type="float" office:value="0.990193543706873">
            <text:p>0.99</text:p>
          </table:table-cell>
          <table:table-cell table:formula="of:=[.M58]-0.00569-0.00478*SIN(RADIANS(125.04-1934.136*[.G58]))" office:value-type="float" office:value="338.191639609571">
            <text:p>338.19</text:p>
          </table:table-cell>
          <table:table-cell table:formula="of:=23+(26+((21.448-[.G58]*(46.815+[.G58]*(0.00059-[.G58]*0.001813))))/60)/60" office:value-type="float" office:value="23.4358898057744">
            <text:p>23.44</text:p>
          </table:table-cell>
          <table:table-cell table:formula="of:=[.Q58]+0.00256*COS(RADIANS(125.04-1934.136*[.G58]))" office:value-type="float" office:value="23.4382822814738">
            <text:p>23.44</text:p>
          </table:table-cell>
          <table:table-cell table:formula="of:=DEGREES(ATAN2(COS(RADIANS([.P58]));COS(RADIANS([.R58]))*SIN(RADIANS([.P58]))))" office:value-type="float" office:value="-20.1594356583035">
            <text:p>-20.16</text:p>
          </table:table-cell>
          <table:table-cell table:formula="of:=DEGREES(ASIN(SIN(RADIANS([.R58]))*SIN(RADIANS([.P58]))))" office:value-type="float" office:value="-8.49768959385596">
            <text:p>-8.5</text:p>
          </table:table-cell>
          <table:table-cell table:formula="of:=TAN(RADIANS([.R58]/2))*TAN(RADIANS([.R58]/2))" office:value-type="float" office:value="0.0430307195623297">
            <text:p>0.04</text:p>
          </table:table-cell>
          <table:table-cell table:formula="of:=4*DEGREES([.U58]*SIN(2*RADIANS([.I58]))-2*[.K58]*SIN(RADIANS([.J58]))+4*[.K58]*[.U58]*SIN(RADIANS([.J58]))*COS(2*RADIANS([.I58]))-0.5*[.U58]*[.U58]*SIN(4*RADIANS([.I58]))-1.25*[.K58]*[.K58]*SIN(2*RADIANS([.J58])))" office:value-type="float" office:value="-12.8147072970831">
            <text:p>-12.81</text:p>
          </table:table-cell>
          <table:table-cell table:formula="of:=DEGREES(ACOS(COS(RADIANS(90.833))/(COS(RADIANS([.$B$2]))*COS(RADIANS([.T58])))-TAN(RADIANS([.$B$2]))*TAN(RADIANS([.T58]))))" office:value-type="float" office:value="83.9047916430737">
            <text:p>83.9</text:p>
          </table:table-cell>
          <table:table-cell table:style-name="ce7" table:formula="of:=(720-4*[.$B$3]-[.V58]+[.$B$4]*60)/1440" office:value-type="float" office:value="0.508899102289641">
            <text:p>12:12:49</text:p>
          </table:table-cell>
          <table:table-cell table:style-name="ce7" table:formula="of:=([.X58]*1440-[.W58]*4)/1440" office:value-type="float" office:value="0.275830236614436">
            <text:p>6:37:12</text:p>
          </table:table-cell>
          <table:table-cell table:style-name="ce7" table:formula="of:=([.X58]*1440+[.W58]*4)/1440" office:value-type="float" office:value="0.741967967964846">
            <text:p>17:48:26</text:p>
          </table:table-cell>
          <table:table-cell table:formula="of:=8*[.W58]" office:value-type="float" office:value="671.23833314459">
            <text:p>671.24</text:p>
          </table:table-cell>
          <table:table-cell table:formula="of:=MOD([.E58]*1440+[.V58]+4*[.$B$3]-60*[.$B$4];1440)" office:value-type="float" office:value="707.185292702917">
            <text:p>707.19</text:p>
          </table:table-cell>
          <table:table-cell table:formula="of:=IF([.AB58]/4&lt;0;[.AB58]/4+180;[.AB58]/4-180)" office:value-type="float" office:value="-3.20367682427079">
            <text:p>-3.2</text:p>
          </table:table-cell>
          <table:table-cell table:formula="of:=DEGREES(ACOS(SIN(RADIANS([.$B$2]))*SIN(RADIANS([.T58]))+COS(RADIANS([.$B$2]))*COS(RADIANS([.T58]))*COS(RADIANS([.AC58]))))" office:value-type="float" office:value="48.5882102206716">
            <text:p>48.59</text:p>
          </table:table-cell>
          <table:table-cell table:formula="of:=90-[.AD58]" office:value-type="float" office:value="41.4117897793284">
            <text:p>41.41</text:p>
          </table:table-cell>
          <table:table-cell table:formula="of:=IF([.AE58]&gt;85;0;IF([.AE58]&gt;5;58.1/TAN(RADIANS([.AE58]))-0.07/POWER(TAN(RADIANS([.AE58]));3)+0.000086/POWER(TAN(RADIANS([.AE58]));5);IF([.AE58]&gt;-0.575;1735+[.AE58]*(-518.2+[.AE58]*(103.4+[.AE58]*(-12.79+[.AE58]*0.711)));-20.772/TAN(RADIANS([.AE58])))))/3600" office:value-type="float" office:value="0.0182700882543697">
            <text:p>0.02</text:p>
          </table:table-cell>
          <table:table-cell table:formula="of:=[.AE58]+[.AF58]" office:value-type="float" office:value="41.4300598675828">
            <text:p>41.43</text:p>
          </table:table-cell>
          <table:table-cell table:formula="of:=IF([.AC58]&gt;0;MOD(DEGREES(ACOS(((SIN(RADIANS([.$B$2]))*COS(RADIANS([.AD58])))-SIN(RADIANS([.T58])))/(COS(RADIANS([.$B$2]))*SIN(RADIANS([.AD58])))))+180;360);MOD(540-DEGREES(ACOS(((SIN(RADIANS([.$B$2]))*COS(RADIANS([.AD58])))-SIN(RADIANS([.T58])))/(COS(RADIANS([.$B$2]))*SIN(RADIANS([.AD58])))));360))" office:value-type="float" office:value="175.7735532052">
            <text:p>175.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8]+1" office:value-type="date" office:date-value="2026-02-27">
            <text:p>2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59]+2415018.5+[.E59]-[.$B$4]/24" office:value-type="float" office:value="2461099.29166667">
            <text:p>2461099.29</text:p>
          </table:table-cell>
          <table:table-cell table:style-name="ce9" table:formula="of:=([.F59]-2451545)/36525" office:value-type="float" office:value="0.261582249600726">
            <text:p>0.26158225</text:p>
          </table:table-cell>
          <table:table-cell/>
          <table:table-cell table:formula="of:=MOD(280.46646+[.G59]*(36000.76983+[.G59]*0.0003032);360)" office:value-type="float" office:value="337.628840235882">
            <text:p>337.63</text:p>
          </table:table-cell>
          <table:table-cell table:formula="of:=357.52911+[.G59]*(35999.05029-0.0001537*[.G59])" office:value-type="float" office:value="9774.2416578309">
            <text:p>9774.24</text:p>
          </table:table-cell>
          <table:table-cell table:formula="of:=0.016708634-[.G59]*(0.000042037+0.0000001267*[.G59])" office:value-type="float" office:value="0.0166976291974914">
            <text:p>0.02</text:p>
          </table:table-cell>
          <table:table-cell table:formula="of:=SIN(RADIANS([.J59]))*(1.914602-[.G59]*(0.004817+0.000014*[.G59]))+SIN(RADIANS(2*[.J59]))*(0.019993-0.000101*[.G59])+SIN(RADIANS(3*[.J59]))*0.000289" office:value-type="float" office:value="1.57167744367345">
            <text:p>1.57</text:p>
          </table:table-cell>
          <table:table-cell table:formula="of:=[.I59]+[.L59]" office:value-type="float" office:value="339.200517679556">
            <text:p>339.2</text:p>
          </table:table-cell>
          <table:table-cell table:formula="of:=[.J59]+[.L59]" office:value-type="float" office:value="9775.81333527457">
            <text:p>9775.81</text:p>
          </table:table-cell>
          <table:table-cell table:formula="of:=(1.000001018*(1-[.K59]*[.K59]))/(1+[.K59]*COS(RADIANS([.N59])))" office:value-type="float" office:value="0.990429752009412">
            <text:p>0.99</text:p>
          </table:table-cell>
          <table:table-cell table:formula="of:=[.M59]-0.00569-0.00478*SIN(RADIANS(125.04-1934.136*[.G59]))" office:value-type="float" office:value="339.19653254784">
            <text:p>339.2</text:p>
          </table:table-cell>
          <table:table-cell table:formula="of:=23+(26+((21.448-[.G59]*(46.815+[.G59]*(0.00059-[.G59]*0.001813))))/60)/60" office:value-type="float" office:value="23.4358894497402">
            <text:p>23.44</text:p>
          </table:table-cell>
          <table:table-cell table:formula="of:=[.Q59]+0.00256*COS(RADIANS(125.04-1934.136*[.G59]))" office:value-type="float" office:value="23.4382810825882">
            <text:p>23.44</text:p>
          </table:table-cell>
          <table:table-cell table:formula="of:=DEGREES(ATAN2(COS(RADIANS([.P59]));COS(RADIANS([.R59]))*SIN(RADIANS([.P59]))))" office:value-type="float" office:value="-19.2177856326434">
            <text:p>-19.22</text:p>
          </table:table-cell>
          <table:table-cell table:formula="of:=DEGREES(ASIN(SIN(RADIANS([.R59]))*SIN(RADIANS([.P59]))))" office:value-type="float" office:value="-8.12135372880769">
            <text:p>-8.12</text:p>
          </table:table-cell>
          <table:table-cell table:formula="of:=TAN(RADIANS([.R59]/2))*TAN(RADIANS([.R59]/2))" office:value-type="float" office:value="0.0430307150350066">
            <text:p>0.04</text:p>
          </table:table-cell>
          <table:table-cell table:formula="of:=4*DEGREES([.U59]*SIN(2*RADIANS([.I59]))-2*[.K59]*SIN(RADIANS([.J59]))+4*[.K59]*[.U59]*SIN(RADIANS([.J59]))*COS(2*RADIANS([.I59]))-0.5*[.U59]*[.U59]*SIN(4*RADIANS([.I59]))-1.25*[.K59]*[.K59]*SIN(2*RADIANS([.J59])))" office:value-type="float" office:value="-12.6367539522033">
            <text:p>-12.64</text:p>
          </table:table-cell>
          <table:table-cell table:formula="of:=DEGREES(ACOS(COS(RADIANS(90.833))/(COS(RADIANS([.$B$2]))*COS(RADIANS([.T59])))-TAN(RADIANS([.$B$2]))*TAN(RADIANS([.T59]))))" office:value-type="float" office:value="84.2279901698435">
            <text:p>84.23</text:p>
          </table:table-cell>
          <table:table-cell table:style-name="ce7" table:formula="of:=(720-4*[.$B$3]-[.V59]+[.$B$4]*60)/1440" office:value-type="float" office:value="0.508775523577919">
            <text:p>12:12:38</text:p>
          </table:table-cell>
          <table:table-cell table:style-name="ce7" table:formula="of:=([.X59]*1440-[.W59]*4)/1440" office:value-type="float" office:value="0.274808884217242">
            <text:p>6:35:43</text:p>
          </table:table-cell>
          <table:table-cell table:style-name="ce7" table:formula="of:=([.X59]*1440+[.W59]*4)/1440" office:value-type="float" office:value="0.742742162938595">
            <text:p>17:49:33</text:p>
          </table:table-cell>
          <table:table-cell table:formula="of:=8*[.W59]" office:value-type="float" office:value="673.823921358748">
            <text:p>673.82</text:p>
          </table:table-cell>
          <table:table-cell table:formula="of:=MOD([.E59]*1440+[.V59]+4*[.$B$3]-60*[.$B$4];1440)" office:value-type="float" office:value="707.363246047797">
            <text:p>707.36</text:p>
          </table:table-cell>
          <table:table-cell table:formula="of:=IF([.AB59]/4&lt;0;[.AB59]/4+180;[.AB59]/4-180)" office:value-type="float" office:value="-3.15918848805083">
            <text:p>-3.16</text:p>
          </table:table-cell>
          <table:table-cell table:formula="of:=DEGREES(ACOS(SIN(RADIANS([.$B$2]))*SIN(RADIANS([.T59]))+COS(RADIANS([.$B$2]))*COS(RADIANS([.T59]))*COS(RADIANS([.AC59]))))" office:value-type="float" office:value="48.2099803284854">
            <text:p>48.21</text:p>
          </table:table-cell>
          <table:table-cell table:formula="of:=90-[.AD59]" office:value-type="float" office:value="41.7900196715146">
            <text:p>41.79</text:p>
          </table:table-cell>
          <table:table-cell table:formula="of:=IF([.AE59]&gt;85;0;IF([.AE59]&gt;5;58.1/TAN(RADIANS([.AE59]))-0.07/POWER(TAN(RADIANS([.AE59]));3)+0.000086/POWER(TAN(RADIANS([.AE59]));5);IF([.AE59]&gt;-0.575;1735+[.AE59]*(-518.2+[.AE59]*(103.4+[.AE59]*(-12.79+[.AE59]*0.711)));-20.772/TAN(RADIANS([.AE59])))))/3600" office:value-type="float" office:value="0.018029503239191">
            <text:p>0.02</text:p>
          </table:table-cell>
          <table:table-cell table:formula="of:=[.AE59]+[.AF59]" office:value-type="float" office:value="41.8080491747538">
            <text:p>41.81</text:p>
          </table:table-cell>
          <table:table-cell table:formula="of:=IF([.AC59]&gt;0;MOD(DEGREES(ACOS(((SIN(RADIANS([.$B$2]))*COS(RADIANS([.AD59])))-SIN(RADIANS([.T59])))/(COS(RADIANS([.$B$2]))*SIN(RADIANS([.AD59])))))+180;360);MOD(540-DEGREES(ACOS(((SIN(RADIANS([.$B$2]))*COS(RADIANS([.AD59])))-SIN(RADIANS([.T59])))/(COS(RADIANS([.$B$2]))*SIN(RADIANS([.AD59])))));360))" office:value-type="float" office:value="175.803714818424">
            <text:p>175.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59]+1" office:value-type="date" office:date-value="2026-02-28">
            <text:p>2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0]+2415018.5+[.E60]-[.$B$4]/24" office:value-type="float" office:value="2461100.29166667">
            <text:p>2461100.29</text:p>
          </table:table-cell>
          <table:table-cell table:style-name="ce9" table:formula="of:=([.F60]-2451545)/36525" office:value-type="float" office:value="0.261609628108597">
            <text:p>0.26160963</text:p>
          </table:table-cell>
          <table:table-cell/>
          <table:table-cell table:formula="of:=MOD(280.46646+[.G60]*(36000.76983+[.G60]*0.0003032);360)" office:value-type="float" office:value="338.614487600389">
            <text:p>338.61</text:p>
          </table:table-cell>
          <table:table-cell table:formula="of:=357.52911+[.G60]*(35999.05029-0.0001537*[.G60])" office:value-type="float" office:value="9775.22725811042">
            <text:p>9775.23</text:p>
          </table:table-cell>
          <table:table-cell table:formula="of:=0.016708634-[.G60]*(0.000042037+0.0000001267*[.G60])" office:value-type="float" office:value="0.0166976280447662">
            <text:p>0.02</text:p>
          </table:table-cell>
          <table:table-cell table:formula="of:=SIN(RADIANS([.J60]))*(1.914602-[.G60]*(0.004817+0.000014*[.G60]))+SIN(RADIANS(2*[.J60]))*(0.019993-0.000101*[.G60])+SIN(RADIANS(3*[.J60]))*0.000289" office:value-type="float" office:value="1.59043681528067">
            <text:p>1.59</text:p>
          </table:table-cell>
          <table:table-cell table:formula="of:=[.I60]+[.L60]" office:value-type="float" office:value="340.20492441567">
            <text:p>340.2</text:p>
          </table:table-cell>
          <table:table-cell table:formula="of:=[.J60]+[.L60]" office:value-type="float" office:value="9776.8176949257">
            <text:p>9776.82</text:p>
          </table:table-cell>
          <table:table-cell table:formula="of:=(1.000001018*(1-[.K60]*[.K60]))/(1+[.K60]*COS(RADIANS([.N60])))" office:value-type="float" office:value="0.990668790411552">
            <text:p>0.99</text:p>
          </table:table-cell>
          <table:table-cell table:formula="of:=[.M60]-0.00569-0.00478*SIN(RADIANS(125.04-1934.136*[.G60]))" office:value-type="float" office:value="340.200943410436">
            <text:p>340.2</text:p>
          </table:table-cell>
          <table:table-cell table:formula="of:=23+(26+((21.448-[.G60]*(46.815+[.G60]*(0.00059-[.G60]*0.001813))))/60)/60" office:value-type="float" office:value="23.435889093706">
            <text:p>23.44</text:p>
          </table:table-cell>
          <table:table-cell table:formula="of:=[.Q60]+0.00256*COS(RADIANS(125.04-1934.136*[.G60]))" office:value-type="float" office:value="23.4382798816598">
            <text:p>23.44</text:p>
          </table:table-cell>
          <table:table-cell table:formula="of:=DEGREES(ATAN2(COS(RADIANS([.P60]));COS(RADIANS([.R60]))*SIN(RADIANS([.P60]))))" office:value-type="float" office:value="-18.2783546453939">
            <text:p>-18.28</text:p>
          </table:table-cell>
          <table:table-cell table:formula="of:=DEGREES(ASIN(SIN(RADIANS([.R60]))*SIN(RADIANS([.P60]))))" office:value-type="float" office:value="-7.74303972356364">
            <text:p>-7.74</text:p>
          </table:table-cell>
          <table:table-cell table:formula="of:=TAN(RADIANS([.R60]/2))*TAN(RADIANS([.R60]/2))" office:value-type="float" office:value="0.0430307104999693">
            <text:p>0.04</text:p>
          </table:table-cell>
          <table:table-cell table:formula="of:=4*DEGREES([.U60]*SIN(2*RADIANS([.I60]))-2*[.K60]*SIN(RADIANS([.J60]))+4*[.K60]*[.U60]*SIN(RADIANS([.J60]))*COS(2*RADIANS([.I60]))-0.5*[.U60]*[.U60]*SIN(4*RADIANS([.I60]))-1.25*[.K60]*[.K60]*SIN(2*RADIANS([.J60])))" office:value-type="float" office:value="-12.4499017215214">
            <text:p>-12.45</text:p>
          </table:table-cell>
          <table:table-cell table:formula="of:=DEGREES(ACOS(COS(RADIANS(90.833))/(COS(RADIANS([.$B$2]))*COS(RADIANS([.T60])))-TAN(RADIANS([.$B$2]))*TAN(RADIANS([.T60]))))" office:value-type="float" office:value="84.5521403187533">
            <text:p>84.55</text:p>
          </table:table-cell>
          <table:table-cell table:style-name="ce7" table:formula="of:=(720-4*[.$B$3]-[.V60]+[.$B$4]*60)/1440" office:value-type="float" office:value="0.50864576508439">
            <text:p>12:12:27</text:p>
          </table:table-cell>
          <table:table-cell table:style-name="ce7" table:formula="of:=([.X60]*1440-[.W60]*4)/1440" office:value-type="float" office:value="0.273778708643409">
            <text:p>6:34:14</text:p>
          </table:table-cell>
          <table:table-cell table:style-name="ce7" table:formula="of:=([.X60]*1440+[.W60]*4)/1440" office:value-type="float" office:value="0.743512821525371">
            <text:p>17:50:40</text:p>
          </table:table-cell>
          <table:table-cell table:formula="of:=8*[.W60]" office:value-type="float" office:value="676.417122550026">
            <text:p>676.42</text:p>
          </table:table-cell>
          <table:table-cell table:formula="of:=MOD([.E60]*1440+[.V60]+4*[.$B$3]-60*[.$B$4];1440)" office:value-type="float" office:value="707.550098278479">
            <text:p>707.55</text:p>
          </table:table-cell>
          <table:table-cell table:formula="of:=IF([.AB60]/4&lt;0;[.AB60]/4+180;[.AB60]/4-180)" office:value-type="float" office:value="-3.11247543038036">
            <text:p>-3.11</text:p>
          </table:table-cell>
          <table:table-cell table:formula="of:=DEGREES(ACOS(SIN(RADIANS([.$B$2]))*SIN(RADIANS([.T60]))+COS(RADIANS([.$B$2]))*COS(RADIANS([.T60]))*COS(RADIANS([.AC60]))))" office:value-type="float" office:value="47.8296598217976">
            <text:p>47.83</text:p>
          </table:table-cell>
          <table:table-cell table:formula="of:=90-[.AD60]" office:value-type="float" office:value="42.1703401782024">
            <text:p>42.17</text:p>
          </table:table-cell>
          <table:table-cell table:formula="of:=IF([.AE60]&gt;85;0;IF([.AE60]&gt;5;58.1/TAN(RADIANS([.AE60]))-0.07/POWER(TAN(RADIANS([.AE60]));3)+0.000086/POWER(TAN(RADIANS([.AE60]));5);IF([.AE60]&gt;-0.575;1735+[.AE60]*(-518.2+[.AE60]*(103.4+[.AE60]*(-12.79+[.AE60]*0.711)));-20.772/TAN(RADIANS([.AE60])))))/3600" office:value-type="float" office:value="0.0177911166452634">
            <text:p>0.02</text:p>
          </table:table-cell>
          <table:table-cell table:formula="of:=[.AE60]+[.AF60]" office:value-type="float" office:value="42.1881312948477">
            <text:p>42.19</text:p>
          </table:table-cell>
          <table:table-cell table:formula="of:=IF([.AC60]&gt;0;MOD(DEGREES(ACOS(((SIN(RADIANS([.$B$2]))*COS(RADIANS([.AD60])))-SIN(RADIANS([.T60])))/(COS(RADIANS([.$B$2]))*SIN(RADIANS([.AD60])))))+180;360);MOD(540-DEGREES(ACOS(((SIN(RADIANS([.$B$2]))*COS(RADIANS([.AD60])))-SIN(RADIANS([.T60])))/(COS(RADIANS([.$B$2]))*SIN(RADIANS([.AD60])))));360))" office:value-type="float" office:value="175.83716580688">
            <text:p>175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0]+1" office:value-type="date" office:date-value="2026-03-01">
            <text:p>3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1]+2415018.5+[.E61]-[.$B$4]/24" office:value-type="float" office:value="2461101.29166667">
            <text:p>2461101.29</text:p>
          </table:table-cell>
          <table:table-cell table:style-name="ce9" table:formula="of:=([.F61]-2451545)/36525" office:value-type="float" office:value="0.261637006616468">
            <text:p>0.26163701</text:p>
          </table:table-cell>
          <table:table-cell/>
          <table:table-cell table:formula="of:=MOD(280.46646+[.G61]*(36000.76983+[.G61]*0.0003032);360)" office:value-type="float" office:value="339.600134964898">
            <text:p>339.6</text:p>
          </table:table-cell>
          <table:table-cell table:formula="of:=357.52911+[.G61]*(35999.05029-0.0001537*[.G61])" office:value-type="float" office:value="9776.21285838994">
            <text:p>9776.21</text:p>
          </table:table-cell>
          <table:table-cell table:formula="of:=0.016708634-[.G61]*(0.000042037+0.0000001267*[.G61])" office:value-type="float" office:value="0.0166976268920408">
            <text:p>0.02</text:p>
          </table:table-cell>
          <table:table-cell table:formula="of:=SIN(RADIANS([.J61]))*(1.914602-[.G61]*(0.004817+0.000014*[.G61]))+SIN(RADIANS(2*[.J61]))*(0.019993-0.000101*[.G61])+SIN(RADIANS(3*[.J61]))*0.000289" office:value-type="float" office:value="1.60870879900483">
            <text:p>1.61</text:p>
          </table:table-cell>
          <table:table-cell table:formula="of:=[.I61]+[.L61]" office:value-type="float" office:value="341.208843763903">
            <text:p>341.21</text:p>
          </table:table-cell>
          <table:table-cell table:formula="of:=[.J61]+[.L61]" office:value-type="float" office:value="9777.82156718895">
            <text:p>9777.82</text:p>
          </table:table-cell>
          <table:table-cell table:formula="of:=(1.000001018*(1-[.K61]*[.K61]))/(1+[.K61]*COS(RADIANS([.N61])))" office:value-type="float" office:value="0.990910584115366">
            <text:p>0.99</text:p>
          </table:table-cell>
          <table:table-cell table:formula="of:=[.M61]-0.00569-0.00478*SIN(RADIANS(125.04-1934.136*[.G61]))" office:value-type="float" office:value="341.20486688369">
            <text:p>341.2</text:p>
          </table:table-cell>
          <table:table-cell table:formula="of:=23+(26+((21.448-[.G61]*(46.815+[.G61]*(0.00059-[.G61]*0.001813))))/60)/60" office:value-type="float" office:value="23.4358887376718">
            <text:p>23.44</text:p>
          </table:table-cell>
          <table:table-cell table:formula="of:=[.Q61]+0.00256*COS(RADIANS(125.04-1934.136*[.G61]))" office:value-type="float" office:value="23.4382786786892">
            <text:p>23.44</text:p>
          </table:table-cell>
          <table:table-cell table:formula="of:=DEGREES(ATAN2(COS(RADIANS([.P61]));COS(RADIANS([.R61]))*SIN(RADIANS([.P61]))))" office:value-type="float" office:value="-17.3410681079205">
            <text:p>-17.34</text:p>
          </table:table-cell>
          <table:table-cell table:formula="of:=DEGREES(ASIN(SIN(RADIANS([.R61]))*SIN(RADIANS([.P61]))))" office:value-type="float" office:value="-7.3628582054001">
            <text:p>-7.36</text:p>
          </table:table-cell>
          <table:table-cell table:formula="of:=TAN(RADIANS([.R61]/2))*TAN(RADIANS([.R61]/2))" office:value-type="float" office:value="0.0430307059572205">
            <text:p>0.04</text:p>
          </table:table-cell>
          <table:table-cell table:formula="of:=4*DEGREES([.U61]*SIN(2*RADIANS([.I61]))-2*[.K61]*SIN(RADIANS([.J61]))+4*[.K61]*[.U61]*SIN(RADIANS([.J61]))*COS(2*RADIANS([.I61]))-0.5*[.U61]*[.U61]*SIN(4*RADIANS([.I61]))-1.25*[.K61]*[.K61]*SIN(2*RADIANS([.J61])))" office:value-type="float" office:value="-12.2544609353186">
            <text:p>-12.25</text:p>
          </table:table-cell>
          <table:table-cell table:formula="of:=DEGREES(ACOS(COS(RADIANS(90.833))/(COS(RADIANS([.$B$2]))*COS(RADIANS([.T61])))-TAN(RADIANS([.$B$2]))*TAN(RADIANS([.T61]))))" office:value-type="float" office:value="84.8771775508667">
            <text:p>84.88</text:p>
          </table:table-cell>
          <table:table-cell table:style-name="ce7" table:formula="of:=(720-4*[.$B$3]-[.V61]+[.$B$4]*60)/1440" office:value-type="float" office:value="0.508510042316193">
            <text:p>12:12:15</text:p>
          </table:table-cell>
          <table:table-cell table:style-name="ce7" table:formula="of:=([.X61]*1440-[.W61]*4)/1440" office:value-type="float" office:value="0.272740104674897">
            <text:p>6:32:45</text:p>
          </table:table-cell>
          <table:table-cell table:style-name="ce7" table:formula="of:=([.X61]*1440+[.W61]*4)/1440" office:value-type="float" office:value="0.74427997995749">
            <text:p>17:51:46</text:p>
          </table:table-cell>
          <table:table-cell table:formula="of:=8*[.W61]" office:value-type="float" office:value="679.017420406933">
            <text:p>679.02</text:p>
          </table:table-cell>
          <table:table-cell table:formula="of:=MOD([.E61]*1440+[.V61]+4*[.$B$3]-60*[.$B$4];1440)" office:value-type="float" office:value="707.745539064682">
            <text:p>707.75</text:p>
          </table:table-cell>
          <table:table-cell table:formula="of:=IF([.AB61]/4&lt;0;[.AB61]/4+180;[.AB61]/4-180)" office:value-type="float" office:value="-3.06361523382964">
            <text:p>-3.06</text:p>
          </table:table-cell>
          <table:table-cell table:formula="of:=DEGREES(ACOS(SIN(RADIANS([.$B$2]))*SIN(RADIANS([.T61]))+COS(RADIANS([.$B$2]))*COS(RADIANS([.T61]))*COS(RADIANS([.AC61]))))" office:value-type="float" office:value="47.4473665840477">
            <text:p>47.45</text:p>
          </table:table-cell>
          <table:table-cell table:formula="of:=90-[.AD61]" office:value-type="float" office:value="42.5526334159523">
            <text:p>42.55</text:p>
          </table:table-cell>
          <table:table-cell table:formula="of:=IF([.AE61]&gt;85;0;IF([.AE61]&gt;5;58.1/TAN(RADIANS([.AE61]))-0.07/POWER(TAN(RADIANS([.AE61]));3)+0.000086/POWER(TAN(RADIANS([.AE61]));5);IF([.AE61]&gt;-0.575;1735+[.AE61]*(-518.2+[.AE61]*(103.4+[.AE61]*(-12.79+[.AE61]*0.711)));-20.772/TAN(RADIANS([.AE61])))))/3600" office:value-type="float" office:value="0.0175549610823446">
            <text:p>0.02</text:p>
          </table:table-cell>
          <table:table-cell table:formula="of:=[.AE61]+[.AF61]" office:value-type="float" office:value="42.5701883770346">
            <text:p>42.57</text:p>
          </table:table-cell>
          <table:table-cell table:formula="of:=IF([.AC61]&gt;0;MOD(DEGREES(ACOS(((SIN(RADIANS([.$B$2]))*COS(RADIANS([.AD61])))-SIN(RADIANS([.T61])))/(COS(RADIANS([.$B$2]))*SIN(RADIANS([.AD61])))))+180;360);MOD(540-DEGREES(ACOS(((SIN(RADIANS([.$B$2]))*COS(RADIANS([.AD61])))-SIN(RADIANS([.T61])))/(COS(RADIANS([.$B$2]))*SIN(RADIANS([.AD61])))));360))" office:value-type="float" office:value="175.873879724355">
            <text:p>175.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1]+1" office:value-type="date" office:date-value="2026-03-02">
            <text:p>3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2]+2415018.5+[.E62]-[.$B$4]/24" office:value-type="float" office:value="2461102.29166667">
            <text:p>2461102.29</text:p>
          </table:table-cell>
          <table:table-cell table:style-name="ce9" table:formula="of:=([.F62]-2451545)/36525" office:value-type="float" office:value="0.26166438512434">
            <text:p>0.26166439</text:p>
          </table:table-cell>
          <table:table-cell/>
          <table:table-cell table:formula="of:=MOD(280.46646+[.G62]*(36000.76983+[.G62]*0.0003032);360)" office:value-type="float" office:value="340.585782329406">
            <text:p>340.59</text:p>
          </table:table-cell>
          <table:table-cell table:formula="of:=357.52911+[.G62]*(35999.05029-0.0001537*[.G62])" office:value-type="float" office:value="9777.19845866947">
            <text:p>9777.2</text:p>
          </table:table-cell>
          <table:table-cell table:formula="of:=0.016708634-[.G62]*(0.000042037+0.0000001267*[.G62])" office:value-type="float" office:value="0.0166976257393152">
            <text:p>0.02</text:p>
          </table:table-cell>
          <table:table-cell table:formula="of:=SIN(RADIANS([.J62]))*(1.914602-[.G62]*(0.004817+0.000014*[.G62]))+SIN(RADIANS(2*[.J62]))*(0.019993-0.000101*[.G62])+SIN(RADIANS(3*[.J62]))*0.000289" office:value-type="float" office:value="1.62648824550258">
            <text:p>1.63</text:p>
          </table:table-cell>
          <table:table-cell table:formula="of:=[.I62]+[.L62]" office:value-type="float" office:value="342.212270574909">
            <text:p>342.21</text:p>
          </table:table-cell>
          <table:table-cell table:formula="of:=[.J62]+[.L62]" office:value-type="float" office:value="9778.82494691497">
            <text:p>9778.82</text:p>
          </table:table-cell>
          <table:table-cell table:formula="of:=(1.000001018*(1-[.K62]*[.K62]))/(1+[.K62]*COS(RADIANS([.N62])))" office:value-type="float" office:value="0.991155057569888">
            <text:p>0.99</text:p>
          </table:table-cell>
          <table:table-cell table:formula="of:=[.M62]-0.00569-0.00478*SIN(RADIANS(125.04-1934.136*[.G62]))" office:value-type="float" office:value="342.208297818255">
            <text:p>342.21</text:p>
          </table:table-cell>
          <table:table-cell table:formula="of:=23+(26+((21.448-[.G62]*(46.815+[.G62]*(0.00059-[.G62]*0.001813))))/60)/60" office:value-type="float" office:value="23.4358883816376">
            <text:p>23.44</text:p>
          </table:table-cell>
          <table:table-cell table:formula="of:=[.Q62]+0.00256*COS(RADIANS(125.04-1934.136*[.G62]))" office:value-type="float" office:value="23.4382774736771">
            <text:p>23.44</text:p>
          </table:table-cell>
          <table:table-cell table:formula="of:=DEGREES(ATAN2(COS(RADIANS([.P62]));COS(RADIANS([.R62]))*SIN(RADIANS([.P62]))))" office:value-type="float" office:value="-16.4058502003938">
            <text:p>-16.41</text:p>
          </table:table-cell>
          <table:table-cell table:formula="of:=DEGREES(ASIN(SIN(RADIANS([.R62]))*SIN(RADIANS([.P62]))))" office:value-type="float" office:value="-6.98091930526208">
            <text:p>-6.98</text:p>
          </table:table-cell>
          <table:table-cell table:formula="of:=TAN(RADIANS([.R62]/2))*TAN(RADIANS([.R62]/2))" office:value-type="float" office:value="0.043030701406763">
            <text:p>0.04</text:p>
          </table:table-cell>
          <table:table-cell table:formula="of:=4*DEGREES([.U62]*SIN(2*RADIANS([.I62]))-2*[.K62]*SIN(RADIANS([.J62]))+4*[.K62]*[.U62]*SIN(RADIANS([.J62]))*COS(2*RADIANS([.I62]))-0.5*[.U62]*[.U62]*SIN(4*RADIANS([.I62]))-1.25*[.K62]*[.K62]*SIN(2*RADIANS([.J62])))" office:value-type="float" office:value="-12.0507466900109">
            <text:p>-12.05</text:p>
          </table:table-cell>
          <table:table-cell table:formula="of:=DEGREES(ACOS(COS(RADIANS(90.833))/(COS(RADIANS([.$B$2]))*COS(RADIANS([.T62])))-TAN(RADIANS([.$B$2]))*TAN(RADIANS([.T62]))))" office:value-type="float" office:value="85.2030393305337">
            <text:p>85.2</text:p>
          </table:table-cell>
          <table:table-cell table:style-name="ce7" table:formula="of:=(720-4*[.$B$3]-[.V62]+[.$B$4]*60)/1440" office:value-type="float" office:value="0.508368574090285">
            <text:p>12:12:03</text:p>
          </table:table-cell>
          <table:table-cell table:style-name="ce7" table:formula="of:=([.X62]*1440-[.W62]*4)/1440" office:value-type="float" office:value="0.271693464838803">
            <text:p>6:31:14</text:p>
          </table:table-cell>
          <table:table-cell table:style-name="ce7" table:formula="of:=([.X62]*1440+[.W62]*4)/1440" office:value-type="float" office:value="0.745043683341768">
            <text:p>17:52:52</text:p>
          </table:table-cell>
          <table:table-cell table:formula="of:=8*[.W62]" office:value-type="float" office:value="681.624314644269">
            <text:p>681.62</text:p>
          </table:table-cell>
          <table:table-cell table:formula="of:=MOD([.E62]*1440+[.V62]+4*[.$B$3]-60*[.$B$4];1440)" office:value-type="float" office:value="707.949253309989">
            <text:p>707.95</text:p>
          </table:table-cell>
          <table:table-cell table:formula="of:=IF([.AB62]/4&lt;0;[.AB62]/4+180;[.AB62]/4-180)" office:value-type="float" office:value="-3.01268667250272">
            <text:p>-3.01</text:p>
          </table:table-cell>
          <table:table-cell table:formula="of:=DEGREES(ACOS(SIN(RADIANS([.$B$2]))*SIN(RADIANS([.T62]))+COS(RADIANS([.$B$2]))*COS(RADIANS([.T62]))*COS(RADIANS([.AC62]))))" office:value-type="float" office:value="47.0632182553967">
            <text:p>47.06</text:p>
          </table:table-cell>
          <table:table-cell table:formula="of:=90-[.AD62]" office:value-type="float" office:value="42.9367817446033">
            <text:p>42.94</text:p>
          </table:table-cell>
          <table:table-cell table:formula="of:=IF([.AE62]&gt;85;0;IF([.AE62]&gt;5;58.1/TAN(RADIANS([.AE62]))-0.07/POWER(TAN(RADIANS([.AE62]));3)+0.000086/POWER(TAN(RADIANS([.AE62]));5);IF([.AE62]&gt;-0.575;1735+[.AE62]*(-518.2+[.AE62]*(103.4+[.AE62]*(-12.79+[.AE62]*0.711)));-20.772/TAN(RADIANS([.AE62])))))/3600" office:value-type="float" office:value="0.0173210654217185">
            <text:p>0.02</text:p>
          </table:table-cell>
          <table:table-cell table:formula="of:=[.AE62]+[.AF62]" office:value-type="float" office:value="42.954102810025">
            <text:p>42.95</text:p>
          </table:table-cell>
          <table:table-cell table:formula="of:=IF([.AC62]&gt;0;MOD(DEGREES(ACOS(((SIN(RADIANS([.$B$2]))*COS(RADIANS([.AD62])))-SIN(RADIANS([.T62])))/(COS(RADIANS([.$B$2]))*SIN(RADIANS([.AD62])))))+180;360);MOD(540-DEGREES(ACOS(((SIN(RADIANS([.$B$2]))*COS(RADIANS([.AD62])))-SIN(RADIANS([.T62])))/(COS(RADIANS([.$B$2]))*SIN(RADIANS([.AD62])))));360))" office:value-type="float" office:value="175.913827843842">
            <text:p>175.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2]+1" office:value-type="date" office:date-value="2026-03-03">
            <text:p>3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3]+2415018.5+[.E63]-[.$B$4]/24" office:value-type="float" office:value="2461103.29166667">
            <text:p>2461103.29</text:p>
          </table:table-cell>
          <table:table-cell table:style-name="ce9" table:formula="of:=([.F63]-2451545)/36525" office:value-type="float" office:value="0.261691763632211">
            <text:p>0.26169176</text:p>
          </table:table-cell>
          <table:table-cell/>
          <table:table-cell table:formula="of:=MOD(280.46646+[.G63]*(36000.76983+[.G63]*0.0003032);360)" office:value-type="float" office:value="341.571429693915">
            <text:p>341.57</text:p>
          </table:table-cell>
          <table:table-cell table:formula="of:=357.52911+[.G63]*(35999.05029-0.0001537*[.G63])" office:value-type="float" office:value="9778.18405894899">
            <text:p>9778.18</text:p>
          </table:table-cell>
          <table:table-cell table:formula="of:=0.016708634-[.G63]*(0.000042037+0.0000001267*[.G63])" office:value-type="float" office:value="0.0166976245865894">
            <text:p>0.02</text:p>
          </table:table-cell>
          <table:table-cell table:formula="of:=SIN(RADIANS([.J63]))*(1.914602-[.G63]*(0.004817+0.000014*[.G63]))+SIN(RADIANS(2*[.J63]))*(0.019993-0.000101*[.G63])+SIN(RADIANS(3*[.J63]))*0.000289" office:value-type="float" office:value="1.64377017092068">
            <text:p>1.64</text:p>
          </table:table-cell>
          <table:table-cell table:formula="of:=[.I63]+[.L63]" office:value-type="float" office:value="343.215199864836">
            <text:p>343.22</text:p>
          </table:table-cell>
          <table:table-cell table:formula="of:=[.J63]+[.L63]" office:value-type="float" office:value="9779.82782911991">
            <text:p>9779.83</text:p>
          </table:table-cell>
          <table:table-cell table:formula="of:=(1.000001018*(1-[.K63]*[.K63]))/(1+[.K63]*COS(RADIANS([.N63])))" office:value-type="float" office:value="0.991402134498253">
            <text:p>0.99</text:p>
          </table:table-cell>
          <table:table-cell table:formula="of:=[.M63]-0.00569-0.00478*SIN(RADIANS(125.04-1934.136*[.G63]))" office:value-type="float" office:value="343.211231230274">
            <text:p>343.21</text:p>
          </table:table-cell>
          <table:table-cell table:formula="of:=23+(26+((21.448-[.G63]*(46.815+[.G63]*(0.00059-[.G63]*0.001813))))/60)/60" office:value-type="float" office:value="23.4358880256034">
            <text:p>23.44</text:p>
          </table:table-cell>
          <table:table-cell table:formula="of:=[.Q63]+0.00256*COS(RADIANS(125.04-1934.136*[.G63]))" office:value-type="float" office:value="23.4382762666244">
            <text:p>23.44</text:p>
          </table:table-cell>
          <table:table-cell table:formula="of:=DEGREES(ATAN2(COS(RADIANS([.P63]));COS(RADIANS([.R63]))*SIN(RADIANS([.P63]))))" office:value-type="float" office:value="-15.4726239574171">
            <text:p>-15.47</text:p>
          </table:table-cell>
          <table:table-cell table:formula="of:=DEGREES(ASIN(SIN(RADIANS([.R63]))*SIN(RADIANS([.P63]))))" office:value-type="float" office:value="-6.59733265082619">
            <text:p>-6.6</text:p>
          </table:table-cell>
          <table:table-cell table:formula="of:=TAN(RADIANS([.R63]/2))*TAN(RADIANS([.R63]/2))" office:value-type="float" office:value="0.0430306968485994">
            <text:p>0.04</text:p>
          </table:table-cell>
          <table:table-cell table:formula="of:=4*DEGREES([.U63]*SIN(2*RADIANS([.I63]))-2*[.K63]*SIN(RADIANS([.J63]))+4*[.K63]*[.U63]*SIN(RADIANS([.J63]))*COS(2*RADIANS([.I63]))-0.5*[.U63]*[.U63]*SIN(4*RADIANS([.I63]))-1.25*[.K63]*[.K63]*SIN(2*RADIANS([.J63])))" office:value-type="float" office:value="-11.8390784184075">
            <text:p>-11.84</text:p>
          </table:table-cell>
          <table:table-cell table:formula="of:=DEGREES(ACOS(COS(RADIANS(90.833))/(COS(RADIANS([.$B$2]))*COS(RADIANS([.T63])))-TAN(RADIANS([.$B$2]))*TAN(RADIANS([.T63]))))" office:value-type="float" office:value="85.5296650369653">
            <text:p>85.53</text:p>
          </table:table-cell>
          <table:table-cell table:style-name="ce7" table:formula="of:=(720-4*[.$B$3]-[.V63]+[.$B$4]*60)/1440" office:value-type="float" office:value="0.508221582235005">
            <text:p>12:11:50</text:p>
          </table:table-cell>
          <table:table-cell table:style-name="ce7" table:formula="of:=([.X63]*1440-[.W63]*4)/1440" office:value-type="float" office:value="0.270639179354546">
            <text:p>6:29:43</text:p>
          </table:table-cell>
          <table:table-cell table:style-name="ce7" table:formula="of:=([.X63]*1440+[.W63]*4)/1440" office:value-type="float" office:value="0.745803985115464">
            <text:p>17:53:57</text:p>
          </table:table-cell>
          <table:table-cell table:formula="of:=8*[.W63]" office:value-type="float" office:value="684.237320295722">
            <text:p>684.24</text:p>
          </table:table-cell>
          <table:table-cell table:formula="of:=MOD([.E63]*1440+[.V63]+4*[.$B$3]-60*[.$B$4];1440)" office:value-type="float" office:value="708.160921581592">
            <text:p>708.16</text:p>
          </table:table-cell>
          <table:table-cell table:formula="of:=IF([.AB63]/4&lt;0;[.AB63]/4+180;[.AB63]/4-180)" office:value-type="float" office:value="-2.95976960460189">
            <text:p>-2.96</text:p>
          </table:table-cell>
          <table:table-cell table:formula="of:=DEGREES(ACOS(SIN(RADIANS([.$B$2]))*SIN(RADIANS([.T63]))+COS(RADIANS([.$B$2]))*COS(RADIANS([.T63]))*COS(RADIANS([.AC63]))))" office:value-type="float" office:value="46.6773321962097">
            <text:p>46.68</text:p>
          </table:table-cell>
          <table:table-cell table:formula="of:=90-[.AD63]" office:value-type="float" office:value="43.3226678037904">
            <text:p>43.32</text:p>
          </table:table-cell>
          <table:table-cell table:formula="of:=IF([.AE63]&gt;85;0;IF([.AE63]&gt;5;58.1/TAN(RADIANS([.AE63]))-0.07/POWER(TAN(RADIANS([.AE63]));3)+0.000086/POWER(TAN(RADIANS([.AE63]));5);IF([.AE63]&gt;-0.575;1735+[.AE63]*(-518.2+[.AE63]*(103.4+[.AE63]*(-12.79+[.AE63]*0.711)));-20.772/TAN(RADIANS([.AE63])))))/3600" office:value-type="float" office:value="0.0170894550080737">
            <text:p>0.02</text:p>
          </table:table-cell>
          <table:table-cell table:formula="of:=[.AE63]+[.AF63]" office:value-type="float" office:value="43.3397572587984">
            <text:p>43.34</text:p>
          </table:table-cell>
          <table:table-cell table:formula="of:=IF([.AC63]&gt;0;MOD(DEGREES(ACOS(((SIN(RADIANS([.$B$2]))*COS(RADIANS([.AD63])))-SIN(RADIANS([.T63])))/(COS(RADIANS([.$B$2]))*SIN(RADIANS([.AD63])))))+180;360);MOD(540-DEGREES(ACOS(((SIN(RADIANS([.$B$2]))*COS(RADIANS([.AD63])))-SIN(RADIANS([.T63])))/(COS(RADIANS([.$B$2]))*SIN(RADIANS([.AD63])))));360))" office:value-type="float" office:value="175.956979174587">
            <text:p>175.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3]+1" office:value-type="date" office:date-value="2026-03-04">
            <text:p>3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4]+2415018.5+[.E64]-[.$B$4]/24" office:value-type="float" office:value="2461104.29166667">
            <text:p>2461104.29</text:p>
          </table:table-cell>
          <table:table-cell table:style-name="ce9" table:formula="of:=([.F64]-2451545)/36525" office:value-type="float" office:value="0.261719142140082">
            <text:p>0.26171914</text:p>
          </table:table-cell>
          <table:table-cell/>
          <table:table-cell table:formula="of:=MOD(280.46646+[.G64]*(36000.76983+[.G64]*0.0003032);360)" office:value-type="float" office:value="342.557077058425">
            <text:p>342.56</text:p>
          </table:table-cell>
          <table:table-cell table:formula="of:=357.52911+[.G64]*(35999.05029-0.0001537*[.G64])" office:value-type="float" office:value="9779.16965922851">
            <text:p>9779.17</text:p>
          </table:table-cell>
          <table:table-cell table:formula="of:=0.016708634-[.G64]*(0.000042037+0.0000001267*[.G64])" office:value-type="float" office:value="0.0166976234338634">
            <text:p>0.02</text:p>
          </table:table-cell>
          <table:table-cell table:formula="of:=SIN(RADIANS([.J64]))*(1.914602-[.G64]*(0.004817+0.000014*[.G64]))+SIN(RADIANS(2*[.J64]))*(0.019993-0.000101*[.G64])+SIN(RADIANS(3*[.J64]))*0.000289" office:value-type="float" office:value="1.66054975799132">
            <text:p>1.66</text:p>
          </table:table-cell>
          <table:table-cell table:formula="of:=[.I64]+[.L64]" office:value-type="float" office:value="344.217626816417">
            <text:p>344.22</text:p>
          </table:table-cell>
          <table:table-cell table:formula="of:=[.J64]+[.L64]" office:value-type="float" office:value="9780.8302089865">
            <text:p>9780.83</text:p>
          </table:table-cell>
          <table:table-cell table:formula="of:=(1.000001018*(1-[.K64]*[.K64]))/(1+[.K64]*COS(RADIANS([.N64])))" office:value-type="float" office:value="0.99165173792497">
            <text:p>0.99</text:p>
          </table:table-cell>
          <table:table-cell table:formula="of:=[.M64]-0.00569-0.00478*SIN(RADIANS(125.04-1934.136*[.G64]))" office:value-type="float" office:value="344.213662302476">
            <text:p>344.21</text:p>
          </table:table-cell>
          <table:table-cell table:formula="of:=23+(26+((21.448-[.G64]*(46.815+[.G64]*(0.00059-[.G64]*0.001813))))/60)/60" office:value-type="float" office:value="23.4358876695692">
            <text:p>23.44</text:p>
          </table:table-cell>
          <table:table-cell table:formula="of:=[.Q64]+0.00256*COS(RADIANS(125.04-1934.136*[.G64]))" office:value-type="float" office:value="23.4382750575317">
            <text:p>23.44</text:p>
          </table:table-cell>
          <table:table-cell table:formula="of:=DEGREES(ATAN2(COS(RADIANS([.P64]));COS(RADIANS([.R64]))*SIN(RADIANS([.P64]))))" office:value-type="float" office:value="-14.5413113515076">
            <text:p>-14.54</text:p>
          </table:table-cell>
          <table:table-cell table:formula="of:=DEGREES(ASIN(SIN(RADIANS([.R64]))*SIN(RADIANS([.P64]))))" office:value-type="float" office:value="-6.21220736131545">
            <text:p>-6.21</text:p>
          </table:table-cell>
          <table:table-cell table:formula="of:=TAN(RADIANS([.R64]/2))*TAN(RADIANS([.R64]/2))" office:value-type="float" office:value="0.0430306922827325">
            <text:p>0.04</text:p>
          </table:table-cell>
          <table:table-cell table:formula="of:=4*DEGREES([.U64]*SIN(2*RADIANS([.I64]))-2*[.K64]*SIN(RADIANS([.J64]))+4*[.K64]*[.U64]*SIN(RADIANS([.J64]))*COS(2*RADIANS([.I64]))-0.5*[.U64]*[.U64]*SIN(4*RADIANS([.I64]))-1.25*[.K64]*[.K64]*SIN(2*RADIANS([.J64])))" office:value-type="float" office:value="-11.6197794729144">
            <text:p>-11.62</text:p>
          </table:table-cell>
          <table:table-cell table:formula="of:=DEGREES(ACOS(COS(RADIANS(90.833))/(COS(RADIANS([.$B$2]))*COS(RADIANS([.T64])))-TAN(RADIANS([.$B$2]))*TAN(RADIANS([.T64]))))" office:value-type="float" office:value="85.8569958743582">
            <text:p>85.86</text:p>
          </table:table-cell>
          <table:table-cell table:style-name="ce7" table:formula="of:=(720-4*[.$B$3]-[.V64]+[.$B$4]*60)/1440" office:value-type="float" office:value="0.508069291300635">
            <text:p>12:11:37</text:p>
          </table:table-cell>
          <table:table-cell table:style-name="ce7" table:formula="of:=([.X64]*1440-[.W64]*4)/1440" office:value-type="float" office:value="0.269577636094084">
            <text:p>6:28:12</text:p>
          </table:table-cell>
          <table:table-cell table:style-name="ce7" table:formula="of:=([.X64]*1440+[.W64]*4)/1440" office:value-type="float" office:value="0.746560946507185">
            <text:p>17:55:03</text:p>
          </table:table-cell>
          <table:table-cell table:formula="of:=8*[.W64]" office:value-type="float" office:value="686.855966994865">
            <text:p>686.86</text:p>
          </table:table-cell>
          <table:table-cell table:formula="of:=MOD([.E64]*1440+[.V64]+4*[.$B$3]-60*[.$B$4];1440)" office:value-type="float" office:value="708.380220527086">
            <text:p>708.38</text:p>
          </table:table-cell>
          <table:table-cell table:formula="of:=IF([.AB64]/4&lt;0;[.AB64]/4+180;[.AB64]/4-180)" office:value-type="float" office:value="-2.9049448682286">
            <text:p>-2.9</text:p>
          </table:table-cell>
          <table:table-cell table:formula="of:=DEGREES(ACOS(SIN(RADIANS([.$B$2]))*SIN(RADIANS([.T64]))+COS(RADIANS([.$B$2]))*COS(RADIANS([.T64]))*COS(RADIANS([.AC64]))))" office:value-type="float" office:value="46.289825452108">
            <text:p>46.29</text:p>
          </table:table-cell>
          <table:table-cell table:formula="of:=90-[.AD64]" office:value-type="float" office:value="43.710174547892">
            <text:p>43.71</text:p>
          </table:table-cell>
          <table:table-cell table:formula="of:=IF([.AE64]&gt;85;0;IF([.AE64]&gt;5;58.1/TAN(RADIANS([.AE64]))-0.07/POWER(TAN(RADIANS([.AE64]));3)+0.000086/POWER(TAN(RADIANS([.AE64]));5);IF([.AE64]&gt;-0.575;1735+[.AE64]*(-518.2+[.AE64]*(103.4+[.AE64]*(-12.79+[.AE64]*0.711)));-20.772/TAN(RADIANS([.AE64])))))/3600" office:value-type="float" office:value="0.0168601518651295">
            <text:p>0.02</text:p>
          </table:table-cell>
          <table:table-cell table:formula="of:=[.AE64]+[.AF64]" office:value-type="float" office:value="43.7270346997572">
            <text:p>43.73</text:p>
          </table:table-cell>
          <table:table-cell table:formula="of:=IF([.AC64]&gt;0;MOD(DEGREES(ACOS(((SIN(RADIANS([.$B$2]))*COS(RADIANS([.AD64])))-SIN(RADIANS([.T64])))/(COS(RADIANS([.$B$2]))*SIN(RADIANS([.AD64])))))+180;360);MOD(540-DEGREES(ACOS(((SIN(RADIANS([.$B$2]))*COS(RADIANS([.AD64])))-SIN(RADIANS([.T64])))/(COS(RADIANS([.$B$2]))*SIN(RADIANS([.AD64])))));360))" office:value-type="float" office:value="176.003300477213">
            <text:p>1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4]+1" office:value-type="date" office:date-value="2026-03-05">
            <text:p>3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5]+2415018.5+[.E65]-[.$B$4]/24" office:value-type="float" office:value="2461105.29166667">
            <text:p>2461105.29</text:p>
          </table:table-cell>
          <table:table-cell table:style-name="ce9" table:formula="of:=([.F65]-2451545)/36525" office:value-type="float" office:value="0.261746520647954">
            <text:p>0.26174652</text:p>
          </table:table-cell>
          <table:table-cell/>
          <table:table-cell table:formula="of:=MOD(280.46646+[.G65]*(36000.76983+[.G65]*0.0003032);360)" office:value-type="float" office:value="343.542724422934">
            <text:p>343.54</text:p>
          </table:table-cell>
          <table:table-cell table:formula="of:=357.52911+[.G65]*(35999.05029-0.0001537*[.G65])" office:value-type="float" office:value="9780.15525950803">
            <text:p>9780.16</text:p>
          </table:table-cell>
          <table:table-cell table:formula="of:=0.016708634-[.G65]*(0.000042037+0.0000001267*[.G65])" office:value-type="float" office:value="0.0166976222811373">
            <text:p>0.02</text:p>
          </table:table-cell>
          <table:table-cell table:formula="of:=SIN(RADIANS([.J65]))*(1.914602-[.G65]*(0.004817+0.000014*[.G65]))+SIN(RADIANS(2*[.J65]))*(0.019993-0.000101*[.G65])+SIN(RADIANS(3*[.J65]))*0.000289" office:value-type="float" office:value="1.676822357055">
            <text:p>1.68</text:p>
          </table:table-cell>
          <table:table-cell table:formula="of:=[.I65]+[.L65]" office:value-type="float" office:value="345.219546779989">
            <text:p>345.22</text:p>
          </table:table-cell>
          <table:table-cell table:formula="of:=[.J65]+[.L65]" office:value-type="float" office:value="9781.83208186509">
            <text:p>9781.83</text:p>
          </table:table-cell>
          <table:table-cell table:formula="of:=(1.000001018*(1-[.K65]*[.K65]))/(1+[.K65]*COS(RADIANS([.N65])))" office:value-type="float" office:value="0.991903790203286">
            <text:p>0.99</text:p>
          </table:table-cell>
          <table:table-cell table:formula="of:=[.M65]-0.00569-0.00478*SIN(RADIANS(125.04-1934.136*[.G65]))" office:value-type="float" office:value="345.215586385196">
            <text:p>345.22</text:p>
          </table:table-cell>
          <table:table-cell table:formula="of:=23+(26+((21.448-[.G65]*(46.815+[.G65]*(0.00059-[.G65]*0.001813))))/60)/60" office:value-type="float" office:value="23.435887313535">
            <text:p>23.44</text:p>
          </table:table-cell>
          <table:table-cell table:formula="of:=[.Q65]+0.00256*COS(RADIANS(125.04-1934.136*[.G65]))" office:value-type="float" office:value="23.4382738463997">
            <text:p>23.44</text:p>
          </table:table-cell>
          <table:table-cell table:formula="of:=DEGREES(ATAN2(COS(RADIANS([.P65]));COS(RADIANS([.R65]))*SIN(RADIANS([.P65]))))" office:value-type="float" office:value="-13.6118333744621">
            <text:p>-13.61</text:p>
          </table:table-cell>
          <table:table-cell table:formula="of:=DEGREES(ASIN(SIN(RADIANS([.R65]))*SIN(RADIANS([.P65]))))" office:value-type="float" office:value="-5.82565204397211">
            <text:p>-5.83</text:p>
          </table:table-cell>
          <table:table-cell table:formula="of:=TAN(RADIANS([.R65]/2))*TAN(RADIANS([.R65]/2))" office:value-type="float" office:value="0.0430306877091652">
            <text:p>0.04</text:p>
          </table:table-cell>
          <table:table-cell table:formula="of:=4*DEGREES([.U65]*SIN(2*RADIANS([.I65]))-2*[.K65]*SIN(RADIANS([.J65]))+4*[.K65]*[.U65]*SIN(RADIANS([.J65]))*COS(2*RADIANS([.I65]))-0.5*[.U65]*[.U65]*SIN(4*RADIANS([.I65]))-1.25*[.K65]*[.K65]*SIN(2*RADIANS([.J65])))" office:value-type="float" office:value="-11.3931767221474">
            <text:p>-11.39</text:p>
          </table:table-cell>
          <table:table-cell table:formula="of:=DEGREES(ACOS(COS(RADIANS(90.833))/(COS(RADIANS([.$B$2]))*COS(RADIANS([.T65])))-TAN(RADIANS([.$B$2]))*TAN(RADIANS([.T65]))))" office:value-type="float" office:value="86.1849747807926">
            <text:p>86.18</text:p>
          </table:table-cell>
          <table:table-cell table:style-name="ce7" table:formula="of:=(720-4*[.$B$3]-[.V65]+[.$B$4]*60)/1440" office:value-type="float" office:value="0.507911928279269">
            <text:p>12:11:24</text:p>
          </table:table-cell>
          <table:table-cell table:style-name="ce7" table:formula="of:=([.X65]*1440-[.W65]*4)/1440" office:value-type="float" office:value="0.268509220554845">
            <text:p>6:26:39</text:p>
          </table:table-cell>
          <table:table-cell table:style-name="ce7" table:formula="of:=([.X65]*1440+[.W65]*4)/1440" office:value-type="float" office:value="0.747314636003693">
            <text:p>17:56:08</text:p>
          </table:table-cell>
          <table:table-cell table:formula="of:=8*[.W65]" office:value-type="float" office:value="689.479798246341">
            <text:p>689.48</text:p>
          </table:table-cell>
          <table:table-cell table:formula="of:=MOD([.E65]*1440+[.V65]+4*[.$B$3]-60*[.$B$4];1440)" office:value-type="float" office:value="708.606823277853">
            <text:p>708.61</text:p>
          </table:table-cell>
          <table:table-cell table:formula="of:=IF([.AB65]/4&lt;0;[.AB65]/4+180;[.AB65]/4-180)" office:value-type="float" office:value="-2.84829418053684">
            <text:p>-2.85</text:p>
          </table:table-cell>
          <table:table-cell table:formula="of:=DEGREES(ACOS(SIN(RADIANS([.$B$2]))*SIN(RADIANS([.T65]))+COS(RADIANS([.$B$2]))*COS(RADIANS([.T65]))*COS(RADIANS([.AC65]))))" office:value-type="float" office:value="45.9008147205961">
            <text:p>45.9</text:p>
          </table:table-cell>
          <table:table-cell table:formula="of:=90-[.AD65]" office:value-type="float" office:value="44.0991852794039">
            <text:p>44.1</text:p>
          </table:table-cell>
          <table:table-cell table:formula="of:=IF([.AE65]&gt;85;0;IF([.AE65]&gt;5;58.1/TAN(RADIANS([.AE65]))-0.07/POWER(TAN(RADIANS([.AE65]));3)+0.000086/POWER(TAN(RADIANS([.AE65]));5);IF([.AE65]&gt;-0.575;1735+[.AE65]*(-518.2+[.AE65]*(103.4+[.AE65]*(-12.79+[.AE65]*0.711)));-20.772/TAN(RADIANS([.AE65])))))/3600" office:value-type="float" office:value="0.016633174894804">
            <text:p>0.02</text:p>
          </table:table-cell>
          <table:table-cell table:formula="of:=[.AE65]+[.AF65]" office:value-type="float" office:value="44.1158184542987">
            <text:p>44.12</text:p>
          </table:table-cell>
          <table:table-cell table:formula="of:=IF([.AC65]&gt;0;MOD(DEGREES(ACOS(((SIN(RADIANS([.$B$2]))*COS(RADIANS([.AD65])))-SIN(RADIANS([.T65])))/(COS(RADIANS([.$B$2]))*SIN(RADIANS([.AD65])))))+180;360);MOD(540-DEGREES(ACOS(((SIN(RADIANS([.$B$2]))*COS(RADIANS([.AD65])))-SIN(RADIANS([.T65])))/(COS(RADIANS([.$B$2]))*SIN(RADIANS([.AD65])))));360))" office:value-type="float" office:value="176.052756276621">
            <text:p>176.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5]+1" office:value-type="date" office:date-value="2026-03-06">
            <text:p>3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6]+2415018.5+[.E66]-[.$B$4]/24" office:value-type="float" office:value="2461106.29166667">
            <text:p>2461106.29</text:p>
          </table:table-cell>
          <table:table-cell table:style-name="ce9" table:formula="of:=([.F66]-2451545)/36525" office:value-type="float" office:value="0.261773899155825">
            <text:p>0.26177390</text:p>
          </table:table-cell>
          <table:table-cell/>
          <table:table-cell table:formula="of:=MOD(280.46646+[.G66]*(36000.76983+[.G66]*0.0003032);360)" office:value-type="float" office:value="344.528371787444">
            <text:p>344.53</text:p>
          </table:table-cell>
          <table:table-cell table:formula="of:=357.52911+[.G66]*(35999.05029-0.0001537*[.G66])" office:value-type="float" office:value="9781.14085978755">
            <text:p>9781.14</text:p>
          </table:table-cell>
          <table:table-cell table:formula="of:=0.016708634-[.G66]*(0.000042037+0.0000001267*[.G66])" office:value-type="float" office:value="0.0166976211284109">
            <text:p>0.02</text:p>
          </table:table-cell>
          <table:table-cell table:formula="of:=SIN(RADIANS([.J66]))*(1.914602-[.G66]*(0.004817+0.000014*[.G66]))+SIN(RADIANS(2*[.J66]))*(0.019993-0.000101*[.G66])+SIN(RADIANS(3*[.J66]))*0.000289" office:value-type="float" office:value="1.69258348701112">
            <text:p>1.69</text:p>
          </table:table-cell>
          <table:table-cell table:formula="of:=[.I66]+[.L66]" office:value-type="float" office:value="346.220955274456">
            <text:p>346.22</text:p>
          </table:table-cell>
          <table:table-cell table:formula="of:=[.J66]+[.L66]" office:value-type="float" office:value="9782.83344327457">
            <text:p>9782.83</text:p>
          </table:table-cell>
          <table:table-cell table:formula="of:=(1.000001018*(1-[.K66]*[.K66]))/(1+[.K66]*COS(RADIANS([.N66])))" office:value-type="float" office:value="0.992158213042648">
            <text:p>0.99</text:p>
          </table:table-cell>
          <table:table-cell table:formula="of:=[.M66]-0.00569-0.00478*SIN(RADIANS(125.04-1934.136*[.G66]))" office:value-type="float" office:value="346.216998997332">
            <text:p>346.22</text:p>
          </table:table-cell>
          <table:table-cell table:formula="of:=23+(26+((21.448-[.G66]*(46.815+[.G66]*(0.00059-[.G66]*0.001813))))/60)/60" office:value-type="float" office:value="23.4358869575008">
            <text:p>23.44</text:p>
          </table:table-cell>
          <table:table-cell table:formula="of:=[.Q66]+0.00256*COS(RADIANS(125.04-1934.136*[.G66]))" office:value-type="float" office:value="23.4382726332292">
            <text:p>23.44</text:p>
          </table:table-cell>
          <table:table-cell table:formula="of:=DEGREES(ATAN2(COS(RADIANS([.P66]));COS(RADIANS([.R66]))*SIN(RADIANS([.P66]))))" office:value-type="float" office:value="-12.6841101166243">
            <text:p>-12.68</text:p>
          </table:table-cell>
          <table:table-cell table:formula="of:=DEGREES(ASIN(SIN(RADIANS([.R66]))*SIN(RADIANS([.P66]))))" office:value-type="float" office:value="-5.43777479208567">
            <text:p>-5.44</text:p>
          </table:table-cell>
          <table:table-cell table:formula="of:=TAN(RADIANS([.R66]/2))*TAN(RADIANS([.R66]/2))" office:value-type="float" office:value="0.0430306831279">
            <text:p>0.04</text:p>
          </table:table-cell>
          <table:table-cell table:formula="of:=4*DEGREES([.U66]*SIN(2*RADIANS([.I66]))-2*[.K66]*SIN(RADIANS([.J66]))+4*[.K66]*[.U66]*SIN(RADIANS([.J66]))*COS(2*RADIANS([.I66]))-0.5*[.U66]*[.U66]*SIN(4*RADIANS([.I66]))-1.25*[.K66]*[.K66]*SIN(2*RADIANS([.J66])))" office:value-type="float" office:value="-11.1596001613086">
            <text:p>-11.16</text:p>
          </table:table-cell>
          <table:table-cell table:formula="of:=DEGREES(ACOS(COS(RADIANS(90.833))/(COS(RADIANS([.$B$2]))*COS(RADIANS([.T66])))-TAN(RADIANS([.$B$2]))*TAN(RADIANS([.T66]))))" office:value-type="float" office:value="86.5135463361174">
            <text:p>86.51</text:p>
          </table:table-cell>
          <table:table-cell table:style-name="ce7" table:formula="of:=(720-4*[.$B$3]-[.V66]+[.$B$4]*60)/1440" office:value-type="float" office:value="0.507749722334242">
            <text:p>12:11:10</text:p>
          </table:table-cell>
          <table:table-cell table:style-name="ce7" table:formula="of:=([.X66]*1440-[.W66]*4)/1440" office:value-type="float" office:value="0.267434315845027">
            <text:p>6:25:06</text:p>
          </table:table-cell>
          <table:table-cell table:style-name="ce7" table:formula="of:=([.X66]*1440+[.W66]*4)/1440" office:value-type="float" office:value="0.748065128823457">
            <text:p>17:57:13</text:p>
          </table:table-cell>
          <table:table-cell table:formula="of:=8*[.W66]" office:value-type="float" office:value="692.108370688939">
            <text:p>692.11</text:p>
          </table:table-cell>
          <table:table-cell table:formula="of:=MOD([.E66]*1440+[.V66]+4*[.$B$3]-60*[.$B$4];1440)" office:value-type="float" office:value="708.840399838691">
            <text:p>708.84</text:p>
          </table:table-cell>
          <table:table-cell table:formula="of:=IF([.AB66]/4&lt;0;[.AB66]/4+180;[.AB66]/4-180)" office:value-type="float" office:value="-2.78990004032715">
            <text:p>-2.79</text:p>
          </table:table-cell>
          <table:table-cell table:formula="of:=DEGREES(ACOS(SIN(RADIANS([.$B$2]))*SIN(RADIANS([.T66]))+COS(RADIANS([.$B$2]))*COS(RADIANS([.T66]))*COS(RADIANS([.AC66]))))" office:value-type="float" office:value="45.5104163192521">
            <text:p>45.51</text:p>
          </table:table-cell>
          <table:table-cell table:formula="of:=90-[.AD66]" office:value-type="float" office:value="44.4895836807479">
            <text:p>44.49</text:p>
          </table:table-cell>
          <table:table-cell table:formula="of:=IF([.AE66]&gt;85;0;IF([.AE66]&gt;5;58.1/TAN(RADIANS([.AE66]))-0.07/POWER(TAN(RADIANS([.AE66]));3)+0.000086/POWER(TAN(RADIANS([.AE66]));5);IF([.AE66]&gt;-0.575;1735+[.AE66]*(-518.2+[.AE66]*(103.4+[.AE66]*(-12.79+[.AE66]*0.711)));-20.772/TAN(RADIANS([.AE66])))))/3600" office:value-type="float" office:value="0.0164085400697653">
            <text:p>0.02</text:p>
          </table:table-cell>
          <table:table-cell table:formula="of:=[.AE66]+[.AF66]" office:value-type="float" office:value="44.5059922208177">
            <text:p>44.51</text:p>
          </table:table-cell>
          <table:table-cell table:formula="of:=IF([.AC66]&gt;0;MOD(DEGREES(ACOS(((SIN(RADIANS([.$B$2]))*COS(RADIANS([.AD66])))-SIN(RADIANS([.T66])))/(COS(RADIANS([.$B$2]))*SIN(RADIANS([.AD66])))))+180;360);MOD(540-DEGREES(ACOS(((SIN(RADIANS([.$B$2]))*COS(RADIANS([.AD66])))-SIN(RADIANS([.T66])))/(COS(RADIANS([.$B$2]))*SIN(RADIANS([.AD66])))));360))" office:value-type="float" office:value="176.105308872434">
            <text:p>176.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6]+1" office:value-type="date" office:date-value="2026-03-07">
            <text:p>3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7]+2415018.5+[.E67]-[.$B$4]/24" office:value-type="float" office:value="2461107.29166667">
            <text:p>2461107.29</text:p>
          </table:table-cell>
          <table:table-cell table:style-name="ce9" table:formula="of:=([.F67]-2451545)/36525" office:value-type="float" office:value="0.261801277663696">
            <text:p>0.26180128</text:p>
          </table:table-cell>
          <table:table-cell/>
          <table:table-cell table:formula="of:=MOD(280.46646+[.G67]*(36000.76983+[.G67]*0.0003032);360)" office:value-type="float" office:value="345.514019151955">
            <text:p>345.51</text:p>
          </table:table-cell>
          <table:table-cell table:formula="of:=357.52911+[.G67]*(35999.05029-0.0001537*[.G67])" office:value-type="float" office:value="9782.12646006708">
            <text:p>9782.13</text:p>
          </table:table-cell>
          <table:table-cell table:formula="of:=0.016708634-[.G67]*(0.000042037+0.0000001267*[.G67])" office:value-type="float" office:value="0.0166976199756844">
            <text:p>0.02</text:p>
          </table:table-cell>
          <table:table-cell table:formula="of:=SIN(RADIANS([.J67]))*(1.914602-[.G67]*(0.004817+0.000014*[.G67]))+SIN(RADIANS(2*[.J67]))*(0.019993-0.000101*[.G67])+SIN(RADIANS(3*[.J67]))*0.000289" office:value-type="float" office:value="1.70782883619631">
            <text:p>1.71</text:p>
          </table:table-cell>
          <table:table-cell table:formula="of:=[.I67]+[.L67]" office:value-type="float" office:value="347.221847988151">
            <text:p>347.22</text:p>
          </table:table-cell>
          <table:table-cell table:formula="of:=[.J67]+[.L67]" office:value-type="float" office:value="9783.83428890327">
            <text:p>9783.83</text:p>
          </table:table-cell>
          <table:table-cell table:formula="of:=(1.000001018*(1-[.K67]*[.K67]))/(1+[.K67]*COS(RADIANS([.N67])))" office:value-type="float" office:value="0.992414927536234">
            <text:p>0.99</text:p>
          </table:table-cell>
          <table:table-cell table:formula="of:=[.M67]-0.00569-0.00478*SIN(RADIANS(125.04-1934.136*[.G67]))" office:value-type="float" office:value="347.217895827217">
            <text:p>347.22</text:p>
          </table:table-cell>
          <table:table-cell table:formula="of:=23+(26+((21.448-[.G67]*(46.815+[.G67]*(0.00059-[.G67]*0.001813))))/60)/60" office:value-type="float" office:value="23.4358866014666">
            <text:p>23.44</text:p>
          </table:table-cell>
          <table:table-cell table:formula="of:=[.Q67]+0.00256*COS(RADIANS(125.04-1934.136*[.G67]))" office:value-type="float" office:value="23.4382714180209">
            <text:p>23.44</text:p>
          </table:table-cell>
          <table:table-cell table:formula="of:=DEGREES(ATAN2(COS(RADIANS([.P67]));COS(RADIANS([.R67]))*SIN(RADIANS([.P67]))))" office:value-type="float" office:value="-11.7580608441446">
            <text:p>-11.76</text:p>
          </table:table-cell>
          <table:table-cell table:formula="of:=DEGREES(ASIN(SIN(RADIANS([.R67]))*SIN(RADIANS([.P67]))))" office:value-type="float" office:value="-5.04868318450054">
            <text:p>-5.05</text:p>
          </table:table-cell>
          <table:table-cell table:formula="of:=TAN(RADIANS([.R67]/2))*TAN(RADIANS([.R67]/2))" office:value-type="float" office:value="0.0430306785389399">
            <text:p>0.04</text:p>
          </table:table-cell>
          <table:table-cell table:formula="of:=4*DEGREES([.U67]*SIN(2*RADIANS([.I67]))-2*[.K67]*SIN(RADIANS([.J67]))+4*[.K67]*[.U67]*SIN(RADIANS([.J67]))*COS(2*RADIANS([.I67]))-0.5*[.U67]*[.U67]*SIN(4*RADIANS([.I67]))-1.25*[.K67]*[.K67]*SIN(2*RADIANS([.J67])))" office:value-type="float" office:value="-10.9193825366052">
            <text:p>-10.92</text:p>
          </table:table-cell>
          <table:table-cell table:formula="of:=DEGREES(ACOS(COS(RADIANS(90.833))/(COS(RADIANS([.$B$2]))*COS(RADIANS([.T67])))-TAN(RADIANS([.$B$2]))*TAN(RADIANS([.T67]))))" office:value-type="float" office:value="86.8426566689946">
            <text:p>86.84</text:p>
          </table:table-cell>
          <table:table-cell table:style-name="ce7" table:formula="of:=(720-4*[.$B$3]-[.V67]+[.$B$4]*60)/1440" office:value-type="float" office:value="0.507582904539309">
            <text:p>12:10:55</text:p>
          </table:table-cell>
          <table:table-cell table:style-name="ce7" table:formula="of:=([.X67]*1440-[.W67]*4)/1440" office:value-type="float" office:value="0.266353302680991">
            <text:p>6:23:33</text:p>
          </table:table-cell>
          <table:table-cell table:style-name="ce7" table:formula="of:=([.X67]*1440+[.W67]*4)/1440" office:value-type="float" office:value="0.748812506397627">
            <text:p>17:58:17</text:p>
          </table:table-cell>
          <table:table-cell table:formula="of:=8*[.W67]" office:value-type="float" office:value="694.741253351957">
            <text:p>694.74</text:p>
          </table:table-cell>
          <table:table-cell table:formula="of:=MOD([.E67]*1440+[.V67]+4*[.$B$3]-60*[.$B$4];1440)" office:value-type="float" office:value="709.080617463395">
            <text:p>709.08</text:p>
          </table:table-cell>
          <table:table-cell table:formula="of:=IF([.AB67]/4&lt;0;[.AB67]/4+180;[.AB67]/4-180)" office:value-type="float" office:value="-2.7298456341513">
            <text:p>-2.73</text:p>
          </table:table-cell>
          <table:table-cell table:formula="of:=DEGREES(ACOS(SIN(RADIANS([.$B$2]))*SIN(RADIANS([.T67]))+COS(RADIANS([.$B$2]))*COS(RADIANS([.T67]))*COS(RADIANS([.AC67]))))" office:value-type="float" office:value="45.1187461554961">
            <text:p>45.12</text:p>
          </table:table-cell>
          <table:table-cell table:formula="of:=90-[.AD67]" office:value-type="float" office:value="44.8812538445039">
            <text:p>44.88</text:p>
          </table:table-cell>
          <table:table-cell table:formula="of:=IF([.AE67]&gt;85;0;IF([.AE67]&gt;5;58.1/TAN(RADIANS([.AE67]))-0.07/POWER(TAN(RADIANS([.AE67]));3)+0.000086/POWER(TAN(RADIANS([.AE67]));5);IF([.AE67]&gt;-0.575;1735+[.AE67]*(-518.2+[.AE67]*(103.4+[.AE67]*(-12.79+[.AE67]*0.711)));-20.772/TAN(RADIANS([.AE67])))))/3600" office:value-type="float" office:value="0.0161862606192689">
            <text:p>0.02</text:p>
          </table:table-cell>
          <table:table-cell table:formula="of:=[.AE67]+[.AF67]" office:value-type="float" office:value="44.8974401051231">
            <text:p>44.9</text:p>
          </table:table-cell>
          <table:table-cell table:formula="of:=IF([.AC67]&gt;0;MOD(DEGREES(ACOS(((SIN(RADIANS([.$B$2]))*COS(RADIANS([.AD67])))-SIN(RADIANS([.T67])))/(COS(RADIANS([.$B$2]))*SIN(RADIANS([.AD67])))))+180;360);MOD(540-DEGREES(ACOS(((SIN(RADIANS([.$B$2]))*COS(RADIANS([.AD67])))-SIN(RADIANS([.T67])))/(COS(RADIANS([.$B$2]))*SIN(RADIANS([.AD67])))));360))" office:value-type="float" office:value="176.160918346715">
            <text:p>176.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7]+1" office:value-type="date" office:date-value="2026-03-08">
            <text:p>3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8]+2415018.5+[.E68]-[.$B$4]/24" office:value-type="float" office:value="2461108.29166667">
            <text:p>2461108.29</text:p>
          </table:table-cell>
          <table:table-cell table:style-name="ce9" table:formula="of:=([.F68]-2451545)/36525" office:value-type="float" office:value="0.261828656171568">
            <text:p>0.26182866</text:p>
          </table:table-cell>
          <table:table-cell/>
          <table:table-cell table:formula="of:=MOD(280.46646+[.G68]*(36000.76983+[.G68]*0.0003032);360)" office:value-type="float" office:value="346.499666516465">
            <text:p>346.5</text:p>
          </table:table-cell>
          <table:table-cell table:formula="of:=357.52911+[.G68]*(35999.05029-0.0001537*[.G68])" office:value-type="float" office:value="9783.1120603466">
            <text:p>9783.11</text:p>
          </table:table-cell>
          <table:table-cell table:formula="of:=0.016708634-[.G68]*(0.000042037+0.0000001267*[.G68])" office:value-type="float" office:value="0.0166976188229577">
            <text:p>0.02</text:p>
          </table:table-cell>
          <table:table-cell table:formula="of:=SIN(RADIANS([.J68]))*(1.914602-[.G68]*(0.004817+0.000014*[.G68]))+SIN(RADIANS(2*[.J68]))*(0.019993-0.000101*[.G68])+SIN(RADIANS(3*[.J68]))*0.000289" office:value-type="float" office:value="1.72255426319159">
            <text:p>1.72</text:p>
          </table:table-cell>
          <table:table-cell table:formula="of:=[.I68]+[.L68]" office:value-type="float" office:value="348.222220779657">
            <text:p>348.22</text:p>
          </table:table-cell>
          <table:table-cell table:formula="of:=[.J68]+[.L68]" office:value-type="float" office:value="9784.83461460979">
            <text:p>9784.83</text:p>
          </table:table-cell>
          <table:table-cell table:formula="of:=(1.000001018*(1-[.K68]*[.K68]))/(1+[.K68]*COS(RADIANS([.N68])))" office:value-type="float" office:value="0.992673854188564">
            <text:p>0.99</text:p>
          </table:table-cell>
          <table:table-cell table:formula="of:=[.M68]-0.00569-0.00478*SIN(RADIANS(125.04-1934.136*[.G68]))" office:value-type="float" office:value="348.218272733427">
            <text:p>348.22</text:p>
          </table:table-cell>
          <table:table-cell table:formula="of:=23+(26+((21.448-[.G68]*(46.815+[.G68]*(0.00059-[.G68]*0.001813))))/60)/60" office:value-type="float" office:value="23.4358862454324">
            <text:p>23.44</text:p>
          </table:table-cell>
          <table:table-cell table:formula="of:=[.Q68]+0.00256*COS(RADIANS(125.04-1934.136*[.G68]))" office:value-type="float" office:value="23.4382702007756">
            <text:p>23.44</text:p>
          </table:table-cell>
          <table:table-cell table:formula="of:=DEGREES(ATAN2(COS(RADIANS([.P68]));COS(RADIANS([.R68]))*SIN(RADIANS([.P68]))))" office:value-type="float" office:value="-10.833604074248">
            <text:p>-10.83</text:p>
          </table:table-cell>
          <table:table-cell table:formula="of:=DEGREES(ASIN(SIN(RADIANS([.R68]))*SIN(RADIANS([.P68]))))" office:value-type="float" office:value="-4.65848428649513">
            <text:p>-4.66</text:p>
          </table:table-cell>
          <table:table-cell table:formula="of:=TAN(RADIANS([.R68]/2))*TAN(RADIANS([.R68]/2))" office:value-type="float" office:value="0.0430306739422876">
            <text:p>0.04</text:p>
          </table:table-cell>
          <table:table-cell table:formula="of:=4*DEGREES([.U68]*SIN(2*RADIANS([.I68]))-2*[.K68]*SIN(RADIANS([.J68]))+4*[.K68]*[.U68]*SIN(RADIANS([.J68]))*COS(2*RADIANS([.I68]))-0.5*[.U68]*[.U68]*SIN(4*RADIANS([.I68]))-1.25*[.K68]*[.K68]*SIN(2*RADIANS([.J68])))" office:value-type="float" office:value="-10.6728589838723">
            <text:p>-10.67</text:p>
          </table:table-cell>
          <table:table-cell table:formula="of:=DEGREES(ACOS(COS(RADIANS(90.833))/(COS(RADIANS([.$B$2]))*COS(RADIANS([.T68])))-TAN(RADIANS([.$B$2]))*TAN(RADIANS([.T68]))))" office:value-type="float" office:value="87.1722533632876">
            <text:p>87.17</text:p>
          </table:table-cell>
          <table:table-cell table:style-name="ce7" table:formula="of:=(720-4*[.$B$3]-[.V68]+[.$B$4]*60)/1440" office:value-type="float" office:value="0.507411707627689">
            <text:p>12:10:40</text:p>
          </table:table-cell>
          <table:table-cell table:style-name="ce7" table:formula="of:=([.X68]*1440-[.W68]*4)/1440" office:value-type="float" office:value="0.265266559396335">
            <text:p>6:21:59</text:p>
          </table:table-cell>
          <table:table-cell table:style-name="ce7" table:formula="of:=([.X68]*1440+[.W68]*4)/1440" office:value-type="float" office:value="0.749556855859044">
            <text:p>17:59:22</text:p>
          </table:table-cell>
          <table:table-cell table:formula="of:=8*[.W68]" office:value-type="float" office:value="697.378026906301">
            <text:p>697.38</text:p>
          </table:table-cell>
          <table:table-cell table:formula="of:=MOD([.E68]*1440+[.V68]+4*[.$B$3]-60*[.$B$4];1440)" office:value-type="float" office:value="709.327141016128">
            <text:p>709.33</text:p>
          </table:table-cell>
          <table:table-cell table:formula="of:=IF([.AB68]/4&lt;0;[.AB68]/4+180;[.AB68]/4-180)" office:value-type="float" office:value="-2.66821474596807">
            <text:p>-2.67</text:p>
          </table:table-cell>
          <table:table-cell table:formula="of:=DEGREES(ACOS(SIN(RADIANS([.$B$2]))*SIN(RADIANS([.T68]))+COS(RADIANS([.$B$2]))*COS(RADIANS([.T68]))*COS(RADIANS([.AC68]))))" office:value-type="float" office:value="44.7259196979088">
            <text:p>44.73</text:p>
          </table:table-cell>
          <table:table-cell table:formula="of:=90-[.AD68]" office:value-type="float" office:value="45.2740803020912">
            <text:p>45.27</text:p>
          </table:table-cell>
          <table:table-cell table:formula="of:=IF([.AE68]&gt;85;0;IF([.AE68]&gt;5;58.1/TAN(RADIANS([.AE68]))-0.07/POWER(TAN(RADIANS([.AE68]));3)+0.000086/POWER(TAN(RADIANS([.AE68]));5);IF([.AE68]&gt;-0.575;1735+[.AE68]*(-518.2+[.AE68]*(103.4+[.AE68]*(-12.79+[.AE68]*0.711)));-20.772/TAN(RADIANS([.AE68])))))/3600" office:value-type="float" office:value="0.0159663472082082">
            <text:p>0.02</text:p>
          </table:table-cell>
          <table:table-cell table:formula="of:=[.AE68]+[.AF68]" office:value-type="float" office:value="45.2900466492994">
            <text:p>45.29</text:p>
          </table:table-cell>
          <table:table-cell table:formula="of:=IF([.AC68]&gt;0;MOD(DEGREES(ACOS(((SIN(RADIANS([.$B$2]))*COS(RADIANS([.AD68])))-SIN(RADIANS([.T68])))/(COS(RADIANS([.$B$2]))*SIN(RADIANS([.AD68])))))+180;360);MOD(540-DEGREES(ACOS(((SIN(RADIANS([.$B$2]))*COS(RADIANS([.AD68])))-SIN(RADIANS([.T68])))/(COS(RADIANS([.$B$2]))*SIN(RADIANS([.AD68])))));360))" office:value-type="float" office:value="176.21954256875">
            <text:p>176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8]+1" office:value-type="date" office:date-value="2026-03-09">
            <text:p>3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69]+2415018.5+[.E69]-[.$B$4]/24" office:value-type="float" office:value="2461109.29166667">
            <text:p>2461109.29</text:p>
          </table:table-cell>
          <table:table-cell table:style-name="ce9" table:formula="of:=([.F69]-2451545)/36525" office:value-type="float" office:value="0.261856034679439">
            <text:p>0.26185603</text:p>
          </table:table-cell>
          <table:table-cell/>
          <table:table-cell table:formula="of:=MOD(280.46646+[.G69]*(36000.76983+[.G69]*0.0003032);360)" office:value-type="float" office:value="347.485313880978">
            <text:p>347.49</text:p>
          </table:table-cell>
          <table:table-cell table:formula="of:=357.52911+[.G69]*(35999.05029-0.0001537*[.G69])" office:value-type="float" office:value="9784.09766062612">
            <text:p>9784.1</text:p>
          </table:table-cell>
          <table:table-cell table:formula="of:=0.016708634-[.G69]*(0.000042037+0.0000001267*[.G69])" office:value-type="float" office:value="0.0166976176702307">
            <text:p>0.02</text:p>
          </table:table-cell>
          <table:table-cell table:formula="of:=SIN(RADIANS([.J69]))*(1.914602-[.G69]*(0.004817+0.000014*[.G69]))+SIN(RADIANS(2*[.J69]))*(0.019993-0.000101*[.G69])+SIN(RADIANS(3*[.J69]))*0.000289" office:value-type="float" office:value="1.7367557975584">
            <text:p>1.74</text:p>
          </table:table-cell>
          <table:table-cell table:formula="of:=[.I69]+[.L69]" office:value-type="float" office:value="349.222069678536">
            <text:p>349.22</text:p>
          </table:table-cell>
          <table:table-cell table:formula="of:=[.J69]+[.L69]" office:value-type="float" office:value="9785.83441642368">
            <text:p>9785.83</text:p>
          </table:table-cell>
          <table:table-cell table:formula="of:=(1.000001018*(1-[.K69]*[.K69]))/(1+[.K69]*COS(RADIANS([.N69])))" office:value-type="float" office:value="0.992934912943143">
            <text:p>0.99</text:p>
          </table:table-cell>
          <table:table-cell table:formula="of:=[.M69]-0.00569-0.00478*SIN(RADIANS(125.04-1934.136*[.G69]))" office:value-type="float" office:value="349.218125745523">
            <text:p>349.22</text:p>
          </table:table-cell>
          <table:table-cell table:formula="of:=23+(26+((21.448-[.G69]*(46.815+[.G69]*(0.00059-[.G69]*0.001813))))/60)/60" office:value-type="float" office:value="23.4358858893982">
            <text:p>23.44</text:p>
          </table:table-cell>
          <table:table-cell table:formula="of:=[.Q69]+0.00256*COS(RADIANS(125.04-1934.136*[.G69]))" office:value-type="float" office:value="23.4382689814939">
            <text:p>23.44</text:p>
          </table:table-cell>
          <table:table-cell table:formula="of:=DEGREES(ATAN2(COS(RADIANS([.P69]));COS(RADIANS([.R69]))*SIN(RADIANS([.P69]))))" office:value-type="float" office:value="-9.91065764859884">
            <text:p>-9.91</text:p>
          </table:table-cell>
          <table:table-cell table:formula="of:=DEGREES(ASIN(SIN(RADIANS([.R69]))*SIN(RADIANS([.P69]))))" office:value-type="float" office:value="-4.26728465195273">
            <text:p>-4.27</text:p>
          </table:table-cell>
          <table:table-cell table:formula="of:=TAN(RADIANS([.R69]/2))*TAN(RADIANS([.R69]/2))" office:value-type="float" office:value="0.0430306693379458">
            <text:p>0.04</text:p>
          </table:table-cell>
          <table:table-cell table:formula="of:=4*DEGREES([.U69]*SIN(2*RADIANS([.I69]))-2*[.K69]*SIN(RADIANS([.J69]))+4*[.K69]*[.U69]*SIN(RADIANS([.J69]))*COS(2*RADIANS([.I69]))-0.5*[.U69]*[.U69]*SIN(4*RADIANS([.I69]))-1.25*[.K69]*[.K69]*SIN(2*RADIANS([.J69])))" office:value-type="float" office:value="-10.4203666814829">
            <text:p>-10.42</text:p>
          </table:table-cell>
          <table:table-cell table:formula="of:=DEGREES(ACOS(COS(RADIANS(90.833))/(COS(RADIANS([.$B$2]))*COS(RADIANS([.T69])))-TAN(RADIANS([.$B$2]))*TAN(RADIANS([.T69]))))" office:value-type="float" office:value="87.5022853639386">
            <text:p>87.5</text:p>
          </table:table-cell>
          <table:table-cell table:style-name="ce7" table:formula="of:=(720-4*[.$B$3]-[.V69]+[.$B$4]*60)/1440" office:value-type="float" office:value="0.50723636575103">
            <text:p>12:10:25</text:p>
          </table:table-cell>
          <table:table-cell table:style-name="ce7" table:formula="of:=([.X69]*1440-[.W69]*4)/1440" office:value-type="float" office:value="0.264174461962311">
            <text:p>6:20:25</text:p>
          </table:table-cell>
          <table:table-cell table:style-name="ce7" table:formula="of:=([.X69]*1440+[.W69]*4)/1440" office:value-type="float" office:value="0.750298269539748">
            <text:p>18:00:26</text:p>
          </table:table-cell>
          <table:table-cell table:formula="of:=8*[.W69]" office:value-type="float" office:value="700.018282911509">
            <text:p>700.02</text:p>
          </table:table-cell>
          <table:table-cell table:formula="of:=MOD([.E69]*1440+[.V69]+4*[.$B$3]-60*[.$B$4];1440)" office:value-type="float" office:value="709.579633318517">
            <text:p>709.58</text:p>
          </table:table-cell>
          <table:table-cell table:formula="of:=IF([.AB69]/4&lt;0;[.AB69]/4+180;[.AB69]/4-180)" office:value-type="float" office:value="-2.60509167037074">
            <text:p>-2.61</text:p>
          </table:table-cell>
          <table:table-cell table:formula="of:=DEGREES(ACOS(SIN(RADIANS([.$B$2]))*SIN(RADIANS([.T69]))+COS(RADIANS([.$B$2]))*COS(RADIANS([.T69]))*COS(RADIANS([.AC69]))))" office:value-type="float" office:value="44.3320519490986">
            <text:p>44.33</text:p>
          </table:table-cell>
          <table:table-cell table:formula="of:=90-[.AD69]" office:value-type="float" office:value="45.6679480509014">
            <text:p>45.67</text:p>
          </table:table-cell>
          <table:table-cell table:formula="of:=IF([.AE69]&gt;85;0;IF([.AE69]&gt;5;58.1/TAN(RADIANS([.AE69]))-0.07/POWER(TAN(RADIANS([.AE69]));3)+0.000086/POWER(TAN(RADIANS([.AE69]));5);IF([.AE69]&gt;-0.575;1735+[.AE69]*(-518.2+[.AE69]*(103.4+[.AE69]*(-12.79+[.AE69]*0.711)));-20.772/TAN(RADIANS([.AE69])))))/3600" office:value-type="float" office:value="0.0157488081093564">
            <text:p>0.02</text:p>
          </table:table-cell>
          <table:table-cell table:formula="of:=[.AE69]+[.AF69]" office:value-type="float" office:value="45.6836968590108">
            <text:p>45.68</text:p>
          </table:table-cell>
          <table:table-cell table:formula="of:=IF([.AC69]&gt;0;MOD(DEGREES(ACOS(((SIN(RADIANS([.$B$2]))*COS(RADIANS([.AD69])))-SIN(RADIANS([.T69])))/(COS(RADIANS([.$B$2]))*SIN(RADIANS([.AD69])))))+180;360);MOD(540-DEGREES(ACOS(((SIN(RADIANS([.$B$2]))*COS(RADIANS([.AD69])))-SIN(RADIANS([.T69])))/(COS(RADIANS([.$B$2]))*SIN(RADIANS([.AD69])))));360))" office:value-type="float" office:value="176.281137196665">
            <text:p>176.2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69]+1" office:value-type="date" office:date-value="2026-03-10">
            <text:p>3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0]+2415018.5+[.E70]-[.$B$4]/24" office:value-type="float" office:value="2461110.29166667">
            <text:p>2461110.29</text:p>
          </table:table-cell>
          <table:table-cell table:style-name="ce9" table:formula="of:=([.F70]-2451545)/36525" office:value-type="float" office:value="0.26188341318731">
            <text:p>0.26188341</text:p>
          </table:table-cell>
          <table:table-cell/>
          <table:table-cell table:formula="of:=MOD(280.46646+[.G70]*(36000.76983+[.G70]*0.0003032);360)" office:value-type="float" office:value="348.470961245488">
            <text:p>348.47</text:p>
          </table:table-cell>
          <table:table-cell table:formula="of:=357.52911+[.G70]*(35999.05029-0.0001537*[.G70])" office:value-type="float" office:value="9785.08326090564">
            <text:p>9785.08</text:p>
          </table:table-cell>
          <table:table-cell table:formula="of:=0.016708634-[.G70]*(0.000042037+0.0000001267*[.G70])" office:value-type="float" office:value="0.0166976165175036">
            <text:p>0.02</text:p>
          </table:table-cell>
          <table:table-cell table:formula="of:=SIN(RADIANS([.J70]))*(1.914602-[.G70]*(0.004817+0.000014*[.G70]))+SIN(RADIANS(2*[.J70]))*(0.019993-0.000101*[.G70])+SIN(RADIANS(3*[.J70]))*0.000289" office:value-type="float" office:value="1.7504296405039">
            <text:p>1.75</text:p>
          </table:table-cell>
          <table:table-cell table:formula="of:=[.I70]+[.L70]" office:value-type="float" office:value="350.221390885992">
            <text:p>350.22</text:p>
          </table:table-cell>
          <table:table-cell table:formula="of:=[.J70]+[.L70]" office:value-type="float" office:value="9786.83369054615">
            <text:p>9786.83</text:p>
          </table:table-cell>
          <table:table-cell table:formula="of:=(1.000001018*(1-[.K70]*[.K70]))/(1+[.K70]*COS(RADIANS([.N70])))" office:value-type="float" office:value="0.99319802321016">
            <text:p>0.99</text:p>
          </table:table-cell>
          <table:table-cell table:formula="of:=[.M70]-0.00569-0.00478*SIN(RADIANS(125.04-1934.136*[.G70]))" office:value-type="float" office:value="350.217451064704">
            <text:p>350.22</text:p>
          </table:table-cell>
          <table:table-cell table:formula="of:=23+(26+((21.448-[.G70]*(46.815+[.G70]*(0.00059-[.G70]*0.001813))))/60)/60" office:value-type="float" office:value="23.435885533364">
            <text:p>23.44</text:p>
          </table:table-cell>
          <table:table-cell table:formula="of:=[.Q70]+0.00256*COS(RADIANS(125.04-1934.136*[.G70]))" office:value-type="float" office:value="23.4382677601767">
            <text:p>23.44</text:p>
          </table:table-cell>
          <table:table-cell table:formula="of:=DEGREES(ATAN2(COS(RADIANS([.P70]));COS(RADIANS([.R70]))*SIN(RADIANS([.P70]))))" office:value-type="float" office:value="-8.98913880483426">
            <text:p>-8.99</text:p>
          </table:table-cell>
          <table:table-cell table:formula="of:=DEGREES(ASIN(SIN(RADIANS([.R70]))*SIN(RADIANS([.P70]))))" office:value-type="float" office:value="-3.87519032673609">
            <text:p>-3.88</text:p>
          </table:table-cell>
          <table:table-cell table:formula="of:=TAN(RADIANS([.R70]/2))*TAN(RADIANS([.R70]/2))" office:value-type="float" office:value="0.0430306647259174">
            <text:p>0.04</text:p>
          </table:table-cell>
          <table:table-cell table:formula="of:=4*DEGREES([.U70]*SIN(2*RADIANS([.I70]))-2*[.K70]*SIN(RADIANS([.J70]))+4*[.K70]*[.U70]*SIN(RADIANS([.J70]))*COS(2*RADIANS([.I70]))-0.5*[.U70]*[.U70]*SIN(4*RADIANS([.I70]))-1.25*[.K70]*[.K70]*SIN(2*RADIANS([.J70])))" office:value-type="float" office:value="-10.1622445175314">
            <text:p>-10.16</text:p>
          </table:table-cell>
          <table:table-cell table:formula="of:=DEGREES(ACOS(COS(RADIANS(90.833))/(COS(RADIANS([.$B$2]))*COS(RADIANS([.T70])))-TAN(RADIANS([.$B$2]))*TAN(RADIANS([.T70]))))" office:value-type="float" office:value="87.8327028824733">
            <text:p>87.83</text:p>
          </table:table-cell>
          <table:table-cell table:style-name="ce7" table:formula="of:=(720-4*[.$B$3]-[.V70]+[.$B$4]*60)/1440" office:value-type="float" office:value="0.507057114248286">
            <text:p>12:10:10</text:p>
          </table:table-cell>
          <table:table-cell table:style-name="ce7" table:formula="of:=([.X70]*1440-[.W70]*4)/1440" office:value-type="float" office:value="0.263077384019193">
            <text:p>6:18:50</text:p>
          </table:table-cell>
          <table:table-cell table:style-name="ce7" table:formula="of:=([.X70]*1440+[.W70]*4)/1440" office:value-type="float" office:value="0.751036844477378">
            <text:p>18:01:30</text:p>
          </table:table-cell>
          <table:table-cell table:formula="of:=8*[.W70]" office:value-type="float" office:value="702.661623059786">
            <text:p>702.66</text:p>
          </table:table-cell>
          <table:table-cell table:formula="of:=MOD([.E70]*1440+[.V70]+4*[.$B$3]-60*[.$B$4];1440)" office:value-type="float" office:value="709.837755482469">
            <text:p>709.84</text:p>
          </table:table-cell>
          <table:table-cell table:formula="of:=IF([.AB70]/4&lt;0;[.AB70]/4+180;[.AB70]/4-180)" office:value-type="float" office:value="-2.54056112938284">
            <text:p>-2.54</text:p>
          </table:table-cell>
          <table:table-cell table:formula="of:=DEGREES(ACOS(SIN(RADIANS([.$B$2]))*SIN(RADIANS([.T70]))+COS(RADIANS([.$B$2]))*COS(RADIANS([.T70]))*COS(RADIANS([.AC70]))))" office:value-type="float" office:value="43.9372574201004">
            <text:p>43.94</text:p>
          </table:table-cell>
          <table:table-cell table:formula="of:=90-[.AD70]" office:value-type="float" office:value="46.0627425798996">
            <text:p>46.06</text:p>
          </table:table-cell>
          <table:table-cell table:formula="of:=IF([.AE70]&gt;85;0;IF([.AE70]&gt;5;58.1/TAN(RADIANS([.AE70]))-0.07/POWER(TAN(RADIANS([.AE70]));3)+0.000086/POWER(TAN(RADIANS([.AE70]));5);IF([.AE70]&gt;-0.575;1735+[.AE70]*(-518.2+[.AE70]*(103.4+[.AE70]*(-12.79+[.AE70]*0.711)));-20.772/TAN(RADIANS([.AE70])))))/3600" office:value-type="float" office:value="0.0155336493688094">
            <text:p>0.02</text:p>
          </table:table-cell>
          <table:table-cell table:formula="of:=[.AE70]+[.AF70]" office:value-type="float" office:value="46.0782762292684">
            <text:p>46.08</text:p>
          </table:table-cell>
          <table:table-cell table:formula="of:=IF([.AC70]&gt;0;MOD(DEGREES(ACOS(((SIN(RADIANS([.$B$2]))*COS(RADIANS([.AD70])))-SIN(RADIANS([.T70])))/(COS(RADIANS([.$B$2]))*SIN(RADIANS([.AD70])))))+180;360);MOD(540-DEGREES(ACOS(((SIN(RADIANS([.$B$2]))*COS(RADIANS([.AD70])))-SIN(RADIANS([.T70])))/(COS(RADIANS([.$B$2]))*SIN(RADIANS([.AD70])))));360))" office:value-type="float" office:value="176.345655675683">
            <text:p>176.3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0]+1" office:value-type="date" office:date-value="2026-03-11">
            <text:p>3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1]+2415018.5+[.E71]-[.$B$4]/24" office:value-type="float" office:value="2461111.29166667">
            <text:p>2461111.29</text:p>
          </table:table-cell>
          <table:table-cell table:style-name="ce9" table:formula="of:=([.F71]-2451545)/36525" office:value-type="float" office:value="0.261910791695182">
            <text:p>0.26191079</text:p>
          </table:table-cell>
          <table:table-cell/>
          <table:table-cell table:formula="of:=MOD(280.46646+[.G71]*(36000.76983+[.G71]*0.0003032);360)" office:value-type="float" office:value="349.456608610002">
            <text:p>349.46</text:p>
          </table:table-cell>
          <table:table-cell table:formula="of:=357.52911+[.G71]*(35999.05029-0.0001537*[.G71])" office:value-type="float" office:value="9786.06886118516">
            <text:p>9786.07</text:p>
          </table:table-cell>
          <table:table-cell table:formula="of:=0.016708634-[.G71]*(0.000042037+0.0000001267*[.G71])" office:value-type="float" office:value="0.0166976153647763">
            <text:p>0.02</text:p>
          </table:table-cell>
          <table:table-cell table:formula="of:=SIN(RADIANS([.J71]))*(1.914602-[.G71]*(0.004817+0.000014*[.G71]))+SIN(RADIANS(2*[.J71]))*(0.019993-0.000101*[.G71])+SIN(RADIANS(3*[.J71]))*0.000289" office:value-type="float" office:value="1.7635721654763">
            <text:p>1.76</text:p>
          </table:table-cell>
          <table:table-cell table:formula="of:=[.I71]+[.L71]" office:value-type="float" office:value="351.220180775478">
            <text:p>351.22</text:p>
          </table:table-cell>
          <table:table-cell table:formula="of:=[.J71]+[.L71]" office:value-type="float" office:value="9787.83243335064">
            <text:p>9787.83</text:p>
          </table:table-cell>
          <table:table-cell table:formula="of:=(1.000001018*(1-[.K71]*[.K71]))/(1+[.K71]*COS(RADIANS([.N71])))" office:value-type="float" office:value="0.993463103894197">
            <text:p>0.99</text:p>
          </table:table-cell>
          <table:table-cell table:formula="of:=[.M71]-0.00569-0.00478*SIN(RADIANS(125.04-1934.136*[.G71]))" office:value-type="float" office:value="351.216245064421">
            <text:p>351.22</text:p>
          </table:table-cell>
          <table:table-cell table:formula="of:=23+(26+((21.448-[.G71]*(46.815+[.G71]*(0.00059-[.G71]*0.001813))))/60)/60" office:value-type="float" office:value="23.4358851773298">
            <text:p>23.44</text:p>
          </table:table-cell>
          <table:table-cell table:formula="of:=[.Q71]+0.00256*COS(RADIANS(125.04-1934.136*[.G71]))" office:value-type="float" office:value="23.4382665368246">
            <text:p>23.44</text:p>
          </table:table-cell>
          <table:table-cell table:formula="of:=DEGREES(ATAN2(COS(RADIANS([.P71]));COS(RADIANS([.R71]))*SIN(RADIANS([.P71]))))" office:value-type="float" office:value="-8.06896424631423">
            <text:p>-8.07</text:p>
          </table:table-cell>
          <table:table-cell table:formula="of:=DEGREES(ASIN(SIN(RADIANS([.R71]))*SIN(RADIANS([.P71]))))" office:value-type="float" office:value="-3.48230685316635">
            <text:p>-3.48</text:p>
          </table:table-cell>
          <table:table-cell table:formula="of:=TAN(RADIANS([.R71]/2))*TAN(RADIANS([.R71]/2))" office:value-type="float" office:value="0.0430306601062051">
            <text:p>0.04</text:p>
          </table:table-cell>
          <table:table-cell table:formula="of:=4*DEGREES([.U71]*SIN(2*RADIANS([.I71]))-2*[.K71]*SIN(RADIANS([.J71]))+4*[.K71]*[.U71]*SIN(RADIANS([.J71]))*COS(2*RADIANS([.I71]))-0.5*[.U71]*[.U71]*SIN(4*RADIANS([.I71]))-1.25*[.K71]*[.K71]*SIN(2*RADIANS([.J71])))" office:value-type="float" office:value="-9.89883277117595">
            <text:p>-9.9</text:p>
          </table:table-cell>
          <table:table-cell table:formula="of:=DEGREES(ACOS(COS(RADIANS(90.833))/(COS(RADIANS([.$B$2]))*COS(RADIANS([.T71])))-TAN(RADIANS([.$B$2]))*TAN(RADIANS([.T71]))))" office:value-type="float" office:value="88.1634573022672">
            <text:p>88.16</text:p>
          </table:table-cell>
          <table:table-cell table:style-name="ce7" table:formula="of:=(720-4*[.$B$3]-[.V71]+[.$B$4]*60)/1440" office:value-type="float" office:value="0.506874189424428">
            <text:p>12:09:54</text:p>
          </table:table-cell>
          <table:table-cell table:style-name="ce7" table:formula="of:=([.X71]*1440-[.W71]*4)/1440" office:value-type="float" office:value="0.26197569691813">
            <text:p>6:17:15</text:p>
          </table:table-cell>
          <table:table-cell table:style-name="ce7" table:formula="of:=([.X71]*1440+[.W71]*4)/1440" office:value-type="float" office:value="0.751772681930725">
            <text:p>18:02:33</text:p>
          </table:table-cell>
          <table:table-cell table:formula="of:=8*[.W71]" office:value-type="float" office:value="705.307658418138">
            <text:p>705.31</text:p>
          </table:table-cell>
          <table:table-cell table:formula="of:=MOD([.E71]*1440+[.V71]+4*[.$B$3]-60*[.$B$4];1440)" office:value-type="float" office:value="710.101167228824">
            <text:p>710.1</text:p>
          </table:table-cell>
          <table:table-cell table:formula="of:=IF([.AB71]/4&lt;0;[.AB71]/4+180;[.AB71]/4-180)" office:value-type="float" office:value="-2.474708192794">
            <text:p>-2.47</text:p>
          </table:table-cell>
          <table:table-cell table:formula="of:=DEGREES(ACOS(SIN(RADIANS([.$B$2]))*SIN(RADIANS([.T71]))+COS(RADIANS([.$B$2]))*COS(RADIANS([.T71]))*COS(RADIANS([.AC71]))))" office:value-type="float" office:value="43.5416501062726">
            <text:p>43.54</text:p>
          </table:table-cell>
          <table:table-cell table:formula="of:=90-[.AD71]" office:value-type="float" office:value="46.4583498937274">
            <text:p>46.46</text:p>
          </table:table-cell>
          <table:table-cell table:formula="of:=IF([.AE71]&gt;85;0;IF([.AE71]&gt;5;58.1/TAN(RADIANS([.AE71]))-0.07/POWER(TAN(RADIANS([.AE71]));3)+0.000086/POWER(TAN(RADIANS([.AE71]));5);IF([.AE71]&gt;-0.575;1735+[.AE71]*(-518.2+[.AE71]*(103.4+[.AE71]*(-12.79+[.AE71]*0.711)));-20.772/TAN(RADIANS([.AE71])))))/3600" office:value-type="float" office:value="0.0153208749646579">
            <text:p>0.02</text:p>
          </table:table-cell>
          <table:table-cell table:formula="of:=[.AE71]+[.AF71]" office:value-type="float" office:value="46.473670768692">
            <text:p>46.47</text:p>
          </table:table-cell>
          <table:table-cell table:formula="of:=IF([.AC71]&gt;0;MOD(DEGREES(ACOS(((SIN(RADIANS([.$B$2]))*COS(RADIANS([.AD71])))-SIN(RADIANS([.T71])))/(COS(RADIANS([.$B$2]))*SIN(RADIANS([.AD71])))))+180;360);MOD(540-DEGREES(ACOS(((SIN(RADIANS([.$B$2]))*COS(RADIANS([.AD71])))-SIN(RADIANS([.T71])))/(COS(RADIANS([.$B$2]))*SIN(RADIANS([.AD71])))));360))" office:value-type="float" office:value="176.413049232853">
            <text:p>176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1]+1" office:value-type="date" office:date-value="2026-03-12">
            <text:p>3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2]+2415018.5+[.E72]-[.$B$4]/24" office:value-type="float" office:value="2461112.29166667">
            <text:p>2461112.29</text:p>
          </table:table-cell>
          <table:table-cell table:style-name="ce9" table:formula="of:=([.F72]-2451545)/36525" office:value-type="float" office:value="0.261938170203053">
            <text:p>0.26193817</text:p>
          </table:table-cell>
          <table:table-cell/>
          <table:table-cell table:formula="of:=MOD(280.46646+[.G72]*(36000.76983+[.G72]*0.0003032);360)" office:value-type="float" office:value="350.442255974514">
            <text:p>350.44</text:p>
          </table:table-cell>
          <table:table-cell table:formula="of:=357.52911+[.G72]*(35999.05029-0.0001537*[.G72])" office:value-type="float" office:value="9787.05446146468">
            <text:p>9787.05</text:p>
          </table:table-cell>
          <table:table-cell table:formula="of:=0.016708634-[.G72]*(0.000042037+0.0000001267*[.G72])" office:value-type="float" office:value="0.0166976142120488">
            <text:p>0.02</text:p>
          </table:table-cell>
          <table:table-cell table:formula="of:=SIN(RADIANS([.J72]))*(1.914602-[.G72]*(0.004817+0.000014*[.G72]))+SIN(RADIANS(2*[.J72]))*(0.019993-0.000101*[.G72])+SIN(RADIANS(3*[.J72]))*0.000289" office:value-type="float" office:value="1.77617991869097">
            <text:p>1.78</text:p>
          </table:table-cell>
          <table:table-cell table:formula="of:=[.I72]+[.L72]" office:value-type="float" office:value="352.218435893205">
            <text:p>352.22</text:p>
          </table:table-cell>
          <table:table-cell table:formula="of:=[.J72]+[.L72]" office:value-type="float" office:value="9788.83064138337">
            <text:p>9788.83</text:p>
          </table:table-cell>
          <table:table-cell table:formula="of:=(1.000001018*(1-[.K72]*[.K72]))/(1+[.K72]*COS(RADIANS([.N72])))" office:value-type="float" office:value="0.993730073421963">
            <text:p>0.99</text:p>
          </table:table-cell>
          <table:table-cell table:formula="of:=[.M72]-0.00569-0.00478*SIN(RADIANS(125.04-1934.136*[.G72]))" office:value-type="float" office:value="352.21450429088">
            <text:p>352.21</text:p>
          </table:table-cell>
          <table:table-cell table:formula="of:=23+(26+((21.448-[.G72]*(46.815+[.G72]*(0.00059-[.G72]*0.001813))))/60)/60" office:value-type="float" office:value="23.4358848212956">
            <text:p>23.44</text:p>
          </table:table-cell>
          <table:table-cell table:formula="of:=[.Q72]+0.00256*COS(RADIANS(125.04-1934.136*[.G72]))" office:value-type="float" office:value="23.4382653114384">
            <text:p>23.44</text:p>
          </table:table-cell>
          <table:table-cell table:formula="of:=DEGREES(ATAN2(COS(RADIANS([.P72]));COS(RADIANS([.R72]))*SIN(RADIANS([.P72]))))" office:value-type="float" office:value="-7.15005021022187">
            <text:p>-7.15</text:p>
          </table:table-cell>
          <table:table-cell table:formula="of:=DEGREES(ASIN(SIN(RADIANS([.R72]))*SIN(RADIANS([.P72]))))" office:value-type="float" office:value="-3.08873927554305">
            <text:p>-3.09</text:p>
          </table:table-cell>
          <table:table-cell table:formula="of:=TAN(RADIANS([.R72]/2))*TAN(RADIANS([.R72]/2))" office:value-type="float" office:value="0.0430306554788117">
            <text:p>0.04</text:p>
          </table:table-cell>
          <table:table-cell table:formula="of:=4*DEGREES([.U72]*SIN(2*RADIANS([.I72]))-2*[.K72]*SIN(RADIANS([.J72]))+4*[.K72]*[.U72]*SIN(RADIANS([.J72]))*COS(2*RADIANS([.I72]))-0.5*[.U72]*[.U72]*SIN(4*RADIANS([.I72]))-1.25*[.K72]*[.K72]*SIN(2*RADIANS([.J72])))" office:value-type="float" office:value="-9.63047280796988">
            <text:p>-9.63</text:p>
          </table:table-cell>
          <table:table-cell table:formula="of:=DEGREES(ACOS(COS(RADIANS(90.833))/(COS(RADIANS([.$B$2]))*COS(RADIANS([.T72])))-TAN(RADIANS([.$B$2]))*TAN(RADIANS([.T72]))))" office:value-type="float" office:value="88.4945010836674">
            <text:p>88.49</text:p>
          </table:table-cell>
          <table:table-cell table:style-name="ce7" table:formula="of:=(720-4*[.$B$3]-[.V72]+[.$B$4]*60)/1440" office:value-type="float" office:value="0.506687828338868">
            <text:p>12:09:38</text:p>
          </table:table-cell>
          <table:table-cell table:style-name="ce7" table:formula="of:=([.X72]*1440-[.W72]*4)/1440" office:value-type="float" office:value="0.260869769773125">
            <text:p>6:15:39</text:p>
          </table:table-cell>
          <table:table-cell table:style-name="ce7" table:formula="of:=([.X72]*1440+[.W72]*4)/1440" office:value-type="float" office:value="0.752505886904611">
            <text:p>18:03:37</text:p>
          </table:table-cell>
          <table:table-cell table:formula="of:=8*[.W72]" office:value-type="float" office:value="707.956008669339">
            <text:p>707.96</text:p>
          </table:table-cell>
          <table:table-cell table:formula="of:=MOD([.E72]*1440+[.V72]+4*[.$B$3]-60*[.$B$4];1440)" office:value-type="float" office:value="710.36952719203">
            <text:p>710.37</text:p>
          </table:table-cell>
          <table:table-cell table:formula="of:=IF([.AB72]/4&lt;0;[.AB72]/4+180;[.AB72]/4-180)" office:value-type="float" office:value="-2.40761820199248">
            <text:p>-2.41</text:p>
          </table:table-cell>
          <table:table-cell table:formula="of:=DEGREES(ACOS(SIN(RADIANS([.$B$2]))*SIN(RADIANS([.T72]))+COS(RADIANS([.$B$2]))*COS(RADIANS([.T72]))*COS(RADIANS([.AC72]))))" office:value-type="float" office:value="43.1453434646899">
            <text:p>43.15</text:p>
          </table:table-cell>
          <table:table-cell table:formula="of:=90-[.AD72]" office:value-type="float" office:value="46.8546565353101">
            <text:p>46.85</text:p>
          </table:table-cell>
          <table:table-cell table:formula="of:=IF([.AE72]&gt;85;0;IF([.AE72]&gt;5;58.1/TAN(RADIANS([.AE72]))-0.07/POWER(TAN(RADIANS([.AE72]));3)+0.000086/POWER(TAN(RADIANS([.AE72]));5);IF([.AE72]&gt;-0.575;1735+[.AE72]*(-518.2+[.AE72]*(103.4+[.AE72]*(-12.79+[.AE72]*0.711)));-20.772/TAN(RADIANS([.AE72])))))/3600" office:value-type="float" office:value="0.0151104869589683">
            <text:p>0.02</text:p>
          </table:table-cell>
          <table:table-cell table:formula="of:=[.AE72]+[.AF72]" office:value-type="float" office:value="46.8697670222691">
            <text:p>46.87</text:p>
          </table:table-cell>
          <table:table-cell table:formula="of:=IF([.AC72]&gt;0;MOD(DEGREES(ACOS(((SIN(RADIANS([.$B$2]))*COS(RADIANS([.AD72])))-SIN(RADIANS([.T72])))/(COS(RADIANS([.$B$2]))*SIN(RADIANS([.AD72])))))+180;360);MOD(540-DEGREES(ACOS(((SIN(RADIANS([.$B$2]))*COS(RADIANS([.AD72])))-SIN(RADIANS([.T72])))/(COS(RADIANS([.$B$2]))*SIN(RADIANS([.AD72])))));360))" office:value-type="float" office:value="176.483266868064">
            <text:p>176.4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2]+1" office:value-type="date" office:date-value="2026-03-13">
            <text:p>3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3]+2415018.5+[.E73]-[.$B$4]/24" office:value-type="float" office:value="2461113.29166667">
            <text:p>2461113.29</text:p>
          </table:table-cell>
          <table:table-cell table:style-name="ce9" table:formula="of:=([.F73]-2451545)/36525" office:value-type="float" office:value="0.261965548710924">
            <text:p>0.26196555</text:p>
          </table:table-cell>
          <table:table-cell/>
          <table:table-cell table:formula="of:=MOD(280.46646+[.G73]*(36000.76983+[.G73]*0.0003032);360)" office:value-type="float" office:value="351.427903339027">
            <text:p>351.43</text:p>
          </table:table-cell>
          <table:table-cell table:formula="of:=357.52911+[.G73]*(35999.05029-0.0001537*[.G73])" office:value-type="float" office:value="9788.0400617442">
            <text:p>9788.04</text:p>
          </table:table-cell>
          <table:table-cell table:formula="of:=0.016708634-[.G73]*(0.000042037+0.0000001267*[.G73])" office:value-type="float" office:value="0.0166976130593211">
            <text:p>0.02</text:p>
          </table:table-cell>
          <table:table-cell table:formula="of:=SIN(RADIANS([.J73]))*(1.914602-[.G73]*(0.004817+0.000014*[.G73]))+SIN(RADIANS(2*[.J73]))*(0.019993-0.000101*[.G73])+SIN(RADIANS(3*[.J73]))*0.000289" office:value-type="float" office:value="1.78824961958722">
            <text:p>1.79</text:p>
          </table:table-cell>
          <table:table-cell table:formula="of:=[.I73]+[.L73]" office:value-type="float" office:value="353.216152958614">
            <text:p>353.22</text:p>
          </table:table-cell>
          <table:table-cell table:formula="of:=[.J73]+[.L73]" office:value-type="float" office:value="9789.82831136379">
            <text:p>9789.83</text:p>
          </table:table-cell>
          <table:table-cell table:formula="of:=(1.000001018*(1-[.K73]*[.K73]))/(1+[.K73]*COS(RADIANS([.N73])))" office:value-type="float" office:value="0.993998849770026">
            <text:p>0.99</text:p>
          </table:table-cell>
          <table:table-cell table:formula="of:=[.M73]-0.00569-0.00478*SIN(RADIANS(125.04-1934.136*[.G73]))" office:value-type="float" office:value="353.212225463518">
            <text:p>353.21</text:p>
          </table:table-cell>
          <table:table-cell table:formula="of:=23+(26+((21.448-[.G73]*(46.815+[.G73]*(0.00059-[.G73]*0.001813))))/60)/60" office:value-type="float" office:value="23.4358844652615">
            <text:p>23.44</text:p>
          </table:table-cell>
          <table:table-cell table:formula="of:=[.Q73]+0.00256*COS(RADIANS(125.04-1934.136*[.G73]))" office:value-type="float" office:value="23.4382640840188">
            <text:p>23.44</text:p>
          </table:table-cell>
          <table:table-cell table:formula="of:=DEGREES(ATAN2(COS(RADIANS([.P73]));COS(RADIANS([.R73]))*SIN(RADIANS([.P73]))))" office:value-type="float" office:value="-6.23231253403237">
            <text:p>-6.23</text:p>
          </table:table-cell>
          <table:table-cell table:formula="of:=DEGREES(ASIN(SIN(RADIANS([.R73]))*SIN(RADIANS([.P73]))))" office:value-type="float" office:value="-2.69459214659203">
            <text:p>-2.69</text:p>
          </table:table-cell>
          <table:table-cell table:formula="of:=TAN(RADIANS([.R73]/2))*TAN(RADIANS([.R73]/2))" office:value-type="float" office:value="0.0430306508437401">
            <text:p>0.04</text:p>
          </table:table-cell>
          <table:table-cell table:formula="of:=4*DEGREES([.U73]*SIN(2*RADIANS([.I73]))-2*[.K73]*SIN(RADIANS([.J73]))+4*[.K73]*[.U73]*SIN(RADIANS([.J73]))*COS(2*RADIANS([.I73]))-0.5*[.U73]*[.U73]*SIN(4*RADIANS([.I73]))-1.25*[.K73]*[.K73]*SIN(2*RADIANS([.J73])))" office:value-type="float" office:value="-9.35750678887847">
            <text:p>-9.36</text:p>
          </table:table-cell>
          <table:table-cell table:formula="of:=DEGREES(ACOS(COS(RADIANS(90.833))/(COS(RADIANS([.$B$2]))*COS(RADIANS([.T73])))-TAN(RADIANS([.$B$2]))*TAN(RADIANS([.T73]))))" office:value-type="float" office:value="88.8257876690922">
            <text:p>88.83</text:p>
          </table:table-cell>
          <table:table-cell table:style-name="ce7" table:formula="of:=(720-4*[.$B$3]-[.V73]+[.$B$4]*60)/1440" office:value-type="float" office:value="0.506498268603388">
            <text:p>12:09:21</text:p>
          </table:table-cell>
          <table:table-cell table:style-name="ce7" table:formula="of:=([.X73]*1440-[.W73]*4)/1440" office:value-type="float" office:value="0.259759969522576">
            <text:p>6:14:03</text:p>
          </table:table-cell>
          <table:table-cell table:style-name="ce7" table:formula="of:=([.X73]*1440+[.W73]*4)/1440" office:value-type="float" office:value="0.753236567684199">
            <text:p>18:04:40</text:p>
          </table:table-cell>
          <table:table-cell table:formula="of:=8*[.W73]" office:value-type="float" office:value="710.606301352737">
            <text:p>710.61</text:p>
          </table:table-cell>
          <table:table-cell table:formula="of:=MOD([.E73]*1440+[.V73]+4*[.$B$3]-60*[.$B$4];1440)" office:value-type="float" office:value="710.642493211122">
            <text:p>710.64</text:p>
          </table:table-cell>
          <table:table-cell table:formula="of:=IF([.AB73]/4&lt;0;[.AB73]/4+180;[.AB73]/4-180)" office:value-type="float" office:value="-2.33937669721962">
            <text:p>-2.34</text:p>
          </table:table-cell>
          <table:table-cell table:formula="of:=DEGREES(ACOS(SIN(RADIANS([.$B$2]))*SIN(RADIANS([.T73]))+COS(RADIANS([.$B$2]))*COS(RADIANS([.T73]))*COS(RADIANS([.AC73]))))" office:value-type="float" office:value="42.7484503929748">
            <text:p>42.75</text:p>
          </table:table-cell>
          <table:table-cell table:formula="of:=90-[.AD73]" office:value-type="float" office:value="47.2515496070252">
            <text:p>47.25</text:p>
          </table:table-cell>
          <table:table-cell table:formula="of:=IF([.AE73]&gt;85;0;IF([.AE73]&gt;5;58.1/TAN(RADIANS([.AE73]))-0.07/POWER(TAN(RADIANS([.AE73]));3)+0.000086/POWER(TAN(RADIANS([.AE73]));5);IF([.AE73]&gt;-0.575;1735+[.AE73]*(-518.2+[.AE73]*(103.4+[.AE73]*(-12.79+[.AE73]*0.711)));-20.772/TAN(RADIANS([.AE73])))))/3600" office:value-type="float" office:value="0.0149024856431395">
            <text:p>0.01</text:p>
          </table:table-cell>
          <table:table-cell table:formula="of:=[.AE73]+[.AF73]" office:value-type="float" office:value="47.2664520926683">
            <text:p>47.27</text:p>
          </table:table-cell>
          <table:table-cell table:formula="of:=IF([.AC73]&gt;0;MOD(DEGREES(ACOS(((SIN(RADIANS([.$B$2]))*COS(RADIANS([.AD73])))-SIN(RADIANS([.T73])))/(COS(RADIANS([.$B$2]))*SIN(RADIANS([.AD73])))))+180;360);MOD(540-DEGREES(ACOS(((SIN(RADIANS([.$B$2]))*COS(RADIANS([.AD73])))-SIN(RADIANS([.T73])))/(COS(RADIANS([.$B$2]))*SIN(RADIANS([.AD73])))));360))" office:value-type="float" office:value="176.556255341253">
            <text:p>176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3]+1" office:value-type="date" office:date-value="2026-03-14">
            <text:p>3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4]+2415018.5+[.E74]-[.$B$4]/24" office:value-type="float" office:value="2461114.29166667">
            <text:p>2461114.29</text:p>
          </table:table-cell>
          <table:table-cell table:style-name="ce9" table:formula="of:=([.F74]-2451545)/36525" office:value-type="float" office:value="0.261992927218796">
            <text:p>0.26199293</text:p>
          </table:table-cell>
          <table:table-cell/>
          <table:table-cell table:formula="of:=MOD(280.46646+[.G74]*(36000.76983+[.G74]*0.0003032);360)" office:value-type="float" office:value="352.413550703541">
            <text:p>352.41</text:p>
          </table:table-cell>
          <table:table-cell table:formula="of:=357.52911+[.G74]*(35999.05029-0.0001537*[.G74])" office:value-type="float" office:value="9789.02566202372">
            <text:p>9789.03</text:p>
          </table:table-cell>
          <table:table-cell table:formula="of:=0.016708634-[.G74]*(0.000042037+0.0000001267*[.G74])" office:value-type="float" office:value="0.0166976119065933">
            <text:p>0.02</text:p>
          </table:table-cell>
          <table:table-cell table:formula="of:=SIN(RADIANS([.J74]))*(1.914602-[.G74]*(0.004817+0.000014*[.G74]))+SIN(RADIANS(2*[.J74]))*(0.019993-0.000101*[.G74])+SIN(RADIANS(3*[.J74]))*0.000289" office:value-type="float" office:value="1.79977816121764">
            <text:p>1.8</text:p>
          </table:table-cell>
          <table:table-cell table:formula="of:=[.I74]+[.L74]" office:value-type="float" office:value="354.213328864758">
            <text:p>354.21</text:p>
          </table:table-cell>
          <table:table-cell table:formula="of:=[.J74]+[.L74]" office:value-type="float" office:value="9790.82544018494">
            <text:p>9790.83</text:p>
          </table:table-cell>
          <table:table-cell table:formula="of:=(1.000001018*(1-[.K74]*[.K74]))/(1+[.K74]*COS(RADIANS([.N74])))" office:value-type="float" office:value="0.994269350492527">
            <text:p>0.99</text:p>
          </table:table-cell>
          <table:table-cell table:formula="of:=[.M74]-0.00569-0.00478*SIN(RADIANS(125.04-1934.136*[.G74]))" office:value-type="float" office:value="354.209405475387">
            <text:p>354.21</text:p>
          </table:table-cell>
          <table:table-cell table:formula="of:=23+(26+((21.448-[.G74]*(46.815+[.G74]*(0.00059-[.G74]*0.001813))))/60)/60" office:value-type="float" office:value="23.4358841092273">
            <text:p>23.44</text:p>
          </table:table-cell>
          <table:table-cell table:formula="of:=[.Q74]+0.00256*COS(RADIANS(125.04-1934.136*[.G74]))" office:value-type="float" office:value="23.4382628545666">
            <text:p>23.44</text:p>
          </table:table-cell>
          <table:table-cell table:formula="of:=DEGREES(ATAN2(COS(RADIANS([.P74]));COS(RADIANS([.R74]))*SIN(RADIANS([.P74]))))" office:value-type="float" office:value="-5.31566672049843">
            <text:p>-5.32</text:p>
          </table:table-cell>
          <table:table-cell table:formula="of:=DEGREES(ASIN(SIN(RADIANS([.R74]))*SIN(RADIANS([.P74]))))" office:value-type="float" office:value="-2.29996953478331">
            <text:p>-2.3</text:p>
          </table:table-cell>
          <table:table-cell table:formula="of:=TAN(RADIANS([.R74]/2))*TAN(RADIANS([.R74]/2))" office:value-type="float" office:value="0.043030646200993">
            <text:p>0.04</text:p>
          </table:table-cell>
          <table:table-cell table:formula="of:=4*DEGREES([.U74]*SIN(2*RADIANS([.I74]))-2*[.K74]*SIN(RADIANS([.J74]))+4*[.K74]*[.U74]*SIN(RADIANS([.J74]))*COS(2*RADIANS([.I74]))-0.5*[.U74]*[.U74]*SIN(4*RADIANS([.I74]))-1.25*[.K74]*[.K74]*SIN(2*RADIANS([.J74])))" office:value-type="float" office:value="-9.08027739265249">
            <text:p>-9.08</text:p>
          </table:table-cell>
          <table:table-cell table:formula="of:=DEGREES(ACOS(COS(RADIANS(90.833))/(COS(RADIANS([.$B$2]))*COS(RADIANS([.T74])))-TAN(RADIANS([.$B$2]))*TAN(RADIANS([.T74]))))" office:value-type="float" office:value="89.157271388177">
            <text:p>89.16</text:p>
          </table:table-cell>
          <table:table-cell table:style-name="ce7" table:formula="of:=(720-4*[.$B$3]-[.V74]+[.$B$4]*60)/1440" office:value-type="float" office:value="0.506305748189342">
            <text:p>12:09:05</text:p>
          </table:table-cell>
          <table:table-cell table:style-name="ce7" table:formula="of:=([.X74]*1440-[.W74]*4)/1440" office:value-type="float" office:value="0.258646660999961">
            <text:p>6:12:27</text:p>
          </table:table-cell>
          <table:table-cell table:style-name="ce7" table:formula="of:=([.X74]*1440+[.W74]*4)/1440" office:value-type="float" office:value="0.753964835378723">
            <text:p>18:05:43</text:p>
          </table:table-cell>
          <table:table-cell table:formula="of:=8*[.W74]" office:value-type="float" office:value="713.258171105416">
            <text:p>713.26</text:p>
          </table:table-cell>
          <table:table-cell table:formula="of:=MOD([.E74]*1440+[.V74]+4*[.$B$3]-60*[.$B$4];1440)" office:value-type="float" office:value="710.919722607347">
            <text:p>710.92</text:p>
          </table:table-cell>
          <table:table-cell table:formula="of:=IF([.AB74]/4&lt;0;[.AB74]/4+180;[.AB74]/4-180)" office:value-type="float" office:value="-2.27006934816313">
            <text:p>-2.27</text:p>
          </table:table-cell>
          <table:table-cell table:formula="of:=DEGREES(ACOS(SIN(RADIANS([.$B$2]))*SIN(RADIANS([.T74]))+COS(RADIANS([.$B$2]))*COS(RADIANS([.T74]))*COS(RADIANS([.AC74]))))" office:value-type="float" office:value="42.3510832095626">
            <text:p>42.35</text:p>
          </table:table-cell>
          <table:table-cell table:formula="of:=90-[.AD74]" office:value-type="float" office:value="47.6489167904374">
            <text:p>47.65</text:p>
          </table:table-cell>
          <table:table-cell table:formula="of:=IF([.AE74]&gt;85;0;IF([.AE74]&gt;5;58.1/TAN(RADIANS([.AE74]))-0.07/POWER(TAN(RADIANS([.AE74]));3)+0.000086/POWER(TAN(RADIANS([.AE74]));5);IF([.AE74]&gt;-0.575;1735+[.AE74]*(-518.2+[.AE74]*(103.4+[.AE74]*(-12.79+[.AE74]*0.711)));-20.772/TAN(RADIANS([.AE74])))))/3600" office:value-type="float" office:value="0.0146968696767603">
            <text:p>0.01</text:p>
          </table:table-cell>
          <table:table-cell table:formula="of:=[.AE74]+[.AF74]" office:value-type="float" office:value="47.6636136601142">
            <text:p>47.66</text:p>
          </table:table-cell>
          <table:table-cell table:formula="of:=IF([.AC74]&gt;0;MOD(DEGREES(ACOS(((SIN(RADIANS([.$B$2]))*COS(RADIANS([.AD74])))-SIN(RADIANS([.T74])))/(COS(RADIANS([.$B$2]))*SIN(RADIANS([.AD74])))))+180;360);MOD(540-DEGREES(ACOS(((SIN(RADIANS([.$B$2]))*COS(RADIANS([.AD74])))-SIN(RADIANS([.T74])))/(COS(RADIANS([.$B$2]))*SIN(RADIANS([.AD74])))));360))" office:value-type="float" office:value="176.631959155644">
            <text:p>176.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4]+1" office:value-type="date" office:date-value="2026-03-15">
            <text:p>3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5]+2415018.5+[.E75]-[.$B$4]/24" office:value-type="float" office:value="2461115.29166667">
            <text:p>2461115.29</text:p>
          </table:table-cell>
          <table:table-cell table:style-name="ce9" table:formula="of:=([.F75]-2451545)/36525" office:value-type="float" office:value="0.262020305726667">
            <text:p>0.26202031</text:p>
          </table:table-cell>
          <table:table-cell/>
          <table:table-cell table:formula="of:=MOD(280.46646+[.G75]*(36000.76983+[.G75]*0.0003032);360)" office:value-type="float" office:value="353.399198068055">
            <text:p>353.4</text:p>
          </table:table-cell>
          <table:table-cell table:formula="of:=357.52911+[.G75]*(35999.05029-0.0001537*[.G75])" office:value-type="float" office:value="9790.01126230324">
            <text:p>9790.01</text:p>
          </table:table-cell>
          <table:table-cell table:formula="of:=0.016708634-[.G75]*(0.000042037+0.0000001267*[.G75])" office:value-type="float" office:value="0.0166976107538652">
            <text:p>0.02</text:p>
          </table:table-cell>
          <table:table-cell table:formula="of:=SIN(RADIANS([.J75]))*(1.914602-[.G75]*(0.004817+0.000014*[.G75]))+SIN(RADIANS(2*[.J75]))*(0.019993-0.000101*[.G75])+SIN(RADIANS(3*[.J75]))*0.000289" office:value-type="float" office:value="1.8107626105693">
            <text:p>1.81</text:p>
          </table:table-cell>
          <table:table-cell table:formula="of:=[.I75]+[.L75]" office:value-type="float" office:value="355.209960678624">
            <text:p>355.21</text:p>
          </table:table-cell>
          <table:table-cell table:formula="of:=[.J75]+[.L75]" office:value-type="float" office:value="9791.82202491381">
            <text:p>9791.82</text:p>
          </table:table-cell>
          <table:table-cell table:formula="of:=(1.000001018*(1-[.K75]*[.K75]))/(1+[.K75]*COS(RADIANS([.N75])))" office:value-type="float" office:value="0.994541492748882">
            <text:p>0.99</text:p>
          </table:table-cell>
          <table:table-cell table:formula="of:=[.M75]-0.00569-0.00478*SIN(RADIANS(125.04-1934.136*[.G75]))" office:value-type="float" office:value="355.206041393468">
            <text:p>355.21</text:p>
          </table:table-cell>
          <table:table-cell table:formula="of:=23+(26+((21.448-[.G75]*(46.815+[.G75]*(0.00059-[.G75]*0.001813))))/60)/60" office:value-type="float" office:value="23.4358837531931">
            <text:p>23.44</text:p>
          </table:table-cell>
          <table:table-cell table:formula="of:=[.Q75]+0.00256*COS(RADIANS(125.04-1934.136*[.G75]))" office:value-type="float" office:value="23.4382616230826">
            <text:p>23.44</text:p>
          </table:table-cell>
          <table:table-cell table:formula="of:=DEGREES(ATAN2(COS(RADIANS([.P75]));COS(RADIANS([.R75]))*SIN(RADIANS([.P75]))))" office:value-type="float" office:value="-4.40002800121715">
            <text:p>-4.4</text:p>
          </table:table-cell>
          <table:table-cell table:formula="of:=DEGREES(ASIN(SIN(RADIANS([.R75]))*SIN(RADIANS([.P75]))))" office:value-type="float" office:value="-1.90497503242569">
            <text:p>-1.9</text:p>
          </table:table-cell>
          <table:table-cell table:formula="of:=TAN(RADIANS([.R75]/2))*TAN(RADIANS([.R75]/2))" office:value-type="float" office:value="0.0430306415505733">
            <text:p>0.04</text:p>
          </table:table-cell>
          <table:table-cell table:formula="of:=4*DEGREES([.U75]*SIN(2*RADIANS([.I75]))-2*[.K75]*SIN(RADIANS([.J75]))+4*[.K75]*[.U75]*SIN(RADIANS([.J75]))*COS(2*RADIANS([.I75]))-0.5*[.U75]*[.U75]*SIN(4*RADIANS([.I75]))-1.25*[.K75]*[.K75]*SIN(2*RADIANS([.J75])))" office:value-type="float" office:value="-8.79912755111274">
            <text:p>-8.8</text:p>
          </table:table-cell>
          <table:table-cell table:formula="of:=DEGREES(ACOS(COS(RADIANS(90.833))/(COS(RADIANS([.$B$2]))*COS(RADIANS([.T75])))-TAN(RADIANS([.$B$2]))*TAN(RADIANS([.T75]))))" office:value-type="float" office:value="89.4889073630562">
            <text:p>89.49</text:p>
          </table:table-cell>
          <table:table-cell table:style-name="ce7" table:formula="of:=(720-4*[.$B$3]-[.V75]+[.$B$4]*60)/1440" office:value-type="float" office:value="0.506110505243828">
            <text:p>12:08:48</text:p>
          </table:table-cell>
          <table:table-cell table:style-name="ce7" table:formula="of:=([.X75]*1440-[.W75]*4)/1440" office:value-type="float" office:value="0.257530207013116">
            <text:p>6:10:51</text:p>
          </table:table-cell>
          <table:table-cell table:style-name="ce7" table:formula="of:=([.X75]*1440+[.W75]*4)/1440" office:value-type="float" office:value="0.75469080347454">
            <text:p>18:06:45</text:p>
          </table:table-cell>
          <table:table-cell table:formula="of:=8*[.W75]" office:value-type="float" office:value="715.91125890445">
            <text:p>715.91</text:p>
          </table:table-cell>
          <table:table-cell table:formula="of:=MOD([.E75]*1440+[.V75]+4*[.$B$3]-60*[.$B$4];1440)" office:value-type="float" office:value="711.200872448887">
            <text:p>711.2</text:p>
          </table:table-cell>
          <table:table-cell table:formula="of:=IF([.AB75]/4&lt;0;[.AB75]/4+180;[.AB75]/4-180)" office:value-type="float" office:value="-2.19978188777819">
            <text:p>-2.2</text:p>
          </table:table-cell>
          <table:table-cell table:formula="of:=DEGREES(ACOS(SIN(RADIANS([.$B$2]))*SIN(RADIANS([.T75]))+COS(RADIANS([.$B$2]))*COS(RADIANS([.T75]))*COS(RADIANS([.AC75]))))" office:value-type="float" office:value="41.9533536353516">
            <text:p>41.95</text:p>
          </table:table-cell>
          <table:table-cell table:formula="of:=90-[.AD75]" office:value-type="float" office:value="48.0466463646484">
            <text:p>48.05</text:p>
          </table:table-cell>
          <table:table-cell table:formula="of:=IF([.AE75]&gt;85;0;IF([.AE75]&gt;5;58.1/TAN(RADIANS([.AE75]))-0.07/POWER(TAN(RADIANS([.AE75]));3)+0.000086/POWER(TAN(RADIANS([.AE75]));5);IF([.AE75]&gt;-0.575;1735+[.AE75]*(-518.2+[.AE75]*(103.4+[.AE75]*(-12.79+[.AE75]*0.711)));-20.772/TAN(RADIANS([.AE75])))))/3600" office:value-type="float" office:value="0.0144936362200815">
            <text:p>0.01</text:p>
          </table:table-cell>
          <table:table-cell table:formula="of:=[.AE75]+[.AF75]" office:value-type="float" office:value="48.0611400008685">
            <text:p>48.06</text:p>
          </table:table-cell>
          <table:table-cell table:formula="of:=IF([.AC75]&gt;0;MOD(DEGREES(ACOS(((SIN(RADIANS([.$B$2]))*COS(RADIANS([.AD75])))-SIN(RADIANS([.T75])))/(COS(RADIANS([.$B$2]))*SIN(RADIANS([.AD75])))))+180;360);MOD(540-DEGREES(ACOS(((SIN(RADIANS([.$B$2]))*COS(RADIANS([.AD75])))-SIN(RADIANS([.T75])))/(COS(RADIANS([.$B$2]))*SIN(RADIANS([.AD75])))));360))" office:value-type="float" office:value="176.710320536965">
            <text:p>176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5]+1" office:value-type="date" office:date-value="2026-03-16">
            <text:p>3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6]+2415018.5+[.E76]-[.$B$4]/24" office:value-type="float" office:value="2461116.29166667">
            <text:p>2461116.29</text:p>
          </table:table-cell>
          <table:table-cell table:style-name="ce9" table:formula="of:=([.F76]-2451545)/36525" office:value-type="float" office:value="0.262047684234538">
            <text:p>0.26204768</text:p>
          </table:table-cell>
          <table:table-cell/>
          <table:table-cell table:formula="of:=MOD(280.46646+[.G76]*(36000.76983+[.G76]*0.0003032);360)" office:value-type="float" office:value="354.384845432569">
            <text:p>354.38</text:p>
          </table:table-cell>
          <table:table-cell table:formula="of:=357.52911+[.G76]*(35999.05029-0.0001537*[.G76])" office:value-type="float" office:value="9790.99686258276">
            <text:p>9791</text:p>
          </table:table-cell>
          <table:table-cell table:formula="of:=0.016708634-[.G76]*(0.000042037+0.0000001267*[.G76])" office:value-type="float" office:value="0.016697609601137">
            <text:p>0.02</text:p>
          </table:table-cell>
          <table:table-cell table:formula="of:=SIN(RADIANS([.J76]))*(1.914602-[.G76]*(0.004817+0.000014*[.G76]))+SIN(RADIANS(2*[.J76]))*(0.019993-0.000101*[.G76])+SIN(RADIANS(3*[.J76]))*0.000289" office:value-type="float" office:value="1.82120020881871">
            <text:p>1.82</text:p>
          </table:table-cell>
          <table:table-cell table:formula="of:=[.I76]+[.L76]" office:value-type="float" office:value="356.206045641388">
            <text:p>356.21</text:p>
          </table:table-cell>
          <table:table-cell table:formula="of:=[.J76]+[.L76]" office:value-type="float" office:value="9792.81806279158">
            <text:p>9792.82</text:p>
          </table:table-cell>
          <table:table-cell table:formula="of:=(1.000001018*(1-[.K76]*[.K76]))/(1+[.K76]*COS(RADIANS([.N76])))" office:value-type="float" office:value="0.994815193331437">
            <text:p>0.99</text:p>
          </table:table-cell>
          <table:table-cell table:formula="of:=[.M76]-0.00569-0.00478*SIN(RADIANS(125.04-1934.136*[.G76]))" office:value-type="float" office:value="356.202130458934">
            <text:p>356.2</text:p>
          </table:table-cell>
          <table:table-cell table:formula="of:=23+(26+((21.448-[.G76]*(46.815+[.G76]*(0.00059-[.G76]*0.001813))))/60)/60" office:value-type="float" office:value="23.4358833971589">
            <text:p>23.44</text:p>
          </table:table-cell>
          <table:table-cell table:formula="of:=[.Q76]+0.00256*COS(RADIANS(125.04-1934.136*[.G76]))" office:value-type="float" office:value="23.4382603895674">
            <text:p>23.44</text:p>
          </table:table-cell>
          <table:table-cell table:formula="of:=DEGREES(ATAN2(COS(RADIANS([.P76]));COS(RADIANS([.R76]))*SIN(RADIANS([.P76]))))" office:value-type="float" office:value="-3.48531139886882">
            <text:p>-3.49</text:p>
          </table:table-cell>
          <table:table-cell table:formula="of:=DEGREES(ASIN(SIN(RADIANS([.R76]))*SIN(RADIANS([.P76]))))" office:value-type="float" office:value="-1.50971176445601">
            <text:p>-1.51</text:p>
          </table:table-cell>
          <table:table-cell table:formula="of:=TAN(RADIANS([.R76]/2))*TAN(RADIANS([.R76]/2))" office:value-type="float" office:value="0.0430306368924839">
            <text:p>0.04</text:p>
          </table:table-cell>
          <table:table-cell table:formula="of:=4*DEGREES([.U76]*SIN(2*RADIANS([.I76]))-2*[.K76]*SIN(RADIANS([.J76]))+4*[.K76]*[.U76]*SIN(RADIANS([.J76]))*COS(2*RADIANS([.I76]))-0.5*[.U76]*[.U76]*SIN(4*RADIANS([.I76]))-1.25*[.K76]*[.K76]*SIN(2*RADIANS([.J76])))" office:value-type="float" office:value="-8.51440019684494">
            <text:p>-8.51</text:p>
          </table:table-cell>
          <table:table-cell table:formula="of:=DEGREES(ACOS(COS(RADIANS(90.833))/(COS(RADIANS([.$B$2]))*COS(RADIANS([.T76])))-TAN(RADIANS([.$B$2]))*TAN(RADIANS([.T76]))))" office:value-type="float" office:value="89.8206514138499">
            <text:p>89.82</text:p>
          </table:table-cell>
          <table:table-cell table:style-name="ce7" table:formula="of:=(720-4*[.$B$3]-[.V76]+[.$B$4]*60)/1440" office:value-type="float" office:value="0.505912777914476">
            <text:p>12:08:31</text:p>
          </table:table-cell>
          <table:table-cell table:style-name="ce7" table:formula="of:=([.X76]*1440-[.W76]*4)/1440" office:value-type="float" office:value="0.256410968431559">
            <text:p>6:09:14</text:p>
          </table:table-cell>
          <table:table-cell table:style-name="ce7" table:formula="of:=([.X76]*1440+[.W76]*4)/1440" office:value-type="float" office:value="0.755414587397392">
            <text:p>18:07:48</text:p>
          </table:table-cell>
          <table:table-cell table:formula="of:=8*[.W76]" office:value-type="float" office:value="718.565211310799">
            <text:p>718.57</text:p>
          </table:table-cell>
          <table:table-cell table:formula="of:=MOD([.E76]*1440+[.V76]+4*[.$B$3]-60*[.$B$4];1440)" office:value-type="float" office:value="711.485599803155">
            <text:p>711.49</text:p>
          </table:table-cell>
          <table:table-cell table:formula="of:=IF([.AB76]/4&lt;0;[.AB76]/4+180;[.AB76]/4-180)" office:value-type="float" office:value="-2.12860004921123">
            <text:p>-2.13</text:p>
          </table:table-cell>
          <table:table-cell table:formula="of:=DEGREES(ACOS(SIN(RADIANS([.$B$2]))*SIN(RADIANS([.T76]))+COS(RADIANS([.$B$2]))*COS(RADIANS([.T76]))*COS(RADIANS([.AC76]))))" office:value-type="float" office:value="41.5553727767026">
            <text:p>41.56</text:p>
          </table:table-cell>
          <table:table-cell table:formula="of:=90-[.AD76]" office:value-type="float" office:value="48.4446272232974">
            <text:p>48.44</text:p>
          </table:table-cell>
          <table:table-cell table:formula="of:=IF([.AE76]&gt;85;0;IF([.AE76]&gt;5;58.1/TAN(RADIANS([.AE76]))-0.07/POWER(TAN(RADIANS([.AE76]));3)+0.000086/POWER(TAN(RADIANS([.AE76]));5);IF([.AE76]&gt;-0.575;1735+[.AE76]*(-518.2+[.AE76]*(103.4+[.AE76]*(-12.79+[.AE76]*0.711)));-20.772/TAN(RADIANS([.AE76])))))/3600" office:value-type="float" office:value="0.0142927810602431">
            <text:p>0.01</text:p>
          </table:table-cell>
          <table:table-cell table:formula="of:=[.AE76]+[.AF76]" office:value-type="float" office:value="48.4589200043576">
            <text:p>48.46</text:p>
          </table:table-cell>
          <table:table-cell table:formula="of:=IF([.AC76]&gt;0;MOD(DEGREES(ACOS(((SIN(RADIANS([.$B$2]))*COS(RADIANS([.AD76])))-SIN(RADIANS([.T76])))/(COS(RADIANS([.$B$2]))*SIN(RADIANS([.AD76])))))+180;360);MOD(540-DEGREES(ACOS(((SIN(RADIANS([.$B$2]))*COS(RADIANS([.AD76])))-SIN(RADIANS([.T76])))/(COS(RADIANS([.$B$2]))*SIN(RADIANS([.AD76])))));360))" office:value-type="float" office:value="176.791279408561">
            <text:p>176.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6]+1" office:value-type="date" office:date-value="2026-03-17">
            <text:p>3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7]+2415018.5+[.E77]-[.$B$4]/24" office:value-type="float" office:value="2461117.29166667">
            <text:p>2461117.29</text:p>
          </table:table-cell>
          <table:table-cell table:style-name="ce9" table:formula="of:=([.F77]-2451545)/36525" office:value-type="float" office:value="0.26207506274241">
            <text:p>0.26207506</text:p>
          </table:table-cell>
          <table:table-cell/>
          <table:table-cell table:formula="of:=MOD(280.46646+[.G77]*(36000.76983+[.G77]*0.0003032);360)" office:value-type="float" office:value="355.370492797085">
            <text:p>355.37</text:p>
          </table:table-cell>
          <table:table-cell table:formula="of:=357.52911+[.G77]*(35999.05029-0.0001537*[.G77])" office:value-type="float" office:value="9791.98246286228">
            <text:p>9791.98</text:p>
          </table:table-cell>
          <table:table-cell table:formula="of:=0.016708634-[.G77]*(0.000042037+0.0000001267*[.G77])" office:value-type="float" office:value="0.0166976084484085">
            <text:p>0.02</text:p>
          </table:table-cell>
          <table:table-cell table:formula="of:=SIN(RADIANS([.J77]))*(1.914602-[.G77]*(0.004817+0.000014*[.G77]))+SIN(RADIANS(2*[.J77]))*(0.019993-0.000101*[.G77])+SIN(RADIANS(3*[.J77]))*0.000289" office:value-type="float" office:value="1.83108837152058">
            <text:p>1.83</text:p>
          </table:table-cell>
          <table:table-cell table:formula="of:=[.I77]+[.L77]" office:value-type="float" office:value="357.201581168605">
            <text:p>357.2</text:p>
          </table:table-cell>
          <table:table-cell table:formula="of:=[.J77]+[.L77]" office:value-type="float" office:value="9793.8135512338">
            <text:p>9793.81</text:p>
          </table:table-cell>
          <table:table-cell table:formula="of:=(1.000001018*(1-[.K77]*[.K77]))/(1+[.K77]*COS(RADIANS([.N77])))" office:value-type="float" office:value="0.995090368693088">
            <text:p>1</text:p>
          </table:table-cell>
          <table:table-cell table:formula="of:=[.M77]-0.00569-0.00478*SIN(RADIANS(125.04-1934.136*[.G77]))" office:value-type="float" office:value="357.197670087339">
            <text:p>357.2</text:p>
          </table:table-cell>
          <table:table-cell table:formula="of:=23+(26+((21.448-[.G77]*(46.815+[.G77]*(0.00059-[.G77]*0.001813))))/60)/60" office:value-type="float" office:value="23.4358830411247">
            <text:p>23.44</text:p>
          </table:table-cell>
          <table:table-cell table:formula="of:=[.Q77]+0.00256*COS(RADIANS(125.04-1934.136*[.G77]))" office:value-type="float" office:value="23.4382591540218">
            <text:p>23.44</text:p>
          </table:table-cell>
          <table:table-cell table:formula="of:=DEGREES(ATAN2(COS(RADIANS([.P77]));COS(RADIANS([.R77]))*SIN(RADIANS([.P77]))))" office:value-type="float" office:value="-2.5714317882377">
            <text:p>-2.57</text:p>
          </table:table-cell>
          <table:table-cell table:formula="of:=DEGREES(ASIN(SIN(RADIANS([.R77]))*SIN(RADIANS([.P77]))))" office:value-type="float" office:value="-1.11428239784976">
            <text:p>-1.11</text:p>
          </table:table-cell>
          <table:table-cell table:formula="of:=TAN(RADIANS([.R77]/2))*TAN(RADIANS([.R77]/2))" office:value-type="float" office:value="0.0430306322267274">
            <text:p>0.04</text:p>
          </table:table-cell>
          <table:table-cell table:formula="of:=4*DEGREES([.U77]*SIN(2*RADIANS([.I77]))-2*[.K77]*SIN(RADIANS([.J77]))+4*[.K77]*[.U77]*SIN(RADIANS([.J77]))*COS(2*RADIANS([.I77]))-0.5*[.U77]*[.U77]*SIN(4*RADIANS([.I77]))-1.25*[.K77]*[.K77]*SIN(2*RADIANS([.J77])))" office:value-type="float" office:value="-8.22643802273743">
            <text:p>-8.23</text:p>
          </table:table-cell>
          <table:table-cell table:formula="of:=DEGREES(ACOS(COS(RADIANS(90.833))/(COS(RADIANS([.$B$2]))*COS(RADIANS([.T77])))-TAN(RADIANS([.$B$2]))*TAN(RADIANS([.T77]))))" office:value-type="float" office:value="90.1524599644162">
            <text:p>90.15</text:p>
          </table:table-cell>
          <table:table-cell table:style-name="ce7" table:formula="of:=(720-4*[.$B$3]-[.V77]+[.$B$4]*60)/1440" office:value-type="float" office:value="0.505712804182457">
            <text:p>12:08:14</text:p>
          </table:table-cell>
          <table:table-cell table:style-name="ce7" table:formula="of:=([.X77]*1440-[.W77]*4)/1440" office:value-type="float" office:value="0.2552893042813">
            <text:p>6:07:37</text:p>
          </table:table-cell>
          <table:table-cell table:style-name="ce7" table:formula="of:=([.X77]*1440+[.W77]*4)/1440" office:value-type="float" office:value="0.756136304083613">
            <text:p>18:08:50</text:p>
          </table:table-cell>
          <table:table-cell table:formula="of:=8*[.W77]" office:value-type="float" office:value="721.21967971533">
            <text:p>721.22</text:p>
          </table:table-cell>
          <table:table-cell table:formula="of:=MOD([.E77]*1440+[.V77]+4*[.$B$3]-60*[.$B$4];1440)" office:value-type="float" office:value="711.773561977263">
            <text:p>711.77</text:p>
          </table:table-cell>
          <table:table-cell table:formula="of:=IF([.AB77]/4&lt;0;[.AB77]/4+180;[.AB77]/4-180)" office:value-type="float" office:value="-2.05660950568435">
            <text:p>-2.06</text:p>
          </table:table-cell>
          <table:table-cell table:formula="of:=DEGREES(ACOS(SIN(RADIANS([.$B$2]))*SIN(RADIANS([.T77]))+COS(RADIANS([.$B$2]))*COS(RADIANS([.T77]))*COS(RADIANS([.AC77]))))" office:value-type="float" office:value="41.1572511097527">
            <text:p>41.16</text:p>
          </table:table-cell>
          <table:table-cell table:formula="of:=90-[.AD77]" office:value-type="float" office:value="48.8427488902473">
            <text:p>48.84</text:p>
          </table:table-cell>
          <table:table-cell table:formula="of:=IF([.AE77]&gt;85;0;IF([.AE77]&gt;5;58.1/TAN(RADIANS([.AE77]))-0.07/POWER(TAN(RADIANS([.AE77]));3)+0.000086/POWER(TAN(RADIANS([.AE77]));5);IF([.AE77]&gt;-0.575;1735+[.AE77]*(-518.2+[.AE77]*(103.4+[.AE77]*(-12.79+[.AE77]*0.711)));-20.772/TAN(RADIANS([.AE77])))))/3600" office:value-type="float" office:value="0.0140942987314092">
            <text:p>0.01</text:p>
          </table:table-cell>
          <table:table-cell table:formula="of:=[.AE77]+[.AF77]" office:value-type="float" office:value="48.8568431889788">
            <text:p>48.86</text:p>
          </table:table-cell>
          <table:table-cell table:formula="of:=IF([.AC77]&gt;0;MOD(DEGREES(ACOS(((SIN(RADIANS([.$B$2]))*COS(RADIANS([.AD77])))-SIN(RADIANS([.T77])))/(COS(RADIANS([.$B$2]))*SIN(RADIANS([.AD77])))))+180;360);MOD(540-DEGREES(ACOS(((SIN(RADIANS([.$B$2]))*COS(RADIANS([.AD77])))-SIN(RADIANS([.T77])))/(COS(RADIANS([.$B$2]))*SIN(RADIANS([.AD77])))));360))" office:value-type="float" office:value="176.874773362366">
            <text:p>176.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7]+1" office:value-type="date" office:date-value="2026-03-18">
            <text:p>3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8]+2415018.5+[.E78]-[.$B$4]/24" office:value-type="float" office:value="2461118.29166667">
            <text:p>2461118.29</text:p>
          </table:table-cell>
          <table:table-cell table:style-name="ce9" table:formula="of:=([.F78]-2451545)/36525" office:value-type="float" office:value="0.262102441250281">
            <text:p>0.26210244</text:p>
          </table:table-cell>
          <table:table-cell/>
          <table:table-cell table:formula="of:=MOD(280.46646+[.G78]*(36000.76983+[.G78]*0.0003032);360)" office:value-type="float" office:value="356.356140161599">
            <text:p>356.36</text:p>
          </table:table-cell>
          <table:table-cell table:formula="of:=357.52911+[.G78]*(35999.05029-0.0001537*[.G78])" office:value-type="float" office:value="9792.9680631418">
            <text:p>9792.97</text:p>
          </table:table-cell>
          <table:table-cell table:formula="of:=0.016708634-[.G78]*(0.000042037+0.0000001267*[.G78])" office:value-type="float" office:value="0.0166976072956799">
            <text:p>0.02</text:p>
          </table:table-cell>
          <table:table-cell table:formula="of:=SIN(RADIANS([.J78]))*(1.914602-[.G78]*(0.004817+0.000014*[.G78]))+SIN(RADIANS(2*[.J78]))*(0.019993-0.000101*[.G78])+SIN(RADIANS(3*[.J78]))*0.000289" office:value-type="float" office:value="1.84042468873169">
            <text:p>1.84</text:p>
          </table:table-cell>
          <table:table-cell table:formula="of:=[.I78]+[.L78]" office:value-type="float" office:value="358.196564850331">
            <text:p>358.2</text:p>
          </table:table-cell>
          <table:table-cell table:formula="of:=[.J78]+[.L78]" office:value-type="float" office:value="9794.80848783053">
            <text:p>9794.81</text:p>
          </table:table-cell>
          <table:table-cell table:formula="of:=(1.000001018*(1-[.K78]*[.K78]))/(1+[.K78]*COS(RADIANS([.N78])))" office:value-type="float" office:value="0.995366934974836">
            <text:p>1</text:p>
          </table:table-cell>
          <table:table-cell table:formula="of:=[.M78]-0.00569-0.00478*SIN(RADIANS(125.04-1934.136*[.G78]))" office:value-type="float" office:value="358.192657868731">
            <text:p>358.19</text:p>
          </table:table-cell>
          <table:table-cell table:formula="of:=23+(26+((21.448-[.G78]*(46.815+[.G78]*(0.00059-[.G78]*0.001813))))/60)/60" office:value-type="float" office:value="23.4358826850905">
            <text:p>23.44</text:p>
          </table:table-cell>
          <table:table-cell table:formula="of:=[.Q78]+0.00256*COS(RADIANS(125.04-1934.136*[.G78]))" office:value-type="float" office:value="23.4382579164467">
            <text:p>23.44</text:p>
          </table:table-cell>
          <table:table-cell table:formula="of:=DEGREES(ATAN2(COS(RADIANS([.P78]));COS(RADIANS([.R78]))*SIN(RADIANS([.P78]))))" office:value-type="float" office:value="-1.65830395611538">
            <text:p>-1.66</text:p>
          </table:table-cell>
          <table:table-cell table:formula="of:=DEGREES(ASIN(SIN(RADIANS([.R78]))*SIN(RADIANS([.P78]))))" office:value-type="float" office:value="-0.718789151576602">
            <text:p>-0.72</text:p>
          </table:table-cell>
          <table:table-cell table:formula="of:=TAN(RADIANS([.R78]/2))*TAN(RADIANS([.R78]/2))" office:value-type="float" office:value="0.0430306275533068">
            <text:p>0.04</text:p>
          </table:table-cell>
          <table:table-cell table:formula="of:=4*DEGREES([.U78]*SIN(2*RADIANS([.I78]))-2*[.K78]*SIN(RADIANS([.J78]))+4*[.K78]*[.U78]*SIN(RADIANS([.J78]))*COS(2*RADIANS([.I78]))-0.5*[.U78]*[.U78]*SIN(4*RADIANS([.I78]))-1.25*[.K78]*[.K78]*SIN(2*RADIANS([.J78])))" office:value-type="float" office:value="-7.93558325273248">
            <text:p>-7.94</text:p>
          </table:table-cell>
          <table:table-cell table:formula="of:=DEGREES(ACOS(COS(RADIANS(90.833))/(COS(RADIANS([.$B$2]))*COS(RADIANS([.T78])))-TAN(RADIANS([.$B$2]))*TAN(RADIANS([.T78]))))" office:value-type="float" office:value="90.484289948422">
            <text:p>90.48</text:p>
          </table:table-cell>
          <table:table-cell table:style-name="ce7" table:formula="of:=(720-4*[.$B$3]-[.V78]+[.$B$4]*60)/1440" office:value-type="float" office:value="0.505510821703286">
            <text:p>12:07:56</text:p>
          </table:table-cell>
          <table:table-cell table:style-name="ce7" table:formula="of:=([.X78]*1440-[.W78]*4)/1440" office:value-type="float" office:value="0.254165571846559">
            <text:p>6:06:00</text:p>
          </table:table-cell>
          <table:table-cell table:style-name="ce7" table:formula="of:=([.X78]*1440+[.W78]*4)/1440" office:value-type="float" office:value="0.756856071560014">
            <text:p>18:09:52</text:p>
          </table:table-cell>
          <table:table-cell table:formula="of:=8*[.W78]" office:value-type="float" office:value="723.874319587376">
            <text:p>723.87</text:p>
          </table:table-cell>
          <table:table-cell table:formula="of:=MOD([.E78]*1440+[.V78]+4*[.$B$3]-60*[.$B$4];1440)" office:value-type="float" office:value="712.064416747268">
            <text:p>712.06</text:p>
          </table:table-cell>
          <table:table-cell table:formula="of:=IF([.AB78]/4&lt;0;[.AB78]/4+180;[.AB78]/4-180)" office:value-type="float" office:value="-1.98389581318312">
            <text:p>-1.98</text:p>
          </table:table-cell>
          <table:table-cell table:formula="of:=DEGREES(ACOS(SIN(RADIANS([.$B$2]))*SIN(RADIANS([.T78]))+COS(RADIANS([.$B$2]))*COS(RADIANS([.T78]))*COS(RADIANS([.AC78]))))" office:value-type="float" office:value="40.7590984660039">
            <text:p>40.76</text:p>
          </table:table-cell>
          <table:table-cell table:formula="of:=90-[.AD78]" office:value-type="float" office:value="49.2409015339961">
            <text:p>49.24</text:p>
          </table:table-cell>
          <table:table-cell table:formula="of:=IF([.AE78]&gt;85;0;IF([.AE78]&gt;5;58.1/TAN(RADIANS([.AE78]))-0.07/POWER(TAN(RADIANS([.AE78]));3)+0.000086/POWER(TAN(RADIANS([.AE78]));5);IF([.AE78]&gt;-0.575;1735+[.AE78]*(-518.2+[.AE78]*(103.4+[.AE78]*(-12.79+[.AE78]*0.711)));-20.772/TAN(RADIANS([.AE78])))))/3600" office:value-type="float" office:value="0.013898182628973">
            <text:p>0.01</text:p>
          </table:table-cell>
          <table:table-cell table:formula="of:=[.AE78]+[.AF78]" office:value-type="float" office:value="49.254799716625">
            <text:p>49.25</text:p>
          </table:table-cell>
          <table:table-cell table:formula="of:=IF([.AC78]&gt;0;MOD(DEGREES(ACOS(((SIN(RADIANS([.$B$2]))*COS(RADIANS([.AD78])))-SIN(RADIANS([.T78])))/(COS(RADIANS([.$B$2]))*SIN(RADIANS([.AD78])))))+180;360);MOD(540-DEGREES(ACOS(((SIN(RADIANS([.$B$2]))*COS(RADIANS([.AD78])))-SIN(RADIANS([.T78])))/(COS(RADIANS([.$B$2]))*SIN(RADIANS([.AD78])))));360))" office:value-type="float" office:value="176.960737625731">
            <text:p>176.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8]+1" office:value-type="date" office:date-value="2026-03-19">
            <text:p>3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79]+2415018.5+[.E79]-[.$B$4]/24" office:value-type="float" office:value="2461119.29166667">
            <text:p>2461119.29</text:p>
          </table:table-cell>
          <table:table-cell table:style-name="ce9" table:formula="of:=([.F79]-2451545)/36525" office:value-type="float" office:value="0.262129819758152">
            <text:p>0.26212982</text:p>
          </table:table-cell>
          <table:table-cell/>
          <table:table-cell table:formula="of:=MOD(280.46646+[.G79]*(36000.76983+[.G79]*0.0003032);360)" office:value-type="float" office:value="357.341787526115">
            <text:p>357.34</text:p>
          </table:table-cell>
          <table:table-cell table:formula="of:=357.52911+[.G79]*(35999.05029-0.0001537*[.G79])" office:value-type="float" office:value="9793.95366342132">
            <text:p>9793.95</text:p>
          </table:table-cell>
          <table:table-cell table:formula="of:=0.016708634-[.G79]*(0.000042037+0.0000001267*[.G79])" office:value-type="float" office:value="0.0166976061429511">
            <text:p>0.02</text:p>
          </table:table-cell>
          <table:table-cell table:formula="of:=SIN(RADIANS([.J79]))*(1.914602-[.G79]*(0.004817+0.000014*[.G79]))+SIN(RADIANS(2*[.J79]))*(0.019993-0.000101*[.G79])+SIN(RADIANS(3*[.J79]))*0.000289" office:value-type="float" office:value="1.84920692507035">
            <text:p>1.85</text:p>
          </table:table-cell>
          <table:table-cell table:formula="of:=[.I79]+[.L79]" office:value-type="float" office:value="359.190994451185">
            <text:p>359.19</text:p>
          </table:table-cell>
          <table:table-cell table:formula="of:=[.J79]+[.L79]" office:value-type="float" office:value="9795.80287034639">
            <text:p>9795.8</text:p>
          </table:table-cell>
          <table:table-cell table:formula="of:=(1.000001018*(1-[.K79]*[.K79]))/(1+[.K79]*COS(RADIANS([.N79])))" office:value-type="float" office:value="0.995644808033279">
            <text:p>1</text:p>
          </table:table-cell>
          <table:table-cell table:formula="of:=[.M79]-0.00569-0.00478*SIN(RADIANS(125.04-1934.136*[.G79]))" office:value-type="float" office:value="359.18709156773">
            <text:p>359.19</text:p>
          </table:table-cell>
          <table:table-cell table:formula="of:=23+(26+((21.448-[.G79]*(46.815+[.G79]*(0.00059-[.G79]*0.001813))))/60)/60" office:value-type="float" office:value="23.4358823290563">
            <text:p>23.44</text:p>
          </table:table-cell>
          <table:table-cell table:formula="of:=[.Q79]+0.00256*COS(RADIANS(125.04-1934.136*[.G79]))" office:value-type="float" office:value="23.4382566768426">
            <text:p>23.44</text:p>
          </table:table-cell>
          <table:table-cell table:formula="of:=DEGREES(ATAN2(COS(RADIANS([.P79]));COS(RADIANS([.R79]))*SIN(RADIANS([.P79]))))" office:value-type="float" office:value="-0.745842660160993">
            <text:p>-0.75</text:p>
          </table:table-cell>
          <table:table-cell table:formula="of:=DEGREES(ASIN(SIN(RADIANS([.R79]))*SIN(RADIANS([.P79]))))" office:value-type="float" office:value="-0.323333807013416">
            <text:p>-0.32</text:p>
          </table:table-cell>
          <table:table-cell table:formula="of:=TAN(RADIANS([.R79]/2))*TAN(RADIANS([.R79]/2))" office:value-type="float" office:value="0.0430306228722249">
            <text:p>0.04</text:p>
          </table:table-cell>
          <table:table-cell table:formula="of:=4*DEGREES([.U79]*SIN(2*RADIANS([.I79]))-2*[.K79]*SIN(RADIANS([.J79]))+4*[.K79]*[.U79]*SIN(RADIANS([.J79]))*COS(2*RADIANS([.I79]))-0.5*[.U79]*[.U79]*SIN(4*RADIANS([.I79]))-1.25*[.K79]*[.K79]*SIN(2*RADIANS([.J79])))" office:value-type="float" office:value="-7.64217742309243">
            <text:p>-7.64</text:p>
          </table:table-cell>
          <table:table-cell table:formula="of:=DEGREES(ACOS(COS(RADIANS(90.833))/(COS(RADIANS([.$B$2]))*COS(RADIANS([.T79])))-TAN(RADIANS([.$B$2]))*TAN(RADIANS([.T79]))))" office:value-type="float" office:value="90.81609871579">
            <text:p>90.82</text:p>
          </table:table-cell>
          <table:table-cell table:style-name="ce7" table:formula="of:=(720-4*[.$B$3]-[.V79]+[.$B$4]*60)/1440" office:value-type="float" office:value="0.505307067654925">
            <text:p>12:07:39</text:p>
          </table:table-cell>
          <table:table-cell table:style-name="ce7" table:formula="of:=([.X79]*1440-[.W79]*4)/1440" office:value-type="float" office:value="0.253040126777731">
            <text:p>6:04:23</text:p>
          </table:table-cell>
          <table:table-cell table:style-name="ce7" table:formula="of:=([.X79]*1440+[.W79]*4)/1440" office:value-type="float" office:value="0.75757400853212">
            <text:p>18:10:54</text:p>
          </table:table-cell>
          <table:table-cell table:formula="of:=8*[.W79]" office:value-type="float" office:value="726.52878972632">
            <text:p>726.53</text:p>
          </table:table-cell>
          <table:table-cell table:formula="of:=MOD([.E79]*1440+[.V79]+4*[.$B$3]-60*[.$B$4];1440)" office:value-type="float" office:value="712.357822576908">
            <text:p>712.36</text:p>
          </table:table-cell>
          <table:table-cell table:formula="of:=IF([.AB79]/4&lt;0;[.AB79]/4+180;[.AB79]/4-180)" office:value-type="float" office:value="-1.91054435577311">
            <text:p>-1.91</text:p>
          </table:table-cell>
          <table:table-cell table:formula="of:=DEGREES(ACOS(SIN(RADIANS([.$B$2]))*SIN(RADIANS([.T79]))+COS(RADIANS([.$B$2]))*COS(RADIANS([.T79]))*COS(RADIANS([.AC79]))))" office:value-type="float" office:value="40.3610240191362">
            <text:p>40.36</text:p>
          </table:table-cell>
          <table:table-cell table:formula="of:=90-[.AD79]" office:value-type="float" office:value="49.6389759808638">
            <text:p>49.64</text:p>
          </table:table-cell>
          <table:table-cell table:formula="of:=IF([.AE79]&gt;85;0;IF([.AE79]&gt;5;58.1/TAN(RADIANS([.AE79]))-0.07/POWER(TAN(RADIANS([.AE79]));3)+0.000086/POWER(TAN(RADIANS([.AE79]));5);IF([.AE79]&gt;-0.575;1735+[.AE79]*(-518.2+[.AE79]*(103.4+[.AE79]*(-12.79+[.AE79]*0.711)));-20.772/TAN(RADIANS([.AE79])))))/3600" office:value-type="float" office:value="0.0137044251179955">
            <text:p>0.01</text:p>
          </table:table-cell>
          <table:table-cell table:formula="of:=[.AE79]+[.AF79]" office:value-type="float" office:value="49.6526804059818">
            <text:p>49.65</text:p>
          </table:table-cell>
          <table:table-cell table:formula="of:=IF([.AC79]&gt;0;MOD(DEGREES(ACOS(((SIN(RADIANS([.$B$2]))*COS(RADIANS([.AD79])))-SIN(RADIANS([.T79])))/(COS(RADIANS([.$B$2]))*SIN(RADIANS([.AD79])))))+180;360);MOD(540-DEGREES(ACOS(((SIN(RADIANS([.$B$2]))*COS(RADIANS([.AD79])))-SIN(RADIANS([.T79])))/(COS(RADIANS([.$B$2]))*SIN(RADIANS([.AD79])))));360))" office:value-type="float" office:value="177.049105024123">
            <text:p>177.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79]+1" office:value-type="date" office:date-value="2026-03-20">
            <text:p>3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0]+2415018.5+[.E80]-[.$B$4]/24" office:value-type="float" office:value="2461120.29166667">
            <text:p>2461120.29</text:p>
          </table:table-cell>
          <table:table-cell table:style-name="ce9" table:formula="of:=([.F80]-2451545)/36525" office:value-type="float" office:value="0.262157198266024">
            <text:p>0.26215720</text:p>
          </table:table-cell>
          <table:table-cell/>
          <table:table-cell table:formula="of:=MOD(280.46646+[.G80]*(36000.76983+[.G80]*0.0003032);360)" office:value-type="float" office:value="358.327434890632">
            <text:p>358.33</text:p>
          </table:table-cell>
          <table:table-cell table:formula="of:=357.52911+[.G80]*(35999.05029-0.0001537*[.G80])" office:value-type="float" office:value="9794.93926370084">
            <text:p>9794.94</text:p>
          </table:table-cell>
          <table:table-cell table:formula="of:=0.016708634-[.G80]*(0.000042037+0.0000001267*[.G80])" office:value-type="float" office:value="0.016697604990222">
            <text:p>0.02</text:p>
          </table:table-cell>
          <table:table-cell table:formula="of:=SIN(RADIANS([.J80]))*(1.914602-[.G80]*(0.004817+0.000014*[.G80]))+SIN(RADIANS(2*[.J80]))*(0.019993-0.000101*[.G80])+SIN(RADIANS(3*[.J80]))*0.000289" office:value-type="float" office:value="1.85743301971235">
            <text:p>1.86</text:p>
          </table:table-cell>
          <table:table-cell table:formula="of:=[.I80]+[.L80]" office:value-type="float" office:value="360.184867910345">
            <text:p>360.18</text:p>
          </table:table-cell>
          <table:table-cell table:formula="of:=[.J80]+[.L80]" office:value-type="float" office:value="9796.79669672055">
            <text:p>9796.8</text:p>
          </table:table-cell>
          <table:table-cell table:formula="of:=(1.000001018*(1-[.K80]*[.K80]))/(1+[.K80]*COS(RADIANS([.N80])))" office:value-type="float" office:value="0.99592390346802">
            <text:p>1</text:p>
          </table:table-cell>
          <table:table-cell table:formula="of:=[.M80]-0.00569-0.00478*SIN(RADIANS(125.04-1934.136*[.G80]))" office:value-type="float" office:value="360.180969123508">
            <text:p>360.18</text:p>
          </table:table-cell>
          <table:table-cell table:formula="of:=23+(26+((21.448-[.G80]*(46.815+[.G80]*(0.00059-[.G80]*0.001813))))/60)/60" office:value-type="float" office:value="23.4358819730221">
            <text:p>23.44</text:p>
          </table:table-cell>
          <table:table-cell table:formula="of:=[.Q80]+0.00256*COS(RADIANS(125.04-1934.136*[.G80]))" office:value-type="float" office:value="23.4382554352105">
            <text:p>23.44</text:p>
          </table:table-cell>
          <table:table-cell table:formula="of:=DEGREES(ATAN2(COS(RADIANS([.P80]));COS(RADIANS([.R80]))*SIN(RADIANS([.P80]))))" office:value-type="float" office:value="0.166037313139781">
            <text:p>0.17</text:p>
          </table:table-cell>
          <table:table-cell table:formula="of:=DEGREES(ASIN(SIN(RADIANS([.R80]))*SIN(RADIANS([.P80]))))" office:value-type="float" office:value="0.0719822812418466">
            <text:p>0.07</text:p>
          </table:table-cell>
          <table:table-cell table:formula="of:=TAN(RADIANS([.R80]/2))*TAN(RADIANS([.R80]/2))" office:value-type="float" office:value="0.0430306181834846">
            <text:p>0.04</text:p>
          </table:table-cell>
          <table:table-cell table:formula="of:=4*DEGREES([.U80]*SIN(2*RADIANS([.I80]))-2*[.K80]*SIN(RADIANS([.J80]))+4*[.K80]*[.U80]*SIN(RADIANS([.J80]))*COS(2*RADIANS([.I80]))-0.5*[.U80]*[.U80]*SIN(4*RADIANS([.I80]))-1.25*[.K80]*[.K80]*SIN(2*RADIANS([.J80])))" office:value-type="float" office:value="-7.34656117345618">
            <text:p>-7.35</text:p>
          </table:table-cell>
          <table:table-cell table:formula="of:=DEGREES(ACOS(COS(RADIANS(90.833))/(COS(RADIANS([.$B$2]))*COS(RADIANS([.T80])))-TAN(RADIANS([.$B$2]))*TAN(RADIANS([.T80]))))" office:value-type="float" office:value="91.1478439395539">
            <text:p>91.15</text:p>
          </table:table-cell>
          <table:table-cell table:style-name="ce7" table:formula="of:=(720-4*[.$B$3]-[.V80]+[.$B$4]*60)/1440" office:value-type="float" office:value="0.505101778592678">
            <text:p>12:07:21</text:p>
          </table:table-cell>
          <table:table-cell table:style-name="ce7" table:formula="of:=([.X80]*1440-[.W80]*4)/1440" office:value-type="float" office:value="0.251913323205028">
            <text:p>6:02:45</text:p>
          </table:table-cell>
          <table:table-cell table:style-name="ce7" table:formula="of:=([.X80]*1440+[.W80]*4)/1440" office:value-type="float" office:value="0.758290233980328">
            <text:p>18:11:56</text:p>
          </table:table-cell>
          <table:table-cell table:formula="of:=8*[.W80]" office:value-type="float" office:value="729.182751516431">
            <text:p>729.18</text:p>
          </table:table-cell>
          <table:table-cell table:formula="of:=MOD([.E80]*1440+[.V80]+4*[.$B$3]-60*[.$B$4];1440)" office:value-type="float" office:value="712.653438826544">
            <text:p>712.65</text:p>
          </table:table-cell>
          <table:table-cell table:formula="of:=IF([.AB80]/4&lt;0;[.AB80]/4+180;[.AB80]/4-180)" office:value-type="float" office:value="-1.83664029336404">
            <text:p>-1.84</text:p>
          </table:table-cell>
          <table:table-cell table:formula="of:=DEGREES(ACOS(SIN(RADIANS([.$B$2]))*SIN(RADIANS([.T80]))+COS(RADIANS([.$B$2]))*COS(RADIANS([.T80]))*COS(RADIANS([.AC80]))))" office:value-type="float" office:value="39.9631362730176">
            <text:p>39.96</text:p>
          </table:table-cell>
          <table:table-cell table:formula="of:=90-[.AD80]" office:value-type="float" office:value="50.0368637269824">
            <text:p>50.04</text:p>
          </table:table-cell>
          <table:table-cell table:formula="of:=IF([.AE80]&gt;85;0;IF([.AE80]&gt;5;58.1/TAN(RADIANS([.AE80]))-0.07/POWER(TAN(RADIANS([.AE80]));3)+0.000086/POWER(TAN(RADIANS([.AE80]));5);IF([.AE80]&gt;-0.575;1735+[.AE80]*(-518.2+[.AE80]*(103.4+[.AE80]*(-12.79+[.AE80]*0.711)));-20.772/TAN(RADIANS([.AE80])))))/3600" office:value-type="float" office:value="0.0135130176360634">
            <text:p>0.01</text:p>
          </table:table-cell>
          <table:table-cell table:formula="of:=[.AE80]+[.AF80]" office:value-type="float" office:value="50.0503767446185">
            <text:p>50.05</text:p>
          </table:table-cell>
          <table:table-cell table:formula="of:=IF([.AC80]&gt;0;MOD(DEGREES(ACOS(((SIN(RADIANS([.$B$2]))*COS(RADIANS([.AD80])))-SIN(RADIANS([.T80])))/(COS(RADIANS([.$B$2]))*SIN(RADIANS([.AD80])))))+180;360);MOD(540-DEGREES(ACOS(((SIN(RADIANS([.$B$2]))*COS(RADIANS([.AD80])))-SIN(RADIANS([.T80])))/(COS(RADIANS([.$B$2]))*SIN(RADIANS([.AD80])))));360))" office:value-type="float" office:value="177.139805939725">
            <text:p>177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0]+1" office:value-type="date" office:date-value="2026-03-21">
            <text:p>3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1]+2415018.5+[.E81]-[.$B$4]/24" office:value-type="float" office:value="2461121.29166667">
            <text:p>2461121.29</text:p>
          </table:table-cell>
          <table:table-cell table:style-name="ce9" table:formula="of:=([.F81]-2451545)/36525" office:value-type="float" office:value="0.262184576773895">
            <text:p>0.26218458</text:p>
          </table:table-cell>
          <table:table-cell/>
          <table:table-cell table:formula="of:=MOD(280.46646+[.G81]*(36000.76983+[.G81]*0.0003032);360)" office:value-type="float" office:value="359.313082255148">
            <text:p>359.31</text:p>
          </table:table-cell>
          <table:table-cell table:formula="of:=357.52911+[.G81]*(35999.05029-0.0001537*[.G81])" office:value-type="float" office:value="9795.92486398035">
            <text:p>9795.92</text:p>
          </table:table-cell>
          <table:table-cell table:formula="of:=0.016708634-[.G81]*(0.000042037+0.0000001267*[.G81])" office:value-type="float" office:value="0.0166976038374928">
            <text:p>0.02</text:p>
          </table:table-cell>
          <table:table-cell table:formula="of:=SIN(RADIANS([.J81]))*(1.914602-[.G81]*(0.004817+0.000014*[.G81]))+SIN(RADIANS(2*[.J81]))*(0.019993-0.000101*[.G81])+SIN(RADIANS(3*[.J81]))*0.000289" office:value-type="float" office:value="1.86510108632465">
            <text:p>1.87</text:p>
          </table:table-cell>
          <table:table-cell table:formula="of:=[.I81]+[.L81]" office:value-type="float" office:value="361.178183341473">
            <text:p>361.18</text:p>
          </table:table-cell>
          <table:table-cell table:formula="of:=[.J81]+[.L81]" office:value-type="float" office:value="9797.78996506668">
            <text:p>9797.79</text:p>
          </table:table-cell>
          <table:table-cell table:formula="of:=(1.000001018*(1-[.K81]*[.K81]))/(1+[.K81]*COS(RADIANS([.N81])))" office:value-type="float" office:value="0.99620413664899">
            <text:p>1</text:p>
          </table:table-cell>
          <table:table-cell table:formula="of:=[.M81]-0.00569-0.00478*SIN(RADIANS(125.04-1934.136*[.G81]))" office:value-type="float" office:value="361.174288649724">
            <text:p>361.17</text:p>
          </table:table-cell>
          <table:table-cell table:formula="of:=23+(26+((21.448-[.G81]*(46.815+[.G81]*(0.00059-[.G81]*0.001813))))/60)/60" office:value-type="float" office:value="23.4358816169879">
            <text:p>23.44</text:p>
          </table:table-cell>
          <table:table-cell table:formula="of:=[.Q81]+0.00256*COS(RADIANS(125.04-1934.136*[.G81]))" office:value-type="float" office:value="23.438254191551">
            <text:p>23.44</text:p>
          </table:table-cell>
          <table:table-cell table:formula="of:=DEGREES(ATAN2(COS(RADIANS([.P81]));COS(RADIANS([.R81]))*SIN(RADIANS([.P81]))))" office:value-type="float" office:value="1.07742109134964">
            <text:p>1.08</text:p>
          </table:table-cell>
          <table:table-cell table:formula="of:=DEGREES(ASIN(SIN(RADIANS([.R81]))*SIN(RADIANS([.P81]))))" office:value-type="float" office:value="0.467058174243916">
            <text:p>0.47</text:p>
          </table:table-cell>
          <table:table-cell table:formula="of:=TAN(RADIANS([.R81]/2))*TAN(RADIANS([.R81]/2))" office:value-type="float" office:value="0.0430306134870887">
            <text:p>0.04</text:p>
          </table:table-cell>
          <table:table-cell table:formula="of:=4*DEGREES([.U81]*SIN(2*RADIANS([.I81]))-2*[.K81]*SIN(RADIANS([.J81]))+4*[.K81]*[.U81]*SIN(RADIANS([.J81]))*COS(2*RADIANS([.I81]))-0.5*[.U81]*[.U81]*SIN(4*RADIANS([.I81]))-1.25*[.K81]*[.K81]*SIN(2*RADIANS([.J81])))" office:value-type="float" office:value="-7.04907404689048">
            <text:p>-7.05</text:p>
          </table:table-cell>
          <table:table-cell table:formula="of:=DEGREES(ACOS(COS(RADIANS(90.833))/(COS(RADIANS([.$B$2]))*COS(RADIANS([.T81])))-TAN(RADIANS([.$B$2]))*TAN(RADIANS([.T81]))))" office:value-type="float" office:value="91.4794835231724">
            <text:p>91.48</text:p>
          </table:table-cell>
          <table:table-cell table:style-name="ce7" table:formula="of:=(720-4*[.$B$3]-[.V81]+[.$B$4]*60)/1440" office:value-type="float" office:value="0.504895190310341">
            <text:p>12:07:03</text:p>
          </table:table-cell>
          <table:table-cell table:style-name="ce7" table:formula="of:=([.X81]*1440-[.W81]*4)/1440" office:value-type="float" office:value="0.250785513857084">
            <text:p>6:01:08</text:p>
          </table:table-cell>
          <table:table-cell table:style-name="ce7" table:formula="of:=([.X81]*1440+[.W81]*4)/1440" office:value-type="float" office:value="0.759004866763597">
            <text:p>18:12:58</text:p>
          </table:table-cell>
          <table:table-cell table:formula="of:=8*[.W81]" office:value-type="float" office:value="731.835868185379">
            <text:p>731.84</text:p>
          </table:table-cell>
          <table:table-cell table:formula="of:=MOD([.E81]*1440+[.V81]+4*[.$B$3]-60*[.$B$4];1440)" office:value-type="float" office:value="712.95092595311">
            <text:p>712.95</text:p>
          </table:table-cell>
          <table:table-cell table:formula="of:=IF([.AB81]/4&lt;0;[.AB81]/4+180;[.AB81]/4-180)" office:value-type="float" office:value="-1.76226851172262">
            <text:p>-1.76</text:p>
          </table:table-cell>
          <table:table-cell table:formula="of:=DEGREES(ACOS(SIN(RADIANS([.$B$2]))*SIN(RADIANS([.T81]))+COS(RADIANS([.$B$2]))*COS(RADIANS([.T81]))*COS(RADIANS([.AC81]))))" office:value-type="float" office:value="39.5655430508565">
            <text:p>39.57</text:p>
          </table:table-cell>
          <table:table-cell table:formula="of:=90-[.AD81]" office:value-type="float" office:value="50.4344569491435">
            <text:p>50.43</text:p>
          </table:table-cell>
          <table:table-cell table:formula="of:=IF([.AE81]&gt;85;0;IF([.AE81]&gt;5;58.1/TAN(RADIANS([.AE81]))-0.07/POWER(TAN(RADIANS([.AE81]));3)+0.000086/POWER(TAN(RADIANS([.AE81]));5);IF([.AE81]&gt;-0.575;1735+[.AE81]*(-518.2+[.AE81]*(103.4+[.AE81]*(-12.79+[.AE81]*0.711)));-20.772/TAN(RADIANS([.AE81])))))/3600" office:value-type="float" office:value="0.0133239507907403">
            <text:p>0.01</text:p>
          </table:table-cell>
          <table:table-cell table:formula="of:=[.AE81]+[.AF81]" office:value-type="float" office:value="50.4477808999343">
            <text:p>50.45</text:p>
          </table:table-cell>
          <table:table-cell table:formula="of:=IF([.AC81]&gt;0;MOD(DEGREES(ACOS(((SIN(RADIANS([.$B$2]))*COS(RADIANS([.AD81])))-SIN(RADIANS([.T81])))/(COS(RADIANS([.$B$2]))*SIN(RADIANS([.AD81])))))+180;360);MOD(540-DEGREES(ACOS(((SIN(RADIANS([.$B$2]))*COS(RADIANS([.AD81])))-SIN(RADIANS([.T81])))/(COS(RADIANS([.$B$2]))*SIN(RADIANS([.AD81])))));360))" office:value-type="float" office:value="177.23276826605">
            <text:p>177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1]+1" office:value-type="date" office:date-value="2026-03-22">
            <text:p>3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2]+2415018.5+[.E82]-[.$B$4]/24" office:value-type="float" office:value="2461122.29166667">
            <text:p>2461122.29</text:p>
          </table:table-cell>
          <table:table-cell table:style-name="ce9" table:formula="of:=([.F82]-2451545)/36525" office:value-type="float" office:value="0.262211955281766">
            <text:p>0.26221196</text:p>
          </table:table-cell>
          <table:table-cell/>
          <table:table-cell table:formula="of:=MOD(280.46646+[.G82]*(36000.76983+[.G82]*0.0003032);360)" office:value-type="float" office:value="0.298729619666119">
            <text:p>0.3</text:p>
          </table:table-cell>
          <table:table-cell table:formula="of:=357.52911+[.G82]*(35999.05029-0.0001537*[.G82])" office:value-type="float" office:value="9796.91046425987">
            <text:p>9796.91</text:p>
          </table:table-cell>
          <table:table-cell table:formula="of:=0.016708634-[.G82]*(0.000042037+0.0000001267*[.G82])" office:value-type="float" office:value="0.0166976026847634">
            <text:p>0.02</text:p>
          </table:table-cell>
          <table:table-cell table:formula="of:=SIN(RADIANS([.J82]))*(1.914602-[.G82]*(0.004817+0.000014*[.G82]))+SIN(RADIANS(2*[.J82]))*(0.019993-0.000101*[.G82])+SIN(RADIANS(3*[.J82]))*0.000289" office:value-type="float" office:value="1.87220941293726">
            <text:p>1.87</text:p>
          </table:table-cell>
          <table:table-cell table:formula="of:=[.I82]+[.L82]" office:value-type="float" office:value="2.17093903260338">
            <text:p>2.17</text:p>
          </table:table-cell>
          <table:table-cell table:formula="of:=[.J82]+[.L82]" office:value-type="float" office:value="9798.78267367281">
            <text:p>9798.78</text:p>
          </table:table-cell>
          <table:table-cell table:formula="of:=(1.000001018*(1-[.K82]*[.K82]))/(1+[.K82]*COS(RADIANS([.N82])))" office:value-type="float" office:value="0.996485422743664">
            <text:p>1</text:p>
          </table:table-cell>
          <table:table-cell table:formula="of:=[.M82]-0.00569-0.00478*SIN(RADIANS(125.04-1934.136*[.G82]))" office:value-type="float" office:value="2.1670484344084">
            <text:p>2.17</text:p>
          </table:table-cell>
          <table:table-cell table:formula="of:=23+(26+((21.448-[.G82]*(46.815+[.G82]*(0.00059-[.G82]*0.001813))))/60)/60" office:value-type="float" office:value="23.4358812609537">
            <text:p>23.44</text:p>
          </table:table-cell>
          <table:table-cell table:formula="of:=[.Q82]+0.00256*COS(RADIANS(125.04-1934.136*[.G82]))" office:value-type="float" office:value="23.4382529458649">
            <text:p>23.44</text:p>
          </table:table-cell>
          <table:table-cell table:formula="of:=DEGREES(ATAN2(COS(RADIANS([.P82]));COS(RADIANS([.R82]))*SIN(RADIANS([.P82]))))" office:value-type="float" office:value="1.98839365968549">
            <text:p>1.99</text:p>
          </table:table-cell>
          <table:table-cell table:formula="of:=DEGREES(ASIN(SIN(RADIANS([.R82]))*SIN(RADIANS([.P82]))))" office:value-type="float" office:value="0.861793337332967">
            <text:p>0.86</text:p>
          </table:table-cell>
          <table:table-cell table:formula="of:=TAN(RADIANS([.R82]/2))*TAN(RADIANS([.R82]/2))" office:value-type="float" office:value="0.0430306087830401">
            <text:p>0.04</text:p>
          </table:table-cell>
          <table:table-cell table:formula="of:=4*DEGREES([.U82]*SIN(2*RADIANS([.I82]))-2*[.K82]*SIN(RADIANS([.J82]))+4*[.K82]*[.U82]*SIN(RADIANS([.J82]))*COS(2*RADIANS([.I82]))-0.5*[.U82]*[.U82]*SIN(4*RADIANS([.I82]))-1.25*[.K82]*[.K82]*SIN(2*RADIANS([.J82])))" office:value-type="float" office:value="-6.75005429811116">
            <text:p>-6.75</text:p>
          </table:table-cell>
          <table:table-cell table:formula="of:=DEGREES(ACOS(COS(RADIANS(90.833))/(COS(RADIANS([.$B$2]))*COS(RADIANS([.T82])))-TAN(RADIANS([.$B$2]))*TAN(RADIANS([.T82]))))" office:value-type="float" office:value="91.8109755083392">
            <text:p>91.81</text:p>
          </table:table-cell>
          <table:table-cell table:style-name="ce7" table:formula="of:=(720-4*[.$B$3]-[.V82]+[.$B$4]*60)/1440" office:value-type="float" office:value="0.504687537707022">
            <text:p>12:06:45</text:p>
          </table:table-cell>
          <table:table-cell table:style-name="ce7" table:formula="of:=([.X82]*1440-[.W82]*4)/1440" office:value-type="float" office:value="0.249657050183857">
            <text:p>5:59:30</text:p>
          </table:table-cell>
          <table:table-cell table:style-name="ce7" table:formula="of:=([.X82]*1440+[.W82]*4)/1440" office:value-type="float" office:value="0.759718025230186">
            <text:p>18:14:00</text:p>
          </table:table-cell>
          <table:table-cell table:formula="of:=8*[.W82]" office:value-type="float" office:value="734.487804066713">
            <text:p>734.49</text:p>
          </table:table-cell>
          <table:table-cell table:formula="of:=MOD([.E82]*1440+[.V82]+4*[.$B$3]-60*[.$B$4];1440)" office:value-type="float" office:value="713.249945701889">
            <text:p>713.25</text:p>
          </table:table-cell>
          <table:table-cell table:formula="of:=IF([.AB82]/4&lt;0;[.AB82]/4+180;[.AB82]/4-180)" office:value-type="float" office:value="-1.6875135745278">
            <text:p>-1.69</text:p>
          </table:table-cell>
          <table:table-cell table:formula="of:=DEGREES(ACOS(SIN(RADIANS([.$B$2]))*SIN(RADIANS([.T82]))+COS(RADIANS([.$B$2]))*COS(RADIANS([.T82]))*COS(RADIANS([.AC82]))))" office:value-type="float" office:value="39.1683514854541">
            <text:p>39.17</text:p>
          </table:table-cell>
          <table:table-cell table:formula="of:=90-[.AD82]" office:value-type="float" office:value="50.8316485145459">
            <text:p>50.83</text:p>
          </table:table-cell>
          <table:table-cell table:formula="of:=IF([.AE82]&gt;85;0;IF([.AE82]&gt;5;58.1/TAN(RADIANS([.AE82]))-0.07/POWER(TAN(RADIANS([.AE82]));3)+0.000086/POWER(TAN(RADIANS([.AE82]));5);IF([.AE82]&gt;-0.575;1735+[.AE82]*(-518.2+[.AE82]*(103.4+[.AE82]*(-12.79+[.AE82]*0.711)));-20.772/TAN(RADIANS([.AE82])))))/3600" office:value-type="float" office:value="0.0131372144517961">
            <text:p>0.01</text:p>
          </table:table-cell>
          <table:table-cell table:formula="of:=[.AE82]+[.AF82]" office:value-type="float" office:value="50.8447857289977">
            <text:p>50.84</text:p>
          </table:table-cell>
          <table:table-cell table:formula="of:=IF([.AC82]&gt;0;MOD(DEGREES(ACOS(((SIN(RADIANS([.$B$2]))*COS(RADIANS([.AD82])))-SIN(RADIANS([.T82])))/(COS(RADIANS([.$B$2]))*SIN(RADIANS([.AD82])))))+180;360);MOD(540-DEGREES(ACOS(((SIN(RADIANS([.$B$2]))*COS(RADIANS([.AD82])))-SIN(RADIANS([.T82])))/(COS(RADIANS([.$B$2]))*SIN(RADIANS([.AD82])))));360))" office:value-type="float" office:value="177.327917358639">
            <text:p>177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2]+1" office:value-type="date" office:date-value="2026-03-23">
            <text:p>3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3]+2415018.5+[.E83]-[.$B$4]/24" office:value-type="float" office:value="2461123.29166667">
            <text:p>2461123.29</text:p>
          </table:table-cell>
          <table:table-cell table:style-name="ce9" table:formula="of:=([.F83]-2451545)/36525" office:value-type="float" office:value="0.262239333789637">
            <text:p>0.26223933</text:p>
          </table:table-cell>
          <table:table-cell/>
          <table:table-cell table:formula="of:=MOD(280.46646+[.G83]*(36000.76983+[.G83]*0.0003032);360)" office:value-type="float" office:value="1.28437698418384">
            <text:p>1.28</text:p>
          </table:table-cell>
          <table:table-cell table:formula="of:=357.52911+[.G83]*(35999.05029-0.0001537*[.G83])" office:value-type="float" office:value="9797.89606453939">
            <text:p>9797.9</text:p>
          </table:table-cell>
          <table:table-cell table:formula="of:=0.016708634-[.G83]*(0.000042037+0.0000001267*[.G83])" office:value-type="float" office:value="0.0166976015320339">
            <text:p>0.02</text:p>
          </table:table-cell>
          <table:table-cell table:formula="of:=SIN(RADIANS([.J83]))*(1.914602-[.G83]*(0.004817+0.000014*[.G83]))+SIN(RADIANS(2*[.J83]))*(0.019993-0.000101*[.G83])+SIN(RADIANS(3*[.J83]))*0.000289" office:value-type="float" office:value="1.87875646175464">
            <text:p>1.88</text:p>
          </table:table-cell>
          <table:table-cell table:formula="of:=[.I83]+[.L83]" office:value-type="float" office:value="3.16313344593848">
            <text:p>3.16</text:p>
          </table:table-cell>
          <table:table-cell table:formula="of:=[.J83]+[.L83]" office:value-type="float" office:value="9799.77482100115">
            <text:p>9799.77</text:p>
          </table:table-cell>
          <table:table-cell table:formula="of:=(1.000001018*(1-[.K83]*[.K83]))/(1+[.K83]*COS(RADIANS([.N83])))" office:value-type="float" office:value="0.996767676744183">
            <text:p>1</text:p>
          </table:table-cell>
          <table:table-cell table:formula="of:=[.M83]-0.00569-0.00478*SIN(RADIANS(125.04-1934.136*[.G83]))" office:value-type="float" office:value="3.15924693976075">
            <text:p>3.16</text:p>
          </table:table-cell>
          <table:table-cell table:formula="of:=23+(26+((21.448-[.G83]*(46.815+[.G83]*(0.00059-[.G83]*0.001813))))/60)/60" office:value-type="float" office:value="23.4358809049196">
            <text:p>23.44</text:p>
          </table:table-cell>
          <table:table-cell table:formula="of:=[.Q83]+0.00256*COS(RADIANS(125.04-1934.136*[.G83]))" office:value-type="float" office:value="23.4382516981529">
            <text:p>23.44</text:p>
          </table:table-cell>
          <table:table-cell table:formula="of:=DEGREES(ATAN2(COS(RADIANS([.P83]));COS(RADIANS([.R83]))*SIN(RADIANS([.P83]))))" office:value-type="float" office:value="2.8990398052249">
            <text:p>2.9</text:p>
          </table:table-cell>
          <table:table-cell table:formula="of:=DEGREES(ASIN(SIN(RADIANS([.R83]))*SIN(RADIANS([.P83]))))" office:value-type="float" office:value="1.25608762858483">
            <text:p>1.26</text:p>
          </table:table-cell>
          <table:table-cell table:formula="of:=TAN(RADIANS([.R83]/2))*TAN(RADIANS([.R83]/2))" office:value-type="float" office:value="0.0430306040713416">
            <text:p>0.04</text:p>
          </table:table-cell>
          <table:table-cell table:formula="of:=4*DEGREES([.U83]*SIN(2*RADIANS([.I83]))-2*[.K83]*SIN(RADIANS([.J83]))+4*[.K83]*[.U83]*SIN(RADIANS([.J83]))*COS(2*RADIANS([.I83]))-0.5*[.U83]*[.U83]*SIN(4*RADIANS([.I83]))-1.25*[.K83]*[.K83]*SIN(2*RADIANS([.J83])))" office:value-type="float" office:value="-6.4498387090296">
            <text:p>-6.45</text:p>
          </table:table-cell>
          <table:table-cell table:formula="of:=DEGREES(ACOS(COS(RADIANS(90.833))/(COS(RADIANS([.$B$2]))*COS(RADIANS([.T83])))-TAN(RADIANS([.$B$2]))*TAN(RADIANS([.T83]))))" office:value-type="float" office:value="92.1422779833138">
            <text:p>92.14</text:p>
          </table:table-cell>
          <table:table-cell table:style-name="ce7" table:formula="of:=(720-4*[.$B$3]-[.V83]+[.$B$4]*60)/1440" office:value-type="float" office:value="0.504479054659048">
            <text:p>12:06:27</text:p>
          </table:table-cell>
          <table:table-cell table:style-name="ce7" table:formula="of:=([.X83]*1440-[.W83]*4)/1440" office:value-type="float" office:value="0.248528282483177">
            <text:p>5:57:53</text:p>
          </table:table-cell>
          <table:table-cell table:style-name="ce7" table:formula="of:=([.X83]*1440+[.W83]*4)/1440" office:value-type="float" office:value="0.76042982683492">
            <text:p>18:15:01</text:p>
          </table:table-cell>
          <table:table-cell table:formula="of:=8*[.W83]" office:value-type="float" office:value="737.138223866511">
            <text:p>737.14</text:p>
          </table:table-cell>
          <table:table-cell table:formula="of:=MOD([.E83]*1440+[.V83]+4*[.$B$3]-60*[.$B$4];1440)" office:value-type="float" office:value="713.55016129097">
            <text:p>713.55</text:p>
          </table:table-cell>
          <table:table-cell table:formula="of:=IF([.AB83]/4&lt;0;[.AB83]/4+180;[.AB83]/4-180)" office:value-type="float" office:value="-1.61245967725739">
            <text:p>-1.61</text:p>
          </table:table-cell>
          <table:table-cell table:formula="of:=DEGREES(ACOS(SIN(RADIANS([.$B$2]))*SIN(RADIANS([.T83]))+COS(RADIANS([.$B$2]))*COS(RADIANS([.T83]))*COS(RADIANS([.AC83]))))" office:value-type="float" office:value="38.7716680105286">
            <text:p>38.77</text:p>
          </table:table-cell>
          <table:table-cell table:formula="of:=90-[.AD83]" office:value-type="float" office:value="51.2283319894714">
            <text:p>51.23</text:p>
          </table:table-cell>
          <table:table-cell table:formula="of:=IF([.AE83]&gt;85;0;IF([.AE83]&gt;5;58.1/TAN(RADIANS([.AE83]))-0.07/POWER(TAN(RADIANS([.AE83]));3)+0.000086/POWER(TAN(RADIANS([.AE83]));5);IF([.AE83]&gt;-0.575;1735+[.AE83]*(-518.2+[.AE83]*(103.4+[.AE83]*(-12.79+[.AE83]*0.711)));-20.772/TAN(RADIANS([.AE83])))))/3600" office:value-type="float" office:value="0.0129527978384087">
            <text:p>0.01</text:p>
          </table:table-cell>
          <table:table-cell table:formula="of:=[.AE83]+[.AF83]" office:value-type="float" office:value="51.2412847873098">
            <text:p>51.24</text:p>
          </table:table-cell>
          <table:table-cell table:formula="of:=IF([.AC83]&gt;0;MOD(DEGREES(ACOS(((SIN(RADIANS([.$B$2]))*COS(RADIANS([.AD83])))-SIN(RADIANS([.T83])))/(COS(RADIANS([.$B$2]))*SIN(RADIANS([.AD83])))))+180;360);MOD(540-DEGREES(ACOS(((SIN(RADIANS([.$B$2]))*COS(RADIANS([.AD83])))-SIN(RADIANS([.T83])))/(COS(RADIANS([.$B$2]))*SIN(RADIANS([.AD83])))));360))" office:value-type="float" office:value="177.425175982008">
            <text:p>177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3]+1" office:value-type="date" office:date-value="2026-03-24">
            <text:p>3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4]+2415018.5+[.E84]-[.$B$4]/24" office:value-type="float" office:value="2461124.29166667">
            <text:p>2461124.29</text:p>
          </table:table-cell>
          <table:table-cell table:style-name="ce9" table:formula="of:=([.F84]-2451545)/36525" office:value-type="float" office:value="0.262266712297509">
            <text:p>0.26226671</text:p>
          </table:table-cell>
          <table:table-cell/>
          <table:table-cell table:formula="of:=MOD(280.46646+[.G84]*(36000.76983+[.G84]*0.0003032);360)" office:value-type="float" office:value="2.27002434870337">
            <text:p>2.27</text:p>
          </table:table-cell>
          <table:table-cell table:formula="of:=357.52911+[.G84]*(35999.05029-0.0001537*[.G84])" office:value-type="float" office:value="9798.88166481891">
            <text:p>9798.88</text:p>
          </table:table-cell>
          <table:table-cell table:formula="of:=0.016708634-[.G84]*(0.000042037+0.0000001267*[.G84])" office:value-type="float" office:value="0.0166976003793041">
            <text:p>0.02</text:p>
          </table:table-cell>
          <table:table-cell table:formula="of:=SIN(RADIANS([.J84]))*(1.914602-[.G84]*(0.004817+0.000014*[.G84]))+SIN(RADIANS(2*[.J84]))*(0.019993-0.000101*[.G84])+SIN(RADIANS(3*[.J84]))*0.000289" office:value-type="float" office:value="1.88474086890728">
            <text:p>1.88</text:p>
          </table:table-cell>
          <table:table-cell table:formula="of:=[.I84]+[.L84]" office:value-type="float" office:value="4.15476521761065">
            <text:p>4.15</text:p>
          </table:table-cell>
          <table:table-cell table:formula="of:=[.J84]+[.L84]" office:value-type="float" office:value="9800.76640568782">
            <text:p>9800.77</text:p>
          </table:table-cell>
          <table:table-cell table:formula="of:=(1.000001018*(1-[.K84]*[.K84]))/(1+[.K84]*COS(RADIANS([.N84])))" office:value-type="float" office:value="0.997050813494334">
            <text:p>1</text:p>
          </table:table-cell>
          <table:table-cell table:formula="of:=[.M84]-0.00569-0.00478*SIN(RADIANS(125.04-1934.136*[.G84]))" office:value-type="float" office:value="4.15088280190967">
            <text:p>4.15</text:p>
          </table:table-cell>
          <table:table-cell table:formula="of:=23+(26+((21.448-[.G84]*(46.815+[.G84]*(0.00059-[.G84]*0.001813))))/60)/60" office:value-type="float" office:value="23.4358805488854">
            <text:p>23.44</text:p>
          </table:table-cell>
          <table:table-cell table:formula="of:=[.Q84]+0.00256*COS(RADIANS(125.04-1934.136*[.G84]))" office:value-type="float" office:value="23.4382504484159">
            <text:p>23.44</text:p>
          </table:table-cell>
          <table:table-cell table:formula="of:=DEGREES(ATAN2(COS(RADIANS([.P84]));COS(RADIANS([.R84]))*SIN(RADIANS([.P84]))))" office:value-type="float" office:value="3.80944406165406">
            <text:p>3.81</text:p>
          </table:table-cell>
          <table:table-cell table:formula="of:=DEGREES(ASIN(SIN(RADIANS([.R84]))*SIN(RADIANS([.P84]))))" office:value-type="float" office:value="1.64984128716652">
            <text:p>1.65</text:p>
          </table:table-cell>
          <table:table-cell table:formula="of:=TAN(RADIANS([.R84]/2))*TAN(RADIANS([.R84]/2))" office:value-type="float" office:value="0.0430305993519962">
            <text:p>0.04</text:p>
          </table:table-cell>
          <table:table-cell table:formula="of:=4*DEGREES([.U84]*SIN(2*RADIANS([.I84]))-2*[.K84]*SIN(RADIANS([.J84]))+4*[.K84]*[.U84]*SIN(RADIANS([.J84]))*COS(2*RADIANS([.I84]))-0.5*[.U84]*[.U84]*SIN(4*RADIANS([.I84]))-1.25*[.K84]*[.K84]*SIN(2*RADIANS([.J84])))" office:value-type="float" office:value="-6.14876241072426">
            <text:p>-6.15</text:p>
          </table:table-cell>
          <table:table-cell table:formula="of:=DEGREES(ACOS(COS(RADIANS(90.833))/(COS(RADIANS([.$B$2]))*COS(RADIANS([.T84])))-TAN(RADIANS([.$B$2]))*TAN(RADIANS([.T84]))))" office:value-type="float" office:value="92.4733489918213">
            <text:p>92.47</text:p>
          </table:table-cell>
          <table:table-cell table:style-name="ce7" table:formula="of:=(720-4*[.$B$3]-[.V84]+[.$B$4]*60)/1440" office:value-type="float" office:value="0.504269973896336">
            <text:p>12:06:09</text:p>
          </table:table-cell>
          <table:table-cell table:style-name="ce7" table:formula="of:=([.X84]*1440-[.W84]*4)/1440" office:value-type="float" office:value="0.247399560030166">
            <text:p>5:56:15</text:p>
          </table:table-cell>
          <table:table-cell table:style-name="ce7" table:formula="of:=([.X84]*1440+[.W84]*4)/1440" office:value-type="float" office:value="0.761140387762506">
            <text:p>18:16:03</text:p>
          </table:table-cell>
          <table:table-cell table:formula="of:=8*[.W84]" office:value-type="float" office:value="739.78679193457">
            <text:p>739.79</text:p>
          </table:table-cell>
          <table:table-cell table:formula="of:=MOD([.E84]*1440+[.V84]+4*[.$B$3]-60*[.$B$4];1440)" office:value-type="float" office:value="713.851237589276">
            <text:p>713.85</text:p>
          </table:table-cell>
          <table:table-cell table:formula="of:=IF([.AB84]/4&lt;0;[.AB84]/4+180;[.AB84]/4-180)" office:value-type="float" office:value="-1.53719060268108">
            <text:p>-1.54</text:p>
          </table:table-cell>
          <table:table-cell table:formula="of:=DEGREES(ACOS(SIN(RADIANS([.$B$2]))*SIN(RADIANS([.T84]))+COS(RADIANS([.$B$2]))*COS(RADIANS([.T84]))*COS(RADIANS([.AC84]))))" office:value-type="float" office:value="38.3755983530516">
            <text:p>38.38</text:p>
          </table:table-cell>
          <table:table-cell table:formula="of:=90-[.AD84]" office:value-type="float" office:value="51.6244016469484">
            <text:p>51.62</text:p>
          </table:table-cell>
          <table:table-cell table:formula="of:=IF([.AE84]&gt;85;0;IF([.AE84]&gt;5;58.1/TAN(RADIANS([.AE84]))-0.07/POWER(TAN(RADIANS([.AE84]));3)+0.000086/POWER(TAN(RADIANS([.AE84]));5);IF([.AE84]&gt;-0.575;1735+[.AE84]*(-518.2+[.AE84]*(103.4+[.AE84]*(-12.79+[.AE84]*0.711)));-20.772/TAN(RADIANS([.AE84])))))/3600" office:value-type="float" office:value="0.0127706896015176">
            <text:p>0.01</text:p>
          </table:table-cell>
          <table:table-cell table:formula="of:=[.AE84]+[.AF84]" office:value-type="float" office:value="51.6371723365499">
            <text:p>51.64</text:p>
          </table:table-cell>
          <table:table-cell table:formula="of:=IF([.AC84]&gt;0;MOD(DEGREES(ACOS(((SIN(RADIANS([.$B$2]))*COS(RADIANS([.AD84])))-SIN(RADIANS([.T84])))/(COS(RADIANS([.$B$2]))*SIN(RADIANS([.AD84])))))+180;360);MOD(540-DEGREES(ACOS(((SIN(RADIANS([.$B$2]))*COS(RADIANS([.AD84])))-SIN(RADIANS([.T84])))/(COS(RADIANS([.$B$2]))*SIN(RADIANS([.AD84])))));360))" office:value-type="float" office:value="177.524464253007">
            <text:p>177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4]+1" office:value-type="date" office:date-value="2026-03-25">
            <text:p>3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5]+2415018.5+[.E85]-[.$B$4]/24" office:value-type="float" office:value="2461125.29166667">
            <text:p>2461125.29</text:p>
          </table:table-cell>
          <table:table-cell table:style-name="ce9" table:formula="of:=([.F85]-2451545)/36525" office:value-type="float" office:value="0.26229409080538">
            <text:p>0.26229409</text:p>
          </table:table-cell>
          <table:table-cell/>
          <table:table-cell table:formula="of:=MOD(280.46646+[.G85]*(36000.76983+[.G85]*0.0003032);360)" office:value-type="float" office:value="3.25567171322291">
            <text:p>3.26</text:p>
          </table:table-cell>
          <table:table-cell table:formula="of:=357.52911+[.G85]*(35999.05029-0.0001537*[.G85])" office:value-type="float" office:value="9799.86726509842">
            <text:p>9799.87</text:p>
          </table:table-cell>
          <table:table-cell table:formula="of:=0.016708634-[.G85]*(0.000042037+0.0000001267*[.G85])" office:value-type="float" office:value="0.0166975992265741">
            <text:p>0.02</text:p>
          </table:table-cell>
          <table:table-cell table:formula="of:=SIN(RADIANS([.J85]))*(1.914602-[.G85]*(0.004817+0.000014*[.G85]))+SIN(RADIANS(2*[.J85]))*(0.019993-0.000101*[.G85])+SIN(RADIANS(3*[.J85]))*0.000289" office:value-type="float" office:value="1.89016144414484">
            <text:p>1.89</text:p>
          </table:table-cell>
          <table:table-cell table:formula="of:=[.I85]+[.L85]" office:value-type="float" office:value="5.14583315736775">
            <text:p>5.15</text:p>
          </table:table-cell>
          <table:table-cell table:formula="of:=[.J85]+[.L85]" office:value-type="float" office:value="9801.75742654257">
            <text:p>9801.76</text:p>
          </table:table-cell>
          <table:table-cell table:formula="of:=(1.000001018*(1-[.K85]*[.K85]))/(1+[.K85]*COS(RADIANS([.N85])))" office:value-type="float" office:value="0.997334747716425">
            <text:p>1</text:p>
          </table:table-cell>
          <table:table-cell table:formula="of:=[.M85]-0.00569-0.00478*SIN(RADIANS(125.04-1934.136*[.G85]))" office:value-type="float" office:value="5.14195483059952">
            <text:p>5.14</text:p>
          </table:table-cell>
          <table:table-cell table:formula="of:=23+(26+((21.448-[.G85]*(46.815+[.G85]*(0.00059-[.G85]*0.001813))))/60)/60" office:value-type="float" office:value="23.4358801928512">
            <text:p>23.44</text:p>
          </table:table-cell>
          <table:table-cell table:formula="of:=[.Q85]+0.00256*COS(RADIANS(125.04-1934.136*[.G85]))" office:value-type="float" office:value="23.4382491966545">
            <text:p>23.44</text:p>
          </table:table-cell>
          <table:table-cell table:formula="of:=DEGREES(ATAN2(COS(RADIANS([.P85]));COS(RADIANS([.R85]))*SIN(RADIANS([.P85]))))" office:value-type="float" office:value="4.71969065442452">
            <text:p>4.72</text:p>
          </table:table-cell>
          <table:table-cell table:formula="of:=DEGREES(ASIN(SIN(RADIANS([.R85]))*SIN(RADIANS([.P85]))))" office:value-type="float" office:value="2.04295492165145">
            <text:p>2.04</text:p>
          </table:table-cell>
          <table:table-cell table:formula="of:=TAN(RADIANS([.R85]/2))*TAN(RADIANS([.R85]/2))" office:value-type="float" office:value="0.0430305946250066">
            <text:p>0.04</text:p>
          </table:table-cell>
          <table:table-cell table:formula="of:=4*DEGREES([.U85]*SIN(2*RADIANS([.I85]))-2*[.K85]*SIN(RADIANS([.J85]))+4*[.K85]*[.U85]*SIN(RADIANS([.J85]))*COS(2*RADIANS([.I85]))-0.5*[.U85]*[.U85]*SIN(4*RADIANS([.I85]))-1.25*[.K85]*[.K85]*SIN(2*RADIANS([.J85])))" office:value-type="float" office:value="-5.84715871094713">
            <text:p>-5.85</text:p>
          </table:table-cell>
          <table:table-cell table:formula="of:=DEGREES(ACOS(COS(RADIANS(90.833))/(COS(RADIANS([.$B$2]))*COS(RADIANS([.T85])))-TAN(RADIANS([.$B$2]))*TAN(RADIANS([.T85]))))" office:value-type="float" office:value="92.8041464425415">
            <text:p>92.8</text:p>
          </table:table-cell>
          <table:table-cell table:style-name="ce7" table:formula="of:=(720-4*[.$B$3]-[.V85]+[.$B$4]*60)/1440" office:value-type="float" office:value="0.504060526882602">
            <text:p>12:05:51</text:p>
          </table:table-cell>
          <table:table-cell table:style-name="ce7" table:formula="of:=([.X85]*1440-[.W85]*4)/1440" office:value-type="float" office:value="0.246271231208876">
            <text:p>5:54:38</text:p>
          </table:table-cell>
          <table:table-cell table:style-name="ce7" table:formula="of:=([.X85]*1440+[.W85]*4)/1440" office:value-type="float" office:value="0.761849822556329">
            <text:p>18:17:04</text:p>
          </table:table-cell>
          <table:table-cell table:formula="of:=8*[.W85]" office:value-type="float" office:value="742.433171540332">
            <text:p>742.43</text:p>
          </table:table-cell>
          <table:table-cell table:formula="of:=MOD([.E85]*1440+[.V85]+4*[.$B$3]-60*[.$B$4];1440)" office:value-type="float" office:value="714.152841289053">
            <text:p>714.15</text:p>
          </table:table-cell>
          <table:table-cell table:formula="of:=IF([.AB85]/4&lt;0;[.AB85]/4+180;[.AB85]/4-180)" office:value-type="float" office:value="-1.46178967773679">
            <text:p>-1.46</text:p>
          </table:table-cell>
          <table:table-cell table:formula="of:=DEGREES(ACOS(SIN(RADIANS([.$B$2]))*SIN(RADIANS([.T85]))+COS(RADIANS([.$B$2]))*COS(RADIANS([.T85]))*COS(RADIANS([.AC85]))))" office:value-type="float" office:value="37.9802475265744">
            <text:p>37.98</text:p>
          </table:table-cell>
          <table:table-cell table:formula="of:=90-[.AD85]" office:value-type="float" office:value="52.0197524734256">
            <text:p>52.02</text:p>
          </table:table-cell>
          <table:table-cell table:formula="of:=IF([.AE85]&gt;85;0;IF([.AE85]&gt;5;58.1/TAN(RADIANS([.AE85]))-0.07/POWER(TAN(RADIANS([.AE85]));3)+0.000086/POWER(TAN(RADIANS([.AE85]));5);IF([.AE85]&gt;-0.575;1735+[.AE85]*(-518.2+[.AE85]*(103.4+[.AE85]*(-12.79+[.AE85]*0.711)));-20.772/TAN(RADIANS([.AE85])))))/3600" office:value-type="float" office:value="0.0125908779015263">
            <text:p>0.01</text:p>
          </table:table-cell>
          <table:table-cell table:formula="of:=[.AE85]+[.AF85]" office:value-type="float" office:value="52.0323433513271">
            <text:p>52.03</text:p>
          </table:table-cell>
          <table:table-cell table:formula="of:=IF([.AC85]&gt;0;MOD(DEGREES(ACOS(((SIN(RADIANS([.$B$2]))*COS(RADIANS([.AD85])))-SIN(RADIANS([.T85])))/(COS(RADIANS([.$B$2]))*SIN(RADIANS([.AD85])))))+180;360);MOD(540-DEGREES(ACOS(((SIN(RADIANS([.$B$2]))*COS(RADIANS([.AD85])))-SIN(RADIANS([.T85])))/(COS(RADIANS([.$B$2]))*SIN(RADIANS([.AD85])))));360))" office:value-type="float" office:value="177.625699580798">
            <text:p>177.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5]+1" office:value-type="date" office:date-value="2026-03-26">
            <text:p>3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6]+2415018.5+[.E86]-[.$B$4]/24" office:value-type="float" office:value="2461126.29166667">
            <text:p>2461126.29</text:p>
          </table:table-cell>
          <table:table-cell table:style-name="ce9" table:formula="of:=([.F86]-2451545)/36525" office:value-type="float" office:value="0.262321469313251">
            <text:p>0.26232147</text:p>
          </table:table-cell>
          <table:table-cell/>
          <table:table-cell table:formula="of:=MOD(280.46646+[.G86]*(36000.76983+[.G86]*0.0003032);360)" office:value-type="float" office:value="4.24131907774063">
            <text:p>4.24</text:p>
          </table:table-cell>
          <table:table-cell table:formula="of:=357.52911+[.G86]*(35999.05029-0.0001537*[.G86])" office:value-type="float" office:value="9800.85286537794">
            <text:p>9800.85</text:p>
          </table:table-cell>
          <table:table-cell table:formula="of:=0.016708634-[.G86]*(0.000042037+0.0000001267*[.G86])" office:value-type="float" office:value="0.016697598073844">
            <text:p>0.02</text:p>
          </table:table-cell>
          <table:table-cell table:formula="of:=SIN(RADIANS([.J86]))*(1.914602-[.G86]*(0.004817+0.000014*[.G86]))+SIN(RADIANS(2*[.J86]))*(0.019993-0.000101*[.G86])+SIN(RADIANS(3*[.J86]))*0.000289" office:value-type="float" office:value="1.89501717047143">
            <text:p>1.9</text:p>
          </table:table-cell>
          <table:table-cell table:formula="of:=[.I86]+[.L86]" office:value-type="float" office:value="6.13633624821206">
            <text:p>6.14</text:p>
          </table:table-cell>
          <table:table-cell table:formula="of:=[.J86]+[.L86]" office:value-type="float" office:value="9802.74788254842">
            <text:p>9802.75</text:p>
          </table:table-cell>
          <table:table-cell table:formula="of:=(1.000001018*(1-[.K86]*[.K86]))/(1+[.K86]*COS(RADIANS([.N86])))" office:value-type="float" office:value="0.997619394038003">
            <text:p>1</text:p>
          </table:table-cell>
          <table:table-cell table:formula="of:=[.M86]-0.00569-0.00478*SIN(RADIANS(125.04-1934.136*[.G86]))" office:value-type="float" office:value="6.13246200882909">
            <text:p>6.13</text:p>
          </table:table-cell>
          <table:table-cell table:formula="of:=23+(26+((21.448-[.G86]*(46.815+[.G86]*(0.00059-[.G86]*0.001813))))/60)/60" office:value-type="float" office:value="23.435879836817">
            <text:p>23.44</text:p>
          </table:table-cell>
          <table:table-cell table:formula="of:=[.Q86]+0.00256*COS(RADIANS(125.04-1934.136*[.G86]))" office:value-type="float" office:value="23.4382479428696">
            <text:p>23.44</text:p>
          </table:table-cell>
          <table:table-cell table:formula="of:=DEGREES(ATAN2(COS(RADIANS([.P86]));COS(RADIANS([.R86]))*SIN(RADIANS([.P86]))))" office:value-type="float" office:value="5.62986344624637">
            <text:p>5.63</text:p>
          </table:table-cell>
          <table:table-cell table:formula="of:=DEGREES(ASIN(SIN(RADIANS([.R86]))*SIN(RADIANS([.P86]))))" office:value-type="float" office:value="2.43532949837348">
            <text:p>2.44</text:p>
          </table:table-cell>
          <table:table-cell table:formula="of:=TAN(RADIANS([.R86]/2))*TAN(RADIANS([.R86]/2))" office:value-type="float" office:value="0.043030589890376">
            <text:p>0.04</text:p>
          </table:table-cell>
          <table:table-cell table:formula="of:=4*DEGREES([.U86]*SIN(2*RADIANS([.I86]))-2*[.K86]*SIN(RADIANS([.J86]))+4*[.K86]*[.U86]*SIN(RADIANS([.J86]))*COS(2*RADIANS([.I86]))-0.5*[.U86]*[.U86]*SIN(4*RADIANS([.I86]))-1.25*[.K86]*[.K86]*SIN(2*RADIANS([.J86])))" office:value-type="float" office:value="-5.54535892623573">
            <text:p>-5.55</text:p>
          </table:table-cell>
          <table:table-cell table:formula="of:=DEGREES(ACOS(COS(RADIANS(90.833))/(COS(RADIANS([.$B$2]))*COS(RADIANS([.T86])))-TAN(RADIANS([.$B$2]))*TAN(RADIANS([.T86]))))" office:value-type="float" office:value="93.1346280192325">
            <text:p>93.13</text:p>
          </table:table-cell>
          <table:table-cell table:style-name="ce7" table:formula="of:=(720-4*[.$B$3]-[.V86]+[.$B$4]*60)/1440" office:value-type="float" office:value="0.503850943698775">
            <text:p>12:05:33</text:p>
          </table:table-cell>
          <table:table-cell table:style-name="ce7" table:formula="of:=([.X86]*1440-[.W86]*4)/1440" office:value-type="float" office:value="0.245143643645351">
            <text:p>5:53:00</text:p>
          </table:table-cell>
          <table:table-cell table:style-name="ce7" table:formula="of:=([.X86]*1440+[.W86]*4)/1440" office:value-type="float" office:value="0.762558243752198">
            <text:p>18:18:05</text:p>
          </table:table-cell>
          <table:table-cell table:formula="of:=8*[.W86]" office:value-type="float" office:value="745.07702415386">
            <text:p>745.08</text:p>
          </table:table-cell>
          <table:table-cell table:formula="of:=MOD([.E86]*1440+[.V86]+4*[.$B$3]-60*[.$B$4];1440)" office:value-type="float" office:value="714.454641073764">
            <text:p>714.45</text:p>
          </table:table-cell>
          <table:table-cell table:formula="of:=IF([.AB86]/4&lt;0;[.AB86]/4+180;[.AB86]/4-180)" office:value-type="float" office:value="-1.38633973155893">
            <text:p>-1.39</text:p>
          </table:table-cell>
          <table:table-cell table:formula="of:=DEGREES(ACOS(SIN(RADIANS([.$B$2]))*SIN(RADIANS([.T86]))+COS(RADIANS([.$B$2]))*COS(RADIANS([.T86]))*COS(RADIANS([.AC86]))))" office:value-type="float" office:value="37.5857198254946">
            <text:p>37.59</text:p>
          </table:table-cell>
          <table:table-cell table:formula="of:=90-[.AD86]" office:value-type="float" office:value="52.4142801745054">
            <text:p>52.41</text:p>
          </table:table-cell>
          <table:table-cell table:formula="of:=IF([.AE86]&gt;85;0;IF([.AE86]&gt;5;58.1/TAN(RADIANS([.AE86]))-0.07/POWER(TAN(RADIANS([.AE86]));3)+0.000086/POWER(TAN(RADIANS([.AE86]));5);IF([.AE86]&gt;-0.575;1735+[.AE86]*(-518.2+[.AE86]*(103.4+[.AE86]*(-12.79+[.AE86]*0.711)));-20.772/TAN(RADIANS([.AE86])))))/3600" office:value-type="float" office:value="0.0124133504815353">
            <text:p>0.01</text:p>
          </table:table-cell>
          <table:table-cell table:formula="of:=[.AE86]+[.AF86]" office:value-type="float" office:value="52.4266935249869">
            <text:p>52.43</text:p>
          </table:table-cell>
          <table:table-cell table:formula="of:=IF([.AC86]&gt;0;MOD(DEGREES(ACOS(((SIN(RADIANS([.$B$2]))*COS(RADIANS([.AD86])))-SIN(RADIANS([.T86])))/(COS(RADIANS([.$B$2]))*SIN(RADIANS([.AD86])))))+180;360);MOD(540-DEGREES(ACOS(((SIN(RADIANS([.$B$2]))*COS(RADIANS([.AD86])))-SIN(RADIANS([.T86])))/(COS(RADIANS([.$B$2]))*SIN(RADIANS([.AD86])))));360))" office:value-type="float" office:value="177.728796603698">
            <text:p>177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6]+1" office:value-type="date" office:date-value="2026-03-27">
            <text:p>3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7]+2415018.5+[.E87]-[.$B$4]/24" office:value-type="float" office:value="2461127.29166667">
            <text:p>2461127.29</text:p>
          </table:table-cell>
          <table:table-cell table:style-name="ce9" table:formula="of:=([.F87]-2451545)/36525" office:value-type="float" office:value="0.262348847821123">
            <text:p>0.26234885</text:p>
          </table:table-cell>
          <table:table-cell/>
          <table:table-cell table:formula="of:=MOD(280.46646+[.G87]*(36000.76983+[.G87]*0.0003032);360)" office:value-type="float" office:value="5.22696644226198">
            <text:p>5.23</text:p>
          </table:table-cell>
          <table:table-cell table:formula="of:=357.52911+[.G87]*(35999.05029-0.0001537*[.G87])" office:value-type="float" office:value="9801.83846565746">
            <text:p>9801.84</text:p>
          </table:table-cell>
          <table:table-cell table:formula="of:=0.016708634-[.G87]*(0.000042037+0.0000001267*[.G87])" office:value-type="float" office:value="0.0166975969211136">
            <text:p>0.02</text:p>
          </table:table-cell>
          <table:table-cell table:formula="of:=SIN(RADIANS([.J87]))*(1.914602-[.G87]*(0.004817+0.000014*[.G87]))+SIN(RADIANS(2*[.J87]))*(0.019993-0.000101*[.G87])+SIN(RADIANS(3*[.J87]))*0.000289" office:value-type="float" office:value="1.8993072037244">
            <text:p>1.9</text:p>
          </table:table-cell>
          <table:table-cell table:formula="of:=[.I87]+[.L87]" office:value-type="float" office:value="7.12627364598638">
            <text:p>7.13</text:p>
          </table:table-cell>
          <table:table-cell table:formula="of:=[.J87]+[.L87]" office:value-type="float" office:value="9803.73777286119">
            <text:p>9803.74</text:p>
          </table:table-cell>
          <table:table-cell table:formula="of:=(1.000001018*(1-[.K87]*[.K87]))/(1+[.K87]*COS(RADIANS([.N87])))" office:value-type="float" office:value="0.997904667018437">
            <text:p>1</text:p>
          </table:table-cell>
          <table:table-cell table:formula="of:=[.M87]-0.00569-0.00478*SIN(RADIANS(125.04-1934.136*[.G87]))" office:value-type="float" office:value="7.12240349243769">
            <text:p>7.12</text:p>
          </table:table-cell>
          <table:table-cell table:formula="of:=23+(26+((21.448-[.G87]*(46.815+[.G87]*(0.00059-[.G87]*0.001813))))/60)/60" office:value-type="float" office:value="23.4358794807828">
            <text:p>23.44</text:p>
          </table:table-cell>
          <table:table-cell table:formula="of:=[.Q87]+0.00256*COS(RADIANS(125.04-1934.136*[.G87]))" office:value-type="float" office:value="23.438246687062">
            <text:p>23.44</text:p>
          </table:table-cell>
          <table:table-cell table:formula="of:=DEGREES(ATAN2(COS(RADIANS([.P87]));COS(RADIANS([.R87]))*SIN(RADIANS([.P87]))))" office:value-type="float" office:value="6.54004588281669">
            <text:p>6.54</text:p>
          </table:table-cell>
          <table:table-cell table:formula="of:=DEGREES(ASIN(SIN(RADIANS([.R87]))*SIN(RADIANS([.P87]))))" office:value-type="float" office:value="2.82686632988444">
            <text:p>2.83</text:p>
          </table:table-cell>
          <table:table-cell table:formula="of:=TAN(RADIANS([.R87]/2))*TAN(RADIANS([.R87]/2))" office:value-type="float" office:value="0.043030585148107">
            <text:p>0.04</text:p>
          </table:table-cell>
          <table:table-cell table:formula="of:=4*DEGREES([.U87]*SIN(2*RADIANS([.I87]))-2*[.K87]*SIN(RADIANS([.J87]))+4*[.K87]*[.U87]*SIN(RADIANS([.J87]))*COS(2*RADIANS([.I87]))-0.5*[.U87]*[.U87]*SIN(4*RADIANS([.I87]))-1.25*[.K87]*[.K87]*SIN(2*RADIANS([.J87])))" office:value-type="float" office:value="-5.24369221770894">
            <text:p>-5.24</text:p>
          </table:table-cell>
          <table:table-cell table:formula="of:=DEGREES(ACOS(COS(RADIANS(90.833))/(COS(RADIANS([.$B$2]))*COS(RADIANS([.T87])))-TAN(RADIANS([.$B$2]))*TAN(RADIANS([.T87]))))" office:value-type="float" office:value="93.4647510915185">
            <text:p>93.46</text:p>
          </table:table-cell>
          <table:table-cell table:style-name="ce7" table:formula="of:=(720-4*[.$B$3]-[.V87]+[.$B$4]*60)/1440" office:value-type="float" office:value="0.503641452928965">
            <text:p>12:05:15</text:p>
          </table:table-cell>
          <table:table-cell table:style-name="ce7" table:formula="of:=([.X87]*1440-[.W87]*4)/1440" office:value-type="float" office:value="0.244017144341413">
            <text:p>5:51:23</text:p>
          </table:table-cell>
          <table:table-cell table:style-name="ce7" table:formula="of:=([.X87]*1440+[.W87]*4)/1440" office:value-type="float" office:value="0.763265761516516">
            <text:p>18:19:06</text:p>
          </table:table-cell>
          <table:table-cell table:formula="of:=8*[.W87]" office:value-type="float" office:value="747.718008732148">
            <text:p>747.72</text:p>
          </table:table-cell>
          <table:table-cell table:formula="of:=MOD([.E87]*1440+[.V87]+4*[.$B$3]-60*[.$B$4];1440)" office:value-type="float" office:value="714.756307782291">
            <text:p>714.76</text:p>
          </table:table-cell>
          <table:table-cell table:formula="of:=IF([.AB87]/4&lt;0;[.AB87]/4+180;[.AB87]/4-180)" office:value-type="float" office:value="-1.31092305442724">
            <text:p>-1.31</text:p>
          </table:table-cell>
          <table:table-cell table:formula="of:=DEGREES(ACOS(SIN(RADIANS([.$B$2]))*SIN(RADIANS([.T87]))+COS(RADIANS([.$B$2]))*COS(RADIANS([.T87]))*COS(RADIANS([.AC87]))))" office:value-type="float" office:value="37.1921188202308">
            <text:p>37.19</text:p>
          </table:table-cell>
          <table:table-cell table:formula="of:=90-[.AD87]" office:value-type="float" office:value="52.8078811797692">
            <text:p>52.81</text:p>
          </table:table-cell>
          <table:table-cell table:formula="of:=IF([.AE87]&gt;85;0;IF([.AE87]&gt;5;58.1/TAN(RADIANS([.AE87]))-0.07/POWER(TAN(RADIANS([.AE87]));3)+0.000086/POWER(TAN(RADIANS([.AE87]));5);IF([.AE87]&gt;-0.575;1735+[.AE87]*(-518.2+[.AE87]*(103.4+[.AE87]*(-12.79+[.AE87]*0.711)));-20.772/TAN(RADIANS([.AE87])))))/3600" office:value-type="float" office:value="0.0122380947362961">
            <text:p>0.01</text:p>
          </table:table-cell>
          <table:table-cell table:formula="of:=[.AE87]+[.AF87]" office:value-type="float" office:value="52.8201192745055">
            <text:p>52.82</text:p>
          </table:table-cell>
          <table:table-cell table:formula="of:=IF([.AC87]&gt;0;MOD(DEGREES(ACOS(((SIN(RADIANS([.$B$2]))*COS(RADIANS([.AD87])))-SIN(RADIANS([.T87])))/(COS(RADIANS([.$B$2]))*SIN(RADIANS([.AD87])))))+180;360);MOD(540-DEGREES(ACOS(((SIN(RADIANS([.$B$2]))*COS(RADIANS([.AD87])))-SIN(RADIANS([.T87])))/(COS(RADIANS([.$B$2]))*SIN(RADIANS([.AD87])))));360))" office:value-type="float" office:value="177.833667123157">
            <text:p>177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7]+1" office:value-type="date" office:date-value="2026-03-28">
            <text:p>3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8]+2415018.5+[.E88]-[.$B$4]/24" office:value-type="float" office:value="2461128.29166667">
            <text:p>2461128.29</text:p>
          </table:table-cell>
          <table:table-cell table:style-name="ce9" table:formula="of:=([.F88]-2451545)/36525" office:value-type="float" office:value="0.262376226328994">
            <text:p>0.26237623</text:p>
          </table:table-cell>
          <table:table-cell/>
          <table:table-cell table:formula="of:=MOD(280.46646+[.G88]*(36000.76983+[.G88]*0.0003032);360)" office:value-type="float" office:value="6.2126138067797">
            <text:p>6.21</text:p>
          </table:table-cell>
          <table:table-cell table:formula="of:=357.52911+[.G88]*(35999.05029-0.0001537*[.G88])" office:value-type="float" office:value="9802.82406593698">
            <text:p>9802.82</text:p>
          </table:table-cell>
          <table:table-cell table:formula="of:=0.016708634-[.G88]*(0.000042037+0.0000001267*[.G88])" office:value-type="float" office:value="0.0166975957683831">
            <text:p>0.02</text:p>
          </table:table-cell>
          <table:table-cell table:formula="of:=SIN(RADIANS([.J88]))*(1.914602-[.G88]*(0.004817+0.000014*[.G88]))+SIN(RADIANS(2*[.J88]))*(0.019993-0.000101*[.G88])+SIN(RADIANS(3*[.J88]))*0.000289" office:value-type="float" office:value="1.90303087209751">
            <text:p>1.9</text:p>
          </table:table-cell>
          <table:table-cell table:formula="of:=[.I88]+[.L88]" office:value-type="float" office:value="8.11564467887721">
            <text:p>8.12</text:p>
          </table:table-cell>
          <table:table-cell table:formula="of:=[.J88]+[.L88]" office:value-type="float" office:value="9804.72709680907">
            <text:p>9804.73</text:p>
          </table:table-cell>
          <table:table-cell table:formula="of:=(1.000001018*(1-[.K88]*[.K88]))/(1+[.K88]*COS(RADIANS([.N88])))" office:value-type="float" office:value="0.99819048117534">
            <text:p>1</text:p>
          </table:table-cell>
          <table:table-cell table:formula="of:=[.M88]-0.00569-0.00478*SIN(RADIANS(125.04-1934.136*[.G88]))" office:value-type="float" office:value="8.11177860960832">
            <text:p>8.11</text:p>
          </table:table-cell>
          <table:table-cell table:formula="of:=23+(26+((21.448-[.G88]*(46.815+[.G88]*(0.00059-[.G88]*0.001813))))/60)/60" office:value-type="float" office:value="23.4358791247486">
            <text:p>23.44</text:p>
          </table:table-cell>
          <table:table-cell table:formula="of:=[.Q88]+0.00256*COS(RADIANS(125.04-1934.136*[.G88]))" office:value-type="float" office:value="23.4382454292323">
            <text:p>23.44</text:p>
          </table:table-cell>
          <table:table-cell table:formula="of:=DEGREES(ATAN2(COS(RADIANS([.P88]));COS(RADIANS([.R88]))*SIN(RADIANS([.P88]))))" office:value-type="float" office:value="7.45032093866171">
            <text:p>7.45</text:p>
          </table:table-cell>
          <table:table-cell table:formula="of:=DEGREES(ASIN(SIN(RADIANS([.R88]))*SIN(RADIANS([.P88]))))" office:value-type="float" office:value="3.21746706356966">
            <text:p>3.22</text:p>
          </table:table-cell>
          <table:table-cell table:formula="of:=TAN(RADIANS([.R88]/2))*TAN(RADIANS([.R88]/2))" office:value-type="float" office:value="0.0430305803982026">
            <text:p>0.04</text:p>
          </table:table-cell>
          <table:table-cell table:formula="of:=4*DEGREES([.U88]*SIN(2*RADIANS([.I88]))-2*[.K88]*SIN(RADIANS([.J88]))+4*[.K88]*[.U88]*SIN(RADIANS([.J88]))*COS(2*RADIANS([.I88]))-0.5*[.U88]*[.U88]*SIN(4*RADIANS([.I88]))-1.25*[.K88]*[.K88]*SIN(2*RADIANS([.J88])))" office:value-type="float" office:value="-4.94248542962841">
            <text:p>-4.94</text:p>
          </table:table-cell>
          <table:table-cell table:formula="of:=DEGREES(ACOS(COS(RADIANS(90.833))/(COS(RADIANS([.$B$2]))*COS(RADIANS([.T88])))-TAN(RADIANS([.$B$2]))*TAN(RADIANS([.T88]))))" office:value-type="float" office:value="93.7944726263719">
            <text:p>93.79</text:p>
          </table:table-cell>
          <table:table-cell table:style-name="ce7" table:formula="of:=(720-4*[.$B$3]-[.V88]+[.$B$4]*60)/1440" office:value-type="float" office:value="0.503432281548353">
            <text:p>12:04:57</text:p>
          </table:table-cell>
          <table:table-cell table:style-name="ce7" table:formula="of:=([.X88]*1440-[.W88]*4)/1440" office:value-type="float" office:value="0.242892079808431">
            <text:p>5:49:46</text:p>
          </table:table-cell>
          <table:table-cell table:style-name="ce7" table:formula="of:=([.X88]*1440+[.W88]*4)/1440" office:value-type="float" office:value="0.763972483288275">
            <text:p>18:20:07</text:p>
          </table:table-cell>
          <table:table-cell table:formula="of:=8*[.W88]" office:value-type="float" office:value="750.355781010975">
            <text:p>750.36</text:p>
          </table:table-cell>
          <table:table-cell table:formula="of:=MOD([.E88]*1440+[.V88]+4*[.$B$3]-60*[.$B$4];1440)" office:value-type="float" office:value="715.057514570372">
            <text:p>715.06</text:p>
          </table:table-cell>
          <table:table-cell table:formula="of:=IF([.AB88]/4&lt;0;[.AB88]/4+180;[.AB88]/4-180)" office:value-type="float" office:value="-1.2356213574071">
            <text:p>-1.24</text:p>
          </table:table-cell>
          <table:table-cell table:formula="of:=DEGREES(ACOS(SIN(RADIANS([.$B$2]))*SIN(RADIANS([.T88]))+COS(RADIANS([.$B$2]))*COS(RADIANS([.T88]))*COS(RADIANS([.AC88]))))" office:value-type="float" office:value="36.7995473532853">
            <text:p>36.8</text:p>
          </table:table-cell>
          <table:table-cell table:formula="of:=90-[.AD88]" office:value-type="float" office:value="53.2004526467147">
            <text:p>53.2</text:p>
          </table:table-cell>
          <table:table-cell table:formula="of:=IF([.AE88]&gt;85;0;IF([.AE88]&gt;5;58.1/TAN(RADIANS([.AE88]))-0.07/POWER(TAN(RADIANS([.AE88]));3)+0.000086/POWER(TAN(RADIANS([.AE88]));5);IF([.AE88]&gt;-0.575;1735+[.AE88]*(-518.2+[.AE88]*(103.4+[.AE88]*(-12.79+[.AE88]*0.711)));-20.772/TAN(RADIANS([.AE88])))))/3600" office:value-type="float" office:value="0.012065097777075">
            <text:p>0.01</text:p>
          </table:table-cell>
          <table:table-cell table:formula="of:=[.AE88]+[.AF88]" office:value-type="float" office:value="53.2125177444918">
            <text:p>53.21</text:p>
          </table:table-cell>
          <table:table-cell table:formula="of:=IF([.AC88]&gt;0;MOD(DEGREES(ACOS(((SIN(RADIANS([.$B$2]))*COS(RADIANS([.AD88])))-SIN(RADIANS([.T88])))/(COS(RADIANS([.$B$2]))*SIN(RADIANS([.AD88])))))+180;360);MOD(540-DEGREES(ACOS(((SIN(RADIANS([.$B$2]))*COS(RADIANS([.AD88])))-SIN(RADIANS([.T88])))/(COS(RADIANS([.$B$2]))*SIN(RADIANS([.AD88])))));360))" office:value-type="float" office:value="177.940220035184">
            <text:p>177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8]+1" office:value-type="date" office:date-value="2026-03-29">
            <text:p>3/2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89]+2415018.5+[.E89]-[.$B$4]/24" office:value-type="float" office:value="2461129.29166667">
            <text:p>2461129.29</text:p>
          </table:table-cell>
          <table:table-cell table:style-name="ce9" table:formula="of:=([.F89]-2451545)/36525" office:value-type="float" office:value="0.262403604836865">
            <text:p>0.26240360</text:p>
          </table:table-cell>
          <table:table-cell/>
          <table:table-cell table:formula="of:=MOD(280.46646+[.G89]*(36000.76983+[.G89]*0.0003032);360)" office:value-type="float" office:value="7.19826117130106">
            <text:p>7.2</text:p>
          </table:table-cell>
          <table:table-cell table:formula="of:=357.52911+[.G89]*(35999.05029-0.0001537*[.G89])" office:value-type="float" office:value="9803.80966621649">
            <text:p>9803.81</text:p>
          </table:table-cell>
          <table:table-cell table:formula="of:=0.016708634-[.G89]*(0.000042037+0.0000001267*[.G89])" office:value-type="float" office:value="0.0166975946156524">
            <text:p>0.02</text:p>
          </table:table-cell>
          <table:table-cell table:formula="of:=SIN(RADIANS([.J89]))*(1.914602-[.G89]*(0.004817+0.000014*[.G89]))+SIN(RADIANS(2*[.J89]))*(0.019993-0.000101*[.G89])+SIN(RADIANS(3*[.J89]))*0.000289" office:value-type="float" office:value="1.90618767560972">
            <text:p>1.91</text:p>
          </table:table-cell>
          <table:table-cell table:formula="of:=[.I89]+[.L89]" office:value-type="float" office:value="9.10444884691077">
            <text:p>9.1</text:p>
          </table:table-cell>
          <table:table-cell table:formula="of:=[.J89]+[.L89]" office:value-type="float" office:value="9805.7158538921">
            <text:p>9805.72</text:p>
          </table:table-cell>
          <table:table-cell table:formula="of:=(1.000001018*(1-[.K89]*[.K89]))/(1+[.K89]*COS(RADIANS([.N89])))" office:value-type="float" office:value="0.998476751010833">
            <text:p>1</text:p>
          </table:table-cell>
          <table:table-cell table:formula="of:=[.M89]-0.00569-0.00478*SIN(RADIANS(125.04-1934.136*[.G89]))" office:value-type="float" office:value="9.10058686036373">
            <text:p>9.1</text:p>
          </table:table-cell>
          <table:table-cell table:formula="of:=23+(26+((21.448-[.G89]*(46.815+[.G89]*(0.00059-[.G89]*0.001813))))/60)/60" office:value-type="float" office:value="23.4358787687144">
            <text:p>23.44</text:p>
          </table:table-cell>
          <table:table-cell table:formula="of:=[.Q89]+0.00256*COS(RADIANS(125.04-1934.136*[.G89]))" office:value-type="float" office:value="23.4382441693813">
            <text:p>23.44</text:p>
          </table:table-cell>
          <table:table-cell table:formula="of:=DEGREES(ATAN2(COS(RADIANS([.P89]));COS(RADIANS([.R89]))*SIN(RADIANS([.P89]))))" office:value-type="float" office:value="8.36077106307125">
            <text:p>8.36</text:p>
          </table:table-cell>
          <table:table-cell table:formula="of:=DEGREES(ASIN(SIN(RADIANS([.R89]))*SIN(RADIANS([.P89]))))" office:value-type="float" office:value="3.60703367051696">
            <text:p>3.61</text:p>
          </table:table-cell>
          <table:table-cell table:formula="of:=TAN(RADIANS([.R89]/2))*TAN(RADIANS([.R89]/2))" office:value-type="float" office:value="0.0430305756406657">
            <text:p>0.04</text:p>
          </table:table-cell>
          <table:table-cell table:formula="of:=4*DEGREES([.U89]*SIN(2*RADIANS([.I89]))-2*[.K89]*SIN(RADIANS([.J89]))+4*[.K89]*[.U89]*SIN(RADIANS([.J89]))*COS(2*RADIANS([.I89]))-0.5*[.U89]*[.U89]*SIN(4*RADIANS([.I89]))-1.25*[.K89]*[.K89]*SIN(2*RADIANS([.J89])))" office:value-type="float" office:value="-4.64206292978049">
            <text:p>-4.64</text:p>
          </table:table-cell>
          <table:table-cell table:formula="of:=DEGREES(ACOS(COS(RADIANS(90.833))/(COS(RADIANS([.$B$2]))*COS(RADIANS([.T89])))-TAN(RADIANS([.$B$2]))*TAN(RADIANS([.T89]))))" office:value-type="float" office:value="94.1237491003524">
            <text:p>94.12</text:p>
          </table:table-cell>
          <table:table-cell table:style-name="ce7" table:formula="of:=(720-4*[.$B$3]-[.V89]+[.$B$4]*60)/1440" office:value-type="float" office:value="0.503223654812348">
            <text:p>12:04:39</text:p>
          </table:table-cell>
          <table:table-cell table:style-name="ce7" table:formula="of:=([.X89]*1440-[.W89]*4)/1440" office:value-type="float" office:value="0.241768796200257">
            <text:p>5:48:09</text:p>
          </table:table-cell>
          <table:table-cell table:style-name="ce7" table:formula="of:=([.X89]*1440+[.W89]*4)/1440" office:value-type="float" office:value="0.764678513424438">
            <text:p>18:21:08</text:p>
          </table:table-cell>
          <table:table-cell table:formula="of:=8*[.W89]" office:value-type="float" office:value="752.989992802819">
            <text:p>752.99</text:p>
          </table:table-cell>
          <table:table-cell table:formula="of:=MOD([.E89]*1440+[.V89]+4*[.$B$3]-60*[.$B$4];1440)" office:value-type="float" office:value="715.35793707022">
            <text:p>715.36</text:p>
          </table:table-cell>
          <table:table-cell table:formula="of:=IF([.AB89]/4&lt;0;[.AB89]/4+180;[.AB89]/4-180)" office:value-type="float" office:value="-1.16051573244513">
            <text:p>-1.16</text:p>
          </table:table-cell>
          <table:table-cell table:formula="of:=DEGREES(ACOS(SIN(RADIANS([.$B$2]))*SIN(RADIANS([.T89]))+COS(RADIANS([.$B$2]))*COS(RADIANS([.T89]))*COS(RADIANS([.AC89]))))" office:value-type="float" office:value="36.4081075361348">
            <text:p>36.41</text:p>
          </table:table-cell>
          <table:table-cell table:formula="of:=90-[.AD89]" office:value-type="float" office:value="53.5918924638652">
            <text:p>53.59</text:p>
          </table:table-cell>
          <table:table-cell table:formula="of:=IF([.AE89]&gt;85;0;IF([.AE89]&gt;5;58.1/TAN(RADIANS([.AE89]))-0.07/POWER(TAN(RADIANS([.AE89]));3)+0.000086/POWER(TAN(RADIANS([.AE89]));5);IF([.AE89]&gt;-0.575;1735+[.AE89]*(-518.2+[.AE89]*(103.4+[.AE89]*(-12.79+[.AE89]*0.711)));-20.772/TAN(RADIANS([.AE89])))))/3600" office:value-type="float" office:value="0.0118943464925974">
            <text:p>0.01</text:p>
          </table:table-cell>
          <table:table-cell table:formula="of:=[.AE89]+[.AF89]" office:value-type="float" office:value="53.6037868103578">
            <text:p>53.6</text:p>
          </table:table-cell>
          <table:table-cell table:formula="of:=IF([.AC89]&gt;0;MOD(DEGREES(ACOS(((SIN(RADIANS([.$B$2]))*COS(RADIANS([.AD89])))-SIN(RADIANS([.T89])))/(COS(RADIANS([.$B$2]))*SIN(RADIANS([.AD89])))))+180;360);MOD(540-DEGREES(ACOS(((SIN(RADIANS([.$B$2]))*COS(RADIANS([.AD89])))-SIN(RADIANS([.T89])))/(COS(RADIANS([.$B$2]))*SIN(RADIANS([.AD89])))));360))" office:value-type="float" office:value="178.048361259578">
            <text:p>178.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89]+1" office:value-type="date" office:date-value="2026-03-30">
            <text:p>3/3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0]+2415018.5+[.E90]-[.$B$4]/24" office:value-type="float" office:value="2461130.29166667">
            <text:p>2461130.29</text:p>
          </table:table-cell>
          <table:table-cell table:style-name="ce9" table:formula="of:=([.F90]-2451545)/36525" office:value-type="float" office:value="0.262430983344737">
            <text:p>0.26243098</text:p>
          </table:table-cell>
          <table:table-cell/>
          <table:table-cell table:formula="of:=MOD(280.46646+[.G90]*(36000.76983+[.G90]*0.0003032);360)" office:value-type="float" office:value="8.18390853582241">
            <text:p>8.18</text:p>
          </table:table-cell>
          <table:table-cell table:formula="of:=357.52911+[.G90]*(35999.05029-0.0001537*[.G90])" office:value-type="float" office:value="9804.79526649601">
            <text:p>9804.8</text:p>
          </table:table-cell>
          <table:table-cell table:formula="of:=0.016708634-[.G90]*(0.000042037+0.0000001267*[.G90])" office:value-type="float" office:value="0.0166975934629215">
            <text:p>0.02</text:p>
          </table:table-cell>
          <table:table-cell table:formula="of:=SIN(RADIANS([.J90]))*(1.914602-[.G90]*(0.004817+0.000014*[.G90]))+SIN(RADIANS(2*[.J90]))*(0.019993-0.000101*[.G90])+SIN(RADIANS(3*[.J90]))*0.000289" office:value-type="float" office:value="1.90877728552041">
            <text:p>1.91</text:p>
          </table:table-cell>
          <table:table-cell table:formula="of:=[.I90]+[.L90]" office:value-type="float" office:value="10.0926858213428">
            <text:p>10.09</text:p>
          </table:table-cell>
          <table:table-cell table:formula="of:=[.J90]+[.L90]" office:value-type="float" office:value="9806.70404378153">
            <text:p>9806.7</text:p>
          </table:table-cell>
          <table:table-cell table:formula="of:=(1.000001018*(1-[.K90]*[.K90]))/(1+[.K90]*COS(RADIANS([.N90])))" office:value-type="float" office:value="0.998763391037625">
            <text:p>1</text:p>
          </table:table-cell>
          <table:table-cell table:formula="of:=[.M90]-0.00569-0.00478*SIN(RADIANS(125.04-1934.136*[.G90]))" office:value-type="float" office:value="10.0888279159562">
            <text:p>10.09</text:p>
          </table:table-cell>
          <table:table-cell table:formula="of:=23+(26+((21.448-[.G90]*(46.815+[.G90]*(0.00059-[.G90]*0.001813))))/60)/60" office:value-type="float" office:value="23.4358784126802">
            <text:p>23.44</text:p>
          </table:table-cell>
          <table:table-cell table:formula="of:=[.Q90]+0.00256*COS(RADIANS(125.04-1934.136*[.G90]))" office:value-type="float" office:value="23.4382429075099">
            <text:p>23.44</text:p>
          </table:table-cell>
          <table:table-cell table:formula="of:=DEGREES(ATAN2(COS(RADIANS([.P90]));COS(RADIANS([.R90]))*SIN(RADIANS([.P90]))))" office:value-type="float" office:value="9.27147812594592">
            <text:p>9.27</text:p>
          </table:table-cell>
          <table:table-cell table:formula="of:=DEGREES(ASIN(SIN(RADIANS([.R90]))*SIN(RADIANS([.P90]))))" office:value-type="float" office:value="3.99546843466478">
            <text:p>4</text:p>
          </table:table-cell>
          <table:table-cell table:formula="of:=TAN(RADIANS([.R90]/2))*TAN(RADIANS([.R90]/2))" office:value-type="float" office:value="0.0430305708754993">
            <text:p>0.04</text:p>
          </table:table-cell>
          <table:table-cell table:formula="of:=4*DEGREES([.U90]*SIN(2*RADIANS([.I90]))-2*[.K90]*SIN(RADIANS([.J90]))+4*[.K90]*[.U90]*SIN(RADIANS([.J90]))*COS(2*RADIANS([.I90]))-0.5*[.U90]*[.U90]*SIN(4*RADIANS([.I90]))-1.25*[.K90]*[.K90]*SIN(2*RADIANS([.J90])))" office:value-type="float" office:value="-4.34274645080054">
            <text:p>-4.34</text:p>
          </table:table-cell>
          <table:table-cell table:formula="of:=DEGREES(ACOS(COS(RADIANS(90.833))/(COS(RADIANS([.$B$2]))*COS(RADIANS([.T90])))-TAN(RADIANS([.$B$2]))*TAN(RADIANS([.T90]))))" office:value-type="float" office:value="94.4525364126156">
            <text:p>94.45</text:p>
          </table:table-cell>
          <table:table-cell table:style-name="ce7" table:formula="of:=(720-4*[.$B$3]-[.V90]+[.$B$4]*60)/1440" office:value-type="float" office:value="0.503015796146389">
            <text:p>12:04:21</text:p>
          </table:table-cell>
          <table:table-cell table:style-name="ce7" table:formula="of:=([.X90]*1440-[.W90]*4)/1440" office:value-type="float" office:value="0.240647639444679">
            <text:p>5:46:32</text:p>
          </table:table-cell>
          <table:table-cell table:style-name="ce7" table:formula="of:=([.X90]*1440+[.W90]*4)/1440" office:value-type="float" office:value="0.765383952848099">
            <text:p>18:22:09</text:p>
          </table:table-cell>
          <table:table-cell table:formula="of:=8*[.W90]" office:value-type="float" office:value="755.620291300925">
            <text:p>755.62</text:p>
          </table:table-cell>
          <table:table-cell table:formula="of:=MOD([.E90]*1440+[.V90]+4*[.$B$3]-60*[.$B$4];1440)" office:value-type="float" office:value="715.657253549199">
            <text:p>715.66</text:p>
          </table:table-cell>
          <table:table-cell table:formula="of:=IF([.AB90]/4&lt;0;[.AB90]/4+180;[.AB90]/4-180)" office:value-type="float" office:value="-1.08568661270013">
            <text:p>-1.09</text:p>
          </table:table-cell>
          <table:table-cell table:formula="of:=DEGREES(ACOS(SIN(RADIANS([.$B$2]))*SIN(RADIANS([.T90]))+COS(RADIANS([.$B$2]))*COS(RADIANS([.T90]))*COS(RADIANS([.AC90]))))" office:value-type="float" office:value="36.0179007469619">
            <text:p>36.02</text:p>
          </table:table-cell>
          <table:table-cell table:formula="of:=90-[.AD90]" office:value-type="float" office:value="53.9820992530381">
            <text:p>53.98</text:p>
          </table:table-cell>
          <table:table-cell table:formula="of:=IF([.AE90]&gt;85;0;IF([.AE90]&gt;5;58.1/TAN(RADIANS([.AE90]))-0.07/POWER(TAN(RADIANS([.AE90]));3)+0.000086/POWER(TAN(RADIANS([.AE90]));5);IF([.AE90]&gt;-0.575;1735+[.AE90]*(-518.2+[.AE90]*(103.4+[.AE90]*(-12.79+[.AE90]*0.711)));-20.772/TAN(RADIANS([.AE90])))))/3600" office:value-type="float" office:value="0.0117258276062694">
            <text:p>0.01</text:p>
          </table:table-cell>
          <table:table-cell table:formula="of:=[.AE90]+[.AF90]" office:value-type="float" office:value="53.9938250806444">
            <text:p>53.99</text:p>
          </table:table-cell>
          <table:table-cell table:formula="of:=IF([.AC90]&gt;0;MOD(DEGREES(ACOS(((SIN(RADIANS([.$B$2]))*COS(RADIANS([.AD90])))-SIN(RADIANS([.T90])))/(COS(RADIANS([.$B$2]))*SIN(RADIANS([.AD90])))))+180;360);MOD(540-DEGREES(ACOS(((SIN(RADIANS([.$B$2]))*COS(RADIANS([.AD90])))-SIN(RADIANS([.T90])))/(COS(RADIANS([.$B$2]))*SIN(RADIANS([.AD90])))));360))" office:value-type="float" office:value="178.157993667337">
            <text:p>178.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0]+1" office:value-type="date" office:date-value="2026-03-31">
            <text:p>3/3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1]+2415018.5+[.E91]-[.$B$4]/24" office:value-type="float" office:value="2461131.29166667">
            <text:p>2461131.29</text:p>
          </table:table-cell>
          <table:table-cell table:style-name="ce9" table:formula="of:=([.F91]-2451545)/36525" office:value-type="float" office:value="0.262458361852608">
            <text:p>0.26245836</text:p>
          </table:table-cell>
          <table:table-cell/>
          <table:table-cell table:formula="of:=MOD(280.46646+[.G91]*(36000.76983+[.G91]*0.0003032);360)" office:value-type="float" office:value="9.16955590034377">
            <text:p>9.17</text:p>
          </table:table-cell>
          <table:table-cell table:formula="of:=357.52911+[.G91]*(35999.05029-0.0001537*[.G91])" office:value-type="float" office:value="9805.78086677552">
            <text:p>9805.78</text:p>
          </table:table-cell>
          <table:table-cell table:formula="of:=0.016708634-[.G91]*(0.000042037+0.0000001267*[.G91])" office:value-type="float" office:value="0.0166975923101904">
            <text:p>0.02</text:p>
          </table:table-cell>
          <table:table-cell table:formula="of:=SIN(RADIANS([.J91]))*(1.914602-[.G91]*(0.004817+0.000014*[.G91]))+SIN(RADIANS(2*[.J91]))*(0.019993-0.000101*[.G91])+SIN(RADIANS(3*[.J91]))*0.000289" office:value-type="float" office:value="1.91079954369243">
            <text:p>1.91</text:p>
          </table:table-cell>
          <table:table-cell table:formula="of:=[.I91]+[.L91]" office:value-type="float" office:value="11.0803554440362">
            <text:p>11.08</text:p>
          </table:table-cell>
          <table:table-cell table:formula="of:=[.J91]+[.L91]" office:value-type="float" office:value="9807.69166631922">
            <text:p>9807.69</text:p>
          </table:table-cell>
          <table:table-cell table:formula="of:=(1.000001018*(1-[.K91]*[.K91]))/(1+[.K91]*COS(RADIANS([.N91])))" office:value-type="float" office:value="0.999050315804933">
            <text:p>1</text:p>
          </table:table-cell>
          <table:table-cell table:formula="of:=[.M91]-0.00569-0.00478*SIN(RADIANS(125.04-1934.136*[.G91]))" office:value-type="float" office:value="11.076501618245">
            <text:p>11.08</text:p>
          </table:table-cell>
          <table:table-cell table:formula="of:=23+(26+((21.448-[.G91]*(46.815+[.G91]*(0.00059-[.G91]*0.001813))))/60)/60" office:value-type="float" office:value="23.4358780566461">
            <text:p>23.44</text:p>
          </table:table-cell>
          <table:table-cell table:formula="of:=[.Q91]+0.00256*COS(RADIANS(125.04-1934.136*[.G91]))" office:value-type="float" office:value="23.4382416436188">
            <text:p>23.44</text:p>
          </table:table-cell>
          <table:table-cell table:formula="of:=DEGREES(ATAN2(COS(RADIANS([.P91]));COS(RADIANS([.R91]))*SIN(RADIANS([.P91]))))" office:value-type="float" office:value="10.1825233635584">
            <text:p>10.18</text:p>
          </table:table-cell>
          <table:table-cell table:formula="of:=DEGREES(ASIN(SIN(RADIANS([.R91]))*SIN(RADIANS([.P91]))))" office:value-type="float" office:value="4.38267394233073">
            <text:p>4.38</text:p>
          </table:table-cell>
          <table:table-cell table:formula="of:=TAN(RADIANS([.R91]/2))*TAN(RADIANS([.R91]/2))" office:value-type="float" office:value="0.0430305661027062">
            <text:p>0.04</text:p>
          </table:table-cell>
          <table:table-cell table:formula="of:=4*DEGREES([.U91]*SIN(2*RADIANS([.I91]))-2*[.K91]*SIN(RADIANS([.J91]))+4*[.K91]*[.U91]*SIN(RADIANS([.J91]))*COS(2*RADIANS([.I91]))-0.5*[.U91]*[.U91]*SIN(4*RADIANS([.I91]))-1.25*[.K91]*[.K91]*SIN(2*RADIANS([.J91])))" office:value-type="float" office:value="-4.04485493151856">
            <text:p>-4.04</text:p>
          </table:table-cell>
          <table:table-cell table:formula="of:=DEGREES(ACOS(COS(RADIANS(90.833))/(COS(RADIANS([.$B$2]))*COS(RADIANS([.T91])))-TAN(RADIANS([.$B$2]))*TAN(RADIANS([.T91]))))" office:value-type="float" office:value="94.7807897987689">
            <text:p>94.78</text:p>
          </table:table-cell>
          <table:table-cell table:style-name="ce7" table:formula="of:=(720-4*[.$B$3]-[.V91]+[.$B$4]*60)/1440" office:value-type="float" office:value="0.502808927035777">
            <text:p>12:04:03</text:p>
          </table:table-cell>
          <table:table-cell table:style-name="ce7" table:formula="of:=([.X91]*1440-[.W91]*4)/1440" office:value-type="float" office:value="0.23952895537253">
            <text:p>5:44:55</text:p>
          </table:table-cell>
          <table:table-cell table:style-name="ce7" table:formula="of:=([.X91]*1440+[.W91]*4)/1440" office:value-type="float" office:value="0.766088898699023">
            <text:p>18:23:10</text:p>
          </table:table-cell>
          <table:table-cell table:formula="of:=8*[.W91]" office:value-type="float" office:value="758.246318390151">
            <text:p>758.25</text:p>
          </table:table-cell>
          <table:table-cell table:formula="of:=MOD([.E91]*1440+[.V91]+4*[.$B$3]-60*[.$B$4];1440)" office:value-type="float" office:value="715.955145068481">
            <text:p>715.96</text:p>
          </table:table-cell>
          <table:table-cell table:formula="of:=IF([.AB91]/4&lt;0;[.AB91]/4+180;[.AB91]/4-180)" office:value-type="float" office:value="-1.01121373287964">
            <text:p>-1.01</text:p>
          </table:table-cell>
          <table:table-cell table:formula="of:=DEGREES(ACOS(SIN(RADIANS([.$B$2]))*SIN(RADIANS([.T91]))+COS(RADIANS([.$B$2]))*COS(RADIANS([.T91]))*COS(RADIANS([.AC91]))))" office:value-type="float" office:value="35.6290276291661">
            <text:p>35.63</text:p>
          </table:table-cell>
          <table:table-cell table:formula="of:=90-[.AD91]" office:value-type="float" office:value="54.3709723708339">
            <text:p>54.37</text:p>
          </table:table-cell>
          <table:table-cell table:formula="of:=IF([.AE91]&gt;85;0;IF([.AE91]&gt;5;58.1/TAN(RADIANS([.AE91]))-0.07/POWER(TAN(RADIANS([.AE91]));3)+0.000086/POWER(TAN(RADIANS([.AE91]));5);IF([.AE91]&gt;-0.575;1735+[.AE91]*(-518.2+[.AE91]*(103.4+[.AE91]*(-12.79+[.AE91]*0.711)));-20.772/TAN(RADIANS([.AE91])))))/3600" office:value-type="float" office:value="0.011559527729836">
            <text:p>0.01</text:p>
          </table:table-cell>
          <table:table-cell table:formula="of:=[.AE91]+[.AF91]" office:value-type="float" office:value="54.3825318985638">
            <text:p>54.38</text:p>
          </table:table-cell>
          <table:table-cell table:formula="of:=IF([.AC91]&gt;0;MOD(DEGREES(ACOS(((SIN(RADIANS([.$B$2]))*COS(RADIANS([.AD91])))-SIN(RADIANS([.T91])))/(COS(RADIANS([.$B$2]))*SIN(RADIANS([.AD91])))))+180;360);MOD(540-DEGREES(ACOS(((SIN(RADIANS([.$B$2]))*COS(RADIANS([.AD91])))-SIN(RADIANS([.T91])))/(COS(RADIANS([.$B$2]))*SIN(RADIANS([.AD91])))));360))" office:value-type="float" office:value="178.269017006689">
            <text:p>178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1]+1" office:value-type="date" office:date-value="2026-04-01">
            <text:p>4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2]+2415018.5+[.E92]-[.$B$4]/24" office:value-type="float" office:value="2461132.29166667">
            <text:p>2461132.29</text:p>
          </table:table-cell>
          <table:table-cell table:style-name="ce9" table:formula="of:=([.F92]-2451545)/36525" office:value-type="float" office:value="0.262485740360479">
            <text:p>0.26248574</text:p>
          </table:table-cell>
          <table:table-cell/>
          <table:table-cell table:formula="of:=MOD(280.46646+[.G92]*(36000.76983+[.G92]*0.0003032);360)" office:value-type="float" office:value="10.1552032648651">
            <text:p>10.16</text:p>
          </table:table-cell>
          <table:table-cell table:formula="of:=357.52911+[.G92]*(35999.05029-0.0001537*[.G92])" office:value-type="float" office:value="9806.76646705504">
            <text:p>9806.77</text:p>
          </table:table-cell>
          <table:table-cell table:formula="of:=0.016708634-[.G92]*(0.000042037+0.0000001267*[.G92])" office:value-type="float" office:value="0.0166975911574591">
            <text:p>0.02</text:p>
          </table:table-cell>
          <table:table-cell table:formula="of:=SIN(RADIANS([.J92]))*(1.914602-[.G92]*(0.004817+0.000014*[.G92]))+SIN(RADIANS(2*[.J92]))*(0.019993-0.000101*[.G92])+SIN(RADIANS(3*[.J92]))*0.000289" office:value-type="float" office:value="1.91225446190387">
            <text:p>1.91</text:p>
          </table:table-cell>
          <table:table-cell table:formula="of:=[.I92]+[.L92]" office:value-type="float" office:value="12.067457726769">
            <text:p>12.07</text:p>
          </table:table-cell>
          <table:table-cell table:formula="of:=[.J92]+[.L92]" office:value-type="float" office:value="9808.67872151695">
            <text:p>9808.68</text:p>
          </table:table-cell>
          <table:table-cell table:formula="of:=(1.000001018*(1-[.K92]*[.K92]))/(1+[.K92]*COS(RADIANS([.N92])))" office:value-type="float" office:value="0.999337439924194">
            <text:p>1</text:p>
          </table:table-cell>
          <table:table-cell table:formula="of:=[.M92]-0.00569-0.00478*SIN(RADIANS(125.04-1934.136*[.G92]))" office:value-type="float" office:value="12.0636079790049">
            <text:p>12.06</text:p>
          </table:table-cell>
          <table:table-cell table:formula="of:=23+(26+((21.448-[.G92]*(46.815+[.G92]*(0.00059-[.G92]*0.001813))))/60)/60" office:value-type="float" office:value="23.4358777006119">
            <text:p>23.44</text:p>
          </table:table-cell>
          <table:table-cell table:formula="of:=[.Q92]+0.00256*COS(RADIANS(125.04-1934.136*[.G92]))" office:value-type="float" office:value="23.4382403777088">
            <text:p>23.44</text:p>
          </table:table-cell>
          <table:table-cell table:formula="of:=DEGREES(ATAN2(COS(RADIANS([.P92]));COS(RADIANS([.R92]))*SIN(RADIANS([.P92]))))" office:value-type="float" office:value="11.0939873240945">
            <text:p>11.09</text:p>
          </table:table-cell>
          <table:table-cell table:formula="of:=DEGREES(ASIN(SIN(RADIANS([.R92]))*SIN(RADIANS([.P92]))))" office:value-type="float" office:value="4.76855307216174">
            <text:p>4.77</text:p>
          </table:table-cell>
          <table:table-cell table:formula="of:=TAN(RADIANS([.R92]/2))*TAN(RADIANS([.R92]/2))" office:value-type="float" office:value="0.0430305613222895">
            <text:p>0.04</text:p>
          </table:table-cell>
          <table:table-cell table:formula="of:=4*DEGREES([.U92]*SIN(2*RADIANS([.I92]))-2*[.K92]*SIN(RADIANS([.J92]))+4*[.K92]*[.U92]*SIN(RADIANS([.J92]))*COS(2*RADIANS([.I92]))-0.5*[.U92]*[.U92]*SIN(4*RADIANS([.I92]))-1.25*[.K92]*[.K92]*SIN(2*RADIANS([.J92])))" office:value-type="float" office:value="-3.74870435747674">
            <text:p>-3.75</text:p>
          </table:table-cell>
          <table:table-cell table:formula="of:=DEGREES(ACOS(COS(RADIANS(90.833))/(COS(RADIANS([.$B$2]))*COS(RADIANS([.T92])))-TAN(RADIANS([.$B$2]))*TAN(RADIANS([.T92]))))" office:value-type="float" office:value="95.1084637456105">
            <text:p>95.11</text:p>
          </table:table-cell>
          <table:table-cell table:style-name="ce7" table:formula="of:=(720-4*[.$B$3]-[.V92]+[.$B$4]*60)/1440" office:value-type="float" office:value="0.502603266914914">
            <text:p>12:03:45</text:p>
          </table:table-cell>
          <table:table-cell table:style-name="ce7" table:formula="of:=([.X92]*1440-[.W92]*4)/1440" office:value-type="float" office:value="0.238413089843774">
            <text:p>5:43:19</text:p>
          </table:table-cell>
          <table:table-cell table:style-name="ce7" table:formula="of:=([.X92]*1440+[.W92]*4)/1440" office:value-type="float" office:value="0.766793443986055">
            <text:p>18:24:11</text:p>
          </table:table-cell>
          <table:table-cell table:formula="of:=8*[.W92]" office:value-type="float" office:value="760.867709964884">
            <text:p>760.87</text:p>
          </table:table-cell>
          <table:table-cell table:formula="of:=MOD([.E92]*1440+[.V92]+4*[.$B$3]-60*[.$B$4];1440)" office:value-type="float" office:value="716.251295642523">
            <text:p>716.25</text:p>
          </table:table-cell>
          <table:table-cell table:formula="of:=IF([.AB92]/4&lt;0;[.AB92]/4+180;[.AB92]/4-180)" office:value-type="float" office:value="-0.937176089369189">
            <text:p>-0.94</text:p>
          </table:table-cell>
          <table:table-cell table:formula="of:=DEGREES(ACOS(SIN(RADIANS([.$B$2]))*SIN(RADIANS([.T92]))+COS(RADIANS([.$B$2]))*COS(RADIANS([.T92]))*COS(RADIANS([.AC92]))))" office:value-type="float" office:value="35.2415880906575">
            <text:p>35.24</text:p>
          </table:table-cell>
          <table:table-cell table:formula="of:=90-[.AD92]" office:value-type="float" office:value="54.7584119093425">
            <text:p>54.76</text:p>
          </table:table-cell>
          <table:table-cell table:formula="of:=IF([.AE92]&gt;85;0;IF([.AE92]&gt;5;58.1/TAN(RADIANS([.AE92]))-0.07/POWER(TAN(RADIANS([.AE92]));3)+0.000086/POWER(TAN(RADIANS([.AE92]));5);IF([.AE92]&gt;-0.575;1735+[.AE92]*(-518.2+[.AE92]*(103.4+[.AE92]*(-12.79+[.AE92]*0.711)));-20.772/TAN(RADIANS([.AE92])))))/3600" office:value-type="float" office:value="0.0113954334136599">
            <text:p>0.01</text:p>
          </table:table-cell>
          <table:table-cell table:formula="of:=[.AE92]+[.AF92]" office:value-type="float" office:value="54.7698073427561">
            <text:p>54.77</text:p>
          </table:table-cell>
          <table:table-cell table:formula="of:=IF([.AC92]&gt;0;MOD(DEGREES(ACOS(((SIN(RADIANS([.$B$2]))*COS(RADIANS([.AD92])))-SIN(RADIANS([.T92])))/(COS(RADIANS([.$B$2]))*SIN(RADIANS([.AD92])))))+180;360);MOD(540-DEGREES(ACOS(((SIN(RADIANS([.$B$2]))*COS(RADIANS([.AD92])))-SIN(RADIANS([.T92])))/(COS(RADIANS([.$B$2]))*SIN(RADIANS([.AD92])))));360))" office:value-type="float" office:value="178.381327828197">
            <text:p>178.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2]+1" office:value-type="date" office:date-value="2026-04-02">
            <text:p>4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3]+2415018.5+[.E93]-[.$B$4]/24" office:value-type="float" office:value="2461133.29166667">
            <text:p>2461133.29</text:p>
          </table:table-cell>
          <table:table-cell table:style-name="ce9" table:formula="of:=([.F93]-2451545)/36525" office:value-type="float" office:value="0.262513118868351">
            <text:p>0.26251312</text:p>
          </table:table-cell>
          <table:table-cell/>
          <table:table-cell table:formula="of:=MOD(280.46646+[.G93]*(36000.76983+[.G93]*0.0003032);360)" office:value-type="float" office:value="11.1408506293883">
            <text:p>11.14</text:p>
          </table:table-cell>
          <table:table-cell table:formula="of:=357.52911+[.G93]*(35999.05029-0.0001537*[.G93])" office:value-type="float" office:value="9807.75206733456">
            <text:p>9807.75</text:p>
          </table:table-cell>
          <table:table-cell table:formula="of:=0.016708634-[.G93]*(0.000042037+0.0000001267*[.G93])" office:value-type="float" office:value="0.0166975900047276">
            <text:p>0.02</text:p>
          </table:table-cell>
          <table:table-cell table:formula="of:=SIN(RADIANS([.J93]))*(1.914602-[.G93]*(0.004817+0.000014*[.G93]))+SIN(RADIANS(2*[.J93]))*(0.019993-0.000101*[.G93])+SIN(RADIANS(3*[.J93]))*0.000289" office:value-type="float" office:value="1.91314222110975">
            <text:p>1.91</text:p>
          </table:table-cell>
          <table:table-cell table:formula="of:=[.I93]+[.L93]" office:value-type="float" office:value="13.0539928504981">
            <text:p>13.05</text:p>
          </table:table-cell>
          <table:table-cell table:formula="of:=[.J93]+[.L93]" office:value-type="float" office:value="9809.66520955567">
            <text:p>9809.67</text:p>
          </table:table-cell>
          <table:table-cell table:formula="of:=(1.000001018*(1-[.K93]*[.K93]))/(1+[.K93]*COS(RADIANS([.N93])))" office:value-type="float" office:value="0.999624678094599">
            <text:p>1</text:p>
          </table:table-cell>
          <table:table-cell table:formula="of:=[.M93]-0.00569-0.00478*SIN(RADIANS(125.04-1934.136*[.G93]))" office:value-type="float" office:value="13.050147179189">
            <text:p>13.05</text:p>
          </table:table-cell>
          <table:table-cell table:formula="of:=23+(26+((21.448-[.G93]*(46.815+[.G93]*(0.00059-[.G93]*0.001813))))/60)/60" office:value-type="float" office:value="23.4358773445777">
            <text:p>23.44</text:p>
          </table:table-cell>
          <table:table-cell table:formula="of:=[.Q93]+0.00256*COS(RADIANS(125.04-1934.136*[.G93]))" office:value-type="float" office:value="23.4382391097806">
            <text:p>23.44</text:p>
          </table:table-cell>
          <table:table-cell table:formula="of:=DEGREES(ATAN2(COS(RADIANS([.P93]));COS(RADIANS([.R93]))*SIN(RADIANS([.P93]))))" office:value-type="float" office:value="12.0059498129194">
            <text:p>12.01</text:p>
          </table:table-cell>
          <table:table-cell table:formula="of:=DEGREES(ASIN(SIN(RADIANS([.R93]))*SIN(RADIANS([.P93]))))" office:value-type="float" office:value="5.15300898557824">
            <text:p>5.15</text:p>
          </table:table-cell>
          <table:table-cell table:formula="of:=TAN(RADIANS([.R93]/2))*TAN(RADIANS([.R93]/2))" office:value-type="float" office:value="0.0430305565342519">
            <text:p>0.04</text:p>
          </table:table-cell>
          <table:table-cell table:formula="of:=4*DEGREES([.U93]*SIN(2*RADIANS([.I93]))-2*[.K93]*SIN(RADIANS([.J93]))+4*[.K93]*[.U93]*SIN(RADIANS([.J93]))*COS(2*RADIANS([.I93]))-0.5*[.U93]*[.U93]*SIN(4*RADIANS([.I93]))-1.25*[.K93]*[.K93]*SIN(2*RADIANS([.J93])))" office:value-type="float" office:value="-3.45460759977405">
            <text:p>-3.45</text:p>
          </table:table-cell>
          <table:table-cell table:formula="of:=DEGREES(ACOS(COS(RADIANS(90.833))/(COS(RADIANS([.$B$2]))*COS(RADIANS([.T93])))-TAN(RADIANS([.$B$2]))*TAN(RADIANS([.T93]))))" office:value-type="float" office:value="95.4355119068183">
            <text:p>95.44</text:p>
          </table:table-cell>
          <table:table-cell table:style-name="ce7" table:formula="of:=(720-4*[.$B$3]-[.V93]+[.$B$4]*60)/1440" office:value-type="float" office:value="0.502399033055399">
            <text:p>12:03:27</text:p>
          </table:table-cell>
          <table:table-cell table:style-name="ce7" table:formula="of:=([.X93]*1440-[.W93]*4)/1440" office:value-type="float" office:value="0.237300388869792">
            <text:p>5:41:43</text:p>
          </table:table-cell>
          <table:table-cell table:style-name="ce7" table:formula="of:=([.X93]*1440+[.W93]*4)/1440" office:value-type="float" office:value="0.767497677241005">
            <text:p>18:25:12</text:p>
          </table:table-cell>
          <table:table-cell table:formula="of:=8*[.W93]" office:value-type="float" office:value="763.484095254546">
            <text:p>763.48</text:p>
          </table:table-cell>
          <table:table-cell table:formula="of:=MOD([.E93]*1440+[.V93]+4*[.$B$3]-60*[.$B$4];1440)" office:value-type="float" office:value="716.545392400226">
            <text:p>716.55</text:p>
          </table:table-cell>
          <table:table-cell table:formula="of:=IF([.AB93]/4&lt;0;[.AB93]/4+180;[.AB93]/4-180)" office:value-type="float" office:value="-0.863651899943505">
            <text:p>-0.86</text:p>
          </table:table-cell>
          <table:table-cell table:formula="of:=DEGREES(ACOS(SIN(RADIANS([.$B$2]))*SIN(RADIANS([.T93]))+COS(RADIANS([.$B$2]))*COS(RADIANS([.T93]))*COS(RADIANS([.AC93]))))" office:value-type="float" office:value="34.8556813039061">
            <text:p>34.86</text:p>
          </table:table-cell>
          <table:table-cell table:formula="of:=90-[.AD93]" office:value-type="float" office:value="55.1443186960939">
            <text:p>55.14</text:p>
          </table:table-cell>
          <table:table-cell table:formula="of:=IF([.AE93]&gt;85;0;IF([.AE93]&gt;5;58.1/TAN(RADIANS([.AE93]))-0.07/POWER(TAN(RADIANS([.AE93]));3)+0.000086/POWER(TAN(RADIANS([.AE93]));5);IF([.AE93]&gt;-0.575;1735+[.AE93]*(-518.2+[.AE93]*(103.4+[.AE93]*(-12.79+[.AE93]*0.711)));-20.772/TAN(RADIANS([.AE93])))))/3600" office:value-type="float" office:value="0.0112335311937837">
            <text:p>0.01</text:p>
          </table:table-cell>
          <table:table-cell table:formula="of:=[.AE93]+[.AF93]" office:value-type="float" office:value="55.1555522272877">
            <text:p>55.16</text:p>
          </table:table-cell>
          <table:table-cell table:formula="of:=IF([.AC93]&gt;0;MOD(DEGREES(ACOS(((SIN(RADIANS([.$B$2]))*COS(RADIANS([.AD93])))-SIN(RADIANS([.T93])))/(COS(RADIANS([.$B$2]))*SIN(RADIANS([.AD93])))))+180;360);MOD(540-DEGREES(ACOS(((SIN(RADIANS([.$B$2]))*COS(RADIANS([.AD93])))-SIN(RADIANS([.T93])))/(COS(RADIANS([.$B$2]))*SIN(RADIANS([.AD93])))));360))" office:value-type="float" office:value="178.494819409447">
            <text:p>178.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3]+1" office:value-type="date" office:date-value="2026-04-03">
            <text:p>4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4]+2415018.5+[.E94]-[.$B$4]/24" office:value-type="float" office:value="2461134.29166667">
            <text:p>2461134.29</text:p>
          </table:table-cell>
          <table:table-cell table:style-name="ce9" table:formula="of:=([.F94]-2451545)/36525" office:value-type="float" office:value="0.262540497376222">
            <text:p>0.26254050</text:p>
          </table:table-cell>
          <table:table-cell/>
          <table:table-cell table:formula="of:=MOD(280.46646+[.G94]*(36000.76983+[.G94]*0.0003032);360)" office:value-type="float" office:value="12.1264979939115">
            <text:p>12.13</text:p>
          </table:table-cell>
          <table:table-cell table:formula="of:=357.52911+[.G94]*(35999.05029-0.0001537*[.G94])" office:value-type="float" office:value="9808.73766761407">
            <text:p>9808.74</text:p>
          </table:table-cell>
          <table:table-cell table:formula="of:=0.016708634-[.G94]*(0.000042037+0.0000001267*[.G94])" office:value-type="float" office:value="0.0166975888519959">
            <text:p>0.02</text:p>
          </table:table-cell>
          <table:table-cell table:formula="of:=SIN(RADIANS([.J94]))*(1.914602-[.G94]*(0.004817+0.000014*[.G94]))+SIN(RADIANS(2*[.J94]))*(0.019993-0.000101*[.G94])+SIN(RADIANS(3*[.J94]))*0.000289" office:value-type="float" office:value="1.91346317065477">
            <text:p>1.91</text:p>
          </table:table-cell>
          <table:table-cell table:formula="of:=[.I94]+[.L94]" office:value-type="float" office:value="14.0399611645662">
            <text:p>14.04</text:p>
          </table:table-cell>
          <table:table-cell table:formula="of:=[.J94]+[.L94]" office:value-type="float" office:value="9810.65113078473">
            <text:p>9810.65</text:p>
          </table:table-cell>
          <table:table-cell table:formula="of:=(1.000001018*(1-[.K94]*[.K94]))/(1+[.K94]*COS(RADIANS([.N94])))" office:value-type="float" office:value="0.999911945128415">
            <text:p>1</text:p>
          </table:table-cell>
          <table:table-cell table:formula="of:=[.M94]-0.00569-0.00478*SIN(RADIANS(125.04-1934.136*[.G94]))" office:value-type="float" office:value="14.036119568137">
            <text:p>14.04</text:p>
          </table:table-cell>
          <table:table-cell table:formula="of:=23+(26+((21.448-[.G94]*(46.815+[.G94]*(0.00059-[.G94]*0.001813))))/60)/60" office:value-type="float" office:value="23.4358769885435">
            <text:p>23.44</text:p>
          </table:table-cell>
          <table:table-cell table:formula="of:=[.Q94]+0.00256*COS(RADIANS(125.04-1934.136*[.G94]))" office:value-type="float" office:value="23.4382378398351">
            <text:p>23.44</text:p>
          </table:table-cell>
          <table:table-cell table:formula="of:=DEGREES(ATAN2(COS(RADIANS([.P94]));COS(RADIANS([.R94]))*SIN(RADIANS([.P94]))))" office:value-type="float" office:value="12.9184898374838">
            <text:p>12.92</text:p>
          </table:table-cell>
          <table:table-cell table:formula="of:=DEGREES(ASIN(SIN(RADIANS([.R94]))*SIN(RADIANS([.P94]))))" office:value-type="float" office:value="5.53594511777067">
            <text:p>5.54</text:p>
          </table:table-cell>
          <table:table-cell table:formula="of:=TAN(RADIANS([.R94]/2))*TAN(RADIANS([.R94]/2))" office:value-type="float" office:value="0.0430305517385965">
            <text:p>0.04</text:p>
          </table:table-cell>
          <table:table-cell table:formula="of:=4*DEGREES([.U94]*SIN(2*RADIANS([.I94]))-2*[.K94]*SIN(RADIANS([.J94]))+4*[.K94]*[.U94]*SIN(RADIANS([.J94]))*COS(2*RADIANS([.I94]))-0.5*[.U94]*[.U94]*SIN(4*RADIANS([.I94]))-1.25*[.K94]*[.K94]*SIN(2*RADIANS([.J94])))" office:value-type="float" office:value="-3.16287425144059">
            <text:p>-3.16</text:p>
          </table:table-cell>
          <table:table-cell table:formula="of:=DEGREES(ACOS(COS(RADIANS(90.833))/(COS(RADIANS([.$B$2]))*COS(RADIANS([.T94])))-TAN(RADIANS([.$B$2]))*TAN(RADIANS([.T94]))))" office:value-type="float" office:value="95.7618870196509">
            <text:p>95.76</text:p>
          </table:table-cell>
          <table:table-cell table:style-name="ce7" table:formula="of:=(720-4*[.$B$3]-[.V94]+[.$B$4]*60)/1440" office:value-type="float" office:value="0.502196440452389">
            <text:p>12:03:10</text:p>
          </table:table-cell>
          <table:table-cell table:style-name="ce7" table:formula="of:=([.X94]*1440-[.W94]*4)/1440" office:value-type="float" office:value="0.236191198731137">
            <text:p>5:40:07</text:p>
          </table:table-cell>
          <table:table-cell table:style-name="ce7" table:formula="of:=([.X94]*1440+[.W94]*4)/1440" office:value-type="float" office:value="0.768201682173642">
            <text:p>18:26:13</text:p>
          </table:table-cell>
          <table:table-cell table:formula="of:=8*[.W94]" office:value-type="float" office:value="766.095096157207">
            <text:p>766.1</text:p>
          </table:table-cell>
          <table:table-cell table:formula="of:=MOD([.E94]*1440+[.V94]+4*[.$B$3]-60*[.$B$4];1440)" office:value-type="float" office:value="716.837125748559">
            <text:p>716.84</text:p>
          </table:table-cell>
          <table:table-cell table:formula="of:=IF([.AB94]/4&lt;0;[.AB94]/4+180;[.AB94]/4-180)" office:value-type="float" office:value="-0.79071856286015">
            <text:p>-0.79</text:p>
          </table:table-cell>
          <table:table-cell table:formula="of:=DEGREES(ACOS(SIN(RADIANS([.$B$2]))*SIN(RADIANS([.T94]))+COS(RADIANS([.$B$2]))*COS(RADIANS([.T94]))*COS(RADIANS([.AC94]))))" office:value-type="float" office:value="34.4714057067371">
            <text:p>34.47</text:p>
          </table:table-cell>
          <table:table-cell table:formula="of:=90-[.AD94]" office:value-type="float" office:value="55.5285942932629">
            <text:p>55.53</text:p>
          </table:table-cell>
          <table:table-cell table:formula="of:=IF([.AE94]&gt;85;0;IF([.AE94]&gt;5;58.1/TAN(RADIANS([.AE94]))-0.07/POWER(TAN(RADIANS([.AE94]));3)+0.000086/POWER(TAN(RADIANS([.AE94]));5);IF([.AE94]&gt;-0.575;1735+[.AE94]*(-518.2+[.AE94]*(103.4+[.AE94]*(-12.79+[.AE94]*0.711)));-20.772/TAN(RADIANS([.AE94])))))/3600" office:value-type="float" office:value="0.0110738076359417">
            <text:p>0.01</text:p>
          </table:table-cell>
          <table:table-cell table:formula="of:=[.AE94]+[.AF94]" office:value-type="float" office:value="55.5396681008988">
            <text:p>55.54</text:p>
          </table:table-cell>
          <table:table-cell table:formula="of:=IF([.AC94]&gt;0;MOD(DEGREES(ACOS(((SIN(RADIANS([.$B$2]))*COS(RADIANS([.AD94])))-SIN(RADIANS([.T94])))/(COS(RADIANS([.$B$2]))*SIN(RADIANS([.AD94])))))+180;360);MOD(540-DEGREES(ACOS(((SIN(RADIANS([.$B$2]))*COS(RADIANS([.AD94])))-SIN(RADIANS([.T94])))/(COS(RADIANS([.$B$2]))*SIN(RADIANS([.AD94])))));360))" office:value-type="float" office:value="178.609381679871">
            <text:p>178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4]+1" office:value-type="date" office:date-value="2026-04-04">
            <text:p>4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5]+2415018.5+[.E95]-[.$B$4]/24" office:value-type="float" office:value="2461135.29166667">
            <text:p>2461135.29</text:p>
          </table:table-cell>
          <table:table-cell table:style-name="ce9" table:formula="of:=([.F95]-2451545)/36525" office:value-type="float" office:value="0.262567875884093">
            <text:p>0.26256788</text:p>
          </table:table-cell>
          <table:table-cell/>
          <table:table-cell table:formula="of:=MOD(280.46646+[.G95]*(36000.76983+[.G95]*0.0003032);360)" office:value-type="float" office:value="13.1121453584346">
            <text:p>13.11</text:p>
          </table:table-cell>
          <table:table-cell table:formula="of:=357.52911+[.G95]*(35999.05029-0.0001537*[.G95])" office:value-type="float" office:value="9809.72326789359">
            <text:p>9809.72</text:p>
          </table:table-cell>
          <table:table-cell table:formula="of:=0.016708634-[.G95]*(0.000042037+0.0000001267*[.G95])" office:value-type="float" office:value="0.0166975876992641">
            <text:p>0.02</text:p>
          </table:table-cell>
          <table:table-cell table:formula="of:=SIN(RADIANS([.J95]))*(1.914602-[.G95]*(0.004817+0.000014*[.G95]))+SIN(RADIANS(2*[.J95]))*(0.019993-0.000101*[.G95])+SIN(RADIANS(3*[.J95]))*0.000289" office:value-type="float" office:value="1.91321782743815">
            <text:p>1.91</text:p>
          </table:table-cell>
          <table:table-cell table:formula="of:=[.I95]+[.L95]" office:value-type="float" office:value="15.0253631858728">
            <text:p>15.03</text:p>
          </table:table-cell>
          <table:table-cell table:formula="of:=[.J95]+[.L95]" office:value-type="float" office:value="9811.63648572103">
            <text:p>9811.64</text:p>
          </table:table-cell>
          <table:table-cell table:formula="of:=(1.000001018*(1-[.K95]*[.K95]))/(1+[.K95]*COS(RADIANS([.N95])))" office:value-type="float" office:value="1.0001991559761">
            <text:p>1</text:p>
          </table:table-cell>
          <table:table-cell table:formula="of:=[.M95]-0.00569-0.00478*SIN(RADIANS(125.04-1934.136*[.G95]))" office:value-type="float" office:value="15.0215256627444">
            <text:p>15.02</text:p>
          </table:table-cell>
          <table:table-cell table:formula="of:=23+(26+((21.448-[.G95]*(46.815+[.G95]*(0.00059-[.G95]*0.001813))))/60)/60" office:value-type="float" office:value="23.4358766325093">
            <text:p>23.44</text:p>
          </table:table-cell>
          <table:table-cell table:formula="of:=[.Q95]+0.00256*COS(RADIANS(125.04-1934.136*[.G95]))" office:value-type="float" office:value="23.4382365678729">
            <text:p>23.44</text:p>
          </table:table-cell>
          <table:table-cell table:formula="of:=DEGREES(ATAN2(COS(RADIANS([.P95]));COS(RADIANS([.R95]))*SIN(RADIANS([.P95]))))" office:value-type="float" office:value="13.8316855518203">
            <text:p>13.83</text:p>
          </table:table-cell>
          <table:table-cell table:formula="of:=DEGREES(ASIN(SIN(RADIANS([.R95]))*SIN(RADIANS([.P95]))))" office:value-type="float" office:value="5.91726516931751">
            <text:p>5.92</text:p>
          </table:table-cell>
          <table:table-cell table:formula="of:=TAN(RADIANS([.R95]/2))*TAN(RADIANS([.R95]/2))" office:value-type="float" office:value="0.0430305469353263">
            <text:p>0.04</text:p>
          </table:table-cell>
          <table:table-cell table:formula="of:=4*DEGREES([.U95]*SIN(2*RADIANS([.I95]))-2*[.K95]*SIN(RADIANS([.J95]))+4*[.K95]*[.U95]*SIN(RADIANS([.J95]))*COS(2*RADIANS([.I95]))-0.5*[.U95]*[.U95]*SIN(4*RADIANS([.I95]))-1.25*[.K95]*[.K95]*SIN(2*RADIANS([.J95])))" office:value-type="float" office:value="-2.87381046057581">
            <text:p>-2.87</text:p>
          </table:table-cell>
          <table:table-cell table:formula="of:=DEGREES(ACOS(COS(RADIANS(90.833))/(COS(RADIANS([.$B$2]))*COS(RADIANS([.T95])))-TAN(RADIANS([.$B$2]))*TAN(RADIANS([.T95]))))" office:value-type="float" office:value="96.0875408227413">
            <text:p>96.09</text:p>
          </table:table-cell>
          <table:table-cell table:style-name="ce7" table:formula="of:=(720-4*[.$B$3]-[.V95]+[.$B$4]*60)/1440" office:value-type="float" office:value="0.501995701708733">
            <text:p>12:02:52</text:p>
          </table:table-cell>
          <table:table-cell table:style-name="ce7" table:formula="of:=([.X95]*1440-[.W95]*4)/1440" office:value-type="float" office:value="0.235085866090008">
            <text:p>5:38:31</text:p>
          </table:table-cell>
          <table:table-cell table:style-name="ce7" table:formula="of:=([.X95]*1440+[.W95]*4)/1440" office:value-type="float" office:value="0.768905537327459">
            <text:p>18:27:13</text:p>
          </table:table-cell>
          <table:table-cell table:formula="of:=8*[.W95]" office:value-type="float" office:value="768.70032658193">
            <text:p>768.7</text:p>
          </table:table-cell>
          <table:table-cell table:formula="of:=MOD([.E95]*1440+[.V95]+4*[.$B$3]-60*[.$B$4];1440)" office:value-type="float" office:value="717.126189539424">
            <text:p>717.13</text:p>
          </table:table-cell>
          <table:table-cell table:formula="of:=IF([.AB95]/4&lt;0;[.AB95]/4+180;[.AB95]/4-180)" office:value-type="float" office:value="-0.718452615143946">
            <text:p>-0.72</text:p>
          </table:table-cell>
          <table:table-cell table:formula="of:=DEGREES(ACOS(SIN(RADIANS([.$B$2]))*SIN(RADIANS([.T95]))+COS(RADIANS([.$B$2]))*COS(RADIANS([.T95]))*COS(RADIANS([.AC95]))))" office:value-type="float" office:value="34.0888590038559">
            <text:p>34.09</text:p>
          </table:table-cell>
          <table:table-cell table:formula="of:=90-[.AD95]" office:value-type="float" office:value="55.9111409961441">
            <text:p>55.91</text:p>
          </table:table-cell>
          <table:table-cell table:formula="of:=IF([.AE95]&gt;85;0;IF([.AE95]&gt;5;58.1/TAN(RADIANS([.AE95]))-0.07/POWER(TAN(RADIANS([.AE95]));3)+0.000086/POWER(TAN(RADIANS([.AE95]));5);IF([.AE95]&gt;-0.575;1735+[.AE95]*(-518.2+[.AE95]*(103.4+[.AE95]*(-12.79+[.AE95]*0.711)));-20.772/TAN(RADIANS([.AE95])))))/3600" office:value-type="float" office:value="0.0109162493766788">
            <text:p>0.01</text:p>
          </table:table-cell>
          <table:table-cell table:formula="of:=[.AE95]+[.AF95]" office:value-type="float" office:value="55.9220572455207">
            <text:p>55.92</text:p>
          </table:table-cell>
          <table:table-cell table:formula="of:=IF([.AC95]&gt;0;MOD(DEGREES(ACOS(((SIN(RADIANS([.$B$2]))*COS(RADIANS([.AD95])))-SIN(RADIANS([.T95])))/(COS(RADIANS([.$B$2]))*SIN(RADIANS([.AD95])))))+180;360);MOD(540-DEGREES(ACOS(((SIN(RADIANS([.$B$2]))*COS(RADIANS([.AD95])))-SIN(RADIANS([.T95])))/(COS(RADIANS([.$B$2]))*SIN(RADIANS([.AD95])))));360))" office:value-type="float" office:value="178.724901146298">
            <text:p>178.7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5]+1" office:value-type="date" office:date-value="2026-04-05">
            <text:p>4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6]+2415018.5+[.E96]-[.$B$4]/24" office:value-type="float" office:value="2461136.29166667">
            <text:p>2461136.29</text:p>
          </table:table-cell>
          <table:table-cell table:style-name="ce9" table:formula="of:=([.F96]-2451545)/36525" office:value-type="float" office:value="0.262595254391965">
            <text:p>0.26259525</text:p>
          </table:table-cell>
          <table:table-cell/>
          <table:table-cell table:formula="of:=MOD(280.46646+[.G96]*(36000.76983+[.G96]*0.0003032);360)" office:value-type="float" office:value="14.0977927229596">
            <text:p>14.1</text:p>
          </table:table-cell>
          <table:table-cell table:formula="of:=357.52911+[.G96]*(35999.05029-0.0001537*[.G96])" office:value-type="float" office:value="9810.7088681731">
            <text:p>9810.71</text:p>
          </table:table-cell>
          <table:table-cell table:formula="of:=0.016708634-[.G96]*(0.000042037+0.0000001267*[.G96])" office:value-type="float" office:value="0.016697586546532">
            <text:p>0.02</text:p>
          </table:table-cell>
          <table:table-cell table:formula="of:=SIN(RADIANS([.J96]))*(1.914602-[.G96]*(0.004817+0.000014*[.G96]))+SIN(RADIANS(2*[.J96]))*(0.019993-0.000101*[.G96])+SIN(RADIANS(3*[.J96]))*0.000289" office:value-type="float" office:value="1.91240687503184">
            <text:p>1.91</text:p>
          </table:table-cell>
          <table:table-cell table:formula="of:=[.I96]+[.L96]" office:value-type="float" office:value="16.0101995979915">
            <text:p>16.01</text:p>
          </table:table-cell>
          <table:table-cell table:formula="of:=[.J96]+[.L96]" office:value-type="float" office:value="9812.62127504813">
            <text:p>9812.62</text:p>
          </table:table-cell>
          <table:table-cell table:formula="of:=(1.000001018*(1-[.K96]*[.K96]))/(1+[.K96]*COS(RADIANS([.N96])))" office:value-type="float" office:value="1.00048622575123">
            <text:p>1</text:p>
          </table:table-cell>
          <table:table-cell table:formula="of:=[.M96]-0.00569-0.00478*SIN(RADIANS(125.04-1934.136*[.G96]))" office:value-type="float" office:value="16.0063661465817">
            <text:p>16.01</text:p>
          </table:table-cell>
          <table:table-cell table:formula="of:=23+(26+((21.448-[.G96]*(46.815+[.G96]*(0.00059-[.G96]*0.001813))))/60)/60" office:value-type="float" office:value="23.4358762764751">
            <text:p>23.44</text:p>
          </table:table-cell>
          <table:table-cell table:formula="of:=[.Q96]+0.00256*COS(RADIANS(125.04-1934.136*[.G96]))" office:value-type="float" office:value="23.438235293895">
            <text:p>23.44</text:p>
          </table:table-cell>
          <table:table-cell table:formula="of:=DEGREES(ATAN2(COS(RADIANS([.P96]));COS(RADIANS([.R96]))*SIN(RADIANS([.P96]))))" office:value-type="float" office:value="14.7456142005497">
            <text:p>14.75</text:p>
          </table:table-cell>
          <table:table-cell table:formula="of:=DEGREES(ASIN(SIN(RADIANS([.R96]))*SIN(RADIANS([.P96]))))" office:value-type="float" office:value="6.29687309848034">
            <text:p>6.3</text:p>
          </table:table-cell>
          <table:table-cell table:formula="of:=TAN(RADIANS([.R96]/2))*TAN(RADIANS([.R96]/2))" office:value-type="float" office:value="0.0430305421244441">
            <text:p>0.04</text:p>
          </table:table-cell>
          <table:table-cell table:formula="of:=4*DEGREES([.U96]*SIN(2*RADIANS([.I96]))-2*[.K96]*SIN(RADIANS([.J96]))+4*[.K96]*[.U96]*SIN(RADIANS([.J96]))*COS(2*RADIANS([.I96]))-0.5*[.U96]*[.U96]*SIN(4*RADIANS([.I96]))-1.25*[.K96]*[.K96]*SIN(2*RADIANS([.J96])))" office:value-type="float" office:value="-2.58771875954299">
            <text:p>-2.59</text:p>
          </table:table-cell>
          <table:table-cell table:formula="of:=DEGREES(ACOS(COS(RADIANS(90.833))/(COS(RADIANS([.$B$2]))*COS(RADIANS([.T96])))-TAN(RADIANS([.$B$2]))*TAN(RADIANS([.T96]))))" office:value-type="float" office:value="96.412423975059">
            <text:p>96.41</text:p>
          </table:table-cell>
          <table:table-cell table:style-name="ce7" table:formula="of:=(720-4*[.$B$3]-[.V96]+[.$B$4]*60)/1440" office:value-type="float" office:value="0.501797026916349">
            <text:p>12:02:35</text:p>
          </table:table-cell>
          <table:table-cell table:style-name="ce7" table:formula="of:=([.X96]*1440-[.W96]*4)/1440" office:value-type="float" office:value="0.233984738096741">
            <text:p>5:36:56</text:p>
          </table:table-cell>
          <table:table-cell table:style-name="ce7" table:formula="of:=([.X96]*1440+[.W96]*4)/1440" office:value-type="float" office:value="0.769609315735958">
            <text:p>18:28:14</text:p>
          </table:table-cell>
          <table:table-cell table:formula="of:=8*[.W96]" office:value-type="float" office:value="771.299391800472">
            <text:p>771.3</text:p>
          </table:table-cell>
          <table:table-cell table:formula="of:=MOD([.E96]*1440+[.V96]+4*[.$B$3]-60*[.$B$4];1440)" office:value-type="float" office:value="717.412281240457">
            <text:p>717.41</text:p>
          </table:table-cell>
          <table:table-cell table:formula="of:=IF([.AB96]/4&lt;0;[.AB96]/4+180;[.AB96]/4-180)" office:value-type="float" office:value="-0.646929689885752">
            <text:p>-0.65</text:p>
          </table:table-cell>
          <table:table-cell table:formula="of:=DEGREES(ACOS(SIN(RADIANS([.$B$2]))*SIN(RADIANS([.T96]))+COS(RADIANS([.$B$2]))*COS(RADIANS([.T96]))*COS(RADIANS([.AC96]))))" office:value-type="float" office:value="33.7081381691001">
            <text:p>33.71</text:p>
          </table:table-cell>
          <table:table-cell table:formula="of:=90-[.AD96]" office:value-type="float" office:value="56.2918618308999">
            <text:p>56.29</text:p>
          </table:table-cell>
          <table:table-cell table:formula="of:=IF([.AE96]&gt;85;0;IF([.AE96]&gt;5;58.1/TAN(RADIANS([.AE96]))-0.07/POWER(TAN(RADIANS([.AE96]));3)+0.000086/POWER(TAN(RADIANS([.AE96]));5);IF([.AE96]&gt;-0.575;1735+[.AE96]*(-518.2+[.AE96]*(103.4+[.AE96]*(-12.79+[.AE96]*0.711)));-20.772/TAN(RADIANS([.AE96])))))/3600" office:value-type="float" office:value="0.0107608431617317">
            <text:p>0.01</text:p>
          </table:table-cell>
          <table:table-cell table:formula="of:=[.AE96]+[.AF96]" office:value-type="float" office:value="56.3026226740617">
            <text:p>56.3</text:p>
          </table:table-cell>
          <table:table-cell table:formula="of:=IF([.AC96]&gt;0;MOD(DEGREES(ACOS(((SIN(RADIANS([.$B$2]))*COS(RADIANS([.AD96])))-SIN(RADIANS([.T96])))/(COS(RADIANS([.$B$2]))*SIN(RADIANS([.AD96])))))+180;360);MOD(540-DEGREES(ACOS(((SIN(RADIANS([.$B$2]))*COS(RADIANS([.AD96])))-SIN(RADIANS([.T96])))/(COS(RADIANS([.$B$2]))*SIN(RADIANS([.AD96])))));360))" office:value-type="float" office:value="178.841260819865">
            <text:p>178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6]+1" office:value-type="date" office:date-value="2026-04-06">
            <text:p>4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7]+2415018.5+[.E97]-[.$B$4]/24" office:value-type="float" office:value="2461137.29166667">
            <text:p>2461137.29</text:p>
          </table:table-cell>
          <table:table-cell table:style-name="ce9" table:formula="of:=([.F97]-2451545)/36525" office:value-type="float" office:value="0.262622632899836">
            <text:p>0.26262263</text:p>
          </table:table-cell>
          <table:table-cell/>
          <table:table-cell table:formula="of:=MOD(280.46646+[.G97]*(36000.76983+[.G97]*0.0003032);360)" office:value-type="float" office:value="15.0834400874828">
            <text:p>15.08</text:p>
          </table:table-cell>
          <table:table-cell table:formula="of:=357.52911+[.G97]*(35999.05029-0.0001537*[.G97])" office:value-type="float" office:value="9811.69446845262">
            <text:p>9811.69</text:p>
          </table:table-cell>
          <table:table-cell table:formula="of:=0.016708634-[.G97]*(0.000042037+0.0000001267*[.G97])" office:value-type="float" office:value="0.0166975853937998">
            <text:p>0.02</text:p>
          </table:table-cell>
          <table:table-cell table:formula="of:=SIN(RADIANS([.J97]))*(1.914602-[.G97]*(0.004817+0.000014*[.G97]))+SIN(RADIANS(2*[.J97]))*(0.019993-0.000101*[.G97])+SIN(RADIANS(3*[.J97]))*0.000289" office:value-type="float" office:value="1.91103116275309">
            <text:p>1.91</text:p>
          </table:table-cell>
          <table:table-cell table:formula="of:=[.I97]+[.L97]" office:value-type="float" office:value="16.9944712502359">
            <text:p>16.99</text:p>
          </table:table-cell>
          <table:table-cell table:formula="of:=[.J97]+[.L97]" office:value-type="float" office:value="9813.60549961537">
            <text:p>9813.61</text:p>
          </table:table-cell>
          <table:table-cell table:formula="of:=(1.000001018*(1-[.K97]*[.K97]))/(1+[.K97]*COS(RADIANS([.N97])))" office:value-type="float" office:value="1.00077306975513">
            <text:p>1</text:p>
          </table:table-cell>
          <table:table-cell table:formula="of:=[.M97]-0.00569-0.00478*SIN(RADIANS(125.04-1934.136*[.G97]))" office:value-type="float" office:value="16.9906418689588">
            <text:p>16.99</text:p>
          </table:table-cell>
          <table:table-cell table:formula="of:=23+(26+((21.448-[.G97]*(46.815+[.G97]*(0.00059-[.G97]*0.001813))))/60)/60" office:value-type="float" office:value="23.435875920441">
            <text:p>23.44</text:p>
          </table:table-cell>
          <table:table-cell table:formula="of:=[.Q97]+0.00256*COS(RADIANS(125.04-1934.136*[.G97]))" office:value-type="float" office:value="23.438234017902">
            <text:p>23.44</text:p>
          </table:table-cell>
          <table:table-cell table:formula="of:=DEGREES(ATAN2(COS(RADIANS([.P97]));COS(RADIANS([.R97]))*SIN(RADIANS([.P97]))))" office:value-type="float" office:value="15.6603520623399">
            <text:p>15.66</text:p>
          </table:table-cell>
          <table:table-cell table:formula="of:=DEGREES(ASIN(SIN(RADIANS([.R97]))*SIN(RADIANS([.P97]))))" office:value-type="float" office:value="6.67467311423673">
            <text:p>6.67</text:p>
          </table:table-cell>
          <table:table-cell table:formula="of:=TAN(RADIANS([.R97]/2))*TAN(RADIANS([.R97]/2))" office:value-type="float" office:value="0.0430305373059529">
            <text:p>0.04</text:p>
          </table:table-cell>
          <table:table-cell table:formula="of:=4*DEGREES([.U97]*SIN(2*RADIANS([.I97]))-2*[.K97]*SIN(RADIANS([.J97]))+4*[.K97]*[.U97]*SIN(RADIANS([.J97]))*COS(2*RADIANS([.I97]))-0.5*[.U97]*[.U97]*SIN(4*RADIANS([.I97]))-1.25*[.K97]*[.K97]*SIN(2*RADIANS([.J97])))" office:value-type="float" office:value="-2.30489788955875">
            <text:p>-2.3</text:p>
          </table:table-cell>
          <table:table-cell table:formula="of:=DEGREES(ACOS(COS(RADIANS(90.833))/(COS(RADIANS([.$B$2]))*COS(RADIANS([.T97])))-TAN(RADIANS([.$B$2]))*TAN(RADIANS([.T97]))))" office:value-type="float" office:value="96.7364859761326">
            <text:p>96.74</text:p>
          </table:table-cell>
          <table:table-cell table:style-name="ce7" table:formula="of:=(720-4*[.$B$3]-[.V97]+[.$B$4]*60)/1440" office:value-type="float" office:value="0.501600623534416">
            <text:p>12:02:18</text:p>
          </table:table-cell>
          <table:table-cell table:style-name="ce7" table:formula="of:=([.X97]*1440-[.W97]*4)/1440" office:value-type="float" office:value="0.232888162489603">
            <text:p>5:35:22</text:p>
          </table:table-cell>
          <table:table-cell table:style-name="ce7" table:formula="of:=([.X97]*1440+[.W97]*4)/1440" office:value-type="float" office:value="0.770313084579229">
            <text:p>18:29:15</text:p>
          </table:table-cell>
          <table:table-cell table:formula="of:=8*[.W97]" office:value-type="float" office:value="773.891887809061">
            <text:p>773.89</text:p>
          </table:table-cell>
          <table:table-cell table:formula="of:=MOD([.E97]*1440+[.V97]+4*[.$B$3]-60*[.$B$4];1440)" office:value-type="float" office:value="717.695102110441">
            <text:p>717.7</text:p>
          </table:table-cell>
          <table:table-cell table:formula="of:=IF([.AB97]/4&lt;0;[.AB97]/4+180;[.AB97]/4-180)" office:value-type="float" office:value="-0.576224472389697">
            <text:p>-0.58</text:p>
          </table:table-cell>
          <table:table-cell table:formula="of:=DEGREES(ACOS(SIN(RADIANS([.$B$2]))*SIN(RADIANS([.T97]))+COS(RADIANS([.$B$2]))*COS(RADIANS([.T97]))*COS(RADIANS([.AC97]))))" office:value-type="float" office:value="33.3293394484151">
            <text:p>33.33</text:p>
          </table:table-cell>
          <table:table-cell table:formula="of:=90-[.AD97]" office:value-type="float" office:value="56.6706605515849">
            <text:p>56.67</text:p>
          </table:table-cell>
          <table:table-cell table:formula="of:=IF([.AE97]&gt;85;0;IF([.AE97]&gt;5;58.1/TAN(RADIANS([.AE97]))-0.07/POWER(TAN(RADIANS([.AE97]));3)+0.000086/POWER(TAN(RADIANS([.AE97]));5);IF([.AE97]&gt;-0.575;1735+[.AE97]*(-518.2+[.AE97]*(103.4+[.AE97]*(-12.79+[.AE97]*0.711)));-20.772/TAN(RADIANS([.AE97])))))/3600" office:value-type="float" office:value="0.0106075758818245">
            <text:p>0.01</text:p>
          </table:table-cell>
          <table:table-cell table:formula="of:=[.AE97]+[.AF97]" office:value-type="float" office:value="56.6812681274667">
            <text:p>56.68</text:p>
          </table:table-cell>
          <table:table-cell table:formula="of:=IF([.AC97]&gt;0;MOD(DEGREES(ACOS(((SIN(RADIANS([.$B$2]))*COS(RADIANS([.AD97])))-SIN(RADIANS([.T97])))/(COS(RADIANS([.$B$2]))*SIN(RADIANS([.AD97])))))+180;360);MOD(540-DEGREES(ACOS(((SIN(RADIANS([.$B$2]))*COS(RADIANS([.AD97])))-SIN(RADIANS([.T97])))/(COS(RADIANS([.$B$2]))*SIN(RADIANS([.AD97])))));360))" office:value-type="float" office:value="178.958340144974">
            <text:p>178.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7]+1" office:value-type="date" office:date-value="2026-04-07">
            <text:p>4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8]+2415018.5+[.E98]-[.$B$4]/24" office:value-type="float" office:value="2461138.29166667">
            <text:p>2461138.29</text:p>
          </table:table-cell>
          <table:table-cell table:style-name="ce9" table:formula="of:=([.F98]-2451545)/36525" office:value-type="float" office:value="0.262650011407707">
            <text:p>0.26265001</text:p>
          </table:table-cell>
          <table:table-cell/>
          <table:table-cell table:formula="of:=MOD(280.46646+[.G98]*(36000.76983+[.G98]*0.0003032);360)" office:value-type="float" office:value="16.0690874520078">
            <text:p>16.07</text:p>
          </table:table-cell>
          <table:table-cell table:formula="of:=357.52911+[.G98]*(35999.05029-0.0001537*[.G98])" office:value-type="float" office:value="9812.68006873213">
            <text:p>9812.68</text:p>
          </table:table-cell>
          <table:table-cell table:formula="of:=0.016708634-[.G98]*(0.000042037+0.0000001267*[.G98])" office:value-type="float" office:value="0.0166975842410673">
            <text:p>0.02</text:p>
          </table:table-cell>
          <table:table-cell table:formula="of:=SIN(RADIANS([.J98]))*(1.914602-[.G98]*(0.004817+0.000014*[.G98]))+SIN(RADIANS(2*[.J98]))*(0.019993-0.000101*[.G98])+SIN(RADIANS(3*[.J98]))*0.000289" office:value-type="float" office:value="1.90909170469266">
            <text:p>1.91</text:p>
          </table:table-cell>
          <table:table-cell table:formula="of:=[.I98]+[.L98]" office:value-type="float" office:value="17.9781791567005">
            <text:p>17.98</text:p>
          </table:table-cell>
          <table:table-cell table:formula="of:=[.J98]+[.L98]" office:value-type="float" office:value="9814.58916043682">
            <text:p>9814.59</text:p>
          </table:table-cell>
          <table:table-cell table:formula="of:=(1.000001018*(1-[.K98]*[.K98]))/(1+[.K98]*COS(RADIANS([.N98])))" office:value-type="float" office:value="1.00105960350139">
            <text:p>1</text:p>
          </table:table-cell>
          <table:table-cell table:formula="of:=[.M98]-0.00569-0.00478*SIN(RADIANS(125.04-1934.136*[.G98]))" office:value-type="float" office:value="17.9743538439668">
            <text:p>17.97</text:p>
          </table:table-cell>
          <table:table-cell table:formula="of:=23+(26+((21.448-[.G98]*(46.815+[.G98]*(0.00059-[.G98]*0.001813))))/60)/60" office:value-type="float" office:value="23.4358755644068">
            <text:p>23.44</text:p>
          </table:table-cell>
          <table:table-cell table:formula="of:=[.Q98]+0.00256*COS(RADIANS(125.04-1934.136*[.G98]))" office:value-type="float" office:value="23.4382327398948">
            <text:p>23.44</text:p>
          </table:table-cell>
          <table:table-cell table:formula="of:=DEGREES(ATAN2(COS(RADIANS([.P98]));COS(RADIANS([.R98]))*SIN(RADIANS([.P98]))))" office:value-type="float" office:value="16.5759743927876">
            <text:p>16.58</text:p>
          </table:table-cell>
          <table:table-cell table:formula="of:=DEGREES(ASIN(SIN(RADIANS([.R98]))*SIN(RADIANS([.P98]))))" office:value-type="float" office:value="7.05056967012212">
            <text:p>7.05</text:p>
          </table:table-cell>
          <table:table-cell table:formula="of:=TAN(RADIANS([.R98]/2))*TAN(RADIANS([.R98]/2))" office:value-type="float" office:value="0.0430305324798558">
            <text:p>0.04</text:p>
          </table:table-cell>
          <table:table-cell table:formula="of:=4*DEGREES([.U98]*SIN(2*RADIANS([.I98]))-2*[.K98]*SIN(RADIANS([.J98]))+4*[.K98]*[.U98]*SIN(RADIANS([.J98]))*COS(2*RADIANS([.I98]))-0.5*[.U98]*[.U98]*SIN(4*RADIANS([.I98]))-1.25*[.K98]*[.K98]*SIN(2*RADIANS([.J98])))" office:value-type="float" office:value="-2.02564262006571">
            <text:p>-2.03</text:p>
          </table:table-cell>
          <table:table-cell table:formula="of:=DEGREES(ACOS(COS(RADIANS(90.833))/(COS(RADIANS([.$B$2]))*COS(RADIANS([.T98])))-TAN(RADIANS([.$B$2]))*TAN(RADIANS([.T98]))))" office:value-type="float" office:value="97.0596750876395">
            <text:p>97.06</text:p>
          </table:table-cell>
          <table:table-cell table:style-name="ce7" table:formula="of:=(720-4*[.$B$3]-[.V98]+[.$B$4]*60)/1440" office:value-type="float" office:value="0.501406696263935">
            <text:p>12:02:02</text:p>
          </table:table-cell>
          <table:table-cell table:style-name="ce7" table:formula="of:=([.X98]*1440-[.W98]*4)/1440" office:value-type="float" office:value="0.231796487687158">
            <text:p>5:33:47</text:p>
          </table:table-cell>
          <table:table-cell table:style-name="ce7" table:formula="of:=([.X98]*1440+[.W98]*4)/1440" office:value-type="float" office:value="0.771016904840711">
            <text:p>18:30:16</text:p>
          </table:table-cell>
          <table:table-cell table:formula="of:=8*[.W98]" office:value-type="float" office:value="776.477400701116">
            <text:p>776.48</text:p>
          </table:table-cell>
          <table:table-cell table:formula="of:=MOD([.E98]*1440+[.V98]+4*[.$B$3]-60*[.$B$4];1440)" office:value-type="float" office:value="717.974357379934">
            <text:p>717.97</text:p>
          </table:table-cell>
          <table:table-cell table:formula="of:=IF([.AB98]/4&lt;0;[.AB98]/4+180;[.AB98]/4-180)" office:value-type="float" office:value="-0.506410655016424">
            <text:p>-0.51</text:p>
          </table:table-cell>
          <table:table-cell table:formula="of:=DEGREES(ACOS(SIN(RADIANS([.$B$2]))*SIN(RADIANS([.T98]))+COS(RADIANS([.$B$2]))*COS(RADIANS([.T98]))*COS(RADIANS([.AC98]))))" office:value-type="float" office:value="32.9525583635422">
            <text:p>32.95</text:p>
          </table:table-cell>
          <table:table-cell table:formula="of:=90-[.AD98]" office:value-type="float" office:value="57.0474416364578">
            <text:p>57.05</text:p>
          </table:table-cell>
          <table:table-cell table:formula="of:=IF([.AE98]&gt;85;0;IF([.AE98]&gt;5;58.1/TAN(RADIANS([.AE98]))-0.07/POWER(TAN(RADIANS([.AE98]));3)+0.000086/POWER(TAN(RADIANS([.AE98]));5);IF([.AE98]&gt;-0.575;1735+[.AE98]*(-518.2+[.AE98]*(103.4+[.AE98]*(-12.79+[.AE98]*0.711)));-20.772/TAN(RADIANS([.AE98])))))/3600" office:value-type="float" office:value="0.0104564346060164">
            <text:p>0.01</text:p>
          </table:table-cell>
          <table:table-cell table:formula="of:=[.AE98]+[.AF98]" office:value-type="float" office:value="57.0578980710638">
            <text:p>57.06</text:p>
          </table:table-cell>
          <table:table-cell table:formula="of:=IF([.AC98]&gt;0;MOD(DEGREES(ACOS(((SIN(RADIANS([.$B$2]))*COS(RADIANS([.AD98])))-SIN(RADIANS([.T98])))/(COS(RADIANS([.$B$2]))*SIN(RADIANS([.AD98])))))+180;360);MOD(540-DEGREES(ACOS(((SIN(RADIANS([.$B$2]))*COS(RADIANS([.AD98])))-SIN(RADIANS([.T98])))/(COS(RADIANS([.$B$2]))*SIN(RADIANS([.AD98])))));360))" office:value-type="float" office:value="179.076014931017">
            <text:p>179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8]+1" office:value-type="date" office:date-value="2026-04-08">
            <text:p>4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99]+2415018.5+[.E99]-[.$B$4]/24" office:value-type="float" office:value="2461139.29166667">
            <text:p>2461139.29</text:p>
          </table:table-cell>
          <table:table-cell table:style-name="ce9" table:formula="of:=([.F99]-2451545)/36525" office:value-type="float" office:value="0.262677389915579">
            <text:p>0.26267739</text:p>
          </table:table-cell>
          <table:table-cell/>
          <table:table-cell table:formula="of:=MOD(280.46646+[.G99]*(36000.76983+[.G99]*0.0003032);360)" office:value-type="float" office:value="17.054734816531">
            <text:p>17.05</text:p>
          </table:table-cell>
          <table:table-cell table:formula="of:=357.52911+[.G99]*(35999.05029-0.0001537*[.G99])" office:value-type="float" office:value="9813.66566901164">
            <text:p>9813.67</text:p>
          </table:table-cell>
          <table:table-cell table:formula="of:=0.016708634-[.G99]*(0.000042037+0.0000001267*[.G99])" office:value-type="float" office:value="0.0166975830883347">
            <text:p>0.02</text:p>
          </table:table-cell>
          <table:table-cell table:formula="of:=SIN(RADIANS([.J99]))*(1.914602-[.G99]*(0.004817+0.000014*[.G99]))+SIN(RADIANS(2*[.J99]))*(0.019993-0.000101*[.G99])+SIN(RADIANS(3*[.J99]))*0.000289" office:value-type="float" office:value="1.90658967869965">
            <text:p>1.91</text:p>
          </table:table-cell>
          <table:table-cell table:formula="of:=[.I99]+[.L99]" office:value-type="float" office:value="18.9613244952306">
            <text:p>18.96</text:p>
          </table:table-cell>
          <table:table-cell table:formula="of:=[.J99]+[.L99]" office:value-type="float" office:value="9815.57225869035">
            <text:p>9815.57</text:p>
          </table:table-cell>
          <table:table-cell table:formula="of:=(1.000001018*(1-[.K99]*[.K99]))/(1+[.K99]*COS(RADIANS([.N99])))" office:value-type="float" office:value="1.00134574274004">
            <text:p>1</text:p>
          </table:table-cell>
          <table:table-cell table:formula="of:=[.M99]-0.00569-0.00478*SIN(RADIANS(125.04-1934.136*[.G99]))" office:value-type="float" office:value="18.9575032494476">
            <text:p>18.96</text:p>
          </table:table-cell>
          <table:table-cell table:formula="of:=23+(26+((21.448-[.G99]*(46.815+[.G99]*(0.00059-[.G99]*0.001813))))/60)/60" office:value-type="float" office:value="23.4358752083726">
            <text:p>23.44</text:p>
          </table:table-cell>
          <table:table-cell table:formula="of:=[.Q99]+0.00256*COS(RADIANS(125.04-1934.136*[.G99]))" office:value-type="float" office:value="23.4382314598742">
            <text:p>23.44</text:p>
          </table:table-cell>
          <table:table-cell table:formula="of:=DEGREES(ATAN2(COS(RADIANS([.P99]));COS(RADIANS([.R99]))*SIN(RADIANS([.P99]))))" office:value-type="float" office:value="17.492555366635">
            <text:p>17.49</text:p>
          </table:table-cell>
          <table:table-cell table:formula="of:=DEGREES(ASIN(SIN(RADIANS([.R99]))*SIN(RADIANS([.P99]))))" office:value-type="float" office:value="7.42446745892304">
            <text:p>7.42</text:p>
          </table:table-cell>
          <table:table-cell table:formula="of:=TAN(RADIANS([.R99]/2))*TAN(RADIANS([.R99]/2))" office:value-type="float" office:value="0.0430305276461556">
            <text:p>0.04</text:p>
          </table:table-cell>
          <table:table-cell table:formula="of:=4*DEGREES([.U99]*SIN(2*RADIANS([.I99]))-2*[.K99]*SIN(RADIANS([.J99]))+4*[.K99]*[.U99]*SIN(RADIANS([.J99]))*COS(2*RADIANS([.I99]))-0.5*[.U99]*[.U99]*SIN(4*RADIANS([.I99]))-1.25*[.K99]*[.K99]*SIN(2*RADIANS([.J99])))" office:value-type="float" office:value="-1.75024356235795">
            <text:p>-1.75</text:p>
          </table:table-cell>
          <table:table-cell table:formula="of:=DEGREES(ACOS(COS(RADIANS(90.833))/(COS(RADIANS([.$B$2]))*COS(RADIANS([.T99])))-TAN(RADIANS([.$B$2]))*TAN(RADIANS([.T99]))))" office:value-type="float" office:value="97.3819382564605">
            <text:p>97.38</text:p>
          </table:table-cell>
          <table:table-cell table:style-name="ce7" table:formula="of:=(720-4*[.$B$3]-[.V99]+[.$B$4]*60)/1440" office:value-type="float" office:value="0.501215446918304">
            <text:p>12:01:45</text:p>
          </table:table-cell>
          <table:table-cell table:style-name="ce7" table:formula="of:=([.X99]*1440-[.W99]*4)/1440" office:value-type="float" office:value="0.230710062872581">
            <text:p>5:32:13</text:p>
          </table:table-cell>
          <table:table-cell table:style-name="ce7" table:formula="of:=([.X99]*1440+[.W99]*4)/1440" office:value-type="float" office:value="0.771720830964028">
            <text:p>18:31:17</text:p>
          </table:table-cell>
          <table:table-cell table:formula="of:=8*[.W99]" office:value-type="float" office:value="779.055506051684">
            <text:p>779.06</text:p>
          </table:table-cell>
          <table:table-cell table:formula="of:=MOD([.E99]*1440+[.V99]+4*[.$B$3]-60*[.$B$4];1440)" office:value-type="float" office:value="718.249756437642">
            <text:p>718.25</text:p>
          </table:table-cell>
          <table:table-cell table:formula="of:=IF([.AB99]/4&lt;0;[.AB99]/4+180;[.AB99]/4-180)" office:value-type="float" office:value="-0.437560890589481">
            <text:p>-0.44</text:p>
          </table:table-cell>
          <table:table-cell table:formula="of:=DEGREES(ACOS(SIN(RADIANS([.$B$2]))*SIN(RADIANS([.T99]))+COS(RADIANS([.$B$2]))*COS(RADIANS([.T99]))*COS(RADIANS([.AC99]))))" office:value-type="float" office:value="32.5778897164358">
            <text:p>32.58</text:p>
          </table:table-cell>
          <table:table-cell table:formula="of:=90-[.AD99]" office:value-type="float" office:value="57.4221102835642">
            <text:p>57.42</text:p>
          </table:table-cell>
          <table:table-cell table:formula="of:=IF([.AE99]&gt;85;0;IF([.AE99]&gt;5;58.1/TAN(RADIANS([.AE99]))-0.07/POWER(TAN(RADIANS([.AE99]));3)+0.000086/POWER(TAN(RADIANS([.AE99]));5);IF([.AE99]&gt;-0.575;1735+[.AE99]*(-518.2+[.AE99]*(103.4+[.AE99]*(-12.79+[.AE99]*0.711)));-20.772/TAN(RADIANS([.AE99])))))/3600" office:value-type="float" office:value="0.0103074066127508">
            <text:p>0.01</text:p>
          </table:table-cell>
          <table:table-cell table:formula="of:=[.AE99]+[.AF99]" office:value-type="float" office:value="57.4324176901769">
            <text:p>57.43</text:p>
          </table:table-cell>
          <table:table-cell table:formula="of:=IF([.AC99]&gt;0;MOD(DEGREES(ACOS(((SIN(RADIANS([.$B$2]))*COS(RADIANS([.AD99])))-SIN(RADIANS([.T99])))/(COS(RADIANS([.$B$2]))*SIN(RADIANS([.AD99])))))+180;360);MOD(540-DEGREES(ACOS(((SIN(RADIANS([.$B$2]))*COS(RADIANS([.AD99])))-SIN(RADIANS([.T99])))/(COS(RADIANS([.$B$2]))*SIN(RADIANS([.AD99])))));360))" office:value-type="float" office:value="179.194157287644">
            <text:p>179.1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99]+1" office:value-type="date" office:date-value="2026-04-09">
            <text:p>4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0]+2415018.5+[.E100]-[.$B$4]/24" office:value-type="float" office:value="2461140.29166667">
            <text:p>2461140.29</text:p>
          </table:table-cell>
          <table:table-cell table:style-name="ce9" table:formula="of:=([.F100]-2451545)/36525" office:value-type="float" office:value="0.26270476842345">
            <text:p>0.26270477</text:p>
          </table:table-cell>
          <table:table-cell/>
          <table:table-cell table:formula="of:=MOD(280.46646+[.G100]*(36000.76983+[.G100]*0.0003032);360)" office:value-type="float" office:value="18.0403821810578">
            <text:p>18.04</text:p>
          </table:table-cell>
          <table:table-cell table:formula="of:=357.52911+[.G100]*(35999.05029-0.0001537*[.G100])" office:value-type="float" office:value="9814.65126929116">
            <text:p>9814.65</text:p>
          </table:table-cell>
          <table:table-cell table:formula="of:=0.016708634-[.G100]*(0.000042037+0.0000001267*[.G100])" office:value-type="float" office:value="0.0166975819356019">
            <text:p>0.02</text:p>
          </table:table-cell>
          <table:table-cell table:formula="of:=SIN(RADIANS([.J100]))*(1.914602-[.G100]*(0.004817+0.000014*[.G100]))+SIN(RADIANS(2*[.J100]))*(0.019993-0.000101*[.G100])+SIN(RADIANS(3*[.J100]))*0.000289" office:value-type="float" office:value="1.90352642532419">
            <text:p>1.9</text:p>
          </table:table-cell>
          <table:table-cell table:formula="of:=[.I100]+[.L100]" office:value-type="float" office:value="19.943908606382">
            <text:p>19.94</text:p>
          </table:table-cell>
          <table:table-cell table:formula="of:=[.J100]+[.L100]" office:value-type="float" office:value="9816.55479571648">
            <text:p>9816.55</text:p>
          </table:table-cell>
          <table:table-cell table:formula="of:=(1.000001018*(1-[.K100]*[.K100]))/(1+[.K100]*COS(RADIANS([.N100])))" office:value-type="float" office:value="1.00163140348158">
            <text:p>1</text:p>
          </table:table-cell>
          <table:table-cell table:formula="of:=[.M100]-0.00569-0.00478*SIN(RADIANS(125.04-1934.136*[.G100]))" office:value-type="float" office:value="19.9400914259534">
            <text:p>19.94</text:p>
          </table:table-cell>
          <table:table-cell table:formula="of:=23+(26+((21.448-[.G100]*(46.815+[.G100]*(0.00059-[.G100]*0.001813))))/60)/60" office:value-type="float" office:value="23.4358748523384">
            <text:p>23.44</text:p>
          </table:table-cell>
          <table:table-cell table:formula="of:=[.Q100]+0.00256*COS(RADIANS(125.04-1934.136*[.G100]))" office:value-type="float" office:value="23.4382301778409">
            <text:p>23.44</text:p>
          </table:table-cell>
          <table:table-cell table:formula="of:=DEGREES(ATAN2(COS(RADIANS([.P100]));COS(RADIANS([.R100]))*SIN(RADIANS([.P100]))))" office:value-type="float" office:value="18.4101680193337">
            <text:p>18.41</text:p>
          </table:table-cell>
          <table:table-cell table:formula="of:=DEGREES(ASIN(SIN(RADIANS([.R100]))*SIN(RADIANS([.P100]))))" office:value-type="float" office:value="7.79627140830343">
            <text:p>7.8</text:p>
          </table:table-cell>
          <table:table-cell table:formula="of:=TAN(RADIANS([.R100]/2))*TAN(RADIANS([.R100]/2))" office:value-type="float" office:value="0.0430305228048554">
            <text:p>0.04</text:p>
          </table:table-cell>
          <table:table-cell table:formula="of:=4*DEGREES([.U100]*SIN(2*RADIANS([.I100]))-2*[.K100]*SIN(RADIANS([.J100]))+4*[.K100]*[.U100]*SIN(RADIANS([.J100]))*COS(2*RADIANS([.I100]))-0.5*[.U100]*[.U100]*SIN(4*RADIANS([.I100]))-1.25*[.K100]*[.K100]*SIN(2*RADIANS([.J100])))" office:value-type="float" office:value="-1.47898697696451">
            <text:p>-1.48</text:p>
          </table:table-cell>
          <table:table-cell table:formula="of:=DEGREES(ACOS(COS(RADIANS(90.833))/(COS(RADIANS([.$B$2]))*COS(RADIANS([.T100])))-TAN(RADIANS([.$B$2]))*TAN(RADIANS([.T100]))))" office:value-type="float" office:value="97.7032210393374">
            <text:p>97.7</text:p>
          </table:table-cell>
          <table:table-cell table:style-name="ce7" table:formula="of:=(720-4*[.$B$3]-[.V100]+[.$B$4]*60)/1440" office:value-type="float" office:value="0.501027074289559">
            <text:p>12:01:29</text:p>
          </table:table-cell>
          <table:table-cell table:style-name="ce7" table:formula="of:=([.X100]*1440-[.W100]*4)/1440" office:value-type="float" office:value="0.229629238069177">
            <text:p>5:30:40</text:p>
          </table:table-cell>
          <table:table-cell table:style-name="ce7" table:formula="of:=([.X100]*1440+[.W100]*4)/1440" office:value-type="float" office:value="0.77242491050994">
            <text:p>18:32:18</text:p>
          </table:table-cell>
          <table:table-cell table:formula="of:=8*[.W100]" office:value-type="float" office:value="781.625768314699">
            <text:p>781.63</text:p>
          </table:table-cell>
          <table:table-cell table:formula="of:=MOD([.E100]*1440+[.V100]+4*[.$B$3]-60*[.$B$4];1440)" office:value-type="float" office:value="718.521013023036">
            <text:p>718.52</text:p>
          </table:table-cell>
          <table:table-cell table:formula="of:=IF([.AB100]/4&lt;0;[.AB100]/4+180;[.AB100]/4-180)" office:value-type="float" office:value="-0.369746744241127">
            <text:p>-0.37</text:p>
          </table:table-cell>
          <table:table-cell table:formula="of:=DEGREES(ACOS(SIN(RADIANS([.$B$2]))*SIN(RADIANS([.T100]))+COS(RADIANS([.$B$2]))*COS(RADIANS([.T100]))*COS(RADIANS([.AC100]))))" office:value-type="float" office:value="32.2054275943915">
            <text:p>32.21</text:p>
          </table:table-cell>
          <table:table-cell table:formula="of:=90-[.AD100]" office:value-type="float" office:value="57.7945724056085">
            <text:p>57.79</text:p>
          </table:table-cell>
          <table:table-cell table:formula="of:=IF([.AE100]&gt;85;0;IF([.AE100]&gt;5;58.1/TAN(RADIANS([.AE100]))-0.07/POWER(TAN(RADIANS([.AE100]));3)+0.000086/POWER(TAN(RADIANS([.AE100]));5);IF([.AE100]&gt;-0.575;1735+[.AE100]*(-518.2+[.AE100]*(103.4+[.AE100]*(-12.79+[.AE100]*0.711)));-20.772/TAN(RADIANS([.AE100])))))/3600" office:value-type="float" office:value="0.0101604794187278">
            <text:p>0.01</text:p>
          </table:table-cell>
          <table:table-cell table:formula="of:=[.AE100]+[.AF100]" office:value-type="float" office:value="57.8047328850272">
            <text:p>57.8</text:p>
          </table:table-cell>
          <table:table-cell table:formula="of:=IF([.AC100]&gt;0;MOD(DEGREES(ACOS(((SIN(RADIANS([.$B$2]))*COS(RADIANS([.AD100])))-SIN(RADIANS([.T100])))/(COS(RADIANS([.$B$2]))*SIN(RADIANS([.AD100])))))+180;360);MOD(540-DEGREES(ACOS(((SIN(RADIANS([.$B$2]))*COS(RADIANS([.AD100])))-SIN(RADIANS([.T100])))/(COS(RADIANS([.$B$2]))*SIN(RADIANS([.AD100])))));360))" office:value-type="float" office:value="179.312635564437">
            <text:p>179.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0]+1" office:value-type="date" office:date-value="2026-04-10">
            <text:p>4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1]+2415018.5+[.E101]-[.$B$4]/24" office:value-type="float" office:value="2461141.29166667">
            <text:p>2461141.29</text:p>
          </table:table-cell>
          <table:table-cell table:style-name="ce9" table:formula="of:=([.F101]-2451545)/36525" office:value-type="float" office:value="0.262732146931321">
            <text:p>0.26273215</text:p>
          </table:table-cell>
          <table:table-cell/>
          <table:table-cell table:formula="of:=MOD(280.46646+[.G101]*(36000.76983+[.G101]*0.0003032);360)" office:value-type="float" office:value="19.0260295455846">
            <text:p>19.03</text:p>
          </table:table-cell>
          <table:table-cell table:formula="of:=357.52911+[.G101]*(35999.05029-0.0001537*[.G101])" office:value-type="float" office:value="9815.63686957067">
            <text:p>9815.64</text:p>
          </table:table-cell>
          <table:table-cell table:formula="of:=0.016708634-[.G101]*(0.000042037+0.0000001267*[.G101])" office:value-type="float" office:value="0.0166975807828689">
            <text:p>0.02</text:p>
          </table:table-cell>
          <table:table-cell table:formula="of:=SIN(RADIANS([.J101]))*(1.914602-[.G101]*(0.004817+0.000014*[.G101]))+SIN(RADIANS(2*[.J101]))*(0.019993-0.000101*[.G101])+SIN(RADIANS(3*[.J101]))*0.000289" office:value-type="float" office:value="1.89990344671921">
            <text:p>1.9</text:p>
          </table:table-cell>
          <table:table-cell table:formula="of:=[.I101]+[.L101]" office:value-type="float" office:value="20.9259329923038">
            <text:p>20.93</text:p>
          </table:table-cell>
          <table:table-cell table:formula="of:=[.J101]+[.L101]" office:value-type="float" office:value="9817.53677301739">
            <text:p>9817.54</text:p>
          </table:table-cell>
          <table:table-cell table:formula="of:=(1.000001018*(1-[.K101]*[.K101]))/(1+[.K101]*COS(RADIANS([.N101])))" office:value-type="float" office:value="1.00191650202068">
            <text:p>1</text:p>
          </table:table-cell>
          <table:table-cell table:formula="of:=[.M101]-0.00569-0.00478*SIN(RADIANS(125.04-1934.136*[.G101]))" office:value-type="float" office:value="20.9221198756299">
            <text:p>20.92</text:p>
          </table:table-cell>
          <table:table-cell table:formula="of:=23+(26+((21.448-[.G101]*(46.815+[.G101]*(0.00059-[.G101]*0.001813))))/60)/60" office:value-type="float" office:value="23.4358744963042">
            <text:p>23.44</text:p>
          </table:table-cell>
          <table:table-cell table:formula="of:=[.Q101]+0.00256*COS(RADIANS(125.04-1934.136*[.G101]))" office:value-type="float" office:value="23.4382288937957">
            <text:p>23.44</text:p>
          </table:table-cell>
          <table:table-cell table:formula="of:=DEGREES(ATAN2(COS(RADIANS([.P101]));COS(RADIANS([.R101]))*SIN(RADIANS([.P101]))))" office:value-type="float" office:value="19.3288841878612">
            <text:p>19.33</text:p>
          </table:table-cell>
          <table:table-cell table:formula="of:=DEGREES(ASIN(SIN(RADIANS([.R101]))*SIN(RADIANS([.P101]))))" office:value-type="float" office:value="8.16588667739849">
            <text:p>8.17</text:p>
          </table:table-cell>
          <table:table-cell table:formula="of:=TAN(RADIANS([.R101]/2))*TAN(RADIANS([.R101]/2))" office:value-type="float" office:value="0.0430305179559582">
            <text:p>0.04</text:p>
          </table:table-cell>
          <table:table-cell table:formula="of:=4*DEGREES([.U101]*SIN(2*RADIANS([.I101]))-2*[.K101]*SIN(RADIANS([.J101]))+4*[.K101]*[.U101]*SIN(RADIANS([.J101]))*COS(2*RADIANS([.I101]))-0.5*[.U101]*[.U101]*SIN(4*RADIANS([.I101]))-1.25*[.K101]*[.K101]*SIN(2*RADIANS([.J101])))" office:value-type="float" office:value="-1.21215457439977">
            <text:p>-1.21</text:p>
          </table:table-cell>
          <table:table-cell table:formula="of:=DEGREES(ACOS(COS(RADIANS(90.833))/(COS(RADIANS([.$B$2]))*COS(RADIANS([.T101])))-TAN(RADIANS([.$B$2]))*TAN(RADIANS([.T101]))))" office:value-type="float" office:value="98.023467529246">
            <text:p>98.02</text:p>
          </table:table-cell>
          <table:table-cell table:style-name="ce7" table:formula="of:=(720-4*[.$B$3]-[.V101]+[.$B$4]*60)/1440" office:value-type="float" office:value="0.50084177401">
            <text:p>12:01:13</text:p>
          </table:table-cell>
          <table:table-cell table:style-name="ce7" table:formula="of:=([.X101]*1440-[.W101]*4)/1440" office:value-type="float" office:value="0.228554364206539">
            <text:p>5:29:07</text:p>
          </table:table-cell>
          <table:table-cell table:style-name="ce7" table:formula="of:=([.X101]*1440+[.W101]*4)/1440" office:value-type="float" office:value="0.773129183813461">
            <text:p>18:33:18</text:p>
          </table:table-cell>
          <table:table-cell table:formula="of:=8*[.W101]" office:value-type="float" office:value="784.187740233968">
            <text:p>784.19</text:p>
          </table:table-cell>
          <table:table-cell table:formula="of:=MOD([.E101]*1440+[.V101]+4*[.$B$3]-60*[.$B$4];1440)" office:value-type="float" office:value="718.7878454256">
            <text:p>718.79</text:p>
          </table:table-cell>
          <table:table-cell table:formula="of:=IF([.AB101]/4&lt;0;[.AB101]/4+180;[.AB101]/4-180)" office:value-type="float" office:value="-0.303038643599933">
            <text:p>-0.3</text:p>
          </table:table-cell>
          <table:table-cell table:formula="of:=DEGREES(ACOS(SIN(RADIANS([.$B$2]))*SIN(RADIANS([.T101]))+COS(RADIANS([.$B$2]))*COS(RADIANS([.T101]))*COS(RADIANS([.AC101]))))" office:value-type="float" office:value="31.8352653759139">
            <text:p>31.84</text:p>
          </table:table-cell>
          <table:table-cell table:formula="of:=90-[.AD101]" office:value-type="float" office:value="58.1647346240861">
            <text:p>58.16</text:p>
          </table:table-cell>
          <table:table-cell table:formula="of:=IF([.AE101]&gt;85;0;IF([.AE101]&gt;5;58.1/TAN(RADIANS([.AE101]))-0.07/POWER(TAN(RADIANS([.AE101]));3)+0.000086/POWER(TAN(RADIANS([.AE101]));5);IF([.AE101]&gt;-0.575;1735+[.AE101]*(-518.2+[.AE101]*(103.4+[.AE101]*(-12.79+[.AE101]*0.711)));-20.772/TAN(RADIANS([.AE101])))))/3600" office:value-type="float" office:value="0.0100156408057418">
            <text:p>0.01</text:p>
          </table:table-cell>
          <table:table-cell table:formula="of:=[.AE101]+[.AF101]" office:value-type="float" office:value="58.1747502648919">
            <text:p>58.17</text:p>
          </table:table-cell>
          <table:table-cell table:formula="of:=IF([.AC101]&gt;0;MOD(DEGREES(ACOS(((SIN(RADIANS([.$B$2]))*COS(RADIANS([.AD101])))-SIN(RADIANS([.T101])))/(COS(RADIANS([.$B$2]))*SIN(RADIANS([.AD101])))))+180;360);MOD(540-DEGREES(ACOS(((SIN(RADIANS([.$B$2]))*COS(RADIANS([.AD101])))-SIN(RADIANS([.T101])))/(COS(RADIANS([.$B$2]))*SIN(RADIANS([.AD101])))));360))" office:value-type="float" office:value="179.431314295778">
            <text:p>179.4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1]+1" office:value-type="date" office:date-value="2026-04-11">
            <text:p>4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2]+2415018.5+[.E102]-[.$B$4]/24" office:value-type="float" office:value="2461142.29166667">
            <text:p>2461142.29</text:p>
          </table:table-cell>
          <table:table-cell table:style-name="ce9" table:formula="of:=([.F102]-2451545)/36525" office:value-type="float" office:value="0.262759525439193">
            <text:p>0.26275953</text:p>
          </table:table-cell>
          <table:table-cell/>
          <table:table-cell table:formula="of:=MOD(280.46646+[.G102]*(36000.76983+[.G102]*0.0003032);360)" office:value-type="float" office:value="20.0116769101078">
            <text:p>20.01</text:p>
          </table:table-cell>
          <table:table-cell table:formula="of:=357.52911+[.G102]*(35999.05029-0.0001537*[.G102])" office:value-type="float" office:value="9816.62246985018">
            <text:p>9816.62</text:p>
          </table:table-cell>
          <table:table-cell table:formula="of:=0.016708634-[.G102]*(0.000042037+0.0000001267*[.G102])" office:value-type="float" office:value="0.0166975796301357">
            <text:p>0.02</text:p>
          </table:table-cell>
          <table:table-cell table:formula="of:=SIN(RADIANS([.J102]))*(1.914602-[.G102]*(0.004817+0.000014*[.G102]))+SIN(RADIANS(2*[.J102]))*(0.019993-0.000101*[.G102])+SIN(RADIANS(3*[.J102]))*0.000289" office:value-type="float" office:value="1.89572240550216">
            <text:p>1.9</text:p>
          </table:table-cell>
          <table:table-cell table:formula="of:=[.I102]+[.L102]" office:value-type="float" office:value="21.9073993156099">
            <text:p>21.91</text:p>
          </table:table-cell>
          <table:table-cell table:formula="of:=[.J102]+[.L102]" office:value-type="float" office:value="9818.51819225569">
            <text:p>9818.52</text:p>
          </table:table-cell>
          <table:table-cell table:formula="of:=(1.000001018*(1-[.K102]*[.K102]))/(1+[.K102]*COS(RADIANS([.N102])))" office:value-type="float" office:value="1.0022009549597">
            <text:p>1</text:p>
          </table:table-cell>
          <table:table-cell table:formula="of:=[.M102]-0.00569-0.00478*SIN(RADIANS(125.04-1934.136*[.G102]))" office:value-type="float" office:value="21.9035902610875">
            <text:p>21.9</text:p>
          </table:table-cell>
          <table:table-cell table:formula="of:=23+(26+((21.448-[.G102]*(46.815+[.G102]*(0.00059-[.G102]*0.001813))))/60)/60" office:value-type="float" office:value="23.43587414027">
            <text:p>23.44</text:p>
          </table:table-cell>
          <table:table-cell table:formula="of:=[.Q102]+0.00256*COS(RADIANS(125.04-1934.136*[.G102]))" office:value-type="float" office:value="23.4382276077395">
            <text:p>23.44</text:p>
          </table:table-cell>
          <table:table-cell table:formula="of:=DEGREES(ATAN2(COS(RADIANS([.P102]));COS(RADIANS([.R102]))*SIN(RADIANS([.P102]))))" office:value-type="float" office:value="20.2487744508224">
            <text:p>20.25</text:p>
          </table:table-cell>
          <table:table-cell table:formula="of:=DEGREES(ASIN(SIN(RADIANS([.R102]))*SIN(RADIANS([.P102]))))" office:value-type="float" office:value="8.533218654458">
            <text:p>8.53</text:p>
          </table:table-cell>
          <table:table-cell table:formula="of:=TAN(RADIANS([.R102]/2))*TAN(RADIANS([.R102]/2))" office:value-type="float" office:value="0.0430305130994669">
            <text:p>0.04</text:p>
          </table:table-cell>
          <table:table-cell table:formula="of:=4*DEGREES([.U102]*SIN(2*RADIANS([.I102]))-2*[.K102]*SIN(RADIANS([.J102]))+4*[.K102]*[.U102]*SIN(RADIANS([.J102]))*COS(2*RADIANS([.I102]))-0.5*[.U102]*[.U102]*SIN(4*RADIANS([.I102]))-1.25*[.K102]*[.K102]*SIN(2*RADIANS([.J102])))" office:value-type="float" office:value="-0.950023308925762">
            <text:p>-0.95</text:p>
          </table:table-cell>
          <table:table-cell table:formula="of:=DEGREES(ACOS(COS(RADIANS(90.833))/(COS(RADIANS([.$B$2]))*COS(RADIANS([.T102])))-TAN(RADIANS([.$B$2]))*TAN(RADIANS([.T102]))))" office:value-type="float" office:value="98.3426202836473">
            <text:p>98.34</text:p>
          </table:table-cell>
          <table:table-cell table:style-name="ce7" table:formula="of:=(720-4*[.$B$3]-[.V102]+[.$B$4]*60)/1440" office:value-type="float" office:value="0.500659738408976">
            <text:p>12:00:57</text:p>
          </table:table-cell>
          <table:table-cell table:style-name="ce7" table:formula="of:=([.X102]*1440-[.W102]*4)/1440" office:value-type="float" office:value="0.227485793176623">
            <text:p>5:27:35</text:p>
          </table:table-cell>
          <table:table-cell table:style-name="ce7" table:formula="of:=([.X102]*1440+[.W102]*4)/1440" office:value-type="float" office:value="0.77383368364133">
            <text:p>18:34:19</text:p>
          </table:table-cell>
          <table:table-cell table:formula="of:=8*[.W102]" office:value-type="float" office:value="786.740962269178">
            <text:p>786.74</text:p>
          </table:table-cell>
          <table:table-cell table:formula="of:=MOD([.E102]*1440+[.V102]+4*[.$B$3]-60*[.$B$4];1440)" office:value-type="float" office:value="719.049976691074">
            <text:p>719.05</text:p>
          </table:table-cell>
          <table:table-cell table:formula="of:=IF([.AB102]/4&lt;0;[.AB102]/4+180;[.AB102]/4-180)" office:value-type="float" office:value="-0.237505827231445">
            <text:p>-0.24</text:p>
          </table:table-cell>
          <table:table-cell table:formula="of:=DEGREES(ACOS(SIN(RADIANS([.$B$2]))*SIN(RADIANS([.T102]))+COS(RADIANS([.$B$2]))*COS(RADIANS([.T102]))*COS(RADIANS([.AC102]))))" office:value-type="float" office:value="31.4674957373052">
            <text:p>31.47</text:p>
          </table:table-cell>
          <table:table-cell table:formula="of:=90-[.AD102]" office:value-type="float" office:value="58.5325042626948">
            <text:p>58.53</text:p>
          </table:table-cell>
          <table:table-cell table:formula="of:=IF([.AE102]&gt;85;0;IF([.AE102]&gt;5;58.1/TAN(RADIANS([.AE102]))-0.07/POWER(TAN(RADIANS([.AE102]));3)+0.000086/POWER(TAN(RADIANS([.AE102]));5);IF([.AE102]&gt;-0.575;1735+[.AE102]*(-518.2+[.AE102]*(103.4+[.AE102]*(-12.79+[.AE102]*0.711)));-20.772/TAN(RADIANS([.AE102])))))/3600" office:value-type="float" office:value="0.00987287884559482">
            <text:p>0.01</text:p>
          </table:table-cell>
          <table:table-cell table:formula="of:=[.AE102]+[.AF102]" office:value-type="float" office:value="58.5423771415404">
            <text:p>58.54</text:p>
          </table:table-cell>
          <table:table-cell table:formula="of:=IF([.AC102]&gt;0;MOD(DEGREES(ACOS(((SIN(RADIANS([.$B$2]))*COS(RADIANS([.AD102])))-SIN(RADIANS([.T102])))/(COS(RADIANS([.$B$2]))*SIN(RADIANS([.AD102])))))+180;360);MOD(540-DEGREES(ACOS(((SIN(RADIANS([.$B$2]))*COS(RADIANS([.AD102])))-SIN(RADIANS([.T102])))/(COS(RADIANS([.$B$2]))*SIN(RADIANS([.AD102])))));360))" office:value-type="float" office:value="179.550054151989">
            <text:p>179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2]+1" office:value-type="date" office:date-value="2026-04-12">
            <text:p>4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3]+2415018.5+[.E103]-[.$B$4]/24" office:value-type="float" office:value="2461143.29166667">
            <text:p>2461143.29</text:p>
          </table:table-cell>
          <table:table-cell table:style-name="ce9" table:formula="of:=([.F103]-2451545)/36525" office:value-type="float" office:value="0.262786903947064">
            <text:p>0.26278690</text:p>
          </table:table-cell>
          <table:table-cell/>
          <table:table-cell table:formula="of:=MOD(280.46646+[.G103]*(36000.76983+[.G103]*0.0003032);360)" office:value-type="float" office:value="20.9973242746364">
            <text:p>21</text:p>
          </table:table-cell>
          <table:table-cell table:formula="of:=357.52911+[.G103]*(35999.05029-0.0001537*[.G103])" office:value-type="float" office:value="9817.6080701297">
            <text:p>9817.61</text:p>
          </table:table-cell>
          <table:table-cell table:formula="of:=0.016708634-[.G103]*(0.000042037+0.0000001267*[.G103])" office:value-type="float" office:value="0.0166975784774023">
            <text:p>0.02</text:p>
          </table:table-cell>
          <table:table-cell table:formula="of:=SIN(RADIANS([.J103]))*(1.914602-[.G103]*(0.004817+0.000014*[.G103]))+SIN(RADIANS(2*[.J103]))*(0.019993-0.000101*[.G103])+SIN(RADIANS(3*[.J103]))*0.000289" office:value-type="float" office:value="1.89098512357804">
            <text:p>1.89</text:p>
          </table:table-cell>
          <table:table-cell table:formula="of:=[.I103]+[.L103]" office:value-type="float" office:value="22.8883093982145">
            <text:p>22.89</text:p>
          </table:table-cell>
          <table:table-cell table:formula="of:=[.J103]+[.L103]" office:value-type="float" office:value="9819.49905525328">
            <text:p>9819.5</text:p>
          </table:table-cell>
          <table:table-cell table:formula="of:=(1.000001018*(1-[.K103]*[.K103]))/(1+[.K103]*COS(RADIANS([.N103])))" office:value-type="float" office:value="1.00248467923192">
            <text:p>1</text:p>
          </table:table-cell>
          <table:table-cell table:formula="of:=[.M103]-0.00569-0.00478*SIN(RADIANS(125.04-1934.136*[.G103]))" office:value-type="float" office:value="22.8845044042368">
            <text:p>22.88</text:p>
          </table:table-cell>
          <table:table-cell table:formula="of:=23+(26+((21.448-[.G103]*(46.815+[.G103]*(0.00059-[.G103]*0.001813))))/60)/60" office:value-type="float" office:value="23.4358737842359">
            <text:p>23.44</text:p>
          </table:table-cell>
          <table:table-cell table:formula="of:=[.Q103]+0.00256*COS(RADIANS(125.04-1934.136*[.G103]))" office:value-type="float" office:value="23.438226319673">
            <text:p>23.44</text:p>
          </table:table-cell>
          <table:table-cell table:formula="of:=DEGREES(ATAN2(COS(RADIANS([.P103]));COS(RADIANS([.R103]))*SIN(RADIANS([.P103]))))" office:value-type="float" office:value="21.1699080677932">
            <text:p>21.17</text:p>
          </table:table-cell>
          <table:table-cell table:formula="of:=DEGREES(ASIN(SIN(RADIANS([.R103]))*SIN(RADIANS([.P103]))))" office:value-type="float" office:value="8.89817295558767">
            <text:p>8.9</text:p>
          </table:table-cell>
          <table:table-cell table:formula="of:=TAN(RADIANS([.R103]/2))*TAN(RADIANS([.R103]/2))" office:value-type="float" office:value="0.0430305082353845">
            <text:p>0.04</text:p>
          </table:table-cell>
          <table:table-cell table:formula="of:=4*DEGREES([.U103]*SIN(2*RADIANS([.I103]))-2*[.K103]*SIN(RADIANS([.J103]))+4*[.K103]*[.U103]*SIN(RADIANS([.J103]))*COS(2*RADIANS([.I103]))-0.5*[.U103]*[.U103]*SIN(4*RADIANS([.I103]))-1.25*[.K103]*[.K103]*SIN(2*RADIANS([.J103])))" office:value-type="float" office:value="-0.692865165070932">
            <text:p>-0.69</text:p>
          </table:table-cell>
          <table:table-cell table:formula="of:=DEGREES(ACOS(COS(RADIANS(90.833))/(COS(RADIANS([.$B$2]))*COS(RADIANS([.T103])))-TAN(RADIANS([.$B$2]))*TAN(RADIANS([.T103]))))" office:value-type="float" office:value="98.6606202547667">
            <text:p>98.66</text:p>
          </table:table-cell>
          <table:table-cell table:style-name="ce7" table:formula="of:=(720-4*[.$B$3]-[.V103]+[.$B$4]*60)/1440" office:value-type="float" office:value="0.500481156364633">
            <text:p>12:00:42</text:p>
          </table:table-cell>
          <table:table-cell table:style-name="ce7" table:formula="of:=([.X103]*1440-[.W103]*4)/1440" office:value-type="float" office:value="0.22642387787917">
            <text:p>5:26:03</text:p>
          </table:table-cell>
          <table:table-cell table:style-name="ce7" table:formula="of:=([.X103]*1440+[.W103]*4)/1440" office:value-type="float" office:value="0.774538434850096">
            <text:p>18:35:20</text:p>
          </table:table-cell>
          <table:table-cell table:formula="of:=8*[.W103]" office:value-type="float" office:value="789.284962038134">
            <text:p>789.28</text:p>
          </table:table-cell>
          <table:table-cell table:formula="of:=MOD([.E103]*1440+[.V103]+4*[.$B$3]-60*[.$B$4];1440)" office:value-type="float" office:value="719.307134834929">
            <text:p>719.31</text:p>
          </table:table-cell>
          <table:table-cell table:formula="of:=IF([.AB103]/4&lt;0;[.AB103]/4+180;[.AB103]/4-180)" office:value-type="float" office:value="-0.173216291267721">
            <text:p>-0.17</text:p>
          </table:table-cell>
          <table:table-cell table:formula="of:=DEGREES(ACOS(SIN(RADIANS([.$B$2]))*SIN(RADIANS([.T103]))+COS(RADIANS([.$B$2]))*COS(RADIANS([.T103]))*COS(RADIANS([.AC103]))))" office:value-type="float" office:value="31.1022106599898">
            <text:p>31.1</text:p>
          </table:table-cell>
          <table:table-cell table:formula="of:=90-[.AD103]" office:value-type="float" office:value="58.8977893400102">
            <text:p>58.9</text:p>
          </table:table-cell>
          <table:table-cell table:formula="of:=IF([.AE103]&gt;85;0;IF([.AE103]&gt;5;58.1/TAN(RADIANS([.AE103]))-0.07/POWER(TAN(RADIANS([.AE103]));3)+0.000086/POWER(TAN(RADIANS([.AE103]));5);IF([.AE103]&gt;-0.575;1735+[.AE103]*(-518.2+[.AE103]*(103.4+[.AE103]*(-12.79+[.AE103]*0.711)));-20.772/TAN(RADIANS([.AE103])))))/3600" office:value-type="float" office:value="0.00973218192320945">
            <text:p>0.01</text:p>
          </table:table-cell>
          <table:table-cell table:formula="of:=[.AE103]+[.AF103]" office:value-type="float" office:value="58.9075215219334">
            <text:p>58.91</text:p>
          </table:table-cell>
          <table:table-cell table:formula="of:=IF([.AC103]&gt;0;MOD(DEGREES(ACOS(((SIN(RADIANS([.$B$2]))*COS(RADIANS([.AD103])))-SIN(RADIANS([.T103])))/(COS(RADIANS([.$B$2]))*SIN(RADIANS([.AD103])))))+180;360);MOD(540-DEGREES(ACOS(((SIN(RADIANS([.$B$2]))*COS(RADIANS([.AD103])))-SIN(RADIANS([.T103])))/(COS(RADIANS([.$B$2]))*SIN(RADIANS([.AD103])))));360))" office:value-type="float" office:value="179.668711897566">
            <text:p>179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3]+1" office:value-type="date" office:date-value="2026-04-13">
            <text:p>4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4]+2415018.5+[.E104]-[.$B$4]/24" office:value-type="float" office:value="2461144.29166667">
            <text:p>2461144.29</text:p>
          </table:table-cell>
          <table:table-cell table:style-name="ce9" table:formula="of:=([.F104]-2451545)/36525" office:value-type="float" office:value="0.262814282454935">
            <text:p>0.26281428</text:p>
          </table:table-cell>
          <table:table-cell/>
          <table:table-cell table:formula="of:=MOD(280.46646+[.G104]*(36000.76983+[.G104]*0.0003032);360)" office:value-type="float" office:value="21.9829716391632">
            <text:p>21.98</text:p>
          </table:table-cell>
          <table:table-cell table:formula="of:=357.52911+[.G104]*(35999.05029-0.0001537*[.G104])" office:value-type="float" office:value="9818.59367040921">
            <text:p>9818.59</text:p>
          </table:table-cell>
          <table:table-cell table:formula="of:=0.016708634-[.G104]*(0.000042037+0.0000001267*[.G104])" office:value-type="float" office:value="0.0166975773246688">
            <text:p>0.02</text:p>
          </table:table-cell>
          <table:table-cell table:formula="of:=SIN(RADIANS([.J104]))*(1.914602-[.G104]*(0.004817+0.000014*[.G104]))+SIN(RADIANS(2*[.J104]))*(0.019993-0.000101*[.G104])+SIN(RADIANS(3*[.J104]))*0.000289" office:value-type="float" office:value="1.8856935809249">
            <text:p>1.89</text:p>
          </table:table-cell>
          <table:table-cell table:formula="of:=[.I104]+[.L104]" office:value-type="float" office:value="23.8686652200881">
            <text:p>23.87</text:p>
          </table:table-cell>
          <table:table-cell table:formula="of:=[.J104]+[.L104]" office:value-type="float" office:value="9820.47936399014">
            <text:p>9820.48</text:p>
          </table:table-cell>
          <table:table-cell table:formula="of:=(1.000001018*(1-[.K104]*[.K104]))/(1+[.K104]*COS(RADIANS([.N104])))" office:value-type="float" office:value="1.00276759212455">
            <text:p>1</text:p>
          </table:table-cell>
          <table:table-cell table:formula="of:=[.M104]-0.00569-0.00478*SIN(RADIANS(125.04-1934.136*[.G104]))" office:value-type="float" office:value="23.8648642850452">
            <text:p>23.86</text:p>
          </table:table-cell>
          <table:table-cell table:formula="of:=23+(26+((21.448-[.G104]*(46.815+[.G104]*(0.00059-[.G104]*0.001813))))/60)/60" office:value-type="float" office:value="23.4358734282017">
            <text:p>23.44</text:p>
          </table:table-cell>
          <table:table-cell table:formula="of:=[.Q104]+0.00256*COS(RADIANS(125.04-1934.136*[.G104]))" office:value-type="float" office:value="23.438225029597">
            <text:p>23.44</text:p>
          </table:table-cell>
          <table:table-cell table:formula="of:=DEGREES(ATAN2(COS(RADIANS([.P104]));COS(RADIANS([.R104]))*SIN(RADIANS([.P104]))))" office:value-type="float" office:value="22.0923529178531">
            <text:p>22.09</text:p>
          </table:table-cell>
          <table:table-cell table:formula="of:=DEGREES(ASIN(SIN(RADIANS([.R104]))*SIN(RADIANS([.P104]))))" office:value-type="float" office:value="9.26065542462898">
            <text:p>9.26</text:p>
          </table:table-cell>
          <table:table-cell table:formula="of:=TAN(RADIANS([.R104]/2))*TAN(RADIANS([.R104]/2))" office:value-type="float" office:value="0.0430305033637141">
            <text:p>0.04</text:p>
          </table:table-cell>
          <table:table-cell table:formula="of:=4*DEGREES([.U104]*SIN(2*RADIANS([.I104]))-2*[.K104]*SIN(RADIANS([.J104]))+4*[.K104]*[.U104]*SIN(RADIANS([.J104]))*COS(2*RADIANS([.I104]))-0.5*[.U104]*[.U104]*SIN(4*RADIANS([.I104]))-1.25*[.K104]*[.K104]*SIN(2*RADIANS([.J104])))" office:value-type="float" office:value="-0.440946936731944">
            <text:p>-0.44</text:p>
          </table:table-cell>
          <table:table-cell table:formula="of:=DEGREES(ACOS(COS(RADIANS(90.833))/(COS(RADIANS([.$B$2]))*COS(RADIANS([.T104])))-TAN(RADIANS([.$B$2]))*TAN(RADIANS([.T104]))))" office:value-type="float" office:value="98.9774067220553">
            <text:p>98.98</text:p>
          </table:table-cell>
          <table:table-cell table:style-name="ce7" table:formula="of:=(720-4*[.$B$3]-[.V104]+[.$B$4]*60)/1440" office:value-type="float" office:value="0.500306213150508">
            <text:p>12:00:26</text:p>
          </table:table-cell>
          <table:table-cell table:style-name="ce7" table:formula="of:=([.X104]*1440-[.W104]*4)/1440" office:value-type="float" office:value="0.22536897225591">
            <text:p>5:24:32</text:p>
          </table:table-cell>
          <table:table-cell table:style-name="ce7" table:formula="of:=([.X104]*1440+[.W104]*4)/1440" office:value-type="float" office:value="0.775243454045106">
            <text:p>18:36:21</text:p>
          </table:table-cell>
          <table:table-cell table:formula="of:=8*[.W104]" office:value-type="float" office:value="791.819253776442">
            <text:p>791.82</text:p>
          </table:table-cell>
          <table:table-cell table:formula="of:=MOD([.E104]*1440+[.V104]+4*[.$B$3]-60*[.$B$4];1440)" office:value-type="float" office:value="719.559053063268">
            <text:p>719.56</text:p>
          </table:table-cell>
          <table:table-cell table:formula="of:=IF([.AB104]/4&lt;0;[.AB104]/4+180;[.AB104]/4-180)" office:value-type="float" office:value="-0.11023673418299">
            <text:p>-0.11</text:p>
          </table:table-cell>
          <table:table-cell table:formula="of:=DEGREES(ACOS(SIN(RADIANS([.$B$2]))*SIN(RADIANS([.T104]))+COS(RADIANS([.$B$2]))*COS(RADIANS([.T104]))*COS(RADIANS([.AC104]))))" office:value-type="float" office:value="30.7395014385961">
            <text:p>30.74</text:p>
          </table:table-cell>
          <table:table-cell table:formula="of:=90-[.AD104]" office:value-type="float" office:value="59.2604985614039">
            <text:p>59.26</text:p>
          </table:table-cell>
          <table:table-cell table:formula="of:=IF([.AE104]&gt;85;0;IF([.AE104]&gt;5;58.1/TAN(RADIANS([.AE104]))-0.07/POWER(TAN(RADIANS([.AE104]));3)+0.000086/POWER(TAN(RADIANS([.AE104]));5);IF([.AE104]&gt;-0.575;1735+[.AE104]*(-518.2+[.AE104]*(103.4+[.AE104]*(-12.79+[.AE104]*0.711)));-20.772/TAN(RADIANS([.AE104])))))/3600" office:value-type="float" office:value="0.00959353875805771">
            <text:p>0.01</text:p>
          </table:table-cell>
          <table:table-cell table:formula="of:=[.AE104]+[.AF104]" office:value-type="float" office:value="59.270092100162">
            <text:p>59.27</text:p>
          </table:table-cell>
          <table:table-cell table:formula="of:=IF([.AC104]&gt;0;MOD(DEGREES(ACOS(((SIN(RADIANS([.$B$2]))*COS(RADIANS([.AD104])))-SIN(RADIANS([.T104])))/(COS(RADIANS([.$B$2]))*SIN(RADIANS([.AD104])))))+180;360);MOD(540-DEGREES(ACOS(((SIN(RADIANS([.$B$2]))*COS(RADIANS([.AD104])))-SIN(RADIANS([.T104])))/(COS(RADIANS([.$B$2]))*SIN(RADIANS([.AD104])))));360))" office:value-type="float" office:value="179.78714035765">
            <text:p>179.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4]+1" office:value-type="date" office:date-value="2026-04-14">
            <text:p>4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5]+2415018.5+[.E105]-[.$B$4]/24" office:value-type="float" office:value="2461145.29166667">
            <text:p>2461145.29</text:p>
          </table:table-cell>
          <table:table-cell table:style-name="ce9" table:formula="of:=([.F105]-2451545)/36525" office:value-type="float" office:value="0.262841660962807">
            <text:p>0.26284166</text:p>
          </table:table-cell>
          <table:table-cell/>
          <table:table-cell table:formula="of:=MOD(280.46646+[.G105]*(36000.76983+[.G105]*0.0003032);360)" office:value-type="float" office:value="22.9686190036919">
            <text:p>22.97</text:p>
          </table:table-cell>
          <table:table-cell table:formula="of:=357.52911+[.G105]*(35999.05029-0.0001537*[.G105])" office:value-type="float" office:value="9819.57927068872">
            <text:p>9819.58</text:p>
          </table:table-cell>
          <table:table-cell table:formula="of:=0.016708634-[.G105]*(0.000042037+0.0000001267*[.G105])" office:value-type="float" office:value="0.016697576171935">
            <text:p>0.02</text:p>
          </table:table-cell>
          <table:table-cell table:formula="of:=SIN(RADIANS([.J105]))*(1.914602-[.G105]*(0.004817+0.000014*[.G105]))+SIN(RADIANS(2*[.J105]))*(0.019993-0.000101*[.G105])+SIN(RADIANS(3*[.J105]))*0.000289" office:value-type="float" office:value="1.87984991434259">
            <text:p>1.88</text:p>
          </table:table-cell>
          <table:table-cell table:formula="of:=[.I105]+[.L105]" office:value-type="float" office:value="24.8484689180344">
            <text:p>24.85</text:p>
          </table:table-cell>
          <table:table-cell table:formula="of:=[.J105]+[.L105]" office:value-type="float" office:value="9821.45912060307">
            <text:p>9821.46</text:p>
          </table:table-cell>
          <table:table-cell table:formula="of:=(1.000001018*(1-[.K105]*[.K105]))/(1+[.K105]*COS(RADIANS([.N105])))" office:value-type="float" office:value="1.00304961130142">
            <text:p>1</text:p>
          </table:table-cell>
          <table:table-cell table:formula="of:=[.M105]-0.00569-0.00478*SIN(RADIANS(125.04-1934.136*[.G105]))" office:value-type="float" office:value="24.8446720403126">
            <text:p>24.84</text:p>
          </table:table-cell>
          <table:table-cell table:formula="of:=23+(26+((21.448-[.G105]*(46.815+[.G105]*(0.00059-[.G105]*0.001813))))/60)/60" office:value-type="float" office:value="23.4358730721675">
            <text:p>23.44</text:p>
          </table:table-cell>
          <table:table-cell table:formula="of:=[.Q105]+0.00256*COS(RADIANS(125.04-1934.136*[.G105]))" office:value-type="float" office:value="23.4382237375123">
            <text:p>23.44</text:p>
          </table:table-cell>
          <table:table-cell table:formula="of:=DEGREES(ATAN2(COS(RADIANS([.P105]));COS(RADIANS([.R105]))*SIN(RADIANS([.P105]))))" office:value-type="float" office:value="23.0161754373953">
            <text:p>23.02</text:p>
          </table:table-cell>
          <table:table-cell table:formula="of:=DEGREES(ASIN(SIN(RADIANS([.R105]))*SIN(RADIANS([.P105]))))" office:value-type="float" office:value="9.62057213426984">
            <text:p>9.62</text:p>
          </table:table-cell>
          <table:table-cell table:formula="of:=TAN(RADIANS([.R105]/2))*TAN(RADIANS([.R105]/2))" office:value-type="float" office:value="0.0430304984844586">
            <text:p>0.04</text:p>
          </table:table-cell>
          <table:table-cell table:formula="of:=4*DEGREES([.U105]*SIN(2*RADIANS([.I105]))-2*[.K105]*SIN(RADIANS([.J105]))+4*[.K105]*[.U105]*SIN(RADIANS([.J105]))*COS(2*RADIANS([.I105]))-0.5*[.U105]*[.U105]*SIN(4*RADIANS([.I105]))-1.25*[.K105]*[.K105]*SIN(2*RADIANS([.J105])))" office:value-type="float" office:value="-0.194529998726977">
            <text:p>-0.19</text:p>
          </table:table-cell>
          <table:table-cell table:formula="of:=DEGREES(ACOS(COS(RADIANS(90.833))/(COS(RADIANS([.$B$2]))*COS(RADIANS([.T105])))-TAN(RADIANS([.$B$2]))*TAN(RADIANS([.T105]))))" office:value-type="float" office:value="99.2929172270457">
            <text:p>99.29</text:p>
          </table:table-cell>
          <table:table-cell table:style-name="ce7" table:formula="of:=(720-4*[.$B$3]-[.V105]+[.$B$4]*60)/1440" office:value-type="float" office:value="0.500135090276894">
            <text:p>12:00:12</text:p>
          </table:table-cell>
          <table:table-cell table:style-name="ce7" table:formula="of:=([.X105]*1440-[.W105]*4)/1440" office:value-type="float" office:value="0.224321431312878">
            <text:p>5:23:01</text:p>
          </table:table-cell>
          <table:table-cell table:style-name="ce7" table:formula="of:=([.X105]*1440+[.W105]*4)/1440" office:value-type="float" office:value="0.77594874924091">
            <text:p>18:37:22</text:p>
          </table:table-cell>
          <table:table-cell table:formula="of:=8*[.W105]" office:value-type="float" office:value="794.343337816366">
            <text:p>794.34</text:p>
          </table:table-cell>
          <table:table-cell table:formula="of:=MOD([.E105]*1440+[.V105]+4*[.$B$3]-60*[.$B$4];1440)" office:value-type="float" office:value="719.805470001273">
            <text:p>719.81</text:p>
          </table:table-cell>
          <table:table-cell table:formula="of:=IF([.AB105]/4&lt;0;[.AB105]/4+180;[.AB105]/4-180)" office:value-type="float" office:value="-0.0486324996817302">
            <text:p>-0.05</text:p>
          </table:table-cell>
          <table:table-cell table:formula="of:=DEGREES(ACOS(SIN(RADIANS([.$B$2]))*SIN(RADIANS([.T105]))+COS(RADIANS([.$B$2]))*COS(RADIANS([.T105]))*COS(RADIANS([.AC105]))))" office:value-type="float" office:value="30.3794586897632">
            <text:p>30.38</text:p>
          </table:table-cell>
          <table:table-cell table:formula="of:=90-[.AD105]" office:value-type="float" office:value="59.6205413102368">
            <text:p>59.62</text:p>
          </table:table-cell>
          <table:table-cell table:formula="of:=IF([.AE105]&gt;85;0;IF([.AE105]&gt;5;58.1/TAN(RADIANS([.AE105]))-0.07/POWER(TAN(RADIANS([.AE105]));3)+0.000086/POWER(TAN(RADIANS([.AE105]));5);IF([.AE105]&gt;-0.575;1735+[.AE105]*(-518.2+[.AE105]*(103.4+[.AE105]*(-12.79+[.AE105]*0.711)));-20.772/TAN(RADIANS([.AE105])))))/3600" office:value-type="float" office:value="0.00945693842399907">
            <text:p>0.01</text:p>
          </table:table-cell>
          <table:table-cell table:formula="of:=[.AE105]+[.AF105]" office:value-type="float" office:value="59.6299982486608">
            <text:p>59.63</text:p>
          </table:table-cell>
          <table:table-cell table:formula="of:=IF([.AC105]&gt;0;MOD(DEGREES(ACOS(((SIN(RADIANS([.$B$2]))*COS(RADIANS([.AD105])))-SIN(RADIANS([.T105])))/(COS(RADIANS([.$B$2]))*SIN(RADIANS([.AD105])))))+180;360);MOD(540-DEGREES(ACOS(((SIN(RADIANS([.$B$2]))*COS(RADIANS([.AD105])))-SIN(RADIANS([.T105])))/(COS(RADIANS([.$B$2]))*SIN(RADIANS([.AD105])))));360))" office:value-type="float" office:value="179.905188393864">
            <text:p>179.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5]+1" office:value-type="date" office:date-value="2026-04-15">
            <text:p>4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6]+2415018.5+[.E106]-[.$B$4]/24" office:value-type="float" office:value="2461146.29166667">
            <text:p>2461146.29</text:p>
          </table:table-cell>
          <table:table-cell table:style-name="ce9" table:formula="of:=([.F106]-2451545)/36525" office:value-type="float" office:value="0.262869039470678">
            <text:p>0.26286904</text:p>
          </table:table-cell>
          <table:table-cell/>
          <table:table-cell table:formula="of:=MOD(280.46646+[.G106]*(36000.76983+[.G106]*0.0003032);360)" office:value-type="float" office:value="23.9542663682205">
            <text:p>23.95</text:p>
          </table:table-cell>
          <table:table-cell table:formula="of:=357.52911+[.G106]*(35999.05029-0.0001537*[.G106])" office:value-type="float" office:value="9820.56487096824">
            <text:p>9820.56</text:p>
          </table:table-cell>
          <table:table-cell table:formula="of:=0.016708634-[.G106]*(0.000042037+0.0000001267*[.G106])" office:value-type="float" office:value="0.0166975750192011">
            <text:p>0.02</text:p>
          </table:table-cell>
          <table:table-cell table:formula="of:=SIN(RADIANS([.J106]))*(1.914602-[.G106]*(0.004817+0.000014*[.G106]))+SIN(RADIANS(2*[.J106]))*(0.019993-0.000101*[.G106])+SIN(RADIANS(3*[.J106]))*0.000289" office:value-type="float" office:value="1.87345641616624">
            <text:p>1.87</text:p>
          </table:table-cell>
          <table:table-cell table:formula="of:=[.I106]+[.L106]" office:value-type="float" office:value="25.8277227843867">
            <text:p>25.83</text:p>
          </table:table-cell>
          <table:table-cell table:formula="of:=[.J106]+[.L106]" office:value-type="float" office:value="9822.43832738441">
            <text:p>9822.44</text:p>
          </table:table-cell>
          <table:table-cell table:formula="of:=(1.000001018*(1-[.K106]*[.K106]))/(1+[.K106]*COS(RADIANS([.N106])))" office:value-type="float" office:value="1.00333065482546">
            <text:p>1</text:p>
          </table:table-cell>
          <table:table-cell table:formula="of:=[.M106]-0.00569-0.00478*SIN(RADIANS(125.04-1934.136*[.G106]))" office:value-type="float" office:value="25.8239299623689">
            <text:p>25.82</text:p>
          </table:table-cell>
          <table:table-cell table:formula="of:=23+(26+((21.448-[.G106]*(46.815+[.G106]*(0.00059-[.G106]*0.001813))))/60)/60" office:value-type="float" office:value="23.4358727161333">
            <text:p>23.44</text:p>
          </table:table-cell>
          <table:table-cell table:formula="of:=[.Q106]+0.00256*COS(RADIANS(125.04-1934.136*[.G106]))" office:value-type="float" office:value="23.4382224434198">
            <text:p>23.44</text:p>
          </table:table-cell>
          <table:table-cell table:formula="of:=DEGREES(ATAN2(COS(RADIANS([.P106]));COS(RADIANS([.R106]))*SIN(RADIANS([.P106]))))" office:value-type="float" office:value="23.9414405571249">
            <text:p>23.94</text:p>
          </table:table-cell>
          <table:table-cell table:formula="of:=DEGREES(ASIN(SIN(RADIANS([.R106]))*SIN(RADIANS([.P106]))))" office:value-type="float" office:value="9.9778293884043">
            <text:p>9.98</text:p>
          </table:table-cell>
          <table:table-cell table:formula="of:=TAN(RADIANS([.R106]/2))*TAN(RADIANS([.R106]/2))" office:value-type="float" office:value="0.0430304935976212">
            <text:p>0.04</text:p>
          </table:table-cell>
          <table:table-cell table:formula="of:=4*DEGREES([.U106]*SIN(2*RADIANS([.I106]))-2*[.K106]*SIN(RADIANS([.J106]))+4*[.K106]*[.U106]*SIN(RADIANS([.J106]))*COS(2*RADIANS([.I106]))-0.5*[.U106]*[.U106]*SIN(4*RADIANS([.I106]))-1.25*[.K106]*[.K106]*SIN(2*RADIANS([.J106])))" office:value-type="float" office:value="0.0461299291978416">
            <text:p>0.05</text:p>
          </table:table-cell>
          <table:table-cell table:formula="of:=DEGREES(ACOS(COS(RADIANS(90.833))/(COS(RADIANS([.$B$2]))*COS(RADIANS([.T106])))-TAN(RADIANS([.$B$2]))*TAN(RADIANS([.T106]))))" office:value-type="float" office:value="99.6070875107669">
            <text:p>99.61</text:p>
          </table:table-cell>
          <table:table-cell table:style-name="ce7" table:formula="of:=(720-4*[.$B$3]-[.V106]+[.$B$4]*60)/1440" office:value-type="float" office:value="0.499967965326946">
            <text:p>11:59:57</text:p>
          </table:table-cell>
          <table:table-cell table:style-name="ce7" table:formula="of:=([.X106]*1440-[.W106]*4)/1440" office:value-type="float" office:value="0.223281611130371">
            <text:p>5:21:32</text:p>
          </table:table-cell>
          <table:table-cell table:style-name="ce7" table:formula="of:=([.X106]*1440+[.W106]*4)/1440" office:value-type="float" office:value="0.776654319523521">
            <text:p>18:38:23</text:p>
          </table:table-cell>
          <table:table-cell table:formula="of:=8*[.W106]" office:value-type="float" office:value="796.856700086135">
            <text:p>796.86</text:p>
          </table:table-cell>
          <table:table-cell table:formula="of:=MOD([.E106]*1440+[.V106]+4*[.$B$3]-60*[.$B$4];1440)" office:value-type="float" office:value="720.046129929198">
            <text:p>720.05</text:p>
          </table:table-cell>
          <table:table-cell table:formula="of:=IF([.AB106]/4&lt;0;[.AB106]/4+180;[.AB106]/4-180)" office:value-type="float" office:value="0.011532482299458">
            <text:p>0.01</text:p>
          </table:table-cell>
          <table:table-cell table:formula="of:=DEGREES(ACOS(SIN(RADIANS([.$B$2]))*SIN(RADIANS([.T106]))+COS(RADIANS([.$B$2]))*COS(RADIANS([.T106]))*COS(RADIANS([.AC106]))))" office:value-type="float" office:value="30.0221723617125">
            <text:p>30.02</text:p>
          </table:table-cell>
          <table:table-cell table:formula="of:=90-[.AD106]" office:value-type="float" office:value="59.9778276382875">
            <text:p>59.98</text:p>
          </table:table-cell>
          <table:table-cell table:formula="of:=IF([.AE106]&gt;85;0;IF([.AE106]&gt;5;58.1/TAN(RADIANS([.AE106]))-0.07/POWER(TAN(RADIANS([.AE106]));3)+0.000086/POWER(TAN(RADIANS([.AE106]));5);IF([.AE106]&gt;-0.575;1735+[.AE106]*(-518.2+[.AE106]*(103.4+[.AE106]*(-12.79+[.AE106]*0.711)));-20.772/TAN(RADIANS([.AE106])))))/3600" office:value-type="float" office:value="0.00932237036764201">
            <text:p>0.01</text:p>
          </table:table-cell>
          <table:table-cell table:formula="of:=[.AE106]+[.AF106]" office:value-type="float" office:value="59.9871500086552">
            <text:p>59.99</text:p>
          </table:table-cell>
          <table:table-cell table:formula="of:=IF([.AC106]&gt;0;MOD(DEGREES(ACOS(((SIN(RADIANS([.$B$2]))*COS(RADIANS([.AD106])))-SIN(RADIANS([.T106])))/(COS(RADIANS([.$B$2]))*SIN(RADIANS([.AD106])))))+180;360);MOD(540-DEGREES(ACOS(((SIN(RADIANS([.$B$2]))*COS(RADIANS([.AD106])))-SIN(RADIANS([.T106])))/(COS(RADIANS([.$B$2]))*SIN(RADIANS([.AD106])))));360))" office:value-type="float" office:value="180.022700890447">
            <text:p>180.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6]+1" office:value-type="date" office:date-value="2026-04-16">
            <text:p>4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7]+2415018.5+[.E107]-[.$B$4]/24" office:value-type="float" office:value="2461147.29166667">
            <text:p>2461147.29</text:p>
          </table:table-cell>
          <table:table-cell table:style-name="ce9" table:formula="of:=([.F107]-2451545)/36525" office:value-type="float" office:value="0.262896417978549">
            <text:p>0.26289642</text:p>
          </table:table-cell>
          <table:table-cell/>
          <table:table-cell table:formula="of:=MOD(280.46646+[.G107]*(36000.76983+[.G107]*0.0003032);360)" office:value-type="float" office:value="24.9399137327491">
            <text:p>24.94</text:p>
          </table:table-cell>
          <table:table-cell table:formula="of:=357.52911+[.G107]*(35999.05029-0.0001537*[.G107])" office:value-type="float" office:value="9821.55047124775">
            <text:p>9821.55</text:p>
          </table:table-cell>
          <table:table-cell table:formula="of:=0.016708634-[.G107]*(0.000042037+0.0000001267*[.G107])" office:value-type="float" office:value="0.0166975738664669">
            <text:p>0.02</text:p>
          </table:table-cell>
          <table:table-cell table:formula="of:=SIN(RADIANS([.J107]))*(1.914602-[.G107]*(0.004817+0.000014*[.G107]))+SIN(RADIANS(2*[.J107]))*(0.019993-0.000101*[.G107])+SIN(RADIANS(3*[.J107]))*0.000289" office:value-type="float" office:value="1.86651553294546">
            <text:p>1.87</text:p>
          </table:table-cell>
          <table:table-cell table:formula="of:=[.I107]+[.L107]" office:value-type="float" office:value="26.8064292656946">
            <text:p>26.81</text:p>
          </table:table-cell>
          <table:table-cell table:formula="of:=[.J107]+[.L107]" office:value-type="float" office:value="9823.4169867807">
            <text:p>9823.42</text:p>
          </table:table-cell>
          <table:table-cell table:formula="of:=(1.000001018*(1-[.K107]*[.K107]))/(1+[.K107]*COS(RADIANS([.N107])))" office:value-type="float" office:value="1.00361064118088">
            <text:p>1</text:p>
          </table:table-cell>
          <table:table-cell table:formula="of:=[.M107]-0.00569-0.00478*SIN(RADIANS(125.04-1934.136*[.G107]))" office:value-type="float" office:value="26.8026404977603">
            <text:p>26.8</text:p>
          </table:table-cell>
          <table:table-cell table:formula="of:=23+(26+((21.448-[.G107]*(46.815+[.G107]*(0.00059-[.G107]*0.001813))))/60)/60" office:value-type="float" office:value="23.4358723600991">
            <text:p>23.44</text:p>
          </table:table-cell>
          <table:table-cell table:formula="of:=[.Q107]+0.00256*COS(RADIANS(125.04-1934.136*[.G107]))" office:value-type="float" office:value="23.4382211473201">
            <text:p>23.44</text:p>
          </table:table-cell>
          <table:table-cell table:formula="of:=DEGREES(ATAN2(COS(RADIANS([.P107]));COS(RADIANS([.R107]))*SIN(RADIANS([.P107]))))" office:value-type="float" office:value="24.8682116383237">
            <text:p>24.87</text:p>
          </table:table-cell>
          <table:table-cell table:formula="of:=DEGREES(ASIN(SIN(RADIANS([.R107]))*SIN(RADIANS([.P107]))))" office:value-type="float" office:value="10.3323337258202">
            <text:p>10.33</text:p>
          </table:table-cell>
          <table:table-cell table:formula="of:=TAN(RADIANS([.R107]/2))*TAN(RADIANS([.R107]/2))" office:value-type="float" office:value="0.0430304887032048">
            <text:p>0.04</text:p>
          </table:table-cell>
          <table:table-cell table:formula="of:=4*DEGREES([.U107]*SIN(2*RADIANS([.I107]))-2*[.K107]*SIN(RADIANS([.J107]))+4*[.K107]*[.U107]*SIN(RADIANS([.J107]))*COS(2*RADIANS([.I107]))-0.5*[.U107]*[.U107]*SIN(4*RADIANS([.I107]))-1.25*[.K107]*[.K107]*SIN(2*RADIANS([.J107])))" office:value-type="float" office:value="0.280783025867761">
            <text:p>0.28</text:p>
          </table:table-cell>
          <table:table-cell table:formula="of:=DEGREES(ACOS(COS(RADIANS(90.833))/(COS(RADIANS([.$B$2]))*COS(RADIANS([.T107])))-TAN(RADIANS([.$B$2]))*TAN(RADIANS([.T107]))))" office:value-type="float" office:value="99.9198514539474">
            <text:p>99.92</text:p>
          </table:table-cell>
          <table:table-cell table:style-name="ce7" table:formula="of:=(720-4*[.$B$3]-[.V107]+[.$B$4]*60)/1440" office:value-type="float" office:value="0.499805011787592">
            <text:p>11:59:43</text:p>
          </table:table-cell>
          <table:table-cell table:style-name="ce7" table:formula="of:=([.X107]*1440-[.W107]*4)/1440" office:value-type="float" office:value="0.22224986885996">
            <text:p>5:20:02</text:p>
          </table:table-cell>
          <table:table-cell table:style-name="ce7" table:formula="of:=([.X107]*1440+[.W107]*4)/1440" office:value-type="float" office:value="0.777360154715223">
            <text:p>18:39:24</text:p>
          </table:table-cell>
          <table:table-cell table:formula="of:=8*[.W107]" office:value-type="float" office:value="799.358811631579">
            <text:p>799.36</text:p>
          </table:table-cell>
          <table:table-cell table:formula="of:=MOD([.E107]*1440+[.V107]+4*[.$B$3]-60*[.$B$4];1440)" office:value-type="float" office:value="720.280783025868">
            <text:p>720.28</text:p>
          </table:table-cell>
          <table:table-cell table:formula="of:=IF([.AB107]/4&lt;0;[.AB107]/4+180;[.AB107]/4-180)" office:value-type="float" office:value="0.0701957564669442">
            <text:p>0.07</text:p>
          </table:table-cell>
          <table:table-cell table:formula="of:=DEGREES(ACOS(SIN(RADIANS([.$B$2]))*SIN(RADIANS([.T107]))+COS(RADIANS([.$B$2]))*COS(RADIANS([.T107]))*COS(RADIANS([.AC107]))))" office:value-type="float" office:value="29.6677317445569">
            <text:p>29.67</text:p>
          </table:table-cell>
          <table:table-cell table:formula="of:=90-[.AD107]" office:value-type="float" office:value="60.3322682554431">
            <text:p>60.33</text:p>
          </table:table-cell>
          <table:table-cell table:formula="of:=IF([.AE107]&gt;85;0;IF([.AE107]&gt;5;58.1/TAN(RADIANS([.AE107]))-0.07/POWER(TAN(RADIANS([.AE107]));3)+0.000086/POWER(TAN(RADIANS([.AE107]));5);IF([.AE107]&gt;-0.575;1735+[.AE107]*(-518.2+[.AE107]*(103.4+[.AE107]*(-12.79+[.AE107]*0.711)));-20.772/TAN(RADIANS([.AE107])))))/3600" office:value-type="float" office:value="0.00918982442531387">
            <text:p>0.01</text:p>
          </table:table-cell>
          <table:table-cell table:formula="of:=[.AE107]+[.AF107]" office:value-type="float" office:value="60.3414580798685">
            <text:p>60.34</text:p>
          </table:table-cell>
          <table:table-cell table:formula="of:=IF([.AC107]&gt;0;MOD(DEGREES(ACOS(((SIN(RADIANS([.$B$2]))*COS(RADIANS([.AD107])))-SIN(RADIANS([.T107])))/(COS(RADIANS([.$B$2]))*SIN(RADIANS([.AD107])))))+180;360);MOD(540-DEGREES(ACOS(((SIN(RADIANS([.$B$2]))*COS(RADIANS([.AD107])))-SIN(RADIANS([.T107])))/(COS(RADIANS([.$B$2]))*SIN(RADIANS([.AD107])))));360))" office:value-type="float" office:value="180.139518752526">
            <text:p>180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7]+1" office:value-type="date" office:date-value="2026-04-17">
            <text:p>4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8]+2415018.5+[.E108]-[.$B$4]/24" office:value-type="float" office:value="2461148.29166667">
            <text:p>2461148.29</text:p>
          </table:table-cell>
          <table:table-cell table:style-name="ce9" table:formula="of:=([.F108]-2451545)/36525" office:value-type="float" office:value="0.262923796486421">
            <text:p>0.26292380</text:p>
          </table:table-cell>
          <table:table-cell/>
          <table:table-cell table:formula="of:=MOD(280.46646+[.G108]*(36000.76983+[.G108]*0.0003032);360)" office:value-type="float" office:value="25.9255610972777">
            <text:p>25.93</text:p>
          </table:table-cell>
          <table:table-cell table:formula="of:=357.52911+[.G108]*(35999.05029-0.0001537*[.G108])" office:value-type="float" office:value="9822.53607152726">
            <text:p>9822.54</text:p>
          </table:table-cell>
          <table:table-cell table:formula="of:=0.016708634-[.G108]*(0.000042037+0.0000001267*[.G108])" office:value-type="float" office:value="0.0166975727137326">
            <text:p>0.02</text:p>
          </table:table-cell>
          <table:table-cell table:formula="of:=SIN(RADIANS([.J108]))*(1.914602-[.G108]*(0.004817+0.000014*[.G108]))+SIN(RADIANS(2*[.J108]))*(0.019993-0.000101*[.G108])+SIN(RADIANS(3*[.J108]))*0.000289" office:value-type="float" office:value="1.85902986409021">
            <text:p>1.86</text:p>
          </table:table-cell>
          <table:table-cell table:formula="of:=[.I108]+[.L108]" office:value-type="float" office:value="27.784590961368">
            <text:p>27.78</text:p>
          </table:table-cell>
          <table:table-cell table:formula="of:=[.J108]+[.L108]" office:value-type="float" office:value="9824.39510139135">
            <text:p>9824.4</text:p>
          </table:table-cell>
          <table:table-cell table:formula="of:=(1.000001018*(1-[.K108]*[.K108]))/(1+[.K108]*COS(RADIANS([.N108])))" office:value-type="float" office:value="1.00388948929512">
            <text:p>1</text:p>
          </table:table-cell>
          <table:table-cell table:formula="of:=[.M108]-0.00569-0.00478*SIN(RADIANS(125.04-1934.136*[.G108]))" office:value-type="float" office:value="27.7808062458932">
            <text:p>27.78</text:p>
          </table:table-cell>
          <table:table-cell table:formula="of:=23+(26+((21.448-[.G108]*(46.815+[.G108]*(0.00059-[.G108]*0.001813))))/60)/60" office:value-type="float" office:value="23.435872004065">
            <text:p>23.44</text:p>
          </table:table-cell>
          <table:table-cell table:formula="of:=[.Q108]+0.00256*COS(RADIANS(125.04-1934.136*[.G108]))" office:value-type="float" office:value="23.4382198492142">
            <text:p>23.44</text:p>
          </table:table-cell>
          <table:table-cell table:formula="of:=DEGREES(ATAN2(COS(RADIANS([.P108]));COS(RADIANS([.R108]))*SIN(RADIANS([.P108]))))" office:value-type="float" office:value="25.7965504083727">
            <text:p>25.8</text:p>
          </table:table-cell>
          <table:table-cell table:formula="of:=DEGREES(ASIN(SIN(RADIANS([.R108]))*SIN(RADIANS([.P108]))))" office:value-type="float" office:value="10.6839919252556">
            <text:p>10.68</text:p>
          </table:table-cell>
          <table:table-cell table:formula="of:=TAN(RADIANS([.R108]/2))*TAN(RADIANS([.R108]/2))" office:value-type="float" office:value="0.0430304838012124">
            <text:p>0.04</text:p>
          </table:table-cell>
          <table:table-cell table:formula="of:=4*DEGREES([.U108]*SIN(2*RADIANS([.I108]))-2*[.K108]*SIN(RADIANS([.J108]))+4*[.K108]*[.U108]*SIN(RADIANS([.J108]))*COS(2*RADIANS([.I108]))-0.5*[.U108]*[.U108]*SIN(4*RADIANS([.I108]))-1.25*[.K108]*[.K108]*SIN(2*RADIANS([.J108])))" office:value-type="float" office:value="0.509185619536655">
            <text:p>0.51</text:p>
          </table:table-cell>
          <table:table-cell table:formula="of:=DEGREES(ACOS(COS(RADIANS(90.833))/(COS(RADIANS([.$B$2]))*COS(RADIANS([.T108])))-TAN(RADIANS([.$B$2]))*TAN(RADIANS([.T108]))))" office:value-type="float" office:value="100.231141020219">
            <text:p>100.23</text:p>
          </table:table-cell>
          <table:table-cell table:style-name="ce7" table:formula="of:=(720-4*[.$B$3]-[.V108]+[.$B$4]*60)/1440" office:value-type="float" office:value="0.499646398875322">
            <text:p>11:59:29</text:p>
          </table:table-cell>
          <table:table-cell table:style-name="ce7" table:formula="of:=([.X108]*1440-[.W108]*4)/1440" office:value-type="float" office:value="0.221226562708047">
            <text:p>5:18:34</text:p>
          </table:table-cell>
          <table:table-cell table:style-name="ce7" table:formula="of:=([.X108]*1440+[.W108]*4)/1440" office:value-type="float" office:value="0.778066235042596">
            <text:p>18:40:25</text:p>
          </table:table-cell>
          <table:table-cell table:formula="of:=8*[.W108]" office:value-type="float" office:value="801.84912816175">
            <text:p>801.85</text:p>
          </table:table-cell>
          <table:table-cell table:formula="of:=MOD([.E108]*1440+[.V108]+4*[.$B$3]-60*[.$B$4];1440)" office:value-type="float" office:value="720.509185619537">
            <text:p>720.51</text:p>
          </table:table-cell>
          <table:table-cell table:formula="of:=IF([.AB108]/4&lt;0;[.AB108]/4+180;[.AB108]/4-180)" office:value-type="float" office:value="0.127296404884163">
            <text:p>0.13</text:p>
          </table:table-cell>
          <table:table-cell table:formula="of:=DEGREES(ACOS(SIN(RADIANS([.$B$2]))*SIN(RADIANS([.T108]))+COS(RADIANS([.$B$2]))*COS(RADIANS([.T108]))*COS(RADIANS([.AC108]))))" office:value-type="float" office:value="29.316225481357">
            <text:p>29.32</text:p>
          </table:table-cell>
          <table:table-cell table:formula="of:=90-[.AD108]" office:value-type="float" office:value="60.683774518643">
            <text:p>60.68</text:p>
          </table:table-cell>
          <table:table-cell table:formula="of:=IF([.AE108]&gt;85;0;IF([.AE108]&gt;5;58.1/TAN(RADIANS([.AE108]))-0.07/POWER(TAN(RADIANS([.AE108]));3)+0.000086/POWER(TAN(RADIANS([.AE108]));5);IF([.AE108]&gt;-0.575;1735+[.AE108]*(-518.2+[.AE108]*(103.4+[.AE108]*(-12.79+[.AE108]*0.711)));-20.772/TAN(RADIANS([.AE108])))))/3600" office:value-type="float" office:value="0.00905929083873261">
            <text:p>0.01</text:p>
          </table:table-cell>
          <table:table-cell table:formula="of:=[.AE108]+[.AF108]" office:value-type="float" office:value="60.6928338094817">
            <text:p>60.69</text:p>
          </table:table-cell>
          <table:table-cell table:formula="of:=IF([.AC108]&gt;0;MOD(DEGREES(ACOS(((SIN(RADIANS([.$B$2]))*COS(RADIANS([.AD108])))-SIN(RADIANS([.T108])))/(COS(RADIANS([.$B$2]))*SIN(RADIANS([.AD108])))))+180;360);MOD(540-DEGREES(ACOS(((SIN(RADIANS([.$B$2]))*COS(RADIANS([.AD108])))-SIN(RADIANS([.T108])))/(COS(RADIANS([.$B$2]))*SIN(RADIANS([.AD108])))));360))" office:value-type="float" office:value="180.255478916508">
            <text:p>180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8]+1" office:value-type="date" office:date-value="2026-04-18">
            <text:p>4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09]+2415018.5+[.E109]-[.$B$4]/24" office:value-type="float" office:value="2461149.29166667">
            <text:p>2461149.29</text:p>
          </table:table-cell>
          <table:table-cell table:style-name="ce9" table:formula="of:=([.F109]-2451545)/36525" office:value-type="float" office:value="0.262951174994292">
            <text:p>0.26295117</text:p>
          </table:table-cell>
          <table:table-cell/>
          <table:table-cell table:formula="of:=MOD(280.46646+[.G109]*(36000.76983+[.G109]*0.0003032);360)" office:value-type="float" office:value="26.9112084618064">
            <text:p>26.91</text:p>
          </table:table-cell>
          <table:table-cell table:formula="of:=357.52911+[.G109]*(35999.05029-0.0001537*[.G109])" office:value-type="float" office:value="9823.52167180678">
            <text:p>9823.52</text:p>
          </table:table-cell>
          <table:table-cell table:formula="of:=0.016708634-[.G109]*(0.000042037+0.0000001267*[.G109])" office:value-type="float" office:value="0.0166975715609981">
            <text:p>0.02</text:p>
          </table:table-cell>
          <table:table-cell table:formula="of:=SIN(RADIANS([.J109]))*(1.914602-[.G109]*(0.004817+0.000014*[.G109]))+SIN(RADIANS(2*[.J109]))*(0.019993-0.000101*[.G109])+SIN(RADIANS(3*[.J109]))*0.000289" office:value-type="float" office:value="1.8510021604844">
            <text:p>1.85</text:p>
          </table:table-cell>
          <table:table-cell table:formula="of:=[.I109]+[.L109]" office:value-type="float" office:value="28.7622106222908">
            <text:p>28.76</text:p>
          </table:table-cell>
          <table:table-cell table:formula="of:=[.J109]+[.L109]" office:value-type="float" office:value="9825.37267396726">
            <text:p>9825.37</text:p>
          </table:table-cell>
          <table:table-cell table:formula="of:=(1.000001018*(1-[.K109]*[.K109]))/(1+[.K109]*COS(RADIANS([.N109])))" office:value-type="float" office:value="1.00416711856045">
            <text:p>1</text:p>
          </table:table-cell>
          <table:table-cell table:formula="of:=[.M109]-0.00569-0.00478*SIN(RADIANS(125.04-1934.136*[.G109]))" office:value-type="float" office:value="28.7584299576481">
            <text:p>28.76</text:p>
          </table:table-cell>
          <table:table-cell table:formula="of:=23+(26+((21.448-[.G109]*(46.815+[.G109]*(0.00059-[.G109]*0.001813))))/60)/60" office:value-type="float" office:value="23.4358716480308">
            <text:p>23.44</text:p>
          </table:table-cell>
          <table:table-cell table:formula="of:=[.Q109]+0.00256*COS(RADIANS(125.04-1934.136*[.G109]))" office:value-type="float" office:value="23.4382185491028">
            <text:p>23.44</text:p>
          </table:table-cell>
          <table:table-cell table:formula="of:=DEGREES(ATAN2(COS(RADIANS([.P109]));COS(RADIANS([.R109]))*SIN(RADIANS([.P109]))))" office:value-type="float" office:value="26.7265168955761">
            <text:p>26.73</text:p>
          </table:table-cell>
          <table:table-cell table:formula="of:=DEGREES(ASIN(SIN(RADIANS([.R109]))*SIN(RADIANS([.P109]))))" office:value-type="float" office:value="11.0327110118787">
            <text:p>11.03</text:p>
          </table:table-cell>
          <table:table-cell table:formula="of:=TAN(RADIANS([.R109]/2))*TAN(RADIANS([.R109]/2))" office:value-type="float" office:value="0.0430304788916471">
            <text:p>0.04</text:p>
          </table:table-cell>
          <table:table-cell table:formula="of:=4*DEGREES([.U109]*SIN(2*RADIANS([.I109]))-2*[.K109]*SIN(RADIANS([.J109]))+4*[.K109]*[.U109]*SIN(RADIANS([.J109]))*COS(2*RADIANS([.I109]))-0.5*[.U109]*[.U109]*SIN(4*RADIANS([.I109]))-1.25*[.K109]*[.K109]*SIN(2*RADIANS([.J109])))" office:value-type="float" office:value="0.731100445881146">
            <text:p>0.73</text:p>
          </table:table-cell>
          <table:table-cell table:formula="of:=DEGREES(ACOS(COS(RADIANS(90.833))/(COS(RADIANS([.$B$2]))*COS(RADIANS([.T109])))-TAN(RADIANS([.$B$2]))*TAN(RADIANS([.T109]))))" office:value-type="float" office:value="100.540886202559">
            <text:p>100.54</text:p>
          </table:table-cell>
          <table:table-cell table:style-name="ce7" table:formula="of:=(720-4*[.$B$3]-[.V109]+[.$B$4]*60)/1440" office:value-type="float" office:value="0.499492291357027">
            <text:p>11:59:16</text:p>
          </table:table-cell>
          <table:table-cell table:style-name="ce7" table:formula="of:=([.X109]*1440-[.W109]*4)/1440" office:value-type="float" office:value="0.220212051905473">
            <text:p>5:17:06</text:p>
          </table:table-cell>
          <table:table-cell table:style-name="ce7" table:formula="of:=([.X109]*1440+[.W109]*4)/1440" office:value-type="float" office:value="0.778772530808581">
            <text:p>18:41:26</text:p>
          </table:table-cell>
          <table:table-cell table:formula="of:=8*[.W109]" office:value-type="float" office:value="804.327089620476">
            <text:p>804.33</text:p>
          </table:table-cell>
          <table:table-cell table:formula="of:=MOD([.E109]*1440+[.V109]+4*[.$B$3]-60*[.$B$4];1440)" office:value-type="float" office:value="720.731100445881">
            <text:p>720.73</text:p>
          </table:table-cell>
          <table:table-cell table:formula="of:=IF([.AB109]/4&lt;0;[.AB109]/4+180;[.AB109]/4-180)" office:value-type="float" office:value="0.182775111470278">
            <text:p>0.18</text:p>
          </table:table-cell>
          <table:table-cell table:formula="of:=DEGREES(ACOS(SIN(RADIANS([.$B$2]))*SIN(RADIANS([.T109]))+COS(RADIANS([.$B$2]))*COS(RADIANS([.T109]))*COS(RADIANS([.AC109]))))" office:value-type="float" office:value="28.9677415799107">
            <text:p>28.97</text:p>
          </table:table-cell>
          <table:table-cell table:formula="of:=90-[.AD109]" office:value-type="float" office:value="61.0322584200894">
            <text:p>61.03</text:p>
          </table:table-cell>
          <table:table-cell table:formula="of:=IF([.AE109]&gt;85;0;IF([.AE109]&gt;5;58.1/TAN(RADIANS([.AE109]))-0.07/POWER(TAN(RADIANS([.AE109]));3)+0.000086/POWER(TAN(RADIANS([.AE109]));5);IF([.AE109]&gt;-0.575;1735+[.AE109]*(-518.2+[.AE109]*(103.4+[.AE109]*(-12.79+[.AE109]*0.711)));-20.772/TAN(RADIANS([.AE109])))))/3600" office:value-type="float" office:value="0.00893076026946129">
            <text:p>0.01</text:p>
          </table:table-cell>
          <table:table-cell table:formula="of:=[.AE109]+[.AF109]" office:value-type="float" office:value="61.0411891803588">
            <text:p>61.04</text:p>
          </table:table-cell>
          <table:table-cell table:formula="of:=IF([.AC109]&gt;0;MOD(DEGREES(ACOS(((SIN(RADIANS([.$B$2]))*COS(RADIANS([.AD109])))-SIN(RADIANS([.T109])))/(COS(RADIANS([.$B$2]))*SIN(RADIANS([.AD109])))))+180;360);MOD(540-DEGREES(ACOS(((SIN(RADIANS([.$B$2]))*COS(RADIANS([.AD109])))-SIN(RADIANS([.T109])))/(COS(RADIANS([.$B$2]))*SIN(RADIANS([.AD109])))));360))" office:value-type="float" office:value="180.370414375883">
            <text:p>180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09]+1" office:value-type="date" office:date-value="2026-04-19">
            <text:p>4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0]+2415018.5+[.E110]-[.$B$4]/24" office:value-type="float" office:value="2461150.29166667">
            <text:p>2461150.29</text:p>
          </table:table-cell>
          <table:table-cell table:style-name="ce9" table:formula="of:=([.F110]-2451545)/36525" office:value-type="float" office:value="0.262978553502163">
            <text:p>0.26297855</text:p>
          </table:table-cell>
          <table:table-cell/>
          <table:table-cell table:formula="of:=MOD(280.46646+[.G110]*(36000.76983+[.G110]*0.0003032);360)" office:value-type="float" office:value="27.8968558263368">
            <text:p>27.9</text:p>
          </table:table-cell>
          <table:table-cell table:formula="of:=357.52911+[.G110]*(35999.05029-0.0001537*[.G110])" office:value-type="float" office:value="9824.50727208629">
            <text:p>9824.51</text:p>
          </table:table-cell>
          <table:table-cell table:formula="of:=0.016708634-[.G110]*(0.000042037+0.0000001267*[.G110])" office:value-type="float" office:value="0.0166975704082634">
            <text:p>0.02</text:p>
          </table:table-cell>
          <table:table-cell table:formula="of:=SIN(RADIANS([.J110]))*(1.914602-[.G110]*(0.004817+0.000014*[.G110]))+SIN(RADIANS(2*[.J110]))*(0.019993-0.000101*[.G110])+SIN(RADIANS(3*[.J110]))*0.000289" office:value-type="float" office:value="1.84243532306879">
            <text:p>1.84</text:p>
          </table:table-cell>
          <table:table-cell table:formula="of:=[.I110]+[.L110]" office:value-type="float" office:value="29.7392911494056">
            <text:p>29.74</text:p>
          </table:table-cell>
          <table:table-cell table:formula="of:=[.J110]+[.L110]" office:value-type="float" office:value="9826.34970740936">
            <text:p>9826.35</text:p>
          </table:table-cell>
          <table:table-cell table:formula="of:=(1.000001018*(1-[.K110]*[.K110]))/(1+[.K110]*COS(RADIANS([.N110])))" office:value-type="float" office:value="1.00444344885534">
            <text:p>1</text:p>
          </table:table-cell>
          <table:table-cell table:formula="of:=[.M110]-0.00569-0.00478*SIN(RADIANS(125.04-1934.136*[.G110]))" office:value-type="float" office:value="29.7355145339641">
            <text:p>29.74</text:p>
          </table:table-cell>
          <table:table-cell table:formula="of:=23+(26+((21.448-[.G110]*(46.815+[.G110]*(0.00059-[.G110]*0.001813))))/60)/60" office:value-type="float" office:value="23.4358712919966">
            <text:p>23.44</text:p>
          </table:table-cell>
          <table:table-cell table:formula="of:=[.Q110]+0.00256*COS(RADIANS(125.04-1934.136*[.G110]))" office:value-type="float" office:value="23.4382172469867">
            <text:p>23.44</text:p>
          </table:table-cell>
          <table:table-cell table:formula="of:=DEGREES(ATAN2(COS(RADIANS([.P110]));COS(RADIANS([.R110]))*SIN(RADIANS([.P110]))))" office:value-type="float" office:value="27.6581693633296">
            <text:p>27.66</text:p>
          </table:table-cell>
          <table:table-cell table:formula="of:=DEGREES(ASIN(SIN(RADIANS([.R110]))*SIN(RADIANS([.P110]))))" office:value-type="float" office:value="11.3783982652428">
            <text:p>11.38</text:p>
          </table:table-cell>
          <table:table-cell table:formula="of:=TAN(RADIANS([.R110]/2))*TAN(RADIANS([.R110]/2))" office:value-type="float" office:value="0.043030473974512">
            <text:p>0.04</text:p>
          </table:table-cell>
          <table:table-cell table:formula="of:=4*DEGREES([.U110]*SIN(2*RADIANS([.I110]))-2*[.K110]*SIN(RADIANS([.J110]))+4*[.K110]*[.U110]*SIN(RADIANS([.J110]))*COS(2*RADIANS([.I110]))-0.5*[.U110]*[.U110]*SIN(4*RADIANS([.I110]))-1.25*[.K110]*[.K110]*SIN(2*RADIANS([.J110])))" office:value-type="float" office:value="0.946296912822319">
            <text:p>0.95</text:p>
          </table:table-cell>
          <table:table-cell table:formula="of:=DEGREES(ACOS(COS(RADIANS(90.833))/(COS(RADIANS([.$B$2]))*COS(RADIANS([.T110])))-TAN(RADIANS([.$B$2]))*TAN(RADIANS([.T110]))))" office:value-type="float" office:value="100.849014973228">
            <text:p>100.85</text:p>
          </table:table-cell>
          <table:table-cell table:style-name="ce7" table:formula="of:=(720-4*[.$B$3]-[.V110]+[.$B$4]*60)/1440" office:value-type="float" office:value="0.499342849366096">
            <text:p>11:59:03</text:p>
          </table:table-cell>
          <table:table-cell table:style-name="ce7" table:formula="of:=([.X110]*1440-[.W110]*4)/1440" office:value-type="float" office:value="0.219206696662686">
            <text:p>5:15:39</text:p>
          </table:table-cell>
          <table:table-cell table:style-name="ce7" table:formula="of:=([.X110]*1440+[.W110]*4)/1440" office:value-type="float" office:value="0.779479002069505">
            <text:p>18:42:27</text:p>
          </table:table-cell>
          <table:table-cell table:formula="of:=8*[.W110]" office:value-type="float" office:value="806.79211978582">
            <text:p>806.79</text:p>
          </table:table-cell>
          <table:table-cell table:formula="of:=MOD([.E110]*1440+[.V110]+4*[.$B$3]-60*[.$B$4];1440)" office:value-type="float" office:value="720.946296912822">
            <text:p>720.95</text:p>
          </table:table-cell>
          <table:table-cell table:formula="of:=IF([.AB110]/4&lt;0;[.AB110]/4+180;[.AB110]/4-180)" office:value-type="float" office:value="0.236574228205569">
            <text:p>0.24</text:p>
          </table:table-cell>
          <table:table-cell table:formula="of:=DEGREES(ACOS(SIN(RADIANS([.$B$2]))*SIN(RADIANS([.T110]))+COS(RADIANS([.$B$2]))*COS(RADIANS([.T110]))*COS(RADIANS([.AC110]))))" office:value-type="float" office:value="28.622367425259">
            <text:p>28.62</text:p>
          </table:table-cell>
          <table:table-cell table:formula="of:=90-[.AD110]" office:value-type="float" office:value="61.377632574741">
            <text:p>61.38</text:p>
          </table:table-cell>
          <table:table-cell table:formula="of:=IF([.AE110]&gt;85;0;IF([.AE110]&gt;5;58.1/TAN(RADIANS([.AE110]))-0.07/POWER(TAN(RADIANS([.AE110]));3)+0.000086/POWER(TAN(RADIANS([.AE110]));5);IF([.AE110]&gt;-0.575;1735+[.AE110]*(-518.2+[.AE110]*(103.4+[.AE110]*(-12.79+[.AE110]*0.711)));-20.772/TAN(RADIANS([.AE110])))))/3600" office:value-type="float" office:value="0.0088042238122216">
            <text:p>0.01</text:p>
          </table:table-cell>
          <table:table-cell table:formula="of:=[.AE110]+[.AF110]" office:value-type="float" office:value="61.3864367985532">
            <text:p>61.39</text:p>
          </table:table-cell>
          <table:table-cell table:formula="of:=IF([.AC110]&gt;0;MOD(DEGREES(ACOS(((SIN(RADIANS([.$B$2]))*COS(RADIANS([.AD110])))-SIN(RADIANS([.T110])))/(COS(RADIANS([.$B$2]))*SIN(RADIANS([.AD110])))))+180;360);MOD(540-DEGREES(ACOS(((SIN(RADIANS([.$B$2]))*COS(RADIANS([.AD110])))-SIN(RADIANS([.T110])))/(COS(RADIANS([.$B$2]))*SIN(RADIANS([.AD110])))));360))" office:value-type="float" office:value="180.484154221784">
            <text:p>180.4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0]+1" office:value-type="date" office:date-value="2026-04-20">
            <text:p>4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1]+2415018.5+[.E111]-[.$B$4]/24" office:value-type="float" office:value="2461151.29166667">
            <text:p>2461151.29</text:p>
          </table:table-cell>
          <table:table-cell table:style-name="ce9" table:formula="of:=([.F111]-2451545)/36525" office:value-type="float" office:value="0.263005932010034">
            <text:p>0.26300593</text:p>
          </table:table-cell>
          <table:table-cell/>
          <table:table-cell table:formula="of:=MOD(280.46646+[.G111]*(36000.76983+[.G111]*0.0003032);360)" office:value-type="float" office:value="28.8825031908673">
            <text:p>28.88</text:p>
          </table:table-cell>
          <table:table-cell table:formula="of:=357.52911+[.G111]*(35999.05029-0.0001537*[.G111])" office:value-type="float" office:value="9825.4928723658">
            <text:p>9825.49</text:p>
          </table:table-cell>
          <table:table-cell table:formula="of:=0.016708634-[.G111]*(0.000042037+0.0000001267*[.G111])" office:value-type="float" office:value="0.0166975692555285">
            <text:p>0.02</text:p>
          </table:table-cell>
          <table:table-cell table:formula="of:=SIN(RADIANS([.J111]))*(1.914602-[.G111]*(0.004817+0.000014*[.G111]))+SIN(RADIANS(2*[.J111]))*(0.019993-0.000101*[.G111])+SIN(RADIANS(3*[.J111]))*0.000289" office:value-type="float" office:value="1.83333240139341">
            <text:p>1.83</text:p>
          </table:table-cell>
          <table:table-cell table:formula="of:=[.I111]+[.L111]" office:value-type="float" office:value="30.7158355922607">
            <text:p>30.72</text:p>
          </table:table-cell>
          <table:table-cell table:formula="of:=[.J111]+[.L111]" office:value-type="float" office:value="9827.32620476719">
            <text:p>9827.33</text:p>
          </table:table-cell>
          <table:table-cell table:formula="of:=(1.000001018*(1-[.K111]*[.K111]))/(1+[.K111]*COS(RADIANS([.N111])))" office:value-type="float" office:value="1.00471840056559">
            <text:p>1</text:p>
          </table:table-cell>
          <table:table-cell table:formula="of:=[.M111]-0.00569-0.00478*SIN(RADIANS(125.04-1934.136*[.G111]))" office:value-type="float" office:value="30.7120630243859">
            <text:p>30.71</text:p>
          </table:table-cell>
          <table:table-cell table:formula="of:=23+(26+((21.448-[.G111]*(46.815+[.G111]*(0.00059-[.G111]*0.001813))))/60)/60" office:value-type="float" office:value="23.4358709359624">
            <text:p>23.44</text:p>
          </table:table-cell>
          <table:table-cell table:formula="of:=[.Q111]+0.00256*COS(RADIANS(125.04-1934.136*[.G111]))" office:value-type="float" office:value="23.4382159428667">
            <text:p>23.44</text:p>
          </table:table-cell>
          <table:table-cell table:formula="of:=DEGREES(ATAN2(COS(RADIANS([.P111]));COS(RADIANS([.R111]))*SIN(RADIANS([.P111]))))" office:value-type="float" office:value="28.5915642436769">
            <text:p>28.59</text:p>
          </table:table-cell>
          <table:table-cell table:formula="of:=DEGREES(ASIN(SIN(RADIANS([.R111]))*SIN(RADIANS([.P111]))))" office:value-type="float" office:value="11.7209612287591">
            <text:p>11.72</text:p>
          </table:table-cell>
          <table:table-cell table:formula="of:=TAN(RADIANS([.R111]/2))*TAN(RADIANS([.R111]/2))" office:value-type="float" office:value="0.04303046904981">
            <text:p>0.04</text:p>
          </table:table-cell>
          <table:table-cell table:formula="of:=4*DEGREES([.U111]*SIN(2*RADIANS([.I111]))-2*[.K111]*SIN(RADIANS([.J111]))+4*[.K111]*[.U111]*SIN(RADIANS([.J111]))*COS(2*RADIANS([.I111]))-0.5*[.U111]*[.U111]*SIN(4*RADIANS([.I111]))-1.25*[.K111]*[.K111]*SIN(2*RADIANS([.J111])))" office:value-type="float" office:value="1.15455137178858">
            <text:p>1.15</text:p>
          </table:table-cell>
          <table:table-cell table:formula="of:=DEGREES(ACOS(COS(RADIANS(90.833))/(COS(RADIANS([.$B$2]))*COS(RADIANS([.T111])))-TAN(RADIANS([.$B$2]))*TAN(RADIANS([.T111]))))" office:value-type="float" office:value="101.155453237444">
            <text:p>101.16</text:p>
          </table:table-cell>
          <table:table-cell table:style-name="ce7" table:formula="of:=(720-4*[.$B$3]-[.V111]+[.$B$4]*60)/1440" office:value-type="float" office:value="0.499198228214036">
            <text:p>11:58:51</text:p>
          </table:table-cell>
          <table:table-cell table:style-name="ce7" table:formula="of:=([.X111]*1440-[.W111]*4)/1440" office:value-type="float" office:value="0.218210858110025">
            <text:p>5:14:13</text:p>
          </table:table-cell>
          <table:table-cell table:style-name="ce7" table:formula="of:=([.X111]*1440+[.W111]*4)/1440" office:value-type="float" office:value="0.780185598318047">
            <text:p>18:43:28</text:p>
          </table:table-cell>
          <table:table-cell table:formula="of:=8*[.W111]" office:value-type="float" office:value="809.243625899552">
            <text:p>809.24</text:p>
          </table:table-cell>
          <table:table-cell table:formula="of:=MOD([.E111]*1440+[.V111]+4*[.$B$3]-60*[.$B$4];1440)" office:value-type="float" office:value="721.154551371789">
            <text:p>721.15</text:p>
          </table:table-cell>
          <table:table-cell table:formula="of:=IF([.AB111]/4&lt;0;[.AB111]/4+180;[.AB111]/4-180)" office:value-type="float" office:value="0.288637842947139">
            <text:p>0.29</text:p>
          </table:table-cell>
          <table:table-cell table:formula="of:=DEGREES(ACOS(SIN(RADIANS([.$B$2]))*SIN(RADIANS([.T111]))+COS(RADIANS([.$B$2]))*COS(RADIANS([.T111]))*COS(RADIANS([.AC111]))))" office:value-type="float" office:value="28.2801897928941">
            <text:p>28.28</text:p>
          </table:table-cell>
          <table:table-cell table:formula="of:=90-[.AD111]" office:value-type="float" office:value="61.7198102071059">
            <text:p>61.72</text:p>
          </table:table-cell>
          <table:table-cell table:formula="of:=IF([.AE111]&gt;85;0;IF([.AE111]&gt;5;58.1/TAN(RADIANS([.AE111]))-0.07/POWER(TAN(RADIANS([.AE111]));3)+0.000086/POWER(TAN(RADIANS([.AE111]));5);IF([.AE111]&gt;-0.575;1735+[.AE111]*(-518.2+[.AE111]*(103.4+[.AE111]*(-12.79+[.AE111]*0.711)));-20.772/TAN(RADIANS([.AE111])))))/3600" office:value-type="float" office:value="0.00867967300713825">
            <text:p>0.01</text:p>
          </table:table-cell>
          <table:table-cell table:formula="of:=[.AE111]+[.AF111]" office:value-type="float" office:value="61.7284898801131">
            <text:p>61.73</text:p>
          </table:table-cell>
          <table:table-cell table:formula="of:=IF([.AC111]&gt;0;MOD(DEGREES(ACOS(((SIN(RADIANS([.$B$2]))*COS(RADIANS([.AD111])))-SIN(RADIANS([.T111])))/(COS(RADIANS([.$B$2]))*SIN(RADIANS([.AD111])))))+180;360);MOD(540-DEGREES(ACOS(((SIN(RADIANS([.$B$2]))*COS(RADIANS([.AD111])))-SIN(RADIANS([.T111])))/(COS(RADIANS([.$B$2]))*SIN(RADIANS([.AD111])))));360))" office:value-type="float" office:value="180.596523701306">
            <text:p>180.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1]+1" office:value-type="date" office:date-value="2026-04-21">
            <text:p>4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2]+2415018.5+[.E112]-[.$B$4]/24" office:value-type="float" office:value="2461152.29166667">
            <text:p>2461152.29</text:p>
          </table:table-cell>
          <table:table-cell table:style-name="ce9" table:formula="of:=([.F112]-2451545)/36525" office:value-type="float" office:value="0.263033310517906">
            <text:p>0.26303331</text:p>
          </table:table-cell>
          <table:table-cell/>
          <table:table-cell table:formula="of:=MOD(280.46646+[.G112]*(36000.76983+[.G112]*0.0003032);360)" office:value-type="float" office:value="29.8681505553996">
            <text:p>29.87</text:p>
          </table:table-cell>
          <table:table-cell table:formula="of:=357.52911+[.G112]*(35999.05029-0.0001537*[.G112])" office:value-type="float" office:value="9826.47847264531">
            <text:p>9826.48</text:p>
          </table:table-cell>
          <table:table-cell table:formula="of:=0.016708634-[.G112]*(0.000042037+0.0000001267*[.G112])" office:value-type="float" office:value="0.0166975681027934">
            <text:p>0.02</text:p>
          </table:table-cell>
          <table:table-cell table:formula="of:=SIN(RADIANS([.J112]))*(1.914602-[.G112]*(0.004817+0.000014*[.G112]))+SIN(RADIANS(2*[.J112]))*(0.019993-0.000101*[.G112])+SIN(RADIANS(3*[.J112]))*0.000289" office:value-type="float" office:value="1.82369659214122">
            <text:p>1.82</text:p>
          </table:table-cell>
          <table:table-cell table:formula="of:=[.I112]+[.L112]" office:value-type="float" office:value="31.6918471475408">
            <text:p>31.69</text:p>
          </table:table-cell>
          <table:table-cell table:formula="of:=[.J112]+[.L112]" office:value-type="float" office:value="9828.30216923745">
            <text:p>9828.3</text:p>
          </table:table-cell>
          <table:table-cell table:formula="of:=(1.000001018*(1-[.K112]*[.K112]))/(1+[.K112]*COS(RADIANS([.N112])))" office:value-type="float" office:value="1.00499189460507">
            <text:p>1</text:p>
          </table:table-cell>
          <table:table-cell table:formula="of:=[.M112]-0.00569-0.00478*SIN(RADIANS(125.04-1934.136*[.G112]))" office:value-type="float" office:value="31.6880786255949">
            <text:p>31.69</text:p>
          </table:table-cell>
          <table:table-cell table:formula="of:=23+(26+((21.448-[.G112]*(46.815+[.G112]*(0.00059-[.G112]*0.001813))))/60)/60" office:value-type="float" office:value="23.4358705799282">
            <text:p>23.44</text:p>
          </table:table-cell>
          <table:table-cell table:formula="of:=[.Q112]+0.00256*COS(RADIANS(125.04-1934.136*[.G112]))" office:value-type="float" office:value="23.4382146367437">
            <text:p>23.44</text:p>
          </table:table-cell>
          <table:table-cell table:formula="of:=DEGREES(ATAN2(COS(RADIANS([.P112]));COS(RADIANS([.R112]))*SIN(RADIANS([.P112]))))" office:value-type="float" office:value="29.5267560703378">
            <text:p>29.53</text:p>
          </table:table-cell>
          <table:table-cell table:formula="of:=DEGREES(ASIN(SIN(RADIANS([.R112]))*SIN(RADIANS([.P112]))))" office:value-type="float" office:value="12.0603077207421">
            <text:p>12.06</text:p>
          </table:table-cell>
          <table:table-cell table:formula="of:=TAN(RADIANS([.R112]/2))*TAN(RADIANS([.R112]/2))" office:value-type="float" office:value="0.0430304641175443">
            <text:p>0.04</text:p>
          </table:table-cell>
          <table:table-cell table:formula="of:=4*DEGREES([.U112]*SIN(2*RADIANS([.I112]))-2*[.K112]*SIN(RADIANS([.J112]))+4*[.K112]*[.U112]*SIN(RADIANS([.J112]))*COS(2*RADIANS([.I112]))-0.5*[.U112]*[.U112]*SIN(4*RADIANS([.I112]))-1.25*[.K112]*[.K112]*SIN(2*RADIANS([.J112])))" office:value-type="float" office:value="1.35564739494951">
            <text:p>1.36</text:p>
          </table:table-cell>
          <table:table-cell table:formula="of:=DEGREES(ACOS(COS(RADIANS(90.833))/(COS(RADIANS([.$B$2]))*COS(RADIANS([.T112])))-TAN(RADIANS([.$B$2]))*TAN(RADIANS([.T112]))))" office:value-type="float" office:value="101.460124791108">
            <text:p>101.46</text:p>
          </table:table-cell>
          <table:table-cell table:style-name="ce7" table:formula="of:=(720-4*[.$B$3]-[.V112]+[.$B$4]*60)/1440" office:value-type="float" office:value="0.499058578197952">
            <text:p>11:58:39</text:p>
          </table:table-cell>
          <table:table-cell table:style-name="ce7" table:formula="of:=([.X112]*1440-[.W112]*4)/1440" office:value-type="float" office:value="0.217224898222651">
            <text:p>5:12:48</text:p>
          </table:table-cell>
          <table:table-cell table:style-name="ce7" table:formula="of:=([.X112]*1440+[.W112]*4)/1440" office:value-type="float" office:value="0.780892258173252">
            <text:p>18:44:29</text:p>
          </table:table-cell>
          <table:table-cell table:formula="of:=8*[.W112]" office:value-type="float" office:value="811.680998328865">
            <text:p>811.68</text:p>
          </table:table-cell>
          <table:table-cell table:formula="of:=MOD([.E112]*1440+[.V112]+4*[.$B$3]-60*[.$B$4];1440)" office:value-type="float" office:value="721.35564739495">
            <text:p>721.36</text:p>
          </table:table-cell>
          <table:table-cell table:formula="of:=IF([.AB112]/4&lt;0;[.AB112]/4+180;[.AB112]/4-180)" office:value-type="float" office:value="0.338911848737382">
            <text:p>0.34</text:p>
          </table:table-cell>
          <table:table-cell table:formula="of:=DEGREES(ACOS(SIN(RADIANS([.$B$2]))*SIN(RADIANS([.T112]))+COS(RADIANS([.$B$2]))*COS(RADIANS([.T112]))*COS(RADIANS([.AC112]))))" office:value-type="float" office:value="27.9412948626269">
            <text:p>27.94</text:p>
          </table:table-cell>
          <table:table-cell table:formula="of:=90-[.AD112]" office:value-type="float" office:value="62.0587051373731">
            <text:p>62.06</text:p>
          </table:table-cell>
          <table:table-cell table:formula="of:=IF([.AE112]&gt;85;0;IF([.AE112]&gt;5;58.1/TAN(RADIANS([.AE112]))-0.07/POWER(TAN(RADIANS([.AE112]));3)+0.000086/POWER(TAN(RADIANS([.AE112]));5);IF([.AE112]&gt;-0.575;1735+[.AE112]*(-518.2+[.AE112]*(103.4+[.AE112]*(-12.79+[.AE112]*0.711)));-20.772/TAN(RADIANS([.AE112])))))/3600" office:value-type="float" office:value="0.00855709985097494">
            <text:p>0.01</text:p>
          </table:table-cell>
          <table:table-cell table:formula="of:=[.AE112]+[.AF112]" office:value-type="float" office:value="62.0672622372241">
            <text:p>62.07</text:p>
          </table:table-cell>
          <table:table-cell table:formula="of:=IF([.AC112]&gt;0;MOD(DEGREES(ACOS(((SIN(RADIANS([.$B$2]))*COS(RADIANS([.AD112])))-SIN(RADIANS([.T112])))/(COS(RADIANS([.$B$2]))*SIN(RADIANS([.AD112])))))+180;360);MOD(540-DEGREES(ACOS(((SIN(RADIANS([.$B$2]))*COS(RADIANS([.AD112])))-SIN(RADIANS([.T112])))/(COS(RADIANS([.$B$2]))*SIN(RADIANS([.AD112])))));360))" office:value-type="float" office:value="180.707344294269">
            <text:p>180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2]+1" office:value-type="date" office:date-value="2026-04-22">
            <text:p>4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3]+2415018.5+[.E113]-[.$B$4]/24" office:value-type="float" office:value="2461153.29166667">
            <text:p>2461153.29</text:p>
          </table:table-cell>
          <table:table-cell table:style-name="ce9" table:formula="of:=([.F113]-2451545)/36525" office:value-type="float" office:value="0.263060689025777">
            <text:p>0.26306069</text:p>
          </table:table-cell>
          <table:table-cell/>
          <table:table-cell table:formula="of:=MOD(280.46646+[.G113]*(36000.76983+[.G113]*0.0003032);360)" office:value-type="float" office:value="30.85379791993">
            <text:p>30.85</text:p>
          </table:table-cell>
          <table:table-cell table:formula="of:=357.52911+[.G113]*(35999.05029-0.0001537*[.G113])" office:value-type="float" office:value="9827.46407292482">
            <text:p>9827.46</text:p>
          </table:table-cell>
          <table:table-cell table:formula="of:=0.016708634-[.G113]*(0.000042037+0.0000001267*[.G113])" office:value-type="float" office:value="0.0166975669500581">
            <text:p>0.02</text:p>
          </table:table-cell>
          <table:table-cell table:formula="of:=SIN(RADIANS([.J113]))*(1.914602-[.G113]*(0.004817+0.000014*[.G113]))+SIN(RADIANS(2*[.J113]))*(0.019993-0.000101*[.G113])+SIN(RADIANS(3*[.J113]))*0.000289" office:value-type="float" office:value="1.81353123762377">
            <text:p>1.81</text:p>
          </table:table-cell>
          <table:table-cell table:formula="of:=[.I113]+[.L113]" office:value-type="float" office:value="32.6673291575538">
            <text:p>32.67</text:p>
          </table:table-cell>
          <table:table-cell table:formula="of:=[.J113]+[.L113]" office:value-type="float" office:value="9829.27760416244">
            <text:p>9829.28</text:p>
          </table:table-cell>
          <table:table-cell table:formula="of:=(1.000001018*(1-[.K113]*[.K113]))/(1+[.K113]*COS(RADIANS([.N113])))" office:value-type="float" office:value="1.00526385243627">
            <text:p>1.01</text:p>
          </table:table-cell>
          <table:table-cell table:formula="of:=[.M113]-0.00569-0.00478*SIN(RADIANS(125.04-1934.136*[.G113]))" office:value-type="float" office:value="32.6635646798956">
            <text:p>32.66</text:p>
          </table:table-cell>
          <table:table-cell table:formula="of:=23+(26+((21.448-[.G113]*(46.815+[.G113]*(0.00059-[.G113]*0.001813))))/60)/60" office:value-type="float" office:value="23.4358702238941">
            <text:p>23.44</text:p>
          </table:table-cell>
          <table:table-cell table:formula="of:=[.Q113]+0.00256*COS(RADIANS(125.04-1934.136*[.G113]))" office:value-type="float" office:value="23.4382133286185">
            <text:p>23.44</text:p>
          </table:table-cell>
          <table:table-cell table:formula="of:=DEGREES(ATAN2(COS(RADIANS([.P113]));COS(RADIANS([.R113]))*SIN(RADIANS([.P113]))))" office:value-type="float" office:value="30.4637974112541">
            <text:p>30.46</text:p>
          </table:table-cell>
          <table:table-cell table:formula="of:=DEGREES(ASIN(SIN(RADIANS([.R113]))*SIN(RADIANS([.P113]))))" office:value-type="float" office:value="12.3963458470612">
            <text:p>12.4</text:p>
          </table:table-cell>
          <table:table-cell table:formula="of:=TAN(RADIANS([.R113]/2))*TAN(RADIANS([.R113]/2))" office:value-type="float" office:value="0.0430304591777179">
            <text:p>0.04</text:p>
          </table:table-cell>
          <table:table-cell table:formula="of:=4*DEGREES([.U113]*SIN(2*RADIANS([.I113]))-2*[.K113]*SIN(RADIANS([.J113]))+4*[.K113]*[.U113]*SIN(RADIANS([.J113]))*COS(2*RADIANS([.I113]))-0.5*[.U113]*[.U113]*SIN(4*RADIANS([.I113]))-1.25*[.K113]*[.K113]*SIN(2*RADIANS([.J113])))" office:value-type="float" office:value="1.54937605786819">
            <text:p>1.55</text:p>
          </table:table-cell>
          <table:table-cell table:formula="of:=DEGREES(ACOS(COS(RADIANS(90.833))/(COS(RADIANS([.$B$2]))*COS(RADIANS([.T113])))-TAN(RADIANS([.$B$2]))*TAN(RADIANS([.T113]))))" office:value-type="float" office:value="101.762951282826">
            <text:p>101.76</text:p>
          </table:table-cell>
          <table:table-cell table:style-name="ce7" table:formula="of:=(720-4*[.$B$3]-[.V113]+[.$B$4]*60)/1440" office:value-type="float" office:value="0.498924044404258">
            <text:p>11:58:27</text:p>
          </table:table-cell>
          <table:table-cell table:style-name="ce7" table:formula="of:=([.X113]*1440-[.W113]*4)/1440" office:value-type="float" office:value="0.216249179729743">
            <text:p>5:11:24</text:p>
          </table:table-cell>
          <table:table-cell table:style-name="ce7" table:formula="of:=([.X113]*1440+[.W113]*4)/1440" office:value-type="float" office:value="0.781598909078774">
            <text:p>18:45:30</text:p>
          </table:table-cell>
          <table:table-cell table:formula="of:=8*[.W113]" office:value-type="float" office:value="814.103610262604">
            <text:p>814.1</text:p>
          </table:table-cell>
          <table:table-cell table:formula="of:=MOD([.E113]*1440+[.V113]+4*[.$B$3]-60*[.$B$4];1440)" office:value-type="float" office:value="721.549376057868">
            <text:p>721.55</text:p>
          </table:table-cell>
          <table:table-cell table:formula="of:=IF([.AB113]/4&lt;0;[.AB113]/4+180;[.AB113]/4-180)" office:value-type="float" office:value="0.387344014467061">
            <text:p>0.39</text:p>
          </table:table-cell>
          <table:table-cell table:formula="of:=DEGREES(ACOS(SIN(RADIANS([.$B$2]))*SIN(RADIANS([.T113]))+COS(RADIANS([.$B$2]))*COS(RADIANS([.T113]))*COS(RADIANS([.AC113]))))" office:value-type="float" office:value="27.6057682330907">
            <text:p>27.61</text:p>
          </table:table-cell>
          <table:table-cell table:formula="of:=90-[.AD113]" office:value-type="float" office:value="62.3942317669093">
            <text:p>62.39</text:p>
          </table:table-cell>
          <table:table-cell table:formula="of:=IF([.AE113]&gt;85;0;IF([.AE113]&gt;5;58.1/TAN(RADIANS([.AE113]))-0.07/POWER(TAN(RADIANS([.AE113]));3)+0.000086/POWER(TAN(RADIANS([.AE113]));5);IF([.AE113]&gt;-0.575;1735+[.AE113]*(-518.2+[.AE113]*(103.4+[.AE113]*(-12.79+[.AE113]*0.711)));-20.772/TAN(RADIANS([.AE113])))))/3600" office:value-type="float" office:value="0.00843649680742361">
            <text:p>0.01</text:p>
          </table:table-cell>
          <table:table-cell table:formula="of:=[.AE113]+[.AF113]" office:value-type="float" office:value="62.4026682637168">
            <text:p>62.4</text:p>
          </table:table-cell>
          <table:table-cell table:formula="of:=IF([.AC113]&gt;0;MOD(DEGREES(ACOS(((SIN(RADIANS([.$B$2]))*COS(RADIANS([.AD113])))-SIN(RADIANS([.T113])))/(COS(RADIANS([.$B$2]))*SIN(RADIANS([.AD113])))))+180;360);MOD(540-DEGREES(ACOS(((SIN(RADIANS([.$B$2]))*COS(RADIANS([.AD113])))-SIN(RADIANS([.T113])))/(COS(RADIANS([.$B$2]))*SIN(RADIANS([.AD113])))));360))" office:value-type="float" office:value="180.816433810393">
            <text:p>180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3]+1" office:value-type="date" office:date-value="2026-04-23">
            <text:p>4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4]+2415018.5+[.E114]-[.$B$4]/24" office:value-type="float" office:value="2461154.29166667">
            <text:p>2461154.29</text:p>
          </table:table-cell>
          <table:table-cell table:style-name="ce9" table:formula="of:=([.F114]-2451545)/36525" office:value-type="float" office:value="0.263088067533648">
            <text:p>0.26308807</text:p>
          </table:table-cell>
          <table:table-cell/>
          <table:table-cell table:formula="of:=MOD(280.46646+[.G114]*(36000.76983+[.G114]*0.0003032);360)" office:value-type="float" office:value="31.8394452844623">
            <text:p>31.84</text:p>
          </table:table-cell>
          <table:table-cell table:formula="of:=357.52911+[.G114]*(35999.05029-0.0001537*[.G114])" office:value-type="float" office:value="9828.44967320433">
            <text:p>9828.45</text:p>
          </table:table-cell>
          <table:table-cell table:formula="of:=0.016708634-[.G114]*(0.000042037+0.0000001267*[.G114])" office:value-type="float" office:value="0.0166975657973226">
            <text:p>0.02</text:p>
          </table:table-cell>
          <table:table-cell table:formula="of:=SIN(RADIANS([.J114]))*(1.914602-[.G114]*(0.004817+0.000014*[.G114]))+SIN(RADIANS(2*[.J114]))*(0.019993-0.000101*[.G114])+SIN(RADIANS(3*[.J114]))*0.000289" office:value-type="float" office:value="1.80283982424979">
            <text:p>1.8</text:p>
          </table:table-cell>
          <table:table-cell table:formula="of:=[.I114]+[.L114]" office:value-type="float" office:value="33.6422851087121">
            <text:p>33.64</text:p>
          </table:table-cell>
          <table:table-cell table:formula="of:=[.J114]+[.L114]" office:value-type="float" office:value="9830.25251302858">
            <text:p>9830.25</text:p>
          </table:table-cell>
          <table:table-cell table:formula="of:=(1.000001018*(1-[.K114]*[.K114]))/(1+[.K114]*COS(RADIANS([.N114])))" office:value-type="float" office:value="1.00553419609052">
            <text:p>1.01</text:p>
          </table:table-cell>
          <table:table-cell table:formula="of:=[.M114]-0.00569-0.00478*SIN(RADIANS(125.04-1934.136*[.G114]))" office:value-type="float" office:value="33.6385246736968">
            <text:p>33.64</text:p>
          </table:table-cell>
          <table:table-cell table:formula="of:=23+(26+((21.448-[.G114]*(46.815+[.G114]*(0.00059-[.G114]*0.001813))))/60)/60" office:value-type="float" office:value="23.4358698678599">
            <text:p>23.44</text:p>
          </table:table-cell>
          <table:table-cell table:formula="of:=[.Q114]+0.00256*COS(RADIANS(125.04-1934.136*[.G114]))" office:value-type="float" office:value="23.4382120184918">
            <text:p>23.44</text:p>
          </table:table-cell>
          <table:table-cell table:formula="of:=DEGREES(ATAN2(COS(RADIANS([.P114]));COS(RADIANS([.R114]))*SIN(RADIANS([.P114]))))" office:value-type="float" office:value="31.4027388007759">
            <text:p>31.4</text:p>
          </table:table-cell>
          <table:table-cell table:formula="of:=DEGREES(ASIN(SIN(RADIANS([.R114]))*SIN(RADIANS([.P114]))))" office:value-type="float" office:value="12.7289840154532">
            <text:p>12.73</text:p>
          </table:table-cell>
          <table:table-cell table:formula="of:=TAN(RADIANS([.R114]/2))*TAN(RADIANS([.R114]/2))" office:value-type="float" office:value="0.0430304542303339">
            <text:p>0.04</text:p>
          </table:table-cell>
          <table:table-cell table:formula="of:=4*DEGREES([.U114]*SIN(2*RADIANS([.I114]))-2*[.K114]*SIN(RADIANS([.J114]))+4*[.K114]*[.U114]*SIN(RADIANS([.J114]))*COS(2*RADIANS([.I114]))-0.5*[.U114]*[.U114]*SIN(4*RADIANS([.I114]))-1.25*[.K114]*[.K114]*SIN(2*RADIANS([.J114])))" office:value-type="float" office:value="1.73553622695083">
            <text:p>1.74</text:p>
          </table:table-cell>
          <table:table-cell table:formula="of:=DEGREES(ACOS(COS(RADIANS(90.833))/(COS(RADIANS([.$B$2]))*COS(RADIANS([.T114])))-TAN(RADIANS([.$B$2]))*TAN(RADIANS([.T114]))))" office:value-type="float" office:value="102.063852180562">
            <text:p>102.06</text:p>
          </table:table-cell>
          <table:table-cell table:style-name="ce7" table:formula="of:=(720-4*[.$B$3]-[.V114]+[.$B$4]*60)/1440" office:value-type="float" office:value="0.498794766509062">
            <text:p>11:58:16</text:p>
          </table:table-cell>
          <table:table-cell table:style-name="ce7" table:formula="of:=([.X114]*1440-[.W114]*4)/1440" office:value-type="float" office:value="0.2152840660075">
            <text:p>5:10:01</text:p>
          </table:table-cell>
          <table:table-cell table:style-name="ce7" table:formula="of:=([.X114]*1440+[.W114]*4)/1440" office:value-type="float" office:value="0.782305467010624">
            <text:p>18:46:31</text:p>
          </table:table-cell>
          <table:table-cell table:formula="of:=8*[.W114]" office:value-type="float" office:value="816.510817444499">
            <text:p>816.51</text:p>
          </table:table-cell>
          <table:table-cell table:formula="of:=MOD([.E114]*1440+[.V114]+4*[.$B$3]-60*[.$B$4];1440)" office:value-type="float" office:value="721.735536226951">
            <text:p>721.74</text:p>
          </table:table-cell>
          <table:table-cell table:formula="of:=IF([.AB114]/4&lt;0;[.AB114]/4+180;[.AB114]/4-180)" office:value-type="float" office:value="0.433884056737696">
            <text:p>0.43</text:p>
          </table:table-cell>
          <table:table-cell table:formula="of:=DEGREES(ACOS(SIN(RADIANS([.$B$2]))*SIN(RADIANS([.T114]))+COS(RADIANS([.$B$2]))*COS(RADIANS([.T114]))*COS(RADIANS([.AC114]))))" office:value-type="float" office:value="27.273694936814">
            <text:p>27.27</text:p>
          </table:table-cell>
          <table:table-cell table:formula="of:=90-[.AD114]" office:value-type="float" office:value="62.726305063186">
            <text:p>62.73</text:p>
          </table:table-cell>
          <table:table-cell table:formula="of:=IF([.AE114]&gt;85;0;IF([.AE114]&gt;5;58.1/TAN(RADIANS([.AE114]))-0.07/POWER(TAN(RADIANS([.AE114]));3)+0.000086/POWER(TAN(RADIANS([.AE114]));5);IF([.AE114]&gt;-0.575;1735+[.AE114]*(-518.2+[.AE114]*(103.4+[.AE114]*(-12.79+[.AE114]*0.711)));-20.772/TAN(RADIANS([.AE114])))))/3600" office:value-type="float" office:value="0.00831785681649257">
            <text:p>0.01</text:p>
          </table:table-cell>
          <table:table-cell table:formula="of:=[.AE114]+[.AF114]" office:value-type="float" office:value="62.7346229200025">
            <text:p>62.73</text:p>
          </table:table-cell>
          <table:table-cell table:formula="of:=IF([.AC114]&gt;0;MOD(DEGREES(ACOS(((SIN(RADIANS([.$B$2]))*COS(RADIANS([.AD114])))-SIN(RADIANS([.T114])))/(COS(RADIANS([.$B$2]))*SIN(RADIANS([.AD114])))))+180;360);MOD(540-DEGREES(ACOS(((SIN(RADIANS([.$B$2]))*COS(RADIANS([.AD114])))-SIN(RADIANS([.T114])))/(COS(RADIANS([.$B$2]))*SIN(RADIANS([.AD114])))));360))" office:value-type="float" office:value="180.923606508382">
            <text:p>180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4]+1" office:value-type="date" office:date-value="2026-04-24">
            <text:p>4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5]+2415018.5+[.E115]-[.$B$4]/24" office:value-type="float" office:value="2461155.29166667">
            <text:p>2461155.29</text:p>
          </table:table-cell>
          <table:table-cell table:style-name="ce9" table:formula="of:=([.F115]-2451545)/36525" office:value-type="float" office:value="0.26311544604152">
            <text:p>0.26311545</text:p>
          </table:table-cell>
          <table:table-cell/>
          <table:table-cell table:formula="of:=MOD(280.46646+[.G115]*(36000.76983+[.G115]*0.0003032);360)" office:value-type="float" office:value="32.8250926489945">
            <text:p>32.83</text:p>
          </table:table-cell>
          <table:table-cell table:formula="of:=357.52911+[.G115]*(35999.05029-0.0001537*[.G115])" office:value-type="float" office:value="9829.43527348384">
            <text:p>9829.44</text:p>
          </table:table-cell>
          <table:table-cell table:formula="of:=0.016708634-[.G115]*(0.000042037+0.0000001267*[.G115])" office:value-type="float" office:value="0.016697564644587">
            <text:p>0.02</text:p>
          </table:table-cell>
          <table:table-cell table:formula="of:=SIN(RADIANS([.J115]))*(1.914602-[.G115]*(0.004817+0.000014*[.G115]))+SIN(RADIANS(2*[.J115]))*(0.019993-0.000101*[.G115])+SIN(RADIANS(3*[.J115]))*0.000289" office:value-type="float" office:value="1.79162598096795">
            <text:p>1.79</text:p>
          </table:table-cell>
          <table:table-cell table:formula="of:=[.I115]+[.L115]" office:value-type="float" office:value="34.6167186299625">
            <text:p>34.62</text:p>
          </table:table-cell>
          <table:table-cell table:formula="of:=[.J115]+[.L115]" office:value-type="float" office:value="9831.22689946481">
            <text:p>9831.23</text:p>
          </table:table-cell>
          <table:table-cell table:formula="of:=(1.000001018*(1-[.K115]*[.K115]))/(1+[.K115]*COS(RADIANS([.N115])))" office:value-type="float" office:value="1.00580284818791">
            <text:p>1.01</text:p>
          </table:table-cell>
          <table:table-cell table:formula="of:=[.M115]-0.00569-0.00478*SIN(RADIANS(125.04-1934.136*[.G115]))" office:value-type="float" office:value="34.612962235942">
            <text:p>34.61</text:p>
          </table:table-cell>
          <table:table-cell table:formula="of:=23+(26+((21.448-[.G115]*(46.815+[.G115]*(0.00059-[.G115]*0.001813))))/60)/60" office:value-type="float" office:value="23.4358695118257">
            <text:p>23.44</text:p>
          </table:table-cell>
          <table:table-cell table:formula="of:=[.Q115]+0.00256*COS(RADIANS(125.04-1934.136*[.G115]))" office:value-type="float" office:value="23.4382107063646">
            <text:p>23.44</text:p>
          </table:table-cell>
          <table:table-cell table:formula="of:=DEGREES(ATAN2(COS(RADIANS([.P115]));COS(RADIANS([.R115]))*SIN(RADIANS([.P115]))))" office:value-type="float" office:value="32.3436286715403">
            <text:p>32.34</text:p>
          </table:table-cell>
          <table:table-cell table:formula="of:=DEGREES(ASIN(SIN(RADIANS([.R115]))*SIN(RADIANS([.P115]))))" office:value-type="float" office:value="13.0581309515187">
            <text:p>13.06</text:p>
          </table:table-cell>
          <table:table-cell table:formula="of:=TAN(RADIANS([.R115]/2))*TAN(RADIANS([.R115]/2))" office:value-type="float" office:value="0.0430304492753953">
            <text:p>0.04</text:p>
          </table:table-cell>
          <table:table-cell table:formula="of:=4*DEGREES([.U115]*SIN(2*RADIANS([.I115]))-2*[.K115]*SIN(RADIANS([.J115]))+4*[.K115]*[.U115]*SIN(RADIANS([.J115]))*COS(2*RADIANS([.I115]))-0.5*[.U115]*[.U115]*SIN(4*RADIANS([.I115]))-1.25*[.K115]*[.K115]*SIN(2*RADIANS([.J115])))" office:value-type="float" office:value="1.91393485098451">
            <text:p>1.91</text:p>
          </table:table-cell>
          <table:table-cell table:formula="of:=DEGREES(ACOS(COS(RADIANS(90.833))/(COS(RADIANS([.$B$2]))*COS(RADIANS([.T115])))-TAN(RADIANS([.$B$2]))*TAN(RADIANS([.T115]))))" office:value-type="float" office:value="102.362744743223">
            <text:p>102.36</text:p>
          </table:table-cell>
          <table:table-cell table:style-name="ce7" table:formula="of:=(720-4*[.$B$3]-[.V115]+[.$B$4]*60)/1440" office:value-type="float" office:value="0.498670878575705">
            <text:p>11:58:05</text:p>
          </table:table-cell>
          <table:table-cell table:style-name="ce7" table:formula="of:=([.X115]*1440-[.W115]*4)/1440" office:value-type="float" office:value="0.214329920955641">
            <text:p>5:08:38</text:p>
          </table:table-cell>
          <table:table-cell table:style-name="ce7" table:formula="of:=([.X115]*1440+[.W115]*4)/1440" office:value-type="float" office:value="0.78301183619577">
            <text:p>18:47:32</text:p>
          </table:table-cell>
          <table:table-cell table:formula="of:=8*[.W115]" office:value-type="float" office:value="818.901957945786">
            <text:p>818.9</text:p>
          </table:table-cell>
          <table:table-cell table:formula="of:=MOD([.E115]*1440+[.V115]+4*[.$B$3]-60*[.$B$4];1440)" office:value-type="float" office:value="721.913934850985">
            <text:p>721.91</text:p>
          </table:table-cell>
          <table:table-cell table:formula="of:=IF([.AB115]/4&lt;0;[.AB115]/4+180;[.AB115]/4-180)" office:value-type="float" office:value="0.47848371274614">
            <text:p>0.48</text:p>
          </table:table-cell>
          <table:table-cell table:formula="of:=DEGREES(ACOS(SIN(RADIANS([.$B$2]))*SIN(RADIANS([.T115]))+COS(RADIANS([.$B$2]))*COS(RADIANS([.T115]))*COS(RADIANS([.AC115]))))" office:value-type="float" office:value="26.9451594558207">
            <text:p>26.95</text:p>
          </table:table-cell>
          <table:table-cell table:formula="of:=90-[.AD115]" office:value-type="float" office:value="63.0548405441793">
            <text:p>63.05</text:p>
          </table:table-cell>
          <table:table-cell table:formula="of:=IF([.AE115]&gt;85;0;IF([.AE115]&gt;5;58.1/TAN(RADIANS([.AE115]))-0.07/POWER(TAN(RADIANS([.AE115]));3)+0.000086/POWER(TAN(RADIANS([.AE115]));5);IF([.AE115]&gt;-0.575;1735+[.AE115]*(-518.2+[.AE115]*(103.4+[.AE115]*(-12.79+[.AE115]*0.711)));-20.772/TAN(RADIANS([.AE115])))))/3600" office:value-type="float" office:value="0.00820117330304376">
            <text:p>0.01</text:p>
          </table:table-cell>
          <table:table-cell table:formula="of:=[.AE115]+[.AF115]" office:value-type="float" office:value="63.0630417174823">
            <text:p>63.06</text:p>
          </table:table-cell>
          <table:table-cell table:formula="of:=IF([.AC115]&gt;0;MOD(DEGREES(ACOS(((SIN(RADIANS([.$B$2]))*COS(RADIANS([.AD115])))-SIN(RADIANS([.T115])))/(COS(RADIANS([.$B$2]))*SIN(RADIANS([.AD115])))))+180;360);MOD(540-DEGREES(ACOS(((SIN(RADIANS([.$B$2]))*COS(RADIANS([.AD115])))-SIN(RADIANS([.T115])))/(COS(RADIANS([.$B$2]))*SIN(RADIANS([.AD115])))));360))" office:value-type="float" office:value="181.028673238638">
            <text:p>181.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5]+1" office:value-type="date" office:date-value="2026-04-25">
            <text:p>4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6]+2415018.5+[.E116]-[.$B$4]/24" office:value-type="float" office:value="2461156.29166667">
            <text:p>2461156.29</text:p>
          </table:table-cell>
          <table:table-cell table:style-name="ce9" table:formula="of:=([.F116]-2451545)/36525" office:value-type="float" office:value="0.263142824549391">
            <text:p>0.26314282</text:p>
          </table:table-cell>
          <table:table-cell/>
          <table:table-cell table:formula="of:=MOD(280.46646+[.G116]*(36000.76983+[.G116]*0.0003032);360)" office:value-type="float" office:value="33.8107400135286">
            <text:p>33.81</text:p>
          </table:table-cell>
          <table:table-cell table:formula="of:=357.52911+[.G116]*(35999.05029-0.0001537*[.G116])" office:value-type="float" office:value="9830.42087376335">
            <text:p>9830.42</text:p>
          </table:table-cell>
          <table:table-cell table:formula="of:=0.016708634-[.G116]*(0.000042037+0.0000001267*[.G116])" office:value-type="float" office:value="0.0166975634918511">
            <text:p>0.02</text:p>
          </table:table-cell>
          <table:table-cell table:formula="of:=SIN(RADIANS([.J116]))*(1.914602-[.G116]*(0.004817+0.000014*[.G116]))+SIN(RADIANS(2*[.J116]))*(0.019993-0.000101*[.G116])+SIN(RADIANS(3*[.J116]))*0.000289" office:value-type="float" office:value="1.77989347768448">
            <text:p>1.78</text:p>
          </table:table-cell>
          <table:table-cell table:formula="of:=[.I116]+[.L116]" office:value-type="float" office:value="35.5906334912131">
            <text:p>35.59</text:p>
          </table:table-cell>
          <table:table-cell table:formula="of:=[.J116]+[.L116]" office:value-type="float" office:value="9832.20076724104">
            <text:p>9832.2</text:p>
          </table:table-cell>
          <table:table-cell table:formula="of:=(1.000001018*(1-[.K116]*[.K116]))/(1+[.K116]*COS(RADIANS([.N116])))" office:value-type="float" office:value="1.00606973195695">
            <text:p>1.01</text:p>
          </table:table-cell>
          <table:table-cell table:formula="of:=[.M116]-0.00569-0.00478*SIN(RADIANS(125.04-1934.136*[.G116]))" office:value-type="float" office:value="35.5868811365357">
            <text:p>35.59</text:p>
          </table:table-cell>
          <table:table-cell table:formula="of:=23+(26+((21.448-[.G116]*(46.815+[.G116]*(0.00059-[.G116]*0.001813))))/60)/60" office:value-type="float" office:value="23.4358691557915">
            <text:p>23.44</text:p>
          </table:table-cell>
          <table:table-cell table:formula="of:=[.Q116]+0.00256*COS(RADIANS(125.04-1934.136*[.G116]))" office:value-type="float" office:value="23.4382093922375">
            <text:p>23.44</text:p>
          </table:table-cell>
          <table:table-cell table:formula="of:=DEGREES(ATAN2(COS(RADIANS([.P116]));COS(RADIANS([.R116]))*SIN(RADIANS([.P116]))))" office:value-type="float" office:value="33.2865132861958">
            <text:p>33.29</text:p>
          </table:table-cell>
          <table:table-cell table:formula="of:=DEGREES(ASIN(SIN(RADIANS([.R116]))*SIN(RADIANS([.P116]))))" office:value-type="float" office:value="13.3836957164547">
            <text:p>13.38</text:p>
          </table:table-cell>
          <table:table-cell table:formula="of:=TAN(RADIANS([.R116]/2))*TAN(RADIANS([.R116]/2))" office:value-type="float" office:value="0.0430304443129053">
            <text:p>0.04</text:p>
          </table:table-cell>
          <table:table-cell table:formula="of:=4*DEGREES([.U116]*SIN(2*RADIANS([.I116]))-2*[.K116]*SIN(RADIANS([.J116]))+4*[.K116]*[.U116]*SIN(RADIANS([.J116]))*COS(2*RADIANS([.I116]))-0.5*[.U116]*[.U116]*SIN(4*RADIANS([.I116]))-1.25*[.K116]*[.K116]*SIN(2*RADIANS([.J116])))" office:value-type="float" office:value="2.08438725599625">
            <text:p>2.08</text:p>
          </table:table-cell>
          <table:table-cell table:formula="of:=DEGREES(ACOS(COS(RADIANS(90.833))/(COS(RADIANS([.$B$2]))*COS(RADIANS([.T116])))-TAN(RADIANS([.$B$2]))*TAN(RADIANS([.T116]))))" office:value-type="float" office:value="102.659543997492">
            <text:p>102.66</text:p>
          </table:table-cell>
          <table:table-cell table:style-name="ce7" table:formula="of:=(720-4*[.$B$3]-[.V116]+[.$B$4]*60)/1440" office:value-type="float" office:value="0.498552508850003">
            <text:p>11:57:55</text:p>
          </table:table-cell>
          <table:table-cell table:style-name="ce7" table:formula="of:=([.X116]*1440-[.W116]*4)/1440" office:value-type="float" office:value="0.213387108856969">
            <text:p>5:07:17</text:p>
          </table:table-cell>
          <table:table-cell table:style-name="ce7" table:formula="of:=([.X116]*1440+[.W116]*4)/1440" office:value-type="float" office:value="0.783717908843036">
            <text:p>18:48:33</text:p>
          </table:table-cell>
          <table:table-cell table:formula="of:=8*[.W116]" office:value-type="float" office:value="821.276351979937">
            <text:p>821.28</text:p>
          </table:table-cell>
          <table:table-cell table:formula="of:=MOD([.E116]*1440+[.V116]+4*[.$B$3]-60*[.$B$4];1440)" office:value-type="float" office:value="722.084387255996">
            <text:p>722.08</text:p>
          </table:table-cell>
          <table:table-cell table:formula="of:=IF([.AB116]/4&lt;0;[.AB116]/4+180;[.AB116]/4-180)" office:value-type="float" office:value="0.521096813999066">
            <text:p>0.52</text:p>
          </table:table-cell>
          <table:table-cell table:formula="of:=DEGREES(ACOS(SIN(RADIANS([.$B$2]))*SIN(RADIANS([.T116]))+COS(RADIANS([.$B$2]))*COS(RADIANS([.T116]))*COS(RADIANS([.AC116]))))" office:value-type="float" office:value="26.6202457376654">
            <text:p>26.62</text:p>
          </table:table-cell>
          <table:table-cell table:formula="of:=90-[.AD116]" office:value-type="float" office:value="63.3797542623346">
            <text:p>63.38</text:p>
          </table:table-cell>
          <table:table-cell table:formula="of:=IF([.AE116]&gt;85;0;IF([.AE116]&gt;5;58.1/TAN(RADIANS([.AE116]))-0.07/POWER(TAN(RADIANS([.AE116]));3)+0.000086/POWER(TAN(RADIANS([.AE116]));5);IF([.AE116]&gt;-0.575;1735+[.AE116]*(-518.2+[.AE116]*(103.4+[.AE116]*(-12.79+[.AE116]*0.711)));-20.772/TAN(RADIANS([.AE116])))))/3600" office:value-type="float" office:value="0.00808644018451051">
            <text:p>0.01</text:p>
          </table:table-cell>
          <table:table-cell table:formula="of:=[.AE116]+[.AF116]" office:value-type="float" office:value="63.3878407025192">
            <text:p>63.39</text:p>
          </table:table-cell>
          <table:table-cell table:formula="of:=IF([.AC116]&gt;0;MOD(DEGREES(ACOS(((SIN(RADIANS([.$B$2]))*COS(RADIANS([.AD116])))-SIN(RADIANS([.T116])))/(COS(RADIANS([.$B$2]))*SIN(RADIANS([.AD116])))))+180;360);MOD(540-DEGREES(ACOS(((SIN(RADIANS([.$B$2]))*COS(RADIANS([.AD116])))-SIN(RADIANS([.T116])))/(COS(RADIANS([.$B$2]))*SIN(RADIANS([.AD116])))));360))" office:value-type="float" office:value="181.131441611389">
            <text:p>181.1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6]+1" office:value-type="date" office:date-value="2026-04-26">
            <text:p>4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7]+2415018.5+[.E117]-[.$B$4]/24" office:value-type="float" office:value="2461157.29166667">
            <text:p>2461157.29</text:p>
          </table:table-cell>
          <table:table-cell table:style-name="ce9" table:formula="of:=([.F117]-2451545)/36525" office:value-type="float" office:value="0.263170203057262">
            <text:p>0.26317020</text:p>
          </table:table-cell>
          <table:table-cell/>
          <table:table-cell table:formula="of:=MOD(280.46646+[.G117]*(36000.76983+[.G117]*0.0003032);360)" office:value-type="float" office:value="34.7963873780627">
            <text:p>34.8</text:p>
          </table:table-cell>
          <table:table-cell table:formula="of:=357.52911+[.G117]*(35999.05029-0.0001537*[.G117])" office:value-type="float" office:value="9831.40647404286">
            <text:p>9831.41</text:p>
          </table:table-cell>
          <table:table-cell table:formula="of:=0.016708634-[.G117]*(0.000042037+0.0000001267*[.G117])" office:value-type="float" office:value="0.0166975623391151">
            <text:p>0.02</text:p>
          </table:table-cell>
          <table:table-cell table:formula="of:=SIN(RADIANS([.J117]))*(1.914602-[.G117]*(0.004817+0.000014*[.G117]))+SIN(RADIANS(2*[.J117]))*(0.019993-0.000101*[.G117])+SIN(RADIANS(3*[.J117]))*0.000289" office:value-type="float" office:value="1.76764622365671">
            <text:p>1.77</text:p>
          </table:table-cell>
          <table:table-cell table:formula="of:=[.I117]+[.L117]" office:value-type="float" office:value="36.5640336017194">
            <text:p>36.56</text:p>
          </table:table-cell>
          <table:table-cell table:formula="of:=[.J117]+[.L117]" office:value-type="float" office:value="9833.17412026652">
            <text:p>9833.17</text:p>
          </table:table-cell>
          <table:table-cell table:formula="of:=(1.000001018*(1-[.K117]*[.K117]))/(1+[.K117]*COS(RADIANS([.N117])))" office:value-type="float" office:value="1.00633477125393">
            <text:p>1.01</text:p>
          </table:table-cell>
          <table:table-cell table:formula="of:=[.M117]-0.00569-0.00478*SIN(RADIANS(125.04-1934.136*[.G117]))" office:value-type="float" office:value="36.5602852847301">
            <text:p>36.56</text:p>
          </table:table-cell>
          <table:table-cell table:formula="of:=23+(26+((21.448-[.G117]*(46.815+[.G117]*(0.00059-[.G117]*0.001813))))/60)/60" office:value-type="float" office:value="23.4358687997574">
            <text:p>23.44</text:p>
          </table:table-cell>
          <table:table-cell table:formula="of:=[.Q117]+0.00256*COS(RADIANS(125.04-1934.136*[.G117]))" office:value-type="float" office:value="23.4382080761114">
            <text:p>23.44</text:p>
          </table:table-cell>
          <table:table-cell table:formula="of:=DEGREES(ATAN2(COS(RADIANS([.P117]));COS(RADIANS([.R117]))*SIN(RADIANS([.P117]))))" office:value-type="float" office:value="34.2314366690574">
            <text:p>34.23</text:p>
          </table:table-cell>
          <table:table-cell table:formula="of:=DEGREES(ASIN(SIN(RADIANS([.R117]))*SIN(RADIANS([.P117]))))" office:value-type="float" office:value="13.7055877265449">
            <text:p>13.71</text:p>
          </table:table-cell>
          <table:table-cell table:formula="of:=TAN(RADIANS([.R117]/2))*TAN(RADIANS([.R117]/2))" office:value-type="float" office:value="0.043030439342867">
            <text:p>0.04</text:p>
          </table:table-cell>
          <table:table-cell table:formula="of:=4*DEGREES([.U117]*SIN(2*RADIANS([.I117]))-2*[.K117]*SIN(RADIANS([.J117]))+4*[.K117]*[.U117]*SIN(RADIANS([.J117]))*COS(2*RADIANS([.I117]))-0.5*[.U117]*[.U117]*SIN(4*RADIANS([.I117]))-1.25*[.K117]*[.K117]*SIN(2*RADIANS([.J117])))" office:value-type="float" office:value="2.24671744258647">
            <text:p>2.25</text:p>
          </table:table-cell>
          <table:table-cell table:formula="of:=DEGREES(ACOS(COS(RADIANS(90.833))/(COS(RADIANS([.$B$2]))*COS(RADIANS([.T117])))-TAN(RADIANS([.$B$2]))*TAN(RADIANS([.T117]))))" office:value-type="float" office:value="102.954162720257">
            <text:p>102.95</text:p>
          </table:table-cell>
          <table:table-cell table:style-name="ce7" table:formula="of:=(720-4*[.$B$3]-[.V117]+[.$B$4]*60)/1440" office:value-type="float" office:value="0.498439779553759">
            <text:p>11:57:45</text:p>
          </table:table-cell>
          <table:table-cell table:style-name="ce7" table:formula="of:=([.X117]*1440-[.W117]*4)/1440" office:value-type="float" office:value="0.212455994219712">
            <text:p>5:05:56</text:p>
          </table:table-cell>
          <table:table-cell table:style-name="ce7" table:formula="of:=([.X117]*1440+[.W117]*4)/1440" office:value-type="float" office:value="0.784423564887806">
            <text:p>18:49:34</text:p>
          </table:table-cell>
          <table:table-cell table:formula="of:=8*[.W117]" office:value-type="float" office:value="823.633301762055">
            <text:p>823.63</text:p>
          </table:table-cell>
          <table:table-cell table:formula="of:=MOD([.E117]*1440+[.V117]+4*[.$B$3]-60*[.$B$4];1440)" office:value-type="float" office:value="722.246717442587">
            <text:p>722.25</text:p>
          </table:table-cell>
          <table:table-cell table:formula="of:=IF([.AB117]/4&lt;0;[.AB117]/4+180;[.AB117]/4-180)" office:value-type="float" office:value="0.561679360646622">
            <text:p>0.56</text:p>
          </table:table-cell>
          <table:table-cell table:formula="of:=DEGREES(ACOS(SIN(RADIANS([.$B$2]))*SIN(RADIANS([.T117]))+COS(RADIANS([.$B$2]))*COS(RADIANS([.T117]))*COS(RADIANS([.AC117]))))" office:value-type="float" office:value="26.2990372118306">
            <text:p>26.3</text:p>
          </table:table-cell>
          <table:table-cell table:formula="of:=90-[.AD117]" office:value-type="float" office:value="63.7009627881694">
            <text:p>63.7</text:p>
          </table:table-cell>
          <table:table-cell table:formula="of:=IF([.AE117]&gt;85;0;IF([.AE117]&gt;5;58.1/TAN(RADIANS([.AE117]))-0.07/POWER(TAN(RADIANS([.AE117]));3)+0.000086/POWER(TAN(RADIANS([.AE117]));5);IF([.AE117]&gt;-0.575;1735+[.AE117]*(-518.2+[.AE117]*(103.4+[.AE117]*(-12.79+[.AE117]*0.711)));-20.772/TAN(RADIANS([.AE117])))))/3600" office:value-type="float" office:value="0.00797365187783077">
            <text:p>0.01</text:p>
          </table:table-cell>
          <table:table-cell table:formula="of:=[.AE117]+[.AF117]" office:value-type="float" office:value="63.7089364400472">
            <text:p>63.71</text:p>
          </table:table-cell>
          <table:table-cell table:formula="of:=IF([.AC117]&gt;0;MOD(DEGREES(ACOS(((SIN(RADIANS([.$B$2]))*COS(RADIANS([.AD117])))-SIN(RADIANS([.T117])))/(COS(RADIANS([.$B$2]))*SIN(RADIANS([.AD117])))))+180;360);MOD(540-DEGREES(ACOS(((SIN(RADIANS([.$B$2]))*COS(RADIANS([.AD117])))-SIN(RADIANS([.T117])))/(COS(RADIANS([.$B$2]))*SIN(RADIANS([.AD117])))));360))" office:value-type="float" office:value="181.231716191981">
            <text:p>181.2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7]+1" office:value-type="date" office:date-value="2026-04-27">
            <text:p>4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8]+2415018.5+[.E118]-[.$B$4]/24" office:value-type="float" office:value="2461158.29166667">
            <text:p>2461158.29</text:p>
          </table:table-cell>
          <table:table-cell table:style-name="ce9" table:formula="of:=([.F118]-2451545)/36525" office:value-type="float" office:value="0.263197581565134">
            <text:p>0.26319758</text:p>
          </table:table-cell>
          <table:table-cell/>
          <table:table-cell table:formula="of:=MOD(280.46646+[.G118]*(36000.76983+[.G118]*0.0003032);360)" office:value-type="float" office:value="35.7820347425968">
            <text:p>35.78</text:p>
          </table:table-cell>
          <table:table-cell table:formula="of:=357.52911+[.G118]*(35999.05029-0.0001537*[.G118])" office:value-type="float" office:value="9832.39207432237">
            <text:p>9832.39</text:p>
          </table:table-cell>
          <table:table-cell table:formula="of:=0.016708634-[.G118]*(0.000042037+0.0000001267*[.G118])" office:value-type="float" office:value="0.0166975611863788">
            <text:p>0.02</text:p>
          </table:table-cell>
          <table:table-cell table:formula="of:=SIN(RADIANS([.J118]))*(1.914602-[.G118]*(0.004817+0.000014*[.G118]))+SIN(RADIANS(2*[.J118]))*(0.019993-0.000101*[.G118])+SIN(RADIANS(3*[.J118]))*0.000289" office:value-type="float" office:value="1.75488826586376">
            <text:p>1.75</text:p>
          </table:table-cell>
          <table:table-cell table:formula="of:=[.I118]+[.L118]" office:value-type="float" office:value="37.5369230084606">
            <text:p>37.54</text:p>
          </table:table-cell>
          <table:table-cell table:formula="of:=[.J118]+[.L118]" office:value-type="float" office:value="9834.14696258824">
            <text:p>9834.15</text:p>
          </table:table-cell>
          <table:table-cell table:formula="of:=(1.000001018*(1-[.K118]*[.K118]))/(1+[.K118]*COS(RADIANS([.N118])))" office:value-type="float" office:value="1.00659789058192">
            <text:p>1.01</text:p>
          </table:table-cell>
          <table:table-cell table:formula="of:=[.M118]-0.00569-0.00478*SIN(RADIANS(125.04-1934.136*[.G118]))" office:value-type="float" office:value="37.5331787275006">
            <text:p>37.53</text:p>
          </table:table-cell>
          <table:table-cell table:formula="of:=23+(26+((21.448-[.G118]*(46.815+[.G118]*(0.00059-[.G118]*0.001813))))/60)/60" office:value-type="float" office:value="23.4358684437232">
            <text:p>23.44</text:p>
          </table:table-cell>
          <table:table-cell table:formula="of:=[.Q118]+0.00256*COS(RADIANS(125.04-1934.136*[.G118]))" office:value-type="float" office:value="23.4382067579872">
            <text:p>23.44</text:p>
          </table:table-cell>
          <table:table-cell table:formula="of:=DEGREES(ATAN2(COS(RADIANS([.P118]));COS(RADIANS([.R118]))*SIN(RADIANS([.P118]))))" office:value-type="float" office:value="35.1784405378525">
            <text:p>35.18</text:p>
          </table:table-cell>
          <table:table-cell table:formula="of:=DEGREES(ASIN(SIN(RADIANS([.R118]))*SIN(RADIANS([.P118]))))" office:value-type="float" office:value="14.0237167744451">
            <text:p>14.02</text:p>
          </table:table-cell>
          <table:table-cell table:formula="of:=TAN(RADIANS([.R118]/2))*TAN(RADIANS([.R118]/2))" office:value-type="float" office:value="0.0430304343652834">
            <text:p>0.04</text:p>
          </table:table-cell>
          <table:table-cell table:formula="of:=4*DEGREES([.U118]*SIN(2*RADIANS([.I118]))-2*[.K118]*SIN(RADIANS([.J118]))+4*[.K118]*[.U118]*SIN(RADIANS([.J118]))*COS(2*RADIANS([.I118]))-0.5*[.U118]*[.U118]*SIN(4*RADIANS([.I118]))-1.25*[.K118]*[.K118]*SIN(2*RADIANS([.J118])))" office:value-type="float" office:value="2.40075838483084">
            <text:p>2.4</text:p>
          </table:table-cell>
          <table:table-cell table:formula="of:=DEGREES(ACOS(COS(RADIANS(90.833))/(COS(RADIANS([.$B$2]))*COS(RADIANS([.T118])))-TAN(RADIANS([.$B$2]))*TAN(RADIANS([.T118]))))" office:value-type="float" office:value="103.246511426969">
            <text:p>103.25</text:p>
          </table:table-cell>
          <table:table-cell table:style-name="ce7" table:formula="of:=(720-4*[.$B$3]-[.V118]+[.$B$4]*60)/1440" office:value-type="float" office:value="0.498332806677201">
            <text:p>11:57:36</text:p>
          </table:table-cell>
          <table:table-cell table:style-name="ce7" table:formula="of:=([.X118]*1440-[.W118]*4)/1440" office:value-type="float" office:value="0.211536941602287">
            <text:p>5:04:37</text:p>
          </table:table-cell>
          <table:table-cell table:style-name="ce7" table:formula="of:=([.X118]*1440+[.W118]*4)/1440" office:value-type="float" office:value="0.785128671752115">
            <text:p>18:50:35</text:p>
          </table:table-cell>
          <table:table-cell table:formula="of:=8*[.W118]" office:value-type="float" office:value="825.972091415753">
            <text:p>825.97</text:p>
          </table:table-cell>
          <table:table-cell table:formula="of:=MOD([.E118]*1440+[.V118]+4*[.$B$3]-60*[.$B$4];1440)" office:value-type="float" office:value="722.400758384831">
            <text:p>722.4</text:p>
          </table:table-cell>
          <table:table-cell table:formula="of:=IF([.AB118]/4&lt;0;[.AB118]/4+180;[.AB118]/4-180)" office:value-type="float" office:value="0.600189596207713">
            <text:p>0.6</text:p>
          </table:table-cell>
          <table:table-cell table:formula="of:=DEGREES(ACOS(SIN(RADIANS([.$B$2]))*SIN(RADIANS([.T118]))+COS(RADIANS([.$B$2]))*COS(RADIANS([.T118]))*COS(RADIANS([.AC118]))))" office:value-type="float" office:value="25.9816168063731">
            <text:p>25.98</text:p>
          </table:table-cell>
          <table:table-cell table:formula="of:=90-[.AD118]" office:value-type="float" office:value="64.0183831936269">
            <text:p>64.02</text:p>
          </table:table-cell>
          <table:table-cell table:formula="of:=IF([.AE118]&gt;85;0;IF([.AE118]&gt;5;58.1/TAN(RADIANS([.AE118]))-0.07/POWER(TAN(RADIANS([.AE118]));3)+0.000086/POWER(TAN(RADIANS([.AE118]));5);IF([.AE118]&gt;-0.575;1735+[.AE118]*(-518.2+[.AE118]*(103.4+[.AE118]*(-12.79+[.AE118]*0.711)));-20.772/TAN(RADIANS([.AE118])))))/3600" office:value-type="float" office:value="0.00786280330561569">
            <text:p>0.01</text:p>
          </table:table-cell>
          <table:table-cell table:formula="of:=[.AE118]+[.AF118]" office:value-type="float" office:value="64.0262459969325">
            <text:p>64.03</text:p>
          </table:table-cell>
          <table:table-cell table:formula="of:=IF([.AC118]&gt;0;MOD(DEGREES(ACOS(((SIN(RADIANS([.$B$2]))*COS(RADIANS([.AD118])))-SIN(RADIANS([.T118])))/(COS(RADIANS([.$B$2]))*SIN(RADIANS([.AD118])))))+180;360);MOD(540-DEGREES(ACOS(((SIN(RADIANS([.$B$2]))*COS(RADIANS([.AD118])))-SIN(RADIANS([.T118])))/(COS(RADIANS([.$B$2]))*SIN(RADIANS([.AD118])))));360))" office:value-type="float" office:value="181.329298725224">
            <text:p>181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8]+1" office:value-type="date" office:date-value="2026-04-28">
            <text:p>4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19]+2415018.5+[.E119]-[.$B$4]/24" office:value-type="float" office:value="2461159.29166667">
            <text:p>2461159.29</text:p>
          </table:table-cell>
          <table:table-cell table:style-name="ce9" table:formula="of:=([.F119]-2451545)/36525" office:value-type="float" office:value="0.263224960073005">
            <text:p>0.26322496</text:p>
          </table:table-cell>
          <table:table-cell/>
          <table:table-cell table:formula="of:=MOD(280.46646+[.G119]*(36000.76983+[.G119]*0.0003032);360)" office:value-type="float" office:value="36.7676821071291">
            <text:p>36.77</text:p>
          </table:table-cell>
          <table:table-cell table:formula="of:=357.52911+[.G119]*(35999.05029-0.0001537*[.G119])" office:value-type="float" office:value="9833.37767460188">
            <text:p>9833.38</text:p>
          </table:table-cell>
          <table:table-cell table:formula="of:=0.016708634-[.G119]*(0.000042037+0.0000001267*[.G119])" office:value-type="float" office:value="0.0166975600336424">
            <text:p>0.02</text:p>
          </table:table-cell>
          <table:table-cell table:formula="of:=SIN(RADIANS([.J119]))*(1.914602-[.G119]*(0.004817+0.000014*[.G119]))+SIN(RADIANS(2*[.J119]))*(0.019993-0.000101*[.G119])+SIN(RADIANS(3*[.J119]))*0.000289" office:value-type="float" office:value="1.7416237873548">
            <text:p>1.74</text:p>
          </table:table-cell>
          <table:table-cell table:formula="of:=[.I119]+[.L119]" office:value-type="float" office:value="38.5093058944839">
            <text:p>38.51</text:p>
          </table:table-cell>
          <table:table-cell table:formula="of:=[.J119]+[.L119]" office:value-type="float" office:value="9835.11929838924">
            <text:p>9835.12</text:p>
          </table:table-cell>
          <table:table-cell table:formula="of:=(1.000001018*(1-[.K119]*[.K119]))/(1+[.K119]*COS(RADIANS([.N119])))" office:value-type="float" office:value="1.00685901510958">
            <text:p>1.01</text:p>
          </table:table-cell>
          <table:table-cell table:formula="of:=[.M119]-0.00569-0.00478*SIN(RADIANS(125.04-1934.136*[.G119]))" office:value-type="float" office:value="38.5055656478914">
            <text:p>38.51</text:p>
          </table:table-cell>
          <table:table-cell table:formula="of:=23+(26+((21.448-[.G119]*(46.815+[.G119]*(0.00059-[.G119]*0.001813))))/60)/60" office:value-type="float" office:value="23.435868087689">
            <text:p>23.44</text:p>
          </table:table-cell>
          <table:table-cell table:formula="of:=[.Q119]+0.00256*COS(RADIANS(125.04-1934.136*[.G119]))" office:value-type="float" office:value="23.4382054378657">
            <text:p>23.44</text:p>
          </table:table-cell>
          <table:table-cell table:formula="of:=DEGREES(ATAN2(COS(RADIANS([.P119]));COS(RADIANS([.R119]))*SIN(RADIANS([.P119]))))" office:value-type="float" office:value="36.1275642356809">
            <text:p>36.13</text:p>
          </table:table-cell>
          <table:table-cell table:formula="of:=DEGREES(ASIN(SIN(RADIANS([.R119]))*SIN(RADIANS([.P119]))))" office:value-type="float" office:value="14.337993052285">
            <text:p>14.34</text:p>
          </table:table-cell>
          <table:table-cell table:formula="of:=TAN(RADIANS([.R119]/2))*TAN(RADIANS([.R119]/2))" office:value-type="float" office:value="0.0430304293801576">
            <text:p>0.04</text:p>
          </table:table-cell>
          <table:table-cell table:formula="of:=4*DEGREES([.U119]*SIN(2*RADIANS([.I119]))-2*[.K119]*SIN(RADIANS([.J119]))+4*[.K119]*[.U119]*SIN(RADIANS([.J119]))*COS(2*RADIANS([.I119]))-0.5*[.U119]*[.U119]*SIN(4*RADIANS([.I119]))-1.25*[.K119]*[.K119]*SIN(2*RADIANS([.J119])))" office:value-type="float" office:value="2.54635232978223">
            <text:p>2.55</text:p>
          </table:table-cell>
          <table:table-cell table:formula="of:=DEGREES(ACOS(COS(RADIANS(90.833))/(COS(RADIANS([.$B$2]))*COS(RADIANS([.T119])))-TAN(RADIANS([.$B$2]))*TAN(RADIANS([.T119]))))" office:value-type="float" office:value="103.53649836628">
            <text:p>103.54</text:p>
          </table:table-cell>
          <table:table-cell table:style-name="ce7" table:formula="of:=(720-4*[.$B$3]-[.V119]+[.$B$4]*60)/1440" office:value-type="float" office:value="0.498231699770985">
            <text:p>11:57:27</text:p>
          </table:table-cell>
          <table:table-cell table:style-name="ce7" table:formula="of:=([.X119]*1440-[.W119]*4)/1440" office:value-type="float" office:value="0.210630315420208">
            <text:p>5:03:18</text:p>
          </table:table-cell>
          <table:table-cell table:style-name="ce7" table:formula="of:=([.X119]*1440+[.W119]*4)/1440" office:value-type="float" office:value="0.785833084121761">
            <text:p>18:51:36</text:p>
          </table:table-cell>
          <table:table-cell table:formula="of:=8*[.W119]" office:value-type="float" office:value="828.291986930237">
            <text:p>828.29</text:p>
          </table:table-cell>
          <table:table-cell table:formula="of:=MOD([.E119]*1440+[.V119]+4*[.$B$3]-60*[.$B$4];1440)" office:value-type="float" office:value="722.546352329782">
            <text:p>722.55</text:p>
          </table:table-cell>
          <table:table-cell table:formula="of:=IF([.AB119]/4&lt;0;[.AB119]/4+180;[.AB119]/4-180)" office:value-type="float" office:value="0.63658808244557">
            <text:p>0.64</text:p>
          </table:table-cell>
          <table:table-cell table:formula="of:=DEGREES(ACOS(SIN(RADIANS([.$B$2]))*SIN(RADIANS([.T119]))+COS(RADIANS([.$B$2]))*COS(RADIANS([.T119]))*COS(RADIANS([.AC119]))))" office:value-type="float" office:value="25.6680669647054">
            <text:p>25.67</text:p>
          </table:table-cell>
          <table:table-cell table:formula="of:=90-[.AD119]" office:value-type="float" office:value="64.3319330352946">
            <text:p>64.33</text:p>
          </table:table-cell>
          <table:table-cell table:formula="of:=IF([.AE119]&gt;85;0;IF([.AE119]&gt;5;58.1/TAN(RADIANS([.AE119]))-0.07/POWER(TAN(RADIANS([.AE119]));3)+0.000086/POWER(TAN(RADIANS([.AE119]));5);IF([.AE119]&gt;-0.575;1735+[.AE119]*(-518.2+[.AE119]*(103.4+[.AE119]*(-12.79+[.AE119]*0.711)));-20.772/TAN(RADIANS([.AE119])))))/3600" office:value-type="float" office:value="0.00775388990157191">
            <text:p>0.01</text:p>
          </table:table-cell>
          <table:table-cell table:formula="of:=[.AE119]+[.AF119]" office:value-type="float" office:value="64.3396869251962">
            <text:p>64.34</text:p>
          </table:table-cell>
          <table:table-cell table:formula="of:=IF([.AC119]&gt;0;MOD(DEGREES(ACOS(((SIN(RADIANS([.$B$2]))*COS(RADIANS([.AD119])))-SIN(RADIANS([.T119])))/(COS(RADIANS([.$B$2]))*SIN(RADIANS([.AD119])))))+180;360);MOD(540-DEGREES(ACOS(((SIN(RADIANS([.$B$2]))*COS(RADIANS([.AD119])))-SIN(RADIANS([.T119])))/(COS(RADIANS([.$B$2]))*SIN(RADIANS([.AD119])))));360))" office:value-type="float" office:value="181.423988390572">
            <text:p>181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19]+1" office:value-type="date" office:date-value="2026-04-29">
            <text:p>4/2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0]+2415018.5+[.E120]-[.$B$4]/24" office:value-type="float" office:value="2461160.29166667">
            <text:p>2461160.29</text:p>
          </table:table-cell>
          <table:table-cell table:style-name="ce9" table:formula="of:=([.F120]-2451545)/36525" office:value-type="float" office:value="0.263252338580876">
            <text:p>0.26325234</text:p>
          </table:table-cell>
          <table:table-cell/>
          <table:table-cell table:formula="of:=MOD(280.46646+[.G120]*(36000.76983+[.G120]*0.0003032);360)" office:value-type="float" office:value="37.7533294716632">
            <text:p>37.75</text:p>
          </table:table-cell>
          <table:table-cell table:formula="of:=357.52911+[.G120]*(35999.05029-0.0001537*[.G120])" office:value-type="float" office:value="9834.36327488139">
            <text:p>9834.36</text:p>
          </table:table-cell>
          <table:table-cell table:formula="of:=0.016708634-[.G120]*(0.000042037+0.0000001267*[.G120])" office:value-type="float" office:value="0.0166975588809058">
            <text:p>0.02</text:p>
          </table:table-cell>
          <table:table-cell table:formula="of:=SIN(RADIANS([.J120]))*(1.914602-[.G120]*(0.004817+0.000014*[.G120]))+SIN(RADIANS(2*[.J120]))*(0.019993-0.000101*[.G120])+SIN(RADIANS(3*[.J120]))*0.000289" office:value-type="float" office:value="1.72785710557594">
            <text:p>1.73</text:p>
          </table:table-cell>
          <table:table-cell table:formula="of:=[.I120]+[.L120]" office:value-type="float" office:value="39.4811865772391">
            <text:p>39.48</text:p>
          </table:table-cell>
          <table:table-cell table:formula="of:=[.J120]+[.L120]" office:value-type="float" office:value="9836.09113198697">
            <text:p>9836.09</text:p>
          </table:table-cell>
          <table:table-cell table:formula="of:=(1.000001018*(1-[.K120]*[.K120]))/(1+[.K120]*COS(RADIANS([.N120])))" office:value-type="float" office:value="1.00711807068964">
            <text:p>1.01</text:p>
          </table:table-cell>
          <table:table-cell table:formula="of:=[.M120]-0.00569-0.00478*SIN(RADIANS(125.04-1934.136*[.G120]))" office:value-type="float" office:value="39.4774503633487">
            <text:p>39.48</text:p>
          </table:table-cell>
          <table:table-cell table:formula="of:=23+(26+((21.448-[.G120]*(46.815+[.G120]*(0.00059-[.G120]*0.001813))))/60)/60" office:value-type="float" office:value="23.4358677316548">
            <text:p>23.44</text:p>
          </table:table-cell>
          <table:table-cell table:formula="of:=[.Q120]+0.00256*COS(RADIANS(125.04-1934.136*[.G120]))" office:value-type="float" office:value="23.4382041157476">
            <text:p>23.44</text:p>
          </table:table-cell>
          <table:table-cell table:formula="of:=DEGREES(ATAN2(COS(RADIANS([.P120]));COS(RADIANS([.R120]))*SIN(RADIANS([.P120]))))" office:value-type="float" office:value="37.0788446633645">
            <text:p>37.08</text:p>
          </table:table-cell>
          <table:table-cell table:formula="of:=DEGREES(ASIN(SIN(RADIANS([.R120]))*SIN(RADIANS([.P120]))))" office:value-type="float" office:value="14.6483271766129">
            <text:p>14.65</text:p>
          </table:table-cell>
          <table:table-cell table:formula="of:=TAN(RADIANS([.R120]/2))*TAN(RADIANS([.R120]/2))" office:value-type="float" office:value="0.0430304243874928">
            <text:p>0.04</text:p>
          </table:table-cell>
          <table:table-cell table:formula="of:=4*DEGREES([.U120]*SIN(2*RADIANS([.I120]))-2*[.K120]*SIN(RADIANS([.J120]))+4*[.K120]*[.U120]*SIN(RADIANS([.J120]))*COS(2*RADIANS([.I120]))-0.5*[.U120]*[.U120]*SIN(4*RADIANS([.I120]))-1.25*[.K120]*[.K120]*SIN(2*RADIANS([.J120])))" office:value-type="float" office:value="2.68335109654907">
            <text:p>2.68</text:p>
          </table:table-cell>
          <table:table-cell table:formula="of:=DEGREES(ACOS(COS(RADIANS(90.833))/(COS(RADIANS([.$B$2]))*COS(RADIANS([.T120])))-TAN(RADIANS([.$B$2]))*TAN(RADIANS([.T120]))))" office:value-type="float" office:value="103.824029521312">
            <text:p>103.82</text:p>
          </table:table-cell>
          <table:table-cell table:style-name="ce7" table:formula="of:=(720-4*[.$B$3]-[.V120]+[.$B$4]*60)/1440" office:value-type="float" office:value="0.498136561738508">
            <text:p>11:57:19</text:p>
          </table:table-cell>
          <table:table-cell table:style-name="ce7" table:formula="of:=([.X120]*1440-[.W120]*4)/1440" office:value-type="float" office:value="0.209736479734863">
            <text:p>5:02:01</text:p>
          </table:table-cell>
          <table:table-cell table:style-name="ce7" table:formula="of:=([.X120]*1440+[.W120]*4)/1440" office:value-type="float" office:value="0.786536643742152">
            <text:p>18:52:37</text:p>
          </table:table-cell>
          <table:table-cell table:formula="of:=8*[.W120]" office:value-type="float" office:value="830.592236170495">
            <text:p>830.59</text:p>
          </table:table-cell>
          <table:table-cell table:formula="of:=MOD([.E120]*1440+[.V120]+4*[.$B$3]-60*[.$B$4];1440)" office:value-type="float" office:value="722.683351096549">
            <text:p>722.68</text:p>
          </table:table-cell>
          <table:table-cell table:formula="of:=IF([.AB120]/4&lt;0;[.AB120]/4+180;[.AB120]/4-180)" office:value-type="float" office:value="0.670837774137254">
            <text:p>0.67</text:p>
          </table:table-cell>
          <table:table-cell table:formula="of:=DEGREES(ACOS(SIN(RADIANS([.$B$2]))*SIN(RADIANS([.T120]))+COS(RADIANS([.$B$2]))*COS(RADIANS([.T120]))*COS(RADIANS([.AC120]))))" office:value-type="float" office:value="25.3584696623726">
            <text:p>25.36</text:p>
          </table:table-cell>
          <table:table-cell table:formula="of:=90-[.AD120]" office:value-type="float" office:value="64.6415303376274">
            <text:p>64.64</text:p>
          </table:table-cell>
          <table:table-cell table:formula="of:=IF([.AE120]&gt;85;0;IF([.AE120]&gt;5;58.1/TAN(RADIANS([.AE120]))-0.07/POWER(TAN(RADIANS([.AE120]));3)+0.000086/POWER(TAN(RADIANS([.AE120]));5);IF([.AE120]&gt;-0.575;1735+[.AE120]*(-518.2+[.AE120]*(103.4+[.AE120]*(-12.79+[.AE120]*0.711)));-20.772/TAN(RADIANS([.AE120])))))/3600" office:value-type="float" office:value="0.00764690761518421">
            <text:p>0.01</text:p>
          </table:table-cell>
          <table:table-cell table:formula="of:=[.AE120]+[.AF120]" office:value-type="float" office:value="64.6491772452426">
            <text:p>64.65</text:p>
          </table:table-cell>
          <table:table-cell table:formula="of:=IF([.AC120]&gt;0;MOD(DEGREES(ACOS(((SIN(RADIANS([.$B$2]))*COS(RADIANS([.AD120])))-SIN(RADIANS([.T120])))/(COS(RADIANS([.$B$2]))*SIN(RADIANS([.AD120])))))+180;360);MOD(540-DEGREES(ACOS(((SIN(RADIANS([.$B$2]))*COS(RADIANS([.AD120])))-SIN(RADIANS([.T120])))/(COS(RADIANS([.$B$2]))*SIN(RADIANS([.AD120])))));360))" office:value-type="float" office:value="181.515582090051">
            <text:p>181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0]+1" office:value-type="date" office:date-value="2026-04-30">
            <text:p>4/3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1]+2415018.5+[.E121]-[.$B$4]/24" office:value-type="float" office:value="2461161.29166667">
            <text:p>2461161.29</text:p>
          </table:table-cell>
          <table:table-cell table:style-name="ce9" table:formula="of:=([.F121]-2451545)/36525" office:value-type="float" office:value="0.263279717088748">
            <text:p>0.26327972</text:p>
          </table:table-cell>
          <table:table-cell/>
          <table:table-cell table:formula="of:=MOD(280.46646+[.G121]*(36000.76983+[.G121]*0.0003032);360)" office:value-type="float" office:value="38.7389768361991">
            <text:p>38.74</text:p>
          </table:table-cell>
          <table:table-cell table:formula="of:=357.52911+[.G121]*(35999.05029-0.0001537*[.G121])" office:value-type="float" office:value="9835.3488751609">
            <text:p>9835.35</text:p>
          </table:table-cell>
          <table:table-cell table:formula="of:=0.016708634-[.G121]*(0.000042037+0.0000001267*[.G121])" office:value-type="float" office:value="0.016697557728169">
            <text:p>0.02</text:p>
          </table:table-cell>
          <table:table-cell table:formula="of:=SIN(RADIANS([.J121]))*(1.914602-[.G121]*(0.004817+0.000014*[.G121]))+SIN(RADIANS(2*[.J121]))*(0.019993-0.000101*[.G121])+SIN(RADIANS(3*[.J121]))*0.000289" office:value-type="float" office:value="1.71359267067718">
            <text:p>1.71</text:p>
          </table:table-cell>
          <table:table-cell table:formula="of:=[.I121]+[.L121]" office:value-type="float" office:value="40.4525695068763">
            <text:p>40.45</text:p>
          </table:table-cell>
          <table:table-cell table:formula="of:=[.J121]+[.L121]" office:value-type="float" office:value="9837.06246783158">
            <text:p>9837.06</text:p>
          </table:table-cell>
          <table:table-cell table:formula="of:=(1.000001018*(1-[.K121]*[.K121]))/(1+[.K121]*COS(RADIANS([.N121])))" office:value-type="float" office:value="1.00737498387696">
            <text:p>1.01</text:p>
          </table:table-cell>
          <table:table-cell table:formula="of:=[.M121]-0.00569-0.00478*SIN(RADIANS(125.04-1934.136*[.G121]))" office:value-type="float" office:value="40.448837324019">
            <text:p>40.45</text:p>
          </table:table-cell>
          <table:table-cell table:formula="of:=23+(26+((21.448-[.G121]*(46.815+[.G121]*(0.00059-[.G121]*0.001813))))/60)/60" office:value-type="float" office:value="23.4358673756207">
            <text:p>23.44</text:p>
          </table:table-cell>
          <table:table-cell table:formula="of:=[.Q121]+0.00256*COS(RADIANS(125.04-1934.136*[.G121]))" office:value-type="float" office:value="23.4382027916339">
            <text:p>23.44</text:p>
          </table:table-cell>
          <table:table-cell table:formula="of:=DEGREES(ATAN2(COS(RADIANS([.P121]));COS(RADIANS([.R121]))*SIN(RADIANS([.P121]))))" office:value-type="float" office:value="38.0323162123298">
            <text:p>38.03</text:p>
          </table:table-cell>
          <table:table-cell table:formula="of:=DEGREES(ASIN(SIN(RADIANS([.R121]))*SIN(RADIANS([.P121]))))" office:value-type="float" office:value="14.954630215195">
            <text:p>14.95</text:p>
          </table:table-cell>
          <table:table-cell table:formula="of:=TAN(RADIANS([.R121]/2))*TAN(RADIANS([.R121]/2))" office:value-type="float" office:value="0.0430304193872921">
            <text:p>0.04</text:p>
          </table:table-cell>
          <table:table-cell table:formula="of:=4*DEGREES([.U121]*SIN(2*RADIANS([.I121]))-2*[.K121]*SIN(RADIANS([.J121]))+4*[.K121]*[.U121]*SIN(RADIANS([.J121]))*COS(2*RADIANS([.I121]))-0.5*[.U121]*[.U121]*SIN(4*RADIANS([.I121]))-1.25*[.K121]*[.K121]*SIN(2*RADIANS([.J121])))" office:value-type="float" office:value="2.81161637386891">
            <text:p>2.81</text:p>
          </table:table-cell>
          <table:table-cell table:formula="of:=DEGREES(ACOS(COS(RADIANS(90.833))/(COS(RADIANS([.$B$2]))*COS(RADIANS([.T121])))-TAN(RADIANS([.$B$2]))*TAN(RADIANS([.T121]))))" office:value-type="float" office:value="104.10900861792">
            <text:p>104.11</text:p>
          </table:table-cell>
          <table:table-cell table:style-name="ce7" table:formula="of:=(720-4*[.$B$3]-[.V121]+[.$B$4]*60)/1440" office:value-type="float" office:value="0.498047488629258">
            <text:p>11:57:11</text:p>
          </table:table-cell>
          <table:table-cell table:style-name="ce7" table:formula="of:=([.X121]*1440-[.W121]*4)/1440" office:value-type="float" office:value="0.208855798023923">
            <text:p>5:00:45</text:p>
          </table:table-cell>
          <table:table-cell table:style-name="ce7" table:formula="of:=([.X121]*1440+[.W121]*4)/1440" office:value-type="float" office:value="0.787239179234592">
            <text:p>18:53:37</text:p>
          </table:table-cell>
          <table:table-cell table:formula="of:=8*[.W121]" office:value-type="float" office:value="832.872068943363">
            <text:p>832.87</text:p>
          </table:table-cell>
          <table:table-cell table:formula="of:=MOD([.E121]*1440+[.V121]+4*[.$B$3]-60*[.$B$4];1440)" office:value-type="float" office:value="722.811616373869">
            <text:p>722.81</text:p>
          </table:table-cell>
          <table:table-cell table:formula="of:=IF([.AB121]/4&lt;0;[.AB121]/4+180;[.AB121]/4-180)" office:value-type="float" office:value="0.702904093467225">
            <text:p>0.7</text:p>
          </table:table-cell>
          <table:table-cell table:formula="of:=DEGREES(ACOS(SIN(RADIANS([.$B$2]))*SIN(RADIANS([.T121]))+COS(RADIANS([.$B$2]))*COS(RADIANS([.T121]))*COS(RADIANS([.AC121]))))" office:value-type="float" office:value="25.0529064236753">
            <text:p>25.05</text:p>
          </table:table-cell>
          <table:table-cell table:formula="of:=90-[.AD121]" office:value-type="float" office:value="64.9470935763246">
            <text:p>64.95</text:p>
          </table:table-cell>
          <table:table-cell table:formula="of:=IF([.AE121]&gt;85;0;IF([.AE121]&gt;5;58.1/TAN(RADIANS([.AE121]))-0.07/POWER(TAN(RADIANS([.AE121]));3)+0.000086/POWER(TAN(RADIANS([.AE121]));5);IF([.AE121]&gt;-0.575;1735+[.AE121]*(-518.2+[.AE121]*(103.4+[.AE121]*(-12.79+[.AE121]*0.711)));-20.772/TAN(RADIANS([.AE121])))))/3600" office:value-type="float" office:value="0.00754185291566265">
            <text:p>0.01</text:p>
          </table:table-cell>
          <table:table-cell table:formula="of:=[.AE121]+[.AF121]" office:value-type="float" office:value="64.9546354292403">
            <text:p>64.95</text:p>
          </table:table-cell>
          <table:table-cell table:formula="of:=IF([.AC121]&gt;0;MOD(DEGREES(ACOS(((SIN(RADIANS([.$B$2]))*COS(RADIANS([.AD121])))-SIN(RADIANS([.T121])))/(COS(RADIANS([.$B$2]))*SIN(RADIANS([.AD121])))))+180;360);MOD(540-DEGREES(ACOS(((SIN(RADIANS([.$B$2]))*COS(RADIANS([.AD121])))-SIN(RADIANS([.T121])))/(COS(RADIANS([.$B$2]))*SIN(RADIANS([.AD121])))));360))" office:value-type="float" office:value="181.603874770849">
            <text:p>181.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1]+1" office:value-type="date" office:date-value="2026-05-01">
            <text:p>5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2]+2415018.5+[.E122]-[.$B$4]/24" office:value-type="float" office:value="2461162.29166667">
            <text:p>2461162.29</text:p>
          </table:table-cell>
          <table:table-cell table:style-name="ce9" table:formula="of:=([.F122]-2451545)/36525" office:value-type="float" office:value="0.263307095596619">
            <text:p>0.26330710</text:p>
          </table:table-cell>
          <table:table-cell/>
          <table:table-cell table:formula="of:=MOD(280.46646+[.G122]*(36000.76983+[.G122]*0.0003032);360)" office:value-type="float" office:value="39.724624200735">
            <text:p>39.72</text:p>
          </table:table-cell>
          <table:table-cell table:formula="of:=357.52911+[.G122]*(35999.05029-0.0001537*[.G122])" office:value-type="float" office:value="9836.33447544041">
            <text:p>9836.33</text:p>
          </table:table-cell>
          <table:table-cell table:formula="of:=0.016708634-[.G122]*(0.000042037+0.0000001267*[.G122])" office:value-type="float" office:value="0.016697556575432">
            <text:p>0.02</text:p>
          </table:table-cell>
          <table:table-cell table:formula="of:=SIN(RADIANS([.J122]))*(1.914602-[.G122]*(0.004817+0.000014*[.G122]))+SIN(RADIANS(2*[.J122]))*(0.019993-0.000101*[.G122])+SIN(RADIANS(3*[.J122]))*0.000289" office:value-type="float" office:value="1.69883506379929">
            <text:p>1.7</text:p>
          </table:table-cell>
          <table:table-cell table:formula="of:=[.I122]+[.L122]" office:value-type="float" office:value="41.4234592645343">
            <text:p>41.42</text:p>
          </table:table-cell>
          <table:table-cell table:formula="of:=[.J122]+[.L122]" office:value-type="float" office:value="9838.03331050421">
            <text:p>9838.03</text:p>
          </table:table-cell>
          <table:table-cell table:formula="of:=(1.000001018*(1-[.K122]*[.K122]))/(1+[.K122]*COS(RADIANS([.N122])))" office:value-type="float" office:value="1.00762968194652">
            <text:p>1.01</text:p>
          </table:table-cell>
          <table:table-cell table:formula="of:=[.M122]-0.00569-0.00478*SIN(RADIANS(125.04-1934.136*[.G122]))" office:value-type="float" office:value="41.4197311110379">
            <text:p>41.42</text:p>
          </table:table-cell>
          <table:table-cell table:formula="of:=23+(26+((21.448-[.G122]*(46.815+[.G122]*(0.00059-[.G122]*0.001813))))/60)/60" office:value-type="float" office:value="23.4358670195865">
            <text:p>23.44</text:p>
          </table:table-cell>
          <table:table-cell table:formula="of:=[.Q122]+0.00256*COS(RADIANS(125.04-1934.136*[.G122]))" office:value-type="float" office:value="23.4382014655253">
            <text:p>23.44</text:p>
          </table:table-cell>
          <table:table-cell table:formula="of:=DEGREES(ATAN2(COS(RADIANS([.P122]));COS(RADIANS([.R122]))*SIN(RADIANS([.P122]))))" office:value-type="float" office:value="38.9880106982289">
            <text:p>38.99</text:p>
          </table:table-cell>
          <table:table-cell table:formula="of:=DEGREES(ASIN(SIN(RADIANS([.R122]))*SIN(RADIANS([.P122]))))" office:value-type="float" office:value="15.2568137156891">
            <text:p>15.26</text:p>
          </table:table-cell>
          <table:table-cell table:formula="of:=TAN(RADIANS([.R122]/2))*TAN(RADIANS([.R122]/2))" office:value-type="float" office:value="0.0430304143795586">
            <text:p>0.04</text:p>
          </table:table-cell>
          <table:table-cell table:formula="of:=4*DEGREES([.U122]*SIN(2*RADIANS([.I122]))-2*[.K122]*SIN(RADIANS([.J122]))+4*[.K122]*[.U122]*SIN(RADIANS([.J122]))*COS(2*RADIANS([.I122]))-0.5*[.U122]*[.U122]*SIN(4*RADIANS([.I122]))-1.25*[.K122]*[.K122]*SIN(2*RADIANS([.J122])))" office:value-type="float" office:value="2.93102001506069">
            <text:p>2.93</text:p>
          </table:table-cell>
          <table:table-cell table:formula="of:=DEGREES(ACOS(COS(RADIANS(90.833))/(COS(RADIANS([.$B$2]))*COS(RADIANS([.T122])))-TAN(RADIANS([.$B$2]))*TAN(RADIANS([.T122]))))" office:value-type="float" office:value="104.391337140303">
            <text:p>104.39</text:p>
          </table:table-cell>
          <table:table-cell table:style-name="ce7" table:formula="of:=(720-4*[.$B$3]-[.V122]+[.$B$4]*60)/1440" office:value-type="float" office:value="0.497964569433986">
            <text:p>11:57:04</text:p>
          </table:table-cell>
          <table:table-cell table:style-name="ce7" table:formula="of:=([.X122]*1440-[.W122]*4)/1440" office:value-type="float" office:value="0.207988632933143">
            <text:p>4:59:30</text:p>
          </table:table-cell>
          <table:table-cell table:style-name="ce7" table:formula="of:=([.X122]*1440+[.W122]*4)/1440" office:value-type="float" office:value="0.787940505934828">
            <text:p>18:54:38</text:p>
          </table:table-cell>
          <table:table-cell table:formula="of:=8*[.W122]" office:value-type="float" office:value="835.130697122427">
            <text:p>835.13</text:p>
          </table:table-cell>
          <table:table-cell table:formula="of:=MOD([.E122]*1440+[.V122]+4*[.$B$3]-60*[.$B$4];1440)" office:value-type="float" office:value="722.931020015061">
            <text:p>722.93</text:p>
          </table:table-cell>
          <table:table-cell table:formula="of:=IF([.AB122]/4&lt;0;[.AB122]/4+180;[.AB122]/4-180)" office:value-type="float" office:value="0.732755003765163">
            <text:p>0.73</text:p>
          </table:table-cell>
          <table:table-cell table:formula="of:=DEGREES(ACOS(SIN(RADIANS([.$B$2]))*SIN(RADIANS([.T122]))+COS(RADIANS([.$B$2]))*COS(RADIANS([.T122]))*COS(RADIANS([.AC122]))))" office:value-type="float" office:value="24.7514583379579">
            <text:p>24.75</text:p>
          </table:table-cell>
          <table:table-cell table:formula="of:=90-[.AD122]" office:value-type="float" office:value="65.2485416620421">
            <text:p>65.25</text:p>
          </table:table-cell>
          <table:table-cell table:formula="of:=IF([.AE122]&gt;85;0;IF([.AE122]&gt;5;58.1/TAN(RADIANS([.AE122]))-0.07/POWER(TAN(RADIANS([.AE122]));3)+0.000086/POWER(TAN(RADIANS([.AE122]));5);IF([.AE122]&gt;-0.575;1735+[.AE122]*(-518.2+[.AE122]*(103.4+[.AE122]*(-12.79+[.AE122]*0.711)));-20.772/TAN(RADIANS([.AE122])))))/3600" office:value-type="float" office:value="0.0074387227951449">
            <text:p>0.01</text:p>
          </table:table-cell>
          <table:table-cell table:formula="of:=[.AE122]+[.AF122]" office:value-type="float" office:value="65.2559803848372">
            <text:p>65.26</text:p>
          </table:table-cell>
          <table:table-cell table:formula="of:=IF([.AC122]&gt;0;MOD(DEGREES(ACOS(((SIN(RADIANS([.$B$2]))*COS(RADIANS([.AD122])))-SIN(RADIANS([.T122])))/(COS(RADIANS([.$B$2]))*SIN(RADIANS([.AD122])))))+180;360);MOD(540-DEGREES(ACOS(((SIN(RADIANS([.$B$2]))*COS(RADIANS([.AD122])))-SIN(RADIANS([.T122])))/(COS(RADIANS([.$B$2]))*SIN(RADIANS([.AD122])))));360))" office:value-type="float" office:value="181.688659784331">
            <text:p>181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2]+1" office:value-type="date" office:date-value="2026-05-02">
            <text:p>5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3]+2415018.5+[.E123]-[.$B$4]/24" office:value-type="float" office:value="2461163.29166667">
            <text:p>2461163.29</text:p>
          </table:table-cell>
          <table:table-cell table:style-name="ce9" table:formula="of:=([.F123]-2451545)/36525" office:value-type="float" office:value="0.26333447410449">
            <text:p>0.26333447</text:p>
          </table:table-cell>
          <table:table-cell/>
          <table:table-cell table:formula="of:=MOD(280.46646+[.G123]*(36000.76983+[.G123]*0.0003032);360)" office:value-type="float" office:value="40.7102715652709">
            <text:p>40.71</text:p>
          </table:table-cell>
          <table:table-cell table:formula="of:=357.52911+[.G123]*(35999.05029-0.0001537*[.G123])" office:value-type="float" office:value="9837.32007571992">
            <text:p>9837.32</text:p>
          </table:table-cell>
          <table:table-cell table:formula="of:=0.016708634-[.G123]*(0.000042037+0.0000001267*[.G123])" office:value-type="float" office:value="0.0166975554226948">
            <text:p>0.02</text:p>
          </table:table-cell>
          <table:table-cell table:formula="of:=SIN(RADIANS([.J123]))*(1.914602-[.G123]*(0.004817+0.000014*[.G123]))+SIN(RADIANS(2*[.J123]))*(0.019993-0.000101*[.G123])+SIN(RADIANS(3*[.J123]))*0.000289" office:value-type="float" office:value="1.68358899534222">
            <text:p>1.68</text:p>
          </table:table-cell>
          <table:table-cell table:formula="of:=[.I123]+[.L123]" office:value-type="float" office:value="42.3938605606131">
            <text:p>42.39</text:p>
          </table:table-cell>
          <table:table-cell table:formula="of:=[.J123]+[.L123]" office:value-type="float" office:value="9839.00366471526">
            <text:p>9839</text:p>
          </table:table-cell>
          <table:table-cell table:formula="of:=(1.000001018*(1-[.K123]*[.K123]))/(1+[.K123]*COS(RADIANS([.N123])))" office:value-type="float" office:value="1.0078820929109">
            <text:p>1.01</text:p>
          </table:table-cell>
          <table:table-cell table:formula="of:=[.M123]-0.00569-0.00478*SIN(RADIANS(125.04-1934.136*[.G123]))" office:value-type="float" office:value="42.3901364348018">
            <text:p>42.39</text:p>
          </table:table-cell>
          <table:table-cell table:formula="of:=23+(26+((21.448-[.G123]*(46.815+[.G123]*(0.00059-[.G123]*0.001813))))/60)/60" office:value-type="float" office:value="23.4358666635523">
            <text:p>23.44</text:p>
          </table:table-cell>
          <table:table-cell table:formula="of:=[.Q123]+0.00256*COS(RADIANS(125.04-1934.136*[.G123]))" office:value-type="float" office:value="23.4382001374227">
            <text:p>23.44</text:p>
          </table:table-cell>
          <table:table-cell table:formula="of:=DEGREES(ATAN2(COS(RADIANS([.P123]));COS(RADIANS([.R123]))*SIN(RADIANS([.P123]))))" office:value-type="float" office:value="39.9459572954826">
            <text:p>39.95</text:p>
          </table:table-cell>
          <table:table-cell table:formula="of:=DEGREES(ASIN(SIN(RADIANS([.R123]))*SIN(RADIANS([.P123]))))" office:value-type="float" office:value="15.5547897361999">
            <text:p>15.55</text:p>
          </table:table-cell>
          <table:table-cell table:formula="of:=TAN(RADIANS([.R123]/2))*TAN(RADIANS([.R123]/2))" office:value-type="float" office:value="0.0430304093642954">
            <text:p>0.04</text:p>
          </table:table-cell>
          <table:table-cell table:formula="of:=4*DEGREES([.U123]*SIN(2*RADIANS([.I123]))-2*[.K123]*SIN(RADIANS([.J123]))+4*[.K123]*[.U123]*SIN(RADIANS([.J123]))*COS(2*RADIANS([.I123]))-0.5*[.U123]*[.U123]*SIN(4*RADIANS([.I123]))-1.25*[.K123]*[.K123]*SIN(2*RADIANS([.J123])))" office:value-type="float" office:value="3.04144432918699">
            <text:p>3.04</text:p>
          </table:table-cell>
          <table:table-cell table:formula="of:=DEGREES(ACOS(COS(RADIANS(90.833))/(COS(RADIANS([.$B$2]))*COS(RADIANS([.T123])))-TAN(RADIANS([.$B$2]))*TAN(RADIANS([.T123]))))" office:value-type="float" office:value="104.670914354323">
            <text:p>104.67</text:p>
          </table:table-cell>
          <table:table-cell table:style-name="ce7" table:formula="of:=(720-4*[.$B$3]-[.V123]+[.$B$4]*60)/1440" office:value-type="float" office:value="0.497887885882509">
            <text:p>11:56:58</text:p>
          </table:table-cell>
          <table:table-cell table:style-name="ce7" table:formula="of:=([.X123]*1440-[.W123]*4)/1440" office:value-type="float" office:value="0.20713534600939">
            <text:p>4:58:16</text:p>
          </table:table-cell>
          <table:table-cell table:style-name="ce7" table:formula="of:=([.X123]*1440+[.W123]*4)/1440" office:value-type="float" office:value="0.788640425755628">
            <text:p>18:55:39</text:p>
          </table:table-cell>
          <table:table-cell table:formula="of:=8*[.W123]" office:value-type="float" office:value="837.367314834582">
            <text:p>837.37</text:p>
          </table:table-cell>
          <table:table-cell table:formula="of:=MOD([.E123]*1440+[.V123]+4*[.$B$3]-60*[.$B$4];1440)" office:value-type="float" office:value="723.041444329187">
            <text:p>723.04</text:p>
          </table:table-cell>
          <table:table-cell table:formula="of:=IF([.AB123]/4&lt;0;[.AB123]/4+180;[.AB123]/4-180)" office:value-type="float" office:value="0.760361082296754">
            <text:p>0.76</text:p>
          </table:table-cell>
          <table:table-cell table:formula="of:=DEGREES(ACOS(SIN(RADIANS([.$B$2]))*SIN(RADIANS([.T123]))+COS(RADIANS([.$B$2]))*COS(RADIANS([.T123]))*COS(RADIANS([.AC123]))))" office:value-type="float" office:value="24.4542060753686">
            <text:p>24.45</text:p>
          </table:table-cell>
          <table:table-cell table:formula="of:=90-[.AD123]" office:value-type="float" office:value="65.5457939246314">
            <text:p>65.55</text:p>
          </table:table-cell>
          <table:table-cell table:formula="of:=IF([.AE123]&gt;85;0;IF([.AE123]&gt;5;58.1/TAN(RADIANS([.AE123]))-0.07/POWER(TAN(RADIANS([.AE123]));3)+0.000086/POWER(TAN(RADIANS([.AE123]));5);IF([.AE123]&gt;-0.575;1735+[.AE123]*(-518.2+[.AE123]*(103.4+[.AE123]*(-12.79+[.AE123]*0.711)));-20.772/TAN(RADIANS([.AE123])))))/3600" office:value-type="float" office:value="0.00733751477114093">
            <text:p>0.01</text:p>
          </table:table-cell>
          <table:table-cell table:formula="of:=[.AE123]+[.AF123]" office:value-type="float" office:value="65.5531314394025">
            <text:p>65.55</text:p>
          </table:table-cell>
          <table:table-cell table:formula="of:=IF([.AC123]&gt;0;MOD(DEGREES(ACOS(((SIN(RADIANS([.$B$2]))*COS(RADIANS([.AD123])))-SIN(RADIANS([.T123])))/(COS(RADIANS([.$B$2]))*SIN(RADIANS([.AD123])))))+180;360);MOD(540-DEGREES(ACOS(((SIN(RADIANS([.$B$2]))*COS(RADIANS([.AD123])))-SIN(RADIANS([.T123])))/(COS(RADIANS([.$B$2]))*SIN(RADIANS([.AD123])))));360))" office:value-type="float" office:value="181.769729283377">
            <text:p>181.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3]+1" office:value-type="date" office:date-value="2026-05-03">
            <text:p>5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4]+2415018.5+[.E124]-[.$B$4]/24" office:value-type="float" office:value="2461164.29166667">
            <text:p>2461164.29</text:p>
          </table:table-cell>
          <table:table-cell table:style-name="ce9" table:formula="of:=([.F124]-2451545)/36525" office:value-type="float" office:value="0.263361852612362">
            <text:p>0.26336185</text:p>
          </table:table-cell>
          <table:table-cell/>
          <table:table-cell table:formula="of:=MOD(280.46646+[.G124]*(36000.76983+[.G124]*0.0003032);360)" office:value-type="float" office:value="41.6959189298068">
            <text:p>41.7</text:p>
          </table:table-cell>
          <table:table-cell table:formula="of:=357.52911+[.G124]*(35999.05029-0.0001537*[.G124])" office:value-type="float" office:value="9838.30567599943">
            <text:p>9838.31</text:p>
          </table:table-cell>
          <table:table-cell table:formula="of:=0.016708634-[.G124]*(0.000042037+0.0000001267*[.G124])" office:value-type="float" office:value="0.0166975542699575">
            <text:p>0.02</text:p>
          </table:table-cell>
          <table:table-cell table:formula="of:=SIN(RADIANS([.J124]))*(1.914602-[.G124]*(0.004817+0.000014*[.G124]))+SIN(RADIANS(2*[.J124]))*(0.019993-0.000101*[.G124])+SIN(RADIANS(3*[.J124]))*0.000289" office:value-type="float" office:value="1.66785930321582">
            <text:p>1.67</text:p>
          </table:table-cell>
          <table:table-cell table:formula="of:=[.I124]+[.L124]" office:value-type="float" office:value="43.3637782330226">
            <text:p>43.36</text:p>
          </table:table-cell>
          <table:table-cell table:formula="of:=[.J124]+[.L124]" office:value-type="float" office:value="9839.97353530264">
            <text:p>9839.97</text:p>
          </table:table-cell>
          <table:table-cell table:formula="of:=(1.000001018*(1-[.K124]*[.K124]))/(1+[.K124]*COS(RADIANS([.N124])))" office:value-type="float" office:value="1.00813214553756">
            <text:p>1.01</text:p>
          </table:table-cell>
          <table:table-cell table:formula="of:=[.M124]-0.00569-0.00478*SIN(RADIANS(125.04-1934.136*[.G124]))" office:value-type="float" office:value="43.3600581332171">
            <text:p>43.36</text:p>
          </table:table-cell>
          <table:table-cell table:formula="of:=23+(26+((21.448-[.G124]*(46.815+[.G124]*(0.00059-[.G124]*0.001813))))/60)/60" office:value-type="float" office:value="23.4358663075181">
            <text:p>23.44</text:p>
          </table:table-cell>
          <table:table-cell table:formula="of:=[.Q124]+0.00256*COS(RADIANS(125.04-1934.136*[.G124]))" office:value-type="float" office:value="23.4381988073268">
            <text:p>23.44</text:p>
          </table:table-cell>
          <table:table-cell table:formula="of:=DEGREES(ATAN2(COS(RADIANS([.P124]));COS(RADIANS([.R124]))*SIN(RADIANS([.P124]))))" office:value-type="float" office:value="40.9061824729428">
            <text:p>40.91</text:p>
          </table:table-cell>
          <table:table-cell table:formula="of:=DEGREES(ASIN(SIN(RADIANS([.R124]))*SIN(RADIANS([.P124]))))" office:value-type="float" office:value="15.8484708777168">
            <text:p>15.85</text:p>
          </table:table-cell>
          <table:table-cell table:formula="of:=TAN(RADIANS([.R124]/2))*TAN(RADIANS([.R124]/2))" office:value-type="float" office:value="0.0430304043415057">
            <text:p>0.04</text:p>
          </table:table-cell>
          <table:table-cell table:formula="of:=4*DEGREES([.U124]*SIN(2*RADIANS([.I124]))-2*[.K124]*SIN(RADIANS([.J124]))+4*[.K124]*[.U124]*SIN(RADIANS([.J124]))*COS(2*RADIANS([.I124]))-0.5*[.U124]*[.U124]*SIN(4*RADIANS([.I124]))-1.25*[.K124]*[.K124]*SIN(2*RADIANS([.J124])))" office:value-type="float" office:value="3.14278236722658">
            <text:p>3.14</text:p>
          </table:table-cell>
          <table:table-cell table:formula="of:=DEGREES(ACOS(COS(RADIANS(90.833))/(COS(RADIANS([.$B$2]))*COS(RADIANS([.T124])))-TAN(RADIANS([.$B$2]))*TAN(RADIANS([.T124]))))" office:value-type="float" office:value="104.947637338886">
            <text:p>104.95</text:p>
          </table:table-cell>
          <table:table-cell table:style-name="ce7" table:formula="of:=(720-4*[.$B$3]-[.V124]+[.$B$4]*60)/1440" office:value-type="float" office:value="0.497817512244982">
            <text:p>11:56:51</text:p>
          </table:table-cell>
          <table:table-cell table:style-name="ce7" table:formula="of:=([.X124]*1440-[.W124]*4)/1440" office:value-type="float" office:value="0.206296297414743">
            <text:p>4:57:04</text:p>
          </table:table-cell>
          <table:table-cell table:style-name="ce7" table:formula="of:=([.X124]*1440+[.W124]*4)/1440" office:value-type="float" office:value="0.78933872707522">
            <text:p>18:56:39</text:p>
          </table:table-cell>
          <table:table-cell table:formula="of:=8*[.W124]" office:value-type="float" office:value="839.581098711087">
            <text:p>839.58</text:p>
          </table:table-cell>
          <table:table-cell table:formula="of:=MOD([.E124]*1440+[.V124]+4*[.$B$3]-60*[.$B$4];1440)" office:value-type="float" office:value="723.142782367227">
            <text:p>723.14</text:p>
          </table:table-cell>
          <table:table-cell table:formula="of:=IF([.AB124]/4&lt;0;[.AB124]/4+180;[.AB124]/4-180)" office:value-type="float" office:value="0.785695591806643">
            <text:p>0.79</text:p>
          </table:table-cell>
          <table:table-cell table:formula="of:=DEGREES(ACOS(SIN(RADIANS([.$B$2]))*SIN(RADIANS([.T124]))+COS(RADIANS([.$B$2]))*COS(RADIANS([.T124]))*COS(RADIANS([.AC124]))))" office:value-type="float" office:value="24.1612299018808">
            <text:p>24.16</text:p>
          </table:table-cell>
          <table:table-cell table:formula="of:=90-[.AD124]" office:value-type="float" office:value="65.8387700981192">
            <text:p>65.84</text:p>
          </table:table-cell>
          <table:table-cell table:formula="of:=IF([.AE124]&gt;85;0;IF([.AE124]&gt;5;58.1/TAN(RADIANS([.AE124]))-0.07/POWER(TAN(RADIANS([.AE124]));3)+0.000086/POWER(TAN(RADIANS([.AE124]));5);IF([.AE124]&gt;-0.575;1735+[.AE124]*(-518.2+[.AE124]*(103.4+[.AE124]*(-12.79+[.AE124]*0.711)));-20.772/TAN(RADIANS([.AE124])))))/3600" office:value-type="float" office:value="0.00723822688819948">
            <text:p>0.01</text:p>
          </table:table-cell>
          <table:table-cell table:formula="of:=[.AE124]+[.AF124]" office:value-type="float" office:value="65.8460083250075">
            <text:p>65.85</text:p>
          </table:table-cell>
          <table:table-cell table:formula="of:=IF([.AC124]&gt;0;MOD(DEGREES(ACOS(((SIN(RADIANS([.$B$2]))*COS(RADIANS([.AD124])))-SIN(RADIANS([.T124])))/(COS(RADIANS([.$B$2]))*SIN(RADIANS([.AD124])))))+180;360);MOD(540-DEGREES(ACOS(((SIN(RADIANS([.$B$2]))*COS(RADIANS([.AD124])))-SIN(RADIANS([.T124])))/(COS(RADIANS([.$B$2]))*SIN(RADIANS([.AD124])))));360))" office:value-type="float" office:value="181.846874659797">
            <text:p>181.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4]+1" office:value-type="date" office:date-value="2026-05-04">
            <text:p>5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5]+2415018.5+[.E125]-[.$B$4]/24" office:value-type="float" office:value="2461165.29166667">
            <text:p>2461165.29</text:p>
          </table:table-cell>
          <table:table-cell table:style-name="ce9" table:formula="of:=([.F125]-2451545)/36525" office:value-type="float" office:value="0.263389231120233">
            <text:p>0.26338923</text:p>
          </table:table-cell>
          <table:table-cell/>
          <table:table-cell table:formula="of:=MOD(280.46646+[.G125]*(36000.76983+[.G125]*0.0003032);360)" office:value-type="float" office:value="42.6815662943445">
            <text:p>42.68</text:p>
          </table:table-cell>
          <table:table-cell table:formula="of:=357.52911+[.G125]*(35999.05029-0.0001537*[.G125])" office:value-type="float" office:value="9839.29127627894">
            <text:p>9839.29</text:p>
          </table:table-cell>
          <table:table-cell table:formula="of:=0.016708634-[.G125]*(0.000042037+0.0000001267*[.G125])" office:value-type="float" office:value="0.0166975531172199">
            <text:p>0.02</text:p>
          </table:table-cell>
          <table:table-cell table:formula="of:=SIN(RADIANS([.J125]))*(1.914602-[.G125]*(0.004817+0.000014*[.G125]))+SIN(RADIANS(2*[.J125]))*(0.019993-0.000101*[.G125])+SIN(RADIANS(3*[.J125]))*0.000289" office:value-type="float" office:value="1.65165095107325">
            <text:p>1.65</text:p>
          </table:table-cell>
          <table:table-cell table:formula="of:=[.I125]+[.L125]" office:value-type="float" office:value="44.3332172454178">
            <text:p>44.33</text:p>
          </table:table-cell>
          <table:table-cell table:formula="of:=[.J125]+[.L125]" office:value-type="float" office:value="9840.94292723001">
            <text:p>9840.94</text:p>
          </table:table-cell>
          <table:table-cell table:formula="of:=(1.000001018*(1-[.K125]*[.K125]))/(1+[.K125]*COS(RADIANS([.N125])))" office:value-type="float" office:value="1.00837976936582">
            <text:p>1.01</text:p>
          </table:table-cell>
          <table:table-cell table:formula="of:=[.M125]-0.00569-0.00478*SIN(RADIANS(125.04-1934.136*[.G125]))" office:value-type="float" office:value="44.3295011699355">
            <text:p>44.33</text:p>
          </table:table-cell>
          <table:table-cell table:formula="of:=23+(26+((21.448-[.G125]*(46.815+[.G125]*(0.00059-[.G125]*0.001813))))/60)/60" office:value-type="float" office:value="23.435865951484">
            <text:p>23.44</text:p>
          </table:table-cell>
          <table:table-cell table:formula="of:=[.Q125]+0.00256*COS(RADIANS(125.04-1934.136*[.G125]))" office:value-type="float" office:value="23.4381974752386">
            <text:p>23.44</text:p>
          </table:table-cell>
          <table:table-cell table:formula="of:=DEGREES(ATAN2(COS(RADIANS([.P125]));COS(RADIANS([.R125]))*SIN(RADIANS([.P125]))))" office:value-type="float" office:value="41.8687099308956">
            <text:p>41.87</text:p>
          </table:table-cell>
          <table:table-cell table:formula="of:=DEGREES(ASIN(SIN(RADIANS([.R125]))*SIN(RADIANS([.P125]))))" office:value-type="float" office:value="16.1377703184336">
            <text:p>16.14</text:p>
          </table:table-cell>
          <table:table-cell table:formula="of:=TAN(RADIANS([.R125]/2))*TAN(RADIANS([.R125]/2))" office:value-type="float" office:value="0.0430303993111926">
            <text:p>0.04</text:p>
          </table:table-cell>
          <table:table-cell table:formula="of:=4*DEGREES([.U125]*SIN(2*RADIANS([.I125]))-2*[.K125]*SIN(RADIANS([.J125]))+4*[.K125]*[.U125]*SIN(RADIANS([.J125]))*COS(2*RADIANS([.I125]))-0.5*[.U125]*[.U125]*SIN(4*RADIANS([.I125]))-1.25*[.K125]*[.K125]*SIN(2*RADIANS([.J125])))" office:value-type="float" office:value="3.23493820202884">
            <text:p>3.23</text:p>
          </table:table-cell>
          <table:table-cell table:formula="of:=DEGREES(ACOS(COS(RADIANS(90.833))/(COS(RADIANS([.$B$2]))*COS(RADIANS([.T125])))-TAN(RADIANS([.$B$2]))*TAN(RADIANS([.T125]))))" office:value-type="float" office:value="105.221401025739">
            <text:p>105.22</text:p>
          </table:table-cell>
          <table:table-cell table:style-name="ce7" table:formula="of:=(720-4*[.$B$3]-[.V125]+[.$B$4]*60)/1440" office:value-type="float" office:value="0.49775351513748">
            <text:p>11:56:46</text:p>
          </table:table-cell>
          <table:table-cell table:style-name="ce7" table:formula="of:=([.X125]*1440-[.W125]*4)/1440" office:value-type="float" office:value="0.20547184562154">
            <text:p>4:55:53</text:p>
          </table:table-cell>
          <table:table-cell table:style-name="ce7" table:formula="of:=([.X125]*1440+[.W125]*4)/1440" office:value-type="float" office:value="0.79003518465342">
            <text:p>18:57:39</text:p>
          </table:table-cell>
          <table:table-cell table:formula="of:=8*[.W125]" office:value-type="float" office:value="841.771208205908">
            <text:p>841.77</text:p>
          </table:table-cell>
          <table:table-cell table:formula="of:=MOD([.E125]*1440+[.V125]+4*[.$B$3]-60*[.$B$4];1440)" office:value-type="float" office:value="723.234938202029">
            <text:p>723.23</text:p>
          </table:table-cell>
          <table:table-cell table:formula="of:=IF([.AB125]/4&lt;0;[.AB125]/4+180;[.AB125]/4-180)" office:value-type="float" office:value="0.808734550507211">
            <text:p>0.81</text:p>
          </table:table-cell>
          <table:table-cell table:formula="of:=DEGREES(ACOS(SIN(RADIANS([.$B$2]))*SIN(RADIANS([.T125]))+COS(RADIANS([.$B$2]))*COS(RADIANS([.T125]))*COS(RADIANS([.AC125]))))" office:value-type="float" office:value="23.8726096933349">
            <text:p>23.87</text:p>
          </table:table-cell>
          <table:table-cell table:formula="of:=90-[.AD125]" office:value-type="float" office:value="66.1273903066651">
            <text:p>66.13</text:p>
          </table:table-cell>
          <table:table-cell table:formula="of:=IF([.AE125]&gt;85;0;IF([.AE125]&gt;5;58.1/TAN(RADIANS([.AE125]))-0.07/POWER(TAN(RADIANS([.AE125]));3)+0.000086/POWER(TAN(RADIANS([.AE125]));5);IF([.AE125]&gt;-0.575;1735+[.AE125]*(-518.2+[.AE125]*(103.4+[.AE125]*(-12.79+[.AE125]*0.711)));-20.772/TAN(RADIANS([.AE125])))))/3600" office:value-type="float" office:value="0.00714085771876615">
            <text:p>0.01</text:p>
          </table:table-cell>
          <table:table-cell table:formula="of:=[.AE125]+[.AF125]" office:value-type="float" office:value="66.1345311643839">
            <text:p>66.13</text:p>
          </table:table-cell>
          <table:table-cell table:formula="of:=IF([.AC125]&gt;0;MOD(DEGREES(ACOS(((SIN(RADIANS([.$B$2]))*COS(RADIANS([.AD125])))-SIN(RADIANS([.T125])))/(COS(RADIANS([.$B$2]))*SIN(RADIANS([.AD125])))))+180;360);MOD(540-DEGREES(ACOS(((SIN(RADIANS([.$B$2]))*COS(RADIANS([.AD125])))-SIN(RADIANS([.T125])))/(COS(RADIANS([.$B$2]))*SIN(RADIANS([.AD125])))));360))" office:value-type="float" office:value="181.919887023485">
            <text:p>181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5]+1" office:value-type="date" office:date-value="2026-05-05">
            <text:p>5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6]+2415018.5+[.E126]-[.$B$4]/24" office:value-type="float" office:value="2461166.29166667">
            <text:p>2461166.29</text:p>
          </table:table-cell>
          <table:table-cell table:style-name="ce9" table:formula="of:=([.F126]-2451545)/36525" office:value-type="float" office:value="0.263416609628104">
            <text:p>0.26341661</text:p>
          </table:table-cell>
          <table:table-cell/>
          <table:table-cell table:formula="of:=MOD(280.46646+[.G126]*(36000.76983+[.G126]*0.0003032);360)" office:value-type="float" office:value="43.6672136588823">
            <text:p>43.67</text:p>
          </table:table-cell>
          <table:table-cell table:formula="of:=357.52911+[.G126]*(35999.05029-0.0001537*[.G126])" office:value-type="float" office:value="9840.27687655845">
            <text:p>9840.28</text:p>
          </table:table-cell>
          <table:table-cell table:formula="of:=0.016708634-[.G126]*(0.000042037+0.0000001267*[.G126])" office:value-type="float" office:value="0.0166975519644822">
            <text:p>0.02</text:p>
          </table:table-cell>
          <table:table-cell table:formula="of:=SIN(RADIANS([.J126]))*(1.914602-[.G126]*(0.004817+0.000014*[.G126]))+SIN(RADIANS(2*[.J126]))*(0.019993-0.000101*[.G126])+SIN(RADIANS(3*[.J126]))*0.000289" office:value-type="float" office:value="1.63496902652799">
            <text:p>1.63</text:p>
          </table:table-cell>
          <table:table-cell table:formula="of:=[.I126]+[.L126]" office:value-type="float" office:value="45.3021826854102">
            <text:p>45.3</text:p>
          </table:table-cell>
          <table:table-cell table:formula="of:=[.J126]+[.L126]" office:value-type="float" office:value="9841.91184558497">
            <text:p>9841.91</text:p>
          </table:table-cell>
          <table:table-cell table:formula="of:=(1.000001018*(1-[.K126]*[.K126]))/(1+[.K126]*COS(RADIANS([.N126])))" office:value-type="float" office:value="1.00862489472352">
            <text:p>1.01</text:p>
          </table:table-cell>
          <table:table-cell table:formula="of:=[.M126]-0.00569-0.00478*SIN(RADIANS(125.04-1934.136*[.G126]))" office:value-type="float" office:value="45.2984706325651">
            <text:p>45.3</text:p>
          </table:table-cell>
          <table:table-cell table:formula="of:=23+(26+((21.448-[.G126]*(46.815+[.G126]*(0.00059-[.G126]*0.001813))))/60)/60" office:value-type="float" office:value="23.4358655954498">
            <text:p>23.44</text:p>
          </table:table-cell>
          <table:table-cell table:formula="of:=[.Q126]+0.00256*COS(RADIANS(125.04-1934.136*[.G126]))" office:value-type="float" office:value="23.4381961411589">
            <text:p>23.44</text:p>
          </table:table-cell>
          <table:table-cell table:formula="of:=DEGREES(ATAN2(COS(RADIANS([.P126]));COS(RADIANS([.R126]))*SIN(RADIANS([.P126]))))" office:value-type="float" office:value="42.8335605396219">
            <text:p>42.83</text:p>
          </table:table-cell>
          <table:table-cell table:formula="of:=DEGREES(ASIN(SIN(RADIANS([.R126]))*SIN(RADIANS([.P126]))))" office:value-type="float" office:value="16.4226018499412">
            <text:p>16.42</text:p>
          </table:table-cell>
          <table:table-cell table:formula="of:=TAN(RADIANS([.R126]/2))*TAN(RADIANS([.R126]/2))" office:value-type="float" office:value="0.0430303942733592">
            <text:p>0.04</text:p>
          </table:table-cell>
          <table:table-cell table:formula="of:=4*DEGREES([.U126]*SIN(2*RADIANS([.I126]))-2*[.K126]*SIN(RADIANS([.J126]))+4*[.K126]*[.U126]*SIN(RADIANS([.J126]))*COS(2*RADIANS([.I126]))-0.5*[.U126]*[.U126]*SIN(4*RADIANS([.I126]))-1.25*[.K126]*[.K126]*SIN(2*RADIANS([.J126])))" office:value-type="float" office:value="3.31782720079634">
            <text:p>3.32</text:p>
          </table:table-cell>
          <table:table-cell table:formula="of:=DEGREES(ACOS(COS(RADIANS(90.833))/(COS(RADIANS([.$B$2]))*COS(RADIANS([.T126])))-TAN(RADIANS([.$B$2]))*TAN(RADIANS([.T126]))))" office:value-type="float" office:value="105.492098248006">
            <text:p>105.49</text:p>
          </table:table-cell>
          <table:table-cell table:style-name="ce7" table:formula="of:=(720-4*[.$B$3]-[.V126]+[.$B$4]*60)/1440" office:value-type="float" office:value="0.49769595333278">
            <text:p>11:56:41</text:p>
          </table:table-cell>
          <table:table-cell table:style-name="ce7" table:formula="of:=([.X126]*1440-[.W126]*4)/1440" office:value-type="float" office:value="0.204662347088318">
            <text:p>4:54:43</text:p>
          </table:table-cell>
          <table:table-cell table:style-name="ce7" table:formula="of:=([.X126]*1440+[.W126]*4)/1440" office:value-type="float" office:value="0.790729559577242">
            <text:p>18:58:39</text:p>
          </table:table-cell>
          <table:table-cell table:formula="of:=8*[.W126]" office:value-type="float" office:value="843.936785984051">
            <text:p>843.94</text:p>
          </table:table-cell>
          <table:table-cell table:formula="of:=MOD([.E126]*1440+[.V126]+4*[.$B$3]-60*[.$B$4];1440)" office:value-type="float" office:value="723.317827200796">
            <text:p>723.32</text:p>
          </table:table-cell>
          <table:table-cell table:formula="of:=IF([.AB126]/4&lt;0;[.AB126]/4+180;[.AB126]/4-180)" office:value-type="float" office:value="0.829456800199097">
            <text:p>0.83</text:p>
          </table:table-cell>
          <table:table-cell table:formula="of:=DEGREES(ACOS(SIN(RADIANS([.$B$2]))*SIN(RADIANS([.T126]))+COS(RADIANS([.$B$2]))*COS(RADIANS([.T126]))*COS(RADIANS([.AC126]))))" office:value-type="float" office:value="23.588424948247">
            <text:p>23.59</text:p>
          </table:table-cell>
          <table:table-cell table:formula="of:=90-[.AD126]" office:value-type="float" office:value="66.411575051753">
            <text:p>66.41</text:p>
          </table:table-cell>
          <table:table-cell table:formula="of:=IF([.AE126]&gt;85;0;IF([.AE126]&gt;5;58.1/TAN(RADIANS([.AE126]))-0.07/POWER(TAN(RADIANS([.AE126]));3)+0.000086/POWER(TAN(RADIANS([.AE126]));5);IF([.AE126]&gt;-0.575;1735+[.AE126]*(-518.2+[.AE126]*(103.4+[.AE126]*(-12.79+[.AE126]*0.711)));-20.772/TAN(RADIANS([.AE126])))))/3600" office:value-type="float" office:value="0.00704540636319757">
            <text:p>0.01</text:p>
          </table:table-cell>
          <table:table-cell table:formula="of:=[.AE126]+[.AF126]" office:value-type="float" office:value="66.4186204581162">
            <text:p>66.42</text:p>
          </table:table-cell>
          <table:table-cell table:formula="of:=IF([.AC126]&gt;0;MOD(DEGREES(ACOS(((SIN(RADIANS([.$B$2]))*COS(RADIANS([.AD126])))-SIN(RADIANS([.T126])))/(COS(RADIANS([.$B$2]))*SIN(RADIANS([.AD126])))))+180;360);MOD(540-DEGREES(ACOS(((SIN(RADIANS([.$B$2]))*COS(RADIANS([.AD126])))-SIN(RADIANS([.T126])))/(COS(RADIANS([.$B$2]))*SIN(RADIANS([.AD126])))));360))" office:value-type="float" office:value="181.98855772489">
            <text:p>181.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6]+1" office:value-type="date" office:date-value="2026-05-06">
            <text:p>5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7]+2415018.5+[.E127]-[.$B$4]/24" office:value-type="float" office:value="2461167.29166667">
            <text:p>2461167.29</text:p>
          </table:table-cell>
          <table:table-cell table:style-name="ce9" table:formula="of:=([.F127]-2451545)/36525" office:value-type="float" office:value="0.263443988135976">
            <text:p>0.26344399</text:p>
          </table:table-cell>
          <table:table-cell/>
          <table:table-cell table:formula="of:=MOD(280.46646+[.G127]*(36000.76983+[.G127]*0.0003032);360)" office:value-type="float" office:value="44.65286102342">
            <text:p>44.65</text:p>
          </table:table-cell>
          <table:table-cell table:formula="of:=357.52911+[.G127]*(35999.05029-0.0001537*[.G127])" office:value-type="float" office:value="9841.26247683795">
            <text:p>9841.26</text:p>
          </table:table-cell>
          <table:table-cell table:formula="of:=0.016708634-[.G127]*(0.000042037+0.0000001267*[.G127])" office:value-type="float" office:value="0.0166975508117442">
            <text:p>0.02</text:p>
          </table:table-cell>
          <table:table-cell table:formula="of:=SIN(RADIANS([.J127]))*(1.914602-[.G127]*(0.004817+0.000014*[.G127]))+SIN(RADIANS(2*[.J127]))*(0.019993-0.000101*[.G127])+SIN(RADIANS(3*[.J127]))*0.000289" office:value-type="float" office:value="1.61781873935594">
            <text:p>1.62</text:p>
          </table:table-cell>
          <table:table-cell table:formula="of:=[.I127]+[.L127]" office:value-type="float" office:value="46.2706797627759">
            <text:p>46.27</text:p>
          </table:table-cell>
          <table:table-cell table:formula="of:=[.J127]+[.L127]" office:value-type="float" office:value="9842.88029557731">
            <text:p>9842.88</text:p>
          </table:table-cell>
          <table:table-cell table:formula="of:=(1.000001018*(1-[.K127]*[.K127]))/(1+[.K127]*COS(RADIANS([.N127])))" office:value-type="float" office:value="1.00886745274336">
            <text:p>1.01</text:p>
          </table:table-cell>
          <table:table-cell table:formula="of:=[.M127]-0.00569-0.00478*SIN(RADIANS(125.04-1934.136*[.G127]))" office:value-type="float" office:value="46.2669717308784">
            <text:p>46.27</text:p>
          </table:table-cell>
          <table:table-cell table:formula="of:=23+(26+((21.448-[.G127]*(46.815+[.G127]*(0.00059-[.G127]*0.001813))))/60)/60" office:value-type="float" office:value="23.4358652394156">
            <text:p>23.44</text:p>
          </table:table-cell>
          <table:table-cell table:formula="of:=[.Q127]+0.00256*COS(RADIANS(125.04-1934.136*[.G127]))" office:value-type="float" office:value="23.4381948050884">
            <text:p>23.44</text:p>
          </table:table-cell>
          <table:table-cell table:formula="of:=DEGREES(ATAN2(COS(RADIANS([.P127]));COS(RADIANS([.R127]))*SIN(RADIANS([.P127]))))" office:value-type="float" office:value="43.8007522797669">
            <text:p>43.8</text:p>
          </table:table-cell>
          <table:table-cell table:formula="of:=DEGREES(ASIN(SIN(RADIANS([.R127]))*SIN(RADIANS([.P127]))))" office:value-type="float" office:value="16.7028799152824">
            <text:p>16.7</text:p>
          </table:table-cell>
          <table:table-cell table:formula="of:=TAN(RADIANS([.R127]/2))*TAN(RADIANS([.R127]/2))" office:value-type="float" office:value="0.0430303892280088">
            <text:p>0.04</text:p>
          </table:table-cell>
          <table:table-cell table:formula="of:=4*DEGREES([.U127]*SIN(2*RADIANS([.I127]))-2*[.K127]*SIN(RADIANS([.J127]))+4*[.K127]*[.U127]*SIN(RADIANS([.J127]))*COS(2*RADIANS([.I127]))-0.5*[.U127]*[.U127]*SIN(4*RADIANS([.I127]))-1.25*[.K127]*[.K127]*SIN(2*RADIANS([.J127])))" office:value-type="float" office:value="3.39137628882189">
            <text:p>3.39</text:p>
          </table:table-cell>
          <table:table-cell table:formula="of:=DEGREES(ACOS(COS(RADIANS(90.833))/(COS(RADIANS([.$B$2]))*COS(RADIANS([.T127])))-TAN(RADIANS([.$B$2]))*TAN(RADIANS([.T127]))))" office:value-type="float" office:value="105.759619797816">
            <text:p>105.76</text:p>
          </table:table-cell>
          <table:table-cell table:style-name="ce7" table:formula="of:=(720-4*[.$B$3]-[.V127]+[.$B$4]*60)/1440" office:value-type="float" office:value="0.497644877577207">
            <text:p>11:56:37</text:p>
          </table:table-cell>
          <table:table-cell table:style-name="ce7" table:formula="of:=([.X127]*1440-[.W127]*4)/1440" office:value-type="float" office:value="0.203868155916608">
            <text:p>4:53:34</text:p>
          </table:table-cell>
          <table:table-cell table:style-name="ce7" table:formula="of:=([.X127]*1440+[.W127]*4)/1440" office:value-type="float" office:value="0.791421599237806">
            <text:p>18:59:39</text:p>
          </table:table-cell>
          <table:table-cell table:formula="of:=8*[.W127]" office:value-type="float" office:value="846.076958382526">
            <text:p>846.08</text:p>
          </table:table-cell>
          <table:table-cell table:formula="of:=MOD([.E127]*1440+[.V127]+4*[.$B$3]-60*[.$B$4];1440)" office:value-type="float" office:value="723.391376288822">
            <text:p>723.39</text:p>
          </table:table-cell>
          <table:table-cell table:formula="of:=IF([.AB127]/4&lt;0;[.AB127]/4+180;[.AB127]/4-180)" office:value-type="float" office:value="0.847844072205476">
            <text:p>0.85</text:p>
          </table:table-cell>
          <table:table-cell table:formula="of:=DEGREES(ACOS(SIN(RADIANS([.$B$2]))*SIN(RADIANS([.T127]))+COS(RADIANS([.$B$2]))*COS(RADIANS([.T127]))*COS(RADIANS([.AC127]))))" office:value-type="float" office:value="23.3087547990985">
            <text:p>23.31</text:p>
          </table:table-cell>
          <table:table-cell table:formula="of:=90-[.AD127]" office:value-type="float" office:value="66.6912452009015">
            <text:p>66.69</text:p>
          </table:table-cell>
          <table:table-cell table:formula="of:=IF([.AE127]&gt;85;0;IF([.AE127]&gt;5;58.1/TAN(RADIANS([.AE127]))-0.07/POWER(TAN(RADIANS([.AE127]));3)+0.000086/POWER(TAN(RADIANS([.AE127]));5);IF([.AE127]&gt;-0.575;1735+[.AE127]*(-518.2+[.AE127]*(103.4+[.AE127]*(-12.79+[.AE127]*0.711)));-20.772/TAN(RADIANS([.AE127])))))/3600" office:value-type="float" office:value="0.0069518724488859">
            <text:p>0.01</text:p>
          </table:table-cell>
          <table:table-cell table:formula="of:=[.AE127]+[.AF127]" office:value-type="float" office:value="66.6981970733504">
            <text:p>66.7</text:p>
          </table:table-cell>
          <table:table-cell table:formula="of:=IF([.AC127]&gt;0;MOD(DEGREES(ACOS(((SIN(RADIANS([.$B$2]))*COS(RADIANS([.AD127])))-SIN(RADIANS([.T127])))/(COS(RADIANS([.$B$2]))*SIN(RADIANS([.AD127])))))+180;360);MOD(540-DEGREES(ACOS(((SIN(RADIANS([.$B$2]))*COS(RADIANS([.AD127])))-SIN(RADIANS([.T127])))/(COS(RADIANS([.$B$2]))*SIN(RADIANS([.AD127])))));360))" office:value-type="float" office:value="182.052678922247">
            <text:p>182.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7]+1" office:value-type="date" office:date-value="2026-05-07">
            <text:p>5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8]+2415018.5+[.E128]-[.$B$4]/24" office:value-type="float" office:value="2461168.29166667">
            <text:p>2461168.29</text:p>
          </table:table-cell>
          <table:table-cell table:style-name="ce9" table:formula="of:=([.F128]-2451545)/36525" office:value-type="float" office:value="0.263471366643847">
            <text:p>0.26347137</text:p>
          </table:table-cell>
          <table:table-cell/>
          <table:table-cell table:formula="of:=MOD(280.46646+[.G128]*(36000.76983+[.G128]*0.0003032);360)" office:value-type="float" office:value="45.6385083879595">
            <text:p>45.64</text:p>
          </table:table-cell>
          <table:table-cell table:formula="of:=357.52911+[.G128]*(35999.05029-0.0001537*[.G128])" office:value-type="float" office:value="9842.24807711746">
            <text:p>9842.25</text:p>
          </table:table-cell>
          <table:table-cell table:formula="of:=0.016708634-[.G128]*(0.000042037+0.0000001267*[.G128])" office:value-type="float" office:value="0.0166975496590061">
            <text:p>0.02</text:p>
          </table:table-cell>
          <table:table-cell table:formula="of:=SIN(RADIANS([.J128]))*(1.914602-[.G128]*(0.004817+0.000014*[.G128]))+SIN(RADIANS(2*[.J128]))*(0.019993-0.000101*[.G128])+SIN(RADIANS(3*[.J128]))*0.000289" office:value-type="float" office:value="1.60020541968177">
            <text:p>1.6</text:p>
          </table:table-cell>
          <table:table-cell table:formula="of:=[.I128]+[.L128]" office:value-type="float" office:value="47.2387138076413">
            <text:p>47.24</text:p>
          </table:table-cell>
          <table:table-cell table:formula="of:=[.J128]+[.L128]" office:value-type="float" office:value="9843.84828253714">
            <text:p>9843.85</text:p>
          </table:table-cell>
          <table:table-cell table:formula="of:=(1.000001018*(1-[.K128]*[.K128]))/(1+[.K128]*COS(RADIANS([.N128])))" office:value-type="float" office:value="1.00910737537898">
            <text:p>1.01</text:p>
          </table:table-cell>
          <table:table-cell table:formula="of:=[.M128]-0.00569-0.00478*SIN(RADIANS(125.04-1934.136*[.G128]))" office:value-type="float" office:value="47.2350097949984">
            <text:p>47.24</text:p>
          </table:table-cell>
          <table:table-cell table:formula="of:=23+(26+((21.448-[.G128]*(46.815+[.G128]*(0.00059-[.G128]*0.001813))))/60)/60" office:value-type="float" office:value="23.4358648833814">
            <text:p>23.44</text:p>
          </table:table-cell>
          <table:table-cell table:formula="of:=[.Q128]+0.00256*COS(RADIANS(125.04-1934.136*[.G128]))" office:value-type="float" office:value="23.4381934670281">
            <text:p>23.44</text:p>
          </table:table-cell>
          <table:table-cell table:formula="of:=DEGREES(ATAN2(COS(RADIANS([.P128]));COS(RADIANS([.R128]))*SIN(RADIANS([.P128]))))" office:value-type="float" office:value="44.7703001847478">
            <text:p>44.77</text:p>
          </table:table-cell>
          <table:table-cell table:formula="of:=DEGREES(ASIN(SIN(RADIANS([.R128]))*SIN(RADIANS([.P128]))))" office:value-type="float" office:value="16.9785196488454">
            <text:p>16.98</text:p>
          </table:table-cell>
          <table:table-cell table:formula="of:=TAN(RADIANS([.R128]/2))*TAN(RADIANS([.R128]/2))" office:value-type="float" office:value="0.0430303841751445">
            <text:p>0.04</text:p>
          </table:table-cell>
          <table:table-cell table:formula="of:=4*DEGREES([.U128]*SIN(2*RADIANS([.I128]))-2*[.K128]*SIN(RADIANS([.J128]))+4*[.K128]*[.U128]*SIN(RADIANS([.J128]))*COS(2*RADIANS([.I128]))-0.5*[.U128]*[.U128]*SIN(4*RADIANS([.I128]))-1.25*[.K128]*[.K128]*SIN(2*RADIANS([.J128])))" office:value-type="float" office:value="3.45552420320349">
            <text:p>3.46</text:p>
          </table:table-cell>
          <table:table-cell table:formula="of:=DEGREES(ACOS(COS(RADIANS(90.833))/(COS(RADIANS([.$B$2]))*COS(RADIANS([.T128])))-TAN(RADIANS([.$B$2]))*TAN(RADIANS([.T128]))))" office:value-type="float" office:value="106.023854493301">
            <text:p>106.02</text:p>
          </table:table-cell>
          <table:table-cell table:style-name="ce7" table:formula="of:=(720-4*[.$B$3]-[.V128]+[.$B$4]*60)/1440" office:value-type="float" office:value="0.497600330414442">
            <text:p>11:56:33</text:p>
          </table:table-cell>
          <table:table-cell table:style-name="ce7" table:formula="of:=([.X128]*1440-[.W128]*4)/1440" office:value-type="float" office:value="0.203089623488606">
            <text:p>4:52:27</text:p>
          </table:table-cell>
          <table:table-cell table:style-name="ce7" table:formula="of:=([.X128]*1440+[.W128]*4)/1440" office:value-type="float" office:value="0.792111037340278">
            <text:p>19:00:38</text:p>
          </table:table-cell>
          <table:table-cell table:formula="of:=8*[.W128]" office:value-type="float" office:value="848.190835946407">
            <text:p>848.19</text:p>
          </table:table-cell>
          <table:table-cell table:formula="of:=MOD([.E128]*1440+[.V128]+4*[.$B$3]-60*[.$B$4];1440)" office:value-type="float" office:value="723.455524203204">
            <text:p>723.46</text:p>
          </table:table-cell>
          <table:table-cell table:formula="of:=IF([.AB128]/4&lt;0;[.AB128]/4+180;[.AB128]/4-180)" office:value-type="float" office:value="0.86388105080087">
            <text:p>0.86</text:p>
          </table:table-cell>
          <table:table-cell table:formula="of:=DEGREES(ACOS(SIN(RADIANS([.$B$2]))*SIN(RADIANS([.T128]))+COS(RADIANS([.$B$2]))*COS(RADIANS([.T128]))*COS(RADIANS([.AC128]))))" office:value-type="float" office:value="23.0336780218128">
            <text:p>23.03</text:p>
          </table:table-cell>
          <table:table-cell table:formula="of:=90-[.AD128]" office:value-type="float" office:value="66.9663219781872">
            <text:p>66.97</text:p>
          </table:table-cell>
          <table:table-cell table:formula="of:=IF([.AE128]&gt;85;0;IF([.AE128]&gt;5;58.1/TAN(RADIANS([.AE128]))-0.07/POWER(TAN(RADIANS([.AE128]));3)+0.000086/POWER(TAN(RADIANS([.AE128]));5);IF([.AE128]&gt;-0.575;1735+[.AE128]*(-518.2+[.AE128]*(103.4+[.AE128]*(-12.79+[.AE128]*0.711)));-20.772/TAN(RADIANS([.AE128])))))/3600" office:value-type="float" office:value="0.00686025612844396">
            <text:p>0.01</text:p>
          </table:table-cell>
          <table:table-cell table:formula="of:=[.AE128]+[.AF128]" office:value-type="float" office:value="66.9731822343156">
            <text:p>66.97</text:p>
          </table:table-cell>
          <table:table-cell table:formula="of:=IF([.AC128]&gt;0;MOD(DEGREES(ACOS(((SIN(RADIANS([.$B$2]))*COS(RADIANS([.AD128])))-SIN(RADIANS([.T128])))/(COS(RADIANS([.$B$2]))*SIN(RADIANS([.AD128])))))+180;360);MOD(540-DEGREES(ACOS(((SIN(RADIANS([.$B$2]))*COS(RADIANS([.AD128])))-SIN(RADIANS([.T128])))/(COS(RADIANS([.$B$2]))*SIN(RADIANS([.AD128])))));360))" office:value-type="float" office:value="182.112044194783">
            <text:p>182.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8]+1" office:value-type="date" office:date-value="2026-05-08">
            <text:p>5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29]+2415018.5+[.E129]-[.$B$4]/24" office:value-type="float" office:value="2461169.29166667">
            <text:p>2461169.29</text:p>
          </table:table-cell>
          <table:table-cell table:style-name="ce9" table:formula="of:=([.F129]-2451545)/36525" office:value-type="float" office:value="0.263498745151718">
            <text:p>0.26349875</text:p>
          </table:table-cell>
          <table:table-cell/>
          <table:table-cell table:formula="of:=MOD(280.46646+[.G129]*(36000.76983+[.G129]*0.0003032);360)" office:value-type="float" office:value="46.6241557524972">
            <text:p>46.62</text:p>
          </table:table-cell>
          <table:table-cell table:formula="of:=357.52911+[.G129]*(35999.05029-0.0001537*[.G129])" office:value-type="float" office:value="9843.23367739697">
            <text:p>9843.23</text:p>
          </table:table-cell>
          <table:table-cell table:formula="of:=0.016708634-[.G129]*(0.000042037+0.0000001267*[.G129])" office:value-type="float" office:value="0.0166975485062678">
            <text:p>0.02</text:p>
          </table:table-cell>
          <table:table-cell table:formula="of:=SIN(RADIANS([.J129]))*(1.914602-[.G129]*(0.004817+0.000014*[.G129]))+SIN(RADIANS(2*[.J129]))*(0.019993-0.000101*[.G129])+SIN(RADIANS(3*[.J129]))*0.000289" office:value-type="float" office:value="1.58213451615222">
            <text:p>1.58</text:p>
          </table:table-cell>
          <table:table-cell table:formula="of:=[.I129]+[.L129]" office:value-type="float" office:value="48.2062902686495">
            <text:p>48.21</text:p>
          </table:table-cell>
          <table:table-cell table:formula="of:=[.J129]+[.L129]" office:value-type="float" office:value="9844.81581191312">
            <text:p>9844.82</text:p>
          </table:table-cell>
          <table:table-cell table:formula="of:=(1.000001018*(1-[.K129]*[.K129]))/(1+[.K129]*COS(RADIANS([.N129])))" office:value-type="float" office:value="1.00934459542074">
            <text:p>1.01</text:p>
          </table:table-cell>
          <table:table-cell table:formula="of:=[.M129]-0.00569-0.00478*SIN(RADIANS(125.04-1934.136*[.G129]))" office:value-type="float" office:value="48.2025902735649">
            <text:p>48.2</text:p>
          </table:table-cell>
          <table:table-cell table:formula="of:=23+(26+((21.448-[.G129]*(46.815+[.G129]*(0.00059-[.G129]*0.001813))))/60)/60" office:value-type="float" office:value="23.4358645273473">
            <text:p>23.44</text:p>
          </table:table-cell>
          <table:table-cell table:formula="of:=[.Q129]+0.00256*COS(RADIANS(125.04-1934.136*[.G129]))" office:value-type="float" office:value="23.4381921269788">
            <text:p>23.44</text:p>
          </table:table-cell>
          <table:table-cell table:formula="of:=DEGREES(ATAN2(COS(RADIANS([.P129]));COS(RADIANS([.R129]))*SIN(RADIANS([.P129]))))" office:value-type="float" office:value="45.7422162854511">
            <text:p>45.74</text:p>
          </table:table-cell>
          <table:table-cell table:formula="of:=DEGREES(ASIN(SIN(RADIANS([.R129]))*SIN(RADIANS([.P129]))))" office:value-type="float" office:value="17.2494369180664">
            <text:p>17.25</text:p>
          </table:table-cell>
          <table:table-cell table:formula="of:=TAN(RADIANS([.R129]/2))*TAN(RADIANS([.R129]/2))" office:value-type="float" office:value="0.0430303791147694">
            <text:p>0.04</text:p>
          </table:table-cell>
          <table:table-cell table:formula="of:=4*DEGREES([.U129]*SIN(2*RADIANS([.I129]))-2*[.K129]*SIN(RADIANS([.J129]))+4*[.K129]*[.U129]*SIN(RADIANS([.J129]))*COS(2*RADIANS([.I129]))-0.5*[.U129]*[.U129]*SIN(4*RADIANS([.I129]))-1.25*[.K129]*[.K129]*SIN(2*RADIANS([.J129])))" office:value-type="float" office:value="3.51022173524282">
            <text:p>3.51</text:p>
          </table:table-cell>
          <table:table-cell table:formula="of:=DEGREES(ACOS(COS(RADIANS(90.833))/(COS(RADIANS([.$B$2]))*COS(RADIANS([.T129])))-TAN(RADIANS([.$B$2]))*TAN(RADIANS([.T129]))))" office:value-type="float" office:value="106.284689255288">
            <text:p>106.28</text:p>
          </table:table-cell>
          <table:table-cell table:style-name="ce7" table:formula="of:=(720-4*[.$B$3]-[.V129]+[.$B$4]*60)/1440" office:value-type="float" office:value="0.497562346017193">
            <text:p>11:56:29</text:p>
          </table:table-cell>
          <table:table-cell table:style-name="ce7" table:formula="of:=([.X129]*1440-[.W129]*4)/1440" office:value-type="float" office:value="0.202327098085837">
            <text:p>4:51:21</text:p>
          </table:table-cell>
          <table:table-cell table:style-name="ce7" table:formula="of:=([.X129]*1440+[.W129]*4)/1440" office:value-type="float" office:value="0.792797593948548">
            <text:p>19:01:38</text:p>
          </table:table-cell>
          <table:table-cell table:formula="of:=8*[.W129]" office:value-type="float" office:value="850.277514042303">
            <text:p>850.28</text:p>
          </table:table-cell>
          <table:table-cell table:formula="of:=MOD([.E129]*1440+[.V129]+4*[.$B$3]-60*[.$B$4];1440)" office:value-type="float" office:value="723.510221735243">
            <text:p>723.51</text:p>
          </table:table-cell>
          <table:table-cell table:formula="of:=IF([.AB129]/4&lt;0;[.AB129]/4+180;[.AB129]/4-180)" office:value-type="float" office:value="0.877555433810699">
            <text:p>0.88</text:p>
          </table:table-cell>
          <table:table-cell table:formula="of:=DEGREES(ACOS(SIN(RADIANS([.$B$2]))*SIN(RADIANS([.T129]))+COS(RADIANS([.$B$2]))*COS(RADIANS([.T129]))*COS(RADIANS([.AC129]))))" office:value-type="float" office:value="22.7632730430958">
            <text:p>22.76</text:p>
          </table:table-cell>
          <table:table-cell table:formula="of:=90-[.AD129]" office:value-type="float" office:value="67.2367269569042">
            <text:p>67.24</text:p>
          </table:table-cell>
          <table:table-cell table:formula="of:=IF([.AE129]&gt;85;0;IF([.AE129]&gt;5;58.1/TAN(RADIANS([.AE129]))-0.07/POWER(TAN(RADIANS([.AE129]));3)+0.000086/POWER(TAN(RADIANS([.AE129]));5);IF([.AE129]&gt;-0.575;1735+[.AE129]*(-518.2+[.AE129]*(103.4+[.AE129]*(-12.79+[.AE129]*0.711)));-20.772/TAN(RADIANS([.AE129])))))/3600" office:value-type="float" office:value="0.00677055807689272">
            <text:p>0.01</text:p>
          </table:table-cell>
          <table:table-cell table:formula="of:=[.AE129]+[.AF129]" office:value-type="float" office:value="67.2434975149811">
            <text:p>67.24</text:p>
          </table:table-cell>
          <table:table-cell table:formula="of:=IF([.AC129]&gt;0;MOD(DEGREES(ACOS(((SIN(RADIANS([.$B$2]))*COS(RADIANS([.AD129])))-SIN(RADIANS([.T129])))/(COS(RADIANS([.$B$2]))*SIN(RADIANS([.AD129])))))+180;360);MOD(540-DEGREES(ACOS(((SIN(RADIANS([.$B$2]))*COS(RADIANS([.AD129])))-SIN(RADIANS([.T129])))/(COS(RADIANS([.$B$2]))*SIN(RADIANS([.AD129])))));360))" office:value-type="float" office:value="182.166449202913">
            <text:p>182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29]+1" office:value-type="date" office:date-value="2026-05-09">
            <text:p>5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0]+2415018.5+[.E130]-[.$B$4]/24" office:value-type="float" office:value="2461170.29166667">
            <text:p>2461170.29</text:p>
          </table:table-cell>
          <table:table-cell table:style-name="ce9" table:formula="of:=([.F130]-2451545)/36525" office:value-type="float" office:value="0.26352612365959">
            <text:p>0.26352612</text:p>
          </table:table-cell>
          <table:table-cell/>
          <table:table-cell table:formula="of:=MOD(280.46646+[.G130]*(36000.76983+[.G130]*0.0003032);360)" office:value-type="float" office:value="47.609803117035">
            <text:p>47.61</text:p>
          </table:table-cell>
          <table:table-cell table:formula="of:=357.52911+[.G130]*(35999.05029-0.0001537*[.G130])" office:value-type="float" office:value="9844.21927767647">
            <text:p>9844.22</text:p>
          </table:table-cell>
          <table:table-cell table:formula="of:=0.016708634-[.G130]*(0.000042037+0.0000001267*[.G130])" office:value-type="float" office:value="0.0166975473535293">
            <text:p>0.02</text:p>
          </table:table-cell>
          <table:table-cell table:formula="of:=SIN(RADIANS([.J130]))*(1.914602-[.G130]*(0.004817+0.000014*[.G130]))+SIN(RADIANS(2*[.J130]))*(0.019993-0.000101*[.G130])+SIN(RADIANS(3*[.J130]))*0.000289" office:value-type="float" office:value="1.56361159409541">
            <text:p>1.56</text:p>
          </table:table-cell>
          <table:table-cell table:formula="of:=[.I130]+[.L130]" office:value-type="float" office:value="49.1734147111304">
            <text:p>49.17</text:p>
          </table:table-cell>
          <table:table-cell table:formula="of:=[.J130]+[.L130]" office:value-type="float" office:value="9845.78288927057">
            <text:p>9845.78</text:p>
          </table:table-cell>
          <table:table-cell table:formula="of:=(1.000001018*(1-[.K130]*[.K130]))/(1+[.K130]*COS(RADIANS([.N130])))" office:value-type="float" office:value="1.00957904651114">
            <text:p>1.01</text:p>
          </table:table-cell>
          <table:table-cell table:formula="of:=[.M130]-0.00569-0.00478*SIN(RADIANS(125.04-1934.136*[.G130]))" office:value-type="float" office:value="49.1697187319042">
            <text:p>49.17</text:p>
          </table:table-cell>
          <table:table-cell table:formula="of:=23+(26+((21.448-[.G130]*(46.815+[.G130]*(0.00059-[.G130]*0.001813))))/60)/60" office:value-type="float" office:value="23.4358641713131">
            <text:p>23.44</text:p>
          </table:table-cell>
          <table:table-cell table:formula="of:=[.Q130]+0.00256*COS(RADIANS(125.04-1934.136*[.G130]))" office:value-type="float" office:value="23.4381907849413">
            <text:p>23.44</text:p>
          </table:table-cell>
          <table:table-cell table:formula="of:=DEGREES(ATAN2(COS(RADIANS([.P130]));COS(RADIANS([.R130]))*SIN(RADIANS([.P130]))))" office:value-type="float" office:value="46.7165095575063">
            <text:p>46.72</text:p>
          </table:table-cell>
          <table:table-cell table:formula="of:=DEGREES(ASIN(SIN(RADIANS([.R130]))*SIN(RADIANS([.P130]))))" office:value-type="float" office:value="17.5155483669168">
            <text:p>17.52</text:p>
          </table:table-cell>
          <table:table-cell table:formula="of:=TAN(RADIANS([.R130]/2))*TAN(RADIANS([.R130]/2))" office:value-type="float" office:value="0.0430303740468867">
            <text:p>0.04</text:p>
          </table:table-cell>
          <table:table-cell table:formula="of:=4*DEGREES([.U130]*SIN(2*RADIANS([.I130]))-2*[.K130]*SIN(RADIANS([.J130]))+4*[.K130]*[.U130]*SIN(RADIANS([.J130]))*COS(2*RADIANS([.I130]))-0.5*[.U130]*[.U130]*SIN(4*RADIANS([.I130]))-1.25*[.K130]*[.K130]*SIN(2*RADIANS([.J130])))" office:value-type="float" office:value="3.55543196024837">
            <text:p>3.56</text:p>
          </table:table-cell>
          <table:table-cell table:formula="of:=DEGREES(ACOS(COS(RADIANS(90.833))/(COS(RADIANS([.$B$2]))*COS(RADIANS([.T130])))-TAN(RADIANS([.$B$2]))*TAN(RADIANS([.T130]))))" office:value-type="float" office:value="106.54200919393">
            <text:p>106.54</text:p>
          </table:table-cell>
          <table:table-cell table:style-name="ce7" table:formula="of:=(720-4*[.$B$3]-[.V130]+[.$B$4]*60)/1440" office:value-type="float" office:value="0.497530950027605">
            <text:p>11:56:27</text:p>
          </table:table-cell>
          <table:table-cell table:style-name="ce7" table:formula="of:=([.X130]*1440-[.W130]*4)/1440" office:value-type="float" office:value="0.20158092448891">
            <text:p>4:50:17</text:p>
          </table:table-cell>
          <table:table-cell table:style-name="ce7" table:formula="of:=([.X130]*1440+[.W130]*4)/1440" office:value-type="float" office:value="0.7934809755663">
            <text:p>19:02:37</text:p>
          </table:table-cell>
          <table:table-cell table:formula="of:=8*[.W130]" office:value-type="float" office:value="852.336073551441">
            <text:p>852.34</text:p>
          </table:table-cell>
          <table:table-cell table:formula="of:=MOD([.E130]*1440+[.V130]+4*[.$B$3]-60*[.$B$4];1440)" office:value-type="float" office:value="723.555431960248">
            <text:p>723.56</text:p>
          </table:table-cell>
          <table:table-cell table:formula="of:=IF([.AB130]/4&lt;0;[.AB130]/4+180;[.AB130]/4-180)" office:value-type="float" office:value="0.888857990062093">
            <text:p>0.89</text:p>
          </table:table-cell>
          <table:table-cell table:formula="of:=DEGREES(ACOS(SIN(RADIANS([.$B$2]))*SIN(RADIANS([.T130]))+COS(RADIANS([.$B$2]))*COS(RADIANS([.T130]))*COS(RADIANS([.AC130]))))" office:value-type="float" office:value="22.4976179452935">
            <text:p>22.5</text:p>
          </table:table-cell>
          <table:table-cell table:formula="of:=90-[.AD130]" office:value-type="float" office:value="67.5023820547065">
            <text:p>67.5</text:p>
          </table:table-cell>
          <table:table-cell table:formula="of:=IF([.AE130]&gt;85;0;IF([.AE130]&gt;5;58.1/TAN(RADIANS([.AE130]))-0.07/POWER(TAN(RADIANS([.AE130]));3)+0.000086/POWER(TAN(RADIANS([.AE130]));5);IF([.AE130]&gt;-0.575;1735+[.AE130]*(-518.2+[.AE130]*(103.4+[.AE130]*(-12.79+[.AE130]*0.711)));-20.772/TAN(RADIANS([.AE130])))))/3600" office:value-type="float" office:value="0.0066827794877841">
            <text:p>0.01</text:p>
          </table:table-cell>
          <table:table-cell table:formula="of:=[.AE130]+[.AF130]" office:value-type="float" office:value="67.5090648341943">
            <text:p>67.51</text:p>
          </table:table-cell>
          <table:table-cell table:formula="of:=IF([.AC130]&gt;0;MOD(DEGREES(ACOS(((SIN(RADIANS([.$B$2]))*COS(RADIANS([.AD130])))-SIN(RADIANS([.T130])))/(COS(RADIANS([.$B$2]))*SIN(RADIANS([.AD130])))))+180;360);MOD(540-DEGREES(ACOS(((SIN(RADIANS([.$B$2]))*COS(RADIANS([.AD130])))-SIN(RADIANS([.T130])))/(COS(RADIANS([.$B$2]))*SIN(RADIANS([.AD130])))));360))" office:value-type="float" office:value="182.215692396207">
            <text:p>182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0]+1" office:value-type="date" office:date-value="2026-05-10">
            <text:p>5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1]+2415018.5+[.E131]-[.$B$4]/24" office:value-type="float" office:value="2461171.29166667">
            <text:p>2461171.29</text:p>
          </table:table-cell>
          <table:table-cell table:style-name="ce9" table:formula="of:=([.F131]-2451545)/36525" office:value-type="float" office:value="0.263553502167461">
            <text:p>0.26355350</text:p>
          </table:table-cell>
          <table:table-cell/>
          <table:table-cell table:formula="of:=MOD(280.46646+[.G131]*(36000.76983+[.G131]*0.0003032);360)" office:value-type="float" office:value="48.5954504815727">
            <text:p>48.6</text:p>
          </table:table-cell>
          <table:table-cell table:formula="of:=357.52911+[.G131]*(35999.05029-0.0001537*[.G131])" office:value-type="float" office:value="9845.20487795598">
            <text:p>9845.2</text:p>
          </table:table-cell>
          <table:table-cell table:formula="of:=0.016708634-[.G131]*(0.000042037+0.0000001267*[.G131])" office:value-type="float" office:value="0.0166975462007906">
            <text:p>0.02</text:p>
          </table:table-cell>
          <table:table-cell table:formula="of:=SIN(RADIANS([.J131]))*(1.914602-[.G131]*(0.004817+0.000014*[.G131]))+SIN(RADIANS(2*[.J131]))*(0.019993-0.000101*[.G131])+SIN(RADIANS(3*[.J131]))*0.000289" office:value-type="float" office:value="1.54464233366748">
            <text:p>1.54</text:p>
          </table:table-cell>
          <table:table-cell table:formula="of:=[.I131]+[.L131]" office:value-type="float" office:value="50.1400928152402">
            <text:p>50.14</text:p>
          </table:table-cell>
          <table:table-cell table:formula="of:=[.J131]+[.L131]" office:value-type="float" office:value="9846.74952028965">
            <text:p>9846.75</text:p>
          </table:table-cell>
          <table:table-cell table:formula="of:=(1.000001018*(1-[.K131]*[.K131]))/(1+[.K131]*COS(RADIANS([.N131])))" office:value-type="float" office:value="1.00981066316">
            <text:p>1.01</text:p>
          </table:table-cell>
          <table:table-cell table:formula="of:=[.M131]-0.00569-0.00478*SIN(RADIANS(125.04-1934.136*[.G131]))" office:value-type="float" office:value="50.1364008501693">
            <text:p>50.14</text:p>
          </table:table-cell>
          <table:table-cell table:formula="of:=23+(26+((21.448-[.G131]*(46.815+[.G131]*(0.00059-[.G131]*0.001813))))/60)/60" office:value-type="float" office:value="23.4358638152789">
            <text:p>23.44</text:p>
          </table:table-cell>
          <table:table-cell table:formula="of:=[.Q131]+0.00256*COS(RADIANS(125.04-1934.136*[.G131]))" office:value-type="float" office:value="23.4381894409164">
            <text:p>23.44</text:p>
          </table:table-cell>
          <table:table-cell table:formula="of:=DEGREES(ATAN2(COS(RADIANS([.P131]));COS(RADIANS([.R131]))*SIN(RADIANS([.P131]))))" office:value-type="float" office:value="47.6931858713679">
            <text:p>47.69</text:p>
          </table:table-cell>
          <table:table-cell table:formula="of:=DEGREES(ASIN(SIN(RADIANS([.R131]))*SIN(RADIANS([.P131]))))" office:value-type="float" office:value="17.776771461121">
            <text:p>17.78</text:p>
          </table:table-cell>
          <table:table-cell table:formula="of:=TAN(RADIANS([.R131]/2))*TAN(RADIANS([.R131]/2))" office:value-type="float" office:value="0.0430303689714996">
            <text:p>0.04</text:p>
          </table:table-cell>
          <table:table-cell table:formula="of:=4*DEGREES([.U131]*SIN(2*RADIANS([.I131]))-2*[.K131]*SIN(RADIANS([.J131]))+4*[.K131]*[.U131]*SIN(RADIANS([.J131]))*COS(2*RADIANS([.I131]))-0.5*[.U131]*[.U131]*SIN(4*RADIANS([.I131]))-1.25*[.K131]*[.K131]*SIN(2*RADIANS([.J131])))" office:value-type="float" office:value="3.59113045346485">
            <text:p>3.59</text:p>
          </table:table-cell>
          <table:table-cell table:formula="of:=DEGREES(ACOS(COS(RADIANS(90.833))/(COS(RADIANS([.$B$2]))*COS(RADIANS([.T131])))-TAN(RADIANS([.$B$2]))*TAN(RADIANS([.T131]))))" office:value-type="float" office:value="106.795697705527">
            <text:p>106.8</text:p>
          </table:table-cell>
          <table:table-cell table:style-name="ce7" table:formula="of:=(720-4*[.$B$3]-[.V131]+[.$B$4]*60)/1440" office:value-type="float" office:value="0.497506159407316">
            <text:p>11:56:25</text:p>
          </table:table-cell>
          <table:table-cell table:style-name="ce7" table:formula="of:=([.X131]*1440-[.W131]*4)/1440" office:value-type="float" office:value="0.20085144355863">
            <text:p>4:49:14</text:p>
          </table:table-cell>
          <table:table-cell table:style-name="ce7" table:formula="of:=([.X131]*1440+[.W131]*4)/1440" office:value-type="float" office:value="0.794160875256002">
            <text:p>19:03:35</text:p>
          </table:table-cell>
          <table:table-cell table:formula="of:=8*[.W131]" office:value-type="float" office:value="854.365581644216">
            <text:p>854.37</text:p>
          </table:table-cell>
          <table:table-cell table:formula="of:=MOD([.E131]*1440+[.V131]+4*[.$B$3]-60*[.$B$4];1440)" office:value-type="float" office:value="723.591130453465">
            <text:p>723.59</text:p>
          </table:table-cell>
          <table:table-cell table:formula="of:=IF([.AB131]/4&lt;0;[.AB131]/4+180;[.AB131]/4-180)" office:value-type="float" office:value="0.897782613366218">
            <text:p>0.9</text:p>
          </table:table-cell>
          <table:table-cell table:formula="of:=DEGREES(ACOS(SIN(RADIANS([.$B$2]))*SIN(RADIANS([.T131]))+COS(RADIANS([.$B$2]))*COS(RADIANS([.T131]))*COS(RADIANS([.AC131]))))" office:value-type="float" office:value="22.2367904684157">
            <text:p>22.24</text:p>
          </table:table-cell>
          <table:table-cell table:formula="of:=90-[.AD131]" office:value-type="float" office:value="67.7632095315843">
            <text:p>67.76</text:p>
          </table:table-cell>
          <table:table-cell table:formula="of:=IF([.AE131]&gt;85;0;IF([.AE131]&gt;5;58.1/TAN(RADIANS([.AE131]))-0.07/POWER(TAN(RADIANS([.AE131]));3)+0.000086/POWER(TAN(RADIANS([.AE131]));5);IF([.AE131]&gt;-0.575;1735+[.AE131]*(-518.2+[.AE131]*(103.4+[.AE131]*(-12.79+[.AE131]*0.711)));-20.772/TAN(RADIANS([.AE131])))))/3600" office:value-type="float" office:value="0.00659692206819099">
            <text:p>0.01</text:p>
          </table:table-cell>
          <table:table-cell table:formula="of:=[.AE131]+[.AF131]" office:value-type="float" office:value="67.7698064536525">
            <text:p>67.77</text:p>
          </table:table-cell>
          <table:table-cell table:formula="of:=IF([.AC131]&gt;0;MOD(DEGREES(ACOS(((SIN(RADIANS([.$B$2]))*COS(RADIANS([.AD131])))-SIN(RADIANS([.T131])))/(COS(RADIANS([.$B$2]))*SIN(RADIANS([.AD131])))))+180;360);MOD(540-DEGREES(ACOS(((SIN(RADIANS([.$B$2]))*COS(RADIANS([.AD131])))-SIN(RADIANS([.T131])))/(COS(RADIANS([.$B$2]))*SIN(RADIANS([.AD131])))));360))" office:value-type="float" office:value="182.259575769468">
            <text:p>182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1]+1" office:value-type="date" office:date-value="2026-05-11">
            <text:p>5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2]+2415018.5+[.E132]-[.$B$4]/24" office:value-type="float" office:value="2461172.29166667">
            <text:p>2461172.29</text:p>
          </table:table-cell>
          <table:table-cell table:style-name="ce9" table:formula="of:=([.F132]-2451545)/36525" office:value-type="float" office:value="0.263580880675332">
            <text:p>0.26358088</text:p>
          </table:table-cell>
          <table:table-cell/>
          <table:table-cell table:formula="of:=MOD(280.46646+[.G132]*(36000.76983+[.G132]*0.0003032);360)" office:value-type="float" office:value="49.5810978461141">
            <text:p>49.58</text:p>
          </table:table-cell>
          <table:table-cell table:formula="of:=357.52911+[.G132]*(35999.05029-0.0001537*[.G132])" office:value-type="float" office:value="9846.19047823549">
            <text:p>9846.19</text:p>
          </table:table-cell>
          <table:table-cell table:formula="of:=0.016708634-[.G132]*(0.000042037+0.0000001267*[.G132])" office:value-type="float" office:value="0.0166975450480517">
            <text:p>0.02</text:p>
          </table:table-cell>
          <table:table-cell table:formula="of:=SIN(RADIANS([.J132]))*(1.914602-[.G132]*(0.004817+0.000014*[.G132]))+SIN(RADIANS(2*[.J132]))*(0.019993-0.000101*[.G132])+SIN(RADIANS(3*[.J132]))*0.000289" office:value-type="float" office:value="1.5252325279875">
            <text:p>1.53</text:p>
          </table:table-cell>
          <table:table-cell table:formula="of:=[.I132]+[.L132]" office:value-type="float" office:value="51.1063303741016">
            <text:p>51.11</text:p>
          </table:table-cell>
          <table:table-cell table:formula="of:=[.J132]+[.L132]" office:value-type="float" office:value="9847.71571076347">
            <text:p>9847.72</text:p>
          </table:table-cell>
          <table:table-cell table:formula="of:=(1.000001018*(1-[.K132]*[.K132]))/(1+[.K132]*COS(RADIANS([.N132])))" office:value-type="float" office:value="1.01003938075934">
            <text:p>1.01</text:p>
          </table:table-cell>
          <table:table-cell table:formula="of:=[.M132]-0.00569-0.00478*SIN(RADIANS(125.04-1934.136*[.G132]))" office:value-type="float" office:value="51.1026424214792">
            <text:p>51.1</text:p>
          </table:table-cell>
          <table:table-cell table:formula="of:=23+(26+((21.448-[.G132]*(46.815+[.G132]*(0.00059-[.G132]*0.001813))))/60)/60" office:value-type="float" office:value="23.4358634592448">
            <text:p>23.44</text:p>
          </table:table-cell>
          <table:table-cell table:formula="of:=[.Q132]+0.00256*COS(RADIANS(125.04-1934.136*[.G132]))" office:value-type="float" office:value="23.4381880949051">
            <text:p>23.44</text:p>
          </table:table-cell>
          <table:table-cell table:formula="of:=DEGREES(ATAN2(COS(RADIANS([.P132]));COS(RADIANS([.R132]))*SIN(RADIANS([.P132]))))" office:value-type="float" office:value="48.672247945511">
            <text:p>48.67</text:p>
          </table:table-cell>
          <table:table-cell table:formula="of:=DEGREES(ASIN(SIN(RADIANS([.R132]))*SIN(RADIANS([.P132]))))" office:value-type="float" office:value="18.0330245350669">
            <text:p>18.03</text:p>
          </table:table-cell>
          <table:table-cell table:formula="of:=TAN(RADIANS([.R132]/2))*TAN(RADIANS([.R132]/2))" office:value-type="float" office:value="0.0430303638886113">
            <text:p>0.04</text:p>
          </table:table-cell>
          <table:table-cell table:formula="of:=4*DEGREES([.U132]*SIN(2*RADIANS([.I132]))-2*[.K132]*SIN(RADIANS([.J132]))+4*[.K132]*[.U132]*SIN(RADIANS([.J132]))*COS(2*RADIANS([.I132]))-0.5*[.U132]*[.U132]*SIN(4*RADIANS([.I132]))-1.25*[.K132]*[.K132]*SIN(2*RADIANS([.J132])))" office:value-type="float" office:value="3.61730549086474">
            <text:p>3.62</text:p>
          </table:table-cell>
          <table:table-cell table:formula="of:=DEGREES(ACOS(COS(RADIANS(90.833))/(COS(RADIANS([.$B$2]))*COS(RADIANS([.T132])))-TAN(RADIANS([.$B$2]))*TAN(RADIANS([.T132]))))" office:value-type="float" office:value="107.04563657974">
            <text:p>107.05</text:p>
          </table:table-cell>
          <table:table-cell table:style-name="ce7" table:formula="of:=(720-4*[.$B$3]-[.V132]+[.$B$4]*60)/1440" office:value-type="float" office:value="0.497487982298011">
            <text:p>11:56:23</text:p>
          </table:table-cell>
          <table:table-cell table:style-name="ce7" table:formula="of:=([.X132]*1440-[.W132]*4)/1440" office:value-type="float" office:value="0.200138991798732">
            <text:p>4:48:12</text:p>
          </table:table-cell>
          <table:table-cell table:style-name="ce7" table:formula="of:=([.X132]*1440+[.W132]*4)/1440" office:value-type="float" office:value="0.79483697279729">
            <text:p>19:04:34</text:p>
          </table:table-cell>
          <table:table-cell table:formula="of:=8*[.W132]" office:value-type="float" office:value="856.365092637923">
            <text:p>856.37</text:p>
          </table:table-cell>
          <table:table-cell table:formula="of:=MOD([.E132]*1440+[.V132]+4*[.$B$3]-60*[.$B$4];1440)" office:value-type="float" office:value="723.617305490865">
            <text:p>723.62</text:p>
          </table:table-cell>
          <table:table-cell table:formula="of:=IF([.AB132]/4&lt;0;[.AB132]/4+180;[.AB132]/4-180)" office:value-type="float" office:value="0.904326372716184">
            <text:p>0.9</text:p>
          </table:table-cell>
          <table:table-cell table:formula="of:=DEGREES(ACOS(SIN(RADIANS([.$B$2]))*SIN(RADIANS([.T132]))+COS(RADIANS([.$B$2]))*COS(RADIANS([.T132]))*COS(RADIANS([.AC132]))))" office:value-type="float" office:value="21.980868008942">
            <text:p>21.98</text:p>
          </table:table-cell>
          <table:table-cell table:formula="of:=90-[.AD132]" office:value-type="float" office:value="68.019131991058">
            <text:p>68.02</text:p>
          </table:table-cell>
          <table:table-cell table:formula="of:=IF([.AE132]&gt;85;0;IF([.AE132]&gt;5;58.1/TAN(RADIANS([.AE132]))-0.07/POWER(TAN(RADIANS([.AE132]));3)+0.000086/POWER(TAN(RADIANS([.AE132]));5);IF([.AE132]&gt;-0.575;1735+[.AE132]*(-518.2+[.AE132]*(103.4+[.AE132]*(-12.79+[.AE132]*0.711)));-20.772/TAN(RADIANS([.AE132])))))/3600" office:value-type="float" office:value="0.00651298803248522">
            <text:p>0.01</text:p>
          </table:table-cell>
          <table:table-cell table:formula="of:=[.AE132]+[.AF132]" office:value-type="float" office:value="68.0256449790905">
            <text:p>68.03</text:p>
          </table:table-cell>
          <table:table-cell table:formula="of:=IF([.AC132]&gt;0;MOD(DEGREES(ACOS(((SIN(RADIANS([.$B$2]))*COS(RADIANS([.AD132])))-SIN(RADIANS([.T132])))/(COS(RADIANS([.$B$2]))*SIN(RADIANS([.AD132])))))+180;360);MOD(540-DEGREES(ACOS(((SIN(RADIANS([.$B$2]))*COS(RADIANS([.AD132])))-SIN(RADIANS([.T132])))/(COS(RADIANS([.$B$2]))*SIN(RADIANS([.AD132])))));360))" office:value-type="float" office:value="182.297905667075">
            <text:p>182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2]+1" office:value-type="date" office:date-value="2026-05-12">
            <text:p>5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3]+2415018.5+[.E133]-[.$B$4]/24" office:value-type="float" office:value="2461173.29166667">
            <text:p>2461173.29</text:p>
          </table:table-cell>
          <table:table-cell table:style-name="ce9" table:formula="of:=([.F133]-2451545)/36525" office:value-type="float" office:value="0.263608259183204">
            <text:p>0.26360826</text:p>
          </table:table-cell>
          <table:table-cell/>
          <table:table-cell table:formula="of:=MOD(280.46646+[.G133]*(36000.76983+[.G133]*0.0003032);360)" office:value-type="float" office:value="50.5667452106554">
            <text:p>50.57</text:p>
          </table:table-cell>
          <table:table-cell table:formula="of:=357.52911+[.G133]*(35999.05029-0.0001537*[.G133])" office:value-type="float" office:value="9847.17607851499">
            <text:p>9847.18</text:p>
          </table:table-cell>
          <table:table-cell table:formula="of:=0.016708634-[.G133]*(0.000042037+0.0000001267*[.G133])" office:value-type="float" office:value="0.0166975438953126">
            <text:p>0.02</text:p>
          </table:table-cell>
          <table:table-cell table:formula="of:=SIN(RADIANS([.J133]))*(1.914602-[.G133]*(0.004817+0.000014*[.G133]))+SIN(RADIANS(2*[.J133]))*(0.019993-0.000101*[.G133])+SIN(RADIANS(3*[.J133]))*0.000289" office:value-type="float" office:value="1.50538808126064">
            <text:p>1.51</text:p>
          </table:table-cell>
          <table:table-cell table:formula="of:=[.I133]+[.L133]" office:value-type="float" office:value="52.0721332919161">
            <text:p>52.07</text:p>
          </table:table-cell>
          <table:table-cell table:formula="of:=[.J133]+[.L133]" office:value-type="float" office:value="9848.68146659625">
            <text:p>9848.68</text:p>
          </table:table-cell>
          <table:table-cell table:formula="of:=(1.000001018*(1-[.K133]*[.K133]))/(1+[.K133]*COS(RADIANS([.N133])))" office:value-type="float" office:value="1.01026513559795">
            <text:p>1.01</text:p>
          </table:table-cell>
          <table:table-cell table:formula="of:=[.M133]-0.00569-0.00478*SIN(RADIANS(125.04-1934.136*[.G133]))" office:value-type="float" office:value="52.0684493500321">
            <text:p>52.07</text:p>
          </table:table-cell>
          <table:table-cell table:formula="of:=23+(26+((21.448-[.G133]*(46.815+[.G133]*(0.00059-[.G133]*0.001813))))/60)/60" office:value-type="float" office:value="23.4358631032106">
            <text:p>23.44</text:p>
          </table:table-cell>
          <table:table-cell table:formula="of:=[.Q133]+0.00256*COS(RADIANS(125.04-1934.136*[.G133]))" office:value-type="float" office:value="23.4381867469081">
            <text:p>23.44</text:p>
          </table:table-cell>
          <table:table-cell table:formula="of:=DEGREES(ATAN2(COS(RADIANS([.P133]));COS(RADIANS([.R133]))*SIN(RADIANS([.P133]))))" office:value-type="float" office:value="49.6536953029897">
            <text:p>49.65</text:p>
          </table:table-cell>
          <table:table-cell table:formula="of:=DEGREES(ASIN(SIN(RADIANS([.R133]))*SIN(RADIANS([.P133]))))" office:value-type="float" office:value="18.2842268403427">
            <text:p>18.28</text:p>
          </table:table-cell>
          <table:table-cell table:formula="of:=TAN(RADIANS([.R133]/2))*TAN(RADIANS([.R133]/2))" office:value-type="float" office:value="0.043030358798225">
            <text:p>0.04</text:p>
          </table:table-cell>
          <table:table-cell table:formula="of:=4*DEGREES([.U133]*SIN(2*RADIANS([.I133]))-2*[.K133]*SIN(RADIANS([.J133]))+4*[.K133]*[.U133]*SIN(RADIANS([.J133]))*COS(2*RADIANS([.I133]))-0.5*[.U133]*[.U133]*SIN(4*RADIANS([.I133]))-1.25*[.K133]*[.K133]*SIN(2*RADIANS([.J133])))" office:value-type="float" office:value="3.63395823356669">
            <text:p>3.63</text:p>
          </table:table-cell>
          <table:table-cell table:formula="of:=DEGREES(ACOS(COS(RADIANS(90.833))/(COS(RADIANS([.$B$2]))*COS(RADIANS([.T133])))-TAN(RADIANS([.$B$2]))*TAN(RADIANS([.T133]))))" office:value-type="float" office:value="107.291706117378">
            <text:p>107.29</text:p>
          </table:table-cell>
          <table:table-cell table:style-name="ce7" table:formula="of:=(720-4*[.$B$3]-[.V133]+[.$B$4]*60)/1440" office:value-type="float" office:value="0.497476417893356">
            <text:p>11:56:22</text:p>
          </table:table-cell>
          <table:table-cell table:style-name="ce7" table:formula="of:=([.X133]*1440-[.W133]*4)/1440" office:value-type="float" office:value="0.199443900900639">
            <text:p>4:47:12</text:p>
          </table:table-cell>
          <table:table-cell table:style-name="ce7" table:formula="of:=([.X133]*1440+[.W133]*4)/1440" office:value-type="float" office:value="0.795508934886074">
            <text:p>19:05:32</text:p>
          </table:table-cell>
          <table:table-cell table:formula="of:=8*[.W133]" office:value-type="float" office:value="858.333648939026">
            <text:p>858.33</text:p>
          </table:table-cell>
          <table:table-cell table:formula="of:=MOD([.E133]*1440+[.V133]+4*[.$B$3]-60*[.$B$4];1440)" office:value-type="float" office:value="723.633958233567">
            <text:p>723.63</text:p>
          </table:table-cell>
          <table:table-cell table:formula="of:=IF([.AB133]/4&lt;0;[.AB133]/4+180;[.AB133]/4-180)" office:value-type="float" office:value="0.908489558391665">
            <text:p>0.91</text:p>
          </table:table-cell>
          <table:table-cell table:formula="of:=DEGREES(ACOS(SIN(RADIANS([.$B$2]))*SIN(RADIANS([.T133]))+COS(RADIANS([.$B$2]))*COS(RADIANS([.T133]))*COS(RADIANS([.AC133]))))" office:value-type="float" office:value="21.729927615025">
            <text:p>21.73</text:p>
          </table:table-cell>
          <table:table-cell table:formula="of:=90-[.AD133]" office:value-type="float" office:value="68.270072384975">
            <text:p>68.27</text:p>
          </table:table-cell>
          <table:table-cell table:formula="of:=IF([.AE133]&gt;85;0;IF([.AE133]&gt;5;58.1/TAN(RADIANS([.AE133]))-0.07/POWER(TAN(RADIANS([.AE133]));3)+0.000086/POWER(TAN(RADIANS([.AE133]));5);IF([.AE133]&gt;-0.575;1735+[.AE133]*(-518.2+[.AE133]*(103.4+[.AE133]*(-12.79+[.AE133]*0.711)));-20.772/TAN(RADIANS([.AE133])))))/3600" office:value-type="float" office:value="0.00643098009482422">
            <text:p>0.01</text:p>
          </table:table-cell>
          <table:table-cell table:formula="of:=[.AE133]+[.AF133]" office:value-type="float" office:value="68.2765033650698">
            <text:p>68.28</text:p>
          </table:table-cell>
          <table:table-cell table:formula="of:=IF([.AC133]&gt;0;MOD(DEGREES(ACOS(((SIN(RADIANS([.$B$2]))*COS(RADIANS([.AD133])))-SIN(RADIANS([.T133])))/(COS(RADIANS([.$B$2]))*SIN(RADIANS([.AD133])))))+180;360);MOD(540-DEGREES(ACOS(((SIN(RADIANS([.$B$2]))*COS(RADIANS([.AD133])))-SIN(RADIANS([.T133])))/(COS(RADIANS([.$B$2]))*SIN(RADIANS([.AD133])))));360))" office:value-type="float" office:value="182.330493635093">
            <text:p>182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3]+1" office:value-type="date" office:date-value="2026-05-13">
            <text:p>5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4]+2415018.5+[.E134]-[.$B$4]/24" office:value-type="float" office:value="2461174.29166667">
            <text:p>2461174.29</text:p>
          </table:table-cell>
          <table:table-cell table:style-name="ce9" table:formula="of:=([.F134]-2451545)/36525" office:value-type="float" office:value="0.263635637691075">
            <text:p>0.26363564</text:p>
          </table:table-cell>
          <table:table-cell/>
          <table:table-cell table:formula="of:=MOD(280.46646+[.G134]*(36000.76983+[.G134]*0.0003032);360)" office:value-type="float" office:value="51.552392575195">
            <text:p>51.55</text:p>
          </table:table-cell>
          <table:table-cell table:formula="of:=357.52911+[.G134]*(35999.05029-0.0001537*[.G134])" office:value-type="float" office:value="9848.1616787945">
            <text:p>9848.16</text:p>
          </table:table-cell>
          <table:table-cell table:formula="of:=0.016708634-[.G134]*(0.000042037+0.0000001267*[.G134])" office:value-type="float" office:value="0.0166975427425733">
            <text:p>0.02</text:p>
          </table:table-cell>
          <table:table-cell table:formula="of:=SIN(RADIANS([.J134]))*(1.914602-[.G134]*(0.004817+0.000014*[.G134]))+SIN(RADIANS(2*[.J134]))*(0.019993-0.000101*[.G134])+SIN(RADIANS(3*[.J134]))*0.000289" office:value-type="float" office:value="1.4851150068909">
            <text:p>1.49</text:p>
          </table:table-cell>
          <table:table-cell table:formula="of:=[.I134]+[.L134]" office:value-type="float" office:value="53.0375075820859">
            <text:p>53.04</text:p>
          </table:table-cell>
          <table:table-cell table:formula="of:=[.J134]+[.L134]" office:value-type="float" office:value="9849.64679380139">
            <text:p>9849.65</text:p>
          </table:table-cell>
          <table:table-cell table:formula="of:=(1.000001018*(1-[.K134]*[.K134]))/(1+[.K134]*COS(RADIANS([.N134])))" office:value-type="float" office:value="1.01048786487561">
            <text:p>1.01</text:p>
          </table:table-cell>
          <table:table-cell table:formula="of:=[.M134]-0.00569-0.00478*SIN(RADIANS(125.04-1934.136*[.G134]))" office:value-type="float" office:value="53.0338276492268">
            <text:p>53.03</text:p>
          </table:table-cell>
          <table:table-cell table:formula="of:=23+(26+((21.448-[.G134]*(46.815+[.G134]*(0.00059-[.G134]*0.001813))))/60)/60" office:value-type="float" office:value="23.4358627471764">
            <text:p>23.44</text:p>
          </table:table-cell>
          <table:table-cell table:formula="of:=[.Q134]+0.00256*COS(RADIANS(125.04-1934.136*[.G134]))" office:value-type="float" office:value="23.4381853969263">
            <text:p>23.44</text:p>
          </table:table-cell>
          <table:table-cell table:formula="of:=DEGREES(ATAN2(COS(RADIANS([.P134]));COS(RADIANS([.R134]))*SIN(RADIANS([.P134]))))" office:value-type="float" office:value="50.6375242316778">
            <text:p>50.64</text:p>
          </table:table-cell>
          <table:table-cell table:formula="of:=DEGREES(ASIN(SIN(RADIANS([.R134]))*SIN(RADIANS([.P134]))))" office:value-type="float" office:value="18.5302985958474">
            <text:p>18.53</text:p>
          </table:table-cell>
          <table:table-cell table:formula="of:=TAN(RADIANS([.R134]/2))*TAN(RADIANS([.R134]/2))" office:value-type="float" office:value="0.0430303537003439">
            <text:p>0.04</text:p>
          </table:table-cell>
          <table:table-cell table:formula="of:=4*DEGREES([.U134]*SIN(2*RADIANS([.I134]))-2*[.K134]*SIN(RADIANS([.J134]))+4*[.K134]*[.U134]*SIN(RADIANS([.J134]))*COS(2*RADIANS([.I134]))-0.5*[.U134]*[.U134]*SIN(4*RADIANS([.I134]))-1.25*[.K134]*[.K134]*SIN(2*RADIANS([.J134])))" office:value-type="float" office:value="3.64110289466419">
            <text:p>3.64</text:p>
          </table:table-cell>
          <table:table-cell table:formula="of:=DEGREES(ACOS(COS(RADIANS(90.833))/(COS(RADIANS([.$B$2]))*COS(RADIANS([.T134])))-TAN(RADIANS([.$B$2]))*TAN(RADIANS([.T134]))))" office:value-type="float" office:value="107.533785258884">
            <text:p>107.53</text:p>
          </table:table-cell>
          <table:table-cell table:style-name="ce7" table:formula="of:=(720-4*[.$B$3]-[.V134]+[.$B$4]*60)/1440" office:value-type="float" office:value="0.49747145632315">
            <text:p>11:56:22</text:p>
          </table:table-cell>
          <table:table-cell table:style-name="ce7" table:formula="of:=([.X134]*1440-[.W134]*4)/1440" office:value-type="float" office:value="0.198766497270695">
            <text:p>4:46:13</text:p>
          </table:table-cell>
          <table:table-cell table:style-name="ce7" table:formula="of:=([.X134]*1440+[.W134]*4)/1440" office:value-type="float" office:value="0.796176415375604">
            <text:p>19:06:30</text:p>
          </table:table-cell>
          <table:table-cell table:formula="of:=8*[.W134]" office:value-type="float" office:value="860.270282071069">
            <text:p>860.27</text:p>
          </table:table-cell>
          <table:table-cell table:formula="of:=MOD([.E134]*1440+[.V134]+4*[.$B$3]-60*[.$B$4];1440)" office:value-type="float" office:value="723.641102894664">
            <text:p>723.64</text:p>
          </table:table-cell>
          <table:table-cell table:formula="of:=IF([.AB134]/4&lt;0;[.AB134]/4+180;[.AB134]/4-180)" office:value-type="float" office:value="0.910275723666047">
            <text:p>0.91</text:p>
          </table:table-cell>
          <table:table-cell table:formula="of:=DEGREES(ACOS(SIN(RADIANS([.$B$2]))*SIN(RADIANS([.T134]))+COS(RADIANS([.$B$2]))*COS(RADIANS([.T134]))*COS(RADIANS([.AC134]))))" office:value-type="float" office:value="21.4840459776785">
            <text:p>21.48</text:p>
          </table:table-cell>
          <table:table-cell table:formula="of:=90-[.AD134]" office:value-type="float" office:value="68.5159540223215">
            <text:p>68.52</text:p>
          </table:table-cell>
          <table:table-cell table:formula="of:=IF([.AE134]&gt;85;0;IF([.AE134]&gt;5;58.1/TAN(RADIANS([.AE134]))-0.07/POWER(TAN(RADIANS([.AE134]));3)+0.000086/POWER(TAN(RADIANS([.AE134]));5);IF([.AE134]&gt;-0.575;1735+[.AE134]*(-518.2+[.AE134]*(103.4+[.AE134]*(-12.79+[.AE134]*0.711)));-20.772/TAN(RADIANS([.AE134])))))/3600" office:value-type="float" office:value="0.00635090146025741">
            <text:p>0.01</text:p>
          </table:table-cell>
          <table:table-cell table:formula="of:=[.AE134]+[.AF134]" office:value-type="float" office:value="68.5223049237817">
            <text:p>68.52</text:p>
          </table:table-cell>
          <table:table-cell table:formula="of:=IF([.AC134]&gt;0;MOD(DEGREES(ACOS(((SIN(RADIANS([.$B$2]))*COS(RADIANS([.AD134])))-SIN(RADIANS([.T134])))/(COS(RADIANS([.$B$2]))*SIN(RADIANS([.AD134])))))+180;360);MOD(540-DEGREES(ACOS(((SIN(RADIANS([.$B$2]))*COS(RADIANS([.AD134])))-SIN(RADIANS([.T134])))/(COS(RADIANS([.$B$2]))*SIN(RADIANS([.AD134])))));360))" office:value-type="float" office:value="182.357157320364">
            <text:p>182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4]+1" office:value-type="date" office:date-value="2026-05-14">
            <text:p>5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5]+2415018.5+[.E135]-[.$B$4]/24" office:value-type="float" office:value="2461175.29166667">
            <text:p>2461175.29</text:p>
          </table:table-cell>
          <table:table-cell table:style-name="ce9" table:formula="of:=([.F135]-2451545)/36525" office:value-type="float" office:value="0.263663016198946">
            <text:p>0.26366302</text:p>
          </table:table-cell>
          <table:table-cell/>
          <table:table-cell table:formula="of:=MOD(280.46646+[.G135]*(36000.76983+[.G135]*0.0003032);360)" office:value-type="float" office:value="52.5380399397382">
            <text:p>52.54</text:p>
          </table:table-cell>
          <table:table-cell table:formula="of:=357.52911+[.G135]*(35999.05029-0.0001537*[.G135])" office:value-type="float" office:value="9849.14727907401">
            <text:p>9849.15</text:p>
          </table:table-cell>
          <table:table-cell table:formula="of:=0.016708634-[.G135]*(0.000042037+0.0000001267*[.G135])" office:value-type="float" office:value="0.0166975415898339">
            <text:p>0.02</text:p>
          </table:table-cell>
          <table:table-cell table:formula="of:=SIN(RADIANS([.J135]))*(1.914602-[.G135]*(0.004817+0.000014*[.G135]))+SIN(RADIANS(2*[.J135]))*(0.019993-0.000101*[.G135])+SIN(RADIANS(3*[.J135]))*0.000289" office:value-type="float" office:value="1.46441942558344">
            <text:p>1.46</text:p>
          </table:table-cell>
          <table:table-cell table:formula="of:=[.I135]+[.L135]" office:value-type="float" office:value="54.0024593653216">
            <text:p>54</text:p>
          </table:table-cell>
          <table:table-cell table:formula="of:=[.J135]+[.L135]" office:value-type="float" office:value="9850.61169849959">
            <text:p>9850.61</text:p>
          </table:table-cell>
          <table:table-cell table:formula="of:=(1.000001018*(1-[.K135]*[.K135]))/(1+[.K135]*COS(RADIANS([.N135])))" office:value-type="float" office:value="1.01070750671711">
            <text:p>1.01</text:p>
          </table:table-cell>
          <table:table-cell table:formula="of:=[.M135]-0.00569-0.00478*SIN(RADIANS(125.04-1934.136*[.G135]))" office:value-type="float" office:value="53.9987834397705">
            <text:p>54</text:p>
          </table:table-cell>
          <table:table-cell table:formula="of:=23+(26+((21.448-[.G135]*(46.815+[.G135]*(0.00059-[.G135]*0.001813))))/60)/60" office:value-type="float" office:value="23.4358623911422">
            <text:p>23.44</text:p>
          </table:table-cell>
          <table:table-cell table:formula="of:=[.Q135]+0.00256*COS(RADIANS(125.04-1934.136*[.G135]))" office:value-type="float" office:value="23.4381840449605">
            <text:p>23.44</text:p>
          </table:table-cell>
          <table:table-cell table:formula="of:=DEGREES(ATAN2(COS(RADIANS([.P135]));COS(RADIANS([.R135]))*SIN(RADIANS([.P135]))))" office:value-type="float" office:value="51.6237277484525">
            <text:p>51.62</text:p>
          </table:table-cell>
          <table:table-cell table:formula="of:=DEGREES(ASIN(SIN(RADIANS([.R135]))*SIN(RADIANS([.P135]))))" office:value-type="float" office:value="18.7711610393948">
            <text:p>18.77</text:p>
          </table:table-cell>
          <table:table-cell table:formula="of:=TAN(RADIANS([.R135]/2))*TAN(RADIANS([.R135]/2))" office:value-type="float" office:value="0.0430303485949712">
            <text:p>0.04</text:p>
          </table:table-cell>
          <table:table-cell table:formula="of:=4*DEGREES([.U135]*SIN(2*RADIANS([.I135]))-2*[.K135]*SIN(RADIANS([.J135]))+4*[.K135]*[.U135]*SIN(RADIANS([.J135]))*COS(2*RADIANS([.I135]))-0.5*[.U135]*[.U135]*SIN(4*RADIANS([.I135]))-1.25*[.K135]*[.K135]*SIN(2*RADIANS([.J135])))" office:value-type="float" office:value="3.63876688728992">
            <text:p>3.64</text:p>
          </table:table-cell>
          <table:table-cell table:formula="of:=DEGREES(ACOS(COS(RADIANS(90.833))/(COS(RADIANS([.$B$2]))*COS(RADIANS([.T135])))-TAN(RADIANS([.$B$2]))*TAN(RADIANS([.T135]))))" office:value-type="float" office:value="107.771751723614">
            <text:p>107.77</text:p>
          </table:table-cell>
          <table:table-cell table:style-name="ce7" table:formula="of:=(720-4*[.$B$3]-[.V135]+[.$B$4]*60)/1440" office:value-type="float" office:value="0.497473078550493">
            <text:p>11:56:22</text:p>
          </table:table-cell>
          <table:table-cell table:style-name="ce7" table:formula="of:=([.X135]*1440-[.W135]*4)/1440" office:value-type="float" office:value="0.198107101540454">
            <text:p>4:45:16</text:p>
          </table:table-cell>
          <table:table-cell table:style-name="ce7" table:formula="of:=([.X135]*1440+[.W135]*4)/1440" office:value-type="float" office:value="0.796839055560532">
            <text:p>19:07:27</text:p>
          </table:table-cell>
          <table:table-cell table:formula="of:=8*[.W135]" office:value-type="float" office:value="862.174013788911">
            <text:p>862.17</text:p>
          </table:table-cell>
          <table:table-cell table:formula="of:=MOD([.E135]*1440+[.V135]+4*[.$B$3]-60*[.$B$4];1440)" office:value-type="float" office:value="723.63876688729">
            <text:p>723.64</text:p>
          </table:table-cell>
          <table:table-cell table:formula="of:=IF([.AB135]/4&lt;0;[.AB135]/4+180;[.AB135]/4-180)" office:value-type="float" office:value="0.909691721822469">
            <text:p>0.91</text:p>
          </table:table-cell>
          <table:table-cell table:formula="of:=DEGREES(ACOS(SIN(RADIANS([.$B$2]))*SIN(RADIANS([.T135]))+COS(RADIANS([.$B$2]))*COS(RADIANS([.T135]))*COS(RADIANS([.AC135]))))" office:value-type="float" office:value="21.2432994175466">
            <text:p>21.24</text:p>
          </table:table-cell>
          <table:table-cell table:formula="of:=90-[.AD135]" office:value-type="float" office:value="68.7567005824534">
            <text:p>68.76</text:p>
          </table:table-cell>
          <table:table-cell table:formula="of:=IF([.AE135]&gt;85;0;IF([.AE135]&gt;5;58.1/TAN(RADIANS([.AE135]))-0.07/POWER(TAN(RADIANS([.AE135]));3)+0.000086/POWER(TAN(RADIANS([.AE135]));5);IF([.AE135]&gt;-0.575;1735+[.AE135]*(-518.2+[.AE135]*(103.4+[.AE135]*(-12.79+[.AE135]*0.711)));-20.772/TAN(RADIANS([.AE135])))))/3600" office:value-type="float" office:value="0.0062727558143656">
            <text:p>0.01</text:p>
          </table:table-cell>
          <table:table-cell table:formula="of:=[.AE135]+[.AF135]" office:value-type="float" office:value="68.7629733382678">
            <text:p>68.76</text:p>
          </table:table-cell>
          <table:table-cell table:formula="of:=IF([.AC135]&gt;0;MOD(DEGREES(ACOS(((SIN(RADIANS([.$B$2]))*COS(RADIANS([.AD135])))-SIN(RADIANS([.T135])))/(COS(RADIANS([.$B$2]))*SIN(RADIANS([.AD135])))))+180;360);MOD(540-DEGREES(ACOS(((SIN(RADIANS([.$B$2]))*COS(RADIANS([.AD135])))-SIN(RADIANS([.T135])))/(COS(RADIANS([.$B$2]))*SIN(RADIANS([.AD135])))));360))" office:value-type="float" office:value="182.37772141508">
            <text:p>182.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5]+1" office:value-type="date" office:date-value="2026-05-15">
            <text:p>5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6]+2415018.5+[.E136]-[.$B$4]/24" office:value-type="float" office:value="2461176.29166667">
            <text:p>2461176.29</text:p>
          </table:table-cell>
          <table:table-cell table:style-name="ce9" table:formula="of:=([.F136]-2451545)/36525" office:value-type="float" office:value="0.263690394706818">
            <text:p>0.26369039</text:p>
          </table:table-cell>
          <table:table-cell/>
          <table:table-cell table:formula="of:=MOD(280.46646+[.G136]*(36000.76983+[.G136]*0.0003032);360)" office:value-type="float" office:value="53.5236873042795">
            <text:p>53.52</text:p>
          </table:table-cell>
          <table:table-cell table:formula="of:=357.52911+[.G136]*(35999.05029-0.0001537*[.G136])" office:value-type="float" office:value="9850.13287935351">
            <text:p>9850.13</text:p>
          </table:table-cell>
          <table:table-cell table:formula="of:=0.016708634-[.G136]*(0.000042037+0.0000001267*[.G136])" office:value-type="float" office:value="0.0166975404370942">
            <text:p>0.02</text:p>
          </table:table-cell>
          <table:table-cell table:formula="of:=SIN(RADIANS([.J136]))*(1.914602-[.G136]*(0.004817+0.000014*[.G136]))+SIN(RADIANS(2*[.J136]))*(0.019993-0.000101*[.G136])+SIN(RADIANS(3*[.J136]))*0.000289" office:value-type="float" office:value="1.44330756343723">
            <text:p>1.44</text:p>
          </table:table-cell>
          <table:table-cell table:formula="of:=[.I136]+[.L136]" office:value-type="float" office:value="54.9669948677168">
            <text:p>54.97</text:p>
          </table:table-cell>
          <table:table-cell table:formula="of:=[.J136]+[.L136]" office:value-type="float" office:value="9851.57618691695">
            <text:p>9851.58</text:p>
          </table:table-cell>
          <table:table-cell table:formula="of:=(1.000001018*(1-[.K136]*[.K136]))/(1+[.K136]*COS(RADIANS([.N136])))" office:value-type="float" office:value="1.01092400018593">
            <text:p>1.01</text:p>
          </table:table-cell>
          <table:table-cell table:formula="of:=[.M136]-0.00569-0.00478*SIN(RADIANS(125.04-1934.136*[.G136]))" office:value-type="float" office:value="54.9633229477532">
            <text:p>54.96</text:p>
          </table:table-cell>
          <table:table-cell table:formula="of:=23+(26+((21.448-[.G136]*(46.815+[.G136]*(0.00059-[.G136]*0.001813))))/60)/60" office:value-type="float" office:value="23.4358620351081">
            <text:p>23.44</text:p>
          </table:table-cell>
          <table:table-cell table:formula="of:=[.Q136]+0.00256*COS(RADIANS(125.04-1934.136*[.G136]))" office:value-type="float" office:value="23.4381826910117">
            <text:p>23.44</text:p>
          </table:table-cell>
          <table:table-cell table:formula="of:=DEGREES(ATAN2(COS(RADIANS([.P136]));COS(RADIANS([.R136]))*SIN(RADIANS([.P136]))))" office:value-type="float" office:value="52.6122955675851">
            <text:p>52.61</text:p>
          </table:table-cell>
          <table:table-cell table:formula="of:=DEGREES(ASIN(SIN(RADIANS([.R136]))*SIN(RADIANS([.P136]))))" office:value-type="float" office:value="19.0067364807266">
            <text:p>19.01</text:p>
          </table:table-cell>
          <table:table-cell table:formula="of:=TAN(RADIANS([.R136]/2))*TAN(RADIANS([.R136]/2))" office:value-type="float" office:value="0.0430303434821101">
            <text:p>0.04</text:p>
          </table:table-cell>
          <table:table-cell table:formula="of:=4*DEGREES([.U136]*SIN(2*RADIANS([.I136]))-2*[.K136]*SIN(RADIANS([.J136]))+4*[.K136]*[.U136]*SIN(RADIANS([.J136]))*COS(2*RADIANS([.I136]))-0.5*[.U136]*[.U136]*SIN(4*RADIANS([.I136]))-1.25*[.K136]*[.K136]*SIN(2*RADIANS([.J136])))" office:value-type="float" office:value="3.62699095278172">
            <text:p>3.63</text:p>
          </table:table-cell>
          <table:table-cell table:formula="of:=DEGREES(ACOS(COS(RADIANS(90.833))/(COS(RADIANS([.$B$2]))*COS(RADIANS([.T136])))-TAN(RADIANS([.$B$2]))*TAN(RADIANS([.T136]))))" office:value-type="float" office:value="108.005482159943">
            <text:p>108.01</text:p>
          </table:table-cell>
          <table:table-cell table:style-name="ce7" table:formula="of:=(720-4*[.$B$3]-[.V136]+[.$B$4]*60)/1440" office:value-type="float" office:value="0.497481256282791">
            <text:p>11:56:22</text:p>
          </table:table-cell>
          <table:table-cell table:style-name="ce7" table:formula="of:=([.X136]*1440-[.W136]*4)/1440" office:value-type="float" office:value="0.197466028060728">
            <text:p>4:44:21</text:p>
          </table:table-cell>
          <table:table-cell table:style-name="ce7" table:formula="of:=([.X136]*1440+[.W136]*4)/1440" office:value-type="float" office:value="0.797496484504853">
            <text:p>19:08:24</text:p>
          </table:table-cell>
          <table:table-cell table:formula="of:=8*[.W136]" office:value-type="float" office:value="864.04385727954">
            <text:p>864.04</text:p>
          </table:table-cell>
          <table:table-cell table:formula="of:=MOD([.E136]*1440+[.V136]+4*[.$B$3]-60*[.$B$4];1440)" office:value-type="float" office:value="723.626990952782">
            <text:p>723.63</text:p>
          </table:table-cell>
          <table:table-cell table:formula="of:=IF([.AB136]/4&lt;0;[.AB136]/4+180;[.AB136]/4-180)" office:value-type="float" office:value="0.906747738195435">
            <text:p>0.91</text:p>
          </table:table-cell>
          <table:table-cell table:formula="of:=DEGREES(ACOS(SIN(RADIANS([.$B$2]))*SIN(RADIANS([.T136]))+COS(RADIANS([.$B$2]))*COS(RADIANS([.T136]))*COS(RADIANS([.AC136]))))" office:value-type="float" office:value="21.0077638668397">
            <text:p>21.01</text:p>
          </table:table-cell>
          <table:table-cell table:formula="of:=90-[.AD136]" office:value-type="float" office:value="68.9922361331603">
            <text:p>68.99</text:p>
          </table:table-cell>
          <table:table-cell table:formula="of:=IF([.AE136]&gt;85;0;IF([.AE136]&gt;5;58.1/TAN(RADIANS([.AE136]))-0.07/POWER(TAN(RADIANS([.AE136]));3)+0.000086/POWER(TAN(RADIANS([.AE136]));5);IF([.AE136]&gt;-0.575;1735+[.AE136]*(-518.2+[.AE136]*(103.4+[.AE136]*(-12.79+[.AE136]*0.711)));-20.772/TAN(RADIANS([.AE136])))))/3600" office:value-type="float" office:value="0.0061965473113441">
            <text:p>0.01</text:p>
          </table:table-cell>
          <table:table-cell table:formula="of:=[.AE136]+[.AF136]" office:value-type="float" office:value="68.9984326804716">
            <text:p>69</text:p>
          </table:table-cell>
          <table:table-cell table:formula="of:=IF([.AC136]&gt;0;MOD(DEGREES(ACOS(((SIN(RADIANS([.$B$2]))*COS(RADIANS([.AD136])))-SIN(RADIANS([.T136])))/(COS(RADIANS([.$B$2]))*SIN(RADIANS([.AD136])))))+180;360);MOD(540-DEGREES(ACOS(((SIN(RADIANS([.$B$2]))*COS(RADIANS([.AD136])))-SIN(RADIANS([.T136])))/(COS(RADIANS([.$B$2]))*SIN(RADIANS([.AD136])))));360))" office:value-type="float" office:value="182.392018644807">
            <text:p>182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6]+1" office:value-type="date" office:date-value="2026-05-16">
            <text:p>5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7]+2415018.5+[.E137]-[.$B$4]/24" office:value-type="float" office:value="2461177.29166667">
            <text:p>2461177.29</text:p>
          </table:table-cell>
          <table:table-cell table:style-name="ce9" table:formula="of:=([.F137]-2451545)/36525" office:value-type="float" office:value="0.263717773214689">
            <text:p>0.26371777</text:p>
          </table:table-cell>
          <table:table-cell/>
          <table:table-cell table:formula="of:=MOD(280.46646+[.G137]*(36000.76983+[.G137]*0.0003032);360)" office:value-type="float" office:value="54.5093346688227">
            <text:p>54.51</text:p>
          </table:table-cell>
          <table:table-cell table:formula="of:=357.52911+[.G137]*(35999.05029-0.0001537*[.G137])" office:value-type="float" office:value="9851.11847963301">
            <text:p>9851.12</text:p>
          </table:table-cell>
          <table:table-cell table:formula="of:=0.016708634-[.G137]*(0.000042037+0.0000001267*[.G137])" office:value-type="float" office:value="0.0166975392843544">
            <text:p>0.02</text:p>
          </table:table-cell>
          <table:table-cell table:formula="of:=SIN(RADIANS([.J137]))*(1.914602-[.G137]*(0.004817+0.000014*[.G137]))+SIN(RADIANS(2*[.J137]))*(0.019993-0.000101*[.G137])+SIN(RADIANS(3*[.J137]))*0.000289" office:value-type="float" office:value="1.42178575002855">
            <text:p>1.42</text:p>
          </table:table-cell>
          <table:table-cell table:formula="of:=[.I137]+[.L137]" office:value-type="float" office:value="55.9311204188513">
            <text:p>55.93</text:p>
          </table:table-cell>
          <table:table-cell table:formula="of:=[.J137]+[.L137]" office:value-type="float" office:value="9852.54026538304">
            <text:p>9852.54</text:p>
          </table:table-cell>
          <table:table-cell table:formula="of:=(1.000001018*(1-[.K137]*[.K137]))/(1+[.K137]*COS(RADIANS([.N137])))" office:value-type="float" office:value="1.01113728529757">
            <text:p>1.01</text:p>
          </table:table-cell>
          <table:table-cell table:formula="of:=[.M137]-0.00569-0.00478*SIN(RADIANS(125.04-1934.136*[.G137]))" office:value-type="float" office:value="55.9274525027514">
            <text:p>55.93</text:p>
          </table:table-cell>
          <table:table-cell table:formula="of:=23+(26+((21.448-[.G137]*(46.815+[.G137]*(0.00059-[.G137]*0.001813))))/60)/60" office:value-type="float" office:value="23.4358616790739">
            <text:p>23.44</text:p>
          </table:table-cell>
          <table:table-cell table:formula="of:=[.Q137]+0.00256*COS(RADIANS(125.04-1934.136*[.G137]))" office:value-type="float" office:value="23.4381813350805">
            <text:p>23.44</text:p>
          </table:table-cell>
          <table:table-cell table:formula="of:=DEGREES(ATAN2(COS(RADIANS([.P137]));COS(RADIANS([.R137]))*SIN(RADIANS([.P137]))))" office:value-type="float" office:value="53.603214073686">
            <text:p>53.6</text:p>
          </table:table-cell>
          <table:table-cell table:formula="of:=DEGREES(ASIN(SIN(RADIANS([.R137]))*SIN(RADIANS([.P137]))))" office:value-type="float" office:value="19.2369483558618">
            <text:p>19.24</text:p>
          </table:table-cell>
          <table:table-cell table:formula="of:=TAN(RADIANS([.R137]/2))*TAN(RADIANS([.R137]/2))" office:value-type="float" office:value="0.0430303383617639">
            <text:p>0.04</text:p>
          </table:table-cell>
          <table:table-cell table:formula="of:=4*DEGREES([.U137]*SIN(2*RADIANS([.I137]))-2*[.K137]*SIN(RADIANS([.J137]))+4*[.K137]*[.U137]*SIN(RADIANS([.J137]))*COS(2*RADIANS([.I137]))-0.5*[.U137]*[.U137]*SIN(4*RADIANS([.I137]))-1.25*[.K137]*[.K137]*SIN(2*RADIANS([.J137])))" office:value-type="float" office:value="3.60582926785553">
            <text:p>3.61</text:p>
          </table:table-cell>
          <table:table-cell table:formula="of:=DEGREES(ACOS(COS(RADIANS(90.833))/(COS(RADIANS([.$B$2]))*COS(RADIANS([.T137])))-TAN(RADIANS([.$B$2]))*TAN(RADIANS([.T137]))))" office:value-type="float" office:value="108.234852306185">
            <text:p>108.23</text:p>
          </table:table-cell>
          <table:table-cell table:style-name="ce7" table:formula="of:=(720-4*[.$B$3]-[.V137]+[.$B$4]*60)/1440" office:value-type="float" office:value="0.497495951897322">
            <text:p>11:56:24</text:p>
          </table:table-cell>
          <table:table-cell table:style-name="ce7" table:formula="of:=([.X137]*1440-[.W137]*4)/1440" office:value-type="float" office:value="0.196843584380141">
            <text:p>4:43:27</text:p>
          </table:table-cell>
          <table:table-cell table:style-name="ce7" table:formula="of:=([.X137]*1440+[.W137]*4)/1440" office:value-type="float" office:value="0.798148319414504">
            <text:p>19:09:20</text:p>
          </table:table-cell>
          <table:table-cell table:formula="of:=8*[.W137]" office:value-type="float" office:value="865.878818449483">
            <text:p>865.88</text:p>
          </table:table-cell>
          <table:table-cell table:formula="of:=MOD([.E137]*1440+[.V137]+4*[.$B$3]-60*[.$B$4];1440)" office:value-type="float" office:value="723.605829267856">
            <text:p>723.61</text:p>
          </table:table-cell>
          <table:table-cell table:formula="of:=IF([.AB137]/4&lt;0;[.AB137]/4+180;[.AB137]/4-180)" office:value-type="float" office:value="0.901457316963871">
            <text:p>0.9</text:p>
          </table:table-cell>
          <table:table-cell table:formula="of:=DEGREES(ACOS(SIN(RADIANS([.$B$2]))*SIN(RADIANS([.T137]))+COS(RADIANS([.$B$2]))*COS(RADIANS([.T137]))*COS(RADIANS([.AC137]))))" office:value-type="float" office:value="20.7775148460095">
            <text:p>20.78</text:p>
          </table:table-cell>
          <table:table-cell table:formula="of:=90-[.AD137]" office:value-type="float" office:value="69.2224851539905">
            <text:p>69.22</text:p>
          </table:table-cell>
          <table:table-cell table:formula="of:=IF([.AE137]&gt;85;0;IF([.AE137]&gt;5;58.1/TAN(RADIANS([.AE137]))-0.07/POWER(TAN(RADIANS([.AE137]));3)+0.000086/POWER(TAN(RADIANS([.AE137]));5);IF([.AE137]&gt;-0.575;1735+[.AE137]*(-518.2+[.AE137]*(103.4+[.AE137]*(-12.79+[.AE137]*0.711)));-20.772/TAN(RADIANS([.AE137])))))/3600" office:value-type="float" office:value="0.00612228056043305">
            <text:p>0.01</text:p>
          </table:table-cell>
          <table:table-cell table:formula="of:=[.AE137]+[.AF137]" office:value-type="float" office:value="69.2286074345509">
            <text:p>69.23</text:p>
          </table:table-cell>
          <table:table-cell table:formula="of:=IF([.AC137]&gt;0;MOD(DEGREES(ACOS(((SIN(RADIANS([.$B$2]))*COS(RADIANS([.AD137])))-SIN(RADIANS([.T137])))/(COS(RADIANS([.$B$2]))*SIN(RADIANS([.AD137])))))+180;360);MOD(540-DEGREES(ACOS(((SIN(RADIANS([.$B$2]))*COS(RADIANS([.AD137])))-SIN(RADIANS([.T137])))/(COS(RADIANS([.$B$2]))*SIN(RADIANS([.AD137])))));360))" office:value-type="float" office:value="182.399890797246">
            <text:p>182.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7]+1" office:value-type="date" office:date-value="2026-05-17">
            <text:p>5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8]+2415018.5+[.E138]-[.$B$4]/24" office:value-type="float" office:value="2461178.29166667">
            <text:p>2461178.29</text:p>
          </table:table-cell>
          <table:table-cell table:style-name="ce9" table:formula="of:=([.F138]-2451545)/36525" office:value-type="float" office:value="0.26374515172256">
            <text:p>0.26374515</text:p>
          </table:table-cell>
          <table:table-cell/>
          <table:table-cell table:formula="of:=MOD(280.46646+[.G138]*(36000.76983+[.G138]*0.0003032);360)" office:value-type="float" office:value="55.4949820333659">
            <text:p>55.49</text:p>
          </table:table-cell>
          <table:table-cell table:formula="of:=357.52911+[.G138]*(35999.05029-0.0001537*[.G138])" office:value-type="float" office:value="9852.10407991252">
            <text:p>9852.1</text:p>
          </table:table-cell>
          <table:table-cell table:formula="of:=0.016708634-[.G138]*(0.000042037+0.0000001267*[.G138])" office:value-type="float" office:value="0.0166975381316144">
            <text:p>0.02</text:p>
          </table:table-cell>
          <table:table-cell table:formula="of:=SIN(RADIANS([.J138]))*(1.914602-[.G138]*(0.004817+0.000014*[.G138]))+SIN(RADIANS(2*[.J138]))*(0.019993-0.000101*[.G138])+SIN(RADIANS(3*[.J138]))*0.000289" office:value-type="float" office:value="1.39986041648648">
            <text:p>1.4</text:p>
          </table:table-cell>
          <table:table-cell table:formula="of:=[.I138]+[.L138]" office:value-type="float" office:value="56.8948424498524">
            <text:p>56.89</text:p>
          </table:table-cell>
          <table:table-cell table:formula="of:=[.J138]+[.L138]" office:value-type="float" office:value="9853.50394032901">
            <text:p>9853.5</text:p>
          </table:table-cell>
          <table:table-cell table:formula="of:=(1.000001018*(1-[.K138]*[.K138]))/(1+[.K138]*COS(RADIANS([.N138])))" office:value-type="float" office:value="1.01134730303272">
            <text:p>1.01</text:p>
          </table:table-cell>
          <table:table-cell table:formula="of:=[.M138]-0.00569-0.00478*SIN(RADIANS(125.04-1934.136*[.G138]))" office:value-type="float" office:value="56.8911785358891">
            <text:p>56.89</text:p>
          </table:table-cell>
          <table:table-cell table:formula="of:=23+(26+((21.448-[.G138]*(46.815+[.G138]*(0.00059-[.G138]*0.001813))))/60)/60" office:value-type="float" office:value="23.4358613230397">
            <text:p>23.44</text:p>
          </table:table-cell>
          <table:table-cell table:formula="of:=[.Q138]+0.00256*COS(RADIANS(125.04-1934.136*[.G138]))" office:value-type="float" office:value="23.438179977168">
            <text:p>23.44</text:p>
          </table:table-cell>
          <table:table-cell table:formula="of:=DEGREES(ATAN2(COS(RADIANS([.P138]));COS(RADIANS([.R138]))*SIN(RADIANS([.P138]))))" office:value-type="float" office:value="54.5964662994121">
            <text:p>54.6</text:p>
          </table:table-cell>
          <table:table-cell table:formula="of:=DEGREES(ASIN(SIN(RADIANS([.R138]))*SIN(RADIANS([.P138]))))" office:value-type="float" office:value="19.461721282667">
            <text:p>19.46</text:p>
          </table:table-cell>
          <table:table-cell table:formula="of:=TAN(RADIANS([.R138]/2))*TAN(RADIANS([.R138]/2))" office:value-type="float" office:value="0.0430303332339357">
            <text:p>0.04</text:p>
          </table:table-cell>
          <table:table-cell table:formula="of:=4*DEGREES([.U138]*SIN(2*RADIANS([.I138]))-2*[.K138]*SIN(RADIANS([.J138]))+4*[.K138]*[.U138]*SIN(RADIANS([.J138]))*COS(2*RADIANS([.I138]))-0.5*[.U138]*[.U138]*SIN(4*RADIANS([.I138]))-1.25*[.K138]*[.K138]*SIN(2*RADIANS([.J138])))" office:value-type="float" office:value="3.57534952975297">
            <text:p>3.58</text:p>
          </table:table-cell>
          <table:table-cell table:formula="of:=DEGREES(ACOS(COS(RADIANS(90.833))/(COS(RADIANS([.$B$2]))*COS(RADIANS([.T138])))-TAN(RADIANS([.$B$2]))*TAN(RADIANS([.T138]))))" office:value-type="float" office:value="108.459737162262">
            <text:p>108.46</text:p>
          </table:table-cell>
          <table:table-cell table:style-name="ce7" table:formula="of:=(720-4*[.$B$3]-[.V138]+[.$B$4]*60)/1440" office:value-type="float" office:value="0.497517118382116">
            <text:p>11:56:25</text:p>
          </table:table-cell>
          <table:table-cell table:style-name="ce7" table:formula="of:=([.X138]*1440-[.W138]*4)/1440" office:value-type="float" office:value="0.196240070709167">
            <text:p>4:42:35</text:p>
          </table:table-cell>
          <table:table-cell table:style-name="ce7" table:formula="of:=([.X138]*1440+[.W138]*4)/1440" office:value-type="float" office:value="0.798794166055065">
            <text:p>19:10:16</text:p>
          </table:table-cell>
          <table:table-cell table:formula="of:=8*[.W138]" office:value-type="float" office:value="867.677897298093">
            <text:p>867.68</text:p>
          </table:table-cell>
          <table:table-cell table:formula="of:=MOD([.E138]*1440+[.V138]+4*[.$B$3]-60*[.$B$4];1440)" office:value-type="float" office:value="723.575349529753">
            <text:p>723.58</text:p>
          </table:table-cell>
          <table:table-cell table:formula="of:=IF([.AB138]/4&lt;0;[.AB138]/4+180;[.AB138]/4-180)" office:value-type="float" office:value="0.89383738243825">
            <text:p>0.89</text:p>
          </table:table-cell>
          <table:table-cell table:formula="of:=DEGREES(ACOS(SIN(RADIANS([.$B$2]))*SIN(RADIANS([.T138]))+COS(RADIANS([.$B$2]))*COS(RADIANS([.T138]))*COS(RADIANS([.AC138]))))" office:value-type="float" office:value="20.5526274347659">
            <text:p>20.55</text:p>
          </table:table-cell>
          <table:table-cell table:formula="of:=90-[.AD138]" office:value-type="float" office:value="69.4473725652342">
            <text:p>69.45</text:p>
          </table:table-cell>
          <table:table-cell table:formula="of:=IF([.AE138]&gt;85;0;IF([.AE138]&gt;5;58.1/TAN(RADIANS([.AE138]))-0.07/POWER(TAN(RADIANS([.AE138]));3)+0.000086/POWER(TAN(RADIANS([.AE138]));5);IF([.AE138]&gt;-0.575;1735+[.AE138]*(-518.2+[.AE138]*(103.4+[.AE138]*(-12.79+[.AE138]*0.711)));-20.772/TAN(RADIANS([.AE138])))))/3600" office:value-type="float" office:value="0.00604996061061023">
            <text:p>0.01</text:p>
          </table:table-cell>
          <table:table-cell table:formula="of:=[.AE138]+[.AF138]" office:value-type="float" office:value="69.4534225258448">
            <text:p>69.45</text:p>
          </table:table-cell>
          <table:table-cell table:formula="of:=IF([.AC138]&gt;0;MOD(DEGREES(ACOS(((SIN(RADIANS([.$B$2]))*COS(RADIANS([.AD138])))-SIN(RADIANS([.T138])))/(COS(RADIANS([.$B$2]))*SIN(RADIANS([.AD138])))))+180;360);MOD(540-DEGREES(ACOS(((SIN(RADIANS([.$B$2]))*COS(RADIANS([.AD138])))-SIN(RADIANS([.T138])))/(COS(RADIANS([.$B$2]))*SIN(RADIANS([.AD138])))));360))" office:value-type="float" office:value="182.401189788207">
            <text:p>182.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8]+1" office:value-type="date" office:date-value="2026-05-18">
            <text:p>5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39]+2415018.5+[.E139]-[.$B$4]/24" office:value-type="float" office:value="2461179.29166667">
            <text:p>2461179.29</text:p>
          </table:table-cell>
          <table:table-cell table:style-name="ce9" table:formula="of:=([.F139]-2451545)/36525" office:value-type="float" office:value="0.263772530230431">
            <text:p>0.26377253</text:p>
          </table:table-cell>
          <table:table-cell/>
          <table:table-cell table:formula="of:=MOD(280.46646+[.G139]*(36000.76983+[.G139]*0.0003032);360)" office:value-type="float" office:value="56.4806293979091">
            <text:p>56.48</text:p>
          </table:table-cell>
          <table:table-cell table:formula="of:=357.52911+[.G139]*(35999.05029-0.0001537*[.G139])" office:value-type="float" office:value="9853.08968019202">
            <text:p>9853.09</text:p>
          </table:table-cell>
          <table:table-cell table:formula="of:=0.016708634-[.G139]*(0.000042037+0.0000001267*[.G139])" office:value-type="float" office:value="0.0166975369788741">
            <text:p>0.02</text:p>
          </table:table-cell>
          <table:table-cell table:formula="of:=SIN(RADIANS([.J139]))*(1.914602-[.G139]*(0.004817+0.000014*[.G139]))+SIN(RADIANS(2*[.J139]))*(0.019993-0.000101*[.G139])+SIN(RADIANS(3*[.J139]))*0.000289" office:value-type="float" office:value="1.37753809355974">
            <text:p>1.38</text:p>
          </table:table-cell>
          <table:table-cell table:formula="of:=[.I139]+[.L139]" office:value-type="float" office:value="57.8581674914688">
            <text:p>57.86</text:p>
          </table:table-cell>
          <table:table-cell table:formula="of:=[.J139]+[.L139]" office:value-type="float" office:value="9854.46721828559">
            <text:p>9854.47</text:p>
          </table:table-cell>
          <table:table-cell table:formula="of:=(1.000001018*(1-[.K139]*[.K139]))/(1+[.K139]*COS(RADIANS([.N139])))" office:value-type="float" office:value="1.01155399534997">
            <text:p>1.01</text:p>
          </table:table-cell>
          <table:table-cell table:formula="of:=[.M139]-0.00569-0.00478*SIN(RADIANS(125.04-1934.136*[.G139]))" office:value-type="float" office:value="57.8545075779115">
            <text:p>57.85</text:p>
          </table:table-cell>
          <table:table-cell table:formula="of:=23+(26+((21.448-[.G139]*(46.815+[.G139]*(0.00059-[.G139]*0.001813))))/60)/60" office:value-type="float" office:value="23.4358609670056">
            <text:p>23.44</text:p>
          </table:table-cell>
          <table:table-cell table:formula="of:=[.Q139]+0.00256*COS(RADIANS(125.04-1934.136*[.G139]))" office:value-type="float" office:value="23.438178617275">
            <text:p>23.44</text:p>
          </table:table-cell>
          <table:table-cell table:formula="of:=DEGREES(ATAN2(COS(RADIANS([.P139]));COS(RADIANS([.R139]))*SIN(RADIANS([.P139]))))" office:value-type="float" office:value="55.592031908269">
            <text:p>55.59</text:p>
          </table:table-cell>
          <table:table-cell table:formula="of:=DEGREES(ASIN(SIN(RADIANS([.R139]))*SIN(RADIANS([.P139]))))" office:value-type="float" office:value="19.680981117557">
            <text:p>19.68</text:p>
          </table:table-cell>
          <table:table-cell table:formula="of:=TAN(RADIANS([.R139]/2))*TAN(RADIANS([.R139]/2))" office:value-type="float" office:value="0.0430303280986287">
            <text:p>0.04</text:p>
          </table:table-cell>
          <table:table-cell table:formula="of:=4*DEGREES([.U139]*SIN(2*RADIANS([.I139]))-2*[.K139]*SIN(RADIANS([.J139]))+4*[.K139]*[.U139]*SIN(RADIANS([.J139]))*COS(2*RADIANS([.I139]))-0.5*[.U139]*[.U139]*SIN(4*RADIANS([.I139]))-1.25*[.K139]*[.K139]*SIN(2*RADIANS([.J139])))" office:value-type="float" office:value="3.53563301838584">
            <text:p>3.54</text:p>
          </table:table-cell>
          <table:table-cell table:formula="of:=DEGREES(ACOS(COS(RADIANS(90.833))/(COS(RADIANS([.$B$2]))*COS(RADIANS([.T139])))-TAN(RADIANS([.$B$2]))*TAN(RADIANS([.T139]))))" office:value-type="float" office:value="108.680011171969">
            <text:p>108.68</text:p>
          </table:table-cell>
          <table:table-cell table:style-name="ce7" table:formula="of:=(720-4*[.$B$3]-[.V139]+[.$B$4]*60)/1440" office:value-type="float" office:value="0.497544699292788">
            <text:p>11:56:28</text:p>
          </table:table-cell>
          <table:table-cell table:style-name="ce7" table:formula="of:=([.X139]*1440-[.W139]*4)/1440" office:value-type="float" office:value="0.195655779370653">
            <text:p>4:41:45</text:p>
          </table:table-cell>
          <table:table-cell table:style-name="ce7" table:formula="of:=([.X139]*1440+[.W139]*4)/1440" office:value-type="float" office:value="0.799433619214922">
            <text:p>19:11:11</text:p>
          </table:table-cell>
          <table:table-cell table:formula="of:=8*[.W139]" office:value-type="float" office:value="869.440089375748">
            <text:p>869.44</text:p>
          </table:table-cell>
          <table:table-cell table:formula="of:=MOD([.E139]*1440+[.V139]+4*[.$B$3]-60*[.$B$4];1440)" office:value-type="float" office:value="723.535633018386">
            <text:p>723.54</text:p>
          </table:table-cell>
          <table:table-cell table:formula="of:=IF([.AB139]/4&lt;0;[.AB139]/4+180;[.AB139]/4-180)" office:value-type="float" office:value="0.883908254596463">
            <text:p>0.88</text:p>
          </table:table-cell>
          <table:table-cell table:formula="of:=DEGREES(ACOS(SIN(RADIANS([.$B$2]))*SIN(RADIANS([.T139]))+COS(RADIANS([.$B$2]))*COS(RADIANS([.T139]))*COS(RADIANS([.AC139]))))" office:value-type="float" office:value="20.333176237026">
            <text:p>20.33</text:p>
          </table:table-cell>
          <table:table-cell table:formula="of:=90-[.AD139]" office:value-type="float" office:value="69.666823762974">
            <text:p>69.67</text:p>
          </table:table-cell>
          <table:table-cell table:formula="of:=IF([.AE139]&gt;85;0;IF([.AE139]&gt;5;58.1/TAN(RADIANS([.AE139]))-0.07/POWER(TAN(RADIANS([.AE139]));3)+0.000086/POWER(TAN(RADIANS([.AE139]));5);IF([.AE139]&gt;-0.575;1735+[.AE139]*(-518.2+[.AE139]*(103.4+[.AE139]*(-12.79+[.AE139]*0.711)));-20.772/TAN(RADIANS([.AE139])))))/3600" office:value-type="float" office:value="0.00597959293345374">
            <text:p>0.01</text:p>
          </table:table-cell>
          <table:table-cell table:formula="of:=[.AE139]+[.AF139]" office:value-type="float" office:value="69.6728033559075">
            <text:p>69.67</text:p>
          </table:table-cell>
          <table:table-cell table:formula="of:=IF([.AC139]&gt;0;MOD(DEGREES(ACOS(((SIN(RADIANS([.$B$2]))*COS(RADIANS([.AD139])))-SIN(RADIANS([.T139])))/(COS(RADIANS([.$B$2]))*SIN(RADIANS([.AD139])))))+180;360);MOD(540-DEGREES(ACOS(((SIN(RADIANS([.$B$2]))*COS(RADIANS([.AD139])))-SIN(RADIANS([.T139])))/(COS(RADIANS([.$B$2]))*SIN(RADIANS([.AD139])))));360))" office:value-type="float" office:value="182.395778760525">
            <text:p>182.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39]+1" office:value-type="date" office:date-value="2026-05-19">
            <text:p>5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0]+2415018.5+[.E140]-[.$B$4]/24" office:value-type="float" office:value="2461180.29166667">
            <text:p>2461180.29</text:p>
          </table:table-cell>
          <table:table-cell table:style-name="ce9" table:formula="of:=([.F140]-2451545)/36525" office:value-type="float" office:value="0.263799908738303">
            <text:p>0.26379991</text:p>
          </table:table-cell>
          <table:table-cell/>
          <table:table-cell table:formula="of:=MOD(280.46646+[.G140]*(36000.76983+[.G140]*0.0003032);360)" office:value-type="float" office:value="57.4662767624504">
            <text:p>57.47</text:p>
          </table:table-cell>
          <table:table-cell table:formula="of:=357.52911+[.G140]*(35999.05029-0.0001537*[.G140])" office:value-type="float" office:value="9854.07528047153">
            <text:p>9854.08</text:p>
          </table:table-cell>
          <table:table-cell table:formula="of:=0.016708634-[.G140]*(0.000042037+0.0000001267*[.G140])" office:value-type="float" office:value="0.0166975358261337">
            <text:p>0.02</text:p>
          </table:table-cell>
          <table:table-cell table:formula="of:=SIN(RADIANS([.J140]))*(1.914602-[.G140]*(0.004817+0.000014*[.G140]))+SIN(RADIANS(2*[.J140]))*(0.019993-0.000101*[.G140])+SIN(RADIANS(3*[.J140]))*0.000289" office:value-type="float" office:value="1.35482540967606">
            <text:p>1.35</text:p>
          </table:table-cell>
          <table:table-cell table:formula="of:=[.I140]+[.L140]" office:value-type="float" office:value="58.8211021721265">
            <text:p>58.82</text:p>
          </table:table-cell>
          <table:table-cell table:formula="of:=[.J140]+[.L140]" office:value-type="float" office:value="9855.43010588121">
            <text:p>9855.43</text:p>
          </table:table-cell>
          <table:table-cell table:formula="of:=(1.000001018*(1-[.K140]*[.K140]))/(1+[.K140]*COS(RADIANS([.N140])))" office:value-type="float" office:value="1.01175730519838">
            <text:p>1.01</text:p>
          </table:table-cell>
          <table:table-cell table:formula="of:=[.M140]-0.00569-0.00478*SIN(RADIANS(125.04-1934.136*[.G140]))" office:value-type="float" office:value="58.817446257241">
            <text:p>58.82</text:p>
          </table:table-cell>
          <table:table-cell table:formula="of:=23+(26+((21.448-[.G140]*(46.815+[.G140]*(0.00059-[.G140]*0.001813))))/60)/60" office:value-type="float" office:value="23.4358606109714">
            <text:p>23.44</text:p>
          </table:table-cell>
          <table:table-cell table:formula="of:=[.Q140]+0.00256*COS(RADIANS(125.04-1934.136*[.G140]))" office:value-type="float" office:value="23.4381772554022">
            <text:p>23.44</text:p>
          </table:table-cell>
          <table:table-cell table:formula="of:=DEGREES(ATAN2(COS(RADIANS([.P140]));COS(RADIANS([.R140]))*SIN(RADIANS([.P140]))))" office:value-type="float" office:value="56.5898871827476">
            <text:p>56.59</text:p>
          </table:table-cell>
          <table:table-cell table:formula="of:=DEGREES(ASIN(SIN(RADIANS([.R140]))*SIN(RADIANS([.P140]))))" office:value-type="float" office:value="19.8946550132052">
            <text:p>19.89</text:p>
          </table:table-cell>
          <table:table-cell table:formula="of:=TAN(RADIANS([.R140]/2))*TAN(RADIANS([.R140]/2))" office:value-type="float" office:value="0.0430303229558464">
            <text:p>0.04</text:p>
          </table:table-cell>
          <table:table-cell table:formula="of:=4*DEGREES([.U140]*SIN(2*RADIANS([.I140]))-2*[.K140]*SIN(RADIANS([.J140]))+4*[.K140]*[.U140]*SIN(RADIANS([.J140]))*COS(2*RADIANS([.I140]))-0.5*[.U140]*[.U140]*SIN(4*RADIANS([.I140]))-1.25*[.K140]*[.K140]*SIN(2*RADIANS([.J140])))" office:value-type="float" office:value="3.48677463456573">
            <text:p>3.49</text:p>
          </table:table-cell>
          <table:table-cell table:formula="of:=DEGREES(ACOS(COS(RADIANS(90.833))/(COS(RADIANS([.$B$2]))*COS(RADIANS([.T140])))-TAN(RADIANS([.$B$2]))*TAN(RADIANS([.T140]))))" office:value-type="float" office:value="108.895548415663">
            <text:p>108.9</text:p>
          </table:table-cell>
          <table:table-cell table:style-name="ce7" table:formula="of:=(720-4*[.$B$3]-[.V140]+[.$B$4]*60)/1440" office:value-type="float" office:value="0.497578628725996">
            <text:p>11:56:31</text:p>
          </table:table-cell>
          <table:table-cell table:style-name="ce7" table:formula="of:=([.X140]*1440-[.W140]*4)/1440" office:value-type="float" office:value="0.195090994238043">
            <text:p>4:40:56</text:p>
          </table:table-cell>
          <table:table-cell table:style-name="ce7" table:formula="of:=([.X140]*1440+[.W140]*4)/1440" office:value-type="float" office:value="0.80006626321395">
            <text:p>19:12:06</text:p>
          </table:table-cell>
          <table:table-cell table:formula="of:=8*[.W140]" office:value-type="float" office:value="871.164387325306">
            <text:p>871.16</text:p>
          </table:table-cell>
          <table:table-cell table:formula="of:=MOD([.E140]*1440+[.V140]+4*[.$B$3]-60*[.$B$4];1440)" office:value-type="float" office:value="723.486774634566">
            <text:p>723.49</text:p>
          </table:table-cell>
          <table:table-cell table:formula="of:=IF([.AB140]/4&lt;0;[.AB140]/4+180;[.AB140]/4-180)" office:value-type="float" office:value="0.871693658641419">
            <text:p>0.87</text:p>
          </table:table-cell>
          <table:table-cell table:formula="of:=DEGREES(ACOS(SIN(RADIANS([.$B$2]))*SIN(RADIANS([.T140]))+COS(RADIANS([.$B$2]))*COS(RADIANS([.T140]))*COS(RADIANS([.AC140]))))" office:value-type="float" office:value="20.1192353394197">
            <text:p>20.12</text:p>
          </table:table-cell>
          <table:table-cell table:formula="of:=90-[.AD140]" office:value-type="float" office:value="69.8807646605803">
            <text:p>69.88</text:p>
          </table:table-cell>
          <table:table-cell table:formula="of:=IF([.AE140]&gt;85;0;IF([.AE140]&gt;5;58.1/TAN(RADIANS([.AE140]))-0.07/POWER(TAN(RADIANS([.AE140]));3)+0.000086/POWER(TAN(RADIANS([.AE140]));5);IF([.AE140]&gt;-0.575;1735+[.AE140]*(-518.2+[.AE140]*(103.4+[.AE140]*(-12.79+[.AE140]*0.711)));-20.772/TAN(RADIANS([.AE140])))))/3600" office:value-type="float" office:value="0.00591118340409376">
            <text:p>0.01</text:p>
          </table:table-cell>
          <table:table-cell table:formula="of:=[.AE140]+[.AF140]" office:value-type="float" office:value="69.8866758439844">
            <text:p>69.89</text:p>
          </table:table-cell>
          <table:table-cell table:formula="of:=IF([.AC140]&gt;0;MOD(DEGREES(ACOS(((SIN(RADIANS([.$B$2]))*COS(RADIANS([.AD140])))-SIN(RADIANS([.T140])))/(COS(RADIANS([.$B$2]))*SIN(RADIANS([.AD140])))))+180;360);MOD(540-DEGREES(ACOS(((SIN(RADIANS([.$B$2]))*COS(RADIANS([.AD140])))-SIN(RADIANS([.T140])))/(COS(RADIANS([.$B$2]))*SIN(RADIANS([.AD140])))));360))" office:value-type="float" office:value="182.383533210775">
            <text:p>182.3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0]+1" office:value-type="date" office:date-value="2026-05-20">
            <text:p>5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1]+2415018.5+[.E141]-[.$B$4]/24" office:value-type="float" office:value="2461181.29166667">
            <text:p>2461181.29</text:p>
          </table:table-cell>
          <table:table-cell table:style-name="ce9" table:formula="of:=([.F141]-2451545)/36525" office:value-type="float" office:value="0.263827287246174">
            <text:p>0.26382729</text:p>
          </table:table-cell>
          <table:table-cell/>
          <table:table-cell table:formula="of:=MOD(280.46646+[.G141]*(36000.76983+[.G141]*0.0003032);360)" office:value-type="float" office:value="58.4519241269954">
            <text:p>58.45</text:p>
          </table:table-cell>
          <table:table-cell table:formula="of:=357.52911+[.G141]*(35999.05029-0.0001537*[.G141])" office:value-type="float" office:value="9855.06088075104">
            <text:p>9855.06</text:p>
          </table:table-cell>
          <table:table-cell table:formula="of:=0.016708634-[.G141]*(0.000042037+0.0000001267*[.G141])" office:value-type="float" office:value="0.0166975346733931">
            <text:p>0.02</text:p>
          </table:table-cell>
          <table:table-cell table:formula="of:=SIN(RADIANS([.J141]))*(1.914602-[.G141]*(0.004817+0.000014*[.G141]))+SIN(RADIANS(2*[.J141]))*(0.019993-0.000101*[.G141])+SIN(RADIANS(3*[.J141]))*0.000289" office:value-type="float" office:value="1.33172908899499">
            <text:p>1.33</text:p>
          </table:table-cell>
          <table:table-cell table:formula="of:=[.I141]+[.L141]" office:value-type="float" office:value="59.7836532159904">
            <text:p>59.78</text:p>
          </table:table-cell>
          <table:table-cell table:formula="of:=[.J141]+[.L141]" office:value-type="float" office:value="9856.39260984003">
            <text:p>9856.39</text:p>
          </table:table-cell>
          <table:table-cell table:formula="of:=(1.000001018*(1-[.K141]*[.K141]))/(1+[.K141]*COS(RADIANS([.N141])))" office:value-type="float" office:value="1.01195717652968">
            <text:p>1.01</text:p>
          </table:table-cell>
          <table:table-cell table:formula="of:=[.M141]-0.00569-0.00478*SIN(RADIANS(125.04-1934.136*[.G141]))" office:value-type="float" office:value="59.7800012980393">
            <text:p>59.78</text:p>
          </table:table-cell>
          <table:table-cell table:formula="of:=23+(26+((21.448-[.G141]*(46.815+[.G141]*(0.00059-[.G141]*0.001813))))/60)/60" office:value-type="float" office:value="23.4358602549372">
            <text:p>23.44</text:p>
          </table:table-cell>
          <table:table-cell table:formula="of:=[.Q141]+0.00256*COS(RADIANS(125.04-1934.136*[.G141]))" office:value-type="float" office:value="23.4381758915506">
            <text:p>23.44</text:p>
          </table:table-cell>
          <table:table-cell table:formula="of:=DEGREES(ATAN2(COS(RADIANS([.P141]));COS(RADIANS([.R141]))*SIN(RADIANS([.P141]))))" office:value-type="float" office:value="57.5900050180795">
            <text:p>57.59</text:p>
          </table:table-cell>
          <table:table-cell table:formula="of:=DEGREES(ASIN(SIN(RADIANS([.R141]))*SIN(RADIANS([.P141]))))" office:value-type="float" office:value="20.1026714771477">
            <text:p>20.1</text:p>
          </table:table-cell>
          <table:table-cell table:formula="of:=TAN(RADIANS([.R141]/2))*TAN(RADIANS([.R141]/2))" office:value-type="float" office:value="0.0430303178055918">
            <text:p>0.04</text:p>
          </table:table-cell>
          <table:table-cell table:formula="of:=4*DEGREES([.U141]*SIN(2*RADIANS([.I141]))-2*[.K141]*SIN(RADIANS([.J141]))+4*[.K141]*[.U141]*SIN(RADIANS([.J141]))*COS(2*RADIANS([.I141]))-0.5*[.U141]*[.U141]*SIN(4*RADIANS([.I141]))-1.25*[.K141]*[.K141]*SIN(2*RADIANS([.J141])))" office:value-type="float" office:value="3.42888291346937">
            <text:p>3.43</text:p>
          </table:table-cell>
          <table:table-cell table:formula="of:=DEGREES(ACOS(COS(RADIANS(90.833))/(COS(RADIANS([.$B$2]))*COS(RADIANS([.T141])))-TAN(RADIANS([.$B$2]))*TAN(RADIANS([.T141]))))" office:value-type="float" office:value="109.106222813089">
            <text:p>109.11</text:p>
          </table:table-cell>
          <table:table-cell table:style-name="ce7" table:formula="of:=(720-4*[.$B$3]-[.V141]+[.$B$4]*60)/1440" office:value-type="float" office:value="0.497618831310091">
            <text:p>11:56:34</text:p>
          </table:table-cell>
          <table:table-cell table:style-name="ce7" table:formula="of:=([.X141]*1440-[.W141]*4)/1440" office:value-type="float" office:value="0.194545990162622">
            <text:p>4:40:09</text:p>
          </table:table-cell>
          <table:table-cell table:style-name="ce7" table:formula="of:=([.X141]*1440+[.W141]*4)/1440" office:value-type="float" office:value="0.80069167245756">
            <text:p>19:13:00</text:p>
          </table:table-cell>
          <table:table-cell table:formula="of:=8*[.W141]" office:value-type="float" office:value="872.849782504711">
            <text:p>872.85</text:p>
          </table:table-cell>
          <table:table-cell table:formula="of:=MOD([.E141]*1440+[.V141]+4*[.$B$3]-60*[.$B$4];1440)" office:value-type="float" office:value="723.428882913469">
            <text:p>723.43</text:p>
          </table:table-cell>
          <table:table-cell table:formula="of:=IF([.AB141]/4&lt;0;[.AB141]/4+180;[.AB141]/4-180)" office:value-type="float" office:value="0.857220728367338">
            <text:p>0.86</text:p>
          </table:table-cell>
          <table:table-cell table:formula="of:=DEGREES(ACOS(SIN(RADIANS([.$B$2]))*SIN(RADIANS([.T141]))+COS(RADIANS([.$B$2]))*COS(RADIANS([.T141]))*COS(RADIANS([.AC141]))))" office:value-type="float" office:value="19.9108782629897">
            <text:p>19.91</text:p>
          </table:table-cell>
          <table:table-cell table:formula="of:=90-[.AD141]" office:value-type="float" office:value="70.0891217370103">
            <text:p>70.09</text:p>
          </table:table-cell>
          <table:table-cell table:formula="of:=IF([.AE141]&gt;85;0;IF([.AE141]&gt;5;58.1/TAN(RADIANS([.AE141]))-0.07/POWER(TAN(RADIANS([.AE141]));3)+0.000086/POWER(TAN(RADIANS([.AE141]));5);IF([.AE141]&gt;-0.575;1735+[.AE141]*(-518.2+[.AE141]*(103.4+[.AE141]*(-12.79+[.AE141]*0.711)));-20.772/TAN(RADIANS([.AE141])))))/3600" office:value-type="float" office:value="0.00584473828017422">
            <text:p>0.01</text:p>
          </table:table-cell>
          <table:table-cell table:formula="of:=[.AE141]+[.AF141]" office:value-type="float" office:value="70.0949664752905">
            <text:p>70.09</text:p>
          </table:table-cell>
          <table:table-cell table:formula="of:=IF([.AC141]&gt;0;MOD(DEGREES(ACOS(((SIN(RADIANS([.$B$2]))*COS(RADIANS([.AD141])))-SIN(RADIANS([.T141])))/(COS(RADIANS([.$B$2]))*SIN(RADIANS([.AD141])))))+180;360);MOD(540-DEGREES(ACOS(((SIN(RADIANS([.$B$2]))*COS(RADIANS([.AD141])))-SIN(RADIANS([.T141])))/(COS(RADIANS([.$B$2]))*SIN(RADIANS([.AD141])))));360))" office:value-type="float" office:value="182.364342137722">
            <text:p>182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1]+1" office:value-type="date" office:date-value="2026-05-21">
            <text:p>5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2]+2415018.5+[.E142]-[.$B$4]/24" office:value-type="float" office:value="2461182.29166667">
            <text:p>2461182.29</text:p>
          </table:table-cell>
          <table:table-cell table:style-name="ce9" table:formula="of:=([.F142]-2451545)/36525" office:value-type="float" office:value="0.263854665754045">
            <text:p>0.26385467</text:p>
          </table:table-cell>
          <table:table-cell/>
          <table:table-cell table:formula="of:=MOD(280.46646+[.G142]*(36000.76983+[.G142]*0.0003032);360)" office:value-type="float" office:value="59.4375714915404">
            <text:p>59.44</text:p>
          </table:table-cell>
          <table:table-cell table:formula="of:=357.52911+[.G142]*(35999.05029-0.0001537*[.G142])" office:value-type="float" office:value="9856.04648103054">
            <text:p>9856.05</text:p>
          </table:table-cell>
          <table:table-cell table:formula="of:=0.016708634-[.G142]*(0.000042037+0.0000001267*[.G142])" office:value-type="float" office:value="0.0166975335206523">
            <text:p>0.02</text:p>
          </table:table-cell>
          <table:table-cell table:formula="of:=SIN(RADIANS([.J142]))*(1.914602-[.G142]*(0.004817+0.000014*[.G142]))+SIN(RADIANS(2*[.J142]))*(0.019993-0.000101*[.G142])+SIN(RADIANS(3*[.J142]))*0.000289" office:value-type="float" office:value="1.30825594945358">
            <text:p>1.31</text:p>
          </table:table-cell>
          <table:table-cell table:formula="of:=[.I142]+[.L142]" office:value-type="float" office:value="60.745827440994">
            <text:p>60.75</text:p>
          </table:table-cell>
          <table:table-cell table:formula="of:=[.J142]+[.L142]" office:value-type="float" office:value="9857.35473697999">
            <text:p>9857.35</text:p>
          </table:table-cell>
          <table:table-cell table:formula="of:=(1.000001018*(1-[.K142]*[.K142]))/(1+[.K142]*COS(RADIANS([.N142])))" office:value-type="float" office:value="1.01215355431019">
            <text:p>1.01</text:p>
          </table:table-cell>
          <table:table-cell table:formula="of:=[.M142]-0.00569-0.00478*SIN(RADIANS(125.04-1934.136*[.G142]))" office:value-type="float" office:value="60.7421795182364">
            <text:p>60.74</text:p>
          </table:table-cell>
          <table:table-cell table:formula="of:=23+(26+((21.448-[.G142]*(46.815+[.G142]*(0.00059-[.G142]*0.001813))))/60)/60" office:value-type="float" office:value="23.4358598989031">
            <text:p>23.44</text:p>
          </table:table-cell>
          <table:table-cell table:formula="of:=[.Q142]+0.00256*COS(RADIANS(125.04-1934.136*[.G142]))" office:value-type="float" office:value="23.4381745257211">
            <text:p>23.44</text:p>
          </table:table-cell>
          <table:table-cell table:formula="of:=DEGREES(ATAN2(COS(RADIANS([.P142]));COS(RADIANS([.R142]))*SIN(RADIANS([.P142]))))" office:value-type="float" office:value="58.5923549218265">
            <text:p>58.59</text:p>
          </table:table-cell>
          <table:table-cell table:formula="of:=DEGREES(ASIN(SIN(RADIANS([.R142]))*SIN(RADIANS([.P142]))))" office:value-type="float" office:value="20.3049604311446">
            <text:p>20.3</text:p>
          </table:table-cell>
          <table:table-cell table:formula="of:=TAN(RADIANS([.R142]/2))*TAN(RADIANS([.R142]/2))" office:value-type="float" office:value="0.0430303126478682">
            <text:p>0.04</text:p>
          </table:table-cell>
          <table:table-cell table:formula="of:=4*DEGREES([.U142]*SIN(2*RADIANS([.I142]))-2*[.K142]*SIN(RADIANS([.J142]))+4*[.K142]*[.U142]*SIN(RADIANS([.J142]))*COS(2*RADIANS([.I142]))-0.5*[.U142]*[.U142]*SIN(4*RADIANS([.I142]))-1.25*[.K142]*[.K142]*SIN(2*RADIANS([.J142])))" office:value-type="float" office:value="3.36208001258254">
            <text:p>3.36</text:p>
          </table:table-cell>
          <table:table-cell table:formula="of:=DEGREES(ACOS(COS(RADIANS(90.833))/(COS(RADIANS([.$B$2]))*COS(RADIANS([.T142])))-TAN(RADIANS([.$B$2]))*TAN(RADIANS([.T142]))))" office:value-type="float" office:value="109.311908335995">
            <text:p>109.31</text:p>
          </table:table-cell>
          <table:table-cell table:style-name="ce7" table:formula="of:=(720-4*[.$B$3]-[.V142]+[.$B$4]*60)/1440" office:value-type="float" office:value="0.497665222213484">
            <text:p>11:56:38</text:p>
          </table:table-cell>
          <table:table-cell table:style-name="ce7" table:formula="of:=([.X142]*1440-[.W142]*4)/1440" office:value-type="float" office:value="0.194021032391275">
            <text:p>4:39:23</text:p>
          </table:table-cell>
          <table:table-cell table:style-name="ce7" table:formula="of:=([.X142]*1440+[.W142]*4)/1440" office:value-type="float" office:value="0.801309412035694">
            <text:p>19:13:53</text:p>
          </table:table-cell>
          <table:table-cell table:formula="of:=8*[.W142]" office:value-type="float" office:value="874.495266687964">
            <text:p>874.5</text:p>
          </table:table-cell>
          <table:table-cell table:formula="of:=MOD([.E142]*1440+[.V142]+4*[.$B$3]-60*[.$B$4];1440)" office:value-type="float" office:value="723.362080012583">
            <text:p>723.36</text:p>
          </table:table-cell>
          <table:table-cell table:formula="of:=IF([.AB142]/4&lt;0;[.AB142]/4+180;[.AB142]/4-180)" office:value-type="float" office:value="0.840520003145628">
            <text:p>0.84</text:p>
          </table:table-cell>
          <table:table-cell table:formula="of:=DEGREES(ACOS(SIN(RADIANS([.$B$2]))*SIN(RADIANS([.T142]))+COS(RADIANS([.$B$2]))*COS(RADIANS([.T142]))*COS(RADIANS([.AC142]))))" office:value-type="float" office:value="19.7081779077707">
            <text:p>19.71</text:p>
          </table:table-cell>
          <table:table-cell table:formula="of:=90-[.AD142]" office:value-type="float" office:value="70.2918220922293">
            <text:p>70.29</text:p>
          </table:table-cell>
          <table:table-cell table:formula="of:=IF([.AE142]&gt;85;0;IF([.AE142]&gt;5;58.1/TAN(RADIANS([.AE142]))-0.07/POWER(TAN(RADIANS([.AE142]));3)+0.000086/POWER(TAN(RADIANS([.AE142]));5);IF([.AE142]&gt;-0.575;1735+[.AE142]*(-518.2+[.AE142]*(103.4+[.AE142]*(-12.79+[.AE142]*0.711)));-20.772/TAN(RADIANS([.AE142])))))/3600" office:value-type="float" office:value="0.00578026417875894">
            <text:p>0.01</text:p>
          </table:table-cell>
          <table:table-cell table:formula="of:=[.AE142]+[.AF142]" office:value-type="float" office:value="70.297602356408">
            <text:p>70.3</text:p>
          </table:table-cell>
          <table:table-cell table:formula="of:=IF([.AC142]&gt;0;MOD(DEGREES(ACOS(((SIN(RADIANS([.$B$2]))*COS(RADIANS([.AD142])))-SIN(RADIANS([.T142])))/(COS(RADIANS([.$B$2]))*SIN(RADIANS([.AD142])))))+180;360);MOD(540-DEGREES(ACOS(((SIN(RADIANS([.$B$2]))*COS(RADIANS([.AD142])))-SIN(RADIANS([.T142])))/(COS(RADIANS([.$B$2]))*SIN(RADIANS([.AD142])))));360))" office:value-type="float" office:value="182.338109205447">
            <text:p>182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2]+1" office:value-type="date" office:date-value="2026-05-22">
            <text:p>5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3]+2415018.5+[.E143]-[.$B$4]/24" office:value-type="float" office:value="2461183.29166667">
            <text:p>2461183.29</text:p>
          </table:table-cell>
          <table:table-cell table:style-name="ce9" table:formula="of:=([.F143]-2451545)/36525" office:value-type="float" office:value="0.263882044261917">
            <text:p>0.26388204</text:p>
          </table:table-cell>
          <table:table-cell/>
          <table:table-cell table:formula="of:=MOD(280.46646+[.G143]*(36000.76983+[.G143]*0.0003032);360)" office:value-type="float" office:value="60.4232188560854">
            <text:p>60.42</text:p>
          </table:table-cell>
          <table:table-cell table:formula="of:=357.52911+[.G143]*(35999.05029-0.0001537*[.G143])" office:value-type="float" office:value="9857.03208131005">
            <text:p>9857.03</text:p>
          </table:table-cell>
          <table:table-cell table:formula="of:=0.016708634-[.G143]*(0.000042037+0.0000001267*[.G143])" office:value-type="float" office:value="0.0166975323679114">
            <text:p>0.02</text:p>
          </table:table-cell>
          <table:table-cell table:formula="of:=SIN(RADIANS([.J143]))*(1.914602-[.G143]*(0.004817+0.000014*[.G143]))+SIN(RADIANS(2*[.J143]))*(0.019993-0.000101*[.G143])+SIN(RADIANS(3*[.J143]))*0.000289" office:value-type="float" office:value="1.28441290080562">
            <text:p>1.28</text:p>
          </table:table-cell>
          <table:table-cell table:formula="of:=[.I143]+[.L143]" office:value-type="float" office:value="61.7076317568911">
            <text:p>61.71</text:p>
          </table:table-cell>
          <table:table-cell table:formula="of:=[.J143]+[.L143]" office:value-type="float" office:value="9858.31649421085">
            <text:p>9858.32</text:p>
          </table:table-cell>
          <table:table-cell table:formula="of:=(1.000001018*(1-[.K143]*[.K143]))/(1+[.K143]*COS(RADIANS([.N143])))" office:value-type="float" office:value="1.01234638453246">
            <text:p>1.01</text:p>
          </table:table-cell>
          <table:table-cell table:formula="of:=[.M143]-0.00569-0.00478*SIN(RADIANS(125.04-1934.136*[.G143]))" office:value-type="float" office:value="61.7039878275826">
            <text:p>61.7</text:p>
          </table:table-cell>
          <table:table-cell table:formula="of:=23+(26+((21.448-[.G143]*(46.815+[.G143]*(0.00059-[.G143]*0.001813))))/60)/60" office:value-type="float" office:value="23.4358595428689">
            <text:p>23.44</text:p>
          </table:table-cell>
          <table:table-cell table:formula="of:=[.Q143]+0.00256*COS(RADIANS(125.04-1934.136*[.G143]))" office:value-type="float" office:value="23.4381731579145">
            <text:p>23.44</text:p>
          </table:table-cell>
          <table:table-cell table:formula="of:=DEGREES(ATAN2(COS(RADIANS([.P143]));COS(RADIANS([.R143]))*SIN(RADIANS([.P143]))))" office:value-type="float" office:value="59.5969030195973">
            <text:p>59.6</text:p>
          </table:table-cell>
          <table:table-cell table:formula="of:=DEGREES(ASIN(SIN(RADIANS([.R143]))*SIN(RADIANS([.P143]))))" office:value-type="float" office:value="20.5014532711737">
            <text:p>20.5</text:p>
          </table:table-cell>
          <table:table-cell table:formula="of:=TAN(RADIANS([.R143]/2))*TAN(RADIANS([.R143]/2))" office:value-type="float" office:value="0.0430303074826789">
            <text:p>0.04</text:p>
          </table:table-cell>
          <table:table-cell table:formula="of:=4*DEGREES([.U143]*SIN(2*RADIANS([.I143]))-2*[.K143]*SIN(RADIANS([.J143]))+4*[.K143]*[.U143]*SIN(RADIANS([.J143]))*COS(2*RADIANS([.I143]))-0.5*[.U143]*[.U143]*SIN(4*RADIANS([.I143]))-1.25*[.K143]*[.K143]*SIN(2*RADIANS([.J143])))" office:value-type="float" office:value="3.28650167342331">
            <text:p>3.29</text:p>
          </table:table-cell>
          <table:table-cell table:formula="of:=DEGREES(ACOS(COS(RADIANS(90.833))/(COS(RADIANS([.$B$2]))*COS(RADIANS([.T143])))-TAN(RADIANS([.$B$2]))*TAN(RADIANS([.T143]))))" office:value-type="float" office:value="109.512479230151">
            <text:p>109.51</text:p>
          </table:table-cell>
          <table:table-cell table:style-name="ce7" table:formula="of:=(720-4*[.$B$3]-[.V143]+[.$B$4]*60)/1440" office:value-type="float" office:value="0.497717707171234">
            <text:p>11:56:43</text:p>
          </table:table-cell>
          <table:table-cell table:style-name="ce7" table:formula="of:=([.X143]*1440-[.W143]*4)/1440" office:value-type="float" office:value="0.19351637597637">
            <text:p>4:38:40</text:p>
          </table:table-cell>
          <table:table-cell table:style-name="ce7" table:formula="of:=([.X143]*1440+[.W143]*4)/1440" office:value-type="float" office:value="0.801919038366098">
            <text:p>19:14:46</text:p>
          </table:table-cell>
          <table:table-cell table:formula="of:=8*[.W143]" office:value-type="float" office:value="876.099833841208">
            <text:p>876.1</text:p>
          </table:table-cell>
          <table:table-cell table:formula="of:=MOD([.E143]*1440+[.V143]+4*[.$B$3]-60*[.$B$4];1440)" office:value-type="float" office:value="723.286501673423">
            <text:p>723.29</text:p>
          </table:table-cell>
          <table:table-cell table:formula="of:=IF([.AB143]/4&lt;0;[.AB143]/4+180;[.AB143]/4-180)" office:value-type="float" office:value="0.821625418355836">
            <text:p>0.82</text:p>
          </table:table-cell>
          <table:table-cell table:formula="of:=DEGREES(ACOS(SIN(RADIANS([.$B$2]))*SIN(RADIANS([.T143]))+COS(RADIANS([.$B$2]))*COS(RADIANS([.T143]))*COS(RADIANS([.AC143]))))" office:value-type="float" office:value="19.5112064899555">
            <text:p>19.51</text:p>
          </table:table-cell>
          <table:table-cell table:formula="of:=90-[.AD143]" office:value-type="float" office:value="70.4887935100445">
            <text:p>70.49</text:p>
          </table:table-cell>
          <table:table-cell table:formula="of:=IF([.AE143]&gt;85;0;IF([.AE143]&gt;5;58.1/TAN(RADIANS([.AE143]))-0.07/POWER(TAN(RADIANS([.AE143]));3)+0.000086/POWER(TAN(RADIANS([.AE143]));5);IF([.AE143]&gt;-0.575;1735+[.AE143]*(-518.2+[.AE143]*(103.4+[.AE143]*(-12.79+[.AE143]*0.711)));-20.772/TAN(RADIANS([.AE143])))))/3600" office:value-type="float" office:value="0.00571776805112115">
            <text:p>0.01</text:p>
          </table:table-cell>
          <table:table-cell table:formula="of:=[.AE143]+[.AF143]" office:value-type="float" office:value="70.4945112780956">
            <text:p>70.49</text:p>
          </table:table-cell>
          <table:table-cell table:formula="of:=IF([.AC143]&gt;0;MOD(DEGREES(ACOS(((SIN(RADIANS([.$B$2]))*COS(RADIANS([.AD143])))-SIN(RADIANS([.T143])))/(COS(RADIANS([.$B$2]))*SIN(RADIANS([.AD143])))))+180;360);MOD(540-DEGREES(ACOS(((SIN(RADIANS([.$B$2]))*COS(RADIANS([.AD143])))-SIN(RADIANS([.T143])))/(COS(RADIANS([.$B$2]))*SIN(RADIANS([.AD143])))));360))" office:value-type="float" office:value="182.304753913249">
            <text:p>182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3]+1" office:value-type="date" office:date-value="2026-05-23">
            <text:p>5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4]+2415018.5+[.E144]-[.$B$4]/24" office:value-type="float" office:value="2461184.29166667">
            <text:p>2461184.29</text:p>
          </table:table-cell>
          <table:table-cell table:style-name="ce9" table:formula="of:=([.F144]-2451545)/36525" office:value-type="float" office:value="0.263909422769788">
            <text:p>0.26390942</text:p>
          </table:table-cell>
          <table:table-cell/>
          <table:table-cell table:formula="of:=MOD(280.46646+[.G144]*(36000.76983+[.G144]*0.0003032);360)" office:value-type="float" office:value="61.4088662206323">
            <text:p>61.41</text:p>
          </table:table-cell>
          <table:table-cell table:formula="of:=357.52911+[.G144]*(35999.05029-0.0001537*[.G144])" office:value-type="float" office:value="9858.01768158955">
            <text:p>9858.02</text:p>
          </table:table-cell>
          <table:table-cell table:formula="of:=0.016708634-[.G144]*(0.000042037+0.0000001267*[.G144])" office:value-type="float" office:value="0.0166975312151702">
            <text:p>0.02</text:p>
          </table:table-cell>
          <table:table-cell table:formula="of:=SIN(RADIANS([.J144]))*(1.914602-[.G144]*(0.004817+0.000014*[.G144]))+SIN(RADIANS(2*[.J144]))*(0.019993-0.000101*[.G144])+SIN(RADIANS(3*[.J144]))*0.000289" office:value-type="float" office:value="1.26020694265626">
            <text:p>1.26</text:p>
          </table:table-cell>
          <table:table-cell table:formula="of:=[.I144]+[.L144]" office:value-type="float" office:value="62.6690731632885">
            <text:p>62.67</text:p>
          </table:table-cell>
          <table:table-cell table:formula="of:=[.J144]+[.L144]" office:value-type="float" office:value="9859.2778885322">
            <text:p>9859.28</text:p>
          </table:table-cell>
          <table:table-cell table:formula="of:=(1.000001018*(1-[.K144]*[.K144]))/(1+[.K144]*COS(RADIANS([.N144])))" office:value-type="float" office:value="1.01253561422664">
            <text:p>1.01</text:p>
          </table:table-cell>
          <table:table-cell table:formula="of:=[.M144]-0.00569-0.00478*SIN(RADIANS(125.04-1934.136*[.G144]))" office:value-type="float" office:value="62.6654332256816">
            <text:p>62.67</text:p>
          </table:table-cell>
          <table:table-cell table:formula="of:=23+(26+((21.448-[.G144]*(46.815+[.G144]*(0.00059-[.G144]*0.001813))))/60)/60" office:value-type="float" office:value="23.4358591868347">
            <text:p>23.44</text:p>
          </table:table-cell>
          <table:table-cell table:formula="of:=[.Q144]+0.00256*COS(RADIANS(125.04-1934.136*[.G144]))" office:value-type="float" office:value="23.4381717881316">
            <text:p>23.44</text:p>
          </table:table-cell>
          <table:table-cell table:formula="of:=DEGREES(ATAN2(COS(RADIANS([.P144]));COS(RADIANS([.R144]))*SIN(RADIANS([.P144]))))" office:value-type="float" office:value="60.6036120670768">
            <text:p>60.6</text:p>
          </table:table-cell>
          <table:table-cell table:formula="of:=DEGREES(ASIN(SIN(RADIANS([.R144]))*SIN(RADIANS([.P144]))))" office:value-type="float" office:value="20.6920829279045">
            <text:p>20.69</text:p>
          </table:table-cell>
          <table:table-cell table:formula="of:=TAN(RADIANS([.R144]/2))*TAN(RADIANS([.R144]/2))" office:value-type="float" office:value="0.0430303023100272">
            <text:p>0.04</text:p>
          </table:table-cell>
          <table:table-cell table:formula="of:=4*DEGREES([.U144]*SIN(2*RADIANS([.I144]))-2*[.K144]*SIN(RADIANS([.J144]))+4*[.K144]*[.U144]*SIN(RADIANS([.J144]))*COS(2*RADIANS([.I144]))-0.5*[.U144]*[.U144]*SIN(4*RADIANS([.I144]))-1.25*[.K144]*[.K144]*SIN(2*RADIANS([.J144])))" office:value-type="float" office:value="3.20229715643941">
            <text:p>3.2</text:p>
          </table:table-cell>
          <table:table-cell table:formula="of:=DEGREES(ACOS(COS(RADIANS(90.833))/(COS(RADIANS([.$B$2]))*COS(RADIANS([.T144])))-TAN(RADIANS([.$B$2]))*TAN(RADIANS([.T144]))))" office:value-type="float" office:value="109.707810246243">
            <text:p>109.71</text:p>
          </table:table-cell>
          <table:table-cell table:style-name="ce7" table:formula="of:=(720-4*[.$B$3]-[.V144]+[.$B$4]*60)/1440" office:value-type="float" office:value="0.49777618253025">
            <text:p>11:56:48</text:p>
          </table:table-cell>
          <table:table-cell table:style-name="ce7" table:formula="of:=([.X144]*1440-[.W144]*4)/1440" office:value-type="float" office:value="0.193032265179577">
            <text:p>4:37:58</text:p>
          </table:table-cell>
          <table:table-cell table:style-name="ce7" table:formula="of:=([.X144]*1440+[.W144]*4)/1440" office:value-type="float" office:value="0.802520099880924">
            <text:p>19:15:38</text:p>
          </table:table-cell>
          <table:table-cell table:formula="of:=8*[.W144]" office:value-type="float" office:value="877.66248196994">
            <text:p>877.66</text:p>
          </table:table-cell>
          <table:table-cell table:formula="of:=MOD([.E144]*1440+[.V144]+4*[.$B$3]-60*[.$B$4];1440)" office:value-type="float" office:value="723.202297156439">
            <text:p>723.2</text:p>
          </table:table-cell>
          <table:table-cell table:formula="of:=IF([.AB144]/4&lt;0;[.AB144]/4+180;[.AB144]/4-180)" office:value-type="float" office:value="0.800574289109846">
            <text:p>0.8</text:p>
          </table:table-cell>
          <table:table-cell table:formula="of:=DEGREES(ACOS(SIN(RADIANS([.$B$2]))*SIN(RADIANS([.T144]))+COS(RADIANS([.$B$2]))*COS(RADIANS([.T144]))*COS(RADIANS([.AC144]))))" office:value-type="float" office:value="19.3200354714222">
            <text:p>19.32</text:p>
          </table:table-cell>
          <table:table-cell table:formula="of:=90-[.AD144]" office:value-type="float" office:value="70.6799645285778">
            <text:p>70.68</text:p>
          </table:table-cell>
          <table:table-cell table:formula="of:=IF([.AE144]&gt;85;0;IF([.AE144]&gt;5;58.1/TAN(RADIANS([.AE144]))-0.07/POWER(TAN(RADIANS([.AE144]));3)+0.000086/POWER(TAN(RADIANS([.AE144]));5);IF([.AE144]&gt;-0.575;1735+[.AE144]*(-518.2+[.AE144]*(103.4+[.AE144]*(-12.79+[.AE144]*0.711)));-20.772/TAN(RADIANS([.AE144])))))/3600" office:value-type="float" office:value="0.00565725715537546">
            <text:p>0.01</text:p>
          </table:table-cell>
          <table:table-cell table:formula="of:=[.AE144]+[.AF144]" office:value-type="float" office:value="70.6856217857332">
            <text:p>70.69</text:p>
          </table:table-cell>
          <table:table-cell table:formula="of:=IF([.AC144]&gt;0;MOD(DEGREES(ACOS(((SIN(RADIANS([.$B$2]))*COS(RADIANS([.AD144])))-SIN(RADIANS([.T144])))/(COS(RADIANS([.$B$2]))*SIN(RADIANS([.AD144])))))+180;360);MOD(540-DEGREES(ACOS(((SIN(RADIANS([.$B$2]))*COS(RADIANS([.AD144])))-SIN(RADIANS([.T144])))/(COS(RADIANS([.$B$2]))*SIN(RADIANS([.AD144])))));360))" office:value-type="float" office:value="182.264212763211">
            <text:p>182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4]+1" office:value-type="date" office:date-value="2026-05-24">
            <text:p>5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5]+2415018.5+[.E145]-[.$B$4]/24" office:value-type="float" office:value="2461185.29166667">
            <text:p>2461185.29</text:p>
          </table:table-cell>
          <table:table-cell table:style-name="ce9" table:formula="of:=([.F145]-2451545)/36525" office:value-type="float" office:value="0.263936801277659">
            <text:p>0.26393680</text:p>
          </table:table-cell>
          <table:table-cell/>
          <table:table-cell table:formula="of:=MOD(280.46646+[.G145]*(36000.76983+[.G145]*0.0003032);360)" office:value-type="float" office:value="62.3945135851773">
            <text:p>62.39</text:p>
          </table:table-cell>
          <table:table-cell table:formula="of:=357.52911+[.G145]*(35999.05029-0.0001537*[.G145])" office:value-type="float" office:value="9859.00328186905">
            <text:p>9859</text:p>
          </table:table-cell>
          <table:table-cell table:formula="of:=0.016708634-[.G145]*(0.000042037+0.0000001267*[.G145])" office:value-type="float" office:value="0.0166975300624288">
            <text:p>0.02</text:p>
          </table:table-cell>
          <table:table-cell table:formula="of:=SIN(RADIANS([.J145]))*(1.914602-[.G145]*(0.004817+0.000014*[.G145]))+SIN(RADIANS(2*[.J145]))*(0.019993-0.000101*[.G145])+SIN(RADIANS(3*[.J145]))*0.000289" office:value-type="float" office:value="1.2356451624896">
            <text:p>1.24</text:p>
          </table:table-cell>
          <table:table-cell table:formula="of:=[.I145]+[.L145]" office:value-type="float" office:value="63.6301587476669">
            <text:p>63.63</text:p>
          </table:table-cell>
          <table:table-cell table:formula="of:=[.J145]+[.L145]" office:value-type="float" office:value="9860.23892703154">
            <text:p>9860.24</text:p>
          </table:table-cell>
          <table:table-cell table:formula="of:=(1.000001018*(1-[.K145]*[.K145]))/(1+[.K145]*COS(RADIANS([.N145])))" office:value-type="float" office:value="1.01272119147156">
            <text:p>1.01</text:p>
          </table:table-cell>
          <table:table-cell table:formula="of:=[.M145]-0.00569-0.00478*SIN(RADIANS(125.04-1934.136*[.G145]))" office:value-type="float" office:value="63.6265228000103">
            <text:p>63.63</text:p>
          </table:table-cell>
          <table:table-cell table:formula="of:=23+(26+((21.448-[.G145]*(46.815+[.G145]*(0.00059-[.G145]*0.001813))))/60)/60" office:value-type="float" office:value="23.4358588308006">
            <text:p>23.44</text:p>
          </table:table-cell>
          <table:table-cell table:formula="of:=[.Q145]+0.00256*COS(RADIANS(125.04-1934.136*[.G145]))" office:value-type="float" office:value="23.4381704163734">
            <text:p>23.44</text:p>
          </table:table-cell>
          <table:table-cell table:formula="of:=DEGREES(ATAN2(COS(RADIANS([.P145]));COS(RADIANS([.R145]))*SIN(RADIANS([.P145]))))" office:value-type="float" office:value="61.612441468582">
            <text:p>61.61</text:p>
          </table:table-cell>
          <table:table-cell table:formula="of:=DEGREES(ASIN(SIN(RADIANS([.R145]))*SIN(RADIANS([.P145]))))" office:value-type="float" office:value="20.876783927503">
            <text:p>20.88</text:p>
          </table:table-cell>
          <table:table-cell table:formula="of:=TAN(RADIANS([.R145]/2))*TAN(RADIANS([.R145]/2))" office:value-type="float" office:value="0.0430302971299163">
            <text:p>0.04</text:p>
          </table:table-cell>
          <table:table-cell table:formula="of:=4*DEGREES([.U145]*SIN(2*RADIANS([.I145]))-2*[.K145]*SIN(RADIANS([.J145]))+4*[.K145]*[.U145]*SIN(RADIANS([.J145]))*COS(2*RADIANS([.I145]))-0.5*[.U145]*[.U145]*SIN(4*RADIANS([.I145]))-1.25*[.K145]*[.K145]*SIN(2*RADIANS([.J145])))" office:value-type="float" office:value="3.10962914857316">
            <text:p>3.11</text:p>
          </table:table-cell>
          <table:table-cell table:formula="of:=DEGREES(ACOS(COS(RADIANS(90.833))/(COS(RADIANS([.$B$2]))*COS(RADIANS([.T145])))-TAN(RADIANS([.$B$2]))*TAN(RADIANS([.T145]))))" office:value-type="float" office:value="109.897776879094">
            <text:p>109.9</text:p>
          </table:table-cell>
          <table:table-cell table:style-name="ce7" table:formula="of:=(720-4*[.$B$3]-[.V145]+[.$B$4]*60)/1440" office:value-type="float" office:value="0.497840535313491">
            <text:p>11:56:53</text:p>
          </table:table-cell>
          <table:table-cell table:style-name="ce7" table:formula="of:=([.X145]*1440-[.W145]*4)/1440" office:value-type="float" office:value="0.192568932871562">
            <text:p>4:37:18</text:p>
          </table:table-cell>
          <table:table-cell table:style-name="ce7" table:formula="of:=([.X145]*1440+[.W145]*4)/1440" office:value-type="float" office:value="0.80311213775542">
            <text:p>19:16:29</text:p>
          </table:table-cell>
          <table:table-cell table:formula="of:=8*[.W145]" office:value-type="float" office:value="879.182215032755">
            <text:p>879.18</text:p>
          </table:table-cell>
          <table:table-cell table:formula="of:=MOD([.E145]*1440+[.V145]+4*[.$B$3]-60*[.$B$4];1440)" office:value-type="float" office:value="723.109629148573">
            <text:p>723.11</text:p>
          </table:table-cell>
          <table:table-cell table:formula="of:=IF([.AB145]/4&lt;0;[.AB145]/4+180;[.AB145]/4-180)" office:value-type="float" office:value="0.777407287143291">
            <text:p>0.78</text:p>
          </table:table-cell>
          <table:table-cell table:formula="of:=DEGREES(ACOS(SIN(RADIANS([.$B$2]))*SIN(RADIANS([.T145]))+COS(RADIANS([.$B$2]))*COS(RADIANS([.T145]))*COS(RADIANS([.AC145]))))" office:value-type="float" office:value="19.1347354814527">
            <text:p>19.13</text:p>
          </table:table-cell>
          <table:table-cell table:formula="of:=90-[.AD145]" office:value-type="float" office:value="70.8652645185473">
            <text:p>70.87</text:p>
          </table:table-cell>
          <table:table-cell table:formula="of:=IF([.AE145]&gt;85;0;IF([.AE145]&gt;5;58.1/TAN(RADIANS([.AE145]))-0.07/POWER(TAN(RADIANS([.AE145]));3)+0.000086/POWER(TAN(RADIANS([.AE145]));5);IF([.AE145]&gt;-0.575;1735+[.AE145]*(-518.2+[.AE145]*(103.4+[.AE145]*(-12.79+[.AE145]*0.711)));-20.772/TAN(RADIANS([.AE145])))))/3600" office:value-type="float" office:value="0.00559873902692471">
            <text:p>0.01</text:p>
          </table:table-cell>
          <table:table-cell table:formula="of:=[.AE145]+[.AF145]" office:value-type="float" office:value="70.8708632575742">
            <text:p>70.87</text:p>
          </table:table-cell>
          <table:table-cell table:formula="of:=IF([.AC145]&gt;0;MOD(DEGREES(ACOS(((SIN(RADIANS([.$B$2]))*COS(RADIANS([.AD145])))-SIN(RADIANS([.T145])))/(COS(RADIANS([.$B$2]))*SIN(RADIANS([.AD145])))))+180;360);MOD(540-DEGREES(ACOS(((SIN(RADIANS([.$B$2]))*COS(RADIANS([.AD145])))-SIN(RADIANS([.T145])))/(COS(RADIANS([.$B$2]))*SIN(RADIANS([.AD145])))));360))" office:value-type="float" office:value="182.216440415604">
            <text:p>182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5]+1" office:value-type="date" office:date-value="2026-05-25">
            <text:p>5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6]+2415018.5+[.E146]-[.$B$4]/24" office:value-type="float" office:value="2461186.29166667">
            <text:p>2461186.29</text:p>
          </table:table-cell>
          <table:table-cell table:style-name="ce9" table:formula="of:=([.F146]-2451545)/36525" office:value-type="float" office:value="0.263964179785531">
            <text:p>0.26396418</text:p>
          </table:table-cell>
          <table:table-cell/>
          <table:table-cell table:formula="of:=MOD(280.46646+[.G146]*(36000.76983+[.G146]*0.0003032);360)" office:value-type="float" office:value="63.3801609497241">
            <text:p>63.38</text:p>
          </table:table-cell>
          <table:table-cell table:formula="of:=357.52911+[.G146]*(35999.05029-0.0001537*[.G146])" office:value-type="float" office:value="9859.98888214855">
            <text:p>9859.99</text:p>
          </table:table-cell>
          <table:table-cell table:formula="of:=0.016708634-[.G146]*(0.000042037+0.0000001267*[.G146])" office:value-type="float" office:value="0.0166975289096873">
            <text:p>0.02</text:p>
          </table:table-cell>
          <table:table-cell table:formula="of:=SIN(RADIANS([.J146]))*(1.914602-[.G146]*(0.004817+0.000014*[.G146]))+SIN(RADIANS(2*[.J146]))*(0.019993-0.000101*[.G146])+SIN(RADIANS(3*[.J146]))*0.000289" office:value-type="float" office:value="1.21073473369281">
            <text:p>1.21</text:p>
          </table:table-cell>
          <table:table-cell table:formula="of:=[.I146]+[.L146]" office:value-type="float" office:value="64.5908956834169">
            <text:p>64.59</text:p>
          </table:table-cell>
          <table:table-cell table:formula="of:=[.J146]+[.L146]" office:value-type="float" office:value="9861.19961688225">
            <text:p>9861.2</text:p>
          </table:table-cell>
          <table:table-cell table:formula="of:=(1.000001018*(1-[.K146]*[.K146]))/(1+[.K146]*COS(RADIANS([.N146])))" office:value-type="float" office:value="1.01290306540548">
            <text:p>1.01</text:p>
          </table:table-cell>
          <table:table-cell table:formula="of:=[.M146]-0.00569-0.00478*SIN(RADIANS(125.04-1934.136*[.G146]))" office:value-type="float" office:value="64.5872637239562">
            <text:p>64.59</text:p>
          </table:table-cell>
          <table:table-cell table:formula="of:=23+(26+((21.448-[.G146]*(46.815+[.G146]*(0.00059-[.G146]*0.001813))))/60)/60" office:value-type="float" office:value="23.4358584747664">
            <text:p>23.44</text:p>
          </table:table-cell>
          <table:table-cell table:formula="of:=[.Q146]+0.00256*COS(RADIANS(125.04-1934.136*[.G146]))" office:value-type="float" office:value="23.4381690426406">
            <text:p>23.44</text:p>
          </table:table-cell>
          <table:table-cell table:formula="of:=DEGREES(ATAN2(COS(RADIANS([.P146]));COS(RADIANS([.R146]))*SIN(RADIANS([.P146]))))" office:value-type="float" office:value="62.6233473023661">
            <text:p>62.62</text:p>
          </table:table-cell>
          <table:table-cell table:formula="of:=DEGREES(ASIN(SIN(RADIANS([.R146]))*SIN(RADIANS([.P146]))))" office:value-type="float" office:value="21.0554924526166">
            <text:p>21.06</text:p>
          </table:table-cell>
          <table:table-cell table:formula="of:=TAN(RADIANS([.R146]/2))*TAN(RADIANS([.R146]/2))" office:value-type="float" office:value="0.0430302919423495">
            <text:p>0.04</text:p>
          </table:table-cell>
          <table:table-cell table:formula="of:=4*DEGREES([.U146]*SIN(2*RADIANS([.I146]))-2*[.K146]*SIN(RADIANS([.J146]))+4*[.K146]*[.U146]*SIN(RADIANS([.J146]))*COS(2*RADIANS([.I146]))-0.5*[.U146]*[.U146]*SIN(4*RADIANS([.I146]))-1.25*[.K146]*[.K146]*SIN(2*RADIANS([.J146])))" office:value-type="float" office:value="3.00867364304812">
            <text:p>3.01</text:p>
          </table:table-cell>
          <table:table-cell table:formula="of:=DEGREES(ACOS(COS(RADIANS(90.833))/(COS(RADIANS([.$B$2]))*COS(RADIANS([.T146])))-TAN(RADIANS([.$B$2]))*TAN(RADIANS([.T146]))))" office:value-type="float" office:value="110.08225561456">
            <text:p>110.08</text:p>
          </table:table-cell>
          <table:table-cell table:style-name="ce7" table:formula="of:=(720-4*[.$B$3]-[.V146]+[.$B$4]*60)/1440" office:value-type="float" office:value="0.497910643303439">
            <text:p>11:56:59</text:p>
          </table:table-cell>
          <table:table-cell table:style-name="ce7" table:formula="of:=([.X146]*1440-[.W146]*4)/1440" office:value-type="float" office:value="0.192126599929661">
            <text:p>4:36:40</text:p>
          </table:table-cell>
          <table:table-cell table:style-name="ce7" table:formula="of:=([.X146]*1440+[.W146]*4)/1440" office:value-type="float" office:value="0.803694686677217">
            <text:p>19:17:19</text:p>
          </table:table-cell>
          <table:table-cell table:formula="of:=8*[.W146]" office:value-type="float" office:value="880.658044916481">
            <text:p>880.66</text:p>
          </table:table-cell>
          <table:table-cell table:formula="of:=MOD([.E146]*1440+[.V146]+4*[.$B$3]-60*[.$B$4];1440)" office:value-type="float" office:value="723.008673643048">
            <text:p>723.01</text:p>
          </table:table-cell>
          <table:table-cell table:formula="of:=IF([.AB146]/4&lt;0;[.AB146]/4+180;[.AB146]/4-180)" office:value-type="float" office:value="0.752168410762039">
            <text:p>0.75</text:p>
          </table:table-cell>
          <table:table-cell table:formula="of:=DEGREES(ACOS(SIN(RADIANS([.$B$2]))*SIN(RADIANS([.T146]))+COS(RADIANS([.$B$2]))*COS(RADIANS([.T146]))*COS(RADIANS([.AC146]))))" office:value-type="float" office:value="18.9553762305308">
            <text:p>18.96</text:p>
          </table:table-cell>
          <table:table-cell table:formula="of:=90-[.AD146]" office:value-type="float" office:value="71.0446237694692">
            <text:p>71.04</text:p>
          </table:table-cell>
          <table:table-cell table:formula="of:=IF([.AE146]&gt;85;0;IF([.AE146]&gt;5;58.1/TAN(RADIANS([.AE146]))-0.07/POWER(TAN(RADIANS([.AE146]));3)+0.000086/POWER(TAN(RADIANS([.AE146]));5);IF([.AE146]&gt;-0.575;1735+[.AE146]*(-518.2+[.AE146]*(103.4+[.AE146]*(-12.79+[.AE146]*0.711)));-20.772/TAN(RADIANS([.AE146])))))/3600" office:value-type="float" office:value="0.00554222144671082">
            <text:p>0.01</text:p>
          </table:table-cell>
          <table:table-cell table:formula="of:=[.AE146]+[.AF146]" office:value-type="float" office:value="71.050165990916">
            <text:p>71.05</text:p>
          </table:table-cell>
          <table:table-cell table:formula="of:=IF([.AC146]&gt;0;MOD(DEGREES(ACOS(((SIN(RADIANS([.$B$2]))*COS(RADIANS([.AD146])))-SIN(RADIANS([.T146])))/(COS(RADIANS([.$B$2]))*SIN(RADIANS([.AD146])))))+180;360);MOD(540-DEGREES(ACOS(((SIN(RADIANS([.$B$2]))*COS(RADIANS([.AD146])))-SIN(RADIANS([.T146])))/(COS(RADIANS([.$B$2]))*SIN(RADIANS([.AD146])))));360))" office:value-type="float" office:value="182.161410821041">
            <text:p>182.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6]+1" office:value-type="date" office:date-value="2026-05-26">
            <text:p>5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7]+2415018.5+[.E147]-[.$B$4]/24" office:value-type="float" office:value="2461187.29166667">
            <text:p>2461187.29</text:p>
          </table:table-cell>
          <table:table-cell table:style-name="ce9" table:formula="of:=([.F147]-2451545)/36525" office:value-type="float" office:value="0.263991558293402">
            <text:p>0.26399156</text:p>
          </table:table-cell>
          <table:table-cell/>
          <table:table-cell table:formula="of:=MOD(280.46646+[.G147]*(36000.76983+[.G147]*0.0003032);360)" office:value-type="float" office:value="64.3658083142709">
            <text:p>64.37</text:p>
          </table:table-cell>
          <table:table-cell table:formula="of:=357.52911+[.G147]*(35999.05029-0.0001537*[.G147])" office:value-type="float" office:value="9860.97448242806">
            <text:p>9860.97</text:p>
          </table:table-cell>
          <table:table-cell table:formula="of:=0.016708634-[.G147]*(0.000042037+0.0000001267*[.G147])" office:value-type="float" office:value="0.0166975277569455">
            <text:p>0.02</text:p>
          </table:table-cell>
          <table:table-cell table:formula="of:=SIN(RADIANS([.J147]))*(1.914602-[.G147]*(0.004817+0.000014*[.G147]))+SIN(RADIANS(2*[.J147]))*(0.019993-0.000101*[.G147])+SIN(RADIANS(3*[.J147]))*0.000289" office:value-type="float" office:value="1.18548291357461">
            <text:p>1.19</text:p>
          </table:table-cell>
          <table:table-cell table:formula="of:=[.I147]+[.L147]" office:value-type="float" office:value="65.5512912278455">
            <text:p>65.55</text:p>
          </table:table-cell>
          <table:table-cell table:formula="of:=[.J147]+[.L147]" office:value-type="float" office:value="9862.15996534163">
            <text:p>9862.16</text:p>
          </table:table-cell>
          <table:table-cell table:formula="of:=(1.000001018*(1-[.K147]*[.K147]))/(1+[.K147]*COS(RADIANS([.N147])))" office:value-type="float" office:value="1.01308118623665">
            <text:p>1.01</text:p>
          </table:table-cell>
          <table:table-cell table:formula="of:=[.M147]-0.00569-0.00478*SIN(RADIANS(125.04-1934.136*[.G147]))" office:value-type="float" office:value="65.5476632548227">
            <text:p>65.55</text:p>
          </table:table-cell>
          <table:table-cell table:formula="of:=23+(26+((21.448-[.G147]*(46.815+[.G147]*(0.00059-[.G147]*0.001813))))/60)/60" office:value-type="float" office:value="23.4358581187322">
            <text:p>23.44</text:p>
          </table:table-cell>
          <table:table-cell table:formula="of:=[.Q147]+0.00256*COS(RADIANS(125.04-1934.136*[.G147]))" office:value-type="float" office:value="23.4381676669342">
            <text:p>23.44</text:p>
          </table:table-cell>
          <table:table-cell table:formula="of:=DEGREES(ATAN2(COS(RADIANS([.P147]));COS(RADIANS([.R147]))*SIN(RADIANS([.P147]))))" office:value-type="float" office:value="63.6362823527923">
            <text:p>63.64</text:p>
          </table:table-cell>
          <table:table-cell table:formula="of:=DEGREES(ASIN(SIN(RADIANS([.R147]))*SIN(RADIANS([.P147]))))" office:value-type="float" office:value="21.2281464033669">
            <text:p>21.23</text:p>
          </table:table-cell>
          <table:table-cell table:formula="of:=TAN(RADIANS([.R147]/2))*TAN(RADIANS([.R147]/2))" office:value-type="float" office:value="0.0430302867473301">
            <text:p>0.04</text:p>
          </table:table-cell>
          <table:table-cell table:formula="of:=4*DEGREES([.U147]*SIN(2*RADIANS([.I147]))-2*[.K147]*SIN(RADIANS([.J147]))+4*[.K147]*[.U147]*SIN(RADIANS([.J147]))*COS(2*RADIANS([.I147]))-0.5*[.U147]*[.U147]*SIN(4*RADIANS([.I147]))-1.25*[.K147]*[.K147]*SIN(2*RADIANS([.J147])))" office:value-type="float" office:value="2.89961979106435">
            <text:p>2.9</text:p>
          </table:table-cell>
          <table:table-cell table:formula="of:=DEGREES(ACOS(COS(RADIANS(90.833))/(COS(RADIANS([.$B$2]))*COS(RADIANS([.T147])))-TAN(RADIANS([.$B$2]))*TAN(RADIANS([.T147]))))" office:value-type="float" office:value="110.261124183346">
            <text:p>110.26</text:p>
          </table:table-cell>
          <table:table-cell table:style-name="ce7" table:formula="of:=(720-4*[.$B$3]-[.V147]+[.$B$4]*60)/1440" office:value-type="float" office:value="0.497986375145094">
            <text:p>11:57:06</text:p>
          </table:table-cell>
          <table:table-cell table:style-name="ce7" table:formula="of:=([.X147]*1440-[.W147]*4)/1440" office:value-type="float" office:value="0.191705474635801">
            <text:p>4:36:03</text:p>
          </table:table-cell>
          <table:table-cell table:style-name="ce7" table:formula="of:=([.X147]*1440+[.W147]*4)/1440" office:value-type="float" office:value="0.804267275654387">
            <text:p>19:18:09</text:p>
          </table:table-cell>
          <table:table-cell table:formula="of:=8*[.W147]" office:value-type="float" office:value="882.088993466765">
            <text:p>882.09</text:p>
          </table:table-cell>
          <table:table-cell table:formula="of:=MOD([.E147]*1440+[.V147]+4*[.$B$3]-60*[.$B$4];1440)" office:value-type="float" office:value="722.899619791064">
            <text:p>722.9</text:p>
          </table:table-cell>
          <table:table-cell table:formula="of:=IF([.AB147]/4&lt;0;[.AB147]/4+180;[.AB147]/4-180)" office:value-type="float" office:value="0.724904947766078">
            <text:p>0.72</text:p>
          </table:table-cell>
          <table:table-cell table:formula="of:=DEGREES(ACOS(SIN(RADIANS([.$B$2]))*SIN(RADIANS([.T147]))+COS(RADIANS([.$B$2]))*COS(RADIANS([.T147]))*COS(RADIANS([.AC147]))))" office:value-type="float" office:value="18.7820264162065">
            <text:p>18.78</text:p>
          </table:table-cell>
          <table:table-cell table:formula="of:=90-[.AD147]" office:value-type="float" office:value="71.2179735837935">
            <text:p>71.22</text:p>
          </table:table-cell>
          <table:table-cell table:formula="of:=IF([.AE147]&gt;85;0;IF([.AE147]&gt;5;58.1/TAN(RADIANS([.AE147]))-0.07/POWER(TAN(RADIANS([.AE147]));3)+0.000086/POWER(TAN(RADIANS([.AE147]));5);IF([.AE147]&gt;-0.575;1735+[.AE147]*(-518.2+[.AE147]*(103.4+[.AE147]*(-12.79+[.AE147]*0.711)));-20.772/TAN(RADIANS([.AE147])))))/3600" office:value-type="float" office:value="0.00548771240728613">
            <text:p>0.01</text:p>
          </table:table-cell>
          <table:table-cell table:formula="of:=[.AE147]+[.AF147]" office:value-type="float" office:value="71.2234612962007">
            <text:p>71.22</text:p>
          </table:table-cell>
          <table:table-cell table:formula="of:=IF([.AC147]&gt;0;MOD(DEGREES(ACOS(((SIN(RADIANS([.$B$2]))*COS(RADIANS([.AD147])))-SIN(RADIANS([.T147])))/(COS(RADIANS([.$B$2]))*SIN(RADIANS([.AD147])))))+180;360);MOD(540-DEGREES(ACOS(((SIN(RADIANS([.$B$2]))*COS(RADIANS([.AD147])))-SIN(RADIANS([.T147])))/(COS(RADIANS([.$B$2]))*SIN(RADIANS([.AD147])))));360))" office:value-type="float" office:value="182.099118317664">
            <text:p>182.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7]+1" office:value-type="date" office:date-value="2026-05-27">
            <text:p>5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8]+2415018.5+[.E148]-[.$B$4]/24" office:value-type="float" office:value="2461188.29166667">
            <text:p>2461188.29</text:p>
          </table:table-cell>
          <table:table-cell table:style-name="ce9" table:formula="of:=([.F148]-2451545)/36525" office:value-type="float" office:value="0.264018936801273">
            <text:p>0.26401894</text:p>
          </table:table-cell>
          <table:table-cell/>
          <table:table-cell table:formula="of:=MOD(280.46646+[.G148]*(36000.76983+[.G148]*0.0003032);360)" office:value-type="float" office:value="65.3514556788196">
            <text:p>65.35</text:p>
          </table:table-cell>
          <table:table-cell table:formula="of:=357.52911+[.G148]*(35999.05029-0.0001537*[.G148])" office:value-type="float" office:value="9861.96008270756">
            <text:p>9861.96</text:p>
          </table:table-cell>
          <table:table-cell table:formula="of:=0.016708634-[.G148]*(0.000042037+0.0000001267*[.G148])" office:value-type="float" office:value="0.0166975266042036">
            <text:p>0.02</text:p>
          </table:table-cell>
          <table:table-cell table:formula="of:=SIN(RADIANS([.J148]))*(1.914602-[.G148]*(0.004817+0.000014*[.G148]))+SIN(RADIANS(2*[.J148]))*(0.019993-0.000101*[.G148])+SIN(RADIANS(3*[.J148]))*0.000289" office:value-type="float" office:value="1.15989704137952">
            <text:p>1.16</text:p>
          </table:table-cell>
          <table:table-cell table:formula="of:=[.I148]+[.L148]" office:value-type="float" office:value="66.5113527201991">
            <text:p>66.51</text:p>
          </table:table-cell>
          <table:table-cell table:formula="of:=[.J148]+[.L148]" office:value-type="float" office:value="9863.11997974894">
            <text:p>9863.12</text:p>
          </table:table-cell>
          <table:table-cell table:formula="of:=(1.000001018*(1-[.K148]*[.K148]))/(1+[.K148]*COS(RADIANS([.N148])))" office:value-type="float" office:value="1.01325550525351">
            <text:p>1.01</text:p>
          </table:table-cell>
          <table:table-cell table:formula="of:=[.M148]-0.00569-0.00478*SIN(RADIANS(125.04-1934.136*[.G148]))" office:value-type="float" office:value="66.5077287318529">
            <text:p>66.51</text:p>
          </table:table-cell>
          <table:table-cell table:formula="of:=23+(26+((21.448-[.G148]*(46.815+[.G148]*(0.00059-[.G148]*0.001813))))/60)/60" office:value-type="float" office:value="23.4358577626981">
            <text:p>23.44</text:p>
          </table:table-cell>
          <table:table-cell table:formula="of:=[.Q148]+0.00256*COS(RADIANS(125.04-1934.136*[.G148]))" office:value-type="float" office:value="23.4381662892551">
            <text:p>23.44</text:p>
          </table:table-cell>
          <table:table-cell table:formula="of:=DEGREES(ATAN2(COS(RADIANS([.P148]));COS(RADIANS([.R148]))*SIN(RADIANS([.P148]))))" office:value-type="float" office:value="64.6511961495766">
            <text:p>64.65</text:p>
          </table:table-cell>
          <table:table-cell table:formula="of:=DEGREES(ASIN(SIN(RADIANS([.R148]))*SIN(RADIANS([.P148]))))" office:value-type="float" office:value="21.3946854581909">
            <text:p>21.39</text:p>
          </table:table-cell>
          <table:table-cell table:formula="of:=TAN(RADIANS([.R148]/2))*TAN(RADIANS([.R148]/2))" office:value-type="float" office:value="0.0430302815448613">
            <text:p>0.04</text:p>
          </table:table-cell>
          <table:table-cell table:formula="of:=4*DEGREES([.U148]*SIN(2*RADIANS([.I148]))-2*[.K148]*SIN(RADIANS([.J148]))+4*[.K148]*[.U148]*SIN(RADIANS([.J148]))*COS(2*RADIANS([.I148]))-0.5*[.U148]*[.U148]*SIN(4*RADIANS([.I148]))-1.25*[.K148]*[.K148]*SIN(2*RADIANS([.J148])))" office:value-type="float" office:value="2.78266972515347">
            <text:p>2.78</text:p>
          </table:table-cell>
          <table:table-cell table:formula="of:=DEGREES(ACOS(COS(RADIANS(90.833))/(COS(RADIANS([.$B$2]))*COS(RADIANS([.T148])))-TAN(RADIANS([.$B$2]))*TAN(RADIANS([.T148]))))" office:value-type="float" office:value="110.434261820963">
            <text:p>110.43</text:p>
          </table:table-cell>
          <table:table-cell table:style-name="ce7" table:formula="of:=(720-4*[.$B$3]-[.V148]+[.$B$4]*60)/1440" office:value-type="float" office:value="0.498067590468643">
            <text:p>11:57:13</text:p>
          </table:table-cell>
          <table:table-cell table:style-name="ce7" table:formula="of:=([.X148]*1440-[.W148]*4)/1440" office:value-type="float" office:value="0.191305752077079">
            <text:p>4:35:29</text:p>
          </table:table-cell>
          <table:table-cell table:style-name="ce7" table:formula="of:=([.X148]*1440+[.W148]*4)/1440" office:value-type="float" office:value="0.804829428860208">
            <text:p>19:18:57</text:p>
          </table:table-cell>
          <table:table-cell table:formula="of:=8*[.W148]" office:value-type="float" office:value="883.474094567705">
            <text:p>883.47</text:p>
          </table:table-cell>
          <table:table-cell table:formula="of:=MOD([.E148]*1440+[.V148]+4*[.$B$3]-60*[.$B$4];1440)" office:value-type="float" office:value="722.782669725154">
            <text:p>722.78</text:p>
          </table:table-cell>
          <table:table-cell table:formula="of:=IF([.AB148]/4&lt;0;[.AB148]/4+180;[.AB148]/4-180)" office:value-type="float" office:value="0.695667431288371">
            <text:p>0.7</text:p>
          </table:table-cell>
          <table:table-cell table:formula="of:=DEGREES(ACOS(SIN(RADIANS([.$B$2]))*SIN(RADIANS([.T148]))+COS(RADIANS([.$B$2]))*COS(RADIANS([.T148]))*COS(RADIANS([.AC148]))))" office:value-type="float" office:value="18.6147536210818">
            <text:p>18.61</text:p>
          </table:table-cell>
          <table:table-cell table:formula="of:=90-[.AD148]" office:value-type="float" office:value="71.3852463789182">
            <text:p>71.39</text:p>
          </table:table-cell>
          <table:table-cell table:formula="of:=IF([.AE148]&gt;85;0;IF([.AE148]&gt;5;58.1/TAN(RADIANS([.AE148]))-0.07/POWER(TAN(RADIANS([.AE148]));3)+0.000086/POWER(TAN(RADIANS([.AE148]));5);IF([.AE148]&gt;-0.575;1735+[.AE148]*(-518.2+[.AE148]*(103.4+[.AE148]*(-12.79+[.AE148]*0.711)));-20.772/TAN(RADIANS([.AE148])))))/3600" office:value-type="float" office:value="0.00543522007673888">
            <text:p>0.01</text:p>
          </table:table-cell>
          <table:table-cell table:formula="of:=[.AE148]+[.AF148]" office:value-type="float" office:value="71.3906815989949">
            <text:p>71.39</text:p>
          </table:table-cell>
          <table:table-cell table:formula="of:=IF([.AC148]&gt;0;MOD(DEGREES(ACOS(((SIN(RADIANS([.$B$2]))*COS(RADIANS([.AD148])))-SIN(RADIANS([.T148])))/(COS(RADIANS([.$B$2]))*SIN(RADIANS([.AD148])))))+180;360);MOD(540-DEGREES(ACOS(((SIN(RADIANS([.$B$2]))*COS(RADIANS([.AD148])))-SIN(RADIANS([.T148])))/(COS(RADIANS([.$B$2]))*SIN(RADIANS([.AD148])))));360))" office:value-type="float" office:value="182.029578680556">
            <text:p>182.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8]+1" office:value-type="date" office:date-value="2026-05-28">
            <text:p>5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49]+2415018.5+[.E149]-[.$B$4]/24" office:value-type="float" office:value="2461189.29166667">
            <text:p>2461189.29</text:p>
          </table:table-cell>
          <table:table-cell table:style-name="ce9" table:formula="of:=([.F149]-2451545)/36525" office:value-type="float" office:value="0.264046315309145">
            <text:p>0.26404632</text:p>
          </table:table-cell>
          <table:table-cell/>
          <table:table-cell table:formula="of:=MOD(280.46646+[.G149]*(36000.76983+[.G149]*0.0003032);360)" office:value-type="float" office:value="66.3371030433682">
            <text:p>66.34</text:p>
          </table:table-cell>
          <table:table-cell table:formula="of:=357.52911+[.G149]*(35999.05029-0.0001537*[.G149])" office:value-type="float" office:value="9862.94568298706">
            <text:p>9862.95</text:p>
          </table:table-cell>
          <table:table-cell table:formula="of:=0.016708634-[.G149]*(0.000042037+0.0000001267*[.G149])" office:value-type="float" office:value="0.0166975254514615">
            <text:p>0.02</text:p>
          </table:table-cell>
          <table:table-cell table:formula="of:=SIN(RADIANS([.J149]))*(1.914602-[.G149]*(0.004817+0.000014*[.G149]))+SIN(RADIANS(2*[.J149]))*(0.019993-0.000101*[.G149])+SIN(RADIANS(3*[.J149]))*0.000289" office:value-type="float" office:value="1.1339845362989">
            <text:p>1.13</text:p>
          </table:table-cell>
          <table:table-cell table:formula="of:=[.I149]+[.L149]" office:value-type="float" office:value="67.4710875796671">
            <text:p>67.47</text:p>
          </table:table-cell>
          <table:table-cell table:formula="of:=[.J149]+[.L149]" office:value-type="float" office:value="9864.07966752336">
            <text:p>9864.08</text:p>
          </table:table-cell>
          <table:table-cell table:formula="of:=(1.000001018*(1-[.K149]*[.K149]))/(1+[.K149]*COS(RADIANS([.N149])))" office:value-type="float" office:value="1.01342597483466">
            <text:p>1.01</text:p>
          </table:table-cell>
          <table:table-cell table:formula="of:=[.M149]-0.00569-0.00478*SIN(RADIANS(125.04-1934.136*[.G149]))" office:value-type="float" office:value="67.4674675742327">
            <text:p>67.47</text:p>
          </table:table-cell>
          <table:table-cell table:formula="of:=23+(26+((21.448-[.G149]*(46.815+[.G149]*(0.00059-[.G149]*0.001813))))/60)/60" office:value-type="float" office:value="23.4358574066639">
            <text:p>23.44</text:p>
          </table:table-cell>
          <table:table-cell table:formula="of:=[.Q149]+0.00256*COS(RADIANS(125.04-1934.136*[.G149]))" office:value-type="float" office:value="23.438164909604">
            <text:p>23.44</text:p>
          </table:table-cell>
          <table:table-cell table:formula="of:=DEGREES(ATAN2(COS(RADIANS([.P149]));COS(RADIANS([.R149]))*SIN(RADIANS([.P149]))))" office:value-type="float" office:value="65.6680350141839">
            <text:p>65.67</text:p>
          </table:table-cell>
          <table:table-cell table:formula="of:=DEGREES(ASIN(SIN(RADIANS([.R149]))*SIN(RADIANS([.P149]))))" office:value-type="float" office:value="21.5550511343513">
            <text:p>21.56</text:p>
          </table:table-cell>
          <table:table-cell table:formula="of:=TAN(RADIANS([.R149]/2))*TAN(RADIANS([.R149]/2))" office:value-type="float" office:value="0.0430302763349466">
            <text:p>0.04</text:p>
          </table:table-cell>
          <table:table-cell table:formula="of:=4*DEGREES([.U149]*SIN(2*RADIANS([.I149]))-2*[.K149]*SIN(RADIANS([.J149]))+4*[.K149]*[.U149]*SIN(RADIANS([.J149]))*COS(2*RADIANS([.I149]))-0.5*[.U149]*[.U149]*SIN(4*RADIANS([.I149]))-1.25*[.K149]*[.K149]*SIN(2*RADIANS([.J149])))" office:value-type="float" office:value="2.65803835406152">
            <text:p>2.66</text:p>
          </table:table-cell>
          <table:table-cell table:formula="of:=DEGREES(ACOS(COS(RADIANS(90.833))/(COS(RADIANS([.$B$2]))*COS(RADIANS([.T149])))-TAN(RADIANS([.$B$2]))*TAN(RADIANS([.T149]))))" office:value-type="float" office:value="110.60154953292">
            <text:p>110.6</text:p>
          </table:table-cell>
          <table:table-cell table:style-name="ce7" table:formula="of:=(720-4*[.$B$3]-[.V149]+[.$B$4]*60)/1440" office:value-type="float" office:value="0.498154140031902">
            <text:p>11:57:21</text:p>
          </table:table-cell>
          <table:table-cell table:style-name="ce7" table:formula="of:=([.X149]*1440-[.W149]*4)/1440" office:value-type="float" office:value="0.190927613551569">
            <text:p>4:34:56</text:p>
          </table:table-cell>
          <table:table-cell table:style-name="ce7" table:formula="of:=([.X149]*1440+[.W149]*4)/1440" office:value-type="float" office:value="0.805380666512234">
            <text:p>19:19:45</text:p>
          </table:table-cell>
          <table:table-cell table:formula="of:=8*[.W149]" office:value-type="float" office:value="884.812396263357">
            <text:p>884.81</text:p>
          </table:table-cell>
          <table:table-cell table:formula="of:=MOD([.E149]*1440+[.V149]+4*[.$B$3]-60*[.$B$4];1440)" office:value-type="float" office:value="722.658038354062">
            <text:p>722.66</text:p>
          </table:table-cell>
          <table:table-cell table:formula="of:=IF([.AB149]/4&lt;0;[.AB149]/4+180;[.AB149]/4-180)" office:value-type="float" office:value="0.664509588515386">
            <text:p>0.66</text:p>
          </table:table-cell>
          <table:table-cell table:formula="of:=DEGREES(ACOS(SIN(RADIANS([.$B$2]))*SIN(RADIANS([.T149]))+COS(RADIANS([.$B$2]))*COS(RADIANS([.T149]))*COS(RADIANS([.AC149]))))" office:value-type="float" office:value="18.4536242030831">
            <text:p>18.45</text:p>
          </table:table-cell>
          <table:table-cell table:formula="of:=90-[.AD149]" office:value-type="float" office:value="71.5463757969169">
            <text:p>71.55</text:p>
          </table:table-cell>
          <table:table-cell table:formula="of:=IF([.AE149]&gt;85;0;IF([.AE149]&gt;5;58.1/TAN(RADIANS([.AE149]))-0.07/POWER(TAN(RADIANS([.AE149]));3)+0.000086/POWER(TAN(RADIANS([.AE149]));5);IF([.AE149]&gt;-0.575;1735+[.AE149]*(-518.2+[.AE149]*(103.4+[.AE149]*(-12.79+[.AE149]*0.711)));-20.772/TAN(RADIANS([.AE149])))))/3600" office:value-type="float" office:value="0.00538475276053922">
            <text:p>0.01</text:p>
          </table:table-cell>
          <table:table-cell table:formula="of:=[.AE149]+[.AF149]" office:value-type="float" office:value="71.5517605496775">
            <text:p>71.55</text:p>
          </table:table-cell>
          <table:table-cell table:formula="of:=IF([.AC149]&gt;0;MOD(DEGREES(ACOS(((SIN(RADIANS([.$B$2]))*COS(RADIANS([.AD149])))-SIN(RADIANS([.T149])))/(COS(RADIANS([.$B$2]))*SIN(RADIANS([.AD149])))))+180;360);MOD(540-DEGREES(ACOS(((SIN(RADIANS([.$B$2]))*COS(RADIANS([.AD149])))-SIN(RADIANS([.T149])))/(COS(RADIANS([.$B$2]))*SIN(RADIANS([.AD149])))));360))" office:value-type="float" office:value="181.95283011003">
            <text:p>181.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49]+1" office:value-type="date" office:date-value="2026-05-29">
            <text:p>5/2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0]+2415018.5+[.E150]-[.$B$4]/24" office:value-type="float" office:value="2461190.29166667">
            <text:p>2461190.29</text:p>
          </table:table-cell>
          <table:table-cell table:style-name="ce9" table:formula="of:=([.F150]-2451545)/36525" office:value-type="float" office:value="0.264073693817016">
            <text:p>0.26407369</text:p>
          </table:table-cell>
          <table:table-cell/>
          <table:table-cell table:formula="of:=MOD(280.46646+[.G150]*(36000.76983+[.G150]*0.0003032);360)" office:value-type="float" office:value="67.3227504079132">
            <text:p>67.32</text:p>
          </table:table-cell>
          <table:table-cell table:formula="of:=357.52911+[.G150]*(35999.05029-0.0001537*[.G150])" office:value-type="float" office:value="9863.93128326657">
            <text:p>9863.93</text:p>
          </table:table-cell>
          <table:table-cell table:formula="of:=0.016708634-[.G150]*(0.000042037+0.0000001267*[.G150])" office:value-type="float" office:value="0.0166975242987192">
            <text:p>0.02</text:p>
          </table:table-cell>
          <table:table-cell table:formula="of:=SIN(RADIANS([.J150]))*(1.914602-[.G150]*(0.004817+0.000014*[.G150]))+SIN(RADIANS(2*[.J150]))*(0.019993-0.000101*[.G150])+SIN(RADIANS(3*[.J150]))*0.000289" office:value-type="float" office:value="1.10775289547705">
            <text:p>1.11</text:p>
          </table:table-cell>
          <table:table-cell table:formula="of:=[.I150]+[.L150]" office:value-type="float" office:value="68.4305033033902">
            <text:p>68.43</text:p>
          </table:table-cell>
          <table:table-cell table:formula="of:=[.J150]+[.L150]" office:value-type="float" office:value="9865.03903616204">
            <text:p>9865.04</text:p>
          </table:table-cell>
          <table:table-cell table:formula="of:=(1.000001018*(1-[.K150]*[.K150]))/(1+[.K150]*COS(RADIANS([.N150])))" office:value-type="float" office:value="1.01359254845851">
            <text:p>1.01</text:p>
          </table:table-cell>
          <table:table-cell table:formula="of:=[.M150]-0.00569-0.00478*SIN(RADIANS(125.04-1934.136*[.G150]))" office:value-type="float" office:value="68.4268872790996">
            <text:p>68.43</text:p>
          </table:table-cell>
          <table:table-cell table:formula="of:=23+(26+((21.448-[.G150]*(46.815+[.G150]*(0.00059-[.G150]*0.001813))))/60)/60" office:value-type="float" office:value="23.4358570506297">
            <text:p>23.44</text:p>
          </table:table-cell>
          <table:table-cell table:formula="of:=[.Q150]+0.00256*COS(RADIANS(125.04-1934.136*[.G150]))" office:value-type="float" office:value="23.438163527982">
            <text:p>23.44</text:p>
          </table:table-cell>
          <table:table-cell table:formula="of:=DEGREES(ATAN2(COS(RADIANS([.P150]));COS(RADIANS([.R150]))*SIN(RADIANS([.P150]))))" office:value-type="float" office:value="66.6867421135014">
            <text:p>66.69</text:p>
          </table:table-cell>
          <table:table-cell table:formula="of:=DEGREES(ASIN(SIN(RADIANS([.R150]))*SIN(RADIANS([.P150]))))" office:value-type="float" office:value="21.709186847942">
            <text:p>21.71</text:p>
          </table:table-cell>
          <table:table-cell table:formula="of:=TAN(RADIANS([.R150]/2))*TAN(RADIANS([.R150]/2))" office:value-type="float" office:value="0.0430302711175891">
            <text:p>0.04</text:p>
          </table:table-cell>
          <table:table-cell table:formula="of:=4*DEGREES([.U150]*SIN(2*RADIANS([.I150]))-2*[.K150]*SIN(RADIANS([.J150]))+4*[.K150]*[.U150]*SIN(RADIANS([.J150]))*COS(2*RADIANS([.I150]))-0.5*[.U150]*[.U150]*SIN(4*RADIANS([.I150]))-1.25*[.K150]*[.K150]*SIN(2*RADIANS([.J150])))" office:value-type="float" office:value="2.52595312912791">
            <text:p>2.53</text:p>
          </table:table-cell>
          <table:table-cell table:formula="of:=DEGREES(ACOS(COS(RADIANS(90.833))/(COS(RADIANS([.$B$2]))*COS(RADIANS([.T150])))-TAN(RADIANS([.$B$2]))*TAN(RADIANS([.T150]))))" office:value-type="float" office:value="110.762870364181">
            <text:p>110.76</text:p>
          </table:table-cell>
          <table:table-cell table:style-name="ce7" table:formula="of:=(720-4*[.$B$3]-[.V150]+[.$B$4]*60)/1440" office:value-type="float" office:value="0.49824586588255">
            <text:p>11:57:28</text:p>
          </table:table-cell>
          <table:table-cell table:style-name="ce7" table:formula="of:=([.X150]*1440-[.W150]*4)/1440" office:value-type="float" office:value="0.190571225982048">
            <text:p>4:34:25</text:p>
          </table:table-cell>
          <table:table-cell table:style-name="ce7" table:formula="of:=([.X150]*1440+[.W150]*4)/1440" office:value-type="float" office:value="0.805920505783052">
            <text:p>19:20:32</text:p>
          </table:table-cell>
          <table:table-cell table:formula="of:=8*[.W150]" office:value-type="float" office:value="886.102962913446">
            <text:p>886.1</text:p>
          </table:table-cell>
          <table:table-cell table:formula="of:=MOD([.E150]*1440+[.V150]+4*[.$B$3]-60*[.$B$4];1440)" office:value-type="float" office:value="722.525953129128">
            <text:p>722.53</text:p>
          </table:table-cell>
          <table:table-cell table:formula="of:=IF([.AB150]/4&lt;0;[.AB150]/4+180;[.AB150]/4-180)" office:value-type="float" office:value="0.631488282281964">
            <text:p>0.63</text:p>
          </table:table-cell>
          <table:table-cell table:formula="of:=DEGREES(ACOS(SIN(RADIANS([.$B$2]))*SIN(RADIANS([.T150]))+COS(RADIANS([.$B$2]))*COS(RADIANS([.T150]))*COS(RADIANS([.AC150]))))" office:value-type="float" office:value="18.2987031782847">
            <text:p>18.3</text:p>
          </table:table-cell>
          <table:table-cell table:formula="of:=90-[.AD150]" office:value-type="float" office:value="71.7012968217153">
            <text:p>71.7</text:p>
          </table:table-cell>
          <table:table-cell table:formula="of:=IF([.AE150]&gt;85;0;IF([.AE150]&gt;5;58.1/TAN(RADIANS([.AE150]))-0.07/POWER(TAN(RADIANS([.AE150]));3)+0.000086/POWER(TAN(RADIANS([.AE150]));5);IF([.AE150]&gt;-0.575;1735+[.AE150]*(-518.2+[.AE150]*(103.4+[.AE150]*(-12.79+[.AE150]*0.711)));-20.772/TAN(RADIANS([.AE150])))))/3600" office:value-type="float" office:value="0.00533631886139676">
            <text:p>0.01</text:p>
          </table:table-cell>
          <table:table-cell table:formula="of:=[.AE150]+[.AF150]" office:value-type="float" office:value="71.7066331405767">
            <text:p>71.71</text:p>
          </table:table-cell>
          <table:table-cell table:formula="of:=IF([.AC150]&gt;0;MOD(DEGREES(ACOS(((SIN(RADIANS([.$B$2]))*COS(RADIANS([.AD150])))-SIN(RADIANS([.T150])))/(COS(RADIANS([.$B$2]))*SIN(RADIANS([.AD150])))))+180;360);MOD(540-DEGREES(ACOS(((SIN(RADIANS([.$B$2]))*COS(RADIANS([.AD150])))-SIN(RADIANS([.T150])))/(COS(RADIANS([.$B$2]))*SIN(RADIANS([.AD150])))));360))" office:value-type="float" office:value="181.868934144683">
            <text:p>181.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0]+1" office:value-type="date" office:date-value="2026-05-30">
            <text:p>5/3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1]+2415018.5+[.E151]-[.$B$4]/24" office:value-type="float" office:value="2461191.29166667">
            <text:p>2461191.29</text:p>
          </table:table-cell>
          <table:table-cell table:style-name="ce9" table:formula="of:=([.F151]-2451545)/36525" office:value-type="float" office:value="0.264101072324887">
            <text:p>0.26410107</text:p>
          </table:table-cell>
          <table:table-cell/>
          <table:table-cell table:formula="of:=MOD(280.46646+[.G151]*(36000.76983+[.G151]*0.0003032);360)" office:value-type="float" office:value="68.3083977724637">
            <text:p>68.31</text:p>
          </table:table-cell>
          <table:table-cell table:formula="of:=357.52911+[.G151]*(35999.05029-0.0001537*[.G151])" office:value-type="float" office:value="9864.91688354607">
            <text:p>9864.92</text:p>
          </table:table-cell>
          <table:table-cell table:formula="of:=0.016708634-[.G151]*(0.000042037+0.0000001267*[.G151])" office:value-type="float" office:value="0.0166975231459767">
            <text:p>0.02</text:p>
          </table:table-cell>
          <table:table-cell table:formula="of:=SIN(RADIANS([.J151]))*(1.914602-[.G151]*(0.004817+0.000014*[.G151]))+SIN(RADIANS(2*[.J151]))*(0.019993-0.000101*[.G151])+SIN(RADIANS(3*[.J151]))*0.000289" office:value-type="float" office:value="1.08120969201517">
            <text:p>1.08</text:p>
          </table:table-cell>
          <table:table-cell table:formula="of:=[.I151]+[.L151]" office:value-type="float" office:value="69.3896074644788">
            <text:p>69.39</text:p>
          </table:table-cell>
          <table:table-cell table:formula="of:=[.J151]+[.L151]" office:value-type="float" office:value="9865.99809323808">
            <text:p>9866</text:p>
          </table:table-cell>
          <table:table-cell table:formula="of:=(1.000001018*(1-[.K151]*[.K151]))/(1+[.K151]*COS(RADIANS([.N151])))" office:value-type="float" office:value="1.01375518071274">
            <text:p>1.01</text:p>
          </table:table-cell>
          <table:table-cell table:formula="of:=[.M151]-0.00569-0.00478*SIN(RADIANS(125.04-1934.136*[.G151]))" office:value-type="float" office:value="69.3859954195603">
            <text:p>69.39</text:p>
          </table:table-cell>
          <table:table-cell table:formula="of:=23+(26+((21.448-[.G151]*(46.815+[.G151]*(0.00059-[.G151]*0.001813))))/60)/60" office:value-type="float" office:value="23.4358566945956">
            <text:p>23.44</text:p>
          </table:table-cell>
          <table:table-cell table:formula="of:=[.Q151]+0.00256*COS(RADIANS(125.04-1934.136*[.G151]))" office:value-type="float" office:value="23.4381621443897">
            <text:p>23.44</text:p>
          </table:table-cell>
          <table:table-cell table:formula="of:=DEGREES(ATAN2(COS(RADIANS([.P151]));COS(RADIANS([.R151]))*SIN(RADIANS([.P151]))))" office:value-type="float" office:value="67.7072575208677">
            <text:p>67.71</text:p>
          </table:table-cell>
          <table:table-cell table:formula="of:=DEGREES(ASIN(SIN(RADIANS([.R151]))*SIN(RADIANS([.P151]))))" office:value-type="float" office:value="21.8570379732092">
            <text:p>21.86</text:p>
          </table:table-cell>
          <table:table-cell table:formula="of:=TAN(RADIANS([.R151]/2))*TAN(RADIANS([.R151]/2))" office:value-type="float" office:value="0.0430302658927922">
            <text:p>0.04</text:p>
          </table:table-cell>
          <table:table-cell table:formula="of:=4*DEGREES([.U151]*SIN(2*RADIANS([.I151]))-2*[.K151]*SIN(RADIANS([.J151]))+4*[.K151]*[.U151]*SIN(RADIANS([.J151]))*COS(2*RADIANS([.I151]))-0.5*[.U151]*[.U151]*SIN(4*RADIANS([.I151]))-1.25*[.K151]*[.K151]*SIN(2*RADIANS([.J151])))" office:value-type="float" office:value="2.38665378221673">
            <text:p>2.39</text:p>
          </table:table-cell>
          <table:table-cell table:formula="of:=DEGREES(ACOS(COS(RADIANS(90.833))/(COS(RADIANS([.$B$2]))*COS(RADIANS([.T151])))-TAN(RADIANS([.$B$2]))*TAN(RADIANS([.T151]))))" office:value-type="float" office:value="110.918109671873">
            <text:p>110.92</text:p>
          </table:table-cell>
          <table:table-cell table:style-name="ce7" table:formula="of:=(720-4*[.$B$3]-[.V151]+[.$B$4]*60)/1440" office:value-type="float" office:value="0.498342601540127">
            <text:p>11:57:37</text:p>
          </table:table-cell>
          <table:table-cell table:style-name="ce7" table:formula="of:=([.X151]*1440-[.W151]*4)/1440" office:value-type="float" office:value="0.190236741340479">
            <text:p>4:33:56</text:p>
          </table:table-cell>
          <table:table-cell table:style-name="ce7" table:formula="of:=([.X151]*1440+[.W151]*4)/1440" office:value-type="float" office:value="0.806448461739776">
            <text:p>19:21:17</text:p>
          </table:table-cell>
          <table:table-cell table:formula="of:=8*[.W151]" office:value-type="float" office:value="887.344877374988">
            <text:p>887.34</text:p>
          </table:table-cell>
          <table:table-cell table:formula="of:=MOD([.E151]*1440+[.V151]+4*[.$B$3]-60*[.$B$4];1440)" office:value-type="float" office:value="722.386653782217">
            <text:p>722.39</text:p>
          </table:table-cell>
          <table:table-cell table:formula="of:=IF([.AB151]/4&lt;0;[.AB151]/4+180;[.AB151]/4-180)" office:value-type="float" office:value="0.596663445554185">
            <text:p>0.6</text:p>
          </table:table-cell>
          <table:table-cell table:formula="of:=DEGREES(ACOS(SIN(RADIANS([.$B$2]))*SIN(RADIANS([.T151]))+COS(RADIANS([.$B$2]))*COS(RADIANS([.T151]))*COS(RADIANS([.AC151]))))" office:value-type="float" office:value="18.1500540966587">
            <text:p>18.15</text:p>
          </table:table-cell>
          <table:table-cell table:formula="of:=90-[.AD151]" office:value-type="float" office:value="71.8499459033413">
            <text:p>71.85</text:p>
          </table:table-cell>
          <table:table-cell table:formula="of:=IF([.AE151]&gt;85;0;IF([.AE151]&gt;5;58.1/TAN(RADIANS([.AE151]))-0.07/POWER(TAN(RADIANS([.AE151]));3)+0.000086/POWER(TAN(RADIANS([.AE151]));5);IF([.AE151]&gt;-0.575;1735+[.AE151]*(-518.2+[.AE151]*(103.4+[.AE151]*(-12.79+[.AE151]*0.711)));-20.772/TAN(RADIANS([.AE151])))))/3600" office:value-type="float" office:value="0.00528992683725321">
            <text:p>0.01</text:p>
          </table:table-cell>
          <table:table-cell table:formula="of:=[.AE151]+[.AF151]" office:value-type="float" office:value="71.8552358301785">
            <text:p>71.86</text:p>
          </table:table-cell>
          <table:table-cell table:formula="of:=IF([.AC151]&gt;0;MOD(DEGREES(ACOS(((SIN(RADIANS([.$B$2]))*COS(RADIANS([.AD151])))-SIN(RADIANS([.T151])))/(COS(RADIANS([.$B$2]))*SIN(RADIANS([.AD151])))))+180;360);MOD(540-DEGREES(ACOS(((SIN(RADIANS([.$B$2]))*COS(RADIANS([.AD151])))-SIN(RADIANS([.T151])))/(COS(RADIANS([.$B$2]))*SIN(RADIANS([.AD151])))));360))" office:value-type="float" office:value="181.777976484747">
            <text:p>181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1]+1" office:value-type="date" office:date-value="2026-05-31">
            <text:p>5/3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2]+2415018.5+[.E152]-[.$B$4]/24" office:value-type="float" office:value="2461192.29166667">
            <text:p>2461192.29</text:p>
          </table:table-cell>
          <table:table-cell table:style-name="ce9" table:formula="of:=([.F152]-2451545)/36525" office:value-type="float" office:value="0.264128450832759">
            <text:p>0.26412845</text:p>
          </table:table-cell>
          <table:table-cell/>
          <table:table-cell table:formula="of:=MOD(280.46646+[.G152]*(36000.76983+[.G152]*0.0003032);360)" office:value-type="float" office:value="69.2940451370123">
            <text:p>69.29</text:p>
          </table:table-cell>
          <table:table-cell table:formula="of:=357.52911+[.G152]*(35999.05029-0.0001537*[.G152])" office:value-type="float" office:value="9865.90248382557">
            <text:p>9865.9</text:p>
          </table:table-cell>
          <table:table-cell table:formula="of:=0.016708634-[.G152]*(0.000042037+0.0000001267*[.G152])" office:value-type="float" office:value="0.016697521993234">
            <text:p>0.02</text:p>
          </table:table-cell>
          <table:table-cell table:formula="of:=SIN(RADIANS([.J152]))*(1.914602-[.G152]*(0.004817+0.000014*[.G152]))+SIN(RADIANS(2*[.J152]))*(0.019993-0.000101*[.G152])+SIN(RADIANS(3*[.J152]))*0.000289" office:value-type="float" office:value="1.0543625729711">
            <text:p>1.05</text:p>
          </table:table-cell>
          <table:table-cell table:formula="of:=[.I152]+[.L152]" office:value-type="float" office:value="70.3484077099834">
            <text:p>70.35</text:p>
          </table:table-cell>
          <table:table-cell table:formula="of:=[.J152]+[.L152]" office:value-type="float" office:value="9866.95684639854">
            <text:p>9866.96</text:p>
          </table:table-cell>
          <table:table-cell table:formula="of:=(1.000001018*(1-[.K152]*[.K152]))/(1+[.K152]*COS(RADIANS([.N152])))" office:value-type="float" office:value="1.01391382730336">
            <text:p>1.01</text:p>
          </table:table-cell>
          <table:table-cell table:formula="of:=[.M152]-0.00569-0.00478*SIN(RADIANS(125.04-1934.136*[.G152]))" office:value-type="float" office:value="70.3447996426621">
            <text:p>70.34</text:p>
          </table:table-cell>
          <table:table-cell table:formula="of:=23+(26+((21.448-[.G152]*(46.815+[.G152]*(0.00059-[.G152]*0.001813))))/60)/60" office:value-type="float" office:value="23.4358563385614">
            <text:p>23.44</text:p>
          </table:table-cell>
          <table:table-cell table:formula="of:=[.Q152]+0.00256*COS(RADIANS(125.04-1934.136*[.G152]))" office:value-type="float" office:value="23.4381607588283">
            <text:p>23.44</text:p>
          </table:table-cell>
          <table:table-cell table:formula="of:=DEGREES(ATAN2(COS(RADIANS([.P152]));COS(RADIANS([.R152]))*SIN(RADIANS([.P152]))))" office:value-type="float" office:value="68.7295182844345">
            <text:p>68.73</text:p>
          </table:table-cell>
          <table:table-cell table:formula="of:=DEGREES(ASIN(SIN(RADIANS([.R152]))*SIN(RADIANS([.P152]))))" office:value-type="float" office:value="21.9985519009952">
            <text:p>22</text:p>
          </table:table-cell>
          <table:table-cell table:formula="of:=TAN(RADIANS([.R152]/2))*TAN(RADIANS([.R152]/2))" office:value-type="float" office:value="0.0430302606605592">
            <text:p>0.04</text:p>
          </table:table-cell>
          <table:table-cell table:formula="of:=4*DEGREES([.U152]*SIN(2*RADIANS([.I152]))-2*[.K152]*SIN(RADIANS([.J152]))+4*[.K152]*[.U152]*SIN(RADIANS([.J152]))*COS(2*RADIANS([.I152]))-0.5*[.U152]*[.U152]*SIN(4*RADIANS([.I152]))-1.25*[.K152]*[.K152]*SIN(2*RADIANS([.J152])))" office:value-type="float" office:value="2.24039203539469">
            <text:p>2.24</text:p>
          </table:table-cell>
          <table:table-cell table:formula="of:=DEGREES(ACOS(COS(RADIANS(90.833))/(COS(RADIANS([.$B$2]))*COS(RADIANS([.T152])))-TAN(RADIANS([.$B$2]))*TAN(RADIANS([.T152]))))" office:value-type="float" office:value="111.067155400115">
            <text:p>111.07</text:p>
          </table:table-cell>
          <table:table-cell table:style-name="ce7" table:formula="of:=(720-4*[.$B$3]-[.V152]+[.$B$4]*60)/1440" office:value-type="float" office:value="0.498444172197643">
            <text:p>11:57:46</text:p>
          </table:table-cell>
          <table:table-cell table:style-name="ce7" table:formula="of:=([.X152]*1440-[.W152]*4)/1440" office:value-type="float" office:value="0.189924296086213">
            <text:p>4:33:29</text:p>
          </table:table-cell>
          <table:table-cell table:style-name="ce7" table:formula="of:=([.X152]*1440+[.W152]*4)/1440" office:value-type="float" office:value="0.806964048309072">
            <text:p>19:22:02</text:p>
          </table:table-cell>
          <table:table-cell table:formula="of:=8*[.W152]" office:value-type="float" office:value="888.537243200917">
            <text:p>888.54</text:p>
          </table:table-cell>
          <table:table-cell table:formula="of:=MOD([.E152]*1440+[.V152]+4*[.$B$3]-60*[.$B$4];1440)" office:value-type="float" office:value="722.240392035395">
            <text:p>722.24</text:p>
          </table:table-cell>
          <table:table-cell table:formula="of:=IF([.AB152]/4&lt;0;[.AB152]/4+180;[.AB152]/4-180)" office:value-type="float" office:value="0.560098008848684">
            <text:p>0.56</text:p>
          </table:table-cell>
          <table:table-cell table:formula="of:=DEGREES(ACOS(SIN(RADIANS([.$B$2]))*SIN(RADIANS([.T152]))+COS(RADIANS([.$B$2]))*COS(RADIANS([.T152]))*COS(RADIANS([.AC152]))))" office:value-type="float" office:value="18.0077389112577">
            <text:p>18.01</text:p>
          </table:table-cell>
          <table:table-cell table:formula="of:=90-[.AD152]" office:value-type="float" office:value="71.9922610887423">
            <text:p>71.99</text:p>
          </table:table-cell>
          <table:table-cell table:formula="of:=IF([.AE152]&gt;85;0;IF([.AE152]&gt;5;58.1/TAN(RADIANS([.AE152]))-0.07/POWER(TAN(RADIANS([.AE152]));3)+0.000086/POWER(TAN(RADIANS([.AE152]));5);IF([.AE152]&gt;-0.575;1735+[.AE152]*(-518.2+[.AE152]*(103.4+[.AE152]*(-12.79+[.AE152]*0.711)));-20.772/TAN(RADIANS([.AE152])))))/3600" office:value-type="float" office:value="0.00524558515756945">
            <text:p>0.01</text:p>
          </table:table-cell>
          <table:table-cell table:formula="of:=[.AE152]+[.AF152]" office:value-type="float" office:value="71.9975066738999">
            <text:p>72</text:p>
          </table:table-cell>
          <table:table-cell table:formula="of:=IF([.AC152]&gt;0;MOD(DEGREES(ACOS(((SIN(RADIANS([.$B$2]))*COS(RADIANS([.AD152])))-SIN(RADIANS([.T152])))/(COS(RADIANS([.$B$2]))*SIN(RADIANS([.AD152])))))+180;360);MOD(540-DEGREES(ACOS(((SIN(RADIANS([.$B$2]))*COS(RADIANS([.AD152])))-SIN(RADIANS([.T152])))/(COS(RADIANS([.$B$2]))*SIN(RADIANS([.AD152])))));360))" office:value-type="float" office:value="181.680067711003">
            <text:p>181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2]+1" office:value-type="date" office:date-value="2026-06-01">
            <text:p>6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3]+2415018.5+[.E153]-[.$B$4]/24" office:value-type="float" office:value="2461193.29166667">
            <text:p>2461193.29</text:p>
          </table:table-cell>
          <table:table-cell table:style-name="ce9" table:formula="of:=([.F153]-2451545)/36525" office:value-type="float" office:value="0.26415582934063">
            <text:p>0.26415583</text:p>
          </table:table-cell>
          <table:table-cell/>
          <table:table-cell table:formula="of:=MOD(280.46646+[.G153]*(36000.76983+[.G153]*0.0003032);360)" office:value-type="float" office:value="70.2796925015628">
            <text:p>70.28</text:p>
          </table:table-cell>
          <table:table-cell table:formula="of:=357.52911+[.G153]*(35999.05029-0.0001537*[.G153])" office:value-type="float" office:value="9866.88808410507">
            <text:p>9866.89</text:p>
          </table:table-cell>
          <table:table-cell table:formula="of:=0.016708634-[.G153]*(0.000042037+0.0000001267*[.G153])" office:value-type="float" office:value="0.0166975208404911">
            <text:p>0.02</text:p>
          </table:table-cell>
          <table:table-cell table:formula="of:=SIN(RADIANS([.J153]))*(1.914602-[.G153]*(0.004817+0.000014*[.G153]))+SIN(RADIANS(2*[.J153]))*(0.019993-0.000101*[.G153])+SIN(RADIANS(3*[.J153]))*0.000289" office:value-type="float" office:value="1.02721925735739">
            <text:p>1.03</text:p>
          </table:table-cell>
          <table:table-cell table:formula="of:=[.I153]+[.L153]" office:value-type="float" office:value="71.3069117589201">
            <text:p>71.31</text:p>
          </table:table-cell>
          <table:table-cell table:formula="of:=[.J153]+[.L153]" office:value-type="float" office:value="9867.91530336243">
            <text:p>9867.92</text:p>
          </table:table-cell>
          <table:table-cell table:formula="of:=(1.000001018*(1-[.K153]*[.K153]))/(1+[.K153]*COS(RADIANS([.N153])))" office:value-type="float" office:value="1.01406844506361">
            <text:p>1.01</text:p>
          </table:table-cell>
          <table:table-cell table:formula="of:=[.M153]-0.00569-0.00478*SIN(RADIANS(125.04-1934.136*[.G153]))" office:value-type="float" office:value="71.3033076674177">
            <text:p>71.3</text:p>
          </table:table-cell>
          <table:table-cell table:formula="of:=23+(26+((21.448-[.G153]*(46.815+[.G153]*(0.00059-[.G153]*0.001813))))/60)/60" office:value-type="float" office:value="23.4358559825272">
            <text:p>23.44</text:p>
          </table:table-cell>
          <table:table-cell table:formula="of:=[.Q153]+0.00256*COS(RADIANS(125.04-1934.136*[.G153]))" office:value-type="float" office:value="23.4381593712984">
            <text:p>23.44</text:p>
          </table:table-cell>
          <table:table-cell table:formula="of:=DEGREES(ATAN2(COS(RADIANS([.P153]));COS(RADIANS([.R153]))*SIN(RADIANS([.P153]))))" office:value-type="float" office:value="69.7534585029832">
            <text:p>69.75</text:p>
          </table:table-cell>
          <table:table-cell table:formula="of:=DEGREES(ASIN(SIN(RADIANS([.R153]))*SIN(RADIANS([.P153]))))" office:value-type="float" office:value="22.1336780961362">
            <text:p>22.13</text:p>
          </table:table-cell>
          <table:table-cell table:formula="of:=TAN(RADIANS([.R153]/2))*TAN(RADIANS([.R153]/2))" office:value-type="float" office:value="0.0430302554208934">
            <text:p>0.04</text:p>
          </table:table-cell>
          <table:table-cell table:formula="of:=4*DEGREES([.U153]*SIN(2*RADIANS([.I153]))-2*[.K153]*SIN(RADIANS([.J153]))+4*[.K153]*[.U153]*SIN(RADIANS([.J153]))*COS(2*RADIANS([.I153]))-0.5*[.U153]*[.U153]*SIN(4*RADIANS([.I153]))-1.25*[.K153]*[.K153]*SIN(2*RADIANS([.J153])))" office:value-type="float" office:value="2.08743128259743">
            <text:p>2.09</text:p>
          </table:table-cell>
          <table:table-cell table:formula="of:=DEGREES(ACOS(COS(RADIANS(90.833))/(COS(RADIANS([.$B$2]))*COS(RADIANS([.T153])))-TAN(RADIANS([.$B$2]))*TAN(RADIANS([.T153]))))" office:value-type="float" office:value="111.209898355815">
            <text:p>111.21</text:p>
          </table:table-cell>
          <table:table-cell table:style-name="ce7" table:formula="of:=(720-4*[.$B$3]-[.V153]+[.$B$4]*60)/1440" office:value-type="float" office:value="0.498550394942641">
            <text:p>11:57:55</text:p>
          </table:table-cell>
          <table:table-cell table:style-name="ce7" table:formula="of:=([.X153]*1440-[.W153]*4)/1440" office:value-type="float" office:value="0.189634010620932">
            <text:p>4:33:04</text:p>
          </table:table-cell>
          <table:table-cell table:style-name="ce7" table:formula="of:=([.X153]*1440+[.W153]*4)/1440" office:value-type="float" office:value="0.807466779264349">
            <text:p>19:22:45</text:p>
          </table:table-cell>
          <table:table-cell table:formula="of:=8*[.W153]" office:value-type="float" office:value="889.679186846522">
            <text:p>889.68</text:p>
          </table:table-cell>
          <table:table-cell table:formula="of:=MOD([.E153]*1440+[.V153]+4*[.$B$3]-60*[.$B$4];1440)" office:value-type="float" office:value="722.087431282597">
            <text:p>722.09</text:p>
          </table:table-cell>
          <table:table-cell table:formula="of:=IF([.AB153]/4&lt;0;[.AB153]/4+180;[.AB153]/4-180)" office:value-type="float" office:value="0.521857820649359">
            <text:p>0.52</text:p>
          </table:table-cell>
          <table:table-cell table:formula="of:=DEGREES(ACOS(SIN(RADIANS([.$B$2]))*SIN(RADIANS([.T153]))+COS(RADIANS([.$B$2]))*COS(RADIANS([.T153]))*COS(RADIANS([.AC153]))))" office:value-type="float" office:value="17.8718178414323">
            <text:p>17.87</text:p>
          </table:table-cell>
          <table:table-cell table:formula="of:=90-[.AD153]" office:value-type="float" office:value="72.1281821585677">
            <text:p>72.13</text:p>
          </table:table-cell>
          <table:table-cell table:formula="of:=IF([.AE153]&gt;85;0;IF([.AE153]&gt;5;58.1/TAN(RADIANS([.AE153]))-0.07/POWER(TAN(RADIANS([.AE153]));3)+0.000086/POWER(TAN(RADIANS([.AE153]));5);IF([.AE153]&gt;-0.575;1735+[.AE153]*(-518.2+[.AE153]*(103.4+[.AE153]*(-12.79+[.AE153]*0.711)));-20.772/TAN(RADIANS([.AE153])))))/3600" office:value-type="float" office:value="0.00520330225809143">
            <text:p>0.01</text:p>
          </table:table-cell>
          <table:table-cell table:formula="of:=[.AE153]+[.AF153]" office:value-type="float" office:value="72.1333854608258">
            <text:p>72.13</text:p>
          </table:table-cell>
          <table:table-cell table:formula="of:=IF([.AC153]&gt;0;MOD(DEGREES(ACOS(((SIN(RADIANS([.$B$2]))*COS(RADIANS([.AD153])))-SIN(RADIANS([.T153])))/(COS(RADIANS([.$B$2]))*SIN(RADIANS([.AD153])))))+180;360);MOD(540-DEGREES(ACOS(((SIN(RADIANS([.$B$2]))*COS(RADIANS([.AD153])))-SIN(RADIANS([.T153])))/(COS(RADIANS([.$B$2]))*SIN(RADIANS([.AD153])))));360))" office:value-type="float" office:value="181.57534388442">
            <text:p>181.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3]+1" office:value-type="date" office:date-value="2026-06-02">
            <text:p>6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4]+2415018.5+[.E154]-[.$B$4]/24" office:value-type="float" office:value="2461194.29166667">
            <text:p>2461194.29</text:p>
          </table:table-cell>
          <table:table-cell table:style-name="ce9" table:formula="of:=([.F154]-2451545)/36525" office:value-type="float" office:value="0.264183207848501">
            <text:p>0.26418321</text:p>
          </table:table-cell>
          <table:table-cell/>
          <table:table-cell table:formula="of:=MOD(280.46646+[.G154]*(36000.76983+[.G154]*0.0003032);360)" office:value-type="float" office:value="71.2653398661132">
            <text:p>71.27</text:p>
          </table:table-cell>
          <table:table-cell table:formula="of:=357.52911+[.G154]*(35999.05029-0.0001537*[.G154])" office:value-type="float" office:value="9867.87368438458">
            <text:p>9867.87</text:p>
          </table:table-cell>
          <table:table-cell table:formula="of:=0.016708634-[.G154]*(0.000042037+0.0000001267*[.G154])" office:value-type="float" office:value="0.0166975196877481">
            <text:p>0.02</text:p>
          </table:table-cell>
          <table:table-cell table:formula="of:=SIN(RADIANS([.J154]))*(1.914602-[.G154]*(0.004817+0.000014*[.G154]))+SIN(RADIANS(2*[.J154]))*(0.019993-0.000101*[.G154])+SIN(RADIANS(3*[.J154]))*0.000289" office:value-type="float" office:value="0.999787534135174">
            <text:p>1</text:p>
          </table:table-cell>
          <table:table-cell table:formula="of:=[.I154]+[.L154]" office:value-type="float" office:value="72.2651274002484">
            <text:p>72.27</text:p>
          </table:table-cell>
          <table:table-cell table:formula="of:=[.J154]+[.L154]" office:value-type="float" office:value="9868.87347191871">
            <text:p>9868.87</text:p>
          </table:table-cell>
          <table:table-cell table:formula="of:=(1.000001018*(1-[.K154]*[.K154]))/(1+[.K154]*COS(RADIANS([.N154])))" office:value-type="float" office:value="1.01421899196256">
            <text:p>1.01</text:p>
          </table:table-cell>
          <table:table-cell table:formula="of:=[.M154]-0.00569-0.00478*SIN(RADIANS(125.04-1934.136*[.G154]))" office:value-type="float" office:value="72.2615272827831">
            <text:p>72.26</text:p>
          </table:table-cell>
          <table:table-cell table:formula="of:=23+(26+((21.448-[.G154]*(46.815+[.G154]*(0.00059-[.G154]*0.001813))))/60)/60" office:value-type="float" office:value="23.4358556264931">
            <text:p>23.44</text:p>
          </table:table-cell>
          <table:table-cell table:formula="of:=[.Q154]+0.00256*COS(RADIANS(125.04-1934.136*[.G154]))" office:value-type="float" office:value="23.4381579818011">
            <text:p>23.44</text:p>
          </table:table-cell>
          <table:table-cell table:formula="of:=DEGREES(ATAN2(COS(RADIANS([.P154]));COS(RADIANS([.R154]))*SIN(RADIANS([.P154]))))" office:value-type="float" office:value="70.779009409065">
            <text:p>70.78</text:p>
          </table:table-cell>
          <table:table-cell table:formula="of:=DEGREES(ASIN(SIN(RADIANS([.R154]))*SIN(RADIANS([.P154]))))" office:value-type="float" office:value="22.2623681536108">
            <text:p>22.26</text:p>
          </table:table-cell>
          <table:table-cell table:formula="of:=TAN(RADIANS([.R154]/2))*TAN(RADIANS([.R154]/2))" office:value-type="float" office:value="0.0430302501737982">
            <text:p>0.04</text:p>
          </table:table-cell>
          <table:table-cell table:formula="of:=4*DEGREES([.U154]*SIN(2*RADIANS([.I154]))-2*[.K154]*SIN(RADIANS([.J154]))+4*[.K154]*[.U154]*SIN(RADIANS([.J154]))*COS(2*RADIANS([.I154]))-0.5*[.U154]*[.U154]*SIN(4*RADIANS([.I154]))-1.25*[.K154]*[.K154]*SIN(2*RADIANS([.J154])))" office:value-type="float" office:value="1.92804624369885">
            <text:p>1.93</text:p>
          </table:table-cell>
          <table:table-cell table:formula="of:=DEGREES(ACOS(COS(RADIANS(90.833))/(COS(RADIANS([.$B$2]))*COS(RADIANS([.T154])))-TAN(RADIANS([.$B$2]))*TAN(RADIANS([.T154]))))" office:value-type="float" office:value="111.346232484219">
            <text:p>111.35</text:p>
          </table:table-cell>
          <table:table-cell table:style-name="ce7" table:formula="of:=(720-4*[.$B$3]-[.V154]+[.$B$4]*60)/1440" office:value-type="float" office:value="0.498661078997431">
            <text:p>11:58:04</text:p>
          </table:table-cell>
          <table:table-cell table:style-name="ce7" table:formula="of:=([.X154]*1440-[.W154]*4)/1440" office:value-type="float" office:value="0.189365988763489">
            <text:p>4:32:41</text:p>
          </table:table-cell>
          <table:table-cell table:style-name="ce7" table:formula="of:=([.X154]*1440+[.W154]*4)/1440" office:value-type="float" office:value="0.807956169231374">
            <text:p>19:23:27</text:p>
          </table:table-cell>
          <table:table-cell table:formula="of:=8*[.W154]" office:value-type="float" office:value="890.769859873755">
            <text:p>890.77</text:p>
          </table:table-cell>
          <table:table-cell table:formula="of:=MOD([.E154]*1440+[.V154]+4*[.$B$3]-60*[.$B$4];1440)" office:value-type="float" office:value="721.928046243699">
            <text:p>721.93</text:p>
          </table:table-cell>
          <table:table-cell table:formula="of:=IF([.AB154]/4&lt;0;[.AB154]/4+180;[.AB154]/4-180)" office:value-type="float" office:value="0.482011560924718">
            <text:p>0.48</text:p>
          </table:table-cell>
          <table:table-cell table:formula="of:=DEGREES(ACOS(SIN(RADIANS([.$B$2]))*SIN(RADIANS([.T154]))+COS(RADIANS([.$B$2]))*COS(RADIANS([.T154]))*COS(RADIANS([.AC154]))))" office:value-type="float" office:value="17.7423492308434">
            <text:p>17.74</text:p>
          </table:table-cell>
          <table:table-cell table:formula="of:=90-[.AD154]" office:value-type="float" office:value="72.2576507691566">
            <text:p>72.26</text:p>
          </table:table-cell>
          <table:table-cell table:formula="of:=IF([.AE154]&gt;85;0;IF([.AE154]&gt;5;58.1/TAN(RADIANS([.AE154]))-0.07/POWER(TAN(RADIANS([.AE154]));3)+0.000086/POWER(TAN(RADIANS([.AE154]));5);IF([.AE154]&gt;-0.575;1735+[.AE154]*(-518.2+[.AE154]*(103.4+[.AE154]*(-12.79+[.AE154]*0.711)));-20.772/TAN(RADIANS([.AE154])))))/3600" office:value-type="float" office:value="0.00516308649432491">
            <text:p>0.01</text:p>
          </table:table-cell>
          <table:table-cell table:formula="of:=[.AE154]+[.AF154]" office:value-type="float" office:value="72.2628138556509">
            <text:p>72.26</text:p>
          </table:table-cell>
          <table:table-cell table:formula="of:=IF([.AC154]&gt;0;MOD(DEGREES(ACOS(((SIN(RADIANS([.$B$2]))*COS(RADIANS([.AD154])))-SIN(RADIANS([.T154])))/(COS(RADIANS([.$B$2]))*SIN(RADIANS([.AD154])))))+180;360);MOD(540-DEGREES(ACOS(((SIN(RADIANS([.$B$2]))*COS(RADIANS([.AD154])))-SIN(RADIANS([.T154])))/(COS(RADIANS([.$B$2]))*SIN(RADIANS([.AD154])))));360))" office:value-type="float" office:value="181.46396701195">
            <text:p>181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4]+1" office:value-type="date" office:date-value="2026-06-03">
            <text:p>6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5]+2415018.5+[.E155]-[.$B$4]/24" office:value-type="float" office:value="2461195.29166667">
            <text:p>2461195.29</text:p>
          </table:table-cell>
          <table:table-cell table:style-name="ce9" table:formula="of:=([.F155]-2451545)/36525" office:value-type="float" office:value="0.264210586356373">
            <text:p>0.26421059</text:p>
          </table:table-cell>
          <table:table-cell/>
          <table:table-cell table:formula="of:=MOD(280.46646+[.G155]*(36000.76983+[.G155]*0.0003032);360)" office:value-type="float" office:value="72.2509872306637">
            <text:p>72.25</text:p>
          </table:table-cell>
          <table:table-cell table:formula="of:=357.52911+[.G155]*(35999.05029-0.0001537*[.G155])" office:value-type="float" office:value="9868.85928466408">
            <text:p>9868.86</text:p>
          </table:table-cell>
          <table:table-cell table:formula="of:=0.016708634-[.G155]*(0.000042037+0.0000001267*[.G155])" office:value-type="float" office:value="0.0166975185350048">
            <text:p>0.02</text:p>
          </table:table-cell>
          <table:table-cell table:formula="of:=SIN(RADIANS([.J155]))*(1.914602-[.G155]*(0.004817+0.000014*[.G155]))+SIN(RADIANS(2*[.J155]))*(0.019993-0.000101*[.G155])+SIN(RADIANS(3*[.J155]))*0.000289" office:value-type="float" office:value="0.972075260207438">
            <text:p>0.97</text:p>
          </table:table-cell>
          <table:table-cell table:formula="of:=[.I155]+[.L155]" office:value-type="float" office:value="73.2230624908711">
            <text:p>73.22</text:p>
          </table:table-cell>
          <table:table-cell table:formula="of:=[.J155]+[.L155]" office:value-type="float" office:value="9869.83135992429">
            <text:p>9869.83</text:p>
          </table:table-cell>
          <table:table-cell table:formula="of:=(1.000001018*(1-[.K155]*[.K155]))/(1+[.K155]*COS(RADIANS([.N155])))" office:value-type="float" office:value="1.01436542711342">
            <text:p>1.01</text:p>
          </table:table-cell>
          <table:table-cell table:formula="of:=[.M155]-0.00569-0.00478*SIN(RADIANS(125.04-1934.136*[.G155]))" office:value-type="float" office:value="73.2194663456578">
            <text:p>73.22</text:p>
          </table:table-cell>
          <table:table-cell table:formula="of:=23+(26+((21.448-[.G155]*(46.815+[.G155]*(0.00059-[.G155]*0.001813))))/60)/60" office:value-type="float" office:value="23.4358552704589">
            <text:p>23.44</text:p>
          </table:table-cell>
          <table:table-cell table:formula="of:=[.Q155]+0.00256*COS(RADIANS(125.04-1934.136*[.G155]))" office:value-type="float" office:value="23.4381565903371">
            <text:p>23.44</text:p>
          </table:table-cell>
          <table:table-cell table:formula="of:=DEGREES(ATAN2(COS(RADIANS([.P155]));COS(RADIANS([.R155]))*SIN(RADIANS([.P155]))))" office:value-type="float" office:value="71.8060994594854">
            <text:p>71.81</text:p>
          </table:table-cell>
          <table:table-cell table:formula="of:=DEGREES(ASIN(SIN(RADIANS([.R155]))*SIN(RADIANS([.P155]))))" office:value-type="float" office:value="22.3845758532644">
            <text:p>22.38</text:p>
          </table:table-cell>
          <table:table-cell table:formula="of:=TAN(RADIANS([.R155]/2))*TAN(RADIANS([.R155]/2))" office:value-type="float" office:value="0.0430302449192768">
            <text:p>0.04</text:p>
          </table:table-cell>
          <table:table-cell table:formula="of:=4*DEGREES([.U155]*SIN(2*RADIANS([.I155]))-2*[.K155]*SIN(RADIANS([.J155]))+4*[.K155]*[.U155]*SIN(RADIANS([.J155]))*COS(2*RADIANS([.I155]))-0.5*[.U155]*[.U155]*SIN(4*RADIANS([.I155]))-1.25*[.K155]*[.K155]*SIN(2*RADIANS([.J155])))" office:value-type="float" office:value="1.76252259143591">
            <text:p>1.76</text:p>
          </table:table-cell>
          <table:table-cell table:formula="of:=DEGREES(ACOS(COS(RADIANS(90.833))/(COS(RADIANS([.$B$2]))*COS(RADIANS([.T155])))-TAN(RADIANS([.$B$2]))*TAN(RADIANS([.T155]))))" office:value-type="float" office:value="111.476055142918">
            <text:p>111.48</text:p>
          </table:table-cell>
          <table:table-cell table:style-name="ce7" table:formula="of:=(720-4*[.$B$3]-[.V155]+[.$B$4]*60)/1440" office:value-type="float" office:value="0.498776025978169">
            <text:p>11:58:14</text:p>
          </table:table-cell>
          <table:table-cell table:style-name="ce7" table:formula="of:=([.X155]*1440-[.W155]*4)/1440" office:value-type="float" office:value="0.189120317247842">
            <text:p>4:32:20</text:p>
          </table:table-cell>
          <table:table-cell table:style-name="ce7" table:formula="of:=([.X155]*1440+[.W155]*4)/1440" office:value-type="float" office:value="0.808431734708497">
            <text:p>19:24:09</text:p>
          </table:table-cell>
          <table:table-cell table:formula="of:=8*[.W155]" office:value-type="float" office:value="891.808441143343">
            <text:p>891.81</text:p>
          </table:table-cell>
          <table:table-cell table:formula="of:=MOD([.E155]*1440+[.V155]+4*[.$B$3]-60*[.$B$4];1440)" office:value-type="float" office:value="721.762522591436">
            <text:p>721.76</text:p>
          </table:table-cell>
          <table:table-cell table:formula="of:=IF([.AB155]/4&lt;0;[.AB155]/4+180;[.AB155]/4-180)" office:value-type="float" office:value="0.440630647858967">
            <text:p>0.44</text:p>
          </table:table-cell>
          <table:table-cell table:formula="of:=DEGREES(ACOS(SIN(RADIANS([.$B$2]))*SIN(RADIANS([.T155]))+COS(RADIANS([.$B$2]))*COS(RADIANS([.T155]))*COS(RADIANS([.AC155]))))" office:value-type="float" office:value="17.6193894011265">
            <text:p>17.62</text:p>
          </table:table-cell>
          <table:table-cell table:formula="of:=90-[.AD155]" office:value-type="float" office:value="72.3806105988735">
            <text:p>72.38</text:p>
          </table:table-cell>
          <table:table-cell table:formula="of:=IF([.AE155]&gt;85;0;IF([.AE155]&gt;5;58.1/TAN(RADIANS([.AE155]))-0.07/POWER(TAN(RADIANS([.AE155]));3)+0.000086/POWER(TAN(RADIANS([.AE155]));5);IF([.AE155]&gt;-0.575;1735+[.AE155]*(-518.2+[.AE155]*(103.4+[.AE155]*(-12.79+[.AE155]*0.711)));-20.772/TAN(RADIANS([.AE155])))))/3600" office:value-type="float" office:value="0.00512494609397432">
            <text:p>0.01</text:p>
          </table:table-cell>
          <table:table-cell table:formula="of:=[.AE155]+[.AF155]" office:value-type="float" office:value="72.3857355449674">
            <text:p>72.39</text:p>
          </table:table-cell>
          <table:table-cell table:formula="of:=IF([.AC155]&gt;0;MOD(DEGREES(ACOS(((SIN(RADIANS([.$B$2]))*COS(RADIANS([.AD155])))-SIN(RADIANS([.T155])))/(COS(RADIANS([.$B$2]))*SIN(RADIANS([.AD155])))))+180;360);MOD(540-DEGREES(ACOS(((SIN(RADIANS([.$B$2]))*COS(RADIANS([.AD155])))-SIN(RADIANS([.T155])))/(COS(RADIANS([.$B$2]))*SIN(RADIANS([.AD155])))));360))" office:value-type="float" office:value="181.34612536449">
            <text:p>181.3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5]+1" office:value-type="date" office:date-value="2026-06-04">
            <text:p>6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6]+2415018.5+[.E156]-[.$B$4]/24" office:value-type="float" office:value="2461196.29166667">
            <text:p>2461196.29</text:p>
          </table:table-cell>
          <table:table-cell table:style-name="ce9" table:formula="of:=([.F156]-2451545)/36525" office:value-type="float" office:value="0.264237964864244">
            <text:p>0.26423796</text:p>
          </table:table-cell>
          <table:table-cell/>
          <table:table-cell table:formula="of:=MOD(280.46646+[.G156]*(36000.76983+[.G156]*0.0003032);360)" office:value-type="float" office:value="73.2366345952141">
            <text:p>73.24</text:p>
          </table:table-cell>
          <table:table-cell table:formula="of:=357.52911+[.G156]*(35999.05029-0.0001537*[.G156])" office:value-type="float" office:value="9869.84488494358">
            <text:p>9869.84</text:p>
          </table:table-cell>
          <table:table-cell table:formula="of:=0.016708634-[.G156]*(0.000042037+0.0000001267*[.G156])" office:value-type="float" office:value="0.0166975173822613">
            <text:p>0.02</text:p>
          </table:table-cell>
          <table:table-cell table:formula="of:=SIN(RADIANS([.J156]))*(1.914602-[.G156]*(0.004817+0.000014*[.G156]))+SIN(RADIANS(2*[.J156]))*(0.019993-0.000101*[.G156])+SIN(RADIANS(3*[.J156]))*0.000289" office:value-type="float" office:value="0.944090358408709">
            <text:p>0.94</text:p>
          </table:table-cell>
          <table:table-cell table:formula="of:=[.I156]+[.L156]" office:value-type="float" office:value="74.1807249536228">
            <text:p>74.18</text:p>
          </table:table-cell>
          <table:table-cell table:formula="of:=[.J156]+[.L156]" office:value-type="float" office:value="9870.78897530198">
            <text:p>9870.79</text:p>
          </table:table-cell>
          <table:table-cell table:formula="of:=(1.000001018*(1-[.K156]*[.K156]))/(1+[.K156]*COS(RADIANS([.N156])))" office:value-type="float" office:value="1.01450771078159">
            <text:p>1.01</text:p>
          </table:table-cell>
          <table:table-cell table:formula="of:=[.M156]-0.00569-0.00478*SIN(RADIANS(125.04-1934.136*[.G156]))" office:value-type="float" office:value="74.177132778873">
            <text:p>74.18</text:p>
          </table:table-cell>
          <table:table-cell table:formula="of:=23+(26+((21.448-[.G156]*(46.815+[.G156]*(0.00059-[.G156]*0.001813))))/60)/60" office:value-type="float" office:value="23.4358549144248">
            <text:p>23.44</text:p>
          </table:table-cell>
          <table:table-cell table:formula="of:=[.Q156]+0.00256*COS(RADIANS(125.04-1934.136*[.G156]))" office:value-type="float" office:value="23.4381551969074">
            <text:p>23.44</text:p>
          </table:table-cell>
          <table:table-cell table:formula="of:=DEGREES(ATAN2(COS(RADIANS([.P156]));COS(RADIANS([.R156]))*SIN(RADIANS([.P156]))))" office:value-type="float" office:value="72.8346544330088">
            <text:p>72.83</text:p>
          </table:table-cell>
          <table:table-cell table:formula="of:=DEGREES(ASIN(SIN(RADIANS([.R156]))*SIN(RADIANS([.P156]))))" office:value-type="float" office:value="22.5002572129178">
            <text:p>22.5</text:p>
          </table:table-cell>
          <table:table-cell table:formula="of:=TAN(RADIANS([.R156]/2))*TAN(RADIANS([.R156]/2))" office:value-type="float" office:value="0.0430302396573327">
            <text:p>0.04</text:p>
          </table:table-cell>
          <table:table-cell table:formula="of:=4*DEGREES([.U156]*SIN(2*RADIANS([.I156]))-2*[.K156]*SIN(RADIANS([.J156]))+4*[.K156]*[.U156]*SIN(RADIANS([.J156]))*COS(2*RADIANS([.I156]))-0.5*[.U156]*[.U156]*SIN(4*RADIANS([.I156]))-1.25*[.K156]*[.K156]*SIN(2*RADIANS([.J156])))" office:value-type="float" office:value="1.59115655179536">
            <text:p>1.59</text:p>
          </table:table-cell>
          <table:table-cell table:formula="of:=DEGREES(ACOS(COS(RADIANS(90.833))/(COS(RADIANS([.$B$2]))*COS(RADIANS([.T156])))-TAN(RADIANS([.$B$2]))*TAN(RADIANS([.T156]))))" office:value-type="float" office:value="111.599267373016">
            <text:p>111.6</text:p>
          </table:table-cell>
          <table:table-cell table:style-name="ce7" table:formula="of:=(720-4*[.$B$3]-[.V156]+[.$B$4]*60)/1440" office:value-type="float" office:value="0.498895030172364">
            <text:p>11:58:25</text:p>
          </table:table-cell>
          <table:table-cell table:style-name="ce7" table:formula="of:=([.X156]*1440-[.W156]*4)/1440" office:value-type="float" office:value="0.188897065247321">
            <text:p>4:32:01</text:p>
          </table:table-cell>
          <table:table-cell table:style-name="ce7" table:formula="of:=([.X156]*1440+[.W156]*4)/1440" office:value-type="float" office:value="0.808892995097408">
            <text:p>19:24:48</text:p>
          </table:table-cell>
          <table:table-cell table:formula="of:=8*[.W156]" office:value-type="float" office:value="892.794138984126">
            <text:p>892.79</text:p>
          </table:table-cell>
          <table:table-cell table:formula="of:=MOD([.E156]*1440+[.V156]+4*[.$B$3]-60*[.$B$4];1440)" office:value-type="float" office:value="721.591156551795">
            <text:p>721.59</text:p>
          </table:table-cell>
          <table:table-cell table:formula="of:=IF([.AB156]/4&lt;0;[.AB156]/4+180;[.AB156]/4-180)" office:value-type="float" office:value="0.397789137948848">
            <text:p>0.4</text:p>
          </table:table-cell>
          <table:table-cell table:formula="of:=DEGREES(ACOS(SIN(RADIANS([.$B$2]))*SIN(RADIANS([.T156]))+COS(RADIANS([.$B$2]))*COS(RADIANS([.T156]))*COS(RADIANS([.AC156]))))" office:value-type="float" office:value="17.5029925022039">
            <text:p>17.5</text:p>
          </table:table-cell>
          <table:table-cell table:formula="of:=90-[.AD156]" office:value-type="float" office:value="72.4970074977961">
            <text:p>72.5</text:p>
          </table:table-cell>
          <table:table-cell table:formula="of:=IF([.AE156]&gt;85;0;IF([.AE156]&gt;5;58.1/TAN(RADIANS([.AE156]))-0.07/POWER(TAN(RADIANS([.AE156]));3)+0.000086/POWER(TAN(RADIANS([.AE156]));5);IF([.AE156]&gt;-0.575;1735+[.AE156]*(-518.2+[.AE156]*(103.4+[.AE156]*(-12.79+[.AE156]*0.711)));-20.772/TAN(RADIANS([.AE156])))))/3600" office:value-type="float" office:value="0.00508888910863982">
            <text:p>0.01</text:p>
          </table:table-cell>
          <table:table-cell table:formula="of:=[.AE156]+[.AF156]" office:value-type="float" office:value="72.5020963869048">
            <text:p>72.5</text:p>
          </table:table-cell>
          <table:table-cell table:formula="of:=IF([.AC156]&gt;0;MOD(DEGREES(ACOS(((SIN(RADIANS([.$B$2]))*COS(RADIANS([.AD156])))-SIN(RADIANS([.T156])))/(COS(RADIANS([.$B$2]))*SIN(RADIANS([.AD156])))))+180;360);MOD(540-DEGREES(ACOS(((SIN(RADIANS([.$B$2]))*COS(RADIANS([.AD156])))-SIN(RADIANS([.T156])))/(COS(RADIANS([.$B$2]))*SIN(RADIANS([.AD156])))));360))" office:value-type="float" office:value="181.222033633575">
            <text:p>181.2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6]+1" office:value-type="date" office:date-value="2026-06-05">
            <text:p>6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7]+2415018.5+[.E157]-[.$B$4]/24" office:value-type="float" office:value="2461197.29166667">
            <text:p>2461197.29</text:p>
          </table:table-cell>
          <table:table-cell table:style-name="ce9" table:formula="of:=([.F157]-2451545)/36525" office:value-type="float" office:value="0.264265343372115">
            <text:p>0.26426534</text:p>
          </table:table-cell>
          <table:table-cell/>
          <table:table-cell table:formula="of:=MOD(280.46646+[.G157]*(36000.76983+[.G157]*0.0003032);360)" office:value-type="float" office:value="74.2222819597664">
            <text:p>74.22</text:p>
          </table:table-cell>
          <table:table-cell table:formula="of:=357.52911+[.G157]*(35999.05029-0.0001537*[.G157])" office:value-type="float" office:value="9870.83048522308">
            <text:p>9870.83</text:p>
          </table:table-cell>
          <table:table-cell table:formula="of:=0.016708634-[.G157]*(0.000042037+0.0000001267*[.G157])" office:value-type="float" office:value="0.0166975162295177">
            <text:p>0.02</text:p>
          </table:table-cell>
          <table:table-cell table:formula="of:=SIN(RADIANS([.J157]))*(1.914602-[.G157]*(0.004817+0.000014*[.G157]))+SIN(RADIANS(2*[.J157]))*(0.019993-0.000101*[.G157])+SIN(RADIANS(3*[.J157]))*0.000289" office:value-type="float" office:value="0.915840815493349">
            <text:p>0.92</text:p>
          </table:table-cell>
          <table:table-cell table:formula="of:=[.I157]+[.L157]" office:value-type="float" office:value="75.1381227752598">
            <text:p>75.14</text:p>
          </table:table-cell>
          <table:table-cell table:formula="of:=[.J157]+[.L157]" office:value-type="float" office:value="9871.74632603857">
            <text:p>9871.75</text:p>
          </table:table-cell>
          <table:table-cell table:formula="of:=(1.000001018*(1-[.K157]*[.K157]))/(1+[.K157]*COS(RADIANS([.N157])))" office:value-type="float" office:value="1.01464580439245">
            <text:p>1.01</text:p>
          </table:table-cell>
          <table:table-cell table:formula="of:=[.M157]-0.00569-0.00478*SIN(RADIANS(125.04-1934.136*[.G157]))" office:value-type="float" office:value="75.1345345691815">
            <text:p>75.13</text:p>
          </table:table-cell>
          <table:table-cell table:formula="of:=23+(26+((21.448-[.G157]*(46.815+[.G157]*(0.00059-[.G157]*0.001813))))/60)/60" office:value-type="float" office:value="23.4358545583906">
            <text:p>23.44</text:p>
          </table:table-cell>
          <table:table-cell table:formula="of:=[.Q157]+0.00256*COS(RADIANS(125.04-1934.136*[.G157]))" office:value-type="float" office:value="23.4381538015128">
            <text:p>23.44</text:p>
          </table:table-cell>
          <table:table-cell table:formula="of:=DEGREES(ATAN2(COS(RADIANS([.P157]));COS(RADIANS([.R157]))*SIN(RADIANS([.P157]))))" office:value-type="float" office:value="73.864597535175">
            <text:p>73.86</text:p>
          </table:table-cell>
          <table:table-cell table:formula="of:=DEGREES(ASIN(SIN(RADIANS([.R157]))*SIN(RADIANS([.P157]))))" office:value-type="float" office:value="22.6093705396794">
            <text:p>22.61</text:p>
          </table:table-cell>
          <table:table-cell table:formula="of:=TAN(RADIANS([.R157]/2))*TAN(RADIANS([.R157]/2))" office:value-type="float" office:value="0.0430302343879692">
            <text:p>0.04</text:p>
          </table:table-cell>
          <table:table-cell table:formula="of:=4*DEGREES([.U157]*SIN(2*RADIANS([.I157]))-2*[.K157]*SIN(RADIANS([.J157]))+4*[.K157]*[.U157]*SIN(RADIANS([.J157]))*COS(2*RADIANS([.I157]))-0.5*[.U157]*[.U157]*SIN(4*RADIANS([.I157]))-1.25*[.K157]*[.K157]*SIN(2*RADIANS([.J157])))" office:value-type="float" office:value="1.41425447853715">
            <text:p>1.41</text:p>
          </table:table-cell>
          <table:table-cell table:formula="of:=DEGREES(ACOS(COS(RADIANS(90.833))/(COS(RADIANS([.$B$2]))*COS(RADIANS([.T157])))-TAN(RADIANS([.$B$2]))*TAN(RADIANS([.T157]))))" office:value-type="float" office:value="111.715774166111">
            <text:p>111.72</text:p>
          </table:table-cell>
          <table:table-cell table:style-name="ce7" table:formula="of:=(720-4*[.$B$3]-[.V157]+[.$B$4]*60)/1440" office:value-type="float" office:value="0.499017878834349">
            <text:p>11:58:35</text:p>
          </table:table-cell>
          <table:table-cell table:style-name="ce7" table:formula="of:=([.X157]*1440-[.W157]*4)/1440" office:value-type="float" office:value="0.188696283928486">
            <text:p>4:31:43</text:p>
          </table:table-cell>
          <table:table-cell table:style-name="ce7" table:formula="of:=([.X157]*1440+[.W157]*4)/1440" office:value-type="float" office:value="0.809339473740213">
            <text:p>19:25:27</text:p>
          </table:table-cell>
          <table:table-cell table:formula="of:=8*[.W157]" office:value-type="float" office:value="893.726193328887">
            <text:p>893.73</text:p>
          </table:table-cell>
          <table:table-cell table:formula="of:=MOD([.E157]*1440+[.V157]+4*[.$B$3]-60*[.$B$4];1440)" office:value-type="float" office:value="721.414254478537">
            <text:p>721.41</text:p>
          </table:table-cell>
          <table:table-cell table:formula="of:=IF([.AB157]/4&lt;0;[.AB157]/4+180;[.AB157]/4-180)" office:value-type="float" office:value="0.353563619634286">
            <text:p>0.35</text:p>
          </table:table-cell>
          <table:table-cell table:formula="of:=DEGREES(ACOS(SIN(RADIANS([.$B$2]))*SIN(RADIANS([.T157]))+COS(RADIANS([.$B$2]))*COS(RADIANS([.T157]))*COS(RADIANS([.AC157]))))" office:value-type="float" office:value="17.3932103603499">
            <text:p>17.39</text:p>
          </table:table-cell>
          <table:table-cell table:formula="of:=90-[.AD157]" office:value-type="float" office:value="72.6067896396501">
            <text:p>72.61</text:p>
          </table:table-cell>
          <table:table-cell table:formula="of:=IF([.AE157]&gt;85;0;IF([.AE157]&gt;5;58.1/TAN(RADIANS([.AE157]))-0.07/POWER(TAN(RADIANS([.AE157]));3)+0.000086/POWER(TAN(RADIANS([.AE157]));5);IF([.AE157]&gt;-0.575;1735+[.AE157]*(-518.2+[.AE157]*(103.4+[.AE157]*(-12.79+[.AE157]*0.711)));-20.772/TAN(RADIANS([.AE157])))))/3600" office:value-type="float" office:value="0.0050549233650971">
            <text:p>0.01</text:p>
          </table:table-cell>
          <table:table-cell table:formula="of:=[.AE157]+[.AF157]" office:value-type="float" office:value="72.6118445630152">
            <text:p>72.61</text:p>
          </table:table-cell>
          <table:table-cell table:formula="of:=IF([.AC157]&gt;0;MOD(DEGREES(ACOS(((SIN(RADIANS([.$B$2]))*COS(RADIANS([.AD157])))-SIN(RADIANS([.T157])))/(COS(RADIANS([.$B$2]))*SIN(RADIANS([.AD157])))))+180;360);MOD(540-DEGREES(ACOS(((SIN(RADIANS([.$B$2]))*COS(RADIANS([.AD157])))-SIN(RADIANS([.T157])))/(COS(RADIANS([.$B$2]))*SIN(RADIANS([.AD157])))));360))" office:value-type="float" office:value="181.091932914707">
            <text:p>181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7]+1" office:value-type="date" office:date-value="2026-06-06">
            <text:p>6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8]+2415018.5+[.E158]-[.$B$4]/24" office:value-type="float" office:value="2461198.29166667">
            <text:p>2461198.29</text:p>
          </table:table-cell>
          <table:table-cell table:style-name="ce9" table:formula="of:=([.F158]-2451545)/36525" office:value-type="float" office:value="0.264292721879987">
            <text:p>0.26429272</text:p>
          </table:table-cell>
          <table:table-cell/>
          <table:table-cell table:formula="of:=MOD(280.46646+[.G158]*(36000.76983+[.G158]*0.0003032);360)" office:value-type="float" office:value="75.2079293243187">
            <text:p>75.21</text:p>
          </table:table-cell>
          <table:table-cell table:formula="of:=357.52911+[.G158]*(35999.05029-0.0001537*[.G158])" office:value-type="float" office:value="9871.81608550258">
            <text:p>9871.82</text:p>
          </table:table-cell>
          <table:table-cell table:formula="of:=0.016708634-[.G158]*(0.000042037+0.0000001267*[.G158])" office:value-type="float" office:value="0.0166975150767739">
            <text:p>0.02</text:p>
          </table:table-cell>
          <table:table-cell table:formula="of:=SIN(RADIANS([.J158]))*(1.914602-[.G158]*(0.004817+0.000014*[.G158]))+SIN(RADIANS(2*[.J158]))*(0.019993-0.000101*[.G158])+SIN(RADIANS(3*[.J158]))*0.000289" office:value-type="float" office:value="0.887334680122215">
            <text:p>0.89</text:p>
          </table:table-cell>
          <table:table-cell table:formula="of:=[.I158]+[.L158]" office:value-type="float" office:value="76.0952640044409">
            <text:p>76.1</text:p>
          </table:table-cell>
          <table:table-cell table:formula="of:=[.J158]+[.L158]" office:value-type="float" office:value="9872.7034201827">
            <text:p>9872.7</text:p>
          </table:table-cell>
          <table:table-cell table:formula="of:=(1.000001018*(1-[.K158]*[.K158]))/(1+[.K158]*COS(RADIANS([.N158])))" office:value-type="float" office:value="1.01477967053893">
            <text:p>1.01</text:p>
          </table:table-cell>
          <table:table-cell table:formula="of:=[.M158]-0.00569-0.00478*SIN(RADIANS(125.04-1934.136*[.G158]))" office:value-type="float" office:value="76.0916797652389">
            <text:p>76.09</text:p>
          </table:table-cell>
          <table:table-cell table:formula="of:=23+(26+((21.448-[.G158]*(46.815+[.G158]*(0.00059-[.G158]*0.001813))))/60)/60" office:value-type="float" office:value="23.4358542023564">
            <text:p>23.44</text:p>
          </table:table-cell>
          <table:table-cell table:formula="of:=[.Q158]+0.00256*COS(RADIANS(125.04-1934.136*[.G158]))" office:value-type="float" office:value="23.4381524041543">
            <text:p>23.44</text:p>
          </table:table-cell>
          <table:table-cell table:formula="of:=DEGREES(ATAN2(COS(RADIANS([.P158]));COS(RADIANS([.R158]))*SIN(RADIANS([.P158]))))" office:value-type="float" office:value="74.8958495100606">
            <text:p>74.9</text:p>
          </table:table-cell>
          <table:table-cell table:formula="of:=DEGREES(ASIN(SIN(RADIANS([.R158]))*SIN(RADIANS([.P158]))))" office:value-type="float" office:value="22.7118764792775">
            <text:p>22.71</text:p>
          </table:table-cell>
          <table:table-cell table:formula="of:=TAN(RADIANS([.R158]/2))*TAN(RADIANS([.R158]/2))" office:value-type="float" office:value="0.0430302291111896">
            <text:p>0.04</text:p>
          </table:table-cell>
          <table:table-cell table:formula="of:=4*DEGREES([.U158]*SIN(2*RADIANS([.I158]))-2*[.K158]*SIN(RADIANS([.J158]))+4*[.K158]*[.U158]*SIN(RADIANS([.J158]))*COS(2*RADIANS([.I158]))-0.5*[.U158]*[.U158]*SIN(4*RADIANS([.I158]))-1.25*[.K158]*[.K158]*SIN(2*RADIANS([.J158])))" office:value-type="float" office:value="1.23213240264501">
            <text:p>1.23</text:p>
          </table:table-cell>
          <table:table-cell table:formula="of:=DEGREES(ACOS(COS(RADIANS(90.833))/(COS(RADIANS([.$B$2]))*COS(RADIANS([.T158])))-TAN(RADIANS([.$B$2]))*TAN(RADIANS([.T158]))))" office:value-type="float" office:value="111.825484725714">
            <text:p>111.83</text:p>
          </table:table-cell>
          <table:table-cell table:style-name="ce7" table:formula="of:=(720-4*[.$B$3]-[.V158]+[.$B$4]*60)/1440" office:value-type="float" office:value="0.499144352498163">
            <text:p>11:58:46</text:p>
          </table:table-cell>
          <table:table-cell table:style-name="ce7" table:formula="of:=([.X158]*1440-[.W158]*4)/1440" office:value-type="float" office:value="0.188518006037846">
            <text:p>4:31:28</text:p>
          </table:table-cell>
          <table:table-cell table:style-name="ce7" table:formula="of:=([.X158]*1440+[.W158]*4)/1440" office:value-type="float" office:value="0.809770698958481">
            <text:p>19:26:04</text:p>
          </table:table-cell>
          <table:table-cell table:formula="of:=8*[.W158]" office:value-type="float" office:value="894.603877805714">
            <text:p>894.6</text:p>
          </table:table-cell>
          <table:table-cell table:formula="of:=MOD([.E158]*1440+[.V158]+4*[.$B$3]-60*[.$B$4];1440)" office:value-type="float" office:value="721.232132402645">
            <text:p>721.23</text:p>
          </table:table-cell>
          <table:table-cell table:formula="of:=IF([.AB158]/4&lt;0;[.AB158]/4+180;[.AB158]/4-180)" office:value-type="float" office:value="0.308033100661248">
            <text:p>0.31</text:p>
          </table:table-cell>
          <table:table-cell table:formula="of:=DEGREES(ACOS(SIN(RADIANS([.$B$2]))*SIN(RADIANS([.T158]))+COS(RADIANS([.$B$2]))*COS(RADIANS([.T158]))*COS(RADIANS([.AC158]))))" office:value-type="float" office:value="17.2900923252278">
            <text:p>17.29</text:p>
          </table:table-cell>
          <table:table-cell table:formula="of:=90-[.AD158]" office:value-type="float" office:value="72.7099076747723">
            <text:p>72.71</text:p>
          </table:table-cell>
          <table:table-cell table:formula="of:=IF([.AE158]&gt;85;0;IF([.AE158]&gt;5;58.1/TAN(RADIANS([.AE158]))-0.07/POWER(TAN(RADIANS([.AE158]));3)+0.000086/POWER(TAN(RADIANS([.AE158]));5);IF([.AE158]&gt;-0.575;1735+[.AE158]*(-518.2+[.AE158]*(103.4+[.AE158]*(-12.79+[.AE158]*0.711)));-20.772/TAN(RADIANS([.AE158])))))/3600" office:value-type="float" office:value="0.00502305641651472">
            <text:p>0.01</text:p>
          </table:table-cell>
          <table:table-cell table:formula="of:=[.AE158]+[.AF158]" office:value-type="float" office:value="72.7149307311888">
            <text:p>72.71</text:p>
          </table:table-cell>
          <table:table-cell table:formula="of:=IF([.AC158]&gt;0;MOD(DEGREES(ACOS(((SIN(RADIANS([.$B$2]))*COS(RADIANS([.AD158])))-SIN(RADIANS([.T158])))/(COS(RADIANS([.$B$2]))*SIN(RADIANS([.AD158])))))+180;360);MOD(540-DEGREES(ACOS(((SIN(RADIANS([.$B$2]))*COS(RADIANS([.AD158])))-SIN(RADIANS([.T158])))/(COS(RADIANS([.$B$2]))*SIN(RADIANS([.AD158])))));360))" office:value-type="float" office:value="180.956090506532">
            <text:p>180.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8]+1" office:value-type="date" office:date-value="2026-06-07">
            <text:p>6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59]+2415018.5+[.E159]-[.$B$4]/24" office:value-type="float" office:value="2461199.29166667">
            <text:p>2461199.29</text:p>
          </table:table-cell>
          <table:table-cell table:style-name="ce9" table:formula="of:=([.F159]-2451545)/36525" office:value-type="float" office:value="0.264320100387858">
            <text:p>0.26432010</text:p>
          </table:table-cell>
          <table:table-cell/>
          <table:table-cell table:formula="of:=MOD(280.46646+[.G159]*(36000.76983+[.G159]*0.0003032);360)" office:value-type="float" office:value="76.193576688871">
            <text:p>76.19</text:p>
          </table:table-cell>
          <table:table-cell table:formula="of:=357.52911+[.G159]*(35999.05029-0.0001537*[.G159])" office:value-type="float" office:value="9872.80168578208">
            <text:p>9872.8</text:p>
          </table:table-cell>
          <table:table-cell table:formula="of:=0.016708634-[.G159]*(0.000042037+0.0000001267*[.G159])" office:value-type="float" office:value="0.0166975139240299">
            <text:p>0.02</text:p>
          </table:table-cell>
          <table:table-cell table:formula="of:=SIN(RADIANS([.J159]))*(1.914602-[.G159]*(0.004817+0.000014*[.G159]))+SIN(RADIANS(2*[.J159]))*(0.019993-0.000101*[.G159])+SIN(RADIANS(3*[.J159]))*0.000289" office:value-type="float" office:value="0.858580060847623">
            <text:p>0.86</text:p>
          </table:table-cell>
          <table:table-cell table:formula="of:=[.I159]+[.L159]" office:value-type="float" office:value="77.0521567497186">
            <text:p>77.05</text:p>
          </table:table-cell>
          <table:table-cell table:formula="of:=[.J159]+[.L159]" office:value-type="float" office:value="9873.66026584293">
            <text:p>9873.66</text:p>
          </table:table-cell>
          <table:table-cell table:formula="of:=(1.000001018*(1-[.K159]*[.K159]))/(1+[.K159]*COS(RADIANS([.N159])))" office:value-type="float" office:value="1.01490927298872">
            <text:p>1.01</text:p>
          </table:table-cell>
          <table:table-cell table:formula="of:=[.M159]-0.00569-0.00478*SIN(RADIANS(125.04-1934.136*[.G159]))" office:value-type="float" office:value="77.0485764755941">
            <text:p>77.05</text:p>
          </table:table-cell>
          <table:table-cell table:formula="of:=23+(26+((21.448-[.G159]*(46.815+[.G159]*(0.00059-[.G159]*0.001813))))/60)/60" office:value-type="float" office:value="23.4358538463223">
            <text:p>23.44</text:p>
          </table:table-cell>
          <table:table-cell table:formula="of:=[.Q159]+0.00256*COS(RADIANS(125.04-1934.136*[.G159]))" office:value-type="float" office:value="23.4381510048327">
            <text:p>23.44</text:p>
          </table:table-cell>
          <table:table-cell table:formula="of:=DEGREES(ATAN2(COS(RADIANS([.P159]));COS(RADIANS([.R159]))*SIN(RADIANS([.P159]))))" office:value-type="float" office:value="75.9283287588109">
            <text:p>75.93</text:p>
          </table:table-cell>
          <table:table-cell table:formula="of:=DEGREES(ASIN(SIN(RADIANS([.R159]))*SIN(RADIANS([.P159]))))" office:value-type="float" office:value="22.8077380632386">
            <text:p>22.81</text:p>
          </table:table-cell>
          <table:table-cell table:formula="of:=TAN(RADIANS([.R159]/2))*TAN(RADIANS([.R159]/2))" office:value-type="float" office:value="0.0430302238269973">
            <text:p>0.04</text:p>
          </table:table-cell>
          <table:table-cell table:formula="of:=4*DEGREES([.U159]*SIN(2*RADIANS([.I159]))-2*[.K159]*SIN(RADIANS([.J159]))+4*[.K159]*[.U159]*SIN(RADIANS([.J159]))*COS(2*RADIANS([.I159]))-0.5*[.U159]*[.U159]*SIN(4*RADIANS([.I159]))-1.25*[.K159]*[.K159]*SIN(2*RADIANS([.J159])))" office:value-type="float" office:value="1.04511555758204">
            <text:p>1.05</text:p>
          </table:table-cell>
          <table:table-cell table:formula="of:=DEGREES(ACOS(COS(RADIANS(90.833))/(COS(RADIANS([.$B$2]))*COS(RADIANS([.T159])))-TAN(RADIANS([.$B$2]))*TAN(RADIANS([.T159]))))" office:value-type="float" office:value="111.928312721733">
            <text:p>111.93</text:p>
          </table:table-cell>
          <table:table-cell table:style-name="ce7" table:formula="of:=(720-4*[.$B$3]-[.V159]+[.$B$4]*60)/1440" office:value-type="float" office:value="0.499274225307235">
            <text:p>11:58:57</text:p>
          </table:table-cell>
          <table:table-cell table:style-name="ce7" table:formula="of:=([.X159]*1440-[.W159]*4)/1440" office:value-type="float" office:value="0.188362245524642">
            <text:p>4:31:14</text:p>
          </table:table-cell>
          <table:table-cell table:style-name="ce7" table:formula="of:=([.X159]*1440+[.W159]*4)/1440" office:value-type="float" office:value="0.810186205089827">
            <text:p>19:26:40</text:p>
          </table:table-cell>
          <table:table-cell table:formula="of:=8*[.W159]" office:value-type="float" office:value="895.426501773866">
            <text:p>895.43</text:p>
          </table:table-cell>
          <table:table-cell table:formula="of:=MOD([.E159]*1440+[.V159]+4*[.$B$3]-60*[.$B$4];1440)" office:value-type="float" office:value="721.045115557582">
            <text:p>721.05</text:p>
          </table:table-cell>
          <table:table-cell table:formula="of:=IF([.AB159]/4&lt;0;[.AB159]/4+180;[.AB159]/4-180)" office:value-type="float" office:value="0.261278889395498">
            <text:p>0.26</text:p>
          </table:table-cell>
          <table:table-cell table:formula="of:=DEGREES(ACOS(SIN(RADIANS([.$B$2]))*SIN(RADIANS([.T159]))+COS(RADIANS([.$B$2]))*COS(RADIANS([.T159]))*COS(RADIANS([.AC159]))))" office:value-type="float" office:value="17.1936851172087">
            <text:p>17.19</text:p>
          </table:table-cell>
          <table:table-cell table:formula="of:=90-[.AD159]" office:value-type="float" office:value="72.8063148827913">
            <text:p>72.81</text:p>
          </table:table-cell>
          <table:table-cell table:formula="of:=IF([.AE159]&gt;85;0;IF([.AE159]&gt;5;58.1/TAN(RADIANS([.AE159]))-0.07/POWER(TAN(RADIANS([.AE159]));3)+0.000086/POWER(TAN(RADIANS([.AE159]));5);IF([.AE159]&gt;-0.575;1735+[.AE159]*(-518.2+[.AE159]*(103.4+[.AE159]*(-12.79+[.AE159]*0.711)));-20.772/TAN(RADIANS([.AE159])))))/3600" office:value-type="float" office:value="0.00499329549399002">
            <text:p>0</text:p>
          </table:table-cell>
          <table:table-cell table:formula="of:=[.AE159]+[.AF159]" office:value-type="float" office:value="72.8113081782853">
            <text:p>72.81</text:p>
          </table:table-cell>
          <table:table-cell table:formula="of:=IF([.AC159]&gt;0;MOD(DEGREES(ACOS(((SIN(RADIANS([.$B$2]))*COS(RADIANS([.AD159])))-SIN(RADIANS([.T159])))/(COS(RADIANS([.$B$2]))*SIN(RADIANS([.AD159])))))+180;360);MOD(540-DEGREES(ACOS(((SIN(RADIANS([.$B$2]))*COS(RADIANS([.AD159])))-SIN(RADIANS([.T159])))/(COS(RADIANS([.$B$2]))*SIN(RADIANS([.AD159])))));360))" office:value-type="float" office:value="180.814799516733">
            <text:p>180.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59]+1" office:value-type="date" office:date-value="2026-06-08">
            <text:p>6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0]+2415018.5+[.E160]-[.$B$4]/24" office:value-type="float" office:value="2461200.29166667">
            <text:p>2461200.29</text:p>
          </table:table-cell>
          <table:table-cell table:style-name="ce9" table:formula="of:=([.F160]-2451545)/36525" office:value-type="float" office:value="0.264347478895729">
            <text:p>0.26434748</text:p>
          </table:table-cell>
          <table:table-cell/>
          <table:table-cell table:formula="of:=MOD(280.46646+[.G160]*(36000.76983+[.G160]*0.0003032);360)" office:value-type="float" office:value="77.1792240534251">
            <text:p>77.18</text:p>
          </table:table-cell>
          <table:table-cell table:formula="of:=357.52911+[.G160]*(35999.05029-0.0001537*[.G160])" office:value-type="float" office:value="9873.78728606158">
            <text:p>9873.79</text:p>
          </table:table-cell>
          <table:table-cell table:formula="of:=0.016708634-[.G160]*(0.000042037+0.0000001267*[.G160])" office:value-type="float" office:value="0.0166975127712857">
            <text:p>0.02</text:p>
          </table:table-cell>
          <table:table-cell table:formula="of:=SIN(RADIANS([.J160]))*(1.914602-[.G160]*(0.004817+0.000014*[.G160]))+SIN(RADIANS(2*[.J160]))*(0.019993-0.000101*[.G160])+SIN(RADIANS(3*[.J160]))*0.000289" office:value-type="float" office:value="0.82958512409621">
            <text:p>0.83</text:p>
          </table:table-cell>
          <table:table-cell table:formula="of:=[.I160]+[.L160]" office:value-type="float" office:value="78.0088091775213">
            <text:p>78.01</text:p>
          </table:table-cell>
          <table:table-cell table:formula="of:=[.J160]+[.L160]" office:value-type="float" office:value="9874.61687118568">
            <text:p>9874.62</text:p>
          </table:table-cell>
          <table:table-cell table:formula="of:=(1.000001018*(1-[.K160]*[.K160]))/(1+[.K160]*COS(RADIANS([.N160])))" office:value-type="float" office:value="1.01503457669135">
            <text:p>1.02</text:p>
          </table:table-cell>
          <table:table-cell table:formula="of:=[.M160]-0.00569-0.00478*SIN(RADIANS(125.04-1934.136*[.G160]))" office:value-type="float" office:value="78.0052328666723">
            <text:p>78.01</text:p>
          </table:table-cell>
          <table:table-cell table:formula="of:=23+(26+((21.448-[.G160]*(46.815+[.G160]*(0.00059-[.G160]*0.001813))))/60)/60" office:value-type="float" office:value="23.4358534902881">
            <text:p>23.44</text:p>
          </table:table-cell>
          <table:table-cell table:formula="of:=[.Q160]+0.00256*COS(RADIANS(125.04-1934.136*[.G160]))" office:value-type="float" office:value="23.4381496035489">
            <text:p>23.44</text:p>
          </table:table-cell>
          <table:table-cell table:formula="of:=DEGREES(ATAN2(COS(RADIANS([.P160]));COS(RADIANS([.R160]))*SIN(RADIANS([.P160]))))" office:value-type="float" office:value="76.9619514646993">
            <text:p>76.96</text:p>
          </table:table-cell>
          <table:table-cell table:formula="of:=DEGREES(ASIN(SIN(RADIANS([.R160]))*SIN(RADIANS([.P160]))))" office:value-type="float" office:value="22.8969207537362">
            <text:p>22.9</text:p>
          </table:table-cell>
          <table:table-cell table:formula="of:=TAN(RADIANS([.R160]/2))*TAN(RADIANS([.R160]/2))" office:value-type="float" office:value="0.0430302185353957">
            <text:p>0.04</text:p>
          </table:table-cell>
          <table:table-cell table:formula="of:=4*DEGREES([.U160]*SIN(2*RADIANS([.I160]))-2*[.K160]*SIN(RADIANS([.J160]))+4*[.K160]*[.U160]*SIN(RADIANS([.J160]))*COS(2*RADIANS([.I160]))-0.5*[.U160]*[.U160]*SIN(4*RADIANS([.I160]))-1.25*[.K160]*[.K160]*SIN(2*RADIANS([.J160])))" office:value-type="float" office:value="0.853537881334873">
            <text:p>0.85</text:p>
          </table:table-cell>
          <table:table-cell table:formula="of:=DEGREES(ACOS(COS(RADIANS(90.833))/(COS(RADIANS([.$B$2]))*COS(RADIANS([.T160])))-TAN(RADIANS([.$B$2]))*TAN(RADIANS([.T160]))))" office:value-type="float" office:value="112.024176536637">
            <text:p>112.02</text:p>
          </table:table-cell>
          <table:table-cell table:style-name="ce7" table:formula="of:=(720-4*[.$B$3]-[.V160]+[.$B$4]*60)/1440" office:value-type="float" office:value="0.499407265360184">
            <text:p>11:59:09</text:p>
          </table:table-cell>
          <table:table-cell table:style-name="ce7" table:formula="of:=([.X160]*1440-[.W160]*4)/1440" office:value-type="float" office:value="0.18822899720286">
            <text:p>4:31:03</text:p>
          </table:table-cell>
          <table:table-cell table:style-name="ce7" table:formula="of:=([.X160]*1440+[.W160]*4)/1440" office:value-type="float" office:value="0.810585533517508">
            <text:p>19:27:15</text:p>
          </table:table-cell>
          <table:table-cell table:formula="of:=8*[.W160]" office:value-type="float" office:value="896.193412293093">
            <text:p>896.19</text:p>
          </table:table-cell>
          <table:table-cell table:formula="of:=MOD([.E160]*1440+[.V160]+4*[.$B$3]-60*[.$B$4];1440)" office:value-type="float" office:value="720.853537881335">
            <text:p>720.85</text:p>
          </table:table-cell>
          <table:table-cell table:formula="of:=IF([.AB160]/4&lt;0;[.AB160]/4+180;[.AB160]/4-180)" office:value-type="float" office:value="0.213384470333722">
            <text:p>0.21</text:p>
          </table:table-cell>
          <table:table-cell table:formula="of:=DEGREES(ACOS(SIN(RADIANS([.$B$2]))*SIN(RADIANS([.T160]))+COS(RADIANS([.$B$2]))*COS(RADIANS([.T160]))*COS(RADIANS([.AC160]))))" office:value-type="float" office:value="17.1040326763737">
            <text:p>17.1</text:p>
          </table:table-cell>
          <table:table-cell table:formula="of:=90-[.AD160]" office:value-type="float" office:value="72.8959673236263">
            <text:p>72.9</text:p>
          </table:table-cell>
          <table:table-cell table:formula="of:=IF([.AE160]&gt;85;0;IF([.AE160]&gt;5;58.1/TAN(RADIANS([.AE160]))-0.07/POWER(TAN(RADIANS([.AE160]));3)+0.000086/POWER(TAN(RADIANS([.AE160]));5);IF([.AE160]&gt;-0.575;1735+[.AE160]*(-518.2+[.AE160]*(103.4+[.AE160]*(-12.79+[.AE160]*0.711)));-20.772/TAN(RADIANS([.AE160])))))/3600" office:value-type="float" office:value="0.00496564745880856">
            <text:p>0</text:p>
          </table:table-cell>
          <table:table-cell table:formula="of:=[.AE160]+[.AF160]" office:value-type="float" office:value="72.9009329710851">
            <text:p>72.9</text:p>
          </table:table-cell>
          <table:table-cell table:formula="of:=IF([.AC160]&gt;0;MOD(DEGREES(ACOS(((SIN(RADIANS([.$B$2]))*COS(RADIANS([.AD160])))-SIN(RADIANS([.T160])))/(COS(RADIANS([.$B$2]))*SIN(RADIANS([.AD160])))))+180;360);MOD(540-DEGREES(ACOS(((SIN(RADIANS([.$B$2]))*COS(RADIANS([.AD160])))-SIN(RADIANS([.T160])))/(COS(RADIANS([.$B$2]))*SIN(RADIANS([.AD160])))));360))" office:value-type="float" office:value="180.668378267852">
            <text:p>180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0]+1" office:value-type="date" office:date-value="2026-06-09">
            <text:p>6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1]+2415018.5+[.E161]-[.$B$4]/24" office:value-type="float" office:value="2461201.29166667">
            <text:p>2461201.29</text:p>
          </table:table-cell>
          <table:table-cell table:style-name="ce9" table:formula="of:=([.F161]-2451545)/36525" office:value-type="float" office:value="0.264374857403601">
            <text:p>0.26437486</text:p>
          </table:table-cell>
          <table:table-cell/>
          <table:table-cell table:formula="of:=MOD(280.46646+[.G161]*(36000.76983+[.G161]*0.0003032);360)" office:value-type="float" office:value="78.1648714179737">
            <text:p>78.16</text:p>
          </table:table-cell>
          <table:table-cell table:formula="of:=357.52911+[.G161]*(35999.05029-0.0001537*[.G161])" office:value-type="float" office:value="9874.77288634108">
            <text:p>9874.77</text:p>
          </table:table-cell>
          <table:table-cell table:formula="of:=0.016708634-[.G161]*(0.000042037+0.0000001267*[.G161])" office:value-type="float" office:value="0.0166975116185413">
            <text:p>0.02</text:p>
          </table:table-cell>
          <table:table-cell table:formula="of:=SIN(RADIANS([.J161]))*(1.914602-[.G161]*(0.004817+0.000014*[.G161]))+SIN(RADIANS(2*[.J161]))*(0.019993-0.000101*[.G161])+SIN(RADIANS(3*[.J161]))*0.000289" office:value-type="float" office:value="0.800358092151791">
            <text:p>0.8</text:p>
          </table:table-cell>
          <table:table-cell table:formula="of:=[.I161]+[.L161]" office:value-type="float" office:value="78.9652295101255">
            <text:p>78.97</text:p>
          </table:table-cell>
          <table:table-cell table:formula="of:=[.J161]+[.L161]" office:value-type="float" office:value="9875.57324443323">
            <text:p>9875.57</text:p>
          </table:table-cell>
          <table:table-cell table:formula="of:=(1.000001018*(1-[.K161]*[.K161]))/(1+[.K161]*COS(RADIANS([.N161])))" office:value-type="float" office:value="1.01515554778489">
            <text:p>1.02</text:p>
          </table:table-cell>
          <table:table-cell table:formula="of:=[.M161]-0.00569-0.00478*SIN(RADIANS(125.04-1934.136*[.G161]))" office:value-type="float" office:value="78.9616571607465">
            <text:p>78.96</text:p>
          </table:table-cell>
          <table:table-cell table:formula="of:=23+(26+((21.448-[.G161]*(46.815+[.G161]*(0.00059-[.G161]*0.001813))))/60)/60" office:value-type="float" office:value="23.4358531342539">
            <text:p>23.44</text:p>
          </table:table-cell>
          <table:table-cell table:formula="of:=[.Q161]+0.00256*COS(RADIANS(125.04-1934.136*[.G161]))" office:value-type="float" office:value="23.4381482003039">
            <text:p>23.44</text:p>
          </table:table-cell>
          <table:table-cell table:formula="of:=DEGREES(ATAN2(COS(RADIANS([.P161]));COS(RADIANS([.R161]))*SIN(RADIANS([.P161]))))" office:value-type="float" office:value="77.9966317244494">
            <text:p>78</text:p>
          </table:table-cell>
          <table:table-cell table:formula="of:=DEGREES(ASIN(SIN(RADIANS([.R161]))*SIN(RADIANS([.P161]))))" office:value-type="float" office:value="22.9793924859456">
            <text:p>22.98</text:p>
          </table:table-cell>
          <table:table-cell table:formula="of:=TAN(RADIANS([.R161]/2))*TAN(RADIANS([.R161]/2))" office:value-type="float" office:value="0.0430302132363881">
            <text:p>0.04</text:p>
          </table:table-cell>
          <table:table-cell table:formula="of:=4*DEGREES([.U161]*SIN(2*RADIANS([.I161]))-2*[.K161]*SIN(RADIANS([.J161]))+4*[.K161]*[.U161]*SIN(RADIANS([.J161]))*COS(2*RADIANS([.I161]))-0.5*[.U161]*[.U161]*SIN(4*RADIANS([.I161]))-1.25*[.K161]*[.K161]*SIN(2*RADIANS([.J161])))" office:value-type="float" office:value="0.657741496307326">
            <text:p>0.66</text:p>
          </table:table-cell>
          <table:table-cell table:formula="of:=DEGREES(ACOS(COS(RADIANS(90.833))/(COS(RADIANS([.$B$2]))*COS(RADIANS([.T161])))-TAN(RADIANS([.$B$2]))*TAN(RADIANS([.T161]))))" office:value-type="float" office:value="112.112999501931">
            <text:p>112.11</text:p>
          </table:table-cell>
          <table:table-cell table:style-name="ce7" table:formula="of:=(720-4*[.$B$3]-[.V161]+[.$B$4]*60)/1440" office:value-type="float" office:value="0.499543235072009">
            <text:p>11:59:21</text:p>
          </table:table-cell>
          <table:table-cell table:style-name="ce7" table:formula="of:=([.X161]*1440-[.W161]*4)/1440" office:value-type="float" office:value="0.188118236455534">
            <text:p>4:30:53</text:p>
          </table:table-cell>
          <table:table-cell table:style-name="ce7" table:formula="of:=([.X161]*1440+[.W161]*4)/1440" office:value-type="float" office:value="0.810968233688483">
            <text:p>19:27:48</text:p>
          </table:table-cell>
          <table:table-cell table:formula="of:=8*[.W161]" office:value-type="float" office:value="896.903996015447">
            <text:p>896.9</text:p>
          </table:table-cell>
          <table:table-cell table:formula="of:=MOD([.E161]*1440+[.V161]+4*[.$B$3]-60*[.$B$4];1440)" office:value-type="float" office:value="720.657741496307">
            <text:p>720.66</text:p>
          </table:table-cell>
          <table:table-cell table:formula="of:=IF([.AB161]/4&lt;0;[.AB161]/4+180;[.AB161]/4-180)" office:value-type="float" office:value="0.164435374076845">
            <text:p>0.16</text:p>
          </table:table-cell>
          <table:table-cell table:formula="of:=DEGREES(ACOS(SIN(RADIANS([.$B$2]))*SIN(RADIANS([.T161]))+COS(RADIANS([.$B$2]))*COS(RADIANS([.T161]))*COS(RADIANS([.AC161]))))" office:value-type="float" office:value="17.0211760146589">
            <text:p>17.02</text:p>
          </table:table-cell>
          <table:table-cell table:formula="of:=90-[.AD161]" office:value-type="float" office:value="72.9788239853411">
            <text:p>72.98</text:p>
          </table:table-cell>
          <table:table-cell table:formula="of:=IF([.AE161]&gt;85;0;IF([.AE161]&gt;5;58.1/TAN(RADIANS([.AE161]))-0.07/POWER(TAN(RADIANS([.AE161]));3)+0.000086/POWER(TAN(RADIANS([.AE161]));5);IF([.AE161]&gt;-0.575;1735+[.AE161]*(-518.2+[.AE161]*(103.4+[.AE161]*(-12.79+[.AE161]*0.711)));-20.772/TAN(RADIANS([.AE161])))))/3600" office:value-type="float" office:value="0.00494011875584859">
            <text:p>0</text:p>
          </table:table-cell>
          <table:table-cell table:formula="of:=[.AE161]+[.AF161]" office:value-type="float" office:value="72.983764104097">
            <text:p>72.98</text:p>
          </table:table-cell>
          <table:table-cell table:formula="of:=IF([.AC161]&gt;0;MOD(DEGREES(ACOS(((SIN(RADIANS([.$B$2]))*COS(RADIANS([.AD161])))-SIN(RADIANS([.T161])))/(COS(RADIANS([.$B$2]))*SIN(RADIANS([.AD161])))))+180;360);MOD(540-DEGREES(ACOS(((SIN(RADIANS([.$B$2]))*COS(RADIANS([.AD161])))-SIN(RADIANS([.T161])))/(COS(RADIANS([.$B$2]))*SIN(RADIANS([.AD161])))));360))" office:value-type="float" office:value="180.517169498015">
            <text:p>180.5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1]+1" office:value-type="date" office:date-value="2026-06-10">
            <text:p>6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2]+2415018.5+[.E162]-[.$B$4]/24" office:value-type="float" office:value="2461202.29166667">
            <text:p>2461202.29</text:p>
          </table:table-cell>
          <table:table-cell table:style-name="ce9" table:formula="of:=([.F162]-2451545)/36525" office:value-type="float" office:value="0.264402235911472">
            <text:p>0.26440224</text:p>
          </table:table-cell>
          <table:table-cell/>
          <table:table-cell table:formula="of:=MOD(280.46646+[.G162]*(36000.76983+[.G162]*0.0003032);360)" office:value-type="float" office:value="79.1505187825278">
            <text:p>79.15</text:p>
          </table:table-cell>
          <table:table-cell table:formula="of:=357.52911+[.G162]*(35999.05029-0.0001537*[.G162])" office:value-type="float" office:value="9875.75848662058">
            <text:p>9875.76</text:p>
          </table:table-cell>
          <table:table-cell table:formula="of:=0.016708634-[.G162]*(0.000042037+0.0000001267*[.G162])" office:value-type="float" office:value="0.0166975104657967">
            <text:p>0.02</text:p>
          </table:table-cell>
          <table:table-cell table:formula="of:=SIN(RADIANS([.J162]))*(1.914602-[.G162]*(0.004817+0.000014*[.G162]))+SIN(RADIANS(2*[.J162]))*(0.019993-0.000101*[.G162])+SIN(RADIANS(3*[.J162]))*0.000289" office:value-type="float" office:value="0.770907241135649">
            <text:p>0.77</text:p>
          </table:table-cell>
          <table:table-cell table:formula="of:=[.I162]+[.L162]" office:value-type="float" office:value="79.9214260236634">
            <text:p>79.92</text:p>
          </table:table-cell>
          <table:table-cell table:formula="of:=[.J162]+[.L162]" office:value-type="float" office:value="9876.52939386171">
            <text:p>9876.53</text:p>
          </table:table-cell>
          <table:table-cell table:formula="of:=(1.000001018*(1-[.K162]*[.K162]))/(1+[.K162]*COS(RADIANS([.N162])))" office:value-type="float" office:value="1.01527215360246">
            <text:p>1.02</text:p>
          </table:table-cell>
          <table:table-cell table:formula="of:=[.M162]-0.00569-0.00478*SIN(RADIANS(125.04-1934.136*[.G162]))" office:value-type="float" office:value="79.9178576339456">
            <text:p>79.92</text:p>
          </table:table-cell>
          <table:table-cell table:formula="of:=23+(26+((21.448-[.G162]*(46.815+[.G162]*(0.00059-[.G162]*0.001813))))/60)/60" office:value-type="float" office:value="23.4358527782198">
            <text:p>23.44</text:p>
          </table:table-cell>
          <table:table-cell table:formula="of:=[.Q162]+0.00256*COS(RADIANS(125.04-1934.136*[.G162]))" office:value-type="float" office:value="23.4381467950984">
            <text:p>23.44</text:p>
          </table:table-cell>
          <table:table-cell table:formula="of:=DEGREES(ATAN2(COS(RADIANS([.P162]));COS(RADIANS([.R162]))*SIN(RADIANS([.P162]))))" office:value-type="float" office:value="79.0322816855745">
            <text:p>79.03</text:p>
          </table:table-cell>
          <table:table-cell table:formula="of:=DEGREES(ASIN(SIN(RADIANS([.R162]))*SIN(RADIANS([.P162]))))" office:value-type="float" office:value="23.0551237077469">
            <text:p>23.06</text:p>
          </table:table-cell>
          <table:table-cell table:formula="of:=TAN(RADIANS([.R162]/2))*TAN(RADIANS([.R162]/2))" office:value-type="float" office:value="0.0430302079299779">
            <text:p>0.04</text:p>
          </table:table-cell>
          <table:table-cell table:formula="of:=4*DEGREES([.U162]*SIN(2*RADIANS([.I162]))-2*[.K162]*SIN(RADIANS([.J162]))+4*[.K162]*[.U162]*SIN(RADIANS([.J162]))*COS(2*RADIANS([.I162]))-0.5*[.U162]*[.U162]*SIN(4*RADIANS([.I162]))-1.25*[.K162]*[.K162]*SIN(2*RADIANS([.J162])))" office:value-type="float" office:value="0.458076168213166">
            <text:p>0.46</text:p>
          </table:table-cell>
          <table:table-cell table:formula="of:=DEGREES(ACOS(COS(RADIANS(90.833))/(COS(RADIANS([.$B$2]))*COS(RADIANS([.T162])))-TAN(RADIANS([.$B$2]))*TAN(RADIANS([.T162]))))" office:value-type="float" office:value="112.194710123605">
            <text:p>112.19</text:p>
          </table:table-cell>
          <table:table-cell table:style-name="ce7" table:formula="of:=(720-4*[.$B$3]-[.V162]+[.$B$4]*60)/1440" office:value-type="float" office:value="0.499681891549852">
            <text:p>11:59:33</text:p>
          </table:table-cell>
          <table:table-cell table:style-name="ce7" table:formula="of:=([.X162]*1440-[.W162]*4)/1440" office:value-type="float" office:value="0.188029918984282">
            <text:p>4:30:46</text:p>
          </table:table-cell>
          <table:table-cell table:style-name="ce7" table:formula="of:=([.X162]*1440+[.W162]*4)/1440" office:value-type="float" office:value="0.811333864115422">
            <text:p>19:28:19</text:p>
          </table:table-cell>
          <table:table-cell table:formula="of:=8*[.W162]" office:value-type="float" office:value="897.557680988842">
            <text:p>897.56</text:p>
          </table:table-cell>
          <table:table-cell table:formula="of:=MOD([.E162]*1440+[.V162]+4*[.$B$3]-60*[.$B$4];1440)" office:value-type="float" office:value="720.458076168213">
            <text:p>720.46</text:p>
          </table:table-cell>
          <table:table-cell table:formula="of:=IF([.AB162]/4&lt;0;[.AB162]/4+180;[.AB162]/4-180)" office:value-type="float" office:value="0.114519042053303">
            <text:p>0.11</text:p>
          </table:table-cell>
          <table:table-cell table:formula="of:=DEGREES(ACOS(SIN(RADIANS([.$B$2]))*SIN(RADIANS([.T162]))+COS(RADIANS([.$B$2]))*COS(RADIANS([.T162]))*COS(RADIANS([.AC162]))))" office:value-type="float" office:value="16.9451530726508">
            <text:p>16.95</text:p>
          </table:table-cell>
          <table:table-cell table:formula="of:=90-[.AD162]" office:value-type="float" office:value="73.0548469273492">
            <text:p>73.05</text:p>
          </table:table-cell>
          <table:table-cell table:formula="of:=IF([.AE162]&gt;85;0;IF([.AE162]&gt;5;58.1/TAN(RADIANS([.AE162]))-0.07/POWER(TAN(RADIANS([.AE162]));3)+0.000086/POWER(TAN(RADIANS([.AE162]));5);IF([.AE162]&gt;-0.575;1735+[.AE162]*(-518.2+[.AE162]*(103.4+[.AE162]*(-12.79+[.AE162]*0.711)));-20.772/TAN(RADIANS([.AE162])))))/3600" office:value-type="float" office:value="0.00491671536856423">
            <text:p>0</text:p>
          </table:table-cell>
          <table:table-cell table:formula="of:=[.AE162]+[.AF162]" office:value-type="float" office:value="73.0597636427177">
            <text:p>73.06</text:p>
          </table:table-cell>
          <table:table-cell table:formula="of:=IF([.AC162]&gt;0;MOD(DEGREES(ACOS(((SIN(RADIANS([.$B$2]))*COS(RADIANS([.AD162])))-SIN(RADIANS([.T162])))/(COS(RADIANS([.$B$2]))*SIN(RADIANS([.AD162])))))+180;360);MOD(540-DEGREES(ACOS(((SIN(RADIANS([.$B$2]))*COS(RADIANS([.AD162])))-SIN(RADIANS([.T162])))/(COS(RADIANS([.$B$2]))*SIN(RADIANS([.AD162])))));360))" office:value-type="float" office:value="180.361539354867">
            <text:p>180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2]+1" office:value-type="date" office:date-value="2026-06-11">
            <text:p>6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3]+2415018.5+[.E163]-[.$B$4]/24" office:value-type="float" office:value="2461203.29166667">
            <text:p>2461203.29</text:p>
          </table:table-cell>
          <table:table-cell table:style-name="ce9" table:formula="of:=([.F163]-2451545)/36525" office:value-type="float" office:value="0.264429614419343">
            <text:p>0.26442961</text:p>
          </table:table-cell>
          <table:table-cell/>
          <table:table-cell table:formula="of:=MOD(280.46646+[.G163]*(36000.76983+[.G163]*0.0003032);360)" office:value-type="float" office:value="80.1361661470819">
            <text:p>80.14</text:p>
          </table:table-cell>
          <table:table-cell table:formula="of:=357.52911+[.G163]*(35999.05029-0.0001537*[.G163])" office:value-type="float" office:value="9876.74408690008">
            <text:p>9876.74</text:p>
          </table:table-cell>
          <table:table-cell table:formula="of:=0.016708634-[.G163]*(0.000042037+0.0000001267*[.G163])" office:value-type="float" office:value="0.0166975093130519">
            <text:p>0.02</text:p>
          </table:table-cell>
          <table:table-cell table:formula="of:=SIN(RADIANS([.J163]))*(1.914602-[.G163]*(0.004817+0.000014*[.G163]))+SIN(RADIANS(2*[.J163]))*(0.019993-0.000101*[.G163])+SIN(RADIANS(3*[.J163]))*0.000289" office:value-type="float" office:value="0.741240898987346">
            <text:p>0.74</text:p>
          </table:table-cell>
          <table:table-cell table:formula="of:=[.I163]+[.L163]" office:value-type="float" office:value="80.8774070460692">
            <text:p>80.88</text:p>
          </table:table-cell>
          <table:table-cell table:formula="of:=[.J163]+[.L163]" office:value-type="float" office:value="9877.48532779906">
            <text:p>9877.49</text:p>
          </table:table-cell>
          <table:table-cell table:formula="of:=(1.000001018*(1-[.K163]*[.K163]))/(1+[.K163]*COS(RADIANS([.N163])))" office:value-type="float" office:value="1.01538436267849">
            <text:p>1.02</text:p>
          </table:table-cell>
          <table:table-cell table:formula="of:=[.M163]-0.00569-0.00478*SIN(RADIANS(125.04-1934.136*[.G163]))" office:value-type="float" office:value="80.8738426142003">
            <text:p>80.87</text:p>
          </table:table-cell>
          <table:table-cell table:formula="of:=23+(26+((21.448-[.G163]*(46.815+[.G163]*(0.00059-[.G163]*0.001813))))/60)/60" office:value-type="float" office:value="23.4358524221856">
            <text:p>23.44</text:p>
          </table:table-cell>
          <table:table-cell table:formula="of:=[.Q163]+0.00256*COS(RADIANS(125.04-1934.136*[.G163]))" office:value-type="float" office:value="23.4381453879335">
            <text:p>23.44</text:p>
          </table:table-cell>
          <table:table-cell table:formula="of:=DEGREES(ATAN2(COS(RADIANS([.P163]));COS(RADIANS([.R163]))*SIN(RADIANS([.P163]))))" office:value-type="float" office:value="80.0688116893045">
            <text:p>80.07</text:p>
          </table:table-cell>
          <table:table-cell table:formula="of:=DEGREES(ASIN(SIN(RADIANS([.R163]))*SIN(RADIANS([.P163]))))" office:value-type="float" office:value="23.1240874166174">
            <text:p>23.12</text:p>
          </table:table-cell>
          <table:table-cell table:formula="of:=TAN(RADIANS([.R163]/2))*TAN(RADIANS([.R163]/2))" office:value-type="float" office:value="0.0430302026161685">
            <text:p>0.04</text:p>
          </table:table-cell>
          <table:table-cell table:formula="of:=4*DEGREES([.U163]*SIN(2*RADIANS([.I163]))-2*[.K163]*SIN(RADIANS([.J163]))+4*[.K163]*[.U163]*SIN(RADIANS([.J163]))*COS(2*RADIANS([.I163]))-0.5*[.U163]*[.U163]*SIN(4*RADIANS([.I163]))-1.25*[.K163]*[.K163]*SIN(2*RADIANS([.J163])))" office:value-type="float" office:value="0.25489874522504">
            <text:p>0.25</text:p>
          </table:table-cell>
          <table:table-cell table:formula="of:=DEGREES(ACOS(COS(RADIANS(90.833))/(COS(RADIANS([.$B$2]))*COS(RADIANS([.T163])))-TAN(RADIANS([.$B$2]))*TAN(RADIANS([.T163]))))" office:value-type="float" office:value="112.269242295229">
            <text:p>112.27</text:p>
          </table:table-cell>
          <table:table-cell table:style-name="ce7" table:formula="of:=(720-4*[.$B$3]-[.V163]+[.$B$4]*60)/1440" office:value-type="float" office:value="0.499822986982483">
            <text:p>11:59:45</text:p>
          </table:table-cell>
          <table:table-cell table:style-name="ce7" table:formula="of:=([.X163]*1440-[.W163]*4)/1440" office:value-type="float" office:value="0.187963980606848">
            <text:p>4:30:40</text:p>
          </table:table-cell>
          <table:table-cell table:style-name="ce7" table:formula="of:=([.X163]*1440+[.W163]*4)/1440" office:value-type="float" office:value="0.811681993358117">
            <text:p>19:28:49</text:p>
          </table:table-cell>
          <table:table-cell table:formula="of:=8*[.W163]" office:value-type="float" office:value="898.153938361829">
            <text:p>898.15</text:p>
          </table:table-cell>
          <table:table-cell table:formula="of:=MOD([.E163]*1440+[.V163]+4*[.$B$3]-60*[.$B$4];1440)" office:value-type="float" office:value="720.254898745225">
            <text:p>720.25</text:p>
          </table:table-cell>
          <table:table-cell table:formula="of:=IF([.AB163]/4&lt;0;[.AB163]/4+180;[.AB163]/4-180)" office:value-type="float" office:value="0.0637246863062728">
            <text:p>0.06</text:p>
          </table:table-cell>
          <table:table-cell table:formula="of:=DEGREES(ACOS(SIN(RADIANS([.$B$2]))*SIN(RADIANS([.T163]))+COS(RADIANS([.$B$2]))*COS(RADIANS([.T163]))*COS(RADIANS([.AC163]))))" office:value-type="float" office:value="16.8759985825706">
            <text:p>16.88</text:p>
          </table:table-cell>
          <table:table-cell table:formula="of:=90-[.AD163]" office:value-type="float" office:value="73.1240014174294">
            <text:p>73.12</text:p>
          </table:table-cell>
          <table:table-cell table:formula="of:=IF([.AE163]&gt;85;0;IF([.AE163]&gt;5;58.1/TAN(RADIANS([.AE163]))-0.07/POWER(TAN(RADIANS([.AE163]));3)+0.000086/POWER(TAN(RADIANS([.AE163]));5);IF([.AE163]&gt;-0.575;1735+[.AE163]*(-518.2+[.AE163]*(103.4+[.AE163]*(-12.79+[.AE163]*0.711)));-20.772/TAN(RADIANS([.AE163])))))/3600" office:value-type="float" office:value="0.00489544277598928">
            <text:p>0</text:p>
          </table:table-cell>
          <table:table-cell table:formula="of:=[.AE163]+[.AF163]" office:value-type="float" office:value="73.1288968602054">
            <text:p>73.13</text:p>
          </table:table-cell>
          <table:table-cell table:formula="of:=IF([.AC163]&gt;0;MOD(DEGREES(ACOS(((SIN(RADIANS([.$B$2]))*COS(RADIANS([.AD163])))-SIN(RADIANS([.T163])))/(COS(RADIANS([.$B$2]))*SIN(RADIANS([.AD163])))))+180;360);MOD(540-DEGREES(ACOS(((SIN(RADIANS([.$B$2]))*COS(RADIANS([.AD163])))-SIN(RADIANS([.T163])))/(COS(RADIANS([.$B$2]))*SIN(RADIANS([.AD163])))));360))" office:value-type="float" office:value="180.201876183234">
            <text:p>180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3]+1" office:value-type="date" office:date-value="2026-06-12">
            <text:p>6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4]+2415018.5+[.E164]-[.$B$4]/24" office:value-type="float" office:value="2461204.29166667">
            <text:p>2461204.29</text:p>
          </table:table-cell>
          <table:table-cell table:style-name="ce9" table:formula="of:=([.F164]-2451545)/36525" office:value-type="float" office:value="0.264456992927215">
            <text:p>0.26445699</text:p>
          </table:table-cell>
          <table:table-cell/>
          <table:table-cell table:formula="of:=MOD(280.46646+[.G164]*(36000.76983+[.G164]*0.0003032);360)" office:value-type="float" office:value="81.1218135116378">
            <text:p>81.12</text:p>
          </table:table-cell>
          <table:table-cell table:formula="of:=357.52911+[.G164]*(35999.05029-0.0001537*[.G164])" office:value-type="float" office:value="9877.72968717958">
            <text:p>9877.73</text:p>
          </table:table-cell>
          <table:table-cell table:formula="of:=0.016708634-[.G164]*(0.000042037+0.0000001267*[.G164])" office:value-type="float" office:value="0.0166975081603069">
            <text:p>0.02</text:p>
          </table:table-cell>
          <table:table-cell table:formula="of:=SIN(RADIANS([.J164]))*(1.914602-[.G164]*(0.004817+0.000014*[.G164]))+SIN(RADIANS(2*[.J164]))*(0.019993-0.000101*[.G164])+SIN(RADIANS(3*[.J164]))*0.000289" office:value-type="float" office:value="0.71136744344321">
            <text:p>0.71</text:p>
          </table:table-cell>
          <table:table-cell table:formula="of:=[.I164]+[.L164]" office:value-type="float" office:value="81.833180955081">
            <text:p>81.83</text:p>
          </table:table-cell>
          <table:table-cell table:formula="of:=[.J164]+[.L164]" office:value-type="float" office:value="9878.44105462302">
            <text:p>9878.44</text:p>
          </table:table-cell>
          <table:table-cell table:formula="of:=(1.000001018*(1-[.K164]*[.K164]))/(1+[.K164]*COS(RADIANS([.N164])))" office:value-type="float" office:value="1.0154921447547">
            <text:p>1.02</text:p>
          </table:table-cell>
          <table:table-cell table:formula="of:=[.M164]-0.00569-0.00478*SIN(RADIANS(125.04-1934.136*[.G164]))" office:value-type="float" office:value="81.8296204792454">
            <text:p>81.83</text:p>
          </table:table-cell>
          <table:table-cell table:formula="of:=23+(26+((21.448-[.G164]*(46.815+[.G164]*(0.00059-[.G164]*0.001813))))/60)/60" office:value-type="float" office:value="23.4358520661515">
            <text:p>23.44</text:p>
          </table:table-cell>
          <table:table-cell table:formula="of:=[.Q164]+0.00256*COS(RADIANS(125.04-1934.136*[.G164]))" office:value-type="float" office:value="23.4381439788099">
            <text:p>23.44</text:p>
          </table:table-cell>
          <table:table-cell table:formula="of:=DEGREES(ATAN2(COS(RADIANS([.P164]));COS(RADIANS([.R164]))*SIN(RADIANS([.P164]))))" office:value-type="float" office:value="81.1061304188674">
            <text:p>81.11</text:p>
          </table:table-cell>
          <table:table-cell table:formula="of:=DEGREES(ASIN(SIN(RADIANS([.R164]))*SIN(RADIANS([.P164]))))" office:value-type="float" office:value="23.1862591935796">
            <text:p>23.19</text:p>
          </table:table-cell>
          <table:table-cell table:formula="of:=TAN(RADIANS([.R164]/2))*TAN(RADIANS([.R164]/2))" office:value-type="float" office:value="0.0430301972949632">
            <text:p>0.04</text:p>
          </table:table-cell>
          <table:table-cell table:formula="of:=4*DEGREES([.U164]*SIN(2*RADIANS([.I164]))-2*[.K164]*SIN(RADIANS([.J164]))+4*[.K164]*[.U164]*SIN(RADIANS([.J164]))*COS(2*RADIANS([.I164]))-0.5*[.U164]*[.U164]*SIN(4*RADIANS([.I164]))-1.25*[.K164]*[.K164]*SIN(2*RADIANS([.J164])))" office:value-type="float" office:value="0.0485725786690372">
            <text:p>0.05</text:p>
          </table:table-cell>
          <table:table-cell table:formula="of:=DEGREES(ACOS(COS(RADIANS(90.833))/(COS(RADIANS([.$B$2]))*COS(RADIANS([.T164])))-TAN(RADIANS([.$B$2]))*TAN(RADIANS([.T164]))))" office:value-type="float" office:value="112.336535497441">
            <text:p>112.34</text:p>
          </table:table-cell>
          <table:table-cell table:style-name="ce7" table:formula="of:=(720-4*[.$B$3]-[.V164]+[.$B$4]*60)/1440" office:value-type="float" office:value="0.499966269042591">
            <text:p>11:59:57</text:p>
          </table:table-cell>
          <table:table-cell table:style-name="ce7" table:formula="of:=([.X164]*1440-[.W164]*4)/1440" office:value-type="float" office:value="0.187920337105255">
            <text:p>4:30:36</text:p>
          </table:table-cell>
          <table:table-cell table:style-name="ce7" table:formula="of:=([.X164]*1440+[.W164]*4)/1440" office:value-type="float" office:value="0.812012200979927">
            <text:p>19:29:18</text:p>
          </table:table-cell>
          <table:table-cell table:formula="of:=8*[.W164]" office:value-type="float" office:value="898.692283979528">
            <text:p>898.69</text:p>
          </table:table-cell>
          <table:table-cell table:formula="of:=MOD([.E164]*1440+[.V164]+4*[.$B$3]-60*[.$B$4];1440)" office:value-type="float" office:value="720.048572578669">
            <text:p>720.05</text:p>
          </table:table-cell>
          <table:table-cell table:formula="of:=IF([.AB164]/4&lt;0;[.AB164]/4+180;[.AB164]/4-180)" office:value-type="float" office:value="0.0121431446672489">
            <text:p>0.01</text:p>
          </table:table-cell>
          <table:table-cell table:formula="of:=DEGREES(ACOS(SIN(RADIANS([.$B$2]))*SIN(RADIANS([.T164]))+COS(RADIANS([.$B$2]))*COS(RADIANS([.T164]))*COS(RADIANS([.AC164]))))" office:value-type="float" office:value="16.8137439389651">
            <text:p>16.81</text:p>
          </table:table-cell>
          <table:table-cell table:formula="of:=90-[.AD164]" office:value-type="float" office:value="73.1862560610349">
            <text:p>73.19</text:p>
          </table:table-cell>
          <table:table-cell table:formula="of:=IF([.AE164]&gt;85;0;IF([.AE164]&gt;5;58.1/TAN(RADIANS([.AE164]))-0.07/POWER(TAN(RADIANS([.AE164]));3)+0.000086/POWER(TAN(RADIANS([.AE164]));5);IF([.AE164]&gt;-0.575;1735+[.AE164]*(-518.2+[.AE164]*(103.4+[.AE164]*(-12.79+[.AE164]*0.711)));-20.772/TAN(RADIANS([.AE164])))))/3600" office:value-type="float" office:value="0.00487630591219769">
            <text:p>0</text:p>
          </table:table-cell>
          <table:table-cell table:formula="of:=[.AE164]+[.AF164]" office:value-type="float" office:value="73.1911323669471">
            <text:p>73.19</text:p>
          </table:table-cell>
          <table:table-cell table:formula="of:=IF([.AC164]&gt;0;MOD(DEGREES(ACOS(((SIN(RADIANS([.$B$2]))*COS(RADIANS([.AD164])))-SIN(RADIANS([.T164])))/(COS(RADIANS([.$B$2]))*SIN(RADIANS([.AD164])))))+180;360);MOD(540-DEGREES(ACOS(((SIN(RADIANS([.$B$2]))*COS(RADIANS([.AD164])))-SIN(RADIANS([.T164])))/(COS(RADIANS([.$B$2]))*SIN(RADIANS([.AD164])))));360))" office:value-type="float" office:value="180.038589110013">
            <text:p>180.0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4]+1" office:value-type="date" office:date-value="2026-06-13">
            <text:p>6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5]+2415018.5+[.E165]-[.$B$4]/24" office:value-type="float" office:value="2461205.29166667">
            <text:p>2461205.29</text:p>
          </table:table-cell>
          <table:table-cell table:style-name="ce9" table:formula="of:=([.F165]-2451545)/36525" office:value-type="float" office:value="0.264484371435086">
            <text:p>0.26448437</text:p>
          </table:table-cell>
          <table:table-cell/>
          <table:table-cell table:formula="of:=MOD(280.46646+[.G165]*(36000.76983+[.G165]*0.0003032);360)" office:value-type="float" office:value="82.1074608761919">
            <text:p>82.11</text:p>
          </table:table-cell>
          <table:table-cell table:formula="of:=357.52911+[.G165]*(35999.05029-0.0001537*[.G165])" office:value-type="float" office:value="9878.71528745907">
            <text:p>9878.72</text:p>
          </table:table-cell>
          <table:table-cell table:formula="of:=0.016708634-[.G165]*(0.000042037+0.0000001267*[.G165])" office:value-type="float" office:value="0.0166975070075618">
            <text:p>0.02</text:p>
          </table:table-cell>
          <table:table-cell table:formula="of:=SIN(RADIANS([.J165]))*(1.914602-[.G165]*(0.004817+0.000014*[.G165]))+SIN(RADIANS(2*[.J165]))*(0.019993-0.000101*[.G165])+SIN(RADIANS(3*[.J165]))*0.000289" office:value-type="float" office:value="0.681295300014747">
            <text:p>0.68</text:p>
          </table:table-cell>
          <table:table-cell table:formula="of:=[.I165]+[.L165]" office:value-type="float" office:value="82.7887561762067">
            <text:p>82.79</text:p>
          </table:table-cell>
          <table:table-cell table:formula="of:=[.J165]+[.L165]" office:value-type="float" office:value="9879.39658275909">
            <text:p>9879.4</text:p>
          </table:table-cell>
          <table:table-cell table:formula="of:=(1.000001018*(1-[.K165]*[.K165]))/(1+[.K165]*COS(RADIANS([.N165])))" office:value-type="float" office:value="1.01559547078583">
            <text:p>1.02</text:p>
          </table:table-cell>
          <table:table-cell table:formula="of:=[.M165]-0.00569-0.00478*SIN(RADIANS(125.04-1934.136*[.G165]))" office:value-type="float" office:value="82.7851996545854">
            <text:p>82.79</text:p>
          </table:table-cell>
          <table:table-cell table:formula="of:=23+(26+((21.448-[.G165]*(46.815+[.G165]*(0.00059-[.G165]*0.001813))))/60)/60" office:value-type="float" office:value="23.4358517101173">
            <text:p>23.44</text:p>
          </table:table-cell>
          <table:table-cell table:formula="of:=[.Q165]+0.00256*COS(RADIANS(125.04-1934.136*[.G165]))" office:value-type="float" office:value="23.4381425677286">
            <text:p>23.44</text:p>
          </table:table-cell>
          <table:table-cell table:formula="of:=DEGREES(ATAN2(COS(RADIANS([.P165]));COS(RADIANS([.R165]))*SIN(RADIANS([.P165]))))" office:value-type="float" office:value="82.1441450526371">
            <text:p>82.14</text:p>
          </table:table-cell>
          <table:table-cell table:formula="of:=DEGREES(ASIN(SIN(RADIANS([.R165]))*SIN(RADIANS([.P165]))))" office:value-type="float" office:value="23.2416172340646">
            <text:p>23.24</text:p>
          </table:table-cell>
          <table:table-cell table:formula="of:=TAN(RADIANS([.R165]/2))*TAN(RADIANS([.R165]/2))" office:value-type="float" office:value="0.0430301919663656">
            <text:p>0.04</text:p>
          </table:table-cell>
          <table:table-cell table:formula="of:=4*DEGREES([.U165]*SIN(2*RADIANS([.I165]))-2*[.K165]*SIN(RADIANS([.J165]))+4*[.K165]*[.U165]*SIN(RADIANS([.J165]))*COS(2*RADIANS([.I165]))-0.5*[.U165]*[.U165]*SIN(4*RADIANS([.I165]))-1.25*[.K165]*[.K165]*SIN(2*RADIANS([.J165])))" office:value-type="float" office:value="-0.160533073324114">
            <text:p>-0.16</text:p>
          </table:table-cell>
          <table:table-cell table:formula="of:=DEGREES(ACOS(COS(RADIANS(90.833))/(COS(RADIANS([.$B$2]))*COS(RADIANS([.T165])))-TAN(RADIANS([.$B$2]))*TAN(RADIANS([.T165]))))" office:value-type="float" office:value="112.396534982632">
            <text:p>112.4</text:p>
          </table:table-cell>
          <table:table-cell table:style-name="ce7" table:formula="of:=(720-4*[.$B$3]-[.V165]+[.$B$4]*60)/1440" office:value-type="float" office:value="0.50011148130092">
            <text:p>12:00:10</text:p>
          </table:table-cell>
          <table:table-cell table:style-name="ce7" table:formula="of:=([.X165]*1440-[.W165]*4)/1440" office:value-type="float" office:value="0.187898884126941">
            <text:p>4:30:34</text:p>
          </table:table-cell>
          <table:table-cell table:style-name="ce7" table:formula="of:=([.X165]*1440+[.W165]*4)/1440" office:value-type="float" office:value="0.812324078474898">
            <text:p>19:29:45</text:p>
          </table:table-cell>
          <table:table-cell table:formula="of:=8*[.W165]" office:value-type="float" office:value="899.172279861058">
            <text:p>899.17</text:p>
          </table:table-cell>
          <table:table-cell table:formula="of:=MOD([.E165]*1440+[.V165]+4*[.$B$3]-60*[.$B$4];1440)" office:value-type="float" office:value="719.839466926676">
            <text:p>719.84</text:p>
          </table:table-cell>
          <table:table-cell table:formula="of:=IF([.AB165]/4&lt;0;[.AB165]/4+180;[.AB165]/4-180)" office:value-type="float" office:value="-0.0401332683310329">
            <text:p>-0.04</text:p>
          </table:table-cell>
          <table:table-cell table:formula="of:=DEGREES(ACOS(SIN(RADIANS([.$B$2]))*SIN(RADIANS([.T165]))+COS(RADIANS([.$B$2]))*COS(RADIANS([.T165]))*COS(RADIANS([.AC165]))))" office:value-type="float" office:value="16.7584170786165">
            <text:p>16.76</text:p>
          </table:table-cell>
          <table:table-cell table:formula="of:=90-[.AD165]" office:value-type="float" office:value="73.2415829213835">
            <text:p>73.24</text:p>
          </table:table-cell>
          <table:table-cell table:formula="of:=IF([.AE165]&gt;85;0;IF([.AE165]&gt;5;58.1/TAN(RADIANS([.AE165]))-0.07/POWER(TAN(RADIANS([.AE165]));3)+0.000086/POWER(TAN(RADIANS([.AE165]));5);IF([.AE165]&gt;-0.575;1735+[.AE165]*(-518.2+[.AE165]*(103.4+[.AE165]*(-12.79+[.AE165]*0.711)));-20.772/TAN(RADIANS([.AE165])))))/3600" office:value-type="float" office:value="0.00485930912865305">
            <text:p>0</text:p>
          </table:table-cell>
          <table:table-cell table:formula="of:=[.AE165]+[.AF165]" office:value-type="float" office:value="73.2464422305121">
            <text:p>73.25</text:p>
          </table:table-cell>
          <table:table-cell table:formula="of:=IF([.AC165]&gt;0;MOD(DEGREES(ACOS(((SIN(RADIANS([.$B$2]))*COS(RADIANS([.AD165])))-SIN(RADIANS([.T165])))/(COS(RADIANS([.$B$2]))*SIN(RADIANS([.AD165])))))+180;360);MOD(540-DEGREES(ACOS(((SIN(RADIANS([.$B$2]))*COS(RADIANS([.AD165])))-SIN(RADIANS([.T165])))/(COS(RADIANS([.$B$2]))*SIN(RADIANS([.AD165])))));360))" office:value-type="float" office:value="179.872106433793">
            <text:p>179.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5]+1" office:value-type="date" office:date-value="2026-06-14">
            <text:p>6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6]+2415018.5+[.E166]-[.$B$4]/24" office:value-type="float" office:value="2461206.29166667">
            <text:p>2461206.29</text:p>
          </table:table-cell>
          <table:table-cell table:style-name="ce9" table:formula="of:=([.F166]-2451545)/36525" office:value-type="float" office:value="0.264511749942957">
            <text:p>0.26451175</text:p>
          </table:table-cell>
          <table:table-cell/>
          <table:table-cell table:formula="of:=MOD(280.46646+[.G166]*(36000.76983+[.G166]*0.0003032);360)" office:value-type="float" office:value="83.0931082407478">
            <text:p>83.09</text:p>
          </table:table-cell>
          <table:table-cell table:formula="of:=357.52911+[.G166]*(35999.05029-0.0001537*[.G166])" office:value-type="float" office:value="9879.70088773857">
            <text:p>9879.7</text:p>
          </table:table-cell>
          <table:table-cell table:formula="of:=0.016708634-[.G166]*(0.000042037+0.0000001267*[.G166])" office:value-type="float" office:value="0.0166975058548164">
            <text:p>0.02</text:p>
          </table:table-cell>
          <table:table-cell table:formula="of:=SIN(RADIANS([.J166]))*(1.914602-[.G166]*(0.004817+0.000014*[.G166]))+SIN(RADIANS(2*[.J166]))*(0.019993-0.000101*[.G166])+SIN(RADIANS(3*[.J166]))*0.000289" office:value-type="float" office:value="0.651032939966548">
            <text:p>0.65</text:p>
          </table:table-cell>
          <table:table-cell table:formula="of:=[.I166]+[.L166]" office:value-type="float" office:value="83.7441411807144">
            <text:p>83.74</text:p>
          </table:table-cell>
          <table:table-cell table:formula="of:=[.J166]+[.L166]" office:value-type="float" office:value="9880.35192067854">
            <text:p>9880.35</text:p>
          </table:table-cell>
          <table:table-cell table:formula="of:=(1.000001018*(1-[.K166]*[.K166]))/(1+[.K166]*COS(RADIANS([.N166])))" office:value-type="float" office:value="1.01569431294515">
            <text:p>1.02</text:p>
          </table:table-cell>
          <table:table-cell table:formula="of:=[.M166]-0.00569-0.00478*SIN(RADIANS(125.04-1934.136*[.G166]))" office:value-type="float" office:value="83.7405886114851">
            <text:p>83.74</text:p>
          </table:table-cell>
          <table:table-cell table:formula="of:=23+(26+((21.448-[.G166]*(46.815+[.G166]*(0.00059-[.G166]*0.001813))))/60)/60" office:value-type="float" office:value="23.4358513540831">
            <text:p>23.44</text:p>
          </table:table-cell>
          <table:table-cell table:formula="of:=[.Q166]+0.00256*COS(RADIANS(125.04-1934.136*[.G166]))" office:value-type="float" office:value="23.4381411546906">
            <text:p>23.44</text:p>
          </table:table-cell>
          <table:table-cell table:formula="of:=DEGREES(ATAN2(COS(RADIANS([.P166]));COS(RADIANS([.R166]))*SIN(RADIANS([.P166]))))" office:value-type="float" office:value="83.1827614217997">
            <text:p>83.18</text:p>
          </table:table-cell>
          <table:table-cell table:formula="of:=DEGREES(ASIN(SIN(RADIANS([.R166]))*SIN(RADIANS([.P166]))))" office:value-type="float" office:value="23.2901423755711">
            <text:p>23.29</text:p>
          </table:table-cell>
          <table:table-cell table:formula="of:=TAN(RADIANS([.R166]/2))*TAN(RADIANS([.R166]/2))" office:value-type="float" office:value="0.043030186630379">
            <text:p>0.04</text:p>
          </table:table-cell>
          <table:table-cell table:formula="of:=4*DEGREES([.U166]*SIN(2*RADIANS([.I166]))-2*[.K166]*SIN(RADIANS([.J166]))+4*[.K166]*[.U166]*SIN(RADIANS([.J166]))*COS(2*RADIANS([.I166]))-0.5*[.U166]*[.U166]*SIN(4*RADIANS([.I166]))-1.25*[.K166]*[.K166]*SIN(2*RADIANS([.J166])))" office:value-type="float" office:value="-0.372043657771435">
            <text:p>-0.37</text:p>
          </table:table-cell>
          <table:table-cell table:formula="of:=DEGREES(ACOS(COS(RADIANS(90.833))/(COS(RADIANS([.$B$2]))*COS(RADIANS([.T166])))-TAN(RADIANS([.$B$2]))*TAN(RADIANS([.T166]))))" office:value-type="float" office:value="112.449191943678">
            <text:p>112.45</text:p>
          </table:table-cell>
          <table:table-cell table:style-name="ce7" table:formula="of:=(720-4*[.$B$3]-[.V166]+[.$B$4]*60)/1440" office:value-type="float" office:value="0.50025836365123">
            <text:p>12:00:22</text:p>
          </table:table-cell>
          <table:table-cell table:style-name="ce7" table:formula="of:=([.X166]*1440-[.W166]*4)/1440" office:value-type="float" office:value="0.187899497141013">
            <text:p>4:30:35</text:p>
          </table:table-cell>
          <table:table-cell table:style-name="ce7" table:formula="of:=([.X166]*1440+[.W166]*4)/1440" office:value-type="float" office:value="0.812617230161447">
            <text:p>19:30:10</text:p>
          </table:table-cell>
          <table:table-cell table:formula="of:=8*[.W166]" office:value-type="float" office:value="899.593535549425">
            <text:p>899.59</text:p>
          </table:table-cell>
          <table:table-cell table:formula="of:=MOD([.E166]*1440+[.V166]+4*[.$B$3]-60*[.$B$4];1440)" office:value-type="float" office:value="719.627956342229">
            <text:p>719.63</text:p>
          </table:table-cell>
          <table:table-cell table:formula="of:=IF([.AB166]/4&lt;0;[.AB166]/4+180;[.AB166]/4-180)" office:value-type="float" office:value="-0.093010914442857">
            <text:p>-0.09</text:p>
          </table:table-cell>
          <table:table-cell table:formula="of:=DEGREES(ACOS(SIN(RADIANS([.$B$2]))*SIN(RADIANS([.T166]))+COS(RADIANS([.$B$2]))*COS(RADIANS([.T166]))*COS(RADIANS([.AC166]))))" office:value-type="float" office:value="16.7100423711088">
            <text:p>16.71</text:p>
          </table:table-cell>
          <table:table-cell table:formula="of:=90-[.AD166]" office:value-type="float" office:value="73.2899576288912">
            <text:p>73.29</text:p>
          </table:table-cell>
          <table:table-cell table:formula="of:=IF([.AE166]&gt;85;0;IF([.AE166]&gt;5;58.1/TAN(RADIANS([.AE166]))-0.07/POWER(TAN(RADIANS([.AE166]));3)+0.000086/POWER(TAN(RADIANS([.AE166]));5);IF([.AE166]&gt;-0.575;1735+[.AE166]*(-518.2+[.AE166]*(103.4+[.AE166]*(-12.79+[.AE166]*0.711)));-20.772/TAN(RADIANS([.AE166])))))/3600" office:value-type="float" office:value="0.00484445615985985">
            <text:p>0</text:p>
          </table:table-cell>
          <table:table-cell table:formula="of:=[.AE166]+[.AF166]" office:value-type="float" office:value="73.2948020850511">
            <text:p>73.29</text:p>
          </table:table-cell>
          <table:table-cell table:formula="of:=IF([.AC166]&gt;0;MOD(DEGREES(ACOS(((SIN(RADIANS([.$B$2]))*COS(RADIANS([.AD166])))-SIN(RADIANS([.T166])))/(COS(RADIANS([.$B$2]))*SIN(RADIANS([.AD166])))))+180;360);MOD(540-DEGREES(ACOS(((SIN(RADIANS([.$B$2]))*COS(RADIANS([.AD166])))-SIN(RADIANS([.T166])))/(COS(RADIANS([.$B$2]))*SIN(RADIANS([.AD166])))));360))" office:value-type="float" office:value="179.702873827507">
            <text:p>179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6]+1" office:value-type="date" office:date-value="2026-06-15">
            <text:p>6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7]+2415018.5+[.E167]-[.$B$4]/24" office:value-type="float" office:value="2461207.29166667">
            <text:p>2461207.29</text:p>
          </table:table-cell>
          <table:table-cell table:style-name="ce9" table:formula="of:=([.F167]-2451545)/36525" office:value-type="float" office:value="0.264539128450828">
            <text:p>0.26453913</text:p>
          </table:table-cell>
          <table:table-cell/>
          <table:table-cell table:formula="of:=MOD(280.46646+[.G167]*(36000.76983+[.G167]*0.0003032);360)" office:value-type="float" office:value="84.0787556053056">
            <text:p>84.08</text:p>
          </table:table-cell>
          <table:table-cell table:formula="of:=357.52911+[.G167]*(35999.05029-0.0001537*[.G167])" office:value-type="float" office:value="9880.68648801807">
            <text:p>9880.69</text:p>
          </table:table-cell>
          <table:table-cell table:formula="of:=0.016708634-[.G167]*(0.000042037+0.0000001267*[.G167])" office:value-type="float" office:value="0.0166975047020709">
            <text:p>0.02</text:p>
          </table:table-cell>
          <table:table-cell table:formula="of:=SIN(RADIANS([.J167]))*(1.914602-[.G167]*(0.004817+0.000014*[.G167]))+SIN(RADIANS(2*[.J167]))*(0.019993-0.000101*[.G167])+SIN(RADIANS(3*[.J167]))*0.000289" office:value-type="float" office:value="0.620588878293255">
            <text:p>0.62</text:p>
          </table:table-cell>
          <table:table-cell table:formula="of:=[.I167]+[.L167]" office:value-type="float" office:value="84.6993444835988">
            <text:p>84.7</text:p>
          </table:table-cell>
          <table:table-cell table:formula="of:=[.J167]+[.L167]" office:value-type="float" office:value="9881.30707689636">
            <text:p>9881.31</text:p>
          </table:table-cell>
          <table:table-cell table:formula="of:=(1.000001018*(1-[.K167]*[.K167]))/(1+[.K167]*COS(RADIANS([.N167])))" office:value-type="float" office:value="1.01578864462969">
            <text:p>1.02</text:p>
          </table:table-cell>
          <table:table-cell table:formula="of:=[.M167]-0.00569-0.00478*SIN(RADIANS(125.04-1934.136*[.G167]))" office:value-type="float" office:value="84.6957958649357">
            <text:p>84.7</text:p>
          </table:table-cell>
          <table:table-cell table:formula="of:=23+(26+((21.448-[.G167]*(46.815+[.G167]*(0.00059-[.G167]*0.001813))))/60)/60" office:value-type="float" office:value="23.435850998049">
            <text:p>23.44</text:p>
          </table:table-cell>
          <table:table-cell table:formula="of:=[.Q167]+0.00256*COS(RADIANS(125.04-1934.136*[.G167]))" office:value-type="float" office:value="23.4381397396966">
            <text:p>23.44</text:p>
          </table:table-cell>
          <table:table-cell table:formula="of:=DEGREES(ATAN2(COS(RADIANS([.P167]));COS(RADIANS([.R167]))*SIN(RADIANS([.P167]))))" office:value-type="float" office:value="84.2218841720404">
            <text:p>84.22</text:p>
          </table:table-cell>
          <table:table-cell table:formula="of:=DEGREES(ASIN(SIN(RADIANS([.R167]))*SIN(RADIANS([.P167]))))" office:value-type="float" office:value="23.331818122007">
            <text:p>23.33</text:p>
          </table:table-cell>
          <table:table-cell table:formula="of:=TAN(RADIANS([.R167]/2))*TAN(RADIANS([.R167]/2))" office:value-type="float" office:value="0.0430301812870067">
            <text:p>0.04</text:p>
          </table:table-cell>
          <table:table-cell table:formula="of:=4*DEGREES([.U167]*SIN(2*RADIANS([.I167]))-2*[.K167]*SIN(RADIANS([.J167]))+4*[.K167]*[.U167]*SIN(RADIANS([.J167]))*COS(2*RADIANS([.I167]))-0.5*[.U167]*[.U167]*SIN(4*RADIANS([.I167]))-1.25*[.K167]*[.K167]*SIN(2*RADIANS([.J167])))" office:value-type="float" office:value="-0.585579952853913">
            <text:p>-0.59</text:p>
          </table:table-cell>
          <table:table-cell table:formula="of:=DEGREES(ACOS(COS(RADIANS(90.833))/(COS(RADIANS([.$B$2]))*COS(RADIANS([.T167])))-TAN(RADIANS([.$B$2]))*TAN(RADIANS([.T167]))))" office:value-type="float" office:value="112.494463665683">
            <text:p>112.49</text:p>
          </table:table-cell>
          <table:table-cell table:style-name="ce7" table:formula="of:=(720-4*[.$B$3]-[.V167]+[.$B$4]*60)/1440" office:value-type="float" office:value="0.500406652745038">
            <text:p>12:00:35</text:p>
          </table:table-cell>
          <table:table-cell table:style-name="ce7" table:formula="of:=([.X167]*1440-[.W167]*4)/1440" office:value-type="float" office:value="0.187922031451473">
            <text:p>4:30:36</text:p>
          </table:table-cell>
          <table:table-cell table:style-name="ce7" table:formula="of:=([.X167]*1440+[.W167]*4)/1440" office:value-type="float" office:value="0.812891274038602">
            <text:p>19:30:34</text:p>
          </table:table-cell>
          <table:table-cell table:formula="of:=8*[.W167]" office:value-type="float" office:value="899.955709325465">
            <text:p>899.96</text:p>
          </table:table-cell>
          <table:table-cell table:formula="of:=MOD([.E167]*1440+[.V167]+4*[.$B$3]-60*[.$B$4];1440)" office:value-type="float" office:value="719.414420047146">
            <text:p>719.41</text:p>
          </table:table-cell>
          <table:table-cell table:formula="of:=IF([.AB167]/4&lt;0;[.AB167]/4+180;[.AB167]/4-180)" office:value-type="float" office:value="-0.146394988213473">
            <text:p>-0.15</text:p>
          </table:table-cell>
          <table:table-cell table:formula="of:=DEGREES(ACOS(SIN(RADIANS([.$B$2]))*SIN(RADIANS([.T167]))+COS(RADIANS([.$B$2]))*COS(RADIANS([.T167]))*COS(RADIANS([.AC167]))))" office:value-type="float" office:value="16.6686405214183">
            <text:p>16.67</text:p>
          </table:table-cell>
          <table:table-cell table:formula="of:=90-[.AD167]" office:value-type="float" office:value="73.3313594785817">
            <text:p>73.33</text:p>
          </table:table-cell>
          <table:table-cell table:formula="of:=IF([.AE167]&gt;85;0;IF([.AE167]&gt;5;58.1/TAN(RADIANS([.AE167]))-0.07/POWER(TAN(RADIANS([.AE167]));3)+0.000086/POWER(TAN(RADIANS([.AE167]));5);IF([.AE167]&gt;-0.575;1735+[.AE167]*(-518.2+[.AE167]*(103.4+[.AE167]*(-12.79+[.AE167]*0.711)));-20.772/TAN(RADIANS([.AE167])))))/3600" office:value-type="float" office:value="0.00483175009270707">
            <text:p>0</text:p>
          </table:table-cell>
          <table:table-cell table:formula="of:=[.AE167]+[.AF167]" office:value-type="float" office:value="73.3361912286744">
            <text:p>73.34</text:p>
          </table:table-cell>
          <table:table-cell table:formula="of:=IF([.AC167]&gt;0;MOD(DEGREES(ACOS(((SIN(RADIANS([.$B$2]))*COS(RADIANS([.AD167])))-SIN(RADIANS([.T167])))/(COS(RADIANS([.$B$2]))*SIN(RADIANS([.AD167])))))+180;360);MOD(540-DEGREES(ACOS(((SIN(RADIANS([.$B$2]))*COS(RADIANS([.AD167])))-SIN(RADIANS([.T167])))/(COS(RADIANS([.$B$2]))*SIN(RADIANS([.AD167])))));360))" office:value-type="float" office:value="179.531352369372">
            <text:p>179.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7]+1" office:value-type="date" office:date-value="2026-06-16">
            <text:p>6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8]+2415018.5+[.E168]-[.$B$4]/24" office:value-type="float" office:value="2461208.29166667">
            <text:p>2461208.29</text:p>
          </table:table-cell>
          <table:table-cell table:style-name="ce9" table:formula="of:=([.F168]-2451545)/36525" office:value-type="float" office:value="0.2645665069587">
            <text:p>0.26456651</text:p>
          </table:table-cell>
          <table:table-cell/>
          <table:table-cell table:formula="of:=MOD(280.46646+[.G168]*(36000.76983+[.G168]*0.0003032);360)" office:value-type="float" office:value="85.0644029698615">
            <text:p>85.06</text:p>
          </table:table-cell>
          <table:table-cell table:formula="of:=357.52911+[.G168]*(35999.05029-0.0001537*[.G168])" office:value-type="float" office:value="9881.67208829757">
            <text:p>9881.67</text:p>
          </table:table-cell>
          <table:table-cell table:formula="of:=0.016708634-[.G168]*(0.000042037+0.0000001267*[.G168])" office:value-type="float" office:value="0.0166975035493252">
            <text:p>0.02</text:p>
          </table:table-cell>
          <table:table-cell table:formula="of:=SIN(RADIANS([.J168]))*(1.914602-[.G168]*(0.004817+0.000014*[.G168]))+SIN(RADIANS(2*[.J168]))*(0.019993-0.000101*[.G168])+SIN(RADIANS(3*[.J168]))*0.000289" office:value-type="float" office:value="0.589971671695829">
            <text:p>0.59</text:p>
          </table:table-cell>
          <table:table-cell table:formula="of:=[.I168]+[.L168]" office:value-type="float" office:value="85.6543746415573">
            <text:p>85.65</text:p>
          </table:table-cell>
          <table:table-cell table:formula="of:=[.J168]+[.L168]" office:value-type="float" office:value="9882.26205996927">
            <text:p>9882.26</text:p>
          </table:table-cell>
          <table:table-cell table:formula="of:=(1.000001018*(1-[.K168]*[.K168]))/(1+[.K168]*COS(RADIANS([.N168])))" office:value-type="float" office:value="1.01587844046521">
            <text:p>1.02</text:p>
          </table:table-cell>
          <table:table-cell table:formula="of:=[.M168]-0.00569-0.00478*SIN(RADIANS(125.04-1934.136*[.G168]))" office:value-type="float" office:value="85.6508299716313">
            <text:p>85.65</text:p>
          </table:table-cell>
          <table:table-cell table:formula="of:=23+(26+((21.448-[.G168]*(46.815+[.G168]*(0.00059-[.G168]*0.001813))))/60)/60" office:value-type="float" office:value="23.4358506420148">
            <text:p>23.44</text:p>
          </table:table-cell>
          <table:table-cell table:formula="of:=[.Q168]+0.00256*COS(RADIANS(125.04-1934.136*[.G168]))" office:value-type="float" office:value="23.4381383227477">
            <text:p>23.44</text:p>
          </table:table-cell>
          <table:table-cell table:formula="of:=DEGREES(ATAN2(COS(RADIANS([.P168]));COS(RADIANS([.R168]))*SIN(RADIANS([.P168]))))" office:value-type="float" office:value="85.2614169288252">
            <text:p>85.26</text:p>
          </table:table-cell>
          <table:table-cell table:formula="of:=DEGREES(ASIN(SIN(RADIANS([.R168]))*SIN(RADIANS([.P168]))))" office:value-type="float" office:value="23.3666306646147">
            <text:p>23.37</text:p>
          </table:table-cell>
          <table:table-cell table:formula="of:=TAN(RADIANS([.R168]/2))*TAN(RADIANS([.R168]/2))" office:value-type="float" office:value="0.0430301759362523">
            <text:p>0.04</text:p>
          </table:table-cell>
          <table:table-cell table:formula="of:=4*DEGREES([.U168]*SIN(2*RADIANS([.I168]))-2*[.K168]*SIN(RADIANS([.J168]))+4*[.K168]*[.U168]*SIN(RADIANS([.J168]))*COS(2*RADIANS([.I168]))-0.5*[.U168]*[.U168]*SIN(4*RADIANS([.I168]))-1.25*[.K168]*[.K168]*SIN(2*RADIANS([.J168])))" office:value-type="float" office:value="-0.800758706430718">
            <text:p>-0.8</text:p>
          </table:table-cell>
          <table:table-cell table:formula="of:=DEGREES(ACOS(COS(RADIANS(90.833))/(COS(RADIANS([.$B$2]))*COS(RADIANS([.T168])))-TAN(RADIANS([.$B$2]))*TAN(RADIANS([.T168]))))" office:value-type="float" office:value="112.532313659777">
            <text:p>112.53</text:p>
          </table:table-cell>
          <table:table-cell table:style-name="ce7" table:formula="of:=(720-4*[.$B$3]-[.V168]+[.$B$4]*60)/1440" office:value-type="float" office:value="0.500556082435021">
            <text:p>12:00:48</text:p>
          </table:table-cell>
          <table:table-cell table:style-name="ce7" table:formula="of:=([.X168]*1440-[.W168]*4)/1440" office:value-type="float" office:value="0.187966322268974">
            <text:p>4:30:40</text:p>
          </table:table-cell>
          <table:table-cell table:style-name="ce7" table:formula="of:=([.X168]*1440+[.W168]*4)/1440" office:value-type="float" office:value="0.813145842601069">
            <text:p>19:30:56</text:p>
          </table:table-cell>
          <table:table-cell table:formula="of:=8*[.W168]" office:value-type="float" office:value="900.258509278216">
            <text:p>900.26</text:p>
          </table:table-cell>
          <table:table-cell table:formula="of:=MOD([.E168]*1440+[.V168]+4*[.$B$3]-60*[.$B$4];1440)" office:value-type="float" office:value="719.199241293569">
            <text:p>719.2</text:p>
          </table:table-cell>
          <table:table-cell table:formula="of:=IF([.AB168]/4&lt;0;[.AB168]/4+180;[.AB168]/4-180)" office:value-type="float" office:value="-0.200189676607692">
            <text:p>-0.2</text:p>
          </table:table-cell>
          <table:table-cell table:formula="of:=DEGREES(ACOS(SIN(RADIANS([.$B$2]))*SIN(RADIANS([.T168]))+COS(RADIANS([.$B$2]))*COS(RADIANS([.T168]))*COS(RADIANS([.AC168]))))" office:value-type="float" office:value="16.634228485778">
            <text:p>16.63</text:p>
          </table:table-cell>
          <table:table-cell table:formula="of:=90-[.AD168]" office:value-type="float" office:value="73.3657715142221">
            <text:p>73.37</text:p>
          </table:table-cell>
          <table:table-cell table:formula="of:=IF([.AE168]&gt;85;0;IF([.AE168]&gt;5;58.1/TAN(RADIANS([.AE168]))-0.07/POWER(TAN(RADIANS([.AE168]));3)+0.000086/POWER(TAN(RADIANS([.AE168]));5);IF([.AE168]&gt;-0.575;1735+[.AE168]*(-518.2+[.AE168]*(103.4+[.AE168]*(-12.79+[.AE168]*0.711)));-20.772/TAN(RADIANS([.AE168])))))/3600" office:value-type="float" office:value="0.00482119333986213">
            <text:p>0</text:p>
          </table:table-cell>
          <table:table-cell table:formula="of:=[.AE168]+[.AF168]" office:value-type="float" office:value="73.3705927075619">
            <text:p>73.37</text:p>
          </table:table-cell>
          <table:table-cell table:formula="of:=IF([.AC168]&gt;0;MOD(DEGREES(ACOS(((SIN(RADIANS([.$B$2]))*COS(RADIANS([.AD168])))-SIN(RADIANS([.T168])))/(COS(RADIANS([.$B$2]))*SIN(RADIANS([.AD168])))))+180;360);MOD(540-DEGREES(ACOS(((SIN(RADIANS([.$B$2]))*COS(RADIANS([.AD168])))-SIN(RADIANS([.T168])))/(COS(RADIANS([.$B$2]))*SIN(RADIANS([.AD168])))));360))" office:value-type="float" office:value="179.358016415736">
            <text:p>179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8]+1" office:value-type="date" office:date-value="2026-06-17">
            <text:p>6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69]+2415018.5+[.E169]-[.$B$4]/24" office:value-type="float" office:value="2461209.29166667">
            <text:p>2461209.29</text:p>
          </table:table-cell>
          <table:table-cell table:style-name="ce9" table:formula="of:=([.F169]-2451545)/36525" office:value-type="float" office:value="0.264593885466571">
            <text:p>0.26459389</text:p>
          </table:table-cell>
          <table:table-cell/>
          <table:table-cell table:formula="of:=MOD(280.46646+[.G169]*(36000.76983+[.G169]*0.0003032);360)" office:value-type="float" office:value="86.0500503344192">
            <text:p>86.05</text:p>
          </table:table-cell>
          <table:table-cell table:formula="of:=357.52911+[.G169]*(35999.05029-0.0001537*[.G169])" office:value-type="float" office:value="9882.65768857707">
            <text:p>9882.66</text:p>
          </table:table-cell>
          <table:table-cell table:formula="of:=0.016708634-[.G169]*(0.000042037+0.0000001267*[.G169])" office:value-type="float" office:value="0.0166975023965792">
            <text:p>0.02</text:p>
          </table:table-cell>
          <table:table-cell table:formula="of:=SIN(RADIANS([.J169]))*(1.914602-[.G169]*(0.004817+0.000014*[.G169]))+SIN(RADIANS(2*[.J169]))*(0.019993-0.000101*[.G169])+SIN(RADIANS(3*[.J169]))*0.000289" office:value-type="float" office:value="0.559189916558043">
            <text:p>0.56</text:p>
          </table:table-cell>
          <table:table-cell table:formula="of:=[.I169]+[.L169]" office:value-type="float" office:value="86.6092402509772">
            <text:p>86.61</text:p>
          </table:table-cell>
          <table:table-cell table:formula="of:=[.J169]+[.L169]" office:value-type="float" office:value="9883.21687849363">
            <text:p>9883.22</text:p>
          </table:table-cell>
          <table:table-cell table:formula="of:=(1.000001018*(1-[.K169]*[.K169]))/(1+[.K169]*COS(RADIANS([.N169])))" office:value-type="float" office:value="1.015963676311">
            <text:p>1.02</text:p>
          </table:table-cell>
          <table:table-cell table:formula="of:=[.M169]-0.00569-0.00478*SIN(RADIANS(125.04-1934.136*[.G169]))" office:value-type="float" office:value="86.6056995279559">
            <text:p>86.61</text:p>
          </table:table-cell>
          <table:table-cell table:formula="of:=23+(26+((21.448-[.G169]*(46.815+[.G169]*(0.00059-[.G169]*0.001813))))/60)/60" office:value-type="float" office:value="23.4358502859807">
            <text:p>23.44</text:p>
          </table:table-cell>
          <table:table-cell table:formula="of:=[.Q169]+0.00256*COS(RADIANS(125.04-1934.136*[.G169]))" office:value-type="float" office:value="23.4381369038447">
            <text:p>23.44</text:p>
          </table:table-cell>
          <table:table-cell table:formula="of:=DEGREES(ATAN2(COS(RADIANS([.P169]));COS(RADIANS([.R169]))*SIN(RADIANS([.P169]))))" office:value-type="float" office:value="86.3012624657896">
            <text:p>86.3</text:p>
          </table:table-cell>
          <table:table-cell table:formula="of:=DEGREES(ASIN(SIN(RADIANS([.R169]))*SIN(RADIANS([.P169]))))" office:value-type="float" office:value="23.3945688993937">
            <text:p>23.39</text:p>
          </table:table-cell>
          <table:table-cell table:formula="of:=TAN(RADIANS([.R169]/2))*TAN(RADIANS([.R169]/2))" office:value-type="float" office:value="0.0430301705781192">
            <text:p>0.04</text:p>
          </table:table-cell>
          <table:table-cell table:formula="of:=4*DEGREES([.U169]*SIN(2*RADIANS([.I169]))-2*[.K169]*SIN(RADIANS([.J169]))+4*[.K169]*[.U169]*SIN(RADIANS([.J169]))*COS(2*RADIANS([.I169]))-0.5*[.U169]*[.U169]*SIN(4*RADIANS([.I169]))-1.25*[.K169]*[.K169]*SIN(2*RADIANS([.J169])))" office:value-type="float" office:value="-1.01719328542621">
            <text:p>-1.02</text:p>
          </table:table-cell>
          <table:table-cell table:formula="of:=DEGREES(ACOS(COS(RADIANS(90.833))/(COS(RADIANS([.$B$2]))*COS(RADIANS([.T169])))-TAN(RADIANS([.$B$2]))*TAN(RADIANS([.T169]))))" office:value-type="float" office:value="112.562711778114">
            <text:p>112.56</text:p>
          </table:table-cell>
          <table:table-cell table:style-name="ce7" table:formula="of:=(720-4*[.$B$3]-[.V169]+[.$B$4]*60)/1440" office:value-type="float" office:value="0.50070638422599">
            <text:p>12:01:01</text:p>
          </table:table-cell>
          <table:table-cell table:style-name="ce7" table:formula="of:=([.X169]*1440-[.W169]*4)/1440" office:value-type="float" office:value="0.18803218484234">
            <text:p>4:30:46</text:p>
          </table:table-cell>
          <table:table-cell table:style-name="ce7" table:formula="of:=([.X169]*1440+[.W169]*4)/1440" office:value-type="float" office:value="0.813380583609641">
            <text:p>19:31:16</text:p>
          </table:table-cell>
          <table:table-cell table:formula="of:=8*[.W169]" office:value-type="float" office:value="900.501694224912">
            <text:p>900.5</text:p>
          </table:table-cell>
          <table:table-cell table:formula="of:=MOD([.E169]*1440+[.V169]+4*[.$B$3]-60*[.$B$4];1440)" office:value-type="float" office:value="718.982806714574">
            <text:p>718.98</text:p>
          </table:table-cell>
          <table:table-cell table:formula="of:=IF([.AB169]/4&lt;0;[.AB169]/4+180;[.AB169]/4-180)" office:value-type="float" office:value="-0.254298321356543">
            <text:p>-0.25</text:p>
          </table:table-cell>
          <table:table-cell table:formula="of:=DEGREES(ACOS(SIN(RADIANS([.$B$2]))*SIN(RADIANS([.T169]))+COS(RADIANS([.$B$2]))*COS(RADIANS([.T169]))*COS(RADIANS([.AC169]))))" office:value-type="float" office:value="16.6068194019314">
            <text:p>16.61</text:p>
          </table:table-cell>
          <table:table-cell table:formula="of:=90-[.AD169]" office:value-type="float" office:value="73.3931805980686">
            <text:p>73.39</text:p>
          </table:table-cell>
          <table:table-cell table:formula="of:=IF([.AE169]&gt;85;0;IF([.AE169]&gt;5;58.1/TAN(RADIANS([.AE169]))-0.07/POWER(TAN(RADIANS([.AE169]));3)+0.000086/POWER(TAN(RADIANS([.AE169]));5);IF([.AE169]&gt;-0.575;1735+[.AE169]*(-518.2+[.AE169]*(103.4+[.AE169]*(-12.79+[.AE169]*0.711)));-20.772/TAN(RADIANS([.AE169])))))/3600" office:value-type="float" office:value="0.00481278761753425">
            <text:p>0</text:p>
          </table:table-cell>
          <table:table-cell table:formula="of:=[.AE169]+[.AF169]" office:value-type="float" office:value="73.3979933856861">
            <text:p>73.4</text:p>
          </table:table-cell>
          <table:table-cell table:formula="of:=IF([.AC169]&gt;0;MOD(DEGREES(ACOS(((SIN(RADIANS([.$B$2]))*COS(RADIANS([.AD169])))-SIN(RADIANS([.T169])))/(COS(RADIANS([.$B$2]))*SIN(RADIANS([.AD169])))))+180;360);MOD(540-DEGREES(ACOS(((SIN(RADIANS([.$B$2]))*COS(RADIANS([.AD169])))-SIN(RADIANS([.T169])))/(COS(RADIANS([.$B$2]))*SIN(RADIANS([.AD169])))));360))" office:value-type="float" office:value="179.183351335902">
            <text:p>179.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69]+1" office:value-type="date" office:date-value="2026-06-18">
            <text:p>6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0]+2415018.5+[.E170]-[.$B$4]/24" office:value-type="float" office:value="2461210.29166667">
            <text:p>2461210.29</text:p>
          </table:table-cell>
          <table:table-cell table:style-name="ce9" table:formula="of:=([.F170]-2451545)/36525" office:value-type="float" office:value="0.264621263974442">
            <text:p>0.26462126</text:p>
          </table:table-cell>
          <table:table-cell/>
          <table:table-cell table:formula="of:=MOD(280.46646+[.G170]*(36000.76983+[.G170]*0.0003032);360)" office:value-type="float" office:value="87.0356976989769">
            <text:p>87.04</text:p>
          </table:table-cell>
          <table:table-cell table:formula="of:=357.52911+[.G170]*(35999.05029-0.0001537*[.G170])" office:value-type="float" office:value="9883.64328885657">
            <text:p>9883.64</text:p>
          </table:table-cell>
          <table:table-cell table:formula="of:=0.016708634-[.G170]*(0.000042037+0.0000001267*[.G170])" office:value-type="float" office:value="0.0166975012438331">
            <text:p>0.02</text:p>
          </table:table-cell>
          <table:table-cell table:formula="of:=SIN(RADIANS([.J170]))*(1.914602-[.G170]*(0.004817+0.000014*[.G170]))+SIN(RADIANS(2*[.J170]))*(0.019993-0.000101*[.G170])+SIN(RADIANS(3*[.J170]))*0.000289" office:value-type="float" office:value="0.528252246922483">
            <text:p>0.53</text:p>
          </table:table-cell>
          <table:table-cell table:formula="of:=[.I170]+[.L170]" office:value-type="float" office:value="87.5639499458994">
            <text:p>87.56</text:p>
          </table:table-cell>
          <table:table-cell table:formula="of:=[.J170]+[.L170]" office:value-type="float" office:value="9884.17154110349">
            <text:p>9884.17</text:p>
          </table:table-cell>
          <table:table-cell table:formula="of:=(1.000001018*(1-[.K170]*[.K170]))/(1+[.K170]*COS(RADIANS([.N170])))" office:value-type="float" office:value="1.01604432926433">
            <text:p>1.02</text:p>
          </table:table-cell>
          <table:table-cell table:formula="of:=[.M170]-0.00569-0.00478*SIN(RADIANS(125.04-1934.136*[.G170]))" office:value-type="float" office:value="87.5604131679468">
            <text:p>87.56</text:p>
          </table:table-cell>
          <table:table-cell table:formula="of:=23+(26+((21.448-[.G170]*(46.815+[.G170]*(0.00059-[.G170]*0.001813))))/60)/60" office:value-type="float" office:value="23.4358499299465">
            <text:p>23.44</text:p>
          </table:table-cell>
          <table:table-cell table:formula="of:=[.Q170]+0.00256*COS(RADIANS(125.04-1934.136*[.G170]))" office:value-type="float" office:value="23.4381354829884">
            <text:p>23.44</text:p>
          </table:table-cell>
          <table:table-cell table:formula="of:=DEGREES(ATAN2(COS(RADIANS([.P170]));COS(RADIANS([.R170]))*SIN(RADIANS([.P170]))))" office:value-type="float" office:value="87.3413228756931">
            <text:p>87.34</text:p>
          </table:table-cell>
          <table:table-cell table:formula="of:=DEGREES(ASIN(SIN(RADIANS([.R170]))*SIN(RADIANS([.P170]))))" office:value-type="float" office:value="23.4156244409455">
            <text:p>23.42</text:p>
          </table:table-cell>
          <table:table-cell table:formula="of:=TAN(RADIANS([.R170]/2))*TAN(RADIANS([.R170]/2))" office:value-type="float" office:value="0.0430301652126106">
            <text:p>0.04</text:p>
          </table:table-cell>
          <table:table-cell table:formula="of:=4*DEGREES([.U170]*SIN(2*RADIANS([.I170]))-2*[.K170]*SIN(RADIANS([.J170]))+4*[.K170]*[.U170]*SIN(RADIANS([.J170]))*COS(2*RADIANS([.I170]))-0.5*[.U170]*[.U170]*SIN(4*RADIANS([.I170]))-1.25*[.K170]*[.K170]*SIN(2*RADIANS([.J170])))" office:value-type="float" office:value="-1.2344943344">
            <text:p>-1.23</text:p>
          </table:table-cell>
          <table:table-cell table:formula="of:=DEGREES(ACOS(COS(RADIANS(90.833))/(COS(RADIANS([.$B$2]))*COS(RADIANS([.T170])))-TAN(RADIANS([.$B$2]))*TAN(RADIANS([.T170]))))" office:value-type="float" office:value="112.585634309335">
            <text:p>112.59</text:p>
          </table:table-cell>
          <table:table-cell table:style-name="ce7" table:formula="of:=(720-4*[.$B$3]-[.V170]+[.$B$4]*60)/1440" office:value-type="float" office:value="0.500857287732222">
            <text:p>12:01:14</text:p>
          </table:table-cell>
          <table:table-cell table:style-name="ce7" table:formula="of:=([.X170]*1440-[.W170]*4)/1440" office:value-type="float" office:value="0.188119414650737">
            <text:p>4:30:54</text:p>
          </table:table-cell>
          <table:table-cell table:style-name="ce7" table:formula="of:=([.X170]*1440+[.W170]*4)/1440" office:value-type="float" office:value="0.813595160813708">
            <text:p>19:31:35</text:p>
          </table:table-cell>
          <table:table-cell table:formula="of:=8*[.W170]" office:value-type="float" office:value="900.685074474679">
            <text:p>900.69</text:p>
          </table:table-cell>
          <table:table-cell table:formula="of:=MOD([.E170]*1440+[.V170]+4*[.$B$3]-60*[.$B$4];1440)" office:value-type="float" office:value="718.7655056656">
            <text:p>718.77</text:p>
          </table:table-cell>
          <table:table-cell table:formula="of:=IF([.AB170]/4&lt;0;[.AB170]/4+180;[.AB170]/4-180)" office:value-type="float" office:value="-0.308623583599996">
            <text:p>-0.31</text:p>
          </table:table-cell>
          <table:table-cell table:formula="of:=DEGREES(ACOS(SIN(RADIANS([.$B$2]))*SIN(RADIANS([.T170]))+COS(RADIANS([.$B$2]))*COS(RADIANS([.T170]))*COS(RADIANS([.AC170]))))" office:value-type="float" office:value="16.5864225347354">
            <text:p>16.59</text:p>
          </table:table-cell>
          <table:table-cell table:formula="of:=90-[.AD170]" office:value-type="float" office:value="73.4135774652646">
            <text:p>73.41</text:p>
          </table:table-cell>
          <table:table-cell table:formula="of:=IF([.AE170]&gt;85;0;IF([.AE170]&gt;5;58.1/TAN(RADIANS([.AE170]))-0.07/POWER(TAN(RADIANS([.AE170]));3)+0.000086/POWER(TAN(RADIANS([.AE170]));5);IF([.AE170]&gt;-0.575;1735+[.AE170]*(-518.2+[.AE170]*(103.4+[.AE170]*(-12.79+[.AE170]*0.711)));-20.772/TAN(RADIANS([.AE170])))))/3600" office:value-type="float" office:value="0.00480653392788189">
            <text:p>0</text:p>
          </table:table-cell>
          <table:table-cell table:formula="of:=[.AE170]+[.AF170]" office:value-type="float" office:value="73.4183839991924">
            <text:p>73.42</text:p>
          </table:table-cell>
          <table:table-cell table:formula="of:=IF([.AC170]&gt;0;MOD(DEGREES(ACOS(((SIN(RADIANS([.$B$2]))*COS(RADIANS([.AD170])))-SIN(RADIANS([.T170])))/(COS(RADIANS([.$B$2]))*SIN(RADIANS([.AD170])))))+180;360);MOD(540-DEGREES(ACOS(((SIN(RADIANS([.$B$2]))*COS(RADIANS([.AD170])))-SIN(RADIANS([.T170])))/(COS(RADIANS([.$B$2]))*SIN(RADIANS([.AD170])))));360))" office:value-type="float" office:value="179.007851129629">
            <text:p>179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0]+1" office:value-type="date" office:date-value="2026-06-19">
            <text:p>6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1]+2415018.5+[.E171]-[.$B$4]/24" office:value-type="float" office:value="2461211.29166667">
            <text:p>2461211.29</text:p>
          </table:table-cell>
          <table:table-cell table:style-name="ce9" table:formula="of:=([.F171]-2451545)/36525" office:value-type="float" office:value="0.264648642482314">
            <text:p>0.26464864</text:p>
          </table:table-cell>
          <table:table-cell/>
          <table:table-cell table:formula="of:=MOD(280.46646+[.G171]*(36000.76983+[.G171]*0.0003032);360)" office:value-type="float" office:value="88.0213450635329">
            <text:p>88.02</text:p>
          </table:table-cell>
          <table:table-cell table:formula="of:=357.52911+[.G171]*(35999.05029-0.0001537*[.G171])" office:value-type="float" office:value="9884.62888913606">
            <text:p>9884.63</text:p>
          </table:table-cell>
          <table:table-cell table:formula="of:=0.016708634-[.G171]*(0.000042037+0.0000001267*[.G171])" office:value-type="float" office:value="0.0166975000910868">
            <text:p>0.02</text:p>
          </table:table-cell>
          <table:table-cell table:formula="of:=SIN(RADIANS([.J171]))*(1.914602-[.G171]*(0.004817+0.000014*[.G171]))+SIN(RADIANS(2*[.J171]))*(0.019993-0.000101*[.G171])+SIN(RADIANS(3*[.J171]))*0.000289" office:value-type="float" office:value="0.497167332465323">
            <text:p>0.5</text:p>
          </table:table-cell>
          <table:table-cell table:formula="of:=[.I171]+[.L171]" office:value-type="float" office:value="88.5185123959982">
            <text:p>88.52</text:p>
          </table:table-cell>
          <table:table-cell table:formula="of:=[.J171]+[.L171]" office:value-type="float" office:value="9885.12605646853">
            <text:p>9885.13</text:p>
          </table:table-cell>
          <table:table-cell table:formula="of:=(1.000001018*(1-[.K171]*[.K171]))/(1+[.K171]*COS(RADIANS([.N171])))" office:value-type="float" office:value="1.01612037766473">
            <text:p>1.02</text:p>
          </table:table-cell>
          <table:table-cell table:formula="of:=[.M171]-0.00569-0.00478*SIN(RADIANS(125.04-1934.136*[.G171]))" office:value-type="float" office:value="88.514979561275">
            <text:p>88.51</text:p>
          </table:table-cell>
          <table:table-cell table:formula="of:=23+(26+((21.448-[.G171]*(46.815+[.G171]*(0.00059-[.G171]*0.001813))))/60)/60" office:value-type="float" office:value="23.4358495739123">
            <text:p>23.44</text:p>
          </table:table-cell>
          <table:table-cell table:formula="of:=[.Q171]+0.00256*COS(RADIANS(125.04-1934.136*[.G171]))" office:value-type="float" office:value="23.43813406018">
            <text:p>23.44</text:p>
          </table:table-cell>
          <table:table-cell table:formula="of:=DEGREES(ATAN2(COS(RADIANS([.P171]));COS(RADIANS([.R171]))*SIN(RADIANS([.P171]))))" office:value-type="float" office:value="88.3814997434626">
            <text:p>88.38</text:p>
          </table:table-cell>
          <table:table-cell table:formula="of:=DEGREES(ASIN(SIN(RADIANS([.R171]))*SIN(RADIANS([.P171]))))" office:value-type="float" office:value="23.4297916326822">
            <text:p>23.43</text:p>
          </table:table-cell>
          <table:table-cell table:formula="of:=TAN(RADIANS([.R171]/2))*TAN(RADIANS([.R171]/2))" office:value-type="float" office:value="0.0430301598397302">
            <text:p>0.04</text:p>
          </table:table-cell>
          <table:table-cell table:formula="of:=4*DEGREES([.U171]*SIN(2*RADIANS([.I171]))-2*[.K171]*SIN(RADIANS([.J171]))+4*[.K171]*[.U171]*SIN(RADIANS([.J171]))*COS(2*RADIANS([.I171]))-0.5*[.U171]*[.U171]*SIN(4*RADIANS([.I171]))-1.25*[.K171]*[.K171]*SIN(2*RADIANS([.J171])))" office:value-type="float" office:value="-1.45227044159906">
            <text:p>-1.45</text:p>
          </table:table-cell>
          <table:table-cell table:formula="of:=DEGREES(ACOS(COS(RADIANS(90.833))/(COS(RADIANS([.$B$2]))*COS(RADIANS([.T171])))-TAN(RADIANS([.$B$2]))*TAN(RADIANS([.T171]))))" office:value-type="float" office:value="112.601064053877">
            <text:p>112.6</text:p>
          </table:table-cell>
          <table:table-cell table:style-name="ce7" table:formula="of:=(720-4*[.$B$3]-[.V171]+[.$B$4]*60)/1440" office:value-type="float" office:value="0.501008521139999">
            <text:p>12:01:27</text:p>
          </table:table-cell>
          <table:table-cell table:style-name="ce7" table:formula="of:=([.X171]*1440-[.W171]*4)/1440" office:value-type="float" office:value="0.188227787657008">
            <text:p>4:31:03</text:p>
          </table:table-cell>
          <table:table-cell table:style-name="ce7" table:formula="of:=([.X171]*1440+[.W171]*4)/1440" office:value-type="float" office:value="0.813789254622991">
            <text:p>19:31:51</text:p>
          </table:table-cell>
          <table:table-cell table:formula="of:=8*[.W171]" office:value-type="float" office:value="900.808512431016">
            <text:p>900.81</text:p>
          </table:table-cell>
          <table:table-cell table:formula="of:=MOD([.E171]*1440+[.V171]+4*[.$B$3]-60*[.$B$4];1440)" office:value-type="float" office:value="718.547729558401">
            <text:p>718.55</text:p>
          </table:table-cell>
          <table:table-cell table:formula="of:=IF([.AB171]/4&lt;0;[.AB171]/4+180;[.AB171]/4-180)" office:value-type="float" office:value="-0.363067610399753">
            <text:p>-0.36</text:p>
          </table:table-cell>
          <table:table-cell table:formula="of:=DEGREES(ACOS(SIN(RADIANS([.$B$2]))*SIN(RADIANS([.T171]))+COS(RADIANS([.$B$2]))*COS(RADIANS([.T171]))*COS(RADIANS([.AC171]))))" office:value-type="float" office:value="16.5730432378837">
            <text:p>16.57</text:p>
          </table:table-cell>
          <table:table-cell table:formula="of:=90-[.AD171]" office:value-type="float" office:value="73.4269567621164">
            <text:p>73.43</text:p>
          </table:table-cell>
          <table:table-cell table:formula="of:=IF([.AE171]&gt;85;0;IF([.AE171]&gt;5;58.1/TAN(RADIANS([.AE171]))-0.07/POWER(TAN(RADIANS([.AE171]));3)+0.000086/POWER(TAN(RADIANS([.AE171]));5);IF([.AE171]&gt;-0.575;1735+[.AE171]*(-518.2+[.AE171]*(103.4+[.AE171]*(-12.79+[.AE171]*0.711)));-20.772/TAN(RADIANS([.AE171])))))/3600" office:value-type="float" office:value="0.00480243254628594">
            <text:p>0</text:p>
          </table:table-cell>
          <table:table-cell table:formula="of:=[.AE171]+[.AF171]" office:value-type="float" office:value="73.4317591946626">
            <text:p>73.43</text:p>
          </table:table-cell>
          <table:table-cell table:formula="of:=IF([.AC171]&gt;0;MOD(DEGREES(ACOS(((SIN(RADIANS([.$B$2]))*COS(RADIANS([.AD171])))-SIN(RADIANS([.T171])))/(COS(RADIANS([.$B$2]))*SIN(RADIANS([.AD171])))))+180;360);MOD(540-DEGREES(ACOS(((SIN(RADIANS([.$B$2]))*COS(RADIANS([.AD171])))-SIN(RADIANS([.T171])))/(COS(RADIANS([.$B$2]))*SIN(RADIANS([.AD171])))));360))" office:value-type="float" office:value="178.832015950681">
            <text:p>178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1]+1" office:value-type="date" office:date-value="2026-06-20">
            <text:p>6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2]+2415018.5+[.E172]-[.$B$4]/24" office:value-type="float" office:value="2461212.29166667">
            <text:p>2461212.29</text:p>
          </table:table-cell>
          <table:table-cell table:style-name="ce9" table:formula="of:=([.F172]-2451545)/36525" office:value-type="float" office:value="0.264676020990185">
            <text:p>0.26467602</text:p>
          </table:table-cell>
          <table:table-cell/>
          <table:table-cell table:formula="of:=MOD(280.46646+[.G172]*(36000.76983+[.G172]*0.0003032);360)" office:value-type="float" office:value="89.0069924280906">
            <text:p>89.01</text:p>
          </table:table-cell>
          <table:table-cell table:formula="of:=357.52911+[.G172]*(35999.05029-0.0001537*[.G172])" office:value-type="float" office:value="9885.61448941556">
            <text:p>9885.61</text:p>
          </table:table-cell>
          <table:table-cell table:formula="of:=0.016708634-[.G172]*(0.000042037+0.0000001267*[.G172])" office:value-type="float" office:value="0.0166974989383404">
            <text:p>0.02</text:p>
          </table:table-cell>
          <table:table-cell table:formula="of:=SIN(RADIANS([.J172]))*(1.914602-[.G172]*(0.004817+0.000014*[.G172]))+SIN(RADIANS(2*[.J172]))*(0.019993-0.000101*[.G172])+SIN(RADIANS(3*[.J172]))*0.000289" office:value-type="float" office:value="0.465943876472091">
            <text:p>0.47</text:p>
          </table:table-cell>
          <table:table-cell table:formula="of:=[.I172]+[.L172]" office:value-type="float" office:value="89.4729363045627">
            <text:p>89.47</text:p>
          </table:table-cell>
          <table:table-cell table:formula="of:=[.J172]+[.L172]" office:value-type="float" office:value="9886.08043329204">
            <text:p>9886.08</text:p>
          </table:table-cell>
          <table:table-cell table:formula="of:=(1.000001018*(1-[.K172]*[.K172]))/(1+[.K172]*COS(RADIANS([.N172])))" office:value-type="float" office:value="1.01619180109803">
            <text:p>1.02</text:p>
          </table:table-cell>
          <table:table-cell table:formula="of:=[.M172]-0.00569-0.00478*SIN(RADIANS(125.04-1934.136*[.G172]))" office:value-type="float" office:value="89.4694074112264">
            <text:p>89.47</text:p>
          </table:table-cell>
          <table:table-cell table:formula="of:=23+(26+((21.448-[.G172]*(46.815+[.G172]*(0.00059-[.G172]*0.001813))))/60)/60" office:value-type="float" office:value="23.4358492178782">
            <text:p>23.44</text:p>
          </table:table-cell>
          <table:table-cell table:formula="of:=[.Q172]+0.00256*COS(RADIANS(125.04-1934.136*[.G172]))" office:value-type="float" office:value="23.4381326354201">
            <text:p>23.44</text:p>
          </table:table-cell>
          <table:table-cell table:formula="of:=DEGREES(ATAN2(COS(RADIANS([.P172]));COS(RADIANS([.R172]))*SIN(RADIANS([.P172]))))" office:value-type="float" office:value="89.4216943207738">
            <text:p>89.42</text:p>
          </table:table-cell>
          <table:table-cell table:formula="of:=DEGREES(ASIN(SIN(RADIANS([.R172]))*SIN(RADIANS([.P172]))))" office:value-type="float" office:value="23.4370675533535">
            <text:p>23.44</text:p>
          </table:table-cell>
          <table:table-cell table:formula="of:=TAN(RADIANS([.R172]/2))*TAN(RADIANS([.R172]/2))" office:value-type="float" office:value="0.0430301544594814">
            <text:p>0.04</text:p>
          </table:table-cell>
          <table:table-cell table:formula="of:=4*DEGREES([.U172]*SIN(2*RADIANS([.I172]))-2*[.K172]*SIN(RADIANS([.J172]))+4*[.K172]*[.U172]*SIN(RADIANS([.J172]))*COS(2*RADIANS([.I172]))-0.5*[.U172]*[.U172]*SIN(4*RADIANS([.I172]))-1.25*[.K172]*[.K172]*SIN(2*RADIANS([.J172])))" office:value-type="float" office:value="-1.67012881075115">
            <text:p>-1.67</text:p>
          </table:table-cell>
          <table:table-cell table:formula="of:=DEGREES(ACOS(COS(RADIANS(90.833))/(COS(RADIANS([.$B$2]))*COS(RADIANS([.T172])))-TAN(RADIANS([.$B$2]))*TAN(RADIANS([.T172]))))" office:value-type="float" office:value="112.608990378642">
            <text:p>112.61</text:p>
          </table:table-cell>
          <table:table-cell table:style-name="ce7" table:formula="of:=(720-4*[.$B$3]-[.V172]+[.$B$4]*60)/1440" office:value-type="float" office:value="0.501159811674133">
            <text:p>12:01:40</text:p>
          </table:table-cell>
          <table:table-cell table:style-name="ce7" table:formula="of:=([.X172]*1440-[.W172]*4)/1440" office:value-type="float" office:value="0.188357060622349">
            <text:p>4:31:14</text:p>
          </table:table-cell>
          <table:table-cell table:style-name="ce7" table:formula="of:=([.X172]*1440+[.W172]*4)/1440" office:value-type="float" office:value="0.813962562725916">
            <text:p>19:32:06</text:p>
          </table:table-cell>
          <table:table-cell table:formula="of:=8*[.W172]" office:value-type="float" office:value="900.871923029136">
            <text:p>900.87</text:p>
          </table:table-cell>
          <table:table-cell table:formula="of:=MOD([.E172]*1440+[.V172]+4*[.$B$3]-60*[.$B$4];1440)" office:value-type="float" office:value="718.329871189249">
            <text:p>718.33</text:p>
          </table:table-cell>
          <table:table-cell table:formula="of:=IF([.AB172]/4&lt;0;[.AB172]/4+180;[.AB172]/4-180)" office:value-type="float" office:value="-0.417532202687795">
            <text:p>-0.42</text:p>
          </table:table-cell>
          <table:table-cell table:formula="of:=DEGREES(ACOS(SIN(RADIANS([.$B$2]))*SIN(RADIANS([.T172]))+COS(RADIANS([.$B$2]))*COS(RADIANS([.T172]))*COS(RADIANS([.AC172]))))" office:value-type="float" office:value="16.5666829323302">
            <text:p>16.57</text:p>
          </table:table-cell>
          <table:table-cell table:formula="of:=90-[.AD172]" office:value-type="float" office:value="73.4333170676698">
            <text:p>73.43</text:p>
          </table:table-cell>
          <table:table-cell table:formula="of:=IF([.AE172]&gt;85;0;IF([.AE172]&gt;5;58.1/TAN(RADIANS([.AE172]))-0.07/POWER(TAN(RADIANS([.AE172]));3)+0.000086/POWER(TAN(RADIANS([.AE172]));5);IF([.AE172]&gt;-0.575;1735+[.AE172]*(-518.2+[.AE172]*(103.4+[.AE172]*(-12.79+[.AE172]*0.711)));-20.772/TAN(RADIANS([.AE172])))))/3600" office:value-type="float" office:value="0.00480048301365492">
            <text:p>0</text:p>
          </table:table-cell>
          <table:table-cell table:formula="of:=[.AE172]+[.AF172]" office:value-type="float" office:value="73.4381175506835">
            <text:p>73.44</text:p>
          </table:table-cell>
          <table:table-cell table:formula="of:=IF([.AC172]&gt;0;MOD(DEGREES(ACOS(((SIN(RADIANS([.$B$2]))*COS(RADIANS([.AD172])))-SIN(RADIANS([.T172])))/(COS(RADIANS([.$B$2]))*SIN(RADIANS([.AD172])))))+180;360);MOD(540-DEGREES(ACOS(((SIN(RADIANS([.$B$2]))*COS(RADIANS([.AD172])))-SIN(RADIANS([.T172])))/(COS(RADIANS([.$B$2]))*SIN(RADIANS([.AD172])))));360))" office:value-type="float" office:value="178.656349561605">
            <text:p>178.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2]+1" office:value-type="date" office:date-value="2026-06-21">
            <text:p>6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3]+2415018.5+[.E173]-[.$B$4]/24" office:value-type="float" office:value="2461213.29166667">
            <text:p>2461213.29</text:p>
          </table:table-cell>
          <table:table-cell table:style-name="ce9" table:formula="of:=([.F173]-2451545)/36525" office:value-type="float" office:value="0.264703399498056">
            <text:p>0.26470340</text:p>
          </table:table-cell>
          <table:table-cell/>
          <table:table-cell table:formula="of:=MOD(280.46646+[.G173]*(36000.76983+[.G173]*0.0003032);360)" office:value-type="float" office:value="89.9926397926502">
            <text:p>89.99</text:p>
          </table:table-cell>
          <table:table-cell table:formula="of:=357.52911+[.G173]*(35999.05029-0.0001537*[.G173])" office:value-type="float" office:value="9886.60008969506">
            <text:p>9886.6</text:p>
          </table:table-cell>
          <table:table-cell table:formula="of:=0.016708634-[.G173]*(0.000042037+0.0000001267*[.G173])" office:value-type="float" office:value="0.0166974977855937">
            <text:p>0.02</text:p>
          </table:table-cell>
          <table:table-cell table:formula="of:=SIN(RADIANS([.J173]))*(1.914602-[.G173]*(0.004817+0.000014*[.G173]))+SIN(RADIANS(2*[.J173]))*(0.019993-0.000101*[.G173])+SIN(RADIANS(3*[.J173]))*0.000289" office:value-type="float" office:value="0.434590613812783">
            <text:p>0.43</text:p>
          </table:table-cell>
          <table:table-cell table:formula="of:=[.I173]+[.L173]" office:value-type="float" office:value="90.4272304064629">
            <text:p>90.43</text:p>
          </table:table-cell>
          <table:table-cell table:formula="of:=[.J173]+[.L173]" office:value-type="float" office:value="9887.03468030887">
            <text:p>9887.03</text:p>
          </table:table-cell>
          <table:table-cell table:formula="of:=(1.000001018*(1-[.K173]*[.K173]))/(1+[.K173]*COS(RADIANS([.N173])))" office:value-type="float" office:value="1.01625858040009">
            <text:p>1.02</text:p>
          </table:table-cell>
          <table:table-cell table:formula="of:=[.M173]-0.00569-0.00478*SIN(RADIANS(125.04-1934.136*[.G173]))" office:value-type="float" office:value="90.4237054526676">
            <text:p>90.42</text:p>
          </table:table-cell>
          <table:table-cell table:formula="of:=23+(26+((21.448-[.G173]*(46.815+[.G173]*(0.00059-[.G173]*0.001813))))/60)/60" office:value-type="float" office:value="23.435848861844">
            <text:p>23.44</text:p>
          </table:table-cell>
          <table:table-cell table:formula="of:=[.Q173]+0.00256*COS(RADIANS(125.04-1934.136*[.G173]))" office:value-type="float" office:value="23.4381312087099">
            <text:p>23.44</text:p>
          </table:table-cell>
          <table:table-cell table:formula="of:=DEGREES(ATAN2(COS(RADIANS([.P173]));COS(RADIANS([.R173]))*SIN(RADIANS([.P173]))))" office:value-type="float" office:value="90.4618077016123">
            <text:p>90.46</text:p>
          </table:table-cell>
          <table:table-cell table:formula="of:=DEGREES(ASIN(SIN(RADIANS([.R173]))*SIN(RADIANS([.P173]))))" office:value-type="float" office:value="23.4374520198592">
            <text:p>23.44</text:p>
          </table:table-cell>
          <table:table-cell table:formula="of:=TAN(RADIANS([.R173]/2))*TAN(RADIANS([.R173]/2))" office:value-type="float" office:value="0.0430301490718676">
            <text:p>0.04</text:p>
          </table:table-cell>
          <table:table-cell table:formula="of:=4*DEGREES([.U173]*SIN(2*RADIANS([.I173]))-2*[.K173]*SIN(RADIANS([.J173]))+4*[.K173]*[.U173]*SIN(RADIANS([.J173]))*COS(2*RADIANS([.I173]))-0.5*[.U173]*[.U173]*SIN(4*RADIANS([.I173]))-1.25*[.K173]*[.K173]*SIN(2*RADIANS([.J173])))" office:value-type="float" office:value="-1.88767593681834">
            <text:p>-1.89</text:p>
          </table:table-cell>
          <table:table-cell table:formula="of:=DEGREES(ACOS(COS(RADIANS(90.833))/(COS(RADIANS([.$B$2]))*COS(RADIANS([.T173])))-TAN(RADIANS([.$B$2]))*TAN(RADIANS([.T173]))))" office:value-type="float" office:value="112.609409250664">
            <text:p>112.61</text:p>
          </table:table-cell>
          <table:table-cell table:style-name="ce7" table:formula="of:=(720-4*[.$B$3]-[.V173]+[.$B$4]*60)/1440" office:value-type="float" office:value="0.501310886067235">
            <text:p>12:01:53</text:p>
          </table:table-cell>
          <table:table-cell table:style-name="ce7" table:formula="of:=([.X173]*1440-[.W173]*4)/1440" office:value-type="float" office:value="0.188506971482058">
            <text:p>4:31:27</text:p>
          </table:table-cell>
          <table:table-cell table:style-name="ce7" table:formula="of:=([.X173]*1440+[.W173]*4)/1440" office:value-type="float" office:value="0.814114800652412">
            <text:p>19:32:20</text:p>
          </table:table-cell>
          <table:table-cell table:formula="of:=8*[.W173]" office:value-type="float" office:value="900.875274005311">
            <text:p>900.88</text:p>
          </table:table-cell>
          <table:table-cell table:formula="of:=MOD([.E173]*1440+[.V173]+4*[.$B$3]-60*[.$B$4];1440)" office:value-type="float" office:value="718.112324063182">
            <text:p>718.11</text:p>
          </table:table-cell>
          <table:table-cell table:formula="of:=IF([.AB173]/4&lt;0;[.AB173]/4+180;[.AB173]/4-180)" office:value-type="float" office:value="-0.471918984204592">
            <text:p>-0.47</text:p>
          </table:table-cell>
          <table:table-cell table:formula="of:=DEGREES(ACOS(SIN(RADIANS([.$B$2]))*SIN(RADIANS([.T173]))+COS(RADIANS([.$B$2]))*COS(RADIANS([.T173]))*COS(RADIANS([.AC173]))))" office:value-type="float" office:value="16.567339101779">
            <text:p>16.57</text:p>
          </table:table-cell>
          <table:table-cell table:formula="of:=90-[.AD173]" office:value-type="float" office:value="73.432660898221">
            <text:p>73.43</text:p>
          </table:table-cell>
          <table:table-cell table:formula="of:=IF([.AE173]&gt;85;0;IF([.AE173]&gt;5;58.1/TAN(RADIANS([.AE173]))-0.07/POWER(TAN(RADIANS([.AE173]));3)+0.000086/POWER(TAN(RADIANS([.AE173]));5);IF([.AE173]&gt;-0.575;1735+[.AE173]*(-518.2+[.AE173]*(103.4+[.AE173]*(-12.79+[.AE173]*0.711)));-20.772/TAN(RADIANS([.AE173])))))/3600" office:value-type="float" office:value="0.00480068413386834">
            <text:p>0</text:p>
          </table:table-cell>
          <table:table-cell table:formula="of:=[.AE173]+[.AF173]" office:value-type="float" office:value="73.4374615823549">
            <text:p>73.44</text:p>
          </table:table-cell>
          <table:table-cell table:formula="of:=IF([.AC173]&gt;0;MOD(DEGREES(ACOS(((SIN(RADIANS([.$B$2]))*COS(RADIANS([.AD173])))-SIN(RADIANS([.T173])))/(COS(RADIANS([.$B$2]))*SIN(RADIANS([.AD173])))))+180;360);MOD(540-DEGREES(ACOS(((SIN(RADIANS([.$B$2]))*COS(RADIANS([.AD173])))-SIN(RADIANS([.T173])))/(COS(RADIANS([.$B$2]))*SIN(RADIANS([.AD173])))));360))" office:value-type="float" office:value="178.481356746026">
            <text:p>178.4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3]+1" office:value-type="date" office:date-value="2026-06-22">
            <text:p>6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4]+2415018.5+[.E174]-[.$B$4]/24" office:value-type="float" office:value="2461214.29166667">
            <text:p>2461214.29</text:p>
          </table:table-cell>
          <table:table-cell table:style-name="ce9" table:formula="of:=([.F174]-2451545)/36525" office:value-type="float" office:value="0.264730778005928">
            <text:p>0.26473078</text:p>
          </table:table-cell>
          <table:table-cell/>
          <table:table-cell table:formula="of:=MOD(280.46646+[.G174]*(36000.76983+[.G174]*0.0003032);360)" office:value-type="float" office:value="90.9782871572097">
            <text:p>90.98</text:p>
          </table:table-cell>
          <table:table-cell table:formula="of:=357.52911+[.G174]*(35999.05029-0.0001537*[.G174])" office:value-type="float" office:value="9887.58568997456">
            <text:p>9887.59</text:p>
          </table:table-cell>
          <table:table-cell table:formula="of:=0.016708634-[.G174]*(0.000042037+0.0000001267*[.G174])" office:value-type="float" office:value="0.0166974966328468">
            <text:p>0.02</text:p>
          </table:table-cell>
          <table:table-cell table:formula="of:=SIN(RADIANS([.J174]))*(1.914602-[.G174]*(0.004817+0.000014*[.G174]))+SIN(RADIANS(2*[.J174]))*(0.019993-0.000101*[.G174])+SIN(RADIANS(3*[.J174]))*0.000289" office:value-type="float" office:value="0.403116308916411">
            <text:p>0.4</text:p>
          </table:table-cell>
          <table:table-cell table:formula="of:=[.I174]+[.L174]" office:value-type="float" office:value="91.3814034661261">
            <text:p>91.38</text:p>
          </table:table-cell>
          <table:table-cell table:formula="of:=[.J174]+[.L174]" office:value-type="float" office:value="9887.98880628347">
            <text:p>9887.99</text:p>
          </table:table-cell>
          <table:table-cell table:formula="of:=(1.000001018*(1-[.K174]*[.K174]))/(1+[.K174]*COS(RADIANS([.N174])))" office:value-type="float" office:value="1.01632069766037">
            <text:p>1.02</text:p>
          </table:table-cell>
          <table:table-cell table:formula="of:=[.M174]-0.00569-0.00478*SIN(RADIANS(125.04-1934.136*[.G174]))" office:value-type="float" office:value="91.3778824500224">
            <text:p>91.38</text:p>
          </table:table-cell>
          <table:table-cell table:formula="of:=23+(26+((21.448-[.G174]*(46.815+[.G174]*(0.00059-[.G174]*0.001813))))/60)/60" office:value-type="float" office:value="23.4358485058099">
            <text:p>23.44</text:p>
          </table:table-cell>
          <table:table-cell table:formula="of:=[.Q174]+0.00256*COS(RADIANS(125.04-1934.136*[.G174]))" office:value-type="float" office:value="23.4381297800501">
            <text:p>23.44</text:p>
          </table:table-cell>
          <table:table-cell table:formula="of:=DEGREES(ATAN2(COS(RADIANS([.P174]));COS(RADIANS([.R174]))*SIN(RADIANS([.P174]))))" office:value-type="float" office:value="91.501740998293">
            <text:p>91.5</text:p>
          </table:table-cell>
          <table:table-cell table:formula="of:=DEGREES(ASIN(SIN(RADIANS([.R174]))*SIN(RADIANS([.P174]))))" office:value-type="float" office:value="23.4309475863331">
            <text:p>23.43</text:p>
          </table:table-cell>
          <table:table-cell table:formula="of:=TAN(RADIANS([.R174]/2))*TAN(RADIANS([.R174]/2))" office:value-type="float" office:value="0.0430301436768922">
            <text:p>0.04</text:p>
          </table:table-cell>
          <table:table-cell table:formula="of:=4*DEGREES([.U174]*SIN(2*RADIANS([.I174]))-2*[.K174]*SIN(RADIANS([.J174]))+4*[.K174]*[.U174]*SIN(RADIANS([.J174]))*COS(2*RADIANS([.I174]))-0.5*[.U174]*[.U174]*SIN(4*RADIANS([.I174]))-1.25*[.K174]*[.K174]*SIN(2*RADIANS([.J174])))" office:value-type="float" office:value="-2.10451828393397">
            <text:p>-2.1</text:p>
          </table:table-cell>
          <table:table-cell table:formula="of:=DEGREES(ACOS(COS(RADIANS(90.833))/(COS(RADIANS([.$B$2]))*COS(RADIANS([.T174])))-TAN(RADIANS([.$B$2]))*TAN(RADIANS([.T174]))))" office:value-type="float" office:value="112.602323249558">
            <text:p>112.6</text:p>
          </table:table-cell>
          <table:table-cell table:style-name="ce7" table:formula="of:=(720-4*[.$B$3]-[.V174]+[.$B$4]*60)/1440" office:value-type="float" office:value="0.50146147103051">
            <text:p>12:02:06</text:p>
          </table:table-cell>
          <table:table-cell table:style-name="ce7" table:formula="of:=([.X174]*1440-[.W174]*4)/1440" office:value-type="float" office:value="0.188677239781737">
            <text:p>4:31:42</text:p>
          </table:table-cell>
          <table:table-cell table:style-name="ce7" table:formula="of:=([.X174]*1440+[.W174]*4)/1440" office:value-type="float" office:value="0.814245702279282">
            <text:p>19:32:31</text:p>
          </table:table-cell>
          <table:table-cell table:formula="of:=8*[.W174]" office:value-type="float" office:value="900.818585996465">
            <text:p>900.82</text:p>
          </table:table-cell>
          <table:table-cell table:formula="of:=MOD([.E174]*1440+[.V174]+4*[.$B$3]-60*[.$B$4];1440)" office:value-type="float" office:value="717.895481716066">
            <text:p>717.9</text:p>
          </table:table-cell>
          <table:table-cell table:formula="of:=IF([.AB174]/4&lt;0;[.AB174]/4+180;[.AB174]/4-180)" office:value-type="float" office:value="-0.5261295709835">
            <text:p>-0.53</text:p>
          </table:table-cell>
          <table:table-cell table:formula="of:=DEGREES(ACOS(SIN(RADIANS([.$B$2]))*SIN(RADIANS([.T174]))+COS(RADIANS([.$B$2]))*COS(RADIANS([.T174]))*COS(RADIANS([.AC174]))))" office:value-type="float" office:value="16.5750053053829">
            <text:p>16.58</text:p>
          </table:table-cell>
          <table:table-cell table:formula="of:=90-[.AD174]" office:value-type="float" office:value="73.4249946946171">
            <text:p>73.42</text:p>
          </table:table-cell>
          <table:table-cell table:formula="of:=IF([.AE174]&gt;85;0;IF([.AE174]&gt;5;58.1/TAN(RADIANS([.AE174]))-0.07/POWER(TAN(RADIANS([.AE174]));3)+0.000086/POWER(TAN(RADIANS([.AE174]));5);IF([.AE174]&gt;-0.575;1735+[.AE174]*(-518.2+[.AE174]*(103.4+[.AE174]*(-12.79+[.AE174]*0.711)));-20.772/TAN(RADIANS([.AE174])))))/3600" office:value-type="float" office:value="0.00480303397640096">
            <text:p>0</text:p>
          </table:table-cell>
          <table:table-cell table:formula="of:=[.AE174]+[.AF174]" office:value-type="float" office:value="73.4297977285935">
            <text:p>73.43</text:p>
          </table:table-cell>
          <table:table-cell table:formula="of:=IF([.AC174]&gt;0;MOD(DEGREES(ACOS(((SIN(RADIANS([.$B$2]))*COS(RADIANS([.AD174])))-SIN(RADIANS([.T174])))/(COS(RADIANS([.$B$2]))*SIN(RADIANS([.AD174])))))+180;360);MOD(540-DEGREES(ACOS(((SIN(RADIANS([.$B$2]))*COS(RADIANS([.AD174])))-SIN(RADIANS([.T174])))/(COS(RADIANS([.$B$2]))*SIN(RADIANS([.AD174])))));360))" office:value-type="float" office:value="178.3075407059">
            <text:p>178.3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4]+1" office:value-type="date" office:date-value="2026-06-23">
            <text:p>6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5]+2415018.5+[.E175]-[.$B$4]/24" office:value-type="float" office:value="2461215.29166667">
            <text:p>2461215.29</text:p>
          </table:table-cell>
          <table:table-cell table:style-name="ce9" table:formula="of:=([.F175]-2451545)/36525" office:value-type="float" office:value="0.264758156513799">
            <text:p>0.26475816</text:p>
          </table:table-cell>
          <table:table-cell/>
          <table:table-cell table:formula="of:=MOD(280.46646+[.G175]*(36000.76983+[.G175]*0.0003032);360)" office:value-type="float" office:value="91.9639345217693">
            <text:p>91.96</text:p>
          </table:table-cell>
          <table:table-cell table:formula="of:=357.52911+[.G175]*(35999.05029-0.0001537*[.G175])" office:value-type="float" office:value="9888.57129025405">
            <text:p>9888.57</text:p>
          </table:table-cell>
          <table:table-cell table:formula="of:=0.016708634-[.G175]*(0.000042037+0.0000001267*[.G175])" office:value-type="float" office:value="0.0166974954800998">
            <text:p>0.02</text:p>
          </table:table-cell>
          <table:table-cell table:formula="of:=SIN(RADIANS([.J175]))*(1.914602-[.G175]*(0.004817+0.000014*[.G175]))+SIN(RADIANS(2*[.J175]))*(0.019993-0.000101*[.G175])+SIN(RADIANS(3*[.J175]))*0.000289" office:value-type="float" office:value="0.371529753746212">
            <text:p>0.37</text:p>
          </table:table-cell>
          <table:table-cell table:formula="of:=[.I175]+[.L175]" office:value-type="float" office:value="92.3354642755155">
            <text:p>92.34</text:p>
          </table:table-cell>
          <table:table-cell table:formula="of:=[.J175]+[.L175]" office:value-type="float" office:value="9888.9428200078">
            <text:p>9888.94</text:p>
          </table:table-cell>
          <table:table-cell table:formula="of:=(1.000001018*(1-[.K175]*[.K175]))/(1+[.K175]*COS(RADIANS([.N175])))" office:value-type="float" office:value="1.01637813622523">
            <text:p>1.02</text:p>
          </table:table-cell>
          <table:table-cell table:formula="of:=[.M175]-0.00569-0.00478*SIN(RADIANS(125.04-1934.136*[.G175]))" office:value-type="float" office:value="92.3319471952506">
            <text:p>92.33</text:p>
          </table:table-cell>
          <table:table-cell table:formula="of:=23+(26+((21.448-[.G175]*(46.815+[.G175]*(0.00059-[.G175]*0.001813))))/60)/60" office:value-type="float" office:value="23.4358481497757">
            <text:p>23.44</text:p>
          </table:table-cell>
          <table:table-cell table:formula="of:=[.Q175]+0.00256*COS(RADIANS(125.04-1934.136*[.G175]))" office:value-type="float" office:value="23.4381283494416">
            <text:p>23.44</text:p>
          </table:table-cell>
          <table:table-cell table:formula="of:=DEGREES(ATAN2(COS(RADIANS([.P175]));COS(RADIANS([.R175]))*SIN(RADIANS([.P175]))))" office:value-type="float" office:value="92.5413955173781">
            <text:p>92.54</text:p>
          </table:table-cell>
          <table:table-cell table:formula="of:=DEGREES(ASIN(SIN(RADIANS([.R175]))*SIN(RADIANS([.P175]))))" office:value-type="float" office:value="23.4175595394958">
            <text:p>23.42</text:p>
          </table:table-cell>
          <table:table-cell table:formula="of:=TAN(RADIANS([.R175]/2))*TAN(RADIANS([.R175]/2))" office:value-type="float" office:value="0.0430301382745587">
            <text:p>0.04</text:p>
          </table:table-cell>
          <table:table-cell table:formula="of:=4*DEGREES([.U175]*SIN(2*RADIANS([.I175]))-2*[.K175]*SIN(RADIANS([.J175]))+4*[.K175]*[.U175]*SIN(RADIANS([.J175]))*COS(2*RADIANS([.I175]))-0.5*[.U175]*[.U175]*SIN(4*RADIANS([.I175]))-1.25*[.K175]*[.K175]*SIN(2*RADIANS([.J175])))" office:value-type="float" office:value="-2.32026296372813">
            <text:p>-2.32</text:p>
          </table:table-cell>
          <table:table-cell table:formula="of:=DEGREES(ACOS(COS(RADIANS(90.833))/(COS(RADIANS([.$B$2]))*COS(RADIANS([.T175])))-TAN(RADIANS([.$B$2]))*TAN(RADIANS([.T175]))))" office:value-type="float" office:value="112.587741558673">
            <text:p>112.59</text:p>
          </table:table-cell>
          <table:table-cell table:style-name="ce7" table:formula="of:=(720-4*[.$B$3]-[.V175]+[.$B$4]*60)/1440" office:value-type="float" office:value="0.501611293724811">
            <text:p>12:02:19</text:p>
          </table:table-cell>
          <table:table-cell table:style-name="ce7" table:formula="of:=([.X175]*1440-[.W175]*4)/1440" office:value-type="float" office:value="0.188867567172942">
            <text:p>4:31:58</text:p>
          </table:table-cell>
          <table:table-cell table:style-name="ce7" table:formula="of:=([.X175]*1440+[.W175]*4)/1440" office:value-type="float" office:value="0.81435502027668">
            <text:p>19:32:40</text:p>
          </table:table-cell>
          <table:table-cell table:formula="of:=8*[.W175]" office:value-type="float" office:value="900.701932469382">
            <text:p>900.7</text:p>
          </table:table-cell>
          <table:table-cell table:formula="of:=MOD([.E175]*1440+[.V175]+4*[.$B$3]-60*[.$B$4];1440)" office:value-type="float" office:value="717.679737036272">
            <text:p>717.68</text:p>
          </table:table-cell>
          <table:table-cell table:formula="of:=IF([.AB175]/4&lt;0;[.AB175]/4+180;[.AB175]/4-180)" office:value-type="float" office:value="-0.580065740932042">
            <text:p>-0.58</text:p>
          </table:table-cell>
          <table:table-cell table:formula="of:=DEGREES(ACOS(SIN(RADIANS([.$B$2]))*SIN(RADIANS([.T175]))+COS(RADIANS([.$B$2]))*COS(RADIANS([.T175]))*COS(RADIANS([.AC175]))))" office:value-type="float" office:value="16.5896712075731">
            <text:p>16.59</text:p>
          </table:table-cell>
          <table:table-cell table:formula="of:=90-[.AD175]" office:value-type="float" office:value="73.410328792427">
            <text:p>73.41</text:p>
          </table:table-cell>
          <table:table-cell table:formula="of:=IF([.AE175]&gt;85;0;IF([.AE175]&gt;5;58.1/TAN(RADIANS([.AE175]))-0.07/POWER(TAN(RADIANS([.AE175]));3)+0.000086/POWER(TAN(RADIANS([.AE175]));5);IF([.AE175]&gt;-0.575;1735+[.AE175]*(-518.2+[.AE175]*(103.4+[.AE175]*(-12.79+[.AE175]*0.711)));-20.772/TAN(RADIANS([.AE175])))))/3600" office:value-type="float" office:value="0.00480752988410765">
            <text:p>0</text:p>
          </table:table-cell>
          <table:table-cell table:formula="of:=[.AE175]+[.AF175]" office:value-type="float" office:value="73.4151363223111">
            <text:p>73.42</text:p>
          </table:table-cell>
          <table:table-cell table:formula="of:=IF([.AC175]&gt;0;MOD(DEGREES(ACOS(((SIN(RADIANS([.$B$2]))*COS(RADIANS([.AD175])))-SIN(RADIANS([.T175])))/(COS(RADIANS([.$B$2]))*SIN(RADIANS([.AD175])))))+180;360);MOD(540-DEGREES(ACOS(((SIN(RADIANS([.$B$2]))*COS(RADIANS([.AD175])))-SIN(RADIANS([.T175])))/(COS(RADIANS([.$B$2]))*SIN(RADIANS([.AD175])))));360))" office:value-type="float" office:value="178.135400471161">
            <text:p>178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5]+1" office:value-type="date" office:date-value="2026-06-24">
            <text:p>6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6]+2415018.5+[.E176]-[.$B$4]/24" office:value-type="float" office:value="2461216.29166667">
            <text:p>2461216.29</text:p>
          </table:table-cell>
          <table:table-cell table:style-name="ce9" table:formula="of:=([.F176]-2451545)/36525" office:value-type="float" office:value="0.26478553502167">
            <text:p>0.26478554</text:p>
          </table:table-cell>
          <table:table-cell/>
          <table:table-cell table:formula="of:=MOD(280.46646+[.G176]*(36000.76983+[.G176]*0.0003032);360)" office:value-type="float" office:value="92.9495818863288">
            <text:p>92.95</text:p>
          </table:table-cell>
          <table:table-cell table:formula="of:=357.52911+[.G176]*(35999.05029-0.0001537*[.G176])" office:value-type="float" office:value="9889.55689053355">
            <text:p>9889.56</text:p>
          </table:table-cell>
          <table:table-cell table:formula="of:=0.016708634-[.G176]*(0.000042037+0.0000001267*[.G176])" office:value-type="float" office:value="0.0166974943273525">
            <text:p>0.02</text:p>
          </table:table-cell>
          <table:table-cell table:formula="of:=SIN(RADIANS([.J176]))*(1.914602-[.G176]*(0.004817+0.000014*[.G176]))+SIN(RADIANS(2*[.J176]))*(0.019993-0.000101*[.G176])+SIN(RADIANS(3*[.J176]))*0.000289" office:value-type="float" office:value="0.339839765773995">
            <text:p>0.34</text:p>
          </table:table-cell>
          <table:table-cell table:formula="of:=[.I176]+[.L176]" office:value-type="float" office:value="93.2894216521028">
            <text:p>93.29</text:p>
          </table:table-cell>
          <table:table-cell table:formula="of:=[.J176]+[.L176]" office:value-type="float" office:value="9889.89673029932">
            <text:p>9889.9</text:p>
          </table:table-cell>
          <table:table-cell table:formula="of:=(1.000001018*(1-[.K176]*[.K176]))/(1+[.K176]*COS(RADIANS([.N176])))" office:value-type="float" office:value="1.01643088070095">
            <text:p>1.02</text:p>
          </table:table-cell>
          <table:table-cell table:formula="of:=[.M176]-0.00569-0.00478*SIN(RADIANS(125.04-1934.136*[.G176]))" office:value-type="float" office:value="93.2859085058208">
            <text:p>93.29</text:p>
          </table:table-cell>
          <table:table-cell table:formula="of:=23+(26+((21.448-[.G176]*(46.815+[.G176]*(0.00059-[.G176]*0.001813))))/60)/60" office:value-type="float" office:value="23.4358477937416">
            <text:p>23.44</text:p>
          </table:table-cell>
          <table:table-cell table:formula="of:=[.Q176]+0.00256*COS(RADIANS(125.04-1934.136*[.G176]))" office:value-type="float" office:value="23.4381269168855">
            <text:p>23.44</text:p>
          </table:table-cell>
          <table:table-cell table:formula="of:=DEGREES(ATAN2(COS(RADIANS([.P176]));COS(RADIANS([.R176]))*SIN(RADIANS([.P176]))))" office:value-type="float" office:value="93.5806729349351">
            <text:p>93.58</text:p>
          </table:table-cell>
          <table:table-cell table:formula="of:=DEGREES(ASIN(SIN(RADIANS([.R176]))*SIN(RADIANS([.P176]))))" office:value-type="float" office:value="23.397295890289">
            <text:p>23.4</text:p>
          </table:table-cell>
          <table:table-cell table:formula="of:=TAN(RADIANS([.R176]/2))*TAN(RADIANS([.R176]/2))" office:value-type="float" office:value="0.0430301328648707">
            <text:p>0.04</text:p>
          </table:table-cell>
          <table:table-cell table:formula="of:=4*DEGREES([.U176]*SIN(2*RADIANS([.I176]))-2*[.K176]*SIN(RADIANS([.J176]))+4*[.K176]*[.U176]*SIN(RADIANS([.J176]))*COS(2*RADIANS([.I176]))-0.5*[.U176]*[.U176]*SIN(4*RADIANS([.I176]))-1.25*[.K176]*[.K176]*SIN(2*RADIANS([.J176])))" office:value-type="float" office:value="-2.53451841223208">
            <text:p>-2.53</text:p>
          </table:table-cell>
          <table:table-cell table:formula="of:=DEGREES(ACOS(COS(RADIANS(90.833))/(COS(RADIANS([.$B$2]))*COS(RADIANS([.T176])))-TAN(RADIANS([.$B$2]))*TAN(RADIANS([.T176]))))" office:value-type="float" office:value="112.565679934998">
            <text:p>112.57</text:p>
          </table:table-cell>
          <table:table-cell table:style-name="ce7" table:formula="of:=(720-4*[.$B$3]-[.V176]+[.$B$4]*60)/1440" office:value-type="float" office:value="0.501760082230717">
            <text:p>12:02:32</text:p>
          </table:table-cell>
          <table:table-cell table:style-name="ce7" table:formula="of:=([.X176]*1440-[.W176]*4)/1440" office:value-type="float" office:value="0.189077637966833">
            <text:p>4:32:16</text:p>
          </table:table-cell>
          <table:table-cell table:style-name="ce7" table:formula="of:=([.X176]*1440+[.W176]*4)/1440" office:value-type="float" office:value="0.8144425264946">
            <text:p>19:32:48</text:p>
          </table:table-cell>
          <table:table-cell table:formula="of:=8*[.W176]" office:value-type="float" office:value="900.525439479984">
            <text:p>900.53</text:p>
          </table:table-cell>
          <table:table-cell table:formula="of:=MOD([.E176]*1440+[.V176]+4*[.$B$3]-60*[.$B$4];1440)" office:value-type="float" office:value="717.465481587768">
            <text:p>717.47</text:p>
          </table:table-cell>
          <table:table-cell table:formula="of:=IF([.AB176]/4&lt;0;[.AB176]/4+180;[.AB176]/4-180)" office:value-type="float" office:value="-0.633629603058012">
            <text:p>-0.63</text:p>
          </table:table-cell>
          <table:table-cell table:formula="of:=DEGREES(ACOS(SIN(RADIANS([.$B$2]))*SIN(RADIANS([.T176]))+COS(RADIANS([.$B$2]))*COS(RADIANS([.T176]))*COS(RADIANS([.AC176]))))" office:value-type="float" office:value="16.611322624715">
            <text:p>16.61</text:p>
          </table:table-cell>
          <table:table-cell table:formula="of:=90-[.AD176]" office:value-type="float" office:value="73.388677375285">
            <text:p>73.39</text:p>
          </table:table-cell>
          <table:table-cell table:formula="of:=IF([.AE176]&gt;85;0;IF([.AE176]&gt;5;58.1/TAN(RADIANS([.AE176]))-0.07/POWER(TAN(RADIANS([.AE176]));3)+0.000086/POWER(TAN(RADIANS([.AE176]));5);IF([.AE176]&gt;-0.575;1735+[.AE176]*(-518.2+[.AE176]*(103.4+[.AE176]*(-12.79+[.AE176]*0.711)));-20.772/TAN(RADIANS([.AE176])))))/3600" office:value-type="float" office:value="0.00481416848608477">
            <text:p>0</text:p>
          </table:table-cell>
          <table:table-cell table:formula="of:=[.AE176]+[.AF176]" office:value-type="float" office:value="73.3934915437711">
            <text:p>73.39</text:p>
          </table:table-cell>
          <table:table-cell table:formula="of:=IF([.AC176]&gt;0;MOD(DEGREES(ACOS(((SIN(RADIANS([.$B$2]))*COS(RADIANS([.AD176])))-SIN(RADIANS([.T176])))/(COS(RADIANS([.$B$2]))*SIN(RADIANS([.AD176])))))+180;360);MOD(540-DEGREES(ACOS(((SIN(RADIANS([.$B$2]))*COS(RADIANS([.AD176])))-SIN(RADIANS([.T176])))/(COS(RADIANS([.$B$2]))*SIN(RADIANS([.AD176])))));360))" office:value-type="float" office:value="177.965428349119">
            <text:p>177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6]+1" office:value-type="date" office:date-value="2026-06-25">
            <text:p>6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7]+2415018.5+[.E177]-[.$B$4]/24" office:value-type="float" office:value="2461217.29166667">
            <text:p>2461217.29</text:p>
          </table:table-cell>
          <table:table-cell table:style-name="ce9" table:formula="of:=([.F177]-2451545)/36525" office:value-type="float" office:value="0.264812913529542">
            <text:p>0.26481291</text:p>
          </table:table-cell>
          <table:table-cell/>
          <table:table-cell table:formula="of:=MOD(280.46646+[.G177]*(36000.76983+[.G177]*0.0003032);360)" office:value-type="float" office:value="93.9352292508902">
            <text:p>93.94</text:p>
          </table:table-cell>
          <table:table-cell table:formula="of:=357.52911+[.G177]*(35999.05029-0.0001537*[.G177])" office:value-type="float" office:value="9890.54249081305">
            <text:p>9890.54</text:p>
          </table:table-cell>
          <table:table-cell table:formula="of:=0.016708634-[.G177]*(0.000042037+0.0000001267*[.G177])" office:value-type="float" office:value="0.0166974931746051">
            <text:p>0.02</text:p>
          </table:table-cell>
          <table:table-cell table:formula="of:=SIN(RADIANS([.J177]))*(1.914602-[.G177]*(0.004817+0.000014*[.G177]))+SIN(RADIANS(2*[.J177]))*(0.019993-0.000101*[.G177])+SIN(RADIANS(3*[.J177]))*0.000289" office:value-type="float" office:value="0.308055185954999">
            <text:p>0.31</text:p>
          </table:table-cell>
          <table:table-cell table:formula="of:=[.I177]+[.L177]" office:value-type="float" office:value="94.2432844368452">
            <text:p>94.24</text:p>
          </table:table-cell>
          <table:table-cell table:formula="of:=[.J177]+[.L177]" office:value-type="float" office:value="9890.850545999">
            <text:p>9890.85</text:p>
          </table:table-cell>
          <table:table-cell table:formula="of:=(1.000001018*(1-[.K177]*[.K177]))/(1+[.K177]*COS(RADIANS([.N177])))" office:value-type="float" office:value="1.01647891695661">
            <text:p>1.02</text:p>
          </table:table-cell>
          <table:table-cell table:formula="of:=[.M177]-0.00569-0.00478*SIN(RADIANS(125.04-1934.136*[.G177]))" office:value-type="float" office:value="94.2397752226866">
            <text:p>94.24</text:p>
          </table:table-cell>
          <table:table-cell table:formula="of:=23+(26+((21.448-[.G177]*(46.815+[.G177]*(0.00059-[.G177]*0.001813))))/60)/60" office:value-type="float" office:value="23.4358474377074">
            <text:p>23.44</text:p>
          </table:table-cell>
          <table:table-cell table:formula="of:=[.Q177]+0.00256*COS(RADIANS(125.04-1934.136*[.G177]))" office:value-type="float" office:value="23.4381254823826">
            <text:p>23.44</text:p>
          </table:table-cell>
          <table:table-cell table:formula="of:=DEGREES(ATAN2(COS(RADIANS([.P177]));COS(RADIANS([.R177]))*SIN(RADIANS([.P177]))))" office:value-type="float" office:value="94.6194754705985">
            <text:p>94.62</text:p>
          </table:table-cell>
          <table:table-cell table:formula="of:=DEGREES(ASIN(SIN(RADIANS([.R177]))*SIN(RADIANS([.P177]))))" office:value-type="float" office:value="23.3701673618214">
            <text:p>23.37</text:p>
          </table:table-cell>
          <table:table-cell table:formula="of:=TAN(RADIANS([.R177]/2))*TAN(RADIANS([.R177]/2))" office:value-type="float" office:value="0.0430301274478314">
            <text:p>0.04</text:p>
          </table:table-cell>
          <table:table-cell table:formula="of:=4*DEGREES([.U177]*SIN(2*RADIANS([.I177]))-2*[.K177]*SIN(RADIANS([.J177]))+4*[.K177]*[.U177]*SIN(RADIANS([.J177]))*COS(2*RADIANS([.I177]))-0.5*[.U177]*[.U177]*SIN(4*RADIANS([.I177]))-1.25*[.K177]*[.K177]*SIN(2*RADIANS([.J177])))" office:value-type="float" office:value="-2.74689506357444">
            <text:p>-2.75</text:p>
          </table:table-cell>
          <table:table-cell table:formula="of:=DEGREES(ACOS(COS(RADIANS(90.833))/(COS(RADIANS([.$B$2]))*COS(RADIANS([.T177])))-TAN(RADIANS([.$B$2]))*TAN(RADIANS([.T177]))))" office:value-type="float" office:value="112.536160658037">
            <text:p>112.54</text:p>
          </table:table-cell>
          <table:table-cell table:style-name="ce7" table:formula="of:=(720-4*[.$B$3]-[.V177]+[.$B$4]*60)/1440" office:value-type="float" office:value="0.501907566016371">
            <text:p>12:02:45</text:p>
          </table:table-cell>
          <table:table-cell table:style-name="ce7" table:formula="of:=([.X177]*1440-[.W177]*4)/1440" office:value-type="float" office:value="0.189307119744046">
            <text:p>4:32:36</text:p>
          </table:table-cell>
          <table:table-cell table:style-name="ce7" table:formula="of:=([.X177]*1440+[.W177]*4)/1440" office:value-type="float" office:value="0.814508012288696">
            <text:p>19:32:53</text:p>
          </table:table-cell>
          <table:table-cell table:formula="of:=8*[.W177]" office:value-type="float" office:value="900.289285264295">
            <text:p>900.29</text:p>
          </table:table-cell>
          <table:table-cell table:formula="of:=MOD([.E177]*1440+[.V177]+4*[.$B$3]-60*[.$B$4];1440)" office:value-type="float" office:value="717.253104936426">
            <text:p>717.25</text:p>
          </table:table-cell>
          <table:table-cell table:formula="of:=IF([.AB177]/4&lt;0;[.AB177]/4+180;[.AB177]/4-180)" office:value-type="float" office:value="-0.686723765893618">
            <text:p>-0.69</text:p>
          </table:table-cell>
          <table:table-cell table:formula="of:=DEGREES(ACOS(SIN(RADIANS([.$B$2]))*SIN(RADIANS([.T177]))+COS(RADIANS([.$B$2]))*COS(RADIANS([.T177]))*COS(RADIANS([.AC177]))))" office:value-type="float" office:value="16.6399415880708">
            <text:p>16.64</text:p>
          </table:table-cell>
          <table:table-cell table:formula="of:=90-[.AD177]" office:value-type="float" office:value="73.3600584119292">
            <text:p>73.36</text:p>
          </table:table-cell>
          <table:table-cell table:formula="of:=IF([.AE177]&gt;85;0;IF([.AE177]&gt;5;58.1/TAN(RADIANS([.AE177]))-0.07/POWER(TAN(RADIANS([.AE177]));3)+0.000086/POWER(TAN(RADIANS([.AE177]));5);IF([.AE177]&gt;-0.575;1735+[.AE177]*(-518.2+[.AE177]*(103.4+[.AE177]*(-12.79+[.AE177]*0.711)));-20.772/TAN(RADIANS([.AE177])))))/3600" office:value-type="float" office:value="0.00482294571546173">
            <text:p>0</text:p>
          </table:table-cell>
          <table:table-cell table:formula="of:=[.AE177]+[.AF177]" office:value-type="float" office:value="73.3648813576447">
            <text:p>73.36</text:p>
          </table:table-cell>
          <table:table-cell table:formula="of:=IF([.AC177]&gt;0;MOD(DEGREES(ACOS(((SIN(RADIANS([.$B$2]))*COS(RADIANS([.AD177])))-SIN(RADIANS([.T177])))/(COS(RADIANS([.$B$2]))*SIN(RADIANS([.AD177])))))+180;360);MOD(540-DEGREES(ACOS(((SIN(RADIANS([.$B$2]))*COS(RADIANS([.AD177])))-SIN(RADIANS([.T177])))/(COS(RADIANS([.$B$2]))*SIN(RADIANS([.AD177])))));360))" office:value-type="float" office:value="177.798107440315">
            <text:p>177.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7]+1" office:value-type="date" office:date-value="2026-06-26">
            <text:p>6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8]+2415018.5+[.E178]-[.$B$4]/24" office:value-type="float" office:value="2461218.29166667">
            <text:p>2461218.29</text:p>
          </table:table-cell>
          <table:table-cell table:style-name="ce9" table:formula="of:=([.F178]-2451545)/36525" office:value-type="float" office:value="0.264840292037413">
            <text:p>0.26484029</text:p>
          </table:table-cell>
          <table:table-cell/>
          <table:table-cell table:formula="of:=MOD(280.46646+[.G178]*(36000.76983+[.G178]*0.0003032);360)" office:value-type="float" office:value="94.9208766154516">
            <text:p>94.92</text:p>
          </table:table-cell>
          <table:table-cell table:formula="of:=357.52911+[.G178]*(35999.05029-0.0001537*[.G178])" office:value-type="float" office:value="9891.52809109254">
            <text:p>9891.53</text:p>
          </table:table-cell>
          <table:table-cell table:formula="of:=0.016708634-[.G178]*(0.000042037+0.0000001267*[.G178])" office:value-type="float" office:value="0.0166974920218574">
            <text:p>0.02</text:p>
          </table:table-cell>
          <table:table-cell table:formula="of:=SIN(RADIANS([.J178]))*(1.914602-[.G178]*(0.004817+0.000014*[.G178]))+SIN(RADIANS(2*[.J178]))*(0.019993-0.000101*[.G178])+SIN(RADIANS(3*[.J178]))*0.000289" office:value-type="float" office:value="0.276184876702504">
            <text:p>0.28</text:p>
          </table:table-cell>
          <table:table-cell table:formula="of:=[.I178]+[.L178]" office:value-type="float" office:value="95.1970614921541">
            <text:p>95.2</text:p>
          </table:table-cell>
          <table:table-cell table:formula="of:=[.J178]+[.L178]" office:value-type="float" office:value="9891.80427596924">
            <text:p>9891.8</text:p>
          </table:table-cell>
          <table:table-cell table:formula="of:=(1.000001018*(1-[.K178]*[.K178]))/(1+[.K178]*COS(RADIANS([.N178])))" office:value-type="float" office:value="1.01652223212661">
            <text:p>1.02</text:p>
          </table:table-cell>
          <table:table-cell table:formula="of:=[.M178]-0.00569-0.00478*SIN(RADIANS(125.04-1934.136*[.G178]))" office:value-type="float" office:value="95.1935562082561">
            <text:p>95.19</text:p>
          </table:table-cell>
          <table:table-cell table:formula="of:=23+(26+((21.448-[.G178]*(46.815+[.G178]*(0.00059-[.G178]*0.001813))))/60)/60" office:value-type="float" office:value="23.4358470816733">
            <text:p>23.44</text:p>
          </table:table-cell>
          <table:table-cell table:formula="of:=[.Q178]+0.00256*COS(RADIANS(125.04-1934.136*[.G178]))" office:value-type="float" office:value="23.4381240459339">
            <text:p>23.44</text:p>
          </table:table-cell>
          <table:table-cell table:formula="of:=DEGREES(ATAN2(COS(RADIANS([.P178]));COS(RADIANS([.R178]))*SIN(RADIANS([.P178]))))" office:value-type="float" office:value="95.657706059885">
            <text:p>95.66</text:p>
          </table:table-cell>
          <table:table-cell table:formula="of:=DEGREES(ASIN(SIN(RADIANS([.R178]))*SIN(RADIANS([.P178]))))" office:value-type="float" office:value="23.3361873736672">
            <text:p>23.34</text:p>
          </table:table-cell>
          <table:table-cell table:formula="of:=TAN(RADIANS([.R178]/2))*TAN(RADIANS([.R178]/2))" office:value-type="float" office:value="0.0430301220234446">
            <text:p>0.04</text:p>
          </table:table-cell>
          <table:table-cell table:formula="of:=4*DEGREES([.U178]*SIN(2*RADIANS([.I178]))-2*[.K178]*SIN(RADIANS([.J178]))+4*[.K178]*[.U178]*SIN(RADIANS([.J178]))*COS(2*RADIANS([.I178]))-0.5*[.U178]*[.U178]*SIN(4*RADIANS([.I178]))-1.25*[.K178]*[.K178]*SIN(2*RADIANS([.J178])))" office:value-type="float" office:value="-2.95700601867618">
            <text:p>-2.96</text:p>
          </table:table-cell>
          <table:table-cell table:formula="of:=DEGREES(ACOS(COS(RADIANS(90.833))/(COS(RADIANS([.$B$2]))*COS(RADIANS([.T178])))-TAN(RADIANS([.$B$2]))*TAN(RADIANS([.T178]))))" office:value-type="float" office:value="112.499212457971">
            <text:p>112.5</text:p>
          </table:table-cell>
          <table:table-cell table:style-name="ce7" table:formula="of:=(720-4*[.$B$3]-[.V178]+[.$B$4]*60)/1440" office:value-type="float" office:value="0.502053476401858">
            <text:p>12:02:57</text:p>
          </table:table-cell>
          <table:table-cell table:style-name="ce7" table:formula="of:=([.X178]*1440-[.W178]*4)/1440" office:value-type="float" office:value="0.189555664018605">
            <text:p>4:32:58</text:p>
          </table:table-cell>
          <table:table-cell table:style-name="ce7" table:formula="of:=([.X178]*1440+[.W178]*4)/1440" office:value-type="float" office:value="0.814551288785112">
            <text:p>19:32:57</text:p>
          </table:table-cell>
          <table:table-cell table:formula="of:=8*[.W178]" office:value-type="float" office:value="899.99369966377">
            <text:p>899.99</text:p>
          </table:table-cell>
          <table:table-cell table:formula="of:=MOD([.E178]*1440+[.V178]+4*[.$B$3]-60*[.$B$4];1440)" office:value-type="float" office:value="717.042993981324">
            <text:p>717.04</text:p>
          </table:table-cell>
          <table:table-cell table:formula="of:=IF([.AB178]/4&lt;0;[.AB178]/4+180;[.AB178]/4-180)" office:value-type="float" office:value="-0.739251504669056">
            <text:p>-0.74</text:p>
          </table:table-cell>
          <table:table-cell table:formula="of:=DEGREES(ACOS(SIN(RADIANS([.$B$2]))*SIN(RADIANS([.T178]))+COS(RADIANS([.$B$2]))*COS(RADIANS([.T178]))*COS(RADIANS([.AC178]))))" office:value-type="float" office:value="16.6755064223368">
            <text:p>16.68</text:p>
          </table:table-cell>
          <table:table-cell table:formula="of:=90-[.AD178]" office:value-type="float" office:value="73.3244935776632">
            <text:p>73.32</text:p>
          </table:table-cell>
          <table:table-cell table:formula="of:=IF([.AE178]&gt;85;0;IF([.AE178]&gt;5;58.1/TAN(RADIANS([.AE178]))-0.07/POWER(TAN(RADIANS([.AE178]));3)+0.000086/POWER(TAN(RADIANS([.AE178]));5);IF([.AE178]&gt;-0.575;1735+[.AE178]*(-518.2+[.AE178]*(103.4+[.AE178]*(-12.79+[.AE178]*0.711)));-20.772/TAN(RADIANS([.AE178])))))/3600" office:value-type="float" office:value="0.00483385683191805">
            <text:p>0</text:p>
          </table:table-cell>
          <table:table-cell table:formula="of:=[.AE178]+[.AF178]" office:value-type="float" office:value="73.3293274344951">
            <text:p>73.33</text:p>
          </table:table-cell>
          <table:table-cell table:formula="of:=IF([.AC178]&gt;0;MOD(DEGREES(ACOS(((SIN(RADIANS([.$B$2]))*COS(RADIANS([.AD178])))-SIN(RADIANS([.T178])))/(COS(RADIANS([.$B$2]))*SIN(RADIANS([.AD178])))))+180;360);MOD(540-DEGREES(ACOS(((SIN(RADIANS([.$B$2]))*COS(RADIANS([.AD178])))-SIN(RADIANS([.T178])))/(COS(RADIANS([.$B$2]))*SIN(RADIANS([.AD178])))));360))" office:value-type="float" office:value="177.633909246131">
            <text:p>177.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8]+1" office:value-type="date" office:date-value="2026-06-27">
            <text:p>6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79]+2415018.5+[.E179]-[.$B$4]/24" office:value-type="float" office:value="2461219.29166667">
            <text:p>2461219.29</text:p>
          </table:table-cell>
          <table:table-cell table:style-name="ce9" table:formula="of:=([.F179]-2451545)/36525" office:value-type="float" office:value="0.264867670545284">
            <text:p>0.26486767</text:p>
          </table:table-cell>
          <table:table-cell/>
          <table:table-cell table:formula="of:=MOD(280.46646+[.G179]*(36000.76983+[.G179]*0.0003032);360)" office:value-type="float" office:value="95.9065239800129">
            <text:p>95.91</text:p>
          </table:table-cell>
          <table:table-cell table:formula="of:=357.52911+[.G179]*(35999.05029-0.0001537*[.G179])" office:value-type="float" office:value="9892.51369137204">
            <text:p>9892.51</text:p>
          </table:table-cell>
          <table:table-cell table:formula="of:=0.016708634-[.G179]*(0.000042037+0.0000001267*[.G179])" office:value-type="float" office:value="0.0166974908691096">
            <text:p>0.02</text:p>
          </table:table-cell>
          <table:table-cell table:formula="of:=SIN(RADIANS([.J179]))*(1.914602-[.G179]*(0.004817+0.000014*[.G179]))+SIN(RADIANS(2*[.J179]))*(0.019993-0.000101*[.G179])+SIN(RADIANS(3*[.J179]))*0.000289" office:value-type="float" office:value="0.244237719862214">
            <text:p>0.24</text:p>
          </table:table-cell>
          <table:table-cell table:formula="of:=[.I179]+[.L179]" office:value-type="float" office:value="96.1507616998751">
            <text:p>96.15</text:p>
          </table:table-cell>
          <table:table-cell table:formula="of:=[.J179]+[.L179]" office:value-type="float" office:value="9892.7579290919">
            <text:p>9892.76</text:p>
          </table:table-cell>
          <table:table-cell table:formula="of:=(1.000001018*(1-[.K179]*[.K179]))/(1+[.K179]*COS(RADIANS([.N179])))" office:value-type="float" office:value="1.01656081461309">
            <text:p>1.02</text:p>
          </table:table-cell>
          <table:table-cell table:formula="of:=[.M179]-0.00569-0.00478*SIN(RADIANS(125.04-1934.136*[.G179]))" office:value-type="float" office:value="96.1472603443717">
            <text:p>96.15</text:p>
          </table:table-cell>
          <table:table-cell table:formula="of:=23+(26+((21.448-[.G179]*(46.815+[.G179]*(0.00059-[.G179]*0.001813))))/60)/60" office:value-type="float" office:value="23.4358467256391">
            <text:p>23.44</text:p>
          </table:table-cell>
          <table:table-cell table:formula="of:=[.Q179]+0.00256*COS(RADIANS(125.04-1934.136*[.G179]))" office:value-type="float" office:value="23.4381226075402">
            <text:p>23.44</text:p>
          </table:table-cell>
          <table:table-cell table:formula="of:=DEGREES(ATAN2(COS(RADIANS([.P179]));COS(RADIANS([.R179]))*SIN(RADIANS([.P179]))))" office:value-type="float" office:value="96.6952685242522">
            <text:p>96.7</text:p>
          </table:table-cell>
          <table:table-cell table:formula="of:=DEGREES(ASIN(SIN(RADIANS([.R179]))*SIN(RADIANS([.P179]))))" office:value-type="float" office:value="23.2953720225753">
            <text:p>23.3</text:p>
          </table:table-cell>
          <table:table-cell table:formula="of:=TAN(RADIANS([.R179]/2))*TAN(RADIANS([.R179]/2))" office:value-type="float" office:value="0.0430301165917135">
            <text:p>0.04</text:p>
          </table:table-cell>
          <table:table-cell table:formula="of:=4*DEGREES([.U179]*SIN(2*RADIANS([.I179]))-2*[.K179]*SIN(RADIANS([.J179]))+4*[.K179]*[.U179]*SIN(RADIANS([.J179]))*COS(2*RADIANS([.I179]))-0.5*[.U179]*[.U179]*SIN(4*RADIANS([.I179]))-1.25*[.K179]*[.K179]*SIN(2*RADIANS([.J179])))" office:value-type="float" office:value="-3.16446770718341">
            <text:p>-3.16</text:p>
          </table:table-cell>
          <table:table-cell table:formula="of:=DEGREES(ACOS(COS(RADIANS(90.833))/(COS(RADIANS([.$B$2]))*COS(RADIANS([.T179])))-TAN(RADIANS([.$B$2]))*TAN(RADIANS([.T179]))))" office:value-type="float" office:value="112.454870423593">
            <text:p>112.45</text:p>
          </table:table-cell>
          <table:table-cell table:style-name="ce7" table:formula="of:=(720-4*[.$B$3]-[.V179]+[.$B$4]*60)/1440" office:value-type="float" office:value="0.502197547018877">
            <text:p>12:03:10</text:p>
          </table:table-cell>
          <table:table-cell table:style-name="ce7" table:formula="of:=([.X179]*1440-[.W179]*4)/1440" office:value-type="float" office:value="0.18982290695334">
            <text:p>4:33:21</text:p>
          </table:table-cell>
          <table:table-cell table:style-name="ce7" table:formula="of:=([.X179]*1440+[.W179]*4)/1440" office:value-type="float" office:value="0.814572187084415">
            <text:p>19:32:59</text:p>
          </table:table-cell>
          <table:table-cell table:formula="of:=8*[.W179]" office:value-type="float" office:value="899.638963388748">
            <text:p>899.64</text:p>
          </table:table-cell>
          <table:table-cell table:formula="of:=MOD([.E179]*1440+[.V179]+4*[.$B$3]-60*[.$B$4];1440)" office:value-type="float" office:value="716.835532292817">
            <text:p>716.84</text:p>
          </table:table-cell>
          <table:table-cell table:formula="of:=IF([.AB179]/4&lt;0;[.AB179]/4+180;[.AB179]/4-180)" office:value-type="float" office:value="-0.791116926795866">
            <text:p>-0.79</text:p>
          </table:table-cell>
          <table:table-cell table:formula="of:=DEGREES(ACOS(SIN(RADIANS([.$B$2]))*SIN(RADIANS([.T179]))+COS(RADIANS([.$B$2]))*COS(RADIANS([.T179]))*COS(RADIANS([.AC179]))))" office:value-type="float" office:value="16.717991838839">
            <text:p>16.72</text:p>
          </table:table-cell>
          <table:table-cell table:formula="of:=90-[.AD179]" office:value-type="float" office:value="73.282008161161">
            <text:p>73.28</text:p>
          </table:table-cell>
          <table:table-cell table:formula="of:=IF([.AE179]&gt;85;0;IF([.AE179]&gt;5;58.1/TAN(RADIANS([.AE179]))-0.07/POWER(TAN(RADIANS([.AE179]));3)+0.000086/POWER(TAN(RADIANS([.AE179]));5);IF([.AE179]&gt;-0.575;1735+[.AE179]*(-518.2+[.AE179]*(103.4+[.AE179]*(-12.79+[.AE179]*0.711)));-20.772/TAN(RADIANS([.AE179])))))/3600" office:value-type="float" office:value="0.00484689644866613">
            <text:p>0</text:p>
          </table:table-cell>
          <table:table-cell table:formula="of:=[.AE179]+[.AF179]" office:value-type="float" office:value="73.2868550576096">
            <text:p>73.29</text:p>
          </table:table-cell>
          <table:table-cell table:formula="of:=IF([.AC179]&gt;0;MOD(DEGREES(ACOS(((SIN(RADIANS([.$B$2]))*COS(RADIANS([.AD179])))-SIN(RADIANS([.T179])))/(COS(RADIANS([.$B$2]))*SIN(RADIANS([.AD179])))))+180;360);MOD(540-DEGREES(ACOS(((SIN(RADIANS([.$B$2]))*COS(RADIANS([.AD179])))-SIN(RADIANS([.T179])))/(COS(RADIANS([.$B$2]))*SIN(RADIANS([.AD179])))));360))" office:value-type="float" office:value="177.473291391919">
            <text:p>177.4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79]+1" office:value-type="date" office:date-value="2026-06-28">
            <text:p>6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0]+2415018.5+[.E180]-[.$B$4]/24" office:value-type="float" office:value="2461220.29166667">
            <text:p>2461220.29</text:p>
          </table:table-cell>
          <table:table-cell table:style-name="ce9" table:formula="of:=([.F180]-2451545)/36525" office:value-type="float" office:value="0.264895049053156">
            <text:p>0.26489505</text:p>
          </table:table-cell>
          <table:table-cell/>
          <table:table-cell table:formula="of:=MOD(280.46646+[.G180]*(36000.76983+[.G180]*0.0003032);360)" office:value-type="float" office:value="96.8921713445761">
            <text:p>96.89</text:p>
          </table:table-cell>
          <table:table-cell table:formula="of:=357.52911+[.G180]*(35999.05029-0.0001537*[.G180])" office:value-type="float" office:value="9893.49929165153">
            <text:p>9893.5</text:p>
          </table:table-cell>
          <table:table-cell table:formula="of:=0.016708634-[.G180]*(0.000042037+0.0000001267*[.G180])" office:value-type="float" office:value="0.0166974897163616">
            <text:p>0.02</text:p>
          </table:table-cell>
          <table:table-cell table:formula="of:=SIN(RADIANS([.J180]))*(1.914602-[.G180]*(0.004817+0.000014*[.G180]))+SIN(RADIANS(2*[.J180]))*(0.019993-0.000101*[.G180])+SIN(RADIANS(3*[.J180]))*0.000289" office:value-type="float" office:value="0.212222614687211">
            <text:p>0.21</text:p>
          </table:table-cell>
          <table:table-cell table:formula="of:=[.I180]+[.L180]" office:value-type="float" office:value="97.1043939592633">
            <text:p>97.1</text:p>
          </table:table-cell>
          <table:table-cell table:formula="of:=[.J180]+[.L180]" office:value-type="float" office:value="9893.71151426622">
            <text:p>9893.71</text:p>
          </table:table-cell>
          <table:table-cell table:formula="of:=(1.000001018*(1-[.K180]*[.K180]))/(1+[.K180]*COS(RADIANS([.N180])))" office:value-type="float" office:value="1.01659465408798">
            <text:p>1.02</text:p>
          </table:table-cell>
          <table:table-cell table:formula="of:=[.M180]-0.00569-0.00478*SIN(RADIANS(125.04-1934.136*[.G180]))" office:value-type="float" office:value="97.1008965302848">
            <text:p>97.1</text:p>
          </table:table-cell>
          <table:table-cell table:formula="of:=23+(26+((21.448-[.G180]*(46.815+[.G180]*(0.00059-[.G180]*0.001813))))/60)/60" office:value-type="float" office:value="23.4358463696049">
            <text:p>23.44</text:p>
          </table:table-cell>
          <table:table-cell table:formula="of:=[.Q180]+0.00256*COS(RADIANS(125.04-1934.136*[.G180]))" office:value-type="float" office:value="23.4381211672025">
            <text:p>23.44</text:p>
          </table:table-cell>
          <table:table-cell table:formula="of:=DEGREES(ATAN2(COS(RADIANS([.P180]));COS(RADIANS([.R180]))*SIN(RADIANS([.P180]))))" office:value-type="float" office:value="97.7320677383693">
            <text:p>97.73</text:p>
          </table:table-cell>
          <table:table-cell table:formula="of:=DEGREES(ASIN(SIN(RADIANS([.R180]))*SIN(RADIANS([.P180]))))" office:value-type="float" office:value="23.2477400596601">
            <text:p>23.25</text:p>
          </table:table-cell>
          <table:table-cell table:formula="of:=TAN(RADIANS([.R180]/2))*TAN(RADIANS([.R180]/2))" office:value-type="float" office:value="0.0430301111526418">
            <text:p>0.04</text:p>
          </table:table-cell>
          <table:table-cell table:formula="of:=4*DEGREES([.U180]*SIN(2*RADIANS([.I180]))-2*[.K180]*SIN(RADIANS([.J180]))+4*[.K180]*[.U180]*SIN(RADIANS([.J180]))*COS(2*RADIANS([.I180]))-0.5*[.U180]*[.U180]*SIN(4*RADIANS([.I180]))-1.25*[.K180]*[.K180]*SIN(2*RADIANS([.J180])))" office:value-type="float" office:value="-3.36890054089294">
            <text:p>-3.37</text:p>
          </table:table-cell>
          <table:table-cell table:formula="of:=DEGREES(ACOS(COS(RADIANS(90.833))/(COS(RADIANS([.$B$2]))*COS(RADIANS([.T180])))-TAN(RADIANS([.$B$2]))*TAN(RADIANS([.T180]))))" office:value-type="float" office:value="112.403175890602">
            <text:p>112.4</text:p>
          </table:table-cell>
          <table:table-cell table:style-name="ce7" table:formula="of:=(720-4*[.$B$3]-[.V180]+[.$B$4]*60)/1440" office:value-type="float" office:value="0.502339514264509">
            <text:p>12:03:22</text:p>
          </table:table-cell>
          <table:table-cell table:style-name="ce7" table:formula="of:=([.X180]*1440-[.W180]*4)/1440" office:value-type="float" office:value="0.190108470123947">
            <text:p>4:33:45</text:p>
          </table:table-cell>
          <table:table-cell table:style-name="ce7" table:formula="of:=([.X180]*1440+[.W180]*4)/1440" office:value-type="float" office:value="0.814570558405071">
            <text:p>19:32:59</text:p>
          </table:table-cell>
          <table:table-cell table:formula="of:=8*[.W180]" office:value-type="float" office:value="899.225407124818">
            <text:p>899.23</text:p>
          </table:table-cell>
          <table:table-cell table:formula="of:=MOD([.E180]*1440+[.V180]+4*[.$B$3]-60*[.$B$4];1440)" office:value-type="float" office:value="716.631099459107">
            <text:p>716.63</text:p>
          </table:table-cell>
          <table:table-cell table:formula="of:=IF([.AB180]/4&lt;0;[.AB180]/4+180;[.AB180]/4-180)" office:value-type="float" office:value="-0.842225135223231">
            <text:p>-0.84</text:p>
          </table:table-cell>
          <table:table-cell table:formula="of:=DEGREES(ACOS(SIN(RADIANS([.$B$2]))*SIN(RADIANS([.T180]))+COS(RADIANS([.$B$2]))*COS(RADIANS([.T180]))*COS(RADIANS([.AC180]))))" office:value-type="float" office:value="16.7673690422896">
            <text:p>16.77</text:p>
          </table:table-cell>
          <table:table-cell table:formula="of:=90-[.AD180]" office:value-type="float" office:value="73.2326309577104">
            <text:p>73.23</text:p>
          </table:table-cell>
          <table:table-cell table:formula="of:=IF([.AE180]&gt;85;0;IF([.AE180]&gt;5;58.1/TAN(RADIANS([.AE180]))-0.07/POWER(TAN(RADIANS([.AE180]));3)+0.000086/POWER(TAN(RADIANS([.AE180]));5);IF([.AE180]&gt;-0.575;1735+[.AE180]*(-518.2+[.AE180]*(103.4+[.AE180]*(-12.79+[.AE180]*0.711)));-20.772/TAN(RADIANS([.AE180])))))/3600" office:value-type="float" office:value="0.00486205856359083">
            <text:p>0</text:p>
          </table:table-cell>
          <table:table-cell table:formula="of:=[.AE180]+[.AF180]" office:value-type="float" office:value="73.237493016274">
            <text:p>73.24</text:p>
          </table:table-cell>
          <table:table-cell table:formula="of:=IF([.AC180]&gt;0;MOD(DEGREES(ACOS(((SIN(RADIANS([.$B$2]))*COS(RADIANS([.AD180])))-SIN(RADIANS([.T180])))/(COS(RADIANS([.$B$2]))*SIN(RADIANS([.AD180])))))+180;360);MOD(540-DEGREES(ACOS(((SIN(RADIANS([.$B$2]))*COS(RADIANS([.AD180])))-SIN(RADIANS([.T180])))/(COS(RADIANS([.$B$2]))*SIN(RADIANS([.AD180])))));360))" office:value-type="float" office:value="177.31669548723">
            <text:p>177.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0]+1" office:value-type="date" office:date-value="2026-06-29">
            <text:p>6/2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1]+2415018.5+[.E181]-[.$B$4]/24" office:value-type="float" office:value="2461221.29166667">
            <text:p>2461221.29</text:p>
          </table:table-cell>
          <table:table-cell table:style-name="ce9" table:formula="of:=([.F181]-2451545)/36525" office:value-type="float" office:value="0.264922427561027">
            <text:p>0.26492243</text:p>
          </table:table-cell>
          <table:table-cell/>
          <table:table-cell table:formula="of:=MOD(280.46646+[.G181]*(36000.76983+[.G181]*0.0003032);360)" office:value-type="float" office:value="97.8778187091357">
            <text:p>97.88</text:p>
          </table:table-cell>
          <table:table-cell table:formula="of:=357.52911+[.G181]*(35999.05029-0.0001537*[.G181])" office:value-type="float" office:value="9894.48489193103">
            <text:p>9894.48</text:p>
          </table:table-cell>
          <table:table-cell table:formula="of:=0.016708634-[.G181]*(0.000042037+0.0000001267*[.G181])" office:value-type="float" office:value="0.0166974885636134">
            <text:p>0.02</text:p>
          </table:table-cell>
          <table:table-cell table:formula="of:=SIN(RADIANS([.J181]))*(1.914602-[.G181]*(0.004817+0.000014*[.G181]))+SIN(RADIANS(2*[.J181]))*(0.019993-0.000101*[.G181])+SIN(RADIANS(3*[.J181]))*0.000289" office:value-type="float" office:value="0.18014847581217">
            <text:p>0.18</text:p>
          </table:table-cell>
          <table:table-cell table:formula="of:=[.I181]+[.L181]" office:value-type="float" office:value="98.0579671849479">
            <text:p>98.06</text:p>
          </table:table-cell>
          <table:table-cell table:formula="of:=[.J181]+[.L181]" office:value-type="float" office:value="9894.66504040684">
            <text:p>9894.67</text:p>
          </table:table-cell>
          <table:table-cell table:formula="of:=(1.000001018*(1-[.K181]*[.K181]))/(1+[.K181]*COS(RADIANS([.N181])))" office:value-type="float" office:value="1.01662374149493">
            <text:p>1.02</text:p>
          </table:table-cell>
          <table:table-cell table:formula="of:=[.M181]-0.00569-0.00478*SIN(RADIANS(125.04-1934.136*[.G181]))" office:value-type="float" office:value="98.0544736806215">
            <text:p>98.05</text:p>
          </table:table-cell>
          <table:table-cell table:formula="of:=23+(26+((21.448-[.G181]*(46.815+[.G181]*(0.00059-[.G181]*0.001813))))/60)/60" office:value-type="float" office:value="23.4358460135708">
            <text:p>23.44</text:p>
          </table:table-cell>
          <table:table-cell table:formula="of:=[.Q181]+0.00256*COS(RADIANS(125.04-1934.136*[.G181]))" office:value-type="float" office:value="23.4381197249217">
            <text:p>23.44</text:p>
          </table:table-cell>
          <table:table-cell table:formula="of:=DEGREES(ATAN2(COS(RADIANS([.P181]));COS(RADIANS([.R181]))*SIN(RADIANS([.P181]))))" office:value-type="float" office:value="98.7680097940975">
            <text:p>98.77</text:p>
          </table:table-cell>
          <table:table-cell table:formula="of:=DEGREES(ASIN(SIN(RADIANS([.R181]))*SIN(RADIANS([.P181]))))" office:value-type="float" office:value="23.1933128641585">
            <text:p>23.19</text:p>
          </table:table-cell>
          <table:table-cell table:formula="of:=TAN(RADIANS([.R181]/2))*TAN(RADIANS([.R181]/2))" office:value-type="float" office:value="0.0430301057062328">
            <text:p>0.04</text:p>
          </table:table-cell>
          <table:table-cell table:formula="of:=4*DEGREES([.U181]*SIN(2*RADIANS([.I181]))-2*[.K181]*SIN(RADIANS([.J181]))+4*[.K181]*[.U181]*SIN(RADIANS([.J181]))*COS(2*RADIANS([.I181]))-0.5*[.U181]*[.U181]*SIN(4*RADIANS([.I181]))-1.25*[.K181]*[.K181]*SIN(2*RADIANS([.J181])))" office:value-type="float" office:value="-3.5699295569532">
            <text:p>-3.57</text:p>
          </table:table-cell>
          <table:table-cell table:formula="of:=DEGREES(ACOS(COS(RADIANS(90.833))/(COS(RADIANS([.$B$2]))*COS(RADIANS([.T181])))-TAN(RADIANS([.$B$2]))*TAN(RADIANS([.T181]))))" office:value-type="float" office:value="112.344176310984">
            <text:p>112.34</text:p>
          </table:table-cell>
          <table:table-cell table:style-name="ce7" table:formula="of:=(720-4*[.$B$3]-[.V181]+[.$B$4]*60)/1440" office:value-type="float" office:value="0.502479117747884">
            <text:p>12:03:34</text:p>
          </table:table-cell>
          <table:table-cell table:style-name="ce7" table:formula="of:=([.X181]*1440-[.W181]*4)/1440" office:value-type="float" office:value="0.190411961328485">
            <text:p>4:34:12</text:p>
          </table:table-cell>
          <table:table-cell table:style-name="ce7" table:formula="of:=([.X181]*1440+[.W181]*4)/1440" office:value-type="float" office:value="0.814546274167283">
            <text:p>19:32:57</text:p>
          </table:table-cell>
          <table:table-cell table:formula="of:=8*[.W181]" office:value-type="float" office:value="898.75341048787">
            <text:p>898.75</text:p>
          </table:table-cell>
          <table:table-cell table:formula="of:=MOD([.E181]*1440+[.V181]+4*[.$B$3]-60*[.$B$4];1440)" office:value-type="float" office:value="716.430070443047">
            <text:p>716.43</text:p>
          </table:table-cell>
          <table:table-cell table:formula="of:=IF([.AB181]/4&lt;0;[.AB181]/4+180;[.AB181]/4-180)" office:value-type="float" office:value="-0.892482389238296">
            <text:p>-0.89</text:p>
          </table:table-cell>
          <table:table-cell table:formula="of:=DEGREES(ACOS(SIN(RADIANS([.$B$2]))*SIN(RADIANS([.T181]))+COS(RADIANS([.$B$2]))*COS(RADIANS([.T181]))*COS(RADIANS([.AC181]))))" office:value-type="float" office:value="16.8236058498618">
            <text:p>16.82</text:p>
          </table:table-cell>
          <table:table-cell table:formula="of:=90-[.AD181]" office:value-type="float" office:value="73.1763941501382">
            <text:p>73.18</text:p>
          </table:table-cell>
          <table:table-cell table:formula="of:=IF([.AE181]&gt;85;0;IF([.AE181]&gt;5;58.1/TAN(RADIANS([.AE181]))-0.07/POWER(TAN(RADIANS([.AE181]));3)+0.000086/POWER(TAN(RADIANS([.AE181]));5);IF([.AE181]&gt;-0.575;1735+[.AE181]*(-518.2+[.AE181]*(103.4+[.AE181]*(-12.79+[.AE181]*0.711)));-20.772/TAN(RADIANS([.AE181])))))/3600" office:value-type="float" office:value="0.00487933659419357">
            <text:p>0</text:p>
          </table:table-cell>
          <table:table-cell table:formula="of:=[.AE181]+[.AF181]" office:value-type="float" office:value="73.1812734867324">
            <text:p>73.18</text:p>
          </table:table-cell>
          <table:table-cell table:formula="of:=IF([.AC181]&gt;0;MOD(DEGREES(ACOS(((SIN(RADIANS([.$B$2]))*COS(RADIANS([.AD181])))-SIN(RADIANS([.T181])))/(COS(RADIANS([.$B$2]))*SIN(RADIANS([.AD181])))))+180;360);MOD(540-DEGREES(ACOS(((SIN(RADIANS([.$B$2]))*COS(RADIANS([.AD181])))-SIN(RADIANS([.T181])))/(COS(RADIANS([.$B$2]))*SIN(RADIANS([.AD181])))));360))" office:value-type="float" office:value="177.164545142318">
            <text:p>177.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1]+1" office:value-type="date" office:date-value="2026-06-30">
            <text:p>6/3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2]+2415018.5+[.E182]-[.$B$4]/24" office:value-type="float" office:value="2461222.29166667">
            <text:p>2461222.29</text:p>
          </table:table-cell>
          <table:table-cell table:style-name="ce9" table:formula="of:=([.F182]-2451545)/36525" office:value-type="float" office:value="0.264949806068898">
            <text:p>0.26494981</text:p>
          </table:table-cell>
          <table:table-cell/>
          <table:table-cell table:formula="of:=MOD(280.46646+[.G182]*(36000.76983+[.G182]*0.0003032);360)" office:value-type="float" office:value="98.8634660736989">
            <text:p>98.86</text:p>
          </table:table-cell>
          <table:table-cell table:formula="of:=357.52911+[.G182]*(35999.05029-0.0001537*[.G182])" office:value-type="float" office:value="9895.47049221052">
            <text:p>9895.47</text:p>
          </table:table-cell>
          <table:table-cell table:formula="of:=0.016708634-[.G182]*(0.000042037+0.0000001267*[.G182])" office:value-type="float" office:value="0.016697487410865">
            <text:p>0.02</text:p>
          </table:table-cell>
          <table:table-cell table:formula="of:=SIN(RADIANS([.J182]))*(1.914602-[.G182]*(0.004817+0.000014*[.G182]))+SIN(RADIANS(2*[.J182]))*(0.019993-0.000101*[.G182])+SIN(RADIANS(3*[.J182]))*0.000289" office:value-type="float" office:value="0.148024231228167">
            <text:p>0.15</text:p>
          </table:table-cell>
          <table:table-cell table:formula="of:=[.I182]+[.L182]" office:value-type="float" office:value="99.011490304927">
            <text:p>99.01</text:p>
          </table:table-cell>
          <table:table-cell table:formula="of:=[.J182]+[.L182]" office:value-type="float" office:value="9895.61851644175">
            <text:p>9895.62</text:p>
          </table:table-cell>
          <table:table-cell table:formula="of:=(1.000001018*(1-[.K182]*[.K182]))/(1+[.K182]*COS(RADIANS([.N182])))" office:value-type="float" office:value="1.01664806905092">
            <text:p>1.02</text:p>
          </table:table-cell>
          <table:table-cell table:formula="of:=[.M182]-0.00569-0.00478*SIN(RADIANS(125.04-1934.136*[.G182]))" office:value-type="float" office:value="99.0080007233767">
            <text:p>99.01</text:p>
          </table:table-cell>
          <table:table-cell table:formula="of:=23+(26+((21.448-[.G182]*(46.815+[.G182]*(0.00059-[.G182]*0.001813))))/60)/60" office:value-type="float" office:value="23.4358456575366">
            <text:p>23.44</text:p>
          </table:table-cell>
          <table:table-cell table:formula="of:=[.Q182]+0.00256*COS(RADIANS(125.04-1934.136*[.G182]))" office:value-type="float" office:value="23.4381182806988">
            <text:p>23.44</text:p>
          </table:table-cell>
          <table:table-cell table:formula="of:=DEGREES(ATAN2(COS(RADIANS([.P182]));COS(RADIANS([.R182]))*SIN(RADIANS([.P182]))))" office:value-type="float" office:value="99.8030021607424">
            <text:p>99.8</text:p>
          </table:table-cell>
          <table:table-cell table:formula="of:=DEGREES(ASIN(SIN(RADIANS([.R182]))*SIN(RADIANS([.P182]))))" office:value-type="float" office:value="23.1321144138493">
            <text:p>23.13</text:p>
          </table:table-cell>
          <table:table-cell table:formula="of:=TAN(RADIANS([.R182]/2))*TAN(RADIANS([.R182]/2))" office:value-type="float" office:value="0.0430301002524902">
            <text:p>0.04</text:p>
          </table:table-cell>
          <table:table-cell table:formula="of:=4*DEGREES([.U182]*SIN(2*RADIANS([.I182]))-2*[.K182]*SIN(RADIANS([.J182]))+4*[.K182]*[.U182]*SIN(RADIANS([.J182]))*COS(2*RADIANS([.I182]))-0.5*[.U182]*[.U182]*SIN(4*RADIANS([.I182]))-1.25*[.K182]*[.K182]*SIN(2*RADIANS([.J182])))" office:value-type="float" office:value="-3.76718504918766">
            <text:p>-3.77</text:p>
          </table:table-cell>
          <table:table-cell table:formula="of:=DEGREES(ACOS(COS(RADIANS(90.833))/(COS(RADIANS([.$B$2]))*COS(RADIANS([.T182])))-TAN(RADIANS([.$B$2]))*TAN(RADIANS([.T182]))))" office:value-type="float" office:value="112.277925104308">
            <text:p>112.28</text:p>
          </table:table-cell>
          <table:table-cell table:style-name="ce7" table:formula="of:=(720-4*[.$B$3]-[.V182]+[.$B$4]*60)/1440" office:value-type="float" office:value="0.502616100728603">
            <text:p>12:03:46</text:p>
          </table:table-cell>
          <table:table-cell table:style-name="ce7" table:formula="of:=([.X182]*1440-[.W182]*4)/1440" office:value-type="float" office:value="0.190732975438857">
            <text:p>4:34:39</text:p>
          </table:table-cell>
          <table:table-cell table:style-name="ce7" table:formula="of:=([.X182]*1440+[.W182]*4)/1440" office:value-type="float" office:value="0.814499226018348">
            <text:p>19:32:53</text:p>
          </table:table-cell>
          <table:table-cell table:formula="of:=8*[.W182]" office:value-type="float" office:value="898.223400834467">
            <text:p>898.22</text:p>
          </table:table-cell>
          <table:table-cell table:formula="of:=MOD([.E182]*1440+[.V182]+4*[.$B$3]-60*[.$B$4];1440)" office:value-type="float" office:value="716.232814950812">
            <text:p>716.23</text:p>
          </table:table-cell>
          <table:table-cell table:formula="of:=IF([.AB182]/4&lt;0;[.AB182]/4+180;[.AB182]/4-180)" office:value-type="float" office:value="-0.941796262296919">
            <text:p>-0.94</text:p>
          </table:table-cell>
          <table:table-cell table:formula="of:=DEGREES(ACOS(SIN(RADIANS([.$B$2]))*SIN(RADIANS([.T182]))+COS(RADIANS([.$B$2]))*COS(RADIANS([.T182]))*COS(RADIANS([.AC182]))))" office:value-type="float" office:value="16.886666821215">
            <text:p>16.89</text:p>
          </table:table-cell>
          <table:table-cell table:formula="of:=90-[.AD182]" office:value-type="float" office:value="73.113333178785">
            <text:p>73.11</text:p>
          </table:table-cell>
          <table:table-cell table:formula="of:=IF([.AE182]&gt;85;0;IF([.AE182]&gt;5;58.1/TAN(RADIANS([.AE182]))-0.07/POWER(TAN(RADIANS([.AE182]));3)+0.000086/POWER(TAN(RADIANS([.AE182]));5);IF([.AE182]&gt;-0.575;1735+[.AE182]*(-518.2+[.AE182]*(103.4+[.AE182]*(-12.79+[.AE182]*0.711)));-20.772/TAN(RADIANS([.AE182])))))/3600" office:value-type="float" office:value="0.00489872341595379">
            <text:p>0</text:p>
          </table:table-cell>
          <table:table-cell table:formula="of:=[.AE182]+[.AF182]" office:value-type="float" office:value="73.1182319022009">
            <text:p>73.12</text:p>
          </table:table-cell>
          <table:table-cell table:formula="of:=IF([.AC182]&gt;0;MOD(DEGREES(ACOS(((SIN(RADIANS([.$B$2]))*COS(RADIANS([.AD182])))-SIN(RADIANS([.T182])))/(COS(RADIANS([.$B$2]))*SIN(RADIANS([.AD182])))))+180;360);MOD(540-DEGREES(ACOS(((SIN(RADIANS([.$B$2]))*COS(RADIANS([.AD182])))-SIN(RADIANS([.T182])))/(COS(RADIANS([.$B$2]))*SIN(RADIANS([.AD182])))));360))" office:value-type="float" office:value="177.017244157301">
            <text:p>177.0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2]+1" office:value-type="date" office:date-value="2026-07-01">
            <text:p>7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3]+2415018.5+[.E183]-[.$B$4]/24" office:value-type="float" office:value="2461223.29166667">
            <text:p>2461223.29</text:p>
          </table:table-cell>
          <table:table-cell table:style-name="ce9" table:formula="of:=([.F183]-2451545)/36525" office:value-type="float" office:value="0.26497718457677">
            <text:p>0.26497718</text:p>
          </table:table-cell>
          <table:table-cell/>
          <table:table-cell table:formula="of:=MOD(280.46646+[.G183]*(36000.76983+[.G183]*0.0003032);360)" office:value-type="float" office:value="99.8491134382621">
            <text:p>99.85</text:p>
          </table:table-cell>
          <table:table-cell table:formula="of:=357.52911+[.G183]*(35999.05029-0.0001537*[.G183])" office:value-type="float" office:value="9896.45609249002">
            <text:p>9896.46</text:p>
          </table:table-cell>
          <table:table-cell table:formula="of:=0.016708634-[.G183]*(0.000042037+0.0000001267*[.G183])" office:value-type="float" office:value="0.0166974862581165">
            <text:p>0.02</text:p>
          </table:table-cell>
          <table:table-cell table:formula="of:=SIN(RADIANS([.J183]))*(1.914602-[.G183]*(0.004817+0.000014*[.G183]))+SIN(RADIANS(2*[.J183]))*(0.019993-0.000101*[.G183])+SIN(RADIANS(3*[.J183]))*0.000289" office:value-type="float" office:value="0.115858820257182">
            <text:p>0.12</text:p>
          </table:table-cell>
          <table:table-cell table:formula="of:=[.I183]+[.L183]" office:value-type="float" office:value="99.9649722585193">
            <text:p>99.96</text:p>
          </table:table-cell>
          <table:table-cell table:formula="of:=[.J183]+[.L183]" office:value-type="float" office:value="9896.57195131028">
            <text:p>9896.57</text:p>
          </table:table-cell>
          <table:table-cell table:formula="of:=(1.000001018*(1-[.K183]*[.K183]))/(1+[.K183]*COS(RADIANS([.N183])))" office:value-type="float" office:value="1.0166676302477">
            <text:p>1.02</text:p>
          </table:table-cell>
          <table:table-cell table:formula="of:=[.M183]-0.00569-0.00478*SIN(RADIANS(125.04-1934.136*[.G183]))" office:value-type="float" office:value="99.9614865978653">
            <text:p>99.96</text:p>
          </table:table-cell>
          <table:table-cell table:formula="of:=23+(26+((21.448-[.G183]*(46.815+[.G183]*(0.00059-[.G183]*0.001813))))/60)/60" office:value-type="float" office:value="23.4358453015025">
            <text:p>23.44</text:p>
          </table:table-cell>
          <table:table-cell table:formula="of:=[.Q183]+0.00256*COS(RADIANS(125.04-1934.136*[.G183]))" office:value-type="float" office:value="23.4381168345347">
            <text:p>23.44</text:p>
          </table:table-cell>
          <table:table-cell table:formula="of:=DEGREES(ATAN2(COS(RADIANS([.P183]));COS(RADIANS([.R183]))*SIN(RADIANS([.P183]))))" office:value-type="float" office:value="100.836953841043">
            <text:p>100.84</text:p>
          </table:table-cell>
          <table:table-cell table:formula="of:=DEGREES(ASIN(SIN(RADIANS([.R183]))*SIN(RADIANS([.P183]))))" office:value-type="float" office:value="23.0641712522478">
            <text:p>23.06</text:p>
          </table:table-cell>
          <table:table-cell table:formula="of:=TAN(RADIANS([.R183]/2))*TAN(RADIANS([.R183]/2))" office:value-type="float" office:value="0.0430300947914175">
            <text:p>0.04</text:p>
          </table:table-cell>
          <table:table-cell table:formula="of:=4*DEGREES([.U183]*SIN(2*RADIANS([.I183]))-2*[.K183]*SIN(RADIANS([.J183]))+4*[.K183]*[.U183]*SIN(RADIANS([.J183]))*COS(2*RADIANS([.I183]))-0.5*[.U183]*[.U183]*SIN(4*RADIANS([.I183]))-1.25*[.K183]*[.K183]*SIN(2*RADIANS([.J183])))" office:value-type="float" office:value="-3.96030318588512">
            <text:p>-3.96</text:p>
          </table:table-cell>
          <table:table-cell table:formula="of:=DEGREES(ACOS(COS(RADIANS(90.833))/(COS(RADIANS([.$B$2]))*COS(RADIANS([.T183])))-TAN(RADIANS([.$B$2]))*TAN(RADIANS([.T183]))))" office:value-type="float" office:value="112.204481491889">
            <text:p>112.2</text:p>
          </table:table-cell>
          <table:table-cell table:style-name="ce7" table:formula="of:=(720-4*[.$B$3]-[.V183]+[.$B$4]*60)/1440" office:value-type="float" office:value="0.502750210545754">
            <text:p>12:03:58</text:p>
          </table:table-cell>
          <table:table-cell table:style-name="ce7" table:formula="of:=([.X183]*1440-[.W183]*4)/1440" office:value-type="float" office:value="0.191071095290506">
            <text:p>4:35:09</text:p>
          </table:table-cell>
          <table:table-cell table:style-name="ce7" table:formula="of:=([.X183]*1440+[.W183]*4)/1440" office:value-type="float" office:value="0.814429325801001">
            <text:p>19:32:47</text:p>
          </table:table-cell>
          <table:table-cell table:formula="of:=8*[.W183]" office:value-type="float" office:value="897.635851935112">
            <text:p>897.64</text:p>
          </table:table-cell>
          <table:table-cell table:formula="of:=MOD([.E183]*1440+[.V183]+4*[.$B$3]-60*[.$B$4];1440)" office:value-type="float" office:value="716.039696814115">
            <text:p>716.04</text:p>
          </table:table-cell>
          <table:table-cell table:formula="of:=IF([.AB183]/4&lt;0;[.AB183]/4+180;[.AB183]/4-180)" office:value-type="float" office:value="-0.990075796471274">
            <text:p>-0.99</text:p>
          </table:table-cell>
          <table:table-cell table:formula="of:=DEGREES(ACOS(SIN(RADIANS([.$B$2]))*SIN(RADIANS([.T183]))+COS(RADIANS([.$B$2]))*COS(RADIANS([.T183]))*COS(RADIANS([.AC183]))))" office:value-type="float" office:value="16.956513397997">
            <text:p>16.96</text:p>
          </table:table-cell>
          <table:table-cell table:formula="of:=90-[.AD183]" office:value-type="float" office:value="73.043486602003">
            <text:p>73.04</text:p>
          </table:table-cell>
          <table:table-cell table:formula="of:=IF([.AE183]&gt;85;0;IF([.AE183]&gt;5;58.1/TAN(RADIANS([.AE183]))-0.07/POWER(TAN(RADIANS([.AE183]));3)+0.000086/POWER(TAN(RADIANS([.AE183]));5);IF([.AE183]&gt;-0.575;1735+[.AE183]*(-518.2+[.AE183]*(103.4+[.AE183]*(-12.79+[.AE183]*0.711)));-20.772/TAN(RADIANS([.AE183])))))/3600" office:value-type="float" office:value="0.00492021140368972">
            <text:p>0</text:p>
          </table:table-cell>
          <table:table-cell table:formula="of:=[.AE183]+[.AF183]" office:value-type="float" office:value="73.0484068134067">
            <text:p>73.05</text:p>
          </table:table-cell>
          <table:table-cell table:formula="of:=IF([.AC183]&gt;0;MOD(DEGREES(ACOS(((SIN(RADIANS([.$B$2]))*COS(RADIANS([.AD183])))-SIN(RADIANS([.T183])))/(COS(RADIANS([.$B$2]))*SIN(RADIANS([.AD183])))))+180;360);MOD(540-DEGREES(ACOS(((SIN(RADIANS([.$B$2]))*COS(RADIANS([.AD183])))-SIN(RADIANS([.T183])))/(COS(RADIANS([.$B$2]))*SIN(RADIANS([.AD183])))));360))" office:value-type="float" office:value="176.875174897515">
            <text:p>176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3]+1" office:value-type="date" office:date-value="2026-07-02">
            <text:p>7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4]+2415018.5+[.E184]-[.$B$4]/24" office:value-type="float" office:value="2461224.29166667">
            <text:p>2461224.29</text:p>
          </table:table-cell>
          <table:table-cell table:style-name="ce9" table:formula="of:=([.F184]-2451545)/36525" office:value-type="float" office:value="0.265004563084641">
            <text:p>0.26500456</text:p>
          </table:table-cell>
          <table:table-cell/>
          <table:table-cell table:formula="of:=MOD(280.46646+[.G184]*(36000.76983+[.G184]*0.0003032);360)" office:value-type="float" office:value="100.834760802827">
            <text:p>100.83</text:p>
          </table:table-cell>
          <table:table-cell table:formula="of:=357.52911+[.G184]*(35999.05029-0.0001537*[.G184])" office:value-type="float" office:value="9897.44169276951">
            <text:p>9897.44</text:p>
          </table:table-cell>
          <table:table-cell table:formula="of:=0.016708634-[.G184]*(0.000042037+0.0000001267*[.G184])" office:value-type="float" office:value="0.0166974851053677">
            <text:p>0.02</text:p>
          </table:table-cell>
          <table:table-cell table:formula="of:=SIN(RADIANS([.J184]))*(1.914602-[.G184]*(0.004817+0.000014*[.G184]))+SIN(RADIANS(2*[.J184]))*(0.019993-0.000101*[.G184])+SIN(RADIANS(3*[.J184]))*0.000289" office:value-type="float" office:value="0.0836611915269909">
            <text:p>0.08</text:p>
          </table:table-cell>
          <table:table-cell table:formula="of:=[.I184]+[.L184]" office:value-type="float" office:value="100.918421994354">
            <text:p>100.92</text:p>
          </table:table-cell>
          <table:table-cell table:formula="of:=[.J184]+[.L184]" office:value-type="float" office:value="9897.52535396104">
            <text:p>9897.53</text:p>
          </table:table-cell>
          <table:table-cell table:formula="of:=(1.000001018*(1-[.K184]*[.K184]))/(1+[.K184]*COS(RADIANS([.N184])))" office:value-type="float" office:value="1.01668241985297">
            <text:p>1.02</text:p>
          </table:table-cell>
          <table:table-cell table:formula="of:=[.M184]-0.00569-0.00478*SIN(RADIANS(125.04-1934.136*[.G184]))" office:value-type="float" office:value="100.914940252714">
            <text:p>100.91</text:p>
          </table:table-cell>
          <table:table-cell table:formula="of:=23+(26+((21.448-[.G184]*(46.815+[.G184]*(0.00059-[.G184]*0.001813))))/60)/60" office:value-type="float" office:value="23.4358449454683">
            <text:p>23.44</text:p>
          </table:table-cell>
          <table:table-cell table:formula="of:=[.Q184]+0.00256*COS(RADIANS(125.04-1934.136*[.G184]))" office:value-type="float" office:value="23.4381153864302">
            <text:p>23.44</text:p>
          </table:table-cell>
          <table:table-cell table:formula="of:=DEGREES(ATAN2(COS(RADIANS([.P184]));COS(RADIANS([.R184]))*SIN(RADIANS([.P184]))))" office:value-type="float" office:value="101.869775522555">
            <text:p>101.87</text:p>
          </table:table-cell>
          <table:table-cell table:formula="of:=DEGREES(ASIN(SIN(RADIANS([.R184]))*SIN(RADIANS([.P184]))))" office:value-type="float" office:value="22.9895124526931">
            <text:p>22.99</text:p>
          </table:table-cell>
          <table:table-cell table:formula="of:=TAN(RADIANS([.R184]/2))*TAN(RADIANS([.R184]/2))" office:value-type="float" office:value="0.0430300893230181">
            <text:p>0.04</text:p>
          </table:table-cell>
          <table:table-cell table:formula="of:=4*DEGREES([.U184]*SIN(2*RADIANS([.I184]))-2*[.K184]*SIN(RADIANS([.J184]))+4*[.K184]*[.U184]*SIN(RADIANS([.J184]))*COS(2*RADIANS([.I184]))-0.5*[.U184]*[.U184]*SIN(4*RADIANS([.I184]))-1.25*[.K184]*[.K184]*SIN(2*RADIANS([.J184])))" office:value-type="float" office:value="-4.14892661251415">
            <text:p>-4.15</text:p>
          </table:table-cell>
          <table:table-cell table:formula="of:=DEGREES(ACOS(COS(RADIANS(90.833))/(COS(RADIANS([.$B$2]))*COS(RADIANS([.T184])))-TAN(RADIANS([.$B$2]))*TAN(RADIANS([.T184]))))" office:value-type="float" office:value="112.123910314828">
            <text:p>112.12</text:p>
          </table:table-cell>
          <table:table-cell table:style-name="ce7" table:formula="of:=(720-4*[.$B$3]-[.V184]+[.$B$4]*60)/1440" office:value-type="float" office:value="0.502881199036468">
            <text:p>12:04:09</text:p>
          </table:table-cell>
          <table:table-cell table:style-name="ce7" table:formula="of:=([.X184]*1440-[.W184]*4)/1440" office:value-type="float" office:value="0.191425892606389">
            <text:p>4:35:39</text:p>
          </table:table-cell>
          <table:table-cell table:style-name="ce7" table:formula="of:=([.X184]*1440+[.W184]*4)/1440" office:value-type="float" office:value="0.814336505466547">
            <text:p>19:32:39</text:p>
          </table:table-cell>
          <table:table-cell table:formula="of:=8*[.W184]" office:value-type="float" office:value="896.991282518628">
            <text:p>896.99</text:p>
          </table:table-cell>
          <table:table-cell table:formula="of:=MOD([.E184]*1440+[.V184]+4*[.$B$3]-60*[.$B$4];1440)" office:value-type="float" office:value="715.851073387486">
            <text:p>715.85</text:p>
          </table:table-cell>
          <table:table-cell table:formula="of:=IF([.AB184]/4&lt;0;[.AB184]/4+180;[.AB184]/4-180)" office:value-type="float" office:value="-1.03723165312854">
            <text:p>-1.04</text:p>
          </table:table-cell>
          <table:table-cell table:formula="of:=DEGREES(ACOS(SIN(RADIANS([.$B$2]))*SIN(RADIANS([.T184]))+COS(RADIANS([.$B$2]))*COS(RADIANS([.T184]))*COS(RADIANS([.AC184]))))" office:value-type="float" office:value="17.0331040512902">
            <text:p>17.03</text:p>
          </table:table-cell>
          <table:table-cell table:formula="of:=90-[.AD184]" office:value-type="float" office:value="72.9668959487098">
            <text:p>72.97</text:p>
          </table:table-cell>
          <table:table-cell table:formula="of:=IF([.AE184]&gt;85;0;IF([.AE184]&gt;5;58.1/TAN(RADIANS([.AE184]))-0.07/POWER(TAN(RADIANS([.AE184]));3)+0.000086/POWER(TAN(RADIANS([.AE184]));5);IF([.AE184]&gt;-0.575;1735+[.AE184]*(-518.2+[.AE184]*(103.4+[.AE184]*(-12.79+[.AE184]*0.711)));-20.772/TAN(RADIANS([.AE184])))))/3600" office:value-type="float" office:value="0.00494379247548319">
            <text:p>0</text:p>
          </table:table-cell>
          <table:table-cell table:formula="of:=[.AE184]+[.AF184]" office:value-type="float" office:value="72.9718397411853">
            <text:p>72.97</text:p>
          </table:table-cell>
          <table:table-cell table:formula="of:=IF([.AC184]&gt;0;MOD(DEGREES(ACOS(((SIN(RADIANS([.$B$2]))*COS(RADIANS([.AD184])))-SIN(RADIANS([.T184])))/(COS(RADIANS([.$B$2]))*SIN(RADIANS([.AD184])))))+180;360);MOD(540-DEGREES(ACOS(((SIN(RADIANS([.$B$2]))*COS(RADIANS([.AD184])))-SIN(RADIANS([.T184])))/(COS(RADIANS([.$B$2]))*SIN(RADIANS([.AD184])))));360))" office:value-type="float" office:value="176.738696865429">
            <text:p>176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4]+1" office:value-type="date" office:date-value="2026-07-03">
            <text:p>7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5]+2415018.5+[.E185]-[.$B$4]/24" office:value-type="float" office:value="2461225.29166667">
            <text:p>2461225.29</text:p>
          </table:table-cell>
          <table:table-cell table:style-name="ce9" table:formula="of:=([.F185]-2451545)/36525" office:value-type="float" office:value="0.265031941592512">
            <text:p>0.26503194</text:p>
          </table:table-cell>
          <table:table-cell/>
          <table:table-cell table:formula="of:=MOD(280.46646+[.G185]*(36000.76983+[.G185]*0.0003032);360)" office:value-type="float" office:value="101.820408167392">
            <text:p>101.82</text:p>
          </table:table-cell>
          <table:table-cell table:formula="of:=357.52911+[.G185]*(35999.05029-0.0001537*[.G185])" office:value-type="float" office:value="9898.42729304901">
            <text:p>9898.43</text:p>
          </table:table-cell>
          <table:table-cell table:formula="of:=0.016708634-[.G185]*(0.000042037+0.0000001267*[.G185])" office:value-type="float" office:value="0.0166974839526187">
            <text:p>0.02</text:p>
          </table:table-cell>
          <table:table-cell table:formula="of:=SIN(RADIANS([.J185]))*(1.914602-[.G185]*(0.004817+0.000014*[.G185]))+SIN(RADIANS(2*[.J185]))*(0.019993-0.000101*[.G185])+SIN(RADIANS(3*[.J185]))*0.000289" office:value-type="float" office:value="0.0514403009452716">
            <text:p>0.05</text:p>
          </table:table-cell>
          <table:table-cell table:formula="of:=[.I185]+[.L185]" office:value-type="float" office:value="101.871848468337">
            <text:p>101.87</text:p>
          </table:table-cell>
          <table:table-cell table:formula="of:=[.J185]+[.L185]" office:value-type="float" office:value="9898.47873334995">
            <text:p>9898.48</text:p>
          </table:table-cell>
          <table:table-cell table:formula="of:=(1.000001018*(1-[.K185]*[.K185]))/(1+[.K185]*COS(RADIANS([.N185])))" office:value-type="float" office:value="1.01669243391131">
            <text:p>1.02</text:p>
          </table:table-cell>
          <table:table-cell table:formula="of:=[.M185]-0.00569-0.00478*SIN(RADIANS(125.04-1934.136*[.G185]))" office:value-type="float" office:value="101.868370643824">
            <text:p>101.87</text:p>
          </table:table-cell>
          <table:table-cell table:formula="of:=23+(26+((21.448-[.G185]*(46.815+[.G185]*(0.00059-[.G185]*0.001813))))/60)/60" office:value-type="float" office:value="23.4358445894342">
            <text:p>23.44</text:p>
          </table:table-cell>
          <table:table-cell table:formula="of:=[.Q185]+0.00256*COS(RADIANS(125.04-1934.136*[.G185]))" office:value-type="float" office:value="23.4381139363864">
            <text:p>23.44</text:p>
          </table:table-cell>
          <table:table-cell table:formula="of:=DEGREES(ATAN2(COS(RADIANS([.P185]));COS(RADIANS([.R185]))*SIN(RADIANS([.P185]))))" office:value-type="float" office:value="102.901379723957">
            <text:p>102.9</text:p>
          </table:table-cell>
          <table:table-cell table:formula="of:=DEGREES(ASIN(SIN(RADIANS([.R185]))*SIN(RADIANS([.P185]))))" office:value-type="float" office:value="22.908169579463">
            <text:p>22.91</text:p>
          </table:table-cell>
          <table:table-cell table:formula="of:=TAN(RADIANS([.R185]/2))*TAN(RADIANS([.R185]/2))" office:value-type="float" office:value="0.0430300838472955">
            <text:p>0.04</text:p>
          </table:table-cell>
          <table:table-cell table:formula="of:=4*DEGREES([.U185]*SIN(2*RADIANS([.I185]))-2*[.K185]*SIN(RADIANS([.J185]))+4*[.K185]*[.U185]*SIN(RADIANS([.J185]))*COS(2*RADIANS([.I185]))-0.5*[.U185]*[.U185]*SIN(4*RADIANS([.I185]))-1.25*[.K185]*[.K185]*SIN(2*RADIANS([.J185])))" office:value-type="float" office:value="-4.33270503781733">
            <text:p>-4.33</text:p>
          </table:table-cell>
          <table:table-cell table:formula="of:=DEGREES(ACOS(COS(RADIANS(90.833))/(COS(RADIANS([.$B$2]))*COS(RADIANS([.T185])))-TAN(RADIANS([.$B$2]))*TAN(RADIANS([.T185]))))" office:value-type="float" office:value="112.03628183708">
            <text:p>112.04</text:p>
          </table:table-cell>
          <table:table-cell table:style-name="ce7" table:formula="of:=(720-4*[.$B$3]-[.V185]+[.$B$4]*60)/1440" office:value-type="float" office:value="0.503008822942929">
            <text:p>12:04:20</text:p>
          </table:table-cell>
          <table:table-cell table:style-name="ce7" table:formula="of:=([.X185]*1440-[.W185]*4)/1440" office:value-type="float" office:value="0.19179692895104">
            <text:p>4:36:11</text:p>
          </table:table-cell>
          <table:table-cell table:style-name="ce7" table:formula="of:=([.X185]*1440+[.W185]*4)/1440" office:value-type="float" office:value="0.814220716934817">
            <text:p>19:32:29</text:p>
          </table:table-cell>
          <table:table-cell table:formula="of:=8*[.W185]" office:value-type="float" office:value="896.290254696639">
            <text:p>896.29</text:p>
          </table:table-cell>
          <table:table-cell table:formula="of:=MOD([.E185]*1440+[.V185]+4*[.$B$3]-60*[.$B$4];1440)" office:value-type="float" office:value="715.667294962183">
            <text:p>715.67</text:p>
          </table:table-cell>
          <table:table-cell table:formula="of:=IF([.AB185]/4&lt;0;[.AB185]/4+180;[.AB185]/4-180)" office:value-type="float" office:value="-1.08317625945432">
            <text:p>-1.08</text:p>
          </table:table-cell>
          <table:table-cell table:formula="of:=DEGREES(ACOS(SIN(RADIANS([.$B$2]))*SIN(RADIANS([.T185]))+COS(RADIANS([.$B$2]))*COS(RADIANS([.T185]))*COS(RADIANS([.AC185]))))" office:value-type="float" office:value="17.1163944354158">
            <text:p>17.12</text:p>
          </table:table-cell>
          <table:table-cell table:formula="of:=90-[.AD185]" office:value-type="float" office:value="72.8836055645842">
            <text:p>72.88</text:p>
          </table:table-cell>
          <table:table-cell table:formula="of:=IF([.AE185]&gt;85;0;IF([.AE185]&gt;5;58.1/TAN(RADIANS([.AE185]))-0.07/POWER(TAN(RADIANS([.AE185]));3)+0.000086/POWER(TAN(RADIANS([.AE185]));5);IF([.AE185]&gt;-0.575;1735+[.AE185]*(-518.2+[.AE185]*(103.4+[.AE185]*(-12.79+[.AE185]*0.711)));-20.772/TAN(RADIANS([.AE185])))))/3600" office:value-type="float" office:value="0.00496945813871726">
            <text:p>0</text:p>
          </table:table-cell>
          <table:table-cell table:formula="of:=[.AE185]+[.AF185]" office:value-type="float" office:value="72.888575022723">
            <text:p>72.89</text:p>
          </table:table-cell>
          <table:table-cell table:formula="of:=IF([.AC185]&gt;0;MOD(DEGREES(ACOS(((SIN(RADIANS([.$B$2]))*COS(RADIANS([.AD185])))-SIN(RADIANS([.T185])))/(COS(RADIANS([.$B$2]))*SIN(RADIANS([.AD185])))))+180;360);MOD(540-DEGREES(ACOS(((SIN(RADIANS([.$B$2]))*COS(RADIANS([.AD185])))-SIN(RADIANS([.T185])))/(COS(RADIANS([.$B$2]))*SIN(RADIANS([.AD185])))));360))" office:value-type="float" office:value="176.608145476442">
            <text:p>176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5]+1" office:value-type="date" office:date-value="2026-07-04">
            <text:p>7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6]+2415018.5+[.E186]-[.$B$4]/24" office:value-type="float" office:value="2461226.29166667">
            <text:p>2461226.29</text:p>
          </table:table-cell>
          <table:table-cell table:style-name="ce9" table:formula="of:=([.F186]-2451545)/36525" office:value-type="float" office:value="0.265059320100384">
            <text:p>0.26505932</text:p>
          </table:table-cell>
          <table:table-cell/>
          <table:table-cell table:formula="of:=MOD(280.46646+[.G186]*(36000.76983+[.G186]*0.0003032);360)" office:value-type="float" office:value="102.806055531957">
            <text:p>102.81</text:p>
          </table:table-cell>
          <table:table-cell table:formula="of:=357.52911+[.G186]*(35999.05029-0.0001537*[.G186])" office:value-type="float" office:value="9899.4128933285">
            <text:p>9899.41</text:p>
          </table:table-cell>
          <table:table-cell table:formula="of:=0.016708634-[.G186]*(0.000042037+0.0000001267*[.G186])" office:value-type="float" office:value="0.0166974827998696">
            <text:p>0.02</text:p>
          </table:table-cell>
          <table:table-cell table:formula="of:=SIN(RADIANS([.J186]))*(1.914602-[.G186]*(0.004817+0.000014*[.G186]))+SIN(RADIANS(2*[.J186]))*(0.019993-0.000101*[.G186])+SIN(RADIANS(3*[.J186]))*0.000289" office:value-type="float" office:value="0.0192051096747927">
            <text:p>0.02</text:p>
          </table:table-cell>
          <table:table-cell table:formula="of:=[.I186]+[.L186]" office:value-type="float" office:value="102.825260641632">
            <text:p>102.83</text:p>
          </table:table-cell>
          <table:table-cell table:formula="of:=[.J186]+[.L186]" office:value-type="float" office:value="9899.43209843818">
            <text:p>9899.43</text:p>
          </table:table-cell>
          <table:table-cell table:formula="of:=(1.000001018*(1-[.K186]*[.K186]))/(1+[.K186]*COS(RADIANS([.N186])))" office:value-type="float" office:value="1.01669766974491">
            <text:p>1.02</text:p>
          </table:table-cell>
          <table:table-cell table:formula="of:=[.M186]-0.00569-0.00478*SIN(RADIANS(125.04-1934.136*[.G186]))" office:value-type="float" office:value="102.821786732356">
            <text:p>102.82</text:p>
          </table:table-cell>
          <table:table-cell table:formula="of:=23+(26+((21.448-[.G186]*(46.815+[.G186]*(0.00059-[.G186]*0.001813))))/60)/60" office:value-type="float" office:value="23.4358442334">
            <text:p>23.44</text:p>
          </table:table-cell>
          <table:table-cell table:formula="of:=[.Q186]+0.00256*COS(RADIANS(125.04-1934.136*[.G186]))" office:value-type="float" office:value="23.4381124844042">
            <text:p>23.44</text:p>
          </table:table-cell>
          <table:table-cell table:formula="of:=DEGREES(ATAN2(COS(RADIANS([.P186]));COS(RADIANS([.R186]))*SIN(RADIANS([.P186]))))" office:value-type="float" office:value="103.931680935933">
            <text:p>103.93</text:p>
          </table:table-cell>
          <table:table-cell table:formula="of:=DEGREES(ASIN(SIN(RADIANS([.R186]))*SIN(RADIANS([.P186]))))" office:value-type="float" office:value="22.8201766460572">
            <text:p>22.82</text:p>
          </table:table-cell>
          <table:table-cell table:formula="of:=TAN(RADIANS([.R186]/2))*TAN(RADIANS([.R186]/2))" office:value-type="float" office:value="0.0430300783642534">
            <text:p>0.04</text:p>
          </table:table-cell>
          <table:table-cell table:formula="of:=4*DEGREES([.U186]*SIN(2*RADIANS([.I186]))-2*[.K186]*SIN(RADIANS([.J186]))+4*[.K186]*[.U186]*SIN(RADIANS([.J186]))*COS(2*RADIANS([.I186]))-0.5*[.U186]*[.U186]*SIN(4*RADIANS([.I186]))-1.25*[.K186]*[.K186]*SIN(2*RADIANS([.J186])))" office:value-type="float" office:value="-4.51129580185412">
            <text:p>-4.51</text:p>
          </table:table-cell>
          <table:table-cell table:formula="of:=DEGREES(ACOS(COS(RADIANS(90.833))/(COS(RADIANS([.$B$2]))*COS(RADIANS([.T186])))-TAN(RADIANS([.$B$2]))*TAN(RADIANS([.T186]))))" office:value-type="float" office:value="111.94167153471">
            <text:p>111.94</text:p>
          </table:table-cell>
          <table:table-cell table:style-name="ce7" table:formula="of:=(720-4*[.$B$3]-[.V186]+[.$B$4]*60)/1440" office:value-type="float" office:value="0.503132844306843">
            <text:p>12:04:31</text:p>
          </table:table-cell>
          <table:table-cell table:style-name="ce7" table:formula="of:=([.X186]*1440-[.W186]*4)/1440" office:value-type="float" office:value="0.192183756710427">
            <text:p>4:36:45</text:p>
          </table:table-cell>
          <table:table-cell table:style-name="ce7" table:formula="of:=([.X186]*1440+[.W186]*4)/1440" office:value-type="float" office:value="0.814081931903259">
            <text:p>19:32:17</text:p>
          </table:table-cell>
          <table:table-cell table:formula="of:=8*[.W186]" office:value-type="float" office:value="895.533372277679">
            <text:p>895.53</text:p>
          </table:table-cell>
          <table:table-cell table:formula="of:=MOD([.E186]*1440+[.V186]+4*[.$B$3]-60*[.$B$4];1440)" office:value-type="float" office:value="715.488704198146">
            <text:p>715.49</text:p>
          </table:table-cell>
          <table:table-cell table:formula="of:=IF([.AB186]/4&lt;0;[.AB186]/4+180;[.AB186]/4-180)" office:value-type="float" office:value="-1.12782395046352">
            <text:p>-1.13</text:p>
          </table:table-cell>
          <table:table-cell table:formula="of:=DEGREES(ACOS(SIN(RADIANS([.$B$2]))*SIN(RADIANS([.T186]))+COS(RADIANS([.$B$2]))*COS(RADIANS([.T186]))*COS(RADIANS([.AC186]))))" office:value-type="float" office:value="17.2063375465027">
            <text:p>17.21</text:p>
          </table:table-cell>
          <table:table-cell table:formula="of:=90-[.AD186]" office:value-type="float" office:value="72.7936624534973">
            <text:p>72.79</text:p>
          </table:table-cell>
          <table:table-cell table:formula="of:=IF([.AE186]&gt;85;0;IF([.AE186]&gt;5;58.1/TAN(RADIANS([.AE186]))-0.07/POWER(TAN(RADIANS([.AE186]));3)+0.000086/POWER(TAN(RADIANS([.AE186]));5);IF([.AE186]&gt;-0.575;1735+[.AE186]*(-518.2+[.AE186]*(103.4+[.AE186]*(-12.79+[.AE186]*0.711)));-20.772/TAN(RADIANS([.AE186])))))/3600" office:value-type="float" office:value="0.00499719953777303">
            <text:p>0</text:p>
          </table:table-cell>
          <table:table-cell table:formula="of:=[.AE186]+[.AF186]" office:value-type="float" office:value="72.798659653035">
            <text:p>72.8</text:p>
          </table:table-cell>
          <table:table-cell table:formula="of:=IF([.AC186]&gt;0;MOD(DEGREES(ACOS(((SIN(RADIANS([.$B$2]))*COS(RADIANS([.AD186])))-SIN(RADIANS([.T186])))/(COS(RADIANS([.$B$2]))*SIN(RADIANS([.AD186])))))+180;360);MOD(540-DEGREES(ACOS(((SIN(RADIANS([.$B$2]))*COS(RADIANS([.AD186])))-SIN(RADIANS([.T186])))/(COS(RADIANS([.$B$2]))*SIN(RADIANS([.AD186])))));360))" office:value-type="float" office:value="176.483831042748">
            <text:p>176.4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6]+1" office:value-type="date" office:date-value="2026-07-05">
            <text:p>7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7]+2415018.5+[.E187]-[.$B$4]/24" office:value-type="float" office:value="2461227.29166667">
            <text:p>2461227.29</text:p>
          </table:table-cell>
          <table:table-cell table:style-name="ce9" table:formula="of:=([.F187]-2451545)/36525" office:value-type="float" office:value="0.265086698608255">
            <text:p>0.26508670</text:p>
          </table:table-cell>
          <table:table-cell/>
          <table:table-cell table:formula="of:=MOD(280.46646+[.G187]*(36000.76983+[.G187]*0.0003032);360)" office:value-type="float" office:value="103.791702896522">
            <text:p>103.79</text:p>
          </table:table-cell>
          <table:table-cell table:formula="of:=357.52911+[.G187]*(35999.05029-0.0001537*[.G187])" office:value-type="float" office:value="9900.398493608">
            <text:p>9900.4</text:p>
          </table:table-cell>
          <table:table-cell table:formula="of:=0.016708634-[.G187]*(0.000042037+0.0000001267*[.G187])" office:value-type="float" office:value="0.0166974816471203">
            <text:p>0.02</text:p>
          </table:table-cell>
          <table:table-cell table:formula="of:=SIN(RADIANS([.J187]))*(1.914602-[.G187]*(0.004817+0.000014*[.G187]))+SIN(RADIANS(2*[.J187]))*(0.019993-0.000101*[.G187])+SIN(RADIANS(3*[.J187]))*0.000289" office:value-type="float" office:value="-0.0130354178921348">
            <text:p>-0.01</text:p>
          </table:table-cell>
          <table:table-cell table:formula="of:=[.I187]+[.L187]" office:value-type="float" office:value="103.77866747863">
            <text:p>103.78</text:p>
          </table:table-cell>
          <table:table-cell table:formula="of:=[.J187]+[.L187]" office:value-type="float" office:value="9900.3854581901">
            <text:p>9900.39</text:p>
          </table:table-cell>
          <table:table-cell table:formula="of:=(1.000001018*(1-[.K187]*[.K187]))/(1+[.K187]*COS(RADIANS([.N187])))" office:value-type="float" office:value="1.01669812595407">
            <text:p>1.02</text:p>
          </table:table-cell>
          <table:table-cell table:formula="of:=[.M187]-0.00569-0.00478*SIN(RADIANS(125.04-1934.136*[.G187]))" office:value-type="float" office:value="103.775197482699">
            <text:p>103.78</text:p>
          </table:table-cell>
          <table:table-cell table:formula="of:=23+(26+((21.448-[.G187]*(46.815+[.G187]*(0.00059-[.G187]*0.001813))))/60)/60" office:value-type="float" office:value="23.4358438773659">
            <text:p>23.44</text:p>
          </table:table-cell>
          <table:table-cell table:formula="of:=[.Q187]+0.00256*COS(RADIANS(125.04-1934.136*[.G187]))" office:value-type="float" office:value="23.4381110304845">
            <text:p>23.44</text:p>
          </table:table-cell>
          <table:table-cell table:formula="of:=DEGREES(ATAN2(COS(RADIANS([.P187]));COS(RADIANS([.R187]))*SIN(RADIANS([.P187]))))" office:value-type="float" office:value="104.960595756284">
            <text:p>104.96</text:p>
          </table:table-cell>
          <table:table-cell table:formula="of:=DEGREES(ASIN(SIN(RADIANS([.R187]))*SIN(RADIANS([.P187]))))" office:value-type="float" office:value="22.7255700707997">
            <text:p>22.73</text:p>
          </table:table-cell>
          <table:table-cell table:formula="of:=TAN(RADIANS([.R187]/2))*TAN(RADIANS([.R187]/2))" office:value-type="float" office:value="0.0430300728738952">
            <text:p>0.04</text:p>
          </table:table-cell>
          <table:table-cell table:formula="of:=4*DEGREES([.U187]*SIN(2*RADIANS([.I187]))-2*[.K187]*SIN(RADIANS([.J187]))+4*[.K187]*[.U187]*SIN(RADIANS([.J187]))*COS(2*RADIANS([.I187]))-0.5*[.U187]*[.U187]*SIN(4*RADIANS([.I187]))-1.25*[.K187]*[.K187]*SIN(2*RADIANS([.J187])))" office:value-type="float" office:value="-4.68436442459364">
            <text:p>-4.68</text:p>
          </table:table-cell>
          <table:table-cell table:formula="of:=DEGREES(ACOS(COS(RADIANS(90.833))/(COS(RADIANS([.$B$2]))*COS(RADIANS([.T187])))-TAN(RADIANS([.$B$2]))*TAN(RADIANS([.T187]))))" office:value-type="float" office:value="111.84015987262">
            <text:p>111.84</text:p>
          </table:table-cell>
          <table:table-cell table:style-name="ce7" table:formula="of:=(720-4*[.$B$3]-[.V187]+[.$B$4]*60)/1440" office:value-type="float" office:value="0.503253030850412">
            <text:p>12:04:41</text:p>
          </table:table-cell>
          <table:table-cell table:style-name="ce7" table:formula="of:=([.X187]*1440-[.W187]*4)/1440" office:value-type="float" office:value="0.192585920093134">
            <text:p>4:37:19</text:p>
          </table:table-cell>
          <table:table-cell table:style-name="ce7" table:formula="of:=([.X187]*1440+[.W187]*4)/1440" office:value-type="float" office:value="0.813920141607691">
            <text:p>19:32:03</text:p>
          </table:table-cell>
          <table:table-cell table:formula="of:=8*[.W187]" office:value-type="float" office:value="894.721278980962">
            <text:p>894.72</text:p>
          </table:table-cell>
          <table:table-cell table:formula="of:=MOD([.E187]*1440+[.V187]+4*[.$B$3]-60*[.$B$4];1440)" office:value-type="float" office:value="715.315635575406">
            <text:p>715.32</text:p>
          </table:table-cell>
          <table:table-cell table:formula="of:=IF([.AB187]/4&lt;0;[.AB187]/4+180;[.AB187]/4-180)" office:value-type="float" office:value="-1.17109110614842">
            <text:p>-1.17</text:p>
          </table:table-cell>
          <table:table-cell table:formula="of:=DEGREES(ACOS(SIN(RADIANS([.$B$2]))*SIN(RADIANS([.T187]))+COS(RADIANS([.$B$2]))*COS(RADIANS([.T187]))*COS(RADIANS([.AC187]))))" office:value-type="float" office:value="17.3028838842368">
            <text:p>17.3</text:p>
          </table:table-cell>
          <table:table-cell table:formula="of:=90-[.AD187]" office:value-type="float" office:value="72.6971161157632">
            <text:p>72.7</text:p>
          </table:table-cell>
          <table:table-cell table:formula="of:=IF([.AE187]&gt;85;0;IF([.AE187]&gt;5;58.1/TAN(RADIANS([.AE187]))-0.07/POWER(TAN(RADIANS([.AE187]));3)+0.000086/POWER(TAN(RADIANS([.AE187]));5);IF([.AE187]&gt;-0.575;1735+[.AE187]*(-518.2+[.AE187]*(103.4+[.AE187]*(-12.79+[.AE187]*0.711)));-20.772/TAN(RADIANS([.AE187])))))/3600" office:value-type="float" office:value="0.00502700750293287">
            <text:p>0.01</text:p>
          </table:table-cell>
          <table:table-cell table:formula="of:=[.AE187]+[.AF187]" office:value-type="float" office:value="72.7021431232661">
            <text:p>72.7</text:p>
          </table:table-cell>
          <table:table-cell table:formula="of:=IF([.AC187]&gt;0;MOD(DEGREES(ACOS(((SIN(RADIANS([.$B$2]))*COS(RADIANS([.AD187])))-SIN(RADIANS([.T187])))/(COS(RADIANS([.$B$2]))*SIN(RADIANS([.AD187])))))+180;360);MOD(540-DEGREES(ACOS(((SIN(RADIANS([.$B$2]))*COS(RADIANS([.AD187])))-SIN(RADIANS([.T187])))/(COS(RADIANS([.$B$2]))*SIN(RADIANS([.AD187])))));360))" office:value-type="float" office:value="176.366037966471">
            <text:p>176.3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7]+1" office:value-type="date" office:date-value="2026-07-06">
            <text:p>7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8]+2415018.5+[.E188]-[.$B$4]/24" office:value-type="float" office:value="2461228.29166667">
            <text:p>2461228.29</text:p>
          </table:table-cell>
          <table:table-cell table:style-name="ce9" table:formula="of:=([.F188]-2451545)/36525" office:value-type="float" office:value="0.265114077116126">
            <text:p>0.26511408</text:p>
          </table:table-cell>
          <table:table-cell/>
          <table:table-cell table:formula="of:=MOD(280.46646+[.G188]*(36000.76983+[.G188]*0.0003032);360)" office:value-type="float" office:value="104.777350261087">
            <text:p>104.78</text:p>
          </table:table-cell>
          <table:table-cell table:formula="of:=357.52911+[.G188]*(35999.05029-0.0001537*[.G188])" office:value-type="float" office:value="9901.38409388749">
            <text:p>9901.38</text:p>
          </table:table-cell>
          <table:table-cell table:formula="of:=0.016708634-[.G188]*(0.000042037+0.0000001267*[.G188])" office:value-type="float" office:value="0.0166974804943707">
            <text:p>0.02</text:p>
          </table:table-cell>
          <table:table-cell table:formula="of:=SIN(RADIANS([.J188]))*(1.914602-[.G188]*(0.004817+0.000014*[.G188]))+SIN(RADIANS(2*[.J188]))*(0.019993-0.000101*[.G188])+SIN(RADIANS(3*[.J188]))*0.000289" office:value-type="float" office:value="-0.0452723161591449">
            <text:p>-0.05</text:p>
          </table:table-cell>
          <table:table-cell table:formula="of:=[.I188]+[.L188]" office:value-type="float" office:value="104.732077944928">
            <text:p>104.73</text:p>
          </table:table-cell>
          <table:table-cell table:formula="of:=[.J188]+[.L188]" office:value-type="float" office:value="9901.33882157133">
            <text:p>9901.34</text:p>
          </table:table-cell>
          <table:table-cell table:formula="of:=(1.000001018*(1-[.K188]*[.K188]))/(1+[.K188]*COS(RADIANS([.N188])))" office:value-type="float" office:value="1.01669380241741">
            <text:p>1.02</text:p>
          </table:table-cell>
          <table:table-cell table:formula="of:=[.M188]-0.00569-0.00478*SIN(RADIANS(125.04-1934.136*[.G188]))" office:value-type="float" office:value="104.728611860446">
            <text:p>104.73</text:p>
          </table:table-cell>
          <table:table-cell table:formula="of:=23+(26+((21.448-[.G188]*(46.815+[.G188]*(0.00059-[.G188]*0.001813))))/60)/60" office:value-type="float" office:value="23.4358435213317">
            <text:p>23.44</text:p>
          </table:table-cell>
          <table:table-cell table:formula="of:=[.Q188]+0.00256*COS(RADIANS(125.04-1934.136*[.G188]))" office:value-type="float" office:value="23.4381095746282">
            <text:p>23.44</text:p>
          </table:table-cell>
          <table:table-cell table:formula="of:=DEGREES(ATAN2(COS(RADIANS([.P188]));COS(RADIANS([.R188]))*SIN(RADIANS([.P188]))))" office:value-type="float" office:value="105.988043018935">
            <text:p>105.99</text:p>
          </table:table-cell>
          <table:table-cell table:formula="of:=DEGREES(ASIN(SIN(RADIANS([.R188]))*SIN(RADIANS([.P188]))))" office:value-type="float" office:value="22.6243886299211">
            <text:p>22.62</text:p>
          </table:table-cell>
          <table:table-cell table:formula="of:=TAN(RADIANS([.R188]/2))*TAN(RADIANS([.R188]/2))" office:value-type="float" office:value="0.0430300673762245">
            <text:p>0.04</text:p>
          </table:table-cell>
          <table:table-cell table:formula="of:=4*DEGREES([.U188]*SIN(2*RADIANS([.I188]))-2*[.K188]*SIN(RADIANS([.J188]))+4*[.K188]*[.U188]*SIN(RADIANS([.J188]))*COS(2*RADIANS([.I188]))-0.5*[.U188]*[.U188]*SIN(4*RADIANS([.I188]))-1.25*[.K188]*[.K188]*SIN(2*RADIANS([.J188])))" office:value-type="float" office:value="-4.8515851337555">
            <text:p>-4.85</text:p>
          </table:table-cell>
          <table:table-cell table:formula="of:=DEGREES(ACOS(COS(RADIANS(90.833))/(COS(RADIANS([.$B$2]))*COS(RADIANS([.T188])))-TAN(RADIANS([.$B$2]))*TAN(RADIANS([.T188]))))" office:value-type="float" office:value="111.731832070029">
            <text:p>111.73</text:p>
          </table:table-cell>
          <table:table-cell table:style-name="ce7" table:formula="of:=(720-4*[.$B$3]-[.V188]+[.$B$4]*60)/1440" office:value-type="float" office:value="0.503369156342886">
            <text:p>12:04:51</text:p>
          </table:table-cell>
          <table:table-cell table:style-name="ce7" table:formula="of:=([.X188]*1440-[.W188]*4)/1440" office:value-type="float" office:value="0.19300295614836">
            <text:p>4:37:55</text:p>
          </table:table-cell>
          <table:table-cell table:style-name="ce7" table:formula="of:=([.X188]*1440+[.W188]*4)/1440" office:value-type="float" office:value="0.813735356537412">
            <text:p>19:31:47</text:p>
          </table:table-cell>
          <table:table-cell table:formula="of:=8*[.W188]" office:value-type="float" office:value="893.854656560235">
            <text:p>893.85</text:p>
          </table:table-cell>
          <table:table-cell table:formula="of:=MOD([.E188]*1440+[.V188]+4*[.$B$3]-60*[.$B$4];1440)" office:value-type="float" office:value="715.148414866245">
            <text:p>715.15</text:p>
          </table:table-cell>
          <table:table-cell table:formula="of:=IF([.AB188]/4&lt;0;[.AB188]/4+180;[.AB188]/4-180)" office:value-type="float" office:value="-1.21289628343888">
            <text:p>-1.21</text:p>
          </table:table-cell>
          <table:table-cell table:formula="of:=DEGREES(ACOS(SIN(RADIANS([.$B$2]))*SIN(RADIANS([.T188]))+COS(RADIANS([.$B$2]))*COS(RADIANS([.T188]))*COS(RADIANS([.AC188]))))" office:value-type="float" office:value="17.4059816152424">
            <text:p>17.41</text:p>
          </table:table-cell>
          <table:table-cell table:formula="of:=90-[.AD188]" office:value-type="float" office:value="72.5940183847577">
            <text:p>72.59</text:p>
          </table:table-cell>
          <table:table-cell table:formula="of:=IF([.AE188]&gt;85;0;IF([.AE188]&gt;5;58.1/TAN(RADIANS([.AE188]))-0.07/POWER(TAN(RADIANS([.AE188]));3)+0.000086/POWER(TAN(RADIANS([.AE188]));5);IF([.AE188]&gt;-0.575;1735+[.AE188]*(-518.2+[.AE188]*(103.4+[.AE188]*(-12.79+[.AE188]*0.711)));-20.772/TAN(RADIANS([.AE188])))))/3600" office:value-type="float" office:value="0.00505887260004823">
            <text:p>0.01</text:p>
          </table:table-cell>
          <table:table-cell table:formula="of:=[.AE188]+[.AF188]" office:value-type="float" office:value="72.5990772573577">
            <text:p>72.6</text:p>
          </table:table-cell>
          <table:table-cell table:formula="of:=IF([.AC188]&gt;0;MOD(DEGREES(ACOS(((SIN(RADIANS([.$B$2]))*COS(RADIANS([.AD188])))-SIN(RADIANS([.T188])))/(COS(RADIANS([.$B$2]))*SIN(RADIANS([.AD188])))))+180;360);MOD(540-DEGREES(ACOS(((SIN(RADIANS([.$B$2]))*COS(RADIANS([.AD188])))-SIN(RADIANS([.T188])))/(COS(RADIANS([.$B$2]))*SIN(RADIANS([.AD188])))));360))" office:value-type="float" office:value="176.255024140373">
            <text:p>176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8]+1" office:value-type="date" office:date-value="2026-07-07">
            <text:p>7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89]+2415018.5+[.E189]-[.$B$4]/24" office:value-type="float" office:value="2461229.29166667">
            <text:p>2461229.29</text:p>
          </table:table-cell>
          <table:table-cell table:style-name="ce9" table:formula="of:=([.F189]-2451545)/36525" office:value-type="float" office:value="0.265141455623998">
            <text:p>0.26514146</text:p>
          </table:table-cell>
          <table:table-cell/>
          <table:table-cell table:formula="of:=MOD(280.46646+[.G189]*(36000.76983+[.G189]*0.0003032);360)" office:value-type="float" office:value="105.762997625654">
            <text:p>105.76</text:p>
          </table:table-cell>
          <table:table-cell table:formula="of:=357.52911+[.G189]*(35999.05029-0.0001537*[.G189])" office:value-type="float" office:value="9902.36969416698">
            <text:p>9902.37</text:p>
          </table:table-cell>
          <table:table-cell table:formula="of:=0.016708634-[.G189]*(0.000042037+0.0000001267*[.G189])" office:value-type="float" office:value="0.016697479341621">
            <text:p>0.02</text:p>
          </table:table-cell>
          <table:table-cell table:formula="of:=SIN(RADIANS([.J189]))*(1.914602-[.G189]*(0.004817+0.000014*[.G189]))+SIN(RADIANS(2*[.J189]))*(0.019993-0.000101*[.G189])+SIN(RADIANS(3*[.J189]))*0.000289" office:value-type="float" office:value="-0.0774966203507673">
            <text:p>-0.08</text:p>
          </table:table-cell>
          <table:table-cell table:formula="of:=[.I189]+[.L189]" office:value-type="float" office:value="105.685501005303">
            <text:p>105.69</text:p>
          </table:table-cell>
          <table:table-cell table:formula="of:=[.J189]+[.L189]" office:value-type="float" office:value="9902.29219754663">
            <text:p>9902.29</text:p>
          </table:table-cell>
          <table:table-cell table:formula="of:=(1.000001018*(1-[.K189]*[.K189]))/(1+[.K189]*COS(RADIANS([.N189])))" office:value-type="float" office:value="1.01668470029195">
            <text:p>1.02</text:p>
          </table:table-cell>
          <table:table-cell table:formula="of:=[.M189]-0.00569-0.00478*SIN(RADIANS(125.04-1934.136*[.G189]))" office:value-type="float" office:value="105.68203883037">
            <text:p>105.68</text:p>
          </table:table-cell>
          <table:table-cell table:formula="of:=23+(26+((21.448-[.G189]*(46.815+[.G189]*(0.00059-[.G189]*0.001813))))/60)/60" office:value-type="float" office:value="23.4358431652976">
            <text:p>23.44</text:p>
          </table:table-cell>
          <table:table-cell table:formula="of:=[.Q189]+0.00256*COS(RADIANS(125.04-1934.136*[.G189]))" office:value-type="float" office:value="23.4381081168364">
            <text:p>23.44</text:p>
          </table:table-cell>
          <table:table-cell table:formula="of:=DEGREES(ATAN2(COS(RADIANS([.P189]));COS(RADIANS([.R189]))*SIN(RADIANS([.P189]))))" office:value-type="float" office:value="107.013943916589">
            <text:p>107.01</text:p>
          </table:table-cell>
          <table:table-cell table:formula="of:=DEGREES(ASIN(SIN(RADIANS([.R189]))*SIN(RADIANS([.P189]))))" office:value-type="float" office:value="22.5166734082845">
            <text:p>22.52</text:p>
          </table:table-cell>
          <table:table-cell table:formula="of:=TAN(RADIANS([.R189]/2))*TAN(RADIANS([.R189]/2))" office:value-type="float" office:value="0.0430300618712448">
            <text:p>0.04</text:p>
          </table:table-cell>
          <table:table-cell table:formula="of:=4*DEGREES([.U189]*SIN(2*RADIANS([.I189]))-2*[.K189]*SIN(RADIANS([.J189]))+4*[.K189]*[.U189]*SIN(RADIANS([.J189]))*COS(2*RADIANS([.I189]))-0.5*[.U189]*[.U189]*SIN(4*RADIANS([.I189]))-1.25*[.K189]*[.K189]*SIN(2*RADIANS([.J189])))" office:value-type="float" office:value="-5.0126413706717">
            <text:p>-5.01</text:p>
          </table:table-cell>
          <table:table-cell table:formula="of:=DEGREES(ACOS(COS(RADIANS(90.833))/(COS(RADIANS([.$B$2]))*COS(RADIANS([.T189])))-TAN(RADIANS([.$B$2]))*TAN(RADIANS([.T189]))))" office:value-type="float" office:value="111.616777856054">
            <text:p>111.62</text:p>
          </table:table-cell>
          <table:table-cell table:style-name="ce7" table:formula="of:=(720-4*[.$B$3]-[.V189]+[.$B$4]*60)/1440" office:value-type="float" office:value="0.503481000951855">
            <text:p>12:05:01</text:p>
          </table:table-cell>
          <table:table-cell table:style-name="ce7" table:formula="of:=([.X189]*1440-[.W189]*4)/1440" office:value-type="float" office:value="0.193434395796151">
            <text:p>4:38:33</text:p>
          </table:table-cell>
          <table:table-cell table:style-name="ce7" table:formula="of:=([.X189]*1440+[.W189]*4)/1440" office:value-type="float" office:value="0.81352760610756">
            <text:p>19:31:29</text:p>
          </table:table-cell>
          <table:table-cell table:formula="of:=8*[.W189]" office:value-type="float" office:value="892.934222848428">
            <text:p>892.93</text:p>
          </table:table-cell>
          <table:table-cell table:formula="of:=MOD([.E189]*1440+[.V189]+4*[.$B$3]-60*[.$B$4];1440)" office:value-type="float" office:value="714.987358629328">
            <text:p>714.99</text:p>
          </table:table-cell>
          <table:table-cell table:formula="of:=IF([.AB189]/4&lt;0;[.AB189]/4+180;[.AB189]/4-180)" office:value-type="float" office:value="-1.25316034266791">
            <text:p>-1.25</text:p>
          </table:table-cell>
          <table:table-cell table:formula="of:=DEGREES(ACOS(SIN(RADIANS([.$B$2]))*SIN(RADIANS([.T189]))+COS(RADIANS([.$B$2]))*COS(RADIANS([.T189]))*COS(RADIANS([.AC189]))))" office:value-type="float" office:value="17.5155767366099">
            <text:p>17.52</text:p>
          </table:table-cell>
          <table:table-cell table:formula="of:=90-[.AD189]" office:value-type="float" office:value="72.4844232633901">
            <text:p>72.48</text:p>
          </table:table-cell>
          <table:table-cell table:formula="of:=IF([.AE189]&gt;85;0;IF([.AE189]&gt;5;58.1/TAN(RADIANS([.AE189]))-0.07/POWER(TAN(RADIANS([.AE189]));3)+0.000086/POWER(TAN(RADIANS([.AE189]));5);IF([.AE189]&gt;-0.575;1735+[.AE189]*(-518.2+[.AE189]*(103.4+[.AE189]*(-12.79+[.AE189]*0.711)));-20.772/TAN(RADIANS([.AE189])))))/3600" office:value-type="float" office:value="0.00509278518054504">
            <text:p>0.01</text:p>
          </table:table-cell>
          <table:table-cell table:formula="of:=[.AE189]+[.AF189]" office:value-type="float" office:value="72.4895160485707">
            <text:p>72.49</text:p>
          </table:table-cell>
          <table:table-cell table:formula="of:=IF([.AC189]&gt;0;MOD(DEGREES(ACOS(((SIN(RADIANS([.$B$2]))*COS(RADIANS([.AD189])))-SIN(RADIANS([.T189])))/(COS(RADIANS([.$B$2]))*SIN(RADIANS([.AD189])))))+180;360);MOD(540-DEGREES(ACOS(((SIN(RADIANS([.$B$2]))*COS(RADIANS([.AD189])))-SIN(RADIANS([.T189])))/(COS(RADIANS([.$B$2]))*SIN(RADIANS([.AD189])))));360))" office:value-type="float" office:value="176.151020551872">
            <text:p>176.1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89]+1" office:value-type="date" office:date-value="2026-07-08">
            <text:p>7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0]+2415018.5+[.E190]-[.$B$4]/24" office:value-type="float" office:value="2461230.29166667">
            <text:p>2461230.29</text:p>
          </table:table-cell>
          <table:table-cell table:style-name="ce9" table:formula="of:=([.F190]-2451545)/36525" office:value-type="float" office:value="0.265168834131869">
            <text:p>0.26516883</text:p>
          </table:table-cell>
          <table:table-cell/>
          <table:table-cell table:formula="of:=MOD(280.46646+[.G190]*(36000.76983+[.G190]*0.0003032);360)" office:value-type="float" office:value="106.748644990219">
            <text:p>106.75</text:p>
          </table:table-cell>
          <table:table-cell table:formula="of:=357.52911+[.G190]*(35999.05029-0.0001537*[.G190])" office:value-type="float" office:value="9903.35529444648">
            <text:p>9903.36</text:p>
          </table:table-cell>
          <table:table-cell table:formula="of:=0.016708634-[.G190]*(0.000042037+0.0000001267*[.G190])" office:value-type="float" office:value="0.0166974781888711">
            <text:p>0.02</text:p>
          </table:table-cell>
          <table:table-cell table:formula="of:=SIN(RADIANS([.J190]))*(1.914602-[.G190]*(0.004817+0.000014*[.G190]))+SIN(RADIANS(2*[.J190]))*(0.019993-0.000101*[.G190])+SIN(RADIANS(3*[.J190]))*0.000289" office:value-type="float" office:value="-0.109699368538073">
            <text:p>-0.11</text:p>
          </table:table-cell>
          <table:table-cell table:formula="of:=[.I190]+[.L190]" office:value-type="float" office:value="106.638945621681">
            <text:p>106.64</text:p>
          </table:table-cell>
          <table:table-cell table:formula="of:=[.J190]+[.L190]" office:value-type="float" office:value="9903.24559507794">
            <text:p>9903.25</text:p>
          </table:table-cell>
          <table:table-cell table:formula="of:=(1.000001018*(1-[.K190]*[.K190]))/(1+[.K190]*COS(RADIANS([.N190])))" office:value-type="float" office:value="1.01667082201284">
            <text:p>1.02</text:p>
          </table:table-cell>
          <table:table-cell table:formula="of:=[.M190]-0.00569-0.00478*SIN(RADIANS(125.04-1934.136*[.G190]))" office:value-type="float" office:value="106.635487354393">
            <text:p>106.64</text:p>
          </table:table-cell>
          <table:table-cell table:formula="of:=23+(26+((21.448-[.G190]*(46.815+[.G190]*(0.00059-[.G190]*0.001813))))/60)/60" office:value-type="float" office:value="23.4358428092634">
            <text:p>23.44</text:p>
          </table:table-cell>
          <table:table-cell table:formula="of:=[.Q190]+0.00256*COS(RADIANS(125.04-1934.136*[.G190]))" office:value-type="float" office:value="23.4381066571098">
            <text:p>23.44</text:p>
          </table:table-cell>
          <table:table-cell table:formula="of:=DEGREES(ATAN2(COS(RADIANS([.P190]));COS(RADIANS([.R190]))*SIN(RADIANS([.P190]))))" office:value-type="float" office:value="108.038222116734">
            <text:p>108.04</text:p>
          </table:table-cell>
          <table:table-cell table:formula="of:=DEGREES(ASIN(SIN(RADIANS([.R190]))*SIN(RADIANS([.P190]))))" office:value-type="float" office:value="22.4024677479316">
            <text:p>22.4</text:p>
          </table:table-cell>
          <table:table-cell table:formula="of:=TAN(RADIANS([.R190]/2))*TAN(RADIANS([.R190]/2))" office:value-type="float" office:value="0.0430300563589598">
            <text:p>0.04</text:p>
          </table:table-cell>
          <table:table-cell table:formula="of:=4*DEGREES([.U190]*SIN(2*RADIANS([.I190]))-2*[.K190]*SIN(RADIANS([.J190]))+4*[.K190]*[.U190]*SIN(RADIANS([.J190]))*COS(2*RADIANS([.I190]))-0.5*[.U190]*[.U190]*SIN(4*RADIANS([.I190]))-1.25*[.K190]*[.K190]*SIN(2*RADIANS([.J190])))" office:value-type="float" office:value="-5.16722627301658">
            <text:p>-5.17</text:p>
          </table:table-cell>
          <table:table-cell table:formula="of:=DEGREES(ACOS(COS(RADIANS(90.833))/(COS(RADIANS([.$B$2]))*COS(RADIANS([.T190])))-TAN(RADIANS([.$B$2]))*TAN(RADIANS([.T190]))))" office:value-type="float" office:value="111.495091216755">
            <text:p>111.5</text:p>
          </table:table-cell>
          <table:table-cell table:style-name="ce7" table:formula="of:=(720-4*[.$B$3]-[.V190]+[.$B$4]*60)/1440" office:value-type="float" office:value="0.503588351578484">
            <text:p>12:05:10</text:p>
          </table:table-cell>
          <table:table-cell table:style-name="ce7" table:formula="of:=([.X190]*1440-[.W190]*4)/1440" office:value-type="float" office:value="0.193879764865275">
            <text:p>4:39:11</text:p>
          </table:table-cell>
          <table:table-cell table:style-name="ce7" table:formula="of:=([.X190]*1440+[.W190]*4)/1440" office:value-type="float" office:value="0.813296938291693">
            <text:p>19:31:09</text:p>
          </table:table-cell>
          <table:table-cell table:formula="of:=8*[.W190]" office:value-type="float" office:value="891.960729734042">
            <text:p>891.96</text:p>
          </table:table-cell>
          <table:table-cell table:formula="of:=MOD([.E190]*1440+[.V190]+4*[.$B$3]-60*[.$B$4];1440)" office:value-type="float" office:value="714.832773726983">
            <text:p>714.83</text:p>
          </table:table-cell>
          <table:table-cell table:formula="of:=IF([.AB190]/4&lt;0;[.AB190]/4+180;[.AB190]/4-180)" office:value-type="float" office:value="-1.29180656825415">
            <text:p>-1.29</text:p>
          </table:table-cell>
          <table:table-cell table:formula="of:=DEGREES(ACOS(SIN(RADIANS([.$B$2]))*SIN(RADIANS([.T190]))+COS(RADIANS([.$B$2]))*COS(RADIANS([.T190]))*COS(RADIANS([.AC190]))))" office:value-type="float" office:value="17.63161323816">
            <text:p>17.63</text:p>
          </table:table-cell>
          <table:table-cell table:formula="of:=90-[.AD190]" office:value-type="float" office:value="72.36838676184">
            <text:p>72.37</text:p>
          </table:table-cell>
          <table:table-cell table:formula="of:=IF([.AE190]&gt;85;0;IF([.AE190]&gt;5;58.1/TAN(RADIANS([.AE190]))-0.07/POWER(TAN(RADIANS([.AE190]));3)+0.000086/POWER(TAN(RADIANS([.AE190]));5);IF([.AE190]&gt;-0.575;1735+[.AE190]*(-518.2+[.AE190]*(103.4+[.AE190]*(-12.79+[.AE190]*0.711)));-20.772/TAN(RADIANS([.AE190])))))/3600" office:value-type="float" office:value="0.00512873543136161">
            <text:p>0.01</text:p>
          </table:table-cell>
          <table:table-cell table:formula="of:=[.AE190]+[.AF190]" office:value-type="float" office:value="72.3735154972714">
            <text:p>72.37</text:p>
          </table:table-cell>
          <table:table-cell table:formula="of:=IF([.AC190]&gt;0;MOD(DEGREES(ACOS(((SIN(RADIANS([.$B$2]))*COS(RADIANS([.AD190])))-SIN(RADIANS([.T190])))/(COS(RADIANS([.$B$2]))*SIN(RADIANS([.AD190])))))+180;360);MOD(540-DEGREES(ACOS(((SIN(RADIANS([.$B$2]))*COS(RADIANS([.AD190])))-SIN(RADIANS([.T190])))/(COS(RADIANS([.$B$2]))*SIN(RADIANS([.AD190])))));360))" office:value-type="float" office:value="176.054231083618">
            <text:p>176.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0]+1" office:value-type="date" office:date-value="2026-07-09">
            <text:p>7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1]+2415018.5+[.E191]-[.$B$4]/24" office:value-type="float" office:value="2461231.29166667">
            <text:p>2461231.29</text:p>
          </table:table-cell>
          <table:table-cell table:style-name="ce9" table:formula="of:=([.F191]-2451545)/36525" office:value-type="float" office:value="0.26519621263974">
            <text:p>0.26519621</text:p>
          </table:table-cell>
          <table:table-cell/>
          <table:table-cell table:formula="of:=MOD(280.46646+[.G191]*(36000.76983+[.G191]*0.0003032);360)" office:value-type="float" office:value="107.734292354786">
            <text:p>107.73</text:p>
          </table:table-cell>
          <table:table-cell table:formula="of:=357.52911+[.G191]*(35999.05029-0.0001537*[.G191])" office:value-type="float" office:value="9904.34089472597">
            <text:p>9904.34</text:p>
          </table:table-cell>
          <table:table-cell table:formula="of:=0.016708634-[.G191]*(0.000042037+0.0000001267*[.G191])" office:value-type="float" office:value="0.016697477036121">
            <text:p>0.02</text:p>
          </table:table-cell>
          <table:table-cell table:formula="of:=SIN(RADIANS([.J191]))*(1.914602-[.G191]*(0.004817+0.000014*[.G191]))+SIN(RADIANS(2*[.J191]))*(0.019993-0.000101*[.G191])+SIN(RADIANS(3*[.J191]))*0.000289" office:value-type="float" office:value="-0.141871603664006">
            <text:p>-0.14</text:p>
          </table:table-cell>
          <table:table-cell table:formula="of:=[.I191]+[.L191]" office:value-type="float" office:value="107.592420751122">
            <text:p>107.59</text:p>
          </table:table-cell>
          <table:table-cell table:formula="of:=[.J191]+[.L191]" office:value-type="float" office:value="9904.1990231223">
            <text:p>9904.2</text:p>
          </table:table-cell>
          <table:table-cell table:formula="of:=(1.000001018*(1-[.K191]*[.K191]))/(1+[.K191]*COS(RADIANS([.N191])))" office:value-type="float" office:value="1.01665217129297">
            <text:p>1.02</text:p>
          </table:table-cell>
          <table:table-cell table:formula="of:=[.M191]-0.00569-0.00478*SIN(RADIANS(125.04-1934.136*[.G191]))" office:value-type="float" office:value="107.588966389574">
            <text:p>107.59</text:p>
          </table:table-cell>
          <table:table-cell table:formula="of:=23+(26+((21.448-[.G191]*(46.815+[.G191]*(0.00059-[.G191]*0.001813))))/60)/60" office:value-type="float" office:value="23.4358424532293">
            <text:p>23.44</text:p>
          </table:table-cell>
          <table:table-cell table:formula="of:=[.Q191]+0.00256*COS(RADIANS(125.04-1934.136*[.G191]))" office:value-type="float" office:value="23.4381051954495">
            <text:p>23.44</text:p>
          </table:table-cell>
          <table:table-cell table:formula="of:=DEGREES(ATAN2(COS(RADIANS([.P191]));COS(RADIANS([.R191]))*SIN(RADIANS([.P191]))))" office:value-type="float" office:value="109.060803870854">
            <text:p>109.06</text:p>
          </table:table-cell>
          <table:table-cell table:formula="of:=DEGREES(ASIN(SIN(RADIANS([.R191]))*SIN(RADIANS([.P191]))))" office:value-type="float" office:value="22.2818171946202">
            <text:p>22.28</text:p>
          </table:table-cell>
          <table:table-cell table:formula="of:=TAN(RADIANS([.R191]/2))*TAN(RADIANS([.R191]/2))" office:value-type="float" office:value="0.0430300508393728">
            <text:p>0.04</text:p>
          </table:table-cell>
          <table:table-cell table:formula="of:=4*DEGREES([.U191]*SIN(2*RADIANS([.I191]))-2*[.K191]*SIN(RADIANS([.J191]))+4*[.K191]*[.U191]*SIN(RADIANS([.J191]))*COS(2*RADIANS([.I191]))-0.5*[.U191]*[.U191]*SIN(4*RADIANS([.I191]))-1.25*[.K191]*[.K191]*SIN(2*RADIANS([.J191])))" office:value-type="float" office:value="-5.31504313336226">
            <text:p>-5.32</text:p>
          </table:table-cell>
          <table:table-cell table:formula="of:=DEGREES(ACOS(COS(RADIANS(90.833))/(COS(RADIANS([.$B$2]))*COS(RADIANS([.T191])))-TAN(RADIANS([.$B$2]))*TAN(RADIANS([.T191]))))" office:value-type="float" office:value="111.36687013503">
            <text:p>111.37</text:p>
          </table:table-cell>
          <table:table-cell table:style-name="ce7" table:formula="of:=(720-4*[.$B$3]-[.V191]+[.$B$4]*60)/1440" office:value-type="float" office:value="0.503691002175946">
            <text:p>12:05:19</text:p>
          </table:table-cell>
          <table:table-cell table:style-name="ce7" table:formula="of:=([.X191]*1440-[.W191]*4)/1440" office:value-type="float" office:value="0.194338585134195">
            <text:p>4:39:51</text:p>
          </table:table-cell>
          <table:table-cell table:style-name="ce7" table:formula="of:=([.X191]*1440+[.W191]*4)/1440" office:value-type="float" office:value="0.813043419217697">
            <text:p>19:30:47</text:p>
          </table:table-cell>
          <table:table-cell table:formula="of:=8*[.W191]" office:value-type="float" office:value="890.934961080242">
            <text:p>890.93</text:p>
          </table:table-cell>
          <table:table-cell table:formula="of:=MOD([.E191]*1440+[.V191]+4*[.$B$3]-60*[.$B$4];1440)" office:value-type="float" office:value="714.684956866638">
            <text:p>714.68</text:p>
          </table:table-cell>
          <table:table-cell table:formula="of:=IF([.AB191]/4&lt;0;[.AB191]/4+180;[.AB191]/4-180)" office:value-type="float" office:value="-1.32876078334056">
            <text:p>-1.33</text:p>
          </table:table-cell>
          <table:table-cell table:formula="of:=DEGREES(ACOS(SIN(RADIANS([.$B$2]))*SIN(RADIANS([.T191]))+COS(RADIANS([.$B$2]))*COS(RADIANS([.T191]))*COS(RADIANS([.AC191]))))" office:value-type="float" office:value="17.7540332621345">
            <text:p>17.75</text:p>
          </table:table-cell>
          <table:table-cell table:formula="of:=90-[.AD191]" office:value-type="float" office:value="72.2459667378655">
            <text:p>72.25</text:p>
          </table:table-cell>
          <table:table-cell table:formula="of:=IF([.AE191]&gt;85;0;IF([.AE191]&gt;5;58.1/TAN(RADIANS([.AE191]))-0.07/POWER(TAN(RADIANS([.AE191]));3)+0.000086/POWER(TAN(RADIANS([.AE191]));5);IF([.AE191]&gt;-0.575;1735+[.AE191]*(-518.2+[.AE191]*(103.4+[.AE191]*(-12.79+[.AE191]*0.711)));-20.772/TAN(RADIANS([.AE191])))))/3600" office:value-type="float" office:value="0.00516671342444114">
            <text:p>0.01</text:p>
          </table:table-cell>
          <table:table-cell table:formula="of:=[.AE191]+[.AF191]" office:value-type="float" office:value="72.2511334512899">
            <text:p>72.25</text:p>
          </table:table-cell>
          <table:table-cell table:formula="of:=IF([.AC191]&gt;0;MOD(DEGREES(ACOS(((SIN(RADIANS([.$B$2]))*COS(RADIANS([.AD191])))-SIN(RADIANS([.T191])))/(COS(RADIANS([.$B$2]))*SIN(RADIANS([.AD191])))))+180;360);MOD(540-DEGREES(ACOS(((SIN(RADIANS([.$B$2]))*COS(RADIANS([.AD191])))-SIN(RADIANS([.T191])))/(COS(RADIANS([.$B$2]))*SIN(RADIANS([.AD191])))));360))" office:value-type="float" office:value="175.964832501831">
            <text:p>175.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1]+1" office:value-type="date" office:date-value="2026-07-10">
            <text:p>7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2]+2415018.5+[.E192]-[.$B$4]/24" office:value-type="float" office:value="2461232.29166667">
            <text:p>2461232.29</text:p>
          </table:table-cell>
          <table:table-cell table:style-name="ce9" table:formula="of:=([.F192]-2451545)/36525" office:value-type="float" office:value="0.265223591147612">
            <text:p>0.26522359</text:p>
          </table:table-cell>
          <table:table-cell/>
          <table:table-cell table:formula="of:=MOD(280.46646+[.G192]*(36000.76983+[.G192]*0.0003032);360)" office:value-type="float" office:value="108.719939719351">
            <text:p>108.72</text:p>
          </table:table-cell>
          <table:table-cell table:formula="of:=357.52911+[.G192]*(35999.05029-0.0001537*[.G192])" office:value-type="float" office:value="9905.32649500546">
            <text:p>9905.33</text:p>
          </table:table-cell>
          <table:table-cell table:formula="of:=0.016708634-[.G192]*(0.000042037+0.0000001267*[.G192])" office:value-type="float" office:value="0.0166974758833707">
            <text:p>0.02</text:p>
          </table:table-cell>
          <table:table-cell table:formula="of:=SIN(RADIANS([.J192]))*(1.914602-[.G192]*(0.004817+0.000014*[.G192]))+SIN(RADIANS(2*[.J192]))*(0.019993-0.000101*[.G192])+SIN(RADIANS(3*[.J192]))*0.000289" office:value-type="float" office:value="-0.174004375568403">
            <text:p>-0.17</text:p>
          </table:table-cell>
          <table:table-cell table:formula="of:=[.I192]+[.L192]" office:value-type="float" office:value="108.545935343782">
            <text:p>108.55</text:p>
          </table:table-cell>
          <table:table-cell table:formula="of:=[.J192]+[.L192]" office:value-type="float" office:value="9905.15249062989">
            <text:p>9905.15</text:p>
          </table:table-cell>
          <table:table-cell table:formula="of:=(1.000001018*(1-[.K192]*[.K192]))/(1+[.K192]*COS(RADIANS([.N192])))" office:value-type="float" office:value="1.01662875312225">
            <text:p>1.02</text:p>
          </table:table-cell>
          <table:table-cell table:formula="of:=[.M192]-0.00569-0.00478*SIN(RADIANS(125.04-1934.136*[.G192]))" office:value-type="float" office:value="108.542484886064">
            <text:p>108.54</text:p>
          </table:table-cell>
          <table:table-cell table:formula="of:=23+(26+((21.448-[.G192]*(46.815+[.G192]*(0.00059-[.G192]*0.001813))))/60)/60" office:value-type="float" office:value="23.4358420971951">
            <text:p>23.44</text:p>
          </table:table-cell>
          <table:table-cell table:formula="of:=[.Q192]+0.00256*COS(RADIANS(125.04-1934.136*[.G192]))" office:value-type="float" office:value="23.4381037318565">
            <text:p>23.44</text:p>
          </table:table-cell>
          <table:table-cell table:formula="of:=DEGREES(ATAN2(COS(RADIANS([.P192]));COS(RADIANS([.R192]))*SIN(RADIANS([.P192]))))" office:value-type="float" office:value="110.081618116591">
            <text:p>110.08</text:p>
          </table:table-cell>
          <table:table-cell table:formula="of:=DEGREES(ASIN(SIN(RADIANS([.R192]))*SIN(RADIANS([.P192]))))" office:value-type="float" office:value="22.1547694425435">
            <text:p>22.15</text:p>
          </table:table-cell>
          <table:table-cell table:formula="of:=TAN(RADIANS([.R192]/2))*TAN(RADIANS([.R192]/2))" office:value-type="float" office:value="0.0430300453124876">
            <text:p>0.04</text:p>
          </table:table-cell>
          <table:table-cell table:formula="of:=4*DEGREES([.U192]*SIN(2*RADIANS([.I192]))-2*[.K192]*SIN(RADIANS([.J192]))+4*[.K192]*[.U192]*SIN(RADIANS([.J192]))*COS(2*RADIANS([.I192]))-0.5*[.U192]*[.U192]*SIN(4*RADIANS([.I192]))-1.25*[.K192]*[.K192]*SIN(2*RADIANS([.J192])))" office:value-type="float" office:value="-5.45580583258177">
            <text:p>-5.46</text:p>
          </table:table-cell>
          <table:table-cell table:formula="of:=DEGREES(ACOS(COS(RADIANS(90.833))/(COS(RADIANS([.$B$2]))*COS(RADIANS([.T192])))-TAN(RADIANS([.$B$2]))*TAN(RADIANS([.T192]))))" office:value-type="float" office:value="111.232216324719">
            <text:p>111.23</text:p>
          </table:table-cell>
          <table:table-cell table:style-name="ce7" table:formula="of:=(720-4*[.$B$3]-[.V192]+[.$B$4]*60)/1440" office:value-type="float" office:value="0.503788754050404">
            <text:p>12:05:27</text:p>
          </table:table-cell>
          <table:table-cell table:style-name="ce7" table:formula="of:=([.X192]*1440-[.W192]*4)/1440" office:value-type="float" office:value="0.194810375370628">
            <text:p>4:40:32</text:p>
          </table:table-cell>
          <table:table-cell table:style-name="ce7" table:formula="of:=([.X192]*1440+[.W192]*4)/1440" office:value-type="float" office:value="0.81276713273018">
            <text:p>19:30:23</text:p>
          </table:table-cell>
          <table:table-cell table:formula="of:=8*[.W192]" office:value-type="float" office:value="889.857730597755">
            <text:p>889.86</text:p>
          </table:table-cell>
          <table:table-cell table:formula="of:=MOD([.E192]*1440+[.V192]+4*[.$B$3]-60*[.$B$4];1440)" office:value-type="float" office:value="714.544194167418">
            <text:p>714.54</text:p>
          </table:table-cell>
          <table:table-cell table:formula="of:=IF([.AB192]/4&lt;0;[.AB192]/4+180;[.AB192]/4-180)" office:value-type="float" office:value="-1.36395145814544">
            <text:p>-1.36</text:p>
          </table:table-cell>
          <table:table-cell table:formula="of:=DEGREES(ACOS(SIN(RADIANS([.$B$2]))*SIN(RADIANS([.T192]))+COS(RADIANS([.$B$2]))*COS(RADIANS([.T192]))*COS(RADIANS([.AC192]))))" office:value-type="float" office:value="17.8827772591075">
            <text:p>17.88</text:p>
          </table:table-cell>
          <table:table-cell table:formula="of:=90-[.AD192]" office:value-type="float" office:value="72.1172227408925">
            <text:p>72.12</text:p>
          </table:table-cell>
          <table:table-cell table:formula="of:=IF([.AE192]&gt;85;0;IF([.AE192]&gt;5;58.1/TAN(RADIANS([.AE192]))-0.07/POWER(TAN(RADIANS([.AE192]));3)+0.000086/POWER(TAN(RADIANS([.AE192]));5);IF([.AE192]&gt;-0.575;1735+[.AE192]*(-518.2+[.AE192]*(103.4+[.AE192]*(-12.79+[.AE192]*0.711)));-20.772/TAN(RADIANS([.AE192])))))/3600" office:value-type="float" office:value="0.00520670916542829">
            <text:p>0.01</text:p>
          </table:table-cell>
          <table:table-cell table:formula="of:=[.AE192]+[.AF192]" office:value-type="float" office:value="72.122429450058">
            <text:p>72.12</text:p>
          </table:table-cell>
          <table:table-cell table:formula="of:=IF([.AC192]&gt;0;MOD(DEGREES(ACOS(((SIN(RADIANS([.$B$2]))*COS(RADIANS([.AD192])))-SIN(RADIANS([.T192])))/(COS(RADIANS([.$B$2]))*SIN(RADIANS([.AD192])))))+180;360);MOD(540-DEGREES(ACOS(((SIN(RADIANS([.$B$2]))*COS(RADIANS([.AD192])))-SIN(RADIANS([.T192])))/(COS(RADIANS([.$B$2]))*SIN(RADIANS([.AD192])))));360))" office:value-type="float" office:value="175.88297462176">
            <text:p>175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2]+1" office:value-type="date" office:date-value="2026-07-11">
            <text:p>7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3]+2415018.5+[.E193]-[.$B$4]/24" office:value-type="float" office:value="2461233.29166667">
            <text:p>2461233.29</text:p>
          </table:table-cell>
          <table:table-cell table:style-name="ce9" table:formula="of:=([.F193]-2451545)/36525" office:value-type="float" office:value="0.265250969655483">
            <text:p>0.26525097</text:p>
          </table:table-cell>
          <table:table-cell/>
          <table:table-cell table:formula="of:=MOD(280.46646+[.G193]*(36000.76983+[.G193]*0.0003032);360)" office:value-type="float" office:value="109.705587083919">
            <text:p>109.71</text:p>
          </table:table-cell>
          <table:table-cell table:formula="of:=357.52911+[.G193]*(35999.05029-0.0001537*[.G193])" office:value-type="float" office:value="9906.31209528495">
            <text:p>9906.31</text:p>
          </table:table-cell>
          <table:table-cell table:formula="of:=0.016708634-[.G193]*(0.000042037+0.0000001267*[.G193])" office:value-type="float" office:value="0.0166974747306202">
            <text:p>0.02</text:p>
          </table:table-cell>
          <table:table-cell table:formula="of:=SIN(RADIANS([.J193]))*(1.914602-[.G193]*(0.004817+0.000014*[.G193]))+SIN(RADIANS(2*[.J193]))*(0.019993-0.000101*[.G193])+SIN(RADIANS(3*[.J193]))*0.000289" office:value-type="float" office:value="-0.206088743013775">
            <text:p>-0.21</text:p>
          </table:table-cell>
          <table:table-cell table:formula="of:=[.I193]+[.L193]" office:value-type="float" office:value="109.499498340906">
            <text:p>109.5</text:p>
          </table:table-cell>
          <table:table-cell table:formula="of:=[.J193]+[.L193]" office:value-type="float" office:value="9906.10600654194">
            <text:p>9906.11</text:p>
          </table:table-cell>
          <table:table-cell table:formula="of:=(1.000001018*(1-[.K193]*[.K193]))/(1+[.K193]*COS(RADIANS([.N193])))" office:value-type="float" office:value="1.01660057376676">
            <text:p>1.02</text:p>
          </table:table-cell>
          <table:table-cell table:formula="of:=[.M193]-0.00569-0.00478*SIN(RADIANS(125.04-1934.136*[.G193]))" office:value-type="float" office:value="109.496051785105">
            <text:p>109.5</text:p>
          </table:table-cell>
          <table:table-cell table:formula="of:=23+(26+((21.448-[.G193]*(46.815+[.G193]*(0.00059-[.G193]*0.001813))))/60)/60" office:value-type="float" office:value="23.435841741161">
            <text:p>23.44</text:p>
          </table:table-cell>
          <table:table-cell table:formula="of:=[.Q193]+0.00256*COS(RADIANS(125.04-1934.136*[.G193]))" office:value-type="float" office:value="23.4381022663316">
            <text:p>23.44</text:p>
          </table:table-cell>
          <table:table-cell table:formula="of:=DEGREES(ATAN2(COS(RADIANS([.P193]));COS(RADIANS([.R193]))*SIN(RADIANS([.P193]))))" office:value-type="float" office:value="111.100596572789">
            <text:p>111.1</text:p>
          </table:table-cell>
          <table:table-cell table:formula="of:=DEGREES(ASIN(SIN(RADIANS([.R193]))*SIN(RADIANS([.P193]))))" office:value-type="float" office:value="22.0213742774064">
            <text:p>22.02</text:p>
          </table:table-cell>
          <table:table-cell table:formula="of:=TAN(RADIANS([.R193]/2))*TAN(RADIANS([.R193]/2))" office:value-type="float" office:value="0.0430300397783077">
            <text:p>0.04</text:p>
          </table:table-cell>
          <table:table-cell table:formula="of:=4*DEGREES([.U193]*SIN(2*RADIANS([.I193]))-2*[.K193]*SIN(RADIANS([.J193]))+4*[.K193]*[.U193]*SIN(RADIANS([.J193]))*COS(2*RADIANS([.I193]))-0.5*[.U193]*[.U193]*SIN(4*RADIANS([.I193]))-1.25*[.K193]*[.K193]*SIN(2*RADIANS([.J193])))" office:value-type="float" office:value="-5.58923924724507">
            <text:p>-5.59</text:p>
          </table:table-cell>
          <table:table-cell table:formula="of:=DEGREES(ACOS(COS(RADIANS(90.833))/(COS(RADIANS([.$B$2]))*COS(RADIANS([.T193])))-TAN(RADIANS([.$B$2]))*TAN(RADIANS([.T193]))))" office:value-type="float" office:value="111.091234960303">
            <text:p>111.09</text:p>
          </table:table-cell>
          <table:table-cell table:style-name="ce7" table:formula="of:=(720-4*[.$B$3]-[.V193]+[.$B$4]*60)/1440" office:value-type="float" office:value="0.50388141614392">
            <text:p>12:05:35</text:p>
          </table:table-cell>
          <table:table-cell table:style-name="ce7" table:formula="of:=([.X193]*1440-[.W193]*4)/1440" office:value-type="float" office:value="0.1952946523653">
            <text:p>4:41:13</text:p>
          </table:table-cell>
          <table:table-cell table:style-name="ce7" table:formula="of:=([.X193]*1440+[.W193]*4)/1440" office:value-type="float" office:value="0.812468179922541">
            <text:p>19:29:57</text:p>
          </table:table-cell>
          <table:table-cell table:formula="of:=8*[.W193]" office:value-type="float" office:value="888.729879682428">
            <text:p>888.73</text:p>
          </table:table-cell>
          <table:table-cell table:formula="of:=MOD([.E193]*1440+[.V193]+4*[.$B$3]-60*[.$B$4];1440)" office:value-type="float" office:value="714.410760752755">
            <text:p>714.41</text:p>
          </table:table-cell>
          <table:table-cell table:formula="of:=IF([.AB193]/4&lt;0;[.AB193]/4+180;[.AB193]/4-180)" office:value-type="float" office:value="-1.39730981181125">
            <text:p>-1.4</text:p>
          </table:table-cell>
          <table:table-cell table:formula="of:=DEGREES(ACOS(SIN(RADIANS([.$B$2]))*SIN(RADIANS([.T193]))+COS(RADIANS([.$B$2]))*COS(RADIANS([.T193]))*COS(RADIANS([.AC193]))))" office:value-type="float" office:value="18.0177841390394">
            <text:p>18.02</text:p>
          </table:table-cell>
          <table:table-cell table:formula="of:=90-[.AD193]" office:value-type="float" office:value="71.9822158609606">
            <text:p>71.98</text:p>
          </table:table-cell>
          <table:table-cell table:formula="of:=IF([.AE193]&gt;85;0;IF([.AE193]&gt;5;58.1/TAN(RADIANS([.AE193]))-0.07/POWER(TAN(RADIANS([.AE193]));3)+0.000086/POWER(TAN(RADIANS([.AE193]));5);IF([.AE193]&gt;-0.575;1735+[.AE193]*(-518.2+[.AE193]*(103.4+[.AE193]*(-12.79+[.AE193]*0.711)));-20.772/TAN(RADIANS([.AE193])))))/3600" office:value-type="float" office:value="0.00524871264125626">
            <text:p>0.01</text:p>
          </table:table-cell>
          <table:table-cell table:formula="of:=[.AE193]+[.AF193]" office:value-type="float" office:value="71.9874645736018">
            <text:p>71.99</text:p>
          </table:table-cell>
          <table:table-cell table:formula="of:=IF([.AC193]&gt;0;MOD(DEGREES(ACOS(((SIN(RADIANS([.$B$2]))*COS(RADIANS([.AD193])))-SIN(RADIANS([.T193])))/(COS(RADIANS([.$B$2]))*SIN(RADIANS([.AD193])))))+180;360);MOD(540-DEGREES(ACOS(((SIN(RADIANS([.$B$2]))*COS(RADIANS([.AD193])))-SIN(RADIANS([.T193])))/(COS(RADIANS([.$B$2]))*SIN(RADIANS([.AD193])))));360))" office:value-type="float" office:value="175.80878063817">
            <text:p>175.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3]+1" office:value-type="date" office:date-value="2026-07-12">
            <text:p>7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4]+2415018.5+[.E194]-[.$B$4]/24" office:value-type="float" office:value="2461234.29166667">
            <text:p>2461234.29</text:p>
          </table:table-cell>
          <table:table-cell table:style-name="ce9" table:formula="of:=([.F194]-2451545)/36525" office:value-type="float" office:value="0.265278348163354">
            <text:p>0.26527835</text:p>
          </table:table-cell>
          <table:table-cell/>
          <table:table-cell table:formula="of:=MOD(280.46646+[.G194]*(36000.76983+[.G194]*0.0003032);360)" office:value-type="float" office:value="110.691234448488">
            <text:p>110.69</text:p>
          </table:table-cell>
          <table:table-cell table:formula="of:=357.52911+[.G194]*(35999.05029-0.0001537*[.G194])" office:value-type="float" office:value="9907.29769556445">
            <text:p>9907.3</text:p>
          </table:table-cell>
          <table:table-cell table:formula="of:=0.016708634-[.G194]*(0.000042037+0.0000001267*[.G194])" office:value-type="float" office:value="0.0166974735778696">
            <text:p>0.02</text:p>
          </table:table-cell>
          <table:table-cell table:formula="of:=SIN(RADIANS([.J194]))*(1.914602-[.G194]*(0.004817+0.000014*[.G194]))+SIN(RADIANS(2*[.J194]))*(0.019993-0.000101*[.G194])+SIN(RADIANS(3*[.J194]))*0.000289" office:value-type="float" office:value="-0.238115775710304">
            <text:p>-0.24</text:p>
          </table:table-cell>
          <table:table-cell table:formula="of:=[.I194]+[.L194]" office:value-type="float" office:value="110.453118672778">
            <text:p>110.45</text:p>
          </table:table-cell>
          <table:table-cell table:formula="of:=[.J194]+[.L194]" office:value-type="float" office:value="9907.05957978874">
            <text:p>9907.06</text:p>
          </table:table-cell>
          <table:table-cell table:formula="of:=(1.000001018*(1-[.K194]*[.K194]))/(1+[.K194]*COS(RADIANS([.N194])))" office:value-type="float" office:value="1.01656764076757">
            <text:p>1.02</text:p>
          </table:table-cell>
          <table:table-cell table:formula="of:=[.M194]-0.00569-0.00478*SIN(RADIANS(125.04-1934.136*[.G194]))" office:value-type="float" office:value="110.449676016977">
            <text:p>110.45</text:p>
          </table:table-cell>
          <table:table-cell table:formula="of:=23+(26+((21.448-[.G194]*(46.815+[.G194]*(0.00059-[.G194]*0.001813))))/60)/60" office:value-type="float" office:value="23.4358413851268">
            <text:p>23.44</text:p>
          </table:table-cell>
          <table:table-cell table:formula="of:=[.Q194]+0.00256*COS(RADIANS(125.04-1934.136*[.G194]))" office:value-type="float" office:value="23.4381007988758">
            <text:p>23.44</text:p>
          </table:table-cell>
          <table:table-cell table:formula="of:=DEGREES(ATAN2(COS(RADIANS([.P194]));COS(RADIANS([.R194]))*SIN(RADIANS([.P194]))))" office:value-type="float" office:value="112.117673827242">
            <text:p>112.12</text:p>
          </table:table-cell>
          <table:table-cell table:formula="of:=DEGREES(ASIN(SIN(RADIANS([.R194]))*SIN(RADIANS([.P194]))))" office:value-type="float" office:value="21.8816835180559">
            <text:p>21.88</text:p>
          </table:table-cell>
          <table:table-cell table:formula="of:=TAN(RADIANS([.R194]/2))*TAN(RADIANS([.R194]/2))" office:value-type="float" office:value="0.0430300342368367">
            <text:p>0.04</text:p>
          </table:table-cell>
          <table:table-cell table:formula="of:=4*DEGREES([.U194]*SIN(2*RADIANS([.I194]))-2*[.K194]*SIN(RADIANS([.J194]))+4*[.K194]*[.U194]*SIN(RADIANS([.J194]))*COS(2*RADIANS([.I194]))-0.5*[.U194]*[.U194]*SIN(4*RADIANS([.I194]))-1.25*[.K194]*[.K194]*SIN(2*RADIANS([.J194])))" office:value-type="float" office:value="-5.71507963022672">
            <text:p>-5.72</text:p>
          </table:table-cell>
          <table:table-cell table:formula="of:=DEGREES(ACOS(COS(RADIANS(90.833))/(COS(RADIANS([.$B$2]))*COS(RADIANS([.T194])))-TAN(RADIANS([.$B$2]))*TAN(RADIANS([.T194]))))" office:value-type="float" office:value="110.94403440354">
            <text:p>110.94</text:p>
          </table:table-cell>
          <table:table-cell table:style-name="ce7" table:formula="of:=(720-4*[.$B$3]-[.V194]+[.$B$4]*60)/1440" office:value-type="float" office:value="0.503968805298769">
            <text:p>12:05:43</text:p>
          </table:table-cell>
          <table:table-cell table:style-name="ce7" table:formula="of:=([.X194]*1440-[.W194]*4)/1440" office:value-type="float" office:value="0.195790931955603">
            <text:p>4:41:56</text:p>
          </table:table-cell>
          <table:table-cell table:style-name="ce7" table:formula="of:=([.X194]*1440+[.W194]*4)/1440" office:value-type="float" office:value="0.812146678641934">
            <text:p>19:29:29</text:p>
          </table:table-cell>
          <table:table-cell table:formula="of:=8*[.W194]" office:value-type="float" office:value="887.552275228316">
            <text:p>887.55</text:p>
          </table:table-cell>
          <table:table-cell table:formula="of:=MOD([.E194]*1440+[.V194]+4*[.$B$3]-60*[.$B$4];1440)" office:value-type="float" office:value="714.284920369773">
            <text:p>714.28</text:p>
          </table:table-cell>
          <table:table-cell table:formula="of:=IF([.AB194]/4&lt;0;[.AB194]/4+180;[.AB194]/4-180)" office:value-type="float" office:value="-1.42876990755667">
            <text:p>-1.43</text:p>
          </table:table-cell>
          <table:table-cell table:formula="of:=DEGREES(ACOS(SIN(RADIANS([.$B$2]))*SIN(RADIANS([.T194]))+COS(RADIANS([.$B$2]))*COS(RADIANS([.T194]))*COS(RADIANS([.AC194]))))" office:value-type="float" office:value="18.1589914165148">
            <text:p>18.16</text:p>
          </table:table-cell>
          <table:table-cell table:formula="of:=90-[.AD194]" office:value-type="float" office:value="71.8410085834852">
            <text:p>71.84</text:p>
          </table:table-cell>
          <table:table-cell table:formula="of:=IF([.AE194]&gt;85;0;IF([.AE194]&gt;5;58.1/TAN(RADIANS([.AE194]))-0.07/POWER(TAN(RADIANS([.AE194]));3)+0.000086/POWER(TAN(RADIANS([.AE194]));5);IF([.AE194]&gt;-0.575;1735+[.AE194]*(-518.2+[.AE194]*(103.4+[.AE194]*(-12.79+[.AE194]*0.711)));-20.772/TAN(RADIANS([.AE194])))))/3600" office:value-type="float" office:value="0.00529271386634141">
            <text:p>0.01</text:p>
          </table:table-cell>
          <table:table-cell table:formula="of:=[.AE194]+[.AF194]" office:value-type="float" office:value="71.8463012973515">
            <text:p>71.85</text:p>
          </table:table-cell>
          <table:table-cell table:formula="of:=IF([.AC194]&gt;0;MOD(DEGREES(ACOS(((SIN(RADIANS([.$B$2]))*COS(RADIANS([.AD194])))-SIN(RADIANS([.T194])))/(COS(RADIANS([.$B$2]))*SIN(RADIANS([.AD194])))))+180;360);MOD(540-DEGREES(ACOS(((SIN(RADIANS([.$B$2]))*COS(RADIANS([.AD194])))-SIN(RADIANS([.T194])))/(COS(RADIANS([.$B$2]))*SIN(RADIANS([.AD194])))));360))" office:value-type="float" office:value="175.742347607532">
            <text:p>175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4]+1" office:value-type="date" office:date-value="2026-07-13">
            <text:p>7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5]+2415018.5+[.E195]-[.$B$4]/24" office:value-type="float" office:value="2461235.29166667">
            <text:p>2461235.29</text:p>
          </table:table-cell>
          <table:table-cell table:style-name="ce9" table:formula="of:=([.F195]-2451545)/36525" office:value-type="float" office:value="0.265305726671225">
            <text:p>0.26530573</text:p>
          </table:table-cell>
          <table:table-cell/>
          <table:table-cell table:formula="of:=MOD(280.46646+[.G195]*(36000.76983+[.G195]*0.0003032);360)" office:value-type="float" office:value="111.676881813057">
            <text:p>111.68</text:p>
          </table:table-cell>
          <table:table-cell table:formula="of:=357.52911+[.G195]*(35999.05029-0.0001537*[.G195])" office:value-type="float" office:value="9908.28329584394">
            <text:p>9908.28</text:p>
          </table:table-cell>
          <table:table-cell table:formula="of:=0.016708634-[.G195]*(0.000042037+0.0000001267*[.G195])" office:value-type="float" office:value="0.0166974724251187">
            <text:p>0.02</text:p>
          </table:table-cell>
          <table:table-cell table:formula="of:=SIN(RADIANS([.J195]))*(1.914602-[.G195]*(0.004817+0.000014*[.G195]))+SIN(RADIANS(2*[.J195]))*(0.019993-0.000101*[.G195])+SIN(RADIANS(3*[.J195]))*0.000289" office:value-type="float" office:value="-0.270076556341328">
            <text:p>-0.27</text:p>
          </table:table-cell>
          <table:table-cell table:formula="of:=[.I195]+[.L195]" office:value-type="float" office:value="111.406805256715">
            <text:p>111.41</text:p>
          </table:table-cell>
          <table:table-cell table:formula="of:=[.J195]+[.L195]" office:value-type="float" office:value="9908.0132192876">
            <text:p>9908.01</text:p>
          </table:table-cell>
          <table:table-cell table:formula="of:=(1.000001018*(1-[.K195]*[.K195]))/(1+[.K195]*COS(RADIANS([.N195])))" office:value-type="float" office:value="1.01652996293936">
            <text:p>1.02</text:p>
          </table:table-cell>
          <table:table-cell table:formula="of:=[.M195]-0.00569-0.00478*SIN(RADIANS(125.04-1934.136*[.G195]))" office:value-type="float" office:value="111.403366498996">
            <text:p>111.4</text:p>
          </table:table-cell>
          <table:table-cell table:formula="of:=23+(26+((21.448-[.G195]*(46.815+[.G195]*(0.00059-[.G195]*0.001813))))/60)/60" office:value-type="float" office:value="23.4358410290927">
            <text:p>23.44</text:p>
          </table:table-cell>
          <table:table-cell table:formula="of:=[.Q195]+0.00256*COS(RADIANS(125.04-1934.136*[.G195]))" office:value-type="float" office:value="23.4380993294901">
            <text:p>23.44</text:p>
          </table:table-cell>
          <table:table-cell table:formula="of:=DEGREES(ATAN2(COS(RADIANS([.P195]));COS(RADIANS([.R195]))*SIN(RADIANS([.P195]))))" office:value-type="float" office:value="113.132787417134">
            <text:p>113.13</text:p>
          </table:table-cell>
          <table:table-cell table:formula="of:=DEGREES(ASIN(SIN(RADIANS([.R195]))*SIN(RADIANS([.P195]))))" office:value-type="float" office:value="21.7357509568444">
            <text:p>21.74</text:p>
          </table:table-cell>
          <table:table-cell table:formula="of:=TAN(RADIANS([.R195]/2))*TAN(RADIANS([.R195]/2))" office:value-type="float" office:value="0.0430300286880781">
            <text:p>0.04</text:p>
          </table:table-cell>
          <table:table-cell table:formula="of:=4*DEGREES([.U195]*SIN(2*RADIANS([.I195]))-2*[.K195]*SIN(RADIANS([.J195]))+4*[.K195]*[.U195]*SIN(RADIANS([.J195]))*COS(2*RADIANS([.I195]))-0.5*[.U195]*[.U195]*SIN(4*RADIANS([.I195]))-1.25*[.K195]*[.K195]*SIN(2*RADIANS([.J195])))" office:value-type="float" office:value="-5.83307496387099">
            <text:p>-5.83</text:p>
          </table:table-cell>
          <table:table-cell table:formula="of:=DEGREES(ACOS(COS(RADIANS(90.833))/(COS(RADIANS([.$B$2]))*COS(RADIANS([.T195])))-TAN(RADIANS([.$B$2]))*TAN(RADIANS([.T195]))))" office:value-type="float" office:value="110.790725928343">
            <text:p>110.79</text:p>
          </table:table-cell>
          <table:table-cell table:style-name="ce7" table:formula="of:=(720-4*[.$B$3]-[.V195]+[.$B$4]*60)/1440" office:value-type="float" office:value="0.504050746502688">
            <text:p>12:05:50</text:p>
          </table:table-cell>
          <table:table-cell table:style-name="ce7" table:formula="of:=([.X195]*1440-[.W195]*4)/1440" office:value-type="float" office:value="0.196298730035069">
            <text:p>4:42:40</text:p>
          </table:table-cell>
          <table:table-cell table:style-name="ce7" table:formula="of:=([.X195]*1440+[.W195]*4)/1440" office:value-type="float" office:value="0.811802762970307">
            <text:p>19:29:00</text:p>
          </table:table-cell>
          <table:table-cell table:formula="of:=8*[.W195]" office:value-type="float" office:value="886.325807426743">
            <text:p>886.33</text:p>
          </table:table-cell>
          <table:table-cell table:formula="of:=MOD([.E195]*1440+[.V195]+4*[.$B$3]-60*[.$B$4];1440)" office:value-type="float" office:value="714.166925036129">
            <text:p>714.17</text:p>
          </table:table-cell>
          <table:table-cell table:formula="of:=IF([.AB195]/4&lt;0;[.AB195]/4+180;[.AB195]/4-180)" office:value-type="float" office:value="-1.45826874096775">
            <text:p>-1.46</text:p>
          </table:table-cell>
          <table:table-cell table:formula="of:=DEGREES(ACOS(SIN(RADIANS([.$B$2]))*SIN(RADIANS([.T195]))+COS(RADIANS([.$B$2]))*COS(RADIANS([.T195]))*COS(RADIANS([.AC195]))))" office:value-type="float" office:value="18.3063353493457">
            <text:p>18.31</text:p>
          </table:table-cell>
          <table:table-cell table:formula="of:=90-[.AD195]" office:value-type="float" office:value="71.6936646506543">
            <text:p>71.69</text:p>
          </table:table-cell>
          <table:table-cell table:formula="of:=IF([.AE195]&gt;85;0;IF([.AE195]&gt;5;58.1/TAN(RADIANS([.AE195]))-0.07/POWER(TAN(RADIANS([.AE195]));3)+0.000086/POWER(TAN(RADIANS([.AE195]));5);IF([.AE195]&gt;-0.575;1735+[.AE195]*(-518.2+[.AE195]*(103.4+[.AE195]*(-12.79+[.AE195]*0.711)));-20.772/TAN(RADIANS([.AE195])))))/3600" office:value-type="float" office:value="0.00533870292714352">
            <text:p>0.01</text:p>
          </table:table-cell>
          <table:table-cell table:formula="of:=[.AE195]+[.AF195]" office:value-type="float" office:value="71.6990033535814">
            <text:p>71.7</text:p>
          </table:table-cell>
          <table:table-cell table:formula="of:=IF([.AC195]&gt;0;MOD(DEGREES(ACOS(((SIN(RADIANS([.$B$2]))*COS(RADIANS([.AD195])))-SIN(RADIANS([.T195])))/(COS(RADIANS([.$B$2]))*SIN(RADIANS([.AD195])))))+180;360);MOD(540-DEGREES(ACOS(((SIN(RADIANS([.$B$2]))*COS(RADIANS([.AD195])))-SIN(RADIANS([.T195])))/(COS(RADIANS([.$B$2]))*SIN(RADIANS([.AD195])))));360))" office:value-type="float" office:value="175.683747067812">
            <text:p>175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5]+1" office:value-type="date" office:date-value="2026-07-14">
            <text:p>7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6]+2415018.5+[.E196]-[.$B$4]/24" office:value-type="float" office:value="2461236.29166667">
            <text:p>2461236.29</text:p>
          </table:table-cell>
          <table:table-cell table:style-name="ce9" table:formula="of:=([.F196]-2451545)/36525" office:value-type="float" office:value="0.265333105179097">
            <text:p>0.26533311</text:p>
          </table:table-cell>
          <table:table-cell/>
          <table:table-cell table:formula="of:=MOD(280.46646+[.G196]*(36000.76983+[.G196]*0.0003032);360)" office:value-type="float" office:value="112.662529177625">
            <text:p>112.66</text:p>
          </table:table-cell>
          <table:table-cell table:formula="of:=357.52911+[.G196]*(35999.05029-0.0001537*[.G196])" office:value-type="float" office:value="9909.26889612343">
            <text:p>9909.27</text:p>
          </table:table-cell>
          <table:table-cell table:formula="of:=0.016708634-[.G196]*(0.000042037+0.0000001267*[.G196])" office:value-type="float" office:value="0.0166974712723677">
            <text:p>0.02</text:p>
          </table:table-cell>
          <table:table-cell table:formula="of:=SIN(RADIANS([.J196]))*(1.914602-[.G196]*(0.004817+0.000014*[.G196]))+SIN(RADIANS(2*[.J196]))*(0.019993-0.000101*[.G196])+SIN(RADIANS(3*[.J196]))*0.000289" office:value-type="float" office:value="-0.301962182589114">
            <text:p>-0.3</text:p>
          </table:table-cell>
          <table:table-cell table:formula="of:=[.I196]+[.L196]" office:value-type="float" office:value="112.360566995036">
            <text:p>112.36</text:p>
          </table:table-cell>
          <table:table-cell table:formula="of:=[.J196]+[.L196]" office:value-type="float" office:value="9908.96693394084">
            <text:p>9908.97</text:p>
          </table:table-cell>
          <table:table-cell table:formula="of:=(1.000001018*(1-[.K196]*[.K196]))/(1+[.K196]*COS(RADIANS([.N196])))" office:value-type="float" office:value="1.01648755036886">
            <text:p>1.02</text:p>
          </table:table-cell>
          <table:table-cell table:formula="of:=[.M196]-0.00569-0.00478*SIN(RADIANS(125.04-1934.136*[.G196]))" office:value-type="float" office:value="112.357132133475">
            <text:p>112.36</text:p>
          </table:table-cell>
          <table:table-cell table:formula="of:=23+(26+((21.448-[.G196]*(46.815+[.G196]*(0.00059-[.G196]*0.001813))))/60)/60" office:value-type="float" office:value="23.4358406730585">
            <text:p>23.44</text:p>
          </table:table-cell>
          <table:table-cell table:formula="of:=[.Q196]+0.00256*COS(RADIANS(125.04-1934.136*[.G196]))" office:value-type="float" office:value="23.4380978581754">
            <text:p>23.44</text:p>
          </table:table-cell>
          <table:table-cell table:formula="of:=DEGREES(ATAN2(COS(RADIANS([.P196]));COS(RADIANS([.R196]))*SIN(RADIANS([.P196]))))" office:value-type="float" office:value="114.145877902088">
            <text:p>114.15</text:p>
          </table:table-cell>
          <table:table-cell table:formula="of:=DEGREES(ASIN(SIN(RADIANS([.R196]))*SIN(RADIANS([.P196]))))" office:value-type="float" office:value="21.5836322989211">
            <text:p>21.58</text:p>
          </table:table-cell>
          <table:table-cell table:formula="of:=TAN(RADIANS([.R196]/2))*TAN(RADIANS([.R196]/2))" office:value-type="float" office:value="0.0430300231320356">
            <text:p>0.04</text:p>
          </table:table-cell>
          <table:table-cell table:formula="of:=4*DEGREES([.U196]*SIN(2*RADIANS([.I196]))-2*[.K196]*SIN(RADIANS([.J196]))+4*[.K196]*[.U196]*SIN(RADIANS([.J196]))*COS(2*RADIANS([.I196]))-0.5*[.U196]*[.U196]*SIN(4*RADIANS([.I196]))-1.25*[.K196]*[.K196]*SIN(2*RADIANS([.J196])))" office:value-type="float" office:value="-5.94298528513766">
            <text:p>-5.94</text:p>
          </table:table-cell>
          <table:table-cell table:formula="of:=DEGREES(ACOS(COS(RADIANS(90.833))/(COS(RADIANS([.$B$2]))*COS(RADIANS([.T196])))-TAN(RADIANS([.$B$2]))*TAN(RADIANS([.T196]))))" office:value-type="float" office:value="110.6314234452">
            <text:p>110.63</text:p>
          </table:table-cell>
          <table:table-cell table:style-name="ce7" table:formula="of:=(720-4*[.$B$3]-[.V196]+[.$B$4]*60)/1440" office:value-type="float" office:value="0.504127073114679">
            <text:p>12:05:57</text:p>
          </table:table-cell>
          <table:table-cell table:style-name="ce7" table:formula="of:=([.X196]*1440-[.W196]*4)/1440" office:value-type="float" office:value="0.19681756354468">
            <text:p>4:43:25</text:p>
          </table:table-cell>
          <table:table-cell table:style-name="ce7" table:formula="of:=([.X196]*1440+[.W196]*4)/1440" office:value-type="float" office:value="0.811436582684678">
            <text:p>19:28:28</text:p>
          </table:table-cell>
          <table:table-cell table:formula="of:=8*[.W196]" office:value-type="float" office:value="885.051387561596">
            <text:p>885.05</text:p>
          </table:table-cell>
          <table:table-cell table:formula="of:=MOD([.E196]*1440+[.V196]+4*[.$B$3]-60*[.$B$4];1440)" office:value-type="float" office:value="714.057014714862">
            <text:p>714.06</text:p>
          </table:table-cell>
          <table:table-cell table:formula="of:=IF([.AB196]/4&lt;0;[.AB196]/4+180;[.AB196]/4-180)" office:value-type="float" office:value="-1.48574632128441">
            <text:p>-1.49</text:p>
          </table:table-cell>
          <table:table-cell table:formula="of:=DEGREES(ACOS(SIN(RADIANS([.$B$2]))*SIN(RADIANS([.T196]))+COS(RADIANS([.$B$2]))*COS(RADIANS([.T196]))*COS(RADIANS([.AC196]))))" office:value-type="float" office:value="18.4597510698489">
            <text:p>18.46</text:p>
          </table:table-cell>
          <table:table-cell table:formula="of:=90-[.AD196]" office:value-type="float" office:value="71.5402489301511">
            <text:p>71.54</text:p>
          </table:table-cell>
          <table:table-cell table:formula="of:=IF([.AE196]&gt;85;0;IF([.AE196]&gt;5;58.1/TAN(RADIANS([.AE196]))-0.07/POWER(TAN(RADIANS([.AE196]));3)+0.000086/POWER(TAN(RADIANS([.AE196]));5);IF([.AE196]&gt;-0.575;1735+[.AE196]*(-518.2+[.AE196]*(103.4+[.AE196]*(-12.79+[.AE196]*0.711)));-20.772/TAN(RADIANS([.AE196])))))/3600" office:value-type="float" office:value="0.00538667002488226">
            <text:p>0.01</text:p>
          </table:table-cell>
          <table:table-cell table:formula="of:=[.AE196]+[.AF196]" office:value-type="float" office:value="71.5456356001759">
            <text:p>71.55</text:p>
          </table:table-cell>
          <table:table-cell table:formula="of:=IF([.AC196]&gt;0;MOD(DEGREES(ACOS(((SIN(RADIANS([.$B$2]))*COS(RADIANS([.AD196])))-SIN(RADIANS([.T196])))/(COS(RADIANS([.$B$2]))*SIN(RADIANS([.AD196])))))+180;360);MOD(540-DEGREES(ACOS(((SIN(RADIANS([.$B$2]))*COS(RADIANS([.AD196])))-SIN(RADIANS([.T196])))/(COS(RADIANS([.$B$2]))*SIN(RADIANS([.AD196])))));360))" office:value-type="float" office:value="175.633025781151">
            <text:p>175.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6]+1" office:value-type="date" office:date-value="2026-07-15">
            <text:p>7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7]+2415018.5+[.E197]-[.$B$4]/24" office:value-type="float" office:value="2461237.29166667">
            <text:p>2461237.29</text:p>
          </table:table-cell>
          <table:table-cell table:style-name="ce9" table:formula="of:=([.F197]-2451545)/36525" office:value-type="float" office:value="0.265360483686968">
            <text:p>0.26536048</text:p>
          </table:table-cell>
          <table:table-cell/>
          <table:table-cell table:formula="of:=MOD(280.46646+[.G197]*(36000.76983+[.G197]*0.0003032);360)" office:value-type="float" office:value="113.648176542196">
            <text:p>113.65</text:p>
          </table:table-cell>
          <table:table-cell table:formula="of:=357.52911+[.G197]*(35999.05029-0.0001537*[.G197])" office:value-type="float" office:value="9910.25449640292">
            <text:p>9910.25</text:p>
          </table:table-cell>
          <table:table-cell table:formula="of:=0.016708634-[.G197]*(0.000042037+0.0000001267*[.G197])" office:value-type="float" office:value="0.0166974701196164">
            <text:p>0.02</text:p>
          </table:table-cell>
          <table:table-cell table:formula="of:=SIN(RADIANS([.J197]))*(1.914602-[.G197]*(0.004817+0.000014*[.G197]))+SIN(RADIANS(2*[.J197]))*(0.019993-0.000101*[.G197])+SIN(RADIANS(3*[.J197]))*0.000289" office:value-type="float" office:value="-0.33376376915957">
            <text:p>-0.33</text:p>
          </table:table-cell>
          <table:table-cell table:formula="of:=[.I197]+[.L197]" office:value-type="float" office:value="113.314412773036">
            <text:p>113.31</text:p>
          </table:table-cell>
          <table:table-cell table:formula="of:=[.J197]+[.L197]" office:value-type="float" office:value="9909.92073263376">
            <text:p>9909.92</text:p>
          </table:table-cell>
          <table:table-cell table:formula="of:=(1.000001018*(1-[.K197]*[.K197]))/(1+[.K197]*COS(RADIANS([.N197])))" office:value-type="float" office:value="1.01644041441299">
            <text:p>1.02</text:p>
          </table:table-cell>
          <table:table-cell table:formula="of:=[.M197]-0.00569-0.00478*SIN(RADIANS(125.04-1934.136*[.G197]))" office:value-type="float" office:value="113.310981805707">
            <text:p>113.31</text:p>
          </table:table-cell>
          <table:table-cell table:formula="of:=23+(26+((21.448-[.G197]*(46.815+[.G197]*(0.00059-[.G197]*0.001813))))/60)/60" office:value-type="float" office:value="23.4358403170244">
            <text:p>23.44</text:p>
          </table:table-cell>
          <table:table-cell table:formula="of:=[.Q197]+0.00256*COS(RADIANS(125.04-1934.136*[.G197]))" office:value-type="float" office:value="23.4380963849326">
            <text:p>23.44</text:p>
          </table:table-cell>
          <table:table-cell table:formula="of:=DEGREES(ATAN2(COS(RADIANS([.P197]));COS(RADIANS([.R197]))*SIN(RADIANS([.P197]))))" office:value-type="float" office:value="115.156888929834">
            <text:p>115.16</text:p>
          </table:table-cell>
          <table:table-cell table:formula="of:=DEGREES(ASIN(SIN(RADIANS([.R197]))*SIN(RADIANS([.P197]))))" office:value-type="float" office:value="21.4253851006348">
            <text:p>21.43</text:p>
          </table:table-cell>
          <table:table-cell table:formula="of:=TAN(RADIANS([.R197]/2))*TAN(RADIANS([.R197]/2))" office:value-type="float" office:value="0.0430300175687127">
            <text:p>0.04</text:p>
          </table:table-cell>
          <table:table-cell table:formula="of:=4*DEGREES([.U197]*SIN(2*RADIANS([.I197]))-2*[.K197]*SIN(RADIANS([.J197]))+4*[.K197]*[.U197]*SIN(RADIANS([.J197]))*COS(2*RADIANS([.I197]))-0.5*[.U197]*[.U197]*SIN(4*RADIANS([.I197]))-1.25*[.K197]*[.K197]*SIN(2*RADIANS([.J197])))" office:value-type="float" office:value="-6.04458298228099">
            <text:p>-6.04</text:p>
          </table:table-cell>
          <table:table-cell table:formula="of:=DEGREES(ACOS(COS(RADIANS(90.833))/(COS(RADIANS([.$B$2]))*COS(RADIANS([.T197])))-TAN(RADIANS([.$B$2]))*TAN(RADIANS([.T197]))))" office:value-type="float" office:value="110.466243226334">
            <text:p>110.47</text:p>
          </table:table-cell>
          <table:table-cell table:style-name="ce7" table:formula="of:=(720-4*[.$B$3]-[.V197]+[.$B$4]*60)/1440" office:value-type="float" office:value="0.504197627071029">
            <text:p>12:06:03</text:p>
          </table:table-cell>
          <table:table-cell table:style-name="ce7" table:formula="of:=([.X197]*1440-[.W197]*4)/1440" office:value-type="float" office:value="0.197346951442324">
            <text:p>4:44:11</text:p>
          </table:table-cell>
          <table:table-cell table:style-name="ce7" table:formula="of:=([.X197]*1440+[.W197]*4)/1440" office:value-type="float" office:value="0.811048302699733">
            <text:p>19:27:55</text:p>
          </table:table-cell>
          <table:table-cell table:formula="of:=8*[.W197]" office:value-type="float" office:value="883.729945810668">
            <text:p>883.73</text:p>
          </table:table-cell>
          <table:table-cell table:formula="of:=MOD([.E197]*1440+[.V197]+4*[.$B$3]-60*[.$B$4];1440)" office:value-type="float" office:value="713.955417017719">
            <text:p>713.96</text:p>
          </table:table-cell>
          <table:table-cell table:formula="of:=IF([.AB197]/4&lt;0;[.AB197]/4+180;[.AB197]/4-180)" office:value-type="float" office:value="-1.51114574557025">
            <text:p>-1.51</text:p>
          </table:table-cell>
          <table:table-cell table:formula="of:=DEGREES(ACOS(SIN(RADIANS([.$B$2]))*SIN(RADIANS([.T197]))+COS(RADIANS([.$B$2]))*COS(RADIANS([.T197]))*COS(RADIANS([.AC197]))))" office:value-type="float" office:value="18.6191727082406">
            <text:p>18.62</text:p>
          </table:table-cell>
          <table:table-cell table:formula="of:=90-[.AD197]" office:value-type="float" office:value="71.3808272917594">
            <text:p>71.38</text:p>
          </table:table-cell>
          <table:table-cell table:formula="of:=IF([.AE197]&gt;85;0;IF([.AE197]&gt;5;58.1/TAN(RADIANS([.AE197]))-0.07/POWER(TAN(RADIANS([.AE197]));3)+0.000086/POWER(TAN(RADIANS([.AE197]));5);IF([.AE197]&gt;-0.575;1735+[.AE197]*(-518.2+[.AE197]*(103.4+[.AE197]*(-12.79+[.AE197]*0.711)));-20.772/TAN(RADIANS([.AE197])))))/3600" office:value-type="float" office:value="0.00543660551623988">
            <text:p>0.01</text:p>
          </table:table-cell>
          <table:table-cell table:formula="of:=[.AE197]+[.AF197]" office:value-type="float" office:value="71.3862638972756">
            <text:p>71.39</text:p>
          </table:table-cell>
          <table:table-cell table:formula="of:=IF([.AC197]&gt;0;MOD(DEGREES(ACOS(((SIN(RADIANS([.$B$2]))*COS(RADIANS([.AD197])))-SIN(RADIANS([.T197])))/(COS(RADIANS([.$B$2]))*SIN(RADIANS([.AD197])))))+180;360);MOD(540-DEGREES(ACOS(((SIN(RADIANS([.$B$2]))*COS(RADIANS([.AD197])))-SIN(RADIANS([.T197])))/(COS(RADIANS([.$B$2]))*SIN(RADIANS([.AD197])))));360))" office:value-type="float" office:value="175.590206584479">
            <text:p>175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7]+1" office:value-type="date" office:date-value="2026-07-16">
            <text:p>7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8]+2415018.5+[.E198]-[.$B$4]/24" office:value-type="float" office:value="2461238.29166667">
            <text:p>2461238.29</text:p>
          </table:table-cell>
          <table:table-cell table:style-name="ce9" table:formula="of:=([.F198]-2451545)/36525" office:value-type="float" office:value="0.265387862194839">
            <text:p>0.26538786</text:p>
          </table:table-cell>
          <table:table-cell/>
          <table:table-cell table:formula="of:=MOD(280.46646+[.G198]*(36000.76983+[.G198]*0.0003032);360)" office:value-type="float" office:value="114.633823906766">
            <text:p>114.63</text:p>
          </table:table-cell>
          <table:table-cell table:formula="of:=357.52911+[.G198]*(35999.05029-0.0001537*[.G198])" office:value-type="float" office:value="9911.24009668241">
            <text:p>9911.24</text:p>
          </table:table-cell>
          <table:table-cell table:formula="of:=0.016708634-[.G198]*(0.000042037+0.0000001267*[.G198])" office:value-type="float" office:value="0.016697468966865">
            <text:p>0.02</text:p>
          </table:table-cell>
          <table:table-cell table:formula="of:=SIN(RADIANS([.J198]))*(1.914602-[.G198]*(0.004817+0.000014*[.G198]))+SIN(RADIANS(2*[.J198]))*(0.019993-0.000101*[.G198])+SIN(RADIANS(3*[.J198]))*0.000289" office:value-type="float" office:value="-0.365472449808242">
            <text:p>-0.37</text:p>
          </table:table-cell>
          <table:table-cell table:formula="of:=[.I198]+[.L198]" office:value-type="float" office:value="114.268351456958">
            <text:p>114.27</text:p>
          </table:table-cell>
          <table:table-cell table:formula="of:=[.J198]+[.L198]" office:value-type="float" office:value="9910.87462423261">
            <text:p>9910.87</text:p>
          </table:table-cell>
          <table:table-cell table:formula="of:=(1.000001018*(1-[.K198]*[.K198]))/(1+[.K198]*COS(RADIANS([.N198])))" office:value-type="float" office:value="1.01638856769679">
            <text:p>1.02</text:p>
          </table:table-cell>
          <table:table-cell table:formula="of:=[.M198]-0.00569-0.00478*SIN(RADIANS(125.04-1934.136*[.G198]))" office:value-type="float" office:value="114.264924381931">
            <text:p>114.26</text:p>
          </table:table-cell>
          <table:table-cell table:formula="of:=23+(26+((21.448-[.G198]*(46.815+[.G198]*(0.00059-[.G198]*0.001813))))/60)/60" office:value-type="float" office:value="23.4358399609902">
            <text:p>23.44</text:p>
          </table:table-cell>
          <table:table-cell table:formula="of:=[.Q198]+0.00256*COS(RADIANS(125.04-1934.136*[.G198]))" office:value-type="float" office:value="23.4380949097628">
            <text:p>23.44</text:p>
          </table:table-cell>
          <table:table-cell table:formula="of:=DEGREES(ATAN2(COS(RADIANS([.P198]));COS(RADIANS([.R198]))*SIN(RADIANS([.P198]))))" office:value-type="float" office:value="116.165767294512">
            <text:p>116.17</text:p>
          </table:table-cell>
          <table:table-cell table:formula="of:=DEGREES(ASIN(SIN(RADIANS([.R198]))*SIN(RADIANS([.P198]))))" office:value-type="float" office:value="21.2610687072384">
            <text:p>21.26</text:p>
          </table:table-cell>
          <table:table-cell table:formula="of:=TAN(RADIANS([.R198]/2))*TAN(RADIANS([.R198]/2))" office:value-type="float" office:value="0.0430300119981131">
            <text:p>0.04</text:p>
          </table:table-cell>
          <table:table-cell table:formula="of:=4*DEGREES([.U198]*SIN(2*RADIANS([.I198]))-2*[.K198]*SIN(RADIANS([.J198]))+4*[.K198]*[.U198]*SIN(RADIANS([.J198]))*COS(2*RADIANS([.I198]))-0.5*[.U198]*[.U198]*SIN(4*RADIANS([.I198]))-1.25*[.K198]*[.K198]*SIN(2*RADIANS([.J198])))" office:value-type="float" office:value="-6.13765306269576">
            <text:p>-6.14</text:p>
          </table:table-cell>
          <table:table-cell table:formula="of:=DEGREES(ACOS(COS(RADIANS(90.833))/(COS(RADIANS([.$B$2]))*COS(RADIANS([.T198])))-TAN(RADIANS([.$B$2]))*TAN(RADIANS([.T198]))))" office:value-type="float" office:value="110.295303632802">
            <text:p>110.3</text:p>
          </table:table-cell>
          <table:table-cell table:style-name="ce7" table:formula="of:=(720-4*[.$B$3]-[.V198]+[.$B$4]*60)/1440" office:value-type="float" office:value="0.504262259071316">
            <text:p>12:06:08</text:p>
          </table:table-cell>
          <table:table-cell table:style-name="ce7" table:formula="of:=([.X198]*1440-[.W198]*4)/1440" office:value-type="float" office:value="0.197886415646865">
            <text:p>4:44:57</text:p>
          </table:table-cell>
          <table:table-cell table:style-name="ce7" table:formula="of:=([.X198]*1440+[.W198]*4)/1440" office:value-type="float" office:value="0.810638102495768">
            <text:p>19:27:19</text:p>
          </table:table-cell>
          <table:table-cell table:formula="of:=8*[.W198]" office:value-type="float" office:value="882.36242906242">
            <text:p>882.36</text:p>
          </table:table-cell>
          <table:table-cell table:formula="of:=MOD([.E198]*1440+[.V198]+4*[.$B$3]-60*[.$B$4];1440)" office:value-type="float" office:value="713.862346937304">
            <text:p>713.86</text:p>
          </table:table-cell>
          <table:table-cell table:formula="of:=IF([.AB198]/4&lt;0;[.AB198]/4+180;[.AB198]/4-180)" office:value-type="float" office:value="-1.53441326567395">
            <text:p>-1.53</text:p>
          </table:table-cell>
          <table:table-cell table:formula="of:=DEGREES(ACOS(SIN(RADIANS([.$B$2]))*SIN(RADIANS([.T198]))+COS(RADIANS([.$B$2]))*COS(RADIANS([.T198]))*COS(RADIANS([.AC198]))))" office:value-type="float" office:value="18.7845335077197">
            <text:p>18.78</text:p>
          </table:table-cell>
          <table:table-cell table:formula="of:=90-[.AD198]" office:value-type="float" office:value="71.2154664922803">
            <text:p>71.22</text:p>
          </table:table-cell>
          <table:table-cell table:formula="of:=IF([.AE198]&gt;85;0;IF([.AE198]&gt;5;58.1/TAN(RADIANS([.AE198]))-0.07/POWER(TAN(RADIANS([.AE198]));3)+0.000086/POWER(TAN(RADIANS([.AE198]));5);IF([.AE198]&gt;-0.575;1735+[.AE198]*(-518.2+[.AE198]*(103.4+[.AE198]*(-12.79+[.AE198]*0.711)));-20.772/TAN(RADIANS([.AE198])))))/3600" office:value-type="float" office:value="0.00548849995191367">
            <text:p>0.01</text:p>
          </table:table-cell>
          <table:table-cell table:formula="of:=[.AE198]+[.AF198]" office:value-type="float" office:value="71.2209549922322">
            <text:p>71.22</text:p>
          </table:table-cell>
          <table:table-cell table:formula="of:=IF([.AC198]&gt;0;MOD(DEGREES(ACOS(((SIN(RADIANS([.$B$2]))*COS(RADIANS([.AD198])))-SIN(RADIANS([.T198])))/(COS(RADIANS([.$B$2]))*SIN(RADIANS([.AD198])))))+180;360);MOD(540-DEGREES(ACOS(((SIN(RADIANS([.$B$2]))*COS(RADIANS([.AD198])))-SIN(RADIANS([.T198])))/(COS(RADIANS([.$B$2]))*SIN(RADIANS([.AD198])))));360))" office:value-type="float" office:value="175.555289333092">
            <text:p>175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8]+1" office:value-type="date" office:date-value="2026-07-17">
            <text:p>7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199]+2415018.5+[.E199]-[.$B$4]/24" office:value-type="float" office:value="2461239.29166667">
            <text:p>2461239.29</text:p>
          </table:table-cell>
          <table:table-cell table:style-name="ce9" table:formula="of:=([.F199]-2451545)/36525" office:value-type="float" office:value="0.265415240702711">
            <text:p>0.26541524</text:p>
          </table:table-cell>
          <table:table-cell/>
          <table:table-cell table:formula="of:=MOD(280.46646+[.G199]*(36000.76983+[.G199]*0.0003032);360)" office:value-type="float" office:value="115.619471271337">
            <text:p>115.62</text:p>
          </table:table-cell>
          <table:table-cell table:formula="of:=357.52911+[.G199]*(35999.05029-0.0001537*[.G199])" office:value-type="float" office:value="9912.2256969619">
            <text:p>9912.23</text:p>
          </table:table-cell>
          <table:table-cell table:formula="of:=0.016708634-[.G199]*(0.000042037+0.0000001267*[.G199])" office:value-type="float" office:value="0.0166974678141134">
            <text:p>0.02</text:p>
          </table:table-cell>
          <table:table-cell table:formula="of:=SIN(RADIANS([.J199]))*(1.914602-[.G199]*(0.004817+0.000014*[.G199]))+SIN(RADIANS(2*[.J199]))*(0.019993-0.000101*[.G199])+SIN(RADIANS(3*[.J199]))*0.000289" office:value-type="float" office:value="-0.397079379365446">
            <text:p>-0.4</text:p>
          </table:table-cell>
          <table:table-cell table:formula="of:=[.I199]+[.L199]" office:value-type="float" office:value="115.222391891971">
            <text:p>115.22</text:p>
          </table:table-cell>
          <table:table-cell table:formula="of:=[.J199]+[.L199]" office:value-type="float" office:value="9911.82861758254">
            <text:p>9911.83</text:p>
          </table:table-cell>
          <table:table-cell table:formula="of:=(1.000001018*(1-[.K199]*[.K199]))/(1+[.K199]*COS(RADIANS([.N199])))" office:value-type="float" office:value="1.01633202411109">
            <text:p>1.02</text:p>
          </table:table-cell>
          <table:table-cell table:formula="of:=[.M199]-0.00569-0.00478*SIN(RADIANS(125.04-1934.136*[.G199]))" office:value-type="float" office:value="115.218968707313">
            <text:p>115.22</text:p>
          </table:table-cell>
          <table:table-cell table:formula="of:=23+(26+((21.448-[.G199]*(46.815+[.G199]*(0.00059-[.G199]*0.001813))))/60)/60" office:value-type="float" office:value="23.4358396049561">
            <text:p>23.44</text:p>
          </table:table-cell>
          <table:table-cell table:formula="of:=[.Q199]+0.00256*COS(RADIANS(125.04-1934.136*[.G199]))" office:value-type="float" office:value="23.4380934326668">
            <text:p>23.44</text:p>
          </table:table-cell>
          <table:table-cell table:formula="of:=DEGREES(ATAN2(COS(RADIANS([.P199]));COS(RADIANS([.R199]))*SIN(RADIANS([.P199]))))" office:value-type="float" office:value="117.172462987672">
            <text:p>117.17</text:p>
          </table:table-cell>
          <table:table-cell table:formula="of:=DEGREES(ASIN(SIN(RADIANS([.R199]))*SIN(RADIANS([.P199]))))" office:value-type="float" office:value="21.090744190073">
            <text:p>21.09</text:p>
          </table:table-cell>
          <table:table-cell table:formula="of:=TAN(RADIANS([.R199]/2))*TAN(RADIANS([.R199]/2))" office:value-type="float" office:value="0.0430300064202403">
            <text:p>0.04</text:p>
          </table:table-cell>
          <table:table-cell table:formula="of:=4*DEGREES([.U199]*SIN(2*RADIANS([.I199]))-2*[.K199]*SIN(RADIANS([.J199]))+4*[.K199]*[.U199]*SIN(RADIANS([.J199]))*COS(2*RADIANS([.I199]))-0.5*[.U199]*[.U199]*SIN(4*RADIANS([.I199]))-1.25*[.K199]*[.K199]*SIN(2*RADIANS([.J199])))" office:value-type="float" office:value="-6.22199339169687">
            <text:p>-6.22</text:p>
          </table:table-cell>
          <table:table-cell table:formula="of:=DEGREES(ACOS(COS(RADIANS(90.833))/(COS(RADIANS([.$B$2]))*COS(RADIANS([.T199])))-TAN(RADIANS([.$B$2]))*TAN(RADIANS([.T199]))))" office:value-type="float" office:value="110.118724844631">
            <text:p>110.12</text:p>
          </table:table-cell>
          <table:table-cell table:style-name="ce7" table:formula="of:=(720-4*[.$B$3]-[.V199]+[.$B$4]*60)/1440" office:value-type="float" office:value="0.504320828744234">
            <text:p>12:06:13</text:p>
          </table:table-cell>
          <table:table-cell table:style-name="ce7" table:formula="of:=([.X199]*1440-[.W199]*4)/1440" office:value-type="float" office:value="0.198435481953593">
            <text:p>4:45:45</text:p>
          </table:table-cell>
          <table:table-cell table:style-name="ce7" table:formula="of:=([.X199]*1440+[.W199]*4)/1440" office:value-type="float" office:value="0.810206175534875">
            <text:p>19:26:42</text:p>
          </table:table-cell>
          <table:table-cell table:formula="of:=8*[.W199]" office:value-type="float" office:value="880.949798757045">
            <text:p>880.95</text:p>
          </table:table-cell>
          <table:table-cell table:formula="of:=MOD([.E199]*1440+[.V199]+4*[.$B$3]-60*[.$B$4];1440)" office:value-type="float" office:value="713.778006608303">
            <text:p>713.78</text:p>
          </table:table-cell>
          <table:table-cell table:formula="of:=IF([.AB199]/4&lt;0;[.AB199]/4+180;[.AB199]/4-180)" office:value-type="float" office:value="-1.55549834792421">
            <text:p>-1.56</text:p>
          </table:table-cell>
          <table:table-cell table:formula="of:=DEGREES(ACOS(SIN(RADIANS([.$B$2]))*SIN(RADIANS([.T199]))+COS(RADIANS([.$B$2]))*COS(RADIANS([.T199]))*COS(RADIANS([.AC199]))))" office:value-type="float" office:value="18.9557659309385">
            <text:p>18.96</text:p>
          </table:table-cell>
          <table:table-cell table:formula="of:=90-[.AD199]" office:value-type="float" office:value="71.0442340690615">
            <text:p>71.04</text:p>
          </table:table-cell>
          <table:table-cell table:formula="of:=IF([.AE199]&gt;85;0;IF([.AE199]&gt;5;58.1/TAN(RADIANS([.AE199]))-0.07/POWER(TAN(RADIANS([.AE199]));3)+0.000086/POWER(TAN(RADIANS([.AE199]));5);IF([.AE199]&gt;-0.575;1735+[.AE199]*(-518.2+[.AE199]*(103.4+[.AE199]*(-12.79+[.AE199]*0.711)));-20.772/TAN(RADIANS([.AE199])))))/3600" office:value-type="float" office:value="0.00554234411291775">
            <text:p>0.01</text:p>
          </table:table-cell>
          <table:table-cell table:formula="of:=[.AE199]+[.AF199]" office:value-type="float" office:value="71.0497764131744">
            <text:p>71.05</text:p>
          </table:table-cell>
          <table:table-cell table:formula="of:=IF([.AC199]&gt;0;MOD(DEGREES(ACOS(((SIN(RADIANS([.$B$2]))*COS(RADIANS([.AD199])))-SIN(RADIANS([.T199])))/(COS(RADIANS([.$B$2]))*SIN(RADIANS([.AD199])))))+180;360);MOD(540-DEGREES(ACOS(((SIN(RADIANS([.$B$2]))*COS(RADIANS([.AD199])))-SIN(RADIANS([.T199])))/(COS(RADIANS([.$B$2]))*SIN(RADIANS([.AD199])))));360))" office:value-type="float" office:value="175.528251922429">
            <text:p>175.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199]+1" office:value-type="date" office:date-value="2026-07-18">
            <text:p>7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0]+2415018.5+[.E200]-[.$B$4]/24" office:value-type="float" office:value="2461240.29166667">
            <text:p>2461240.29</text:p>
          </table:table-cell>
          <table:table-cell table:style-name="ce9" table:formula="of:=([.F200]-2451545)/36525" office:value-type="float" office:value="0.265442619210582">
            <text:p>0.26544262</text:p>
          </table:table-cell>
          <table:table-cell/>
          <table:table-cell table:formula="of:=MOD(280.46646+[.G200]*(36000.76983+[.G200]*0.0003032);360)" office:value-type="float" office:value="116.605118635909">
            <text:p>116.61</text:p>
          </table:table-cell>
          <table:table-cell table:formula="of:=357.52911+[.G200]*(35999.05029-0.0001537*[.G200])" office:value-type="float" office:value="9913.2112972414">
            <text:p>9913.21</text:p>
          </table:table-cell>
          <table:table-cell table:formula="of:=0.016708634-[.G200]*(0.000042037+0.0000001267*[.G200])" office:value-type="float" office:value="0.0166974666613616">
            <text:p>0.02</text:p>
          </table:table-cell>
          <table:table-cell table:formula="of:=SIN(RADIANS([.J200]))*(1.914602-[.G200]*(0.004817+0.000014*[.G200]))+SIN(RADIANS(2*[.J200]))*(0.019993-0.000101*[.G200])+SIN(RADIANS(3*[.J200]))*0.000289" office:value-type="float" office:value="-0.428575735761656">
            <text:p>-0.43</text:p>
          </table:table-cell>
          <table:table-cell table:formula="of:=[.I200]+[.L200]" office:value-type="float" office:value="116.176542900147">
            <text:p>116.18</text:p>
          </table:table-cell>
          <table:table-cell table:formula="of:=[.J200]+[.L200]" office:value-type="float" office:value="9912.78272150564">
            <text:p>9912.78</text:p>
          </table:table-cell>
          <table:table-cell table:formula="of:=(1.000001018*(1-[.K200]*[.K200]))/(1+[.K200]*COS(RADIANS([.N200])))" office:value-type="float" office:value="1.01627079881003">
            <text:p>1.02</text:p>
          </table:table-cell>
          <table:table-cell table:formula="of:=[.M200]-0.00569-0.00478*SIN(RADIANS(125.04-1934.136*[.G200]))" office:value-type="float" office:value="116.173123603923">
            <text:p>116.17</text:p>
          </table:table-cell>
          <table:table-cell table:formula="of:=23+(26+((21.448-[.G200]*(46.815+[.G200]*(0.00059-[.G200]*0.001813))))/60)/60" office:value-type="float" office:value="23.4358392489219">
            <text:p>23.44</text:p>
          </table:table-cell>
          <table:table-cell table:formula="of:=[.Q200]+0.00256*COS(RADIANS(125.04-1934.136*[.G200]))" office:value-type="float" office:value="23.4380919536457">
            <text:p>23.44</text:p>
          </table:table-cell>
          <table:table-cell table:formula="of:=DEGREES(ATAN2(COS(RADIANS([.P200]));COS(RADIANS([.R200]))*SIN(RADIANS([.P200]))))" office:value-type="float" office:value="118.176929242051">
            <text:p>118.18</text:p>
          </table:table-cell>
          <table:table-cell table:formula="of:=DEGREES(ASIN(SIN(RADIANS([.R200]))*SIN(RADIANS([.P200]))))" office:value-type="float" office:value="20.914474283416">
            <text:p>20.91</text:p>
          </table:table-cell>
          <table:table-cell table:formula="of:=TAN(RADIANS([.R200]/2))*TAN(RADIANS([.R200]/2))" office:value-type="float" office:value="0.0430300008350981">
            <text:p>0.04</text:p>
          </table:table-cell>
          <table:table-cell table:formula="of:=4*DEGREES([.U200]*SIN(2*RADIANS([.I200]))-2*[.K200]*SIN(RADIANS([.J200]))+4*[.K200]*[.U200]*SIN(RADIANS([.J200]))*COS(2*RADIANS([.I200]))-0.5*[.U200]*[.U200]*SIN(4*RADIANS([.I200]))-1.25*[.K200]*[.K200]*SIN(2*RADIANS([.J200])))" office:value-type="float" office:value="-6.29741490208433">
            <text:p>-6.3</text:p>
          </table:table-cell>
          <table:table-cell table:formula="of:=DEGREES(ACOS(COS(RADIANS(90.833))/(COS(RADIANS([.$B$2]))*COS(RADIANS([.T200])))-TAN(RADIANS([.$B$2]))*TAN(RADIANS([.T200]))))" office:value-type="float" office:value="109.936628595024">
            <text:p>109.94</text:p>
          </table:table-cell>
          <table:table-cell table:style-name="ce7" table:formula="of:=(720-4*[.$B$3]-[.V200]+[.$B$4]*60)/1440" office:value-type="float" office:value="0.504373204793114">
            <text:p>12:06:18</text:p>
          </table:table-cell>
          <table:table-cell table:style-name="ce7" table:formula="of:=([.X200]*1440-[.W200]*4)/1440" office:value-type="float" office:value="0.198993680918048">
            <text:p>4:46:33</text:p>
          </table:table-cell>
          <table:table-cell table:style-name="ce7" table:formula="of:=([.X200]*1440+[.W200]*4)/1440" office:value-type="float" office:value="0.809752728668181">
            <text:p>19:26:03</text:p>
          </table:table-cell>
          <table:table-cell table:formula="of:=8*[.W200]" office:value-type="float" office:value="879.493028760191">
            <text:p>879.49</text:p>
          </table:table-cell>
          <table:table-cell table:formula="of:=MOD([.E200]*1440+[.V200]+4*[.$B$3]-60*[.$B$4];1440)" office:value-type="float" office:value="713.702585097916">
            <text:p>713.7</text:p>
          </table:table-cell>
          <table:table-cell table:formula="of:=IF([.AB200]/4&lt;0;[.AB200]/4+180;[.AB200]/4-180)" office:value-type="float" office:value="-1.57435372552109">
            <text:p>-1.57</text:p>
          </table:table-cell>
          <table:table-cell table:formula="of:=DEGREES(ACOS(SIN(RADIANS([.$B$2]))*SIN(RADIANS([.T200]))+COS(RADIANS([.$B$2]))*COS(RADIANS([.T200]))*COS(RADIANS([.AC200]))))" office:value-type="float" office:value="19.132801757669">
            <text:p>19.13</text:p>
          </table:table-cell>
          <table:table-cell table:formula="of:=90-[.AD200]" office:value-type="float" office:value="70.867198242331">
            <text:p>70.87</text:p>
          </table:table-cell>
          <table:table-cell table:formula="of:=IF([.AE200]&gt;85;0;IF([.AE200]&gt;5;58.1/TAN(RADIANS([.AE200]))-0.07/POWER(TAN(RADIANS([.AE200]));3)+0.000086/POWER(TAN(RADIANS([.AE200]));5);IF([.AE200]&gt;-0.575;1735+[.AE200]*(-518.2+[.AE200]*(103.4+[.AE200]*(-12.79+[.AE200]*0.711)));-20.772/TAN(RADIANS([.AE200])))))/3600" office:value-type="float" office:value="0.00559812904456392">
            <text:p>0.01</text:p>
          </table:table-cell>
          <table:table-cell table:formula="of:=[.AE200]+[.AF200]" office:value-type="float" office:value="70.8727963713755">
            <text:p>70.87</text:p>
          </table:table-cell>
          <table:table-cell table:formula="of:=IF([.AC200]&gt;0;MOD(DEGREES(ACOS(((SIN(RADIANS([.$B$2]))*COS(RADIANS([.AD200])))-SIN(RADIANS([.T200])))/(COS(RADIANS([.$B$2]))*SIN(RADIANS([.AD200])))))+180;360);MOD(540-DEGREES(ACOS(((SIN(RADIANS([.$B$2]))*COS(RADIANS([.AD200])))-SIN(RADIANS([.T200])))/(COS(RADIANS([.$B$2]))*SIN(RADIANS([.AD200])))));360))" office:value-type="float" office:value="175.509051373721">
            <text:p>175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0]+1" office:value-type="date" office:date-value="2026-07-19">
            <text:p>7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1]+2415018.5+[.E201]-[.$B$4]/24" office:value-type="float" office:value="2461241.29166667">
            <text:p>2461241.29</text:p>
          </table:table-cell>
          <table:table-cell table:style-name="ce9" table:formula="of:=([.F201]-2451545)/36525" office:value-type="float" office:value="0.265469997718453">
            <text:p>0.26547000</text:p>
          </table:table-cell>
          <table:table-cell/>
          <table:table-cell table:formula="of:=MOD(280.46646+[.G201]*(36000.76983+[.G201]*0.0003032);360)" office:value-type="float" office:value="117.59076600048">
            <text:p>117.59</text:p>
          </table:table-cell>
          <table:table-cell table:formula="of:=357.52911+[.G201]*(35999.05029-0.0001537*[.G201])" office:value-type="float" office:value="9914.19689752089">
            <text:p>9914.2</text:p>
          </table:table-cell>
          <table:table-cell table:formula="of:=0.016708634-[.G201]*(0.000042037+0.0000001267*[.G201])" office:value-type="float" office:value="0.0166974655086096">
            <text:p>0.02</text:p>
          </table:table-cell>
          <table:table-cell table:formula="of:=SIN(RADIANS([.J201]))*(1.914602-[.G201]*(0.004817+0.000014*[.G201]))+SIN(RADIANS(2*[.J201]))*(0.019993-0.000101*[.G201])+SIN(RADIANS(3*[.J201]))*0.000289" office:value-type="float" office:value="-0.45995272205301">
            <text:p>-0.46</text:p>
          </table:table-cell>
          <table:table-cell table:formula="of:=[.I201]+[.L201]" office:value-type="float" office:value="117.130813278427">
            <text:p>117.13</text:p>
          </table:table-cell>
          <table:table-cell table:formula="of:=[.J201]+[.L201]" office:value-type="float" office:value="9913.73694479883">
            <text:p>9913.74</text:p>
          </table:table-cell>
          <table:table-cell table:formula="of:=(1.000001018*(1-[.K201]*[.K201]))/(1+[.K201]*COS(RADIANS([.N201])))" office:value-type="float" office:value="1.01620490820823">
            <text:p>1.02</text:p>
          </table:table-cell>
          <table:table-cell table:formula="of:=[.M201]-0.00569-0.00478*SIN(RADIANS(125.04-1934.136*[.G201]))" office:value-type="float" office:value="117.127397868695">
            <text:p>117.13</text:p>
          </table:table-cell>
          <table:table-cell table:formula="of:=23+(26+((21.448-[.G201]*(46.815+[.G201]*(0.00059-[.G201]*0.001813))))/60)/60" office:value-type="float" office:value="23.4358388928878">
            <text:p>23.44</text:p>
          </table:table-cell>
          <table:table-cell table:formula="of:=[.Q201]+0.00256*COS(RADIANS(125.04-1934.136*[.G201]))" office:value-type="float" office:value="23.4380904727003">
            <text:p>23.44</text:p>
          </table:table-cell>
          <table:table-cell table:formula="of:=DEGREES(ATAN2(COS(RADIANS([.P201]));COS(RADIANS([.R201]))*SIN(RADIANS([.P201]))))" office:value-type="float" office:value="119.179122568219">
            <text:p>119.18</text:p>
          </table:table-cell>
          <table:table-cell table:formula="of:=DEGREES(ASIN(SIN(RADIANS([.R201]))*SIN(RADIANS([.P201]))))" office:value-type="float" office:value="20.7323233211706">
            <text:p>20.73</text:p>
          </table:table-cell>
          <table:table-cell table:formula="of:=TAN(RADIANS([.R201]/2))*TAN(RADIANS([.R201]/2))" office:value-type="float" office:value="0.0430299952426899">
            <text:p>0.04</text:p>
          </table:table-cell>
          <table:table-cell table:formula="of:=4*DEGREES([.U201]*SIN(2*RADIANS([.I201]))-2*[.K201]*SIN(RADIANS([.J201]))+4*[.K201]*[.U201]*SIN(RADIANS([.J201]))*COS(2*RADIANS([.I201]))-0.5*[.U201]*[.U201]*SIN(4*RADIANS([.I201]))-1.25*[.K201]*[.K201]*SIN(2*RADIANS([.J201])))" office:value-type="float" office:value="-6.36374177446046">
            <text:p>-6.36</text:p>
          </table:table-cell>
          <table:table-cell table:formula="of:=DEGREES(ACOS(COS(RADIANS(90.833))/(COS(RADIANS([.$B$2]))*COS(RADIANS([.T201])))-TAN(RADIANS([.$B$2]))*TAN(RADIANS([.T201]))))" office:value-type="float" office:value="109.74913790964">
            <text:p>109.75</text:p>
          </table:table-cell>
          <table:table-cell table:style-name="ce7" table:formula="of:=(720-4*[.$B$3]-[.V201]+[.$B$4]*60)/1440" office:value-type="float" office:value="0.504419265121153">
            <text:p>12:06:22</text:p>
          </table:table-cell>
          <table:table-cell table:style-name="ce7" table:formula="of:=([.X201]*1440-[.W201]*4)/1440" office:value-type="float" office:value="0.199560548705487">
            <text:p>4:47:22</text:p>
          </table:table-cell>
          <table:table-cell table:style-name="ce7" table:formula="of:=([.X201]*1440+[.W201]*4)/1440" office:value-type="float" office:value="0.809277981536819">
            <text:p>19:25:22</text:p>
          </table:table-cell>
          <table:table-cell table:formula="of:=8*[.W201]" office:value-type="float" office:value="877.993103277118">
            <text:p>877.99</text:p>
          </table:table-cell>
          <table:table-cell table:formula="of:=MOD([.E201]*1440+[.V201]+4*[.$B$3]-60*[.$B$4];1440)" office:value-type="float" office:value="713.63625822554">
            <text:p>713.64</text:p>
          </table:table-cell>
          <table:table-cell table:formula="of:=IF([.AB201]/4&lt;0;[.AB201]/4+180;[.AB201]/4-180)" office:value-type="float" office:value="-1.59093544361511">
            <text:p>-1.59</text:p>
          </table:table-cell>
          <table:table-cell table:formula="of:=DEGREES(ACOS(SIN(RADIANS([.$B$2]))*SIN(RADIANS([.T201]))+COS(RADIANS([.$B$2]))*COS(RADIANS([.T201]))*COS(RADIANS([.AC201]))))" office:value-type="float" office:value="19.3155721735865">
            <text:p>19.32</text:p>
          </table:table-cell>
          <table:table-cell table:formula="of:=90-[.AD201]" office:value-type="float" office:value="70.6844278264135">
            <text:p>70.68</text:p>
          </table:table-cell>
          <table:table-cell table:formula="of:=IF([.AE201]&gt;85;0;IF([.AE201]&gt;5;58.1/TAN(RADIANS([.AE201]))-0.07/POWER(TAN(RADIANS([.AE201]));3)+0.000086/POWER(TAN(RADIANS([.AE201]));5);IF([.AE201]&gt;-0.575;1735+[.AE201]*(-518.2+[.AE201]*(103.4+[.AE201]*(-12.79+[.AE201]*0.711)));-20.772/TAN(RADIANS([.AE201])))))/3600" office:value-type="float" office:value="0.00565584608808175">
            <text:p>0.01</text:p>
          </table:table-cell>
          <table:table-cell table:formula="of:=[.AE201]+[.AF201]" office:value-type="float" office:value="70.6900836725015">
            <text:p>70.69</text:p>
          </table:table-cell>
          <table:table-cell table:formula="of:=IF([.AC201]&gt;0;MOD(DEGREES(ACOS(((SIN(RADIANS([.$B$2]))*COS(RADIANS([.AD201])))-SIN(RADIANS([.T201])))/(COS(RADIANS([.$B$2]))*SIN(RADIANS([.AD201])))))+180;360);MOD(540-DEGREES(ACOS(((SIN(RADIANS([.$B$2]))*COS(RADIANS([.AD201])))-SIN(RADIANS([.T201])))/(COS(RADIANS([.$B$2]))*SIN(RADIANS([.AD201])))));360))" office:value-type="float" office:value="175.497624969761">
            <text:p>175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1]+1" office:value-type="date" office:date-value="2026-07-20">
            <text:p>7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2]+2415018.5+[.E202]-[.$B$4]/24" office:value-type="float" office:value="2461242.29166667">
            <text:p>2461242.29</text:p>
          </table:table-cell>
          <table:table-cell table:style-name="ce9" table:formula="of:=([.F202]-2451545)/36525" office:value-type="float" office:value="0.265497376226325">
            <text:p>0.26549738</text:p>
          </table:table-cell>
          <table:table-cell/>
          <table:table-cell table:formula="of:=MOD(280.46646+[.G202]*(36000.76983+[.G202]*0.0003032);360)" office:value-type="float" office:value="118.57641336505">
            <text:p>118.58</text:p>
          </table:table-cell>
          <table:table-cell table:formula="of:=357.52911+[.G202]*(35999.05029-0.0001537*[.G202])" office:value-type="float" office:value="9915.18249780038">
            <text:p>9915.18</text:p>
          </table:table-cell>
          <table:table-cell table:formula="of:=0.016708634-[.G202]*(0.000042037+0.0000001267*[.G202])" office:value-type="float" office:value="0.0166974643558574">
            <text:p>0.02</text:p>
          </table:table-cell>
          <table:table-cell table:formula="of:=SIN(RADIANS([.J202]))*(1.914602-[.G202]*(0.004817+0.000014*[.G202]))+SIN(RADIANS(2*[.J202]))*(0.019993-0.000101*[.G202])+SIN(RADIANS(3*[.J202]))*0.000289" office:value-type="float" office:value="-0.491201568446494">
            <text:p>-0.49</text:p>
          </table:table-cell>
          <table:table-cell table:formula="of:=[.I202]+[.L202]" office:value-type="float" office:value="118.085211796604">
            <text:p>118.09</text:p>
          </table:table-cell>
          <table:table-cell table:formula="of:=[.J202]+[.L202]" office:value-type="float" office:value="9914.69129623193">
            <text:p>9914.69</text:p>
          </table:table-cell>
          <table:table-cell table:formula="of:=(1.000001018*(1-[.K202]*[.K202]))/(1+[.K202]*COS(RADIANS([.N202])))" office:value-type="float" office:value="1.01613436997777">
            <text:p>1.02</text:p>
          </table:table-cell>
          <table:table-cell table:formula="of:=[.M202]-0.00569-0.00478*SIN(RADIANS(125.04-1934.136*[.G202]))" office:value-type="float" office:value="118.081800271423">
            <text:p>118.08</text:p>
          </table:table-cell>
          <table:table-cell table:formula="of:=23+(26+((21.448-[.G202]*(46.815+[.G202]*(0.00059-[.G202]*0.001813))))/60)/60" office:value-type="float" office:value="23.4358385368536">
            <text:p>23.44</text:p>
          </table:table-cell>
          <table:table-cell table:formula="of:=[.Q202]+0.00256*COS(RADIANS(125.04-1934.136*[.G202]))" office:value-type="float" office:value="23.4380889898317">
            <text:p>23.44</text:p>
          </table:table-cell>
          <table:table-cell table:formula="of:=DEGREES(ATAN2(COS(RADIANS([.P202]));COS(RADIANS([.R202]))*SIN(RADIANS([.P202]))))" office:value-type="float" office:value="120.179002784272">
            <text:p>120.18</text:p>
          </table:table-cell>
          <table:table-cell table:formula="of:=DEGREES(ASIN(SIN(RADIANS([.R202]))*SIN(RADIANS([.P202]))))" office:value-type="float" office:value="20.5443571735607">
            <text:p>20.54</text:p>
          </table:table-cell>
          <table:table-cell table:formula="of:=TAN(RADIANS([.R202]/2))*TAN(RADIANS([.R202]/2))" office:value-type="float" office:value="0.0430299896430195">
            <text:p>0.04</text:p>
          </table:table-cell>
          <table:table-cell table:formula="of:=4*DEGREES([.U202]*SIN(2*RADIANS([.I202]))-2*[.K202]*SIN(RADIANS([.J202]))+4*[.K202]*[.U202]*SIN(RADIANS([.J202]))*COS(2*RADIANS([.I202]))-0.5*[.U202]*[.U202]*SIN(4*RADIANS([.I202]))-1.25*[.K202]*[.K202]*SIN(2*RADIANS([.J202])))" office:value-type="float" office:value="-6.42081158837878">
            <text:p>-6.42</text:p>
          </table:table-cell>
          <table:table-cell table:formula="of:=DEGREES(ACOS(COS(RADIANS(90.833))/(COS(RADIANS([.$B$2]))*COS(RADIANS([.T202])))-TAN(RADIANS([.$B$2]))*TAN(RADIANS([.T202]))))" office:value-type="float" office:value="109.556376851803">
            <text:p>109.56</text:p>
          </table:table-cell>
          <table:table-cell table:style-name="ce7" table:formula="of:=(720-4*[.$B$3]-[.V202]+[.$B$4]*60)/1440" office:value-type="float" office:value="0.504458896936374">
            <text:p>12:06:25</text:p>
          </table:table-cell>
          <table:table-cell table:style-name="ce7" table:formula="of:=([.X202]*1440-[.W202]*4)/1440" office:value-type="float" office:value="0.200135627903588">
            <text:p>4:48:12</text:p>
          </table:table-cell>
          <table:table-cell table:style-name="ce7" table:formula="of:=([.X202]*1440+[.W202]*4)/1440" office:value-type="float" office:value="0.808782165969161">
            <text:p>19:24:39</text:p>
          </table:table-cell>
          <table:table-cell table:formula="of:=8*[.W202]" office:value-type="float" office:value="876.451014814425">
            <text:p>876.45</text:p>
          </table:table-cell>
          <table:table-cell table:formula="of:=MOD([.E202]*1440+[.V202]+4*[.$B$3]-60*[.$B$4];1440)" office:value-type="float" office:value="713.579188411621">
            <text:p>713.58</text:p>
          </table:table-cell>
          <table:table-cell table:formula="of:=IF([.AB202]/4&lt;0;[.AB202]/4+180;[.AB202]/4-180)" office:value-type="float" office:value="-1.6052028970947">
            <text:p>-1.61</text:p>
          </table:table-cell>
          <table:table-cell table:formula="of:=DEGREES(ACOS(SIN(RADIANS([.$B$2]))*SIN(RADIANS([.T202]))+COS(RADIANS([.$B$2]))*COS(RADIANS([.T202]))*COS(RADIANS([.AC202]))))" office:value-type="float" office:value="19.5040078501932">
            <text:p>19.5</text:p>
          </table:table-cell>
          <table:table-cell table:formula="of:=90-[.AD202]" office:value-type="float" office:value="70.4959921498068">
            <text:p>70.5</text:p>
          </table:table-cell>
          <table:table-cell table:formula="of:=IF([.AE202]&gt;85;0;IF([.AE202]&gt;5;58.1/TAN(RADIANS([.AE202]))-0.07/POWER(TAN(RADIANS([.AE202]));3)+0.000086/POWER(TAN(RADIANS([.AE202]));5);IF([.AE202]&gt;-0.575;1735+[.AE202]*(-518.2+[.AE202]*(103.4+[.AE202]*(-12.79+[.AE202]*0.711)));-20.772/TAN(RADIANS([.AE202])))))/3600" office:value-type="float" office:value="0.00571548690986706">
            <text:p>0.01</text:p>
          </table:table-cell>
          <table:table-cell table:formula="of:=[.AE202]+[.AF202]" office:value-type="float" office:value="70.5017076367167">
            <text:p>70.5</text:p>
          </table:table-cell>
          <table:table-cell table:formula="of:=IF([.AC202]&gt;0;MOD(DEGREES(ACOS(((SIN(RADIANS([.$B$2]))*COS(RADIANS([.AD202])))-SIN(RADIANS([.T202])))/(COS(RADIANS([.$B$2]))*SIN(RADIANS([.AD202])))))+180;360);MOD(540-DEGREES(ACOS(((SIN(RADIANS([.$B$2]))*COS(RADIANS([.AD202])))-SIN(RADIANS([.T202])))/(COS(RADIANS([.$B$2]))*SIN(RADIANS([.AD202])))));360))" office:value-type="float" office:value="175.493891427771">
            <text:p>175.4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2]+1" office:value-type="date" office:date-value="2026-07-21">
            <text:p>7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3]+2415018.5+[.E203]-[.$B$4]/24" office:value-type="float" office:value="2461243.29166667">
            <text:p>2461243.29</text:p>
          </table:table-cell>
          <table:table-cell table:style-name="ce9" table:formula="of:=([.F203]-2451545)/36525" office:value-type="float" office:value="0.265524754734196">
            <text:p>0.26552475</text:p>
          </table:table-cell>
          <table:table-cell/>
          <table:table-cell table:formula="of:=MOD(280.46646+[.G203]*(36000.76983+[.G203]*0.0003032);360)" office:value-type="float" office:value="119.562060729622">
            <text:p>119.56</text:p>
          </table:table-cell>
          <table:table-cell table:formula="of:=357.52911+[.G203]*(35999.05029-0.0001537*[.G203])" office:value-type="float" office:value="9916.16809807987">
            <text:p>9916.17</text:p>
          </table:table-cell>
          <table:table-cell table:formula="of:=0.016708634-[.G203]*(0.000042037+0.0000001267*[.G203])" office:value-type="float" office:value="0.016697463203105">
            <text:p>0.02</text:p>
          </table:table-cell>
          <table:table-cell table:formula="of:=SIN(RADIANS([.J203]))*(1.914602-[.G203]*(0.004817+0.000014*[.G203]))+SIN(RADIANS(2*[.J203]))*(0.019993-0.000101*[.G203])+SIN(RADIANS(3*[.J203]))*0.000289" office:value-type="float" office:value="-0.522313534325055">
            <text:p>-0.52</text:p>
          </table:table-cell>
          <table:table-cell table:formula="of:=[.I203]+[.L203]" office:value-type="float" office:value="119.039747195297">
            <text:p>119.04</text:p>
          </table:table-cell>
          <table:table-cell table:formula="of:=[.J203]+[.L203]" office:value-type="float" office:value="9915.64578454554">
            <text:p>9915.65</text:p>
          </table:table-cell>
          <table:table-cell table:formula="of:=(1.000001018*(1-[.K203]*[.K203]))/(1+[.K203]*COS(RADIANS([.N203])))" office:value-type="float" office:value="1.016059203045">
            <text:p>1.02</text:p>
          </table:table-cell>
          <table:table-cell table:formula="of:=[.M203]-0.00569-0.00478*SIN(RADIANS(125.04-1934.136*[.G203]))" office:value-type="float" office:value="119.036339552721">
            <text:p>119.04</text:p>
          </table:table-cell>
          <table:table-cell table:formula="of:=23+(26+((21.448-[.G203]*(46.815+[.G203]*(0.00059-[.G203]*0.001813))))/60)/60" office:value-type="float" office:value="23.4358381808195">
            <text:p>23.44</text:p>
          </table:table-cell>
          <table:table-cell table:formula="of:=[.Q203]+0.00256*COS(RADIANS(125.04-1934.136*[.G203]))" office:value-type="float" office:value="23.4380875050409">
            <text:p>23.44</text:p>
          </table:table-cell>
          <table:table-cell table:formula="of:=DEGREES(ATAN2(COS(RADIANS([.P203]));COS(RADIANS([.R203]))*SIN(RADIANS([.P203]))))" office:value-type="float" office:value="121.176533038677">
            <text:p>121.18</text:p>
          </table:table-cell>
          <table:table-cell table:formula="of:=DEGREES(ASIN(SIN(RADIANS([.R203]))*SIN(RADIANS([.P203]))))" office:value-type="float" office:value="20.3506431840074">
            <text:p>20.35</text:p>
          </table:table-cell>
          <table:table-cell table:formula="of:=TAN(RADIANS([.R203]/2))*TAN(RADIANS([.R203]/2))" office:value-type="float" office:value="0.0430299840360905">
            <text:p>0.04</text:p>
          </table:table-cell>
          <table:table-cell table:formula="of:=4*DEGREES([.U203]*SIN(2*RADIANS([.I203]))-2*[.K203]*SIN(RADIANS([.J203]))+4*[.K203]*[.U203]*SIN(RADIANS([.J203]))*COS(2*RADIANS([.I203]))-0.5*[.U203]*[.U203]*SIN(4*RADIANS([.I203]))-1.25*[.K203]*[.K203]*SIN(2*RADIANS([.J203])))" office:value-type="float" office:value="-6.46847544449261">
            <text:p>-6.47</text:p>
          </table:table-cell>
          <table:table-cell table:formula="of:=DEGREES(ACOS(COS(RADIANS(90.833))/(COS(RADIANS([.$B$2]))*COS(RADIANS([.T203])))-TAN(RADIANS([.$B$2]))*TAN(RADIANS([.T203]))))" office:value-type="float" office:value="109.358470274495">
            <text:p>109.36</text:p>
          </table:table-cell>
          <table:table-cell table:style-name="ce7" table:formula="of:=(720-4*[.$B$3]-[.V203]+[.$B$4]*60)/1440" office:value-type="float" office:value="0.504491996836453">
            <text:p>12:06:28</text:p>
          </table:table-cell>
          <table:table-cell table:style-name="ce7" table:formula="of:=([.X203]*1440-[.W203]*4)/1440" office:value-type="float" office:value="0.200718468296189">
            <text:p>4:49:02</text:p>
          </table:table-cell>
          <table:table-cell table:style-name="ce7" table:formula="of:=([.X203]*1440+[.W203]*4)/1440" office:value-type="float" office:value="0.808265525376718">
            <text:p>19:23:54</text:p>
          </table:table-cell>
          <table:table-cell table:formula="of:=8*[.W203]" office:value-type="float" office:value="874.867762195961">
            <text:p>874.87</text:p>
          </table:table-cell>
          <table:table-cell table:formula="of:=MOD([.E203]*1440+[.V203]+4*[.$B$3]-60*[.$B$4];1440)" office:value-type="float" office:value="713.531524555507">
            <text:p>713.53</text:p>
          </table:table-cell>
          <table:table-cell table:formula="of:=IF([.AB203]/4&lt;0;[.AB203]/4+180;[.AB203]/4-180)" office:value-type="float" office:value="-1.61711886112315">
            <text:p>-1.62</text:p>
          </table:table-cell>
          <table:table-cell table:formula="of:=DEGREES(ACOS(SIN(RADIANS([.$B$2]))*SIN(RADIANS([.T203]))+COS(RADIANS([.$B$2]))*COS(RADIANS([.T203]))*COS(RADIANS([.AC203]))))" office:value-type="float" office:value="19.698039015986">
            <text:p>19.7</text:p>
          </table:table-cell>
          <table:table-cell table:formula="of:=90-[.AD203]" office:value-type="float" office:value="70.301960984014">
            <text:p>70.3</text:p>
          </table:table-cell>
          <table:table-cell table:formula="of:=IF([.AE203]&gt;85;0;IF([.AE203]&gt;5;58.1/TAN(RADIANS([.AE203]))-0.07/POWER(TAN(RADIANS([.AE203]));3)+0.000086/POWER(TAN(RADIANS([.AE203]));5);IF([.AE203]&gt;-0.575;1735+[.AE203]*(-518.2+[.AE203]*(103.4+[.AE203]*(-12.79+[.AE203]*0.711)));-20.772/TAN(RADIANS([.AE203])))))/3600" office:value-type="float" office:value="0.00577704352836917">
            <text:p>0.01</text:p>
          </table:table-cell>
          <table:table-cell table:formula="of:=[.AE203]+[.AF203]" office:value-type="float" office:value="70.3077380275424">
            <text:p>70.31</text:p>
          </table:table-cell>
          <table:table-cell table:formula="of:=IF([.AC203]&gt;0;MOD(DEGREES(ACOS(((SIN(RADIANS([.$B$2]))*COS(RADIANS([.AD203])))-SIN(RADIANS([.T203])))/(COS(RADIANS([.$B$2]))*SIN(RADIANS([.AD203])))))+180;360);MOD(540-DEGREES(ACOS(((SIN(RADIANS([.$B$2]))*COS(RADIANS([.AD203])))-SIN(RADIANS([.T203])))/(COS(RADIANS([.$B$2]))*SIN(RADIANS([.AD203])))));360))" office:value-type="float" office:value="175.49775209717">
            <text:p>175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3]+1" office:value-type="date" office:date-value="2026-07-22">
            <text:p>7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4]+2415018.5+[.E204]-[.$B$4]/24" office:value-type="float" office:value="2461244.29166667">
            <text:p>2461244.29</text:p>
          </table:table-cell>
          <table:table-cell table:style-name="ce9" table:formula="of:=([.F204]-2451545)/36525" office:value-type="float" office:value="0.265552133242067">
            <text:p>0.26555213</text:p>
          </table:table-cell>
          <table:table-cell/>
          <table:table-cell table:formula="of:=MOD(280.46646+[.G204]*(36000.76983+[.G204]*0.0003032);360)" office:value-type="float" office:value="120.547708094196">
            <text:p>120.55</text:p>
          </table:table-cell>
          <table:table-cell table:formula="of:=357.52911+[.G204]*(35999.05029-0.0001537*[.G204])" office:value-type="float" office:value="9917.15369835936">
            <text:p>9917.15</text:p>
          </table:table-cell>
          <table:table-cell table:formula="of:=0.016708634-[.G204]*(0.000042037+0.0000001267*[.G204])" office:value-type="float" office:value="0.0166974620503525">
            <text:p>0.02</text:p>
          </table:table-cell>
          <table:table-cell table:formula="of:=SIN(RADIANS([.J204]))*(1.914602-[.G204]*(0.004817+0.000014*[.G204]))+SIN(RADIANS(2*[.J204]))*(0.019993-0.000101*[.G204])+SIN(RADIANS(3*[.J204]))*0.000289" office:value-type="float" office:value="-0.553279910272704">
            <text:p>-0.55</text:p>
          </table:table-cell>
          <table:table-cell table:formula="of:=[.I204]+[.L204]" office:value-type="float" office:value="119.994428183924">
            <text:p>119.99</text:p>
          </table:table-cell>
          <table:table-cell table:formula="of:=[.J204]+[.L204]" office:value-type="float" office:value="9916.60041844908">
            <text:p>9916.6</text:p>
          </table:table-cell>
          <table:table-cell table:formula="of:=(1.000001018*(1-[.K204]*[.K204]))/(1+[.K204]*COS(RADIANS([.N204])))" office:value-type="float" office:value="1.01597942758697">
            <text:p>1.02</text:p>
          </table:table-cell>
          <table:table-cell table:formula="of:=[.M204]-0.00569-0.00478*SIN(RADIANS(125.04-1934.136*[.G204]))" office:value-type="float" office:value="119.991024422002">
            <text:p>119.99</text:p>
          </table:table-cell>
          <table:table-cell table:formula="of:=23+(26+((21.448-[.G204]*(46.815+[.G204]*(0.00059-[.G204]*0.001813))))/60)/60" office:value-type="float" office:value="23.4358378247853">
            <text:p>23.44</text:p>
          </table:table-cell>
          <table:table-cell table:formula="of:=[.Q204]+0.00256*COS(RADIANS(125.04-1934.136*[.G204]))" office:value-type="float" office:value="23.4380860183286">
            <text:p>23.44</text:p>
          </table:table-cell>
          <table:table-cell table:formula="of:=DEGREES(ATAN2(COS(RADIANS([.P204]));COS(RADIANS([.R204]))*SIN(RADIANS([.P204]))))" office:value-type="float" office:value="122.171679826484">
            <text:p>122.17</text:p>
          </table:table-cell>
          <table:table-cell table:formula="of:=DEGREES(ASIN(SIN(RADIANS([.R204]))*SIN(RADIANS([.P204]))))" office:value-type="float" office:value="20.1512501063402">
            <text:p>20.15</text:p>
          </table:table-cell>
          <table:table-cell table:formula="of:=TAN(RADIANS([.R204]/2))*TAN(RADIANS([.R204]/2))" office:value-type="float" office:value="0.0430299784219064">
            <text:p>0.04</text:p>
          </table:table-cell>
          <table:table-cell table:formula="of:=4*DEGREES([.U204]*SIN(2*RADIANS([.I204]))-2*[.K204]*SIN(RADIANS([.J204]))+4*[.K204]*[.U204]*SIN(RADIANS([.J204]))*COS(2*RADIANS([.I204]))-0.5*[.U204]*[.U204]*SIN(4*RADIANS([.I204]))-1.25*[.K204]*[.K204]*SIN(2*RADIANS([.J204])))" office:value-type="float" office:value="-6.50659805798669">
            <text:p>-6.51</text:p>
          </table:table-cell>
          <table:table-cell table:formula="of:=DEGREES(ACOS(COS(RADIANS(90.833))/(COS(RADIANS([.$B$2]))*COS(RADIANS([.T204])))-TAN(RADIANS([.$B$2]))*TAN(RADIANS([.T204]))))" office:value-type="float" office:value="109.155543579849">
            <text:p>109.16</text:p>
          </table:table-cell>
          <table:table-cell table:style-name="ce7" table:formula="of:=(720-4*[.$B$3]-[.V204]+[.$B$4]*60)/1440" office:value-type="float" office:value="0.504518470873602">
            <text:p>12:06:30</text:p>
          </table:table-cell>
          <table:table-cell table:style-name="ce7" table:formula="of:=([.X204]*1440-[.W204]*4)/1440" office:value-type="float" office:value="0.201308627596244">
            <text:p>4:49:53</text:p>
          </table:table-cell>
          <table:table-cell table:style-name="ce7" table:formula="of:=([.X204]*1440+[.W204]*4)/1440" office:value-type="float" office:value="0.80772831415096">
            <text:p>19:23:08</text:p>
          </table:table-cell>
          <table:table-cell table:formula="of:=8*[.W204]" office:value-type="float" office:value="873.24434863879">
            <text:p>873.24</text:p>
          </table:table-cell>
          <table:table-cell table:formula="of:=MOD([.E204]*1440+[.V204]+4*[.$B$3]-60*[.$B$4];1440)" office:value-type="float" office:value="713.493401942013">
            <text:p>713.49</text:p>
          </table:table-cell>
          <table:table-cell table:formula="of:=IF([.AB204]/4&lt;0;[.AB204]/4+180;[.AB204]/4-180)" office:value-type="float" office:value="-1.62664951449668">
            <text:p>-1.63</text:p>
          </table:table-cell>
          <table:table-cell table:formula="of:=DEGREES(ACOS(SIN(RADIANS([.$B$2]))*SIN(RADIANS([.T204]))+COS(RADIANS([.$B$2]))*COS(RADIANS([.T204]))*COS(RADIANS([.AC204]))))" office:value-type="float" office:value="19.8975955190605">
            <text:p>19.9</text:p>
          </table:table-cell>
          <table:table-cell table:formula="of:=90-[.AD204]" office:value-type="float" office:value="70.1024044809395">
            <text:p>70.1</text:p>
          </table:table-cell>
          <table:table-cell table:formula="of:=IF([.AE204]&gt;85;0;IF([.AE204]&gt;5;58.1/TAN(RADIANS([.AE204]))-0.07/POWER(TAN(RADIANS([.AE204]));3)+0.000086/POWER(TAN(RADIANS([.AE204]));5);IF([.AE204]&gt;-0.575;1735+[.AE204]*(-518.2+[.AE204]*(103.4+[.AE204]*(-12.79+[.AE204]*0.711)));-20.772/TAN(RADIANS([.AE204])))))/3600" office:value-type="float" office:value="0.00584050833865184">
            <text:p>0.01</text:p>
          </table:table-cell>
          <table:table-cell table:formula="of:=[.AE204]+[.AF204]" office:value-type="float" office:value="70.1082449892782">
            <text:p>70.11</text:p>
          </table:table-cell>
          <table:table-cell table:formula="of:=IF([.AC204]&gt;0;MOD(DEGREES(ACOS(((SIN(RADIANS([.$B$2]))*COS(RADIANS([.AD204])))-SIN(RADIANS([.T204])))/(COS(RADIANS([.$B$2]))*SIN(RADIANS([.AD204])))))+180;360);MOD(540-DEGREES(ACOS(((SIN(RADIANS([.$B$2]))*COS(RADIANS([.AD204])))-SIN(RADIANS([.T204])))/(COS(RADIANS([.$B$2]))*SIN(RADIANS([.AD204])))));360))" office:value-type="float" office:value="175.509092170965">
            <text:p>175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4]+1" office:value-type="date" office:date-value="2026-07-23">
            <text:p>7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5]+2415018.5+[.E205]-[.$B$4]/24" office:value-type="float" office:value="2461245.29166667">
            <text:p>2461245.29</text:p>
          </table:table-cell>
          <table:table-cell table:style-name="ce9" table:formula="of:=([.F205]-2451545)/36525" office:value-type="float" office:value="0.265579511749939">
            <text:p>0.26557951</text:p>
          </table:table-cell>
          <table:table-cell/>
          <table:table-cell table:formula="of:=MOD(280.46646+[.G205]*(36000.76983+[.G205]*0.0003032);360)" office:value-type="float" office:value="121.533355458771">
            <text:p>121.53</text:p>
          </table:table-cell>
          <table:table-cell table:formula="of:=357.52911+[.G205]*(35999.05029-0.0001537*[.G205])" office:value-type="float" office:value="9918.13929863885">
            <text:p>9918.14</text:p>
          </table:table-cell>
          <table:table-cell table:formula="of:=0.016708634-[.G205]*(0.000042037+0.0000001267*[.G205])" office:value-type="float" office:value="0.0166974608975997">
            <text:p>0.02</text:p>
          </table:table-cell>
          <table:table-cell table:formula="of:=SIN(RADIANS([.J205]))*(1.914602-[.G205]*(0.004817+0.000014*[.G205]))+SIN(RADIANS(2*[.J205]))*(0.019993-0.000101*[.G205])+SIN(RADIANS(3*[.J205]))*0.000289" office:value-type="float" office:value="-0.584092020100036">
            <text:p>-0.58</text:p>
          </table:table-cell>
          <table:table-cell table:formula="of:=[.I205]+[.L205]" office:value-type="float" office:value="120.949263438671">
            <text:p>120.95</text:p>
          </table:table-cell>
          <table:table-cell table:formula="of:=[.J205]+[.L205]" office:value-type="float" office:value="9917.55520661875">
            <text:p>9917.56</text:p>
          </table:table-cell>
          <table:table-cell table:formula="of:=(1.000001018*(1-[.K205]*[.K205]))/(1+[.K205]*COS(RADIANS([.N205])))" office:value-type="float" office:value="1.01589506502776">
            <text:p>1.02</text:p>
          </table:table-cell>
          <table:table-cell table:formula="of:=[.M205]-0.00569-0.00478*SIN(RADIANS(125.04-1934.136*[.G205]))" office:value-type="float" office:value="120.94586355545">
            <text:p>120.95</text:p>
          </table:table-cell>
          <table:table-cell table:formula="of:=23+(26+((21.448-[.G205]*(46.815+[.G205]*(0.00059-[.G205]*0.001813))))/60)/60" office:value-type="float" office:value="23.4358374687512">
            <text:p>23.44</text:p>
          </table:table-cell>
          <table:table-cell table:formula="of:=[.Q205]+0.00256*COS(RADIANS(125.04-1934.136*[.G205]))" office:value-type="float" office:value="23.4380845296961">
            <text:p>23.44</text:p>
          </table:table-cell>
          <table:table-cell table:formula="of:=DEGREES(ATAN2(COS(RADIANS([.P205]));COS(RADIANS([.R205]))*SIN(RADIANS([.P205]))))" office:value-type="float" office:value="123.164412999095">
            <text:p>123.16</text:p>
          </table:table-cell>
          <table:table-cell table:formula="of:=DEGREES(ASIN(SIN(RADIANS([.R205]))*SIN(RADIANS([.P205]))))" office:value-type="float" office:value="19.9462480425001">
            <text:p>19.95</text:p>
          </table:table-cell>
          <table:table-cell table:formula="of:=TAN(RADIANS([.R205]/2))*TAN(RADIANS([.R205]/2))" office:value-type="float" office:value="0.0430299728004711">
            <text:p>0.04</text:p>
          </table:table-cell>
          <table:table-cell table:formula="of:=4*DEGREES([.U205]*SIN(2*RADIANS([.I205]))-2*[.K205]*SIN(RADIANS([.J205]))+4*[.K205]*[.U205]*SIN(RADIANS([.J205]))*COS(2*RADIANS([.I205]))-0.5*[.U205]*[.U205]*SIN(4*RADIANS([.I205]))-1.25*[.K205]*[.K205]*SIN(2*RADIANS([.J205])))" office:value-type="float" office:value="-6.53505782366856">
            <text:p>-6.54</text:p>
          </table:table-cell>
          <table:table-cell table:formula="of:=DEGREES(ACOS(COS(RADIANS(90.833))/(COS(RADIANS([.$B$2]))*COS(RADIANS([.T205])))-TAN(RADIANS([.$B$2]))*TAN(RADIANS([.T205]))))" office:value-type="float" office:value="108.947722486814">
            <text:p>108.95</text:p>
          </table:table-cell>
          <table:table-cell table:style-name="ce7" table:formula="of:=(720-4*[.$B$3]-[.V205]+[.$B$4]*60)/1440" office:value-type="float" office:value="0.50453823459977">
            <text:p>12:06:32</text:p>
          </table:table-cell>
          <table:table-cell table:style-name="ce7" table:formula="of:=([.X205]*1440-[.W205]*4)/1440" office:value-type="float" office:value="0.201905672136399">
            <text:p>4:50:45</text:p>
          </table:table-cell>
          <table:table-cell table:style-name="ce7" table:formula="of:=([.X205]*1440+[.W205]*4)/1440" office:value-type="float" office:value="0.807170797063141">
            <text:p>19:22:20</text:p>
          </table:table-cell>
          <table:table-cell table:formula="of:=8*[.W205]" office:value-type="float" office:value="871.581779894508">
            <text:p>871.58</text:p>
          </table:table-cell>
          <table:table-cell table:formula="of:=MOD([.E205]*1440+[.V205]+4*[.$B$3]-60*[.$B$4];1440)" office:value-type="float" office:value="713.464942176331">
            <text:p>713.46</text:p>
          </table:table-cell>
          <table:table-cell table:formula="of:=IF([.AB205]/4&lt;0;[.AB205]/4+180;[.AB205]/4-180)" office:value-type="float" office:value="-1.63376445591715">
            <text:p>-1.63</text:p>
          </table:table-cell>
          <table:table-cell table:formula="of:=DEGREES(ACOS(SIN(RADIANS([.$B$2]))*SIN(RADIANS([.T205]))+COS(RADIANS([.$B$2]))*COS(RADIANS([.T205]))*COS(RADIANS([.AC205]))))" office:value-type="float" office:value="20.1026068814061">
            <text:p>20.1</text:p>
          </table:table-cell>
          <table:table-cell table:formula="of:=90-[.AD205]" office:value-type="float" office:value="69.8973931185939">
            <text:p>69.9</text:p>
          </table:table-cell>
          <table:table-cell table:formula="of:=IF([.AE205]&gt;85;0;IF([.AE205]&gt;5;58.1/TAN(RADIANS([.AE205]))-0.07/POWER(TAN(RADIANS([.AE205]));3)+0.000086/POWER(TAN(RADIANS([.AE205]));5);IF([.AE205]&gt;-0.575;1735+[.AE205]*(-518.2+[.AE205]*(103.4+[.AE205]*(-12.79+[.AE205]*0.711)));-20.772/TAN(RADIANS([.AE205])))))/3600" office:value-type="float" office:value="0.00590587413468055">
            <text:p>0.01</text:p>
          </table:table-cell>
          <table:table-cell table:formula="of:=[.AE205]+[.AF205]" office:value-type="float" office:value="69.9032989927286">
            <text:p>69.9</text:p>
          </table:table-cell>
          <table:table-cell table:formula="of:=IF([.AC205]&gt;0;MOD(DEGREES(ACOS(((SIN(RADIANS([.$B$2]))*COS(RADIANS([.AD205])))-SIN(RADIANS([.T205])))/(COS(RADIANS([.$B$2]))*SIN(RADIANS([.AD205])))))+180;360);MOD(540-DEGREES(ACOS(((SIN(RADIANS([.$B$2]))*COS(RADIANS([.AD205])))-SIN(RADIANS([.T205])))/(COS(RADIANS([.$B$2]))*SIN(RADIANS([.AD205])))));360))" office:value-type="float" office:value="175.527781900483">
            <text:p>175.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5]+1" office:value-type="date" office:date-value="2026-07-24">
            <text:p>7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6]+2415018.5+[.E206]-[.$B$4]/24" office:value-type="float" office:value="2461246.29166667">
            <text:p>2461246.29</text:p>
          </table:table-cell>
          <table:table-cell table:style-name="ce9" table:formula="of:=([.F206]-2451545)/36525" office:value-type="float" office:value="0.26560689025781">
            <text:p>0.26560689</text:p>
          </table:table-cell>
          <table:table-cell/>
          <table:table-cell table:formula="of:=MOD(280.46646+[.G206]*(36000.76983+[.G206]*0.0003032);360)" office:value-type="float" office:value="122.519002823345">
            <text:p>122.52</text:p>
          </table:table-cell>
          <table:table-cell table:formula="of:=357.52911+[.G206]*(35999.05029-0.0001537*[.G206])" office:value-type="float" office:value="9919.12489891834">
            <text:p>9919.12</text:p>
          </table:table-cell>
          <table:table-cell table:formula="of:=0.016708634-[.G206]*(0.000042037+0.0000001267*[.G206])" office:value-type="float" office:value="0.0166974597448468">
            <text:p>0.02</text:p>
          </table:table-cell>
          <table:table-cell table:formula="of:=SIN(RADIANS([.J206]))*(1.914602-[.G206]*(0.004817+0.000014*[.G206]))+SIN(RADIANS(2*[.J206]))*(0.019993-0.000101*[.G206])+SIN(RADIANS(3*[.J206]))*0.000289" office:value-type="float" office:value="-0.614741222868026">
            <text:p>-0.61</text:p>
          </table:table-cell>
          <table:table-cell table:formula="of:=[.I206]+[.L206]" office:value-type="float" office:value="121.904261600477">
            <text:p>121.9</text:p>
          </table:table-cell>
          <table:table-cell table:formula="of:=[.J206]+[.L206]" office:value-type="float" office:value="9918.51015769547">
            <text:p>9918.51</text:p>
          </table:table-cell>
          <table:table-cell table:formula="of:=(1.000001018*(1-[.K206]*[.K206]))/(1+[.K206]*COS(RADIANS([.N206])))" office:value-type="float" office:value="1.01580613803447">
            <text:p>1.02</text:p>
          </table:table-cell>
          <table:table-cell table:formula="of:=[.M206]-0.00569-0.00478*SIN(RADIANS(125.04-1934.136*[.G206]))" office:value-type="float" office:value="121.900865594002">
            <text:p>121.9</text:p>
          </table:table-cell>
          <table:table-cell table:formula="of:=23+(26+((21.448-[.G206]*(46.815+[.G206]*(0.00059-[.G206]*0.001813))))/60)/60" office:value-type="float" office:value="23.4358371127171">
            <text:p>23.44</text:p>
          </table:table-cell>
          <table:table-cell table:formula="of:=[.Q206]+0.00256*COS(RADIANS(125.04-1934.136*[.G206]))" office:value-type="float" office:value="23.4380830391441">
            <text:p>23.44</text:p>
          </table:table-cell>
          <table:table-cell table:formula="of:=DEGREES(ATAN2(COS(RADIANS([.P206]));COS(RADIANS([.R206]))*SIN(RADIANS([.P206]))))" office:value-type="float" office:value="124.154705767815">
            <text:p>124.15</text:p>
          </table:table-cell>
          <table:table-cell table:formula="of:=DEGREES(ASIN(SIN(RADIANS([.R206]))*SIN(RADIANS([.P206]))))" office:value-type="float" office:value="19.7357083808789">
            <text:p>19.74</text:p>
          </table:table-cell>
          <table:table-cell table:formula="of:=TAN(RADIANS([.R206]/2))*TAN(RADIANS([.R206]/2))" office:value-type="float" office:value="0.0430299671717881">
            <text:p>0.04</text:p>
          </table:table-cell>
          <table:table-cell table:formula="of:=4*DEGREES([.U206]*SIN(2*RADIANS([.I206]))-2*[.K206]*SIN(RADIANS([.J206]))+4*[.K206]*[.U206]*SIN(RADIANS([.J206]))*COS(2*RADIANS([.I206]))-0.5*[.U206]*[.U206]*SIN(4*RADIANS([.I206]))-1.25*[.K206]*[.K206]*SIN(2*RADIANS([.J206])))" office:value-type="float" office:value="-6.55374685320576">
            <text:p>-6.55</text:p>
          </table:table-cell>
          <table:table-cell table:formula="of:=DEGREES(ACOS(COS(RADIANS(90.833))/(COS(RADIANS([.$B$2]))*COS(RADIANS([.T206])))-TAN(RADIANS([.$B$2]))*TAN(RADIANS([.T206]))))" office:value-type="float" office:value="108.735132807568">
            <text:p>108.74</text:p>
          </table:table-cell>
          <table:table-cell table:style-name="ce7" table:formula="of:=(720-4*[.$B$3]-[.V206]+[.$B$4]*60)/1440" office:value-type="float" office:value="0.504551213092504">
            <text:p>12:06:33</text:p>
          </table:table-cell>
          <table:table-cell table:style-name="ce7" table:formula="of:=([.X206]*1440-[.W206]*4)/1440" office:value-type="float" office:value="0.202509177515926">
            <text:p>4:51:37</text:p>
          </table:table-cell>
          <table:table-cell table:style-name="ce7" table:formula="of:=([.X206]*1440+[.W206]*4)/1440" office:value-type="float" office:value="0.806593248669082">
            <text:p>19:21:30</text:p>
          </table:table-cell>
          <table:table-cell table:formula="of:=8*[.W206]" office:value-type="float" office:value="869.881062460546">
            <text:p>869.88</text:p>
          </table:table-cell>
          <table:table-cell table:formula="of:=MOD([.E206]*1440+[.V206]+4*[.$B$3]-60*[.$B$4];1440)" office:value-type="float" office:value="713.446253146794">
            <text:p>713.45</text:p>
          </table:table-cell>
          <table:table-cell table:formula="of:=IF([.AB206]/4&lt;0;[.AB206]/4+180;[.AB206]/4-180)" office:value-type="float" office:value="-1.63843671330145">
            <text:p>-1.64</text:p>
          </table:table-cell>
          <table:table-cell table:formula="of:=DEGREES(ACOS(SIN(RADIANS([.$B$2]))*SIN(RADIANS([.T206]))+COS(RADIANS([.$B$2]))*COS(RADIANS([.T206]))*COS(RADIANS([.AC206]))))" office:value-type="float" office:value="20.3130023452127">
            <text:p>20.31</text:p>
          </table:table-cell>
          <table:table-cell table:formula="of:=90-[.AD206]" office:value-type="float" office:value="69.6869976547873">
            <text:p>69.69</text:p>
          </table:table-cell>
          <table:table-cell table:formula="of:=IF([.AE206]&gt;85;0;IF([.AE206]&gt;5;58.1/TAN(RADIANS([.AE206]))-0.07/POWER(TAN(RADIANS([.AE206]));3)+0.000086/POWER(TAN(RADIANS([.AE206]));5);IF([.AE206]&gt;-0.575;1735+[.AE206]*(-518.2+[.AE206]*(103.4+[.AE206]*(-12.79+[.AE206]*0.711)));-20.772/TAN(RADIANS([.AE206])))))/3600" office:value-type="float" office:value="0.00597313412940536">
            <text:p>0.01</text:p>
          </table:table-cell>
          <table:table-cell table:formula="of:=[.AE206]+[.AF206]" office:value-type="float" office:value="69.6929707889167">
            <text:p>69.69</text:p>
          </table:table-cell>
          <table:table-cell table:formula="of:=IF([.AC206]&gt;0;MOD(DEGREES(ACOS(((SIN(RADIANS([.$B$2]))*COS(RADIANS([.AD206])))-SIN(RADIANS([.T206])))/(COS(RADIANS([.$B$2]))*SIN(RADIANS([.AD206])))))+180;360);MOD(540-DEGREES(ACOS(((SIN(RADIANS([.$B$2]))*COS(RADIANS([.AD206])))-SIN(RADIANS([.T206])))/(COS(RADIANS([.$B$2]))*SIN(RADIANS([.AD206])))));360))" office:value-type="float" office:value="175.55367780407">
            <text:p>175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6]+1" office:value-type="date" office:date-value="2026-07-25">
            <text:p>7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7]+2415018.5+[.E207]-[.$B$4]/24" office:value-type="float" office:value="2461247.29166667">
            <text:p>2461247.29</text:p>
          </table:table-cell>
          <table:table-cell table:style-name="ce9" table:formula="of:=([.F207]-2451545)/36525" office:value-type="float" office:value="0.265634268765681">
            <text:p>0.26563427</text:p>
          </table:table-cell>
          <table:table-cell/>
          <table:table-cell table:formula="of:=MOD(280.46646+[.G207]*(36000.76983+[.G207]*0.0003032);360)" office:value-type="float" office:value="123.504650187919">
            <text:p>123.5</text:p>
          </table:table-cell>
          <table:table-cell table:formula="of:=357.52911+[.G207]*(35999.05029-0.0001537*[.G207])" office:value-type="float" office:value="9920.11049919783">
            <text:p>9920.11</text:p>
          </table:table-cell>
          <table:table-cell table:formula="of:=0.016708634-[.G207]*(0.000042037+0.0000001267*[.G207])" office:value-type="float" office:value="0.0166974585920936">
            <text:p>0.02</text:p>
          </table:table-cell>
          <table:table-cell table:formula="of:=SIN(RADIANS([.J207]))*(1.914602-[.G207]*(0.004817+0.000014*[.G207]))+SIN(RADIANS(2*[.J207]))*(0.019993-0.000101*[.G207])+SIN(RADIANS(3*[.J207]))*0.000289" office:value-type="float" office:value="-0.645218914913291">
            <text:p>-0.65</text:p>
          </table:table-cell>
          <table:table-cell table:formula="of:=[.I207]+[.L207]" office:value-type="float" office:value="122.859431273005">
            <text:p>122.86</text:p>
          </table:table-cell>
          <table:table-cell table:formula="of:=[.J207]+[.L207]" office:value-type="float" office:value="9919.46528028291">
            <text:p>9919.47</text:p>
          </table:table-cell>
          <table:table-cell table:formula="of:=(1.000001018*(1-[.K207]*[.K207]))/(1+[.K207]*COS(RADIANS([.N207])))" office:value-type="float" office:value="1.01571267051305">
            <text:p>1.02</text:p>
          </table:table-cell>
          <table:table-cell table:formula="of:=[.M207]-0.00569-0.00478*SIN(RADIANS(125.04-1934.136*[.G207]))" office:value-type="float" office:value="122.856039141317">
            <text:p>122.86</text:p>
          </table:table-cell>
          <table:table-cell table:formula="of:=23+(26+((21.448-[.G207]*(46.815+[.G207]*(0.00059-[.G207]*0.001813))))/60)/60" office:value-type="float" office:value="23.4358367566829">
            <text:p>23.44</text:p>
          </table:table-cell>
          <table:table-cell table:formula="of:=[.Q207]+0.00256*COS(RADIANS(125.04-1934.136*[.G207]))" office:value-type="float" office:value="23.4380815466738">
            <text:p>23.44</text:p>
          </table:table-cell>
          <table:table-cell table:formula="of:=DEGREES(ATAN2(COS(RADIANS([.P207]));COS(RADIANS([.R207]))*SIN(RADIANS([.P207]))))" office:value-type="float" office:value="125.142534701397">
            <text:p>125.14</text:p>
          </table:table-cell>
          <table:table-cell table:formula="of:=DEGREES(ASIN(SIN(RADIANS([.R207]))*SIN(RADIANS([.P207]))))" office:value-type="float" office:value="19.5197037354378">
            <text:p>19.52</text:p>
          </table:table-cell>
          <table:table-cell table:formula="of:=TAN(RADIANS([.R207]/2))*TAN(RADIANS([.R207]/2))" office:value-type="float" office:value="0.043029961535861">
            <text:p>0.04</text:p>
          </table:table-cell>
          <table:table-cell table:formula="of:=4*DEGREES([.U207]*SIN(2*RADIANS([.I207]))-2*[.K207]*SIN(RADIANS([.J207]))+4*[.K207]*[.U207]*SIN(RADIANS([.J207]))*COS(2*RADIANS([.I207]))-0.5*[.U207]*[.U207]*SIN(4*RADIANS([.I207]))-1.25*[.K207]*[.K207]*SIN(2*RADIANS([.J207])))" office:value-type="float" office:value="-6.56257098506536">
            <text:p>-6.56</text:p>
          </table:table-cell>
          <table:table-cell table:formula="of:=DEGREES(ACOS(COS(RADIANS(90.833))/(COS(RADIANS([.$B$2]))*COS(RADIANS([.T207])))-TAN(RADIANS([.$B$2]))*TAN(RADIANS([.T207]))))" office:value-type="float" office:value="108.517900233185">
            <text:p>108.52</text:p>
          </table:table-cell>
          <table:table-cell table:style-name="ce7" table:formula="of:=(720-4*[.$B$3]-[.V207]+[.$B$4]*60)/1440" office:value-type="float" office:value="0.504557340961851">
            <text:p>12:06:34</text:p>
          </table:table-cell>
          <table:table-cell table:style-name="ce7" table:formula="of:=([.X207]*1440-[.W207]*4)/1440" office:value-type="float" office:value="0.203118729203003">
            <text:p>4:52:29</text:p>
          </table:table-cell>
          <table:table-cell table:style-name="ce7" table:formula="of:=([.X207]*1440+[.W207]*4)/1440" office:value-type="float" office:value="0.805995952720699">
            <text:p>19:20:38</text:p>
          </table:table-cell>
          <table:table-cell table:formula="of:=8*[.W207]" office:value-type="float" office:value="868.143201865483">
            <text:p>868.14</text:p>
          </table:table-cell>
          <table:table-cell table:formula="of:=MOD([.E207]*1440+[.V207]+4*[.$B$3]-60*[.$B$4];1440)" office:value-type="float" office:value="713.437429014935">
            <text:p>713.44</text:p>
          </table:table-cell>
          <table:table-cell table:formula="of:=IF([.AB207]/4&lt;0;[.AB207]/4+180;[.AB207]/4-180)" office:value-type="float" office:value="-1.64064274626634">
            <text:p>-1.64</text:p>
          </table:table-cell>
          <table:table-cell table:formula="of:=DEGREES(ACOS(SIN(RADIANS([.$B$2]))*SIN(RADIANS([.T207]))+COS(RADIANS([.$B$2]))*COS(RADIANS([.T207]))*COS(RADIANS([.AC207]))))" office:value-type="float" office:value="20.5287109115481">
            <text:p>20.53</text:p>
          </table:table-cell>
          <table:table-cell table:formula="of:=90-[.AD207]" office:value-type="float" office:value="69.4712890884519">
            <text:p>69.47</text:p>
          </table:table-cell>
          <table:table-cell table:formula="of:=IF([.AE207]&gt;85;0;IF([.AE207]&gt;5;58.1/TAN(RADIANS([.AE207]))-0.07/POWER(TAN(RADIANS([.AE207]));3)+0.000086/POWER(TAN(RADIANS([.AE207]));5);IF([.AE207]&gt;-0.575;1735+[.AE207]*(-518.2+[.AE207]*(103.4+[.AE207]*(-12.79+[.AE207]*0.711)));-20.772/TAN(RADIANS([.AE207])))))/3600" office:value-type="float" office:value="0.00604228197272059">
            <text:p>0.01</text:p>
          </table:table-cell>
          <table:table-cell table:formula="of:=[.AE207]+[.AF207]" office:value-type="float" office:value="69.4773313704247">
            <text:p>69.48</text:p>
          </table:table-cell>
          <table:table-cell table:formula="of:=IF([.AC207]&gt;0;MOD(DEGREES(ACOS(((SIN(RADIANS([.$B$2]))*COS(RADIANS([.AD207])))-SIN(RADIANS([.T207])))/(COS(RADIANS([.$B$2]))*SIN(RADIANS([.AD207])))))+180;360);MOD(540-DEGREES(ACOS(((SIN(RADIANS([.$B$2]))*COS(RADIANS([.AD207])))-SIN(RADIANS([.T207])))/(COS(RADIANS([.$B$2]))*SIN(RADIANS([.AD207])))));360))" office:value-type="float" office:value="175.586623861511">
            <text:p>175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7]+1" office:value-type="date" office:date-value="2026-07-26">
            <text:p>7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8]+2415018.5+[.E208]-[.$B$4]/24" office:value-type="float" office:value="2461248.29166667">
            <text:p>2461248.29</text:p>
          </table:table-cell>
          <table:table-cell table:style-name="ce9" table:formula="of:=([.F208]-2451545)/36525" office:value-type="float" office:value="0.265661647273553">
            <text:p>0.26566165</text:p>
          </table:table-cell>
          <table:table-cell/>
          <table:table-cell table:formula="of:=MOD(280.46646+[.G208]*(36000.76983+[.G208]*0.0003032);360)" office:value-type="float" office:value="124.490297552493">
            <text:p>124.49</text:p>
          </table:table-cell>
          <table:table-cell table:formula="of:=357.52911+[.G208]*(35999.05029-0.0001537*[.G208])" office:value-type="float" office:value="9921.09609947732">
            <text:p>9921.1</text:p>
          </table:table-cell>
          <table:table-cell table:formula="of:=0.016708634-[.G208]*(0.000042037+0.0000001267*[.G208])" office:value-type="float" office:value="0.0166974574393403">
            <text:p>0.02</text:p>
          </table:table-cell>
          <table:table-cell table:formula="of:=SIN(RADIANS([.J208]))*(1.914602-[.G208]*(0.004817+0.000014*[.G208]))+SIN(RADIANS(2*[.J208]))*(0.019993-0.000101*[.G208])+SIN(RADIANS(3*[.J208]))*0.000289" office:value-type="float" office:value="-0.675516531872238">
            <text:p>-0.68</text:p>
          </table:table-cell>
          <table:table-cell table:formula="of:=[.I208]+[.L208]" office:value-type="float" office:value="123.814781020621">
            <text:p>123.81</text:p>
          </table:table-cell>
          <table:table-cell table:formula="of:=[.J208]+[.L208]" office:value-type="float" office:value="9920.42058294545">
            <text:p>9920.42</text:p>
          </table:table-cell>
          <table:table-cell table:formula="of:=(1.000001018*(1-[.K208]*[.K208]))/(1+[.K208]*COS(RADIANS([.N208])))" office:value-type="float" office:value="1.01561468760377">
            <text:p>1.02</text:p>
          </table:table-cell>
          <table:table-cell table:formula="of:=[.M208]-0.00569-0.00478*SIN(RADIANS(125.04-1934.136*[.G208]))" office:value-type="float" office:value="123.811392761756">
            <text:p>123.81</text:p>
          </table:table-cell>
          <table:table-cell table:formula="of:=23+(26+((21.448-[.G208]*(46.815+[.G208]*(0.00059-[.G208]*0.001813))))/60)/60" office:value-type="float" office:value="23.4358364006488">
            <text:p>23.44</text:p>
          </table:table-cell>
          <table:table-cell table:formula="of:=[.Q208]+0.00256*COS(RADIANS(125.04-1934.136*[.G208]))" office:value-type="float" office:value="23.438080052286">
            <text:p>23.44</text:p>
          </table:table-cell>
          <table:table-cell table:formula="of:=DEGREES(ATAN2(COS(RADIANS([.P208]));COS(RADIANS([.R208]))*SIN(RADIANS([.P208]))))" office:value-type="float" office:value="126.127879717852">
            <text:p>126.13</text:p>
          </table:table-cell>
          <table:table-cell table:formula="of:=DEGREES(ASIN(SIN(RADIANS([.R208]))*SIN(RADIANS([.P208]))))" office:value-type="float" office:value="19.2983078857359">
            <text:p>19.3</text:p>
          </table:table-cell>
          <table:table-cell table:formula="of:=TAN(RADIANS([.R208]/2))*TAN(RADIANS([.R208]/2))" office:value-type="float" office:value="0.0430299558926936">
            <text:p>0.04</text:p>
          </table:table-cell>
          <table:table-cell table:formula="of:=4*DEGREES([.U208]*SIN(2*RADIANS([.I208]))-2*[.K208]*SIN(RADIANS([.J208]))+4*[.K208]*[.U208]*SIN(RADIANS([.J208]))*COS(2*RADIANS([.I208]))-0.5*[.U208]*[.U208]*SIN(4*RADIANS([.I208]))-1.25*[.K208]*[.K208]*SIN(2*RADIANS([.J208])))" office:value-type="float" office:value="-6.56144976782987">
            <text:p>-6.56</text:p>
          </table:table-cell>
          <table:table-cell table:formula="of:=DEGREES(ACOS(COS(RADIANS(90.833))/(COS(RADIANS([.$B$2]))*COS(RADIANS([.T208])))-TAN(RADIANS([.$B$2]))*TAN(RADIANS([.T208]))))" office:value-type="float" office:value="108.29615012897">
            <text:p>108.3</text:p>
          </table:table-cell>
          <table:table-cell table:style-name="ce7" table:formula="of:=(720-4*[.$B$3]-[.V208]+[.$B$4]*60)/1440" office:value-type="float" office:value="0.504556562338771">
            <text:p>12:06:34</text:p>
          </table:table-cell>
          <table:table-cell table:style-name="ce7" table:formula="of:=([.X208]*1440-[.W208]*4)/1440" office:value-type="float" office:value="0.203733923091631">
            <text:p>4:53:23</text:p>
          </table:table-cell>
          <table:table-cell table:style-name="ce7" table:formula="of:=([.X208]*1440+[.W208]*4)/1440" office:value-type="float" office:value="0.80537920158591">
            <text:p>19:19:45</text:p>
          </table:table-cell>
          <table:table-cell table:formula="of:=8*[.W208]" office:value-type="float" office:value="866.369201031762">
            <text:p>866.37</text:p>
          </table:table-cell>
          <table:table-cell table:formula="of:=MOD([.E208]*1440+[.V208]+4*[.$B$3]-60*[.$B$4];1440)" office:value-type="float" office:value="713.43855023217">
            <text:p>713.44</text:p>
          </table:table-cell>
          <table:table-cell table:formula="of:=IF([.AB208]/4&lt;0;[.AB208]/4+180;[.AB208]/4-180)" office:value-type="float" office:value="-1.64036244195748">
            <text:p>-1.64</text:p>
          </table:table-cell>
          <table:table-cell table:formula="of:=DEGREES(ACOS(SIN(RADIANS([.$B$2]))*SIN(RADIANS([.T208]))+COS(RADIANS([.$B$2]))*COS(RADIANS([.T208]))*COS(RADIANS([.AC208]))))" office:value-type="float" office:value="20.749661371815">
            <text:p>20.75</text:p>
          </table:table-cell>
          <table:table-cell table:formula="of:=90-[.AD208]" office:value-type="float" office:value="69.250338628185">
            <text:p>69.25</text:p>
          </table:table-cell>
          <table:table-cell table:formula="of:=IF([.AE208]&gt;85;0;IF([.AE208]&gt;5;58.1/TAN(RADIANS([.AE208]))-0.07/POWER(TAN(RADIANS([.AE208]));3)+0.000086/POWER(TAN(RADIANS([.AE208]));5);IF([.AE208]&gt;-0.575;1735+[.AE208]*(-518.2+[.AE208]*(103.4+[.AE208]*(-12.79+[.AE208]*0.711)));-20.772/TAN(RADIANS([.AE208])))))/3600" office:value-type="float" office:value="0.00611331176739446">
            <text:p>0.01</text:p>
          </table:table-cell>
          <table:table-cell table:formula="of:=[.AE208]+[.AF208]" office:value-type="float" office:value="69.2564519399524">
            <text:p>69.26</text:p>
          </table:table-cell>
          <table:table-cell table:formula="of:=IF([.AC208]&gt;0;MOD(DEGREES(ACOS(((SIN(RADIANS([.$B$2]))*COS(RADIANS([.AD208])))-SIN(RADIANS([.T208])))/(COS(RADIANS([.$B$2]))*SIN(RADIANS([.AD208])))))+180;360);MOD(540-DEGREES(ACOS(((SIN(RADIANS([.$B$2]))*COS(RADIANS([.AD208])))-SIN(RADIANS([.T208])))/(COS(RADIANS([.$B$2]))*SIN(RADIANS([.AD208])))));360))" office:value-type="float" office:value="175.626452686804">
            <text:p>175.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8]+1" office:value-type="date" office:date-value="2026-07-27">
            <text:p>7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09]+2415018.5+[.E209]-[.$B$4]/24" office:value-type="float" office:value="2461249.29166667">
            <text:p>2461249.29</text:p>
          </table:table-cell>
          <table:table-cell table:style-name="ce9" table:formula="of:=([.F209]-2451545)/36525" office:value-type="float" office:value="0.265689025781424">
            <text:p>0.26568903</text:p>
          </table:table-cell>
          <table:table-cell/>
          <table:table-cell table:formula="of:=MOD(280.46646+[.G209]*(36000.76983+[.G209]*0.0003032);360)" office:value-type="float" office:value="125.475944917069">
            <text:p>125.48</text:p>
          </table:table-cell>
          <table:table-cell table:formula="of:=357.52911+[.G209]*(35999.05029-0.0001537*[.G209])" office:value-type="float" office:value="9922.0816997568">
            <text:p>9922.08</text:p>
          </table:table-cell>
          <table:table-cell table:formula="of:=0.016708634-[.G209]*(0.000042037+0.0000001267*[.G209])" office:value-type="float" office:value="0.0166974562865868">
            <text:p>0.02</text:p>
          </table:table-cell>
          <table:table-cell table:formula="of:=SIN(RADIANS([.J209]))*(1.914602-[.G209]*(0.004817+0.000014*[.G209]))+SIN(RADIANS(2*[.J209]))*(0.019993-0.000101*[.G209])+SIN(RADIANS(3*[.J209]))*0.000289" office:value-type="float" office:value="-0.705625550704672">
            <text:p>-0.71</text:p>
          </table:table-cell>
          <table:table-cell table:formula="of:=[.I209]+[.L209]" office:value-type="float" office:value="124.770319366364">
            <text:p>124.77</text:p>
          </table:table-cell>
          <table:table-cell table:formula="of:=[.J209]+[.L209]" office:value-type="float" office:value="9921.3760742061">
            <text:p>9921.38</text:p>
          </table:table-cell>
          <table:table-cell table:formula="of:=(1.000001018*(1-[.K209]*[.K209]))/(1+[.K209]*COS(RADIANS([.N209])))" office:value-type="float" office:value="1.01551221567661">
            <text:p>1.02</text:p>
          </table:table-cell>
          <table:table-cell table:formula="of:=[.M209]-0.00569-0.00478*SIN(RADIANS(125.04-1934.136*[.G209]))" office:value-type="float" office:value="124.766934978357">
            <text:p>124.77</text:p>
          </table:table-cell>
          <table:table-cell table:formula="of:=23+(26+((21.448-[.G209]*(46.815+[.G209]*(0.00059-[.G209]*0.001813))))/60)/60" office:value-type="float" office:value="23.4358360446146">
            <text:p>23.44</text:p>
          </table:table-cell>
          <table:table-cell table:formula="of:=[.Q209]+0.00256*COS(RADIANS(125.04-1934.136*[.G209]))" office:value-type="float" office:value="23.4380785559817">
            <text:p>23.44</text:p>
          </table:table-cell>
          <table:table-cell table:formula="of:=DEGREES(ATAN2(COS(RADIANS([.P209]));COS(RADIANS([.R209]))*SIN(RADIANS([.P209]))))" office:value-type="float" office:value="127.110724070766">
            <text:p>127.11</text:p>
          </table:table-cell>
          <table:table-cell table:formula="of:=DEGREES(ASIN(SIN(RADIANS([.R209]))*SIN(RADIANS([.P209]))))" office:value-type="float" office:value="19.0715957179915">
            <text:p>19.07</text:p>
          </table:table-cell>
          <table:table-cell table:formula="of:=TAN(RADIANS([.R209]/2))*TAN(RADIANS([.R209]/2))" office:value-type="float" office:value="0.0430299502422895">
            <text:p>0.04</text:p>
          </table:table-cell>
          <table:table-cell table:formula="of:=4*DEGREES([.U209]*SIN(2*RADIANS([.I209]))-2*[.K209]*SIN(RADIANS([.J209]))+4*[.K209]*[.U209]*SIN(RADIANS([.J209]))*COS(2*RADIANS([.I209]))-0.5*[.U209]*[.U209]*SIN(4*RADIANS([.I209]))-1.25*[.K209]*[.K209]*SIN(2*RADIANS([.J209])))" office:value-type="float" office:value="-6.55031641763616">
            <text:p>-6.55</text:p>
          </table:table-cell>
          <table:table-cell table:formula="of:=DEGREES(ACOS(COS(RADIANS(90.833))/(COS(RADIANS([.$B$2]))*COS(RADIANS([.T209])))-TAN(RADIANS([.$B$2]))*TAN(RADIANS([.T209]))))" office:value-type="float" office:value="108.070007339822">
            <text:p>108.07</text:p>
          </table:table-cell>
          <table:table-cell table:style-name="ce7" table:formula="of:=(720-4*[.$B$3]-[.V209]+[.$B$4]*60)/1440" office:value-type="float" office:value="0.504548830845581">
            <text:p>12:06:33</text:p>
          </table:table-cell>
          <table:table-cell table:style-name="ce7" table:formula="of:=([.X209]*1440-[.W209]*4)/1440" office:value-type="float" office:value="0.204354366012741">
            <text:p>4:54:16</text:p>
          </table:table-cell>
          <table:table-cell table:style-name="ce7" table:formula="of:=([.X209]*1440+[.W209]*4)/1440" office:value-type="float" office:value="0.804743295678421">
            <text:p>19:18:50</text:p>
          </table:table-cell>
          <table:table-cell table:formula="of:=8*[.W209]" office:value-type="float" office:value="864.560058718579">
            <text:p>864.56</text:p>
          </table:table-cell>
          <table:table-cell table:formula="of:=MOD([.E209]*1440+[.V209]+4*[.$B$3]-60*[.$B$4];1440)" office:value-type="float" office:value="713.449683582364">
            <text:p>713.45</text:p>
          </table:table-cell>
          <table:table-cell table:formula="of:=IF([.AB209]/4&lt;0;[.AB209]/4+180;[.AB209]/4-180)" office:value-type="float" office:value="-1.63757910440904">
            <text:p>-1.64</text:p>
          </table:table-cell>
          <table:table-cell table:formula="of:=DEGREES(ACOS(SIN(RADIANS([.$B$2]))*SIN(RADIANS([.T209]))+COS(RADIANS([.$B$2]))*COS(RADIANS([.T209]))*COS(RADIANS([.AC209]))))" office:value-type="float" office:value="20.9757823324217">
            <text:p>20.98</text:p>
          </table:table-cell>
          <table:table-cell table:formula="of:=90-[.AD209]" office:value-type="float" office:value="69.0242176675783">
            <text:p>69.02</text:p>
          </table:table-cell>
          <table:table-cell table:formula="of:=IF([.AE209]&gt;85;0;IF([.AE209]&gt;5;58.1/TAN(RADIANS([.AE209]))-0.07/POWER(TAN(RADIANS([.AE209]));3)+0.000086/POWER(TAN(RADIANS([.AE209]));5);IF([.AE209]&gt;-0.575;1735+[.AE209]*(-518.2+[.AE209]*(103.4+[.AE209]*(-12.79+[.AE209]*0.711)));-20.772/TAN(RADIANS([.AE209])))))/3600" office:value-type="float" office:value="0.00618621808306986">
            <text:p>0.01</text:p>
          </table:table-cell>
          <table:table-cell table:formula="of:=[.AE209]+[.AF209]" office:value-type="float" office:value="69.0304038856613">
            <text:p>69.03</text:p>
          </table:table-cell>
          <table:table-cell table:formula="of:=IF([.AC209]&gt;0;MOD(DEGREES(ACOS(((SIN(RADIANS([.$B$2]))*COS(RADIANS([.AD209])))-SIN(RADIANS([.T209])))/(COS(RADIANS([.$B$2]))*SIN(RADIANS([.AD209])))))+180;360);MOD(540-DEGREES(ACOS(((SIN(RADIANS([.$B$2]))*COS(RADIANS([.AD209])))-SIN(RADIANS([.T209])))/(COS(RADIANS([.$B$2]))*SIN(RADIANS([.AD209])))));360))" office:value-type="float" office:value="175.672986672964">
            <text:p>175.6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09]+1" office:value-type="date" office:date-value="2026-07-28">
            <text:p>7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0]+2415018.5+[.E210]-[.$B$4]/24" office:value-type="float" office:value="2461250.29166667">
            <text:p>2461250.29</text:p>
          </table:table-cell>
          <table:table-cell table:style-name="ce9" table:formula="of:=([.F210]-2451545)/36525" office:value-type="float" office:value="0.265716404289295">
            <text:p>0.26571640</text:p>
          </table:table-cell>
          <table:table-cell/>
          <table:table-cell table:formula="of:=MOD(280.46646+[.G210]*(36000.76983+[.G210]*0.0003032);360)" office:value-type="float" office:value="126.461592281645">
            <text:p>126.46</text:p>
          </table:table-cell>
          <table:table-cell table:formula="of:=357.52911+[.G210]*(35999.05029-0.0001537*[.G210])" office:value-type="float" office:value="9923.06730003629">
            <text:p>9923.07</text:p>
          </table:table-cell>
          <table:table-cell table:formula="of:=0.016708634-[.G210]*(0.000042037+0.0000001267*[.G210])" office:value-type="float" office:value="0.0166974551338331">
            <text:p>0.02</text:p>
          </table:table-cell>
          <table:table-cell table:formula="of:=SIN(RADIANS([.J210]))*(1.914602-[.G210]*(0.004817+0.000014*[.G210]))+SIN(RADIANS(2*[.J210]))*(0.019993-0.000101*[.G210])+SIN(RADIANS(3*[.J210]))*0.000289" office:value-type="float" office:value="-0.735537491717648">
            <text:p>-0.74</text:p>
          </table:table-cell>
          <table:table-cell table:formula="of:=[.I210]+[.L210]" office:value-type="float" office:value="125.726054789927">
            <text:p>125.73</text:p>
          </table:table-cell>
          <table:table-cell table:formula="of:=[.J210]+[.L210]" office:value-type="float" office:value="9922.33176254458">
            <text:p>9922.33</text:p>
          </table:table-cell>
          <table:table-cell table:formula="of:=(1.000001018*(1-[.K210]*[.K210]))/(1+[.K210]*COS(RADIANS([.N210])))" office:value-type="float" office:value="1.01540528232624">
            <text:p>1.02</text:p>
          </table:table-cell>
          <table:table-cell table:formula="of:=[.M210]-0.00569-0.00478*SIN(RADIANS(125.04-1934.136*[.G210]))" office:value-type="float" office:value="125.722674270808">
            <text:p>125.72</text:p>
          </table:table-cell>
          <table:table-cell table:formula="of:=23+(26+((21.448-[.G210]*(46.815+[.G210]*(0.00059-[.G210]*0.001813))))/60)/60" office:value-type="float" office:value="23.4358356885805">
            <text:p>23.44</text:p>
          </table:table-cell>
          <table:table-cell table:formula="of:=[.Q210]+0.00256*COS(RADIANS(125.04-1934.136*[.G210]))" office:value-type="float" office:value="23.4380770577619">
            <text:p>23.44</text:p>
          </table:table-cell>
          <table:table-cell table:formula="of:=DEGREES(ATAN2(COS(RADIANS([.P210]));COS(RADIANS([.R210]))*SIN(RADIANS([.P210]))))" office:value-type="float" office:value="128.091054330388">
            <text:p>128.09</text:p>
          </table:table-cell>
          <table:table-cell table:formula="of:=DEGREES(ASIN(SIN(RADIANS([.R210]))*SIN(RADIANS([.P210]))))" office:value-type="float" office:value="18.8396431672983">
            <text:p>18.84</text:p>
          </table:table-cell>
          <table:table-cell table:formula="of:=TAN(RADIANS([.R210]/2))*TAN(RADIANS([.R210]/2))" office:value-type="float" office:value="0.0430299445846525">
            <text:p>0.04</text:p>
          </table:table-cell>
          <table:table-cell table:formula="of:=4*DEGREES([.U210]*SIN(2*RADIANS([.I210]))-2*[.K210]*SIN(RADIANS([.J210]))+4*[.K210]*[.U210]*SIN(RADIANS([.J210]))*COS(2*RADIANS([.I210]))-0.5*[.U210]*[.U210]*SIN(4*RADIANS([.I210]))-1.25*[.K210]*[.K210]*SIN(2*RADIANS([.J210])))" office:value-type="float" office:value="-6.52911775056503">
            <text:p>-6.53</text:p>
          </table:table-cell>
          <table:table-cell table:formula="of:=DEGREES(ACOS(COS(RADIANS(90.833))/(COS(RADIANS([.$B$2]))*COS(RADIANS([.T210])))-TAN(RADIANS([.$B$2]))*TAN(RADIANS([.T210]))))" office:value-type="float" office:value="107.839596005899">
            <text:p>107.84</text:p>
          </table:table-cell>
          <table:table-cell table:style-name="ce7" table:formula="of:=(720-4*[.$B$3]-[.V210]+[.$B$4]*60)/1440" office:value-type="float" office:value="0.504534109549004">
            <text:p>12:06:32</text:p>
          </table:table-cell>
          <table:table-cell table:style-name="ce7" table:formula="of:=([.X210]*1440-[.W210]*4)/1440" office:value-type="float" office:value="0.204979676199284">
            <text:p>4:55:10</text:p>
          </table:table-cell>
          <table:table-cell table:style-name="ce7" table:formula="of:=([.X210]*1440+[.W210]*4)/1440" office:value-type="float" office:value="0.804088542898723">
            <text:p>19:17:53</text:p>
          </table:table-cell>
          <table:table-cell table:formula="of:=8*[.W210]" office:value-type="float" office:value="862.716768047191">
            <text:p>862.72</text:p>
          </table:table-cell>
          <table:table-cell table:formula="of:=MOD([.E210]*1440+[.V210]+4*[.$B$3]-60*[.$B$4];1440)" office:value-type="float" office:value="713.470882249435">
            <text:p>713.47</text:p>
          </table:table-cell>
          <table:table-cell table:formula="of:=IF([.AB210]/4&lt;0;[.AB210]/4+180;[.AB210]/4-180)" office:value-type="float" office:value="-1.63227943764124">
            <text:p>-1.63</text:p>
          </table:table-cell>
          <table:table-cell table:formula="of:=DEGREES(ACOS(SIN(RADIANS([.$B$2]))*SIN(RADIANS([.T210]))+COS(RADIANS([.$B$2]))*COS(RADIANS([.T210]))*COS(RADIANS([.AC210]))))" office:value-type="float" office:value="21.2070022331213">
            <text:p>21.21</text:p>
          </table:table-cell>
          <table:table-cell table:formula="of:=90-[.AD210]" office:value-type="float" office:value="68.7929977668787">
            <text:p>68.79</text:p>
          </table:table-cell>
          <table:table-cell table:formula="of:=IF([.AE210]&gt;85;0;IF([.AE210]&gt;5;58.1/TAN(RADIANS([.AE210]))-0.07/POWER(TAN(RADIANS([.AE210]));3)+0.000086/POWER(TAN(RADIANS([.AE210]));5);IF([.AE210]&gt;-0.575;1735+[.AE210]*(-518.2+[.AE210]*(103.4+[.AE210]*(-12.79+[.AE210]*0.711)));-20.772/TAN(RADIANS([.AE210])))))/3600" office:value-type="float" office:value="0.0062609959684418">
            <text:p>0.01</text:p>
          </table:table-cell>
          <table:table-cell table:formula="of:=[.AE210]+[.AF210]" office:value-type="float" office:value="68.7992587628472">
            <text:p>68.8</text:p>
          </table:table-cell>
          <table:table-cell table:formula="of:=IF([.AC210]&gt;0;MOD(DEGREES(ACOS(((SIN(RADIANS([.$B$2]))*COS(RADIANS([.AD210])))-SIN(RADIANS([.T210])))/(COS(RADIANS([.$B$2]))*SIN(RADIANS([.AD210])))))+180;360);MOD(540-DEGREES(ACOS(((SIN(RADIANS([.$B$2]))*COS(RADIANS([.AD210])))-SIN(RADIANS([.T210])))/(COS(RADIANS([.$B$2]))*SIN(RADIANS([.AD210])))));360))" office:value-type="float" office:value="175.726039103441">
            <text:p>175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0]+1" office:value-type="date" office:date-value="2026-07-29">
            <text:p>7/2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1]+2415018.5+[.E211]-[.$B$4]/24" office:value-type="float" office:value="2461251.29166667">
            <text:p>2461251.29</text:p>
          </table:table-cell>
          <table:table-cell table:style-name="ce9" table:formula="of:=([.F211]-2451545)/36525" office:value-type="float" office:value="0.265743782797167">
            <text:p>0.26574378</text:p>
          </table:table-cell>
          <table:table-cell/>
          <table:table-cell table:formula="of:=MOD(280.46646+[.G211]*(36000.76983+[.G211]*0.0003032);360)" office:value-type="float" office:value="127.447239646221">
            <text:p>127.45</text:p>
          </table:table-cell>
          <table:table-cell table:formula="of:=357.52911+[.G211]*(35999.05029-0.0001537*[.G211])" office:value-type="float" office:value="9924.05290031578">
            <text:p>9924.05</text:p>
          </table:table-cell>
          <table:table-cell table:formula="of:=0.016708634-[.G211]*(0.000042037+0.0000001267*[.G211])" office:value-type="float" office:value="0.0166974539810792">
            <text:p>0.02</text:p>
          </table:table-cell>
          <table:table-cell table:formula="of:=SIN(RADIANS([.J211]))*(1.914602-[.G211]*(0.004817+0.000014*[.G211]))+SIN(RADIANS(2*[.J211]))*(0.019993-0.000101*[.G211])+SIN(RADIANS(3*[.J211]))*0.000289" office:value-type="float" office:value="-0.765243920588336">
            <text:p>-0.77</text:p>
          </table:table-cell>
          <table:table-cell table:formula="of:=[.I211]+[.L211]" office:value-type="float" office:value="126.681995725632">
            <text:p>126.68</text:p>
          </table:table-cell>
          <table:table-cell table:formula="of:=[.J211]+[.L211]" office:value-type="float" office:value="9923.28765639519">
            <text:p>9923.29</text:p>
          </table:table-cell>
          <table:table-cell table:formula="of:=(1.000001018*(1-[.K211]*[.K211]))/(1+[.K211]*COS(RADIANS([.N211])))" office:value-type="float" office:value="1.01529391636685">
            <text:p>1.02</text:p>
          </table:table-cell>
          <table:table-cell table:formula="of:=[.M211]-0.00569-0.00478*SIN(RADIANS(125.04-1934.136*[.G211]))" office:value-type="float" office:value="126.678619073428">
            <text:p>126.68</text:p>
          </table:table-cell>
          <table:table-cell table:formula="of:=23+(26+((21.448-[.G211]*(46.815+[.G211]*(0.00059-[.G211]*0.001813))))/60)/60" office:value-type="float" office:value="23.4358353325463">
            <text:p>23.44</text:p>
          </table:table-cell>
          <table:table-cell table:formula="of:=[.Q211]+0.00256*COS(RADIANS(125.04-1934.136*[.G211]))" office:value-type="float" office:value="23.4380755576276">
            <text:p>23.44</text:p>
          </table:table-cell>
          <table:table-cell table:formula="of:=DEGREES(ATAN2(COS(RADIANS([.P211]));COS(RADIANS([.R211]))*SIN(RADIANS([.P211]))))" office:value-type="float" office:value="129.06886035979">
            <text:p>129.07</text:p>
          </table:table-cell>
          <table:table-cell table:formula="of:=DEGREES(ASIN(SIN(RADIANS([.R211]))*SIN(RADIANS([.P211]))))" office:value-type="float" office:value="18.602527161096">
            <text:p>18.6</text:p>
          </table:table-cell>
          <table:table-cell table:formula="of:=TAN(RADIANS([.R211]/2))*TAN(RADIANS([.R211]/2))" office:value-type="float" office:value="0.0430299389197861">
            <text:p>0.04</text:p>
          </table:table-cell>
          <table:table-cell table:formula="of:=4*DEGREES([.U211]*SIN(2*RADIANS([.I211]))-2*[.K211]*SIN(RADIANS([.J211]))+4*[.K211]*[.U211]*SIN(RADIANS([.J211]))*COS(2*RADIANS([.I211]))-0.5*[.U211]*[.U211]*SIN(4*RADIANS([.I211]))-1.25*[.K211]*[.K211]*SIN(2*RADIANS([.J211])))" office:value-type="float" office:value="-6.497814090898">
            <text:p>-6.5</text:p>
          </table:table-cell>
          <table:table-cell table:formula="of:=DEGREES(ACOS(COS(RADIANS(90.833))/(COS(RADIANS([.$B$2]))*COS(RADIANS([.T211])))-TAN(RADIANS([.$B$2]))*TAN(RADIANS([.T211]))))" office:value-type="float" office:value="107.605039388782">
            <text:p>107.61</text:p>
          </table:table-cell>
          <table:table-cell table:style-name="ce7" table:formula="of:=(720-4*[.$B$3]-[.V211]+[.$B$4]*60)/1440" office:value-type="float" office:value="0.504512370896457">
            <text:p>12:06:30</text:p>
          </table:table-cell>
          <table:table-cell table:style-name="ce7" table:formula="of:=([.X211]*1440-[.W211]*4)/1440" office:value-type="float" office:value="0.205609483705395">
            <text:p>4:56:05</text:p>
          </table:table-cell>
          <table:table-cell table:style-name="ce7" table:formula="of:=([.X211]*1440+[.W211]*4)/1440" office:value-type="float" office:value="0.803415258087519">
            <text:p>19:16:55</text:p>
          </table:table-cell>
          <table:table-cell table:formula="of:=8*[.W211]" office:value-type="float" office:value="860.840315110258">
            <text:p>860.84</text:p>
          </table:table-cell>
          <table:table-cell table:formula="of:=MOD([.E211]*1440+[.V211]+4*[.$B$3]-60*[.$B$4];1440)" office:value-type="float" office:value="713.502185909102">
            <text:p>713.5</text:p>
          </table:table-cell>
          <table:table-cell table:formula="of:=IF([.AB211]/4&lt;0;[.AB211]/4+180;[.AB211]/4-180)" office:value-type="float" office:value="-1.62445352272451">
            <text:p>-1.62</text:p>
          </table:table-cell>
          <table:table-cell table:formula="of:=DEGREES(ACOS(SIN(RADIANS([.$B$2]))*SIN(RADIANS([.T211]))+COS(RADIANS([.$B$2]))*COS(RADIANS([.T211]))*COS(RADIANS([.AC211]))))" office:value-type="float" office:value="21.4432493594959">
            <text:p>21.44</text:p>
          </table:table-cell>
          <table:table-cell table:formula="of:=90-[.AD211]" office:value-type="float" office:value="68.5567506405041">
            <text:p>68.56</text:p>
          </table:table-cell>
          <table:table-cell table:formula="of:=IF([.AE211]&gt;85;0;IF([.AE211]&gt;5;58.1/TAN(RADIANS([.AE211]))-0.07/POWER(TAN(RADIANS([.AE211]));3)+0.000086/POWER(TAN(RADIANS([.AE211]));5);IF([.AE211]&gt;-0.575;1735+[.AE211]*(-518.2+[.AE211]*(103.4+[.AE211]*(-12.79+[.AE211]*0.711)));-20.772/TAN(RADIANS([.AE211])))))/3600" office:value-type="float" office:value="0.0063376409617238">
            <text:p>0.01</text:p>
          </table:table-cell>
          <table:table-cell table:formula="of:=[.AE211]+[.AF211]" office:value-type="float" office:value="68.5630882814658">
            <text:p>68.56</text:p>
          </table:table-cell>
          <table:table-cell table:formula="of:=IF([.AC211]&gt;0;MOD(DEGREES(ACOS(((SIN(RADIANS([.$B$2]))*COS(RADIANS([.AD211])))-SIN(RADIANS([.T211])))/(COS(RADIANS([.$B$2]))*SIN(RADIANS([.AD211])))))+180;360);MOD(540-DEGREES(ACOS(((SIN(RADIANS([.$B$2]))*COS(RADIANS([.AD211])))-SIN(RADIANS([.T211])))/(COS(RADIANS([.$B$2]))*SIN(RADIANS([.AD211])))));360))" office:value-type="float" office:value="175.785415225582">
            <text:p>175.7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1]+1" office:value-type="date" office:date-value="2026-07-30">
            <text:p>7/3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2]+2415018.5+[.E212]-[.$B$4]/24" office:value-type="float" office:value="2461252.29166667">
            <text:p>2461252.29</text:p>
          </table:table-cell>
          <table:table-cell table:style-name="ce9" table:formula="of:=([.F212]-2451545)/36525" office:value-type="float" office:value="0.265771161305038">
            <text:p>0.26577116</text:p>
          </table:table-cell>
          <table:table-cell/>
          <table:table-cell table:formula="of:=MOD(280.46646+[.G212]*(36000.76983+[.G212]*0.0003032);360)" office:value-type="float" office:value="128.432887010795">
            <text:p>128.43</text:p>
          </table:table-cell>
          <table:table-cell table:formula="of:=357.52911+[.G212]*(35999.05029-0.0001537*[.G212])" office:value-type="float" office:value="9925.03850059527">
            <text:p>9925.04</text:p>
          </table:table-cell>
          <table:table-cell table:formula="of:=0.016708634-[.G212]*(0.000042037+0.0000001267*[.G212])" office:value-type="float" office:value="0.0166974528283251">
            <text:p>0.02</text:p>
          </table:table-cell>
          <table:table-cell table:formula="of:=SIN(RADIANS([.J212]))*(1.914602-[.G212]*(0.004817+0.000014*[.G212]))+SIN(RADIANS(2*[.J212]))*(0.019993-0.000101*[.G212])+SIN(RADIANS(3*[.J212]))*0.000289" office:value-type="float" office:value="-0.794736450386268">
            <text:p>-0.79</text:p>
          </table:table-cell>
          <table:table-cell table:formula="of:=[.I212]+[.L212]" office:value-type="float" office:value="127.638150560408">
            <text:p>127.64</text:p>
          </table:table-cell>
          <table:table-cell table:formula="of:=[.J212]+[.L212]" office:value-type="float" office:value="9924.24376414488">
            <text:p>9924.24</text:p>
          </table:table-cell>
          <table:table-cell table:formula="of:=(1.000001018*(1-[.K212]*[.K212]))/(1+[.K212]*COS(RADIANS([.N212])))" office:value-type="float" office:value="1.01517814782673">
            <text:p>1.02</text:p>
          </table:table-cell>
          <table:table-cell table:formula="of:=[.M212]-0.00569-0.00478*SIN(RADIANS(125.04-1934.136*[.G212]))" office:value-type="float" office:value="127.634777773144">
            <text:p>127.63</text:p>
          </table:table-cell>
          <table:table-cell table:formula="of:=23+(26+((21.448-[.G212]*(46.815+[.G212]*(0.00059-[.G212]*0.001813))))/60)/60" office:value-type="float" office:value="23.4358349765122">
            <text:p>23.44</text:p>
          </table:table-cell>
          <table:table-cell table:formula="of:=[.Q212]+0.00256*COS(RADIANS(125.04-1934.136*[.G212]))" office:value-type="float" office:value="23.4380740555797">
            <text:p>23.44</text:p>
          </table:table-cell>
          <table:table-cell table:formula="of:=DEGREES(ATAN2(COS(RADIANS([.P212]));COS(RADIANS([.R212]))*SIN(RADIANS([.P212]))))" office:value-type="float" office:value="130.044135286342">
            <text:p>130.04</text:p>
          </table:table-cell>
          <table:table-cell table:formula="of:=DEGREES(ASIN(SIN(RADIANS([.R212]))*SIN(RADIANS([.P212]))))" office:value-type="float" office:value="18.3603255640045">
            <text:p>18.36</text:p>
          </table:table-cell>
          <table:table-cell table:formula="of:=TAN(RADIANS([.R212]/2))*TAN(RADIANS([.R212]/2))" office:value-type="float" office:value="0.0430299332476941">
            <text:p>0.04</text:p>
          </table:table-cell>
          <table:table-cell table:formula="of:=4*DEGREES([.U212]*SIN(2*RADIANS([.I212]))-2*[.K212]*SIN(RADIANS([.J212]))+4*[.K212]*[.U212]*SIN(RADIANS([.J212]))*COS(2*RADIANS([.I212]))-0.5*[.U212]*[.U212]*SIN(4*RADIANS([.I212]))-1.25*[.K212]*[.K212]*SIN(2*RADIANS([.J212])))" office:value-type="float" office:value="-6.45637915622004">
            <text:p>-6.46</text:p>
          </table:table-cell>
          <table:table-cell table:formula="of:=DEGREES(ACOS(COS(RADIANS(90.833))/(COS(RADIANS([.$B$2]))*COS(RADIANS([.T212])))-TAN(RADIANS([.$B$2]))*TAN(RADIANS([.T212]))))" office:value-type="float" office:value="107.366459708298">
            <text:p>107.37</text:p>
          </table:table-cell>
          <table:table-cell table:style-name="ce7" table:formula="of:=(720-4*[.$B$3]-[.V212]+[.$B$4]*60)/1440" office:value-type="float" office:value="0.504483596636264">
            <text:p>12:06:27</text:p>
          </table:table-cell>
          <table:table-cell table:style-name="ce7" table:formula="of:=([.X212]*1440-[.W212]*4)/1440" office:value-type="float" office:value="0.206243430779881">
            <text:p>4:56:59</text:p>
          </table:table-cell>
          <table:table-cell table:style-name="ce7" table:formula="of:=([.X212]*1440+[.W212]*4)/1440" office:value-type="float" office:value="0.802723762492647">
            <text:p>19:15:55</text:p>
          </table:table-cell>
          <table:table-cell table:formula="of:=8*[.W212]" office:value-type="float" office:value="858.931677666384">
            <text:p>858.93</text:p>
          </table:table-cell>
          <table:table-cell table:formula="of:=MOD([.E212]*1440+[.V212]+4*[.$B$3]-60*[.$B$4];1440)" office:value-type="float" office:value="713.54362084378">
            <text:p>713.54</text:p>
          </table:table-cell>
          <table:table-cell table:formula="of:=IF([.AB212]/4&lt;0;[.AB212]/4+180;[.AB212]/4-180)" office:value-type="float" office:value="-1.614094789055">
            <text:p>-1.61</text:p>
          </table:table-cell>
          <table:table-cell table:formula="of:=DEGREES(ACOS(SIN(RADIANS([.$B$2]))*SIN(RADIANS([.T212]))+COS(RADIANS([.$B$2]))*COS(RADIANS([.T212]))*COS(RADIANS([.AC212]))))" office:value-type="float" office:value="21.6844518500615">
            <text:p>21.68</text:p>
          </table:table-cell>
          <table:table-cell table:formula="of:=90-[.AD212]" office:value-type="float" office:value="68.3155481499385">
            <text:p>68.32</text:p>
          </table:table-cell>
          <table:table-cell table:formula="of:=IF([.AE212]&gt;85;0;IF([.AE212]&gt;5;58.1/TAN(RADIANS([.AE212]))-0.07/POWER(TAN(RADIANS([.AE212]));3)+0.000086/POWER(TAN(RADIANS([.AE212]));5);IF([.AE212]&gt;-0.575;1735+[.AE212]*(-518.2+[.AE212]*(103.4+[.AE212]*(-12.79+[.AE212]*0.711)));-20.772/TAN(RADIANS([.AE212])))))/3600" office:value-type="float" office:value="0.00641614909951327">
            <text:p>0.01</text:p>
          </table:table-cell>
          <table:table-cell table:formula="of:=[.AE212]+[.AF212]" office:value-type="float" office:value="68.321964299038">
            <text:p>68.32</text:p>
          </table:table-cell>
          <table:table-cell table:formula="of:=IF([.AC212]&gt;0;MOD(DEGREES(ACOS(((SIN(RADIANS([.$B$2]))*COS(RADIANS([.AD212])))-SIN(RADIANS([.T212])))/(COS(RADIANS([.$B$2]))*SIN(RADIANS([.AD212])))))+180;360);MOD(540-DEGREES(ACOS(((SIN(RADIANS([.$B$2]))*COS(RADIANS([.AD212])))-SIN(RADIANS([.T212])))/(COS(RADIANS([.$B$2]))*SIN(RADIANS([.AD212])))));360))" office:value-type="float" office:value="175.850913282487">
            <text:p>175.8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2]+1" office:value-type="date" office:date-value="2026-07-31">
            <text:p>7/3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3]+2415018.5+[.E213]-[.$B$4]/24" office:value-type="float" office:value="2461253.29166667">
            <text:p>2461253.29</text:p>
          </table:table-cell>
          <table:table-cell table:style-name="ce9" table:formula="of:=([.F213]-2451545)/36525" office:value-type="float" office:value="0.265798539812909">
            <text:p>0.26579854</text:p>
          </table:table-cell>
          <table:table-cell/>
          <table:table-cell table:formula="of:=MOD(280.46646+[.G213]*(36000.76983+[.G213]*0.0003032);360)" office:value-type="float" office:value="129.418534375372">
            <text:p>129.42</text:p>
          </table:table-cell>
          <table:table-cell table:formula="of:=357.52911+[.G213]*(35999.05029-0.0001537*[.G213])" office:value-type="float" office:value="9926.02410087476">
            <text:p>9926.02</text:p>
          </table:table-cell>
          <table:table-cell table:formula="of:=0.016708634-[.G213]*(0.000042037+0.0000001267*[.G213])" office:value-type="float" office:value="0.0166974516755708">
            <text:p>0.02</text:p>
          </table:table-cell>
          <table:table-cell table:formula="of:=SIN(RADIANS([.J213]))*(1.914602-[.G213]*(0.004817+0.000014*[.G213]))+SIN(RADIANS(2*[.J213]))*(0.019993-0.000101*[.G213])+SIN(RADIANS(3*[.J213]))*0.000289" office:value-type="float" office:value="-0.824006743595618">
            <text:p>-0.82</text:p>
          </table:table-cell>
          <table:table-cell table:formula="of:=[.I213]+[.L213]" office:value-type="float" office:value="128.594527631777">
            <text:p>128.59</text:p>
          </table:table-cell>
          <table:table-cell table:formula="of:=[.J213]+[.L213]" office:value-type="float" office:value="9925.20009413116">
            <text:p>9925.2</text:p>
          </table:table-cell>
          <table:table-cell table:formula="of:=(1.000001018*(1-[.K213]*[.K213]))/(1+[.K213]*COS(RADIANS([.N213])))" office:value-type="float" office:value="1.01505800794254">
            <text:p>1.02</text:p>
          </table:table-cell>
          <table:table-cell table:formula="of:=[.M213]-0.00569-0.00478*SIN(RADIANS(125.04-1934.136*[.G213]))" office:value-type="float" office:value="128.591158707472">
            <text:p>128.59</text:p>
          </table:table-cell>
          <table:table-cell table:formula="of:=23+(26+((21.448-[.G213]*(46.815+[.G213]*(0.00059-[.G213]*0.001813))))/60)/60" office:value-type="float" office:value="23.4358346204781">
            <text:p>23.44</text:p>
          </table:table-cell>
          <table:table-cell table:formula="of:=[.Q213]+0.00256*COS(RADIANS(125.04-1934.136*[.G213]))" office:value-type="float" office:value="23.4380725516192">
            <text:p>23.44</text:p>
          </table:table-cell>
          <table:table-cell table:formula="of:=DEGREES(ATAN2(COS(RADIANS([.P213]));COS(RADIANS([.R213]))*SIN(RADIANS([.P213]))))" office:value-type="float" office:value="131.016875468829">
            <text:p>131.02</text:p>
          </table:table-cell>
          <table:table-cell table:formula="of:=DEGREES(ASIN(SIN(RADIANS([.R213]))*SIN(RADIANS([.P213]))))" office:value-type="float" office:value="18.1131171241057">
            <text:p>18.11</text:p>
          </table:table-cell>
          <table:table-cell table:formula="of:=TAN(RADIANS([.R213]/2))*TAN(RADIANS([.R213]/2))" office:value-type="float" office:value="0.0430299275683802">
            <text:p>0.04</text:p>
          </table:table-cell>
          <table:table-cell table:formula="of:=4*DEGREES([.U213]*SIN(2*RADIANS([.I213]))-2*[.K213]*SIN(RADIANS([.J213]))+4*[.K213]*[.U213]*SIN(RADIANS([.J213]))*COS(2*RADIANS([.I213]))-0.5*[.U213]*[.U213]*SIN(4*RADIANS([.I213]))-1.25*[.K213]*[.K213]*SIN(2*RADIANS([.J213])))" office:value-type="float" office:value="-6.40479992041775">
            <text:p>-6.4</text:p>
          </table:table-cell>
          <table:table-cell table:formula="of:=DEGREES(ACOS(COS(RADIANS(90.833))/(COS(RADIANS([.$B$2]))*COS(RADIANS([.T213])))-TAN(RADIANS([.$B$2]))*TAN(RADIANS([.T213]))))" office:value-type="float" office:value="107.123977990054">
            <text:p>107.12</text:p>
          </table:table-cell>
          <table:table-cell table:style-name="ce7" table:formula="of:=(720-4*[.$B$3]-[.V213]+[.$B$4]*60)/1440" office:value-type="float" office:value="0.504447777722512">
            <text:p>12:06:24</text:p>
          </table:table-cell>
          <table:table-cell table:style-name="ce7" table:formula="of:=([.X213]*1440-[.W213]*4)/1440" office:value-type="float" office:value="0.206881172194584">
            <text:p>4:57:55</text:p>
          </table:table-cell>
          <table:table-cell table:style-name="ce7" table:formula="of:=([.X213]*1440+[.W213]*4)/1440" office:value-type="float" office:value="0.802014383250441">
            <text:p>19:14:54</text:p>
          </table:table-cell>
          <table:table-cell table:formula="of:=8*[.W213]" office:value-type="float" office:value="856.991823920434">
            <text:p>856.99</text:p>
          </table:table-cell>
          <table:table-cell table:formula="of:=MOD([.E213]*1440+[.V213]+4*[.$B$3]-60*[.$B$4];1440)" office:value-type="float" office:value="713.595200079582">
            <text:p>713.6</text:p>
          </table:table-cell>
          <table:table-cell table:formula="of:=IF([.AB213]/4&lt;0;[.AB213]/4+180;[.AB213]/4-180)" office:value-type="float" office:value="-1.60119998010444">
            <text:p>-1.6</text:p>
          </table:table-cell>
          <table:table-cell table:formula="of:=DEGREES(ACOS(SIN(RADIANS([.$B$2]))*SIN(RADIANS([.T213]))+COS(RADIANS([.$B$2]))*COS(RADIANS([.T213]))*COS(RADIANS([.AC213]))))" office:value-type="float" office:value="21.9305376984784">
            <text:p>21.93</text:p>
          </table:table-cell>
          <table:table-cell table:formula="of:=90-[.AD213]" office:value-type="float" office:value="68.0694623015216">
            <text:p>68.07</text:p>
          </table:table-cell>
          <table:table-cell table:formula="of:=IF([.AE213]&gt;85;0;IF([.AE213]&gt;5;58.1/TAN(RADIANS([.AE213]))-0.07/POWER(TAN(RADIANS([.AE213]));3)+0.000086/POWER(TAN(RADIANS([.AE213]));5);IF([.AE213]&gt;-0.575;1735+[.AE213]*(-518.2+[.AE213]*(103.4+[.AE213]*(-12.79+[.AE213]*0.711)));-20.772/TAN(RADIANS([.AE213])))))/3600" office:value-type="float" office:value="0.00649651692417028">
            <text:p>0.01</text:p>
          </table:table-cell>
          <table:table-cell table:formula="of:=[.AE213]+[.AF213]" office:value-type="float" office:value="68.0759588184457">
            <text:p>68.08</text:p>
          </table:table-cell>
          <table:table-cell table:formula="of:=IF([.AC213]&gt;0;MOD(DEGREES(ACOS(((SIN(RADIANS([.$B$2]))*COS(RADIANS([.AD213])))-SIN(RADIANS([.T213])))/(COS(RADIANS([.$B$2]))*SIN(RADIANS([.AD213])))))+180;360);MOD(540-DEGREES(ACOS(((SIN(RADIANS([.$B$2]))*COS(RADIANS([.AD213])))-SIN(RADIANS([.T213])))/(COS(RADIANS([.$B$2]))*SIN(RADIANS([.AD213])))));360))" office:value-type="float" office:value="175.922325500272">
            <text:p>175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3]+1" office:value-type="date" office:date-value="2026-08-01">
            <text:p>8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4]+2415018.5+[.E214]-[.$B$4]/24" office:value-type="float" office:value="2461254.29166667">
            <text:p>2461254.29</text:p>
          </table:table-cell>
          <table:table-cell table:style-name="ce9" table:formula="of:=([.F214]-2451545)/36525" office:value-type="float" office:value="0.265825918320781">
            <text:p>0.26582592</text:p>
          </table:table-cell>
          <table:table-cell/>
          <table:table-cell table:formula="of:=MOD(280.46646+[.G214]*(36000.76983+[.G214]*0.0003032);360)" office:value-type="float" office:value="130.40418173995">
            <text:p>130.4</text:p>
          </table:table-cell>
          <table:table-cell table:formula="of:=357.52911+[.G214]*(35999.05029-0.0001537*[.G214])" office:value-type="float" office:value="9927.00970115425">
            <text:p>9927.01</text:p>
          </table:table-cell>
          <table:table-cell table:formula="of:=0.016708634-[.G214]*(0.000042037+0.0000001267*[.G214])" office:value-type="float" office:value="0.0166974505228164">
            <text:p>0.02</text:p>
          </table:table-cell>
          <table:table-cell table:formula="of:=SIN(RADIANS([.J214]))*(1.914602-[.G214]*(0.004817+0.000014*[.G214]))+SIN(RADIANS(2*[.J214]))*(0.019993-0.000101*[.G214])+SIN(RADIANS(3*[.J214]))*0.000289" office:value-type="float" office:value="-0.853046514135736">
            <text:p>-0.85</text:p>
          </table:table-cell>
          <table:table-cell table:formula="of:=[.I214]+[.L214]" office:value-type="float" office:value="129.551135225814">
            <text:p>129.55</text:p>
          </table:table-cell>
          <table:table-cell table:formula="of:=[.J214]+[.L214]" office:value-type="float" office:value="9926.15665464011">
            <text:p>9926.16</text:p>
          </table:table-cell>
          <table:table-cell table:formula="of:=(1.000001018*(1-[.K214]*[.K214]))/(1+[.K214]*COS(RADIANS([.N214])))" office:value-type="float" office:value="1.01493352915341">
            <text:p>1.01</text:p>
          </table:table-cell>
          <table:table-cell table:formula="of:=[.M214]-0.00569-0.00478*SIN(RADIANS(125.04-1934.136*[.G214]))" office:value-type="float" office:value="129.547770162487">
            <text:p>129.55</text:p>
          </table:table-cell>
          <table:table-cell table:formula="of:=23+(26+((21.448-[.G214]*(46.815+[.G214]*(0.00059-[.G214]*0.001813))))/60)/60" office:value-type="float" office:value="23.4358342644439">
            <text:p>23.44</text:p>
          </table:table-cell>
          <table:table-cell table:formula="of:=[.Q214]+0.00256*COS(RADIANS(125.04-1934.136*[.G214]))" office:value-type="float" office:value="23.4380710457472">
            <text:p>23.44</text:p>
          </table:table-cell>
          <table:table-cell table:formula="of:=DEGREES(ATAN2(COS(RADIANS([.P214]));COS(RADIANS([.R214]))*SIN(RADIANS([.P214]))))" office:value-type="float" office:value="131.987080460434">
            <text:p>131.99</text:p>
          </table:table-cell>
          <table:table-cell table:formula="of:=DEGREES(ASIN(SIN(RADIANS([.R214]))*SIN(RADIANS([.P214]))))" office:value-type="float" office:value="17.8609814207664">
            <text:p>17.86</text:p>
          </table:table-cell>
          <table:table-cell table:formula="of:=TAN(RADIANS([.R214]/2))*TAN(RADIANS([.R214]/2))" office:value-type="float" office:value="0.0430299218818481">
            <text:p>0.04</text:p>
          </table:table-cell>
          <table:table-cell table:formula="of:=4*DEGREES([.U214]*SIN(2*RADIANS([.I214]))-2*[.K214]*SIN(RADIANS([.J214]))+4*[.K214]*[.U214]*SIN(RADIANS([.J214]))*COS(2*RADIANS([.I214]))-0.5*[.U214]*[.U214]*SIN(4*RADIANS([.I214]))-1.25*[.K214]*[.K214]*SIN(2*RADIANS([.J214])))" office:value-type="float" office:value="-6.34307645568915">
            <text:p>-6.34</text:p>
          </table:table-cell>
          <table:table-cell table:formula="of:=DEGREES(ACOS(COS(RADIANS(90.833))/(COS(RADIANS([.$B$2]))*COS(RADIANS([.T214])))-TAN(RADIANS([.$B$2]))*TAN(RADIANS([.T214]))))" office:value-type="float" office:value="106.877713923736">
            <text:p>106.88</text:p>
          </table:table-cell>
          <table:table-cell table:style-name="ce7" table:formula="of:=(720-4*[.$B$3]-[.V214]+[.$B$4]*60)/1440" office:value-type="float" office:value="0.50440491420534">
            <text:p>12:06:21</text:p>
          </table:table-cell>
          <table:table-cell table:style-name="ce7" table:formula="of:=([.X214]*1440-[.W214]*4)/1440" office:value-type="float" office:value="0.207522375528294">
            <text:p>4:58:50</text:p>
          </table:table-cell>
          <table:table-cell table:style-name="ce7" table:formula="of:=([.X214]*1440+[.W214]*4)/1440" office:value-type="float" office:value="0.801287452882385">
            <text:p>19:13:51</text:p>
          </table:table-cell>
          <table:table-cell table:formula="of:=8*[.W214]" office:value-type="float" office:value="855.021711389891">
            <text:p>855.02</text:p>
          </table:table-cell>
          <table:table-cell table:formula="of:=MOD([.E214]*1440+[.V214]+4*[.$B$3]-60*[.$B$4];1440)" office:value-type="float" office:value="713.656923544311">
            <text:p>713.66</text:p>
          </table:table-cell>
          <table:table-cell table:formula="of:=IF([.AB214]/4&lt;0;[.AB214]/4+180;[.AB214]/4-180)" office:value-type="float" office:value="-1.58576911392228">
            <text:p>-1.59</text:p>
          </table:table-cell>
          <table:table-cell table:formula="of:=DEGREES(ACOS(SIN(RADIANS([.$B$2]))*SIN(RADIANS([.T214]))+COS(RADIANS([.$B$2]))*COS(RADIANS([.T214]))*COS(RADIANS([.AC214]))))" office:value-type="float" office:value="22.1814347513368">
            <text:p>22.18</text:p>
          </table:table-cell>
          <table:table-cell table:formula="of:=90-[.AD214]" office:value-type="float" office:value="67.8185652486632">
            <text:p>67.82</text:p>
          </table:table-cell>
          <table:table-cell table:formula="of:=IF([.AE214]&gt;85;0;IF([.AE214]&gt;5;58.1/TAN(RADIANS([.AE214]))-0.07/POWER(TAN(RADIANS([.AE214]));3)+0.000086/POWER(TAN(RADIANS([.AE214]));5);IF([.AE214]&gt;-0.575;1735+[.AE214]*(-518.2+[.AE214]*(103.4+[.AE214]*(-12.79+[.AE214]*0.711)));-20.772/TAN(RADIANS([.AE214])))))/3600" office:value-type="float" office:value="0.00657874148981718">
            <text:p>0.01</text:p>
          </table:table-cell>
          <table:table-cell table:formula="of:=[.AE214]+[.AF214]" office:value-type="float" office:value="67.825143990153">
            <text:p>67.83</text:p>
          </table:table-cell>
          <table:table-cell table:formula="of:=IF([.AC214]&gt;0;MOD(DEGREES(ACOS(((SIN(RADIANS([.$B$2]))*COS(RADIANS([.AD214])))-SIN(RADIANS([.T214])))/(COS(RADIANS([.$B$2]))*SIN(RADIANS([.AD214])))))+180;360);MOD(540-DEGREES(ACOS(((SIN(RADIANS([.$B$2]))*COS(RADIANS([.AD214])))-SIN(RADIANS([.T214])))/(COS(RADIANS([.$B$2]))*SIN(RADIANS([.AD214])))));360))" office:value-type="float" office:value="175.999439028513">
            <text:p>17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4]+1" office:value-type="date" office:date-value="2026-08-02">
            <text:p>8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5]+2415018.5+[.E215]-[.$B$4]/24" office:value-type="float" office:value="2461255.29166667">
            <text:p>2461255.29</text:p>
          </table:table-cell>
          <table:table-cell table:style-name="ce9" table:formula="of:=([.F215]-2451545)/36525" office:value-type="float" office:value="0.265853296828652">
            <text:p>0.26585330</text:p>
          </table:table-cell>
          <table:table-cell/>
          <table:table-cell table:formula="of:=MOD(280.46646+[.G215]*(36000.76983+[.G215]*0.0003032);360)" office:value-type="float" office:value="131.389829104528">
            <text:p>131.39</text:p>
          </table:table-cell>
          <table:table-cell table:formula="of:=357.52911+[.G215]*(35999.05029-0.0001537*[.G215])" office:value-type="float" office:value="9927.99530143373">
            <text:p>9928</text:p>
          </table:table-cell>
          <table:table-cell table:formula="of:=0.016708634-[.G215]*(0.000042037+0.0000001267*[.G215])" office:value-type="float" office:value="0.0166974493700617">
            <text:p>0.02</text:p>
          </table:table-cell>
          <table:table-cell table:formula="of:=SIN(RADIANS([.J215]))*(1.914602-[.G215]*(0.004817+0.000014*[.G215]))+SIN(RADIANS(2*[.J215]))*(0.019993-0.000101*[.G215])+SIN(RADIANS(3*[.J215]))*0.000289" office:value-type="float" office:value="-0.881847529381509">
            <text:p>-0.88</text:p>
          </table:table-cell>
          <table:table-cell table:formula="of:=[.I215]+[.L215]" office:value-type="float" office:value="130.507981575146">
            <text:p>130.51</text:p>
          </table:table-cell>
          <table:table-cell table:formula="of:=[.J215]+[.L215]" office:value-type="float" office:value="9927.11345390435">
            <text:p>9927.11</text:p>
          </table:table-cell>
          <table:table-cell table:formula="of:=(1.000001018*(1-[.K215]*[.K215]))/(1+[.K215]*COS(RADIANS([.N215])))" office:value-type="float" office:value="1.0148047450947">
            <text:p>1.01</text:p>
          </table:table-cell>
          <table:table-cell table:formula="of:=[.M215]-0.00569-0.00478*SIN(RADIANS(125.04-1934.136*[.G215]))" office:value-type="float" office:value="130.50462037081">
            <text:p>130.5</text:p>
          </table:table-cell>
          <table:table-cell table:formula="of:=23+(26+((21.448-[.G215]*(46.815+[.G215]*(0.00059-[.G215]*0.001813))))/60)/60" office:value-type="float" office:value="23.4358339084098">
            <text:p>23.44</text:p>
          </table:table-cell>
          <table:table-cell table:formula="of:=[.Q215]+0.00256*COS(RADIANS(125.04-1934.136*[.G215]))" office:value-type="float" office:value="23.4380695379645">
            <text:p>23.44</text:p>
          </table:table-cell>
          <table:table-cell table:formula="of:=DEGREES(ATAN2(COS(RADIANS([.P215]));COS(RADIANS([.R215]))*SIN(RADIANS([.P215]))))" office:value-type="float" office:value="132.954752967958">
            <text:p>132.95</text:p>
          </table:table-cell>
          <table:table-cell table:formula="of:=DEGREES(ASIN(SIN(RADIANS([.R215]))*SIN(RADIANS([.P215]))))" office:value-type="float" office:value="17.6039988140655">
            <text:p>17.6</text:p>
          </table:table-cell>
          <table:table-cell table:formula="of:=TAN(RADIANS([.R215]/2))*TAN(RADIANS([.R215]/2))" office:value-type="float" office:value="0.0430299161881014">
            <text:p>0.04</text:p>
          </table:table-cell>
          <table:table-cell table:formula="of:=4*DEGREES([.U215]*SIN(2*RADIANS([.I215]))-2*[.K215]*SIN(RADIANS([.J215]))+4*[.K215]*[.U215]*SIN(RADIANS([.J215]))*COS(2*RADIANS([.I215]))-0.5*[.U215]*[.U215]*SIN(4*RADIANS([.I215]))-1.25*[.K215]*[.K215]*SIN(2*RADIANS([.J215])))" office:value-type="float" office:value="-6.27122175473055">
            <text:p>-6.27</text:p>
          </table:table-cell>
          <table:table-cell table:formula="of:=DEGREES(ACOS(COS(RADIANS(90.833))/(COS(RADIANS([.$B$2]))*COS(RADIANS([.T215])))-TAN(RADIANS([.$B$2]))*TAN(RADIANS([.T215]))))" office:value-type="float" office:value="106.627785732107">
            <text:p>106.63</text:p>
          </table:table-cell>
          <table:table-cell table:style-name="ce7" table:formula="of:=(720-4*[.$B$3]-[.V215]+[.$B$4]*60)/1440" office:value-type="float" office:value="0.504355015107452">
            <text:p>12:06:16</text:p>
          </table:table-cell>
          <table:table-cell table:style-name="ce7" table:formula="of:=([.X215]*1440-[.W215]*4)/1440" office:value-type="float" office:value="0.208166721407156">
            <text:p>4:59:46</text:p>
          </table:table-cell>
          <table:table-cell table:style-name="ce7" table:formula="of:=([.X215]*1440+[.W215]*4)/1440" office:value-type="float" office:value="0.800543308807748">
            <text:p>19:12:47</text:p>
          </table:table-cell>
          <table:table-cell table:formula="of:=8*[.W215]" office:value-type="float" office:value="853.022285856853">
            <text:p>853.02</text:p>
          </table:table-cell>
          <table:table-cell table:formula="of:=MOD([.E215]*1440+[.V215]+4*[.$B$3]-60*[.$B$4];1440)" office:value-type="float" office:value="713.72877824527">
            <text:p>713.73</text:p>
          </table:table-cell>
          <table:table-cell table:formula="of:=IF([.AB215]/4&lt;0;[.AB215]/4+180;[.AB215]/4-180)" office:value-type="float" office:value="-1.56780543868263">
            <text:p>-1.57</text:p>
          </table:table-cell>
          <table:table-cell table:formula="of:=DEGREES(ACOS(SIN(RADIANS([.$B$2]))*SIN(RADIANS([.T215]))+COS(RADIANS([.$B$2]))*COS(RADIANS([.T215]))*COS(RADIANS([.AC215]))))" office:value-type="float" office:value="22.4370707019984">
            <text:p>22.44</text:p>
          </table:table-cell>
          <table:table-cell table:formula="of:=90-[.AD215]" office:value-type="float" office:value="67.5629292980016">
            <text:p>67.56</text:p>
          </table:table-cell>
          <table:table-cell table:formula="of:=IF([.AE215]&gt;85;0;IF([.AE215]&gt;5;58.1/TAN(RADIANS([.AE215]))-0.07/POWER(TAN(RADIANS([.AE215]));3)+0.000086/POWER(TAN(RADIANS([.AE215]));5);IF([.AE215]&gt;-0.575;1735+[.AE215]*(-518.2+[.AE215]*(103.4+[.AE215]*(-12.79+[.AE215]*0.711)));-20.772/TAN(RADIANS([.AE215])))))/3600" office:value-type="float" office:value="0.00666282036707113">
            <text:p>0.01</text:p>
          </table:table-cell>
          <table:table-cell table:formula="of:=[.AE215]+[.AF215]" office:value-type="float" office:value="67.5695921183687">
            <text:p>67.57</text:p>
          </table:table-cell>
          <table:table-cell table:formula="of:=IF([.AC215]&gt;0;MOD(DEGREES(ACOS(((SIN(RADIANS([.$B$2]))*COS(RADIANS([.AD215])))-SIN(RADIANS([.T215])))/(COS(RADIANS([.$B$2]))*SIN(RADIANS([.AD215])))))+180;360);MOD(540-DEGREES(ACOS(((SIN(RADIANS([.$B$2]))*COS(RADIANS([.AD215])))-SIN(RADIANS([.T215])))/(COS(RADIANS([.$B$2]))*SIN(RADIANS([.AD215])))));360))" office:value-type="float" office:value="176.082036832306">
            <text:p>176.0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5]+1" office:value-type="date" office:date-value="2026-08-03">
            <text:p>8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6]+2415018.5+[.E216]-[.$B$4]/24" office:value-type="float" office:value="2461256.29166667">
            <text:p>2461256.29</text:p>
          </table:table-cell>
          <table:table-cell table:style-name="ce9" table:formula="of:=([.F216]-2451545)/36525" office:value-type="float" office:value="0.265880675336523">
            <text:p>0.26588068</text:p>
          </table:table-cell>
          <table:table-cell/>
          <table:table-cell table:formula="of:=MOD(280.46646+[.G216]*(36000.76983+[.G216]*0.0003032);360)" office:value-type="float" office:value="132.375476469108">
            <text:p>132.38</text:p>
          </table:table-cell>
          <table:table-cell table:formula="of:=357.52911+[.G216]*(35999.05029-0.0001537*[.G216])" office:value-type="float" office:value="9928.98090171322">
            <text:p>9928.98</text:p>
          </table:table-cell>
          <table:table-cell table:formula="of:=0.016708634-[.G216]*(0.000042037+0.0000001267*[.G216])" office:value-type="float" office:value="0.0166974482173069">
            <text:p>0.02</text:p>
          </table:table-cell>
          <table:table-cell table:formula="of:=SIN(RADIANS([.J216]))*(1.914602-[.G216]*(0.004817+0.000014*[.G216]))+SIN(RADIANS(2*[.J216]))*(0.019993-0.000101*[.G216])+SIN(RADIANS(3*[.J216]))*0.000289" office:value-type="float" office:value="-0.910401612182669">
            <text:p>-0.91</text:p>
          </table:table-cell>
          <table:table-cell table:formula="of:=[.I216]+[.L216]" office:value-type="float" office:value="131.465074856925">
            <text:p>131.47</text:p>
          </table:table-cell>
          <table:table-cell table:formula="of:=[.J216]+[.L216]" office:value-type="float" office:value="9928.07050010104">
            <text:p>9928.07</text:p>
          </table:table-cell>
          <table:table-cell table:formula="of:=(1.000001018*(1-[.K216]*[.K216]))/(1+[.K216]*COS(RADIANS([.N216])))" office:value-type="float" office:value="1.01467169059157">
            <text:p>1.01</text:p>
          </table:table-cell>
          <table:table-cell table:formula="of:=[.M216]-0.00569-0.00478*SIN(RADIANS(125.04-1934.136*[.G216]))" office:value-type="float" office:value="131.461717509591">
            <text:p>131.46</text:p>
          </table:table-cell>
          <table:table-cell table:formula="of:=23+(26+((21.448-[.G216]*(46.815+[.G216]*(0.00059-[.G216]*0.001813))))/60)/60" office:value-type="float" office:value="23.4358335523756">
            <text:p>23.44</text:p>
          </table:table-cell>
          <table:table-cell table:formula="of:=[.Q216]+0.00256*COS(RADIANS(125.04-1934.136*[.G216]))" office:value-type="float" office:value="23.4380680282723">
            <text:p>23.44</text:p>
          </table:table-cell>
          <table:table-cell table:formula="of:=DEGREES(ATAN2(COS(RADIANS([.P216]));COS(RADIANS([.R216]))*SIN(RADIANS([.P216]))))" office:value-type="float" office:value="133.919898807493">
            <text:p>133.92</text:p>
          </table:table-cell>
          <table:table-cell table:formula="of:=DEGREES(ASIN(SIN(RADIANS([.R216]))*SIN(RADIANS([.P216]))))" office:value-type="float" office:value="17.3422503959023">
            <text:p>17.34</text:p>
          </table:table-cell>
          <table:table-cell table:formula="of:=TAN(RADIANS([.R216]/2))*TAN(RADIANS([.R216]/2))" office:value-type="float" office:value="0.043029910487144">
            <text:p>0.04</text:p>
          </table:table-cell>
          <table:table-cell table:formula="of:=4*DEGREES([.U216]*SIN(2*RADIANS([.I216]))-2*[.K216]*SIN(RADIANS([.J216]))+4*[.K216]*[.U216]*SIN(RADIANS([.J216]))*COS(2*RADIANS([.I216]))-0.5*[.U216]*[.U216]*SIN(4*RADIANS([.I216]))-1.25*[.K216]*[.K216]*SIN(2*RADIANS([.J216])))" office:value-type="float" office:value="-6.18926153431844">
            <text:p>-6.19</text:p>
          </table:table-cell>
          <table:table-cell table:formula="of:=DEGREES(ACOS(COS(RADIANS(90.833))/(COS(RADIANS([.$B$2]))*COS(RADIANS([.T216])))-TAN(RADIANS([.$B$2]))*TAN(RADIANS([.T216]))))" office:value-type="float" office:value="106.374310050639">
            <text:p>106.37</text:p>
          </table:table-cell>
          <table:table-cell table:style-name="ce7" table:formula="of:=(720-4*[.$B$3]-[.V216]+[.$B$4]*60)/1440" office:value-type="float" office:value="0.504298098287721">
            <text:p>12:06:11</text:p>
          </table:table-cell>
          <table:table-cell table:style-name="ce7" table:formula="of:=([.X216]*1440-[.W216]*4)/1440" office:value-type="float" office:value="0.208813903702614">
            <text:p>5:00:42</text:p>
          </table:table-cell>
          <table:table-cell table:style-name="ce7" table:formula="of:=([.X216]*1440+[.W216]*4)/1440" office:value-type="float" office:value="0.799782292872828">
            <text:p>19:11:41</text:p>
          </table:table-cell>
          <table:table-cell table:formula="of:=8*[.W216]" office:value-type="float" office:value="850.994480405108">
            <text:p>850.99</text:p>
          </table:table-cell>
          <table:table-cell table:formula="of:=MOD([.E216]*1440+[.V216]+4*[.$B$3]-60*[.$B$4];1440)" office:value-type="float" office:value="713.810738465682">
            <text:p>713.81</text:p>
          </table:table-cell>
          <table:table-cell table:formula="of:=IF([.AB216]/4&lt;0;[.AB216]/4+180;[.AB216]/4-180)" office:value-type="float" office:value="-1.54731538357962">
            <text:p>-1.55</text:p>
          </table:table-cell>
          <table:table-cell table:formula="of:=DEGREES(ACOS(SIN(RADIANS([.$B$2]))*SIN(RADIANS([.T216]))+COS(RADIANS([.$B$2]))*COS(RADIANS([.T216]))*COS(RADIANS([.AC216]))))" office:value-type="float" office:value="22.697373080941">
            <text:p>22.7</text:p>
          </table:table-cell>
          <table:table-cell table:formula="of:=90-[.AD216]" office:value-type="float" office:value="67.3026269190591">
            <text:p>67.3</text:p>
          </table:table-cell>
          <table:table-cell table:formula="of:=IF([.AE216]&gt;85;0;IF([.AE216]&gt;5;58.1/TAN(RADIANS([.AE216]))-0.07/POWER(TAN(RADIANS([.AE216]));3)+0.000086/POWER(TAN(RADIANS([.AE216]));5);IF([.AE216]&gt;-0.575;1735+[.AE216]*(-518.2+[.AE216]*(103.4+[.AE216]*(-12.79+[.AE216]*0.711)));-20.772/TAN(RADIANS([.AE216])))))/3600" office:value-type="float" office:value="0.00674875164661046">
            <text:p>0.01</text:p>
          </table:table-cell>
          <table:table-cell table:formula="of:=[.AE216]+[.AF216]" office:value-type="float" office:value="67.3093756707057">
            <text:p>67.31</text:p>
          </table:table-cell>
          <table:table-cell table:formula="of:=IF([.AC216]&gt;0;MOD(DEGREES(ACOS(((SIN(RADIANS([.$B$2]))*COS(RADIANS([.AD216])))-SIN(RADIANS([.T216])))/(COS(RADIANS([.$B$2]))*SIN(RADIANS([.AD216])))))+180;360);MOD(540-DEGREES(ACOS(((SIN(RADIANS([.$B$2]))*COS(RADIANS([.AD216])))-SIN(RADIANS([.T216])))/(COS(RADIANS([.$B$2]))*SIN(RADIANS([.AD216])))));360))" office:value-type="float" office:value="176.169898534884">
            <text:p>176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6]+1" office:value-type="date" office:date-value="2026-08-04">
            <text:p>8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7]+2415018.5+[.E217]-[.$B$4]/24" office:value-type="float" office:value="2461257.29166667">
            <text:p>2461257.29</text:p>
          </table:table-cell>
          <table:table-cell table:style-name="ce9" table:formula="of:=([.F217]-2451545)/36525" office:value-type="float" office:value="0.265908053844395">
            <text:p>0.26590805</text:p>
          </table:table-cell>
          <table:table-cell/>
          <table:table-cell table:formula="of:=MOD(280.46646+[.G217]*(36000.76983+[.G217]*0.0003032);360)" office:value-type="float" office:value="133.361123833685">
            <text:p>133.36</text:p>
          </table:table-cell>
          <table:table-cell table:formula="of:=357.52911+[.G217]*(35999.05029-0.0001537*[.G217])" office:value-type="float" office:value="9929.96650199271">
            <text:p>9929.97</text:p>
          </table:table-cell>
          <table:table-cell table:formula="of:=0.016708634-[.G217]*(0.000042037+0.0000001267*[.G217])" office:value-type="float" office:value="0.0166974470645518">
            <text:p>0.02</text:p>
          </table:table-cell>
          <table:table-cell table:formula="of:=SIN(RADIANS([.J217]))*(1.914602-[.G217]*(0.004817+0.000014*[.G217]))+SIN(RADIANS(2*[.J217]))*(0.019993-0.000101*[.G217])+SIN(RADIANS(3*[.J217]))*0.000289" office:value-type="float" office:value="-0.938700642881519">
            <text:p>-0.94</text:p>
          </table:table-cell>
          <table:table-cell table:formula="of:=[.I217]+[.L217]" office:value-type="float" office:value="132.422423190804">
            <text:p>132.42</text:p>
          </table:table-cell>
          <table:table-cell table:formula="of:=[.J217]+[.L217]" office:value-type="float" office:value="9929.02780134983">
            <text:p>9929.03</text:p>
          </table:table-cell>
          <table:table-cell table:formula="of:=(1.000001018*(1-[.K217]*[.K217]))/(1+[.K217]*COS(RADIANS([.N217])))" office:value-type="float" office:value="1.0145344016523">
            <text:p>1.01</text:p>
          </table:table-cell>
          <table:table-cell table:formula="of:=[.M217]-0.00569-0.00478*SIN(RADIANS(125.04-1934.136*[.G217]))" office:value-type="float" office:value="132.419069698479">
            <text:p>132.42</text:p>
          </table:table-cell>
          <table:table-cell table:formula="of:=23+(26+((21.448-[.G217]*(46.815+[.G217]*(0.00059-[.G217]*0.001813))))/60)/60" office:value-type="float" office:value="23.4358331963415">
            <text:p>23.44</text:p>
          </table:table-cell>
          <table:table-cell table:formula="of:=[.Q217]+0.00256*COS(RADIANS(125.04-1934.136*[.G217]))" office:value-type="float" office:value="23.4380665166714">
            <text:p>23.44</text:p>
          </table:table-cell>
          <table:table-cell table:formula="of:=DEGREES(ATAN2(COS(RADIANS([.P217]));COS(RADIANS([.R217]))*SIN(RADIANS([.P217]))))" office:value-type="float" office:value="134.882526856852">
            <text:p>134.88</text:p>
          </table:table-cell>
          <table:table-cell table:formula="of:=DEGREES(ASIN(SIN(RADIANS([.R217]))*SIN(RADIANS([.P217]))))" office:value-type="float" office:value="17.0758179428442">
            <text:p>17.08</text:p>
          </table:table-cell>
          <table:table-cell table:formula="of:=TAN(RADIANS([.R217]/2))*TAN(RADIANS([.R217]/2))" office:value-type="float" office:value="0.0430299047789795">
            <text:p>0.04</text:p>
          </table:table-cell>
          <table:table-cell table:formula="of:=4*DEGREES([.U217]*SIN(2*RADIANS([.I217]))-2*[.K217]*SIN(RADIANS([.J217]))+4*[.K217]*[.U217]*SIN(RADIANS([.J217]))*COS(2*RADIANS([.I217]))-0.5*[.U217]*[.U217]*SIN(4*RADIANS([.I217]))-1.25*[.K217]*[.K217]*SIN(2*RADIANS([.J217])))" office:value-type="float" office:value="-6.09723402155089">
            <text:p>-6.1</text:p>
          </table:table-cell>
          <table:table-cell table:formula="of:=DEGREES(ACOS(COS(RADIANS(90.833))/(COS(RADIANS([.$B$2]))*COS(RADIANS([.T217])))-TAN(RADIANS([.$B$2]))*TAN(RADIANS([.T217]))))" office:value-type="float" office:value="106.117401817656">
            <text:p>106.12</text:p>
          </table:table-cell>
          <table:table-cell table:style-name="ce7" table:formula="of:=(720-4*[.$B$3]-[.V217]+[.$B$4]*60)/1440" office:value-type="float" office:value="0.504234190292744">
            <text:p>12:06:06</text:p>
          </table:table-cell>
          <table:table-cell table:style-name="ce7" table:formula="of:=([.X217]*1440-[.W217]*4)/1440" office:value-type="float" office:value="0.209463629688144">
            <text:p>5:01:38</text:p>
          </table:table-cell>
          <table:table-cell table:style-name="ce7" table:formula="of:=([.X217]*1440+[.W217]*4)/1440" office:value-type="float" office:value="0.799004750897343">
            <text:p>19:10:34</text:p>
          </table:table-cell>
          <table:table-cell table:formula="of:=8*[.W217]" office:value-type="float" office:value="848.939214541248">
            <text:p>848.94</text:p>
          </table:table-cell>
          <table:table-cell table:formula="of:=MOD([.E217]*1440+[.V217]+4*[.$B$3]-60*[.$B$4];1440)" office:value-type="float" office:value="713.902765978449">
            <text:p>713.9</text:p>
          </table:table-cell>
          <table:table-cell table:formula="of:=IF([.AB217]/4&lt;0;[.AB217]/4+180;[.AB217]/4-180)" office:value-type="float" office:value="-1.52430850538772">
            <text:p>-1.52</text:p>
          </table:table-cell>
          <table:table-cell table:formula="of:=DEGREES(ACOS(SIN(RADIANS([.$B$2]))*SIN(RADIANS([.T217]))+COS(RADIANS([.$B$2]))*COS(RADIANS([.T217]))*COS(RADIANS([.AC217]))))" office:value-type="float" office:value="22.9622692430462">
            <text:p>22.96</text:p>
          </table:table-cell>
          <table:table-cell table:formula="of:=90-[.AD217]" office:value-type="float" office:value="67.0377307569538">
            <text:p>67.04</text:p>
          </table:table-cell>
          <table:table-cell table:formula="of:=IF([.AE217]&gt;85;0;IF([.AE217]&gt;5;58.1/TAN(RADIANS([.AE217]))-0.07/POWER(TAN(RADIANS([.AE217]));3)+0.000086/POWER(TAN(RADIANS([.AE217]));5);IF([.AE217]&gt;-0.575;1735+[.AE217]*(-518.2+[.AE217]*(103.4+[.AE217]*(-12.79+[.AE217]*0.711)));-20.772/TAN(RADIANS([.AE217])))))/3600" office:value-type="float" office:value="0.00683653394167397">
            <text:p>0.01</text:p>
          </table:table-cell>
          <table:table-cell table:formula="of:=[.AE217]+[.AF217]" office:value-type="float" office:value="67.0445672908955">
            <text:p>67.04</text:p>
          </table:table-cell>
          <table:table-cell table:formula="of:=IF([.AC217]&gt;0;MOD(DEGREES(ACOS(((SIN(RADIANS([.$B$2]))*COS(RADIANS([.AD217])))-SIN(RADIANS([.T217])))/(COS(RADIANS([.$B$2]))*SIN(RADIANS([.AD217])))))+180;360);MOD(540-DEGREES(ACOS(((SIN(RADIANS([.$B$2]))*COS(RADIANS([.AD217])))-SIN(RADIANS([.T217])))/(COS(RADIANS([.$B$2]))*SIN(RADIANS([.AD217])))));360))" office:value-type="float" office:value="176.262801210313">
            <text:p>176.2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7]+1" office:value-type="date" office:date-value="2026-08-05">
            <text:p>8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8]+2415018.5+[.E218]-[.$B$4]/24" office:value-type="float" office:value="2461258.29166667">
            <text:p>2461258.29</text:p>
          </table:table-cell>
          <table:table-cell table:style-name="ce9" table:formula="of:=([.F218]-2451545)/36525" office:value-type="float" office:value="0.265935432352266">
            <text:p>0.26593543</text:p>
          </table:table-cell>
          <table:table-cell/>
          <table:table-cell table:formula="of:=MOD(280.46646+[.G218]*(36000.76983+[.G218]*0.0003032);360)" office:value-type="float" office:value="134.346771198265">
            <text:p>134.35</text:p>
          </table:table-cell>
          <table:table-cell table:formula="of:=357.52911+[.G218]*(35999.05029-0.0001537*[.G218])" office:value-type="float" office:value="9930.95210227219">
            <text:p>9930.95</text:p>
          </table:table-cell>
          <table:table-cell table:formula="of:=0.016708634-[.G218]*(0.000042037+0.0000001267*[.G218])" office:value-type="float" office:value="0.0166974459117966">
            <text:p>0.02</text:p>
          </table:table-cell>
          <table:table-cell table:formula="of:=SIN(RADIANS([.J218]))*(1.914602-[.G218]*(0.004817+0.000014*[.G218]))+SIN(RADIANS(2*[.J218]))*(0.019993-0.000101*[.G218])+SIN(RADIANS(3*[.J218]))*0.000289" office:value-type="float" office:value="-0.966736561330062">
            <text:p>-0.97</text:p>
          </table:table-cell>
          <table:table-cell table:formula="of:=[.I218]+[.L218]" office:value-type="float" office:value="133.380034636935">
            <text:p>133.38</text:p>
          </table:table-cell>
          <table:table-cell table:formula="of:=[.J218]+[.L218]" office:value-type="float" office:value="9929.98536571086">
            <text:p>9929.99</text:p>
          </table:table-cell>
          <table:table-cell table:formula="of:=(1.000001018*(1-[.K218]*[.K218]))/(1+[.K218]*COS(RADIANS([.N218])))" office:value-type="float" office:value="1.01439291546127">
            <text:p>1.01</text:p>
          </table:table-cell>
          <table:table-cell table:formula="of:=[.M218]-0.00569-0.00478*SIN(RADIANS(125.04-1934.136*[.G218]))" office:value-type="float" office:value="133.376684997624">
            <text:p>133.38</text:p>
          </table:table-cell>
          <table:table-cell table:formula="of:=23+(26+((21.448-[.G218]*(46.815+[.G218]*(0.00059-[.G218]*0.001813))))/60)/60" office:value-type="float" office:value="23.4358328403073">
            <text:p>23.44</text:p>
          </table:table-cell>
          <table:table-cell table:formula="of:=[.Q218]+0.00256*COS(RADIANS(125.04-1934.136*[.G218]))" office:value-type="float" office:value="23.4380650031628">
            <text:p>23.44</text:p>
          </table:table-cell>
          <table:table-cell table:formula="of:=DEGREES(ATAN2(COS(RADIANS([.P218]));COS(RADIANS([.R218]))*SIN(RADIANS([.P218]))))" office:value-type="float" office:value="135.842649005063">
            <text:p>135.84</text:p>
          </table:table-cell>
          <table:table-cell table:formula="of:=DEGREES(ASIN(SIN(RADIANS([.R218]))*SIN(RADIANS([.P218]))))" office:value-type="float" office:value="16.8047838707585">
            <text:p>16.8</text:p>
          </table:table-cell>
          <table:table-cell table:formula="of:=TAN(RADIANS([.R218]/2))*TAN(RADIANS([.R218]/2))" office:value-type="float" office:value="0.0430298990636117">
            <text:p>0.04</text:p>
          </table:table-cell>
          <table:table-cell table:formula="of:=4*DEGREES([.U218]*SIN(2*RADIANS([.I218]))-2*[.K218]*SIN(RADIANS([.J218]))+4*[.K218]*[.U218]*SIN(RADIANS([.J218]))*COS(2*RADIANS([.I218]))-0.5*[.U218]*[.U218]*SIN(4*RADIANS([.I218]))-1.25*[.K218]*[.K218]*SIN(2*RADIANS([.J218])))" office:value-type="float" office:value="-5.99518972404322">
            <text:p>-6</text:p>
          </table:table-cell>
          <table:table-cell table:formula="of:=DEGREES(ACOS(COS(RADIANS(90.833))/(COS(RADIANS([.$B$2]))*COS(RADIANS([.T218])))-TAN(RADIANS([.$B$2]))*TAN(RADIANS([.T218]))))" office:value-type="float" office:value="105.8571741748">
            <text:p>105.86</text:p>
          </table:table-cell>
          <table:table-cell table:style-name="ce7" table:formula="of:=(720-4*[.$B$3]-[.V218]+[.$B$4]*60)/1440" office:value-type="float" office:value="0.504163326197252">
            <text:p>12:06:00</text:p>
          </table:table-cell>
          <table:table-cell table:style-name="ce7" table:formula="of:=([.X218]*1440-[.W218]*4)/1440" office:value-type="float" office:value="0.21011562015614">
            <text:p>5:02:34</text:p>
          </table:table-cell>
          <table:table-cell table:style-name="ce7" table:formula="of:=([.X218]*1440+[.W218]*4)/1440" office:value-type="float" office:value="0.798211032238364">
            <text:p>19:09:25</text:p>
          </table:table-cell>
          <table:table-cell table:formula="of:=8*[.W218]" office:value-type="float" office:value="846.857393398402">
            <text:p>846.86</text:p>
          </table:table-cell>
          <table:table-cell table:formula="of:=MOD([.E218]*1440+[.V218]+4*[.$B$3]-60*[.$B$4];1440)" office:value-type="float" office:value="714.004810275957">
            <text:p>714</text:p>
          </table:table-cell>
          <table:table-cell table:formula="of:=IF([.AB218]/4&lt;0;[.AB218]/4+180;[.AB218]/4-180)" office:value-type="float" office:value="-1.49879743101081">
            <text:p>-1.5</text:p>
          </table:table-cell>
          <table:table-cell table:formula="of:=DEGREES(ACOS(SIN(RADIANS([.$B$2]))*SIN(RADIANS([.T218]))+COS(RADIANS([.$B$2]))*COS(RADIANS([.T218]))*COS(RADIANS([.AC218]))))" office:value-type="float" office:value="23.2316863522606">
            <text:p>23.23</text:p>
          </table:table-cell>
          <table:table-cell table:formula="of:=90-[.AD218]" office:value-type="float" office:value="66.7683136477394">
            <text:p>66.77</text:p>
          </table:table-cell>
          <table:table-cell table:formula="of:=IF([.AE218]&gt;85;0;IF([.AE218]&gt;5;58.1/TAN(RADIANS([.AE218]))-0.07/POWER(TAN(RADIANS([.AE218]));3)+0.000086/POWER(TAN(RADIANS([.AE218]));5);IF([.AE218]&gt;-0.575;1735+[.AE218]*(-518.2+[.AE218]*(103.4+[.AE218]*(-12.79+[.AE218]*0.711)));-20.772/TAN(RADIANS([.AE218])))))/3600" office:value-type="float" office:value="0.00692616638958903">
            <text:p>0.01</text:p>
          </table:table-cell>
          <table:table-cell table:formula="of:=[.AE218]+[.AF218]" office:value-type="float" office:value="66.775239814129">
            <text:p>66.78</text:p>
          </table:table-cell>
          <table:table-cell table:formula="of:=IF([.AC218]&gt;0;MOD(DEGREES(ACOS(((SIN(RADIANS([.$B$2]))*COS(RADIANS([.AD218])))-SIN(RADIANS([.T218])))/(COS(RADIANS([.$B$2]))*SIN(RADIANS([.AD218])))))+180;360);MOD(540-DEGREES(ACOS(((SIN(RADIANS([.$B$2]))*COS(RADIANS([.AD218])))-SIN(RADIANS([.T218])))/(COS(RADIANS([.$B$2]))*SIN(RADIANS([.AD218])))));360))" office:value-type="float" office:value="176.360520126198">
            <text:p>176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8]+1" office:value-type="date" office:date-value="2026-08-06">
            <text:p>8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19]+2415018.5+[.E219]-[.$B$4]/24" office:value-type="float" office:value="2461259.29166667">
            <text:p>2461259.29</text:p>
          </table:table-cell>
          <table:table-cell table:style-name="ce9" table:formula="of:=([.F219]-2451545)/36525" office:value-type="float" office:value="0.265962810860137">
            <text:p>0.26596281</text:p>
          </table:table-cell>
          <table:table-cell/>
          <table:table-cell table:formula="of:=MOD(280.46646+[.G219]*(36000.76983+[.G219]*0.0003032);360)" office:value-type="float" office:value="135.332418562844">
            <text:p>135.33</text:p>
          </table:table-cell>
          <table:table-cell table:formula="of:=357.52911+[.G219]*(35999.05029-0.0001537*[.G219])" office:value-type="float" office:value="9931.93770255168">
            <text:p>9931.94</text:p>
          </table:table-cell>
          <table:table-cell table:formula="of:=0.016708634-[.G219]*(0.000042037+0.0000001267*[.G219])" office:value-type="float" office:value="0.0166974447590412">
            <text:p>0.02</text:p>
          </table:table-cell>
          <table:table-cell table:formula="of:=SIN(RADIANS([.J219]))*(1.914602-[.G219]*(0.004817+0.000014*[.G219]))+SIN(RADIANS(2*[.J219]))*(0.019993-0.000101*[.G219])+SIN(RADIANS(3*[.J219]))*0.000289" office:value-type="float" office:value="-0.994501368905152">
            <text:p>-0.99</text:p>
          </table:table-cell>
          <table:table-cell table:formula="of:=[.I219]+[.L219]" office:value-type="float" office:value="134.337917193939">
            <text:p>134.34</text:p>
          </table:table-cell>
          <table:table-cell table:formula="of:=[.J219]+[.L219]" office:value-type="float" office:value="9930.94320118278">
            <text:p>9930.94</text:p>
          </table:table-cell>
          <table:table-cell table:formula="of:=(1.000001018*(1-[.K219]*[.K219]))/(1+[.K219]*COS(RADIANS([.N219])))" office:value-type="float" office:value="1.0142472703718">
            <text:p>1.01</text:p>
          </table:table-cell>
          <table:table-cell table:formula="of:=[.M219]-0.00569-0.00478*SIN(RADIANS(125.04-1934.136*[.G219]))" office:value-type="float" office:value="134.334571405644">
            <text:p>134.33</text:p>
          </table:table-cell>
          <table:table-cell table:formula="of:=23+(26+((21.448-[.G219]*(46.815+[.G219]*(0.00059-[.G219]*0.001813))))/60)/60" office:value-type="float" office:value="23.4358324842732">
            <text:p>23.44</text:p>
          </table:table-cell>
          <table:table-cell table:formula="of:=[.Q219]+0.00256*COS(RADIANS(125.04-1934.136*[.G219]))" office:value-type="float" office:value="23.4380634877476">
            <text:p>23.44</text:p>
          </table:table-cell>
          <table:table-cell table:formula="of:=DEGREES(ATAN2(COS(RADIANS([.P219]));COS(RADIANS([.R219]))*SIN(RADIANS([.P219]))))" office:value-type="float" office:value="136.800280099153">
            <text:p>136.8</text:p>
          </table:table-cell>
          <table:table-cell table:formula="of:=DEGREES(ASIN(SIN(RADIANS([.R219]))*SIN(RADIANS([.P219]))))" office:value-type="float" office:value="16.5292311912844">
            <text:p>16.53</text:p>
          </table:table-cell>
          <table:table-cell table:formula="of:=TAN(RADIANS([.R219]/2))*TAN(RADIANS([.R219]/2))" office:value-type="float" office:value="0.0430298933410442">
            <text:p>0.04</text:p>
          </table:table-cell>
          <table:table-cell table:formula="of:=4*DEGREES([.U219]*SIN(2*RADIANS([.I219]))-2*[.K219]*SIN(RADIANS([.J219]))+4*[.K219]*[.U219]*SIN(RADIANS([.J219]))*COS(2*RADIANS([.I219]))-0.5*[.U219]*[.U219]*SIN(4*RADIANS([.I219]))-1.25*[.K219]*[.K219]*SIN(2*RADIANS([.J219])))" office:value-type="float" office:value="-5.88319118541078">
            <text:p>-5.88</text:p>
          </table:table-cell>
          <table:table-cell table:formula="of:=DEGREES(ACOS(COS(RADIANS(90.833))/(COS(RADIANS([.$B$2]))*COS(RADIANS([.T219])))-TAN(RADIANS([.$B$2]))*TAN(RADIANS([.T219]))))" office:value-type="float" office:value="105.593738377633">
            <text:p>105.59</text:p>
          </table:table-cell>
          <table:table-cell table:style-name="ce7" table:formula="of:=(720-4*[.$B$3]-[.V219]+[.$B$4]*60)/1440" office:value-type="float" office:value="0.504085549434313">
            <text:p>12:05:53</text:p>
          </table:table-cell>
          <table:table-cell table:style-name="ce7" table:formula="of:=([.X219]*1440-[.W219]*4)/1440" office:value-type="float" office:value="0.210769609496443">
            <text:p>5:03:30</text:p>
          </table:table-cell>
          <table:table-cell table:style-name="ce7" table:formula="of:=([.X219]*1440+[.W219]*4)/1440" office:value-type="float" office:value="0.797401489372183">
            <text:p>19:08:15</text:p>
          </table:table-cell>
          <table:table-cell table:formula="of:=8*[.W219]" office:value-type="float" office:value="844.749907021065">
            <text:p>844.75</text:p>
          </table:table-cell>
          <table:table-cell table:formula="of:=MOD([.E219]*1440+[.V219]+4*[.$B$3]-60*[.$B$4];1440)" office:value-type="float" office:value="714.116808814589">
            <text:p>714.12</text:p>
          </table:table-cell>
          <table:table-cell table:formula="of:=IF([.AB219]/4&lt;0;[.AB219]/4+180;[.AB219]/4-180)" office:value-type="float" office:value="-1.47079779635268">
            <text:p>-1.47</text:p>
          </table:table-cell>
          <table:table-cell table:formula="of:=DEGREES(ACOS(SIN(RADIANS([.$B$2]))*SIN(RADIANS([.T219]))+COS(RADIANS([.$B$2]))*COS(RADIANS([.T219]))*COS(RADIANS([.AC219]))))" office:value-type="float" office:value="23.5055513640164">
            <text:p>23.51</text:p>
          </table:table-cell>
          <table:table-cell table:formula="of:=90-[.AD219]" office:value-type="float" office:value="66.4944486359836">
            <text:p>66.49</text:p>
          </table:table-cell>
          <table:table-cell table:formula="of:=IF([.AE219]&gt;85;0;IF([.AE219]&gt;5;58.1/TAN(RADIANS([.AE219]))-0.07/POWER(TAN(RADIANS([.AE219]));3)+0.000086/POWER(TAN(RADIANS([.AE219]));5);IF([.AE219]&gt;-0.575;1735+[.AE219]*(-518.2+[.AE219]*(103.4+[.AE219]*(-12.79+[.AE219]*0.711)));-20.772/TAN(RADIANS([.AE219])))))/3600" office:value-type="float" office:value="0.00701764865241109">
            <text:p>0.01</text:p>
          </table:table-cell>
          <table:table-cell table:formula="of:=[.AE219]+[.AF219]" office:value-type="float" office:value="66.501466284636">
            <text:p>66.5</text:p>
          </table:table-cell>
          <table:table-cell table:formula="of:=IF([.AC219]&gt;0;MOD(DEGREES(ACOS(((SIN(RADIANS([.$B$2]))*COS(RADIANS([.AD219])))-SIN(RADIANS([.T219])))/(COS(RADIANS([.$B$2]))*SIN(RADIANS([.AD219])))))+180;360);MOD(540-DEGREES(ACOS(((SIN(RADIANS([.$B$2]))*COS(RADIANS([.AD219])))-SIN(RADIANS([.T219])))/(COS(RADIANS([.$B$2]))*SIN(RADIANS([.AD219])))));360))" office:value-type="float" office:value="176.462829436729">
            <text:p>176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19]+1" office:value-type="date" office:date-value="2026-08-07">
            <text:p>8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0]+2415018.5+[.E220]-[.$B$4]/24" office:value-type="float" office:value="2461260.29166667">
            <text:p>2461260.29</text:p>
          </table:table-cell>
          <table:table-cell table:style-name="ce9" table:formula="of:=([.F220]-2451545)/36525" office:value-type="float" office:value="0.265990189368008">
            <text:p>0.26599019</text:p>
          </table:table-cell>
          <table:table-cell/>
          <table:table-cell table:formula="of:=MOD(280.46646+[.G220]*(36000.76983+[.G220]*0.0003032);360)" office:value-type="float" office:value="136.318065927424">
            <text:p>136.32</text:p>
          </table:table-cell>
          <table:table-cell table:formula="of:=357.52911+[.G220]*(35999.05029-0.0001537*[.G220])" office:value-type="float" office:value="9932.92330283117">
            <text:p>9932.92</text:p>
          </table:table-cell>
          <table:table-cell table:formula="of:=0.016708634-[.G220]*(0.000042037+0.0000001267*[.G220])" office:value-type="float" office:value="0.0166974436062856">
            <text:p>0.02</text:p>
          </table:table-cell>
          <table:table-cell table:formula="of:=SIN(RADIANS([.J220]))*(1.914602-[.G220]*(0.004817+0.000014*[.G220]))+SIN(RADIANS(2*[.J220]))*(0.019993-0.000101*[.G220])+SIN(RADIANS(3*[.J220]))*0.000289" office:value-type="float" office:value="-1.02198713052255">
            <text:p>-1.02</text:p>
          </table:table-cell>
          <table:table-cell table:formula="of:=[.I220]+[.L220]" office:value-type="float" office:value="135.296078796901">
            <text:p>135.3</text:p>
          </table:table-cell>
          <table:table-cell table:formula="of:=[.J220]+[.L220]" office:value-type="float" office:value="9931.90131570064">
            <text:p>9931.9</text:p>
          </table:table-cell>
          <table:table-cell table:formula="of:=(1.000001018*(1-[.K220]*[.K220]))/(1+[.K220]*COS(RADIANS([.N220])))" office:value-type="float" office:value="1.01409750589862">
            <text:p>1.01</text:p>
          </table:table-cell>
          <table:table-cell table:formula="of:=[.M220]-0.00569-0.00478*SIN(RADIANS(125.04-1934.136*[.G220]))" office:value-type="float" office:value="135.292736857618">
            <text:p>135.29</text:p>
          </table:table-cell>
          <table:table-cell table:formula="of:=23+(26+((21.448-[.G220]*(46.815+[.G220]*(0.00059-[.G220]*0.001813))))/60)/60" office:value-type="float" office:value="23.4358321282391">
            <text:p>23.44</text:p>
          </table:table-cell>
          <table:table-cell table:formula="of:=[.Q220]+0.00256*COS(RADIANS(125.04-1934.136*[.G220]))" office:value-type="float" office:value="23.4380619704267">
            <text:p>23.44</text:p>
          </table:table-cell>
          <table:table-cell table:formula="of:=DEGREES(ATAN2(COS(RADIANS([.P220]));COS(RADIANS([.R220]))*SIN(RADIANS([.P220]))))" office:value-type="float" office:value="137.755437888535">
            <text:p>137.76</text:p>
          </table:table-cell>
          <table:table-cell table:formula="of:=DEGREES(ASIN(SIN(RADIANS([.R220]))*SIN(RADIANS([.P220]))))" office:value-type="float" office:value="16.249243470171">
            <text:p>16.25</text:p>
          </table:table-cell>
          <table:table-cell table:formula="of:=TAN(RADIANS([.R220]/2))*TAN(RADIANS([.R220]/2))" office:value-type="float" office:value="0.0430298876112809">
            <text:p>0.04</text:p>
          </table:table-cell>
          <table:table-cell table:formula="of:=4*DEGREES([.U220]*SIN(2*RADIANS([.I220]))-2*[.K220]*SIN(RADIANS([.J220]))+4*[.K220]*[.U220]*SIN(RADIANS([.J220]))*COS(2*RADIANS([.I220]))-0.5*[.U220]*[.U220]*SIN(4*RADIANS([.I220]))-1.25*[.K220]*[.K220]*SIN(2*RADIANS([.J220])))" office:value-type="float" office:value="-5.76131272738843">
            <text:p>-5.76</text:p>
          </table:table-cell>
          <table:table-cell table:formula="of:=DEGREES(ACOS(COS(RADIANS(90.833))/(COS(RADIANS([.$B$2]))*COS(RADIANS([.T220])))-TAN(RADIANS([.$B$2]))*TAN(RADIANS([.T220]))))" office:value-type="float" office:value="105.327203716126">
            <text:p>105.33</text:p>
          </table:table-cell>
          <table:table-cell table:style-name="ce7" table:formula="of:=(720-4*[.$B$3]-[.V220]+[.$B$4]*60)/1440" office:value-type="float" office:value="0.504000911616242">
            <text:p>12:05:46</text:p>
          </table:table-cell>
          <table:table-cell table:style-name="ce7" table:formula="of:=([.X220]*1440-[.W220]*4)/1440" office:value-type="float" office:value="0.211425345738115">
            <text:p>5:04:27</text:p>
          </table:table-cell>
          <table:table-cell table:style-name="ce7" table:formula="of:=([.X220]*1440+[.W220]*4)/1440" office:value-type="float" office:value="0.79657647749437">
            <text:p>19:07:04</text:p>
          </table:table-cell>
          <table:table-cell table:formula="of:=8*[.W220]" office:value-type="float" office:value="842.617629729007">
            <text:p>842.62</text:p>
          </table:table-cell>
          <table:table-cell table:formula="of:=MOD([.E220]*1440+[.V220]+4*[.$B$3]-60*[.$B$4];1440)" office:value-type="float" office:value="714.238687272612">
            <text:p>714.24</text:p>
          </table:table-cell>
          <table:table-cell table:formula="of:=IF([.AB220]/4&lt;0;[.AB220]/4+180;[.AB220]/4-180)" office:value-type="float" office:value="-1.44032818184712">
            <text:p>-1.44</text:p>
          </table:table-cell>
          <table:table-cell table:formula="of:=DEGREES(ACOS(SIN(RADIANS([.$B$2]))*SIN(RADIANS([.T220]))+COS(RADIANS([.$B$2]))*COS(RADIANS([.T220]))*COS(RADIANS([.AC220]))))" office:value-type="float" office:value="23.7837910058029">
            <text:p>23.78</text:p>
          </table:table-cell>
          <table:table-cell table:formula="of:=90-[.AD220]" office:value-type="float" office:value="66.2162089941971">
            <text:p>66.22</text:p>
          </table:table-cell>
          <table:table-cell table:formula="of:=IF([.AE220]&gt;85;0;IF([.AE220]&gt;5;58.1/TAN(RADIANS([.AE220]))-0.07/POWER(TAN(RADIANS([.AE220]));3)+0.000086/POWER(TAN(RADIANS([.AE220]));5);IF([.AE220]&gt;-0.575;1735+[.AE220]*(-518.2+[.AE220]*(103.4+[.AE220]*(-12.79+[.AE220]*0.711)));-20.772/TAN(RADIANS([.AE220])))))/3600" office:value-type="float" office:value="0.0071109809167585">
            <text:p>0.01</text:p>
          </table:table-cell>
          <table:table-cell table:formula="of:=[.AE220]+[.AF220]" office:value-type="float" office:value="66.2233199751139">
            <text:p>66.22</text:p>
          </table:table-cell>
          <table:table-cell table:formula="of:=IF([.AC220]&gt;0;MOD(DEGREES(ACOS(((SIN(RADIANS([.$B$2]))*COS(RADIANS([.AD220])))-SIN(RADIANS([.T220])))/(COS(RADIANS([.$B$2]))*SIN(RADIANS([.AD220])))))+180;360);MOD(540-DEGREES(ACOS(((SIN(RADIANS([.$B$2]))*COS(RADIANS([.AD220])))-SIN(RADIANS([.T220])))/(COS(RADIANS([.$B$2]))*SIN(RADIANS([.AD220])))));360))" office:value-type="float" office:value="176.569502826766">
            <text:p>176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0]+1" office:value-type="date" office:date-value="2026-08-08">
            <text:p>8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1]+2415018.5+[.E221]-[.$B$4]/24" office:value-type="float" office:value="2461261.29166667">
            <text:p>2461261.29</text:p>
          </table:table-cell>
          <table:table-cell table:style-name="ce9" table:formula="of:=([.F221]-2451545)/36525" office:value-type="float" office:value="0.26601756787588">
            <text:p>0.26601757</text:p>
          </table:table-cell>
          <table:table-cell/>
          <table:table-cell table:formula="of:=MOD(280.46646+[.G221]*(36000.76983+[.G221]*0.0003032);360)" office:value-type="float" office:value="137.303713292004">
            <text:p>137.3</text:p>
          </table:table-cell>
          <table:table-cell table:formula="of:=357.52911+[.G221]*(35999.05029-0.0001537*[.G221])" office:value-type="float" office:value="9933.90890311065">
            <text:p>9933.91</text:p>
          </table:table-cell>
          <table:table-cell table:formula="of:=0.016708634-[.G221]*(0.000042037+0.0000001267*[.G221])" office:value-type="float" office:value="0.0166974424535298">
            <text:p>0.02</text:p>
          </table:table-cell>
          <table:table-cell table:formula="of:=SIN(RADIANS([.J221]))*(1.914602-[.G221]*(0.004817+0.000014*[.G221]))+SIN(RADIANS(2*[.J221]))*(0.019993-0.000101*[.G221])+SIN(RADIANS(3*[.J221]))*0.000289" office:value-type="float" office:value="-1.04918597664863">
            <text:p>-1.05</text:p>
          </table:table-cell>
          <table:table-cell table:formula="of:=[.I221]+[.L221]" office:value-type="float" office:value="136.254527315355">
            <text:p>136.25</text:p>
          </table:table-cell>
          <table:table-cell table:formula="of:=[.J221]+[.L221]" office:value-type="float" office:value="9932.859717134">
            <text:p>9932.86</text:p>
          </table:table-cell>
          <table:table-cell table:formula="of:=(1.000001018*(1-[.K221]*[.K221]))/(1+[.K221]*COS(RADIANS([.N221])))" office:value-type="float" office:value="1.01394366271015">
            <text:p>1.01</text:p>
          </table:table-cell>
          <table:table-cell table:formula="of:=[.M221]-0.00569-0.00478*SIN(RADIANS(125.04-1934.136*[.G221]))" office:value-type="float" office:value="136.251189223079">
            <text:p>136.25</text:p>
          </table:table-cell>
          <table:table-cell table:formula="of:=23+(26+((21.448-[.G221]*(46.815+[.G221]*(0.00059-[.G221]*0.001813))))/60)/60" office:value-type="float" office:value="23.4358317722049">
            <text:p>23.44</text:p>
          </table:table-cell>
          <table:table-cell table:formula="of:=[.Q221]+0.00256*COS(RADIANS(125.04-1934.136*[.G221]))" office:value-type="float" office:value="23.4380604512011">
            <text:p>23.44</text:p>
          </table:table-cell>
          <table:table-cell table:formula="of:=DEGREES(ATAN2(COS(RADIANS([.P221]));COS(RADIANS([.R221]))*SIN(RADIANS([.P221]))))" office:value-type="float" office:value="138.708142967231">
            <text:p>138.71</text:p>
          </table:table-cell>
          <table:table-cell table:formula="of:=DEGREES(ASIN(SIN(RADIANS([.R221]))*SIN(RADIANS([.P221]))))" office:value-type="float" office:value="15.9649047875165">
            <text:p>15.96</text:p>
          </table:table-cell>
          <table:table-cell table:formula="of:=TAN(RADIANS([.R221]/2))*TAN(RADIANS([.R221]/2))" office:value-type="float" office:value="0.0430298818743255">
            <text:p>0.04</text:p>
          </table:table-cell>
          <table:table-cell table:formula="of:=4*DEGREES([.U221]*SIN(2*RADIANS([.I221]))-2*[.K221]*SIN(RADIANS([.J221]))+4*[.K221]*[.U221]*SIN(RADIANS([.J221]))*COS(2*RADIANS([.I221]))-0.5*[.U221]*[.U221]*SIN(4*RADIANS([.I221]))-1.25*[.K221]*[.K221]*SIN(2*RADIANS([.J221])))" office:value-type="float" office:value="-5.62964017996008">
            <text:p>-5.63</text:p>
          </table:table-cell>
          <table:table-cell table:formula="of:=DEGREES(ACOS(COS(RADIANS(90.833))/(COS(RADIANS([.$B$2]))*COS(RADIANS([.T221])))-TAN(RADIANS([.$B$2]))*TAN(RADIANS([.T221]))))" office:value-type="float" office:value="105.057677444778">
            <text:p>105.06</text:p>
          </table:table-cell>
          <table:table-cell table:style-name="ce7" table:formula="of:=(720-4*[.$B$3]-[.V221]+[.$B$4]*60)/1440" office:value-type="float" office:value="0.503909472347194">
            <text:p>12:05:38</text:p>
          </table:table-cell>
          <table:table-cell table:style-name="ce7" table:formula="of:=([.X221]*1440-[.W221]*4)/1440" office:value-type="float" office:value="0.212082590556145">
            <text:p>5:05:24</text:p>
          </table:table-cell>
          <table:table-cell table:style-name="ce7" table:formula="of:=([.X221]*1440+[.W221]*4)/1440" office:value-type="float" office:value="0.795736354138244">
            <text:p>19:05:52</text:p>
          </table:table-cell>
          <table:table-cell table:formula="of:=8*[.W221]" office:value-type="float" office:value="840.461419558223">
            <text:p>840.46</text:p>
          </table:table-cell>
          <table:table-cell table:formula="of:=MOD([.E221]*1440+[.V221]+4*[.$B$3]-60*[.$B$4];1440)" office:value-type="float" office:value="714.37035982004">
            <text:p>714.37</text:p>
          </table:table-cell>
          <table:table-cell table:formula="of:=IF([.AB221]/4&lt;0;[.AB221]/4+180;[.AB221]/4-180)" office:value-type="float" office:value="-1.40741004499003">
            <text:p>-1.41</text:p>
          </table:table-cell>
          <table:table-cell table:formula="of:=DEGREES(ACOS(SIN(RADIANS([.$B$2]))*SIN(RADIANS([.T221]))+COS(RADIANS([.$B$2]))*COS(RADIANS([.T221]))*COS(RADIANS([.AC221]))))" office:value-type="float" office:value="24.0663317562332">
            <text:p>24.07</text:p>
          </table:table-cell>
          <table:table-cell table:formula="of:=90-[.AD221]" office:value-type="float" office:value="65.9336682437668">
            <text:p>65.93</text:p>
          </table:table-cell>
          <table:table-cell table:formula="of:=IF([.AE221]&gt;85;0;IF([.AE221]&gt;5;58.1/TAN(RADIANS([.AE221]))-0.07/POWER(TAN(RADIANS([.AE221]));3)+0.000086/POWER(TAN(RADIANS([.AE221]));5);IF([.AE221]&gt;-0.575;1735+[.AE221]*(-518.2+[.AE221]*(103.4+[.AE221]*(-12.79+[.AE221]*0.711)));-20.772/TAN(RADIANS([.AE221])))))/3600" office:value-type="float" office:value="0.00720616389291263">
            <text:p>0.01</text:p>
          </table:table-cell>
          <table:table-cell table:formula="of:=[.AE221]+[.AF221]" office:value-type="float" office:value="65.9408744076597">
            <text:p>65.94</text:p>
          </table:table-cell>
          <table:table-cell table:formula="of:=IF([.AC221]&gt;0;MOD(DEGREES(ACOS(((SIN(RADIANS([.$B$2]))*COS(RADIANS([.AD221])))-SIN(RADIANS([.T221])))/(COS(RADIANS([.$B$2]))*SIN(RADIANS([.AD221])))))+180;360);MOD(540-DEGREES(ACOS(((SIN(RADIANS([.$B$2]))*COS(RADIANS([.AD221])))-SIN(RADIANS([.T221])))/(COS(RADIANS([.$B$2]))*SIN(RADIANS([.AD221])))));360))" office:value-type="float" office:value="176.680314107868">
            <text:p>176.6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1]+1" office:value-type="date" office:date-value="2026-08-09">
            <text:p>8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2]+2415018.5+[.E222]-[.$B$4]/24" office:value-type="float" office:value="2461262.29166667">
            <text:p>2461262.29</text:p>
          </table:table-cell>
          <table:table-cell table:style-name="ce9" table:formula="of:=([.F222]-2451545)/36525" office:value-type="float" office:value="0.266044946383751">
            <text:p>0.26604495</text:p>
          </table:table-cell>
          <table:table-cell/>
          <table:table-cell table:formula="of:=MOD(280.46646+[.G222]*(36000.76983+[.G222]*0.0003032);360)" office:value-type="float" office:value="138.289360656585">
            <text:p>138.29</text:p>
          </table:table-cell>
          <table:table-cell table:formula="of:=357.52911+[.G222]*(35999.05029-0.0001537*[.G222])" office:value-type="float" office:value="9934.89450339014">
            <text:p>9934.89</text:p>
          </table:table-cell>
          <table:table-cell table:formula="of:=0.016708634-[.G222]*(0.000042037+0.0000001267*[.G222])" office:value-type="float" office:value="0.0166974413007738">
            <text:p>0.02</text:p>
          </table:table-cell>
          <table:table-cell table:formula="of:=SIN(RADIANS([.J222]))*(1.914602-[.G222]*(0.004817+0.000014*[.G222]))+SIN(RADIANS(2*[.J222]))*(0.019993-0.000101*[.G222])+SIN(RADIANS(3*[.J222]))*0.000289" office:value-type="float" office:value="-1.07609010531109">
            <text:p>-1.08</text:p>
          </table:table-cell>
          <table:table-cell table:formula="of:=[.I222]+[.L222]" office:value-type="float" office:value="137.213270551274">
            <text:p>137.21</text:p>
          </table:table-cell>
          <table:table-cell table:formula="of:=[.J222]+[.L222]" office:value-type="float" office:value="9933.81841328483">
            <text:p>9933.82</text:p>
          </table:table-cell>
          <table:table-cell table:formula="of:=(1.000001018*(1-[.K222]*[.K222]))/(1+[.K222]*COS(RADIANS([.N222])))" office:value-type="float" office:value="1.01378578262049">
            <text:p>1.01</text:p>
          </table:table-cell>
          <table:table-cell table:formula="of:=[.M222]-0.00569-0.00478*SIN(RADIANS(125.04-1934.136*[.G222]))" office:value-type="float" office:value="137.209936303995">
            <text:p>137.21</text:p>
          </table:table-cell>
          <table:table-cell table:formula="of:=23+(26+((21.448-[.G222]*(46.815+[.G222]*(0.00059-[.G222]*0.001813))))/60)/60" office:value-type="float" office:value="23.4358314161708">
            <text:p>23.44</text:p>
          </table:table-cell>
          <table:table-cell table:formula="of:=[.Q222]+0.00256*COS(RADIANS(125.04-1934.136*[.G222]))" office:value-type="float" office:value="23.4380589300718">
            <text:p>23.44</text:p>
          </table:table-cell>
          <table:table-cell table:formula="of:=DEGREES(ATAN2(COS(RADIANS([.P222]));COS(RADIANS([.R222]))*SIN(RADIANS([.P222]))))" office:value-type="float" office:value="139.658418714196">
            <text:p>139.66</text:p>
          </table:table-cell>
          <table:table-cell table:formula="of:=DEGREES(ASIN(SIN(RADIANS([.R222]))*SIN(RADIANS([.P222]))))" office:value-type="float" office:value="15.6762996999317">
            <text:p>15.68</text:p>
          </table:table-cell>
          <table:table-cell table:formula="of:=TAN(RADIANS([.R222]/2))*TAN(RADIANS([.R222]/2))" office:value-type="float" office:value="0.0430298761301817">
            <text:p>0.04</text:p>
          </table:table-cell>
          <table:table-cell table:formula="of:=4*DEGREES([.U222]*SIN(2*RADIANS([.I222]))-2*[.K222]*SIN(RADIANS([.J222]))+4*[.K222]*[.U222]*SIN(RADIANS([.J222]))*COS(2*RADIANS([.I222]))-0.5*[.U222]*[.U222]*SIN(4*RADIANS([.I222]))-1.25*[.K222]*[.K222]*SIN(2*RADIANS([.J222])))" office:value-type="float" office:value="-5.48827060087138">
            <text:p>-5.49</text:p>
          </table:table-cell>
          <table:table-cell table:formula="of:=DEGREES(ACOS(COS(RADIANS(90.833))/(COS(RADIANS([.$B$2]))*COS(RADIANS([.T222])))-TAN(RADIANS([.$B$2]))*TAN(RADIANS([.T222]))))" office:value-type="float" office:value="104.785264722071">
            <text:p>104.79</text:p>
          </table:table-cell>
          <table:table-cell table:style-name="ce7" table:formula="of:=(720-4*[.$B$3]-[.V222]+[.$B$4]*60)/1440" office:value-type="float" office:value="0.503811299028383">
            <text:p>12:05:29</text:p>
          </table:table-cell>
          <table:table-cell table:style-name="ce7" table:formula="of:=([.X222]*1440-[.W222]*4)/1440" office:value-type="float" office:value="0.212741119244854">
            <text:p>5:06:21</text:p>
          </table:table-cell>
          <table:table-cell table:style-name="ce7" table:formula="of:=([.X222]*1440+[.W222]*4)/1440" office:value-type="float" office:value="0.794881478811912">
            <text:p>19:04:38</text:p>
          </table:table-cell>
          <table:table-cell table:formula="of:=8*[.W222]" office:value-type="float" office:value="838.282117776565">
            <text:p>838.28</text:p>
          </table:table-cell>
          <table:table-cell table:formula="of:=MOD([.E222]*1440+[.V222]+4*[.$B$3]-60*[.$B$4];1440)" office:value-type="float" office:value="714.511729399129">
            <text:p>714.51</text:p>
          </table:table-cell>
          <table:table-cell table:formula="of:=IF([.AB222]/4&lt;0;[.AB222]/4+180;[.AB222]/4-180)" office:value-type="float" office:value="-1.37206765021784">
            <text:p>-1.37</text:p>
          </table:table-cell>
          <table:table-cell table:formula="of:=DEGREES(ACOS(SIN(RADIANS([.$B$2]))*SIN(RADIANS([.T222]))+COS(RADIANS([.$B$2]))*COS(RADIANS([.T222]))*COS(RADIANS([.AC222]))))" office:value-type="float" office:value="24.3530998229389">
            <text:p>24.35</text:p>
          </table:table-cell>
          <table:table-cell table:formula="of:=90-[.AD222]" office:value-type="float" office:value="65.6469001770611">
            <text:p>65.65</text:p>
          </table:table-cell>
          <table:table-cell table:formula="of:=IF([.AE222]&gt;85;0;IF([.AE222]&gt;5;58.1/TAN(RADIANS([.AE222]))-0.07/POWER(TAN(RADIANS([.AE222]));3)+0.000086/POWER(TAN(RADIANS([.AE222]));5);IF([.AE222]&gt;-0.575;1735+[.AE222]*(-518.2+[.AE222]*(103.4+[.AE222]*(-12.79+[.AE222]*0.711)));-20.772/TAN(RADIANS([.AE222])))))/3600" office:value-type="float" office:value="0.00730319881324891">
            <text:p>0.01</text:p>
          </table:table-cell>
          <table:table-cell table:formula="of:=[.AE222]+[.AF222]" office:value-type="float" office:value="65.6542033758743">
            <text:p>65.65</text:p>
          </table:table-cell>
          <table:table-cell table:formula="of:=IF([.AC222]&gt;0;MOD(DEGREES(ACOS(((SIN(RADIANS([.$B$2]))*COS(RADIANS([.AD222])))-SIN(RADIANS([.T222])))/(COS(RADIANS([.$B$2]))*SIN(RADIANS([.AD222])))))+180;360);MOD(540-DEGREES(ACOS(((SIN(RADIANS([.$B$2]))*COS(RADIANS([.AD222])))-SIN(RADIANS([.T222])))/(COS(RADIANS([.$B$2]))*SIN(RADIANS([.AD222])))));360))" office:value-type="float" office:value="176.795037767547">
            <text:p>176.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2]+1" office:value-type="date" office:date-value="2026-08-10">
            <text:p>8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3]+2415018.5+[.E223]-[.$B$4]/24" office:value-type="float" office:value="2461263.29166667">
            <text:p>2461263.29</text:p>
          </table:table-cell>
          <table:table-cell table:style-name="ce9" table:formula="of:=([.F223]-2451545)/36525" office:value-type="float" office:value="0.266072324891622">
            <text:p>0.26607232</text:p>
          </table:table-cell>
          <table:table-cell/>
          <table:table-cell table:formula="of:=MOD(280.46646+[.G223]*(36000.76983+[.G223]*0.0003032);360)" office:value-type="float" office:value="139.275008021164">
            <text:p>139.28</text:p>
          </table:table-cell>
          <table:table-cell table:formula="of:=357.52911+[.G223]*(35999.05029-0.0001537*[.G223])" office:value-type="float" office:value="9935.88010366963">
            <text:p>9935.88</text:p>
          </table:table-cell>
          <table:table-cell table:formula="of:=0.016708634-[.G223]*(0.000042037+0.0000001267*[.G223])" office:value-type="float" office:value="0.0166974401480177">
            <text:p>0.02</text:p>
          </table:table-cell>
          <table:table-cell table:formula="of:=SIN(RADIANS([.J223]))*(1.914602-[.G223]*(0.004817+0.000014*[.G223]))+SIN(RADIANS(2*[.J223]))*(0.019993-0.000101*[.G223])+SIN(RADIANS(3*[.J223]))*0.000289" office:value-type="float" office:value="-1.1026917841062">
            <text:p>-1.1</text:p>
          </table:table-cell>
          <table:table-cell table:formula="of:=[.I223]+[.L223]" office:value-type="float" office:value="138.172316237058">
            <text:p>138.17</text:p>
          </table:table-cell>
          <table:table-cell table:formula="of:=[.J223]+[.L223]" office:value-type="float" office:value="9934.77741188552">
            <text:p>9934.78</text:p>
          </table:table-cell>
          <table:table-cell table:formula="of:=(1.000001018*(1-[.K223]*[.K223]))/(1+[.K223]*COS(RADIANS([.N223])))" office:value-type="float" office:value="1.01362390858114">
            <text:p>1.01</text:p>
          </table:table-cell>
          <table:table-cell table:formula="of:=[.M223]-0.00569-0.00478*SIN(RADIANS(125.04-1934.136*[.G223]))" office:value-type="float" office:value="138.168985832765">
            <text:p>138.17</text:p>
          </table:table-cell>
          <table:table-cell table:formula="of:=23+(26+((21.448-[.G223]*(46.815+[.G223]*(0.00059-[.G223]*0.001813))))/60)/60" office:value-type="float" office:value="23.4358310601367">
            <text:p>23.44</text:p>
          </table:table-cell>
          <table:table-cell table:formula="of:=[.Q223]+0.00256*COS(RADIANS(125.04-1934.136*[.G223]))" office:value-type="float" office:value="23.4380574070399">
            <text:p>23.44</text:p>
          </table:table-cell>
          <table:table-cell table:formula="of:=DEGREES(ATAN2(COS(RADIANS([.P223]));COS(RADIANS([.R223]))*SIN(RADIANS([.P223]))))" office:value-type="float" office:value="140.606291231976">
            <text:p>140.61</text:p>
          </table:table-cell>
          <table:table-cell table:formula="of:=DEGREES(ASIN(SIN(RADIANS([.R223]))*SIN(RADIANS([.P223]))))" office:value-type="float" office:value="15.3835132046445">
            <text:p>15.38</text:p>
          </table:table-cell>
          <table:table-cell table:formula="of:=TAN(RADIANS([.R223]/2))*TAN(RADIANS([.R223]/2))" office:value-type="float" office:value="0.0430298703788533">
            <text:p>0.04</text:p>
          </table:table-cell>
          <table:table-cell table:formula="of:=4*DEGREES([.U223]*SIN(2*RADIANS([.I223]))-2*[.K223]*SIN(RADIANS([.J223]))+4*[.K223]*[.U223]*SIN(RADIANS([.J223]))*COS(2*RADIANS([.I223]))-0.5*[.U223]*[.U223]*SIN(4*RADIANS([.I223]))-1.25*[.K223]*[.K223]*SIN(2*RADIANS([.J223])))" office:value-type="float" office:value="-5.33731198591806">
            <text:p>-5.34</text:p>
          </table:table-cell>
          <table:table-cell table:formula="of:=DEGREES(ACOS(COS(RADIANS(90.833))/(COS(RADIANS([.$B$2]))*COS(RADIANS([.T223])))-TAN(RADIANS([.$B$2]))*TAN(RADIANS([.T223]))))" office:value-type="float" office:value="104.510068558953">
            <text:p>104.51</text:p>
          </table:table-cell>
          <table:table-cell table:style-name="ce7" table:formula="of:=(720-4*[.$B$3]-[.V223]+[.$B$4]*60)/1440" office:value-type="float" office:value="0.503706466656887">
            <text:p>12:05:20</text:p>
          </table:table-cell>
          <table:table-cell table:style-name="ce7" table:formula="of:=([.X223]*1440-[.W223]*4)/1440" office:value-type="float" office:value="0.213400720659796">
            <text:p>5:07:18</text:p>
          </table:table-cell>
          <table:table-cell table:style-name="ce7" table:formula="of:=([.X223]*1440+[.W223]*4)/1440" office:value-type="float" office:value="0.794012212653979">
            <text:p>19:03:23</text:p>
          </table:table-cell>
          <table:table-cell table:formula="of:=8*[.W223]" office:value-type="float" office:value="836.080548471624">
            <text:p>836.08</text:p>
          </table:table-cell>
          <table:table-cell table:formula="of:=MOD([.E223]*1440+[.V223]+4*[.$B$3]-60*[.$B$4];1440)" office:value-type="float" office:value="714.662688014082">
            <text:p>714.66</text:p>
          </table:table-cell>
          <table:table-cell table:formula="of:=IF([.AB223]/4&lt;0;[.AB223]/4+180;[.AB223]/4-180)" office:value-type="float" office:value="-1.33432799647952">
            <text:p>-1.33</text:p>
          </table:table-cell>
          <table:table-cell table:formula="of:=DEGREES(ACOS(SIN(RADIANS([.$B$2]))*SIN(RADIANS([.T223]))+COS(RADIANS([.$B$2]))*COS(RADIANS([.T223]))*COS(RADIANS([.AC223]))))" office:value-type="float" office:value="24.6440211195912">
            <text:p>24.64</text:p>
          </table:table-cell>
          <table:table-cell table:formula="of:=90-[.AD223]" office:value-type="float" office:value="65.3559788804088">
            <text:p>65.36</text:p>
          </table:table-cell>
          <table:table-cell table:formula="of:=IF([.AE223]&gt;85;0;IF([.AE223]&gt;5;58.1/TAN(RADIANS([.AE223]))-0.07/POWER(TAN(RADIANS([.AE223]));3)+0.000086/POWER(TAN(RADIANS([.AE223]));5);IF([.AE223]&gt;-0.575;1735+[.AE223]*(-518.2+[.AE223]*(103.4+[.AE223]*(-12.79+[.AE223]*0.711)));-20.772/TAN(RADIANS([.AE223])))))/3600" office:value-type="float" office:value="0.00740208743005493">
            <text:p>0.01</text:p>
          </table:table-cell>
          <table:table-cell table:formula="of:=[.AE223]+[.AF223]" office:value-type="float" office:value="65.3633809678388">
            <text:p>65.36</text:p>
          </table:table-cell>
          <table:table-cell table:formula="of:=IF([.AC223]&gt;0;MOD(DEGREES(ACOS(((SIN(RADIANS([.$B$2]))*COS(RADIANS([.AD223])))-SIN(RADIANS([.T223])))/(COS(RADIANS([.$B$2]))*SIN(RADIANS([.AD223])))))+180;360);MOD(540-DEGREES(ACOS(((SIN(RADIANS([.$B$2]))*COS(RADIANS([.AD223])))-SIN(RADIANS([.T223])))/(COS(RADIANS([.$B$2]))*SIN(RADIANS([.AD223])))));360))" office:value-type="float" office:value="176.913449473042">
            <text:p>176.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3]+1" office:value-type="date" office:date-value="2026-08-11">
            <text:p>8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4]+2415018.5+[.E224]-[.$B$4]/24" office:value-type="float" office:value="2461264.29166667">
            <text:p>2461264.29</text:p>
          </table:table-cell>
          <table:table-cell table:style-name="ce9" table:formula="of:=([.F224]-2451545)/36525" office:value-type="float" office:value="0.266099703399494">
            <text:p>0.26609970</text:p>
          </table:table-cell>
          <table:table-cell/>
          <table:table-cell table:formula="of:=MOD(280.46646+[.G224]*(36000.76983+[.G224]*0.0003032);360)" office:value-type="float" office:value="140.260655385748">
            <text:p>140.26</text:p>
          </table:table-cell>
          <table:table-cell table:formula="of:=357.52911+[.G224]*(35999.05029-0.0001537*[.G224])" office:value-type="float" office:value="9936.86570394911">
            <text:p>9936.87</text:p>
          </table:table-cell>
          <table:table-cell table:formula="of:=0.016708634-[.G224]*(0.000042037+0.0000001267*[.G224])" office:value-type="float" office:value="0.0166974389952613">
            <text:p>0.02</text:p>
          </table:table-cell>
          <table:table-cell table:formula="of:=SIN(RADIANS([.J224]))*(1.914602-[.G224]*(0.004817+0.000014*[.G224]))+SIN(RADIANS(2*[.J224]))*(0.019993-0.000101*[.G224])+SIN(RADIANS(3*[.J224]))*0.000289" office:value-type="float" office:value="-1.12898335220511">
            <text:p>-1.13</text:p>
          </table:table-cell>
          <table:table-cell table:formula="of:=[.I224]+[.L224]" office:value-type="float" office:value="139.131672033543">
            <text:p>139.13</text:p>
          </table:table-cell>
          <table:table-cell table:formula="of:=[.J224]+[.L224]" office:value-type="float" office:value="9935.7367205969">
            <text:p>9935.74</text:p>
          </table:table-cell>
          <table:table-cell table:formula="of:=(1.000001018*(1-[.K224]*[.K224]))/(1+[.K224]*COS(RADIANS([.N224])))" office:value-type="float" office:value="1.01345808467248">
            <text:p>1.01</text:p>
          </table:table-cell>
          <table:table-cell table:formula="of:=[.M224]-0.00569-0.00478*SIN(RADIANS(125.04-1934.136*[.G224]))" office:value-type="float" office:value="139.12834547022">
            <text:p>139.13</text:p>
          </table:table-cell>
          <table:table-cell table:formula="of:=23+(26+((21.448-[.G224]*(46.815+[.G224]*(0.00059-[.G224]*0.001813))))/60)/60" office:value-type="float" office:value="23.4358307041025">
            <text:p>23.44</text:p>
          </table:table-cell>
          <table:table-cell table:formula="of:=[.Q224]+0.00256*COS(RADIANS(125.04-1934.136*[.G224]))" office:value-type="float" office:value="23.4380558821062">
            <text:p>23.44</text:p>
          </table:table-cell>
          <table:table-cell table:formula="of:=DEGREES(ATAN2(COS(RADIANS([.P224]));COS(RADIANS([.R224]))*SIN(RADIANS([.P224]))))" office:value-type="float" office:value="141.551789283969">
            <text:p>141.55</text:p>
          </table:table-cell>
          <table:table-cell table:formula="of:=DEGREES(ASIN(SIN(RADIANS([.R224]))*SIN(RADIANS([.P224]))))" office:value-type="float" office:value="15.0866307055493">
            <text:p>15.09</text:p>
          </table:table-cell>
          <table:table-cell table:formula="of:=TAN(RADIANS([.R224]/2))*TAN(RADIANS([.R224]/2))" office:value-type="float" office:value="0.0430298646203441">
            <text:p>0.04</text:p>
          </table:table-cell>
          <table:table-cell table:formula="of:=4*DEGREES([.U224]*SIN(2*RADIANS([.I224]))-2*[.K224]*SIN(RADIANS([.J224]))+4*[.K224]*[.U224]*SIN(RADIANS([.J224]))*COS(2*RADIANS([.I224]))-0.5*[.U224]*[.U224]*SIN(4*RADIANS([.I224]))-1.25*[.K224]*[.K224]*SIN(2*RADIANS([.J224])))" office:value-type="float" office:value="-5.17688297137572">
            <text:p>-5.18</text:p>
          </table:table-cell>
          <table:table-cell table:formula="of:=DEGREES(ACOS(COS(RADIANS(90.833))/(COS(RADIANS([.$B$2]))*COS(RADIANS([.T224])))-TAN(RADIANS([.$B$2]))*TAN(RADIANS([.T224]))))" office:value-type="float" office:value="104.232189776025">
            <text:p>104.23</text:p>
          </table:table-cell>
          <table:table-cell table:style-name="ce7" table:formula="of:=(720-4*[.$B$3]-[.V224]+[.$B$4]*60)/1440" office:value-type="float" office:value="0.503595057619011">
            <text:p>12:05:11</text:p>
          </table:table-cell>
          <table:table-cell table:style-name="ce7" table:formula="of:=([.X224]*1440-[.W224]*4)/1440" office:value-type="float" office:value="0.214061197130054">
            <text:p>5:08:15</text:p>
          </table:table-cell>
          <table:table-cell table:style-name="ce7" table:formula="of:=([.X224]*1440+[.W224]*4)/1440" office:value-type="float" office:value="0.793128918107968">
            <text:p>19:02:06</text:p>
          </table:table-cell>
          <table:table-cell table:formula="of:=8*[.W224]" office:value-type="float" office:value="833.857518208196">
            <text:p>833.86</text:p>
          </table:table-cell>
          <table:table-cell table:formula="of:=MOD([.E224]*1440+[.V224]+4*[.$B$3]-60*[.$B$4];1440)" office:value-type="float" office:value="714.823117028624">
            <text:p>714.82</text:p>
          </table:table-cell>
          <table:table-cell table:formula="of:=IF([.AB224]/4&lt;0;[.AB224]/4+180;[.AB224]/4-180)" office:value-type="float" office:value="-1.29422074284392">
            <text:p>-1.29</text:p>
          </table:table-cell>
          <table:table-cell table:formula="of:=DEGREES(ACOS(SIN(RADIANS([.$B$2]))*SIN(RADIANS([.T224]))+COS(RADIANS([.$B$2]))*COS(RADIANS([.T224]))*COS(RADIANS([.AC224]))))" office:value-type="float" office:value="24.9390212423359">
            <text:p>24.94</text:p>
          </table:table-cell>
          <table:table-cell table:formula="of:=90-[.AD224]" office:value-type="float" office:value="65.0609787576641">
            <text:p>65.06</text:p>
          </table:table-cell>
          <table:table-cell table:formula="of:=IF([.AE224]&gt;85;0;IF([.AE224]&gt;5;58.1/TAN(RADIANS([.AE224]))-0.07/POWER(TAN(RADIANS([.AE224]));3)+0.000086/POWER(TAN(RADIANS([.AE224]));5);IF([.AE224]&gt;-0.575;1735+[.AE224]*(-518.2+[.AE224]*(103.4+[.AE224]*(-12.79+[.AE224]*0.711)));-20.772/TAN(RADIANS([.AE224])))))/3600" office:value-type="float" office:value="0.00750283201278712">
            <text:p>0.01</text:p>
          </table:table-cell>
          <table:table-cell table:formula="of:=[.AE224]+[.AF224]" office:value-type="float" office:value="65.0684815896769">
            <text:p>65.07</text:p>
          </table:table-cell>
          <table:table-cell table:formula="of:=IF([.AC224]&gt;0;MOD(DEGREES(ACOS(((SIN(RADIANS([.$B$2]))*COS(RADIANS([.AD224])))-SIN(RADIANS([.T224])))/(COS(RADIANS([.$B$2]))*SIN(RADIANS([.AD224])))))+180;360);MOD(540-DEGREES(ACOS(((SIN(RADIANS([.$B$2]))*COS(RADIANS([.AD224])))-SIN(RADIANS([.T224])))/(COS(RADIANS([.$B$2]))*SIN(RADIANS([.AD224])))));360))" office:value-type="float" office:value="177.035326531246">
            <text:p>177.0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4]+1" office:value-type="date" office:date-value="2026-08-12">
            <text:p>8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5]+2415018.5+[.E225]-[.$B$4]/24" office:value-type="float" office:value="2461265.29166667">
            <text:p>2461265.29</text:p>
          </table:table-cell>
          <table:table-cell table:style-name="ce9" table:formula="of:=([.F225]-2451545)/36525" office:value-type="float" office:value="0.266127081907365">
            <text:p>0.26612708</text:p>
          </table:table-cell>
          <table:table-cell/>
          <table:table-cell table:formula="of:=MOD(280.46646+[.G225]*(36000.76983+[.G225]*0.0003032);360)" office:value-type="float" office:value="141.246302750331">
            <text:p>141.25</text:p>
          </table:table-cell>
          <table:table-cell table:formula="of:=357.52911+[.G225]*(35999.05029-0.0001537*[.G225])" office:value-type="float" office:value="9937.85130422859">
            <text:p>9937.85</text:p>
          </table:table-cell>
          <table:table-cell table:formula="of:=0.016708634-[.G225]*(0.000042037+0.0000001267*[.G225])" office:value-type="float" office:value="0.0166974378425047">
            <text:p>0.02</text:p>
          </table:table-cell>
          <table:table-cell table:formula="of:=SIN(RADIANS([.J225]))*(1.914602-[.G225]*(0.004817+0.000014*[.G225]))+SIN(RADIANS(2*[.J225]))*(0.019993-0.000101*[.G225])+SIN(RADIANS(3*[.J225]))*0.000289" office:value-type="float" office:value="-1.15495722235682">
            <text:p>-1.15</text:p>
          </table:table-cell>
          <table:table-cell table:formula="of:=[.I225]+[.L225]" office:value-type="float" office:value="140.091345527974">
            <text:p>140.09</text:p>
          </table:table-cell>
          <table:table-cell table:formula="of:=[.J225]+[.L225]" office:value-type="float" office:value="9936.69634700624">
            <text:p>9936.7</text:p>
          </table:table-cell>
          <table:table-cell table:formula="of:=(1.000001018*(1-[.K225]*[.K225]))/(1+[.K225]*COS(RADIANS([.N225])))" office:value-type="float" office:value="1.01328835609492">
            <text:p>1.01</text:p>
          </table:table-cell>
          <table:table-cell table:formula="of:=[.M225]-0.00569-0.00478*SIN(RADIANS(125.04-1934.136*[.G225]))" office:value-type="float" office:value="140.088022803603">
            <text:p>140.09</text:p>
          </table:table-cell>
          <table:table-cell table:formula="of:=23+(26+((21.448-[.G225]*(46.815+[.G225]*(0.00059-[.G225]*0.001813))))/60)/60" office:value-type="float" office:value="23.4358303480684">
            <text:p>23.44</text:p>
          </table:table-cell>
          <table:table-cell table:formula="of:=[.Q225]+0.00256*COS(RADIANS(125.04-1934.136*[.G225]))" office:value-type="float" office:value="23.4380543552719">
            <text:p>23.44</text:p>
          </table:table-cell>
          <table:table-cell table:formula="of:=DEGREES(ATAN2(COS(RADIANS([.P225]));COS(RADIANS([.R225]))*SIN(RADIANS([.P225]))))" office:value-type="float" office:value="142.494944230447">
            <text:p>142.49</text:p>
          </table:table-cell>
          <table:table-cell table:formula="of:=DEGREES(ASIN(SIN(RADIANS([.R225]))*SIN(RADIANS([.P225]))))" office:value-type="float" office:value="14.7857379812203">
            <text:p>14.79</text:p>
          </table:table-cell>
          <table:table-cell table:formula="of:=TAN(RADIANS([.R225]/2))*TAN(RADIANS([.R225]/2))" office:value-type="float" office:value="0.0430298588546578">
            <text:p>0.04</text:p>
          </table:table-cell>
          <table:table-cell table:formula="of:=4*DEGREES([.U225]*SIN(2*RADIANS([.I225]))-2*[.K225]*SIN(RADIANS([.J225]))+4*[.K225]*[.U225]*SIN(RADIANS([.J225]))*COS(2*RADIANS([.I225]))-0.5*[.U225]*[.U225]*SIN(4*RADIANS([.I225]))-1.25*[.K225]*[.K225]*SIN(2*RADIANS([.J225])))" office:value-type="float" office:value="-5.00711252995097">
            <text:p>-5.01</text:p>
          </table:table-cell>
          <table:table-cell table:formula="of:=DEGREES(ACOS(COS(RADIANS(90.833))/(COS(RADIANS([.$B$2]))*COS(RADIANS([.T225])))-TAN(RADIANS([.$B$2]))*TAN(RADIANS([.T225]))))" office:value-type="float" office:value="103.951726969091">
            <text:p>103.95</text:p>
          </table:table-cell>
          <table:table-cell table:style-name="ce7" table:formula="of:=(720-4*[.$B$3]-[.V225]+[.$B$4]*60)/1440" office:value-type="float" office:value="0.503477161479133">
            <text:p>12:05:00</text:p>
          </table:table-cell>
          <table:table-cell table:style-name="ce7" table:formula="of:=([.X225]*1440-[.W225]*4)/1440" office:value-type="float" office:value="0.214722364342768">
            <text:p>5:09:12</text:p>
          </table:table-cell>
          <table:table-cell table:style-name="ce7" table:formula="of:=([.X225]*1440+[.W225]*4)/1440" office:value-type="float" office:value="0.792231958615497">
            <text:p>19:00:49</text:p>
          </table:table-cell>
          <table:table-cell table:formula="of:=8*[.W225]" office:value-type="float" office:value="831.613815752731">
            <text:p>831.61</text:p>
          </table:table-cell>
          <table:table-cell table:formula="of:=MOD([.E225]*1440+[.V225]+4*[.$B$3]-60*[.$B$4];1440)" office:value-type="float" office:value="714.992887470049">
            <text:p>714.99</text:p>
          </table:table-cell>
          <table:table-cell table:formula="of:=IF([.AB225]/4&lt;0;[.AB225]/4+180;[.AB225]/4-180)" office:value-type="float" office:value="-1.25177813248774">
            <text:p>-1.25</text:p>
          </table:table-cell>
          <table:table-cell table:formula="of:=DEGREES(ACOS(SIN(RADIANS([.$B$2]))*SIN(RADIANS([.T225]))+COS(RADIANS([.$B$2]))*COS(RADIANS([.T225]))*COS(RADIANS([.AC225]))))" office:value-type="float" office:value="25.2380254458778">
            <text:p>25.24</text:p>
          </table:table-cell>
          <table:table-cell table:formula="of:=90-[.AD225]" office:value-type="float" office:value="64.7619745541222">
            <text:p>64.76</text:p>
          </table:table-cell>
          <table:table-cell table:formula="of:=IF([.AE225]&gt;85;0;IF([.AE225]&gt;5;58.1/TAN(RADIANS([.AE225]))-0.07/POWER(TAN(RADIANS([.AE225]));3)+0.000086/POWER(TAN(RADIANS([.AE225]));5);IF([.AE225]&gt;-0.575;1735+[.AE225]*(-518.2+[.AE225]*(103.4+[.AE225]*(-12.79+[.AE225]*0.711)));-20.772/TAN(RADIANS([.AE225])))))/3600" office:value-type="float" office:value="0.00760543534480142">
            <text:p>0.01</text:p>
          </table:table-cell>
          <table:table-cell table:formula="of:=[.AE225]+[.AF225]" office:value-type="float" office:value="64.769579989467">
            <text:p>64.77</text:p>
          </table:table-cell>
          <table:table-cell table:formula="of:=IF([.AC225]&gt;0;MOD(DEGREES(ACOS(((SIN(RADIANS([.$B$2]))*COS(RADIANS([.AD225])))-SIN(RADIANS([.T225])))/(COS(RADIANS([.$B$2]))*SIN(RADIANS([.AD225])))))+180;360);MOD(540-DEGREES(ACOS(((SIN(RADIANS([.$B$2]))*COS(RADIANS([.AD225])))-SIN(RADIANS([.T225])))/(COS(RADIANS([.$B$2]))*SIN(RADIANS([.AD225])))));360))" office:value-type="float" office:value="177.160448306418">
            <text:p>177.1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5]+1" office:value-type="date" office:date-value="2026-08-13">
            <text:p>8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6]+2415018.5+[.E226]-[.$B$4]/24" office:value-type="float" office:value="2461266.29166667">
            <text:p>2461266.29</text:p>
          </table:table-cell>
          <table:table-cell table:style-name="ce9" table:formula="of:=([.F226]-2451545)/36525" office:value-type="float" office:value="0.266154460415236">
            <text:p>0.26615446</text:p>
          </table:table-cell>
          <table:table-cell/>
          <table:table-cell table:formula="of:=MOD(280.46646+[.G226]*(36000.76983+[.G226]*0.0003032);360)" office:value-type="float" office:value="142.231950114914">
            <text:p>142.23</text:p>
          </table:table-cell>
          <table:table-cell table:formula="of:=357.52911+[.G226]*(35999.05029-0.0001537*[.G226])" office:value-type="float" office:value="9938.83690450808">
            <text:p>9938.84</text:p>
          </table:table-cell>
          <table:table-cell table:formula="of:=0.016708634-[.G226]*(0.000042037+0.0000001267*[.G226])" office:value-type="float" office:value="0.016697436689748">
            <text:p>0.02</text:p>
          </table:table-cell>
          <table:table-cell table:formula="of:=SIN(RADIANS([.J226]))*(1.914602-[.G226]*(0.004817+0.000014*[.G226]))+SIN(RADIANS(2*[.J226]))*(0.019993-0.000101*[.G226])+SIN(RADIANS(3*[.J226]))*0.000289" office:value-type="float" office:value="-1.180605882888">
            <text:p>-1.18</text:p>
          </table:table-cell>
          <table:table-cell table:formula="of:=[.I226]+[.L226]" office:value-type="float" office:value="141.051344232026">
            <text:p>141.05</text:p>
          </table:table-cell>
          <table:table-cell table:formula="of:=[.J226]+[.L226]" office:value-type="float" office:value="9937.65629862519">
            <text:p>9937.66</text:p>
          </table:table-cell>
          <table:table-cell table:formula="of:=(1.000001018*(1-[.K226]*[.K226]))/(1+[.K226]*COS(RADIANS([.N226])))" office:value-type="float" office:value="1.01311476915985">
            <text:p>1.01</text:p>
          </table:table-cell>
          <table:table-cell table:formula="of:=[.M226]-0.00569-0.00478*SIN(RADIANS(125.04-1934.136*[.G226]))" office:value-type="float" office:value="141.048025344584">
            <text:p>141.05</text:p>
          </table:table-cell>
          <table:table-cell table:formula="of:=23+(26+((21.448-[.G226]*(46.815+[.G226]*(0.00059-[.G226]*0.001813))))/60)/60" office:value-type="float" office:value="23.4358299920342">
            <text:p>23.44</text:p>
          </table:table-cell>
          <table:table-cell table:formula="of:=[.Q226]+0.00256*COS(RADIANS(125.04-1934.136*[.G226]))" office:value-type="float" office:value="23.4380528265378">
            <text:p>23.44</text:p>
          </table:table-cell>
          <table:table-cell table:formula="of:=DEGREES(ATAN2(COS(RADIANS([.P226]));COS(RADIANS([.R226]))*SIN(RADIANS([.P226]))))" office:value-type="float" office:value="143.435789963629">
            <text:p>143.44</text:p>
          </table:table-cell>
          <table:table-cell table:formula="of:=DEGREES(ASIN(SIN(RADIANS([.R226]))*SIN(RADIANS([.P226]))))" office:value-type="float" office:value="14.4809211548693">
            <text:p>14.48</text:p>
          </table:table-cell>
          <table:table-cell table:formula="of:=TAN(RADIANS([.R226]/2))*TAN(RADIANS([.R226]/2))" office:value-type="float" office:value="0.0430298530817983">
            <text:p>0.04</text:p>
          </table:table-cell>
          <table:table-cell table:formula="of:=4*DEGREES([.U226]*SIN(2*RADIANS([.I226]))-2*[.K226]*SIN(RADIANS([.J226]))+4*[.K226]*[.U226]*SIN(RADIANS([.J226]))*COS(2*RADIANS([.I226]))-0.5*[.U226]*[.U226]*SIN(4*RADIANS([.I226]))-1.25*[.K226]*[.K226]*SIN(2*RADIANS([.J226])))" office:value-type="float" office:value="-4.82813966159926">
            <text:p>-4.83</text:p>
          </table:table-cell>
          <table:table-cell table:formula="of:=DEGREES(ACOS(COS(RADIANS(90.833))/(COS(RADIANS([.$B$2]))*COS(RADIANS([.T226])))-TAN(RADIANS([.$B$2]))*TAN(RADIANS([.T226]))))" office:value-type="float" office:value="103.668776482731">
            <text:p>103.67</text:p>
          </table:table-cell>
          <table:table-cell table:style-name="ce7" table:formula="of:=(720-4*[.$B$3]-[.V226]+[.$B$4]*60)/1440" office:value-type="float" office:value="0.503352874764999">
            <text:p>12:04:50</text:p>
          </table:table-cell>
          <table:table-cell table:style-name="ce7" table:formula="of:=([.X226]*1440-[.W226]*4)/1440" office:value-type="float" office:value="0.215384051201859">
            <text:p>5:10:09</text:p>
          </table:table-cell>
          <table:table-cell table:style-name="ce7" table:formula="of:=([.X226]*1440+[.W226]*4)/1440" office:value-type="float" office:value="0.79132169832814">
            <text:p>18:59:30</text:p>
          </table:table-cell>
          <table:table-cell table:formula="of:=8*[.W226]" office:value-type="float" office:value="829.350211861844">
            <text:p>829.35</text:p>
          </table:table-cell>
          <table:table-cell table:formula="of:=MOD([.E226]*1440+[.V226]+4*[.$B$3]-60*[.$B$4];1440)" office:value-type="float" office:value="715.171860338401">
            <text:p>715.17</text:p>
          </table:table-cell>
          <table:table-cell table:formula="of:=IF([.AB226]/4&lt;0;[.AB226]/4+180;[.AB226]/4-180)" office:value-type="float" office:value="-1.20703491539982">
            <text:p>-1.21</text:p>
          </table:table-cell>
          <table:table-cell table:formula="of:=DEGREES(ACOS(SIN(RADIANS([.$B$2]))*SIN(RADIANS([.T226]))+COS(RADIANS([.$B$2]))*COS(RADIANS([.T226]))*COS(RADIANS([.AC226]))))" office:value-type="float" office:value="25.5409586194603">
            <text:p>25.54</text:p>
          </table:table-cell>
          <table:table-cell table:formula="of:=90-[.AD226]" office:value-type="float" office:value="64.4590413805397">
            <text:p>64.46</text:p>
          </table:table-cell>
          <table:table-cell table:formula="of:=IF([.AE226]&gt;85;0;IF([.AE226]&gt;5;58.1/TAN(RADIANS([.AE226]))-0.07/POWER(TAN(RADIANS([.AE226]));3)+0.000086/POWER(TAN(RADIANS([.AE226]));5);IF([.AE226]&gt;-0.575;1735+[.AE226]*(-518.2+[.AE226]*(103.4+[.AE226]*(-12.79+[.AE226]*0.711)));-20.772/TAN(RADIANS([.AE226])))))/3600" office:value-type="float" office:value="0.00770990071959735">
            <text:p>0.01</text:p>
          </table:table-cell>
          <table:table-cell table:formula="of:=[.AE226]+[.AF226]" office:value-type="float" office:value="64.4667512812593">
            <text:p>64.47</text:p>
          </table:table-cell>
          <table:table-cell table:formula="of:=IF([.AC226]&gt;0;MOD(DEGREES(ACOS(((SIN(RADIANS([.$B$2]))*COS(RADIANS([.AD226])))-SIN(RADIANS([.T226])))/(COS(RADIANS([.$B$2]))*SIN(RADIANS([.AD226])))))+180;360);MOD(540-DEGREES(ACOS(((SIN(RADIANS([.$B$2]))*COS(RADIANS([.AD226])))-SIN(RADIANS([.T226])))/(COS(RADIANS([.$B$2]))*SIN(RADIANS([.AD226])))));360))" office:value-type="float" office:value="177.288596597453">
            <text:p>177.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6]+1" office:value-type="date" office:date-value="2026-08-14">
            <text:p>8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7]+2415018.5+[.E227]-[.$B$4]/24" office:value-type="float" office:value="2461267.29166667">
            <text:p>2461267.29</text:p>
          </table:table-cell>
          <table:table-cell table:style-name="ce9" table:formula="of:=([.F227]-2451545)/36525" office:value-type="float" office:value="0.266181838923108">
            <text:p>0.26618184</text:p>
          </table:table-cell>
          <table:table-cell/>
          <table:table-cell table:formula="of:=MOD(280.46646+[.G227]*(36000.76983+[.G227]*0.0003032);360)" office:value-type="float" office:value="143.217597479497">
            <text:p>143.22</text:p>
          </table:table-cell>
          <table:table-cell table:formula="of:=357.52911+[.G227]*(35999.05029-0.0001537*[.G227])" office:value-type="float" office:value="9939.82250478756">
            <text:p>9939.82</text:p>
          </table:table-cell>
          <table:table-cell table:formula="of:=0.016708634-[.G227]*(0.000042037+0.0000001267*[.G227])" office:value-type="float" office:value="0.0166974355369911">
            <text:p>0.02</text:p>
          </table:table-cell>
          <table:table-cell table:formula="of:=SIN(RADIANS([.J227]))*(1.914602-[.G227]*(0.004817+0.000014*[.G227]))+SIN(RADIANS(2*[.J227]))*(0.019993-0.000101*[.G227])+SIN(RADIANS(3*[.J227]))*0.000289" office:value-type="float" office:value="-1.2059218997009">
            <text:p>-1.21</text:p>
          </table:table-cell>
          <table:table-cell table:formula="of:=[.I227]+[.L227]" office:value-type="float" office:value="142.011675579796">
            <text:p>142.01</text:p>
          </table:table-cell>
          <table:table-cell table:formula="of:=[.J227]+[.L227]" office:value-type="float" office:value="9938.61658288786">
            <text:p>9938.62</text:p>
          </table:table-cell>
          <table:table-cell table:formula="of:=(1.000001018*(1-[.K227]*[.K227]))/(1+[.K227]*COS(RADIANS([.N227])))" office:value-type="float" office:value="1.01293737128029">
            <text:p>1.01</text:p>
          </table:table-cell>
          <table:table-cell table:formula="of:=[.M227]-0.00569-0.00478*SIN(RADIANS(125.04-1934.136*[.G227]))" office:value-type="float" office:value="142.008360527258">
            <text:p>142.01</text:p>
          </table:table-cell>
          <table:table-cell table:formula="of:=23+(26+((21.448-[.G227]*(46.815+[.G227]*(0.00059-[.G227]*0.001813))))/60)/60" office:value-type="float" office:value="23.4358296360001">
            <text:p>23.44</text:p>
          </table:table-cell>
          <table:table-cell table:formula="of:=[.Q227]+0.00256*COS(RADIANS(125.04-1934.136*[.G227]))" office:value-type="float" office:value="23.4380512959051">
            <text:p>23.44</text:p>
          </table:table-cell>
          <table:table-cell table:formula="of:=DEGREES(ATAN2(COS(RADIANS([.P227]));COS(RADIANS([.R227]))*SIN(RADIANS([.P227]))))" office:value-type="float" office:value="144.374362841953">
            <text:p>144.37</text:p>
          </table:table-cell>
          <table:table-cell table:formula="of:=DEGREES(ASIN(SIN(RADIANS([.R227]))*SIN(RADIANS([.P227]))))" office:value-type="float" office:value="14.1722666662559">
            <text:p>14.17</text:p>
          </table:table-cell>
          <table:table-cell table:formula="of:=TAN(RADIANS([.R227]/2))*TAN(RADIANS([.R227]/2))" office:value-type="float" office:value="0.0430298473017692">
            <text:p>0.04</text:p>
          </table:table-cell>
          <table:table-cell table:formula="of:=4*DEGREES([.U227]*SIN(2*RADIANS([.I227]))-2*[.K227]*SIN(RADIANS([.J227]))+4*[.K227]*[.U227]*SIN(RADIANS([.J227]))*COS(2*RADIANS([.I227]))-0.5*[.U227]*[.U227]*SIN(4*RADIANS([.I227]))-1.25*[.K227]*[.K227]*SIN(2*RADIANS([.J227])))" office:value-type="float" office:value="-4.6401130805334">
            <text:p>-4.64</text:p>
          </table:table-cell>
          <table:table-cell table:formula="of:=DEGREES(ACOS(COS(RADIANS(90.833))/(COS(RADIANS([.$B$2]))*COS(RADIANS([.T227])))-TAN(RADIANS([.$B$2]))*TAN(RADIANS([.T227]))))" office:value-type="float" office:value="103.383432391523">
            <text:p>103.38</text:p>
          </table:table-cell>
          <table:table-cell table:style-name="ce7" table:formula="of:=(720-4*[.$B$3]-[.V227]+[.$B$4]*60)/1440" office:value-type="float" office:value="0.50322230075037">
            <text:p>12:04:38</text:p>
          </table:table-cell>
          <table:table-cell table:style-name="ce7" table:formula="of:=([.X227]*1440-[.W227]*4)/1440" office:value-type="float" office:value="0.216046099662808">
            <text:p>5:11:06</text:p>
          </table:table-cell>
          <table:table-cell table:style-name="ce7" table:formula="of:=([.X227]*1440+[.W227]*4)/1440" office:value-type="float" office:value="0.790398501837933">
            <text:p>18:58:10</text:p>
          </table:table-cell>
          <table:table-cell table:formula="of:=8*[.W227]" office:value-type="float" office:value="827.067459132181">
            <text:p>827.07</text:p>
          </table:table-cell>
          <table:table-cell table:formula="of:=MOD([.E227]*1440+[.V227]+4*[.$B$3]-60*[.$B$4];1440)" office:value-type="float" office:value="715.359886919467">
            <text:p>715.36</text:p>
          </table:table-cell>
          <table:table-cell table:formula="of:=IF([.AB227]/4&lt;0;[.AB227]/4+180;[.AB227]/4-180)" office:value-type="float" office:value="-1.16002827013335">
            <text:p>-1.16</text:p>
          </table:table-cell>
          <table:table-cell table:formula="of:=DEGREES(ACOS(SIN(RADIANS([.$B$2]))*SIN(RADIANS([.T227]))+COS(RADIANS([.$B$2]))*COS(RADIANS([.T227]))*COS(RADIANS([.AC227]))))" office:value-type="float" office:value="25.8477452629291">
            <text:p>25.85</text:p>
          </table:table-cell>
          <table:table-cell table:formula="of:=90-[.AD227]" office:value-type="float" office:value="64.1522547370709">
            <text:p>64.15</text:p>
          </table:table-cell>
          <table:table-cell table:formula="of:=IF([.AE227]&gt;85;0;IF([.AE227]&gt;5;58.1/TAN(RADIANS([.AE227]))-0.07/POWER(TAN(RADIANS([.AE227]));3)+0.000086/POWER(TAN(RADIANS([.AE227]));5);IF([.AE227]&gt;-0.575;1735+[.AE227]*(-518.2+[.AE227]*(103.4+[.AE227]*(-12.79+[.AE227]*0.711)));-20.772/TAN(RADIANS([.AE227])))))/3600" office:value-type="float" office:value="0.00781623193659485">
            <text:p>0.01</text:p>
          </table:table-cell>
          <table:table-cell table:formula="of:=[.AE227]+[.AF227]" office:value-type="float" office:value="64.1600709690075">
            <text:p>64.16</text:p>
          </table:table-cell>
          <table:table-cell table:formula="of:=IF([.AC227]&gt;0;MOD(DEGREES(ACOS(((SIN(RADIANS([.$B$2]))*COS(RADIANS([.AD227])))-SIN(RADIANS([.T227])))/(COS(RADIANS([.$B$2]))*SIN(RADIANS([.AD227])))))+180;360);MOD(540-DEGREES(ACOS(((SIN(RADIANS([.$B$2]))*COS(RADIANS([.AD227])))-SIN(RADIANS([.T227])))/(COS(RADIANS([.$B$2]))*SIN(RADIANS([.AD227])))));360))" office:value-type="float" office:value="177.419555976534">
            <text:p>177.4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7]+1" office:value-type="date" office:date-value="2026-08-15">
            <text:p>8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8]+2415018.5+[.E228]-[.$B$4]/24" office:value-type="float" office:value="2461268.29166667">
            <text:p>2461268.29</text:p>
          </table:table-cell>
          <table:table-cell table:style-name="ce9" table:formula="of:=([.F228]-2451545)/36525" office:value-type="float" office:value="0.266209217430979">
            <text:p>0.26620922</text:p>
          </table:table-cell>
          <table:table-cell/>
          <table:table-cell table:formula="of:=MOD(280.46646+[.G228]*(36000.76983+[.G228]*0.0003032);360)" office:value-type="float" office:value="144.20324484408">
            <text:p>144.2</text:p>
          </table:table-cell>
          <table:table-cell table:formula="of:=357.52911+[.G228]*(35999.05029-0.0001537*[.G228])" office:value-type="float" office:value="9940.80810506705">
            <text:p>9940.81</text:p>
          </table:table-cell>
          <table:table-cell table:formula="of:=0.016708634-[.G228]*(0.000042037+0.0000001267*[.G228])" office:value-type="float" office:value="0.0166974343842339">
            <text:p>0.02</text:p>
          </table:table-cell>
          <table:table-cell table:formula="of:=SIN(RADIANS([.J228]))*(1.914602-[.G228]*(0.004817+0.000014*[.G228]))+SIN(RADIANS(2*[.J228]))*(0.019993-0.000101*[.G228])+SIN(RADIANS(3*[.J228]))*0.000289" office:value-type="float" office:value="-1.2308979182665">
            <text:p>-1.23</text:p>
          </table:table-cell>
          <table:table-cell table:formula="of:=[.I228]+[.L228]" office:value-type="float" office:value="142.972346925814">
            <text:p>142.97</text:p>
          </table:table-cell>
          <table:table-cell table:formula="of:=[.J228]+[.L228]" office:value-type="float" office:value="9939.57720714878">
            <text:p>9939.58</text:p>
          </table:table-cell>
          <table:table-cell table:formula="of:=(1.000001018*(1-[.K228]*[.K228]))/(1+[.K228]*COS(RADIANS([.N228])))" office:value-type="float" office:value="1.01275621096126">
            <text:p>1.01</text:p>
          </table:table-cell>
          <table:table-cell table:formula="of:=[.M228]-0.00569-0.00478*SIN(RADIANS(125.04-1934.136*[.G228]))" office:value-type="float" office:value="142.969035706151">
            <text:p>142.97</text:p>
          </table:table-cell>
          <table:table-cell table:formula="of:=23+(26+((21.448-[.G228]*(46.815+[.G228]*(0.00059-[.G228]*0.001813))))/60)/60" office:value-type="float" office:value="23.435829279966">
            <text:p>23.44</text:p>
          </table:table-cell>
          <table:table-cell table:formula="of:=[.Q228]+0.00256*COS(RADIANS(125.04-1934.136*[.G228]))" office:value-type="float" office:value="23.4380497633746">
            <text:p>23.44</text:p>
          </table:table-cell>
          <table:table-cell table:formula="of:=DEGREES(ATAN2(COS(RADIANS([.P228]));COS(RADIANS([.R228]))*SIN(RADIANS([.P228]))))" office:value-type="float" office:value="145.310701623766">
            <text:p>145.31</text:p>
          </table:table-cell>
          <table:table-cell table:formula="of:=DEGREES(ASIN(SIN(RADIANS([.R228]))*SIN(RADIANS([.P228]))))" office:value-type="float" office:value="13.859861245532">
            <text:p>13.86</text:p>
          </table:table-cell>
          <table:table-cell table:formula="of:=TAN(RADIANS([.R228]/2))*TAN(RADIANS([.R228]/2))" office:value-type="float" office:value="0.0430298415145744">
            <text:p>0.04</text:p>
          </table:table-cell>
          <table:table-cell table:formula="of:=4*DEGREES([.U228]*SIN(2*RADIANS([.I228]))-2*[.K228]*SIN(RADIANS([.J228]))+4*[.K228]*[.U228]*SIN(RADIANS([.J228]))*COS(2*RADIANS([.I228]))-0.5*[.U228]*[.U228]*SIN(4*RADIANS([.I228]))-1.25*[.K228]*[.K228]*SIN(2*RADIANS([.J228])))" office:value-type="float" office:value="-4.44319089972778">
            <text:p>-4.44</text:p>
          </table:table-cell>
          <table:table-cell table:formula="of:=DEGREES(ACOS(COS(RADIANS(90.833))/(COS(RADIANS([.$B$2]))*COS(RADIANS([.T228])))-TAN(RADIANS([.$B$2]))*TAN(RADIANS([.T228]))))" office:value-type="float" office:value="103.095786488586">
            <text:p>103.1</text:p>
          </table:table-cell>
          <table:table-cell table:style-name="ce7" table:formula="of:=(720-4*[.$B$3]-[.V228]+[.$B$4]*60)/1440" office:value-type="float" office:value="0.503085549235922">
            <text:p>12:04:27</text:p>
          </table:table-cell>
          <table:table-cell table:style-name="ce7" table:formula="of:=([.X228]*1440-[.W228]*4)/1440" office:value-type="float" office:value="0.216708364545404">
            <text:p>5:12:04</text:p>
          </table:table-cell>
          <table:table-cell table:style-name="ce7" table:formula="of:=([.X228]*1440+[.W228]*4)/1440" office:value-type="float" office:value="0.78946273392644">
            <text:p>18:56:50</text:p>
          </table:table-cell>
          <table:table-cell table:formula="of:=8*[.W228]" office:value-type="float" office:value="824.766291908692">
            <text:p>824.77</text:p>
          </table:table-cell>
          <table:table-cell table:formula="of:=MOD([.E228]*1440+[.V228]+4*[.$B$3]-60*[.$B$4];1440)" office:value-type="float" office:value="715.556809100272">
            <text:p>715.56</text:p>
          </table:table-cell>
          <table:table-cell table:formula="of:=IF([.AB228]/4&lt;0;[.AB228]/4+180;[.AB228]/4-180)" office:value-type="float" office:value="-1.11079772493196">
            <text:p>-1.11</text:p>
          </table:table-cell>
          <table:table-cell table:formula="of:=DEGREES(ACOS(SIN(RADIANS([.$B$2]))*SIN(RADIANS([.T228]))+COS(RADIANS([.$B$2]))*COS(RADIANS([.T228]))*COS(RADIANS([.AC228]))))" office:value-type="float" office:value="26.1583094630643">
            <text:p>26.16</text:p>
          </table:table-cell>
          <table:table-cell table:formula="of:=90-[.AD228]" office:value-type="float" office:value="63.8416905369357">
            <text:p>63.84</text:p>
          </table:table-cell>
          <table:table-cell table:formula="of:=IF([.AE228]&gt;85;0;IF([.AE228]&gt;5;58.1/TAN(RADIANS([.AE228]))-0.07/POWER(TAN(RADIANS([.AE228]));3)+0.000086/POWER(TAN(RADIANS([.AE228]));5);IF([.AE228]&gt;-0.575;1735+[.AE228]*(-518.2+[.AE228]*(103.4+[.AE228]*(-12.79+[.AE228]*0.711)));-20.772/TAN(RADIANS([.AE228])))))/3600" office:value-type="float" office:value="0.00792443329646304">
            <text:p>0.01</text:p>
          </table:table-cell>
          <table:table-cell table:formula="of:=[.AE228]+[.AF228]" office:value-type="float" office:value="63.8496149702322">
            <text:p>63.85</text:p>
          </table:table-cell>
          <table:table-cell table:formula="of:=IF([.AC228]&gt;0;MOD(DEGREES(ACOS(((SIN(RADIANS([.$B$2]))*COS(RADIANS([.AD228])))-SIN(RADIANS([.T228])))/(COS(RADIANS([.$B$2]))*SIN(RADIANS([.AD228])))))+180;360);MOD(540-DEGREES(ACOS(((SIN(RADIANS([.$B$2]))*COS(RADIANS([.AD228])))-SIN(RADIANS([.T228])))/(COS(RADIANS([.$B$2]))*SIN(RADIANS([.AD228])))));360))" office:value-type="float" office:value="177.553114091059">
            <text:p>177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8]+1" office:value-type="date" office:date-value="2026-08-16">
            <text:p>8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29]+2415018.5+[.E229]-[.$B$4]/24" office:value-type="float" office:value="2461269.29166667">
            <text:p>2461269.29</text:p>
          </table:table-cell>
          <table:table-cell table:style-name="ce9" table:formula="of:=([.F229]-2451545)/36525" office:value-type="float" office:value="0.26623659593885">
            <text:p>0.26623660</text:p>
          </table:table-cell>
          <table:table-cell/>
          <table:table-cell table:formula="of:=MOD(280.46646+[.G229]*(36000.76983+[.G229]*0.0003032);360)" office:value-type="float" office:value="145.188892208665">
            <text:p>145.19</text:p>
          </table:table-cell>
          <table:table-cell table:formula="of:=357.52911+[.G229]*(35999.05029-0.0001537*[.G229])" office:value-type="float" office:value="9941.79370534653">
            <text:p>9941.79</text:p>
          </table:table-cell>
          <table:table-cell table:formula="of:=0.016708634-[.G229]*(0.000042037+0.0000001267*[.G229])" office:value-type="float" office:value="0.0166974332314766">
            <text:p>0.02</text:p>
          </table:table-cell>
          <table:table-cell table:formula="of:=SIN(RADIANS([.J229]))*(1.914602-[.G229]*(0.004817+0.000014*[.G229]))+SIN(RADIANS(2*[.J229]))*(0.019993-0.000101*[.G229])+SIN(RADIANS(3*[.J229]))*0.000289" office:value-type="float" office:value="-1.25552666561513">
            <text:p>-1.26</text:p>
          </table:table-cell>
          <table:table-cell table:formula="of:=[.I229]+[.L229]" office:value-type="float" office:value="143.93336554305">
            <text:p>143.93</text:p>
          </table:table-cell>
          <table:table-cell table:formula="of:=[.J229]+[.L229]" office:value-type="float" office:value="9940.53817868092">
            <text:p>9940.54</text:p>
          </table:table-cell>
          <table:table-cell table:formula="of:=(1.000001018*(1-[.K229]*[.K229]))/(1+[.K229]*COS(RADIANS([.N229])))" office:value-type="float" office:value="1.01257133778986">
            <text:p>1.01</text:p>
          </table:table-cell>
          <table:table-cell table:formula="of:=[.M229]-0.00569-0.00478*SIN(RADIANS(125.04-1934.136*[.G229]))" office:value-type="float" office:value="143.930058154231">
            <text:p>143.93</text:p>
          </table:table-cell>
          <table:table-cell table:formula="of:=23+(26+((21.448-[.G229]*(46.815+[.G229]*(0.00059-[.G229]*0.001813))))/60)/60" office:value-type="float" office:value="23.4358289239318">
            <text:p>23.44</text:p>
          </table:table-cell>
          <table:table-cell table:formula="of:=[.Q229]+0.00256*COS(RADIANS(125.04-1934.136*[.G229]))" office:value-type="float" office:value="23.4380482289475">
            <text:p>23.44</text:p>
          </table:table-cell>
          <table:table-cell table:formula="of:=DEGREES(ATAN2(COS(RADIANS([.P229]));COS(RADIANS([.R229]))*SIN(RADIANS([.P229]))))" office:value-type="float" office:value="146.244847400597">
            <text:p>146.24</text:p>
          </table:table-cell>
          <table:table-cell table:formula="of:=DEGREES(ASIN(SIN(RADIANS([.R229]))*SIN(RADIANS([.P229]))))" office:value-type="float" office:value="13.5437918890063">
            <text:p>13.54</text:p>
          </table:table-cell>
          <table:table-cell table:formula="of:=TAN(RADIANS([.R229]/2))*TAN(RADIANS([.R229]/2))" office:value-type="float" office:value="0.0430298357202177">
            <text:p>0.04</text:p>
          </table:table-cell>
          <table:table-cell table:formula="of:=4*DEGREES([.U229]*SIN(2*RADIANS([.I229]))-2*[.K229]*SIN(RADIANS([.J229]))+4*[.K229]*[.U229]*SIN(RADIANS([.J229]))*COS(2*RADIANS([.I229]))-0.5*[.U229]*[.U229]*SIN(4*RADIANS([.I229]))-1.25*[.K229]*[.K229]*SIN(2*RADIANS([.J229])))" office:value-type="float" office:value="-4.23754031416912">
            <text:p>-4.24</text:p>
          </table:table-cell>
          <table:table-cell table:formula="of:=DEGREES(ACOS(COS(RADIANS(90.833))/(COS(RADIANS([.$B$2]))*COS(RADIANS([.T229])))-TAN(RADIANS([.$B$2]))*TAN(RADIANS([.T229]))))" office:value-type="float" office:value="102.805928281058">
            <text:p>102.81</text:p>
          </table:table-cell>
          <table:table-cell table:style-name="ce7" table:formula="of:=(720-4*[.$B$3]-[.V229]+[.$B$4]*60)/1440" office:value-type="float" office:value="0.502942736329284">
            <text:p>12:04:14</text:p>
          </table:table-cell>
          <table:table-cell table:style-name="ce7" table:formula="of:=([.X229]*1440-[.W229]*4)/1440" office:value-type="float" office:value="0.217370713326344">
            <text:p>5:13:01</text:p>
          </table:table-cell>
          <table:table-cell table:style-name="ce7" table:formula="of:=([.X229]*1440+[.W229]*4)/1440" office:value-type="float" office:value="0.788514759332224">
            <text:p>18:55:28</text:p>
          </table:table-cell>
          <table:table-cell table:formula="of:=8*[.W229]" office:value-type="float" office:value="822.447426248468">
            <text:p>822.45</text:p>
          </table:table-cell>
          <table:table-cell table:formula="of:=MOD([.E229]*1440+[.V229]+4*[.$B$3]-60*[.$B$4];1440)" office:value-type="float" office:value="715.762459685831">
            <text:p>715.76</text:p>
          </table:table-cell>
          <table:table-cell table:formula="of:=IF([.AB229]/4&lt;0;[.AB229]/4+180;[.AB229]/4-180)" office:value-type="float" office:value="-1.05938507854228">
            <text:p>-1.06</text:p>
          </table:table-cell>
          <table:table-cell table:formula="of:=DEGREES(ACOS(SIN(RADIANS([.$B$2]))*SIN(RADIANS([.T229]))+COS(RADIANS([.$B$2]))*COS(RADIANS([.T229]))*COS(RADIANS([.AC229]))))" office:value-type="float" office:value="26.4725748703361">
            <text:p>26.47</text:p>
          </table:table-cell>
          <table:table-cell table:formula="of:=90-[.AD229]" office:value-type="float" office:value="63.5274251296639">
            <text:p>63.53</text:p>
          </table:table-cell>
          <table:table-cell table:formula="of:=IF([.AE229]&gt;85;0;IF([.AE229]&gt;5;58.1/TAN(RADIANS([.AE229]))-0.07/POWER(TAN(RADIANS([.AE229]));3)+0.000086/POWER(TAN(RADIANS([.AE229]));5);IF([.AE229]&gt;-0.575;1735+[.AE229]*(-518.2+[.AE229]*(103.4+[.AE229]*(-12.79+[.AE229]*0.711)));-20.772/TAN(RADIANS([.AE229])))))/3600" office:value-type="float" office:value="0.00803450959600921">
            <text:p>0.01</text:p>
          </table:table-cell>
          <table:table-cell table:formula="of:=[.AE229]+[.AF229]" office:value-type="float" office:value="63.5354596392599">
            <text:p>63.54</text:p>
          </table:table-cell>
          <table:table-cell table:formula="of:=IF([.AC229]&gt;0;MOD(DEGREES(ACOS(((SIN(RADIANS([.$B$2]))*COS(RADIANS([.AD229])))-SIN(RADIANS([.T229])))/(COS(RADIANS([.$B$2]))*SIN(RADIANS([.AD229])))))+180;360);MOD(540-DEGREES(ACOS(((SIN(RADIANS([.$B$2]))*COS(RADIANS([.AD229])))-SIN(RADIANS([.T229])))/(COS(RADIANS([.$B$2]))*SIN(RADIANS([.AD229])))));360))" office:value-type="float" office:value="177.689061930723">
            <text:p>177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29]+1" office:value-type="date" office:date-value="2026-08-17">
            <text:p>8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0]+2415018.5+[.E230]-[.$B$4]/24" office:value-type="float" office:value="2461270.29166667">
            <text:p>2461270.29</text:p>
          </table:table-cell>
          <table:table-cell table:style-name="ce9" table:formula="of:=([.F230]-2451545)/36525" office:value-type="float" office:value="0.266263974446722">
            <text:p>0.26626397</text:p>
          </table:table-cell>
          <table:table-cell/>
          <table:table-cell table:formula="of:=MOD(280.46646+[.G230]*(36000.76983+[.G230]*0.0003032);360)" office:value-type="float" office:value="146.174539573251">
            <text:p>146.17</text:p>
          </table:table-cell>
          <table:table-cell table:formula="of:=357.52911+[.G230]*(35999.05029-0.0001537*[.G230])" office:value-type="float" office:value="9942.77930562602">
            <text:p>9942.78</text:p>
          </table:table-cell>
          <table:table-cell table:formula="of:=0.016708634-[.G230]*(0.000042037+0.0000001267*[.G230])" office:value-type="float" office:value="0.0166974320787191">
            <text:p>0.02</text:p>
          </table:table-cell>
          <table:table-cell table:formula="of:=SIN(RADIANS([.J230]))*(1.914602-[.G230]*(0.004817+0.000014*[.G230]))+SIN(RADIANS(2*[.J230]))*(0.019993-0.000101*[.G230])+SIN(RADIANS(3*[.J230]))*0.000289" office:value-type="float" office:value="-1.2798009523229">
            <text:p>-1.28</text:p>
          </table:table-cell>
          <table:table-cell table:formula="of:=[.I230]+[.L230]" office:value-type="float" office:value="144.894738620928">
            <text:p>144.89</text:p>
          </table:table-cell>
          <table:table-cell table:formula="of:=[.J230]+[.L230]" office:value-type="float" office:value="9941.49950467369">
            <text:p>9941.5</text:p>
          </table:table-cell>
          <table:table-cell table:formula="of:=(1.000001018*(1-[.K230]*[.K230]))/(1+[.K230]*COS(RADIANS([.N230])))" office:value-type="float" office:value="1.01238280242511">
            <text:p>1.01</text:p>
          </table:table-cell>
          <table:table-cell table:formula="of:=[.M230]-0.00569-0.00478*SIN(RADIANS(125.04-1934.136*[.G230]))" office:value-type="float" office:value="144.891435060916">
            <text:p>144.89</text:p>
          </table:table-cell>
          <table:table-cell table:formula="of:=23+(26+((21.448-[.G230]*(46.815+[.G230]*(0.00059-[.G230]*0.001813))))/60)/60" office:value-type="float" office:value="23.4358285678977">
            <text:p>23.44</text:p>
          </table:table-cell>
          <table:table-cell table:formula="of:=[.Q230]+0.00256*COS(RADIANS(125.04-1934.136*[.G230]))" office:value-type="float" office:value="23.4380466926247">
            <text:p>23.44</text:p>
          </table:table-cell>
          <table:table-cell table:formula="of:=DEGREES(ATAN2(COS(RADIANS([.P230]));COS(RADIANS([.R230]))*SIN(RADIANS([.P230]))))" office:value-type="float" office:value="147.176843530186">
            <text:p>147.18</text:p>
          </table:table-cell>
          <table:table-cell table:formula="of:=DEGREES(ASIN(SIN(RADIANS([.R230]))*SIN(RADIANS([.P230]))))" office:value-type="float" office:value="13.2241458368112">
            <text:p>13.22</text:p>
          </table:table-cell>
          <table:table-cell table:formula="of:=TAN(RADIANS([.R230]/2))*TAN(RADIANS([.R230]/2))" office:value-type="float" office:value="0.0430298299187029">
            <text:p>0.04</text:p>
          </table:table-cell>
          <table:table-cell table:formula="of:=4*DEGREES([.U230]*SIN(2*RADIANS([.I230]))-2*[.K230]*SIN(RADIANS([.J230]))+4*[.K230]*[.U230]*SIN(RADIANS([.J230]))*COS(2*RADIANS([.I230]))-0.5*[.U230]*[.U230]*SIN(4*RADIANS([.I230]))-1.25*[.K230]*[.K230]*SIN(2*RADIANS([.J230])))" office:value-type="float" office:value="-4.02333728407748">
            <text:p>-4.02</text:p>
          </table:table-cell>
          <table:table-cell table:formula="of:=DEGREES(ACOS(COS(RADIANS(90.833))/(COS(RADIANS([.$B$2]))*COS(RADIANS([.T230])))-TAN(RADIANS([.$B$2]))*TAN(RADIANS([.T230]))))" office:value-type="float" office:value="102.513944992161">
            <text:p>102.51</text:p>
          </table:table-cell>
          <table:table-cell table:style-name="ce7" table:formula="of:=(720-4*[.$B$3]-[.V230]+[.$B$4]*60)/1440" office:value-type="float" office:value="0.502793984225054">
            <text:p>12:04:01</text:p>
          </table:table-cell>
          <table:table-cell table:style-name="ce7" table:formula="of:=([.X230]*1440-[.W230]*4)/1440" office:value-type="float" office:value="0.218033025913495">
            <text:p>5:13:58</text:p>
          </table:table-cell>
          <table:table-cell table:style-name="ce7" table:formula="of:=([.X230]*1440+[.W230]*4)/1440" office:value-type="float" office:value="0.787554942536613">
            <text:p>18:54:05</text:p>
          </table:table-cell>
          <table:table-cell table:formula="of:=8*[.W230]" office:value-type="float" office:value="820.111559937289">
            <text:p>820.11</text:p>
          </table:table-cell>
          <table:table-cell table:formula="of:=MOD([.E230]*1440+[.V230]+4*[.$B$3]-60*[.$B$4];1440)" office:value-type="float" office:value="715.976662715923">
            <text:p>715.98</text:p>
          </table:table-cell>
          <table:table-cell table:formula="of:=IF([.AB230]/4&lt;0;[.AB230]/4+180;[.AB230]/4-180)" office:value-type="float" office:value="-1.00583432101936">
            <text:p>-1.01</text:p>
          </table:table-cell>
          <table:table-cell table:formula="of:=DEGREES(ACOS(SIN(RADIANS([.$B$2]))*SIN(RADIANS([.T230]))+COS(RADIANS([.$B$2]))*COS(RADIANS([.T230]))*COS(RADIANS([.AC230]))))" office:value-type="float" office:value="26.7904646762171">
            <text:p>26.79</text:p>
          </table:table-cell>
          <table:table-cell table:formula="of:=90-[.AD230]" office:value-type="float" office:value="63.2095353237829">
            <text:p>63.21</text:p>
          </table:table-cell>
          <table:table-cell table:formula="of:=IF([.AE230]&gt;85;0;IF([.AE230]&gt;5;58.1/TAN(RADIANS([.AE230]))-0.07/POWER(TAN(RADIANS([.AE230]));3)+0.000086/POWER(TAN(RADIANS([.AE230]));5);IF([.AE230]&gt;-0.575;1735+[.AE230]*(-518.2+[.AE230]*(103.4+[.AE230]*(-12.79+[.AE230]*0.711)));-20.772/TAN(RADIANS([.AE230])))))/3600" office:value-type="float" office:value="0.00814646612262844">
            <text:p>0.01</text:p>
          </table:table-cell>
          <table:table-cell table:formula="of:=[.AE230]+[.AF230]" office:value-type="float" office:value="63.2176817899055">
            <text:p>63.22</text:p>
          </table:table-cell>
          <table:table-cell table:formula="of:=IF([.AC230]&gt;0;MOD(DEGREES(ACOS(((SIN(RADIANS([.$B$2]))*COS(RADIANS([.AD230])))-SIN(RADIANS([.T230])))/(COS(RADIANS([.$B$2]))*SIN(RADIANS([.AD230])))))+180;360);MOD(540-DEGREES(ACOS(((SIN(RADIANS([.$B$2]))*COS(RADIANS([.AD230])))-SIN(RADIANS([.T230])))/(COS(RADIANS([.$B$2]))*SIN(RADIANS([.AD230])))));360))" office:value-type="float" office:value="177.827194061627">
            <text:p>177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0]+1" office:value-type="date" office:date-value="2026-08-18">
            <text:p>8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1]+2415018.5+[.E231]-[.$B$4]/24" office:value-type="float" office:value="2461271.29166667">
            <text:p>2461271.29</text:p>
          </table:table-cell>
          <table:table-cell table:style-name="ce9" table:formula="of:=([.F231]-2451545)/36525" office:value-type="float" office:value="0.266291352954593">
            <text:p>0.26629135</text:p>
          </table:table-cell>
          <table:table-cell/>
          <table:table-cell table:formula="of:=MOD(280.46646+[.G231]*(36000.76983+[.G231]*0.0003032);360)" office:value-type="float" office:value="147.160186937836">
            <text:p>147.16</text:p>
          </table:table-cell>
          <table:table-cell table:formula="of:=357.52911+[.G231]*(35999.05029-0.0001537*[.G231])" office:value-type="float" office:value="9943.7649059055">
            <text:p>9943.76</text:p>
          </table:table-cell>
          <table:table-cell table:formula="of:=0.016708634-[.G231]*(0.000042037+0.0000001267*[.G231])" office:value-type="float" office:value="0.0166974309259614">
            <text:p>0.02</text:p>
          </table:table-cell>
          <table:table-cell table:formula="of:=SIN(RADIANS([.J231]))*(1.914602-[.G231]*(0.004817+0.000014*[.G231]))+SIN(RADIANS(2*[.J231]))*(0.019993-0.000101*[.G231])+SIN(RADIANS(3*[.J231]))*0.000289" office:value-type="float" office:value="-1.30371367449325">
            <text:p>-1.3</text:p>
          </table:table-cell>
          <table:table-cell table:formula="of:=[.I231]+[.L231]" office:value-type="float" office:value="145.856473263342">
            <text:p>145.86</text:p>
          </table:table-cell>
          <table:table-cell table:formula="of:=[.J231]+[.L231]" office:value-type="float" office:value="9942.46119223101">
            <text:p>9942.46</text:p>
          </table:table-cell>
          <table:table-cell table:formula="of:=(1.000001018*(1-[.K231]*[.K231]))/(1+[.K231]*COS(RADIANS([.N231])))" office:value-type="float" office:value="1.01219065658751">
            <text:p>1.01</text:p>
          </table:table-cell>
          <table:table-cell table:formula="of:=[.M231]-0.00569-0.00478*SIN(RADIANS(125.04-1934.136*[.G231]))" office:value-type="float" office:value="145.8531735301">
            <text:p>145.85</text:p>
          </table:table-cell>
          <table:table-cell table:formula="of:=23+(26+((21.448-[.G231]*(46.815+[.G231]*(0.00059-[.G231]*0.001813))))/60)/60" office:value-type="float" office:value="23.4358282118635">
            <text:p>23.44</text:p>
          </table:table-cell>
          <table:table-cell table:formula="of:=[.Q231]+0.00256*COS(RADIANS(125.04-1934.136*[.G231]))" office:value-type="float" office:value="23.4380451544072">
            <text:p>23.44</text:p>
          </table:table-cell>
          <table:table-cell table:formula="of:=DEGREES(ATAN2(COS(RADIANS([.P231]));COS(RADIANS([.R231]))*SIN(RADIANS([.P231]))))" office:value-type="float" office:value="148.106735569434">
            <text:p>148.11</text:p>
          </table:table-cell>
          <table:table-cell table:formula="of:=DEGREES(ASIN(SIN(RADIANS([.R231]))*SIN(RADIANS([.P231]))))" office:value-type="float" office:value="12.9010105524409">
            <text:p>12.9</text:p>
          </table:table-cell>
          <table:table-cell table:formula="of:=TAN(RADIANS([.R231]/2))*TAN(RADIANS([.R231]/2))" office:value-type="float" office:value="0.0430298241100338">
            <text:p>0.04</text:p>
          </table:table-cell>
          <table:table-cell table:formula="of:=4*DEGREES([.U231]*SIN(2*RADIANS([.I231]))-2*[.K231]*SIN(RADIANS([.J231]))+4*[.K231]*[.U231]*SIN(RADIANS([.J231]))*COS(2*RADIANS([.I231]))-0.5*[.U231]*[.U231]*SIN(4*RADIANS([.I231]))-1.25*[.K231]*[.K231]*SIN(2*RADIANS([.J231])))" office:value-type="float" office:value="-3.80076621926578">
            <text:p>-3.8</text:p>
          </table:table-cell>
          <table:table-cell table:formula="of:=DEGREES(ACOS(COS(RADIANS(90.833))/(COS(RADIANS([.$B$2]))*COS(RADIANS([.T231])))-TAN(RADIANS([.$B$2]))*TAN(RADIANS([.T231]))))" office:value-type="float" office:value="102.219921569499">
            <text:p>102.22</text:p>
          </table:table-cell>
          <table:table-cell table:style-name="ce7" table:formula="of:=(720-4*[.$B$3]-[.V231]+[.$B$4]*60)/1440" office:value-type="float" office:value="0.502639420985601">
            <text:p>12:03:48</text:p>
          </table:table-cell>
          <table:table-cell table:style-name="ce7" table:formula="of:=([.X231]*1440-[.W231]*4)/1440" office:value-type="float" office:value="0.21869519440366">
            <text:p>5:14:55</text:p>
          </table:table-cell>
          <table:table-cell table:style-name="ce7" table:formula="of:=([.X231]*1440+[.W231]*4)/1440" office:value-type="float" office:value="0.786583647567543">
            <text:p>18:52:41</text:p>
          </table:table-cell>
          <table:table-cell table:formula="of:=8*[.W231]" office:value-type="float" office:value="817.759372555991">
            <text:p>817.76</text:p>
          </table:table-cell>
          <table:table-cell table:formula="of:=MOD([.E231]*1440+[.V231]+4*[.$B$3]-60*[.$B$4];1440)" office:value-type="float" office:value="716.199233780734">
            <text:p>716.2</text:p>
          </table:table-cell>
          <table:table-cell table:formula="of:=IF([.AB231]/4&lt;0;[.AB231]/4+180;[.AB231]/4-180)" office:value-type="float" office:value="-0.950191554816456">
            <text:p>-0.95</text:p>
          </table:table-cell>
          <table:table-cell table:formula="of:=DEGREES(ACOS(SIN(RADIANS([.$B$2]))*SIN(RADIANS([.T231]))+COS(RADIANS([.$B$2]))*COS(RADIANS([.T231]))*COS(RADIANS([.AC231]))))" office:value-type="float" office:value="27.1119015911683">
            <text:p>27.11</text:p>
          </table:table-cell>
          <table:table-cell table:formula="of:=90-[.AD231]" office:value-type="float" office:value="62.8880984088317">
            <text:p>62.89</text:p>
          </table:table-cell>
          <table:table-cell table:formula="of:=IF([.AE231]&gt;85;0;IF([.AE231]&gt;5;58.1/TAN(RADIANS([.AE231]))-0.07/POWER(TAN(RADIANS([.AE231]));3)+0.000086/POWER(TAN(RADIANS([.AE231]));5);IF([.AE231]&gt;-0.575;1735+[.AE231]*(-518.2+[.AE231]*(103.4+[.AE231]*(-12.79+[.AE231]*0.711)));-20.772/TAN(RADIANS([.AE231])))))/3600" office:value-type="float" office:value="0.00826030864830924">
            <text:p>0.01</text:p>
          </table:table-cell>
          <table:table-cell table:formula="of:=[.AE231]+[.AF231]" office:value-type="float" office:value="62.89635871748">
            <text:p>62.9</text:p>
          </table:table-cell>
          <table:table-cell table:formula="of:=IF([.AC231]&gt;0;MOD(DEGREES(ACOS(((SIN(RADIANS([.$B$2]))*COS(RADIANS([.AD231])))-SIN(RADIANS([.T231])))/(COS(RADIANS([.$B$2]))*SIN(RADIANS([.AD231])))))+180;360);MOD(540-DEGREES(ACOS(((SIN(RADIANS([.$B$2]))*COS(RADIANS([.AD231])))-SIN(RADIANS([.T231])))/(COS(RADIANS([.$B$2]))*SIN(RADIANS([.AD231])))));360))" office:value-type="float" office:value="177.967308829355">
            <text:p>177.9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1]+1" office:value-type="date" office:date-value="2026-08-19">
            <text:p>8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2]+2415018.5+[.E232]-[.$B$4]/24" office:value-type="float" office:value="2461272.29166667">
            <text:p>2461272.29</text:p>
          </table:table-cell>
          <table:table-cell table:style-name="ce9" table:formula="of:=([.F232]-2451545)/36525" office:value-type="float" office:value="0.266318731462464">
            <text:p>0.26631873</text:p>
          </table:table-cell>
          <table:table-cell/>
          <table:table-cell table:formula="of:=MOD(280.46646+[.G232]*(36000.76983+[.G232]*0.0003032);360)" office:value-type="float" office:value="148.145834302421">
            <text:p>148.15</text:p>
          </table:table-cell>
          <table:table-cell table:formula="of:=357.52911+[.G232]*(35999.05029-0.0001537*[.G232])" office:value-type="float" office:value="9944.75050618498">
            <text:p>9944.75</text:p>
          </table:table-cell>
          <table:table-cell table:formula="of:=0.016708634-[.G232]*(0.000042037+0.0000001267*[.G232])" office:value-type="float" office:value="0.0166974297732035">
            <text:p>0.02</text:p>
          </table:table-cell>
          <table:table-cell table:formula="of:=SIN(RADIANS([.J232]))*(1.914602-[.G232]*(0.004817+0.000014*[.G232]))+SIN(RADIANS(2*[.J232]))*(0.019993-0.000101*[.G232])+SIN(RADIANS(3*[.J232]))*0.000289" office:value-type="float" office:value="-1.32725781573464">
            <text:p>-1.33</text:p>
          </table:table-cell>
          <table:table-cell table:formula="of:=[.I232]+[.L232]" office:value-type="float" office:value="146.818576486686">
            <text:p>146.82</text:p>
          </table:table-cell>
          <table:table-cell table:formula="of:=[.J232]+[.L232]" office:value-type="float" office:value="9943.42324836925">
            <text:p>9943.42</text:p>
          </table:table-cell>
          <table:table-cell table:formula="of:=(1.000001018*(1-[.K232]*[.K232]))/(1+[.K232]*COS(RADIANS([.N232])))" office:value-type="float" office:value="1.01199495304825">
            <text:p>1.01</text:p>
          </table:table-cell>
          <table:table-cell table:formula="of:=[.M232]-0.00569-0.00478*SIN(RADIANS(125.04-1934.136*[.G232]))" office:value-type="float" office:value="146.815280578172">
            <text:p>146.82</text:p>
          </table:table-cell>
          <table:table-cell table:formula="of:=23+(26+((21.448-[.G232]*(46.815+[.G232]*(0.00059-[.G232]*0.001813))))/60)/60" office:value-type="float" office:value="23.4358278558294">
            <text:p>23.44</text:p>
          </table:table-cell>
          <table:table-cell table:formula="of:=[.Q232]+0.00256*COS(RADIANS(125.04-1934.136*[.G232]))" office:value-type="float" office:value="23.4380436142961">
            <text:p>23.44</text:p>
          </table:table-cell>
          <table:table-cell table:formula="of:=DEGREES(ATAN2(COS(RADIANS([.P232]));COS(RADIANS([.R232]))*SIN(RADIANS([.P232]))))" office:value-type="float" office:value="149.034571207402">
            <text:p>149.03</text:p>
          </table:table-cell>
          <table:table-cell table:formula="of:=DEGREES(ASIN(SIN(RADIANS([.R232]))*SIN(RADIANS([.P232]))))" office:value-type="float" office:value="12.5744737041413">
            <text:p>12.57</text:p>
          </table:table-cell>
          <table:table-cell table:formula="of:=TAN(RADIANS([.R232]/2))*TAN(RADIANS([.R232]/2))" office:value-type="float" office:value="0.0430298182942143">
            <text:p>0.04</text:p>
          </table:table-cell>
          <table:table-cell table:formula="of:=4*DEGREES([.U232]*SIN(2*RADIANS([.I232]))-2*[.K232]*SIN(RADIANS([.J232]))+4*[.K232]*[.U232]*SIN(RADIANS([.J232]))*COS(2*RADIANS([.I232]))-0.5*[.U232]*[.U232]*SIN(4*RADIANS([.I232]))-1.25*[.K232]*[.K232]*SIN(2*RADIANS([.J232])))" office:value-type="float" office:value="-3.57001966575042">
            <text:p>-3.57</text:p>
          </table:table-cell>
          <table:table-cell table:formula="of:=DEGREES(ACOS(COS(RADIANS(90.833))/(COS(RADIANS([.$B$2]))*COS(RADIANS([.T232])))-TAN(RADIANS([.$B$2]))*TAN(RADIANS([.T232]))))" office:value-type="float" office:value="101.923940699237">
            <text:p>101.92</text:p>
          </table:table-cell>
          <table:table-cell table:style-name="ce7" table:formula="of:=(720-4*[.$B$3]-[.V232]+[.$B$4]*60)/1440" office:value-type="float" office:value="0.502479180323438">
            <text:p>12:03:34</text:p>
          </table:table-cell>
          <table:table-cell table:style-name="ce7" table:formula="of:=([.X232]*1440-[.W232]*4)/1440" office:value-type="float" office:value="0.219357122825556">
            <text:p>5:15:52</text:p>
          </table:table-cell>
          <table:table-cell table:style-name="ce7" table:formula="of:=([.X232]*1440+[.W232]*4)/1440" office:value-type="float" office:value="0.78560123782132">
            <text:p>18:51:16</text:p>
          </table:table-cell>
          <table:table-cell table:formula="of:=8*[.W232]" office:value-type="float" office:value="815.3915255939">
            <text:p>815.39</text:p>
          </table:table-cell>
          <table:table-cell table:formula="of:=MOD([.E232]*1440+[.V232]+4*[.$B$3]-60*[.$B$4];1440)" office:value-type="float" office:value="716.42998033425">
            <text:p>716.43</text:p>
          </table:table-cell>
          <table:table-cell table:formula="of:=IF([.AB232]/4&lt;0;[.AB232]/4+180;[.AB232]/4-180)" office:value-type="float" office:value="-0.892504916437616">
            <text:p>-0.89</text:p>
          </table:table-cell>
          <table:table-cell table:formula="of:=DEGREES(ACOS(SIN(RADIANS([.$B$2]))*SIN(RADIANS([.T232]))+COS(RADIANS([.$B$2]))*COS(RADIANS([.T232]))*COS(RADIANS([.AC232]))))" office:value-type="float" office:value="27.4368078233894">
            <text:p>27.44</text:p>
          </table:table-cell>
          <table:table-cell table:formula="of:=90-[.AD232]" office:value-type="float" office:value="62.5631921766106">
            <text:p>62.56</text:p>
          </table:table-cell>
          <table:table-cell table:formula="of:=IF([.AE232]&gt;85;0;IF([.AE232]&gt;5;58.1/TAN(RADIANS([.AE232]))-0.07/POWER(TAN(RADIANS([.AE232]));3)+0.000086/POWER(TAN(RADIANS([.AE232]));5);IF([.AE232]&gt;-0.575;1735+[.AE232]*(-518.2+[.AE232]*(103.4+[.AE232]*(-12.79+[.AE232]*0.711)));-20.772/TAN(RADIANS([.AE232])))))/3600" office:value-type="float" office:value="0.00837604342317951">
            <text:p>0.01</text:p>
          </table:table-cell>
          <table:table-cell table:formula="of:=[.AE232]+[.AF232]" office:value-type="float" office:value="62.5715682200338">
            <text:p>62.57</text:p>
          </table:table-cell>
          <table:table-cell table:formula="of:=IF([.AC232]&gt;0;MOD(DEGREES(ACOS(((SIN(RADIANS([.$B$2]))*COS(RADIANS([.AD232])))-SIN(RADIANS([.T232])))/(COS(RADIANS([.$B$2]))*SIN(RADIANS([.AD232])))))+180;360);MOD(540-DEGREES(ACOS(((SIN(RADIANS([.$B$2]))*COS(RADIANS([.AD232])))-SIN(RADIANS([.T232])))/(COS(RADIANS([.$B$2]))*SIN(RADIANS([.AD232])))));360))" office:value-type="float" office:value="178.109208532845">
            <text:p>178.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2]+1" office:value-type="date" office:date-value="2026-08-20">
            <text:p>8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3]+2415018.5+[.E233]-[.$B$4]/24" office:value-type="float" office:value="2461273.29166667">
            <text:p>2461273.29</text:p>
          </table:table-cell>
          <table:table-cell table:style-name="ce9" table:formula="of:=([.F233]-2451545)/36525" office:value-type="float" office:value="0.266346109970336">
            <text:p>0.26634611</text:p>
          </table:table-cell>
          <table:table-cell/>
          <table:table-cell table:formula="of:=MOD(280.46646+[.G233]*(36000.76983+[.G233]*0.0003032);360)" office:value-type="float" office:value="149.131481667006">
            <text:p>149.13</text:p>
          </table:table-cell>
          <table:table-cell table:formula="of:=357.52911+[.G233]*(35999.05029-0.0001537*[.G233])" office:value-type="float" office:value="9945.73610646447">
            <text:p>9945.74</text:p>
          </table:table-cell>
          <table:table-cell table:formula="of:=0.016708634-[.G233]*(0.000042037+0.0000001267*[.G233])" office:value-type="float" office:value="0.0166974286204455">
            <text:p>0.02</text:p>
          </table:table-cell>
          <table:table-cell table:formula="of:=SIN(RADIANS([.J233]))*(1.914602-[.G233]*(0.004817+0.000014*[.G233]))+SIN(RADIANS(2*[.J233]))*(0.019993-0.000101*[.G233])+SIN(RADIANS(3*[.J233]))*0.000289" office:value-type="float" office:value="-1.35042644913327">
            <text:p>-1.35</text:p>
          </table:table-cell>
          <table:table-cell table:formula="of:=[.I233]+[.L233]" office:value-type="float" office:value="147.781055217872">
            <text:p>147.78</text:p>
          </table:table-cell>
          <table:table-cell table:formula="of:=[.J233]+[.L233]" office:value-type="float" office:value="9944.38568001534">
            <text:p>9944.39</text:p>
          </table:table-cell>
          <table:table-cell table:formula="of:=(1.000001018*(1-[.K233]*[.K233]))/(1+[.K233]*COS(RADIANS([.N233])))" office:value-type="float" office:value="1.01179574561824">
            <text:p>1.01</text:p>
          </table:table-cell>
          <table:table-cell table:formula="of:=[.M233]-0.00569-0.00478*SIN(RADIANS(125.04-1934.136*[.G233]))" office:value-type="float" office:value="147.777763132041">
            <text:p>147.78</text:p>
          </table:table-cell>
          <table:table-cell table:formula="of:=23+(26+((21.448-[.G233]*(46.815+[.G233]*(0.00059-[.G233]*0.001813))))/60)/60" office:value-type="float" office:value="23.4358274997953">
            <text:p>23.44</text:p>
          </table:table-cell>
          <table:table-cell table:formula="of:=[.Q233]+0.00256*COS(RADIANS(125.04-1934.136*[.G233]))" office:value-type="float" office:value="23.4380420722923">
            <text:p>23.44</text:p>
          </table:table-cell>
          <table:table-cell table:formula="of:=DEGREES(ATAN2(COS(RADIANS([.P233]));COS(RADIANS([.R233]))*SIN(RADIANS([.P233]))))" office:value-type="float" office:value="149.960400198505">
            <text:p>149.96</text:p>
          </table:table-cell>
          <table:table-cell table:formula="of:=DEGREES(ASIN(SIN(RADIANS([.R233]))*SIN(RADIANS([.P233]))))" office:value-type="float" office:value="12.2446231481149">
            <text:p>12.24</text:p>
          </table:table-cell>
          <table:table-cell table:formula="of:=TAN(RADIANS([.R233]/2))*TAN(RADIANS([.R233]/2))" office:value-type="float" office:value="0.043029812471248">
            <text:p>0.04</text:p>
          </table:table-cell>
          <table:table-cell table:formula="of:=4*DEGREES([.U233]*SIN(2*RADIANS([.I233]))-2*[.K233]*SIN(RADIANS([.J233]))+4*[.K233]*[.U233]*SIN(RADIANS([.J233]))*COS(2*RADIANS([.I233]))-0.5*[.U233]*[.U233]*SIN(4*RADIANS([.I233]))-1.25*[.K233]*[.K233]*SIN(2*RADIANS([.J233])))" office:value-type="float" office:value="-3.33129799567126">
            <text:p>-3.33</text:p>
          </table:table-cell>
          <table:table-cell table:formula="of:=DEGREES(ACOS(COS(RADIANS(90.833))/(COS(RADIANS([.$B$2]))*COS(RADIANS([.T233])))-TAN(RADIANS([.$B$2]))*TAN(RADIANS([.T233]))))" office:value-type="float" office:value="101.626082825821">
            <text:p>101.63</text:p>
          </table:table-cell>
          <table:table-cell table:style-name="ce7" table:formula="of:=(720-4*[.$B$3]-[.V233]+[.$B$4]*60)/1440" office:value-type="float" office:value="0.502313401385883">
            <text:p>12:03:20</text:p>
          </table:table-cell>
          <table:table-cell table:style-name="ce7" table:formula="of:=([.X233]*1440-[.W233]*4)/1440" office:value-type="float" office:value="0.220018726869714">
            <text:p>5:16:50</text:p>
          </table:table-cell>
          <table:table-cell table:style-name="ce7" table:formula="of:=([.X233]*1440+[.W233]*4)/1440" office:value-type="float" office:value="0.784608075902051">
            <text:p>18:49:50</text:p>
          </table:table-cell>
          <table:table-cell table:formula="of:=8*[.W233]" office:value-type="float" office:value="813.008662606566">
            <text:p>813.01</text:p>
          </table:table-cell>
          <table:table-cell table:formula="of:=MOD([.E233]*1440+[.V233]+4*[.$B$3]-60*[.$B$4];1440)" office:value-type="float" office:value="716.668702004329">
            <text:p>716.67</text:p>
          </table:table-cell>
          <table:table-cell table:formula="of:=IF([.AB233]/4&lt;0;[.AB233]/4+180;[.AB233]/4-180)" office:value-type="float" office:value="-0.83282449891783">
            <text:p>-0.83</text:p>
          </table:table-cell>
          <table:table-cell table:formula="of:=DEGREES(ACOS(SIN(RADIANS([.$B$2]))*SIN(RADIANS([.T233]))+COS(RADIANS([.$B$2]))*COS(RADIANS([.T233]))*COS(RADIANS([.AC233]))))" office:value-type="float" office:value="27.765105058411">
            <text:p>27.77</text:p>
          </table:table-cell>
          <table:table-cell table:formula="of:=90-[.AD233]" office:value-type="float" office:value="62.234894941589">
            <text:p>62.23</text:p>
          </table:table-cell>
          <table:table-cell table:formula="of:=IF([.AE233]&gt;85;0;IF([.AE233]&gt;5;58.1/TAN(RADIANS([.AE233]))-0.07/POWER(TAN(RADIANS([.AE233]));3)+0.000086/POWER(TAN(RADIANS([.AE233]));5);IF([.AE233]&gt;-0.575;1735+[.AE233]*(-518.2+[.AE233]*(103.4+[.AE233]*(-12.79+[.AE233]*0.711)));-20.772/TAN(RADIANS([.AE233])))))/3600" office:value-type="float" office:value="0.00849367716857274">
            <text:p>0.01</text:p>
          </table:table-cell>
          <table:table-cell table:formula="of:=[.AE233]+[.AF233]" office:value-type="float" office:value="62.2433886187575">
            <text:p>62.24</text:p>
          </table:table-cell>
          <table:table-cell table:formula="of:=IF([.AC233]&gt;0;MOD(DEGREES(ACOS(((SIN(RADIANS([.$B$2]))*COS(RADIANS([.AD233])))-SIN(RADIANS([.T233])))/(COS(RADIANS([.$B$2]))*SIN(RADIANS([.AD233])))))+180;360);MOD(540-DEGREES(ACOS(((SIN(RADIANS([.$B$2]))*COS(RADIANS([.AD233])))-SIN(RADIANS([.T233])))/(COS(RADIANS([.$B$2]))*SIN(RADIANS([.AD233])))));360))" office:value-type="float" office:value="178.252699570869">
            <text:p>178.2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3]+1" office:value-type="date" office:date-value="2026-08-21">
            <text:p>8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4]+2415018.5+[.E234]-[.$B$4]/24" office:value-type="float" office:value="2461274.29166667">
            <text:p>2461274.29</text:p>
          </table:table-cell>
          <table:table-cell table:style-name="ce9" table:formula="of:=([.F234]-2451545)/36525" office:value-type="float" office:value="0.266373488478207">
            <text:p>0.26637349</text:p>
          </table:table-cell>
          <table:table-cell/>
          <table:table-cell table:formula="of:=MOD(280.46646+[.G234]*(36000.76983+[.G234]*0.0003032);360)" office:value-type="float" office:value="150.117129031592">
            <text:p>150.12</text:p>
          </table:table-cell>
          <table:table-cell table:formula="of:=357.52911+[.G234]*(35999.05029-0.0001537*[.G234])" office:value-type="float" office:value="9946.72170674395">
            <text:p>9946.72</text:p>
          </table:table-cell>
          <table:table-cell table:formula="of:=0.016708634-[.G234]*(0.000042037+0.0000001267*[.G234])" office:value-type="float" office:value="0.0166974274676872">
            <text:p>0.02</text:p>
          </table:table-cell>
          <table:table-cell table:formula="of:=SIN(RADIANS([.J234]))*(1.914602-[.G234]*(0.004817+0.000014*[.G234]))+SIN(RADIANS(2*[.J234]))*(0.019993-0.000101*[.G234])+SIN(RADIANS(3*[.J234]))*0.000289" office:value-type="float" office:value="-1.37321273921972">
            <text:p>-1.37</text:p>
          </table:table-cell>
          <table:table-cell table:formula="of:=[.I234]+[.L234]" office:value-type="float" office:value="148.743916292373">
            <text:p>148.74</text:p>
          </table:table-cell>
          <table:table-cell table:formula="of:=[.J234]+[.L234]" office:value-type="float" office:value="9945.34849400473">
            <text:p>9945.35</text:p>
          </table:table-cell>
          <table:table-cell table:formula="of:=(1.000001018*(1-[.K234]*[.K234]))/(1+[.K234]*COS(RADIANS([.N234])))" office:value-type="float" office:value="1.01159308913679">
            <text:p>1.01</text:p>
          </table:table-cell>
          <table:table-cell table:formula="of:=[.M234]-0.00569-0.00478*SIN(RADIANS(125.04-1934.136*[.G234]))" office:value-type="float" office:value="148.740628027177">
            <text:p>148.74</text:p>
          </table:table-cell>
          <table:table-cell table:formula="of:=23+(26+((21.448-[.G234]*(46.815+[.G234]*(0.00059-[.G234]*0.001813))))/60)/60" office:value-type="float" office:value="23.4358271437611">
            <text:p>23.44</text:p>
          </table:table-cell>
          <table:table-cell table:formula="of:=[.Q234]+0.00256*COS(RADIANS(125.04-1934.136*[.G234]))" office:value-type="float" office:value="23.4380405283969">
            <text:p>23.44</text:p>
          </table:table-cell>
          <table:table-cell table:formula="of:=DEGREES(ATAN2(COS(RADIANS([.P234]));COS(RADIANS([.R234]))*SIN(RADIANS([.P234]))))" office:value-type="float" office:value="150.884274296015">
            <text:p>150.88</text:p>
          </table:table-cell>
          <table:table-cell table:formula="of:=DEGREES(ASIN(SIN(RADIANS([.R234]))*SIN(RADIANS([.P234]))))" office:value-type="float" office:value="11.9115469135085">
            <text:p>11.91</text:p>
          </table:table-cell>
          <table:table-cell table:formula="of:=TAN(RADIANS([.R234]/2))*TAN(RADIANS([.R234]/2))" office:value-type="float" office:value="0.0430298066411389">
            <text:p>0.04</text:p>
          </table:table-cell>
          <table:table-cell table:formula="of:=4*DEGREES([.U234]*SIN(2*RADIANS([.I234]))-2*[.K234]*SIN(RADIANS([.J234]))+4*[.K234]*[.U234]*SIN(RADIANS([.J234]))*COS(2*RADIANS([.I234]))-0.5*[.U234]*[.U234]*SIN(4*RADIANS([.I234]))-1.25*[.K234]*[.K234]*SIN(2*RADIANS([.J234])))" office:value-type="float" office:value="-3.08480910151618">
            <text:p>-3.08</text:p>
          </table:table-cell>
          <table:table-cell table:formula="of:=DEGREES(ACOS(COS(RADIANS(90.833))/(COS(RADIANS([.$B$2]))*COS(RADIANS([.T234])))-TAN(RADIANS([.$B$2]))*TAN(RADIANS([.T234]))))" office:value-type="float" office:value="101.326426176889">
            <text:p>101.33</text:p>
          </table:table-cell>
          <table:table-cell table:style-name="ce7" table:formula="of:=(720-4*[.$B$3]-[.V234]+[.$B$4]*60)/1440" office:value-type="float" office:value="0.50214222854272">
            <text:p>12:03:05</text:p>
          </table:table-cell>
          <table:table-cell table:style-name="ce7" table:formula="of:=([.X234]*1440-[.W234]*4)/1440" office:value-type="float" office:value="0.220679933606915">
            <text:p>5:17:47</text:p>
          </table:table-cell>
          <table:table-cell table:style-name="ce7" table:formula="of:=([.X234]*1440+[.W234]*4)/1440" office:value-type="float" office:value="0.783604523478523">
            <text:p>18:48:23</text:p>
          </table:table-cell>
          <table:table-cell table:formula="of:=8*[.W234]" office:value-type="float" office:value="810.611409415116">
            <text:p>810.61</text:p>
          </table:table-cell>
          <table:table-cell table:formula="of:=MOD([.E234]*1440+[.V234]+4*[.$B$3]-60*[.$B$4];1440)" office:value-type="float" office:value="716.915190898484">
            <text:p>716.92</text:p>
          </table:table-cell>
          <table:table-cell table:formula="of:=IF([.AB234]/4&lt;0;[.AB234]/4+180;[.AB234]/4-180)" office:value-type="float" office:value="-0.771202275379039">
            <text:p>-0.77</text:p>
          </table:table-cell>
          <table:table-cell table:formula="of:=DEGREES(ACOS(SIN(RADIANS([.$B$2]))*SIN(RADIANS([.T234]))+COS(RADIANS([.$B$2]))*COS(RADIANS([.T234]))*COS(RADIANS([.AC234]))))" office:value-type="float" office:value="28.0967144395901">
            <text:p>28.1</text:p>
          </table:table-cell>
          <table:table-cell table:formula="of:=90-[.AD234]" office:value-type="float" office:value="61.9032855604099">
            <text:p>61.9</text:p>
          </table:table-cell>
          <table:table-cell table:formula="of:=IF([.AE234]&gt;85;0;IF([.AE234]&gt;5;58.1/TAN(RADIANS([.AE234]))-0.07/POWER(TAN(RADIANS([.AE234]));3)+0.000086/POWER(TAN(RADIANS([.AE234]));5);IF([.AE234]&gt;-0.575;1735+[.AE234]*(-518.2+[.AE234]*(103.4+[.AE234]*(-12.79+[.AE234]*0.711)));-20.772/TAN(RADIANS([.AE234])))))/3600" office:value-type="float" office:value="0.00861321706958661">
            <text:p>0.01</text:p>
          </table:table-cell>
          <table:table-cell table:formula="of:=[.AE234]+[.AF234]" office:value-type="float" office:value="61.9118987774795">
            <text:p>61.91</text:p>
          </table:table-cell>
          <table:table-cell table:formula="of:=IF([.AC234]&gt;0;MOD(DEGREES(ACOS(((SIN(RADIANS([.$B$2]))*COS(RADIANS([.AD234])))-SIN(RADIANS([.T234])))/(COS(RADIANS([.$B$2]))*SIN(RADIANS([.AD234])))))+180;360);MOD(540-DEGREES(ACOS(((SIN(RADIANS([.$B$2]))*COS(RADIANS([.AD234])))-SIN(RADIANS([.T234])))/(COS(RADIANS([.$B$2]))*SIN(RADIANS([.AD234])))));360))" office:value-type="float" office:value="178.397592562985">
            <text:p>178.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4]+1" office:value-type="date" office:date-value="2026-08-22">
            <text:p>8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5]+2415018.5+[.E235]-[.$B$4]/24" office:value-type="float" office:value="2461275.29166667">
            <text:p>2461275.29</text:p>
          </table:table-cell>
          <table:table-cell table:style-name="ce9" table:formula="of:=([.F235]-2451545)/36525" office:value-type="float" office:value="0.266400866986078">
            <text:p>0.26640087</text:p>
          </table:table-cell>
          <table:table-cell/>
          <table:table-cell table:formula="of:=MOD(280.46646+[.G235]*(36000.76983+[.G235]*0.0003032);360)" office:value-type="float" office:value="151.102776396179">
            <text:p>151.1</text:p>
          </table:table-cell>
          <table:table-cell table:formula="of:=357.52911+[.G235]*(35999.05029-0.0001537*[.G235])" office:value-type="float" office:value="9947.70730702343">
            <text:p>9947.71</text:p>
          </table:table-cell>
          <table:table-cell table:formula="of:=0.016708634-[.G235]*(0.000042037+0.0000001267*[.G235])" office:value-type="float" office:value="0.0166974263149287">
            <text:p>0.02</text:p>
          </table:table-cell>
          <table:table-cell table:formula="of:=SIN(RADIANS([.J235]))*(1.914602-[.G235]*(0.004817+0.000014*[.G235]))+SIN(RADIANS(2*[.J235]))*(0.019993-0.000101*[.G235])+SIN(RADIANS(3*[.J235]))*0.000289" office:value-type="float" office:value="-1.39560994393082">
            <text:p>-1.4</text:p>
          </table:table-cell>
          <table:table-cell table:formula="of:=[.I235]+[.L235]" office:value-type="float" office:value="149.707166452248">
            <text:p>149.71</text:p>
          </table:table-cell>
          <table:table-cell table:formula="of:=[.J235]+[.L235]" office:value-type="float" office:value="9946.3116970795">
            <text:p>9946.31</text:p>
          </table:table-cell>
          <table:table-cell table:formula="of:=(1.000001018*(1-[.K235]*[.K235]))/(1+[.K235]*COS(RADIANS([.N235])))" office:value-type="float" office:value="1.01138703946002">
            <text:p>1.01</text:p>
          </table:table-cell>
          <table:table-cell table:formula="of:=[.M235]-0.00569-0.00478*SIN(RADIANS(125.04-1934.136*[.G235]))" office:value-type="float" office:value="149.703882005636">
            <text:p>149.7</text:p>
          </table:table-cell>
          <table:table-cell table:formula="of:=23+(26+((21.448-[.G235]*(46.815+[.G235]*(0.00059-[.G235]*0.001813))))/60)/60" office:value-type="float" office:value="23.435826787727">
            <text:p>23.44</text:p>
          </table:table-cell>
          <table:table-cell table:formula="of:=[.Q235]+0.00256*COS(RADIANS(125.04-1934.136*[.G235]))" office:value-type="float" office:value="23.4380389826108">
            <text:p>23.44</text:p>
          </table:table-cell>
          <table:table-cell table:formula="of:=DEGREES(ATAN2(COS(RADIANS([.P235]));COS(RADIANS([.R235]))*SIN(RADIANS([.P235]))))" office:value-type="float" office:value="151.806247185983">
            <text:p>151.81</text:p>
          </table:table-cell>
          <table:table-cell table:formula="of:=DEGREES(ASIN(SIN(RADIANS([.R235]))*SIN(RADIANS([.P235]))))" office:value-type="float" office:value="11.5753331891486">
            <text:p>11.58</text:p>
          </table:table-cell>
          <table:table-cell table:formula="of:=TAN(RADIANS([.R235]/2))*TAN(RADIANS([.R235]/2))" office:value-type="float" office:value="0.0430298008038908">
            <text:p>0.04</text:p>
          </table:table-cell>
          <table:table-cell table:formula="of:=4*DEGREES([.U235]*SIN(2*RADIANS([.I235]))-2*[.K235]*SIN(RADIANS([.J235]))+4*[.K235]*[.U235]*SIN(RADIANS([.J235]))*COS(2*RADIANS([.I235]))-0.5*[.U235]*[.U235]*SIN(4*RADIANS([.I235]))-1.25*[.K235]*[.K235]*SIN(2*RADIANS([.J235])))" office:value-type="float" office:value="-2.83076809556974">
            <text:p>-2.83</text:p>
          </table:table-cell>
          <table:table-cell table:formula="of:=DEGREES(ACOS(COS(RADIANS(90.833))/(COS(RADIANS([.$B$2]))*COS(RADIANS([.T235])))-TAN(RADIANS([.$B$2]))*TAN(RADIANS([.T235]))))" office:value-type="float" office:value="101.025046793079">
            <text:p>101.03</text:p>
          </table:table-cell>
          <table:table-cell table:style-name="ce7" table:formula="of:=(720-4*[.$B$3]-[.V235]+[.$B$4]*60)/1440" office:value-type="float" office:value="0.501965811177479">
            <text:p>12:02:50</text:p>
          </table:table-cell>
          <table:table-cell table:style-name="ce7" table:formula="of:=([.X235]*1440-[.W235]*4)/1440" office:value-type="float" office:value="0.221340681196704">
            <text:p>5:18:44</text:p>
          </table:table-cell>
          <table:table-cell table:style-name="ce7" table:formula="of:=([.X235]*1440+[.W235]*4)/1440" office:value-type="float" office:value="0.782590941158254">
            <text:p>18:46:56</text:p>
          </table:table-cell>
          <table:table-cell table:formula="of:=8*[.W235]" office:value-type="float" office:value="808.200374344631">
            <text:p>808.2</text:p>
          </table:table-cell>
          <table:table-cell table:formula="of:=MOD([.E235]*1440+[.V235]+4*[.$B$3]-60*[.$B$4];1440)" office:value-type="float" office:value="717.16923190443">
            <text:p>717.17</text:p>
          </table:table-cell>
          <table:table-cell table:formula="of:=IF([.AB235]/4&lt;0;[.AB235]/4+180;[.AB235]/4-180)" office:value-type="float" office:value="-0.707692023892434">
            <text:p>-0.71</text:p>
          </table:table-cell>
          <table:table-cell table:formula="of:=DEGREES(ACOS(SIN(RADIANS([.$B$2]))*SIN(RADIANS([.T235]))+COS(RADIANS([.$B$2]))*COS(RADIANS([.T235]))*COS(RADIANS([.AC235]))))" office:value-type="float" office:value="28.4315565495471">
            <text:p>28.43</text:p>
          </table:table-cell>
          <table:table-cell table:formula="of:=90-[.AD235]" office:value-type="float" office:value="61.5684434504528">
            <text:p>61.57</text:p>
          </table:table-cell>
          <table:table-cell table:formula="of:=IF([.AE235]&gt;85;0;IF([.AE235]&gt;5;58.1/TAN(RADIANS([.AE235]))-0.07/POWER(TAN(RADIANS([.AE235]));3)+0.000086/POWER(TAN(RADIANS([.AE235]));5);IF([.AE235]&gt;-0.575;1735+[.AE235]*(-518.2+[.AE235]*(103.4+[.AE235]*(-12.79+[.AE235]*0.711)));-20.772/TAN(RADIANS([.AE235])))))/3600" office:value-type="float" office:value="0.0087346707670979">
            <text:p>0.01</text:p>
          </table:table-cell>
          <table:table-cell table:formula="of:=[.AE235]+[.AF235]" office:value-type="float" office:value="61.5771781212199">
            <text:p>61.58</text:p>
          </table:table-cell>
          <table:table-cell table:formula="of:=IF([.AC235]&gt;0;MOD(DEGREES(ACOS(((SIN(RADIANS([.$B$2]))*COS(RADIANS([.AD235])))-SIN(RADIANS([.T235])))/(COS(RADIANS([.$B$2]))*SIN(RADIANS([.AD235])))))+180;360);MOD(540-DEGREES(ACOS(((SIN(RADIANS([.$B$2]))*COS(RADIANS([.AD235])))-SIN(RADIANS([.T235])))/(COS(RADIANS([.$B$2]))*SIN(RADIANS([.AD235])))));360))" office:value-type="float" office:value="178.543702446611">
            <text:p>178.5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5]+1" office:value-type="date" office:date-value="2026-08-23">
            <text:p>8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6]+2415018.5+[.E236]-[.$B$4]/24" office:value-type="float" office:value="2461276.29166667">
            <text:p>2461276.29</text:p>
          </table:table-cell>
          <table:table-cell table:style-name="ce9" table:formula="of:=([.F236]-2451545)/36525" office:value-type="float" office:value="0.26642824549395">
            <text:p>0.26642825</text:p>
          </table:table-cell>
          <table:table-cell/>
          <table:table-cell table:formula="of:=MOD(280.46646+[.G236]*(36000.76983+[.G236]*0.0003032);360)" office:value-type="float" office:value="152.088423760768">
            <text:p>152.09</text:p>
          </table:table-cell>
          <table:table-cell table:formula="of:=357.52911+[.G236]*(35999.05029-0.0001537*[.G236])" office:value-type="float" office:value="9948.69290730292">
            <text:p>9948.69</text:p>
          </table:table-cell>
          <table:table-cell table:formula="of:=0.016708634-[.G236]*(0.000042037+0.0000001267*[.G236])" office:value-type="float" office:value="0.0166974251621701">
            <text:p>0.02</text:p>
          </table:table-cell>
          <table:table-cell table:formula="of:=SIN(RADIANS([.J236]))*(1.914602-[.G236]*(0.004817+0.000014*[.G236]))+SIN(RADIANS(2*[.J236]))*(0.019993-0.000101*[.G236])+SIN(RADIANS(3*[.J236]))*0.000289" office:value-type="float" office:value="-1.41761141656504">
            <text:p>-1.42</text:p>
          </table:table-cell>
          <table:table-cell table:formula="of:=[.I236]+[.L236]" office:value-type="float" office:value="150.670812344203">
            <text:p>150.67</text:p>
          </table:table-cell>
          <table:table-cell table:formula="of:=[.J236]+[.L236]" office:value-type="float" office:value="9947.27529588635">
            <text:p>9947.28</text:p>
          </table:table-cell>
          <table:table-cell table:formula="of:=(1.000001018*(1-[.K236]*[.K236]))/(1+[.K236]*COS(RADIANS([.N236])))" office:value-type="float" office:value="1.01117765344898">
            <text:p>1.01</text:p>
          </table:table-cell>
          <table:table-cell table:formula="of:=[.M236]-0.00569-0.00478*SIN(RADIANS(125.04-1934.136*[.G236]))" office:value-type="float" office:value="150.667531714119">
            <text:p>150.67</text:p>
          </table:table-cell>
          <table:table-cell table:formula="of:=23+(26+((21.448-[.G236]*(46.815+[.G236]*(0.00059-[.G236]*0.001813))))/60)/60" office:value-type="float" office:value="23.4358264316929">
            <text:p>23.44</text:p>
          </table:table-cell>
          <table:table-cell table:formula="of:=[.Q236]+0.00256*COS(RADIANS(125.04-1934.136*[.G236]))" office:value-type="float" office:value="23.4380374349352">
            <text:p>23.44</text:p>
          </table:table-cell>
          <table:table-cell table:formula="of:=DEGREES(ATAN2(COS(RADIANS([.P236]));COS(RADIANS([.R236]))*SIN(RADIANS([.P236]))))" office:value-type="float" office:value="152.726374421679">
            <text:p>152.73</text:p>
          </table:table-cell>
          <table:table-cell table:formula="of:=DEGREES(ASIN(SIN(RADIANS([.R236]))*SIN(RADIANS([.P236]))))" office:value-type="float" office:value="11.2360703119781">
            <text:p>11.24</text:p>
          </table:table-cell>
          <table:table-cell table:formula="of:=TAN(RADIANS([.R236]/2))*TAN(RADIANS([.R236]/2))" office:value-type="float" office:value="0.0430297949595075">
            <text:p>0.04</text:p>
          </table:table-cell>
          <table:table-cell table:formula="of:=4*DEGREES([.U236]*SIN(2*RADIANS([.I236]))-2*[.K236]*SIN(RADIANS([.J236]))+4*[.K236]*[.U236]*SIN(RADIANS([.J236]))*COS(2*RADIANS([.I236]))-0.5*[.U236]*[.U236]*SIN(4*RADIANS([.I236]))-1.25*[.K236]*[.K236]*SIN(2*RADIANS([.J236])))" office:value-type="float" office:value="-2.569397015439">
            <text:p>-2.57</text:p>
          </table:table-cell>
          <table:table-cell table:formula="of:=DEGREES(ACOS(COS(RADIANS(90.833))/(COS(RADIANS([.$B$2]))*COS(RADIANS([.T236])))-TAN(RADIANS([.$B$2]))*TAN(RADIANS([.T236]))))" office:value-type="float" office:value="100.722018562375">
            <text:p>100.72</text:p>
          </table:table-cell>
          <table:table-cell table:style-name="ce7" table:formula="of:=(720-4*[.$B$3]-[.V236]+[.$B$4]*60)/1440" office:value-type="float" office:value="0.501784303482944">
            <text:p>12:02:34</text:p>
          </table:table-cell>
          <table:table-cell table:style-name="ce7" table:formula="of:=([.X236]*1440-[.W236]*4)/1440" office:value-type="float" office:value="0.222000918587458">
            <text:p>5:19:41</text:p>
          </table:table-cell>
          <table:table-cell table:style-name="ce7" table:formula="of:=([.X236]*1440+[.W236]*4)/1440" office:value-type="float" office:value="0.78156768837843">
            <text:p>18:45:27</text:p>
          </table:table-cell>
          <table:table-cell table:formula="of:=8*[.W236]" office:value-type="float" office:value="805.776148498999">
            <text:p>805.78</text:p>
          </table:table-cell>
          <table:table-cell table:formula="of:=MOD([.E236]*1440+[.V236]+4*[.$B$3]-60*[.$B$4];1440)" office:value-type="float" office:value="717.430602984561">
            <text:p>717.43</text:p>
          </table:table-cell>
          <table:table-cell table:formula="of:=IF([.AB236]/4&lt;0;[.AB236]/4+180;[.AB236]/4-180)" office:value-type="float" office:value="-0.642349253859749">
            <text:p>-0.64</text:p>
          </table:table-cell>
          <table:table-cell table:formula="of:=DEGREES(ACOS(SIN(RADIANS([.$B$2]))*SIN(RADIANS([.T236]))+COS(RADIANS([.$B$2]))*COS(RADIANS([.T236]))*COS(RADIANS([.AC236]))))" office:value-type="float" office:value="28.7695513925852">
            <text:p>28.77</text:p>
          </table:table-cell>
          <table:table-cell table:formula="of:=90-[.AD236]" office:value-type="float" office:value="61.2304486074148">
            <text:p>61.23</text:p>
          </table:table-cell>
          <table:table-cell table:formula="of:=IF([.AE236]&gt;85;0;IF([.AE236]&gt;5;58.1/TAN(RADIANS([.AE236]))-0.07/POWER(TAN(RADIANS([.AE236]));3)+0.000086/POWER(TAN(RADIANS([.AE236]));5);IF([.AE236]&gt;-0.575;1735+[.AE236]*(-518.2+[.AE236]*(103.4+[.AE236]*(-12.79+[.AE236]*0.711)));-20.772/TAN(RADIANS([.AE236])))))/3600" office:value-type="float" office:value="0.00885804634919468">
            <text:p>0.01</text:p>
          </table:table-cell>
          <table:table-cell table:formula="of:=[.AE236]+[.AF236]" office:value-type="float" office:value="61.239306653764">
            <text:p>61.24</text:p>
          </table:table-cell>
          <table:table-cell table:formula="of:=IF([.AC236]&gt;0;MOD(DEGREES(ACOS(((SIN(RADIANS([.$B$2]))*COS(RADIANS([.AD236])))-SIN(RADIANS([.T236])))/(COS(RADIANS([.$B$2]))*SIN(RADIANS([.AD236])))))+180;360);MOD(540-DEGREES(ACOS(((SIN(RADIANS([.$B$2]))*COS(RADIANS([.AD236])))-SIN(RADIANS([.T236])))/(COS(RADIANS([.$B$2]))*SIN(RADIANS([.AD236])))));360))" office:value-type="float" office:value="178.690848552001">
            <text:p>178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6]+1" office:value-type="date" office:date-value="2026-08-24">
            <text:p>8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7]+2415018.5+[.E237]-[.$B$4]/24" office:value-type="float" office:value="2461277.29166667">
            <text:p>2461277.29</text:p>
          </table:table-cell>
          <table:table-cell table:style-name="ce9" table:formula="of:=([.F237]-2451545)/36525" office:value-type="float" office:value="0.266455624001821">
            <text:p>0.26645562</text:p>
          </table:table-cell>
          <table:table-cell/>
          <table:table-cell table:formula="of:=MOD(280.46646+[.G237]*(36000.76983+[.G237]*0.0003032);360)" office:value-type="float" office:value="153.074071125355">
            <text:p>153.07</text:p>
          </table:table-cell>
          <table:table-cell table:formula="of:=357.52911+[.G237]*(35999.05029-0.0001537*[.G237])" office:value-type="float" office:value="9949.6785075824">
            <text:p>9949.68</text:p>
          </table:table-cell>
          <table:table-cell table:formula="of:=0.016708634-[.G237]*(0.000042037+0.0000001267*[.G237])" office:value-type="float" office:value="0.0166974240094113">
            <text:p>0.02</text:p>
          </table:table-cell>
          <table:table-cell table:formula="of:=SIN(RADIANS([.J237]))*(1.914602-[.G237]*(0.004817+0.000014*[.G237]))+SIN(RADIANS(2*[.J237]))*(0.019993-0.000101*[.G237])+SIN(RADIANS(3*[.J237]))*0.000289" office:value-type="float" office:value="-1.4392106077309">
            <text:p>-1.44</text:p>
          </table:table-cell>
          <table:table-cell table:formula="of:=[.I237]+[.L237]" office:value-type="float" office:value="151.634860517624">
            <text:p>151.63</text:p>
          </table:table-cell>
          <table:table-cell table:formula="of:=[.J237]+[.L237]" office:value-type="float" office:value="9948.23929697467">
            <text:p>9948.24</text:p>
          </table:table-cell>
          <table:table-cell table:formula="of:=(1.000001018*(1-[.K237]*[.K237]))/(1+[.K237]*COS(RADIANS([.N237])))" office:value-type="float" office:value="1.01096498895751">
            <text:p>1.01</text:p>
          </table:table-cell>
          <table:table-cell table:formula="of:=[.M237]-0.00569-0.00478*SIN(RADIANS(125.04-1934.136*[.G237]))" office:value-type="float" office:value="151.63158370201">
            <text:p>151.63</text:p>
          </table:table-cell>
          <table:table-cell table:formula="of:=23+(26+((21.448-[.G237]*(46.815+[.G237]*(0.00059-[.G237]*0.001813))))/60)/60" office:value-type="float" office:value="23.4358260756587">
            <text:p>23.44</text:p>
          </table:table-cell>
          <table:table-cell table:formula="of:=[.Q237]+0.00256*COS(RADIANS(125.04-1934.136*[.G237]))" office:value-type="float" office:value="23.4380358853709">
            <text:p>23.44</text:p>
          </table:table-cell>
          <table:table-cell table:formula="of:=DEGREES(ATAN2(COS(RADIANS([.P237]));COS(RADIANS([.R237]))*SIN(RADIANS([.P237]))))" office:value-type="float" office:value="153.644713358632">
            <text:p>153.64</text:p>
          </table:table-cell>
          <table:table-cell table:formula="of:=DEGREES(ASIN(SIN(RADIANS([.R237]))*SIN(RADIANS([.P237]))))" office:value-type="float" office:value="10.8938467571639">
            <text:p>10.89</text:p>
          </table:table-cell>
          <table:table-cell table:formula="of:=TAN(RADIANS([.R237]/2))*TAN(RADIANS([.R237]/2))" office:value-type="float" office:value="0.0430297891079929">
            <text:p>0.04</text:p>
          </table:table-cell>
          <table:table-cell table:formula="of:=4*DEGREES([.U237]*SIN(2*RADIANS([.I237]))-2*[.K237]*SIN(RADIANS([.J237]))+4*[.K237]*[.U237]*SIN(RADIANS([.J237]))*COS(2*RADIANS([.I237]))-0.5*[.U237]*[.U237]*SIN(4*RADIANS([.I237]))-1.25*[.K237]*[.K237]*SIN(2*RADIANS([.J237])))" office:value-type="float" office:value="-2.30092453643749">
            <text:p>-2.3</text:p>
          </table:table-cell>
          <table:table-cell table:formula="of:=DEGREES(ACOS(COS(RADIANS(90.833))/(COS(RADIANS([.$B$2]))*COS(RADIANS([.T237])))-TAN(RADIANS([.$B$2]))*TAN(RADIANS([.T237]))))" office:value-type="float" office:value="100.417413258732">
            <text:p>100.42</text:p>
          </table:table-cell>
          <table:table-cell table:style-name="ce7" table:formula="of:=(720-4*[.$B$3]-[.V237]+[.$B$4]*60)/1440" office:value-type="float" office:value="0.501597864261415">
            <text:p>12:02:18</text:p>
          </table:table-cell>
          <table:table-cell table:style-name="ce7" table:formula="of:=([.X237]*1440-[.W237]*4)/1440" office:value-type="float" office:value="0.222660605209382">
            <text:p>5:20:38</text:p>
          </table:table-cell>
          <table:table-cell table:style-name="ce7" table:formula="of:=([.X237]*1440+[.W237]*4)/1440" office:value-type="float" office:value="0.780535123313448">
            <text:p>18:43:58</text:p>
          </table:table-cell>
          <table:table-cell table:formula="of:=8*[.W237]" office:value-type="float" office:value="803.339306069855">
            <text:p>803.34</text:p>
          </table:table-cell>
          <table:table-cell table:formula="of:=MOD([.E237]*1440+[.V237]+4*[.$B$3]-60*[.$B$4];1440)" office:value-type="float" office:value="717.699075463563">
            <text:p>717.7</text:p>
          </table:table-cell>
          <table:table-cell table:formula="of:=IF([.AB237]/4&lt;0;[.AB237]/4+180;[.AB237]/4-180)" office:value-type="float" office:value="-0.575231134109373">
            <text:p>-0.58</text:p>
          </table:table-cell>
          <table:table-cell table:formula="of:=DEGREES(ACOS(SIN(RADIANS([.$B$2]))*SIN(RADIANS([.T237]))+COS(RADIANS([.$B$2]))*COS(RADIANS([.T237]))*COS(RADIANS([.AC237]))))" office:value-type="float" office:value="29.1106183780954">
            <text:p>29.11</text:p>
          </table:table-cell>
          <table:table-cell table:formula="of:=90-[.AD237]" office:value-type="float" office:value="60.8893816219046">
            <text:p>60.89</text:p>
          </table:table-cell>
          <table:table-cell table:formula="of:=IF([.AE237]&gt;85;0;IF([.AE237]&gt;5;58.1/TAN(RADIANS([.AE237]))-0.07/POWER(TAN(RADIANS([.AE237]));3)+0.000086/POWER(TAN(RADIANS([.AE237]));5);IF([.AE237]&gt;-0.575;1735+[.AE237]*(-518.2+[.AE237]*(103.4+[.AE237]*(-12.79+[.AE237]*0.711)));-20.772/TAN(RADIANS([.AE237])))))/3600" office:value-type="float" office:value="0.00898335234197456">
            <text:p>0.01</text:p>
          </table:table-cell>
          <table:table-cell table:formula="of:=[.AE237]+[.AF237]" office:value-type="float" office:value="60.8983649742465">
            <text:p>60.9</text:p>
          </table:table-cell>
          <table:table-cell table:formula="of:=IF([.AC237]&gt;0;MOD(DEGREES(ACOS(((SIN(RADIANS([.$B$2]))*COS(RADIANS([.AD237])))-SIN(RADIANS([.T237])))/(COS(RADIANS([.$B$2]))*SIN(RADIANS([.AD237])))))+180;360);MOD(540-DEGREES(ACOS(((SIN(RADIANS([.$B$2]))*COS(RADIANS([.AD237])))-SIN(RADIANS([.T237])))/(COS(RADIANS([.$B$2]))*SIN(RADIANS([.AD237])))));360))" office:value-type="float" office:value="178.838854656695">
            <text:p>178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7]+1" office:value-type="date" office:date-value="2026-08-25">
            <text:p>8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8]+2415018.5+[.E238]-[.$B$4]/24" office:value-type="float" office:value="2461278.29166667">
            <text:p>2461278.29</text:p>
          </table:table-cell>
          <table:table-cell table:style-name="ce9" table:formula="of:=([.F238]-2451545)/36525" office:value-type="float" office:value="0.266483002509692">
            <text:p>0.26648300</text:p>
          </table:table-cell>
          <table:table-cell/>
          <table:table-cell table:formula="of:=MOD(280.46646+[.G238]*(36000.76983+[.G238]*0.0003032);360)" office:value-type="float" office:value="154.059718489943">
            <text:p>154.06</text:p>
          </table:table-cell>
          <table:table-cell table:formula="of:=357.52911+[.G238]*(35999.05029-0.0001537*[.G238])" office:value-type="float" office:value="9950.66410786188">
            <text:p>9950.66</text:p>
          </table:table-cell>
          <table:table-cell table:formula="of:=0.016708634-[.G238]*(0.000042037+0.0000001267*[.G238])" office:value-type="float" office:value="0.0166974228566522">
            <text:p>0.02</text:p>
          </table:table-cell>
          <table:table-cell table:formula="of:=SIN(RADIANS([.J238]))*(1.914602-[.G238]*(0.004817+0.000014*[.G238]))+SIN(RADIANS(2*[.J238]))*(0.019993-0.000101*[.G238])+SIN(RADIANS(3*[.J238]))*0.000289" office:value-type="float" office:value="-1.46040106728894">
            <text:p>-1.46</text:p>
          </table:table-cell>
          <table:table-cell table:formula="of:=[.I238]+[.L238]" office:value-type="float" office:value="152.599317422655">
            <text:p>152.6</text:p>
          </table:table-cell>
          <table:table-cell table:formula="of:=[.J238]+[.L238]" office:value-type="float" office:value="9949.20370679459">
            <text:p>9949.2</text:p>
          </table:table-cell>
          <table:table-cell table:formula="of:=(1.000001018*(1-[.K238]*[.K238]))/(1+[.K238]*COS(RADIANS([.N238])))" office:value-type="float" office:value="1.01074910481974">
            <text:p>1.01</text:p>
          </table:table-cell>
          <table:table-cell table:formula="of:=[.M238]-0.00569-0.00478*SIN(RADIANS(125.04-1934.136*[.G238]))" office:value-type="float" office:value="152.59604441945">
            <text:p>152.6</text:p>
          </table:table-cell>
          <table:table-cell table:formula="of:=23+(26+((21.448-[.G238]*(46.815+[.G238]*(0.00059-[.G238]*0.001813))))/60)/60" office:value-type="float" office:value="23.4358257196246">
            <text:p>23.44</text:p>
          </table:table-cell>
          <table:table-cell table:formula="of:=[.Q238]+0.00256*COS(RADIANS(125.04-1934.136*[.G238]))" office:value-type="float" office:value="23.4380343339191">
            <text:p>23.44</text:p>
          </table:table-cell>
          <table:table-cell table:formula="of:=DEGREES(ATAN2(COS(RADIANS([.P238]));COS(RADIANS([.R238]))*SIN(RADIANS([.P238]))))" office:value-type="float" office:value="154.561323090369">
            <text:p>154.56</text:p>
          </table:table-cell>
          <table:table-cell table:formula="of:=DEGREES(ASIN(SIN(RADIANS([.R238]))*SIN(RADIANS([.P238]))))" office:value-type="float" office:value="10.5487511298159">
            <text:p>10.55</text:p>
          </table:table-cell>
          <table:table-cell table:formula="of:=TAN(RADIANS([.R238]/2))*TAN(RADIANS([.R238]/2))" office:value-type="float" office:value="0.0430297832493508">
            <text:p>0.04</text:p>
          </table:table-cell>
          <table:table-cell table:formula="of:=4*DEGREES([.U238]*SIN(2*RADIANS([.I238]))-2*[.K238]*SIN(RADIANS([.J238]))+4*[.K238]*[.U238]*SIN(RADIANS([.J238]))*COS(2*RADIANS([.I238]))-0.5*[.U238]*[.U238]*SIN(4*RADIANS([.I238]))-1.25*[.K238]*[.K238]*SIN(2*RADIANS([.J238])))" office:value-type="float" office:value="-2.02558569151318">
            <text:p>-2.03</text:p>
          </table:table-cell>
          <table:table-cell table:formula="of:=DEGREES(ACOS(COS(RADIANS(90.833))/(COS(RADIANS([.$B$2]))*COS(RADIANS([.T238])))-TAN(RADIANS([.$B$2]))*TAN(RADIANS([.T238]))))" office:value-type="float" office:value="100.111300584651">
            <text:p>100.11</text:p>
          </table:table-cell>
          <table:table-cell table:style-name="ce7" table:formula="of:=(720-4*[.$B$3]-[.V238]+[.$B$4]*60)/1440" office:value-type="float" office:value="0.501406656730218">
            <text:p>12:02:02</text:p>
          </table:table-cell>
          <table:table-cell table:style-name="ce7" table:formula="of:=([.X238]*1440-[.W238]*4)/1440" office:value-type="float" office:value="0.223319710661742">
            <text:p>5:21:35</text:p>
          </table:table-cell>
          <table:table-cell table:style-name="ce7" table:formula="of:=([.X238]*1440+[.W238]*4)/1440" office:value-type="float" office:value="0.779493602798693">
            <text:p>18:42:28</text:p>
          </table:table-cell>
          <table:table-cell table:formula="of:=8*[.W238]" office:value-type="float" office:value="800.890404677209">
            <text:p>800.89</text:p>
          </table:table-cell>
          <table:table-cell table:formula="of:=MOD([.E238]*1440+[.V238]+4*[.$B$3]-60*[.$B$4];1440)" office:value-type="float" office:value="717.974414308487">
            <text:p>717.97</text:p>
          </table:table-cell>
          <table:table-cell table:formula="of:=IF([.AB238]/4&lt;0;[.AB238]/4+180;[.AB238]/4-180)" office:value-type="float" office:value="-0.506396422878282">
            <text:p>-0.51</text:p>
          </table:table-cell>
          <table:table-cell table:formula="of:=DEGREES(ACOS(SIN(RADIANS([.$B$2]))*SIN(RADIANS([.T238]))+COS(RADIANS([.$B$2]))*COS(RADIANS([.T238]))*COS(RADIANS([.AC238]))))" office:value-type="float" office:value="29.4546763049716">
            <text:p>29.45</text:p>
          </table:table-cell>
          <table:table-cell table:formula="of:=90-[.AD238]" office:value-type="float" office:value="60.5453236950284">
            <text:p>60.55</text:p>
          </table:table-cell>
          <table:table-cell table:formula="of:=IF([.AE238]&gt;85;0;IF([.AE238]&gt;5;58.1/TAN(RADIANS([.AE238]))-0.07/POWER(TAN(RADIANS([.AE238]));3)+0.000086/POWER(TAN(RADIANS([.AE238]));5);IF([.AE238]&gt;-0.575;1735+[.AE238]*(-518.2+[.AE238]*(103.4+[.AE238]*(-12.79+[.AE238]*0.711)));-20.772/TAN(RADIANS([.AE238])))))/3600" office:value-type="float" office:value="0.00911059769965927">
            <text:p>0.01</text:p>
          </table:table-cell>
          <table:table-cell table:formula="of:=[.AE238]+[.AF238]" office:value-type="float" office:value="60.5544342927281">
            <text:p>60.55</text:p>
          </table:table-cell>
          <table:table-cell table:formula="of:=IF([.AC238]&gt;0;MOD(DEGREES(ACOS(((SIN(RADIANS([.$B$2]))*COS(RADIANS([.AD238])))-SIN(RADIANS([.T238])))/(COS(RADIANS([.$B$2]))*SIN(RADIANS([.AD238])))))+180;360);MOD(540-DEGREES(ACOS(((SIN(RADIANS([.$B$2]))*COS(RADIANS([.AD238])))-SIN(RADIANS([.T238])))/(COS(RADIANS([.$B$2]))*SIN(RADIANS([.AD238])))));360))" office:value-type="float" office:value="178.987549021081">
            <text:p>178.9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8]+1" office:value-type="date" office:date-value="2026-08-26">
            <text:p>8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39]+2415018.5+[.E239]-[.$B$4]/24" office:value-type="float" office:value="2461279.29166667">
            <text:p>2461279.29</text:p>
          </table:table-cell>
          <table:table-cell table:style-name="ce9" table:formula="of:=([.F239]-2451545)/36525" office:value-type="float" office:value="0.266510381017564">
            <text:p>0.26651038</text:p>
          </table:table-cell>
          <table:table-cell/>
          <table:table-cell table:formula="of:=MOD(280.46646+[.G239]*(36000.76983+[.G239]*0.0003032);360)" office:value-type="float" office:value="155.045365854532">
            <text:p>155.05</text:p>
          </table:table-cell>
          <table:table-cell table:formula="of:=357.52911+[.G239]*(35999.05029-0.0001537*[.G239])" office:value-type="float" office:value="9951.64970814136">
            <text:p>9951.65</text:p>
          </table:table-cell>
          <table:table-cell table:formula="of:=0.016708634-[.G239]*(0.000042037+0.0000001267*[.G239])" office:value-type="float" office:value="0.016697421703893">
            <text:p>0.02</text:p>
          </table:table-cell>
          <table:table-cell table:formula="of:=SIN(RADIANS([.J239]))*(1.914602-[.G239]*(0.004817+0.000014*[.G239]))+SIN(RADIANS(2*[.J239]))*(0.019993-0.000101*[.G239])+SIN(RADIANS(3*[.J239]))*0.000289" office:value-type="float" office:value="-1.48117644628636">
            <text:p>-1.48</text:p>
          </table:table-cell>
          <table:table-cell table:formula="of:=[.I239]+[.L239]" office:value-type="float" office:value="153.564189408246">
            <text:p>153.56</text:p>
          </table:table-cell>
          <table:table-cell table:formula="of:=[.J239]+[.L239]" office:value-type="float" office:value="9950.16853169508">
            <text:p>9950.17</text:p>
          </table:table-cell>
          <table:table-cell table:formula="of:=(1.000001018*(1-[.K239]*[.K239]))/(1+[.K239]*COS(RADIANS([.N239])))" office:value-type="float" office:value="1.01053006083743">
            <text:p>1.01</text:p>
          </table:table-cell>
          <table:table-cell table:formula="of:=[.M239]-0.00569-0.00478*SIN(RADIANS(125.04-1934.136*[.G239]))" office:value-type="float" office:value="153.560920215386">
            <text:p>153.56</text:p>
          </table:table-cell>
          <table:table-cell table:formula="of:=23+(26+((21.448-[.G239]*(46.815+[.G239]*(0.00059-[.G239]*0.001813))))/60)/60" office:value-type="float" office:value="23.4358253635905">
            <text:p>23.44</text:p>
          </table:table-cell>
          <table:table-cell table:formula="of:=[.Q239]+0.00256*COS(RADIANS(125.04-1934.136*[.G239]))" office:value-type="float" office:value="23.4380327805807">
            <text:p>23.44</text:p>
          </table:table-cell>
          <table:table-cell table:formula="of:=DEGREES(ATAN2(COS(RADIANS([.P239]));COS(RADIANS([.R239]))*SIN(RADIANS([.P239]))))" office:value-type="float" office:value="155.476264384868">
            <text:p>155.48</text:p>
          </table:table-cell>
          <table:table-cell table:formula="of:=DEGREES(ASIN(SIN(RADIANS([.R239]))*SIN(RADIANS([.P239]))))" office:value-type="float" office:value="10.2008721582903">
            <text:p>10.2</text:p>
          </table:table-cell>
          <table:table-cell table:formula="of:=TAN(RADIANS([.R239]/2))*TAN(RADIANS([.R239]/2))" office:value-type="float" office:value="0.0430297773835852">
            <text:p>0.04</text:p>
          </table:table-cell>
          <table:table-cell table:formula="of:=4*DEGREES([.U239]*SIN(2*RADIANS([.I239]))-2*[.K239]*SIN(RADIANS([.J239]))+4*[.K239]*[.U239]*SIN(RADIANS([.J239]))*COS(2*RADIANS([.I239]))-0.5*[.U239]*[.U239]*SIN(4*RADIANS([.I239]))-1.25*[.K239]*[.K239]*SIN(2*RADIANS([.J239])))" office:value-type="float" office:value="-1.74362159934324">
            <text:p>-1.74</text:p>
          </table:table-cell>
          <table:table-cell table:formula="of:=DEGREES(ACOS(COS(RADIANS(90.833))/(COS(RADIANS([.$B$2]))*COS(RADIANS([.T239])))-TAN(RADIANS([.$B$2]))*TAN(RADIANS([.T239]))))" office:value-type="float" office:value="99.8037482174543">
            <text:p>99.8</text:p>
          </table:table-cell>
          <table:table-cell table:style-name="ce7" table:formula="of:=(720-4*[.$B$3]-[.V239]+[.$B$4]*60)/1440" office:value-type="float" office:value="0.501210848332877">
            <text:p>12:01:45</text:p>
          </table:table-cell>
          <table:table-cell table:style-name="ce7" table:formula="of:=([.X239]*1440-[.W239]*4)/1440" office:value-type="float" office:value="0.223978214395504">
            <text:p>5:22:32</text:p>
          </table:table-cell>
          <table:table-cell table:style-name="ce7" table:formula="of:=([.X239]*1440+[.W239]*4)/1440" office:value-type="float" office:value="0.77844348227025">
            <text:p>18:40:58</text:p>
          </table:table-cell>
          <table:table-cell table:formula="of:=8*[.W239]" office:value-type="float" office:value="798.429985739634">
            <text:p>798.43</text:p>
          </table:table-cell>
          <table:table-cell table:formula="of:=MOD([.E239]*1440+[.V239]+4*[.$B$3]-60*[.$B$4];1440)" office:value-type="float" office:value="718.256378400657">
            <text:p>718.26</text:p>
          </table:table-cell>
          <table:table-cell table:formula="of:=IF([.AB239]/4&lt;0;[.AB239]/4+180;[.AB239]/4-180)" office:value-type="float" office:value="-0.435905399835804">
            <text:p>-0.44</text:p>
          </table:table-cell>
          <table:table-cell table:formula="of:=DEGREES(ACOS(SIN(RADIANS([.$B$2]))*SIN(RADIANS([.T239]))+COS(RADIANS([.$B$2]))*COS(RADIANS([.T239]))*COS(RADIANS([.AC239]))))" office:value-type="float" office:value="29.8016433470106">
            <text:p>29.8</text:p>
          </table:table-cell>
          <table:table-cell table:formula="of:=90-[.AD239]" office:value-type="float" office:value="60.1983566529894">
            <text:p>60.2</text:p>
          </table:table-cell>
          <table:table-cell table:formula="of:=IF([.AE239]&gt;85;0;IF([.AE239]&gt;5;58.1/TAN(RADIANS([.AE239]))-0.07/POWER(TAN(RADIANS([.AE239]));3)+0.000086/POWER(TAN(RADIANS([.AE239]));5);IF([.AE239]&gt;-0.575;1735+[.AE239]*(-518.2+[.AE239]*(103.4+[.AE239]*(-12.79+[.AE239]*0.711)));-20.772/TAN(RADIANS([.AE239])))))/3600" office:value-type="float" office:value="0.00923979179395922">
            <text:p>0.01</text:p>
          </table:table-cell>
          <table:table-cell table:formula="of:=[.AE239]+[.AF239]" office:value-type="float" office:value="60.2075964447834">
            <text:p>60.21</text:p>
          </table:table-cell>
          <table:table-cell table:formula="of:=IF([.AC239]&gt;0;MOD(DEGREES(ACOS(((SIN(RADIANS([.$B$2]))*COS(RADIANS([.AD239])))-SIN(RADIANS([.T239])))/(COS(RADIANS([.$B$2]))*SIN(RADIANS([.AD239])))))+180;360);MOD(540-DEGREES(ACOS(((SIN(RADIANS([.$B$2]))*COS(RADIANS([.AD239])))-SIN(RADIANS([.T239])))/(COS(RADIANS([.$B$2]))*SIN(RADIANS([.AD239])))));360))" office:value-type="float" office:value="179.136764406533">
            <text:p>179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39]+1" office:value-type="date" office:date-value="2026-08-27">
            <text:p>8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0]+2415018.5+[.E240]-[.$B$4]/24" office:value-type="float" office:value="2461280.29166667">
            <text:p>2461280.29</text:p>
          </table:table-cell>
          <table:table-cell table:style-name="ce9" table:formula="of:=([.F240]-2451545)/36525" office:value-type="float" office:value="0.266537759525435">
            <text:p>0.26653776</text:p>
          </table:table-cell>
          <table:table-cell/>
          <table:table-cell table:formula="of:=MOD(280.46646+[.G240]*(36000.76983+[.G240]*0.0003032);360)" office:value-type="float" office:value="156.031013219123">
            <text:p>156.03</text:p>
          </table:table-cell>
          <table:table-cell table:formula="of:=357.52911+[.G240]*(35999.05029-0.0001537*[.G240])" office:value-type="float" office:value="9952.63530842085">
            <text:p>9952.64</text:p>
          </table:table-cell>
          <table:table-cell table:formula="of:=0.016708634-[.G240]*(0.000042037+0.0000001267*[.G240])" office:value-type="float" office:value="0.0166974205511336">
            <text:p>0.02</text:p>
          </table:table-cell>
          <table:table-cell table:formula="of:=SIN(RADIANS([.J240]))*(1.914602-[.G240]*(0.004817+0.000014*[.G240]))+SIN(RADIANS(2*[.J240]))*(0.019993-0.000101*[.G240])+SIN(RADIANS(3*[.J240]))*0.000289" office:value-type="float" office:value="-1.50153049888304">
            <text:p>-1.5</text:p>
          </table:table-cell>
          <table:table-cell table:formula="of:=[.I240]+[.L240]" office:value-type="float" office:value="154.52948272024">
            <text:p>154.53</text:p>
          </table:table-cell>
          <table:table-cell table:formula="of:=[.J240]+[.L240]" office:value-type="float" office:value="9951.13377792196">
            <text:p>9951.13</text:p>
          </table:table-cell>
          <table:table-cell table:formula="of:=(1.000001018*(1-[.K240]*[.K240]))/(1+[.K240]*COS(RADIANS([.N240])))" office:value-type="float" office:value="1.01030791776683">
            <text:p>1.01</text:p>
          </table:table-cell>
          <table:table-cell table:formula="of:=[.M240]-0.00569-0.00478*SIN(RADIANS(125.04-1934.136*[.G240]))" office:value-type="float" office:value="154.526217335656">
            <text:p>154.53</text:p>
          </table:table-cell>
          <table:table-cell table:formula="of:=23+(26+((21.448-[.G240]*(46.815+[.G240]*(0.00059-[.G240]*0.001813))))/60)/60" office:value-type="float" office:value="23.4358250075563">
            <text:p>23.44</text:p>
          </table:table-cell>
          <table:table-cell table:formula="of:=[.Q240]+0.00256*COS(RADIANS(125.04-1934.136*[.G240]))" office:value-type="float" office:value="23.4380312253568">
            <text:p>23.44</text:p>
          </table:table-cell>
          <table:table-cell table:formula="of:=DEGREES(ATAN2(COS(RADIANS([.P240]));COS(RADIANS([.R240]))*SIN(RADIANS([.P240]))))" office:value-type="float" office:value="156.389599621838">
            <text:p>156.39</text:p>
          </table:table-cell>
          <table:table-cell table:formula="of:=DEGREES(ASIN(SIN(RADIANS([.R240]))*SIN(RADIANS([.P240]))))" office:value-type="float" office:value="9.85029868901244">
            <text:p>9.85</text:p>
          </table:table-cell>
          <table:table-cell table:formula="of:=TAN(RADIANS([.R240]/2))*TAN(RADIANS([.R240]/2))" office:value-type="float" office:value="0.0430297715106997">
            <text:p>0.04</text:p>
          </table:table-cell>
          <table:table-cell table:formula="of:=4*DEGREES([.U240]*SIN(2*RADIANS([.I240]))-2*[.K240]*SIN(RADIANS([.J240]))+4*[.K240]*[.U240]*SIN(RADIANS([.J240]))*COS(2*RADIANS([.I240]))-0.5*[.U240]*[.U240]*SIN(4*RADIANS([.I240]))-1.25*[.K240]*[.K240]*SIN(2*RADIANS([.J240])))" office:value-type="float" office:value="-1.45527920111979">
            <text:p>-1.46</text:p>
          </table:table-cell>
          <table:table-cell table:formula="of:=DEGREES(ACOS(COS(RADIANS(90.833))/(COS(RADIANS([.$B$2]))*COS(RADIANS([.T240])))-TAN(RADIANS([.$B$2]))*TAN(RADIANS([.T240]))))" office:value-type="float" office:value="99.494821858971">
            <text:p>99.49</text:p>
          </table:table-cell>
          <table:table-cell table:style-name="ce7" table:formula="of:=(720-4*[.$B$3]-[.V240]+[.$B$4]*60)/1440" office:value-type="float" office:value="0.501010610556333">
            <text:p>12:01:27</text:p>
          </table:table-cell>
          <table:table-cell table:style-name="ce7" table:formula="of:=([.X240]*1440-[.W240]*4)/1440" office:value-type="float" office:value="0.224636105392525">
            <text:p>5:23:29</text:p>
          </table:table-cell>
          <table:table-cell table:style-name="ce7" table:formula="of:=([.X240]*1440+[.W240]*4)/1440" office:value-type="float" office:value="0.777385115720142">
            <text:p>18:39:26</text:p>
          </table:table-cell>
          <table:table-cell table:formula="of:=8*[.W240]" office:value-type="float" office:value="795.958574871768">
            <text:p>795.96</text:p>
          </table:table-cell>
          <table:table-cell table:formula="of:=MOD([.E240]*1440+[.V240]+4*[.$B$3]-60*[.$B$4];1440)" office:value-type="float" office:value="718.54472079888">
            <text:p>718.54</text:p>
          </table:table-cell>
          <table:table-cell table:formula="of:=IF([.AB240]/4&lt;0;[.AB240]/4+180;[.AB240]/4-180)" office:value-type="float" office:value="-0.363819800279941">
            <text:p>-0.36</text:p>
          </table:table-cell>
          <table:table-cell table:formula="of:=DEGREES(ACOS(SIN(RADIANS([.$B$2]))*SIN(RADIANS([.T240]))+COS(RADIANS([.$B$2]))*COS(RADIANS([.T240]))*COS(RADIANS([.AC240]))))" office:value-type="float" office:value="30.1514370393073">
            <text:p>30.15</text:p>
          </table:table-cell>
          <table:table-cell table:formula="of:=90-[.AD240]" office:value-type="float" office:value="59.8485629606927">
            <text:p>59.85</text:p>
          </table:table-cell>
          <table:table-cell table:formula="of:=IF([.AE240]&gt;85;0;IF([.AE240]&gt;5;58.1/TAN(RADIANS([.AE240]))-0.07/POWER(TAN(RADIANS([.AE240]));3)+0.000086/POWER(TAN(RADIANS([.AE240]));5);IF([.AE240]&gt;-0.575;1735+[.AE240]*(-518.2+[.AE240]*(103.4+[.AE240]*(-12.79+[.AE240]*0.711)));-20.772/TAN(RADIANS([.AE240])))))/3600" office:value-type="float" office:value="0.00937094440262831">
            <text:p>0.01</text:p>
          </table:table-cell>
          <table:table-cell table:formula="of:=[.AE240]+[.AF240]" office:value-type="float" office:value="59.8579339050953">
            <text:p>59.86</text:p>
          </table:table-cell>
          <table:table-cell table:formula="of:=IF([.AC240]&gt;0;MOD(DEGREES(ACOS(((SIN(RADIANS([.$B$2]))*COS(RADIANS([.AD240])))-SIN(RADIANS([.T240])))/(COS(RADIANS([.$B$2]))*SIN(RADIANS([.AD240])))))+180;360);MOD(540-DEGREES(ACOS(((SIN(RADIANS([.$B$2]))*COS(RADIANS([.AD240])))-SIN(RADIANS([.T240])))/(COS(RADIANS([.$B$2]))*SIN(RADIANS([.AD240])))));360))" office:value-type="float" office:value="179.286338077634">
            <text:p>179.2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0]+1" office:value-type="date" office:date-value="2026-08-28">
            <text:p>8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1]+2415018.5+[.E241]-[.$B$4]/24" office:value-type="float" office:value="2461281.29166667">
            <text:p>2461281.29</text:p>
          </table:table-cell>
          <table:table-cell table:style-name="ce9" table:formula="of:=([.F241]-2451545)/36525" office:value-type="float" office:value="0.266565138033306">
            <text:p>0.26656514</text:p>
          </table:table-cell>
          <table:table-cell/>
          <table:table-cell table:formula="of:=MOD(280.46646+[.G241]*(36000.76983+[.G241]*0.0003032);360)" office:value-type="float" office:value="157.016660583711">
            <text:p>157.02</text:p>
          </table:table-cell>
          <table:table-cell table:formula="of:=357.52911+[.G241]*(35999.05029-0.0001537*[.G241])" office:value-type="float" office:value="9953.62090870033">
            <text:p>9953.62</text:p>
          </table:table-cell>
          <table:table-cell table:formula="of:=0.016708634-[.G241]*(0.000042037+0.0000001267*[.G241])" office:value-type="float" office:value="0.016697419398374">
            <text:p>0.02</text:p>
          </table:table-cell>
          <table:table-cell table:formula="of:=SIN(RADIANS([.J241]))*(1.914602-[.G241]*(0.004817+0.000014*[.G241]))+SIN(RADIANS(2*[.J241]))*(0.019993-0.000101*[.G241])+SIN(RADIANS(3*[.J241]))*0.000289" office:value-type="float" office:value="-1.52145708426961">
            <text:p>-1.52</text:p>
          </table:table-cell>
          <table:table-cell table:formula="of:=[.I241]+[.L241]" office:value-type="float" office:value="155.495203499442">
            <text:p>155.5</text:p>
          </table:table-cell>
          <table:table-cell table:formula="of:=[.J241]+[.L241]" office:value-type="float" office:value="9952.09945161606">
            <text:p>9952.1</text:p>
          </table:table-cell>
          <table:table-cell table:formula="of:=(1.000001018*(1-[.K241]*[.K241]))/(1+[.K241]*COS(RADIANS([.N241])))" office:value-type="float" office:value="1.01008273730545">
            <text:p>1.01</text:p>
          </table:table-cell>
          <table:table-cell table:formula="of:=[.M241]-0.00569-0.00478*SIN(RADIANS(125.04-1934.136*[.G241]))" office:value-type="float" office:value="155.491941921064">
            <text:p>155.49</text:p>
          </table:table-cell>
          <table:table-cell table:formula="of:=23+(26+((21.448-[.G241]*(46.815+[.G241]*(0.00059-[.G241]*0.001813))))/60)/60" office:value-type="float" office:value="23.4358246515222">
            <text:p>23.44</text:p>
          </table:table-cell>
          <table:table-cell table:formula="of:=[.Q241]+0.00256*COS(RADIANS(125.04-1934.136*[.G241]))" office:value-type="float" office:value="23.4380296682484">
            <text:p>23.44</text:p>
          </table:table-cell>
          <table:table-cell table:formula="of:=DEGREES(ATAN2(COS(RADIANS([.P241]));COS(RADIANS([.R241]))*SIN(RADIANS([.P241]))))" office:value-type="float" office:value="157.301392730829">
            <text:p>157.3</text:p>
          </table:table-cell>
          <table:table-cell table:formula="of:=DEGREES(ASIN(SIN(RADIANS([.R241]))*SIN(RADIANS([.P241]))))" office:value-type="float" office:value="9.49711968278394">
            <text:p>9.5</text:p>
          </table:table-cell>
          <table:table-cell table:formula="of:=TAN(RADIANS([.R241]/2))*TAN(RADIANS([.R241]/2))" office:value-type="float" office:value="0.0430297656306984">
            <text:p>0.04</text:p>
          </table:table-cell>
          <table:table-cell table:formula="of:=4*DEGREES([.U241]*SIN(2*RADIANS([.I241]))-2*[.K241]*SIN(RADIANS([.J241]))+4*[.K241]*[.U241]*SIN(RADIANS([.J241]))*COS(2*RADIANS([.I241]))-0.5*[.U241]*[.U241]*SIN(4*RADIANS([.I241]))-1.25*[.K241]*[.K241]*SIN(2*RADIANS([.J241])))" office:value-type="float" office:value="-1.1608110064705">
            <text:p>-1.16</text:p>
          </table:table-cell>
          <table:table-cell table:formula="of:=DEGREES(ACOS(COS(RADIANS(90.833))/(COS(RADIANS([.$B$2]))*COS(RADIANS([.T241])))-TAN(RADIANS([.$B$2]))*TAN(RADIANS([.T241]))))" office:value-type="float" office:value="99.184585288403">
            <text:p>99.18</text:p>
          </table:table-cell>
          <table:table-cell table:style-name="ce7" table:formula="of:=(720-4*[.$B$3]-[.V241]+[.$B$4]*60)/1440" office:value-type="float" office:value="0.500806118754493">
            <text:p>12:01:10</text:p>
          </table:table-cell>
          <table:table-cell table:style-name="ce7" table:formula="of:=([.X241]*1440-[.W241]*4)/1440" office:value-type="float" office:value="0.225293381842263">
            <text:p>5:24:25</text:p>
          </table:table-cell>
          <table:table-cell table:style-name="ce7" table:formula="of:=([.X241]*1440+[.W241]*4)/1440" office:value-type="float" office:value="0.776318855666724">
            <text:p>18:37:54</text:p>
          </table:table-cell>
          <table:table-cell table:formula="of:=8*[.W241]" office:value-type="float" office:value="793.476682307224">
            <text:p>793.48</text:p>
          </table:table-cell>
          <table:table-cell table:formula="of:=MOD([.E241]*1440+[.V241]+4*[.$B$3]-60*[.$B$4];1440)" office:value-type="float" office:value="718.83918899353">
            <text:p>718.84</text:p>
          </table:table-cell>
          <table:table-cell table:formula="of:=IF([.AB241]/4&lt;0;[.AB241]/4+180;[.AB241]/4-180)" office:value-type="float" office:value="-0.290202751617613">
            <text:p>-0.29</text:p>
          </table:table-cell>
          <table:table-cell table:formula="of:=DEGREES(ACOS(SIN(RADIANS([.$B$2]))*SIN(RADIANS([.T241]))+COS(RADIANS([.$B$2]))*COS(RADIANS([.T241]))*COS(RADIANS([.AC241]))))" office:value-type="float" office:value="30.503974265607">
            <text:p>30.5</text:p>
          </table:table-cell>
          <table:table-cell table:formula="of:=90-[.AD241]" office:value-type="float" office:value="59.496025734393">
            <text:p>59.5</text:p>
          </table:table-cell>
          <table:table-cell table:formula="of:=IF([.AE241]&gt;85;0;IF([.AE241]&gt;5;58.1/TAN(RADIANS([.AE241]))-0.07/POWER(TAN(RADIANS([.AE241]));3)+0.000086/POWER(TAN(RADIANS([.AE241]));5);IF([.AE241]&gt;-0.575;1735+[.AE241]*(-518.2+[.AE241]*(103.4+[.AE241]*(-12.79+[.AE241]*0.711)));-20.772/TAN(RADIANS([.AE241])))))/3600" office:value-type="float" office:value="0.00950406569713096">
            <text:p>0.01</text:p>
          </table:table-cell>
          <table:table-cell table:formula="of:=[.AE241]+[.AF241]" office:value-type="float" office:value="59.5055298000902">
            <text:p>59.51</text:p>
          </table:table-cell>
          <table:table-cell table:formula="of:=IF([.AC241]&gt;0;MOD(DEGREES(ACOS(((SIN(RADIANS([.$B$2]))*COS(RADIANS([.AD241])))-SIN(RADIANS([.T241])))/(COS(RADIANS([.$B$2]))*SIN(RADIANS([.AD241])))))+180;360);MOD(540-DEGREES(ACOS(((SIN(RADIANS([.$B$2]))*COS(RADIANS([.AD241])))-SIN(RADIANS([.T241])))/(COS(RADIANS([.$B$2]))*SIN(RADIANS([.AD241])))));360))" office:value-type="float" office:value="179.436111789891">
            <text:p>179.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1]+1" office:value-type="date" office:date-value="2026-08-29">
            <text:p>8/2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2]+2415018.5+[.E242]-[.$B$4]/24" office:value-type="float" office:value="2461282.29166667">
            <text:p>2461282.29</text:p>
          </table:table-cell>
          <table:table-cell table:style-name="ce9" table:formula="of:=([.F242]-2451545)/36525" office:value-type="float" office:value="0.266592516541178">
            <text:p>0.26659252</text:p>
          </table:table-cell>
          <table:table-cell/>
          <table:table-cell table:formula="of:=MOD(280.46646+[.G242]*(36000.76983+[.G242]*0.0003032);360)" office:value-type="float" office:value="158.002307948302">
            <text:p>158</text:p>
          </table:table-cell>
          <table:table-cell table:formula="of:=357.52911+[.G242]*(35999.05029-0.0001537*[.G242])" office:value-type="float" office:value="9954.60650897981">
            <text:p>9954.61</text:p>
          </table:table-cell>
          <table:table-cell table:formula="of:=0.016708634-[.G242]*(0.000042037+0.0000001267*[.G242])" office:value-type="float" office:value="0.0166974182456143">
            <text:p>0.02</text:p>
          </table:table-cell>
          <table:table-cell table:formula="of:=SIN(RADIANS([.J242]))*(1.914602-[.G242]*(0.004817+0.000014*[.G242]))+SIN(RADIANS(2*[.J242]))*(0.019993-0.000101*[.G242])+SIN(RADIANS(3*[.J242]))*0.000289" office:value-type="float" office:value="-1.54095016857657">
            <text:p>-1.54</text:p>
          </table:table-cell>
          <table:table-cell table:formula="of:=[.I242]+[.L242]" office:value-type="float" office:value="156.461357779725">
            <text:p>156.46</text:p>
          </table:table-cell>
          <table:table-cell table:formula="of:=[.J242]+[.L242]" office:value-type="float" office:value="9953.06555881123">
            <text:p>9953.07</text:p>
          </table:table-cell>
          <table:table-cell table:formula="of:=(1.000001018*(1-[.K242]*[.K242]))/(1+[.K242]*COS(RADIANS([.N242])))" office:value-type="float" office:value="1.00985458207839">
            <text:p>1.01</text:p>
          </table:table-cell>
          <table:table-cell table:formula="of:=[.M242]-0.00569-0.00478*SIN(RADIANS(125.04-1934.136*[.G242]))" office:value-type="float" office:value="156.458100005479">
            <text:p>156.46</text:p>
          </table:table-cell>
          <table:table-cell table:formula="of:=23+(26+((21.448-[.G242]*(46.815+[.G242]*(0.00059-[.G242]*0.001813))))/60)/60" office:value-type="float" office:value="23.4358242954881">
            <text:p>23.44</text:p>
          </table:table-cell>
          <table:table-cell table:formula="of:=[.Q242]+0.00256*COS(RADIANS(125.04-1934.136*[.G242]))" office:value-type="float" office:value="23.4380281092566">
            <text:p>23.44</text:p>
          </table:table-cell>
          <table:table-cell table:formula="of:=DEGREES(ATAN2(COS(RADIANS([.P242]));COS(RADIANS([.R242]))*SIN(RADIANS([.P242]))))" office:value-type="float" office:value="158.211709130233">
            <text:p>158.21</text:p>
          </table:table-cell>
          <table:table-cell table:formula="of:=DEGREES(ASIN(SIN(RADIANS([.R242]))*SIN(RADIANS([.P242]))))" office:value-type="float" office:value="9.14142421251142">
            <text:p>9.14</text:p>
          </table:table-cell>
          <table:table-cell table:formula="of:=TAN(RADIANS([.R242]/2))*TAN(RADIANS([.R242]/2))" office:value-type="float" office:value="0.0430297597435851">
            <text:p>0.04</text:p>
          </table:table-cell>
          <table:table-cell table:formula="of:=4*DEGREES([.U242]*SIN(2*RADIANS([.I242]))-2*[.K242]*SIN(RADIANS([.J242]))+4*[.K242]*[.U242]*SIN(RADIANS([.J242]))*COS(2*RADIANS([.I242]))-0.5*[.U242]*[.U242]*SIN(4*RADIANS([.I242]))-1.25*[.K242]*[.K242]*SIN(2*RADIANS([.J242])))" office:value-type="float" office:value="-0.860474848861869">
            <text:p>-0.86</text:p>
          </table:table-cell>
          <table:table-cell table:formula="of:=DEGREES(ACOS(COS(RADIANS(90.833))/(COS(RADIANS([.$B$2]))*COS(RADIANS([.T242])))-TAN(RADIANS([.$B$2]))*TAN(RADIANS([.T242]))))" office:value-type="float" office:value="98.8731004181108">
            <text:p>98.87</text:p>
          </table:table-cell>
          <table:table-cell table:style-name="ce7" table:formula="of:=(720-4*[.$B$3]-[.V242]+[.$B$4]*60)/1440" office:value-type="float" office:value="0.500597551978376">
            <text:p>12:00:52</text:p>
          </table:table-cell>
          <table:table-cell table:style-name="ce7" table:formula="of:=([.X242]*1440-[.W242]*4)/1440" office:value-type="float" office:value="0.225950050816957">
            <text:p>5:25:22</text:p>
          </table:table-cell>
          <table:table-cell table:style-name="ce7" table:formula="of:=([.X242]*1440+[.W242]*4)/1440" office:value-type="float" office:value="0.775245053139795">
            <text:p>18:36:21</text:p>
          </table:table-cell>
          <table:table-cell table:formula="of:=8*[.W242]" office:value-type="float" office:value="790.984803344887">
            <text:p>790.98</text:p>
          </table:table-cell>
          <table:table-cell table:formula="of:=MOD([.E242]*1440+[.V242]+4*[.$B$3]-60*[.$B$4];1440)" office:value-type="float" office:value="719.139525151138">
            <text:p>719.14</text:p>
          </table:table-cell>
          <table:table-cell table:formula="of:=IF([.AB242]/4&lt;0;[.AB242]/4+180;[.AB242]/4-180)" office:value-type="float" office:value="-0.215118712215457">
            <text:p>-0.22</text:p>
          </table:table-cell>
          <table:table-cell table:formula="of:=DEGREES(ACOS(SIN(RADIANS([.$B$2]))*SIN(RADIANS([.T242]))+COS(RADIANS([.$B$2]))*COS(RADIANS([.T242]))*COS(RADIANS([.AC242]))))" office:value-type="float" office:value="30.8591712466076">
            <text:p>30.86</text:p>
          </table:table-cell>
          <table:table-cell table:formula="of:=90-[.AD242]" office:value-type="float" office:value="59.1408287533924">
            <text:p>59.14</text:p>
          </table:table-cell>
          <table:table-cell table:formula="of:=IF([.AE242]&gt;85;0;IF([.AE242]&gt;5;58.1/TAN(RADIANS([.AE242]))-0.07/POWER(TAN(RADIANS([.AE242]));3)+0.000086/POWER(TAN(RADIANS([.AE242]));5);IF([.AE242]&gt;-0.575;1735+[.AE242]*(-518.2+[.AE242]*(103.4+[.AE242]*(-12.79+[.AE242]*0.711)));-20.772/TAN(RADIANS([.AE242])))))/3600" office:value-type="float" office:value="0.00963916622934964">
            <text:p>0.01</text:p>
          </table:table-cell>
          <table:table-cell table:formula="of:=[.AE242]+[.AF242]" office:value-type="float" office:value="59.1504679196218">
            <text:p>59.15</text:p>
          </table:table-cell>
          <table:table-cell table:formula="of:=IF([.AC242]&gt;0;MOD(DEGREES(ACOS(((SIN(RADIANS([.$B$2]))*COS(RADIANS([.AD242])))-SIN(RADIANS([.T242])))/(COS(RADIANS([.$B$2]))*SIN(RADIANS([.AD242])))))+180;360);MOD(540-DEGREES(ACOS(((SIN(RADIANS([.$B$2]))*COS(RADIANS([.AD242])))-SIN(RADIANS([.T242])))/(COS(RADIANS([.$B$2]))*SIN(RADIANS([.AD242])))));360))" office:value-type="float" office:value="179.585931764203">
            <text:p>179.5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2]+1" office:value-type="date" office:date-value="2026-08-30">
            <text:p>8/3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3]+2415018.5+[.E243]-[.$B$4]/24" office:value-type="float" office:value="2461283.29166667">
            <text:p>2461283.29</text:p>
          </table:table-cell>
          <table:table-cell table:style-name="ce9" table:formula="of:=([.F243]-2451545)/36525" office:value-type="float" office:value="0.266619895049049">
            <text:p>0.26661990</text:p>
          </table:table-cell>
          <table:table-cell/>
          <table:table-cell table:formula="of:=MOD(280.46646+[.G243]*(36000.76983+[.G243]*0.0003032);360)" office:value-type="float" office:value="158.987955312892">
            <text:p>158.99</text:p>
          </table:table-cell>
          <table:table-cell table:formula="of:=357.52911+[.G243]*(35999.05029-0.0001537*[.G243])" office:value-type="float" office:value="9955.59210925929">
            <text:p>9955.59</text:p>
          </table:table-cell>
          <table:table-cell table:formula="of:=0.016708634-[.G243]*(0.000042037+0.0000001267*[.G243])" office:value-type="float" office:value="0.0166974170928543">
            <text:p>0.02</text:p>
          </table:table-cell>
          <table:table-cell table:formula="of:=SIN(RADIANS([.J243]))*(1.914602-[.G243]*(0.004817+0.000014*[.G243]))+SIN(RADIANS(2*[.J243]))*(0.019993-0.000101*[.G243])+SIN(RADIANS(3*[.J243]))*0.000289" office:value-type="float" office:value="-1.56000382677354">
            <text:p>-1.56</text:p>
          </table:table-cell>
          <table:table-cell table:formula="of:=[.I243]+[.L243]" office:value-type="float" office:value="157.427951486119">
            <text:p>157.43</text:p>
          </table:table-cell>
          <table:table-cell table:formula="of:=[.J243]+[.L243]" office:value-type="float" office:value="9954.03210543252">
            <text:p>9954.03</text:p>
          </table:table-cell>
          <table:table-cell table:formula="of:=(1.000001018*(1-[.K243]*[.K243]))/(1+[.K243]*COS(RADIANS([.N243])))" office:value-type="float" office:value="1.00962351562442">
            <text:p>1.01</text:p>
          </table:table-cell>
          <table:table-cell table:formula="of:=[.M243]-0.00569-0.00478*SIN(RADIANS(125.04-1934.136*[.G243]))" office:value-type="float" office:value="157.424697513927">
            <text:p>157.42</text:p>
          </table:table-cell>
          <table:table-cell table:formula="of:=23+(26+((21.448-[.G243]*(46.815+[.G243]*(0.00059-[.G243]*0.001813))))/60)/60" office:value-type="float" office:value="23.4358239394539">
            <text:p>23.44</text:p>
          </table:table-cell>
          <table:table-cell table:formula="of:=[.Q243]+0.00256*COS(RADIANS(125.04-1934.136*[.G243]))" office:value-type="float" office:value="23.4380265483822">
            <text:p>23.44</text:p>
          </table:table-cell>
          <table:table-cell table:formula="of:=DEGREES(ATAN2(COS(RADIANS([.P243]));COS(RADIANS([.R243]))*SIN(RADIANS([.P243]))))" office:value-type="float" office:value="159.120615667177">
            <text:p>159.12</text:p>
          </table:table-cell>
          <table:table-cell table:formula="of:=DEGREES(ASIN(SIN(RADIANS([.R243]))*SIN(RADIANS([.P243]))))" office:value-type="float" office:value="8.78330146232121">
            <text:p>8.78</text:p>
          </table:table-cell>
          <table:table-cell table:formula="of:=TAN(RADIANS([.R243]/2))*TAN(RADIANS([.R243]/2))" office:value-type="float" office:value="0.0430297538493637">
            <text:p>0.04</text:p>
          </table:table-cell>
          <table:table-cell table:formula="of:=4*DEGREES([.U243]*SIN(2*RADIANS([.I243]))-2*[.K243]*SIN(RADIANS([.J243]))+4*[.K243]*[.U243]*SIN(RADIANS([.J243]))*COS(2*RADIANS([.I243]))-0.5*[.U243]*[.U243]*SIN(4*RADIANS([.I243]))-1.25*[.K243]*[.K243]*SIN(2*RADIANS([.J243])))" office:value-type="float" office:value="-0.55453365075988">
            <text:p>-0.55</text:p>
          </table:table-cell>
          <table:table-cell table:formula="of:=DEGREES(ACOS(COS(RADIANS(90.833))/(COS(RADIANS([.$B$2]))*COS(RADIANS([.T243])))-TAN(RADIANS([.$B$2]))*TAN(RADIANS([.T243]))))" office:value-type="float" office:value="98.5604273521154">
            <text:p>98.56</text:p>
          </table:table-cell>
          <table:table-cell table:style-name="ce7" table:formula="of:=(720-4*[.$B$3]-[.V243]+[.$B$4]*60)/1440" office:value-type="float" office:value="0.500385092813028">
            <text:p>12:00:33</text:p>
          </table:table-cell>
          <table:table-cell table:style-name="ce7" table:formula="of:=([.X243]*1440-[.W243]*4)/1440" office:value-type="float" office:value="0.226606127946041">
            <text:p>5:26:19</text:p>
          </table:table-cell>
          <table:table-cell table:style-name="ce7" table:formula="of:=([.X243]*1440+[.W243]*4)/1440" office:value-type="float" office:value="0.774164057680015">
            <text:p>18:34:48</text:p>
          </table:table-cell>
          <table:table-cell table:formula="of:=8*[.W243]" office:value-type="float" office:value="788.483418816923">
            <text:p>788.48</text:p>
          </table:table-cell>
          <table:table-cell table:formula="of:=MOD([.E243]*1440+[.V243]+4*[.$B$3]-60*[.$B$4];1440)" office:value-type="float" office:value="719.44546634924">
            <text:p>719.45</text:p>
          </table:table-cell>
          <table:table-cell table:formula="of:=IF([.AB243]/4&lt;0;[.AB243]/4+180;[.AB243]/4-180)" office:value-type="float" office:value="-0.138633412689984">
            <text:p>-0.14</text:p>
          </table:table-cell>
          <table:table-cell table:formula="of:=DEGREES(ACOS(SIN(RADIANS([.$B$2]))*SIN(RADIANS([.T243]))+COS(RADIANS([.$B$2]))*COS(RADIANS([.T243]))*COS(RADIANS([.AC243]))))" office:value-type="float" office:value="31.2169435291633">
            <text:p>31.22</text:p>
          </table:table-cell>
          <table:table-cell table:formula="of:=90-[.AD243]" office:value-type="float" office:value="58.7830564708367">
            <text:p>58.78</text:p>
          </table:table-cell>
          <table:table-cell table:formula="of:=IF([.AE243]&gt;85;0;IF([.AE243]&gt;5;58.1/TAN(RADIANS([.AE243]))-0.07/POWER(TAN(RADIANS([.AE243]));3)+0.000086/POWER(TAN(RADIANS([.AE243]));5);IF([.AE243]&gt;-0.575;1735+[.AE243]*(-518.2+[.AE243]*(103.4+[.AE243]*(-12.79+[.AE243]*0.711)));-20.772/TAN(RADIANS([.AE243])))))/3600" office:value-type="float" office:value="0.00977625691724268">
            <text:p>0.01</text:p>
          </table:table-cell>
          <table:table-cell table:formula="of:=[.AE243]+[.AF243]" office:value-type="float" office:value="58.7928327277539">
            <text:p>58.79</text:p>
          </table:table-cell>
          <table:table-cell table:formula="of:=IF([.AC243]&gt;0;MOD(DEGREES(ACOS(((SIN(RADIANS([.$B$2]))*COS(RADIANS([.AD243])))-SIN(RADIANS([.T243])))/(COS(RADIANS([.$B$2]))*SIN(RADIANS([.AD243])))))+180;360);MOD(540-DEGREES(ACOS(((SIN(RADIANS([.$B$2]))*COS(RADIANS([.AD243])))-SIN(RADIANS([.T243])))/(COS(RADIANS([.$B$2]))*SIN(RADIANS([.AD243])))));360))" office:value-type="float" office:value="179.7356486495">
            <text:p>179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3]+1" office:value-type="date" office:date-value="2026-08-31">
            <text:p>8/3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4]+2415018.5+[.E244]-[.$B$4]/24" office:value-type="float" office:value="2461284.29166667">
            <text:p>2461284.29</text:p>
          </table:table-cell>
          <table:table-cell table:style-name="ce9" table:formula="of:=([.F244]-2451545)/36525" office:value-type="float" office:value="0.26664727355692">
            <text:p>0.26664727</text:p>
          </table:table-cell>
          <table:table-cell/>
          <table:table-cell table:formula="of:=MOD(280.46646+[.G244]*(36000.76983+[.G244]*0.0003032);360)" office:value-type="float" office:value="159.973602677483">
            <text:p>159.97</text:p>
          </table:table-cell>
          <table:table-cell table:formula="of:=357.52911+[.G244]*(35999.05029-0.0001537*[.G244])" office:value-type="float" office:value="9956.57770953877">
            <text:p>9956.58</text:p>
          </table:table-cell>
          <table:table-cell table:formula="of:=0.016708634-[.G244]*(0.000042037+0.0000001267*[.G244])" office:value-type="float" office:value="0.0166974159400941">
            <text:p>0.02</text:p>
          </table:table-cell>
          <table:table-cell table:formula="of:=SIN(RADIANS([.J244]))*(1.914602-[.G244]*(0.004817+0.000014*[.G244]))+SIN(RADIANS(2*[.J244]))*(0.019993-0.000101*[.G244])+SIN(RADIANS(3*[.J244]))*0.000289" office:value-type="float" office:value="-1.57861224455872">
            <text:p>-1.58</text:p>
          </table:table-cell>
          <table:table-cell table:formula="of:=[.I244]+[.L244]" office:value-type="float" office:value="158.394990432924">
            <text:p>158.39</text:p>
          </table:table-cell>
          <table:table-cell table:formula="of:=[.J244]+[.L244]" office:value-type="float" office:value="9954.99909729421">
            <text:p>9955</text:p>
          </table:table-cell>
          <table:table-cell table:formula="of:=(1.000001018*(1-[.K244]*[.K244]))/(1+[.K244]*COS(RADIANS([.N244])))" office:value-type="float" office:value="1.00938960238178">
            <text:p>1.01</text:p>
          </table:table-cell>
          <table:table-cell table:formula="of:=[.M244]-0.00569-0.00478*SIN(RADIANS(125.04-1934.136*[.G244]))" office:value-type="float" office:value="158.391740260705">
            <text:p>158.39</text:p>
          </table:table-cell>
          <table:table-cell table:formula="of:=23+(26+((21.448-[.G244]*(46.815+[.G244]*(0.00059-[.G244]*0.001813))))/60)/60" office:value-type="float" office:value="23.4358235834198">
            <text:p>23.44</text:p>
          </table:table-cell>
          <table:table-cell table:formula="of:=[.Q244]+0.00256*COS(RADIANS(125.04-1934.136*[.G244]))" office:value-type="float" office:value="23.4380249856265">
            <text:p>23.44</text:p>
          </table:table-cell>
          <table:table-cell table:formula="of:=DEGREES(ATAN2(COS(RADIANS([.P244]));COS(RADIANS([.R244]))*SIN(RADIANS([.P244]))))" office:value-type="float" office:value="160.028180558354">
            <text:p>160.03</text:p>
          </table:table-cell>
          <table:table-cell table:formula="of:=DEGREES(ASIN(SIN(RADIANS([.R244]))*SIN(RADIANS([.P244]))))" office:value-type="float" office:value="8.42284072799242">
            <text:p>8.42</text:p>
          </table:table-cell>
          <table:table-cell table:formula="of:=TAN(RADIANS([.R244]/2))*TAN(RADIANS([.R244]/2))" office:value-type="float" office:value="0.043029747948038">
            <text:p>0.04</text:p>
          </table:table-cell>
          <table:table-cell table:formula="of:=4*DEGREES([.U244]*SIN(2*RADIANS([.I244]))-2*[.K244]*SIN(RADIANS([.J244]))+4*[.K244]*[.U244]*SIN(RADIANS([.J244]))*COS(2*RADIANS([.I244]))-0.5*[.U244]*[.U244]*SIN(4*RADIANS([.I244]))-1.25*[.K244]*[.K244]*SIN(2*RADIANS([.J244])))" office:value-type="float" office:value="-0.243255198709663">
            <text:p>-0.24</text:p>
          </table:table-cell>
          <table:table-cell table:formula="of:=DEGREES(ACOS(COS(RADIANS(90.833))/(COS(RADIANS([.$B$2]))*COS(RADIANS([.T244])))-TAN(RADIANS([.$B$2]))*TAN(RADIANS([.T244]))))" office:value-type="float" office:value="98.2466244470879">
            <text:p>98.25</text:p>
          </table:table-cell>
          <table:table-cell table:style-name="ce7" table:formula="of:=(720-4*[.$B$3]-[.V244]+[.$B$4]*60)/1440" office:value-type="float" office:value="0.500168927221326">
            <text:p>12:00:15</text:p>
          </table:table-cell>
          <table:table-cell table:style-name="ce7" table:formula="of:=([.X244]*1440-[.W244]*4)/1440" office:value-type="float" office:value="0.227261637090526">
            <text:p>5:27:15</text:p>
          </table:table-cell>
          <table:table-cell table:style-name="ce7" table:formula="of:=([.X244]*1440+[.W244]*4)/1440" office:value-type="float" office:value="0.773076217352126">
            <text:p>18:33:14</text:p>
          </table:table-cell>
          <table:table-cell table:formula="of:=8*[.W244]" office:value-type="float" office:value="785.972995576703">
            <text:p>785.97</text:p>
          </table:table-cell>
          <table:table-cell table:formula="of:=MOD([.E244]*1440+[.V244]+4*[.$B$3]-60*[.$B$4];1440)" office:value-type="float" office:value="719.75674480129">
            <text:p>719.76</text:p>
          </table:table-cell>
          <table:table-cell table:formula="of:=IF([.AB244]/4&lt;0;[.AB244]/4+180;[.AB244]/4-180)" office:value-type="float" office:value="-0.060813799677419">
            <text:p>-0.06</text:p>
          </table:table-cell>
          <table:table-cell table:formula="of:=DEGREES(ACOS(SIN(RADIANS([.$B$2]))*SIN(RADIANS([.T244]))+COS(RADIANS([.$B$2]))*COS(RADIANS([.T244]))*COS(RADIANS([.AC244]))))" office:value-type="float" office:value="31.5772059763745">
            <text:p>31.58</text:p>
          </table:table-cell>
          <table:table-cell table:formula="of:=90-[.AD244]" office:value-type="float" office:value="58.4227940236256">
            <text:p>58.42</text:p>
          </table:table-cell>
          <table:table-cell table:formula="of:=IF([.AE244]&gt;85;0;IF([.AE244]&gt;5;58.1/TAN(RADIANS([.AE244]))-0.07/POWER(TAN(RADIANS([.AE244]));3)+0.000086/POWER(TAN(RADIANS([.AE244]));5);IF([.AE244]&gt;-0.575;1735+[.AE244]*(-518.2+[.AE244]*(103.4+[.AE244]*(-12.79+[.AE244]*0.711)));-20.772/TAN(RADIANS([.AE244])))))/3600" office:value-type="float" office:value="0.00991534902937013">
            <text:p>0.01</text:p>
          </table:table-cell>
          <table:table-cell table:formula="of:=[.AE244]+[.AF244]" office:value-type="float" office:value="58.4327093726549">
            <text:p>58.43</text:p>
          </table:table-cell>
          <table:table-cell table:formula="of:=IF([.AC244]&gt;0;MOD(DEGREES(ACOS(((SIN(RADIANS([.$B$2]))*COS(RADIANS([.AD244])))-SIN(RADIANS([.T244])))/(COS(RADIANS([.$B$2]))*SIN(RADIANS([.AD244])))))+180;360);MOD(540-DEGREES(ACOS(((SIN(RADIANS([.$B$2]))*COS(RADIANS([.AD244])))-SIN(RADIANS([.T244])))/(COS(RADIANS([.$B$2]))*SIN(RADIANS([.AD244])))));360))" office:value-type="float" office:value="179.885117474647">
            <text:p>179.8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4]+1" office:value-type="date" office:date-value="2026-09-01">
            <text:p>9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5]+2415018.5+[.E245]-[.$B$4]/24" office:value-type="float" office:value="2461285.29166667">
            <text:p>2461285.29</text:p>
          </table:table-cell>
          <table:table-cell table:style-name="ce9" table:formula="of:=([.F245]-2451545)/36525" office:value-type="float" office:value="0.266674652064792">
            <text:p>0.26667465</text:p>
          </table:table-cell>
          <table:table-cell/>
          <table:table-cell table:formula="of:=MOD(280.46646+[.G245]*(36000.76983+[.G245]*0.0003032);360)" office:value-type="float" office:value="160.959250042075">
            <text:p>160.96</text:p>
          </table:table-cell>
          <table:table-cell table:formula="of:=357.52911+[.G245]*(35999.05029-0.0001537*[.G245])" office:value-type="float" office:value="9957.56330981825">
            <text:p>9957.56</text:p>
          </table:table-cell>
          <table:table-cell table:formula="of:=0.016708634-[.G245]*(0.000042037+0.0000001267*[.G245])" office:value-type="float" office:value="0.0166974147873338">
            <text:p>0.02</text:p>
          </table:table-cell>
          <table:table-cell table:formula="of:=SIN(RADIANS([.J245]))*(1.914602-[.G245]*(0.004817+0.000014*[.G245]))+SIN(RADIANS(2*[.J245]))*(0.019993-0.000101*[.G245])+SIN(RADIANS(3*[.J245]))*0.000289" office:value-type="float" office:value="-1.59676972023772">
            <text:p>-1.6</text:p>
          </table:table-cell>
          <table:table-cell table:formula="of:=[.I245]+[.L245]" office:value-type="float" office:value="159.362480321837">
            <text:p>159.36</text:p>
          </table:table-cell>
          <table:table-cell table:formula="of:=[.J245]+[.L245]" office:value-type="float" office:value="9955.96654009801">
            <text:p>9955.97</text:p>
          </table:table-cell>
          <table:table-cell table:formula="of:=(1.000001018*(1-[.K245]*[.K245]))/(1+[.K245]*COS(RADIANS([.N245])))" office:value-type="float" office:value="1.00915290767368">
            <text:p>1.01</text:p>
          </table:table-cell>
          <table:table-cell table:formula="of:=[.M245]-0.00569-0.00478*SIN(RADIANS(125.04-1934.136*[.G245]))" office:value-type="float" office:value="159.359233947508">
            <text:p>159.36</text:p>
          </table:table-cell>
          <table:table-cell table:formula="of:=23+(26+((21.448-[.G245]*(46.815+[.G245]*(0.00059-[.G245]*0.001813))))/60)/60" office:value-type="float" office:value="23.4358232273857">
            <text:p>23.44</text:p>
          </table:table-cell>
          <table:table-cell table:formula="of:=[.Q245]+0.00256*COS(RADIANS(125.04-1934.136*[.G245]))" office:value-type="float" office:value="23.4380234209904">
            <text:p>23.44</text:p>
          </table:table-cell>
          <table:table-cell table:formula="of:=DEGREES(ATAN2(COS(RADIANS([.P245]));COS(RADIANS([.R245]))*SIN(RADIANS([.P245]))))" office:value-type="float" office:value="160.934473331774">
            <text:p>160.93</text:p>
          </table:table-cell>
          <table:table-cell table:formula="of:=DEGREES(ASIN(SIN(RADIANS([.R245]))*SIN(RADIANS([.P245]))))" office:value-type="float" office:value="8.0601314186654">
            <text:p>8.06</text:p>
          </table:table-cell>
          <table:table-cell table:formula="of:=TAN(RADIANS([.R245]/2))*TAN(RADIANS([.R245]/2))" office:value-type="float" office:value="0.043029742039612">
            <text:p>0.04</text:p>
          </table:table-cell>
          <table:table-cell table:formula="of:=4*DEGREES([.U245]*SIN(2*RADIANS([.I245]))-2*[.K245]*SIN(RADIANS([.J245]))+4*[.K245]*[.U245]*SIN(RADIANS([.J245]))*COS(2*RADIANS([.I245]))-0.5*[.U245]*[.U245]*SIN(4*RADIANS([.I245]))-1.25*[.K245]*[.K245]*SIN(2*RADIANS([.J245])))" office:value-type="float" office:value="0.0730880715752184">
            <text:p>0.07</text:p>
          </table:table-cell>
          <table:table-cell table:formula="of:=DEGREES(ACOS(COS(RADIANS(90.833))/(COS(RADIANS([.$B$2]))*COS(RADIANS([.T245])))-TAN(RADIANS([.$B$2]))*TAN(RADIANS([.T245]))))" office:value-type="float" office:value="97.9317483756403">
            <text:p>97.93</text:p>
          </table:table-cell>
          <table:table-cell table:style-name="ce7" table:formula="of:=(720-4*[.$B$3]-[.V245]+[.$B$4]*60)/1440" office:value-type="float" office:value="0.499949244394739">
            <text:p>11:59:56</text:p>
          </table:table-cell>
          <table:table-cell table:style-name="ce7" table:formula="of:=([.X245]*1440-[.W245]*4)/1440" office:value-type="float" office:value="0.227916610017961">
            <text:p>5:28:12</text:p>
          </table:table-cell>
          <table:table-cell table:style-name="ce7" table:formula="of:=([.X245]*1440+[.W245]*4)/1440" office:value-type="float" office:value="0.771981878771518">
            <text:p>18:31:39</text:p>
          </table:table-cell>
          <table:table-cell table:formula="of:=8*[.W245]" office:value-type="float" office:value="783.453987005123">
            <text:p>783.45</text:p>
          </table:table-cell>
          <table:table-cell table:formula="of:=MOD([.E245]*1440+[.V245]+4*[.$B$3]-60*[.$B$4];1440)" office:value-type="float" office:value="720.073088071575">
            <text:p>720.07</text:p>
          </table:table-cell>
          <table:table-cell table:formula="of:=IF([.AB245]/4&lt;0;[.AB245]/4+180;[.AB245]/4-180)" office:value-type="float" office:value="0.0182720178937927">
            <text:p>0.02</text:p>
          </table:table-cell>
          <table:table-cell table:formula="of:=DEGREES(ACOS(SIN(RADIANS([.$B$2]))*SIN(RADIANS([.T245]))+COS(RADIANS([.$B$2]))*COS(RADIANS([.T245]))*COS(RADIANS([.AC245]))))" office:value-type="float" office:value="31.9398727585163">
            <text:p>31.94</text:p>
          </table:table-cell>
          <table:table-cell table:formula="of:=90-[.AD245]" office:value-type="float" office:value="58.0601272414837">
            <text:p>58.06</text:p>
          </table:table-cell>
          <table:table-cell table:formula="of:=IF([.AE245]&gt;85;0;IF([.AE245]&gt;5;58.1/TAN(RADIANS([.AE245]))-0.07/POWER(TAN(RADIANS([.AE245]));3)+0.000086/POWER(TAN(RADIANS([.AE245]));5);IF([.AE245]&gt;-0.575;1735+[.AE245]*(-518.2+[.AE245]*(103.4+[.AE245]*(-12.79+[.AE245]*0.711)));-20.772/TAN(RADIANS([.AE245])))))/3600" office:value-type="float" office:value="0.0100564541681896">
            <text:p>0.01</text:p>
          </table:table-cell>
          <table:table-cell table:formula="of:=[.AE245]+[.AF245]" office:value-type="float" office:value="58.0701836956519">
            <text:p>58.07</text:p>
          </table:table-cell>
          <table:table-cell table:formula="of:=IF([.AC245]&gt;0;MOD(DEGREES(ACOS(((SIN(RADIANS([.$B$2]))*COS(RADIANS([.AD245])))-SIN(RADIANS([.T245])))/(COS(RADIANS([.$B$2]))*SIN(RADIANS([.AD245])))))+180;360);MOD(540-DEGREES(ACOS(((SIN(RADIANS([.$B$2]))*COS(RADIANS([.AD245])))-SIN(RADIANS([.T245])))/(COS(RADIANS([.$B$2]))*SIN(RADIANS([.AD245])))));360))" office:value-type="float" office:value="180.034197590853">
            <text:p>180.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5]+1" office:value-type="date" office:date-value="2026-09-02">
            <text:p>9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6]+2415018.5+[.E246]-[.$B$4]/24" office:value-type="float" office:value="2461286.29166667">
            <text:p>2461286.29</text:p>
          </table:table-cell>
          <table:table-cell table:style-name="ce9" table:formula="of:=([.F246]-2451545)/36525" office:value-type="float" office:value="0.266702030572663">
            <text:p>0.26670203</text:p>
          </table:table-cell>
          <table:table-cell/>
          <table:table-cell table:formula="of:=MOD(280.46646+[.G246]*(36000.76983+[.G246]*0.0003032);360)" office:value-type="float" office:value="161.944897406667">
            <text:p>161.94</text:p>
          </table:table-cell>
          <table:table-cell table:formula="of:=357.52911+[.G246]*(35999.05029-0.0001537*[.G246])" office:value-type="float" office:value="9958.54891009773">
            <text:p>9958.55</text:p>
          </table:table-cell>
          <table:table-cell table:formula="of:=0.016708634-[.G246]*(0.000042037+0.0000001267*[.G246])" office:value-type="float" office:value="0.0166974136345732">
            <text:p>0.02</text:p>
          </table:table-cell>
          <table:table-cell table:formula="of:=SIN(RADIANS([.J246]))*(1.914602-[.G246]*(0.004817+0.000014*[.G246]))+SIN(RADIANS(2*[.J246]))*(0.019993-0.000101*[.G246])+SIN(RADIANS(3*[.J246]))*0.000289" office:value-type="float" office:value="-1.61447066659067">
            <text:p>-1.61</text:p>
          </table:table-cell>
          <table:table-cell table:formula="of:=[.I246]+[.L246]" office:value-type="float" office:value="160.330426740077">
            <text:p>160.33</text:p>
          </table:table-cell>
          <table:table-cell table:formula="of:=[.J246]+[.L246]" office:value-type="float" office:value="9956.93443943114">
            <text:p>9956.93</text:p>
          </table:table-cell>
          <table:table-cell table:formula="of:=(1.000001018*(1-[.K246]*[.K246]))/(1+[.K246]*COS(RADIANS([.N246])))" office:value-type="float" office:value="1.00891349769346">
            <text:p>1.01</text:p>
          </table:table-cell>
          <table:table-cell table:formula="of:=[.M246]-0.00569-0.00478*SIN(RADIANS(125.04-1934.136*[.G246]))" office:value-type="float" office:value="160.327184161549">
            <text:p>160.33</text:p>
          </table:table-cell>
          <table:table-cell table:formula="of:=23+(26+((21.448-[.G246]*(46.815+[.G246]*(0.00059-[.G246]*0.001813))))/60)/60" office:value-type="float" office:value="23.4358228713516">
            <text:p>23.44</text:p>
          </table:table-cell>
          <table:table-cell table:formula="of:=[.Q246]+0.00256*COS(RADIANS(125.04-1934.136*[.G246]))" office:value-type="float" office:value="23.4380218544749">
            <text:p>23.44</text:p>
          </table:table-cell>
          <table:table-cell table:formula="of:=DEGREES(ATAN2(COS(RADIANS([.P246]));COS(RADIANS([.R246]))*SIN(RADIANS([.P246]))))" office:value-type="float" office:value="161.839564769453">
            <text:p>161.84</text:p>
          </table:table-cell>
          <table:table-cell table:formula="of:=DEGREES(ASIN(SIN(RADIANS([.R246]))*SIN(RADIANS([.P246]))))" office:value-type="float" office:value="7.69526305977115">
            <text:p>7.7</text:p>
          </table:table-cell>
          <table:table-cell table:formula="of:=TAN(RADIANS([.R246]/2))*TAN(RADIANS([.R246]/2))" office:value-type="float" office:value="0.0430297361240895">
            <text:p>0.04</text:p>
          </table:table-cell>
          <table:table-cell table:formula="of:=4*DEGREES([.U246]*SIN(2*RADIANS([.I246]))-2*[.K246]*SIN(RADIANS([.J246]))+4*[.K246]*[.U246]*SIN(RADIANS([.J246]))*COS(2*RADIANS([.I246]))-0.5*[.U246]*[.U246]*SIN(4*RADIANS([.I246]))-1.25*[.K246]*[.K246]*SIN(2*RADIANS([.J246])))" office:value-type="float" office:value="0.394219280119083">
            <text:p>0.39</text:p>
          </table:table-cell>
          <table:table-cell table:formula="of:=DEGREES(ACOS(COS(RADIANS(90.833))/(COS(RADIANS([.$B$2]))*COS(RADIANS([.T246])))-TAN(RADIANS([.$B$2]))*TAN(RADIANS([.T246]))))" office:value-type="float" office:value="97.6158541917299">
            <text:p>97.62</text:p>
          </table:table-cell>
          <table:table-cell table:style-name="ce7" table:formula="of:=(720-4*[.$B$3]-[.V246]+[.$B$4]*60)/1440" office:value-type="float" office:value="0.499726236611028">
            <text:p>11:59:36</text:p>
          </table:table-cell>
          <table:table-cell table:style-name="ce7" table:formula="of:=([.X246]*1440-[.W246]*4)/1440" office:value-type="float" office:value="0.228571086078445">
            <text:p>5:29:09</text:p>
          </table:table-cell>
          <table:table-cell table:style-name="ce7" table:formula="of:=([.X246]*1440+[.W246]*4)/1440" office:value-type="float" office:value="0.770881387143611">
            <text:p>18:30:04</text:p>
          </table:table-cell>
          <table:table-cell table:formula="of:=8*[.W246]" office:value-type="float" office:value="780.926833533839">
            <text:p>780.93</text:p>
          </table:table-cell>
          <table:table-cell table:formula="of:=MOD([.E246]*1440+[.V246]+4*[.$B$3]-60*[.$B$4];1440)" office:value-type="float" office:value="720.394219280119">
            <text:p>720.39</text:p>
          </table:table-cell>
          <table:table-cell table:formula="of:=IF([.AB246]/4&lt;0;[.AB246]/4+180;[.AB246]/4-180)" office:value-type="float" office:value="0.0985548200297615">
            <text:p>0.1</text:p>
          </table:table-cell>
          <table:table-cell table:formula="of:=DEGREES(ACOS(SIN(RADIANS([.$B$2]))*SIN(RADIANS([.T246]))+COS(RADIANS([.$B$2]))*COS(RADIANS([.T246]))*COS(RADIANS([.AC246]))))" office:value-type="float" office:value="32.3048573447732">
            <text:p>32.3</text:p>
          </table:table-cell>
          <table:table-cell table:formula="of:=90-[.AD246]" office:value-type="float" office:value="57.6951426552268">
            <text:p>57.7</text:p>
          </table:table-cell>
          <table:table-cell table:formula="of:=IF([.AE246]&gt;85;0;IF([.AE246]&gt;5;58.1/TAN(RADIANS([.AE246]))-0.07/POWER(TAN(RADIANS([.AE246]));3)+0.000086/POWER(TAN(RADIANS([.AE246]));5);IF([.AE246]&gt;-0.575;1735+[.AE246]*(-518.2+[.AE246]*(103.4+[.AE246]*(-12.79+[.AE246]*0.711)));-20.772/TAN(RADIANS([.AE246])))))/3600" office:value-type="float" office:value="0.0101995842520235">
            <text:p>0.01</text:p>
          </table:table-cell>
          <table:table-cell table:formula="of:=[.AE246]+[.AF246]" office:value-type="float" office:value="57.7053422394789">
            <text:p>57.71</text:p>
          </table:table-cell>
          <table:table-cell table:formula="of:=IF([.AC246]&gt;0;MOD(DEGREES(ACOS(((SIN(RADIANS([.$B$2]))*COS(RADIANS([.AD246])))-SIN(RADIANS([.T246])))/(COS(RADIANS([.$B$2]))*SIN(RADIANS([.AD246])))))+180;360);MOD(540-DEGREES(ACOS(((SIN(RADIANS([.$B$2]))*COS(RADIANS([.AD246])))-SIN(RADIANS([.T246])))/(COS(RADIANS([.$B$2]))*SIN(RADIANS([.AD246])))));360))" office:value-type="float" office:value="180.182752605888">
            <text:p>180.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6]+1" office:value-type="date" office:date-value="2026-09-03">
            <text:p>9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7]+2415018.5+[.E247]-[.$B$4]/24" office:value-type="float" office:value="2461287.29166667">
            <text:p>2461287.29</text:p>
          </table:table-cell>
          <table:table-cell table:style-name="ce9" table:formula="of:=([.F247]-2451545)/36525" office:value-type="float" office:value="0.266729409080534">
            <text:p>0.26672941</text:p>
          </table:table-cell>
          <table:table-cell/>
          <table:table-cell table:formula="of:=MOD(280.46646+[.G247]*(36000.76983+[.G247]*0.0003032);360)" office:value-type="float" office:value="162.93054477126">
            <text:p>162.93</text:p>
          </table:table-cell>
          <table:table-cell table:formula="of:=357.52911+[.G247]*(35999.05029-0.0001537*[.G247])" office:value-type="float" office:value="9959.53451037721">
            <text:p>9959.53</text:p>
          </table:table-cell>
          <table:table-cell table:formula="of:=0.016708634-[.G247]*(0.000042037+0.0000001267*[.G247])" office:value-type="float" office:value="0.0166974124818125">
            <text:p>0.02</text:p>
          </table:table-cell>
          <table:table-cell table:formula="of:=SIN(RADIANS([.J247]))*(1.914602-[.G247]*(0.004817+0.000014*[.G247]))+SIN(RADIANS(2*[.J247]))*(0.019993-0.000101*[.G247])+SIN(RADIANS(3*[.J247]))*0.000289" office:value-type="float" office:value="-1.63170961272813">
            <text:p>-1.63</text:p>
          </table:table-cell>
          <table:table-cell table:formula="of:=[.I247]+[.L247]" office:value-type="float" office:value="161.298835158531">
            <text:p>161.3</text:p>
          </table:table-cell>
          <table:table-cell table:formula="of:=[.J247]+[.L247]" office:value-type="float" office:value="9957.90280076449">
            <text:p>9957.9</text:p>
          </table:table-cell>
          <table:table-cell table:formula="of:=(1.000001018*(1-[.K247]*[.K247]))/(1+[.K247]*COS(RADIANS([.N247])))" office:value-type="float" office:value="1.00867143948954">
            <text:p>1.01</text:p>
          </table:table-cell>
          <table:table-cell table:formula="of:=[.M247]-0.00569-0.00478*SIN(RADIANS(125.04-1934.136*[.G247]))" office:value-type="float" office:value="161.295596373715">
            <text:p>161.3</text:p>
          </table:table-cell>
          <table:table-cell table:formula="of:=23+(26+((21.448-[.G247]*(46.815+[.G247]*(0.00059-[.G247]*0.001813))))/60)/60" office:value-type="float" office:value="23.4358225153174">
            <text:p>23.44</text:p>
          </table:table-cell>
          <table:table-cell table:formula="of:=[.Q247]+0.00256*COS(RADIANS(125.04-1934.136*[.G247]))" office:value-type="float" office:value="23.4380202860811">
            <text:p>23.44</text:p>
          </table:table-cell>
          <table:table-cell table:formula="of:=DEGREES(ATAN2(COS(RADIANS([.P247]));COS(RADIANS([.R247]))*SIN(RADIANS([.P247]))))" office:value-type="float" office:value="162.74352685102">
            <text:p>162.74</text:p>
          </table:table-cell>
          <table:table-cell table:formula="of:=DEGREES(ASIN(SIN(RADIANS([.R247]))*SIN(RADIANS([.P247]))))" office:value-type="float" office:value="7.32832529712202">
            <text:p>7.33</text:p>
          </table:table-cell>
          <table:table-cell table:formula="of:=TAN(RADIANS([.R247]/2))*TAN(RADIANS([.R247]/2))" office:value-type="float" office:value="0.0430297302014745">
            <text:p>0.04</text:p>
          </table:table-cell>
          <table:table-cell table:formula="of:=4*DEGREES([.U247]*SIN(2*RADIANS([.I247]))-2*[.K247]*SIN(RADIANS([.J247]))+4*[.K247]*[.U247]*SIN(RADIANS([.J247]))*COS(2*RADIANS([.I247]))-0.5*[.U247]*[.U247]*SIN(4*RADIANS([.I247]))-1.25*[.K247]*[.K247]*SIN(2*RADIANS([.J247])))" office:value-type="float" office:value="0.719857297688863">
            <text:p>0.72</text:p>
          </table:table-cell>
          <table:table-cell table:formula="of:=DEGREES(ACOS(COS(RADIANS(90.833))/(COS(RADIANS([.$B$2]))*COS(RADIANS([.T247])))-TAN(RADIANS([.$B$2]))*TAN(RADIANS([.T247]))))" office:value-type="float" office:value="97.2989953980038">
            <text:p>97.3</text:p>
          </table:table-cell>
          <table:table-cell table:style-name="ce7" table:formula="of:=(720-4*[.$B$3]-[.V247]+[.$B$4]*60)/1440" office:value-type="float" office:value="0.499500099098827">
            <text:p>11:59:17</text:p>
          </table:table-cell>
          <table:table-cell table:style-name="ce7" table:formula="of:=([.X247]*1440-[.W247]*4)/1440" office:value-type="float" office:value="0.22922511188215">
            <text:p>5:30:05</text:p>
          </table:table-cell>
          <table:table-cell table:style-name="ce7" table:formula="of:=([.X247]*1440+[.W247]*4)/1440" office:value-type="float" office:value="0.769775086315504">
            <text:p>18:28:29</text:p>
          </table:table-cell>
          <table:table-cell table:formula="of:=8*[.W247]" office:value-type="float" office:value="778.39196318403">
            <text:p>778.39</text:p>
          </table:table-cell>
          <table:table-cell table:formula="of:=MOD([.E247]*1440+[.V247]+4*[.$B$3]-60*[.$B$4];1440)" office:value-type="float" office:value="720.719857297689">
            <text:p>720.72</text:p>
          </table:table-cell>
          <table:table-cell table:formula="of:=IF([.AB247]/4&lt;0;[.AB247]/4+180;[.AB247]/4-180)" office:value-type="float" office:value="0.17996432442223">
            <text:p>0.18</text:p>
          </table:table-cell>
          <table:table-cell table:formula="of:=DEGREES(ACOS(SIN(RADIANS([.$B$2]))*SIN(RADIANS([.T247]))+COS(RADIANS([.$B$2]))*COS(RADIANS([.T247]))*COS(RADIANS([.AC247]))))" office:value-type="float" office:value="32.6720724957445">
            <text:p>32.67</text:p>
          </table:table-cell>
          <table:table-cell table:formula="of:=90-[.AD247]" office:value-type="float" office:value="57.3279275042555">
            <text:p>57.33</text:p>
          </table:table-cell>
          <table:table-cell table:formula="of:=IF([.AE247]&gt;85;0;IF([.AE247]&gt;5;58.1/TAN(RADIANS([.AE247]))-0.07/POWER(TAN(RADIANS([.AE247]));3)+0.000086/POWER(TAN(RADIANS([.AE247]));5);IF([.AE247]&gt;-0.575;1735+[.AE247]*(-518.2+[.AE247]*(103.4+[.AE247]*(-12.79+[.AE247]*0.711)));-20.772/TAN(RADIANS([.AE247])))))/3600" office:value-type="float" office:value="0.0103447514955944">
            <text:p>0.01</text:p>
          </table:table-cell>
          <table:table-cell table:formula="of:=[.AE247]+[.AF247]" office:value-type="float" office:value="57.3382722557511">
            <text:p>57.34</text:p>
          </table:table-cell>
          <table:table-cell table:formula="of:=IF([.AC247]&gt;0;MOD(DEGREES(ACOS(((SIN(RADIANS([.$B$2]))*COS(RADIANS([.AD247])))-SIN(RADIANS([.T247])))/(COS(RADIANS([.$B$2]))*SIN(RADIANS([.AD247])))))+180;360);MOD(540-DEGREES(ACOS(((SIN(RADIANS([.$B$2]))*COS(RADIANS([.AD247])))-SIN(RADIANS([.T247])))/(COS(RADIANS([.$B$2]))*SIN(RADIANS([.AD247])))));360))" office:value-type="float" office:value="180.330650310314">
            <text:p>180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7]+1" office:value-type="date" office:date-value="2026-09-04">
            <text:p>9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8]+2415018.5+[.E248]-[.$B$4]/24" office:value-type="float" office:value="2461288.29166667">
            <text:p>2461288.29</text:p>
          </table:table-cell>
          <table:table-cell table:style-name="ce9" table:formula="of:=([.F248]-2451545)/36525" office:value-type="float" office:value="0.266756787588405">
            <text:p>0.26675679</text:p>
          </table:table-cell>
          <table:table-cell/>
          <table:table-cell table:formula="of:=MOD(280.46646+[.G248]*(36000.76983+[.G248]*0.0003032);360)" office:value-type="float" office:value="163.916192135852">
            <text:p>163.92</text:p>
          </table:table-cell>
          <table:table-cell table:formula="of:=357.52911+[.G248]*(35999.05029-0.0001537*[.G248])" office:value-type="float" office:value="9960.52011065669">
            <text:p>9960.52</text:p>
          </table:table-cell>
          <table:table-cell table:formula="of:=0.016708634-[.G248]*(0.000042037+0.0000001267*[.G248])" office:value-type="float" office:value="0.0166974113290516">
            <text:p>0.02</text:p>
          </table:table-cell>
          <table:table-cell table:formula="of:=SIN(RADIANS([.J248]))*(1.914602-[.G248]*(0.004817+0.000014*[.G248]))+SIN(RADIANS(2*[.J248]))*(0.019993-0.000101*[.G248])+SIN(RADIANS(3*[.J248]))*0.000289" office:value-type="float" office:value="-1.64848120593356">
            <text:p>-1.65</text:p>
          </table:table-cell>
          <table:table-cell table:formula="of:=[.I248]+[.L248]" office:value-type="float" office:value="162.267710929918">
            <text:p>162.27</text:p>
          </table:table-cell>
          <table:table-cell table:formula="of:=[.J248]+[.L248]" office:value-type="float" office:value="9958.87162945076">
            <text:p>9958.87</text:p>
          </table:table-cell>
          <table:table-cell table:formula="of:=(1.000001018*(1-[.K248]*[.K248]))/(1+[.K248]*COS(RADIANS([.N248])))" office:value-type="float" office:value="1.00842680094994">
            <text:p>1.01</text:p>
          </table:table-cell>
          <table:table-cell table:formula="of:=[.M248]-0.00569-0.00478*SIN(RADIANS(125.04-1934.136*[.G248]))" office:value-type="float" office:value="162.264475936719">
            <text:p>162.26</text:p>
          </table:table-cell>
          <table:table-cell table:formula="of:=23+(26+((21.448-[.G248]*(46.815+[.G248]*(0.00059-[.G248]*0.001813))))/60)/60" office:value-type="float" office:value="23.4358221592833">
            <text:p>23.44</text:p>
          </table:table-cell>
          <table:table-cell table:formula="of:=[.Q248]+0.00256*COS(RADIANS(125.04-1934.136*[.G248]))" office:value-type="float" office:value="23.43801871581">
            <text:p>23.44</text:p>
          </table:table-cell>
          <table:table-cell table:formula="of:=DEGREES(ATAN2(COS(RADIANS([.P248]));COS(RADIANS([.R248]))*SIN(RADIANS([.P248]))))" office:value-type="float" office:value="163.646432698244">
            <text:p>163.65</text:p>
          </table:table-cell>
          <table:table-cell table:formula="of:=DEGREES(ASIN(SIN(RADIANS([.R248]))*SIN(RADIANS([.P248]))))" office:value-type="float" office:value="6.95940790211538">
            <text:p>6.96</text:p>
          </table:table-cell>
          <table:table-cell table:formula="of:=TAN(RADIANS([.R248]/2))*TAN(RADIANS([.R248]/2))" office:value-type="float" office:value="0.0430297242717709">
            <text:p>0.04</text:p>
          </table:table-cell>
          <table:table-cell table:formula="of:=4*DEGREES([.U248]*SIN(2*RADIANS([.I248]))-2*[.K248]*SIN(RADIANS([.J248]))+4*[.K248]*[.U248]*SIN(RADIANS([.J248]))*COS(2*RADIANS([.I248]))-0.5*[.U248]*[.U248]*SIN(4*RADIANS([.I248]))-1.25*[.K248]*[.K248]*SIN(2*RADIANS([.J248])))" office:value-type="float" office:value="1.04971693107067">
            <text:p>1.05</text:p>
          </table:table-cell>
          <table:table-cell table:formula="of:=DEGREES(ACOS(COS(RADIANS(90.833))/(COS(RADIANS([.$B$2]))*COS(RADIANS([.T248])))-TAN(RADIANS([.$B$2]))*TAN(RADIANS([.T248]))))" office:value-type="float" office:value="96.9812240149307">
            <text:p>96.98</text:p>
          </table:table-cell>
          <table:table-cell table:style-name="ce7" table:formula="of:=(720-4*[.$B$3]-[.V248]+[.$B$4]*60)/1440" office:value-type="float" office:value="0.499271029908979">
            <text:p>11:58:57</text:p>
          </table:table-cell>
          <table:table-cell table:style-name="ce7" table:formula="of:=([.X248]*1440-[.W248]*4)/1440" office:value-type="float" office:value="0.229878740978616">
            <text:p>5:31:02</text:p>
          </table:table-cell>
          <table:table-cell table:style-name="ce7" table:formula="of:=([.X248]*1440+[.W248]*4)/1440" office:value-type="float" office:value="0.768663318839342">
            <text:p>18:26:53</text:p>
          </table:table-cell>
          <table:table-cell table:formula="of:=8*[.W248]" office:value-type="float" office:value="775.849792119446">
            <text:p>775.85</text:p>
          </table:table-cell>
          <table:table-cell table:formula="of:=MOD([.E248]*1440+[.V248]+4*[.$B$3]-60*[.$B$4];1440)" office:value-type="float" office:value="721.049716931071">
            <text:p>721.05</text:p>
          </table:table-cell>
          <table:table-cell table:formula="of:=IF([.AB248]/4&lt;0;[.AB248]/4+180;[.AB248]/4-180)" office:value-type="float" office:value="0.262429232767658">
            <text:p>0.26</text:p>
          </table:table-cell>
          <table:table-cell table:formula="of:=DEGREES(ACOS(SIN(RADIANS([.$B$2]))*SIN(RADIANS([.T248]))+COS(RADIANS([.$B$2]))*COS(RADIANS([.T248]))*COS(RADIANS([.AC248]))))" office:value-type="float" office:value="33.0414302566813">
            <text:p>33.04</text:p>
          </table:table-cell>
          <table:table-cell table:formula="of:=90-[.AD248]" office:value-type="float" office:value="56.9585697433187">
            <text:p>56.96</text:p>
          </table:table-cell>
          <table:table-cell table:formula="of:=IF([.AE248]&gt;85;0;IF([.AE248]&gt;5;58.1/TAN(RADIANS([.AE248]))-0.07/POWER(TAN(RADIANS([.AE248]));3)+0.000086/POWER(TAN(RADIANS([.AE248]));5);IF([.AE248]&gt;-0.575;1735+[.AE248]*(-518.2+[.AE248]*(103.4+[.AE248]*(-12.79+[.AE248]*0.711)));-20.772/TAN(RADIANS([.AE248])))))/3600" office:value-type="float" office:value="0.0104919683890183">
            <text:p>0.01</text:p>
          </table:table-cell>
          <table:table-cell table:formula="of:=[.AE248]+[.AF248]" office:value-type="float" office:value="56.9690617117077">
            <text:p>56.97</text:p>
          </table:table-cell>
          <table:table-cell table:formula="of:=IF([.AC248]&gt;0;MOD(DEGREES(ACOS(((SIN(RADIANS([.$B$2]))*COS(RADIANS([.AD248])))-SIN(RADIANS([.T248])))/(COS(RADIANS([.$B$2]))*SIN(RADIANS([.AD248])))))+180;360);MOD(540-DEGREES(ACOS(((SIN(RADIANS([.$B$2]))*COS(RADIANS([.AD248])))-SIN(RADIANS([.T248])))/(COS(RADIANS([.$B$2]))*SIN(RADIANS([.AD248])))));360))" office:value-type="float" office:value="180.477762598342">
            <text:p>180.4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8]+1" office:value-type="date" office:date-value="2026-09-05">
            <text:p>9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49]+2415018.5+[.E249]-[.$B$4]/24" office:value-type="float" office:value="2461289.29166667">
            <text:p>2461289.29</text:p>
          </table:table-cell>
          <table:table-cell table:style-name="ce9" table:formula="of:=([.F249]-2451545)/36525" office:value-type="float" office:value="0.266784166096277">
            <text:p>0.26678417</text:p>
          </table:table-cell>
          <table:table-cell/>
          <table:table-cell table:formula="of:=MOD(280.46646+[.G249]*(36000.76983+[.G249]*0.0003032);360)" office:value-type="float" office:value="164.901839500444">
            <text:p>164.9</text:p>
          </table:table-cell>
          <table:table-cell table:formula="of:=357.52911+[.G249]*(35999.05029-0.0001537*[.G249])" office:value-type="float" office:value="9961.50571093617">
            <text:p>9961.51</text:p>
          </table:table-cell>
          <table:table-cell table:formula="of:=0.016708634-[.G249]*(0.000042037+0.0000001267*[.G249])" office:value-type="float" office:value="0.0166974101762905">
            <text:p>0.02</text:p>
          </table:table-cell>
          <table:table-cell table:formula="of:=SIN(RADIANS([.J249]))*(1.914602-[.G249]*(0.004817+0.000014*[.G249]))+SIN(RADIANS(2*[.J249]))*(0.019993-0.000101*[.G249])+SIN(RADIANS(3*[.J249]))*0.000289" office:value-type="float" office:value="-1.66478021349334">
            <text:p>-1.66</text:p>
          </table:table-cell>
          <table:table-cell table:formula="of:=[.I249]+[.L249]" office:value-type="float" office:value="163.237059286951">
            <text:p>163.24</text:p>
          </table:table-cell>
          <table:table-cell table:formula="of:=[.J249]+[.L249]" office:value-type="float" office:value="9959.84093072268">
            <text:p>9959.84</text:p>
          </table:table-cell>
          <table:table-cell table:formula="of:=(1.000001018*(1-[.K249]*[.K249]))/(1+[.K249]*COS(RADIANS([.N249])))" office:value-type="float" office:value="1.00817965078664">
            <text:p>1.01</text:p>
          </table:table-cell>
          <table:table-cell table:formula="of:=[.M249]-0.00569-0.00478*SIN(RADIANS(125.04-1934.136*[.G249]))" office:value-type="float" office:value="163.233828083272">
            <text:p>163.23</text:p>
          </table:table-cell>
          <table:table-cell table:formula="of:=23+(26+((21.448-[.G249]*(46.815+[.G249]*(0.00059-[.G249]*0.001813))))/60)/60" office:value-type="float" office:value="23.4358218032492">
            <text:p>23.44</text:p>
          </table:table-cell>
          <table:table-cell table:formula="of:=[.Q249]+0.00256*COS(RADIANS(125.04-1934.136*[.G249]))" office:value-type="float" office:value="23.4380171436626">
            <text:p>23.44</text:p>
          </table:table-cell>
          <table:table-cell table:formula="of:=DEGREES(ATAN2(COS(RADIANS([.P249]));COS(RADIANS([.R249]))*SIN(RADIANS([.P249]))))" office:value-type="float" office:value="164.548356520433">
            <text:p>164.55</text:p>
          </table:table-cell>
          <table:table-cell table:formula="of:=DEGREES(ASIN(SIN(RADIANS([.R249]))*SIN(RADIANS([.P249]))))" office:value-type="float" office:value="6.58860077799226">
            <text:p>6.59</text:p>
          </table:table-cell>
          <table:table-cell table:formula="of:=TAN(RADIANS([.R249]/2))*TAN(RADIANS([.R249]/2))" office:value-type="float" office:value="0.0430297183349826">
            <text:p>0.04</text:p>
          </table:table-cell>
          <table:table-cell table:formula="of:=4*DEGREES([.U249]*SIN(2*RADIANS([.I249]))-2*[.K249]*SIN(RADIANS([.J249]))+4*[.K249]*[.U249]*SIN(RADIANS([.J249]))*COS(2*RADIANS([.I249]))-0.5*[.U249]*[.U249]*SIN(4*RADIANS([.I249]))-1.25*[.K249]*[.K249]*SIN(2*RADIANS([.J249])))" office:value-type="float" office:value="1.3835090988944">
            <text:p>1.38</text:p>
          </table:table-cell>
          <table:table-cell table:formula="of:=DEGREES(ACOS(COS(RADIANS(90.833))/(COS(RADIANS([.$B$2]))*COS(RADIANS([.T249])))-TAN(RADIANS([.$B$2]))*TAN(RADIANS([.T249]))))" office:value-type="float" office:value="96.6625906515711">
            <text:p>96.66</text:p>
          </table:table-cell>
          <table:table-cell table:style-name="ce7" table:formula="of:=(720-4*[.$B$3]-[.V249]+[.$B$4]*60)/1440" office:value-type="float" office:value="0.499039229792435">
            <text:p>11:58:37</text:p>
          </table:table-cell>
          <table:table-cell table:style-name="ce7" table:formula="of:=([.X249]*1440-[.W249]*4)/1440" office:value-type="float" office:value="0.23053203353807">
            <text:p>5:31:58</text:p>
          </table:table-cell>
          <table:table-cell table:style-name="ce7" table:formula="of:=([.X249]*1440+[.W249]*4)/1440" office:value-type="float" office:value="0.767546426046799">
            <text:p>18:25:16</text:p>
          </table:table-cell>
          <table:table-cell table:formula="of:=8*[.W249]" office:value-type="float" office:value="773.300725212569">
            <text:p>773.3</text:p>
          </table:table-cell>
          <table:table-cell table:formula="of:=MOD([.E249]*1440+[.V249]+4*[.$B$3]-60*[.$B$4];1440)" office:value-type="float" office:value="721.383509098894">
            <text:p>721.38</text:p>
          </table:table-cell>
          <table:table-cell table:formula="of:=IF([.AB249]/4&lt;0;[.AB249]/4+180;[.AB249]/4-180)" office:value-type="float" office:value="0.345877274723591">
            <text:p>0.35</text:p>
          </table:table-cell>
          <table:table-cell table:formula="of:=DEGREES(ACOS(SIN(RADIANS([.$B$2]))*SIN(RADIANS([.T249]))+COS(RADIANS([.$B$2]))*COS(RADIANS([.T249]))*COS(RADIANS([.AC249]))))" office:value-type="float" office:value="33.4128419514199">
            <text:p>33.41</text:p>
          </table:table-cell>
          <table:table-cell table:formula="of:=90-[.AD249]" office:value-type="float" office:value="56.5871580485801">
            <text:p>56.59</text:p>
          </table:table-cell>
          <table:table-cell table:formula="of:=IF([.AE249]&gt;85;0;IF([.AE249]&gt;5;58.1/TAN(RADIANS([.AE249]))-0.07/POWER(TAN(RADIANS([.AE249]));3)+0.000086/POWER(TAN(RADIANS([.AE249]));5);IF([.AE249]&gt;-0.575;1735+[.AE249]*(-518.2+[.AE249]*(103.4+[.AE249]*(-12.79+[.AE249]*0.711)));-20.772/TAN(RADIANS([.AE249])))))/3600" office:value-type="float" office:value="0.0106412476751408">
            <text:p>0.01</text:p>
          </table:table-cell>
          <table:table-cell table:formula="of:=[.AE249]+[.AF249]" office:value-type="float" office:value="56.5977992962552">
            <text:p>56.6</text:p>
          </table:table-cell>
          <table:table-cell table:formula="of:=IF([.AC249]&gt;0;MOD(DEGREES(ACOS(((SIN(RADIANS([.$B$2]))*COS(RADIANS([.AD249])))-SIN(RADIANS([.T249])))/(COS(RADIANS([.$B$2]))*SIN(RADIANS([.AD249])))))+180;360);MOD(540-DEGREES(ACOS(((SIN(RADIANS([.$B$2]))*COS(RADIANS([.AD249])))-SIN(RADIANS([.T249])))/(COS(RADIANS([.$B$2]))*SIN(RADIANS([.AD249])))));360))" office:value-type="float" office:value="180.623965382556">
            <text:p>180.6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49]+1" office:value-type="date" office:date-value="2026-09-06">
            <text:p>9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0]+2415018.5+[.E250]-[.$B$4]/24" office:value-type="float" office:value="2461290.29166667">
            <text:p>2461290.29</text:p>
          </table:table-cell>
          <table:table-cell table:style-name="ce9" table:formula="of:=([.F250]-2451545)/36525" office:value-type="float" office:value="0.266811544604148">
            <text:p>0.26681154</text:p>
          </table:table-cell>
          <table:table-cell/>
          <table:table-cell table:formula="of:=MOD(280.46646+[.G250]*(36000.76983+[.G250]*0.0003032);360)" office:value-type="float" office:value="165.887486865038">
            <text:p>165.89</text:p>
          </table:table-cell>
          <table:table-cell table:formula="of:=357.52911+[.G250]*(35999.05029-0.0001537*[.G250])" office:value-type="float" office:value="9962.49131121565">
            <text:p>9962.49</text:p>
          </table:table-cell>
          <table:table-cell table:formula="of:=0.016708634-[.G250]*(0.000042037+0.0000001267*[.G250])" office:value-type="float" office:value="0.0166974090235292">
            <text:p>0.02</text:p>
          </table:table-cell>
          <table:table-cell table:formula="of:=SIN(RADIANS([.J250]))*(1.914602-[.G250]*(0.004817+0.000014*[.G250]))+SIN(RADIANS(2*[.J250]))*(0.019993-0.000101*[.G250])+SIN(RADIANS(3*[.J250]))*0.000289" office:value-type="float" office:value="-1.68060152451254">
            <text:p>-1.68</text:p>
          </table:table-cell>
          <table:table-cell table:formula="of:=[.I250]+[.L250]" office:value-type="float" office:value="164.206885340526">
            <text:p>164.21</text:p>
          </table:table-cell>
          <table:table-cell table:formula="of:=[.J250]+[.L250]" office:value-type="float" office:value="9960.81070969114">
            <text:p>9960.81</text:p>
          </table:table-cell>
          <table:table-cell table:formula="of:=(1.000001018*(1-[.K250]*[.K250]))/(1+[.K250]*COS(RADIANS([.N250])))" office:value-type="float" office:value="1.00793005851955">
            <text:p>1.01</text:p>
          </table:table-cell>
          <table:table-cell table:formula="of:=[.M250]-0.00569-0.00478*SIN(RADIANS(125.04-1934.136*[.G250]))" office:value-type="float" office:value="164.203657924267">
            <text:p>164.2</text:p>
          </table:table-cell>
          <table:table-cell table:formula="of:=23+(26+((21.448-[.G250]*(46.815+[.G250]*(0.00059-[.G250]*0.001813))))/60)/60" office:value-type="float" office:value="23.435821447215">
            <text:p>23.44</text:p>
          </table:table-cell>
          <table:table-cell table:formula="of:=[.Q250]+0.00256*COS(RADIANS(125.04-1934.136*[.G250]))" office:value-type="float" office:value="23.4380155696401">
            <text:p>23.44</text:p>
          </table:table-cell>
          <table:table-cell table:formula="of:=DEGREES(ATAN2(COS(RADIANS([.P250]));COS(RADIANS([.R250]))*SIN(RADIANS([.P250]))))" office:value-type="float" office:value="165.4493735607">
            <text:p>165.45</text:p>
          </table:table-cell>
          <table:table-cell table:formula="of:=DEGREES(ASIN(SIN(RADIANS([.R250]))*SIN(RADIANS([.P250]))))" office:value-type="float" office:value="6.21599396709574">
            <text:p>6.22</text:p>
          </table:table-cell>
          <table:table-cell table:formula="of:=TAN(RADIANS([.R250]/2))*TAN(RADIANS([.R250]/2))" office:value-type="float" office:value="0.0430297123911135">
            <text:p>0.04</text:p>
          </table:table-cell>
          <table:table-cell table:formula="of:=4*DEGREES([.U250]*SIN(2*RADIANS([.I250]))-2*[.K250]*SIN(RADIANS([.J250]))+4*[.K250]*[.U250]*SIN(RADIANS([.J250]))*COS(2*RADIANS([.I250]))-0.5*[.U250]*[.U250]*SIN(4*RADIANS([.I250]))-1.25*[.K250]*[.K250]*SIN(2*RADIANS([.J250])))" office:value-type="float" office:value="1.72094099835551">
            <text:p>1.72</text:p>
          </table:table-cell>
          <table:table-cell table:formula="of:=DEGREES(ACOS(COS(RADIANS(90.833))/(COS(RADIANS([.$B$2]))*COS(RADIANS([.T250])))-TAN(RADIANS([.$B$2]))*TAN(RADIANS([.T250]))))" office:value-type="float" office:value="96.3431445778528">
            <text:p>96.34</text:p>
          </table:table-cell>
          <table:table-cell table:style-name="ce7" table:formula="of:=(720-4*[.$B$3]-[.V250]+[.$B$4]*60)/1440" office:value-type="float" office:value="0.498804902084475">
            <text:p>11:58:17</text:p>
          </table:table-cell>
          <table:table-cell table:style-name="ce7" table:formula="of:=([.X250]*1440-[.W250]*4)/1440" office:value-type="float" office:value="0.231185056034884">
            <text:p>5:32:54</text:p>
          </table:table-cell>
          <table:table-cell table:style-name="ce7" table:formula="of:=([.X250]*1440+[.W250]*4)/1440" office:value-type="float" office:value="0.766424748134067">
            <text:p>18:23:39</text:p>
          </table:table-cell>
          <table:table-cell table:formula="of:=8*[.W250]" office:value-type="float" office:value="770.745156622822">
            <text:p>770.75</text:p>
          </table:table-cell>
          <table:table-cell table:formula="of:=MOD([.E250]*1440+[.V250]+4*[.$B$3]-60*[.$B$4];1440)" office:value-type="float" office:value="721.720940998356">
            <text:p>721.72</text:p>
          </table:table-cell>
          <table:table-cell table:formula="of:=IF([.AB250]/4&lt;0;[.AB250]/4+180;[.AB250]/4-180)" office:value-type="float" office:value="0.43023524958889">
            <text:p>0.43</text:p>
          </table:table-cell>
          <table:table-cell table:formula="of:=DEGREES(ACOS(SIN(RADIANS([.$B$2]))*SIN(RADIANS([.T250]))+COS(RADIANS([.$B$2]))*COS(RADIANS([.T250]))*COS(RADIANS([.AC250]))))" office:value-type="float" office:value="33.7862181769811">
            <text:p>33.79</text:p>
          </table:table-cell>
          <table:table-cell table:formula="of:=90-[.AD250]" office:value-type="float" office:value="56.2137818230189">
            <text:p>56.21</text:p>
          </table:table-cell>
          <table:table-cell table:formula="of:=IF([.AE250]&gt;85;0;IF([.AE250]&gt;5;58.1/TAN(RADIANS([.AE250]))-0.07/POWER(TAN(RADIANS([.AE250]));3)+0.000086/POWER(TAN(RADIANS([.AE250]));5);IF([.AE250]&gt;-0.575;1735+[.AE250]*(-518.2+[.AE250]*(103.4+[.AE250]*(-12.79+[.AE250]*0.711)));-20.772/TAN(RADIANS([.AE250])))))/3600" office:value-type="float" office:value="0.0107926023250975">
            <text:p>0.01</text:p>
          </table:table-cell>
          <table:table-cell table:formula="of:=[.AE250]+[.AF250]" office:value-type="float" office:value="56.224574425344">
            <text:p>56.22</text:p>
          </table:table-cell>
          <table:table-cell table:formula="of:=IF([.AC250]&gt;0;MOD(DEGREES(ACOS(((SIN(RADIANS([.$B$2]))*COS(RADIANS([.AD250])))-SIN(RADIANS([.T250])))/(COS(RADIANS([.$B$2]))*SIN(RADIANS([.AD250])))))+180;360);MOD(540-DEGREES(ACOS(((SIN(RADIANS([.$B$2]))*COS(RADIANS([.AD250])))-SIN(RADIANS([.T250])))/(COS(RADIANS([.$B$2]))*SIN(RADIANS([.AD250])))));360))" office:value-type="float" office:value="180.7691385045">
            <text:p>180.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0]+1" office:value-type="date" office:date-value="2026-09-07">
            <text:p>9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1]+2415018.5+[.E251]-[.$B$4]/24" office:value-type="float" office:value="2461291.29166667">
            <text:p>2461291.29</text:p>
          </table:table-cell>
          <table:table-cell table:style-name="ce9" table:formula="of:=([.F251]-2451545)/36525" office:value-type="float" office:value="0.266838923112019">
            <text:p>0.26683892</text:p>
          </table:table-cell>
          <table:table-cell/>
          <table:table-cell table:formula="of:=MOD(280.46646+[.G251]*(36000.76983+[.G251]*0.0003032);360)" office:value-type="float" office:value="166.873134229632">
            <text:p>166.87</text:p>
          </table:table-cell>
          <table:table-cell table:formula="of:=357.52911+[.G251]*(35999.05029-0.0001537*[.G251])" office:value-type="float" office:value="9963.47691149513">
            <text:p>9963.48</text:p>
          </table:table-cell>
          <table:table-cell table:formula="of:=0.016708634-[.G251]*(0.000042037+0.0000001267*[.G251])" office:value-type="float" office:value="0.0166974078707677">
            <text:p>0.02</text:p>
          </table:table-cell>
          <table:table-cell table:formula="of:=SIN(RADIANS([.J251]))*(1.914602-[.G251]*(0.004817+0.000014*[.G251]))+SIN(RADIANS(2*[.J251]))*(0.019993-0.000101*[.G251])+SIN(RADIANS(3*[.J251]))*0.000289" office:value-type="float" office:value="-1.69594015171587">
            <text:p>-1.7</text:p>
          </table:table-cell>
          <table:table-cell table:formula="of:=[.I251]+[.L251]" office:value-type="float" office:value="165.177194077917">
            <text:p>165.18</text:p>
          </table:table-cell>
          <table:table-cell table:formula="of:=[.J251]+[.L251]" office:value-type="float" office:value="9961.78097134341">
            <text:p>9961.78</text:p>
          </table:table-cell>
          <table:table-cell table:formula="of:=(1.000001018*(1-[.K251]*[.K251]))/(1+[.K251]*COS(RADIANS([.N251])))" office:value-type="float" office:value="1.00767809446018">
            <text:p>1.01</text:p>
          </table:table-cell>
          <table:table-cell table:formula="of:=[.M251]-0.00569-0.00478*SIN(RADIANS(125.04-1934.136*[.G251]))" office:value-type="float" office:value="165.173970446975">
            <text:p>165.17</text:p>
          </table:table-cell>
          <table:table-cell table:formula="of:=23+(26+((21.448-[.G251]*(46.815+[.G251]*(0.00059-[.G251]*0.001813))))/60)/60" office:value-type="float" office:value="23.4358210911809">
            <text:p>23.44</text:p>
          </table:table-cell>
          <table:table-cell table:formula="of:=[.Q251]+0.00256*COS(RADIANS(125.04-1934.136*[.G251]))" office:value-type="float" office:value="23.4380139937434">
            <text:p>23.44</text:p>
          </table:table-cell>
          <table:table-cell table:formula="of:=DEGREES(ATAN2(COS(RADIANS([.P251]));COS(RADIANS([.R251]))*SIN(RADIANS([.P251]))))" office:value-type="float" office:value="166.34956004305">
            <text:p>166.35</text:p>
          </table:table-cell>
          <table:table-cell table:formula="of:=DEGREES(ASIN(SIN(RADIANS([.R251]))*SIN(RADIANS([.P251]))))" office:value-type="float" office:value="5.84167765907637">
            <text:p>5.84</text:p>
          </table:table-cell>
          <table:table-cell table:formula="of:=TAN(RADIANS([.R251]/2))*TAN(RADIANS([.R251]/2))" office:value-type="float" office:value="0.0430297064401675">
            <text:p>0.04</text:p>
          </table:table-cell>
          <table:table-cell table:formula="of:=4*DEGREES([.U251]*SIN(2*RADIANS([.I251]))-2*[.K251]*SIN(RADIANS([.J251]))+4*[.K251]*[.U251]*SIN(RADIANS([.J251]))*COS(2*RADIANS([.I251]))-0.5*[.U251]*[.U251]*SIN(4*RADIANS([.I251]))-1.25*[.K251]*[.K251]*SIN(2*RADIANS([.J251])))" office:value-type="float" office:value="2.06171626326445">
            <text:p>2.06</text:p>
          </table:table-cell>
          <table:table-cell table:formula="of:=DEGREES(ACOS(COS(RADIANS(90.833))/(COS(RADIANS([.$B$2]))*COS(RADIANS([.T251])))-TAN(RADIANS([.$B$2]))*TAN(RADIANS([.T251]))))" office:value-type="float" office:value="96.0229337982331">
            <text:p>96.02</text:p>
          </table:table-cell>
          <table:table-cell table:style-name="ce7" table:formula="of:=(720-4*[.$B$3]-[.V251]+[.$B$4]*60)/1440" office:value-type="float" office:value="0.498568252594955">
            <text:p>11:57:56</text:p>
          </table:table-cell>
          <table:table-cell table:style-name="ce7" table:formula="of:=([.X251]*1440-[.W251]*4)/1440" office:value-type="float" office:value="0.231837880933196">
            <text:p>5:33:51</text:p>
          </table:table-cell>
          <table:table-cell table:style-name="ce7" table:formula="of:=([.X251]*1440+[.W251]*4)/1440" office:value-type="float" office:value="0.765298624256714">
            <text:p>18:22:02</text:p>
          </table:table-cell>
          <table:table-cell table:formula="of:=8*[.W251]" office:value-type="float" office:value="768.183470385865">
            <text:p>768.18</text:p>
          </table:table-cell>
          <table:table-cell table:formula="of:=MOD([.E251]*1440+[.V251]+4*[.$B$3]-60*[.$B$4];1440)" office:value-type="float" office:value="722.061716263264">
            <text:p>722.06</text:p>
          </table:table-cell>
          <table:table-cell table:formula="of:=IF([.AB251]/4&lt;0;[.AB251]/4+180;[.AB251]/4-180)" office:value-type="float" office:value="0.515429065816107">
            <text:p>0.52</text:p>
          </table:table-cell>
          <table:table-cell table:formula="of:=DEGREES(ACOS(SIN(RADIANS([.$B$2]))*SIN(RADIANS([.T251]))+COS(RADIANS([.$B$2]))*COS(RADIANS([.T251]))*COS(RADIANS([.AC251]))))" office:value-type="float" office:value="34.1614687988006">
            <text:p>34.16</text:p>
          </table:table-cell>
          <table:table-cell table:formula="of:=90-[.AD251]" office:value-type="float" office:value="55.8385312011994">
            <text:p>55.84</text:p>
          </table:table-cell>
          <table:table-cell table:formula="of:=IF([.AE251]&gt;85;0;IF([.AE251]&gt;5;58.1/TAN(RADIANS([.AE251]))-0.07/POWER(TAN(RADIANS([.AE251]));3)+0.000086/POWER(TAN(RADIANS([.AE251]));5);IF([.AE251]&gt;-0.575;1735+[.AE251]*(-518.2+[.AE251]*(103.4+[.AE251]*(-12.79+[.AE251]*0.711)));-20.772/TAN(RADIANS([.AE251])))))/3600" office:value-type="float" office:value="0.0109460455119731">
            <text:p>0.01</text:p>
          </table:table-cell>
          <table:table-cell table:formula="of:=[.AE251]+[.AF251]" office:value-type="float" office:value="55.8494772467114">
            <text:p>55.85</text:p>
          </table:table-cell>
          <table:table-cell table:formula="of:=IF([.AC251]&gt;0;MOD(DEGREES(ACOS(((SIN(RADIANS([.$B$2]))*COS(RADIANS([.AD251])))-SIN(RADIANS([.T251])))/(COS(RADIANS([.$B$2]))*SIN(RADIANS([.AD251])))))+180;360);MOD(540-DEGREES(ACOS(((SIN(RADIANS([.$B$2]))*COS(RADIANS([.AD251])))-SIN(RADIANS([.T251])))/(COS(RADIANS([.$B$2]))*SIN(RADIANS([.AD251])))));360))" office:value-type="float" office:value="180.913165641574">
            <text:p>180.9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1]+1" office:value-type="date" office:date-value="2026-09-08">
            <text:p>9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2]+2415018.5+[.E252]-[.$B$4]/24" office:value-type="float" office:value="2461292.29166667">
            <text:p>2461292.29</text:p>
          </table:table-cell>
          <table:table-cell table:style-name="ce9" table:formula="of:=([.F252]-2451545)/36525" office:value-type="float" office:value="0.266866301619891">
            <text:p>0.26686630</text:p>
          </table:table-cell>
          <table:table-cell/>
          <table:table-cell table:formula="of:=MOD(280.46646+[.G252]*(36000.76983+[.G252]*0.0003032);360)" office:value-type="float" office:value="167.858781594226">
            <text:p>167.86</text:p>
          </table:table-cell>
          <table:table-cell table:formula="of:=357.52911+[.G252]*(35999.05029-0.0001537*[.G252])" office:value-type="float" office:value="9964.46251177461">
            <text:p>9964.46</text:p>
          </table:table-cell>
          <table:table-cell table:formula="of:=0.016708634-[.G252]*(0.000042037+0.0000001267*[.G252])" office:value-type="float" office:value="0.016697406718006">
            <text:p>0.02</text:p>
          </table:table-cell>
          <table:table-cell table:formula="of:=SIN(RADIANS([.J252]))*(1.914602-[.G252]*(0.004817+0.000014*[.G252]))+SIN(RADIANS(2*[.J252]))*(0.019993-0.000101*[.G252])+SIN(RADIANS(3*[.J252]))*0.000289" office:value-type="float" office:value="-1.71079123323343">
            <text:p>-1.71</text:p>
          </table:table-cell>
          <table:table-cell table:formula="of:=[.I252]+[.L252]" office:value-type="float" office:value="166.147990360993">
            <text:p>166.15</text:p>
          </table:table-cell>
          <table:table-cell table:formula="of:=[.J252]+[.L252]" office:value-type="float" office:value="9962.75172054137">
            <text:p>9962.75</text:p>
          </table:table-cell>
          <table:table-cell table:formula="of:=(1.000001018*(1-[.K252]*[.K252]))/(1+[.K252]*COS(RADIANS([.N252])))" office:value-type="float" office:value="1.00742382969509">
            <text:p>1.01</text:p>
          </table:table-cell>
          <table:table-cell table:formula="of:=[.M252]-0.00569-0.00478*SIN(RADIANS(125.04-1934.136*[.G252]))" office:value-type="float" office:value="166.144770513261">
            <text:p>166.14</text:p>
          </table:table-cell>
          <table:table-cell table:formula="of:=23+(26+((21.448-[.G252]*(46.815+[.G252]*(0.00059-[.G252]*0.001813))))/60)/60" office:value-type="float" office:value="23.4358207351468">
            <text:p>23.44</text:p>
          </table:table-cell>
          <table:table-cell table:formula="of:=[.Q252]+0.00256*COS(RADIANS(125.04-1934.136*[.G252]))" office:value-type="float" office:value="23.4380124159735">
            <text:p>23.44</text:p>
          </table:table-cell>
          <table:table-cell table:formula="of:=DEGREES(ATAN2(COS(RADIANS([.P252]));COS(RADIANS([.R252]))*SIN(RADIANS([.P252]))))" office:value-type="float" office:value="167.248993120243">
            <text:p>167.25</text:p>
          </table:table-cell>
          <table:table-cell table:formula="of:=DEGREES(ASIN(SIN(RADIANS([.R252]))*SIN(RADIANS([.P252]))))" office:value-type="float" office:value="5.46574219998244">
            <text:p>5.47</text:p>
          </table:table-cell>
          <table:table-cell table:formula="of:=TAN(RADIANS([.R252]/2))*TAN(RADIANS([.R252]/2))" office:value-type="float" office:value="0.0430297004821487">
            <text:p>0.04</text:p>
          </table:table-cell>
          <table:table-cell table:formula="of:=4*DEGREES([.U252]*SIN(2*RADIANS([.I252]))-2*[.K252]*SIN(RADIANS([.J252]))+4*[.K252]*[.U252]*SIN(RADIANS([.J252]))*COS(2*RADIANS([.I252]))-0.5*[.U252]*[.U252]*SIN(4*RADIANS([.I252]))-1.25*[.K252]*[.K252]*SIN(2*RADIANS([.J252])))" office:value-type="float" office:value="2.40553511394156">
            <text:p>2.41</text:p>
          </table:table-cell>
          <table:table-cell table:formula="of:=DEGREES(ACOS(COS(RADIANS(90.833))/(COS(RADIANS([.$B$2]))*COS(RADIANS([.T252])))-TAN(RADIANS([.$B$2]))*TAN(RADIANS([.T252]))))" office:value-type="float" office:value="95.7020051266314">
            <text:p>95.7</text:p>
          </table:table-cell>
          <table:table-cell table:style-name="ce7" table:formula="of:=(720-4*[.$B$3]-[.V252]+[.$B$4]*60)/1440" office:value-type="float" office:value="0.498329489504207">
            <text:p>11:57:36</text:p>
          </table:table-cell>
          <table:table-cell table:style-name="ce7" table:formula="of:=([.X252]*1440-[.W252]*4)/1440" office:value-type="float" office:value="0.232490586374675">
            <text:p>5:34:47</text:p>
          </table:table-cell>
          <table:table-cell table:style-name="ce7" table:formula="of:=([.X252]*1440+[.W252]*4)/1440" office:value-type="float" office:value="0.764168392633739">
            <text:p>18:20:24</text:p>
          </table:table-cell>
          <table:table-cell table:formula="of:=8*[.W252]" office:value-type="float" office:value="765.616041013051">
            <text:p>765.62</text:p>
          </table:table-cell>
          <table:table-cell table:formula="of:=MOD([.E252]*1440+[.V252]+4*[.$B$3]-60*[.$B$4];1440)" office:value-type="float" office:value="722.405535113942">
            <text:p>722.41</text:p>
          </table:table-cell>
          <table:table-cell table:formula="of:=IF([.AB252]/4&lt;0;[.AB252]/4+180;[.AB252]/4-180)" office:value-type="float" office:value="0.601383778485399">
            <text:p>0.6</text:p>
          </table:table-cell>
          <table:table-cell table:formula="of:=DEGREES(ACOS(SIN(RADIANS([.$B$2]))*SIN(RADIANS([.T252]))+COS(RADIANS([.$B$2]))*COS(RADIANS([.T252]))*COS(RADIANS([.AC252]))))" office:value-type="float" office:value="34.5385029465709">
            <text:p>34.54</text:p>
          </table:table-cell>
          <table:table-cell table:formula="of:=90-[.AD252]" office:value-type="float" office:value="55.4614970534291">
            <text:p>55.46</text:p>
          </table:table-cell>
          <table:table-cell table:formula="of:=IF([.AE252]&gt;85;0;IF([.AE252]&gt;5;58.1/TAN(RADIANS([.AE252]))-0.07/POWER(TAN(RADIANS([.AE252]));3)+0.000086/POWER(TAN(RADIANS([.AE252]));5);IF([.AE252]&gt;-0.575;1735+[.AE252]*(-518.2+[.AE252]*(103.4+[.AE252]*(-12.79+[.AE252]*0.711)));-20.772/TAN(RADIANS([.AE252])))))/3600" office:value-type="float" office:value="0.0111015905824331">
            <text:p>0.01</text:p>
          </table:table-cell>
          <table:table-cell table:formula="of:=[.AE252]+[.AF252]" office:value-type="float" office:value="55.4725986440115">
            <text:p>55.47</text:p>
          </table:table-cell>
          <table:table-cell table:formula="of:=IF([.AC252]&gt;0;MOD(DEGREES(ACOS(((SIN(RADIANS([.$B$2]))*COS(RADIANS([.AD252])))-SIN(RADIANS([.T252])))/(COS(RADIANS([.$B$2]))*SIN(RADIANS([.AD252])))))+180;360);MOD(540-DEGREES(ACOS(((SIN(RADIANS([.$B$2]))*COS(RADIANS([.AD252])))-SIN(RADIANS([.T252])))/(COS(RADIANS([.$B$2]))*SIN(RADIANS([.AD252])))));360))" office:value-type="float" office:value="181.055934211132">
            <text:p>181.0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2]+1" office:value-type="date" office:date-value="2026-09-09">
            <text:p>9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3]+2415018.5+[.E253]-[.$B$4]/24" office:value-type="float" office:value="2461293.29166667">
            <text:p>2461293.29</text:p>
          </table:table-cell>
          <table:table-cell table:style-name="ce9" table:formula="of:=([.F253]-2451545)/36525" office:value-type="float" office:value="0.266893680127762">
            <text:p>0.26689368</text:p>
          </table:table-cell>
          <table:table-cell/>
          <table:table-cell table:formula="of:=MOD(280.46646+[.G253]*(36000.76983+[.G253]*0.0003032);360)" office:value-type="float" office:value="168.844428958822">
            <text:p>168.84</text:p>
          </table:table-cell>
          <table:table-cell table:formula="of:=357.52911+[.G253]*(35999.05029-0.0001537*[.G253])" office:value-type="float" office:value="9965.44811205409">
            <text:p>9965.45</text:p>
          </table:table-cell>
          <table:table-cell table:formula="of:=0.016708634-[.G253]*(0.000042037+0.0000001267*[.G253])" office:value-type="float" office:value="0.0166974055652441">
            <text:p>0.02</text:p>
          </table:table-cell>
          <table:table-cell table:formula="of:=SIN(RADIANS([.J253]))*(1.914602-[.G253]*(0.004817+0.000014*[.G253]))+SIN(RADIANS(2*[.J253]))*(0.019993-0.000101*[.G253])+SIN(RADIANS(3*[.J253]))*0.000289" office:value-type="float" office:value="-1.72515003437046">
            <text:p>-1.73</text:p>
          </table:table-cell>
          <table:table-cell table:formula="of:=[.I253]+[.L253]" office:value-type="float" office:value="167.119278924452">
            <text:p>167.12</text:p>
          </table:table-cell>
          <table:table-cell table:formula="of:=[.J253]+[.L253]" office:value-type="float" office:value="9963.72296201972">
            <text:p>9963.72</text:p>
          </table:table-cell>
          <table:table-cell table:formula="of:=(1.000001018*(1-[.K253]*[.K253]))/(1+[.K253]*COS(RADIANS([.N253])))" office:value-type="float" office:value="1.00716733606892">
            <text:p>1.01</text:p>
          </table:table-cell>
          <table:table-cell table:formula="of:=[.M253]-0.00569-0.00478*SIN(RADIANS(125.04-1934.136*[.G253]))" office:value-type="float" office:value="167.11606285782">
            <text:p>167.12</text:p>
          </table:table-cell>
          <table:table-cell table:formula="of:=23+(26+((21.448-[.G253]*(46.815+[.G253]*(0.00059-[.G253]*0.001813))))/60)/60" office:value-type="float" office:value="23.4358203791126">
            <text:p>23.44</text:p>
          </table:table-cell>
          <table:table-cell table:formula="of:=[.Q253]+0.00256*COS(RADIANS(125.04-1934.136*[.G253]))" office:value-type="float" office:value="23.4380108363316">
            <text:p>23.44</text:p>
          </table:table-cell>
          <table:table-cell table:formula="of:=DEGREES(ATAN2(COS(RADIANS([.P253]));COS(RADIANS([.R253]))*SIN(RADIANS([.P253]))))" office:value-type="float" office:value="168.147750822398">
            <text:p>168.15</text:p>
          </table:table-cell>
          <table:table-cell table:formula="of:=DEGREES(ASIN(SIN(RADIANS([.R253]))*SIN(RADIANS([.P253]))))" office:value-type="float" office:value="5.08827810218479">
            <text:p>5.09</text:p>
          </table:table-cell>
          <table:table-cell table:formula="of:=TAN(RADIANS([.R253]/2))*TAN(RADIANS([.R253]/2))" office:value-type="float" office:value="0.0430296945170608">
            <text:p>0.04</text:p>
          </table:table-cell>
          <table:table-cell table:formula="of:=4*DEGREES([.U253]*SIN(2*RADIANS([.I253]))-2*[.K253]*SIN(RADIANS([.J253]))+4*[.K253]*[.U253]*SIN(RADIANS([.J253]))*COS(2*RADIANS([.I253]))-0.5*[.U253]*[.U253]*SIN(4*RADIANS([.I253]))-1.25*[.K253]*[.K253]*SIN(2*RADIANS([.J253])))" office:value-type="float" office:value="2.75209449953735">
            <text:p>2.75</text:p>
          </table:table-cell>
          <table:table-cell table:formula="of:=DEGREES(ACOS(COS(RADIANS(90.833))/(COS(RADIANS([.$B$2]))*COS(RADIANS([.T253])))-TAN(RADIANS([.$B$2]))*TAN(RADIANS([.T253]))))" office:value-type="float" office:value="95.3804042625362">
            <text:p>95.38</text:p>
          </table:table-cell>
          <table:table-cell table:style-name="ce7" table:formula="of:=(720-4*[.$B$3]-[.V253]+[.$B$4]*60)/1440" office:value-type="float" office:value="0.49808882326421">
            <text:p>11:57:15</text:p>
          </table:table-cell>
          <table:table-cell table:style-name="ce7" table:formula="of:=([.X253]*1440-[.W253]*4)/1440" office:value-type="float" office:value="0.233143255868276">
            <text:p>5:35:44</text:p>
          </table:table-cell>
          <table:table-cell table:style-name="ce7" table:formula="of:=([.X253]*1440+[.W253]*4)/1440" office:value-type="float" office:value="0.763034390660144">
            <text:p>18:18:46</text:p>
          </table:table-cell>
          <table:table-cell table:formula="of:=8*[.W253]" office:value-type="float" office:value="763.043234100289">
            <text:p>763.04</text:p>
          </table:table-cell>
          <table:table-cell table:formula="of:=MOD([.E253]*1440+[.V253]+4*[.$B$3]-60*[.$B$4];1440)" office:value-type="float" office:value="722.752094499537">
            <text:p>722.75</text:p>
          </table:table-cell>
          <table:table-cell table:formula="of:=IF([.AB253]/4&lt;0;[.AB253]/4+180;[.AB253]/4-180)" office:value-type="float" office:value="0.688023624884323">
            <text:p>0.69</text:p>
          </table:table-cell>
          <table:table-cell table:formula="of:=DEGREES(ACOS(SIN(RADIANS([.$B$2]))*SIN(RADIANS([.T253]))+COS(RADIANS([.$B$2]))*COS(RADIANS([.T253]))*COS(RADIANS([.AC253]))))" office:value-type="float" office:value="34.9172290106665">
            <text:p>34.92</text:p>
          </table:table-cell>
          <table:table-cell table:formula="of:=90-[.AD253]" office:value-type="float" office:value="55.0827709893335">
            <text:p>55.08</text:p>
          </table:table-cell>
          <table:table-cell table:formula="of:=IF([.AE253]&gt;85;0;IF([.AE253]&gt;5;58.1/TAN(RADIANS([.AE253]))-0.07/POWER(TAN(RADIANS([.AE253]));3)+0.000086/POWER(TAN(RADIANS([.AE253]));5);IF([.AE253]&gt;-0.575;1735+[.AE253]*(-518.2+[.AE253]*(103.4+[.AE253]*(-12.79+[.AE253]*0.711)));-20.772/TAN(RADIANS([.AE253])))))/3600" office:value-type="float" office:value="0.0112592510261907">
            <text:p>0.01</text:p>
          </table:table-cell>
          <table:table-cell table:formula="of:=[.AE253]+[.AF253]" office:value-type="float" office:value="55.0940302403597">
            <text:p>55.09</text:p>
          </table:table-cell>
          <table:table-cell table:formula="of:=IF([.AC253]&gt;0;MOD(DEGREES(ACOS(((SIN(RADIANS([.$B$2]))*COS(RADIANS([.AD253])))-SIN(RADIANS([.T253])))/(COS(RADIANS([.$B$2]))*SIN(RADIANS([.AD253])))))+180;360);MOD(540-DEGREES(ACOS(((SIN(RADIANS([.$B$2]))*COS(RADIANS([.AD253])))-SIN(RADIANS([.T253])))/(COS(RADIANS([.$B$2]))*SIN(RADIANS([.AD253])))));360))" office:value-type="float" office:value="181.197335272572">
            <text:p>181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3]+1" office:value-type="date" office:date-value="2026-09-10">
            <text:p>9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4]+2415018.5+[.E254]-[.$B$4]/24" office:value-type="float" office:value="2461294.29166667">
            <text:p>2461294.29</text:p>
          </table:table-cell>
          <table:table-cell table:style-name="ce9" table:formula="of:=([.F254]-2451545)/36525" office:value-type="float" office:value="0.266921058635633">
            <text:p>0.26692106</text:p>
          </table:table-cell>
          <table:table-cell/>
          <table:table-cell table:formula="of:=MOD(280.46646+[.G254]*(36000.76983+[.G254]*0.0003032);360)" office:value-type="float" office:value="169.830076323417">
            <text:p>169.83</text:p>
          </table:table-cell>
          <table:table-cell table:formula="of:=357.52911+[.G254]*(35999.05029-0.0001537*[.G254])" office:value-type="float" office:value="9966.43371233357">
            <text:p>9966.43</text:p>
          </table:table-cell>
          <table:table-cell table:formula="of:=0.016708634-[.G254]*(0.000042037+0.0000001267*[.G254])" office:value-type="float" office:value="0.016697404412482">
            <text:p>0.02</text:p>
          </table:table-cell>
          <table:table-cell table:formula="of:=SIN(RADIANS([.J254]))*(1.914602-[.G254]*(0.004817+0.000014*[.G254]))+SIN(RADIANS(2*[.J254]))*(0.019993-0.000101*[.G254])+SIN(RADIANS(3*[.J254]))*0.000289" office:value-type="float" office:value="-1.73901194935994">
            <text:p>-1.74</text:p>
          </table:table-cell>
          <table:table-cell table:formula="of:=[.I254]+[.L254]" office:value-type="float" office:value="168.091064374057">
            <text:p>168.09</text:p>
          </table:table-cell>
          <table:table-cell table:formula="of:=[.J254]+[.L254]" office:value-type="float" office:value="9964.69470038421">
            <text:p>9964.69</text:p>
          </table:table-cell>
          <table:table-cell table:formula="of:=(1.000001018*(1-[.K254]*[.K254]))/(1+[.K254]*COS(RADIANS([.N254])))" office:value-type="float" office:value="1.00690868616725">
            <text:p>1.01</text:p>
          </table:table-cell>
          <table:table-cell table:formula="of:=[.M254]-0.00569-0.00478*SIN(RADIANS(125.04-1934.136*[.G254]))" office:value-type="float" office:value="168.087852086412">
            <text:p>168.09</text:p>
          </table:table-cell>
          <table:table-cell table:formula="of:=23+(26+((21.448-[.G254]*(46.815+[.G254]*(0.00059-[.G254]*0.001813))))/60)/60" office:value-type="float" office:value="23.4358200230785">
            <text:p>23.44</text:p>
          </table:table-cell>
          <table:table-cell table:formula="of:=[.Q254]+0.00256*COS(RADIANS(125.04-1934.136*[.G254]))" office:value-type="float" office:value="23.4380092548186">
            <text:p>23.44</text:p>
          </table:table-cell>
          <table:table-cell table:formula="of:=DEGREES(ATAN2(COS(RADIANS([.P254]));COS(RADIANS([.R254]))*SIN(RADIANS([.P254]))))" office:value-type="float" office:value="169.045912006265">
            <text:p>169.05</text:p>
          </table:table-cell>
          <table:table-cell table:formula="of:=DEGREES(ASIN(SIN(RADIANS([.R254]))*SIN(RADIANS([.P254]))))" office:value-type="float" office:value="4.7093760550808">
            <text:p>4.71</text:p>
          </table:table-cell>
          <table:table-cell table:formula="of:=TAN(RADIANS([.R254]/2))*TAN(RADIANS([.R254]/2))" office:value-type="float" office:value="0.043029688544908">
            <text:p>0.04</text:p>
          </table:table-cell>
          <table:table-cell table:formula="of:=4*DEGREES([.U254]*SIN(2*RADIANS([.I254]))-2*[.K254]*SIN(RADIANS([.J254]))+4*[.K254]*[.U254]*SIN(RADIANS([.J254]))*COS(2*RADIANS([.I254]))-0.5*[.U254]*[.U254]*SIN(4*RADIANS([.I254]))-1.25*[.K254]*[.K254]*SIN(2*RADIANS([.J254])))" office:value-type="float" office:value="3.10108823343162">
            <text:p>3.1</text:p>
          </table:table-cell>
          <table:table-cell table:formula="of:=DEGREES(ACOS(COS(RADIANS(90.833))/(COS(RADIANS([.$B$2]))*COS(RADIANS([.T254])))-TAN(RADIANS([.$B$2]))*TAN(RADIANS([.T254]))))" office:value-type="float" office:value="95.0581758681987">
            <text:p>95.06</text:p>
          </table:table-cell>
          <table:table-cell table:style-name="ce7" table:formula="of:=(720-4*[.$B$3]-[.V254]+[.$B$4]*60)/1440" office:value-type="float" office:value="0.497846466504561">
            <text:p>11:56:54</text:p>
          </table:table-cell>
          <table:table-cell table:style-name="ce7" table:formula="of:=([.X254]*1440-[.W254]*4)/1440" office:value-type="float" office:value="0.233795977981787">
            <text:p>5:36:40</text:p>
          </table:table-cell>
          <table:table-cell table:style-name="ce7" table:formula="of:=([.X254]*1440+[.W254]*4)/1440" office:value-type="float" office:value="0.761896955027335">
            <text:p>18:17:08</text:p>
          </table:table-cell>
          <table:table-cell table:formula="of:=8*[.W254]" office:value-type="float" office:value="760.46540694559">
            <text:p>760.47</text:p>
          </table:table-cell>
          <table:table-cell table:formula="of:=MOD([.E254]*1440+[.V254]+4*[.$B$3]-60*[.$B$4];1440)" office:value-type="float" office:value="723.101088233432">
            <text:p>723.1</text:p>
          </table:table-cell>
          <table:table-cell table:formula="of:=IF([.AB254]/4&lt;0;[.AB254]/4+180;[.AB254]/4-180)" office:value-type="float" office:value="0.775272058357899">
            <text:p>0.78</text:p>
          </table:table-cell>
          <table:table-cell table:formula="of:=DEGREES(ACOS(SIN(RADIANS([.$B$2]))*SIN(RADIANS([.T254]))+COS(RADIANS([.$B$2]))*COS(RADIANS([.T254]))*COS(RADIANS([.AC254]))))" office:value-type="float" office:value="35.2975546391323">
            <text:p>35.3</text:p>
          </table:table-cell>
          <table:table-cell table:formula="of:=90-[.AD254]" office:value-type="float" office:value="54.7024453608677">
            <text:p>54.7</text:p>
          </table:table-cell>
          <table:table-cell table:formula="of:=IF([.AE254]&gt;85;0;IF([.AE254]&gt;5;58.1/TAN(RADIANS([.AE254]))-0.07/POWER(TAN(RADIANS([.AE254]));3)+0.000086/POWER(TAN(RADIANS([.AE254]));5);IF([.AE254]&gt;-0.575;1735+[.AE254]*(-518.2+[.AE254]*(103.4+[.AE254]*(-12.79+[.AE254]*0.711)));-20.772/TAN(RADIANS([.AE254])))))/3600" office:value-type="float" office:value="0.0114190404431715">
            <text:p>0.01</text:p>
          </table:table-cell>
          <table:table-cell table:formula="of:=[.AE254]+[.AF254]" office:value-type="float" office:value="54.7138644013108">
            <text:p>54.71</text:p>
          </table:table-cell>
          <table:table-cell table:formula="of:=IF([.AC254]&gt;0;MOD(DEGREES(ACOS(((SIN(RADIANS([.$B$2]))*COS(RADIANS([.AD254])))-SIN(RADIANS([.T254])))/(COS(RADIANS([.$B$2]))*SIN(RADIANS([.AD254])))))+180;360);MOD(540-DEGREES(ACOS(((SIN(RADIANS([.$B$2]))*COS(RADIANS([.AD254])))-SIN(RADIANS([.T254])))/(COS(RADIANS([.$B$2]))*SIN(RADIANS([.AD254])))));360))" office:value-type="float" office:value="181.33726342808">
            <text:p>181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4]+1" office:value-type="date" office:date-value="2026-09-11">
            <text:p>9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5]+2415018.5+[.E255]-[.$B$4]/24" office:value-type="float" office:value="2461295.29166667">
            <text:p>2461295.29</text:p>
          </table:table-cell>
          <table:table-cell table:style-name="ce9" table:formula="of:=([.F255]-2451545)/36525" office:value-type="float" office:value="0.266948437143505">
            <text:p>0.26694844</text:p>
          </table:table-cell>
          <table:table-cell/>
          <table:table-cell table:formula="of:=MOD(280.46646+[.G255]*(36000.76983+[.G255]*0.0003032);360)" office:value-type="float" office:value="170.815723688012">
            <text:p>170.82</text:p>
          </table:table-cell>
          <table:table-cell table:formula="of:=357.52911+[.G255]*(35999.05029-0.0001537*[.G255])" office:value-type="float" office:value="9967.41931261304">
            <text:p>9967.42</text:p>
          </table:table-cell>
          <table:table-cell table:formula="of:=0.016708634-[.G255]*(0.000042037+0.0000001267*[.G255])" office:value-type="float" office:value="0.0166974032597198">
            <text:p>0.02</text:p>
          </table:table-cell>
          <table:table-cell table:formula="of:=SIN(RADIANS([.J255]))*(1.914602-[.G255]*(0.004817+0.000014*[.G255]))+SIN(RADIANS(2*[.J255]))*(0.019993-0.000101*[.G255])+SIN(RADIANS(3*[.J255]))*0.000289" office:value-type="float" office:value="-1.75237250309743">
            <text:p>-1.75</text:p>
          </table:table-cell>
          <table:table-cell table:formula="of:=[.I255]+[.L255]" office:value-type="float" office:value="169.063351184915">
            <text:p>169.06</text:p>
          </table:table-cell>
          <table:table-cell table:formula="of:=[.J255]+[.L255]" office:value-type="float" office:value="9965.66694010995">
            <text:p>9965.67</text:p>
          </table:table-cell>
          <table:table-cell table:formula="of:=(1.000001018*(1-[.K255]*[.K255]))/(1+[.K255]*COS(RADIANS([.N255])))" office:value-type="float" office:value="1.00664795329904">
            <text:p>1.01</text:p>
          </table:table-cell>
          <table:table-cell table:formula="of:=[.M255]-0.00569-0.00478*SIN(RADIANS(125.04-1934.136*[.G255]))" office:value-type="float" office:value="169.060142674141">
            <text:p>169.06</text:p>
          </table:table-cell>
          <table:table-cell table:formula="of:=23+(26+((21.448-[.G255]*(46.815+[.G255]*(0.00059-[.G255]*0.001813))))/60)/60" office:value-type="float" office:value="23.4358196670444">
            <text:p>23.44</text:p>
          </table:table-cell>
          <table:table-cell table:formula="of:=[.Q255]+0.00256*COS(RADIANS(125.04-1934.136*[.G255]))" office:value-type="float" office:value="23.4380076714356">
            <text:p>23.44</text:p>
          </table:table-cell>
          <table:table-cell table:formula="of:=DEGREES(ATAN2(COS(RADIANS([.P255]));COS(RADIANS([.R255]))*SIN(RADIANS([.P255]))))" office:value-type="float" office:value="169.94355630514">
            <text:p>169.94</text:p>
          </table:table-cell>
          <table:table-cell table:formula="of:=DEGREES(ASIN(SIN(RADIANS([.R255]))*SIN(RADIANS([.P255]))))" office:value-type="float" office:value="4.32912693651026">
            <text:p>4.33</text:p>
          </table:table-cell>
          <table:table-cell table:formula="of:=TAN(RADIANS([.R255]/2))*TAN(RADIANS([.R255]/2))" office:value-type="float" office:value="0.043029682565694">
            <text:p>0.04</text:p>
          </table:table-cell>
          <table:table-cell table:formula="of:=4*DEGREES([.U255]*SIN(2*RADIANS([.I255]))-2*[.K255]*SIN(RADIANS([.J255]))+4*[.K255]*[.U255]*SIN(RADIANS([.J255]))*COS(2*RADIANS([.I255]))-0.5*[.U255]*[.U255]*SIN(4*RADIANS([.I255]))-1.25*[.K255]*[.K255]*SIN(2*RADIANS([.J255])))" office:value-type="float" office:value="3.45220712244144">
            <text:p>3.45</text:p>
          </table:table-cell>
          <table:table-cell table:formula="of:=DEGREES(ACOS(COS(RADIANS(90.833))/(COS(RADIANS([.$B$2]))*COS(RADIANS([.T255])))-TAN(RADIANS([.$B$2]))*TAN(RADIANS([.T255]))))" office:value-type="float" office:value="94.7353636468229">
            <text:p>94.74</text:p>
          </table:table-cell>
          <table:table-cell table:style-name="ce7" table:formula="of:=(720-4*[.$B$3]-[.V255]+[.$B$4]*60)/1440" office:value-type="float" office:value="0.497602633942749">
            <text:p>11:56:33</text:p>
          </table:table-cell>
          <table:table-cell table:style-name="ce7" table:formula="of:=([.X255]*1440-[.W255]*4)/1440" office:value-type="float" office:value="0.234448846034908">
            <text:p>5:37:36</text:p>
          </table:table-cell>
          <table:table-cell table:style-name="ce7" table:formula="of:=([.X255]*1440+[.W255]*4)/1440" office:value-type="float" office:value="0.76075642185059">
            <text:p>18:15:29</text:p>
          </table:table-cell>
          <table:table-cell table:formula="of:=8*[.W255]" office:value-type="float" office:value="757.882909174583">
            <text:p>757.88</text:p>
          </table:table-cell>
          <table:table-cell table:formula="of:=MOD([.E255]*1440+[.V255]+4*[.$B$3]-60*[.$B$4];1440)" office:value-type="float" office:value="723.452207122442">
            <text:p>723.45</text:p>
          </table:table-cell>
          <table:table-cell table:formula="of:=IF([.AB255]/4&lt;0;[.AB255]/4+180;[.AB255]/4-180)" office:value-type="float" office:value="0.863051780610363">
            <text:p>0.86</text:p>
          </table:table-cell>
          <table:table-cell table:formula="of:=DEGREES(ACOS(SIN(RADIANS([.$B$2]))*SIN(RADIANS([.T255]))+COS(RADIANS([.$B$2]))*COS(RADIANS([.T255]))*COS(RADIANS([.AC255]))))" office:value-type="float" office:value="35.6793867352335">
            <text:p>35.68</text:p>
          </table:table-cell>
          <table:table-cell table:formula="of:=90-[.AD255]" office:value-type="float" office:value="54.3206132647665">
            <text:p>54.32</text:p>
          </table:table-cell>
          <table:table-cell table:formula="of:=IF([.AE255]&gt;85;0;IF([.AE255]&gt;5;58.1/TAN(RADIANS([.AE255]))-0.07/POWER(TAN(RADIANS([.AE255]));3)+0.000086/POWER(TAN(RADIANS([.AE255]));5);IF([.AE255]&gt;-0.575;1735+[.AE255]*(-518.2+[.AE255]*(103.4+[.AE255]*(-12.79+[.AE255]*0.711)));-20.772/TAN(RADIANS([.AE255])))))/3600" office:value-type="float" office:value="0.0115809725082366">
            <text:p>0.01</text:p>
          </table:table-cell>
          <table:table-cell table:formula="of:=[.AE255]+[.AF255]" office:value-type="float" office:value="54.3321942372747">
            <text:p>54.33</text:p>
          </table:table-cell>
          <table:table-cell table:formula="of:=IF([.AC255]&gt;0;MOD(DEGREES(ACOS(((SIN(RADIANS([.$B$2]))*COS(RADIANS([.AD255])))-SIN(RADIANS([.T255])))/(COS(RADIANS([.$B$2]))*SIN(RADIANS([.AD255])))))+180;360);MOD(540-DEGREES(ACOS(((SIN(RADIANS([.$B$2]))*COS(RADIANS([.AD255])))-SIN(RADIANS([.T255])))/(COS(RADIANS([.$B$2]))*SIN(RADIANS([.AD255])))));360))" office:value-type="float" office:value="181.475616722742">
            <text:p>181.4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5]+1" office:value-type="date" office:date-value="2026-09-12">
            <text:p>9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6]+2415018.5+[.E256]-[.$B$4]/24" office:value-type="float" office:value="2461296.29166667">
            <text:p>2461296.29</text:p>
          </table:table-cell>
          <table:table-cell table:style-name="ce9" table:formula="of:=([.F256]-2451545)/36525" office:value-type="float" office:value="0.266975815651376">
            <text:p>0.26697582</text:p>
          </table:table-cell>
          <table:table-cell/>
          <table:table-cell table:formula="of:=MOD(280.46646+[.G256]*(36000.76983+[.G256]*0.0003032);360)" office:value-type="float" office:value="171.801371052608">
            <text:p>171.8</text:p>
          </table:table-cell>
          <table:table-cell table:formula="of:=357.52911+[.G256]*(35999.05029-0.0001537*[.G256])" office:value-type="float" office:value="9968.40491289252">
            <text:p>9968.4</text:p>
          </table:table-cell>
          <table:table-cell table:formula="of:=0.016708634-[.G256]*(0.000042037+0.0000001267*[.G256])" office:value-type="float" office:value="0.0166974021069573">
            <text:p>0.02</text:p>
          </table:table-cell>
          <table:table-cell table:formula="of:=SIN(RADIANS([.J256]))*(1.914602-[.G256]*(0.004817+0.000014*[.G256]))+SIN(RADIANS(2*[.J256]))*(0.019993-0.000101*[.G256])+SIN(RADIANS(3*[.J256]))*0.000289" office:value-type="float" office:value="-1.7652273528578">
            <text:p>-1.77</text:p>
          </table:table-cell>
          <table:table-cell table:formula="of:=[.I256]+[.L256]" office:value-type="float" office:value="170.036143699751">
            <text:p>170.04</text:p>
          </table:table-cell>
          <table:table-cell table:formula="of:=[.J256]+[.L256]" office:value-type="float" office:value="9966.63968553966">
            <text:p>9966.64</text:p>
          </table:table-cell>
          <table:table-cell table:formula="of:=(1.000001018*(1-[.K256]*[.K256]))/(1+[.K256]*COS(RADIANS([.N256])))" office:value-type="float" office:value="1.00638521147883">
            <text:p>1.01</text:p>
          </table:table-cell>
          <table:table-cell table:formula="of:=[.M256]-0.00569-0.00478*SIN(RADIANS(125.04-1934.136*[.G256]))" office:value-type="float" office:value="170.032938963727">
            <text:p>170.03</text:p>
          </table:table-cell>
          <table:table-cell table:formula="of:=23+(26+((21.448-[.G256]*(46.815+[.G256]*(0.00059-[.G256]*0.001813))))/60)/60" office:value-type="float" office:value="23.4358193110103">
            <text:p>23.44</text:p>
          </table:table-cell>
          <table:table-cell table:formula="of:=[.Q256]+0.00256*COS(RADIANS(125.04-1934.136*[.G256]))" office:value-type="float" office:value="23.4380060861837">
            <text:p>23.44</text:p>
          </table:table-cell>
          <table:table-cell table:formula="of:=DEGREES(ATAN2(COS(RADIANS([.P256]));COS(RADIANS([.R256]))*SIN(RADIANS([.P256]))))" office:value-type="float" office:value="170.840764079318">
            <text:p>170.84</text:p>
          </table:table-cell>
          <table:table-cell table:formula="of:=DEGREES(ASIN(SIN(RADIANS([.R256]))*SIN(RADIANS([.P256]))))" office:value-type="float" office:value="3.9476218248441">
            <text:p>3.95</text:p>
          </table:table-cell>
          <table:table-cell table:formula="of:=TAN(RADIANS([.R256]/2))*TAN(RADIANS([.R256]/2))" office:value-type="float" office:value="0.043029676579423">
            <text:p>0.04</text:p>
          </table:table-cell>
          <table:table-cell table:formula="of:=4*DEGREES([.U256]*SIN(2*RADIANS([.I256]))-2*[.K256]*SIN(RADIANS([.J256]))+4*[.K256]*[.U256]*SIN(RADIANS([.J256]))*COS(2*RADIANS([.I256]))-0.5*[.U256]*[.U256]*SIN(4*RADIANS([.I256]))-1.25*[.K256]*[.K256]*SIN(2*RADIANS([.J256])))" office:value-type="float" office:value="3.80513909060767">
            <text:p>3.81</text:p>
          </table:table-cell>
          <table:table-cell table:formula="of:=DEGREES(ACOS(COS(RADIANS(90.833))/(COS(RADIANS([.$B$2]))*COS(RADIANS([.T256])))-TAN(RADIANS([.$B$2]))*TAN(RADIANS([.T256]))))" office:value-type="float" office:value="94.4120104216943">
            <text:p>94.41</text:p>
          </table:table-cell>
          <table:table-cell table:style-name="ce7" table:formula="of:=(720-4*[.$B$3]-[.V256]+[.$B$4]*60)/1440" office:value-type="float" office:value="0.497357542298189">
            <text:p>11:56:12</text:p>
          </table:table-cell>
          <table:table-cell table:style-name="ce7" table:formula="of:=([.X256]*1440-[.W256]*4)/1440" office:value-type="float" office:value="0.235101957793483">
            <text:p>5:38:33</text:p>
          </table:table-cell>
          <table:table-cell table:style-name="ce7" table:formula="of:=([.X256]*1440+[.W256]*4)/1440" office:value-type="float" office:value="0.759613126802895">
            <text:p>18:13:51</text:p>
          </table:table-cell>
          <table:table-cell table:formula="of:=8*[.W256]" office:value-type="float" office:value="755.296083373554">
            <text:p>755.3</text:p>
          </table:table-cell>
          <table:table-cell table:formula="of:=MOD([.E256]*1440+[.V256]+4*[.$B$3]-60*[.$B$4];1440)" office:value-type="float" office:value="723.805139090608">
            <text:p>723.81</text:p>
          </table:table-cell>
          <table:table-cell table:formula="of:=IF([.AB256]/4&lt;0;[.AB256]/4+180;[.AB256]/4-180)" office:value-type="float" office:value="0.951284772651917">
            <text:p>0.95</text:p>
          </table:table-cell>
          <table:table-cell table:formula="of:=DEGREES(ACOS(SIN(RADIANS([.$B$2]))*SIN(RADIANS([.T256]))+COS(RADIANS([.$B$2]))*COS(RADIANS([.T256]))*COS(RADIANS([.AC256]))))" office:value-type="float" office:value="36.0626314555398">
            <text:p>36.06</text:p>
          </table:table-cell>
          <table:table-cell table:formula="of:=90-[.AD256]" office:value-type="float" office:value="53.9373685444602">
            <text:p>53.94</text:p>
          </table:table-cell>
          <table:table-cell table:formula="of:=IF([.AE256]&gt;85;0;IF([.AE256]&gt;5;58.1/TAN(RADIANS([.AE256]))-0.07/POWER(TAN(RADIANS([.AE256]));3)+0.000086/POWER(TAN(RADIANS([.AE256]));5);IF([.AE256]&gt;-0.575;1735+[.AE256]*(-518.2+[.AE256]*(103.4+[.AE256]*(-12.79+[.AE256]*0.711)));-20.772/TAN(RADIANS([.AE256])))))/3600" office:value-type="float" office:value="0.0117450609333091">
            <text:p>0.01</text:p>
          </table:table-cell>
          <table:table-cell table:formula="of:=[.AE256]+[.AF256]" office:value-type="float" office:value="53.9491136053935">
            <text:p>53.95</text:p>
          </table:table-cell>
          <table:table-cell table:formula="of:=IF([.AC256]&gt;0;MOD(DEGREES(ACOS(((SIN(RADIANS([.$B$2]))*COS(RADIANS([.AD256])))-SIN(RADIANS([.T256])))/(COS(RADIANS([.$B$2]))*SIN(RADIANS([.AD256])))))+180;360);MOD(540-DEGREES(ACOS(((SIN(RADIANS([.$B$2]))*COS(RADIANS([.AD256])))-SIN(RADIANS([.T256])))/(COS(RADIANS([.$B$2]))*SIN(RADIANS([.AD256])))));360))" office:value-type="float" office:value="181.612296544669">
            <text:p>181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6]+1" office:value-type="date" office:date-value="2026-09-13">
            <text:p>9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7]+2415018.5+[.E257]-[.$B$4]/24" office:value-type="float" office:value="2461297.29166667">
            <text:p>2461297.29</text:p>
          </table:table-cell>
          <table:table-cell table:style-name="ce9" table:formula="of:=([.F257]-2451545)/36525" office:value-type="float" office:value="0.267003194159247">
            <text:p>0.26700319</text:p>
          </table:table-cell>
          <table:table-cell/>
          <table:table-cell table:formula="of:=MOD(280.46646+[.G257]*(36000.76983+[.G257]*0.0003032);360)" office:value-type="float" office:value="172.787018417206">
            <text:p>172.79</text:p>
          </table:table-cell>
          <table:table-cell table:formula="of:=357.52911+[.G257]*(35999.05029-0.0001537*[.G257])" office:value-type="float" office:value="9969.390513172">
            <text:p>9969.39</text:p>
          </table:table-cell>
          <table:table-cell table:formula="of:=0.016708634-[.G257]*(0.000042037+0.0000001267*[.G257])" office:value-type="float" office:value="0.0166974009541947">
            <text:p>0.02</text:p>
          </table:table-cell>
          <table:table-cell table:formula="of:=SIN(RADIANS([.J257]))*(1.914602-[.G257]*(0.004817+0.000014*[.G257]))+SIN(RADIANS(2*[.J257]))*(0.019993-0.000101*[.G257])+SIN(RADIANS(3*[.J257]))*0.000289" office:value-type="float" office:value="-1.77757228999197">
            <text:p>-1.78</text:p>
          </table:table-cell>
          <table:table-cell table:formula="of:=[.I257]+[.L257]" office:value-type="float" office:value="171.009446127214">
            <text:p>171.01</text:p>
          </table:table-cell>
          <table:table-cell table:formula="of:=[.J257]+[.L257]" office:value-type="float" office:value="9967.61294088201">
            <text:p>9967.61</text:p>
          </table:table-cell>
          <table:table-cell table:formula="of:=(1.000001018*(1-[.K257]*[.K257]))/(1+[.K257]*COS(RADIANS([.N257])))" office:value-type="float" office:value="1.00612053540868">
            <text:p>1.01</text:p>
          </table:table-cell>
          <table:table-cell table:formula="of:=[.M257]-0.00569-0.00478*SIN(RADIANS(125.04-1934.136*[.G257]))" office:value-type="float" office:value="171.006245163819">
            <text:p>171.01</text:p>
          </table:table-cell>
          <table:table-cell table:formula="of:=23+(26+((21.448-[.G257]*(46.815+[.G257]*(0.00059-[.G257]*0.001813))))/60)/60" office:value-type="float" office:value="23.4358189549761">
            <text:p>23.44</text:p>
          </table:table-cell>
          <table:table-cell table:formula="of:=[.Q257]+0.00256*COS(RADIANS(125.04-1934.136*[.G257]))" office:value-type="float" office:value="23.4380044990639">
            <text:p>23.44</text:p>
          </table:table-cell>
          <table:table-cell table:formula="of:=DEGREES(ATAN2(COS(RADIANS([.P257]));COS(RADIANS([.R257]))*SIN(RADIANS([.P257]))))" office:value-type="float" office:value="171.737616367055">
            <text:p>171.74</text:p>
          </table:table-cell>
          <table:table-cell table:formula="of:=DEGREES(ASIN(SIN(RADIANS([.R257]))*SIN(RADIANS([.P257]))))" office:value-type="float" office:value="3.56495201167042">
            <text:p>3.56</text:p>
          </table:table-cell>
          <table:table-cell table:formula="of:=TAN(RADIANS([.R257]/2))*TAN(RADIANS([.R257]/2))" office:value-type="float" office:value="0.0430296705860988">
            <text:p>0.04</text:p>
          </table:table-cell>
          <table:table-cell table:formula="of:=4*DEGREES([.U257]*SIN(2*RADIANS([.I257]))-2*[.K257]*SIN(RADIANS([.J257]))+4*[.K257]*[.U257]*SIN(RADIANS([.J257]))*COS(2*RADIANS([.I257]))-0.5*[.U257]*[.U257]*SIN(4*RADIANS([.I257]))-1.25*[.K257]*[.K257]*SIN(2*RADIANS([.J257])))" office:value-type="float" office:value="4.15956929840971">
            <text:p>4.16</text:p>
          </table:table-cell>
          <table:table-cell table:formula="of:=DEGREES(ACOS(COS(RADIANS(90.833))/(COS(RADIANS([.$B$2]))*COS(RADIANS([.T257])))-TAN(RADIANS([.$B$2]))*TAN(RADIANS([.T257]))))" office:value-type="float" office:value="94.0881582161698">
            <text:p>94.09</text:p>
          </table:table-cell>
          <table:table-cell table:style-name="ce7" table:formula="of:=(720-4*[.$B$3]-[.V257]+[.$B$4]*60)/1440" office:value-type="float" office:value="0.497111410209438">
            <text:p>11:55:50</text:p>
          </table:table-cell>
          <table:table-cell table:style-name="ce7" table:formula="of:=([.X257]*1440-[.W257]*4)/1440" office:value-type="float" office:value="0.235755415164521">
            <text:p>5:39:29</text:p>
          </table:table-cell>
          <table:table-cell table:style-name="ce7" table:formula="of:=([.X257]*1440+[.W257]*4)/1440" office:value-type="float" office:value="0.758467405254354">
            <text:p>18:12:12</text:p>
          </table:table-cell>
          <table:table-cell table:formula="of:=8*[.W257]" office:value-type="float" office:value="752.705265729359">
            <text:p>752.71</text:p>
          </table:table-cell>
          <table:table-cell table:formula="of:=MOD([.E257]*1440+[.V257]+4*[.$B$3]-60*[.$B$4];1440)" office:value-type="float" office:value="724.15956929841">
            <text:p>724.16</text:p>
          </table:table-cell>
          <table:table-cell table:formula="of:=IF([.AB257]/4&lt;0;[.AB257]/4+180;[.AB257]/4-180)" office:value-type="float" office:value="1.03989232460242">
            <text:p>1.04</text:p>
          </table:table-cell>
          <table:table-cell table:formula="of:=DEGREES(ACOS(SIN(RADIANS([.$B$2]))*SIN(RADIANS([.T257]))+COS(RADIANS([.$B$2]))*COS(RADIANS([.T257]))*COS(RADIANS([.AC257]))))" office:value-type="float" office:value="36.4471942085609">
            <text:p>36.45</text:p>
          </table:table-cell>
          <table:table-cell table:formula="of:=90-[.AD257]" office:value-type="float" office:value="53.5528057914391">
            <text:p>53.55</text:p>
          </table:table-cell>
          <table:table-cell table:formula="of:=IF([.AE257]&gt;85;0;IF([.AE257]&gt;5;58.1/TAN(RADIANS([.AE257]))-0.07/POWER(TAN(RADIANS([.AE257]));3)+0.000086/POWER(TAN(RADIANS([.AE257]));5);IF([.AE257]&gt;-0.575;1735+[.AE257]*(-518.2+[.AE257]*(103.4+[.AE257]*(-12.79+[.AE257]*0.711)));-20.772/TAN(RADIANS([.AE257])))))/3600" office:value-type="float" office:value="0.0119113194267609">
            <text:p>0.01</text:p>
          </table:table-cell>
          <table:table-cell table:formula="of:=[.AE257]+[.AF257]" office:value-type="float" office:value="53.5647171108659">
            <text:p>53.56</text:p>
          </table:table-cell>
          <table:table-cell table:formula="of:=IF([.AC257]&gt;0;MOD(DEGREES(ACOS(((SIN(RADIANS([.$B$2]))*COS(RADIANS([.AD257])))-SIN(RADIANS([.T257])))/(COS(RADIANS([.$B$2]))*SIN(RADIANS([.AD257])))))+180;360);MOD(540-DEGREES(ACOS(((SIN(RADIANS([.$B$2]))*COS(RADIANS([.AD257])))-SIN(RADIANS([.T257])))/(COS(RADIANS([.$B$2]))*SIN(RADIANS([.AD257])))));360))" office:value-type="float" office:value="181.747207525691">
            <text:p>181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7]+1" office:value-type="date" office:date-value="2026-09-14">
            <text:p>9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8]+2415018.5+[.E258]-[.$B$4]/24" office:value-type="float" office:value="2461298.29166667">
            <text:p>2461298.29</text:p>
          </table:table-cell>
          <table:table-cell table:style-name="ce9" table:formula="of:=([.F258]-2451545)/36525" office:value-type="float" office:value="0.267030572667119">
            <text:p>0.26703057</text:p>
          </table:table-cell>
          <table:table-cell/>
          <table:table-cell table:formula="of:=MOD(280.46646+[.G258]*(36000.76983+[.G258]*0.0003032);360)" office:value-type="float" office:value="173.772665781804">
            <text:p>173.77</text:p>
          </table:table-cell>
          <table:table-cell table:formula="of:=357.52911+[.G258]*(35999.05029-0.0001537*[.G258])" office:value-type="float" office:value="9970.37611345148">
            <text:p>9970.38</text:p>
          </table:table-cell>
          <table:table-cell table:formula="of:=0.016708634-[.G258]*(0.000042037+0.0000001267*[.G258])" office:value-type="float" office:value="0.0166973998014319">
            <text:p>0.02</text:p>
          </table:table-cell>
          <table:table-cell table:formula="of:=SIN(RADIANS([.J258]))*(1.914602-[.G258]*(0.004817+0.000014*[.G258]))+SIN(RADIANS(2*[.J258]))*(0.019993-0.000101*[.G258])+SIN(RADIANS(3*[.J258]))*0.000289" office:value-type="float" office:value="-1.78940324160395">
            <text:p>-1.79</text:p>
          </table:table-cell>
          <table:table-cell table:formula="of:=[.I258]+[.L258]" office:value-type="float" office:value="171.9832625402">
            <text:p>171.98</text:p>
          </table:table-cell>
          <table:table-cell table:formula="of:=[.J258]+[.L258]" office:value-type="float" office:value="9968.58671020987">
            <text:p>9968.59</text:p>
          </table:table-cell>
          <table:table-cell table:formula="of:=(1.000001018*(1-[.K258]*[.K258]))/(1+[.K258]*COS(RADIANS([.N258])))" office:value-type="float" office:value="1.00585400045971">
            <text:p>1.01</text:p>
          </table:table-cell>
          <table:table-cell table:formula="of:=[.M258]-0.00569-0.00478*SIN(RADIANS(125.04-1934.136*[.G258]))" office:value-type="float" office:value="171.980065347307">
            <text:p>171.98</text:p>
          </table:table-cell>
          <table:table-cell table:formula="of:=23+(26+((21.448-[.G258]*(46.815+[.G258]*(0.00059-[.G258]*0.001813))))/60)/60" office:value-type="float" office:value="23.435818598942">
            <text:p>23.44</text:p>
          </table:table-cell>
          <table:table-cell table:formula="of:=[.Q258]+0.00256*COS(RADIANS(125.04-1934.136*[.G258]))" office:value-type="float" office:value="23.4380029100773">
            <text:p>23.44</text:p>
          </table:table-cell>
          <table:table-cell table:formula="of:=DEGREES(ATAN2(COS(RADIANS([.P258]));COS(RADIANS([.R258]))*SIN(RADIANS([.P258]))))" office:value-type="float" office:value="172.634194835946">
            <text:p>172.63</text:p>
          </table:table-cell>
          <table:table-cell table:formula="of:=DEGREES(ASIN(SIN(RADIANS([.R258]))*SIN(RADIANS([.P258]))))" office:value-type="float" office:value="3.18120901503557">
            <text:p>3.18</text:p>
          </table:table-cell>
          <table:table-cell table:formula="of:=TAN(RADIANS([.R258]/2))*TAN(RADIANS([.R258]/2))" office:value-type="float" office:value="0.0430296645857255">
            <text:p>0.04</text:p>
          </table:table-cell>
          <table:table-cell table:formula="of:=4*DEGREES([.U258]*SIN(2*RADIANS([.I258]))-2*[.K258]*SIN(RADIANS([.J258]))+4*[.K258]*[.U258]*SIN(RADIANS([.J258]))*COS(2*RADIANS([.I258]))-0.5*[.U258]*[.U258]*SIN(4*RADIANS([.I258]))-1.25*[.K258]*[.K258]*SIN(2*RADIANS([.J258])))" office:value-type="float" office:value="4.51518025828902">
            <text:p>4.52</text:p>
          </table:table-cell>
          <table:table-cell table:formula="of:=DEGREES(ACOS(COS(RADIANS(90.833))/(COS(RADIANS([.$B$2]))*COS(RADIANS([.T258])))-TAN(RADIANS([.$B$2]))*TAN(RADIANS([.T258]))))" office:value-type="float" office:value="93.7638483344848">
            <text:p>93.76</text:p>
          </table:table-cell>
          <table:table-cell table:style-name="ce7" table:formula="of:=(720-4*[.$B$3]-[.V258]+[.$B$4]*60)/1440" office:value-type="float" office:value="0.496864458153966">
            <text:p>11:55:29</text:p>
          </table:table-cell>
          <table:table-cell table:style-name="ce7" table:formula="of:=([.X258]*1440-[.W258]*4)/1440" office:value-type="float" office:value="0.236409323891508">
            <text:p>5:40:26</text:p>
          </table:table-cell>
          <table:table-cell table:style-name="ce7" table:formula="of:=([.X258]*1440+[.W258]*4)/1440" office:value-type="float" office:value="0.757319592416424">
            <text:p>18:10:32</text:p>
          </table:table-cell>
          <table:table-cell table:formula="of:=8*[.W258]" office:value-type="float" office:value="750.110786675878">
            <text:p>750.11</text:p>
          </table:table-cell>
          <table:table-cell table:formula="of:=MOD([.E258]*1440+[.V258]+4*[.$B$3]-60*[.$B$4];1440)" office:value-type="float" office:value="724.515180258289">
            <text:p>724.52</text:p>
          </table:table-cell>
          <table:table-cell table:formula="of:=IF([.AB258]/4&lt;0;[.AB258]/4+180;[.AB258]/4-180)" office:value-type="float" office:value="1.12879506457224">
            <text:p>1.13</text:p>
          </table:table-cell>
          <table:table-cell table:formula="of:=DEGREES(ACOS(SIN(RADIANS([.$B$2]))*SIN(RADIANS([.T258]))+COS(RADIANS([.$B$2]))*COS(RADIANS([.T258]))*COS(RADIANS([.AC258]))))" office:value-type="float" office:value="36.8329796539184">
            <text:p>36.83</text:p>
          </table:table-cell>
          <table:table-cell table:formula="of:=90-[.AD258]" office:value-type="float" office:value="53.1670203460816">
            <text:p>53.17</text:p>
          </table:table-cell>
          <table:table-cell table:formula="of:=IF([.AE258]&gt;85;0;IF([.AE258]&gt;5;58.1/TAN(RADIANS([.AE258]))-0.07/POWER(TAN(RADIANS([.AE258]));3)+0.000086/POWER(TAN(RADIANS([.AE258]));5);IF([.AE258]&gt;-0.575;1735+[.AE258]*(-518.2+[.AE258]*(103.4+[.AE258]*(-12.79+[.AE258]*0.711)));-20.772/TAN(RADIANS([.AE258])))))/3600" office:value-type="float" office:value="0.012079761649896">
            <text:p>0.01</text:p>
          </table:table-cell>
          <table:table-cell table:formula="of:=[.AE258]+[.AF258]" office:value-type="float" office:value="53.1791001077315">
            <text:p>53.18</text:p>
          </table:table-cell>
          <table:table-cell table:formula="of:=IF([.AC258]&gt;0;MOD(DEGREES(ACOS(((SIN(RADIANS([.$B$2]))*COS(RADIANS([.AD258])))-SIN(RADIANS([.T258])))/(COS(RADIANS([.$B$2]))*SIN(RADIANS([.AD258])))))+180;360);MOD(540-DEGREES(ACOS(((SIN(RADIANS([.$B$2]))*COS(RADIANS([.AD258])))-SIN(RADIANS([.T258])))/(COS(RADIANS([.$B$2]))*SIN(RADIANS([.AD258])))));360))" office:value-type="float" office:value="181.88025744321">
            <text:p>181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8]+1" office:value-type="date" office:date-value="2026-09-15">
            <text:p>9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59]+2415018.5+[.E259]-[.$B$4]/24" office:value-type="float" office:value="2461299.29166667">
            <text:p>2461299.29</text:p>
          </table:table-cell>
          <table:table-cell table:style-name="ce9" table:formula="of:=([.F259]-2451545)/36525" office:value-type="float" office:value="0.26705795117499">
            <text:p>0.26705795</text:p>
          </table:table-cell>
          <table:table-cell/>
          <table:table-cell table:formula="of:=MOD(280.46646+[.G259]*(36000.76983+[.G259]*0.0003032);360)" office:value-type="float" office:value="174.758313146402">
            <text:p>174.76</text:p>
          </table:table-cell>
          <table:table-cell table:formula="of:=357.52911+[.G259]*(35999.05029-0.0001537*[.G259])" office:value-type="float" office:value="9971.36171373095">
            <text:p>9971.36</text:p>
          </table:table-cell>
          <table:table-cell table:formula="of:=0.016708634-[.G259]*(0.000042037+0.0000001267*[.G259])" office:value-type="float" office:value="0.0166973986486689">
            <text:p>0.02</text:p>
          </table:table-cell>
          <table:table-cell table:formula="of:=SIN(RADIANS([.J259]))*(1.914602-[.G259]*(0.004817+0.000014*[.G259]))+SIN(RADIANS(2*[.J259]))*(0.019993-0.000101*[.G259])+SIN(RADIANS(3*[.J259]))*0.000289" office:value-type="float" office:value="-1.80071627220642">
            <text:p>-1.8</text:p>
          </table:table-cell>
          <table:table-cell table:formula="of:=[.I259]+[.L259]" office:value-type="float" office:value="172.957596874195">
            <text:p>172.96</text:p>
          </table:table-cell>
          <table:table-cell table:formula="of:=[.J259]+[.L259]" office:value-type="float" office:value="9969.56099745875">
            <text:p>9969.56</text:p>
          </table:table-cell>
          <table:table-cell table:formula="of:=(1.000001018*(1-[.K259]*[.K259]))/(1+[.K259]*COS(RADIANS([.N259])))" office:value-type="float" office:value="1.00558568265344">
            <text:p>1.01</text:p>
          </table:table-cell>
          <table:table-cell table:formula="of:=[.M259]-0.00569-0.00478*SIN(RADIANS(125.04-1934.136*[.G259]))" office:value-type="float" office:value="172.954403449674">
            <text:p>172.95</text:p>
          </table:table-cell>
          <table:table-cell table:formula="of:=23+(26+((21.448-[.G259]*(46.815+[.G259]*(0.00059-[.G259]*0.001813))))/60)/60" office:value-type="float" office:value="23.4358182429079">
            <text:p>23.44</text:p>
          </table:table-cell>
          <table:table-cell table:formula="of:=[.Q259]+0.00256*COS(RADIANS(125.04-1934.136*[.G259]))" office:value-type="float" office:value="23.4380013192248">
            <text:p>23.44</text:p>
          </table:table-cell>
          <table:table-cell table:formula="of:=DEGREES(ATAN2(COS(RADIANS([.P259]));COS(RADIANS([.R259]))*SIN(RADIANS([.P259]))))" office:value-type="float" office:value="173.530581734648">
            <text:p>173.53</text:p>
          </table:table-cell>
          <table:table-cell table:formula="of:=DEGREES(ASIN(SIN(RADIANS([.R259]))*SIN(RADIANS([.P259]))))" office:value-type="float" office:value="2.79648459317112">
            <text:p>2.8</text:p>
          </table:table-cell>
          <table:table-cell table:formula="of:=TAN(RADIANS([.R259]/2))*TAN(RADIANS([.R259]/2))" office:value-type="float" office:value="0.0430296585783069">
            <text:p>0.04</text:p>
          </table:table-cell>
          <table:table-cell table:formula="of:=4*DEGREES([.U259]*SIN(2*RADIANS([.I259]))-2*[.K259]*SIN(RADIANS([.J259]))+4*[.K259]*[.U259]*SIN(RADIANS([.J259]))*COS(2*RADIANS([.I259]))-0.5*[.U259]*[.U259]*SIN(4*RADIANS([.I259]))-1.25*[.K259]*[.K259]*SIN(2*RADIANS([.J259])))" office:value-type="float" office:value="4.87165194742153">
            <text:p>4.87</text:p>
          </table:table-cell>
          <table:table-cell table:formula="of:=DEGREES(ACOS(COS(RADIANS(90.833))/(COS(RADIANS([.$B$2]))*COS(RADIANS([.T259])))-TAN(RADIANS([.$B$2]))*TAN(RADIANS([.T259]))))" office:value-type="float" office:value="93.4391214433178">
            <text:p>93.44</text:p>
          </table:table-cell>
          <table:table-cell table:style-name="ce7" table:formula="of:=(720-4*[.$B$3]-[.V259]+[.$B$4]*60)/1440" office:value-type="float" office:value="0.496616908369846">
            <text:p>11:55:08</text:p>
          </table:table-cell>
          <table:table-cell table:style-name="ce7" table:formula="of:=([.X259]*1440-[.W259]*4)/1440" office:value-type="float" office:value="0.237063793249519">
            <text:p>5:41:22</text:p>
          </table:table-cell>
          <table:table-cell table:style-name="ce7" table:formula="of:=([.X259]*1440+[.W259]*4)/1440" office:value-type="float" office:value="0.756170023490173">
            <text:p>18:08:53</text:p>
          </table:table-cell>
          <table:table-cell table:formula="of:=8*[.W259]" office:value-type="float" office:value="747.512971546542">
            <text:p>747.51</text:p>
          </table:table-cell>
          <table:table-cell table:formula="of:=MOD([.E259]*1440+[.V259]+4*[.$B$3]-60*[.$B$4];1440)" office:value-type="float" office:value="724.871651947422">
            <text:p>724.87</text:p>
          </table:table-cell>
          <table:table-cell table:formula="of:=IF([.AB259]/4&lt;0;[.AB259]/4+180;[.AB259]/4-180)" office:value-type="float" office:value="1.2179129868554">
            <text:p>1.22</text:p>
          </table:table-cell>
          <table:table-cell table:formula="of:=DEGREES(ACOS(SIN(RADIANS([.$B$2]))*SIN(RADIANS([.T259]))+COS(RADIANS([.$B$2]))*COS(RADIANS([.T259]))*COS(RADIANS([.AC259]))))" office:value-type="float" office:value="37.2198917020755">
            <text:p>37.22</text:p>
          </table:table-cell>
          <table:table-cell table:formula="of:=90-[.AD259]" office:value-type="float" office:value="52.7801082979244">
            <text:p>52.78</text:p>
          </table:table-cell>
          <table:table-cell table:formula="of:=IF([.AE259]&gt;85;0;IF([.AE259]&gt;5;58.1/TAN(RADIANS([.AE259]))-0.07/POWER(TAN(RADIANS([.AE259]));3)+0.000086/POWER(TAN(RADIANS([.AE259]));5);IF([.AE259]&gt;-0.575;1735+[.AE259]*(-518.2+[.AE259]*(103.4+[.AE259]*(-12.79+[.AE259]*0.711)));-20.772/TAN(RADIANS([.AE259])))))/3600" office:value-type="float" office:value="0.012250401170376">
            <text:p>0.01</text:p>
          </table:table-cell>
          <table:table-cell table:formula="of:=[.AE259]+[.AF259]" office:value-type="float" office:value="52.7923586990948">
            <text:p>52.79</text:p>
          </table:table-cell>
          <table:table-cell table:formula="of:=IF([.AC259]&gt;0;MOD(DEGREES(ACOS(((SIN(RADIANS([.$B$2]))*COS(RADIANS([.AD259])))-SIN(RADIANS([.T259])))/(COS(RADIANS([.$B$2]))*SIN(RADIANS([.AD259])))))+180;360);MOD(540-DEGREES(ACOS(((SIN(RADIANS([.$B$2]))*COS(RADIANS([.AD259])))-SIN(RADIANS([.T259])))/(COS(RADIANS([.$B$2]))*SIN(RADIANS([.AD259])))));360))" office:value-type="float" office:value="182.011357123712">
            <text:p>182.0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59]+1" office:value-type="date" office:date-value="2026-09-16">
            <text:p>9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0]+2415018.5+[.E260]-[.$B$4]/24" office:value-type="float" office:value="2461300.29166667">
            <text:p>2461300.29</text:p>
          </table:table-cell>
          <table:table-cell table:style-name="ce9" table:formula="of:=([.F260]-2451545)/36525" office:value-type="float" office:value="0.267085329682861">
            <text:p>0.26708533</text:p>
          </table:table-cell>
          <table:table-cell/>
          <table:table-cell table:formula="of:=MOD(280.46646+[.G260]*(36000.76983+[.G260]*0.0003032);360)" office:value-type="float" office:value="175.743960511001">
            <text:p>175.74</text:p>
          </table:table-cell>
          <table:table-cell table:formula="of:=357.52911+[.G260]*(35999.05029-0.0001537*[.G260])" office:value-type="float" office:value="9972.34731401043">
            <text:p>9972.35</text:p>
          </table:table-cell>
          <table:table-cell table:formula="of:=0.016708634-[.G260]*(0.000042037+0.0000001267*[.G260])" office:value-type="float" office:value="0.0166973974959057">
            <text:p>0.02</text:p>
          </table:table-cell>
          <table:table-cell table:formula="of:=SIN(RADIANS([.J260]))*(1.914602-[.G260]*(0.004817+0.000014*[.G260]))+SIN(RADIANS(2*[.J260]))*(0.019993-0.000101*[.G260])+SIN(RADIANS(3*[.J260]))*0.000289" office:value-type="float" office:value="-1.81150758535449">
            <text:p>-1.81</text:p>
          </table:table-cell>
          <table:table-cell table:formula="of:=[.I260]+[.L260]" office:value-type="float" office:value="173.932452925647">
            <text:p>173.93</text:p>
          </table:table-cell>
          <table:table-cell table:formula="of:=[.J260]+[.L260]" office:value-type="float" office:value="9970.53580642508">
            <text:p>9970.54</text:p>
          </table:table-cell>
          <table:table-cell table:formula="of:=(1.000001018*(1-[.K260]*[.K260]))/(1+[.K260]*COS(RADIANS([.N260])))" office:value-type="float" office:value="1.00531565864274">
            <text:p>1.01</text:p>
          </table:table-cell>
          <table:table-cell table:formula="of:=[.M260]-0.00569-0.00478*SIN(RADIANS(125.04-1934.136*[.G260]))" office:value-type="float" office:value="173.929263267366">
            <text:p>173.93</text:p>
          </table:table-cell>
          <table:table-cell table:formula="of:=23+(26+((21.448-[.G260]*(46.815+[.G260]*(0.00059-[.G260]*0.001813))))/60)/60" office:value-type="float" office:value="23.4358178868738">
            <text:p>23.44</text:p>
          </table:table-cell>
          <table:table-cell table:formula="of:=[.Q260]+0.00256*COS(RADIANS(125.04-1934.136*[.G260]))" office:value-type="float" office:value="23.4379997265076">
            <text:p>23.44</text:p>
          </table:table-cell>
          <table:table-cell table:formula="of:=DEGREES(ATAN2(COS(RADIANS([.P260]));COS(RADIANS([.R260]))*SIN(RADIANS([.P260]))))" office:value-type="float" office:value="174.426859844885">
            <text:p>174.43</text:p>
          </table:table-cell>
          <table:table-cell table:formula="of:=DEGREES(ASIN(SIN(RADIANS([.R260]))*SIN(RADIANS([.P260]))))" office:value-type="float" office:value="2.41087075865618">
            <text:p>2.41</text:p>
          </table:table-cell>
          <table:table-cell table:formula="of:=TAN(RADIANS([.R260]/2))*TAN(RADIANS([.R260]/2))" office:value-type="float" office:value="0.0430296525638472">
            <text:p>0.04</text:p>
          </table:table-cell>
          <table:table-cell table:formula="of:=4*DEGREES([.U260]*SIN(2*RADIANS([.I260]))-2*[.K260]*SIN(RADIANS([.J260]))+4*[.K260]*[.U260]*SIN(RADIANS([.J260]))*COS(2*RADIANS([.I260]))-0.5*[.U260]*[.U260]*SIN(4*RADIANS([.I260]))-1.25*[.K260]*[.K260]*SIN(2*RADIANS([.J260])))" office:value-type="float" office:value="5.22866191870871">
            <text:p>5.23</text:p>
          </table:table-cell>
          <table:table-cell table:formula="of:=DEGREES(ACOS(COS(RADIANS(90.833))/(COS(RADIANS([.$B$2]))*COS(RADIANS([.T260])))-TAN(RADIANS([.$B$2]))*TAN(RADIANS([.T260]))))" office:value-type="float" office:value="93.1140176540776">
            <text:p>93.11</text:p>
          </table:table-cell>
          <table:table-cell table:style-name="ce7" table:formula="of:=(720-4*[.$B$3]-[.V260]+[.$B$4]*60)/1440" office:value-type="float" office:value="0.496368984778675">
            <text:p>11:54:46</text:p>
          </table:table-cell>
          <table:table-cell table:style-name="ce7" table:formula="of:=([.X260]*1440-[.W260]*4)/1440" office:value-type="float" office:value="0.23771893573957">
            <text:p>5:42:19</text:p>
          </table:table-cell>
          <table:table-cell table:style-name="ce7" table:formula="of:=([.X260]*1440+[.W260]*4)/1440" office:value-type="float" office:value="0.755019033817779">
            <text:p>18:07:14</text:p>
          </table:table-cell>
          <table:table-cell table:formula="of:=8*[.W260]" office:value-type="float" office:value="744.91214123262">
            <text:p>744.91</text:p>
          </table:table-cell>
          <table:table-cell table:formula="of:=MOD([.E260]*1440+[.V260]+4*[.$B$3]-60*[.$B$4];1440)" office:value-type="float" office:value="725.228661918709">
            <text:p>725.23</text:p>
          </table:table-cell>
          <table:table-cell table:formula="of:=IF([.AB260]/4&lt;0;[.AB260]/4+180;[.AB260]/4-180)" office:value-type="float" office:value="1.30716547967717">
            <text:p>1.31</text:p>
          </table:table-cell>
          <table:table-cell table:formula="of:=DEGREES(ACOS(SIN(RADIANS([.$B$2]))*SIN(RADIANS([.T260]))+COS(RADIANS([.$B$2]))*COS(RADIANS([.T260]))*COS(RADIANS([.AC260]))))" office:value-type="float" office:value="37.6078335146298">
            <text:p>37.61</text:p>
          </table:table-cell>
          <table:table-cell table:formula="of:=90-[.AD260]" office:value-type="float" office:value="52.3921664853702">
            <text:p>52.39</text:p>
          </table:table-cell>
          <table:table-cell table:formula="of:=IF([.AE260]&gt;85;0;IF([.AE260]&gt;5;58.1/TAN(RADIANS([.AE260]))-0.07/POWER(TAN(RADIANS([.AE260]));3)+0.000086/POWER(TAN(RADIANS([.AE260]));5);IF([.AE260]&gt;-0.575;1735+[.AE260]*(-518.2+[.AE260]*(103.4+[.AE260]*(-12.79+[.AE260]*0.711)));-20.772/TAN(RADIANS([.AE260])))))/3600" office:value-type="float" office:value="0.0124232514124205">
            <text:p>0.01</text:p>
          </table:table-cell>
          <table:table-cell table:formula="of:=[.AE260]+[.AF260]" office:value-type="float" office:value="52.4045897367827">
            <text:p>52.4</text:p>
          </table:table-cell>
          <table:table-cell table:formula="of:=IF([.AC260]&gt;0;MOD(DEGREES(ACOS(((SIN(RADIANS([.$B$2]))*COS(RADIANS([.AD260])))-SIN(RADIANS([.T260])))/(COS(RADIANS([.$B$2]))*SIN(RADIANS([.AD260])))))+180;360);MOD(540-DEGREES(ACOS(((SIN(RADIANS([.$B$2]))*COS(RADIANS([.AD260])))-SIN(RADIANS([.T260])))/(COS(RADIANS([.$B$2]))*SIN(RADIANS([.AD260])))));360))" office:value-type="float" office:value="182.140420348407">
            <text:p>182.1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0]+1" office:value-type="date" office:date-value="2026-09-17">
            <text:p>9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1]+2415018.5+[.E261]-[.$B$4]/24" office:value-type="float" office:value="2461301.29166667">
            <text:p>2461301.29</text:p>
          </table:table-cell>
          <table:table-cell table:style-name="ce9" table:formula="of:=([.F261]-2451545)/36525" office:value-type="float" office:value="0.267112708190733">
            <text:p>0.26711271</text:p>
          </table:table-cell>
          <table:table-cell/>
          <table:table-cell table:formula="of:=MOD(280.46646+[.G261]*(36000.76983+[.G261]*0.0003032);360)" office:value-type="float" office:value="176.729607875599">
            <text:p>176.73</text:p>
          </table:table-cell>
          <table:table-cell table:formula="of:=357.52911+[.G261]*(35999.05029-0.0001537*[.G261])" office:value-type="float" office:value="9973.33291428991">
            <text:p>9973.33</text:p>
          </table:table-cell>
          <table:table-cell table:formula="of:=0.016708634-[.G261]*(0.000042037+0.0000001267*[.G261])" office:value-type="float" office:value="0.0166973963431423">
            <text:p>0.02</text:p>
          </table:table-cell>
          <table:table-cell table:formula="of:=SIN(RADIANS([.J261]))*(1.914602-[.G261]*(0.004817+0.000014*[.G261]))+SIN(RADIANS(2*[.J261]))*(0.019993-0.000101*[.G261])+SIN(RADIANS(3*[.J261]))*0.000289" office:value-type="float" office:value="-1.82177352525643">
            <text:p>-1.82</text:p>
          </table:table-cell>
          <table:table-cell table:formula="of:=[.I261]+[.L261]" office:value-type="float" office:value="174.907834350343">
            <text:p>174.91</text:p>
          </table:table-cell>
          <table:table-cell table:formula="of:=[.J261]+[.L261]" office:value-type="float" office:value="9971.51114076465">
            <text:p>9971.51</text:p>
          </table:table-cell>
          <table:table-cell table:formula="of:=(1.000001018*(1-[.K261]*[.K261]))/(1+[.K261]*COS(RADIANS([.N261])))" office:value-type="float" office:value="1.00504400569261">
            <text:p>1.01</text:p>
          </table:table-cell>
          <table:table-cell table:formula="of:=[.M261]-0.00569-0.00478*SIN(RADIANS(125.04-1934.136*[.G261]))" office:value-type="float" office:value="174.904648456166">
            <text:p>174.9</text:p>
          </table:table-cell>
          <table:table-cell table:formula="of:=23+(26+((21.448-[.G261]*(46.815+[.G261]*(0.00059-[.G261]*0.001813))))/60)/60" office:value-type="float" office:value="23.4358175308396">
            <text:p>23.44</text:p>
          </table:table-cell>
          <table:table-cell table:formula="of:=[.Q261]+0.00256*COS(RADIANS(125.04-1934.136*[.G261]))" office:value-type="float" office:value="23.4379981319268">
            <text:p>23.44</text:p>
          </table:table-cell>
          <table:table-cell table:formula="of:=DEGREES(ATAN2(COS(RADIANS([.P261]));COS(RADIANS([.R261]))*SIN(RADIANS([.P261]))))" office:value-type="float" office:value="175.32311243361">
            <text:p>175.32</text:p>
          </table:table-cell>
          <table:table-cell table:formula="of:=DEGREES(ASIN(SIN(RADIANS([.R261]))*SIN(RADIANS([.P261]))))" office:value-type="float" office:value="2.02445979295712">
            <text:p>2.02</text:p>
          </table:table-cell>
          <table:table-cell table:formula="of:=TAN(RADIANS([.R261]/2))*TAN(RADIANS([.R261]/2))" office:value-type="float" office:value="0.0430296465423502">
            <text:p>0.04</text:p>
          </table:table-cell>
          <table:table-cell table:formula="of:=4*DEGREES([.U261]*SIN(2*RADIANS([.I261]))-2*[.K261]*SIN(RADIANS([.J261]))+4*[.K261]*[.U261]*SIN(RADIANS([.J261]))*COS(2*RADIANS([.I261]))-0.5*[.U261]*[.U261]*SIN(4*RADIANS([.I261]))-1.25*[.K261]*[.K261]*SIN(2*RADIANS([.J261])))" office:value-type="float" office:value="5.5858854109907">
            <text:p>5.59</text:p>
          </table:table-cell>
          <table:table-cell table:formula="of:=DEGREES(ACOS(COS(RADIANS(90.833))/(COS(RADIANS([.$B$2]))*COS(RADIANS([.T261])))-TAN(RADIANS([.$B$2]))*TAN(RADIANS([.T261]))))" office:value-type="float" office:value="92.7885766058753">
            <text:p>92.79</text:p>
          </table:table-cell>
          <table:table-cell table:style-name="ce7" table:formula="of:=(720-4*[.$B$3]-[.V261]+[.$B$4]*60)/1440" office:value-type="float" office:value="0.496120912909034">
            <text:p>11:54:25</text:p>
          </table:table-cell>
          <table:table-cell table:style-name="ce7" table:formula="of:=([.X261]*1440-[.W261]*4)/1440" office:value-type="float" office:value="0.238374866781603">
            <text:p>5:43:16</text:p>
          </table:table-cell>
          <table:table-cell table:style-name="ce7" table:formula="of:=([.X261]*1440+[.W261]*4)/1440" office:value-type="float" office:value="0.753866959036466">
            <text:p>18:05:34</text:p>
          </table:table-cell>
          <table:table-cell table:formula="of:=8*[.W261]" office:value-type="float" office:value="742.308612847002">
            <text:p>742.31</text:p>
          </table:table-cell>
          <table:table-cell table:formula="of:=MOD([.E261]*1440+[.V261]+4*[.$B$3]-60*[.$B$4];1440)" office:value-type="float" office:value="725.585885410991">
            <text:p>725.59</text:p>
          </table:table-cell>
          <table:table-cell table:formula="of:=IF([.AB261]/4&lt;0;[.AB261]/4+180;[.AB261]/4-180)" office:value-type="float" office:value="1.39647135274768">
            <text:p>1.4</text:p>
          </table:table-cell>
          <table:table-cell table:formula="of:=DEGREES(ACOS(SIN(RADIANS([.$B$2]))*SIN(RADIANS([.T261]))+COS(RADIANS([.$B$2]))*COS(RADIANS([.T261]))*COS(RADIANS([.AC261]))))" office:value-type="float" office:value="37.9967075051856">
            <text:p>38</text:p>
          </table:table-cell>
          <table:table-cell table:formula="of:=90-[.AD261]" office:value-type="float" office:value="52.0032924948144">
            <text:p>52</text:p>
          </table:table-cell>
          <table:table-cell table:formula="of:=IF([.AE261]&gt;85;0;IF([.AE261]&gt;5;58.1/TAN(RADIANS([.AE261]))-0.07/POWER(TAN(RADIANS([.AE261]));3)+0.000086/POWER(TAN(RADIANS([.AE261]));5);IF([.AE261]&gt;-0.575;1735+[.AE261]*(-518.2+[.AE261]*(103.4+[.AE261]*(-12.79+[.AE261]*0.711)));-20.772/TAN(RADIANS([.AE261])))))/3600" office:value-type="float" office:value="0.0125983256036138">
            <text:p>0.01</text:p>
          </table:table-cell>
          <table:table-cell table:formula="of:=[.AE261]+[.AF261]" office:value-type="float" office:value="52.015890820418">
            <text:p>52.02</text:p>
          </table:table-cell>
          <table:table-cell table:formula="of:=IF([.AC261]&gt;0;MOD(DEGREES(ACOS(((SIN(RADIANS([.$B$2]))*COS(RADIANS([.AD261])))-SIN(RADIANS([.T261])))/(COS(RADIANS([.$B$2]))*SIN(RADIANS([.AD261])))))+180;360);MOD(540-DEGREES(ACOS(((SIN(RADIANS([.$B$2]))*COS(RADIANS([.AD261])))-SIN(RADIANS([.T261])))/(COS(RADIANS([.$B$2]))*SIN(RADIANS([.AD261])))));360))" office:value-type="float" office:value="182.267363761455">
            <text:p>182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1]+1" office:value-type="date" office:date-value="2026-09-18">
            <text:p>9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2]+2415018.5+[.E262]-[.$B$4]/24" office:value-type="float" office:value="2461302.29166667">
            <text:p>2461302.29</text:p>
          </table:table-cell>
          <table:table-cell table:style-name="ce9" table:formula="of:=([.F262]-2451545)/36525" office:value-type="float" office:value="0.267140086698604">
            <text:p>0.26714009</text:p>
          </table:table-cell>
          <table:table-cell/>
          <table:table-cell table:formula="of:=MOD(280.46646+[.G262]*(36000.76983+[.G262]*0.0003032);360)" office:value-type="float" office:value="177.715255240199">
            <text:p>177.72</text:p>
          </table:table-cell>
          <table:table-cell table:formula="of:=357.52911+[.G262]*(35999.05029-0.0001537*[.G262])" office:value-type="float" office:value="9974.31851456939">
            <text:p>9974.32</text:p>
          </table:table-cell>
          <table:table-cell table:formula="of:=0.016708634-[.G262]*(0.000042037+0.0000001267*[.G262])" office:value-type="float" office:value="0.0166973951903787">
            <text:p>0.02</text:p>
          </table:table-cell>
          <table:table-cell table:formula="of:=SIN(RADIANS([.J262]))*(1.914602-[.G262]*(0.004817+0.000014*[.G262]))+SIN(RADIANS(2*[.J262]))*(0.019993-0.000101*[.G262])+SIN(RADIANS(3*[.J262]))*0.000289" office:value-type="float" office:value="-1.83151057836063">
            <text:p>-1.83</text:p>
          </table:table-cell>
          <table:table-cell table:formula="of:=[.I262]+[.L262]" office:value-type="float" office:value="175.883744661838">
            <text:p>175.88</text:p>
          </table:table-cell>
          <table:table-cell table:formula="of:=[.J262]+[.L262]" office:value-type="float" office:value="9972.48700399103">
            <text:p>9972.49</text:p>
          </table:table-cell>
          <table:table-cell table:formula="of:=(1.000001018*(1-[.K262]*[.K262]))/(1+[.K262]*COS(RADIANS([.N262])))" office:value-type="float" office:value="1.00477080166055">
            <text:p>1</text:p>
          </table:table-cell>
          <table:table-cell table:formula="of:=[.M262]-0.00569-0.00478*SIN(RADIANS(125.04-1934.136*[.G262]))" office:value-type="float" office:value="175.880562529627">
            <text:p>175.88</text:p>
          </table:table-cell>
          <table:table-cell table:formula="of:=23+(26+((21.448-[.G262]*(46.815+[.G262]*(0.00059-[.G262]*0.001813))))/60)/60" office:value-type="float" office:value="23.4358171748055">
            <text:p>23.44</text:p>
          </table:table-cell>
          <table:table-cell table:formula="of:=[.Q262]+0.00256*COS(RADIANS(125.04-1934.136*[.G262]))" office:value-type="float" office:value="23.4379965354833">
            <text:p>23.44</text:p>
          </table:table-cell>
          <table:table-cell table:formula="of:=DEGREES(ATAN2(COS(RADIANS([.P262]));COS(RADIANS([.R262]))*SIN(RADIANS([.P262]))))" office:value-type="float" office:value="176.21942320531">
            <text:p>176.22</text:p>
          </table:table-cell>
          <table:table-cell table:formula="of:=DEGREES(ASIN(SIN(RADIANS([.R262]))*SIN(RADIANS([.P262]))))" office:value-type="float" office:value="1.63734426127547">
            <text:p>1.64</text:p>
          </table:table-cell>
          <table:table-cell table:formula="of:=TAN(RADIANS([.R262]/2))*TAN(RADIANS([.R262]/2))" office:value-type="float" office:value="0.04302964051382">
            <text:p>0.04</text:p>
          </table:table-cell>
          <table:table-cell table:formula="of:=4*DEGREES([.U262]*SIN(2*RADIANS([.I262]))-2*[.K262]*SIN(RADIANS([.J262]))+4*[.K262]*[.U262]*SIN(RADIANS([.J262]))*COS(2*RADIANS([.I262]))-0.5*[.U262]*[.U262]*SIN(4*RADIANS([.I262]))-1.25*[.K262]*[.K262]*SIN(2*RADIANS([.J262])))" office:value-type="float" office:value="5.94299545952451">
            <text:p>5.94</text:p>
          </table:table-cell>
          <table:table-cell table:formula="of:=DEGREES(ACOS(COS(RADIANS(90.833))/(COS(RADIANS([.$B$2]))*COS(RADIANS([.T262])))-TAN(RADIANS([.$B$2]))*TAN(RADIANS([.T262]))))" office:value-type="float" office:value="92.4628375491403">
            <text:p>92.46</text:p>
          </table:table-cell>
          <table:table-cell table:style-name="ce7" table:formula="of:=(720-4*[.$B$3]-[.V262]+[.$B$4]*60)/1440" office:value-type="float" office:value="0.495872919819775">
            <text:p>11:54:03</text:p>
          </table:table-cell>
          <table:table-cell table:style-name="ce7" table:formula="of:=([.X262]*1440-[.W262]*4)/1440" office:value-type="float" office:value="0.239031704405496">
            <text:p>5:44:12</text:p>
          </table:table-cell>
          <table:table-cell table:style-name="ce7" table:formula="of:=([.X262]*1440+[.W262]*4)/1440" office:value-type="float" office:value="0.752714135234053">
            <text:p>18:03:55</text:p>
          </table:table-cell>
          <table:table-cell table:formula="of:=8*[.W262]" office:value-type="float" office:value="739.702700393123">
            <text:p>739.7</text:p>
          </table:table-cell>
          <table:table-cell table:formula="of:=MOD([.E262]*1440+[.V262]+4*[.$B$3]-60*[.$B$4];1440)" office:value-type="float" office:value="725.942995459524">
            <text:p>725.94</text:p>
          </table:table-cell>
          <table:table-cell table:formula="of:=IF([.AB262]/4&lt;0;[.AB262]/4+180;[.AB262]/4-180)" office:value-type="float" office:value="1.48574886488112">
            <text:p>1.49</text:p>
          </table:table-cell>
          <table:table-cell table:formula="of:=DEGREES(ACOS(SIN(RADIANS([.$B$2]))*SIN(RADIANS([.T262]))+COS(RADIANS([.$B$2]))*COS(RADIANS([.T262]))*COS(RADIANS([.AC262]))))" office:value-type="float" office:value="38.3864153408434">
            <text:p>38.39</text:p>
          </table:table-cell>
          <table:table-cell table:formula="of:=90-[.AD262]" office:value-type="float" office:value="51.6135846591566">
            <text:p>51.61</text:p>
          </table:table-cell>
          <table:table-cell table:formula="of:=IF([.AE262]&gt;85;0;IF([.AE262]&gt;5;58.1/TAN(RADIANS([.AE262]))-0.07/POWER(TAN(RADIANS([.AE262]));3)+0.000086/POWER(TAN(RADIANS([.AE262]));5);IF([.AE262]&gt;-0.575;1735+[.AE262]*(-518.2+[.AE262]*(103.4+[.AE262]*(-12.79+[.AE262]*0.711)));-20.772/TAN(RADIANS([.AE262])))))/3600" office:value-type="float" office:value="0.0127756367181517">
            <text:p>0.01</text:p>
          </table:table-cell>
          <table:table-cell table:formula="of:=[.AE262]+[.AF262]" office:value-type="float" office:value="51.6263602958747">
            <text:p>51.63</text:p>
          </table:table-cell>
          <table:table-cell table:formula="of:=IF([.AC262]&gt;0;MOD(DEGREES(ACOS(((SIN(RADIANS([.$B$2]))*COS(RADIANS([.AD262])))-SIN(RADIANS([.T262])))/(COS(RADIANS([.$B$2]))*SIN(RADIANS([.AD262])))))+180;360);MOD(540-DEGREES(ACOS(((SIN(RADIANS([.$B$2]))*COS(RADIANS([.AD262])))-SIN(RADIANS([.T262])))/(COS(RADIANS([.$B$2]))*SIN(RADIANS([.AD262])))));360))" office:value-type="float" office:value="182.392106781159">
            <text:p>182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2]+1" office:value-type="date" office:date-value="2026-09-19">
            <text:p>9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3]+2415018.5+[.E263]-[.$B$4]/24" office:value-type="float" office:value="2461303.29166667">
            <text:p>2461303.29</text:p>
          </table:table-cell>
          <table:table-cell table:style-name="ce9" table:formula="of:=([.F263]-2451545)/36525" office:value-type="float" office:value="0.267167465206475">
            <text:p>0.26716747</text:p>
          </table:table-cell>
          <table:table-cell/>
          <table:table-cell table:formula="of:=MOD(280.46646+[.G263]*(36000.76983+[.G263]*0.0003032);360)" office:value-type="float" office:value="178.7009026048">
            <text:p>178.7</text:p>
          </table:table-cell>
          <table:table-cell table:formula="of:=357.52911+[.G263]*(35999.05029-0.0001537*[.G263])" office:value-type="float" office:value="9975.30411484886">
            <text:p>9975.3</text:p>
          </table:table-cell>
          <table:table-cell table:formula="of:=0.016708634-[.G263]*(0.000042037+0.0000001267*[.G263])" office:value-type="float" office:value="0.0166973940376149">
            <text:p>0.02</text:p>
          </table:table-cell>
          <table:table-cell table:formula="of:=SIN(RADIANS([.J263]))*(1.914602-[.G263]*(0.004817+0.000014*[.G263]))+SIN(RADIANS(2*[.J263]))*(0.019993-0.000101*[.G263])+SIN(RADIANS(3*[.J263]))*0.000289" office:value-type="float" office:value="-1.84071537491752">
            <text:p>-1.84</text:p>
          </table:table-cell>
          <table:table-cell table:formula="of:=[.I263]+[.L263]" office:value-type="float" office:value="176.860187229882">
            <text:p>176.86</text:p>
          </table:table-cell>
          <table:table-cell table:formula="of:=[.J263]+[.L263]" office:value-type="float" office:value="9973.46339947394">
            <text:p>9973.46</text:p>
          </table:table-cell>
          <table:table-cell table:formula="of:=(1.000001018*(1-[.K263]*[.K263]))/(1+[.K263]*COS(RADIANS([.N263])))" office:value-type="float" office:value="1.00449612497665">
            <text:p>1</text:p>
          </table:table-cell>
          <table:table-cell table:formula="of:=[.M263]-0.00569-0.00478*SIN(RADIANS(125.04-1934.136*[.G263]))" office:value-type="float" office:value="176.857008857495">
            <text:p>176.86</text:p>
          </table:table-cell>
          <table:table-cell table:formula="of:=23+(26+((21.448-[.G263]*(46.815+[.G263]*(0.00059-[.G263]*0.001813))))/60)/60" office:value-type="float" office:value="23.4358168187714">
            <text:p>23.44</text:p>
          </table:table-cell>
          <table:table-cell table:formula="of:=[.Q263]+0.00256*COS(RADIANS(125.04-1934.136*[.G263]))" office:value-type="float" office:value="23.4379949371783">
            <text:p>23.44</text:p>
          </table:table-cell>
          <table:table-cell table:formula="of:=DEGREES(ATAN2(COS(RADIANS([.P263]));COS(RADIANS([.R263]))*SIN(RADIANS([.P263]))))" office:value-type="float" office:value="177.115876254284">
            <text:p>177.12</text:p>
          </table:table-cell>
          <table:table-cell table:formula="of:=DEGREES(ASIN(SIN(RADIANS([.R263]))*SIN(RADIANS([.P263]))))" office:value-type="float" office:value="1.24961702766181">
            <text:p>1.25</text:p>
          </table:table-cell>
          <table:table-cell table:formula="of:=TAN(RADIANS([.R263]/2))*TAN(RADIANS([.R263]/2))" office:value-type="float" office:value="0.0430296344782606">
            <text:p>0.04</text:p>
          </table:table-cell>
          <table:table-cell table:formula="of:=4*DEGREES([.U263]*SIN(2*RADIANS([.I263]))-2*[.K263]*SIN(RADIANS([.J263]))+4*[.K263]*[.U263]*SIN(RADIANS([.J263]))*COS(2*RADIANS([.I263]))-0.5*[.U263]*[.U263]*SIN(4*RADIANS([.I263]))-1.25*[.K263]*[.K263]*SIN(2*RADIANS([.J263])))" office:value-type="float" office:value="6.29966300776408">
            <text:p>6.3</text:p>
          </table:table-cell>
          <table:table-cell table:formula="of:=DEGREES(ACOS(COS(RADIANS(90.833))/(COS(RADIANS([.$B$2]))*COS(RADIANS([.T263])))-TAN(RADIANS([.$B$2]))*TAN(RADIANS([.T263]))))" office:value-type="float" office:value="92.1368394298662">
            <text:p>92.14</text:p>
          </table:table-cell>
          <table:table-cell table:style-name="ce7" table:formula="of:=(720-4*[.$B$3]-[.V263]+[.$B$4]*60)/1440" office:value-type="float" office:value="0.495625234022386">
            <text:p>11:53:42</text:p>
          </table:table-cell>
          <table:table-cell table:style-name="ce7" table:formula="of:=([.X263]*1440-[.W263]*4)/1440" office:value-type="float" office:value="0.239689568939424">
            <text:p>5:45:09</text:p>
          </table:table-cell>
          <table:table-cell table:style-name="ce7" table:formula="of:=([.X263]*1440+[.W263]*4)/1440" office:value-type="float" office:value="0.751560899105348">
            <text:p>18:02:15</text:p>
          </table:table-cell>
          <table:table-cell table:formula="of:=8*[.W263]" office:value-type="float" office:value="737.094715438929">
            <text:p>737.09</text:p>
          </table:table-cell>
          <table:table-cell table:formula="of:=MOD([.E263]*1440+[.V263]+4*[.$B$3]-60*[.$B$4];1440)" office:value-type="float" office:value="726.299663007764">
            <text:p>726.3</text:p>
          </table:table-cell>
          <table:table-cell table:formula="of:=IF([.AB263]/4&lt;0;[.AB263]/4+180;[.AB263]/4-180)" office:value-type="float" office:value="1.57491575194103">
            <text:p>1.57</text:p>
          </table:table-cell>
          <table:table-cell table:formula="of:=DEGREES(ACOS(SIN(RADIANS([.$B$2]))*SIN(RADIANS([.T263]))+COS(RADIANS([.$B$2]))*COS(RADIANS([.T263]))*COS(RADIANS([.AC263]))))" office:value-type="float" office:value="38.776857944315">
            <text:p>38.78</text:p>
          </table:table-cell>
          <table:table-cell table:formula="of:=90-[.AD263]" office:value-type="float" office:value="51.2231420556851">
            <text:p>51.22</text:p>
          </table:table-cell>
          <table:table-cell table:formula="of:=IF([.AE263]&gt;85;0;IF([.AE263]&gt;5;58.1/TAN(RADIANS([.AE263]))-0.07/POWER(TAN(RADIANS([.AE263]));3)+0.000086/POWER(TAN(RADIANS([.AE263]));5);IF([.AE263]&gt;-0.575;1735+[.AE263]*(-518.2+[.AE263]*(103.4+[.AE263]*(-12.79+[.AE263]*0.711)));-20.772/TAN(RADIANS([.AE263])))))/3600" office:value-type="float" office:value="0.0129551974163472">
            <text:p>0.01</text:p>
          </table:table-cell>
          <table:table-cell table:formula="of:=[.AE263]+[.AF263]" office:value-type="float" office:value="51.2360972531014">
            <text:p>51.24</text:p>
          </table:table-cell>
          <table:table-cell table:formula="of:=IF([.AC263]&gt;0;MOD(DEGREES(ACOS(((SIN(RADIANS([.$B$2]))*COS(RADIANS([.AD263])))-SIN(RADIANS([.T263])))/(COS(RADIANS([.$B$2]))*SIN(RADIANS([.AD263])))))+180;360);MOD(540-DEGREES(ACOS(((SIN(RADIANS([.$B$2]))*COS(RADIANS([.AD263])))-SIN(RADIANS([.T263])))/(COS(RADIANS([.$B$2]))*SIN(RADIANS([.AD263])))));360))" office:value-type="float" office:value="182.514571514508">
            <text:p>182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3]+1" office:value-type="date" office:date-value="2026-09-20">
            <text:p>9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4]+2415018.5+[.E264]-[.$B$4]/24" office:value-type="float" office:value="2461304.29166667">
            <text:p>2461304.29</text:p>
          </table:table-cell>
          <table:table-cell table:style-name="ce9" table:formula="of:=([.F264]-2451545)/36525" office:value-type="float" office:value="0.267194843714347">
            <text:p>0.26719484</text:p>
          </table:table-cell>
          <table:table-cell/>
          <table:table-cell table:formula="of:=MOD(280.46646+[.G264]*(36000.76983+[.G264]*0.0003032);360)" office:value-type="float" office:value="179.686549969398">
            <text:p>179.69</text:p>
          </table:table-cell>
          <table:table-cell table:formula="of:=357.52911+[.G264]*(35999.05029-0.0001537*[.G264])" office:value-type="float" office:value="9976.28971512834">
            <text:p>9976.29</text:p>
          </table:table-cell>
          <table:table-cell table:formula="of:=0.016708634-[.G264]*(0.000042037+0.0000001267*[.G264])" office:value-type="float" office:value="0.016697392884851">
            <text:p>0.02</text:p>
          </table:table-cell>
          <table:table-cell table:formula="of:=SIN(RADIANS([.J264]))*(1.914602-[.G264]*(0.004817+0.000014*[.G264]))+SIN(RADIANS(2*[.J264]))*(0.019993-0.000101*[.G264])+SIN(RADIANS(3*[.J264]))*0.000289" office:value-type="float" office:value="-1.84938469051603">
            <text:p>-1.85</text:p>
          </table:table-cell>
          <table:table-cell table:formula="of:=[.I264]+[.L264]" office:value-type="float" office:value="177.837165278882">
            <text:p>177.84</text:p>
          </table:table-cell>
          <table:table-cell table:formula="of:=[.J264]+[.L264]" office:value-type="float" office:value="9974.44033043782">
            <text:p>9974.44</text:p>
          </table:table-cell>
          <table:table-cell table:formula="of:=(1.000001018*(1-[.K264]*[.K264]))/(1+[.K264]*COS(RADIANS([.N264])))" office:value-type="float" office:value="1.00422005462349">
            <text:p>1</text:p>
          </table:table-cell>
          <table:table-cell table:formula="of:=[.M264]-0.00569-0.00478*SIN(RADIANS(125.04-1934.136*[.G264]))" office:value-type="float" office:value="177.833990664172">
            <text:p>177.83</text:p>
          </table:table-cell>
          <table:table-cell table:formula="of:=23+(26+((21.448-[.G264]*(46.815+[.G264]*(0.00059-[.G264]*0.001813))))/60)/60" office:value-type="float" office:value="23.4358164627373">
            <text:p>23.44</text:p>
          </table:table-cell>
          <table:table-cell table:formula="of:=[.Q264]+0.00256*COS(RADIANS(125.04-1934.136*[.G264]))" office:value-type="float" office:value="23.4379933370127">
            <text:p>23.44</text:p>
          </table:table-cell>
          <table:table-cell table:formula="of:=DEGREES(ATAN2(COS(RADIANS([.P264]));COS(RADIANS([.R264]))*SIN(RADIANS([.P264]))))" office:value-type="float" office:value="178.01255601686">
            <text:p>178.01</text:p>
          </table:table-cell>
          <table:table-cell table:formula="of:=DEGREES(ASIN(SIN(RADIANS([.R264]))*SIN(RADIANS([.P264]))))" office:value-type="float" office:value="0.861371270323013">
            <text:p>0.86</text:p>
          </table:table-cell>
          <table:table-cell table:formula="of:=TAN(RADIANS([.R264]/2))*TAN(RADIANS([.R264]/2))" office:value-type="float" office:value="0.043029628435676">
            <text:p>0.04</text:p>
          </table:table-cell>
          <table:table-cell table:formula="of:=4*DEGREES([.U264]*SIN(2*RADIANS([.I264]))-2*[.K264]*SIN(RADIANS([.J264]))+4*[.K264]*[.U264]*SIN(RADIANS([.J264]))*COS(2*RADIANS([.I264]))-0.5*[.U264]*[.U264]*SIN(4*RADIANS([.I264]))-1.25*[.K264]*[.K264]*SIN(2*RADIANS([.J264])))" office:value-type="float" office:value="6.65555702152137">
            <text:p>6.66</text:p>
          </table:table-cell>
          <table:table-cell table:formula="of:=DEGREES(ACOS(COS(RADIANS(90.833))/(COS(RADIANS([.$B$2]))*COS(RADIANS([.T264])))-TAN(RADIANS([.$B$2]))*TAN(RADIANS([.T264]))))" office:value-type="float" office:value="91.8106209744518">
            <text:p>91.81</text:p>
          </table:table-cell>
          <table:table-cell table:style-name="ce7" table:formula="of:=(720-4*[.$B$3]-[.V264]+[.$B$4]*60)/1440" office:value-type="float" office:value="0.495378085401721">
            <text:p>11:53:21</text:p>
          </table:table-cell>
          <table:table-cell table:style-name="ce7" table:formula="of:=([.X264]*1440-[.W264]*4)/1440" office:value-type="float" office:value="0.240348582694911">
            <text:p>5:46:06</text:p>
          </table:table-cell>
          <table:table-cell table:style-name="ce7" table:formula="of:=([.X264]*1440+[.W264]*4)/1440" office:value-type="float" office:value="0.750407588108532">
            <text:p>18:00:35</text:p>
          </table:table-cell>
          <table:table-cell table:formula="of:=8*[.W264]" office:value-type="float" office:value="734.484967795615">
            <text:p>734.48</text:p>
          </table:table-cell>
          <table:table-cell table:formula="of:=MOD([.E264]*1440+[.V264]+4*[.$B$3]-60*[.$B$4];1440)" office:value-type="float" office:value="726.655557021521">
            <text:p>726.66</text:p>
          </table:table-cell>
          <table:table-cell table:formula="of:=IF([.AB264]/4&lt;0;[.AB264]/4+180;[.AB264]/4-180)" office:value-type="float" office:value="1.66388925538035">
            <text:p>1.66</text:p>
          </table:table-cell>
          <table:table-cell table:formula="of:=DEGREES(ACOS(SIN(RADIANS([.$B$2]))*SIN(RADIANS([.T264]))+COS(RADIANS([.$B$2]))*COS(RADIANS([.T264]))*COS(RADIANS([.AC264]))))" office:value-type="float" office:value="39.1679354967114">
            <text:p>39.17</text:p>
          </table:table-cell>
          <table:table-cell table:formula="of:=90-[.AD264]" office:value-type="float" office:value="50.8320645032886">
            <text:p>50.83</text:p>
          </table:table-cell>
          <table:table-cell table:formula="of:=IF([.AE264]&gt;85;0;IF([.AE264]&gt;5;58.1/TAN(RADIANS([.AE264]))-0.07/POWER(TAN(RADIANS([.AE264]));3)+0.000086/POWER(TAN(RADIANS([.AE264]));5);IF([.AE264]&gt;-0.575;1735+[.AE264]*(-518.2+[.AE264]*(103.4+[.AE264]*(-12.79+[.AE264]*0.711)));-20.772/TAN(RADIANS([.AE264])))))/3600" office:value-type="float" office:value="0.0131370199802215">
            <text:p>0.01</text:p>
          </table:table-cell>
          <table:table-cell table:formula="of:=[.AE264]+[.AF264]" office:value-type="float" office:value="50.8452015232688">
            <text:p>50.85</text:p>
          </table:table-cell>
          <table:table-cell table:formula="of:=IF([.AC264]&gt;0;MOD(DEGREES(ACOS(((SIN(RADIANS([.$B$2]))*COS(RADIANS([.AD264])))-SIN(RADIANS([.T264])))/(COS(RADIANS([.$B$2]))*SIN(RADIANS([.AD264])))))+180;360);MOD(540-DEGREES(ACOS(((SIN(RADIANS([.$B$2]))*COS(RADIANS([.AD264])))-SIN(RADIANS([.T264])))/(COS(RADIANS([.$B$2]))*SIN(RADIANS([.AD264])))));360))" office:value-type="float" office:value="182.634682675373">
            <text:p>182.6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4]+1" office:value-type="date" office:date-value="2026-09-21">
            <text:p>9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5]+2415018.5+[.E265]-[.$B$4]/24" office:value-type="float" office:value="2461305.29166667">
            <text:p>2461305.29</text:p>
          </table:table-cell>
          <table:table-cell table:style-name="ce9" table:formula="of:=([.F265]-2451545)/36525" office:value-type="float" office:value="0.267222222222218">
            <text:p>0.26722222</text:p>
          </table:table-cell>
          <table:table-cell/>
          <table:table-cell table:formula="of:=MOD(280.46646+[.G265]*(36000.76983+[.G265]*0.0003032);360)" office:value-type="float" office:value="180.672197333999">
            <text:p>180.67</text:p>
          </table:table-cell>
          <table:table-cell table:formula="of:=357.52911+[.G265]*(35999.05029-0.0001537*[.G265])" office:value-type="float" office:value="9977.27531540781">
            <text:p>9977.28</text:p>
          </table:table-cell>
          <table:table-cell table:formula="of:=0.016708634-[.G265]*(0.000042037+0.0000001267*[.G265])" office:value-type="float" office:value="0.0166973917320868">
            <text:p>0.02</text:p>
          </table:table-cell>
          <table:table-cell table:formula="of:=SIN(RADIANS([.J265]))*(1.914602-[.G265]*(0.004817+0.000014*[.G265]))+SIN(RADIANS(2*[.J265]))*(0.019993-0.000101*[.G265])+SIN(RADIANS(3*[.J265]))*0.000289" office:value-type="float" office:value="-1.85751544759296">
            <text:p>-1.86</text:p>
          </table:table-cell>
          <table:table-cell table:formula="of:=[.I265]+[.L265]" office:value-type="float" office:value="178.814681886406">
            <text:p>178.81</text:p>
          </table:table-cell>
          <table:table-cell table:formula="of:=[.J265]+[.L265]" office:value-type="float" office:value="9975.41779996022">
            <text:p>9975.42</text:p>
          </table:table-cell>
          <table:table-cell table:formula="of:=(1.000001018*(1-[.K265]*[.K265]))/(1+[.K265]*COS(RADIANS([.N265])))" office:value-type="float" office:value="1.00394267011564">
            <text:p>1</text:p>
          </table:table-cell>
          <table:table-cell table:formula="of:=[.M265]-0.00569-0.00478*SIN(RADIANS(125.04-1934.136*[.G265]))" office:value-type="float" office:value="178.811511027226">
            <text:p>178.81</text:p>
          </table:table-cell>
          <table:table-cell table:formula="of:=23+(26+((21.448-[.G265]*(46.815+[.G265]*(0.00059-[.G265]*0.001813))))/60)/60" office:value-type="float" office:value="23.4358161067031">
            <text:p>23.44</text:p>
          </table:table-cell>
          <table:table-cell table:formula="of:=[.Q265]+0.00256*COS(RADIANS(125.04-1934.136*[.G265]))" office:value-type="float" office:value="23.4379917349878">
            <text:p>23.44</text:p>
          </table:table-cell>
          <table:table-cell table:formula="of:=DEGREES(ATAN2(COS(RADIANS([.P265]));COS(RADIANS([.R265]))*SIN(RADIANS([.P265]))))" office:value-type="float" office:value="178.909547223464">
            <text:p>178.91</text:p>
          </table:table-cell>
          <table:table-cell table:formula="of:=DEGREES(ASIN(SIN(RADIANS([.R265]))*SIN(RADIANS([.P265]))))" office:value-type="float" office:value="0.472700497057883">
            <text:p>0.47</text:p>
          </table:table-cell>
          <table:table-cell table:formula="of:=TAN(RADIANS([.R265]/2))*TAN(RADIANS([.R265]/2))" office:value-type="float" office:value="0.0430296223860702">
            <text:p>0.04</text:p>
          </table:table-cell>
          <table:table-cell table:formula="of:=4*DEGREES([.U265]*SIN(2*RADIANS([.I265]))-2*[.K265]*SIN(RADIANS([.J265]))+4*[.K265]*[.U265]*SIN(RADIANS([.J265]))*COS(2*RADIANS([.I265]))-0.5*[.U265]*[.U265]*SIN(4*RADIANS([.I265]))-1.25*[.K265]*[.K265]*SIN(2*RADIANS([.J265])))" office:value-type="float" office:value="7.01034460658203">
            <text:p>7.01</text:p>
          </table:table-cell>
          <table:table-cell table:formula="of:=DEGREES(ACOS(COS(RADIANS(90.833))/(COS(RADIANS([.$B$2]))*COS(RADIANS([.T265])))-TAN(RADIANS([.$B$2]))*TAN(RADIANS([.T265]))))" office:value-type="float" office:value="91.484220775112">
            <text:p>91.48</text:p>
          </table:table-cell>
          <table:table-cell table:style-name="ce7" table:formula="of:=(720-4*[.$B$3]-[.V265]+[.$B$4]*60)/1440" office:value-type="float" office:value="0.495131705134318">
            <text:p>11:52:59</text:p>
          </table:table-cell>
          <table:table-cell table:style-name="ce7" table:formula="of:=([.X265]*1440-[.W265]*4)/1440" office:value-type="float" office:value="0.241008869647896">
            <text:p>5:47:03</text:p>
          </table:table-cell>
          <table:table-cell table:style-name="ce7" table:formula="of:=([.X265]*1440+[.W265]*4)/1440" office:value-type="float" office:value="0.74925454062074">
            <text:p>17:58:56</text:p>
          </table:table-cell>
          <table:table-cell table:formula="of:=8*[.W265]" office:value-type="float" office:value="731.873766200896">
            <text:p>731.87</text:p>
          </table:table-cell>
          <table:table-cell table:formula="of:=MOD([.E265]*1440+[.V265]+4*[.$B$3]-60*[.$B$4];1440)" office:value-type="float" office:value="727.010344606582">
            <text:p>727.01</text:p>
          </table:table-cell>
          <table:table-cell table:formula="of:=IF([.AB265]/4&lt;0;[.AB265]/4+180;[.AB265]/4-180)" office:value-type="float" office:value="1.75258615164552">
            <text:p>1.75</text:p>
          </table:table-cell>
          <table:table-cell table:formula="of:=DEGREES(ACOS(SIN(RADIANS([.$B$2]))*SIN(RADIANS([.T265]))+COS(RADIANS([.$B$2]))*COS(RADIANS([.T265]))*COS(RADIANS([.AC265]))))" office:value-type="float" office:value="39.5595474410481">
            <text:p>39.56</text:p>
          </table:table-cell>
          <table:table-cell table:formula="of:=90-[.AD265]" office:value-type="float" office:value="50.4404525589519">
            <text:p>50.44</text:p>
          </table:table-cell>
          <table:table-cell table:formula="of:=IF([.AE265]&gt;85;0;IF([.AE265]&gt;5;58.1/TAN(RADIANS([.AE265]))-0.07/POWER(TAN(RADIANS([.AE265]));3)+0.000086/POWER(TAN(RADIANS([.AE265]));5);IF([.AE265]&gt;-0.575;1735+[.AE265]*(-518.2+[.AE265]*(103.4+[.AE265]*(-12.79+[.AE265]*0.711)));-20.772/TAN(RADIANS([.AE265])))))/3600" office:value-type="float" office:value="0.0133211162450063">
            <text:p>0.01</text:p>
          </table:table-cell>
          <table:table-cell table:formula="of:=[.AE265]+[.AF265]" office:value-type="float" office:value="50.4537736751969">
            <text:p>50.45</text:p>
          </table:table-cell>
          <table:table-cell table:formula="of:=IF([.AC265]&gt;0;MOD(DEGREES(ACOS(((SIN(RADIANS([.$B$2]))*COS(RADIANS([.AD265])))-SIN(RADIANS([.T265])))/(COS(RADIANS([.$B$2]))*SIN(RADIANS([.AD265])))))+180;360);MOD(540-DEGREES(ACOS(((SIN(RADIANS([.$B$2]))*COS(RADIANS([.AD265])))-SIN(RADIANS([.T265])))/(COS(RADIANS([.$B$2]))*SIN(RADIANS([.AD265])))));360))" office:value-type="float" office:value="182.752367506703">
            <text:p>182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5]+1" office:value-type="date" office:date-value="2026-09-22">
            <text:p>9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6]+2415018.5+[.E266]-[.$B$4]/24" office:value-type="float" office:value="2461306.29166667">
            <text:p>2461306.29</text:p>
          </table:table-cell>
          <table:table-cell table:style-name="ce9" table:formula="of:=([.F266]-2451545)/36525" office:value-type="float" office:value="0.267249600730089">
            <text:p>0.26724960</text:p>
          </table:table-cell>
          <table:table-cell/>
          <table:table-cell table:formula="of:=MOD(280.46646+[.G266]*(36000.76983+[.G266]*0.0003032);360)" office:value-type="float" office:value="181.657844698599">
            <text:p>181.66</text:p>
          </table:table-cell>
          <table:table-cell table:formula="of:=357.52911+[.G266]*(35999.05029-0.0001537*[.G266])" office:value-type="float" office:value="9978.26091568729">
            <text:p>9978.26</text:p>
          </table:table-cell>
          <table:table-cell table:formula="of:=0.016708634-[.G266]*(0.000042037+0.0000001267*[.G266])" office:value-type="float" office:value="0.0166973905793225">
            <text:p>0.02</text:p>
          </table:table-cell>
          <table:table-cell table:formula="of:=SIN(RADIANS([.J266]))*(1.914602-[.G266]*(0.004817+0.000014*[.G266]))+SIN(RADIANS(2*[.J266]))*(0.019993-0.000101*[.G266])+SIN(RADIANS(3*[.J266]))*0.000289" office:value-type="float" office:value="-1.86510471691472">
            <text:p>-1.87</text:p>
          </table:table-cell>
          <table:table-cell table:formula="of:=[.I266]+[.L266]" office:value-type="float" office:value="179.792739981684">
            <text:p>179.79</text:p>
          </table:table-cell>
          <table:table-cell table:formula="of:=[.J266]+[.L266]" office:value-type="float" office:value="9976.39581097037">
            <text:p>9976.4</text:p>
          </table:table-cell>
          <table:table-cell table:formula="of:=(1.000001018*(1-[.K266]*[.K266]))/(1+[.K266]*COS(RADIANS([.N266])))" office:value-type="float" office:value="1.0036640514789">
            <text:p>1</text:p>
          </table:table-cell>
          <table:table-cell table:formula="of:=[.M266]-0.00569-0.00478*SIN(RADIANS(125.04-1934.136*[.G266]))" office:value-type="float" office:value="179.789572875881">
            <text:p>179.79</text:p>
          </table:table-cell>
          <table:table-cell table:formula="of:=23+(26+((21.448-[.G266]*(46.815+[.G266]*(0.00059-[.G266]*0.001813))))/60)/60" office:value-type="float" office:value="23.435815750669">
            <text:p>23.44</text:p>
          </table:table-cell>
          <table:table-cell table:formula="of:=[.Q266]+0.00256*COS(RADIANS(125.04-1934.136*[.G266]))" office:value-type="float" office:value="23.4379901311044">
            <text:p>23.44</text:p>
          </table:table-cell>
          <table:table-cell table:formula="of:=DEGREES(ATAN2(COS(RADIANS([.P266]));COS(RADIANS([.R266]))*SIN(RADIANS([.P266]))))" office:value-type="float" office:value="179.80693485037">
            <text:p>179.81</text:p>
          </table:table-cell>
          <table:table-cell table:formula="of:=DEGREES(ASIN(SIN(RADIANS([.R266]))*SIN(RADIANS([.P266]))))" office:value-type="float" office:value="0.0836985607855015">
            <text:p>0.08</text:p>
          </table:table-cell>
          <table:table-cell table:formula="of:=TAN(RADIANS([.R266]/2))*TAN(RADIANS([.R266]/2))" office:value-type="float" office:value="0.0430296163294473">
            <text:p>0.04</text:p>
          </table:table-cell>
          <table:table-cell table:formula="of:=4*DEGREES([.U266]*SIN(2*RADIANS([.I266]))-2*[.K266]*SIN(RADIANS([.J266]))+4*[.K266]*[.U266]*SIN(RADIANS([.J266]))*COS(2*RADIANS([.I266]))-0.5*[.U266]*[.U266]*SIN(4*RADIANS([.I266]))-1.25*[.K266]*[.K266]*SIN(2*RADIANS([.J266])))" office:value-type="float" office:value="7.36369113082944">
            <text:p>7.36</text:p>
          </table:table-cell>
          <table:table-cell table:formula="of:=DEGREES(ACOS(COS(RADIANS(90.833))/(COS(RADIANS([.$B$2]))*COS(RADIANS([.T266])))-TAN(RADIANS([.$B$2]))*TAN(RADIANS([.T266]))))" office:value-type="float" office:value="91.1576773758585">
            <text:p>91.16</text:p>
          </table:table-cell>
          <table:table-cell table:style-name="ce7" table:formula="of:=(720-4*[.$B$3]-[.V266]+[.$B$4]*60)/1440" office:value-type="float" office:value="0.494886325603591">
            <text:p>11:52:38</text:p>
          </table:table-cell>
          <table:table-cell table:style-name="ce7" table:formula="of:=([.X266]*1440-[.W266]*4)/1440" office:value-type="float" office:value="0.241670555115095">
            <text:p>5:48:00</text:p>
          </table:table-cell>
          <table:table-cell table:style-name="ce7" table:formula="of:=([.X266]*1440+[.W266]*4)/1440" office:value-type="float" office:value="0.748102096092086">
            <text:p>17:57:16</text:p>
          </table:table-cell>
          <table:table-cell table:formula="of:=8*[.W266]" office:value-type="float" office:value="729.261419006868">
            <text:p>729.26</text:p>
          </table:table-cell>
          <table:table-cell table:formula="of:=MOD([.E266]*1440+[.V266]+4*[.$B$3]-60*[.$B$4];1440)" office:value-type="float" office:value="727.363691130829">
            <text:p>727.36</text:p>
          </table:table-cell>
          <table:table-cell table:formula="of:=IF([.AB266]/4&lt;0;[.AB266]/4+180;[.AB266]/4-180)" office:value-type="float" office:value="1.84092278270737">
            <text:p>1.84</text:p>
          </table:table-cell>
          <table:table-cell table:formula="of:=DEGREES(ACOS(SIN(RADIANS([.$B$2]))*SIN(RADIANS([.T266]))+COS(RADIANS([.$B$2]))*COS(RADIANS([.T266]))*COS(RADIANS([.AC266]))))" office:value-type="float" office:value="39.9515924864795">
            <text:p>39.95</text:p>
          </table:table-cell>
          <table:table-cell table:formula="of:=90-[.AD266]" office:value-type="float" office:value="50.0484075135205">
            <text:p>50.05</text:p>
          </table:table-cell>
          <table:table-cell table:formula="of:=IF([.AE266]&gt;85;0;IF([.AE266]&gt;5;58.1/TAN(RADIANS([.AE266]))-0.07/POWER(TAN(RADIANS([.AE266]));3)+0.000086/POWER(TAN(RADIANS([.AE266]));5);IF([.AE266]&gt;-0.575;1735+[.AE266]*(-518.2+[.AE266]*(103.4+[.AE266]*(-12.79+[.AE266]*0.711)));-20.772/TAN(RADIANS([.AE266])))))/3600" office:value-type="float" office:value="0.0135074975263602">
            <text:p>0.01</text:p>
          </table:table-cell>
          <table:table-cell table:formula="of:=[.AE266]+[.AF266]" office:value-type="float" office:value="50.0619150110468">
            <text:p>50.06</text:p>
          </table:table-cell>
          <table:table-cell table:formula="of:=IF([.AC266]&gt;0;MOD(DEGREES(ACOS(((SIN(RADIANS([.$B$2]))*COS(RADIANS([.AD266])))-SIN(RADIANS([.T266])))/(COS(RADIANS([.$B$2]))*SIN(RADIANS([.AD266])))))+180;360);MOD(540-DEGREES(ACOS(((SIN(RADIANS([.$B$2]))*COS(RADIANS([.AD266])))-SIN(RADIANS([.T266])))/(COS(RADIANS([.$B$2]))*SIN(RADIANS([.AD266])))));360))" office:value-type="float" office:value="182.867555706903">
            <text:p>182.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6]+1" office:value-type="date" office:date-value="2026-09-23">
            <text:p>9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7]+2415018.5+[.E267]-[.$B$4]/24" office:value-type="float" office:value="2461307.29166667">
            <text:p>2461307.29</text:p>
          </table:table-cell>
          <table:table-cell table:style-name="ce9" table:formula="of:=([.F267]-2451545)/36525" office:value-type="float" office:value="0.267276979237961">
            <text:p>0.26727698</text:p>
          </table:table-cell>
          <table:table-cell/>
          <table:table-cell table:formula="of:=MOD(280.46646+[.G267]*(36000.76983+[.G267]*0.0003032);360)" office:value-type="float" office:value="182.643492063202">
            <text:p>182.64</text:p>
          </table:table-cell>
          <table:table-cell table:formula="of:=357.52911+[.G267]*(35999.05029-0.0001537*[.G267])" office:value-type="float" office:value="9979.24651596676">
            <text:p>9979.25</text:p>
          </table:table-cell>
          <table:table-cell table:formula="of:=0.016708634-[.G267]*(0.000042037+0.0000001267*[.G267])" office:value-type="float" office:value="0.016697389426558">
            <text:p>0.02</text:p>
          </table:table-cell>
          <table:table-cell table:formula="of:=SIN(RADIANS([.J267]))*(1.914602-[.G267]*(0.004817+0.000014*[.G267]))+SIN(RADIANS(2*[.J267]))*(0.019993-0.000101*[.G267])+SIN(RADIANS(3*[.J267]))*0.000289" office:value-type="float" office:value="-1.87214971903024">
            <text:p>-1.87</text:p>
          </table:table-cell>
          <table:table-cell table:formula="of:=[.I267]+[.L267]" office:value-type="float" office:value="180.771342344172">
            <text:p>180.77</text:p>
          </table:table-cell>
          <table:table-cell table:formula="of:=[.J267]+[.L267]" office:value-type="float" office:value="9977.37436624773">
            <text:p>9977.37</text:p>
          </table:table-cell>
          <table:table-cell table:formula="of:=(1.000001018*(1-[.K267]*[.K267]))/(1+[.K267]*COS(RADIANS([.N267])))" office:value-type="float" office:value="1.00338427922931">
            <text:p>1</text:p>
          </table:table-cell>
          <table:table-cell table:formula="of:=[.M267]-0.00569-0.00478*SIN(RADIANS(125.04-1934.136*[.G267]))" office:value-type="float" office:value="180.768178989591">
            <text:p>180.77</text:p>
          </table:table-cell>
          <table:table-cell table:formula="of:=23+(26+((21.448-[.G267]*(46.815+[.G267]*(0.00059-[.G267]*0.001813))))/60)/60" office:value-type="float" office:value="23.4358153946349">
            <text:p>23.44</text:p>
          </table:table-cell>
          <table:table-cell table:formula="of:=[.Q267]+0.00256*COS(RADIANS(125.04-1934.136*[.G267]))" office:value-type="float" office:value="23.4379885253638">
            <text:p>23.44</text:p>
          </table:table-cell>
          <table:table-cell table:formula="of:=DEGREES(ATAN2(COS(RADIANS([.P267]));COS(RADIANS([.R267]))*SIN(RADIANS([.P267]))))" office:value-type="float" office:value="-179.295195928847">
            <text:p>-179.3</text:p>
          </table:table-cell>
          <table:table-cell table:formula="of:=DEGREES(ASIN(SIN(RADIANS([.R267]))*SIN(RADIANS([.P267]))))" office:value-type="float" office:value="-0.305540324932661">
            <text:p>-0.31</text:p>
          </table:table-cell>
          <table:table-cell table:formula="of:=TAN(RADIANS([.R267]/2))*TAN(RADIANS([.R267]/2))" office:value-type="float" office:value="0.0430296102658112">
            <text:p>0.04</text:p>
          </table:table-cell>
          <table:table-cell table:formula="of:=4*DEGREES([.U267]*SIN(2*RADIANS([.I267]))-2*[.K267]*SIN(RADIANS([.J267]))+4*[.K267]*[.U267]*SIN(RADIANS([.J267]))*COS(2*RADIANS([.I267]))-0.5*[.U267]*[.U267]*SIN(4*RADIANS([.I267]))-1.25*[.K267]*[.K267]*SIN(2*RADIANS([.J267])))" office:value-type="float" office:value="7.71526035197223">
            <text:p>7.72</text:p>
          </table:table-cell>
          <table:table-cell table:formula="of:=DEGREES(ACOS(COS(RADIANS(90.833))/(COS(RADIANS([.$B$2]))*COS(RADIANS([.T267])))-TAN(RADIANS([.$B$2]))*TAN(RADIANS([.T267]))))" office:value-type="float" office:value="90.8310293590037">
            <text:p>90.83</text:p>
          </table:table-cell>
          <table:table-cell table:style-name="ce7" table:formula="of:=(720-4*[.$B$3]-[.V267]+[.$B$4]*60)/1440" office:value-type="float" office:value="0.49464218031113">
            <text:p>11:52:17</text:p>
          </table:table-cell>
          <table:table-cell table:style-name="ce7" table:formula="of:=([.X267]*1440-[.W267]*4)/1440" office:value-type="float" office:value="0.242333765425009">
            <text:p>5:48:58</text:p>
          </table:table-cell>
          <table:table-cell table:style-name="ce7" table:formula="of:=([.X267]*1440+[.W267]*4)/1440" office:value-type="float" office:value="0.746950595197252">
            <text:p>17:55:37</text:p>
          </table:table-cell>
          <table:table-cell table:formula="of:=8*[.W267]" office:value-type="float" office:value="726.648234872029">
            <text:p>726.65</text:p>
          </table:table-cell>
          <table:table-cell table:formula="of:=MOD([.E267]*1440+[.V267]+4*[.$B$3]-60*[.$B$4];1440)" office:value-type="float" office:value="727.715260351972">
            <text:p>727.72</text:p>
          </table:table-cell>
          <table:table-cell table:formula="of:=IF([.AB267]/4&lt;0;[.AB267]/4+180;[.AB267]/4-180)" office:value-type="float" office:value="1.92881508799306">
            <text:p>1.93</text:p>
          </table:table-cell>
          <table:table-cell table:formula="of:=DEGREES(ACOS(SIN(RADIANS([.$B$2]))*SIN(RADIANS([.T267]))+COS(RADIANS([.$B$2]))*COS(RADIANS([.T267]))*COS(RADIANS([.AC267]))))" office:value-type="float" office:value="40.343968613349">
            <text:p>40.34</text:p>
          </table:table-cell>
          <table:table-cell table:formula="of:=90-[.AD267]" office:value-type="float" office:value="49.656031386651">
            <text:p>49.66</text:p>
          </table:table-cell>
          <table:table-cell table:formula="of:=IF([.AE267]&gt;85;0;IF([.AE267]&gt;5;58.1/TAN(RADIANS([.AE267]))-0.07/POWER(TAN(RADIANS([.AE267]));3)+0.000086/POWER(TAN(RADIANS([.AE267]));5);IF([.AE267]&gt;-0.575;1735+[.AE267]*(-518.2+[.AE267]*(103.4+[.AE267]*(-12.79+[.AE267]*0.711)));-20.772/TAN(RADIANS([.AE267])))))/3600" office:value-type="float" office:value="0.0136961745431374">
            <text:p>0.01</text:p>
          </table:table-cell>
          <table:table-cell table:formula="of:=[.AE267]+[.AF267]" office:value-type="float" office:value="49.6697275611942">
            <text:p>49.67</text:p>
          </table:table-cell>
          <table:table-cell table:formula="of:=IF([.AC267]&gt;0;MOD(DEGREES(ACOS(((SIN(RADIANS([.$B$2]))*COS(RADIANS([.AD267])))-SIN(RADIANS([.T267])))/(COS(RADIANS([.$B$2]))*SIN(RADIANS([.AD267])))))+180;360);MOD(540-DEGREES(ACOS(((SIN(RADIANS([.$B$2]))*COS(RADIANS([.AD267])))-SIN(RADIANS([.T267])))/(COS(RADIANS([.$B$2]))*SIN(RADIANS([.AD267])))));360))" office:value-type="float" office:value="182.980179360689">
            <text:p>182.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7]+1" office:value-type="date" office:date-value="2026-09-24">
            <text:p>9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8]+2415018.5+[.E268]-[.$B$4]/24" office:value-type="float" office:value="2461308.29166667">
            <text:p>2461308.29</text:p>
          </table:table-cell>
          <table:table-cell table:style-name="ce9" table:formula="of:=([.F268]-2451545)/36525" office:value-type="float" office:value="0.267304357745832">
            <text:p>0.26730436</text:p>
          </table:table-cell>
          <table:table-cell/>
          <table:table-cell table:formula="of:=MOD(280.46646+[.G268]*(36000.76983+[.G268]*0.0003032);360)" office:value-type="float" office:value="183.629139427803">
            <text:p>183.63</text:p>
          </table:table-cell>
          <table:table-cell table:formula="of:=357.52911+[.G268]*(35999.05029-0.0001537*[.G268])" office:value-type="float" office:value="9980.23211624624">
            <text:p>9980.23</text:p>
          </table:table-cell>
          <table:table-cell table:formula="of:=0.016708634-[.G268]*(0.000042037+0.0000001267*[.G268])" office:value-type="float" office:value="0.0166973882737932">
            <text:p>0.02</text:p>
          </table:table-cell>
          <table:table-cell table:formula="of:=SIN(RADIANS([.J268]))*(1.914602-[.G268]*(0.004817+0.000014*[.G268]))+SIN(RADIANS(2*[.J268]))*(0.019993-0.000101*[.G268])+SIN(RADIANS(3*[.J268]))*0.000289" office:value-type="float" office:value="-1.87864782569409">
            <text:p>-1.88</text:p>
          </table:table-cell>
          <table:table-cell table:formula="of:=[.I268]+[.L268]" office:value-type="float" office:value="181.750491602109">
            <text:p>181.75</text:p>
          </table:table-cell>
          <table:table-cell table:formula="of:=[.J268]+[.L268]" office:value-type="float" office:value="9978.35346842055">
            <text:p>9978.35</text:p>
          </table:table-cell>
          <table:table-cell table:formula="of:=(1.000001018*(1-[.K268]*[.K268]))/(1+[.K268]*COS(RADIANS([.N268])))" office:value-type="float" office:value="1.00310343435182">
            <text:p>1</text:p>
          </table:table-cell>
          <table:table-cell table:formula="of:=[.M268]-0.00569-0.00478*SIN(RADIANS(125.04-1934.136*[.G268]))" office:value-type="float" office:value="181.747331996593">
            <text:p>181.75</text:p>
          </table:table-cell>
          <table:table-cell table:formula="of:=23+(26+((21.448-[.G268]*(46.815+[.G268]*(0.00059-[.G268]*0.001813))))/60)/60" office:value-type="float" office:value="23.4358150386008">
            <text:p>23.44</text:p>
          </table:table-cell>
          <table:table-cell table:formula="of:=[.Q268]+0.00256*COS(RADIANS(125.04-1934.136*[.G268]))" office:value-type="float" office:value="23.4379869177669">
            <text:p>23.44</text:p>
          </table:table-cell>
          <table:table-cell table:formula="of:=DEGREES(ATAN2(COS(RADIANS([.P268]));COS(RADIANS([.R268]))*SIN(RADIANS([.P268]))))" office:value-type="float" office:value="-178.396759792376">
            <text:p>-178.4</text:p>
          </table:table-cell>
          <table:table-cell table:formula="of:=DEGREES(ASIN(SIN(RADIANS([.R268]))*SIN(RADIANS([.P268]))))" office:value-type="float" office:value="-0.694921570401923">
            <text:p>-0.69</text:p>
          </table:table-cell>
          <table:table-cell table:formula="of:=TAN(RADIANS([.R268]/2))*TAN(RADIANS([.R268]/2))" office:value-type="float" office:value="0.0430296041951659">
            <text:p>0.04</text:p>
          </table:table-cell>
          <table:table-cell table:formula="of:=4*DEGREES([.U268]*SIN(2*RADIANS([.I268]))-2*[.K268]*SIN(RADIANS([.J268]))+4*[.K268]*[.U268]*SIN(RADIANS([.J268]))*COS(2*RADIANS([.I268]))-0.5*[.U268]*[.U268]*SIN(4*RADIANS([.I268]))-1.25*[.K268]*[.K268]*SIN(2*RADIANS([.J268])))" office:value-type="float" office:value="8.0647145518956">
            <text:p>8.06</text:p>
          </table:table-cell>
          <table:table-cell table:formula="of:=DEGREES(ACOS(COS(RADIANS(90.833))/(COS(RADIANS([.$B$2]))*COS(RADIANS([.T268])))-TAN(RADIANS([.$B$2]))*TAN(RADIANS([.T268]))))" office:value-type="float" office:value="90.5043154321984">
            <text:p>90.5</text:p>
          </table:table-cell>
          <table:table-cell table:style-name="ce7" table:formula="of:=(720-4*[.$B$3]-[.V268]+[.$B$4]*60)/1440" office:value-type="float" office:value="0.494399503783406">
            <text:p>11:51:56</text:p>
          </table:table-cell>
          <table:table-cell table:style-name="ce7" table:formula="of:=([.X268]*1440-[.W268]*4)/1440" office:value-type="float" office:value="0.242998627582855">
            <text:p>5:49:55</text:p>
          </table:table-cell>
          <table:table-cell table:style-name="ce7" table:formula="of:=([.X268]*1440+[.W268]*4)/1440" office:value-type="float" office:value="0.745800379983957">
            <text:p>17:53:57</text:p>
          </table:table-cell>
          <table:table-cell table:formula="of:=8*[.W268]" office:value-type="float" office:value="724.034523457587">
            <text:p>724.03</text:p>
          </table:table-cell>
          <table:table-cell table:formula="of:=MOD([.E268]*1440+[.V268]+4*[.$B$3]-60*[.$B$4];1440)" office:value-type="float" office:value="728.064714551896">
            <text:p>728.06</text:p>
          </table:table-cell>
          <table:table-cell table:formula="of:=IF([.AB268]/4&lt;0;[.AB268]/4+180;[.AB268]/4-180)" office:value-type="float" office:value="2.01617863797389">
            <text:p>2.02</text:p>
          </table:table-cell>
          <table:table-cell table:formula="of:=DEGREES(ACOS(SIN(RADIANS([.$B$2]))*SIN(RADIANS([.T268]))+COS(RADIANS([.$B$2]))*COS(RADIANS([.T268]))*COS(RADIANS([.AC268]))))" office:value-type="float" office:value="40.736573079063">
            <text:p>40.74</text:p>
          </table:table-cell>
          <table:table-cell table:formula="of:=90-[.AD268]" office:value-type="float" office:value="49.263426920937">
            <text:p>49.26</text:p>
          </table:table-cell>
          <table:table-cell table:formula="of:=IF([.AE268]&gt;85;0;IF([.AE268]&gt;5;58.1/TAN(RADIANS([.AE268]))-0.07/POWER(TAN(RADIANS([.AE268]));3)+0.000086/POWER(TAN(RADIANS([.AE268]));5);IF([.AE268]&gt;-0.575;1735+[.AE268]*(-518.2+[.AE268]*(103.4+[.AE268]*(-12.79+[.AE268]*0.711)));-20.772/TAN(RADIANS([.AE268])))))/3600" office:value-type="float" office:value="0.0138871573355051">
            <text:p>0.01</text:p>
          </table:table-cell>
          <table:table-cell table:formula="of:=[.AE268]+[.AF268]" office:value-type="float" office:value="49.2773140782725">
            <text:p>49.28</text:p>
          </table:table-cell>
          <table:table-cell table:formula="of:=IF([.AC268]&gt;0;MOD(DEGREES(ACOS(((SIN(RADIANS([.$B$2]))*COS(RADIANS([.AD268])))-SIN(RADIANS([.T268])))/(COS(RADIANS([.$B$2]))*SIN(RADIANS([.AD268])))))+180;360);MOD(540-DEGREES(ACOS(((SIN(RADIANS([.$B$2]))*COS(RADIANS([.AD268])))-SIN(RADIANS([.T268])))/(COS(RADIANS([.$B$2]))*SIN(RADIANS([.AD268])))));360))" office:value-type="float" office:value="183.090172874582">
            <text:p>183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8]+1" office:value-type="date" office:date-value="2026-09-25">
            <text:p>9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69]+2415018.5+[.E269]-[.$B$4]/24" office:value-type="float" office:value="2461309.29166667">
            <text:p>2461309.29</text:p>
          </table:table-cell>
          <table:table-cell table:style-name="ce9" table:formula="of:=([.F269]-2451545)/36525" office:value-type="float" office:value="0.267331736253703">
            <text:p>0.26733174</text:p>
          </table:table-cell>
          <table:table-cell/>
          <table:table-cell table:formula="of:=MOD(280.46646+[.G269]*(36000.76983+[.G269]*0.0003032);360)" office:value-type="float" office:value="184.614786792406">
            <text:p>184.61</text:p>
          </table:table-cell>
          <table:table-cell table:formula="of:=357.52911+[.G269]*(35999.05029-0.0001537*[.G269])" office:value-type="float" office:value="9981.21771652571">
            <text:p>9981.22</text:p>
          </table:table-cell>
          <table:table-cell table:formula="of:=0.016708634-[.G269]*(0.000042037+0.0000001267*[.G269])" office:value-type="float" office:value="0.0166973871210283">
            <text:p>0.02</text:p>
          </table:table-cell>
          <table:table-cell table:formula="of:=SIN(RADIANS([.J269]))*(1.914602-[.G269]*(0.004817+0.000014*[.G269]))+SIN(RADIANS(2*[.J269]))*(0.019993-0.000101*[.G269])+SIN(RADIANS(3*[.J269]))*0.000289" office:value-type="float" office:value="-1.88459656125847">
            <text:p>-1.88</text:p>
          </table:table-cell>
          <table:table-cell table:formula="of:=[.I269]+[.L269]" office:value-type="float" office:value="182.730190231148">
            <text:p>182.73</text:p>
          </table:table-cell>
          <table:table-cell table:formula="of:=[.J269]+[.L269]" office:value-type="float" office:value="9979.33311996446">
            <text:p>9979.33</text:p>
          </table:table-cell>
          <table:table-cell table:formula="of:=(1.000001018*(1-[.K269]*[.K269]))/(1+[.K269]*COS(RADIANS([.N269])))" office:value-type="float" office:value="1.00282159827868">
            <text:p>1</text:p>
          </table:table-cell>
          <table:table-cell table:formula="of:=[.M269]-0.00569-0.00478*SIN(RADIANS(125.04-1934.136*[.G269]))" office:value-type="float" office:value="182.727034372535">
            <text:p>182.73</text:p>
          </table:table-cell>
          <table:table-cell table:formula="of:=23+(26+((21.448-[.G269]*(46.815+[.G269]*(0.00059-[.G269]*0.001813))))/60)/60" office:value-type="float" office:value="23.4358146825666">
            <text:p>23.44</text:p>
          </table:table-cell>
          <table:table-cell table:formula="of:=[.Q269]+0.00256*COS(RADIANS(125.04-1934.136*[.G269]))" office:value-type="float" office:value="23.4379853083148">
            <text:p>23.44</text:p>
          </table:table-cell>
          <table:table-cell table:formula="of:=DEGREES(ATAN2(COS(RADIANS([.P269]));COS(RADIANS([.R269]))*SIN(RADIANS([.P269]))))" office:value-type="float" office:value="-177.49767131975">
            <text:p>-177.5</text:p>
          </table:table-cell>
          <table:table-cell table:formula="of:=DEGREES(ASIN(SIN(RADIANS([.R269]))*SIN(RADIANS([.P269]))))" office:value-type="float" office:value="-1.08435019443344">
            <text:p>-1.08</text:p>
          </table:table-cell>
          <table:table-cell table:formula="of:=TAN(RADIANS([.R269]/2))*TAN(RADIANS([.R269]/2))" office:value-type="float" office:value="0.0430295981175156">
            <text:p>0.04</text:p>
          </table:table-cell>
          <table:table-cell table:formula="of:=4*DEGREES([.U269]*SIN(2*RADIANS([.I269]))-2*[.K269]*SIN(RADIANS([.J269]))+4*[.K269]*[.U269]*SIN(RADIANS([.J269]))*COS(2*RADIANS([.I269]))-0.5*[.U269]*[.U269]*SIN(4*RADIANS([.I269]))-1.25*[.K269]*[.K269]*SIN(2*RADIANS([.J269])))" office:value-type="float" office:value="8.4117146786959">
            <text:p>8.41</text:p>
          </table:table-cell>
          <table:table-cell table:formula="of:=DEGREES(ACOS(COS(RADIANS(90.833))/(COS(RADIANS([.$B$2]))*COS(RADIANS([.T269])))-TAN(RADIANS([.$B$2]))*TAN(RADIANS([.T269]))))" office:value-type="float" office:value="90.1775745159589">
            <text:p>90.18</text:p>
          </table:table-cell>
          <table:table-cell table:style-name="ce7" table:formula="of:=(720-4*[.$B$3]-[.V269]+[.$B$4]*60)/1440" office:value-type="float" office:value="0.494158531473128">
            <text:p>11:51:35</text:p>
          </table:table-cell>
          <table:table-cell table:style-name="ce7" table:formula="of:=([.X269]*1440-[.W269]*4)/1440" office:value-type="float" office:value="0.243665268928798">
            <text:p>5:50:53</text:p>
          </table:table-cell>
          <table:table-cell table:style-name="ce7" table:formula="of:=([.X269]*1440+[.W269]*4)/1440" office:value-type="float" office:value="0.744651794017458">
            <text:p>17:52:18</text:p>
          </table:table-cell>
          <table:table-cell table:formula="of:=8*[.W269]" office:value-type="float" office:value="721.420596127671">
            <text:p>721.42</text:p>
          </table:table-cell>
          <table:table-cell table:formula="of:=MOD([.E269]*1440+[.V269]+4*[.$B$3]-60*[.$B$4];1440)" office:value-type="float" office:value="728.411714678696">
            <text:p>728.41</text:p>
          </table:table-cell>
          <table:table-cell table:formula="of:=IF([.AB269]/4&lt;0;[.AB269]/4+180;[.AB269]/4-180)" office:value-type="float" office:value="2.10292866967399">
            <text:p>2.1</text:p>
          </table:table-cell>
          <table:table-cell table:formula="of:=DEGREES(ACOS(SIN(RADIANS([.$B$2]))*SIN(RADIANS([.T269]))+COS(RADIANS([.$B$2]))*COS(RADIANS([.T269]))*COS(RADIANS([.AC269]))))" office:value-type="float" office:value="41.1293024248756">
            <text:p>41.13</text:p>
          </table:table-cell>
          <table:table-cell table:formula="of:=90-[.AD269]" office:value-type="float" office:value="48.8706975751244">
            <text:p>48.87</text:p>
          </table:table-cell>
          <table:table-cell table:formula="of:=IF([.AE269]&gt;85;0;IF([.AE269]&gt;5;58.1/TAN(RADIANS([.AE269]))-0.07/POWER(TAN(RADIANS([.AE269]));3)+0.000086/POWER(TAN(RADIANS([.AE269]));5);IF([.AE269]&gt;-0.575;1735+[.AE269]*(-518.2+[.AE269]*(103.4+[.AE269]*(-12.79+[.AE269]*0.711)));-20.772/TAN(RADIANS([.AE269])))))/3600" office:value-type="float" office:value="0.0140804551782434">
            <text:p>0.01</text:p>
          </table:table-cell>
          <table:table-cell table:formula="of:=[.AE269]+[.AF269]" office:value-type="float" office:value="48.8847780303027">
            <text:p>48.88</text:p>
          </table:table-cell>
          <table:table-cell table:formula="of:=IF([.AC269]&gt;0;MOD(DEGREES(ACOS(((SIN(RADIANS([.$B$2]))*COS(RADIANS([.AD269])))-SIN(RADIANS([.T269])))/(COS(RADIANS([.$B$2]))*SIN(RADIANS([.AD269])))))+180;360);MOD(540-DEGREES(ACOS(((SIN(RADIANS([.$B$2]))*COS(RADIANS([.AD269])))-SIN(RADIANS([.T269])))/(COS(RADIANS([.$B$2]))*SIN(RADIANS([.AD269])))));360))" office:value-type="float" office:value="183.19747291719">
            <text:p>183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69]+1" office:value-type="date" office:date-value="2026-09-26">
            <text:p>9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0]+2415018.5+[.E270]-[.$B$4]/24" office:value-type="float" office:value="2461310.29166667">
            <text:p>2461310.29</text:p>
          </table:table-cell>
          <table:table-cell table:style-name="ce9" table:formula="of:=([.F270]-2451545)/36525" office:value-type="float" office:value="0.267359114761575">
            <text:p>0.26735911</text:p>
          </table:table-cell>
          <table:table-cell/>
          <table:table-cell table:formula="of:=MOD(280.46646+[.G270]*(36000.76983+[.G270]*0.0003032);360)" office:value-type="float" office:value="185.60043415701">
            <text:p>185.6</text:p>
          </table:table-cell>
          <table:table-cell table:formula="of:=357.52911+[.G270]*(35999.05029-0.0001537*[.G270])" office:value-type="float" office:value="9982.20331680519">
            <text:p>9982.2</text:p>
          </table:table-cell>
          <table:table-cell table:formula="of:=0.016708634-[.G270]*(0.000042037+0.0000001267*[.G270])" office:value-type="float" office:value="0.0166973859682632">
            <text:p>0.02</text:p>
          </table:table-cell>
          <table:table-cell table:formula="of:=SIN(RADIANS([.J270]))*(1.914602-[.G270]*(0.004817+0.000014*[.G270]))+SIN(RADIANS(2*[.J270]))*(0.019993-0.000101*[.G270])+SIN(RADIANS(3*[.J270]))*0.000289" office:value-type="float" office:value="-1.88999360403363">
            <text:p>-1.89</text:p>
          </table:table-cell>
          <table:table-cell table:formula="of:=[.I270]+[.L270]" office:value-type="float" office:value="183.710440552976">
            <text:p>183.71</text:p>
          </table:table-cell>
          <table:table-cell table:formula="of:=[.J270]+[.L270]" office:value-type="float" office:value="9980.31332320116">
            <text:p>9980.31</text:p>
          </table:table-cell>
          <table:table-cell table:formula="of:=(1.000001018*(1-[.K270]*[.K270]))/(1+[.K270]*COS(RADIANS([.N270])))" office:value-type="float" office:value="1.0025388528676">
            <text:p>1</text:p>
          </table:table-cell>
          <table:table-cell table:formula="of:=[.M270]-0.00569-0.00478*SIN(RADIANS(125.04-1934.136*[.G270]))" office:value-type="float" office:value="183.707288439101">
            <text:p>183.71</text:p>
          </table:table-cell>
          <table:table-cell table:formula="of:=23+(26+((21.448-[.G270]*(46.815+[.G270]*(0.00059-[.G270]*0.001813))))/60)/60" office:value-type="float" office:value="23.4358143265325">
            <text:p>23.44</text:p>
          </table:table-cell>
          <table:table-cell table:formula="of:=[.Q270]+0.00256*COS(RADIANS(125.04-1934.136*[.G270]))" office:value-type="float" office:value="23.4379836970086">
            <text:p>23.44</text:p>
          </table:table-cell>
          <table:table-cell table:formula="of:=DEGREES(ATAN2(COS(RADIANS([.P270]));COS(RADIANS([.R270]))*SIN(RADIANS([.P270]))))" office:value-type="float" office:value="-176.59784504211">
            <text:p>-176.6</text:p>
          </table:table-cell>
          <table:table-cell table:formula="of:=DEGREES(ASIN(SIN(RADIANS([.R270]))*SIN(RADIANS([.P270]))))" office:value-type="float" office:value="-1.47373080914718">
            <text:p>-1.47</text:p>
          </table:table-cell>
          <table:table-cell table:formula="of:=TAN(RADIANS([.R270]/2))*TAN(RADIANS([.R270]/2))" office:value-type="float" office:value="0.0430295920328643">
            <text:p>0.04</text:p>
          </table:table-cell>
          <table:table-cell table:formula="of:=4*DEGREES([.U270]*SIN(2*RADIANS([.I270]))-2*[.K270]*SIN(RADIANS([.J270]))+4*[.K270]*[.U270]*SIN(RADIANS([.J270]))*COS(2*RADIANS([.I270]))-0.5*[.U270]*[.U270]*SIN(4*RADIANS([.I270]))-1.25*[.K270]*[.K270]*SIN(2*RADIANS([.J270])))" office:value-type="float" office:value="8.75592049737742">
            <text:p>8.76</text:p>
          </table:table-cell>
          <table:table-cell table:formula="of:=DEGREES(ACOS(COS(RADIANS(90.833))/(COS(RADIANS([.$B$2]))*COS(RADIANS([.T270])))-TAN(RADIANS([.$B$2]))*TAN(RADIANS([.T270]))))" office:value-type="float" office:value="89.8508458316881">
            <text:p>89.85</text:p>
          </table:table-cell>
          <table:table-cell table:style-name="ce7" table:formula="of:=(720-4*[.$B$3]-[.V270]+[.$B$4]*60)/1440" office:value-type="float" office:value="0.493919499654599">
            <text:p>11:51:15</text:p>
          </table:table-cell>
          <table:table-cell table:style-name="ce7" table:formula="of:=([.X270]*1440-[.W270]*4)/1440" office:value-type="float" office:value="0.244333816788799">
            <text:p>5:51:50</text:p>
          </table:table-cell>
          <table:table-cell table:style-name="ce7" table:formula="of:=([.X270]*1440+[.W270]*4)/1440" office:value-type="float" office:value="0.743505182520399">
            <text:p>17:50:39</text:p>
          </table:table-cell>
          <table:table-cell table:formula="of:=8*[.W270]" office:value-type="float" office:value="718.806766653505">
            <text:p>718.81</text:p>
          </table:table-cell>
          <table:table-cell table:formula="of:=MOD([.E270]*1440+[.V270]+4*[.$B$3]-60*[.$B$4];1440)" office:value-type="float" office:value="728.755920497378">
            <text:p>728.76</text:p>
          </table:table-cell>
          <table:table-cell table:formula="of:=IF([.AB270]/4&lt;0;[.AB270]/4+180;[.AB270]/4-180)" office:value-type="float" office:value="2.18898012434437">
            <text:p>2.19</text:p>
          </table:table-cell>
          <table:table-cell table:formula="of:=DEGREES(ACOS(SIN(RADIANS([.$B$2]))*SIN(RADIANS([.T270]))+COS(RADIANS([.$B$2]))*COS(RADIANS([.T270]))*COS(RADIANS([.AC270]))))" office:value-type="float" office:value="41.5220524836053">
            <text:p>41.52</text:p>
          </table:table-cell>
          <table:table-cell table:formula="of:=90-[.AD270]" office:value-type="float" office:value="48.4779475163947">
            <text:p>48.48</text:p>
          </table:table-cell>
          <table:table-cell table:formula="of:=IF([.AE270]&gt;85;0;IF([.AE270]&gt;5;58.1/TAN(RADIANS([.AE270]))-0.07/POWER(TAN(RADIANS([.AE270]));3)+0.000086/POWER(TAN(RADIANS([.AE270]));5);IF([.AE270]&gt;-0.575;1735+[.AE270]*(-518.2+[.AE270]*(103.4+[.AE270]*(-12.79+[.AE270]*0.711)));-20.772/TAN(RADIANS([.AE270])))))/3600" office:value-type="float" office:value="0.0142760764890311">
            <text:p>0.01</text:p>
          </table:table-cell>
          <table:table-cell table:formula="of:=[.AE270]+[.AF270]" office:value-type="float" office:value="48.4922235928838">
            <text:p>48.49</text:p>
          </table:table-cell>
          <table:table-cell table:formula="of:=IF([.AC270]&gt;0;MOD(DEGREES(ACOS(((SIN(RADIANS([.$B$2]))*COS(RADIANS([.AD270])))-SIN(RADIANS([.T270])))/(COS(RADIANS([.$B$2]))*SIN(RADIANS([.AD270])))))+180;360);MOD(540-DEGREES(ACOS(((SIN(RADIANS([.$B$2]))*COS(RADIANS([.AD270])))-SIN(RADIANS([.T270])))/(COS(RADIANS([.$B$2]))*SIN(RADIANS([.AD270])))));360))" office:value-type="float" office:value="183.302018364427">
            <text:p>183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0]+1" office:value-type="date" office:date-value="2026-09-27">
            <text:p>9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1]+2415018.5+[.E271]-[.$B$4]/24" office:value-type="float" office:value="2461311.29166667">
            <text:p>2461311.29</text:p>
          </table:table-cell>
          <table:table-cell table:style-name="ce9" table:formula="of:=([.F271]-2451545)/36525" office:value-type="float" office:value="0.267386493269446">
            <text:p>0.26738649</text:p>
          </table:table-cell>
          <table:table-cell/>
          <table:table-cell table:formula="of:=MOD(280.46646+[.G271]*(36000.76983+[.G271]*0.0003032);360)" office:value-type="float" office:value="186.586081521613">
            <text:p>186.59</text:p>
          </table:table-cell>
          <table:table-cell table:formula="of:=357.52911+[.G271]*(35999.05029-0.0001537*[.G271])" office:value-type="float" office:value="9983.18891708467">
            <text:p>9983.19</text:p>
          </table:table-cell>
          <table:table-cell table:formula="of:=0.016708634-[.G271]*(0.000042037+0.0000001267*[.G271])" office:value-type="float" office:value="0.0166973848154979">
            <text:p>0.02</text:p>
          </table:table-cell>
          <table:table-cell table:formula="of:=SIN(RADIANS([.J271]))*(1.914602-[.G271]*(0.004817+0.000014*[.G271]))+SIN(RADIANS(2*[.J271]))*(0.019993-0.000101*[.G271])+SIN(RADIANS(3*[.J271]))*0.000289" office:value-type="float" office:value="-1.89483678761486">
            <text:p>-1.89</text:p>
          </table:table-cell>
          <table:table-cell table:formula="of:=[.I271]+[.L271]" office:value-type="float" office:value="184.691244733998">
            <text:p>184.69</text:p>
          </table:table-cell>
          <table:table-cell table:formula="of:=[.J271]+[.L271]" office:value-type="float" office:value="9981.29408029705">
            <text:p>9981.29</text:p>
          </table:table-cell>
          <table:table-cell table:formula="of:=(1.000001018*(1-[.K271]*[.K271]))/(1+[.K271]*COS(RADIANS([.N271])))" office:value-type="float" office:value="1.00225528037962">
            <text:p>1</text:p>
          </table:table-cell>
          <table:table-cell table:formula="of:=[.M271]-0.00569-0.00478*SIN(RADIANS(125.04-1934.136*[.G271]))" office:value-type="float" office:value="184.688096362693">
            <text:p>184.69</text:p>
          </table:table-cell>
          <table:table-cell table:formula="of:=23+(26+((21.448-[.G271]*(46.815+[.G271]*(0.00059-[.G271]*0.001813))))/60)/60" office:value-type="float" office:value="23.4358139704984">
            <text:p>23.44</text:p>
          </table:table-cell>
          <table:table-cell table:formula="of:=[.Q271]+0.00256*COS(RADIANS(125.04-1934.136*[.G271]))" office:value-type="float" office:value="23.4379820838494">
            <text:p>23.44</text:p>
          </table:table-cell>
          <table:table-cell table:formula="of:=DEGREES(ATAN2(COS(RADIANS([.P271]));COS(RADIANS([.R271]))*SIN(RADIANS([.P271]))))" office:value-type="float" office:value="-175.697195493222">
            <text:p>-175.7</text:p>
          </table:table-cell>
          <table:table-cell table:formula="of:=DEGREES(ASIN(SIN(RADIANS([.R271]))*SIN(RADIANS([.P271]))))" office:value-type="float" office:value="-1.86296760502753">
            <text:p>-1.86</text:p>
          </table:table-cell>
          <table:table-cell table:formula="of:=TAN(RADIANS([.R271]/2))*TAN(RADIANS([.R271]/2))" office:value-type="float" office:value="0.043029585941216">
            <text:p>0.04</text:p>
          </table:table-cell>
          <table:table-cell table:formula="of:=4*DEGREES([.U271]*SIN(2*RADIANS([.I271]))-2*[.K271]*SIN(RADIANS([.J271]))+4*[.K271]*[.U271]*SIN(RADIANS([.J271]))*COS(2*RADIANS([.I271]))-0.5*[.U271]*[.U271]*SIN(4*RADIANS([.I271]))-1.25*[.K271]*[.K271]*SIN(2*RADIANS([.J271])))" office:value-type="float" office:value="9.09699075019722">
            <text:p>9.1</text:p>
          </table:table-cell>
          <table:table-cell table:formula="of:=DEGREES(ACOS(COS(RADIANS(90.833))/(COS(RADIANS([.$B$2]))*COS(RADIANS([.T271])))-TAN(RADIANS([.$B$2]))*TAN(RADIANS([.T271]))))" office:value-type="float" office:value="89.5241689901519">
            <text:p>89.52</text:p>
          </table:table-cell>
          <table:table-cell table:style-name="ce7" table:formula="of:=(720-4*[.$B$3]-[.V271]+[.$B$4]*60)/1440" office:value-type="float" office:value="0.493682645312363">
            <text:p>11:50:54</text:p>
          </table:table-cell>
          <table:table-cell table:style-name="ce7" table:formula="of:=([.X271]*1440-[.W271]*4)/1440" office:value-type="float" office:value="0.245004398117497">
            <text:p>5:52:48</text:p>
          </table:table-cell>
          <table:table-cell table:style-name="ce7" table:formula="of:=([.X271]*1440+[.W271]*4)/1440" office:value-type="float" office:value="0.742360892507229">
            <text:p>17:49:00</text:p>
          </table:table-cell>
          <table:table-cell table:formula="of:=8*[.W271]" office:value-type="float" office:value="716.193351921215">
            <text:p>716.19</text:p>
          </table:table-cell>
          <table:table-cell table:formula="of:=MOD([.E271]*1440+[.V271]+4*[.$B$3]-60*[.$B$4];1440)" office:value-type="float" office:value="729.096990750197">
            <text:p>729.1</text:p>
          </table:table-cell>
          <table:table-cell table:formula="of:=IF([.AB271]/4&lt;0;[.AB271]/4+180;[.AB271]/4-180)" office:value-type="float" office:value="2.27424768754929">
            <text:p>2.27</text:p>
          </table:table-cell>
          <table:table-cell table:formula="of:=DEGREES(ACOS(SIN(RADIANS([.$B$2]))*SIN(RADIANS([.T271]))+COS(RADIANS([.$B$2]))*COS(RADIANS([.T271]))*COS(RADIANS([.AC271]))))" office:value-type="float" office:value="41.9147183883624">
            <text:p>41.91</text:p>
          </table:table-cell>
          <table:table-cell table:formula="of:=90-[.AD271]" office:value-type="float" office:value="48.0852816116376">
            <text:p>48.09</text:p>
          </table:table-cell>
          <table:table-cell table:formula="of:=IF([.AE271]&gt;85;0;IF([.AE271]&gt;5;58.1/TAN(RADIANS([.AE271]))-0.07/POWER(TAN(RADIANS([.AE271]));3)+0.000086/POWER(TAN(RADIANS([.AE271]));5);IF([.AE271]&gt;-0.575;1735+[.AE271]*(-518.2+[.AE271]*(103.4+[.AE271]*(-12.79+[.AE271]*0.711)));-20.772/TAN(RADIANS([.AE271])))))/3600" office:value-type="float" office:value="0.0144740287315473">
            <text:p>0.01</text:p>
          </table:table-cell>
          <table:table-cell table:formula="of:=[.AE271]+[.AF271]" office:value-type="float" office:value="48.0997556403692">
            <text:p>48.1</text:p>
          </table:table-cell>
          <table:table-cell table:formula="of:=IF([.AC271]&gt;0;MOD(DEGREES(ACOS(((SIN(RADIANS([.$B$2]))*COS(RADIANS([.AD271])))-SIN(RADIANS([.T271])))/(COS(RADIANS([.$B$2]))*SIN(RADIANS([.AD271])))))+180;360);MOD(540-DEGREES(ACOS(((SIN(RADIANS([.$B$2]))*COS(RADIANS([.AD271])))-SIN(RADIANS([.T271])))/(COS(RADIANS([.$B$2]))*SIN(RADIANS([.AD271])))));360))" office:value-type="float" office:value="183.403750249755">
            <text:p>183.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1]+1" office:value-type="date" office:date-value="2026-09-28">
            <text:p>9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2]+2415018.5+[.E272]-[.$B$4]/24" office:value-type="float" office:value="2461312.29166667">
            <text:p>2461312.29</text:p>
          </table:table-cell>
          <table:table-cell table:style-name="ce9" table:formula="of:=([.F272]-2451545)/36525" office:value-type="float" office:value="0.267413871777317">
            <text:p>0.26741387</text:p>
          </table:table-cell>
          <table:table-cell/>
          <table:table-cell table:formula="of:=MOD(280.46646+[.G272]*(36000.76983+[.G272]*0.0003032);360)" office:value-type="float" office:value="187.571728886216">
            <text:p>187.57</text:p>
          </table:table-cell>
          <table:table-cell table:formula="of:=357.52911+[.G272]*(35999.05029-0.0001537*[.G272])" office:value-type="float" office:value="9984.17451736414">
            <text:p>9984.17</text:p>
          </table:table-cell>
          <table:table-cell table:formula="of:=0.016708634-[.G272]*(0.000042037+0.0000001267*[.G272])" office:value-type="float" office:value="0.0166973836627324">
            <text:p>0.02</text:p>
          </table:table-cell>
          <table:table-cell table:formula="of:=SIN(RADIANS([.J272]))*(1.914602-[.G272]*(0.004817+0.000014*[.G272]))+SIN(RADIANS(2*[.J272]))*(0.019993-0.000101*[.G272])+SIN(RADIANS(3*[.J272]))*0.000289" office:value-type="float" office:value="-1.89912410217576">
            <text:p>-1.9</text:p>
          </table:table-cell>
          <table:table-cell table:formula="of:=[.I272]+[.L272]" office:value-type="float" office:value="185.67260478404">
            <text:p>185.67</text:p>
          </table:table-cell>
          <table:table-cell table:formula="of:=[.J272]+[.L272]" office:value-type="float" office:value="9982.27539326196">
            <text:p>9982.28</text:p>
          </table:table-cell>
          <table:table-cell table:formula="of:=(1.000001018*(1-[.K272]*[.K272]))/(1+[.K272]*COS(RADIANS([.N272])))" office:value-type="float" office:value="1.00197096345666">
            <text:p>1</text:p>
          </table:table-cell>
          <table:table-cell table:formula="of:=[.M272]-0.00569-0.00478*SIN(RADIANS(125.04-1934.136*[.G272]))" office:value-type="float" office:value="185.669460153135">
            <text:p>185.67</text:p>
          </table:table-cell>
          <table:table-cell table:formula="of:=23+(26+((21.448-[.G272]*(46.815+[.G272]*(0.00059-[.G272]*0.001813))))/60)/60" office:value-type="float" office:value="23.4358136144643">
            <text:p>23.44</text:p>
          </table:table-cell>
          <table:table-cell table:formula="of:=[.Q272]+0.00256*COS(RADIANS(125.04-1934.136*[.G272]))" office:value-type="float" office:value="23.4379804688383">
            <text:p>23.44</text:p>
          </table:table-cell>
          <table:table-cell table:formula="of:=DEGREES(ATAN2(COS(RADIANS([.P272]));COS(RADIANS([.R272]))*SIN(RADIANS([.P272]))))" office:value-type="float" office:value="-174.795637261351">
            <text:p>-174.8</text:p>
          </table:table-cell>
          <table:table-cell table:formula="of:=DEGREES(ASIN(SIN(RADIANS([.R272]))*SIN(RADIANS([.P272]))))" office:value-type="float" office:value="-2.25196433628559">
            <text:p>-2.25</text:p>
          </table:table-cell>
          <table:table-cell table:formula="of:=TAN(RADIANS([.R272]/2))*TAN(RADIANS([.R272]/2))" office:value-type="float" office:value="0.0430295798425748">
            <text:p>0.04</text:p>
          </table:table-cell>
          <table:table-cell table:formula="of:=4*DEGREES([.U272]*SIN(2*RADIANS([.I272]))-2*[.K272]*SIN(RADIANS([.J272]))+4*[.K272]*[.U272]*SIN(RADIANS([.J272]))*COS(2*RADIANS([.I272]))-0.5*[.U272]*[.U272]*SIN(4*RADIANS([.I272]))-1.25*[.K272]*[.K272]*SIN(2*RADIANS([.J272])))" office:value-type="float" office:value="9.43458332757784">
            <text:p>9.43</text:p>
          </table:table-cell>
          <table:table-cell table:formula="of:=DEGREES(ACOS(COS(RADIANS(90.833))/(COS(RADIANS([.$B$2]))*COS(RADIANS([.T272])))-TAN(RADIANS([.$B$2]))*TAN(RADIANS([.T272]))))" office:value-type="float" office:value="89.197584080397">
            <text:p>89.2</text:p>
          </table:table-cell>
          <table:table-cell table:style-name="ce7" table:formula="of:=(720-4*[.$B$3]-[.V272]+[.$B$4]*60)/1440" office:value-type="float" office:value="0.493448206022515">
            <text:p>11:50:34</text:p>
          </table:table-cell>
          <table:table-cell table:style-name="ce7" table:formula="of:=([.X272]*1440-[.W272]*4)/1440" office:value-type="float" office:value="0.245677139132524">
            <text:p>5:53:47</text:p>
          </table:table-cell>
          <table:table-cell table:style-name="ce7" table:formula="of:=([.X272]*1440+[.W272]*4)/1440" office:value-type="float" office:value="0.741219272912507">
            <text:p>17:47:21</text:p>
          </table:table-cell>
          <table:table-cell table:formula="of:=8*[.W272]" office:value-type="float" office:value="713.580672643176">
            <text:p>713.58</text:p>
          </table:table-cell>
          <table:table-cell table:formula="of:=MOD([.E272]*1440+[.V272]+4*[.$B$3]-60*[.$B$4];1440)" office:value-type="float" office:value="729.434583327578">
            <text:p>729.43</text:p>
          </table:table-cell>
          <table:table-cell table:formula="of:=IF([.AB272]/4&lt;0;[.AB272]/4+180;[.AB272]/4-180)" office:value-type="float" office:value="2.35864583189445">
            <text:p>2.36</text:p>
          </table:table-cell>
          <table:table-cell table:formula="of:=DEGREES(ACOS(SIN(RADIANS([.$B$2]))*SIN(RADIANS([.T272]))+COS(RADIANS([.$B$2]))*COS(RADIANS([.T272]))*COS(RADIANS([.AC272]))))" office:value-type="float" office:value="42.3071945823282">
            <text:p>42.31</text:p>
          </table:table-cell>
          <table:table-cell table:formula="of:=90-[.AD272]" office:value-type="float" office:value="47.6928054176718">
            <text:p>47.69</text:p>
          </table:table-cell>
          <table:table-cell table:formula="of:=IF([.AE272]&gt;85;0;IF([.AE272]&gt;5;58.1/TAN(RADIANS([.AE272]))-0.07/POWER(TAN(RADIANS([.AE272]));3)+0.000086/POWER(TAN(RADIANS([.AE272]));5);IF([.AE272]&gt;-0.575;1735+[.AE272]*(-518.2+[.AE272]*(103.4+[.AE272]*(-12.79+[.AE272]*0.711)));-20.772/TAN(RADIANS([.AE272])))))/3600" office:value-type="float" office:value="0.0146743183132042">
            <text:p>0.01</text:p>
          </table:table-cell>
          <table:table-cell table:formula="of:=[.AE272]+[.AF272]" office:value-type="float" office:value="47.707479735985">
            <text:p>47.71</text:p>
          </table:table-cell>
          <table:table-cell table:formula="of:=IF([.AC272]&gt;0;MOD(DEGREES(ACOS(((SIN(RADIANS([.$B$2]))*COS(RADIANS([.AD272])))-SIN(RADIANS([.T272])))/(COS(RADIANS([.$B$2]))*SIN(RADIANS([.AD272])))))+180;360);MOD(540-DEGREES(ACOS(((SIN(RADIANS([.$B$2]))*COS(RADIANS([.AD272])))-SIN(RADIANS([.T272])))/(COS(RADIANS([.$B$2]))*SIN(RADIANS([.AD272])))));360))" office:value-type="float" office:value="183.502611719504">
            <text:p>183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2]+1" office:value-type="date" office:date-value="2026-09-29">
            <text:p>9/2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3]+2415018.5+[.E273]-[.$B$4]/24" office:value-type="float" office:value="2461313.29166667">
            <text:p>2461313.29</text:p>
          </table:table-cell>
          <table:table-cell table:style-name="ce9" table:formula="of:=([.F273]-2451545)/36525" office:value-type="float" office:value="0.267441250285189">
            <text:p>0.26744125</text:p>
          </table:table-cell>
          <table:table-cell/>
          <table:table-cell table:formula="of:=MOD(280.46646+[.G273]*(36000.76983+[.G273]*0.0003032);360)" office:value-type="float" office:value="188.557376250821">
            <text:p>188.56</text:p>
          </table:table-cell>
          <table:table-cell table:formula="of:=357.52911+[.G273]*(35999.05029-0.0001537*[.G273])" office:value-type="float" office:value="9985.16011764361">
            <text:p>9985.16</text:p>
          </table:table-cell>
          <table:table-cell table:formula="of:=0.016708634-[.G273]*(0.000042037+0.0000001267*[.G273])" office:value-type="float" office:value="0.0166973825099668">
            <text:p>0.02</text:p>
          </table:table-cell>
          <table:table-cell table:formula="of:=SIN(RADIANS([.J273]))*(1.914602-[.G273]*(0.004817+0.000014*[.G273]))+SIN(RADIANS(2*[.J273]))*(0.019993-0.000101*[.G273])+SIN(RADIANS(3*[.J273]))*0.000289" office:value-type="float" office:value="-1.90285369572594">
            <text:p>-1.9</text:p>
          </table:table-cell>
          <table:table-cell table:formula="of:=[.I273]+[.L273]" office:value-type="float" office:value="186.654522555095">
            <text:p>186.65</text:p>
          </table:table-cell>
          <table:table-cell table:formula="of:=[.J273]+[.L273]" office:value-type="float" office:value="9983.25726394789">
            <text:p>9983.26</text:p>
          </table:table-cell>
          <table:table-cell table:formula="of:=(1.000001018*(1-[.K273]*[.K273]))/(1+[.K273]*COS(RADIANS([.N273])))" office:value-type="float" office:value="1.00168598509888">
            <text:p>1</text:p>
          </table:table-cell>
          <table:table-cell table:formula="of:=[.M273]-0.00569-0.00478*SIN(RADIANS(125.04-1934.136*[.G273]))" office:value-type="float" office:value="186.651381662415">
            <text:p>186.65</text:p>
          </table:table-cell>
          <table:table-cell table:formula="of:=23+(26+((21.448-[.G273]*(46.815+[.G273]*(0.00059-[.G273]*0.001813))))/60)/60" office:value-type="float" office:value="23.4358132584302">
            <text:p>23.44</text:p>
          </table:table-cell>
          <table:table-cell table:formula="of:=[.Q273]+0.00256*COS(RADIANS(125.04-1934.136*[.G273]))" office:value-type="float" office:value="23.4379788519763">
            <text:p>23.44</text:p>
          </table:table-cell>
          <table:table-cell table:formula="of:=DEGREES(ATAN2(COS(RADIANS([.P273]));COS(RADIANS([.R273]))*SIN(RADIANS([.P273]))))" office:value-type="float" office:value="-173.893085042101">
            <text:p>-173.89</text:p>
          </table:table-cell>
          <table:table-cell table:formula="of:=DEGREES(ASIN(SIN(RADIANS([.R273]))*SIN(RADIANS([.P273]))))" office:value-type="float" office:value="-2.64062430660201">
            <text:p>-2.64</text:p>
          </table:table-cell>
          <table:table-cell table:formula="of:=TAN(RADIANS([.R273]/2))*TAN(RADIANS([.R273]/2))" office:value-type="float" office:value="0.0430295737369447">
            <text:p>0.04</text:p>
          </table:table-cell>
          <table:table-cell table:formula="of:=4*DEGREES([.U273]*SIN(2*RADIANS([.I273]))-2*[.K273]*SIN(RADIANS([.J273]))+4*[.K273]*[.U273]*SIN(RADIANS([.J273]))*COS(2*RADIANS([.I273]))-0.5*[.U273]*[.U273]*SIN(4*RADIANS([.I273]))-1.25*[.K273]*[.K273]*SIN(2*RADIANS([.J273])))" office:value-type="float" office:value="9.76835545047152">
            <text:p>9.77</text:p>
          </table:table-cell>
          <table:table-cell table:formula="of:=DEGREES(ACOS(COS(RADIANS(90.833))/(COS(RADIANS([.$B$2]))*COS(RADIANS([.T273])))-TAN(RADIANS([.$B$2]))*TAN(RADIANS([.T273]))))" office:value-type="float" office:value="88.8711317590804">
            <text:p>88.87</text:p>
          </table:table-cell>
          <table:table-cell table:style-name="ce7" table:formula="of:=(720-4*[.$B$3]-[.V273]+[.$B$4]*60)/1440" office:value-type="float" office:value="0.493216419826061">
            <text:p>11:50:14</text:p>
          </table:table-cell>
          <table:table-cell table:style-name="ce7" table:formula="of:=([.X273]*1440-[.W273]*4)/1440" office:value-type="float" office:value="0.246352164939727">
            <text:p>5:54:45</text:p>
          </table:table-cell>
          <table:table-cell table:style-name="ce7" table:formula="of:=([.X273]*1440+[.W273]*4)/1440" office:value-type="float" office:value="0.740080674712396">
            <text:p>17:45:43</text:p>
          </table:table-cell>
          <table:table-cell table:formula="of:=8*[.W273]" office:value-type="float" office:value="710.969054072643">
            <text:p>710.97</text:p>
          </table:table-cell>
          <table:table-cell table:formula="of:=MOD([.E273]*1440+[.V273]+4*[.$B$3]-60*[.$B$4];1440)" office:value-type="float" office:value="729.768355450472">
            <text:p>729.77</text:p>
          </table:table-cell>
          <table:table-cell table:formula="of:=IF([.AB273]/4&lt;0;[.AB273]/4+180;[.AB273]/4-180)" office:value-type="float" office:value="2.44208886261788">
            <text:p>2.44</text:p>
          </table:table-cell>
          <table:table-cell table:formula="of:=DEGREES(ACOS(SIN(RADIANS([.$B$2]))*SIN(RADIANS([.T273]))+COS(RADIANS([.$B$2]))*COS(RADIANS([.T273]))*COS(RADIANS([.AC273]))))" office:value-type="float" office:value="42.6993748296481">
            <text:p>42.7</text:p>
          </table:table-cell>
          <table:table-cell table:formula="of:=90-[.AD273]" office:value-type="float" office:value="47.3006251703519">
            <text:p>47.3</text:p>
          </table:table-cell>
          <table:table-cell table:formula="of:=IF([.AE273]&gt;85;0;IF([.AE273]&gt;5;58.1/TAN(RADIANS([.AE273]))-0.07/POWER(TAN(RADIANS([.AE273]));3)+0.000086/POWER(TAN(RADIANS([.AE273]));5);IF([.AE273]&gt;-0.575;1735+[.AE273]*(-518.2+[.AE273]*(103.4+[.AE273]*(-12.79+[.AE273]*0.711)));-20.772/TAN(RADIANS([.AE273])))))/3600" office:value-type="float" office:value="0.0148769504773413">
            <text:p>0.01</text:p>
          </table:table-cell>
          <table:table-cell table:formula="of:=[.AE273]+[.AF273]" office:value-type="float" office:value="47.3155021208292">
            <text:p>47.32</text:p>
          </table:table-cell>
          <table:table-cell table:formula="of:=IF([.AC273]&gt;0;MOD(DEGREES(ACOS(((SIN(RADIANS([.$B$2]))*COS(RADIANS([.AD273])))-SIN(RADIANS([.T273])))/(COS(RADIANS([.$B$2]))*SIN(RADIANS([.AD273])))))+180;360);MOD(540-DEGREES(ACOS(((SIN(RADIANS([.$B$2]))*COS(RADIANS([.AD273])))-SIN(RADIANS([.T273])))/(COS(RADIANS([.$B$2]))*SIN(RADIANS([.AD273])))));360))" office:value-type="float" office:value="183.598547993316">
            <text:p>183.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3]+1" office:value-type="date" office:date-value="2026-09-30">
            <text:p>9/3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4]+2415018.5+[.E274]-[.$B$4]/24" office:value-type="float" office:value="2461314.29166667">
            <text:p>2461314.29</text:p>
          </table:table-cell>
          <table:table-cell table:style-name="ce9" table:formula="of:=([.F274]-2451545)/36525" office:value-type="float" office:value="0.26746862879306">
            <text:p>0.26746863</text:p>
          </table:table-cell>
          <table:table-cell/>
          <table:table-cell table:formula="of:=MOD(280.46646+[.G274]*(36000.76983+[.G274]*0.0003032);360)" office:value-type="float" office:value="189.543023615424">
            <text:p>189.54</text:p>
          </table:table-cell>
          <table:table-cell table:formula="of:=357.52911+[.G274]*(35999.05029-0.0001537*[.G274])" office:value-type="float" office:value="9986.14571792309">
            <text:p>9986.15</text:p>
          </table:table-cell>
          <table:table-cell table:formula="of:=0.016708634-[.G274]*(0.000042037+0.0000001267*[.G274])" office:value-type="float" office:value="0.0166973813572009">
            <text:p>0.02</text:p>
          </table:table-cell>
          <table:table-cell table:formula="of:=SIN(RADIANS([.J274]))*(1.914602-[.G274]*(0.004817+0.000014*[.G274]))+SIN(RADIANS(2*[.J274]))*(0.019993-0.000101*[.G274])+SIN(RADIANS(3*[.J274]))*0.000289" office:value-type="float" office:value="-1.90602387533263">
            <text:p>-1.91</text:p>
          </table:table-cell>
          <table:table-cell table:formula="of:=[.I274]+[.L274]" office:value-type="float" office:value="187.636999740092">
            <text:p>187.64</text:p>
          </table:table-cell>
          <table:table-cell table:formula="of:=[.J274]+[.L274]" office:value-type="float" office:value="9984.23969404776">
            <text:p>9984.24</text:p>
          </table:table-cell>
          <table:table-cell table:formula="of:=(1.000001018*(1-[.K274]*[.K274]))/(1+[.K274]*COS(RADIANS([.N274])))" office:value-type="float" office:value="1.00140042864174">
            <text:p>1</text:p>
          </table:table-cell>
          <table:table-cell table:formula="of:=[.M274]-0.00569-0.00478*SIN(RADIANS(125.04-1934.136*[.G274]))" office:value-type="float" office:value="187.63386258346">
            <text:p>187.63</text:p>
          </table:table-cell>
          <table:table-cell table:formula="of:=23+(26+((21.448-[.G274]*(46.815+[.G274]*(0.00059-[.G274]*0.001813))))/60)/60" office:value-type="float" office:value="23.435812902396">
            <text:p>23.44</text:p>
          </table:table-cell>
          <table:table-cell table:formula="of:=[.Q274]+0.00256*COS(RADIANS(125.04-1934.136*[.G274]))" office:value-type="float" office:value="23.4379772332645">
            <text:p>23.44</text:p>
          </table:table-cell>
          <table:table-cell table:formula="of:=DEGREES(ATAN2(COS(RADIANS([.P274]));COS(RADIANS([.R274]))*SIN(RADIANS([.P274]))))" office:value-type="float" office:value="-172.989453692323">
            <text:p>-172.99</text:p>
          </table:table-cell>
          <table:table-cell table:formula="of:=DEGREES(ASIN(SIN(RADIANS([.R274]))*SIN(RADIANS([.P274]))))" office:value-type="float" office:value="-3.02885035531447">
            <text:p>-3.03</text:p>
          </table:table-cell>
          <table:table-cell table:formula="of:=TAN(RADIANS([.R274]/2))*TAN(RADIANS([.R274]/2))" office:value-type="float" office:value="0.0430295676243298">
            <text:p>0.04</text:p>
          </table:table-cell>
          <table:table-cell table:formula="of:=4*DEGREES([.U274]*SIN(2*RADIANS([.I274]))-2*[.K274]*SIN(RADIANS([.J274]))+4*[.K274]*[.U274]*SIN(RADIANS([.J274]))*COS(2*RADIANS([.I274]))-0.5*[.U274]*[.U274]*SIN(4*RADIANS([.I274]))-1.25*[.K274]*[.K274]*SIN(2*RADIANS([.J274])))" office:value-type="float" office:value="10.0979638650003">
            <text:p>10.1</text:p>
          </table:table-cell>
          <table:table-cell table:formula="of:=DEGREES(ACOS(COS(RADIANS(90.833))/(COS(RADIANS([.$B$2]))*COS(RADIANS([.T274])))-TAN(RADIANS([.$B$2]))*TAN(RADIANS([.T274]))))" office:value-type="float" office:value="88.5448533401819">
            <text:p>88.54</text:p>
          </table:table-cell>
          <table:table-cell table:style-name="ce7" table:formula="of:=(720-4*[.$B$3]-[.V274]+[.$B$4]*60)/1440" office:value-type="float" office:value="0.49298752509375">
            <text:p>11:49:54</text:p>
          </table:table-cell>
          <table:table-cell table:style-name="ce7" table:formula="of:=([.X274]*1440-[.W274]*4)/1440" office:value-type="float" office:value="0.2470295991488">
            <text:p>5:55:43</text:p>
          </table:table-cell>
          <table:table-cell table:style-name="ce7" table:formula="of:=([.X274]*1440+[.W274]*4)/1440" office:value-type="float" office:value="0.738945451038699">
            <text:p>17:44:05</text:p>
          </table:table-cell>
          <table:table-cell table:formula="of:=8*[.W274]" office:value-type="float" office:value="708.358826721455">
            <text:p>708.36</text:p>
          </table:table-cell>
          <table:table-cell table:formula="of:=MOD([.E274]*1440+[.V274]+4*[.$B$3]-60*[.$B$4];1440)" office:value-type="float" office:value="730.097963865">
            <text:p>730.1</text:p>
          </table:table-cell>
          <table:table-cell table:formula="of:=IF([.AB274]/4&lt;0;[.AB274]/4+180;[.AB274]/4-180)" office:value-type="float" office:value="2.52449096625008">
            <text:p>2.52</text:p>
          </table:table-cell>
          <table:table-cell table:formula="of:=DEGREES(ACOS(SIN(RADIANS([.$B$2]))*SIN(RADIANS([.T274]))+COS(RADIANS([.$B$2]))*COS(RADIANS([.T274]))*COS(RADIANS([.AC274]))))" office:value-type="float" office:value="43.0911522274886">
            <text:p>43.09</text:p>
          </table:table-cell>
          <table:table-cell table:formula="of:=90-[.AD274]" office:value-type="float" office:value="46.9088477725114">
            <text:p>46.91</text:p>
          </table:table-cell>
          <table:table-cell table:formula="of:=IF([.AE274]&gt;85;0;IF([.AE274]&gt;5;58.1/TAN(RADIANS([.AE274]))-0.07/POWER(TAN(RADIANS([.AE274]));3)+0.000086/POWER(TAN(RADIANS([.AE274]));5);IF([.AE274]&gt;-0.575;1735+[.AE274]*(-518.2+[.AE274]*(103.4+[.AE274]*(-12.79+[.AE274]*0.711)));-20.772/TAN(RADIANS([.AE274])))))/3600" office:value-type="float" office:value="0.015081929189709">
            <text:p>0.02</text:p>
          </table:table-cell>
          <table:table-cell table:formula="of:=[.AE274]+[.AF274]" office:value-type="float" office:value="46.9239297017011">
            <text:p>46.92</text:p>
          </table:table-cell>
          <table:table-cell table:formula="of:=IF([.AC274]&gt;0;MOD(DEGREES(ACOS(((SIN(RADIANS([.$B$2]))*COS(RADIANS([.AD274])))-SIN(RADIANS([.T274])))/(COS(RADIANS([.$B$2]))*SIN(RADIANS([.AD274])))))+180;360);MOD(540-DEGREES(ACOS(((SIN(RADIANS([.$B$2]))*COS(RADIANS([.AD274])))-SIN(RADIANS([.T274])))/(COS(RADIANS([.$B$2]))*SIN(RADIANS([.AD274])))));360))" office:value-type="float" office:value="183.691506329713">
            <text:p>183.6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4]+1" office:value-type="date" office:date-value="2026-10-01">
            <text:p>10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5]+2415018.5+[.E275]-[.$B$4]/24" office:value-type="float" office:value="2461315.29166667">
            <text:p>2461315.29</text:p>
          </table:table-cell>
          <table:table-cell table:style-name="ce9" table:formula="of:=([.F275]-2451545)/36525" office:value-type="float" office:value="0.267496007300931">
            <text:p>0.26749601</text:p>
          </table:table-cell>
          <table:table-cell/>
          <table:table-cell table:formula="of:=MOD(280.46646+[.G275]*(36000.76983+[.G275]*0.0003032);360)" office:value-type="float" office:value="190.528670980029">
            <text:p>190.53</text:p>
          </table:table-cell>
          <table:table-cell table:formula="of:=357.52911+[.G275]*(35999.05029-0.0001537*[.G275])" office:value-type="float" office:value="9987.13131820256">
            <text:p>9987.13</text:p>
          </table:table-cell>
          <table:table-cell table:formula="of:=0.016708634-[.G275]*(0.000042037+0.0000001267*[.G275])" office:value-type="float" office:value="0.0166973802044349">
            <text:p>0.02</text:p>
          </table:table-cell>
          <table:table-cell table:formula="of:=SIN(RADIANS([.J275]))*(1.914602-[.G275]*(0.004817+0.000014*[.G275]))+SIN(RADIANS(2*[.J275]))*(0.019993-0.000101*[.G275])+SIN(RADIANS(3*[.J275]))*0.000289" office:value-type="float" office:value="-1.90863310830484">
            <text:p>-1.91</text:p>
          </table:table-cell>
          <table:table-cell table:formula="of:=[.I275]+[.L275]" office:value-type="float" office:value="188.620037871725">
            <text:p>188.62</text:p>
          </table:table-cell>
          <table:table-cell table:formula="of:=[.J275]+[.L275]" office:value-type="float" office:value="9985.22268509426">
            <text:p>9985.22</text:p>
          </table:table-cell>
          <table:table-cell table:formula="of:=(1.000001018*(1-[.K275]*[.K275]))/(1+[.K275]*COS(RADIANS([.N275])))" office:value-type="float" office:value="1.00111437773279">
            <text:p>1</text:p>
          </table:table-cell>
          <table:table-cell table:formula="of:=[.M275]-0.00569-0.00478*SIN(RADIANS(125.04-1934.136*[.G275]))" office:value-type="float" office:value="188.61690444896">
            <text:p>188.62</text:p>
          </table:table-cell>
          <table:table-cell table:formula="of:=23+(26+((21.448-[.G275]*(46.815+[.G275]*(0.00059-[.G275]*0.001813))))/60)/60" office:value-type="float" office:value="23.4358125463619">
            <text:p>23.44</text:p>
          </table:table-cell>
          <table:table-cell table:formula="of:=[.Q275]+0.00256*COS(RADIANS(125.04-1934.136*[.G275]))" office:value-type="float" office:value="23.4379756127039">
            <text:p>23.44</text:p>
          </table:table-cell>
          <table:table-cell table:formula="of:=DEGREES(ATAN2(COS(RADIANS([.P275]));COS(RADIANS([.R275]))*SIN(RADIANS([.P275]))))" office:value-type="float" office:value="-172.08465828517">
            <text:p>-172.08</text:p>
          </table:table-cell>
          <table:table-cell table:formula="of:=DEGREES(ASIN(SIN(RADIANS([.R275]))*SIN(RADIANS([.P275]))))" office:value-type="float" office:value="-3.41654484413233">
            <text:p>-3.42</text:p>
          </table:table-cell>
          <table:table-cell table:formula="of:=TAN(RADIANS([.R275]/2))*TAN(RADIANS([.R275]/2))" office:value-type="float" office:value="0.0430295615047342">
            <text:p>0.04</text:p>
          </table:table-cell>
          <table:table-cell table:formula="of:=4*DEGREES([.U275]*SIN(2*RADIANS([.I275]))-2*[.K275]*SIN(RADIANS([.J275]))+4*[.K275]*[.U275]*SIN(RADIANS([.J275]))*COS(2*RADIANS([.I275]))-0.5*[.U275]*[.U275]*SIN(4*RADIANS([.I275]))-1.25*[.K275]*[.K275]*SIN(2*RADIANS([.J275])))" office:value-type="float" office:value="10.4230650501498">
            <text:p>10.42</text:p>
          </table:table-cell>
          <table:table-cell table:formula="of:=DEGREES(ACOS(COS(RADIANS(90.833))/(COS(RADIANS([.$B$2]))*COS(RADIANS([.T275])))-TAN(RADIANS([.$B$2]))*TAN(RADIANS([.T275]))))" office:value-type="float" office:value="88.2187908850552">
            <text:p>88.22</text:p>
          </table:table-cell>
          <table:table-cell table:style-name="ce7" table:formula="of:=(720-4*[.$B$3]-[.V275]+[.$B$4]*60)/1440" office:value-type="float" office:value="0.49276176038184">
            <text:p>11:49:35</text:p>
          </table:table-cell>
          <table:table-cell table:style-name="ce7" table:formula="of:=([.X275]*1440-[.W275]*4)/1440" office:value-type="float" office:value="0.247709563478909">
            <text:p>5:56:42</text:p>
          </table:table-cell>
          <table:table-cell table:style-name="ce7" table:formula="of:=([.X275]*1440+[.W275]*4)/1440" office:value-type="float" office:value="0.737813957284771">
            <text:p>17:42:27</text:p>
          </table:table-cell>
          <table:table-cell table:formula="of:=8*[.W275]" office:value-type="float" office:value="705.750327080441">
            <text:p>705.75</text:p>
          </table:table-cell>
          <table:table-cell table:formula="of:=MOD([.E275]*1440+[.V275]+4*[.$B$3]-60*[.$B$4];1440)" office:value-type="float" office:value="730.42306505015">
            <text:p>730.42</text:p>
          </table:table-cell>
          <table:table-cell table:formula="of:=IF([.AB275]/4&lt;0;[.AB275]/4+180;[.AB275]/4-180)" office:value-type="float" office:value="2.60576626253746">
            <text:p>2.61</text:p>
          </table:table-cell>
          <table:table-cell table:formula="of:=DEGREES(ACOS(SIN(RADIANS([.$B$2]))*SIN(RADIANS([.T275]))+COS(RADIANS([.$B$2]))*COS(RADIANS([.T275]))*COS(RADIANS([.AC275]))))" office:value-type="float" office:value="43.4824192193235">
            <text:p>43.48</text:p>
          </table:table-cell>
          <table:table-cell table:formula="of:=90-[.AD275]" office:value-type="float" office:value="46.5175807806765">
            <text:p>46.52</text:p>
          </table:table-cell>
          <table:table-cell table:formula="of:=IF([.AE275]&gt;85;0;IF([.AE275]&gt;5;58.1/TAN(RADIANS([.AE275]))-0.07/POWER(TAN(RADIANS([.AE275]));3)+0.000086/POWER(TAN(RADIANS([.AE275]));5);IF([.AE275]&gt;-0.575;1735+[.AE275]*(-518.2+[.AE275]*(103.4+[.AE275]*(-12.79+[.AE275]*0.711)));-20.772/TAN(RADIANS([.AE275])))))/3600" office:value-type="float" office:value="0.0152892570190869">
            <text:p>0.02</text:p>
          </table:table-cell>
          <table:table-cell table:formula="of:=[.AE275]+[.AF275]" office:value-type="float" office:value="46.5328700376956">
            <text:p>46.53</text:p>
          </table:table-cell>
          <table:table-cell table:formula="of:=IF([.AC275]&gt;0;MOD(DEGREES(ACOS(((SIN(RADIANS([.$B$2]))*COS(RADIANS([.AD275])))-SIN(RADIANS([.T275])))/(COS(RADIANS([.$B$2]))*SIN(RADIANS([.AD275])))))+180;360);MOD(540-DEGREES(ACOS(((SIN(RADIANS([.$B$2]))*COS(RADIANS([.AD275])))-SIN(RADIANS([.T275])))/(COS(RADIANS([.$B$2]))*SIN(RADIANS([.AD275])))));360))" office:value-type="float" office:value="183.781435996761">
            <text:p>183.7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5]+1" office:value-type="date" office:date-value="2026-10-02">
            <text:p>10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6]+2415018.5+[.E276]-[.$B$4]/24" office:value-type="float" office:value="2461316.29166667">
            <text:p>2461316.29</text:p>
          </table:table-cell>
          <table:table-cell table:style-name="ce9" table:formula="of:=([.F276]-2451545)/36525" office:value-type="float" office:value="0.267523385808802">
            <text:p>0.26752339</text:p>
          </table:table-cell>
          <table:table-cell/>
          <table:table-cell table:formula="of:=MOD(280.46646+[.G276]*(36000.76983+[.G276]*0.0003032);360)" office:value-type="float" office:value="191.514318344634">
            <text:p>191.51</text:p>
          </table:table-cell>
          <table:table-cell table:formula="of:=357.52911+[.G276]*(35999.05029-0.0001537*[.G276])" office:value-type="float" office:value="9988.11691848204">
            <text:p>9988.12</text:p>
          </table:table-cell>
          <table:table-cell table:formula="of:=0.016708634-[.G276]*(0.000042037+0.0000001267*[.G276])" office:value-type="float" office:value="0.0166973790516686">
            <text:p>0.02</text:p>
          </table:table-cell>
          <table:table-cell table:formula="of:=SIN(RADIANS([.J276]))*(1.914602-[.G276]*(0.004817+0.000014*[.G276]))+SIN(RADIANS(2*[.J276]))*(0.019993-0.000101*[.G276])+SIN(RADIANS(3*[.J276]))*0.000289" office:value-type="float" office:value="-1.91068002333885">
            <text:p>-1.91</text:p>
          </table:table-cell>
          <table:table-cell table:formula="of:=[.I276]+[.L276]" office:value-type="float" office:value="189.603638321296">
            <text:p>189.6</text:p>
          </table:table-cell>
          <table:table-cell table:formula="of:=[.J276]+[.L276]" office:value-type="float" office:value="9986.2062384587">
            <text:p>9986.21</text:p>
          </table:table-cell>
          <table:table-cell table:formula="of:=(1.000001018*(1-[.K276]*[.K276]))/(1+[.K276]*COS(RADIANS([.N276])))" office:value-type="float" office:value="1.00082791630823">
            <text:p>1</text:p>
          </table:table-cell>
          <table:table-cell table:formula="of:=[.M276]-0.00569-0.00478*SIN(RADIANS(125.04-1934.136*[.G276]))" office:value-type="float" office:value="189.600508630214">
            <text:p>189.6</text:p>
          </table:table-cell>
          <table:table-cell table:formula="of:=23+(26+((21.448-[.G276]*(46.815+[.G276]*(0.00059-[.G276]*0.001813))))/60)/60" office:value-type="float" office:value="23.4358121903278">
            <text:p>23.44</text:p>
          </table:table-cell>
          <table:table-cell table:formula="of:=[.Q276]+0.00256*COS(RADIANS(125.04-1934.136*[.G276]))" office:value-type="float" office:value="23.4379739902957">
            <text:p>23.44</text:p>
          </table:table-cell>
          <table:table-cell table:formula="of:=DEGREES(ATAN2(COS(RADIANS([.P276]));COS(RADIANS([.R276]))*SIN(RADIANS([.P276]))))" office:value-type="float" office:value="-171.178614166435">
            <text:p>-171.18</text:p>
          </table:table-cell>
          <table:table-cell table:formula="of:=DEGREES(ASIN(SIN(RADIANS([.R276]))*SIN(RADIANS([.P276]))))" office:value-type="float" office:value="-3.80360964443293">
            <text:p>-3.8</text:p>
          </table:table-cell>
          <table:table-cell table:formula="of:=TAN(RADIANS([.R276]/2))*TAN(RADIANS([.R276]/2))" office:value-type="float" office:value="0.0430295553781619">
            <text:p>0.04</text:p>
          </table:table-cell>
          <table:table-cell table:formula="of:=4*DEGREES([.U276]*SIN(2*RADIANS([.I276]))-2*[.K276]*SIN(RADIANS([.J276]))+4*[.K276]*[.U276]*SIN(RADIANS([.J276]))*COS(2*RADIANS([.I276]))-0.5*[.U276]*[.U276]*SIN(4*RADIANS([.I276]))-1.25*[.K276]*[.K276]*SIN(2*RADIANS([.J276])))" office:value-type="float" office:value="10.743315439205">
            <text:p>10.74</text:p>
          </table:table-cell>
          <table:table-cell table:formula="of:=DEGREES(ACOS(COS(RADIANS(90.833))/(COS(RADIANS([.$B$2]))*COS(RADIANS([.T276])))-TAN(RADIANS([.$B$2]))*TAN(RADIANS([.T276]))))" office:value-type="float" office:value="87.8929872927893">
            <text:p>87.89</text:p>
          </table:table-cell>
          <table:table-cell table:style-name="ce7" table:formula="of:=(720-4*[.$B$3]-[.V276]+[.$B$4]*60)/1440" office:value-type="float" office:value="0.49253936427833">
            <text:p>11:49:15</text:p>
          </table:table-cell>
          <table:table-cell table:style-name="ce7" table:formula="of:=([.X276]*1440-[.W276]*4)/1440" office:value-type="float" office:value="0.248392177353915">
            <text:p>5:57:41</text:p>
          </table:table-cell>
          <table:table-cell table:style-name="ce7" table:formula="of:=([.X276]*1440+[.W276]*4)/1440" office:value-type="float" office:value="0.736686551202745">
            <text:p>17:40:50</text:p>
          </table:table-cell>
          <table:table-cell table:formula="of:=8*[.W276]" office:value-type="float" office:value="703.143898342314">
            <text:p>703.14</text:p>
          </table:table-cell>
          <table:table-cell table:formula="of:=MOD([.E276]*1440+[.V276]+4*[.$B$3]-60*[.$B$4];1440)" office:value-type="float" office:value="730.743315439205">
            <text:p>730.74</text:p>
          </table:table-cell>
          <table:table-cell table:formula="of:=IF([.AB276]/4&lt;0;[.AB276]/4+180;[.AB276]/4-180)" office:value-type="float" office:value="2.68582885980123">
            <text:p>2.69</text:p>
          </table:table-cell>
          <table:table-cell table:formula="of:=DEGREES(ACOS(SIN(RADIANS([.$B$2]))*SIN(RADIANS([.T276]))+COS(RADIANS([.$B$2]))*COS(RADIANS([.T276]))*COS(RADIANS([.AC276]))))" office:value-type="float" office:value="43.8730676094864">
            <text:p>43.87</text:p>
          </table:table-cell>
          <table:table-cell table:formula="of:=90-[.AD276]" office:value-type="float" office:value="46.1269323905136">
            <text:p>46.13</text:p>
          </table:table-cell>
          <table:table-cell table:formula="of:=IF([.AE276]&gt;85;0;IF([.AE276]&gt;5;58.1/TAN(RADIANS([.AE276]))-0.07/POWER(TAN(RADIANS([.AE276]));3)+0.000086/POWER(TAN(RADIANS([.AE276]));5);IF([.AE276]&gt;-0.575;1735+[.AE276]*(-518.2+[.AE276]*(103.4+[.AE276]*(-12.79+[.AE276]*0.711)));-20.772/TAN(RADIANS([.AE276])))))/3600" office:value-type="float" office:value="0.0154989350118752">
            <text:p>0.02</text:p>
          </table:table-cell>
          <table:table-cell table:formula="of:=[.AE276]+[.AF276]" office:value-type="float" office:value="46.1424313255255">
            <text:p>46.14</text:p>
          </table:table-cell>
          <table:table-cell table:formula="of:=IF([.AC276]&gt;0;MOD(DEGREES(ACOS(((SIN(RADIANS([.$B$2]))*COS(RADIANS([.AD276])))-SIN(RADIANS([.T276])))/(COS(RADIANS([.$B$2]))*SIN(RADIANS([.AD276])))))+180;360);MOD(540-DEGREES(ACOS(((SIN(RADIANS([.$B$2]))*COS(RADIANS([.AD276])))-SIN(RADIANS([.T276])))/(COS(RADIANS([.$B$2]))*SIN(RADIANS([.AD276])))));360))" office:value-type="float" office:value="183.868288247778">
            <text:p>183.8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6]+1" office:value-type="date" office:date-value="2026-10-03">
            <text:p>10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7]+2415018.5+[.E277]-[.$B$4]/24" office:value-type="float" office:value="2461317.29166667">
            <text:p>2461317.29</text:p>
          </table:table-cell>
          <table:table-cell table:style-name="ce9" table:formula="of:=([.F277]-2451545)/36525" office:value-type="float" office:value="0.267550764316674">
            <text:p>0.26755076</text:p>
          </table:table-cell>
          <table:table-cell/>
          <table:table-cell table:formula="of:=MOD(280.46646+[.G277]*(36000.76983+[.G277]*0.0003032);360)" office:value-type="float" office:value="192.499965709241">
            <text:p>192.5</text:p>
          </table:table-cell>
          <table:table-cell table:formula="of:=357.52911+[.G277]*(35999.05029-0.0001537*[.G277])" office:value-type="float" office:value="9989.10251876151">
            <text:p>9989.1</text:p>
          </table:table-cell>
          <table:table-cell table:formula="of:=0.016708634-[.G277]*(0.000042037+0.0000001267*[.G277])" office:value-type="float" office:value="0.0166973778989022">
            <text:p>0.02</text:p>
          </table:table-cell>
          <table:table-cell table:formula="of:=SIN(RADIANS([.J277]))*(1.914602-[.G277]*(0.004817+0.000014*[.G277]))+SIN(RADIANS(2*[.J277]))*(0.019993-0.000101*[.G277])+SIN(RADIANS(3*[.J277]))*0.000289" office:value-type="float" office:value="-1.91216341162416">
            <text:p>-1.91</text:p>
          </table:table-cell>
          <table:table-cell table:formula="of:=[.I277]+[.L277]" office:value-type="float" office:value="190.587802297617">
            <text:p>190.59</text:p>
          </table:table-cell>
          <table:table-cell table:formula="of:=[.J277]+[.L277]" office:value-type="float" office:value="9987.19035534988">
            <text:p>9987.19</text:p>
          </table:table-cell>
          <table:table-cell table:formula="of:=(1.000001018*(1-[.K277]*[.K277]))/(1+[.K277]*COS(RADIANS([.N277])))" office:value-type="float" office:value="1.00054112856924">
            <text:p>1</text:p>
          </table:table-cell>
          <table:table-cell table:formula="of:=[.M277]-0.00569-0.00478*SIN(RADIANS(125.04-1934.136*[.G277]))" office:value-type="float" office:value="190.584676336032">
            <text:p>190.58</text:p>
          </table:table-cell>
          <table:table-cell table:formula="of:=23+(26+((21.448-[.G277]*(46.815+[.G277]*(0.00059-[.G277]*0.001813))))/60)/60" office:value-type="float" office:value="23.4358118342937">
            <text:p>23.44</text:p>
          </table:table-cell>
          <table:table-cell table:formula="of:=[.Q277]+0.00256*COS(RADIANS(125.04-1934.136*[.G277]))" office:value-type="float" office:value="23.437972366041">
            <text:p>23.44</text:p>
          </table:table-cell>
          <table:table-cell table:formula="of:=DEGREES(ATAN2(COS(RADIANS([.P277]));COS(RADIANS([.R277]))*SIN(RADIANS([.P277]))))" office:value-type="float" office:value="-170.271237012229">
            <text:p>-170.27</text:p>
          </table:table-cell>
          <table:table-cell table:formula="of:=DEGREES(ASIN(SIN(RADIANS([.R277]))*SIN(RADIANS([.P277]))))" office:value-type="float" office:value="-4.18994612523181">
            <text:p>-4.19</text:p>
          </table:table-cell>
          <table:table-cell table:formula="of:=TAN(RADIANS([.R277]/2))*TAN(RADIANS([.R277]/2))" office:value-type="float" office:value="0.0430295492446171">
            <text:p>0.04</text:p>
          </table:table-cell>
          <table:table-cell table:formula="of:=4*DEGREES([.U277]*SIN(2*RADIANS([.I277]))-2*[.K277]*SIN(RADIANS([.J277]))+4*[.K277]*[.U277]*SIN(RADIANS([.J277]))*COS(2*RADIANS([.I277]))-0.5*[.U277]*[.U277]*SIN(4*RADIANS([.I277]))-1.25*[.K277]*[.K277]*SIN(2*RADIANS([.J277])))" office:value-type="float" office:value="11.058371655576">
            <text:p>11.06</text:p>
          </table:table-cell>
          <table:table-cell table:formula="of:=DEGREES(ACOS(COS(RADIANS(90.833))/(COS(RADIANS([.$B$2]))*COS(RADIANS([.T277])))-TAN(RADIANS([.$B$2]))*TAN(RADIANS([.T277]))))" office:value-type="float" office:value="87.5674863908161">
            <text:p>87.57</text:p>
          </table:table-cell>
          <table:table-cell table:style-name="ce7" table:formula="of:=(720-4*[.$B$3]-[.V277]+[.$B$4]*60)/1440" office:value-type="float" office:value="0.492320575239183">
            <text:p>11:48:56</text:p>
          </table:table-cell>
          <table:table-cell table:style-name="ce7" table:formula="of:=([.X277]*1440-[.W277]*4)/1440" office:value-type="float" office:value="0.249077557486916">
            <text:p>5:58:40</text:p>
          </table:table-cell>
          <table:table-cell table:style-name="ce7" table:formula="of:=([.X277]*1440+[.W277]*4)/1440" office:value-type="float" office:value="0.73556359299145">
            <text:p>17:39:13</text:p>
          </table:table-cell>
          <table:table-cell table:formula="of:=8*[.W277]" office:value-type="float" office:value="700.539891126529">
            <text:p>700.54</text:p>
          </table:table-cell>
          <table:table-cell table:formula="of:=MOD([.E277]*1440+[.V277]+4*[.$B$3]-60*[.$B$4];1440)" office:value-type="float" office:value="731.058371655576">
            <text:p>731.06</text:p>
          </table:table-cell>
          <table:table-cell table:formula="of:=IF([.AB277]/4&lt;0;[.AB277]/4+180;[.AB277]/4-180)" office:value-type="float" office:value="2.76459291389401">
            <text:p>2.76</text:p>
          </table:table-cell>
          <table:table-cell table:formula="of:=DEGREES(ACOS(SIN(RADIANS([.$B$2]))*SIN(RADIANS([.T277]))+COS(RADIANS([.$B$2]))*COS(RADIANS([.T277]))*COS(RADIANS([.AC277]))))" office:value-type="float" office:value="44.2629885790573">
            <text:p>44.26</text:p>
          </table:table-cell>
          <table:table-cell table:formula="of:=90-[.AD277]" office:value-type="float" office:value="45.7370114209428">
            <text:p>45.74</text:p>
          </table:table-cell>
          <table:table-cell table:formula="of:=IF([.AE277]&gt;85;0;IF([.AE277]&gt;5;58.1/TAN(RADIANS([.AE277]))-0.07/POWER(TAN(RADIANS([.AE277]));3)+0.000086/POWER(TAN(RADIANS([.AE277]));5);IF([.AE277]&gt;-0.575;1735+[.AE277]*(-518.2+[.AE277]*(103.4+[.AE277]*(-12.79+[.AE277]*0.711)));-20.772/TAN(RADIANS([.AE277])))))/3600" office:value-type="float" office:value="0.0157109625605254">
            <text:p>0.02</text:p>
          </table:table-cell>
          <table:table-cell table:formula="of:=[.AE277]+[.AF277]" office:value-type="float" office:value="45.7527223835033">
            <text:p>45.75</text:p>
          </table:table-cell>
          <table:table-cell table:formula="of:=IF([.AC277]&gt;0;MOD(DEGREES(ACOS(((SIN(RADIANS([.$B$2]))*COS(RADIANS([.AD277])))-SIN(RADIANS([.T277])))/(COS(RADIANS([.$B$2]))*SIN(RADIANS([.AD277])))))+180;360);MOD(540-DEGREES(ACOS(((SIN(RADIANS([.$B$2]))*COS(RADIANS([.AD277])))-SIN(RADIANS([.T277])))/(COS(RADIANS([.$B$2]))*SIN(RADIANS([.AD277])))));360))" office:value-type="float" office:value="183.952016302011">
            <text:p>183.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7]+1" office:value-type="date" office:date-value="2026-10-04">
            <text:p>10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8]+2415018.5+[.E278]-[.$B$4]/24" office:value-type="float" office:value="2461318.29166667">
            <text:p>2461318.29</text:p>
          </table:table-cell>
          <table:table-cell table:style-name="ce9" table:formula="of:=([.F278]-2451545)/36525" office:value-type="float" office:value="0.267578142824545">
            <text:p>0.26757814</text:p>
          </table:table-cell>
          <table:table-cell/>
          <table:table-cell table:formula="of:=MOD(280.46646+[.G278]*(36000.76983+[.G278]*0.0003032);360)" office:value-type="float" office:value="193.485613073848">
            <text:p>193.49</text:p>
          </table:table-cell>
          <table:table-cell table:formula="of:=357.52911+[.G278]*(35999.05029-0.0001537*[.G278])" office:value-type="float" office:value="9990.08811904098">
            <text:p>9990.09</text:p>
          </table:table-cell>
          <table:table-cell table:formula="of:=0.016708634-[.G278]*(0.000042037+0.0000001267*[.G278])" office:value-type="float" office:value="0.0166973767461356">
            <text:p>0.02</text:p>
          </table:table-cell>
          <table:table-cell table:formula="of:=SIN(RADIANS([.J278]))*(1.914602-[.G278]*(0.004817+0.000014*[.G278]))+SIN(RADIANS(2*[.J278]))*(0.019993-0.000101*[.G278])+SIN(RADIANS(3*[.J278]))*0.000289" office:value-type="float" office:value="-1.91308222790858">
            <text:p>-1.91</text:p>
          </table:table-cell>
          <table:table-cell table:formula="of:=[.I278]+[.L278]" office:value-type="float" office:value="191.57253084594">
            <text:p>191.57</text:p>
          </table:table-cell>
          <table:table-cell table:formula="of:=[.J278]+[.L278]" office:value-type="float" office:value="9988.17503681307">
            <text:p>9988.18</text:p>
          </table:table-cell>
          <table:table-cell table:formula="of:=(1.000001018*(1-[.K278]*[.K278]))/(1+[.K278]*COS(RADIANS([.N278])))" office:value-type="float" office:value="1.000254098958">
            <text:p>1</text:p>
          </table:table-cell>
          <table:table-cell table:formula="of:=[.M278]-0.00569-0.00478*SIN(RADIANS(125.04-1934.136*[.G278]))" office:value-type="float" office:value="191.569408611661">
            <text:p>191.57</text:p>
          </table:table-cell>
          <table:table-cell table:formula="of:=23+(26+((21.448-[.G278]*(46.815+[.G278]*(0.00059-[.G278]*0.001813))))/60)/60" office:value-type="float" office:value="23.4358114782596">
            <text:p>23.44</text:p>
          </table:table-cell>
          <table:table-cell table:formula="of:=[.Q278]+0.00256*COS(RADIANS(125.04-1934.136*[.G278]))" office:value-type="float" office:value="23.4379707399407">
            <text:p>23.44</text:p>
          </table:table-cell>
          <table:table-cell table:formula="of:=DEGREES(ATAN2(COS(RADIANS([.P278]));COS(RADIANS([.R278]))*SIN(RADIANS([.P278]))))" office:value-type="float" office:value="-169.362442888127">
            <text:p>-169.36</text:p>
          </table:table-cell>
          <table:table-cell table:formula="of:=DEGREES(ASIN(SIN(RADIANS([.R278]))*SIN(RADIANS([.P278]))))" office:value-type="float" office:value="-4.5754551418875">
            <text:p>-4.58</text:p>
          </table:table-cell>
          <table:table-cell table:formula="of:=TAN(RADIANS([.R278]/2))*TAN(RADIANS([.R278]/2))" office:value-type="float" office:value="0.0430295431041039">
            <text:p>0.04</text:p>
          </table:table-cell>
          <table:table-cell table:formula="of:=4*DEGREES([.U278]*SIN(2*RADIANS([.I278]))-2*[.K278]*SIN(RADIANS([.J278]))+4*[.K278]*[.U278]*SIN(RADIANS([.J278]))*COS(2*RADIANS([.I278]))-0.5*[.U278]*[.U278]*SIN(4*RADIANS([.I278]))-1.25*[.K278]*[.K278]*SIN(2*RADIANS([.J278])))" office:value-type="float" office:value="11.3678907635612">
            <text:p>11.37</text:p>
          </table:table-cell>
          <table:table-cell table:formula="of:=DEGREES(ACOS(COS(RADIANS(90.833))/(COS(RADIANS([.$B$2]))*COS(RADIANS([.T278])))-TAN(RADIANS([.$B$2]))*TAN(RADIANS([.T278]))))" office:value-type="float" office:value="87.2423330257193">
            <text:p>87.24</text:p>
          </table:table-cell>
          <table:table-cell table:style-name="ce7" table:formula="of:=(720-4*[.$B$3]-[.V278]+[.$B$4]*60)/1440" office:value-type="float" office:value="0.492105631414194">
            <text:p>11:48:38</text:p>
          </table:table-cell>
          <table:table-cell table:style-name="ce7" table:formula="of:=([.X278]*1440-[.W278]*4)/1440" office:value-type="float" office:value="0.249765817453862">
            <text:p>5:59:40</text:p>
          </table:table-cell>
          <table:table-cell table:style-name="ce7" table:formula="of:=([.X278]*1440+[.W278]*4)/1440" office:value-type="float" office:value="0.734445445374525">
            <text:p>17:37:36</text:p>
          </table:table-cell>
          <table:table-cell table:formula="of:=8*[.W278]" office:value-type="float" office:value="697.938664205755">
            <text:p>697.94</text:p>
          </table:table-cell>
          <table:table-cell table:formula="of:=MOD([.E278]*1440+[.V278]+4*[.$B$3]-60*[.$B$4];1440)" office:value-type="float" office:value="731.367890763561">
            <text:p>731.37</text:p>
          </table:table-cell>
          <table:table-cell table:formula="of:=IF([.AB278]/4&lt;0;[.AB278]/4+180;[.AB278]/4-180)" office:value-type="float" office:value="2.84197269089032">
            <text:p>2.84</text:p>
          </table:table-cell>
          <table:table-cell table:formula="of:=DEGREES(ACOS(SIN(RADIANS([.$B$2]))*SIN(RADIANS([.T278]))+COS(RADIANS([.$B$2]))*COS(RADIANS([.T278]))*COS(RADIANS([.AC278]))))" office:value-type="float" office:value="44.6520727031186">
            <text:p>44.65</text:p>
          </table:table-cell>
          <table:table-cell table:formula="of:=90-[.AD278]" office:value-type="float" office:value="45.3479272968814">
            <text:p>45.35</text:p>
          </table:table-cell>
          <table:table-cell table:formula="of:=IF([.AE278]&gt;85;0;IF([.AE278]&gt;5;58.1/TAN(RADIANS([.AE278]))-0.07/POWER(TAN(RADIANS([.AE278]));3)+0.000086/POWER(TAN(RADIANS([.AE278]));5);IF([.AE278]&gt;-0.575;1735+[.AE278]*(-518.2+[.AE278]*(103.4+[.AE278]*(-12.79+[.AE278]*0.711)));-20.772/TAN(RADIANS([.AE278])))))/3600" office:value-type="float" office:value="0.0159253372656751">
            <text:p>0.02</text:p>
          </table:table-cell>
          <table:table-cell table:formula="of:=[.AE278]+[.AF278]" office:value-type="float" office:value="45.3638526341471">
            <text:p>45.36</text:p>
          </table:table-cell>
          <table:table-cell table:formula="of:=IF([.AC278]&gt;0;MOD(DEGREES(ACOS(((SIN(RADIANS([.$B$2]))*COS(RADIANS([.AD278])))-SIN(RADIANS([.T278])))/(COS(RADIANS([.$B$2]))*SIN(RADIANS([.AD278])))))+180;360);MOD(540-DEGREES(ACOS(((SIN(RADIANS([.$B$2]))*COS(RADIANS([.AD278])))-SIN(RADIANS([.T278])))/(COS(RADIANS([.$B$2]))*SIN(RADIANS([.AD278])))));360))" office:value-type="float" office:value="184.032575330168">
            <text:p>184.0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8]+1" office:value-type="date" office:date-value="2026-10-05">
            <text:p>10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79]+2415018.5+[.E279]-[.$B$4]/24" office:value-type="float" office:value="2461319.29166667">
            <text:p>2461319.29</text:p>
          </table:table-cell>
          <table:table-cell table:style-name="ce9" table:formula="of:=([.F279]-2451545)/36525" office:value-type="float" office:value="0.267605521332416">
            <text:p>0.26760552</text:p>
          </table:table-cell>
          <table:table-cell/>
          <table:table-cell table:formula="of:=MOD(280.46646+[.G279]*(36000.76983+[.G279]*0.0003032);360)" office:value-type="float" office:value="194.471260438453">
            <text:p>194.47</text:p>
          </table:table-cell>
          <table:table-cell table:formula="of:=357.52911+[.G279]*(35999.05029-0.0001537*[.G279])" office:value-type="float" office:value="9991.07371932045">
            <text:p>9991.07</text:p>
          </table:table-cell>
          <table:table-cell table:formula="of:=0.016708634-[.G279]*(0.000042037+0.0000001267*[.G279])" office:value-type="float" office:value="0.0166973755933688">
            <text:p>0.02</text:p>
          </table:table-cell>
          <table:table-cell table:formula="of:=SIN(RADIANS([.J279]))*(1.914602-[.G279]*(0.004817+0.000014*[.G279]))+SIN(RADIANS(2*[.J279]))*(0.019993-0.000101*[.G279])+SIN(RADIANS(3*[.J279]))*0.000289" office:value-type="float" office:value="-1.91343559152136">
            <text:p>-1.91</text:p>
          </table:table-cell>
          <table:table-cell table:formula="of:=[.I279]+[.L279]" office:value-type="float" office:value="192.557824846932">
            <text:p>192.56</text:p>
          </table:table-cell>
          <table:table-cell table:formula="of:=[.J279]+[.L279]" office:value-type="float" office:value="9989.16028372893">
            <text:p>9989.16</text:p>
          </table:table-cell>
          <table:table-cell table:formula="of:=(1.000001018*(1-[.K279]*[.K279]))/(1+[.K279]*COS(RADIANS([.N279])))" office:value-type="float" office:value="0.999966912133536">
            <text:p>1</text:p>
          </table:table-cell>
          <table:table-cell table:formula="of:=[.M279]-0.00569-0.00478*SIN(RADIANS(125.04-1934.136*[.G279]))" office:value-type="float" office:value="192.554706337767">
            <text:p>192.55</text:p>
          </table:table-cell>
          <table:table-cell table:formula="of:=23+(26+((21.448-[.G279]*(46.815+[.G279]*(0.00059-[.G279]*0.001813))))/60)/60" office:value-type="float" office:value="23.4358111222254">
            <text:p>23.44</text:p>
          </table:table-cell>
          <table:table-cell table:formula="of:=[.Q279]+0.00256*COS(RADIANS(125.04-1934.136*[.G279]))" office:value-type="float" office:value="23.4379691119961">
            <text:p>23.44</text:p>
          </table:table-cell>
          <table:table-cell table:formula="of:=DEGREES(ATAN2(COS(RADIANS([.P279]));COS(RADIANS([.R279]))*SIN(RADIANS([.P279]))))" office:value-type="float" office:value="-168.45214830986">
            <text:p>-168.45</text:p>
          </table:table-cell>
          <table:table-cell table:formula="of:=DEGREES(ASIN(SIN(RADIANS([.R279]))*SIN(RADIANS([.P279]))))" office:value-type="float" office:value="-4.96003702562825">
            <text:p>-4.96</text:p>
          </table:table-cell>
          <table:table-cell table:formula="of:=TAN(RADIANS([.R279]/2))*TAN(RADIANS([.R279]/2))" office:value-type="float" office:value="0.0430295369566263">
            <text:p>0.04</text:p>
          </table:table-cell>
          <table:table-cell table:formula="of:=4*DEGREES([.U279]*SIN(2*RADIANS([.I279]))-2*[.K279]*SIN(RADIANS([.J279]))+4*[.K279]*[.U279]*SIN(RADIANS([.J279]))*COS(2*RADIANS([.I279]))-0.5*[.U279]*[.U279]*SIN(4*RADIANS([.I279]))-1.25*[.K279]*[.K279]*SIN(2*RADIANS([.J279])))" office:value-type="float" office:value="11.671530534531">
            <text:p>11.67</text:p>
          </table:table-cell>
          <table:table-cell table:formula="of:=DEGREES(ACOS(COS(RADIANS(90.833))/(COS(RADIANS([.$B$2]))*COS(RADIANS([.T279])))-TAN(RADIANS([.$B$2]))*TAN(RADIANS([.T279]))))" office:value-type="float" office:value="86.9175731541698">
            <text:p>86.92</text:p>
          </table:table-cell>
          <table:table-cell table:style-name="ce7" table:formula="of:=(720-4*[.$B$3]-[.V279]+[.$B$4]*60)/1440" office:value-type="float" office:value="0.491894770462131">
            <text:p>11:48:20</text:p>
          </table:table-cell>
          <table:table-cell table:style-name="ce7" table:formula="of:=([.X279]*1440-[.W279]*4)/1440" office:value-type="float" office:value="0.250457067256104">
            <text:p>6:00:39</text:p>
          </table:table-cell>
          <table:table-cell table:style-name="ce7" table:formula="of:=([.X279]*1440+[.W279]*4)/1440" office:value-type="float" office:value="0.733332473668158">
            <text:p>17:36:00</text:p>
          </table:table-cell>
          <table:table-cell table:formula="of:=8*[.W279]" office:value-type="float" office:value="695.340585233359">
            <text:p>695.34</text:p>
          </table:table-cell>
          <table:table-cell table:formula="of:=MOD([.E279]*1440+[.V279]+4*[.$B$3]-60*[.$B$4];1440)" office:value-type="float" office:value="731.671530534531">
            <text:p>731.67</text:p>
          </table:table-cell>
          <table:table-cell table:formula="of:=IF([.AB279]/4&lt;0;[.AB279]/4+180;[.AB279]/4-180)" office:value-type="float" office:value="2.91788263363276">
            <text:p>2.92</text:p>
          </table:table-cell>
          <table:table-cell table:formula="of:=DEGREES(ACOS(SIN(RADIANS([.$B$2]))*SIN(RADIANS([.T279]))+COS(RADIANS([.$B$2]))*COS(RADIANS([.T279]))*COS(RADIANS([.AC279]))))" office:value-type="float" office:value="45.0402099694363">
            <text:p>45.04</text:p>
          </table:table-cell>
          <table:table-cell table:formula="of:=90-[.AD279]" office:value-type="float" office:value="44.9597900305637">
            <text:p>44.96</text:p>
          </table:table-cell>
          <table:table-cell table:formula="of:=IF([.AE279]&gt;85;0;IF([.AE279]&gt;5;58.1/TAN(RADIANS([.AE279]))-0.07/POWER(TAN(RADIANS([.AE279]));3)+0.000086/POWER(TAN(RADIANS([.AE279]));5);IF([.AE279]&gt;-0.575;1735+[.AE279]*(-518.2+[.AE279]*(103.4+[.AE279]*(-12.79+[.AE279]*0.711)));-20.772/TAN(RADIANS([.AE279])))))/3600" office:value-type="float" office:value="0.0161420547918757">
            <text:p>0.02</text:p>
          </table:table-cell>
          <table:table-cell table:formula="of:=[.AE279]+[.AF279]" office:value-type="float" office:value="44.9759320853556">
            <text:p>44.98</text:p>
          </table:table-cell>
          <table:table-cell table:formula="of:=IF([.AC279]&gt;0;MOD(DEGREES(ACOS(((SIN(RADIANS([.$B$2]))*COS(RADIANS([.AD279])))-SIN(RADIANS([.T279])))/(COS(RADIANS([.$B$2]))*SIN(RADIANS([.AD279])))))+180;360);MOD(540-DEGREES(ACOS(((SIN(RADIANS([.$B$2]))*COS(RADIANS([.AD279])))-SIN(RADIANS([.T279])))/(COS(RADIANS([.$B$2]))*SIN(RADIANS([.AD279])))));360))" office:value-type="float" office:value="184.109922444683">
            <text:p>184.1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79]+1" office:value-type="date" office:date-value="2026-10-06">
            <text:p>10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0]+2415018.5+[.E280]-[.$B$4]/24" office:value-type="float" office:value="2461320.29166667">
            <text:p>2461320.29</text:p>
          </table:table-cell>
          <table:table-cell table:style-name="ce9" table:formula="of:=([.F280]-2451545)/36525" office:value-type="float" office:value="0.267632899840288">
            <text:p>0.26763290</text:p>
          </table:table-cell>
          <table:table-cell/>
          <table:table-cell table:formula="of:=MOD(280.46646+[.G280]*(36000.76983+[.G280]*0.0003032);360)" office:value-type="float" office:value="195.456907803062">
            <text:p>195.46</text:p>
          </table:table-cell>
          <table:table-cell table:formula="of:=357.52911+[.G280]*(35999.05029-0.0001537*[.G280])" office:value-type="float" office:value="9992.05931959992">
            <text:p>9992.06</text:p>
          </table:table-cell>
          <table:table-cell table:formula="of:=0.016708634-[.G280]*(0.000042037+0.0000001267*[.G280])" office:value-type="float" office:value="0.0166973744406018">
            <text:p>0.02</text:p>
          </table:table-cell>
          <table:table-cell table:formula="of:=SIN(RADIANS([.J280]))*(1.914602-[.G280]*(0.004817+0.000014*[.G280]))+SIN(RADIANS(2*[.J280]))*(0.019993-0.000101*[.G280])+SIN(RADIANS(3*[.J280]))*0.000289" office:value-type="float" office:value="-1.91322278735327">
            <text:p>-1.91</text:p>
          </table:table-cell>
          <table:table-cell table:formula="of:=[.I280]+[.L280]" office:value-type="float" office:value="193.543685015708">
            <text:p>193.54</text:p>
          </table:table-cell>
          <table:table-cell table:formula="of:=[.J280]+[.L280]" office:value-type="float" office:value="9990.14609681257">
            <text:p>9990.15</text:p>
          </table:table-cell>
          <table:table-cell table:formula="of:=(1.000001018*(1-[.K280]*[.K280]))/(1+[.K280]*COS(RADIANS([.N280])))" office:value-type="float" office:value="0.999679652947288">
            <text:p>1</text:p>
          </table:table-cell>
          <table:table-cell table:formula="of:=[.M280]-0.00569-0.00478*SIN(RADIANS(125.04-1934.136*[.G280]))" office:value-type="float" office:value="193.54057022946">
            <text:p>193.54</text:p>
          </table:table-cell>
          <table:table-cell table:formula="of:=23+(26+((21.448-[.G280]*(46.815+[.G280]*(0.00059-[.G280]*0.001813))))/60)/60" office:value-type="float" office:value="23.4358107661913">
            <text:p>23.44</text:p>
          </table:table-cell>
          <table:table-cell table:formula="of:=[.Q280]+0.00256*COS(RADIANS(125.04-1934.136*[.G280]))" office:value-type="float" office:value="23.4379674822082">
            <text:p>23.44</text:p>
          </table:table-cell>
          <table:table-cell table:formula="of:=DEGREES(ATAN2(COS(RADIANS([.P280]));COS(RADIANS([.R280]))*SIN(RADIANS([.P280]))))" office:value-type="float" office:value="-167.54027030563">
            <text:p>-167.54</text:p>
          </table:table-cell>
          <table:table-cell table:formula="of:=DEGREES(ASIN(SIN(RADIANS([.R280]))*SIN(RADIANS([.P280]))))" office:value-type="float" office:value="-5.34359157397685">
            <text:p>-5.34</text:p>
          </table:table-cell>
          <table:table-cell table:formula="of:=TAN(RADIANS([.R280]/2))*TAN(RADIANS([.R280]/2))" office:value-type="float" office:value="0.0430295308021884">
            <text:p>0.04</text:p>
          </table:table-cell>
          <table:table-cell table:formula="of:=4*DEGREES([.U280]*SIN(2*RADIANS([.I280]))-2*[.K280]*SIN(RADIANS([.J280]))+4*[.K280]*[.U280]*SIN(RADIANS([.J280]))*COS(2*RADIANS([.I280]))-0.5*[.U280]*[.U280]*SIN(4*RADIANS([.I280]))-1.25*[.K280]*[.K280]*SIN(2*RADIANS([.J280])))" office:value-type="float" office:value="11.968949728925">
            <text:p>11.97</text:p>
          </table:table-cell>
          <table:table-cell table:formula="of:=DEGREES(ACOS(COS(RADIANS(90.833))/(COS(RADIANS([.$B$2]))*COS(RADIANS([.T280])))-TAN(RADIANS([.$B$2]))*TAN(RADIANS([.T280]))))" office:value-type="float" office:value="86.5932539339145">
            <text:p>86.59</text:p>
          </table:table-cell>
          <table:table-cell table:style-name="ce7" table:formula="of:=(720-4*[.$B$3]-[.V280]+[.$B$4]*60)/1440" office:value-type="float" office:value="0.491688229354913">
            <text:p>11:48:02</text:p>
          </table:table-cell>
          <table:table-cell table:style-name="ce7" table:formula="of:=([.X280]*1440-[.W280]*4)/1440" office:value-type="float" office:value="0.251151412871817">
            <text:p>6:01:39</text:p>
          </table:table-cell>
          <table:table-cell table:style-name="ce7" table:formula="of:=([.X280]*1440+[.W280]*4)/1440" office:value-type="float" office:value="0.732225045838009">
            <text:p>17:34:24</text:p>
          </table:table-cell>
          <table:table-cell table:formula="of:=8*[.W280]" office:value-type="float" office:value="692.746031471316">
            <text:p>692.75</text:p>
          </table:table-cell>
          <table:table-cell table:formula="of:=MOD([.E280]*1440+[.V280]+4*[.$B$3]-60*[.$B$4];1440)" office:value-type="float" office:value="731.968949728925">
            <text:p>731.97</text:p>
          </table:table-cell>
          <table:table-cell table:formula="of:=IF([.AB280]/4&lt;0;[.AB280]/4+180;[.AB280]/4-180)" office:value-type="float" office:value="2.99223743223126">
            <text:p>2.99</text:p>
          </table:table-cell>
          <table:table-cell table:formula="of:=DEGREES(ACOS(SIN(RADIANS([.$B$2]))*SIN(RADIANS([.T280]))+COS(RADIANS([.$B$2]))*COS(RADIANS([.T280]))*COS(RADIANS([.AC280]))))" office:value-type="float" office:value="45.427289798606">
            <text:p>45.43</text:p>
          </table:table-cell>
          <table:table-cell table:formula="of:=90-[.AD280]" office:value-type="float" office:value="44.572710201394">
            <text:p>44.57</text:p>
          </table:table-cell>
          <table:table-cell table:formula="of:=IF([.AE280]&gt;85;0;IF([.AE280]&gt;5;58.1/TAN(RADIANS([.AE280]))-0.07/POWER(TAN(RADIANS([.AE280]));3)+0.000086/POWER(TAN(RADIANS([.AE280]));5);IF([.AE280]&gt;-0.575;1735+[.AE280]*(-518.2+[.AE280]*(103.4+[.AE280]*(-12.79+[.AE280]*0.711)));-20.772/TAN(RADIANS([.AE280])))))/3600" office:value-type="float" office:value="0.0163611087168158">
            <text:p>0.02</text:p>
          </table:table-cell>
          <table:table-cell table:formula="of:=[.AE280]+[.AF280]" office:value-type="float" office:value="44.5890713101108">
            <text:p>44.59</text:p>
          </table:table-cell>
          <table:table-cell table:formula="of:=IF([.AC280]&gt;0;MOD(DEGREES(ACOS(((SIN(RADIANS([.$B$2]))*COS(RADIANS([.AD280])))-SIN(RADIANS([.T280])))/(COS(RADIANS([.$B$2]))*SIN(RADIANS([.AD280])))))+180;360);MOD(540-DEGREES(ACOS(((SIN(RADIANS([.$B$2]))*COS(RADIANS([.AD280])))-SIN(RADIANS([.T280])))/(COS(RADIANS([.$B$2]))*SIN(RADIANS([.AD280])))));360))" office:value-type="float" office:value="184.184016694545">
            <text:p>184.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0]+1" office:value-type="date" office:date-value="2026-10-07">
            <text:p>10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1]+2415018.5+[.E281]-[.$B$4]/24" office:value-type="float" office:value="2461321.29166667">
            <text:p>2461321.29</text:p>
          </table:table-cell>
          <table:table-cell table:style-name="ce9" table:formula="of:=([.F281]-2451545)/36525" office:value-type="float" office:value="0.267660278348159">
            <text:p>0.26766028</text:p>
          </table:table-cell>
          <table:table-cell/>
          <table:table-cell table:formula="of:=MOD(280.46646+[.G281]*(36000.76983+[.G281]*0.0003032);360)" office:value-type="float" office:value="196.442555167669">
            <text:p>196.44</text:p>
          </table:table-cell>
          <table:table-cell table:formula="of:=357.52911+[.G281]*(35999.05029-0.0001537*[.G281])" office:value-type="float" office:value="9993.0449198794">
            <text:p>9993.04</text:p>
          </table:table-cell>
          <table:table-cell table:formula="of:=0.016708634-[.G281]*(0.000042037+0.0000001267*[.G281])" office:value-type="float" office:value="0.0166973732878346">
            <text:p>0.02</text:p>
          </table:table-cell>
          <table:table-cell table:formula="of:=SIN(RADIANS([.J281]))*(1.914602-[.G281]*(0.004817+0.000014*[.G281]))+SIN(RADIANS(2*[.J281]))*(0.019993-0.000101*[.G281])+SIN(RADIANS(3*[.J281]))*0.000289" office:value-type="float" office:value="-1.91244326679245">
            <text:p>-1.91</text:p>
          </table:table-cell>
          <table:table-cell table:formula="of:=[.I281]+[.L281]" office:value-type="float" office:value="194.530111900876">
            <text:p>194.53</text:p>
          </table:table-cell>
          <table:table-cell table:formula="of:=[.J281]+[.L281]" office:value-type="float" office:value="9991.13247661261">
            <text:p>9991.13</text:p>
          </table:table-cell>
          <table:table-cell table:formula="of:=(1.000001018*(1-[.K281]*[.K281]))/(1+[.K281]*COS(RADIANS([.N281])))" office:value-type="float" office:value="0.999392406418501">
            <text:p>1</text:p>
          </table:table-cell>
          <table:table-cell table:formula="of:=[.M281]-0.00569-0.00478*SIN(RADIANS(125.04-1934.136*[.G281]))" office:value-type="float" office:value="194.527000835345">
            <text:p>194.53</text:p>
          </table:table-cell>
          <table:table-cell table:formula="of:=23+(26+((21.448-[.G281]*(46.815+[.G281]*(0.00059-[.G281]*0.001813))))/60)/60" office:value-type="float" office:value="23.4358104101572">
            <text:p>23.44</text:p>
          </table:table-cell>
          <table:table-cell table:formula="of:=[.Q281]+0.00256*COS(RADIANS(125.04-1934.136*[.G281]))" office:value-type="float" office:value="23.437965850578">
            <text:p>23.44</text:p>
          </table:table-cell>
          <table:table-cell table:formula="of:=DEGREES(ATAN2(COS(RADIANS([.P281]));COS(RADIANS([.R281]))*SIN(RADIANS([.P281]))))" office:value-type="float" office:value="-166.626726480183">
            <text:p>-166.63</text:p>
          </table:table-cell>
          <table:table-cell table:formula="of:=DEGREES(ASIN(SIN(RADIANS([.R281]))*SIN(RADIANS([.P281]))))" office:value-type="float" office:value="-5.72601804214202">
            <text:p>-5.73</text:p>
          </table:table-cell>
          <table:table-cell table:formula="of:=TAN(RADIANS([.R281]/2))*TAN(RADIANS([.R281]/2))" office:value-type="float" office:value="0.0430295246407944">
            <text:p>0.04</text:p>
          </table:table-cell>
          <table:table-cell table:formula="of:=4*DEGREES([.U281]*SIN(2*RADIANS([.I281]))-2*[.K281]*SIN(RADIANS([.J281]))+4*[.K281]*[.U281]*SIN(RADIANS([.J281]))*COS(2*RADIANS([.I281]))-0.5*[.U281]*[.U281]*SIN(4*RADIANS([.I281]))-1.25*[.K281]*[.K281]*SIN(2*RADIANS([.J281])))" office:value-type="float" office:value="12.2598083943575">
            <text:p>12.26</text:p>
          </table:table-cell>
          <table:table-cell table:formula="of:=DEGREES(ACOS(COS(RADIANS(90.833))/(COS(RADIANS([.$B$2]))*COS(RADIANS([.T281])))-TAN(RADIANS([.$B$2]))*TAN(RADIANS([.T281]))))" office:value-type="float" office:value="86.2694238147417">
            <text:p>86.27</text:p>
          </table:table-cell>
          <table:table-cell table:style-name="ce7" table:formula="of:=(720-4*[.$B$3]-[.V281]+[.$B$4]*60)/1440" office:value-type="float" office:value="0.491486244170585">
            <text:p>11:47:44</text:p>
          </table:table-cell>
          <table:table-cell table:style-name="ce7" table:formula="of:=([.X281]*1440-[.W281]*4)/1440" office:value-type="float" office:value="0.251848955796302">
            <text:p>6:02:40</text:p>
          </table:table-cell>
          <table:table-cell table:style-name="ce7" table:formula="of:=([.X281]*1440+[.W281]*4)/1440" office:value-type="float" office:value="0.731123532544868">
            <text:p>17:32:49</text:p>
          </table:table-cell>
          <table:table-cell table:formula="of:=8*[.W281]" office:value-type="float" office:value="690.155390517934">
            <text:p>690.16</text:p>
          </table:table-cell>
          <table:table-cell table:formula="of:=MOD([.E281]*1440+[.V281]+4*[.$B$3]-60*[.$B$4];1440)" office:value-type="float" office:value="732.259808394358">
            <text:p>732.26</text:p>
          </table:table-cell>
          <table:table-cell table:formula="of:=IF([.AB281]/4&lt;0;[.AB281]/4+180;[.AB281]/4-180)" office:value-type="float" office:value="3.06495209858937">
            <text:p>3.06</text:p>
          </table:table-cell>
          <table:table-cell table:formula="of:=DEGREES(ACOS(SIN(RADIANS([.$B$2]))*SIN(RADIANS([.T281]))+COS(RADIANS([.$B$2]))*COS(RADIANS([.T281]))*COS(RADIANS([.AC281]))))" office:value-type="float" office:value="45.813201065691">
            <text:p>45.81</text:p>
          </table:table-cell>
          <table:table-cell table:formula="of:=90-[.AD281]" office:value-type="float" office:value="44.186798934309">
            <text:p>44.19</text:p>
          </table:table-cell>
          <table:table-cell table:formula="of:=IF([.AE281]&gt;85;0;IF([.AE281]&gt;5;58.1/TAN(RADIANS([.AE281]))-0.07/POWER(TAN(RADIANS([.AE281]));3)+0.000086/POWER(TAN(RADIANS([.AE281]));5);IF([.AE281]&gt;-0.575;1735+[.AE281]*(-518.2+[.AE281]*(103.4+[.AE281]*(-12.79+[.AE281]*0.711)));-20.772/TAN(RADIANS([.AE281])))))/3600" office:value-type="float" office:value="0.016582490373956">
            <text:p>0.02</text:p>
          </table:table-cell>
          <table:table-cell table:formula="of:=[.AE281]+[.AF281]" office:value-type="float" office:value="44.203381424683">
            <text:p>44.2</text:p>
          </table:table-cell>
          <table:table-cell table:formula="of:=IF([.AC281]&gt;0;MOD(DEGREES(ACOS(((SIN(RADIANS([.$B$2]))*COS(RADIANS([.AD281])))-SIN(RADIANS([.T281])))/(COS(RADIANS([.$B$2]))*SIN(RADIANS([.AD281])))))+180;360);MOD(540-DEGREES(ACOS(((SIN(RADIANS([.$B$2]))*COS(RADIANS([.AD281])))-SIN(RADIANS([.T281])))/(COS(RADIANS([.$B$2]))*SIN(RADIANS([.AD281])))));360))" office:value-type="float" office:value="184.254819064534">
            <text:p>184.2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1]+1" office:value-type="date" office:date-value="2026-10-08">
            <text:p>10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2]+2415018.5+[.E282]-[.$B$4]/24" office:value-type="float" office:value="2461322.29166667">
            <text:p>2461322.29</text:p>
          </table:table-cell>
          <table:table-cell table:style-name="ce9" table:formula="of:=([.F282]-2451545)/36525" office:value-type="float" office:value="0.26768765685603">
            <text:p>0.26768766</text:p>
          </table:table-cell>
          <table:table-cell/>
          <table:table-cell table:formula="of:=MOD(280.46646+[.G282]*(36000.76983+[.G282]*0.0003032);360)" office:value-type="float" office:value="197.428202532277">
            <text:p>197.43</text:p>
          </table:table-cell>
          <table:table-cell table:formula="of:=357.52911+[.G282]*(35999.05029-0.0001537*[.G282])" office:value-type="float" office:value="9994.03052015887">
            <text:p>9994.03</text:p>
          </table:table-cell>
          <table:table-cell table:formula="of:=0.016708634-[.G282]*(0.000042037+0.0000001267*[.G282])" office:value-type="float" office:value="0.0166973721350672">
            <text:p>0.02</text:p>
          </table:table-cell>
          <table:table-cell table:formula="of:=SIN(RADIANS([.J282]))*(1.914602-[.G282]*(0.004817+0.000014*[.G282]))+SIN(RADIANS(2*[.J282]))*(0.019993-0.000101*[.G282])+SIN(RADIANS(3*[.J282]))*0.000289" office:value-type="float" office:value="-1.91109664861488">
            <text:p>-1.91</text:p>
          </table:table-cell>
          <table:table-cell table:formula="of:=[.I282]+[.L282]" office:value-type="float" office:value="195.517105883662">
            <text:p>195.52</text:p>
          </table:table-cell>
          <table:table-cell table:formula="of:=[.J282]+[.L282]" office:value-type="float" office:value="9992.11942351026">
            <text:p>9992.12</text:p>
          </table:table-cell>
          <table:table-cell table:formula="of:=(1.000001018*(1-[.K282]*[.K282]))/(1+[.K282]*COS(RADIANS([.N282])))" office:value-type="float" office:value="0.999105257709338">
            <text:p>1</text:p>
          </table:table-cell>
          <table:table-cell table:formula="of:=[.M282]-0.00569-0.00478*SIN(RADIANS(125.04-1934.136*[.G282]))" office:value-type="float" office:value="195.513998536645">
            <text:p>195.51</text:p>
          </table:table-cell>
          <table:table-cell table:formula="of:=23+(26+((21.448-[.G282]*(46.815+[.G282]*(0.00059-[.G282]*0.001813))))/60)/60" office:value-type="float" office:value="23.4358100541231">
            <text:p>23.44</text:p>
          </table:table-cell>
          <table:table-cell table:formula="of:=[.Q282]+0.00256*COS(RADIANS(125.04-1934.136*[.G282]))" office:value-type="float" office:value="23.4379642171068">
            <text:p>23.44</text:p>
          </table:table-cell>
          <table:table-cell table:formula="of:=DEGREES(ATAN2(COS(RADIANS([.P282]));COS(RADIANS([.R282]))*SIN(RADIANS([.P282]))))" office:value-type="float" office:value="-165.711435080659">
            <text:p>-165.71</text:p>
          </table:table-cell>
          <table:table-cell table:formula="of:=DEGREES(ASIN(SIN(RADIANS([.R282]))*SIN(RADIANS([.P282]))))" office:value-type="float" office:value="-6.10721513548353">
            <text:p>-6.11</text:p>
          </table:table-cell>
          <table:table-cell table:formula="of:=TAN(RADIANS([.R282]/2))*TAN(RADIANS([.R282]/2))" office:value-type="float" office:value="0.0430295184724484">
            <text:p>0.04</text:p>
          </table:table-cell>
          <table:table-cell table:formula="of:=4*DEGREES([.U282]*SIN(2*RADIANS([.I282]))-2*[.K282]*SIN(RADIANS([.J282]))+4*[.K282]*[.U282]*SIN(RADIANS([.J282]))*COS(2*RADIANS([.I282]))-0.5*[.U282]*[.U282]*SIN(4*RADIANS([.I282]))-1.25*[.K282]*[.K282]*SIN(2*RADIANS([.J282])))" office:value-type="float" office:value="12.5437681800636">
            <text:p>12.54</text:p>
          </table:table-cell>
          <table:table-cell table:formula="of:=DEGREES(ACOS(COS(RADIANS(90.833))/(COS(RADIANS([.$B$2]))*COS(RADIANS([.T282])))-TAN(RADIANS([.$B$2]))*TAN(RADIANS([.T282]))))" office:value-type="float" office:value="85.9461326293046">
            <text:p>85.95</text:p>
          </table:table-cell>
          <table:table-cell table:style-name="ce7" table:formula="of:=(720-4*[.$B$3]-[.V282]+[.$B$4]*60)/1440" office:value-type="float" office:value="0.491289049874956">
            <text:p>11:47:27</text:p>
          </table:table-cell>
          <table:table-cell table:style-name="ce7" table:formula="of:=([.X282]*1440-[.W282]*4)/1440" office:value-type="float" office:value="0.252549792571332">
            <text:p>6:03:40</text:p>
          </table:table-cell>
          <table:table-cell table:style-name="ce7" table:formula="of:=([.X282]*1440+[.W282]*4)/1440" office:value-type="float" office:value="0.73002830717858">
            <text:p>17:31:14</text:p>
          </table:table-cell>
          <table:table-cell table:formula="of:=8*[.W282]" office:value-type="float" office:value="687.569061034437">
            <text:p>687.57</text:p>
          </table:table-cell>
          <table:table-cell table:formula="of:=MOD([.E282]*1440+[.V282]+4*[.$B$3]-60*[.$B$4];1440)" office:value-type="float" office:value="732.543768180064">
            <text:p>732.54</text:p>
          </table:table-cell>
          <table:table-cell table:formula="of:=IF([.AB282]/4&lt;0;[.AB282]/4+180;[.AB282]/4-180)" office:value-type="float" office:value="3.13594204501589">
            <text:p>3.14</text:p>
          </table:table-cell>
          <table:table-cell table:formula="of:=DEGREES(ACOS(SIN(RADIANS([.$B$2]))*SIN(RADIANS([.T282]))+COS(RADIANS([.$B$2]))*COS(RADIANS([.T282]))*COS(RADIANS([.AC282]))))" office:value-type="float" office:value="46.1978321234107">
            <text:p>46.2</text:p>
          </table:table-cell>
          <table:table-cell table:formula="of:=90-[.AD282]" office:value-type="float" office:value="43.8021678765893">
            <text:p>43.8</text:p>
          </table:table-cell>
          <table:table-cell table:formula="of:=IF([.AE282]&gt;85;0;IF([.AE282]&gt;5;58.1/TAN(RADIANS([.AE282]))-0.07/POWER(TAN(RADIANS([.AE282]));3)+0.000086/POWER(TAN(RADIANS([.AE282]));5);IF([.AE282]&gt;-0.575;1735+[.AE282]*(-518.2+[.AE282]*(103.4+[.AE282]*(-12.79+[.AE282]*0.711)));-20.772/TAN(RADIANS([.AE282])))))/3600" office:value-type="float" office:value="0.0168061886885339">
            <text:p>0.02</text:p>
          </table:table-cell>
          <table:table-cell table:formula="of:=[.AE282]+[.AF282]" office:value-type="float" office:value="43.8189740652779">
            <text:p>43.82</text:p>
          </table:table-cell>
          <table:table-cell table:formula="of:=IF([.AC282]&gt;0;MOD(DEGREES(ACOS(((SIN(RADIANS([.$B$2]))*COS(RADIANS([.AD282])))-SIN(RADIANS([.T282])))/(COS(RADIANS([.$B$2]))*SIN(RADIANS([.AD282])))))+180;360);MOD(540-DEGREES(ACOS(((SIN(RADIANS([.$B$2]))*COS(RADIANS([.AD282])))-SIN(RADIANS([.T282])))/(COS(RADIANS([.$B$2]))*SIN(RADIANS([.AD282])))));360))" office:value-type="float" office:value="184.322292478638">
            <text:p>184.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2]+1" office:value-type="date" office:date-value="2026-10-09">
            <text:p>10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3]+2415018.5+[.E283]-[.$B$4]/24" office:value-type="float" office:value="2461323.29166667">
            <text:p>2461323.29</text:p>
          </table:table-cell>
          <table:table-cell table:style-name="ce9" table:formula="of:=([.F283]-2451545)/36525" office:value-type="float" office:value="0.267715035363902">
            <text:p>0.26771504</text:p>
          </table:table-cell>
          <table:table-cell/>
          <table:table-cell table:formula="of:=MOD(280.46646+[.G283]*(36000.76983+[.G283]*0.0003032);360)" office:value-type="float" office:value="198.413849896886">
            <text:p>198.41</text:p>
          </table:table-cell>
          <table:table-cell table:formula="of:=357.52911+[.G283]*(35999.05029-0.0001537*[.G283])" office:value-type="float" office:value="9995.01612043834">
            <text:p>9995.02</text:p>
          </table:table-cell>
          <table:table-cell table:formula="of:=0.016708634-[.G283]*(0.000042037+0.0000001267*[.G283])" office:value-type="float" office:value="0.0166973709822996">
            <text:p>0.02</text:p>
          </table:table-cell>
          <table:table-cell table:formula="of:=SIN(RADIANS([.J283]))*(1.914602-[.G283]*(0.004817+0.000014*[.G283]))+SIN(RADIANS(2*[.J283]))*(0.019993-0.000101*[.G283])+SIN(RADIANS(3*[.J283]))*0.000289" office:value-type="float" office:value="-1.90918271982844">
            <text:p>-1.91</text:p>
          </table:table-cell>
          <table:table-cell table:formula="of:=[.I283]+[.L283]" office:value-type="float" office:value="196.504667177058">
            <text:p>196.5</text:p>
          </table:table-cell>
          <table:table-cell table:formula="of:=[.J283]+[.L283]" office:value-type="float" office:value="9993.10693771851">
            <text:p>9993.11</text:p>
          </table:table-cell>
          <table:table-cell table:formula="of:=(1.000001018*(1-[.K283]*[.K283]))/(1+[.K283]*COS(RADIANS([.N283])))" office:value-type="float" office:value="0.998818292099815">
            <text:p>1</text:p>
          </table:table-cell>
          <table:table-cell table:formula="of:=[.M283]-0.00569-0.00478*SIN(RADIANS(125.04-1934.136*[.G283]))" office:value-type="float" office:value="196.501563546348">
            <text:p>196.5</text:p>
          </table:table-cell>
          <table:table-cell table:formula="of:=23+(26+((21.448-[.G283]*(46.815+[.G283]*(0.00059-[.G283]*0.001813))))/60)/60" office:value-type="float" office:value="23.435809698089">
            <text:p>23.44</text:p>
          </table:table-cell>
          <table:table-cell table:formula="of:=[.Q283]+0.00256*COS(RADIANS(125.04-1934.136*[.G283]))" office:value-type="float" office:value="23.4379625817954">
            <text:p>23.44</text:p>
          </table:table-cell>
          <table:table-cell table:formula="of:=DEGREES(ATAN2(COS(RADIANS([.P283]));COS(RADIANS([.R283]))*SIN(RADIANS([.P283]))))" office:value-type="float" office:value="-164.794315064348">
            <text:p>-164.79</text:p>
          </table:table-cell>
          <table:table-cell table:formula="of:=DEGREES(ASIN(SIN(RADIANS([.R283]))*SIN(RADIANS([.P283]))))" office:value-type="float" office:value="-6.48708100310595">
            <text:p>-6.49</text:p>
          </table:table-cell>
          <table:table-cell table:formula="of:=TAN(RADIANS([.R283]/2))*TAN(RADIANS([.R283]/2))" office:value-type="float" office:value="0.0430295122971544">
            <text:p>0.04</text:p>
          </table:table-cell>
          <table:table-cell table:formula="of:=4*DEGREES([.U283]*SIN(2*RADIANS([.I283]))-2*[.K283]*SIN(RADIANS([.J283]))+4*[.K283]*[.U283]*SIN(RADIANS([.J283]))*COS(2*RADIANS([.I283]))-0.5*[.U283]*[.U283]*SIN(4*RADIANS([.I283]))-1.25*[.K283]*[.K283]*SIN(2*RADIANS([.J283])))" office:value-type="float" office:value="12.8204926677807">
            <text:p>12.82</text:p>
          </table:table-cell>
          <table:table-cell table:formula="of:=DEGREES(ACOS(COS(RADIANS(90.833))/(COS(RADIANS([.$B$2]))*COS(RADIANS([.T283])))-TAN(RADIANS([.$B$2]))*TAN(RADIANS([.T283]))))" office:value-type="float" office:value="85.623431683715">
            <text:p>85.62</text:p>
          </table:table-cell>
          <table:table-cell table:style-name="ce7" table:formula="of:=(720-4*[.$B$3]-[.V283]+[.$B$4]*60)/1440" office:value-type="float" office:value="0.491096880091819">
            <text:p>11:47:11</text:p>
          </table:table-cell>
          <table:table-cell table:style-name="ce7" table:formula="of:=([.X283]*1440-[.W283]*4)/1440" office:value-type="float" office:value="0.253254014303722">
            <text:p>6:04:41</text:p>
          </table:table-cell>
          <table:table-cell table:style-name="ce7" table:formula="of:=([.X283]*1440+[.W283]*4)/1440" office:value-type="float" office:value="0.728939745879916">
            <text:p>17:29:40</text:p>
          </table:table-cell>
          <table:table-cell table:formula="of:=8*[.W283]" office:value-type="float" office:value="684.98745346972">
            <text:p>684.99</text:p>
          </table:table-cell>
          <table:table-cell table:formula="of:=MOD([.E283]*1440+[.V283]+4*[.$B$3]-60*[.$B$4];1440)" office:value-type="float" office:value="732.820492667781">
            <text:p>732.82</text:p>
          </table:table-cell>
          <table:table-cell table:formula="of:=IF([.AB283]/4&lt;0;[.AB283]/4+180;[.AB283]/4-180)" office:value-type="float" office:value="3.20512316694519">
            <text:p>3.21</text:p>
          </table:table-cell>
          <table:table-cell table:formula="of:=DEGREES(ACOS(SIN(RADIANS([.$B$2]))*SIN(RADIANS([.T283]))+COS(RADIANS([.$B$2]))*COS(RADIANS([.T283]))*COS(RADIANS([.AC283]))))" office:value-type="float" office:value="46.581070826882">
            <text:p>46.58</text:p>
          </table:table-cell>
          <table:table-cell table:formula="of:=90-[.AD283]" office:value-type="float" office:value="43.418929173118">
            <text:p>43.42</text:p>
          </table:table-cell>
          <table:table-cell table:formula="of:=IF([.AE283]&gt;85;0;IF([.AE283]&gt;5;58.1/TAN(RADIANS([.AE283]))-0.07/POWER(TAN(RADIANS([.AE283]));3)+0.000086/POWER(TAN(RADIANS([.AE283]));5);IF([.AE283]&gt;-0.575;1735+[.AE283]*(-518.2+[.AE283]*(103.4+[.AE283]*(-12.79+[.AE283]*0.711)));-20.772/TAN(RADIANS([.AE283])))))/3600" office:value-type="float" office:value="0.0170321900068968">
            <text:p>0.02</text:p>
          </table:table-cell>
          <table:table-cell table:formula="of:=[.AE283]+[.AF283]" office:value-type="float" office:value="43.4359613631249">
            <text:p>43.44</text:p>
          </table:table-cell>
          <table:table-cell table:formula="of:=IF([.AC283]&gt;0;MOD(DEGREES(ACOS(((SIN(RADIANS([.$B$2]))*COS(RADIANS([.AD283])))-SIN(RADIANS([.T283])))/(COS(RADIANS([.$B$2]))*SIN(RADIANS([.AD283])))))+180;360);MOD(540-DEGREES(ACOS(((SIN(RADIANS([.$B$2]))*COS(RADIANS([.AD283])))-SIN(RADIANS([.T283])))/(COS(RADIANS([.$B$2]))*SIN(RADIANS([.AD283])))));360))" office:value-type="float" office:value="184.386401807459">
            <text:p>184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3]+1" office:value-type="date" office:date-value="2026-10-10">
            <text:p>10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4]+2415018.5+[.E284]-[.$B$4]/24" office:value-type="float" office:value="2461324.29166667">
            <text:p>2461324.29</text:p>
          </table:table-cell>
          <table:table-cell table:style-name="ce9" table:formula="of:=([.F284]-2451545)/36525" office:value-type="float" office:value="0.267742413871773">
            <text:p>0.26774241</text:p>
          </table:table-cell>
          <table:table-cell/>
          <table:table-cell table:formula="of:=MOD(280.46646+[.G284]*(36000.76983+[.G284]*0.0003032);360)" office:value-type="float" office:value="199.399497261496">
            <text:p>199.4</text:p>
          </table:table-cell>
          <table:table-cell table:formula="of:=357.52911+[.G284]*(35999.05029-0.0001537*[.G284])" office:value-type="float" office:value="9996.00172071781">
            <text:p>9996</text:p>
          </table:table-cell>
          <table:table-cell table:formula="of:=0.016708634-[.G284]*(0.000042037+0.0000001267*[.G284])" office:value-type="float" office:value="0.0166973698295319">
            <text:p>0.02</text:p>
          </table:table-cell>
          <table:table-cell table:formula="of:=SIN(RADIANS([.J284]))*(1.914602-[.G284]*(0.004817+0.000014*[.G284]))+SIN(RADIANS(2*[.J284]))*(0.019993-0.000101*[.G284])+SIN(RADIANS(3*[.J284]))*0.000289" office:value-type="float" office:value="-1.90670143646922">
            <text:p>-1.91</text:p>
          </table:table-cell>
          <table:table-cell table:formula="of:=[.I284]+[.L284]" office:value-type="float" office:value="197.492795825027">
            <text:p>197.49</text:p>
          </table:table-cell>
          <table:table-cell table:formula="of:=[.J284]+[.L284]" office:value-type="float" office:value="9994.09501928134">
            <text:p>9994.1</text:p>
          </table:table-cell>
          <table:table-cell table:formula="of:=(1.000001018*(1-[.K284]*[.K284]))/(1+[.K284]*COS(RADIANS([.N284])))" office:value-type="float" office:value="0.998531594962506">
            <text:p>1</text:p>
          </table:table-cell>
          <table:table-cell table:formula="of:=[.M284]-0.00569-0.00478*SIN(RADIANS(125.04-1934.136*[.G284]))" office:value-type="float" office:value="197.489695908416">
            <text:p>197.49</text:p>
          </table:table-cell>
          <table:table-cell table:formula="of:=23+(26+((21.448-[.G284]*(46.815+[.G284]*(0.00059-[.G284]*0.001813))))/60)/60" office:value-type="float" office:value="23.4358093420548">
            <text:p>23.44</text:p>
          </table:table-cell>
          <table:table-cell table:formula="of:=[.Q284]+0.00256*COS(RADIANS(125.04-1934.136*[.G284]))" office:value-type="float" office:value="23.4379609446452">
            <text:p>23.44</text:p>
          </table:table-cell>
          <table:table-cell table:formula="of:=DEGREES(ATAN2(COS(RADIANS([.P284]));COS(RADIANS([.R284]))*SIN(RADIANS([.P284]))))" office:value-type="float" office:value="-163.875286168404">
            <text:p>-163.88</text:p>
          </table:table-cell>
          <table:table-cell table:formula="of:=DEGREES(ASIN(SIN(RADIANS([.R284]))*SIN(RADIANS([.P284]))))" office:value-type="float" office:value="-6.86551323268918">
            <text:p>-6.87</text:p>
          </table:table-cell>
          <table:table-cell table:formula="of:=TAN(RADIANS([.R284]/2))*TAN(RADIANS([.R284]/2))" office:value-type="float" office:value="0.0430295061149167">
            <text:p>0.04</text:p>
          </table:table-cell>
          <table:table-cell table:formula="of:=4*DEGREES([.U284]*SIN(2*RADIANS([.I284]))-2*[.K284]*SIN(RADIANS([.J284]))+4*[.K284]*[.U284]*SIN(RADIANS([.J284]))*COS(2*RADIANS([.I284]))-0.5*[.U284]*[.U284]*SIN(4*RADIANS([.I284]))-1.25*[.K284]*[.K284]*SIN(2*RADIANS([.J284])))" office:value-type="float" office:value="13.0896477191036">
            <text:p>13.09</text:p>
          </table:table-cell>
          <table:table-cell table:formula="of:=DEGREES(ACOS(COS(RADIANS(90.833))/(COS(RADIANS([.$B$2]))*COS(RADIANS([.T284])))-TAN(RADIANS([.$B$2]))*TAN(RADIANS([.T284]))))" office:value-type="float" office:value="85.3013738477657">
            <text:p>85.3</text:p>
          </table:table-cell>
          <table:table-cell table:style-name="ce7" table:formula="of:=(720-4*[.$B$3]-[.V284]+[.$B$4]*60)/1440" office:value-type="float" office:value="0.490909966861734">
            <text:p>11:46:55</text:p>
          </table:table-cell>
          <table:table-cell table:style-name="ce7" table:formula="of:=([.X284]*1440-[.W284]*4)/1440" office:value-type="float" office:value="0.253961706173496">
            <text:p>6:05:42</text:p>
          </table:table-cell>
          <table:table-cell table:style-name="ce7" table:formula="of:=([.X284]*1440+[.W284]*4)/1440" office:value-type="float" office:value="0.727858227549972">
            <text:p>17:28:07</text:p>
          </table:table-cell>
          <table:table-cell table:formula="of:=8*[.W284]" office:value-type="float" office:value="682.410990782125">
            <text:p>682.41</text:p>
          </table:table-cell>
          <table:table-cell table:formula="of:=MOD([.E284]*1440+[.V284]+4*[.$B$3]-60*[.$B$4];1440)" office:value-type="float" office:value="733.089647719104">
            <text:p>733.09</text:p>
          </table:table-cell>
          <table:table-cell table:formula="of:=IF([.AB284]/4&lt;0;[.AB284]/4+180;[.AB284]/4-180)" office:value-type="float" office:value="3.2724119297759">
            <text:p>3.27</text:p>
          </table:table-cell>
          <table:table-cell table:formula="of:=DEGREES(ACOS(SIN(RADIANS([.$B$2]))*SIN(RADIANS([.T284]))+COS(RADIANS([.$B$2]))*COS(RADIANS([.T284]))*COS(RADIANS([.AC284]))))" office:value-type="float" office:value="46.9628045599595">
            <text:p>46.96</text:p>
          </table:table-cell>
          <table:table-cell table:formula="of:=90-[.AD284]" office:value-type="float" office:value="43.0371954400406">
            <text:p>43.04</text:p>
          </table:table-cell>
          <table:table-cell table:formula="of:=IF([.AE284]&gt;85;0;IF([.AE284]&gt;5;58.1/TAN(RADIANS([.AE284]))-0.07/POWER(TAN(RADIANS([.AE284]));3)+0.000086/POWER(TAN(RADIANS([.AE284]));5);IF([.AE284]&gt;-0.575;1735+[.AE284]*(-518.2+[.AE284]*(103.4+[.AE284]*(-12.79+[.AE284]*0.711)));-20.772/TAN(RADIANS([.AE284])))))/3600" office:value-type="float" office:value="0.0172604779191745">
            <text:p>0.02</text:p>
          </table:table-cell>
          <table:table-cell table:formula="of:=[.AE284]+[.AF284]" office:value-type="float" office:value="43.0544559179597">
            <text:p>43.05</text:p>
          </table:table-cell>
          <table:table-cell table:formula="of:=IF([.AC284]&gt;0;MOD(DEGREES(ACOS(((SIN(RADIANS([.$B$2]))*COS(RADIANS([.AD284])))-SIN(RADIANS([.T284])))/(COS(RADIANS([.$B$2]))*SIN(RADIANS([.AD284])))))+180;360);MOD(540-DEGREES(ACOS(((SIN(RADIANS([.$B$2]))*COS(RADIANS([.AD284])))-SIN(RADIANS([.T284])))/(COS(RADIANS([.$B$2]))*SIN(RADIANS([.AD284])))));360))" office:value-type="float" office:value="184.447113879344">
            <text:p>184.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4]+1" office:value-type="date" office:date-value="2026-10-11">
            <text:p>10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5]+2415018.5+[.E285]-[.$B$4]/24" office:value-type="float" office:value="2461325.29166667">
            <text:p>2461325.29</text:p>
          </table:table-cell>
          <table:table-cell table:style-name="ce9" table:formula="of:=([.F285]-2451545)/36525" office:value-type="float" office:value="0.267769792379644">
            <text:p>0.26776979</text:p>
          </table:table-cell>
          <table:table-cell/>
          <table:table-cell table:formula="of:=MOD(280.46646+[.G285]*(36000.76983+[.G285]*0.0003032);360)" office:value-type="float" office:value="200.385144626103">
            <text:p>200.39</text:p>
          </table:table-cell>
          <table:table-cell table:formula="of:=357.52911+[.G285]*(35999.05029-0.0001537*[.G285])" office:value-type="float" office:value="9996.98732099728">
            <text:p>9996.99</text:p>
          </table:table-cell>
          <table:table-cell table:formula="of:=0.016708634-[.G285]*(0.000042037+0.0000001267*[.G285])" office:value-type="float" office:value="0.0166973686767639">
            <text:p>0.02</text:p>
          </table:table-cell>
          <table:table-cell table:formula="of:=SIN(RADIANS([.J285]))*(1.914602-[.G285]*(0.004817+0.000014*[.G285]))+SIN(RADIANS(2*[.J285]))*(0.019993-0.000101*[.G285])+SIN(RADIANS(3*[.J285]))*0.000289" office:value-type="float" office:value="-1.90365292434918">
            <text:p>-1.9</text:p>
          </table:table-cell>
          <table:table-cell table:formula="of:=[.I285]+[.L285]" office:value-type="float" office:value="198.481491701754">
            <text:p>198.48</text:p>
          </table:table-cell>
          <table:table-cell table:formula="of:=[.J285]+[.L285]" office:value-type="float" office:value="9995.08366807294">
            <text:p>9995.08</text:p>
          </table:table-cell>
          <table:table-cell table:formula="of:=(1.000001018*(1-[.K285]*[.K285]))/(1+[.K285]*COS(RADIANS([.N285])))" office:value-type="float" office:value="0.998245251737063">
            <text:p>1</text:p>
          </table:table-cell>
          <table:table-cell table:formula="of:=[.M285]-0.00569-0.00478*SIN(RADIANS(125.04-1934.136*[.G285]))" office:value-type="float" office:value="198.47839549703">
            <text:p>198.48</text:p>
          </table:table-cell>
          <table:table-cell table:formula="of:=23+(26+((21.448-[.G285]*(46.815+[.G285]*(0.00059-[.G285]*0.001813))))/60)/60" office:value-type="float" office:value="23.4358089860207">
            <text:p>23.44</text:p>
          </table:table-cell>
          <table:table-cell table:formula="of:=[.Q285]+0.00256*COS(RADIANS(125.04-1934.136*[.G285]))" office:value-type="float" office:value="23.4379593056571">
            <text:p>23.44</text:p>
          </table:table-cell>
          <table:table-cell table:formula="of:=DEGREES(ATAN2(COS(RADIANS([.P285]));COS(RADIANS([.R285]))*SIN(RADIANS([.P285]))))" office:value-type="float" office:value="-162.954268981595">
            <text:p>-162.95</text:p>
          </table:table-cell>
          <table:table-cell table:formula="of:=DEGREES(ASIN(SIN(RADIANS([.R285]))*SIN(RADIANS([.P285]))))" office:value-type="float" office:value="-7.24240884662534">
            <text:p>-7.24</text:p>
          </table:table-cell>
          <table:table-cell table:formula="of:=TAN(RADIANS([.R285]/2))*TAN(RADIANS([.R285]/2))" office:value-type="float" office:value="0.0430294999257393">
            <text:p>0.04</text:p>
          </table:table-cell>
          <table:table-cell table:formula="of:=4*DEGREES([.U285]*SIN(2*RADIANS([.I285]))-2*[.K285]*SIN(RADIANS([.J285]))+4*[.K285]*[.U285]*SIN(RADIANS([.J285]))*COS(2*RADIANS([.I285]))-0.5*[.U285]*[.U285]*SIN(4*RADIANS([.I285]))-1.25*[.K285]*[.K285]*SIN(2*RADIANS([.J285])))" office:value-type="float" office:value="13.3509018392192">
            <text:p>13.35</text:p>
          </table:table-cell>
          <table:table-cell table:formula="of:=DEGREES(ACOS(COS(RADIANS(90.833))/(COS(RADIANS([.$B$2]))*COS(RADIANS([.T285])))-TAN(RADIANS([.$B$2]))*TAN(RADIANS([.T285]))))" office:value-type="float" office:value="84.9800136446547">
            <text:p>84.98</text:p>
          </table:table-cell>
          <table:table-cell table:style-name="ce7" table:formula="of:=(720-4*[.$B$3]-[.V285]+[.$B$4]*60)/1440" office:value-type="float" office:value="0.490728540389431">
            <text:p>11:46:39</text:p>
          </table:table-cell>
          <table:table-cell table:style-name="ce7" table:formula="of:=([.X285]*1440-[.W285]*4)/1440" office:value-type="float" office:value="0.254672946932057">
            <text:p>6:06:44</text:p>
          </table:table-cell>
          <table:table-cell table:style-name="ce7" table:formula="of:=([.X285]*1440+[.W285]*4)/1440" office:value-type="float" office:value="0.726784133846805">
            <text:p>17:26:34</text:p>
          </table:table-cell>
          <table:table-cell table:formula="of:=8*[.W285]" office:value-type="float" office:value="679.840109157238">
            <text:p>679.84</text:p>
          </table:table-cell>
          <table:table-cell table:formula="of:=MOD([.E285]*1440+[.V285]+4*[.$B$3]-60*[.$B$4];1440)" office:value-type="float" office:value="733.350901839219">
            <text:p>733.35</text:p>
          </table:table-cell>
          <table:table-cell table:formula="of:=IF([.AB285]/4&lt;0;[.AB285]/4+180;[.AB285]/4-180)" office:value-type="float" office:value="3.3377254598048">
            <text:p>3.34</text:p>
          </table:table-cell>
          <table:table-cell table:formula="of:=DEGREES(ACOS(SIN(RADIANS([.$B$2]))*SIN(RADIANS([.T285]))+COS(RADIANS([.$B$2]))*COS(RADIANS([.T285]))*COS(RADIANS([.AC285]))))" office:value-type="float" office:value="47.3429202631767">
            <text:p>47.34</text:p>
          </table:table-cell>
          <table:table-cell table:formula="of:=90-[.AD285]" office:value-type="float" office:value="42.6570797368233">
            <text:p>42.66</text:p>
          </table:table-cell>
          <table:table-cell table:formula="of:=IF([.AE285]&gt;85;0;IF([.AE285]&gt;5;58.1/TAN(RADIANS([.AE285]))-0.07/POWER(TAN(RADIANS([.AE285]));3)+0.000086/POWER(TAN(RADIANS([.AE285]));5);IF([.AE285]&gt;-0.575;1735+[.AE285]*(-518.2+[.AE285]*(103.4+[.AE285]*(-12.79+[.AE285]*0.711)));-20.772/TAN(RADIANS([.AE285])))))/3600" office:value-type="float" office:value="0.0174910330753183">
            <text:p>0.02</text:p>
          </table:table-cell>
          <table:table-cell table:formula="of:=[.AE285]+[.AF285]" office:value-type="float" office:value="42.6745707698986">
            <text:p>42.67</text:p>
          </table:table-cell>
          <table:table-cell table:formula="of:=IF([.AC285]&gt;0;MOD(DEGREES(ACOS(((SIN(RADIANS([.$B$2]))*COS(RADIANS([.AD285])))-SIN(RADIANS([.T285])))/(COS(RADIANS([.$B$2]))*SIN(RADIANS([.AD285])))))+180;360);MOD(540-DEGREES(ACOS(((SIN(RADIANS([.$B$2]))*COS(RADIANS([.AD285])))-SIN(RADIANS([.T285])))/(COS(RADIANS([.$B$2]))*SIN(RADIANS([.AD285])))));360))" office:value-type="float" office:value="184.504397494999">
            <text:p>184.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5]+1" office:value-type="date" office:date-value="2026-10-12">
            <text:p>10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6]+2415018.5+[.E286]-[.$B$4]/24" office:value-type="float" office:value="2461326.29166667">
            <text:p>2461326.29</text:p>
          </table:table-cell>
          <table:table-cell table:style-name="ce9" table:formula="of:=([.F286]-2451545)/36525" office:value-type="float" office:value="0.267797170887516">
            <text:p>0.26779717</text:p>
          </table:table-cell>
          <table:table-cell/>
          <table:table-cell table:formula="of:=MOD(280.46646+[.G286]*(36000.76983+[.G286]*0.0003032);360)" office:value-type="float" office:value="201.370791990714">
            <text:p>201.37</text:p>
          </table:table-cell>
          <table:table-cell table:formula="of:=357.52911+[.G286]*(35999.05029-0.0001537*[.G286])" office:value-type="float" office:value="9997.97292127675">
            <text:p>9997.97</text:p>
          </table:table-cell>
          <table:table-cell table:formula="of:=0.016708634-[.G286]*(0.000042037+0.0000001267*[.G286])" office:value-type="float" office:value="0.0166973675239958">
            <text:p>0.02</text:p>
          </table:table-cell>
          <table:table-cell table:formula="of:=SIN(RADIANS([.J286]))*(1.914602-[.G286]*(0.004817+0.000014*[.G286]))+SIN(RADIANS(2*[.J286]))*(0.019993-0.000101*[.G286])+SIN(RADIANS(3*[.J286]))*0.000289" office:value-type="float" office:value="-1.90003747975391">
            <text:p>-1.9</text:p>
          </table:table-cell>
          <table:table-cell table:formula="of:=[.I286]+[.L286]" office:value-type="float" office:value="199.47075451096">
            <text:p>199.47</text:p>
          </table:table-cell>
          <table:table-cell table:formula="of:=[.J286]+[.L286]" office:value-type="float" office:value="9996.072883797">
            <text:p>9996.07</text:p>
          </table:table-cell>
          <table:table-cell table:formula="of:=(1.000001018*(1-[.K286]*[.K286]))/(1+[.K286]*COS(RADIANS([.N286])))" office:value-type="float" office:value="0.997959347904525">
            <text:p>1</text:p>
          </table:table-cell>
          <table:table-cell table:formula="of:=[.M286]-0.00569-0.00478*SIN(RADIANS(125.04-1934.136*[.G286]))" office:value-type="float" office:value="199.467662015906">
            <text:p>199.47</text:p>
          </table:table-cell>
          <table:table-cell table:formula="of:=23+(26+((21.448-[.G286]*(46.815+[.G286]*(0.00059-[.G286]*0.001813))))/60)/60" office:value-type="float" office:value="23.4358086299866">
            <text:p>23.44</text:p>
          </table:table-cell>
          <table:table-cell table:formula="of:=[.Q286]+0.00256*COS(RADIANS(125.04-1934.136*[.G286]))" office:value-type="float" office:value="23.4379576648322">
            <text:p>23.44</text:p>
          </table:table-cell>
          <table:table-cell table:formula="of:=DEGREES(ATAN2(COS(RADIANS([.P286]));COS(RADIANS([.R286]))*SIN(RADIANS([.P286]))))" office:value-type="float" office:value="-162.03118501812">
            <text:p>-162.03</text:p>
          </table:table-cell>
          <table:table-cell table:formula="of:=DEGREES(ASIN(SIN(RADIANS([.R286]))*SIN(RADIANS([.P286]))))" office:value-type="float" office:value="-7.61766429957041">
            <text:p>-7.62</text:p>
          </table:table-cell>
          <table:table-cell table:formula="of:=TAN(RADIANS([.R286]/2))*TAN(RADIANS([.R286]/2))" office:value-type="float" office:value="0.0430294937296264">
            <text:p>0.04</text:p>
          </table:table-cell>
          <table:table-cell table:formula="of:=4*DEGREES([.U286]*SIN(2*RADIANS([.I286]))-2*[.K286]*SIN(RADIANS([.J286]))+4*[.K286]*[.U286]*SIN(RADIANS([.J286]))*COS(2*RADIANS([.I286]))-0.5*[.U286]*[.U286]*SIN(4*RADIANS([.I286]))-1.25*[.K286]*[.K286]*SIN(2*RADIANS([.J286])))" office:value-type="float" office:value="13.6039265568537">
            <text:p>13.6</text:p>
          </table:table-cell>
          <table:table-cell table:formula="of:=DEGREES(ACOS(COS(RADIANS(90.833))/(COS(RADIANS([.$B$2]))*COS(RADIANS([.T286])))-TAN(RADIANS([.$B$2]))*TAN(RADIANS([.T286]))))" office:value-type="float" office:value="84.6594073400423">
            <text:p>84.66</text:p>
          </table:table-cell>
          <table:table-cell table:style-name="ce7" table:formula="of:=(720-4*[.$B$3]-[.V286]+[.$B$4]*60)/1440" office:value-type="float" office:value="0.490552828779963">
            <text:p>11:46:24</text:p>
          </table:table-cell>
          <table:table-cell table:style-name="ce7" table:formula="of:=([.X286]*1440-[.W286]*4)/1440" office:value-type="float" office:value="0.255387808390956">
            <text:p>6:07:46</text:p>
          </table:table-cell>
          <table:table-cell table:style-name="ce7" table:formula="of:=([.X286]*1440+[.W286]*4)/1440" office:value-type="float" office:value="0.725717849168969">
            <text:p>17:25:02</text:p>
          </table:table-cell>
          <table:table-cell table:formula="of:=8*[.W286]" office:value-type="float" office:value="677.275258720339">
            <text:p>677.28</text:p>
          </table:table-cell>
          <table:table-cell table:formula="of:=MOD([.E286]*1440+[.V286]+4*[.$B$3]-60*[.$B$4];1440)" office:value-type="float" office:value="733.603926556854">
            <text:p>733.6</text:p>
          </table:table-cell>
          <table:table-cell table:formula="of:=IF([.AB286]/4&lt;0;[.AB286]/4+180;[.AB286]/4-180)" office:value-type="float" office:value="3.40098163921343">
            <text:p>3.4</text:p>
          </table:table-cell>
          <table:table-cell table:formula="of:=DEGREES(ACOS(SIN(RADIANS([.$B$2]))*SIN(RADIANS([.T286]))+COS(RADIANS([.$B$2]))*COS(RADIANS([.T286]))*COS(RADIANS([.AC286]))))" office:value-type="float" office:value="47.7213044633247">
            <text:p>47.72</text:p>
          </table:table-cell>
          <table:table-cell table:formula="of:=90-[.AD286]" office:value-type="float" office:value="42.2786955366754">
            <text:p>42.28</text:p>
          </table:table-cell>
          <table:table-cell table:formula="of:=IF([.AE286]&gt;85;0;IF([.AE286]&gt;5;58.1/TAN(RADIANS([.AE286]))-0.07/POWER(TAN(RADIANS([.AE286]));3)+0.000086/POWER(TAN(RADIANS([.AE286]));5);IF([.AE286]&gt;-0.575;1735+[.AE286]*(-518.2+[.AE286]*(103.4+[.AE286]*(-12.79+[.AE286]*0.711)));-20.772/TAN(RADIANS([.AE286])))))/3600" office:value-type="float" office:value="0.0177238329945894">
            <text:p>0.02</text:p>
          </table:table-cell>
          <table:table-cell table:formula="of:=[.AE286]+[.AF286]" office:value-type="float" office:value="42.2964193696699">
            <text:p>42.3</text:p>
          </table:table-cell>
          <table:table-cell table:formula="of:=IF([.AC286]&gt;0;MOD(DEGREES(ACOS(((SIN(RADIANS([.$B$2]))*COS(RADIANS([.AD286])))-SIN(RADIANS([.T286])))/(COS(RADIANS([.$B$2]))*SIN(RADIANS([.AD286])))))+180;360);MOD(540-DEGREES(ACOS(((SIN(RADIANS([.$B$2]))*COS(RADIANS([.AD286])))-SIN(RADIANS([.T286])))/(COS(RADIANS([.$B$2]))*SIN(RADIANS([.AD286])))));360))" office:value-type="float" office:value="184.558223445313">
            <text:p>184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6]+1" office:value-type="date" office:date-value="2026-10-13">
            <text:p>10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7]+2415018.5+[.E287]-[.$B$4]/24" office:value-type="float" office:value="2461327.29166667">
            <text:p>2461327.29</text:p>
          </table:table-cell>
          <table:table-cell table:style-name="ce9" table:formula="of:=([.F287]-2451545)/36525" office:value-type="float" office:value="0.267824549395387">
            <text:p>0.26782455</text:p>
          </table:table-cell>
          <table:table-cell/>
          <table:table-cell table:formula="of:=MOD(280.46646+[.G287]*(36000.76983+[.G287]*0.0003032);360)" office:value-type="float" office:value="202.356439355326">
            <text:p>202.36</text:p>
          </table:table-cell>
          <table:table-cell table:formula="of:=357.52911+[.G287]*(35999.05029-0.0001537*[.G287])" office:value-type="float" office:value="9998.95852155623">
            <text:p>9998.96</text:p>
          </table:table-cell>
          <table:table-cell table:formula="of:=0.016708634-[.G287]*(0.000042037+0.0000001267*[.G287])" office:value-type="float" office:value="0.0166973663712274">
            <text:p>0.02</text:p>
          </table:table-cell>
          <table:table-cell table:formula="of:=SIN(RADIANS([.J287]))*(1.914602-[.G287]*(0.004817+0.000014*[.G287]))+SIN(RADIANS(2*[.J287]))*(0.019993-0.000101*[.G287])+SIN(RADIANS(3*[.J287]))*0.000289" office:value-type="float" office:value="-1.89585557008927">
            <text:p>-1.9</text:p>
          </table:table-cell>
          <table:table-cell table:formula="of:=[.I287]+[.L287]" office:value-type="float" office:value="200.460583785237">
            <text:p>200.46</text:p>
          </table:table-cell>
          <table:table-cell table:formula="of:=[.J287]+[.L287]" office:value-type="float" office:value="9997.06266598614">
            <text:p>9997.06</text:p>
          </table:table-cell>
          <table:table-cell table:formula="of:=(1.000001018*(1-[.K287]*[.K287]))/(1+[.K287]*COS(RADIANS([.N287])))" office:value-type="float" office:value="0.997673968961443">
            <text:p>1</text:p>
          </table:table-cell>
          <table:table-cell table:formula="of:=[.M287]-0.00569-0.00478*SIN(RADIANS(125.04-1934.136*[.G287]))" office:value-type="float" office:value="200.457494997635">
            <text:p>200.46</text:p>
          </table:table-cell>
          <table:table-cell table:formula="of:=23+(26+((21.448-[.G287]*(46.815+[.G287]*(0.00059-[.G287]*0.001813))))/60)/60" office:value-type="float" office:value="23.4358082739525">
            <text:p>23.44</text:p>
          </table:table-cell>
          <table:table-cell table:formula="of:=[.Q287]+0.00256*COS(RADIANS(125.04-1934.136*[.G287]))" office:value-type="float" office:value="23.4379560221717">
            <text:p>23.44</text:p>
          </table:table-cell>
          <table:table-cell table:formula="of:=DEGREES(ATAN2(COS(RADIANS([.P287]));COS(RADIANS([.R287]))*SIN(RADIANS([.P287]))))" office:value-type="float" office:value="-161.105956793619">
            <text:p>-161.11</text:p>
          </table:table-cell>
          <table:table-cell table:formula="of:=DEGREES(ASIN(SIN(RADIANS([.R287]))*SIN(RADIANS([.P287]))))" office:value-type="float" office:value="-7.99117547747214">
            <text:p>-7.99</text:p>
          </table:table-cell>
          <table:table-cell table:formula="of:=TAN(RADIANS([.R287]/2))*TAN(RADIANS([.R287]/2))" office:value-type="float" office:value="0.0430294875265822">
            <text:p>0.04</text:p>
          </table:table-cell>
          <table:table-cell table:formula="of:=4*DEGREES([.U287]*SIN(2*RADIANS([.I287]))-2*[.K287]*SIN(RADIANS([.J287]))+4*[.K287]*[.U287]*SIN(RADIANS([.J287]))*COS(2*RADIANS([.I287]))-0.5*[.U287]*[.U287]*SIN(4*RADIANS([.I287]))-1.25*[.K287]*[.K287]*SIN(2*RADIANS([.J287])))" office:value-type="float" office:value="13.8483968201283">
            <text:p>13.85</text:p>
          </table:table-cell>
          <table:table-cell table:formula="of:=DEGREES(ACOS(COS(RADIANS(90.833))/(COS(RADIANS([.$B$2]))*COS(RADIANS([.T287])))-TAN(RADIANS([.$B$2]))*TAN(RADIANS([.T287]))))" office:value-type="float" office:value="84.3396130302915">
            <text:p>84.34</text:p>
          </table:table-cell>
          <table:table-cell table:style-name="ce7" table:formula="of:=(720-4*[.$B$3]-[.V287]+[.$B$4]*60)/1440" office:value-type="float" office:value="0.4903830577638">
            <text:p>11:46:09</text:p>
          </table:table-cell>
          <table:table-cell table:style-name="ce7" table:formula="of:=([.X287]*1440-[.W287]*4)/1440" office:value-type="float" office:value="0.256106354901879">
            <text:p>6:08:48</text:p>
          </table:table-cell>
          <table:table-cell table:style-name="ce7" table:formula="of:=([.X287]*1440+[.W287]*4)/1440" office:value-type="float" office:value="0.72465976062572">
            <text:p>17:23:31</text:p>
          </table:table-cell>
          <table:table-cell table:formula="of:=8*[.W287]" office:value-type="float" office:value="674.716904242332">
            <text:p>674.72</text:p>
          </table:table-cell>
          <table:table-cell table:formula="of:=MOD([.E287]*1440+[.V287]+4*[.$B$3]-60*[.$B$4];1440)" office:value-type="float" office:value="733.848396820128">
            <text:p>733.85</text:p>
          </table:table-cell>
          <table:table-cell table:formula="of:=IF([.AB287]/4&lt;0;[.AB287]/4+180;[.AB287]/4-180)" office:value-type="float" office:value="3.46209920503208">
            <text:p>3.46</text:p>
          </table:table-cell>
          <table:table-cell table:formula="of:=DEGREES(ACOS(SIN(RADIANS([.$B$2]))*SIN(RADIANS([.T287]))+COS(RADIANS([.$B$2]))*COS(RADIANS([.T287]))*COS(RADIANS([.AC287]))))" office:value-type="float" office:value="48.0978433046442">
            <text:p>48.1</text:p>
          </table:table-cell>
          <table:table-cell table:formula="of:=90-[.AD287]" office:value-type="float" office:value="41.9021566953558">
            <text:p>41.9</text:p>
          </table:table-cell>
          <table:table-cell table:formula="of:=IF([.AE287]&gt;85;0;IF([.AE287]&gt;5;58.1/TAN(RADIANS([.AE287]))-0.07/POWER(TAN(RADIANS([.AE287]));3)+0.000086/POWER(TAN(RADIANS([.AE287]));5);IF([.AE287]&gt;-0.575;1735+[.AE287]*(-518.2+[.AE287]*(103.4+[.AE287]*(-12.79+[.AE287]*0.711)));-20.772/TAN(RADIANS([.AE287])))))/3600" office:value-type="float" office:value="0.0179588518685929">
            <text:p>0.02</text:p>
          </table:table-cell>
          <table:table-cell table:formula="of:=[.AE287]+[.AF287]" office:value-type="float" office:value="41.9201155472244">
            <text:p>41.92</text:p>
          </table:table-cell>
          <table:table-cell table:formula="of:=IF([.AC287]&gt;0;MOD(DEGREES(ACOS(((SIN(RADIANS([.$B$2]))*COS(RADIANS([.AD287])))-SIN(RADIANS([.T287])))/(COS(RADIANS([.$B$2]))*SIN(RADIANS([.AD287])))))+180;360);MOD(540-DEGREES(ACOS(((SIN(RADIANS([.$B$2]))*COS(RADIANS([.AD287])))-SIN(RADIANS([.T287])))/(COS(RADIANS([.$B$2]))*SIN(RADIANS([.AD287])))));360))" office:value-type="float" office:value="184.608564532101">
            <text:p>184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7]+1" office:value-type="date" office:date-value="2026-10-14">
            <text:p>10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8]+2415018.5+[.E288]-[.$B$4]/24" office:value-type="float" office:value="2461328.29166667">
            <text:p>2461328.29</text:p>
          </table:table-cell>
          <table:table-cell table:style-name="ce9" table:formula="of:=([.F288]-2451545)/36525" office:value-type="float" office:value="0.267851927903258">
            <text:p>0.26785193</text:p>
          </table:table-cell>
          <table:table-cell/>
          <table:table-cell table:formula="of:=MOD(280.46646+[.G288]*(36000.76983+[.G288]*0.0003032);360)" office:value-type="float" office:value="203.342086719937">
            <text:p>203.34</text:p>
          </table:table-cell>
          <table:table-cell table:formula="of:=357.52911+[.G288]*(35999.05029-0.0001537*[.G288])" office:value-type="float" office:value="9999.9441218357">
            <text:p>9999.94</text:p>
          </table:table-cell>
          <table:table-cell table:formula="of:=0.016708634-[.G288]*(0.000042037+0.0000001267*[.G288])" office:value-type="float" office:value="0.0166973652184589">
            <text:p>0.02</text:p>
          </table:table-cell>
          <table:table-cell table:formula="of:=SIN(RADIANS([.J288]))*(1.914602-[.G288]*(0.004817+0.000014*[.G288]))+SIN(RADIANS(2*[.J288]))*(0.019993-0.000101*[.G288])+SIN(RADIANS(3*[.J288]))*0.000289" office:value-type="float" office:value="-1.8911078344762">
            <text:p>-1.89</text:p>
          </table:table-cell>
          <table:table-cell table:formula="of:=[.I288]+[.L288]" office:value-type="float" office:value="201.45097888546">
            <text:p>201.45</text:p>
          </table:table-cell>
          <table:table-cell table:formula="of:=[.J288]+[.L288]" office:value-type="float" office:value="9998.05301400122">
            <text:p>9998.05</text:p>
          </table:table-cell>
          <table:table-cell table:formula="of:=(1.000001018*(1-[.K288]*[.K288]))/(1+[.K288]*COS(RADIANS([.N288])))" office:value-type="float" office:value="0.997389200393834">
            <text:p>1</text:p>
          </table:table-cell>
          <table:table-cell table:formula="of:=[.M288]-0.00569-0.00478*SIN(RADIANS(125.04-1934.136*[.G288]))" office:value-type="float" office:value="201.447893803089">
            <text:p>201.45</text:p>
          </table:table-cell>
          <table:table-cell table:formula="of:=23+(26+((21.448-[.G288]*(46.815+[.G288]*(0.00059-[.G288]*0.001813))))/60)/60" office:value-type="float" office:value="23.4358079179184">
            <text:p>23.44</text:p>
          </table:table-cell>
          <table:table-cell table:formula="of:=[.Q288]+0.00256*COS(RADIANS(125.04-1934.136*[.G288]))" office:value-type="float" office:value="23.4379543776766">
            <text:p>23.44</text:p>
          </table:table-cell>
          <table:table-cell table:formula="of:=DEGREES(ATAN2(COS(RADIANS([.P288]));COS(RADIANS([.R288]))*SIN(RADIANS([.P288]))))" office:value-type="float" office:value="-160.178507903341">
            <text:p>-160.18</text:p>
          </table:table-cell>
          <table:table-cell table:formula="of:=DEGREES(ASIN(SIN(RADIANS([.R288]))*SIN(RADIANS([.P288]))))" office:value-type="float" office:value="-8.36283769819302">
            <text:p>-8.36</text:p>
          </table:table-cell>
          <table:table-cell table:formula="of:=TAN(RADIANS([.R288]/2))*TAN(RADIANS([.R288]/2))" office:value-type="float" office:value="0.0430294813166108">
            <text:p>0.04</text:p>
          </table:table-cell>
          <table:table-cell table:formula="of:=4*DEGREES([.U288]*SIN(2*RADIANS([.I288]))-2*[.K288]*SIN(RADIANS([.J288]))+4*[.K288]*[.U288]*SIN(RADIANS([.J288]))*COS(2*RADIANS([.I288]))-0.5*[.U288]*[.U288]*SIN(4*RADIANS([.I288]))-1.25*[.K288]*[.K288]*SIN(2*RADIANS([.J288])))" office:value-type="float" office:value="14.0839914079533">
            <text:p>14.08</text:p>
          </table:table-cell>
          <table:table-cell table:formula="of:=DEGREES(ACOS(COS(RADIANS(90.833))/(COS(RADIANS([.$B$2]))*COS(RADIANS([.T288])))-TAN(RADIANS([.$B$2]))*TAN(RADIANS([.T288]))))" office:value-type="float" office:value="84.0206907296811">
            <text:p>84.02</text:p>
          </table:table-cell>
          <table:table-cell table:style-name="ce7" table:formula="of:=(720-4*[.$B$3]-[.V288]+[.$B$4]*60)/1440" office:value-type="float" office:value="0.490219450411144">
            <text:p>11:45:55</text:p>
          </table:table-cell>
          <table:table-cell table:style-name="ce7" table:formula="of:=([.X288]*1440-[.W288]*4)/1440" office:value-type="float" office:value="0.256828642828696">
            <text:p>6:09:50</text:p>
          </table:table-cell>
          <table:table-cell table:style-name="ce7" table:formula="of:=([.X288]*1440+[.W288]*4)/1440" office:value-type="float" office:value="0.723610257993591">
            <text:p>17:22:00</text:p>
          </table:table-cell>
          <table:table-cell table:formula="of:=8*[.W288]" office:value-type="float" office:value="672.165525837449">
            <text:p>672.17</text:p>
          </table:table-cell>
          <table:table-cell table:formula="of:=MOD([.E288]*1440+[.V288]+4*[.$B$3]-60*[.$B$4];1440)" office:value-type="float" office:value="734.083991407953">
            <text:p>734.08</text:p>
          </table:table-cell>
          <table:table-cell table:formula="of:=IF([.AB288]/4&lt;0;[.AB288]/4+180;[.AB288]/4-180)" office:value-type="float" office:value="3.52099785198834">
            <text:p>3.52</text:p>
          </table:table-cell>
          <table:table-cell table:formula="of:=DEGREES(ACOS(SIN(RADIANS([.$B$2]))*SIN(RADIANS([.T288]))+COS(RADIANS([.$B$2]))*COS(RADIANS([.T288]))*COS(RADIANS([.AC288]))))" office:value-type="float" office:value="48.4724225816665">
            <text:p>48.47</text:p>
          </table:table-cell>
          <table:table-cell table:formula="of:=90-[.AD288]" office:value-type="float" office:value="41.5275774183335">
            <text:p>41.53</text:p>
          </table:table-cell>
          <table:table-cell table:formula="of:=IF([.AE288]&gt;85;0;IF([.AE288]&gt;5;58.1/TAN(RADIANS([.AE288]))-0.07/POWER(TAN(RADIANS([.AE288]));3)+0.000086/POWER(TAN(RADIANS([.AE288]));5);IF([.AE288]&gt;-0.575;1735+[.AE288]*(-518.2+[.AE288]*(103.4+[.AE288]*(-12.79+[.AE288]*0.711)));-20.772/TAN(RADIANS([.AE288])))))/3600" office:value-type="float" office:value="0.0181960603580339">
            <text:p>0.02</text:p>
          </table:table-cell>
          <table:table-cell table:formula="of:=[.AE288]+[.AF288]" office:value-type="float" office:value="41.5457734786916">
            <text:p>41.55</text:p>
          </table:table-cell>
          <table:table-cell table:formula="of:=IF([.AC288]&gt;0;MOD(DEGREES(ACOS(((SIN(RADIANS([.$B$2]))*COS(RADIANS([.AD288])))-SIN(RADIANS([.T288])))/(COS(RADIANS([.$B$2]))*SIN(RADIANS([.AD288])))))+180;360);MOD(540-DEGREES(ACOS(((SIN(RADIANS([.$B$2]))*COS(RADIANS([.AD288])))-SIN(RADIANS([.T288])))/(COS(RADIANS([.$B$2]))*SIN(RADIANS([.AD288])))));360))" office:value-type="float" office:value="184.65539559146">
            <text:p>184.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8]+1" office:value-type="date" office:date-value="2026-10-15">
            <text:p>10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89]+2415018.5+[.E289]-[.$B$4]/24" office:value-type="float" office:value="2461329.29166667">
            <text:p>2461329.29</text:p>
          </table:table-cell>
          <table:table-cell table:style-name="ce9" table:formula="of:=([.F289]-2451545)/36525" office:value-type="float" office:value="0.26787930641113">
            <text:p>0.26787931</text:p>
          </table:table-cell>
          <table:table-cell/>
          <table:table-cell table:formula="of:=MOD(280.46646+[.G289]*(36000.76983+[.G289]*0.0003032);360)" office:value-type="float" office:value="204.327734084549">
            <text:p>204.33</text:p>
          </table:table-cell>
          <table:table-cell table:formula="of:=357.52911+[.G289]*(35999.05029-0.0001537*[.G289])" office:value-type="float" office:value="10000.9297221152">
            <text:p>10000.93</text:p>
          </table:table-cell>
          <table:table-cell table:formula="of:=0.016708634-[.G289]*(0.000042037+0.0000001267*[.G289])" office:value-type="float" office:value="0.0166973640656902">
            <text:p>0.02</text:p>
          </table:table-cell>
          <table:table-cell table:formula="of:=SIN(RADIANS([.J289]))*(1.914602-[.G289]*(0.004817+0.000014*[.G289]))+SIN(RADIANS(2*[.J289]))*(0.019993-0.000101*[.G289])+SIN(RADIANS(3*[.J289]))*0.000289" office:value-type="float" office:value="-1.88579508429202">
            <text:p>-1.89</text:p>
          </table:table-cell>
          <table:table-cell table:formula="of:=[.I289]+[.L289]" office:value-type="float" office:value="202.441939000257">
            <text:p>202.44</text:p>
          </table:table-cell>
          <table:table-cell table:formula="of:=[.J289]+[.L289]" office:value-type="float" office:value="9999.04392703088">
            <text:p>9999.04</text:p>
          </table:table-cell>
          <table:table-cell table:formula="of:=(1.000001018*(1-[.K289]*[.K289]))/(1+[.K289]*COS(RADIANS([.N289])))" office:value-type="float" office:value="0.997105127650947">
            <text:p>1</text:p>
          </table:table-cell>
          <table:table-cell table:formula="of:=[.M289]-0.00569-0.00478*SIN(RADIANS(125.04-1934.136*[.G289]))" office:value-type="float" office:value="202.438857620891">
            <text:p>202.44</text:p>
          </table:table-cell>
          <table:table-cell table:formula="of:=23+(26+((21.448-[.G289]*(46.815+[.G289]*(0.00059-[.G289]*0.001813))))/60)/60" office:value-type="float" office:value="23.4358075618843">
            <text:p>23.44</text:p>
          </table:table-cell>
          <table:table-cell table:formula="of:=[.Q289]+0.00256*COS(RADIANS(125.04-1934.136*[.G289]))" office:value-type="float" office:value="23.437952731348">
            <text:p>23.44</text:p>
          </table:table-cell>
          <table:table-cell table:formula="of:=DEGREES(ATAN2(COS(RADIANS([.P289]));COS(RADIANS([.R289]))*SIN(RADIANS([.P289]))))" office:value-type="float" office:value="-159.248763102556">
            <text:p>-159.25</text:p>
          </table:table-cell>
          <table:table-cell table:formula="of:=DEGREES(ASIN(SIN(RADIANS([.R289]))*SIN(RADIANS([.P289]))))" office:value-type="float" office:value="-8.73254571381007">
            <text:p>-8.73</text:p>
          </table:table-cell>
          <table:table-cell table:formula="of:=TAN(RADIANS([.R289]/2))*TAN(RADIANS([.R289]/2))" office:value-type="float" office:value="0.0430294750997163">
            <text:p>0.04</text:p>
          </table:table-cell>
          <table:table-cell table:formula="of:=4*DEGREES([.U289]*SIN(2*RADIANS([.I289]))-2*[.K289]*SIN(RADIANS([.J289]))+4*[.K289]*[.U289]*SIN(RADIANS([.J289]))*COS(2*RADIANS([.I289]))-0.5*[.U289]*[.U289]*SIN(4*RADIANS([.I289]))-1.25*[.K289]*[.K289]*SIN(2*RADIANS([.J289])))" office:value-type="float" office:value="14.3103933564625">
            <text:p>14.31</text:p>
          </table:table-cell>
          <table:table-cell table:formula="of:=DEGREES(ACOS(COS(RADIANS(90.833))/(COS(RADIANS([.$B$2]))*COS(RADIANS([.T289])))-TAN(RADIANS([.$B$2]))*TAN(RADIANS([.T289]))))" office:value-type="float" office:value="83.7027024563934">
            <text:p>83.7</text:p>
          </table:table-cell>
          <table:table-cell table:style-name="ce7" table:formula="of:=(720-4*[.$B$3]-[.V289]+[.$B$4]*60)/1440" office:value-type="float" office:value="0.49006222683579">
            <text:p>11:45:41</text:p>
          </table:table-cell>
          <table:table-cell table:style-name="ce7" table:formula="of:=([.X289]*1440-[.W289]*4)/1440" office:value-type="float" office:value="0.257554720012475">
            <text:p>6:10:53</text:p>
          </table:table-cell>
          <table:table-cell table:style-name="ce7" table:formula="of:=([.X289]*1440+[.W289]*4)/1440" office:value-type="float" office:value="0.722569733659105">
            <text:p>17:20:30</text:p>
          </table:table-cell>
          <table:table-cell table:formula="of:=8*[.W289]" office:value-type="float" office:value="669.621619651147">
            <text:p>669.62</text:p>
          </table:table-cell>
          <table:table-cell table:formula="of:=MOD([.E289]*1440+[.V289]+4*[.$B$3]-60*[.$B$4];1440)" office:value-type="float" office:value="734.310393356463">
            <text:p>734.31</text:p>
          </table:table-cell>
          <table:table-cell table:formula="of:=IF([.AB289]/4&lt;0;[.AB289]/4+180;[.AB289]/4-180)" office:value-type="float" office:value="3.57759833911564">
            <text:p>3.58</text:p>
          </table:table-cell>
          <table:table-cell table:formula="of:=DEGREES(ACOS(SIN(RADIANS([.$B$2]))*SIN(RADIANS([.T289]))+COS(RADIANS([.$B$2]))*COS(RADIANS([.T289]))*COS(RADIANS([.AC289]))))" office:value-type="float" office:value="48.8449277736858">
            <text:p>48.84</text:p>
          </table:table-cell>
          <table:table-cell table:formula="of:=90-[.AD289]" office:value-type="float" office:value="41.1550722263142">
            <text:p>41.16</text:p>
          </table:table-cell>
          <table:table-cell table:formula="of:=IF([.AE289]&gt;85;0;IF([.AE289]&gt;5;58.1/TAN(RADIANS([.AE289]))-0.07/POWER(TAN(RADIANS([.AE289]));3)+0.000086/POWER(TAN(RADIANS([.AE289]));5);IF([.AE289]&gt;-0.575;1735+[.AE289]*(-518.2+[.AE289]*(103.4+[.AE289]*(-12.79+[.AE289]*0.711)));-20.772/TAN(RADIANS([.AE289])))))/3600" office:value-type="float" office:value="0.0184354253833995">
            <text:p>0.02</text:p>
          </table:table-cell>
          <table:table-cell table:formula="of:=[.AE289]+[.AF289]" office:value-type="float" office:value="41.1735076516976">
            <text:p>41.17</text:p>
          </table:table-cell>
          <table:table-cell table:formula="of:=IF([.AC289]&gt;0;MOD(DEGREES(ACOS(((SIN(RADIANS([.$B$2]))*COS(RADIANS([.AD289])))-SIN(RADIANS([.T289])))/(COS(RADIANS([.$B$2]))*SIN(RADIANS([.AD289])))))+180;360);MOD(540-DEGREES(ACOS(((SIN(RADIANS([.$B$2]))*COS(RADIANS([.AD289])))-SIN(RADIANS([.T289])))/(COS(RADIANS([.$B$2]))*SIN(RADIANS([.AD289])))));360))" office:value-type="float" office:value="184.698693519442">
            <text:p>184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89]+1" office:value-type="date" office:date-value="2026-10-16">
            <text:p>10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0]+2415018.5+[.E290]-[.$B$4]/24" office:value-type="float" office:value="2461330.29166667">
            <text:p>2461330.29</text:p>
          </table:table-cell>
          <table:table-cell table:style-name="ce9" table:formula="of:=([.F290]-2451545)/36525" office:value-type="float" office:value="0.267906684919001">
            <text:p>0.26790668</text:p>
          </table:table-cell>
          <table:table-cell/>
          <table:table-cell table:formula="of:=MOD(280.46646+[.G290]*(36000.76983+[.G290]*0.0003032);360)" office:value-type="float" office:value="205.313381449161">
            <text:p>205.31</text:p>
          </table:table-cell>
          <table:table-cell table:formula="of:=357.52911+[.G290]*(35999.05029-0.0001537*[.G290])" office:value-type="float" office:value="10001.9153223946">
            <text:p>10001.92</text:p>
          </table:table-cell>
          <table:table-cell table:formula="of:=0.016708634-[.G290]*(0.000042037+0.0000001267*[.G290])" office:value-type="float" office:value="0.0166973629129213">
            <text:p>0.02</text:p>
          </table:table-cell>
          <table:table-cell table:formula="of:=SIN(RADIANS([.J290]))*(1.914602-[.G290]*(0.004817+0.000014*[.G290]))+SIN(RADIANS(2*[.J290]))*(0.019993-0.000101*[.G290])+SIN(RADIANS(3*[.J290]))*0.000289" office:value-type="float" office:value="-1.87991830365766">
            <text:p>-1.88</text:p>
          </table:table-cell>
          <table:table-cell table:formula="of:=[.I290]+[.L290]" office:value-type="float" office:value="203.433463145504">
            <text:p>203.43</text:p>
          </table:table-cell>
          <table:table-cell table:formula="of:=[.J290]+[.L290]" office:value-type="float" office:value="10000.035404091">
            <text:p>10000.04</text:p>
          </table:table-cell>
          <table:table-cell table:formula="of:=(1.000001018*(1-[.K290]*[.K290]))/(1+[.K290]*COS(RADIANS([.N290])))" office:value-type="float" office:value="0.996821836118865">
            <text:p>1</text:p>
          </table:table-cell>
          <table:table-cell table:formula="of:=[.M290]-0.00569-0.00478*SIN(RADIANS(125.04-1934.136*[.G290]))" office:value-type="float" office:value="203.430385466914">
            <text:p>203.43</text:p>
          </table:table-cell>
          <table:table-cell table:formula="of:=23+(26+((21.448-[.G290]*(46.815+[.G290]*(0.00059-[.G290]*0.001813))))/60)/60" office:value-type="float" office:value="23.4358072058502">
            <text:p>23.44</text:p>
          </table:table-cell>
          <table:table-cell table:formula="of:=[.Q290]+0.00256*COS(RADIANS(125.04-1934.136*[.G290]))" office:value-type="float" office:value="23.4379510831872">
            <text:p>23.44</text:p>
          </table:table-cell>
          <table:table-cell table:formula="of:=DEGREES(ATAN2(COS(RADIANS([.P290]));COS(RADIANS([.R290]))*SIN(RADIANS([.P290]))))" office:value-type="float" office:value="-158.316648389235">
            <text:p>-158.32</text:p>
          </table:table-cell>
          <table:table-cell table:formula="of:=DEGREES(ASIN(SIN(RADIANS([.R290]))*SIN(RADIANS([.P290]))))" office:value-type="float" office:value="-9.10019371467637">
            <text:p>-9.1</text:p>
          </table:table-cell>
          <table:table-cell table:formula="of:=TAN(RADIANS([.R290]/2))*TAN(RADIANS([.R290]/2))" office:value-type="float" office:value="0.0430294688759029">
            <text:p>0.04</text:p>
          </table:table-cell>
          <table:table-cell table:formula="of:=4*DEGREES([.U290]*SIN(2*RADIANS([.I290]))-2*[.K290]*SIN(RADIANS([.J290]))+4*[.K290]*[.U290]*SIN(RADIANS([.J290]))*COS(2*RADIANS([.I290]))-0.5*[.U290]*[.U290]*SIN(4*RADIANS([.I290]))-1.25*[.K290]*[.K290]*SIN(2*RADIANS([.J290])))" office:value-type="float" office:value="14.5272903998853">
            <text:p>14.53</text:p>
          </table:table-cell>
          <table:table-cell table:formula="of:=DEGREES(ACOS(COS(RADIANS(90.833))/(COS(RADIANS([.$B$2]))*COS(RADIANS([.T290])))-TAN(RADIANS([.$B$2]))*TAN(RADIANS([.T290]))))" office:value-type="float" office:value="83.3857123170556">
            <text:p>83.39</text:p>
          </table:table-cell>
          <table:table-cell table:style-name="ce7" table:formula="of:=(720-4*[.$B$3]-[.V290]+[.$B$4]*60)/1440" office:value-type="float" office:value="0.489911603888969">
            <text:p>11:45:28</text:p>
          </table:table-cell>
          <table:table-cell table:style-name="ce7" table:formula="of:=([.X290]*1440-[.W290]*4)/1440" office:value-type="float" office:value="0.258284625230481">
            <text:p>6:11:56</text:p>
          </table:table-cell>
          <table:table-cell table:style-name="ce7" table:formula="of:=([.X290]*1440+[.W290]*4)/1440" office:value-type="float" office:value="0.721538582547456">
            <text:p>17:19:01</text:p>
          </table:table-cell>
          <table:table-cell table:formula="of:=8*[.W290]" office:value-type="float" office:value="667.085698536445">
            <text:p>667.09</text:p>
          </table:table-cell>
          <table:table-cell table:formula="of:=MOD([.E290]*1440+[.V290]+4*[.$B$3]-60*[.$B$4];1440)" office:value-type="float" office:value="734.527290399885">
            <text:p>734.53</text:p>
          </table:table-cell>
          <table:table-cell table:formula="of:=IF([.AB290]/4&lt;0;[.AB290]/4+180;[.AB290]/4-180)" office:value-type="float" office:value="3.63182259997131">
            <text:p>3.63</text:p>
          </table:table-cell>
          <table:table-cell table:formula="of:=DEGREES(ACOS(SIN(RADIANS([.$B$2]))*SIN(RADIANS([.T290]))+COS(RADIANS([.$B$2]))*COS(RADIANS([.T290]))*COS(RADIANS([.AC290]))))" office:value-type="float" office:value="49.2152440808488">
            <text:p>49.22</text:p>
          </table:table-cell>
          <table:table-cell table:formula="of:=90-[.AD290]" office:value-type="float" office:value="40.7847559191512">
            <text:p>40.78</text:p>
          </table:table-cell>
          <table:table-cell table:formula="of:=IF([.AE290]&gt;85;0;IF([.AE290]&gt;5;58.1/TAN(RADIANS([.AE290]))-0.07/POWER(TAN(RADIANS([.AE290]));3)+0.000086/POWER(TAN(RADIANS([.AE290]));5);IF([.AE290]&gt;-0.575;1735+[.AE290]*(-518.2+[.AE290]*(103.4+[.AE290]*(-12.79+[.AE290]*0.711)));-20.772/TAN(RADIANS([.AE290])))))/3600" office:value-type="float" office:value="0.0186769099098261">
            <text:p>0.02</text:p>
          </table:table-cell>
          <table:table-cell table:formula="of:=[.AE290]+[.AF290]" office:value-type="float" office:value="40.803432829061">
            <text:p>40.8</text:p>
          </table:table-cell>
          <table:table-cell table:formula="of:=IF([.AC290]&gt;0;MOD(DEGREES(ACOS(((SIN(RADIANS([.$B$2]))*COS(RADIANS([.AD290])))-SIN(RADIANS([.T290])))/(COS(RADIANS([.$B$2]))*SIN(RADIANS([.AD290])))))+180;360);MOD(540-DEGREES(ACOS(((SIN(RADIANS([.$B$2]))*COS(RADIANS([.AD290])))-SIN(RADIANS([.T290])))/(COS(RADIANS([.$B$2]))*SIN(RADIANS([.AD290])))));360))" office:value-type="float" office:value="184.738437299713">
            <text:p>184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0]+1" office:value-type="date" office:date-value="2026-10-17">
            <text:p>10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1]+2415018.5+[.E291]-[.$B$4]/24" office:value-type="float" office:value="2461331.29166667">
            <text:p>2461331.29</text:p>
          </table:table-cell>
          <table:table-cell table:style-name="ce9" table:formula="of:=([.F291]-2451545)/36525" office:value-type="float" office:value="0.267934063426872">
            <text:p>0.26793406</text:p>
          </table:table-cell>
          <table:table-cell/>
          <table:table-cell table:formula="of:=MOD(280.46646+[.G291]*(36000.76983+[.G291]*0.0003032);360)" office:value-type="float" office:value="206.299028813773">
            <text:p>206.3</text:p>
          </table:table-cell>
          <table:table-cell table:formula="of:=357.52911+[.G291]*(35999.05029-0.0001537*[.G291])" office:value-type="float" office:value="10002.9009226741">
            <text:p>10002.9</text:p>
          </table:table-cell>
          <table:table-cell table:formula="of:=0.016708634-[.G291]*(0.000042037+0.0000001267*[.G291])" office:value-type="float" office:value="0.0166973617601522">
            <text:p>0.02</text:p>
          </table:table-cell>
          <table:table-cell table:formula="of:=SIN(RADIANS([.J291]))*(1.914602-[.G291]*(0.004817+0.000014*[.G291]))+SIN(RADIANS(2*[.J291]))*(0.019993-0.000101*[.G291])+SIN(RADIANS(3*[.J291]))*0.000289" office:value-type="float" office:value="-1.87347864986945">
            <text:p>-1.87</text:p>
          </table:table-cell>
          <table:table-cell table:formula="of:=[.I291]+[.L291]" office:value-type="float" office:value="204.425550163904">
            <text:p>204.43</text:p>
          </table:table-cell>
          <table:table-cell table:formula="of:=[.J291]+[.L291]" office:value-type="float" office:value="10001.0274440242">
            <text:p>10001.03</text:p>
          </table:table-cell>
          <table:table-cell table:formula="of:=(1.000001018*(1-[.K291]*[.K291]))/(1+[.K291]*COS(RADIANS([.N291])))" office:value-type="float" office:value="0.99653941109397">
            <text:p>1</text:p>
          </table:table-cell>
          <table:table-cell table:formula="of:=[.M291]-0.00569-0.00478*SIN(RADIANS(125.04-1934.136*[.G291]))" office:value-type="float" office:value="204.42247618386">
            <text:p>204.42</text:p>
          </table:table-cell>
          <table:table-cell table:formula="of:=23+(26+((21.448-[.G291]*(46.815+[.G291]*(0.00059-[.G291]*0.001813))))/60)/60" office:value-type="float" office:value="23.435806849816">
            <text:p>23.44</text:p>
          </table:table-cell>
          <table:table-cell table:formula="of:=[.Q291]+0.00256*COS(RADIANS(125.04-1934.136*[.G291]))" office:value-type="float" office:value="23.437949433195">
            <text:p>23.44</text:p>
          </table:table-cell>
          <table:table-cell table:formula="of:=DEGREES(ATAN2(COS(RADIANS([.P291]));COS(RADIANS([.R291]))*SIN(RADIANS([.P291]))))" office:value-type="float" office:value="-157.382091089017">
            <text:p>-157.38</text:p>
          </table:table-cell>
          <table:table-cell table:formula="of:=DEGREES(ASIN(SIN(RADIANS([.R291]))*SIN(RADIANS([.P291]))))" office:value-type="float" office:value="-9.46567533535463">
            <text:p>-9.47</text:p>
          </table:table-cell>
          <table:table-cell table:formula="of:=TAN(RADIANS([.R291]/2))*TAN(RADIANS([.R291]/2))" office:value-type="float" office:value="0.0430294626451748">
            <text:p>0.04</text:p>
          </table:table-cell>
          <table:table-cell table:formula="of:=4*DEGREES([.U291]*SIN(2*RADIANS([.I291]))-2*[.K291]*SIN(RADIANS([.J291]))+4*[.K291]*[.U291]*SIN(RADIANS([.J291]))*COS(2*RADIANS([.I291]))-0.5*[.U291]*[.U291]*SIN(4*RADIANS([.I291]))-1.25*[.K291]*[.K291]*SIN(2*RADIANS([.J291])))" office:value-type="float" office:value="14.7343754251702">
            <text:p>14.73</text:p>
          </table:table-cell>
          <table:table-cell table:formula="of:=DEGREES(ACOS(COS(RADIANS(90.833))/(COS(RADIANS([.$B$2]))*COS(RADIANS([.T291])))-TAN(RADIANS([.$B$2]))*TAN(RADIANS([.T291]))))" office:value-type="float" office:value="83.069786589577">
            <text:p>83.07</text:p>
          </table:table-cell>
          <table:table-cell table:style-name="ce7" table:formula="of:=(720-4*[.$B$3]-[.V291]+[.$B$4]*60)/1440" office:value-type="float" office:value="0.489767794843632">
            <text:p>11:45:16</text:p>
          </table:table-cell>
          <table:table-cell table:style-name="ce7" table:formula="of:=([.X291]*1440-[.W291]*4)/1440" office:value-type="float" office:value="0.259018387650362">
            <text:p>6:12:59</text:p>
          </table:table-cell>
          <table:table-cell table:style-name="ce7" table:formula="of:=([.X291]*1440+[.W291]*4)/1440" office:value-type="float" office:value="0.720517202036901">
            <text:p>17:17:33</text:p>
          </table:table-cell>
          <table:table-cell table:formula="of:=8*[.W291]" office:value-type="float" office:value="664.558292716616">
            <text:p>664.56</text:p>
          </table:table-cell>
          <table:table-cell table:formula="of:=MOD([.E291]*1440+[.V291]+4*[.$B$3]-60*[.$B$4];1440)" office:value-type="float" office:value="734.73437542517">
            <text:p>734.73</text:p>
          </table:table-cell>
          <table:table-cell table:formula="of:=IF([.AB291]/4&lt;0;[.AB291]/4+180;[.AB291]/4-180)" office:value-type="float" office:value="3.68359385629253">
            <text:p>3.68</text:p>
          </table:table-cell>
          <table:table-cell table:formula="of:=DEGREES(ACOS(SIN(RADIANS([.$B$2]))*SIN(RADIANS([.T291]))+COS(RADIANS([.$B$2]))*COS(RADIANS([.T291]))*COS(RADIANS([.AC291]))))" office:value-type="float" office:value="49.5832564618632">
            <text:p>49.58</text:p>
          </table:table-cell>
          <table:table-cell table:formula="of:=90-[.AD291]" office:value-type="float" office:value="40.4167435381368">
            <text:p>40.42</text:p>
          </table:table-cell>
          <table:table-cell table:formula="of:=IF([.AE291]&gt;85;0;IF([.AE291]&gt;5;58.1/TAN(RADIANS([.AE291]))-0.07/POWER(TAN(RADIANS([.AE291]));3)+0.000086/POWER(TAN(RADIANS([.AE291]));5);IF([.AE291]&gt;-0.575;1735+[.AE291]*(-518.2+[.AE291]*(103.4+[.AE291]*(-12.79+[.AE291]*0.711)));-20.772/TAN(RADIANS([.AE291])))))/3600" office:value-type="float" office:value="0.0189204727264899">
            <text:p>0.02</text:p>
          </table:table-cell>
          <table:table-cell table:formula="of:=[.AE291]+[.AF291]" office:value-type="float" office:value="40.4356640108633">
            <text:p>40.44</text:p>
          </table:table-cell>
          <table:table-cell table:formula="of:=IF([.AC291]&gt;0;MOD(DEGREES(ACOS(((SIN(RADIANS([.$B$2]))*COS(RADIANS([.AD291])))-SIN(RADIANS([.T291])))/(COS(RADIANS([.$B$2]))*SIN(RADIANS([.AD291])))))+180;360);MOD(540-DEGREES(ACOS(((SIN(RADIANS([.$B$2]))*COS(RADIANS([.AD291])))-SIN(RADIANS([.T291])))/(COS(RADIANS([.$B$2]))*SIN(RADIANS([.AD291])))));360))" office:value-type="float" office:value="184.774608032863">
            <text:p>184.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1]+1" office:value-type="date" office:date-value="2026-10-18">
            <text:p>10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2]+2415018.5+[.E292]-[.$B$4]/24" office:value-type="float" office:value="2461332.29166667">
            <text:p>2461332.29</text:p>
          </table:table-cell>
          <table:table-cell table:style-name="ce9" table:formula="of:=([.F292]-2451545)/36525" office:value-type="float" office:value="0.267961441934744">
            <text:p>0.26796144</text:p>
          </table:table-cell>
          <table:table-cell/>
          <table:table-cell table:formula="of:=MOD(280.46646+[.G292]*(36000.76983+[.G292]*0.0003032);360)" office:value-type="float" office:value="207.284676178386">
            <text:p>207.28</text:p>
          </table:table-cell>
          <table:table-cell table:formula="of:=357.52911+[.G292]*(35999.05029-0.0001537*[.G292])" office:value-type="float" office:value="10003.8865229536">
            <text:p>10003.89</text:p>
          </table:table-cell>
          <table:table-cell table:formula="of:=0.016708634-[.G292]*(0.000042037+0.0000001267*[.G292])" office:value-type="float" office:value="0.0166973606073829">
            <text:p>0.02</text:p>
          </table:table-cell>
          <table:table-cell table:formula="of:=SIN(RADIANS([.J292]))*(1.914602-[.G292]*(0.004817+0.000014*[.G292]))+SIN(RADIANS(2*[.J292]))*(0.019993-0.000101*[.G292])+SIN(RADIANS(3*[.J292]))*0.000289" office:value-type="float" office:value="-1.86647745377453">
            <text:p>-1.87</text:p>
          </table:table-cell>
          <table:table-cell table:formula="of:=[.I292]+[.L292]" office:value-type="float" office:value="205.418198724611">
            <text:p>205.42</text:p>
          </table:table-cell>
          <table:table-cell table:formula="of:=[.J292]+[.L292]" office:value-type="float" office:value="10002.0200454998">
            <text:p>10002.02</text:p>
          </table:table-cell>
          <table:table-cell table:formula="of:=(1.000001018*(1-[.K292]*[.K292]))/(1+[.K292]*COS(RADIANS([.N292])))" office:value-type="float" office:value="0.996257937756228">
            <text:p>1</text:p>
          </table:table-cell>
          <table:table-cell table:formula="of:=[.M292]-0.00569-0.00478*SIN(RADIANS(125.04-1934.136*[.G292]))" office:value-type="float" office:value="205.415128440878">
            <text:p>205.42</text:p>
          </table:table-cell>
          <table:table-cell table:formula="of:=23+(26+((21.448-[.G292]*(46.815+[.G292]*(0.00059-[.G292]*0.001813))))/60)/60" office:value-type="float" office:value="23.4358064937819">
            <text:p>23.44</text:p>
          </table:table-cell>
          <table:table-cell table:formula="of:=[.Q292]+0.00256*COS(RADIANS(125.04-1934.136*[.G292]))" office:value-type="float" office:value="23.4379477813727">
            <text:p>23.44</text:p>
          </table:table-cell>
          <table:table-cell table:formula="of:=DEGREES(ATAN2(COS(RADIANS([.P292]));COS(RADIANS([.R292]))*SIN(RADIANS([.P292]))))" office:value-type="float" office:value="-156.445019942456">
            <text:p>-156.45</text:p>
          </table:table-cell>
          <table:table-cell table:formula="of:=DEGREES(ASIN(SIN(RADIANS([.R292]))*SIN(RADIANS([.P292]))))" office:value-type="float" office:value="-9.82888366250745">
            <text:p>-9.83</text:p>
          </table:table-cell>
          <table:table-cell table:formula="of:=TAN(RADIANS([.R292]/2))*TAN(RADIANS([.R292]/2))" office:value-type="float" office:value="0.0430294564075362">
            <text:p>0.04</text:p>
          </table:table-cell>
          <table:table-cell table:formula="of:=4*DEGREES([.U292]*SIN(2*RADIANS([.I292]))-2*[.K292]*SIN(RADIANS([.J292]))+4*[.K292]*[.U292]*SIN(RADIANS([.J292]))*COS(2*RADIANS([.I292]))-0.5*[.U292]*[.U292]*SIN(4*RADIANS([.I292]))-1.25*[.K292]*[.K292]*SIN(2*RADIANS([.J292])))" office:value-type="float" office:value="14.9313469395539">
            <text:p>14.93</text:p>
          </table:table-cell>
          <table:table-cell table:formula="of:=DEGREES(ACOS(COS(RADIANS(90.833))/(COS(RADIANS([.$B$2]))*COS(RADIANS([.T292])))-TAN(RADIANS([.$B$2]))*TAN(RADIANS([.T292]))))" office:value-type="float" office:value="82.7549938040216">
            <text:p>82.75</text:p>
          </table:table-cell>
          <table:table-cell table:style-name="ce7" table:formula="of:=(720-4*[.$B$3]-[.V292]+[.$B$4]*60)/1440" office:value-type="float" office:value="0.489631009069754">
            <text:p>11:45:04</text:p>
          </table:table-cell>
          <table:table-cell table:style-name="ce7" table:formula="of:=([.X292]*1440-[.W292]*4)/1440" office:value-type="float" office:value="0.259756026280805">
            <text:p>6:14:03</text:p>
          </table:table-cell>
          <table:table-cell table:style-name="ce7" table:formula="of:=([.X292]*1440+[.W292]*4)/1440" office:value-type="float" office:value="0.719505991858703">
            <text:p>17:16:05</text:p>
          </table:table-cell>
          <table:table-cell table:formula="of:=8*[.W292]" office:value-type="float" office:value="662.039950432173">
            <text:p>662.04</text:p>
          </table:table-cell>
          <table:table-cell table:formula="of:=MOD([.E292]*1440+[.V292]+4*[.$B$3]-60*[.$B$4];1440)" office:value-type="float" office:value="734.931346939554">
            <text:p>734.93</text:p>
          </table:table-cell>
          <table:table-cell table:formula="of:=IF([.AB292]/4&lt;0;[.AB292]/4+180;[.AB292]/4-180)" office:value-type="float" office:value="3.73283673488848">
            <text:p>3.73</text:p>
          </table:table-cell>
          <table:table-cell table:formula="of:=DEGREES(ACOS(SIN(RADIANS([.$B$2]))*SIN(RADIANS([.T292]))+COS(RADIANS([.$B$2]))*COS(RADIANS([.T292]))*COS(RADIANS([.AC292]))))" office:value-type="float" office:value="49.9488496732944">
            <text:p>49.95</text:p>
          </table:table-cell>
          <table:table-cell table:formula="of:=90-[.AD292]" office:value-type="float" office:value="40.0511503267056">
            <text:p>40.05</text:p>
          </table:table-cell>
          <table:table-cell table:formula="of:=IF([.AE292]&gt;85;0;IF([.AE292]&gt;5;58.1/TAN(RADIANS([.AE292]))-0.07/POWER(TAN(RADIANS([.AE292]));3)+0.000086/POWER(TAN(RADIANS([.AE292]));5);IF([.AE292]&gt;-0.575;1735+[.AE292]*(-518.2+[.AE292]*(103.4+[.AE292]*(-12.79+[.AE292]*0.711)));-20.772/TAN(RADIANS([.AE292])))))/3600" office:value-type="float" office:value="0.0191660682209059">
            <text:p>0.02</text:p>
          </table:table-cell>
          <table:table-cell table:formula="of:=[.AE292]+[.AF292]" office:value-type="float" office:value="40.0703163949265">
            <text:p>40.07</text:p>
          </table:table-cell>
          <table:table-cell table:formula="of:=IF([.AC292]&gt;0;MOD(DEGREES(ACOS(((SIN(RADIANS([.$B$2]))*COS(RADIANS([.AD292])))-SIN(RADIANS([.T292])))/(COS(RADIANS([.$B$2]))*SIN(RADIANS([.AD292])))))+180;360);MOD(540-DEGREES(ACOS(((SIN(RADIANS([.$B$2]))*COS(RADIANS([.AD292])))-SIN(RADIANS([.T292])))/(COS(RADIANS([.$B$2]))*SIN(RADIANS([.AD292])))));360))" office:value-type="float" office:value="184.807188967046">
            <text:p>184.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2]+1" office:value-type="date" office:date-value="2026-10-19">
            <text:p>10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3]+2415018.5+[.E293]-[.$B$4]/24" office:value-type="float" office:value="2461333.29166667">
            <text:p>2461333.29</text:p>
          </table:table-cell>
          <table:table-cell table:style-name="ce9" table:formula="of:=([.F293]-2451545)/36525" office:value-type="float" office:value="0.267988820442615">
            <text:p>0.26798882</text:p>
          </table:table-cell>
          <table:table-cell/>
          <table:table-cell table:formula="of:=MOD(280.46646+[.G293]*(36000.76983+[.G293]*0.0003032);360)" office:value-type="float" office:value="208.270323543">
            <text:p>208.27</text:p>
          </table:table-cell>
          <table:table-cell table:formula="of:=357.52911+[.G293]*(35999.05029-0.0001537*[.G293])" office:value-type="float" office:value="10004.872123233">
            <text:p>10004.87</text:p>
          </table:table-cell>
          <table:table-cell table:formula="of:=0.016708634-[.G293]*(0.000042037+0.0000001267*[.G293])" office:value-type="float" office:value="0.0166973594546135">
            <text:p>0.02</text:p>
          </table:table-cell>
          <table:table-cell table:formula="of:=SIN(RADIANS([.J293]))*(1.914602-[.G293]*(0.004817+0.000014*[.G293]))+SIN(RADIANS(2*[.J293]))*(0.019993-0.000101*[.G293])+SIN(RADIANS(3*[.J293]))*0.000289" office:value-type="float" office:value="-1.8589162200888">
            <text:p>-1.86</text:p>
          </table:table-cell>
          <table:table-cell table:formula="of:=[.I293]+[.L293]" office:value-type="float" office:value="206.411407322911">
            <text:p>206.41</text:p>
          </table:table-cell>
          <table:table-cell table:formula="of:=[.J293]+[.L293]" office:value-type="float" office:value="10003.013207013">
            <text:p>10003.01</text:p>
          </table:table-cell>
          <table:table-cell table:formula="of:=(1.000001018*(1-[.K293]*[.K293]))/(1+[.K293]*COS(RADIANS([.N293])))" office:value-type="float" office:value="0.995977501142367">
            <text:p>1</text:p>
          </table:table-cell>
          <table:table-cell table:formula="of:=[.M293]-0.00569-0.00478*SIN(RADIANS(125.04-1934.136*[.G293]))" office:value-type="float" office:value="206.408340733251">
            <text:p>206.41</text:p>
          </table:table-cell>
          <table:table-cell table:formula="of:=23+(26+((21.448-[.G293]*(46.815+[.G293]*(0.00059-[.G293]*0.001813))))/60)/60" office:value-type="float" office:value="23.4358061377478">
            <text:p>23.44</text:p>
          </table:table-cell>
          <table:table-cell table:formula="of:=[.Q293]+0.00256*COS(RADIANS(125.04-1934.136*[.G293]))" office:value-type="float" office:value="23.4379461277214">
            <text:p>23.44</text:p>
          </table:table-cell>
          <table:table-cell table:formula="of:=DEGREES(ATAN2(COS(RADIANS([.P293]));COS(RADIANS([.R293]))*SIN(RADIANS([.P293]))))" office:value-type="float" office:value="-155.505365194566">
            <text:p>-155.51</text:p>
          </table:table-cell>
          <table:table-cell table:formula="of:=DEGREES(ASIN(SIN(RADIANS([.R293]))*SIN(RADIANS([.P293]))))" office:value-type="float" office:value="-10.1897112448446">
            <text:p>-10.19</text:p>
          </table:table-cell>
          <table:table-cell table:formula="of:=TAN(RADIANS([.R293]/2))*TAN(RADIANS([.R293]/2))" office:value-type="float" office:value="0.0430294501629911">
            <text:p>0.04</text:p>
          </table:table-cell>
          <table:table-cell table:formula="of:=4*DEGREES([.U293]*SIN(2*RADIANS([.I293]))-2*[.K293]*SIN(RADIANS([.J293]))+4*[.K293]*[.U293]*SIN(RADIANS([.J293]))*COS(2*RADIANS([.I293]))-0.5*[.U293]*[.U293]*SIN(4*RADIANS([.I293]))-1.25*[.K293]*[.K293]*SIN(2*RADIANS([.J293])))" office:value-type="float" office:value="15.1179095501791">
            <text:p>15.12</text:p>
          </table:table-cell>
          <table:table-cell table:formula="of:=DEGREES(ACOS(COS(RADIANS(90.833))/(COS(RADIANS([.$B$2]))*COS(RADIANS([.T293])))-TAN(RADIANS([.$B$2]))*TAN(RADIANS([.T293]))))" office:value-type="float" office:value="82.4414048212226">
            <text:p>82.44</text:p>
          </table:table-cell>
          <table:table-cell table:style-name="ce7" table:formula="of:=(720-4*[.$B$3]-[.V293]+[.$B$4]*60)/1440" office:value-type="float" office:value="0.489501451701265">
            <text:p>11:44:53</text:p>
          </table:table-cell>
          <table:table-cell table:style-name="ce7" table:formula="of:=([.X293]*1440-[.W293]*4)/1440" office:value-type="float" office:value="0.260497549420091">
            <text:p>6:15:07</text:p>
          </table:table-cell>
          <table:table-cell table:style-name="ce7" table:formula="of:=([.X293]*1440+[.W293]*4)/1440" office:value-type="float" office:value="0.718505353982439">
            <text:p>17:14:39</text:p>
          </table:table-cell>
          <table:table-cell table:formula="of:=8*[.W293]" office:value-type="float" office:value="659.531238569781">
            <text:p>659.53</text:p>
          </table:table-cell>
          <table:table-cell table:formula="of:=MOD([.E293]*1440+[.V293]+4*[.$B$3]-60*[.$B$4];1440)" office:value-type="float" office:value="735.117909550179">
            <text:p>735.12</text:p>
          </table:table-cell>
          <table:table-cell table:formula="of:=IF([.AB293]/4&lt;0;[.AB293]/4+180;[.AB293]/4-180)" office:value-type="float" office:value="3.77947738754477">
            <text:p>3.78</text:p>
          </table:table-cell>
          <table:table-cell table:formula="of:=DEGREES(ACOS(SIN(RADIANS([.$B$2]))*SIN(RADIANS([.T293]))+COS(RADIANS([.$B$2]))*COS(RADIANS([.T293]))*COS(RADIANS([.AC293]))))" office:value-type="float" office:value="50.3119083104341">
            <text:p>50.31</text:p>
          </table:table-cell>
          <table:table-cell table:formula="of:=90-[.AD293]" office:value-type="float" office:value="39.6880916895659">
            <text:p>39.69</text:p>
          </table:table-cell>
          <table:table-cell table:formula="of:=IF([.AE293]&gt;85;0;IF([.AE293]&gt;5;58.1/TAN(RADIANS([.AE293]))-0.07/POWER(TAN(RADIANS([.AE293]));3)+0.000086/POWER(TAN(RADIANS([.AE293]));5);IF([.AE293]&gt;-0.575;1735+[.AE293]*(-518.2+[.AE293]*(103.4+[.AE293]*(-12.79+[.AE293]*0.711)));-20.772/TAN(RADIANS([.AE293])))))/3600" office:value-type="float" office:value="0.0194136461486044">
            <text:p>0.02</text:p>
          </table:table-cell>
          <table:table-cell table:formula="of:=[.AE293]+[.AF293]" office:value-type="float" office:value="39.7075053357145">
            <text:p>39.71</text:p>
          </table:table-cell>
          <table:table-cell table:formula="of:=IF([.AC293]&gt;0;MOD(DEGREES(ACOS(((SIN(RADIANS([.$B$2]))*COS(RADIANS([.AD293])))-SIN(RADIANS([.T293])))/(COS(RADIANS([.$B$2]))*SIN(RADIANS([.AD293])))))+180;360);MOD(540-DEGREES(ACOS(((SIN(RADIANS([.$B$2]))*COS(RADIANS([.AD293])))-SIN(RADIANS([.T293])))/(COS(RADIANS([.$B$2]))*SIN(RADIANS([.AD293])))));360))" office:value-type="float" office:value="184.836165529608">
            <text:p>184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3]+1" office:value-type="date" office:date-value="2026-10-20">
            <text:p>10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4]+2415018.5+[.E294]-[.$B$4]/24" office:value-type="float" office:value="2461334.29166667">
            <text:p>2461334.29</text:p>
          </table:table-cell>
          <table:table-cell table:style-name="ce9" table:formula="of:=([.F294]-2451545)/36525" office:value-type="float" office:value="0.268016198950486">
            <text:p>0.26801620</text:p>
          </table:table-cell>
          <table:table-cell/>
          <table:table-cell table:formula="of:=MOD(280.46646+[.G294]*(36000.76983+[.G294]*0.0003032);360)" office:value-type="float" office:value="209.255970907614">
            <text:p>209.26</text:p>
          </table:table-cell>
          <table:table-cell table:formula="of:=357.52911+[.G294]*(35999.05029-0.0001537*[.G294])" office:value-type="float" office:value="10005.8577235125">
            <text:p>10005.86</text:p>
          </table:table-cell>
          <table:table-cell table:formula="of:=0.016708634-[.G294]*(0.000042037+0.0000001267*[.G294])" office:value-type="float" office:value="0.0166973583018438">
            <text:p>0.02</text:p>
          </table:table-cell>
          <table:table-cell table:formula="of:=SIN(RADIANS([.J294]))*(1.914602-[.G294]*(0.004817+0.000014*[.G294]))+SIN(RADIANS(2*[.J294]))*(0.019993-0.000101*[.G294])+SIN(RADIANS(3*[.J294]))*0.000289" office:value-type="float" office:value="-1.85079662765642">
            <text:p>-1.85</text:p>
          </table:table-cell>
          <table:table-cell table:formula="of:=[.I294]+[.L294]" office:value-type="float" office:value="207.405174279958">
            <text:p>207.41</text:p>
          </table:table-cell>
          <table:table-cell table:formula="of:=[.J294]+[.L294]" office:value-type="float" office:value="10004.0069268849">
            <text:p>10004.01</text:p>
          </table:table-cell>
          <table:table-cell table:formula="of:=(1.000001018*(1-[.K294]*[.K294]))/(1+[.K294]*COS(RADIANS([.N294])))" office:value-type="float" office:value="0.995698186118896">
            <text:p>1</text:p>
          </table:table-cell>
          <table:table-cell table:formula="of:=[.M294]-0.00569-0.00478*SIN(RADIANS(125.04-1934.136*[.G294]))" office:value-type="float" office:value="207.40211138213">
            <text:p>207.4</text:p>
          </table:table-cell>
          <table:table-cell table:formula="of:=23+(26+((21.448-[.G294]*(46.815+[.G294]*(0.00059-[.G294]*0.001813))))/60)/60" office:value-type="float" office:value="23.4358057817137">
            <text:p>23.44</text:p>
          </table:table-cell>
          <table:table-cell table:formula="of:=[.Q294]+0.00256*COS(RADIANS(125.04-1934.136*[.G294]))" office:value-type="float" office:value="23.4379444722421">
            <text:p>23.44</text:p>
          </table:table-cell>
          <table:table-cell table:formula="of:=DEGREES(ATAN2(COS(RADIANS([.P294]));COS(RADIANS([.R294]))*SIN(RADIANS([.P294]))))" office:value-type="float" office:value="-154.563058686646">
            <text:p>-154.56</text:p>
          </table:table-cell>
          <table:table-cell table:formula="of:=DEGREES(ASIN(SIN(RADIANS([.R294]))*SIN(RADIANS([.P294]))))" office:value-type="float" office:value="-10.5480501052203">
            <text:p>-10.55</text:p>
          </table:table-cell>
          <table:table-cell table:formula="of:=TAN(RADIANS([.R294]/2))*TAN(RADIANS([.R294]/2))" office:value-type="float" office:value="0.043029443911544">
            <text:p>0.04</text:p>
          </table:table-cell>
          <table:table-cell table:formula="of:=4*DEGREES([.U294]*SIN(2*RADIANS([.I294]))-2*[.K294]*SIN(RADIANS([.J294]))+4*[.K294]*[.U294]*SIN(RADIANS([.J294]))*COS(2*RADIANS([.I294]))-0.5*[.U294]*[.U294]*SIN(4*RADIANS([.I294]))-1.25*[.K294]*[.K294]*SIN(2*RADIANS([.J294])))" office:value-type="float" office:value="15.2937744547638">
            <text:p>15.29</text:p>
          </table:table-cell>
          <table:table-cell table:formula="of:=DEGREES(ACOS(COS(RADIANS(90.833))/(COS(RADIANS([.$B$2]))*COS(RADIANS([.T294])))-TAN(RADIANS([.$B$2]))*TAN(RADIANS([.T294]))))" office:value-type="float" office:value="82.1290929088311">
            <text:p>82.13</text:p>
          </table:table-cell>
          <table:table-cell table:style-name="ce7" table:formula="of:=(720-4*[.$B$3]-[.V294]+[.$B$4]*60)/1440" office:value-type="float" office:value="0.489379323295303">
            <text:p>11:44:42</text:p>
          </table:table-cell>
          <table:table-cell table:style-name="ce7" table:formula="of:=([.X294]*1440-[.W294]*4)/1440" office:value-type="float" office:value="0.261242954104105">
            <text:p>6:16:11</text:p>
          </table:table-cell>
          <table:table-cell table:style-name="ce7" table:formula="of:=([.X294]*1440+[.W294]*4)/1440" office:value-type="float" office:value="0.7175156924865">
            <text:p>17:13:13</text:p>
          </table:table-cell>
          <table:table-cell table:formula="of:=8*[.W294]" office:value-type="float" office:value="657.032743270649">
            <text:p>657.03</text:p>
          </table:table-cell>
          <table:table-cell table:formula="of:=MOD([.E294]*1440+[.V294]+4*[.$B$3]-60*[.$B$4];1440)" office:value-type="float" office:value="735.293774454764">
            <text:p>735.29</text:p>
          </table:table-cell>
          <table:table-cell table:formula="of:=IF([.AB294]/4&lt;0;[.AB294]/4+180;[.AB294]/4-180)" office:value-type="float" office:value="3.82344361369096">
            <text:p>3.82</text:p>
          </table:table-cell>
          <table:table-cell table:formula="of:=DEGREES(ACOS(SIN(RADIANS([.$B$2]))*SIN(RADIANS([.T294]))+COS(RADIANS([.$B$2]))*COS(RADIANS([.T294]))*COS(RADIANS([.AC294]))))" office:value-type="float" office:value="50.6723168497062">
            <text:p>50.67</text:p>
          </table:table-cell>
          <table:table-cell table:formula="of:=90-[.AD294]" office:value-type="float" office:value="39.3276831502938">
            <text:p>39.33</text:p>
          </table:table-cell>
          <table:table-cell table:formula="of:=IF([.AE294]&gt;85;0;IF([.AE294]&gt;5;58.1/TAN(RADIANS([.AE294]))-0.07/POWER(TAN(RADIANS([.AE294]));3)+0.000086/POWER(TAN(RADIANS([.AE294]));5);IF([.AE294]&gt;-0.575;1735+[.AE294]*(-518.2+[.AE294]*(103.4+[.AE294]*(-12.79+[.AE294]*0.711)));-20.772/TAN(RADIANS([.AE294])))))/3600" office:value-type="float" office:value="0.0196631513987246">
            <text:p>0.02</text:p>
          </table:table-cell>
          <table:table-cell table:formula="of:=[.AE294]+[.AF294]" office:value-type="float" office:value="39.3473463016925">
            <text:p>39.35</text:p>
          </table:table-cell>
          <table:table-cell table:formula="of:=IF([.AC294]&gt;0;MOD(DEGREES(ACOS(((SIN(RADIANS([.$B$2]))*COS(RADIANS([.AD294])))-SIN(RADIANS([.T294])))/(COS(RADIANS([.$B$2]))*SIN(RADIANS([.AD294])))))+180;360);MOD(540-DEGREES(ACOS(((SIN(RADIANS([.$B$2]))*COS(RADIANS([.AD294])))-SIN(RADIANS([.T294])))/(COS(RADIANS([.$B$2]))*SIN(RADIANS([.AD294])))));360))" office:value-type="float" office:value="184.861525359343">
            <text:p>184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4]+1" office:value-type="date" office:date-value="2026-10-21">
            <text:p>10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5]+2415018.5+[.E295]-[.$B$4]/24" office:value-type="float" office:value="2461335.29166667">
            <text:p>2461335.29</text:p>
          </table:table-cell>
          <table:table-cell table:style-name="ce9" table:formula="of:=([.F295]-2451545)/36525" office:value-type="float" office:value="0.268043577458358">
            <text:p>0.26804358</text:p>
          </table:table-cell>
          <table:table-cell/>
          <table:table-cell table:formula="of:=MOD(280.46646+[.G295]*(36000.76983+[.G295]*0.0003032);360)" office:value-type="float" office:value="210.241618272226">
            <text:p>210.24</text:p>
          </table:table-cell>
          <table:table-cell table:formula="of:=357.52911+[.G295]*(35999.05029-0.0001537*[.G295])" office:value-type="float" office:value="10006.843323792">
            <text:p>10006.84</text:p>
          </table:table-cell>
          <table:table-cell table:formula="of:=0.016708634-[.G295]*(0.000042037+0.0000001267*[.G295])" office:value-type="float" office:value="0.0166973571490739">
            <text:p>0.02</text:p>
          </table:table-cell>
          <table:table-cell table:formula="of:=SIN(RADIANS([.J295]))*(1.914602-[.G295]*(0.004817+0.000014*[.G295]))+SIN(RADIANS(2*[.J295]))*(0.019993-0.000101*[.G295])+SIN(RADIANS(3*[.J295]))*0.000289" office:value-type="float" office:value="-1.84212052964975">
            <text:p>-1.84</text:p>
          </table:table-cell>
          <table:table-cell table:formula="of:=[.I295]+[.L295]" office:value-type="float" office:value="208.399497742577">
            <text:p>208.4</text:p>
          </table:table-cell>
          <table:table-cell table:formula="of:=[.J295]+[.L295]" office:value-type="float" office:value="10005.0012032623">
            <text:p>10005</text:p>
          </table:table-cell>
          <table:table-cell table:formula="of:=(1.000001018*(1-[.K295]*[.K295]))/(1+[.K295]*COS(RADIANS([.N295])))" office:value-type="float" office:value="0.995420077355025">
            <text:p>1</text:p>
          </table:table-cell>
          <table:table-cell table:formula="of:=[.M295]-0.00569-0.00478*SIN(RADIANS(125.04-1934.136*[.G295]))" office:value-type="float" office:value="208.396438534338">
            <text:p>208.4</text:p>
          </table:table-cell>
          <table:table-cell table:formula="of:=23+(26+((21.448-[.G295]*(46.815+[.G295]*(0.00059-[.G295]*0.001813))))/60)/60" office:value-type="float" office:value="23.4358054256796">
            <text:p>23.44</text:p>
          </table:table-cell>
          <table:table-cell table:formula="of:=[.Q295]+0.00256*COS(RADIANS(125.04-1934.136*[.G295]))" office:value-type="float" office:value="23.437942814936">
            <text:p>23.44</text:p>
          </table:table-cell>
          <table:table-cell table:formula="of:=DEGREES(ATAN2(COS(RADIANS([.P295]));COS(RADIANS([.R295]))*SIN(RADIANS([.P295]))))" office:value-type="float" office:value="-153.618033950335">
            <text:p>-153.62</text:p>
          </table:table-cell>
          <table:table-cell table:formula="of:=DEGREES(ASIN(SIN(RADIANS([.R295]))*SIN(RADIANS([.P295]))))" office:value-type="float" office:value="-10.9037917549817">
            <text:p>-10.9</text:p>
          </table:table-cell>
          <table:table-cell table:formula="of:=TAN(RADIANS([.R295]/2))*TAN(RADIANS([.R295]/2))" office:value-type="float" office:value="0.0430294376531988">
            <text:p>0.04</text:p>
          </table:table-cell>
          <table:table-cell table:formula="of:=4*DEGREES([.U295]*SIN(2*RADIANS([.I295]))-2*[.K295]*SIN(RADIANS([.J295]))+4*[.K295]*[.U295]*SIN(RADIANS([.J295]))*COS(2*RADIANS([.I295]))-0.5*[.U295]*[.U295]*SIN(4*RADIANS([.I295]))-1.25*[.K295]*[.K295]*SIN(2*RADIANS([.J295])))" office:value-type="float" office:value="15.4586599422376">
            <text:p>15.46</text:p>
          </table:table-cell>
          <table:table-cell table:formula="of:=DEGREES(ACOS(COS(RADIANS(90.833))/(COS(RADIANS([.$B$2]))*COS(RADIANS([.T295])))-TAN(RADIANS([.$B$2]))*TAN(RADIANS([.T295]))))" office:value-type="float" office:value="81.8181338144578">
            <text:p>81.82</text:p>
          </table:table-cell>
          <table:table-cell table:style-name="ce7" table:formula="of:=(720-4*[.$B$3]-[.V295]+[.$B$4]*60)/1440" office:value-type="float" office:value="0.489264819484557">
            <text:p>11:44:32</text:p>
          </table:table-cell>
          <table:table-cell table:style-name="ce7" table:formula="of:=([.X295]*1440-[.W295]*4)/1440" office:value-type="float" office:value="0.261992225555508">
            <text:p>6:17:16</text:p>
          </table:table-cell>
          <table:table-cell table:style-name="ce7" table:formula="of:=([.X295]*1440+[.W295]*4)/1440" office:value-type="float" office:value="0.716537413413607">
            <text:p>17:11:49</text:p>
          </table:table-cell>
          <table:table-cell table:formula="of:=8*[.W295]" office:value-type="float" office:value="654.545070515663">
            <text:p>654.55</text:p>
          </table:table-cell>
          <table:table-cell table:formula="of:=MOD([.E295]*1440+[.V295]+4*[.$B$3]-60*[.$B$4];1440)" office:value-type="float" office:value="735.458659942238">
            <text:p>735.46</text:p>
          </table:table-cell>
          <table:table-cell table:formula="of:=IF([.AB295]/4&lt;0;[.AB295]/4+180;[.AB295]/4-180)" office:value-type="float" office:value="3.86466498555939">
            <text:p>3.86</text:p>
          </table:table-cell>
          <table:table-cell table:formula="of:=DEGREES(ACOS(SIN(RADIANS([.$B$2]))*SIN(RADIANS([.T295]))+COS(RADIANS([.$B$2]))*COS(RADIANS([.T295]))*COS(RADIANS([.AC295]))))" office:value-type="float" office:value="51.0299596925852">
            <text:p>51.03</text:p>
          </table:table-cell>
          <table:table-cell table:formula="of:=90-[.AD295]" office:value-type="float" office:value="38.9700403074148">
            <text:p>38.97</text:p>
          </table:table-cell>
          <table:table-cell table:formula="of:=IF([.AE295]&gt;85;0;IF([.AE295]&gt;5;58.1/TAN(RADIANS([.AE295]))-0.07/POWER(TAN(RADIANS([.AE295]));3)+0.000086/POWER(TAN(RADIANS([.AE295]));5);IF([.AE295]&gt;-0.575;1735+[.AE295]*(-518.2+[.AE295]*(103.4+[.AE295]*(-12.79+[.AE295]*0.711)));-20.772/TAN(RADIANS([.AE295])))))/3600" office:value-type="float" office:value="0.019914523756156">
            <text:p>0.02</text:p>
          </table:table-cell>
          <table:table-cell table:formula="of:=[.AE295]+[.AF295]" office:value-type="float" office:value="38.989954831171">
            <text:p>38.99</text:p>
          </table:table-cell>
          <table:table-cell table:formula="of:=IF([.AC295]&gt;0;MOD(DEGREES(ACOS(((SIN(RADIANS([.$B$2]))*COS(RADIANS([.AD295])))-SIN(RADIANS([.T295])))/(COS(RADIANS([.$B$2]))*SIN(RADIANS([.AD295])))))+180;360);MOD(540-DEGREES(ACOS(((SIN(RADIANS([.$B$2]))*COS(RADIANS([.AD295])))-SIN(RADIANS([.T295])))/(COS(RADIANS([.$B$2]))*SIN(RADIANS([.AD295])))));360))" office:value-type="float" office:value="184.883258339066">
            <text:p>184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5]+1" office:value-type="date" office:date-value="2026-10-22">
            <text:p>10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6]+2415018.5+[.E296]-[.$B$4]/24" office:value-type="float" office:value="2461336.29166667">
            <text:p>2461336.29</text:p>
          </table:table-cell>
          <table:table-cell table:style-name="ce9" table:formula="of:=([.F296]-2451545)/36525" office:value-type="float" office:value="0.268070955966229">
            <text:p>0.26807096</text:p>
          </table:table-cell>
          <table:table-cell/>
          <table:table-cell table:formula="of:=MOD(280.46646+[.G296]*(36000.76983+[.G296]*0.0003032);360)" office:value-type="float" office:value="211.22726563684">
            <text:p>211.23</text:p>
          </table:table-cell>
          <table:table-cell table:formula="of:=357.52911+[.G296]*(35999.05029-0.0001537*[.G296])" office:value-type="float" office:value="10007.8289240715">
            <text:p>10007.83</text:p>
          </table:table-cell>
          <table:table-cell table:formula="of:=0.016708634-[.G296]*(0.000042037+0.0000001267*[.G296])" office:value-type="float" office:value="0.0166973559963039">
            <text:p>0.02</text:p>
          </table:table-cell>
          <table:table-cell table:formula="of:=SIN(RADIANS([.J296]))*(1.914602-[.G296]*(0.004817+0.000014*[.G296]))+SIN(RADIANS(2*[.J296]))*(0.019993-0.000101*[.G296])+SIN(RADIANS(3*[.J296]))*0.000289" office:value-type="float" office:value="-1.832889953709">
            <text:p>-1.83</text:p>
          </table:table-cell>
          <table:table-cell table:formula="of:=[.I296]+[.L296]" office:value-type="float" office:value="209.394375683131">
            <text:p>209.39</text:p>
          </table:table-cell>
          <table:table-cell table:formula="of:=[.J296]+[.L296]" office:value-type="float" office:value="10005.9960341177">
            <text:p>10006</text:p>
          </table:table-cell>
          <table:table-cell table:formula="of:=(1.000001018*(1-[.K296]*[.K296]))/(1+[.K296]*COS(RADIANS([.N296])))" office:value-type="float" office:value="0.995143259295456">
            <text:p>1</text:p>
          </table:table-cell>
          <table:table-cell table:formula="of:=[.M296]-0.00569-0.00478*SIN(RADIANS(125.04-1934.136*[.G296]))" office:value-type="float" office:value="209.391320162234">
            <text:p>209.39</text:p>
          </table:table-cell>
          <table:table-cell table:formula="of:=23+(26+((21.448-[.G296]*(46.815+[.G296]*(0.00059-[.G296]*0.001813))))/60)/60" office:value-type="float" office:value="23.4358050696455">
            <text:p>23.44</text:p>
          </table:table-cell>
          <table:table-cell table:formula="of:=[.Q296]+0.00256*COS(RADIANS(125.04-1934.136*[.G296]))" office:value-type="float" office:value="23.4379411558042">
            <text:p>23.44</text:p>
          </table:table-cell>
          <table:table-cell table:formula="of:=DEGREES(ATAN2(COS(RADIANS([.P296]));COS(RADIANS([.R296]))*SIN(RADIANS([.P296]))))" office:value-type="float" office:value="-152.670226303874">
            <text:p>-152.67</text:p>
          </table:table-cell>
          <table:table-cell table:formula="of:=DEGREES(ASIN(SIN(RADIANS([.R296]))*SIN(RADIANS([.P296]))))" office:value-type="float" office:value="-11.2568272106634">
            <text:p>-11.26</text:p>
          </table:table-cell>
          <table:table-cell table:formula="of:=TAN(RADIANS([.R296]/2))*TAN(RADIANS([.R296]/2))" office:value-type="float" office:value="0.0430294313879599">
            <text:p>0.04</text:p>
          </table:table-cell>
          <table:table-cell table:formula="of:=4*DEGREES([.U296]*SIN(2*RADIANS([.I296]))-2*[.K296]*SIN(RADIANS([.J296]))+4*[.K296]*[.U296]*SIN(RADIANS([.J296]))*COS(2*RADIANS([.I296]))-0.5*[.U296]*[.U296]*SIN(4*RADIANS([.I296]))-1.25*[.K296]*[.K296]*SIN(2*RADIANS([.J296])))" office:value-type="float" office:value="15.6122919021602">
            <text:p>15.61</text:p>
          </table:table-cell>
          <table:table-cell table:formula="of:=DEGREES(ACOS(COS(RADIANS(90.833))/(COS(RADIANS([.$B$2]))*COS(RADIANS([.T296])))-TAN(RADIANS([.$B$2]))*TAN(RADIANS([.T296]))))" office:value-type="float" office:value="81.508605835553">
            <text:p>81.51</text:p>
          </table:table-cell>
          <table:table-cell table:style-name="ce7" table:formula="of:=(720-4*[.$B$3]-[.V296]+[.$B$4]*60)/1440" office:value-type="float" office:value="0.4891581306235">
            <text:p>11:44:23</text:p>
          </table:table-cell>
          <table:table-cell table:style-name="ce7" table:formula="of:=([.X296]*1440-[.W296]*4)/1440" office:value-type="float" office:value="0.262745336635853">
            <text:p>6:18:21</text:p>
          </table:table-cell>
          <table:table-cell table:style-name="ce7" table:formula="of:=([.X296]*1440+[.W296]*4)/1440" office:value-type="float" office:value="0.715570924611147">
            <text:p>17:10:25</text:p>
          </table:table-cell>
          <table:table-cell table:formula="of:=8*[.W296]" office:value-type="float" office:value="652.068846684424">
            <text:p>652.07</text:p>
          </table:table-cell>
          <table:table-cell table:formula="of:=MOD([.E296]*1440+[.V296]+4*[.$B$3]-60*[.$B$4];1440)" office:value-type="float" office:value="735.61229190216">
            <text:p>735.61</text:p>
          </table:table-cell>
          <table:table-cell table:formula="of:=IF([.AB296]/4&lt;0;[.AB296]/4+180;[.AB296]/4-180)" office:value-type="float" office:value="3.90307297554006">
            <text:p>3.9</text:p>
          </table:table-cell>
          <table:table-cell table:formula="of:=DEGREES(ACOS(SIN(RADIANS([.$B$2]))*SIN(RADIANS([.T296]))+COS(RADIANS([.$B$2]))*COS(RADIANS([.T296]))*COS(RADIANS([.AC296]))))" office:value-type="float" office:value="51.3847212109864">
            <text:p>51.38</text:p>
          </table:table-cell>
          <table:table-cell table:formula="of:=90-[.AD296]" office:value-type="float" office:value="38.6152787890136">
            <text:p>38.62</text:p>
          </table:table-cell>
          <table:table-cell table:formula="of:=IF([.AE296]&gt;85;0;IF([.AE296]&gt;5;58.1/TAN(RADIANS([.AE296]))-0.07/POWER(TAN(RADIANS([.AE296]));3)+0.000086/POWER(TAN(RADIANS([.AE296]));5);IF([.AE296]&gt;-0.575;1735+[.AE296]*(-518.2+[.AE296]*(103.4+[.AE296]*(-12.79+[.AE296]*0.711)));-20.772/TAN(RADIANS([.AE296])))))/3600" office:value-type="float" office:value="0.0201676976609417">
            <text:p>0.02</text:p>
          </table:table-cell>
          <table:table-cell table:formula="of:=[.AE296]+[.AF296]" office:value-type="float" office:value="38.6354464866745">
            <text:p>38.64</text:p>
          </table:table-cell>
          <table:table-cell table:formula="of:=IF([.AC296]&gt;0;MOD(DEGREES(ACOS(((SIN(RADIANS([.$B$2]))*COS(RADIANS([.AD296])))-SIN(RADIANS([.T296])))/(COS(RADIANS([.$B$2]))*SIN(RADIANS([.AD296])))))+180;360);MOD(540-DEGREES(ACOS(((SIN(RADIANS([.$B$2]))*COS(RADIANS([.AD296])))-SIN(RADIANS([.T296])))/(COS(RADIANS([.$B$2]))*SIN(RADIANS([.AD296])))));360))" office:value-type="float" office:value="184.901356628131">
            <text:p>184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6]+1" office:value-type="date" office:date-value="2026-10-23">
            <text:p>10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7]+2415018.5+[.E297]-[.$B$4]/24" office:value-type="float" office:value="2461337.29166667">
            <text:p>2461337.29</text:p>
          </table:table-cell>
          <table:table-cell table:style-name="ce9" table:formula="of:=([.F297]-2451545)/36525" office:value-type="float" office:value="0.2680983344741">
            <text:p>0.26809833</text:p>
          </table:table-cell>
          <table:table-cell/>
          <table:table-cell table:formula="of:=MOD(280.46646+[.G297]*(36000.76983+[.G297]*0.0003032);360)" office:value-type="float" office:value="212.212913001456">
            <text:p>212.21</text:p>
          </table:table-cell>
          <table:table-cell table:formula="of:=357.52911+[.G297]*(35999.05029-0.0001537*[.G297])" office:value-type="float" office:value="10008.8145243509">
            <text:p>10008.81</text:p>
          </table:table-cell>
          <table:table-cell table:formula="of:=0.016708634-[.G297]*(0.000042037+0.0000001267*[.G297])" office:value-type="float" office:value="0.0166973548435337">
            <text:p>0.02</text:p>
          </table:table-cell>
          <table:table-cell table:formula="of:=SIN(RADIANS([.J297]))*(1.914602-[.G297]*(0.004817+0.000014*[.G297]))+SIN(RADIANS(2*[.J297]))*(0.019993-0.000101*[.G297])+SIN(RADIANS(3*[.J297]))*0.000289" office:value-type="float" office:value="-1.82310710202036">
            <text:p>-1.82</text:p>
          </table:table-cell>
          <table:table-cell table:formula="of:=[.I297]+[.L297]" office:value-type="float" office:value="210.389805899436">
            <text:p>210.39</text:p>
          </table:table-cell>
          <table:table-cell table:formula="of:=[.J297]+[.L297]" office:value-type="float" office:value="10006.9914172489">
            <text:p>10006.99</text:p>
          </table:table-cell>
          <table:table-cell table:formula="of:=(1.000001018*(1-[.K297]*[.K297]))/(1+[.K297]*COS(RADIANS([.N297])))" office:value-type="float" office:value="0.99486781613309">
            <text:p>0.99</text:p>
          </table:table-cell>
          <table:table-cell table:formula="of:=[.M297]-0.00569-0.00478*SIN(RADIANS(125.04-1934.136*[.G297]))" office:value-type="float" office:value="210.386754063629">
            <text:p>210.39</text:p>
          </table:table-cell>
          <table:table-cell table:formula="of:=23+(26+((21.448-[.G297]*(46.815+[.G297]*(0.00059-[.G297]*0.001813))))/60)/60" office:value-type="float" office:value="23.4358047136114">
            <text:p>23.44</text:p>
          </table:table-cell>
          <table:table-cell table:formula="of:=[.Q297]+0.00256*COS(RADIANS(125.04-1934.136*[.G297]))" office:value-type="float" office:value="23.4379394948478">
            <text:p>23.44</text:p>
          </table:table-cell>
          <table:table-cell table:formula="of:=DEGREES(ATAN2(COS(RADIANS([.P297]));COS(RADIANS([.R297]))*SIN(RADIANS([.P297]))))" office:value-type="float" office:value="-151.719572950516">
            <text:p>-151.72</text:p>
          </table:table-cell>
          <table:table-cell table:formula="of:=DEGREES(ASIN(SIN(RADIANS([.R297]))*SIN(RADIANS([.P297]))))" office:value-type="float" office:value="-11.6070470131156">
            <text:p>-11.61</text:p>
          </table:table-cell>
          <table:table-cell table:formula="of:=TAN(RADIANS([.R297]/2))*TAN(RADIANS([.R297]/2))" office:value-type="float" office:value="0.0430294251158314">
            <text:p>0.04</text:p>
          </table:table-cell>
          <table:table-cell table:formula="of:=4*DEGREES([.U297]*SIN(2*RADIANS([.I297]))-2*[.K297]*SIN(RADIANS([.J297]))+4*[.K297]*[.U297]*SIN(RADIANS([.J297]))*COS(2*RADIANS([.I297]))-0.5*[.U297]*[.U297]*SIN(4*RADIANS([.I297]))-1.25*[.K297]*[.K297]*SIN(2*RADIANS([.J297])))" office:value-type="float" office:value="15.7544043416549">
            <text:p>15.75</text:p>
          </table:table-cell>
          <table:table-cell table:formula="of:=DEGREES(ACOS(COS(RADIANS(90.833))/(COS(RADIANS([.$B$2]))*COS(RADIANS([.T297])))-TAN(RADIANS([.$B$2]))*TAN(RADIANS([.T297]))))" office:value-type="float" office:value="81.2005898856464">
            <text:p>81.2</text:p>
          </table:table-cell>
          <table:table-cell table:style-name="ce7" table:formula="of:=(720-4*[.$B$3]-[.V297]+[.$B$4]*60)/1440" office:value-type="float" office:value="0.489059441429406">
            <text:p>11:44:15</text:p>
          </table:table-cell>
          <table:table-cell table:style-name="ce7" table:formula="of:=([.X297]*1440-[.W297]*4)/1440" office:value-type="float" office:value="0.263502247302611">
            <text:p>6:19:27</text:p>
          </table:table-cell>
          <table:table-cell table:style-name="ce7" table:formula="of:=([.X297]*1440+[.W297]*4)/1440" office:value-type="float" office:value="0.714616635556202">
            <text:p>17:09:03</text:p>
          </table:table-cell>
          <table:table-cell table:formula="of:=8*[.W297]" office:value-type="float" office:value="649.604719085172">
            <text:p>649.6</text:p>
          </table:table-cell>
          <table:table-cell table:formula="of:=MOD([.E297]*1440+[.V297]+4*[.$B$3]-60*[.$B$4];1440)" office:value-type="float" office:value="735.754404341655">
            <text:p>735.75</text:p>
          </table:table-cell>
          <table:table-cell table:formula="of:=IF([.AB297]/4&lt;0;[.AB297]/4+180;[.AB297]/4-180)" office:value-type="float" office:value="3.93860108541372">
            <text:p>3.94</text:p>
          </table:table-cell>
          <table:table-cell table:formula="of:=DEGREES(ACOS(SIN(RADIANS([.$B$2]))*SIN(RADIANS([.T297]))+COS(RADIANS([.$B$2]))*COS(RADIANS([.T297]))*COS(RADIANS([.AC297]))))" office:value-type="float" office:value="51.7364857940845">
            <text:p>51.74</text:p>
          </table:table-cell>
          <table:table-cell table:formula="of:=90-[.AD297]" office:value-type="float" office:value="38.2635142059155">
            <text:p>38.26</text:p>
          </table:table-cell>
          <table:table-cell table:formula="of:=IF([.AE297]&gt;85;0;IF([.AE297]&gt;5;58.1/TAN(RADIANS([.AE297]))-0.07/POWER(TAN(RADIANS([.AE297]));3)+0.000086/POWER(TAN(RADIANS([.AE297]));5);IF([.AE297]&gt;-0.575;1735+[.AE297]*(-518.2+[.AE297]*(103.4+[.AE297]*(-12.79+[.AE297]*0.711)));-20.772/TAN(RADIANS([.AE297])))))/3600" office:value-type="float" office:value="0.0204226019657509">
            <text:p>0.02</text:p>
          </table:table-cell>
          <table:table-cell table:formula="of:=[.AE297]+[.AF297]" office:value-type="float" office:value="38.2839368078812">
            <text:p>38.28</text:p>
          </table:table-cell>
          <table:table-cell table:formula="of:=IF([.AC297]&gt;0;MOD(DEGREES(ACOS(((SIN(RADIANS([.$B$2]))*COS(RADIANS([.AD297])))-SIN(RADIANS([.T297])))/(COS(RADIANS([.$B$2]))*SIN(RADIANS([.AD297])))))+180;360);MOD(540-DEGREES(ACOS(((SIN(RADIANS([.$B$2]))*COS(RADIANS([.AD297])))-SIN(RADIANS([.T297])))/(COS(RADIANS([.$B$2]))*SIN(RADIANS([.AD297])))));360))" office:value-type="float" office:value="184.915814694577">
            <text:p>184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7]+1" office:value-type="date" office:date-value="2026-10-24">
            <text:p>10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8]+2415018.5+[.E298]-[.$B$4]/24" office:value-type="float" office:value="2461338.29166667">
            <text:p>2461338.29</text:p>
          </table:table-cell>
          <table:table-cell table:style-name="ce9" table:formula="of:=([.F298]-2451545)/36525" office:value-type="float" office:value="0.268125712981972">
            <text:p>0.26812571</text:p>
          </table:table-cell>
          <table:table-cell/>
          <table:table-cell table:formula="of:=MOD(280.46646+[.G298]*(36000.76983+[.G298]*0.0003032);360)" office:value-type="float" office:value="213.198560366072">
            <text:p>213.2</text:p>
          </table:table-cell>
          <table:table-cell table:formula="of:=357.52911+[.G298]*(35999.05029-0.0001537*[.G298])" office:value-type="float" office:value="10009.8001246304">
            <text:p>10009.8</text:p>
          </table:table-cell>
          <table:table-cell table:formula="of:=0.016708634-[.G298]*(0.000042037+0.0000001267*[.G298])" office:value-type="float" office:value="0.0166973536907633">
            <text:p>0.02</text:p>
          </table:table-cell>
          <table:table-cell table:formula="of:=SIN(RADIANS([.J298]))*(1.914602-[.G298]*(0.004817+0.000014*[.G298]))+SIN(RADIANS(2*[.J298]))*(0.019993-0.000101*[.G298])+SIN(RADIANS(3*[.J298]))*0.000289" office:value-type="float" office:value="-1.81277435133181">
            <text:p>-1.81</text:p>
          </table:table-cell>
          <table:table-cell table:formula="of:=[.I298]+[.L298]" office:value-type="float" office:value="211.385786014741">
            <text:p>211.39</text:p>
          </table:table-cell>
          <table:table-cell table:formula="of:=[.J298]+[.L298]" office:value-type="float" office:value="10007.9873502791">
            <text:p>10007.99</text:p>
          </table:table-cell>
          <table:table-cell table:formula="of:=(1.000001018*(1-[.K298]*[.K298]))/(1+[.K298]*COS(RADIANS([.N298])))" office:value-type="float" office:value="0.994593831781625">
            <text:p>0.99</text:p>
          </table:table-cell>
          <table:table-cell table:formula="of:=[.M298]-0.00569-0.00478*SIN(RADIANS(125.04-1934.136*[.G298]))" office:value-type="float" office:value="211.382737861771">
            <text:p>211.38</text:p>
          </table:table-cell>
          <table:table-cell table:formula="of:=23+(26+((21.448-[.G298]*(46.815+[.G298]*(0.00059-[.G298]*0.001813))))/60)/60" office:value-type="float" office:value="23.4358043575772">
            <text:p>23.44</text:p>
          </table:table-cell>
          <table:table-cell table:formula="of:=[.Q298]+0.00256*COS(RADIANS(125.04-1934.136*[.G298]))" office:value-type="float" office:value="23.437937832068">
            <text:p>23.44</text:p>
          </table:table-cell>
          <table:table-cell table:formula="of:=DEGREES(ATAN2(COS(RADIANS([.P298]));COS(RADIANS([.R298]))*SIN(RADIANS([.P298]))))" office:value-type="float" office:value="-150.766013078997">
            <text:p>-150.77</text:p>
          </table:table-cell>
          <table:table-cell table:formula="of:=DEGREES(ASIN(SIN(RADIANS([.R298]))*SIN(RADIANS([.P298]))))" office:value-type="float" office:value="-11.9543412491717">
            <text:p>-11.95</text:p>
          </table:table-cell>
          <table:table-cell table:formula="of:=TAN(RADIANS([.R298]/2))*TAN(RADIANS([.R298]/2))" office:value-type="float" office:value="0.0430294188368175">
            <text:p>0.04</text:p>
          </table:table-cell>
          <table:table-cell table:formula="of:=4*DEGREES([.U298]*SIN(2*RADIANS([.I298]))-2*[.K298]*SIN(RADIANS([.J298]))+4*[.K298]*[.U298]*SIN(RADIANS([.J298]))*COS(2*RADIANS([.I298]))-0.5*[.U298]*[.U298]*SIN(4*RADIANS([.I298]))-1.25*[.K298]*[.K298]*SIN(2*RADIANS([.J298])))" office:value-type="float" office:value="15.884739908509">
            <text:p>15.88</text:p>
          </table:table-cell>
          <table:table-cell table:formula="of:=DEGREES(ACOS(COS(RADIANS(90.833))/(COS(RADIANS([.$B$2]))*COS(RADIANS([.T298])))-TAN(RADIANS([.$B$2]))*TAN(RADIANS([.T298]))))" office:value-type="float" office:value="80.8941695565364">
            <text:p>80.89</text:p>
          </table:table-cell>
          <table:table-cell table:style-name="ce7" table:formula="of:=(720-4*[.$B$3]-[.V298]+[.$B$4]*60)/1440" office:value-type="float" office:value="0.488968930619091">
            <text:p>11:44:07</text:p>
          </table:table-cell>
          <table:table-cell table:style-name="ce7" table:formula="of:=([.X298]*1440-[.W298]*4)/1440" office:value-type="float" office:value="0.264262904073156">
            <text:p>6:20:32</text:p>
          </table:table-cell>
          <table:table-cell table:style-name="ce7" table:formula="of:=([.X298]*1440+[.W298]*4)/1440" office:value-type="float" office:value="0.713674957165025">
            <text:p>17:07:42</text:p>
          </table:table-cell>
          <table:table-cell table:formula="of:=8*[.W298]" office:value-type="float" office:value="647.153356452291">
            <text:p>647.15</text:p>
          </table:table-cell>
          <table:table-cell table:formula="of:=MOD([.E298]*1440+[.V298]+4*[.$B$3]-60*[.$B$4];1440)" office:value-type="float" office:value="735.884739908509">
            <text:p>735.88</text:p>
          </table:table-cell>
          <table:table-cell table:formula="of:=IF([.AB298]/4&lt;0;[.AB298]/4+180;[.AB298]/4-180)" office:value-type="float" office:value="3.97118497712725">
            <text:p>3.97</text:p>
          </table:table-cell>
          <table:table-cell table:formula="of:=DEGREES(ACOS(SIN(RADIANS([.$B$2]))*SIN(RADIANS([.T298]))+COS(RADIANS([.$B$2]))*COS(RADIANS([.T298]))*COS(RADIANS([.AC298]))))" office:value-type="float" office:value="52.0851378965238">
            <text:p>52.09</text:p>
          </table:table-cell>
          <table:table-cell table:formula="of:=90-[.AD298]" office:value-type="float" office:value="37.9148621034762">
            <text:p>37.91</text:p>
          </table:table-cell>
          <table:table-cell table:formula="of:=IF([.AE298]&gt;85;0;IF([.AE298]&gt;5;58.1/TAN(RADIANS([.AE298]))-0.07/POWER(TAN(RADIANS([.AE298]));3)+0.000086/POWER(TAN(RADIANS([.AE298]));5);IF([.AE298]&gt;-0.575;1735+[.AE298]*(-518.2+[.AE298]*(103.4+[.AE298]*(-12.79+[.AE298]*0.711)));-20.772/TAN(RADIANS([.AE298])))))/3600" office:value-type="float" office:value="0.020679159692338">
            <text:p>0.02</text:p>
          </table:table-cell>
          <table:table-cell table:formula="of:=[.AE298]+[.AF298]" office:value-type="float" office:value="37.9355412631685">
            <text:p>37.94</text:p>
          </table:table-cell>
          <table:table-cell table:formula="of:=IF([.AC298]&gt;0;MOD(DEGREES(ACOS(((SIN(RADIANS([.$B$2]))*COS(RADIANS([.AD298])))-SIN(RADIANS([.T298])))/(COS(RADIANS([.$B$2]))*SIN(RADIANS([.AD298])))))+180;360);MOD(540-DEGREES(ACOS(((SIN(RADIANS([.$B$2]))*COS(RADIANS([.AD298])))-SIN(RADIANS([.T298])))/(COS(RADIANS([.$B$2]))*SIN(RADIANS([.AD298])))));360))" office:value-type="float" office:value="184.926629346557">
            <text:p>184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8]+1" office:value-type="date" office:date-value="2026-10-25">
            <text:p>10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299]+2415018.5+[.E299]-[.$B$4]/24" office:value-type="float" office:value="2461339.29166667">
            <text:p>2461339.29</text:p>
          </table:table-cell>
          <table:table-cell table:style-name="ce9" table:formula="of:=([.F299]-2451545)/36525" office:value-type="float" office:value="0.268153091489843">
            <text:p>0.26815309</text:p>
          </table:table-cell>
          <table:table-cell/>
          <table:table-cell table:formula="of:=MOD(280.46646+[.G299]*(36000.76983+[.G299]*0.0003032);360)" office:value-type="float" office:value="214.184207730688">
            <text:p>214.18</text:p>
          </table:table-cell>
          <table:table-cell table:formula="of:=357.52911+[.G299]*(35999.05029-0.0001537*[.G299])" office:value-type="float" office:value="10010.7857249099">
            <text:p>10010.79</text:p>
          </table:table-cell>
          <table:table-cell table:formula="of:=0.016708634-[.G299]*(0.000042037+0.0000001267*[.G299])" office:value-type="float" office:value="0.0166973525379926">
            <text:p>0.02</text:p>
          </table:table-cell>
          <table:table-cell table:formula="of:=SIN(RADIANS([.J299]))*(1.914602-[.G299]*(0.004817+0.000014*[.G299]))+SIN(RADIANS(2*[.J299]))*(0.019993-0.000101*[.G299])+SIN(RADIANS(3*[.J299]))*0.000289" office:value-type="float" office:value="-1.80189425290572">
            <text:p>-1.8</text:p>
          </table:table-cell>
          <table:table-cell table:formula="of:=[.I299]+[.L299]" office:value-type="float" office:value="212.382313477783">
            <text:p>212.38</text:p>
          </table:table-cell>
          <table:table-cell table:formula="of:=[.J299]+[.L299]" office:value-type="float" office:value="10008.983830657">
            <text:p>10008.98</text:p>
          </table:table-cell>
          <table:table-cell table:formula="of:=(1.000001018*(1-[.K299]*[.K299]))/(1+[.K299]*COS(RADIANS([.N299])))" office:value-type="float" office:value="0.994321389848088">
            <text:p>0.99</text:p>
          </table:table-cell>
          <table:table-cell table:formula="of:=[.M299]-0.00569-0.00478*SIN(RADIANS(125.04-1934.136*[.G299]))" office:value-type="float" office:value="212.379269005394">
            <text:p>212.38</text:p>
          </table:table-cell>
          <table:table-cell table:formula="of:=23+(26+((21.448-[.G299]*(46.815+[.G299]*(0.00059-[.G299]*0.001813))))/60)/60" office:value-type="float" office:value="23.4358040015431">
            <text:p>23.44</text:p>
          </table:table-cell>
          <table:table-cell table:formula="of:=[.Q299]+0.00256*COS(RADIANS(125.04-1934.136*[.G299]))" office:value-type="float" office:value="23.4379361674657">
            <text:p>23.44</text:p>
          </table:table-cell>
          <table:table-cell table:formula="of:=DEGREES(ATAN2(COS(RADIANS([.P299]));COS(RADIANS([.R299]))*SIN(RADIANS([.P299]))))" office:value-type="float" office:value="-149.809487965977">
            <text:p>-149.81</text:p>
          </table:table-cell>
          <table:table-cell table:formula="of:=DEGREES(ASIN(SIN(RADIANS([.R299]))*SIN(RADIANS([.P299]))))" office:value-type="float" office:value="-12.2985995759426">
            <text:p>-12.3</text:p>
          </table:table-cell>
          <table:table-cell table:formula="of:=TAN(RADIANS([.R299]/2))*TAN(RADIANS([.R299]/2))" office:value-type="float" office:value="0.0430294125509225">
            <text:p>0.04</text:p>
          </table:table-cell>
          <table:table-cell table:formula="of:=4*DEGREES([.U299]*SIN(2*RADIANS([.I299]))-2*[.K299]*SIN(RADIANS([.J299]))+4*[.K299]*[.U299]*SIN(RADIANS([.J299]))*COS(2*RADIANS([.I299]))-0.5*[.U299]*[.U299]*SIN(4*RADIANS([.I299]))-1.25*[.K299]*[.K299]*SIN(2*RADIANS([.J299])))" office:value-type="float" office:value="16.0030504190147">
            <text:p>16</text:p>
          </table:table-cell>
          <table:table-cell table:formula="of:=DEGREES(ACOS(COS(RADIANS(90.833))/(COS(RADIANS([.$B$2]))*COS(RADIANS([.T299])))-TAN(RADIANS([.$B$2]))*TAN(RADIANS([.T299]))))" office:value-type="float" office:value="80.5894311759992">
            <text:p>80.59</text:p>
          </table:table-cell>
          <table:table-cell table:style-name="ce7" table:formula="of:=(720-4*[.$B$3]-[.V299]+[.$B$4]*60)/1440" office:value-type="float" office:value="0.488886770542351">
            <text:p>11:44:00</text:p>
          </table:table-cell>
          <table:table-cell table:style-name="ce7" table:formula="of:=([.X299]*1440-[.W299]*4)/1440" office:value-type="float" office:value="0.265027239497909">
            <text:p>6:21:38</text:p>
          </table:table-cell>
          <table:table-cell table:style-name="ce7" table:formula="of:=([.X299]*1440+[.W299]*4)/1440" office:value-type="float" office:value="0.712746301586793">
            <text:p>17:06:21</text:p>
          </table:table-cell>
          <table:table-cell table:formula="of:=8*[.W299]" office:value-type="float" office:value="644.715449407994">
            <text:p>644.72</text:p>
          </table:table-cell>
          <table:table-cell table:formula="of:=MOD([.E299]*1440+[.V299]+4*[.$B$3]-60*[.$B$4];1440)" office:value-type="float" office:value="736.003050419015">
            <text:p>736</text:p>
          </table:table-cell>
          <table:table-cell table:formula="of:=IF([.AB299]/4&lt;0;[.AB299]/4+180;[.AB299]/4-180)" office:value-type="float" office:value="4.00076260475367">
            <text:p>4</text:p>
          </table:table-cell>
          <table:table-cell table:formula="of:=DEGREES(ACOS(SIN(RADIANS([.$B$2]))*SIN(RADIANS([.T299]))+COS(RADIANS([.$B$2]))*COS(RADIANS([.T299]))*COS(RADIANS([.AC299]))))" office:value-type="float" office:value="52.4305620879736">
            <text:p>52.43</text:p>
          </table:table-cell>
          <table:table-cell table:formula="of:=90-[.AD299]" office:value-type="float" office:value="37.5694379120264">
            <text:p>37.57</text:p>
          </table:table-cell>
          <table:table-cell table:formula="of:=IF([.AE299]&gt;85;0;IF([.AE299]&gt;5;58.1/TAN(RADIANS([.AE299]))-0.07/POWER(TAN(RADIANS([.AE299]));3)+0.000086/POWER(TAN(RADIANS([.AE299]));5);IF([.AE299]&gt;-0.575;1735+[.AE299]*(-518.2+[.AE299]*(103.4+[.AE299]*(-12.79+[.AE299]*0.711)));-20.772/TAN(RADIANS([.AE299])))))/3600" office:value-type="float" office:value="0.0209372877880059">
            <text:p>0.02</text:p>
          </table:table-cell>
          <table:table-cell table:formula="of:=[.AE299]+[.AF299]" office:value-type="float" office:value="37.5903751998144">
            <text:p>37.59</text:p>
          </table:table-cell>
          <table:table-cell table:formula="of:=IF([.AC299]&gt;0;MOD(DEGREES(ACOS(((SIN(RADIANS([.$B$2]))*COS(RADIANS([.AD299])))-SIN(RADIANS([.T299])))/(COS(RADIANS([.$B$2]))*SIN(RADIANS([.AD299])))))+180;360);MOD(540-DEGREES(ACOS(((SIN(RADIANS([.$B$2]))*COS(RADIANS([.AD299])))-SIN(RADIANS([.T299])))/(COS(RADIANS([.$B$2]))*SIN(RADIANS([.AD299])))));360))" office:value-type="float" office:value="184.933799762731">
            <text:p>184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299]+1" office:value-type="date" office:date-value="2026-10-26">
            <text:p>10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0]+2415018.5+[.E300]-[.$B$4]/24" office:value-type="float" office:value="2461340.29166667">
            <text:p>2461340.29</text:p>
          </table:table-cell>
          <table:table-cell table:style-name="ce9" table:formula="of:=([.F300]-2451545)/36525" office:value-type="float" office:value="0.268180469997714">
            <text:p>0.26818047</text:p>
          </table:table-cell>
          <table:table-cell/>
          <table:table-cell table:formula="of:=MOD(280.46646+[.G300]*(36000.76983+[.G300]*0.0003032);360)" office:value-type="float" office:value="215.169855095306">
            <text:p>215.17</text:p>
          </table:table-cell>
          <table:table-cell table:formula="of:=357.52911+[.G300]*(35999.05029-0.0001537*[.G300])" office:value-type="float" office:value="10011.7713251893">
            <text:p>10011.77</text:p>
          </table:table-cell>
          <table:table-cell table:formula="of:=0.016708634-[.G300]*(0.000042037+0.0000001267*[.G300])" office:value-type="float" office:value="0.0166973513852218">
            <text:p>0.02</text:p>
          </table:table-cell>
          <table:table-cell table:formula="of:=SIN(RADIANS([.J300]))*(1.914602-[.G300]*(0.004817+0.000014*[.G300]))+SIN(RADIANS(2*[.J300]))*(0.019993-0.000101*[.G300])+SIN(RADIANS(3*[.J300]))*0.000289" office:value-type="float" office:value="-1.79046953240733">
            <text:p>-1.79</text:p>
          </table:table-cell>
          <table:table-cell table:formula="of:=[.I300]+[.L300]" office:value-type="float" office:value="213.379385562899">
            <text:p>213.38</text:p>
          </table:table-cell>
          <table:table-cell table:formula="of:=[.J300]+[.L300]" office:value-type="float" office:value="10009.9808556569">
            <text:p>10009.98</text:p>
          </table:table-cell>
          <table:table-cell table:formula="of:=(1.000001018*(1-[.K300]*[.K300]))/(1+[.K300]*COS(RADIANS([.N300])))" office:value-type="float" office:value="0.994050573605287">
            <text:p>0.99</text:p>
          </table:table-cell>
          <table:table-cell table:formula="of:=[.M300]-0.00569-0.00478*SIN(RADIANS(125.04-1934.136*[.G300]))" office:value-type="float" office:value="213.376344768831">
            <text:p>213.38</text:p>
          </table:table-cell>
          <table:table-cell table:formula="of:=23+(26+((21.448-[.G300]*(46.815+[.G300]*(0.00059-[.G300]*0.001813))))/60)/60" office:value-type="float" office:value="23.435803645509">
            <text:p>23.44</text:p>
          </table:table-cell>
          <table:table-cell table:formula="of:=[.Q300]+0.00256*COS(RADIANS(125.04-1934.136*[.G300]))" office:value-type="float" office:value="23.4379345010422">
            <text:p>23.44</text:p>
          </table:table-cell>
          <table:table-cell table:formula="of:=DEGREES(ATAN2(COS(RADIANS([.P300]));COS(RADIANS([.R300]))*SIN(RADIANS([.P300]))))" office:value-type="float" office:value="-148.849941080346">
            <text:p>-148.85</text:p>
          </table:table-cell>
          <table:table-cell table:formula="of:=DEGREES(ASIN(SIN(RADIANS([.R300]))*SIN(RADIANS([.P300]))))" office:value-type="float" office:value="-12.6397112478285">
            <text:p>-12.64</text:p>
          </table:table-cell>
          <table:table-cell table:formula="of:=TAN(RADIANS([.R300]/2))*TAN(RADIANS([.R300]/2))" office:value-type="float" office:value="0.0430294062581505">
            <text:p>0.04</text:p>
          </table:table-cell>
          <table:table-cell table:formula="of:=4*DEGREES([.U300]*SIN(2*RADIANS([.I300]))-2*[.K300]*SIN(RADIANS([.J300]))+4*[.K300]*[.U300]*SIN(RADIANS([.J300]))*COS(2*RADIANS([.I300]))-0.5*[.U300]*[.U300]*SIN(4*RADIANS([.I300]))-1.25*[.K300]*[.K300]*SIN(2*RADIANS([.J300])))" office:value-type="float" office:value="16.1090973890455">
            <text:p>16.11</text:p>
          </table:table-cell>
          <table:table-cell table:formula="of:=DEGREES(ACOS(COS(RADIANS(90.833))/(COS(RADIANS([.$B$2]))*COS(RADIANS([.T300])))-TAN(RADIANS([.$B$2]))*TAN(RADIANS([.T300]))))" office:value-type="float" office:value="80.2864638605711">
            <text:p>80.29</text:p>
          </table:table-cell>
          <table:table-cell table:style-name="ce7" table:formula="of:=(720-4*[.$B$3]-[.V300]+[.$B$4]*60)/1440" office:value-type="float" office:value="0.488813126813163">
            <text:p>11:43:53</text:p>
          </table:table-cell>
          <table:table-cell table:style-name="ce7" table:formula="of:=([.X300]*1440-[.W300]*4)/1440" office:value-type="float" office:value="0.26579517164491">
            <text:p>6:22:45</text:p>
          </table:table-cell>
          <table:table-cell table:style-name="ce7" table:formula="of:=([.X300]*1440+[.W300]*4)/1440" office:value-type="float" office:value="0.711831081981416">
            <text:p>17:05:02</text:p>
          </table:table-cell>
          <table:table-cell table:formula="of:=8*[.W300]" office:value-type="float" office:value="642.291710884568">
            <text:p>642.29</text:p>
          </table:table-cell>
          <table:table-cell table:formula="of:=MOD([.E300]*1440+[.V300]+4*[.$B$3]-60*[.$B$4];1440)" office:value-type="float" office:value="736.109097389045">
            <text:p>736.11</text:p>
          </table:table-cell>
          <table:table-cell table:formula="of:=IF([.AB300]/4&lt;0;[.AB300]/4+180;[.AB300]/4-180)" office:value-type="float" office:value="4.02727434726137">
            <text:p>4.03</text:p>
          </table:table-cell>
          <table:table-cell table:formula="of:=DEGREES(ACOS(SIN(RADIANS([.$B$2]))*SIN(RADIANS([.T300]))+COS(RADIANS([.$B$2]))*COS(RADIANS([.T300]))*COS(RADIANS([.AC300]))))" office:value-type="float" office:value="52.7726431039781">
            <text:p>52.77</text:p>
          </table:table-cell>
          <table:table-cell table:formula="of:=90-[.AD300]" office:value-type="float" office:value="37.2273568960219">
            <text:p>37.23</text:p>
          </table:table-cell>
          <table:table-cell table:formula="of:=IF([.AE300]&gt;85;0;IF([.AE300]&gt;5;58.1/TAN(RADIANS([.AE300]))-0.07/POWER(TAN(RADIANS([.AE300]));3)+0.000086/POWER(TAN(RADIANS([.AE300]));5);IF([.AE300]&gt;-0.575;1735+[.AE300]*(-518.2+[.AE300]*(103.4+[.AE300]*(-12.79+[.AE300]*0.711)));-20.772/TAN(RADIANS([.AE300])))))/3600" office:value-type="float" office:value="0.0211968968832025">
            <text:p>0.02</text:p>
          </table:table-cell>
          <table:table-cell table:formula="of:=[.AE300]+[.AF300]" office:value-type="float" office:value="37.2485537929051">
            <text:p>37.25</text:p>
          </table:table-cell>
          <table:table-cell table:formula="of:=IF([.AC300]&gt;0;MOD(DEGREES(ACOS(((SIN(RADIANS([.$B$2]))*COS(RADIANS([.AD300])))-SIN(RADIANS([.T300])))/(COS(RADIANS([.$B$2]))*SIN(RADIANS([.AD300])))))+180;360);MOD(540-DEGREES(ACOS(((SIN(RADIANS([.$B$2]))*COS(RADIANS([.AD300])))-SIN(RADIANS([.T300])))/(COS(RADIANS([.$B$2]))*SIN(RADIANS([.AD300])))));360))" office:value-type="float" office:value="184.937327521298">
            <text:p>184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0]+1" office:value-type="date" office:date-value="2026-10-27">
            <text:p>10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1]+2415018.5+[.E301]-[.$B$4]/24" office:value-type="float" office:value="2461341.29166667">
            <text:p>2461341.29</text:p>
          </table:table-cell>
          <table:table-cell table:style-name="ce9" table:formula="of:=([.F301]-2451545)/36525" office:value-type="float" office:value="0.268207848505586">
            <text:p>0.26820785</text:p>
          </table:table-cell>
          <table:table-cell/>
          <table:table-cell table:formula="of:=MOD(280.46646+[.G301]*(36000.76983+[.G301]*0.0003032);360)" office:value-type="float" office:value="216.155502459922">
            <text:p>216.16</text:p>
          </table:table-cell>
          <table:table-cell table:formula="of:=357.52911+[.G301]*(35999.05029-0.0001537*[.G301])" office:value-type="float" office:value="10012.7569254688">
            <text:p>10012.76</text:p>
          </table:table-cell>
          <table:table-cell table:formula="of:=0.016708634-[.G301]*(0.000042037+0.0000001267*[.G301])" office:value-type="float" office:value="0.0166973502324509">
            <text:p>0.02</text:p>
          </table:table-cell>
          <table:table-cell table:formula="of:=SIN(RADIANS([.J301]))*(1.914602-[.G301]*(0.004817+0.000014*[.G301]))+SIN(RADIANS(2*[.J301]))*(0.019993-0.000101*[.G301])+SIN(RADIANS(3*[.J301]))*0.000289" office:value-type="float" office:value="-1.77850308972823">
            <text:p>-1.78</text:p>
          </table:table-cell>
          <table:table-cell table:formula="of:=[.I301]+[.L301]" office:value-type="float" office:value="214.376999370194">
            <text:p>214.38</text:p>
          </table:table-cell>
          <table:table-cell table:formula="of:=[.J301]+[.L301]" office:value-type="float" office:value="10010.9784223791">
            <text:p>10010.98</text:p>
          </table:table-cell>
          <table:table-cell table:formula="of:=(1.000001018*(1-[.K301]*[.K301]))/(1+[.K301]*COS(RADIANS([.N301])))" office:value-type="float" office:value="0.993781465964205">
            <text:p>0.99</text:p>
          </table:table-cell>
          <table:table-cell table:formula="of:=[.M301]-0.00569-0.00478*SIN(RADIANS(125.04-1934.136*[.G301]))" office:value-type="float" office:value="214.373962252184">
            <text:p>214.37</text:p>
          </table:table-cell>
          <table:table-cell table:formula="of:=23+(26+((21.448-[.G301]*(46.815+[.G301]*(0.00059-[.G301]*0.001813))))/60)/60" office:value-type="float" office:value="23.4358032894749">
            <text:p>23.44</text:p>
          </table:table-cell>
          <table:table-cell table:formula="of:=[.Q301]+0.00256*COS(RADIANS(125.04-1934.136*[.G301]))" office:value-type="float" office:value="23.4379328327986">
            <text:p>23.44</text:p>
          </table:table-cell>
          <table:table-cell table:formula="of:=DEGREES(ATAN2(COS(RADIANS([.P301]));COS(RADIANS([.R301]))*SIN(RADIANS([.P301]))))" office:value-type="float" office:value="-147.887318189266">
            <text:p>-147.89</text:p>
          </table:table-cell>
          <table:table-cell table:formula="of:=DEGREES(ASIN(SIN(RADIANS([.R301]))*SIN(RADIANS([.P301]))))" office:value-type="float" office:value="-12.9775651463355">
            <text:p>-12.98</text:p>
          </table:table-cell>
          <table:table-cell table:formula="of:=TAN(RADIANS([.R301]/2))*TAN(RADIANS([.R301]/2))" office:value-type="float" office:value="0.0430293999585059">
            <text:p>0.04</text:p>
          </table:table-cell>
          <table:table-cell table:formula="of:=4*DEGREES([.U301]*SIN(2*RADIANS([.I301]))-2*[.K301]*SIN(RADIANS([.J301]))+4*[.K301]*[.U301]*SIN(RADIANS([.J301]))*COS(2*RADIANS([.I301]))-0.5*[.U301]*[.U301]*SIN(4*RADIANS([.I301]))-1.25*[.K301]*[.K301]*SIN(2*RADIANS([.J301])))" office:value-type="float" office:value="16.2026525668027">
            <text:p>16.2</text:p>
          </table:table-cell>
          <table:table-cell table:formula="of:=DEGREES(ACOS(COS(RADIANS(90.833))/(COS(RADIANS([.$B$2]))*COS(RADIANS([.T301])))-TAN(RADIANS([.$B$2]))*TAN(RADIANS([.T301]))))" office:value-type="float" office:value="79.9853595629271">
            <text:p>79.99</text:p>
          </table:table-cell>
          <table:table-cell table:style-name="ce7" table:formula="of:=(720-4*[.$B$3]-[.V301]+[.$B$4]*60)/1440" office:value-type="float" office:value="0.48874815793972">
            <text:p>11:43:48</text:p>
          </table:table-cell>
          <table:table-cell table:style-name="ce7" table:formula="of:=([.X301]*1440-[.W301]*4)/1440" office:value-type="float" office:value="0.266566603598256">
            <text:p>6:23:51</text:p>
          </table:table-cell>
          <table:table-cell table:style-name="ce7" table:formula="of:=([.X301]*1440+[.W301]*4)/1440" office:value-type="float" office:value="0.710929712281185">
            <text:p>17:03:44</text:p>
          </table:table-cell>
          <table:table-cell table:formula="of:=8*[.W301]" office:value-type="float" office:value="639.882876503417">
            <text:p>639.88</text:p>
          </table:table-cell>
          <table:table-cell table:formula="of:=MOD([.E301]*1440+[.V301]+4*[.$B$3]-60*[.$B$4];1440)" office:value-type="float" office:value="736.202652566803">
            <text:p>736.2</text:p>
          </table:table-cell>
          <table:table-cell table:formula="of:=IF([.AB301]/4&lt;0;[.AB301]/4+180;[.AB301]/4-180)" office:value-type="float" office:value="4.05066314170068">
            <text:p>4.05</text:p>
          </table:table-cell>
          <table:table-cell table:formula="of:=DEGREES(ACOS(SIN(RADIANS([.$B$2]))*SIN(RADIANS([.T301]))+COS(RADIANS([.$B$2]))*COS(RADIANS([.T301]))*COS(RADIANS([.AC301]))))" office:value-type="float" office:value="53.1112658980504">
            <text:p>53.11</text:p>
          </table:table-cell>
          <table:table-cell table:formula="of:=90-[.AD301]" office:value-type="float" office:value="36.8887341019496">
            <text:p>36.89</text:p>
          </table:table-cell>
          <table:table-cell table:formula="of:=IF([.AE301]&gt;85;0;IF([.AE301]&gt;5;58.1/TAN(RADIANS([.AE301]))-0.07/POWER(TAN(RADIANS([.AE301]));3)+0.000086/POWER(TAN(RADIANS([.AE301]));5);IF([.AE301]&gt;-0.575;1735+[.AE301]*(-518.2+[.AE301]*(103.4+[.AE301]*(-12.79+[.AE301]*0.711)));-20.772/TAN(RADIANS([.AE301])))))/3600" office:value-type="float" office:value="0.021457891051496">
            <text:p>0.02</text:p>
          </table:table-cell>
          <table:table-cell table:formula="of:=[.AE301]+[.AF301]" office:value-type="float" office:value="36.9101919930011">
            <text:p>36.91</text:p>
          </table:table-cell>
          <table:table-cell table:formula="of:=IF([.AC301]&gt;0;MOD(DEGREES(ACOS(((SIN(RADIANS([.$B$2]))*COS(RADIANS([.AD301])))-SIN(RADIANS([.T301])))/(COS(RADIANS([.$B$2]))*SIN(RADIANS([.AD301])))))+180;360);MOD(540-DEGREES(ACOS(((SIN(RADIANS([.$B$2]))*COS(RADIANS([.AD301])))-SIN(RADIANS([.T301])))/(COS(RADIANS([.$B$2]))*SIN(RADIANS([.AD301])))));360))" office:value-type="float" office:value="184.937216627362">
            <text:p>184.9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1]+1" office:value-type="date" office:date-value="2026-10-28">
            <text:p>10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2]+2415018.5+[.E302]-[.$B$4]/24" office:value-type="float" office:value="2461342.29166667">
            <text:p>2461342.29</text:p>
          </table:table-cell>
          <table:table-cell table:style-name="ce9" table:formula="of:=([.F302]-2451545)/36525" office:value-type="float" office:value="0.268235227013457">
            <text:p>0.26823523</text:p>
          </table:table-cell>
          <table:table-cell/>
          <table:table-cell table:formula="of:=MOD(280.46646+[.G302]*(36000.76983+[.G302]*0.0003032);360)" office:value-type="float" office:value="217.14114982454">
            <text:p>217.14</text:p>
          </table:table-cell>
          <table:table-cell table:formula="of:=357.52911+[.G302]*(35999.05029-0.0001537*[.G302])" office:value-type="float" office:value="10013.7425257483">
            <text:p>10013.74</text:p>
          </table:table-cell>
          <table:table-cell table:formula="of:=0.016708634-[.G302]*(0.000042037+0.0000001267*[.G302])" office:value-type="float" office:value="0.0166973490796797">
            <text:p>0.02</text:p>
          </table:table-cell>
          <table:table-cell table:formula="of:=SIN(RADIANS([.J302]))*(1.914602-[.G302]*(0.004817+0.000014*[.G302]))+SIN(RADIANS(2*[.J302]))*(0.019993-0.000101*[.G302])+SIN(RADIANS(3*[.J302]))*0.000289" office:value-type="float" office:value="-1.76599799874416">
            <text:p>-1.77</text:p>
          </table:table-cell>
          <table:table-cell table:formula="of:=[.I302]+[.L302]" office:value-type="float" office:value="215.375151825796">
            <text:p>215.38</text:p>
          </table:table-cell>
          <table:table-cell table:formula="of:=[.J302]+[.L302]" office:value-type="float" office:value="10011.9765277495">
            <text:p>10011.98</text:p>
          </table:table-cell>
          <table:table-cell table:formula="of:=(1.000001018*(1-[.K302]*[.K302]))/(1+[.K302]*COS(RADIANS([.N302])))" office:value-type="float" office:value="0.993514149446351">
            <text:p>0.99</text:p>
          </table:table-cell>
          <table:table-cell table:formula="of:=[.M302]-0.00569-0.00478*SIN(RADIANS(125.04-1934.136*[.G302]))" office:value-type="float" office:value="215.372118381579">
            <text:p>215.37</text:p>
          </table:table-cell>
          <table:table-cell table:formula="of:=23+(26+((21.448-[.G302]*(46.815+[.G302]*(0.00059-[.G302]*0.001813))))/60)/60" office:value-type="float" office:value="23.4358029334408">
            <text:p>23.44</text:p>
          </table:table-cell>
          <table:table-cell table:formula="of:=[.Q302]+0.00256*COS(RADIANS(125.04-1934.136*[.G302]))" office:value-type="float" office:value="23.437931162736">
            <text:p>23.44</text:p>
          </table:table-cell>
          <table:table-cell table:formula="of:=DEGREES(ATAN2(COS(RADIANS([.P302]));COS(RADIANS([.R302]))*SIN(RADIANS([.P302]))))" office:value-type="float" office:value="-146.921567465783">
            <text:p>-146.92</text:p>
          </table:table-cell>
          <table:table-cell table:formula="of:=DEGREES(ASIN(SIN(RADIANS([.R302]))*SIN(RADIANS([.P302]))))" office:value-type="float" office:value="-13.3120498127902">
            <text:p>-13.31</text:p>
          </table:table-cell>
          <table:table-cell table:formula="of:=TAN(RADIANS([.R302]/2))*TAN(RADIANS([.R302]/2))" office:value-type="float" office:value="0.0430293936519927">
            <text:p>0.04</text:p>
          </table:table-cell>
          <table:table-cell table:formula="of:=4*DEGREES([.U302]*SIN(2*RADIANS([.I302]))-2*[.K302]*SIN(RADIANS([.J302]))+4*[.K302]*[.U302]*SIN(RADIANS([.J302]))*COS(2*RADIANS([.I302]))-0.5*[.U302]*[.U302]*SIN(4*RADIANS([.I302]))-1.25*[.K302]*[.K302]*SIN(2*RADIANS([.J302])))" office:value-type="float" office:value="16.2834984656051">
            <text:p>16.28</text:p>
          </table:table-cell>
          <table:table-cell table:formula="of:=DEGREES(ACOS(COS(RADIANS(90.833))/(COS(RADIANS([.$B$2]))*COS(RADIANS([.T302])))-TAN(RADIANS([.$B$2]))*TAN(RADIANS([.T302]))))" office:value-type="float" office:value="79.6862131133541">
            <text:p>79.69</text:p>
          </table:table-cell>
          <table:table-cell table:style-name="ce7" table:formula="of:=(720-4*[.$B$3]-[.V302]+[.$B$4]*60)/1440" office:value-type="float" office:value="0.488692014954441">
            <text:p>11:43:43</text:p>
          </table:table-cell>
          <table:table-cell table:style-name="ce7" table:formula="of:=([.X302]*1440-[.W302]*4)/1440" office:value-type="float" office:value="0.267341422972902">
            <text:p>6:24:58</text:p>
          </table:table-cell>
          <table:table-cell table:style-name="ce7" table:formula="of:=([.X302]*1440+[.W302]*4)/1440" office:value-type="float" office:value="0.71004260693598">
            <text:p>17:02:28</text:p>
          </table:table-cell>
          <table:table-cell table:formula="of:=8*[.W302]" office:value-type="float" office:value="637.489704906833">
            <text:p>637.49</text:p>
          </table:table-cell>
          <table:table-cell table:formula="of:=MOD([.E302]*1440+[.V302]+4*[.$B$3]-60*[.$B$4];1440)" office:value-type="float" office:value="736.283498465605">
            <text:p>736.28</text:p>
          </table:table-cell>
          <table:table-cell table:formula="of:=IF([.AB302]/4&lt;0;[.AB302]/4+180;[.AB302]/4-180)" office:value-type="float" office:value="4.07087461640128">
            <text:p>4.07</text:p>
          </table:table-cell>
          <table:table-cell table:formula="of:=DEGREES(ACOS(SIN(RADIANS([.$B$2]))*SIN(RADIANS([.T302]))+COS(RADIANS([.$B$2]))*COS(RADIANS([.T302]))*COS(RADIANS([.AC302]))))" office:value-type="float" office:value="53.4463156949706">
            <text:p>53.45</text:p>
          </table:table-cell>
          <table:table-cell table:formula="of:=90-[.AD302]" office:value-type="float" office:value="36.5536843050294">
            <text:p>36.55</text:p>
          </table:table-cell>
          <table:table-cell table:formula="of:=IF([.AE302]&gt;85;0;IF([.AE302]&gt;5;58.1/TAN(RADIANS([.AE302]))-0.07/POWER(TAN(RADIANS([.AE302]));3)+0.000086/POWER(TAN(RADIANS([.AE302]));5);IF([.AE302]&gt;-0.575;1735+[.AE302]*(-518.2+[.AE302]*(103.4+[.AE302]*(-12.79+[.AE302]*0.711)));-20.772/TAN(RADIANS([.AE302])))))/3600" office:value-type="float" office:value="0.0217201675733041">
            <text:p>0.02</text:p>
          </table:table-cell>
          <table:table-cell table:formula="of:=[.AE302]+[.AF302]" office:value-type="float" office:value="36.5754044726027">
            <text:p>36.58</text:p>
          </table:table-cell>
          <table:table-cell table:formula="of:=IF([.AC302]&gt;0;MOD(DEGREES(ACOS(((SIN(RADIANS([.$B$2]))*COS(RADIANS([.AD302])))-SIN(RADIANS([.T302])))/(COS(RADIANS([.$B$2]))*SIN(RADIANS([.AD302])))))+180;360);MOD(540-DEGREES(ACOS(((SIN(RADIANS([.$B$2]))*COS(RADIANS([.AD302])))-SIN(RADIANS([.T302])))/(COS(RADIANS([.$B$2]))*SIN(RADIANS([.AD302])))));360))" office:value-type="float" office:value="184.93347353834">
            <text:p>184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2]+1" office:value-type="date" office:date-value="2026-10-29">
            <text:p>10/2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3]+2415018.5+[.E303]-[.$B$4]/24" office:value-type="float" office:value="2461343.29166667">
            <text:p>2461343.29</text:p>
          </table:table-cell>
          <table:table-cell table:style-name="ce9" table:formula="of:=([.F303]-2451545)/36525" office:value-type="float" office:value="0.268262605521328">
            <text:p>0.26826261</text:p>
          </table:table-cell>
          <table:table-cell/>
          <table:table-cell table:formula="of:=MOD(280.46646+[.G303]*(36000.76983+[.G303]*0.0003032);360)" office:value-type="float" office:value="218.126797189158">
            <text:p>218.13</text:p>
          </table:table-cell>
          <table:table-cell table:formula="of:=357.52911+[.G303]*(35999.05029-0.0001537*[.G303])" office:value-type="float" office:value="10014.7281260277">
            <text:p>10014.73</text:p>
          </table:table-cell>
          <table:table-cell table:formula="of:=0.016708634-[.G303]*(0.000042037+0.0000001267*[.G303])" office:value-type="float" office:value="0.0166973479269083">
            <text:p>0.02</text:p>
          </table:table-cell>
          <table:table-cell table:formula="of:=SIN(RADIANS([.J303]))*(1.914602-[.G303]*(0.004817+0.000014*[.G303]))+SIN(RADIANS(2*[.J303]))*(0.019993-0.000101*[.G303])+SIN(RADIANS(3*[.J303]))*0.000289" office:value-type="float" office:value="-1.75295750700612">
            <text:p>-1.75</text:p>
          </table:table-cell>
          <table:table-cell table:formula="of:=[.I303]+[.L303]" office:value-type="float" office:value="216.373839682151">
            <text:p>216.37</text:p>
          </table:table-cell>
          <table:table-cell table:formula="of:=[.J303]+[.L303]" office:value-type="float" office:value="10012.9751685207">
            <text:p>10012.98</text:p>
          </table:table-cell>
          <table:table-cell table:formula="of:=(1.000001018*(1-[.K303]*[.K303]))/(1+[.K303]*COS(RADIANS([.N303])))" office:value-type="float" office:value="0.993248706156069">
            <text:p>0.99</text:p>
          </table:table-cell>
          <table:table-cell table:formula="of:=[.M303]-0.00569-0.00478*SIN(RADIANS(125.04-1934.136*[.G303]))" office:value-type="float" office:value="216.370809909457">
            <text:p>216.37</text:p>
          </table:table-cell>
          <table:table-cell table:formula="of:=23+(26+((21.448-[.G303]*(46.815+[.G303]*(0.00059-[.G303]*0.001813))))/60)/60" office:value-type="float" office:value="23.4358025774067">
            <text:p>23.44</text:p>
          </table:table-cell>
          <table:table-cell table:formula="of:=[.Q303]+0.00256*COS(RADIANS(125.04-1934.136*[.G303]))" office:value-type="float" office:value="23.4379294908555">
            <text:p>23.44</text:p>
          </table:table-cell>
          <table:table-cell table:formula="of:=DEGREES(ATAN2(COS(RADIANS([.P303]));COS(RADIANS([.R303]))*SIN(RADIANS([.P303]))))" office:value-type="float" office:value="-145.952639597864">
            <text:p>-145.95</text:p>
          </table:table-cell>
          <table:table-cell table:formula="of:=DEGREES(ASIN(SIN(RADIANS([.R303]))*SIN(RADIANS([.P303]))))" office:value-type="float" office:value="-13.6430534840219">
            <text:p>-13.64</text:p>
          </table:table-cell>
          <table:table-cell table:formula="of:=TAN(RADIANS([.R303]/2))*TAN(RADIANS([.R303]/2))" office:value-type="float" office:value="0.0430293873386154">
            <text:p>0.04</text:p>
          </table:table-cell>
          <table:table-cell table:formula="of:=4*DEGREES([.U303]*SIN(2*RADIANS([.I303]))-2*[.K303]*SIN(RADIANS([.J303]))+4*[.K303]*[.U303]*SIN(RADIANS([.J303]))*COS(2*RADIANS([.I303]))-0.5*[.U303]*[.U303]*SIN(4*RADIANS([.I303]))-1.25*[.K303]*[.K303]*SIN(2*RADIANS([.J303])))" office:value-type="float" office:value="16.3514288950311">
            <text:p>16.35</text:p>
          </table:table-cell>
          <table:table-cell table:formula="of:=DEGREES(ACOS(COS(RADIANS(90.833))/(COS(RADIANS([.$B$2]))*COS(RADIANS([.T303])))-TAN(RADIANS([.$B$2]))*TAN(RADIANS([.T303]))))" office:value-type="float" office:value="79.3891222548124">
            <text:p>79.39</text:p>
          </table:table-cell>
          <table:table-cell table:style-name="ce7" table:formula="of:=(720-4*[.$B$3]-[.V303]+[.$B$4]*60)/1440" office:value-type="float" office:value="0.488644841045117">
            <text:p>11:43:39</text:p>
          </table:table-cell>
          <table:table-cell table:style-name="ce7" table:formula="of:=([.X303]*1440-[.W303]*4)/1440" office:value-type="float" office:value="0.268119501448416">
            <text:p>6:26:06</text:p>
          </table:table-cell>
          <table:table-cell table:style-name="ce7" table:formula="of:=([.X303]*1440+[.W303]*4)/1440" office:value-type="float" office:value="0.709170180641818">
            <text:p>17:01:12</text:p>
          </table:table-cell>
          <table:table-cell table:formula="of:=8*[.W303]" office:value-type="float" office:value="635.112978038499">
            <text:p>635.11</text:p>
          </table:table-cell>
          <table:table-cell table:formula="of:=MOD([.E303]*1440+[.V303]+4*[.$B$3]-60*[.$B$4];1440)" office:value-type="float" office:value="736.351428895031">
            <text:p>736.35</text:p>
          </table:table-cell>
          <table:table-cell table:formula="of:=IF([.AB303]/4&lt;0;[.AB303]/4+180;[.AB303]/4-180)" office:value-type="float" office:value="4.08785722375777">
            <text:p>4.09</text:p>
          </table:table-cell>
          <table:table-cell table:formula="of:=DEGREES(ACOS(SIN(RADIANS([.$B$2]))*SIN(RADIANS([.T303]))+COS(RADIANS([.$B$2]))*COS(RADIANS([.T303]))*COS(RADIANS([.AC303]))))" office:value-type="float" office:value="53.7776780452201">
            <text:p>53.78</text:p>
          </table:table-cell>
          <table:table-cell table:formula="of:=90-[.AD303]" office:value-type="float" office:value="36.2223219547799">
            <text:p>36.22</text:p>
          </table:table-cell>
          <table:table-cell table:formula="of:=IF([.AE303]&gt;85;0;IF([.AE303]&gt;5;58.1/TAN(RADIANS([.AE303]))-0.07/POWER(TAN(RADIANS([.AE303]));3)+0.000086/POWER(TAN(RADIANS([.AE303]));5);IF([.AE303]&gt;-0.575;1735+[.AE303]*(-518.2+[.AE303]*(103.4+[.AE303]*(-12.79+[.AE303]*0.711)));-20.772/TAN(RADIANS([.AE303])))))/3600" office:value-type="float" office:value="0.0219836167048597">
            <text:p>0.02</text:p>
          </table:table-cell>
          <table:table-cell table:formula="of:=[.AE303]+[.AF303]" office:value-type="float" office:value="36.2443055714847">
            <text:p>36.24</text:p>
          </table:table-cell>
          <table:table-cell table:formula="of:=IF([.AC303]&gt;0;MOD(DEGREES(ACOS(((SIN(RADIANS([.$B$2]))*COS(RADIANS([.AD303])))-SIN(RADIANS([.T303])))/(COS(RADIANS([.$B$2]))*SIN(RADIANS([.AD303])))))+180;360);MOD(540-DEGREES(ACOS(((SIN(RADIANS([.$B$2]))*COS(RADIANS([.AD303])))-SIN(RADIANS([.T303])))/(COS(RADIANS([.$B$2]))*SIN(RADIANS([.AD303])))));360))" office:value-type="float" office:value="184.926107187124">
            <text:p>184.9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3]+1" office:value-type="date" office:date-value="2026-10-30">
            <text:p>10/3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4]+2415018.5+[.E304]-[.$B$4]/24" office:value-type="float" office:value="2461344.29166667">
            <text:p>2461344.29</text:p>
          </table:table-cell>
          <table:table-cell table:style-name="ce9" table:formula="of:=([.F304]-2451545)/36525" office:value-type="float" office:value="0.268289984029199">
            <text:p>0.26828998</text:p>
          </table:table-cell>
          <table:table-cell/>
          <table:table-cell table:formula="of:=MOD(280.46646+[.G304]*(36000.76983+[.G304]*0.0003032);360)" office:value-type="float" office:value="219.112444553777">
            <text:p>219.11</text:p>
          </table:table-cell>
          <table:table-cell table:formula="of:=357.52911+[.G304]*(35999.05029-0.0001537*[.G304])" office:value-type="float" office:value="10015.7137263072">
            <text:p>10015.71</text:p>
          </table:table-cell>
          <table:table-cell table:formula="of:=0.016708634-[.G304]*(0.000042037+0.0000001267*[.G304])" office:value-type="float" office:value="0.0166973467741367">
            <text:p>0.02</text:p>
          </table:table-cell>
          <table:table-cell table:formula="of:=SIN(RADIANS([.J304]))*(1.914602-[.G304]*(0.004817+0.000014*[.G304]))+SIN(RADIANS(2*[.J304]))*(0.019993-0.000101*[.G304])+SIN(RADIANS(3*[.J304]))*0.000289" office:value-type="float" office:value="-1.73938503536419">
            <text:p>-1.74</text:p>
          </table:table-cell>
          <table:table-cell table:formula="of:=[.I304]+[.L304]" office:value-type="float" office:value="217.373059518413">
            <text:p>217.37</text:p>
          </table:table-cell>
          <table:table-cell table:formula="of:=[.J304]+[.L304]" office:value-type="float" office:value="10013.9743412718">
            <text:p>10013.97</text:p>
          </table:table-cell>
          <table:table-cell table:formula="of:=(1.000001018*(1-[.K304]*[.K304]))/(1+[.K304]*COS(RADIANS([.N304])))" office:value-type="float" office:value="0.99298521775282">
            <text:p>0.99</text:p>
          </table:table-cell>
          <table:table-cell table:formula="of:=[.M304]-0.00569-0.00478*SIN(RADIANS(125.04-1934.136*[.G304]))" office:value-type="float" office:value="217.370033414969">
            <text:p>217.37</text:p>
          </table:table-cell>
          <table:table-cell table:formula="of:=23+(26+((21.448-[.G304]*(46.815+[.G304]*(0.00059-[.G304]*0.001813))))/60)/60" office:value-type="float" office:value="23.4358022213726">
            <text:p>23.44</text:p>
          </table:table-cell>
          <table:table-cell table:formula="of:=[.Q304]+0.00256*COS(RADIANS(125.04-1934.136*[.G304]))" office:value-type="float" office:value="23.4379278171582">
            <text:p>23.44</text:p>
          </table:table-cell>
          <table:table-cell table:formula="of:=DEGREES(ATAN2(COS(RADIANS([.P304]));COS(RADIANS([.R304]))*SIN(RADIANS([.P304]))))" office:value-type="float" office:value="-144.980487898637">
            <text:p>-144.98</text:p>
          </table:table-cell>
          <table:table-cell table:formula="of:=DEGREES(ASIN(SIN(RADIANS([.R304]))*SIN(RADIANS([.P304]))))" office:value-type="float" office:value="-13.9704641311041">
            <text:p>-13.97</text:p>
          </table:table-cell>
          <table:table-cell table:formula="of:=TAN(RADIANS([.R304]/2))*TAN(RADIANS([.R304]/2))" office:value-type="float" office:value="0.0430293810183781">
            <text:p>0.04</text:p>
          </table:table-cell>
          <table:table-cell table:formula="of:=4*DEGREES([.U304]*SIN(2*RADIANS([.I304]))-2*[.K304]*SIN(RADIANS([.J304]))+4*[.K304]*[.U304]*SIN(RADIANS([.J304]))*COS(2*RADIANS([.I304]))-0.5*[.U304]*[.U304]*SIN(4*RADIANS([.I304]))-1.25*[.K304]*[.K304]*SIN(2*RADIANS([.J304])))" office:value-type="float" office:value="16.4062494886872">
            <text:p>16.41</text:p>
          </table:table-cell>
          <table:table-cell table:formula="of:=DEGREES(ACOS(COS(RADIANS(90.833))/(COS(RADIANS([.$B$2]))*COS(RADIANS([.T304])))-TAN(RADIANS([.$B$2]))*TAN(RADIANS([.T304]))))" office:value-type="float" office:value="79.0941876710364">
            <text:p>79.09</text:p>
          </table:table-cell>
          <table:table-cell table:style-name="ce7" table:formula="of:=(720-4*[.$B$3]-[.V304]+[.$B$4]*60)/1440" office:value-type="float" office:value="0.488606771188412">
            <text:p>11:43:36</text:p>
          </table:table-cell>
          <table:table-cell table:style-name="ce7" table:formula="of:=([.X304]*1440-[.W304]*4)/1440" office:value-type="float" office:value="0.268900694324422">
            <text:p>6:27:13</text:p>
          </table:table-cell>
          <table:table-cell table:style-name="ce7" table:formula="of:=([.X304]*1440+[.W304]*4)/1440" office:value-type="float" office:value="0.708312848052402">
            <text:p>16:59:58</text:p>
          </table:table-cell>
          <table:table-cell table:formula="of:=8*[.W304]" office:value-type="float" office:value="632.753501368291">
            <text:p>632.75</text:p>
          </table:table-cell>
          <table:table-cell table:formula="of:=MOD([.E304]*1440+[.V304]+4*[.$B$3]-60*[.$B$4];1440)" office:value-type="float" office:value="736.406249488687">
            <text:p>736.41</text:p>
          </table:table-cell>
          <table:table-cell table:formula="of:=IF([.AB304]/4&lt;0;[.AB304]/4+180;[.AB304]/4-180)" office:value-type="float" office:value="4.1015623721718">
            <text:p>4.1</text:p>
          </table:table-cell>
          <table:table-cell table:formula="of:=DEGREES(ACOS(SIN(RADIANS([.$B$2]))*SIN(RADIANS([.T304]))+COS(RADIANS([.$B$2]))*COS(RADIANS([.T304]))*COS(RADIANS([.AC304]))))" office:value-type="float" office:value="54.1052388805191">
            <text:p>54.11</text:p>
          </table:table-cell>
          <table:table-cell table:formula="of:=90-[.AD304]" office:value-type="float" office:value="35.8947611194809">
            <text:p>35.89</text:p>
          </table:table-cell>
          <table:table-cell table:formula="of:=IF([.AE304]&gt;85;0;IF([.AE304]&gt;5;58.1/TAN(RADIANS([.AE304]))-0.07/POWER(TAN(RADIANS([.AE304]));3)+0.000086/POWER(TAN(RADIANS([.AE304]));5);IF([.AE304]&gt;-0.575;1735+[.AE304]*(-518.2+[.AE304]*(103.4+[.AE304]*(-12.79+[.AE304]*0.711)));-20.772/TAN(RADIANS([.AE304])))))/3600" office:value-type="float" office:value="0.0222481214540442">
            <text:p>0.02</text:p>
          </table:table-cell>
          <table:table-cell table:formula="of:=[.AE304]+[.AF304]" office:value-type="float" office:value="35.9170092409349">
            <text:p>35.92</text:p>
          </table:table-cell>
          <table:table-cell table:formula="of:=IF([.AC304]&gt;0;MOD(DEGREES(ACOS(((SIN(RADIANS([.$B$2]))*COS(RADIANS([.AD304])))-SIN(RADIANS([.T304])))/(COS(RADIANS([.$B$2]))*SIN(RADIANS([.AD304])))))+180;360);MOD(540-DEGREES(ACOS(((SIN(RADIANS([.$B$2]))*COS(RADIANS([.AD304])))-SIN(RADIANS([.T304])))/(COS(RADIANS([.$B$2]))*SIN(RADIANS([.AD304])))));360))" office:value-type="float" office:value="184.915129002733">
            <text:p>184.9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4]+1" office:value-type="date" office:date-value="2026-10-31">
            <text:p>10/3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5]+2415018.5+[.E305]-[.$B$4]/24" office:value-type="float" office:value="2461345.29166667">
            <text:p>2461345.29</text:p>
          </table:table-cell>
          <table:table-cell table:style-name="ce9" table:formula="of:=([.F305]-2451545)/36525" office:value-type="float" office:value="0.268317362537071">
            <text:p>0.26831736</text:p>
          </table:table-cell>
          <table:table-cell/>
          <table:table-cell table:formula="of:=MOD(280.46646+[.G305]*(36000.76983+[.G305]*0.0003032);360)" office:value-type="float" office:value="220.098091918393">
            <text:p>220.1</text:p>
          </table:table-cell>
          <table:table-cell table:formula="of:=357.52911+[.G305]*(35999.05029-0.0001537*[.G305])" office:value-type="float" office:value="10016.6993265867">
            <text:p>10016.7</text:p>
          </table:table-cell>
          <table:table-cell table:formula="of:=0.016708634-[.G305]*(0.000042037+0.0000001267*[.G305])" office:value-type="float" office:value="0.016697345621365">
            <text:p>0.02</text:p>
          </table:table-cell>
          <table:table-cell table:formula="of:=SIN(RADIANS([.J305]))*(1.914602-[.G305]*(0.004817+0.000014*[.G305]))+SIN(RADIANS(2*[.J305]))*(0.019993-0.000101*[.G305])+SIN(RADIANS(3*[.J305]))*0.000289" office:value-type="float" office:value="-1.72528417752361">
            <text:p>-1.73</text:p>
          </table:table-cell>
          <table:table-cell table:formula="of:=[.I305]+[.L305]" office:value-type="float" office:value="218.372807740869">
            <text:p>218.37</text:p>
          </table:table-cell>
          <table:table-cell table:formula="of:=[.J305]+[.L305]" office:value-type="float" office:value="10014.9740424091">
            <text:p>10014.97</text:p>
          </table:table-cell>
          <table:table-cell table:formula="of:=(1.000001018*(1-[.K305]*[.K305]))/(1+[.K305]*COS(RADIANS([.N305])))" office:value-type="float" office:value="0.992723765423459">
            <text:p>0.99</text:p>
          </table:table-cell>
          <table:table-cell table:formula="of:=[.M305]-0.00569-0.00478*SIN(RADIANS(125.04-1934.136*[.G305]))" office:value-type="float" office:value="218.369785304401">
            <text:p>218.37</text:p>
          </table:table-cell>
          <table:table-cell table:formula="of:=23+(26+((21.448-[.G305]*(46.815+[.G305]*(0.00059-[.G305]*0.001813))))/60)/60" office:value-type="float" office:value="23.4358018653385">
            <text:p>23.44</text:p>
          </table:table-cell>
          <table:table-cell table:formula="of:=[.Q305]+0.00256*COS(RADIANS(125.04-1934.136*[.G305]))" office:value-type="float" office:value="23.4379261416453">
            <text:p>23.44</text:p>
          </table:table-cell>
          <table:table-cell table:formula="of:=DEGREES(ATAN2(COS(RADIANS([.P305]));COS(RADIANS([.R305]))*SIN(RADIANS([.P305]))))" office:value-type="float" office:value="-144.005068417653">
            <text:p>-144.01</text:p>
          </table:table-cell>
          <table:table-cell table:formula="of:=DEGREES(ASIN(SIN(RADIANS([.R305]))*SIN(RADIANS([.P305]))))" office:value-type="float" office:value="-14.294169501216">
            <text:p>-14.29</text:p>
          </table:table-cell>
          <table:table-cell table:formula="of:=TAN(RADIANS([.R305]/2))*TAN(RADIANS([.R305]/2))" office:value-type="float" office:value="0.043029374691285">
            <text:p>0.04</text:p>
          </table:table-cell>
          <table:table-cell table:formula="of:=4*DEGREES([.U305]*SIN(2*RADIANS([.I305]))-2*[.K305]*SIN(RADIANS([.J305]))+4*[.K305]*[.U305]*SIN(RADIANS([.J305]))*COS(2*RADIANS([.I305]))-0.5*[.U305]*[.U305]*SIN(4*RADIANS([.I305]))-1.25*[.K305]*[.K305]*SIN(2*RADIANS([.J305])))" office:value-type="float" office:value="16.4477782268248">
            <text:p>16.45</text:p>
          </table:table-cell>
          <table:table-cell table:formula="of:=DEGREES(ACOS(COS(RADIANS(90.833))/(COS(RADIANS([.$B$2]))*COS(RADIANS([.T305])))-TAN(RADIANS([.$B$2]))*TAN(RADIANS([.T305]))))" office:value-type="float" office:value="78.8015130071329">
            <text:p>78.8</text:p>
          </table:table-cell>
          <table:table-cell table:style-name="ce7" table:formula="of:=(720-4*[.$B$3]-[.V305]+[.$B$4]*60)/1440" office:value-type="float" office:value="0.488577931786927">
            <text:p>11:43:33</text:p>
          </table:table-cell>
          <table:table-cell table:style-name="ce7" table:formula="of:=([.X305]*1440-[.W305]*4)/1440" office:value-type="float" office:value="0.269684840100447">
            <text:p>6:28:21</text:p>
          </table:table-cell>
          <table:table-cell table:style-name="ce7" table:formula="of:=([.X305]*1440+[.W305]*4)/1440" office:value-type="float" office:value="0.707471023473407">
            <text:p>16:58:45</text:p>
          </table:table-cell>
          <table:table-cell table:formula="of:=8*[.W305]" office:value-type="float" office:value="630.412104057063">
            <text:p>630.41</text:p>
          </table:table-cell>
          <table:table-cell table:formula="of:=MOD([.E305]*1440+[.V305]+4*[.$B$3]-60*[.$B$4];1440)" office:value-type="float" office:value="736.447778226825">
            <text:p>736.45</text:p>
          </table:table-cell>
          <table:table-cell table:formula="of:=IF([.AB305]/4&lt;0;[.AB305]/4+180;[.AB305]/4-180)" office:value-type="float" office:value="4.11194455670619">
            <text:p>4.11</text:p>
          </table:table-cell>
          <table:table-cell table:formula="of:=DEGREES(ACOS(SIN(RADIANS([.$B$2]))*SIN(RADIANS([.T305]))+COS(RADIANS([.$B$2]))*COS(RADIANS([.T305]))*COS(RADIANS([.AC305]))))" office:value-type="float" office:value="54.4288845704012">
            <text:p>54.43</text:p>
          </table:table-cell>
          <table:table-cell table:formula="of:=90-[.AD305]" office:value-type="float" office:value="35.5711154295988">
            <text:p>35.57</text:p>
          </table:table-cell>
          <table:table-cell table:formula="of:=IF([.AE305]&gt;85;0;IF([.AE305]&gt;5;58.1/TAN(RADIANS([.AE305]))-0.07/POWER(TAN(RADIANS([.AE305]));3)+0.000086/POWER(TAN(RADIANS([.AE305]));5);IF([.AE305]&gt;-0.575;1735+[.AE305]*(-518.2+[.AE305]*(103.4+[.AE305]*(-12.79+[.AE305]*0.711)));-20.772/TAN(RADIANS([.AE305])))))/3600" office:value-type="float" office:value="0.0225135573648271">
            <text:p>0.02</text:p>
          </table:table-cell>
          <table:table-cell table:formula="of:=[.AE305]+[.AF305]" office:value-type="float" office:value="35.5936289869636">
            <text:p>35.59</text:p>
          </table:table-cell>
          <table:table-cell table:formula="of:=IF([.AC305]&gt;0;MOD(DEGREES(ACOS(((SIN(RADIANS([.$B$2]))*COS(RADIANS([.AD305])))-SIN(RADIANS([.T305])))/(COS(RADIANS([.$B$2]))*SIN(RADIANS([.AD305])))))+180;360);MOD(540-DEGREES(ACOS(((SIN(RADIANS([.$B$2]))*COS(RADIANS([.AD305])))-SIN(RADIANS([.T305])))/(COS(RADIANS([.$B$2]))*SIN(RADIANS([.AD305])))));360))" office:value-type="float" office:value="184.9005529282">
            <text:p>184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5]+1" office:value-type="date" office:date-value="2026-11-01">
            <text:p>11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6]+2415018.5+[.E306]-[.$B$4]/24" office:value-type="float" office:value="2461346.29166667">
            <text:p>2461346.29</text:p>
          </table:table-cell>
          <table:table-cell table:style-name="ce9" table:formula="of:=([.F306]-2451545)/36525" office:value-type="float" office:value="0.268344741044942">
            <text:p>0.26834474</text:p>
          </table:table-cell>
          <table:table-cell/>
          <table:table-cell table:formula="of:=MOD(280.46646+[.G306]*(36000.76983+[.G306]*0.0003032);360)" office:value-type="float" office:value="221.083739283013">
            <text:p>221.08</text:p>
          </table:table-cell>
          <table:table-cell table:formula="of:=357.52911+[.G306]*(35999.05029-0.0001537*[.G306])" office:value-type="float" office:value="10017.6849268661">
            <text:p>10017.68</text:p>
          </table:table-cell>
          <table:table-cell table:formula="of:=0.016708634-[.G306]*(0.000042037+0.0000001267*[.G306])" office:value-type="float" office:value="0.0166973444685931">
            <text:p>0.02</text:p>
          </table:table-cell>
          <table:table-cell table:formula="of:=SIN(RADIANS([.J306]))*(1.914602-[.G306]*(0.004817+0.000014*[.G306]))+SIN(RADIANS(2*[.J306]))*(0.019993-0.000101*[.G306])+SIN(RADIANS(3*[.J306]))*0.000289" office:value-type="float" office:value="-1.71065869953171">
            <text:p>-1.71</text:p>
          </table:table-cell>
          <table:table-cell table:formula="of:=[.I306]+[.L306]" office:value-type="float" office:value="219.373080583481">
            <text:p>219.37</text:p>
          </table:table-cell>
          <table:table-cell table:formula="of:=[.J306]+[.L306]" office:value-type="float" office:value="10015.9742681666">
            <text:p>10015.97</text:p>
          </table:table-cell>
          <table:table-cell table:formula="of:=(1.000001018*(1-[.K306]*[.K306]))/(1+[.K306]*COS(RADIANS([.N306])))" office:value-type="float" office:value="0.992464429854502">
            <text:p>0.99</text:p>
          </table:table-cell>
          <table:table-cell table:formula="of:=[.M306]-0.00569-0.00478*SIN(RADIANS(125.04-1934.136*[.G306]))" office:value-type="float" office:value="219.370061811709">
            <text:p>219.37</text:p>
          </table:table-cell>
          <table:table-cell table:formula="of:=23+(26+((21.448-[.G306]*(46.815+[.G306]*(0.00059-[.G306]*0.001813))))/60)/60" office:value-type="float" office:value="23.4358015093044">
            <text:p>23.44</text:p>
          </table:table-cell>
          <table:table-cell table:formula="of:=[.Q306]+0.00256*COS(RADIANS(125.04-1934.136*[.G306]))" office:value-type="float" office:value="23.4379244643178">
            <text:p>23.44</text:p>
          </table:table-cell>
          <table:table-cell table:formula="of:=DEGREES(ATAN2(COS(RADIANS([.P306]));COS(RADIANS([.R306]))*SIN(RADIANS([.P306]))))" office:value-type="float" office:value="-143.026340052877">
            <text:p>-143.03</text:p>
          </table:table-cell>
          <table:table-cell table:formula="of:=DEGREES(ASIN(SIN(RADIANS([.R306]))*SIN(RADIANS([.P306]))))" office:value-type="float" office:value="-14.6140571627077">
            <text:p>-14.61</text:p>
          </table:table-cell>
          <table:table-cell table:formula="of:=TAN(RADIANS([.R306]/2))*TAN(RADIANS([.R306]/2))" office:value-type="float" office:value="0.0430293683573405">
            <text:p>0.04</text:p>
          </table:table-cell>
          <table:table-cell table:formula="of:=4*DEGREES([.U306]*SIN(2*RADIANS([.I306]))-2*[.K306]*SIN(RADIANS([.J306]))+4*[.K306]*[.U306]*SIN(RADIANS([.J306]))*COS(2*RADIANS([.I306]))-0.5*[.U306]*[.U306]*SIN(4*RADIANS([.I306]))-1.25*[.K306]*[.K306]*SIN(2*RADIANS([.J306])))" office:value-type="float" office:value="16.4758459519984">
            <text:p>16.48</text:p>
          </table:table-cell>
          <table:table-cell table:formula="of:=DEGREES(ACOS(COS(RADIANS(90.833))/(COS(RADIANS([.$B$2]))*COS(RADIANS([.T306])))-TAN(RADIANS([.$B$2]))*TAN(RADIANS([.T306]))))" office:value-type="float" office:value="78.51120488209">
            <text:p>78.51</text:p>
          </table:table-cell>
          <table:table-cell table:style-name="ce7" table:formula="of:=(720-4*[.$B$3]-[.V306]+[.$B$4]*60)/1440" office:value-type="float" office:value="0.488558440311112">
            <text:p>11:43:31</text:p>
          </table:table-cell>
          <table:table-cell table:style-name="ce7" table:formula="of:=([.X306]*1440-[.W306]*4)/1440" office:value-type="float" office:value="0.270471760083084">
            <text:p>6:29:29</text:p>
          </table:table-cell>
          <table:table-cell table:style-name="ce7" table:formula="of:=([.X306]*1440+[.W306]*4)/1440" office:value-type="float" office:value="0.70664512053914">
            <text:p>16:57:34</text:p>
          </table:table-cell>
          <table:table-cell table:formula="of:=8*[.W306]" office:value-type="float" office:value="628.08963905672">
            <text:p>628.09</text:p>
          </table:table-cell>
          <table:table-cell table:formula="of:=MOD([.E306]*1440+[.V306]+4*[.$B$3]-60*[.$B$4];1440)" office:value-type="float" office:value="736.475845951998">
            <text:p>736.48</text:p>
          </table:table-cell>
          <table:table-cell table:formula="of:=IF([.AB306]/4&lt;0;[.AB306]/4+180;[.AB306]/4-180)" office:value-type="float" office:value="4.1189614879996">
            <text:p>4.12</text:p>
          </table:table-cell>
          <table:table-cell table:formula="of:=DEGREES(ACOS(SIN(RADIANS([.$B$2]))*SIN(RADIANS([.T306]))+COS(RADIANS([.$B$2]))*COS(RADIANS([.T306]))*COS(RADIANS([.AC306]))))" office:value-type="float" office:value="54.7485019797937">
            <text:p>54.75</text:p>
          </table:table-cell>
          <table:table-cell table:formula="of:=90-[.AD306]" office:value-type="float" office:value="35.2514980202063">
            <text:p>35.25</text:p>
          </table:table-cell>
          <table:table-cell table:formula="of:=IF([.AE306]&gt;85;0;IF([.AE306]&gt;5;58.1/TAN(RADIANS([.AE306]))-0.07/POWER(TAN(RADIANS([.AE306]));3)+0.000086/POWER(TAN(RADIANS([.AE306]));5);IF([.AE306]&gt;-0.575;1735+[.AE306]*(-518.2+[.AE306]*(103.4+[.AE306]*(-12.79+[.AE306]*0.711)));-20.772/TAN(RADIANS([.AE306])))))/3600" office:value-type="float" office:value="0.0227797923122069">
            <text:p>0.02</text:p>
          </table:table-cell>
          <table:table-cell table:formula="of:=[.AE306]+[.AF306]" office:value-type="float" office:value="35.2742778125185">
            <text:p>35.27</text:p>
          </table:table-cell>
          <table:table-cell table:formula="of:=IF([.AC306]&gt;0;MOD(DEGREES(ACOS(((SIN(RADIANS([.$B$2]))*COS(RADIANS([.AD306])))-SIN(RADIANS([.T306])))/(COS(RADIANS([.$B$2]))*SIN(RADIANS([.AD306])))))+180;360);MOD(540-DEGREES(ACOS(((SIN(RADIANS([.$B$2]))*COS(RADIANS([.AD306])))-SIN(RADIANS([.T306])))/(COS(RADIANS([.$B$2]))*SIN(RADIANS([.AD306])))));360))" office:value-type="float" office:value="184.882395435476">
            <text:p>184.8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6]+1" office:value-type="date" office:date-value="2026-11-02">
            <text:p>11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7]+2415018.5+[.E307]-[.$B$4]/24" office:value-type="float" office:value="2461347.29166667">
            <text:p>2461347.29</text:p>
          </table:table-cell>
          <table:table-cell table:style-name="ce9" table:formula="of:=([.F307]-2451545)/36525" office:value-type="float" office:value="0.268372119552813">
            <text:p>0.26837212</text:p>
          </table:table-cell>
          <table:table-cell/>
          <table:table-cell table:formula="of:=MOD(280.46646+[.G307]*(36000.76983+[.G307]*0.0003032);360)" office:value-type="float" office:value="222.069386647632">
            <text:p>222.07</text:p>
          </table:table-cell>
          <table:table-cell table:formula="of:=357.52911+[.G307]*(35999.05029-0.0001537*[.G307])" office:value-type="float" office:value="10018.6705271456">
            <text:p>10018.67</text:p>
          </table:table-cell>
          <table:table-cell table:formula="of:=0.016708634-[.G307]*(0.000042037+0.0000001267*[.G307])" office:value-type="float" office:value="0.0166973433158209">
            <text:p>0.02</text:p>
          </table:table-cell>
          <table:table-cell table:formula="of:=SIN(RADIANS([.J307]))*(1.914602-[.G307]*(0.004817+0.000014*[.G307]))+SIN(RADIANS(2*[.J307]))*(0.019993-0.000101*[.G307])+SIN(RADIANS(3*[.J307]))*0.000289" office:value-type="float" office:value="-1.69551253919584">
            <text:p>-1.7</text:p>
          </table:table-cell>
          <table:table-cell table:formula="of:=[.I307]+[.L307]" office:value-type="float" office:value="220.373874108436">
            <text:p>220.37</text:p>
          </table:table-cell>
          <table:table-cell table:formula="of:=[.J307]+[.L307]" office:value-type="float" office:value="10016.9750146064">
            <text:p>10016.98</text:p>
          </table:table-cell>
          <table:table-cell table:formula="of:=(1.000001018*(1-[.K307]*[.K307]))/(1+[.K307]*COS(RADIANS([.N307])))" office:value-type="float" office:value="0.992207291204403">
            <text:p>0.99</text:p>
          </table:table-cell>
          <table:table-cell table:formula="of:=[.M307]-0.00569-0.00478*SIN(RADIANS(125.04-1934.136*[.G307]))" office:value-type="float" office:value="220.37085899908">
            <text:p>220.37</text:p>
          </table:table-cell>
          <table:table-cell table:formula="of:=23+(26+((21.448-[.G307]*(46.815+[.G307]*(0.00059-[.G307]*0.001813))))/60)/60" office:value-type="float" office:value="23.4358011532703">
            <text:p>23.44</text:p>
          </table:table-cell>
          <table:table-cell table:formula="of:=[.Q307]+0.00256*COS(RADIANS(125.04-1934.136*[.G307]))" office:value-type="float" office:value="23.437922785177">
            <text:p>23.44</text:p>
          </table:table-cell>
          <table:table-cell table:formula="of:=DEGREES(ATAN2(COS(RADIANS([.P307]));COS(RADIANS([.R307]))*SIN(RADIANS([.P307]))))" office:value-type="float" office:value="-142.044264663236">
            <text:p>-142.04</text:p>
          </table:table-cell>
          <table:table-cell table:formula="of:=DEGREES(ASIN(SIN(RADIANS([.R307]))*SIN(RADIANS([.P307]))))" office:value-type="float" office:value="-14.9300145534077">
            <text:p>-14.93</text:p>
          </table:table-cell>
          <table:table-cell table:formula="of:=TAN(RADIANS([.R307]/2))*TAN(RADIANS([.R307]/2))" office:value-type="float" office:value="0.0430293620165488">
            <text:p>0.04</text:p>
          </table:table-cell>
          <table:table-cell table:formula="of:=4*DEGREES([.U307]*SIN(2*RADIANS([.I307]))-2*[.K307]*SIN(RADIANS([.J307]))+4*[.K307]*[.U307]*SIN(RADIANS([.J307]))*COS(2*RADIANS([.I307]))-0.5*[.U307]*[.U307]*SIN(4*RADIANS([.I307]))-1.25*[.K307]*[.K307]*SIN(2*RADIANS([.J307])))" office:value-type="float" office:value="16.4902968759252">
            <text:p>16.49</text:p>
          </table:table-cell>
          <table:table-cell table:formula="of:=DEGREES(ACOS(COS(RADIANS(90.833))/(COS(RADIANS([.$B$2]))*COS(RADIANS([.T307])))-TAN(RADIANS([.$B$2]))*TAN(RADIANS([.T307]))))" office:value-type="float" office:value="78.2233728926391">
            <text:p>78.22</text:p>
          </table:table-cell>
          <table:table-cell table:style-name="ce7" table:formula="of:=(720-4*[.$B$3]-[.V307]+[.$B$4]*60)/1440" office:value-type="float" office:value="0.488548404947274">
            <text:p>11:43:31</text:p>
          </table:table-cell>
          <table:table-cell table:style-name="ce7" table:formula="of:=([.X307]*1440-[.W307]*4)/1440" office:value-type="float" office:value="0.271261258023277">
            <text:p>6:30:37</text:p>
          </table:table-cell>
          <table:table-cell table:style-name="ce7" table:formula="of:=([.X307]*1440+[.W307]*4)/1440" office:value-type="float" office:value="0.705835551871272">
            <text:p>16:56:24</text:p>
          </table:table-cell>
          <table:table-cell table:formula="of:=8*[.W307]" office:value-type="float" office:value="625.786983141113">
            <text:p>625.79</text:p>
          </table:table-cell>
          <table:table-cell table:formula="of:=MOD([.E307]*1440+[.V307]+4*[.$B$3]-60*[.$B$4];1440)" office:value-type="float" office:value="736.490296875925">
            <text:p>736.49</text:p>
          </table:table-cell>
          <table:table-cell table:formula="of:=IF([.AB307]/4&lt;0;[.AB307]/4+180;[.AB307]/4-180)" office:value-type="float" office:value="4.1225742189813">
            <text:p>4.12</text:p>
          </table:table-cell>
          <table:table-cell table:formula="of:=DEGREES(ACOS(SIN(RADIANS([.$B$2]))*SIN(RADIANS([.T307]))+COS(RADIANS([.$B$2]))*COS(RADIANS([.T307]))*COS(RADIANS([.AC307]))))" office:value-type="float" office:value="55.0639785275289">
            <text:p>55.06</text:p>
          </table:table-cell>
          <table:table-cell table:formula="of:=90-[.AD307]" office:value-type="float" office:value="34.9360214724712">
            <text:p>34.94</text:p>
          </table:table-cell>
          <table:table-cell table:formula="of:=IF([.AE307]&gt;85;0;IF([.AE307]&gt;5;58.1/TAN(RADIANS([.AE307]))-0.07/POWER(TAN(RADIANS([.AE307]));3)+0.000086/POWER(TAN(RADIANS([.AE307]));5);IF([.AE307]&gt;-0.575;1735+[.AE307]*(-518.2+[.AE307]*(103.4+[.AE307]*(-12.79+[.AE307]*0.711)));-20.772/TAN(RADIANS([.AE307])))))/3600" office:value-type="float" office:value="0.0230466863096404">
            <text:p>0.02</text:p>
          </table:table-cell>
          <table:table-cell table:formula="of:=[.AE307]+[.AF307]" office:value-type="float" office:value="34.9590681587808">
            <text:p>34.96</text:p>
          </table:table-cell>
          <table:table-cell table:formula="of:=IF([.AC307]&gt;0;MOD(DEGREES(ACOS(((SIN(RADIANS([.$B$2]))*COS(RADIANS([.AD307])))-SIN(RADIANS([.T307])))/(COS(RADIANS([.$B$2]))*SIN(RADIANS([.AD307])))))+180;360);MOD(540-DEGREES(ACOS(((SIN(RADIANS([.$B$2]))*COS(RADIANS([.AD307])))-SIN(RADIANS([.T307])))/(COS(RADIANS([.$B$2]))*SIN(RADIANS([.AD307])))));360))" office:value-type="float" office:value="184.860675537116">
            <text:p>184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7]+1" office:value-type="date" office:date-value="2026-11-03">
            <text:p>11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8]+2415018.5+[.E308]-[.$B$4]/24" office:value-type="float" office:value="2461348.29166667">
            <text:p>2461348.29</text:p>
          </table:table-cell>
          <table:table-cell table:style-name="ce9" table:formula="of:=([.F308]-2451545)/36525" office:value-type="float" office:value="0.268399498060685">
            <text:p>0.26839950</text:p>
          </table:table-cell>
          <table:table-cell/>
          <table:table-cell table:formula="of:=MOD(280.46646+[.G308]*(36000.76983+[.G308]*0.0003032);360)" office:value-type="float" office:value="223.055034012252">
            <text:p>223.06</text:p>
          </table:table-cell>
          <table:table-cell table:formula="of:=357.52911+[.G308]*(35999.05029-0.0001537*[.G308])" office:value-type="float" office:value="10019.6561274251">
            <text:p>10019.66</text:p>
          </table:table-cell>
          <table:table-cell table:formula="of:=0.016708634-[.G308]*(0.000042037+0.0000001267*[.G308])" office:value-type="float" office:value="0.0166973421630486">
            <text:p>0.02</text:p>
          </table:table-cell>
          <table:table-cell table:formula="of:=SIN(RADIANS([.J308]))*(1.914602-[.G308]*(0.004817+0.000014*[.G308]))+SIN(RADIANS(2*[.J308]))*(0.019993-0.000101*[.G308])+SIN(RADIANS(3*[.J308]))*0.000289" office:value-type="float" office:value="-1.67984980543132">
            <text:p>-1.68</text:p>
          </table:table-cell>
          <table:table-cell table:formula="of:=[.I308]+[.L308]" office:value-type="float" office:value="221.37518420682">
            <text:p>221.38</text:p>
          </table:table-cell>
          <table:table-cell table:formula="of:=[.J308]+[.L308]" office:value-type="float" office:value="10017.9762776196">
            <text:p>10017.98</text:p>
          </table:table-cell>
          <table:table-cell table:formula="of:=(1.000001018*(1-[.K308]*[.K308]))/(1+[.K308]*COS(RADIANS([.N308])))" office:value-type="float" office:value="0.99195242907587">
            <text:p>0.99</text:p>
          </table:table-cell>
          <table:table-cell table:formula="of:=[.M308]-0.00569-0.00478*SIN(RADIANS(125.04-1934.136*[.G308]))" office:value-type="float" office:value="221.372172757594">
            <text:p>221.37</text:p>
          </table:table-cell>
          <table:table-cell table:formula="of:=23+(26+((21.448-[.G308]*(46.815+[.G308]*(0.00059-[.G308]*0.001813))))/60)/60" office:value-type="float" office:value="23.4358007972361">
            <text:p>23.44</text:p>
          </table:table-cell>
          <table:table-cell table:formula="of:=[.Q308]+0.00256*COS(RADIANS(125.04-1934.136*[.G308]))" office:value-type="float" office:value="23.437921104224">
            <text:p>23.44</text:p>
          </table:table-cell>
          <table:table-cell table:formula="of:=DEGREES(ATAN2(COS(RADIANS([.P308]));COS(RADIANS([.R308]))*SIN(RADIANS([.P308]))))" office:value-type="float" office:value="-141.05880718134">
            <text:p>-141.06</text:p>
          </table:table-cell>
          <table:table-cell table:formula="of:=DEGREES(ASIN(SIN(RADIANS([.R308]))*SIN(RADIANS([.P308]))))" office:value-type="float" office:value="-15.2419290322531">
            <text:p>-15.24</text:p>
          </table:table-cell>
          <table:table-cell table:formula="of:=TAN(RADIANS([.R308]/2))*TAN(RADIANS([.R308]/2))" office:value-type="float" office:value="0.0430293556689142">
            <text:p>0.04</text:p>
          </table:table-cell>
          <table:table-cell table:formula="of:=4*DEGREES([.U308]*SIN(2*RADIANS([.I308]))-2*[.K308]*SIN(RADIANS([.J308]))+4*[.K308]*[.U308]*SIN(RADIANS([.J308]))*COS(2*RADIANS([.I308]))-0.5*[.U308]*[.U308]*SIN(4*RADIANS([.I308]))-1.25*[.K308]*[.K308]*SIN(2*RADIANS([.J308])))" office:value-type="float" office:value="16.4909890756979">
            <text:p>16.49</text:p>
          </table:table-cell>
          <table:table-cell table:formula="of:=DEGREES(ACOS(COS(RADIANS(90.833))/(COS(RADIANS([.$B$2]))*COS(RADIANS([.T308])))-TAN(RADIANS([.$B$2]))*TAN(RADIANS([.T308]))))" office:value-type="float" office:value="77.9381296078498">
            <text:p>77.94</text:p>
          </table:table-cell>
          <table:table-cell table:style-name="ce7" table:formula="of:=(720-4*[.$B$3]-[.V308]+[.$B$4]*60)/1440" office:value-type="float" office:value="0.488547924252988">
            <text:p>11:43:31</text:p>
          </table:table-cell>
          <table:table-cell table:style-name="ce7" table:formula="of:=([.X308]*1440-[.W308]*4)/1440" office:value-type="float" office:value="0.272053119786738">
            <text:p>6:31:45</text:p>
          </table:table-cell>
          <table:table-cell table:style-name="ce7" table:formula="of:=([.X308]*1440+[.W308]*4)/1440" office:value-type="float" office:value="0.705042728719237">
            <text:p>16:55:16</text:p>
          </table:table-cell>
          <table:table-cell table:formula="of:=8*[.W308]" office:value-type="float" office:value="623.505036862799">
            <text:p>623.51</text:p>
          </table:table-cell>
          <table:table-cell table:formula="of:=MOD([.E308]*1440+[.V308]+4*[.$B$3]-60*[.$B$4];1440)" office:value-type="float" office:value="736.490989075698">
            <text:p>736.49</text:p>
          </table:table-cell>
          <table:table-cell table:formula="of:=IF([.AB308]/4&lt;0;[.AB308]/4+180;[.AB308]/4-180)" office:value-type="float" office:value="4.12274726892449">
            <text:p>4.12</text:p>
          </table:table-cell>
          <table:table-cell table:formula="of:=DEGREES(ACOS(SIN(RADIANS([.$B$2]))*SIN(RADIANS([.T308]))+COS(RADIANS([.$B$2]))*COS(RADIANS([.T308]))*COS(RADIANS([.AC308]))))" office:value-type="float" office:value="55.3752022457679">
            <text:p>55.38</text:p>
          </table:table-cell>
          <table:table-cell table:formula="of:=90-[.AD308]" office:value-type="float" office:value="34.6247977542321">
            <text:p>34.62</text:p>
          </table:table-cell>
          <table:table-cell table:formula="of:=IF([.AE308]&gt;85;0;IF([.AE308]&gt;5;58.1/TAN(RADIANS([.AE308]))-0.07/POWER(TAN(RADIANS([.AE308]));3)+0.000086/POWER(TAN(RADIANS([.AE308]));5);IF([.AE308]&gt;-0.575;1735+[.AE308]*(-518.2+[.AE308]*(103.4+[.AE308]*(-12.79+[.AE308]*0.711)));-20.772/TAN(RADIANS([.AE308])))))/3600" office:value-type="float" office:value="0.0233140913311187">
            <text:p>0.02</text:p>
          </table:table-cell>
          <table:table-cell table:formula="of:=[.AE308]+[.AF308]" office:value-type="float" office:value="34.6481118455632">
            <text:p>34.65</text:p>
          </table:table-cell>
          <table:table-cell table:formula="of:=IF([.AC308]&gt;0;MOD(DEGREES(ACOS(((SIN(RADIANS([.$B$2]))*COS(RADIANS([.AD308])))-SIN(RADIANS([.T308])))/(COS(RADIANS([.$B$2]))*SIN(RADIANS([.AD308])))))+180;360);MOD(540-DEGREES(ACOS(((SIN(RADIANS([.$B$2]))*COS(RADIANS([.AD308])))-SIN(RADIANS([.T308])))/(COS(RADIANS([.$B$2]))*SIN(RADIANS([.AD308])))));360))" office:value-type="float" office:value="184.835414794577">
            <text:p>184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8]+1" office:value-type="date" office:date-value="2026-11-04">
            <text:p>11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09]+2415018.5+[.E309]-[.$B$4]/24" office:value-type="float" office:value="2461349.29166667">
            <text:p>2461349.29</text:p>
          </table:table-cell>
          <table:table-cell table:style-name="ce9" table:formula="of:=([.F309]-2451545)/36525" office:value-type="float" office:value="0.268426876568556">
            <text:p>0.26842688</text:p>
          </table:table-cell>
          <table:table-cell/>
          <table:table-cell table:formula="of:=MOD(280.46646+[.G309]*(36000.76983+[.G309]*0.0003032);360)" office:value-type="float" office:value="224.040681376871">
            <text:p>224.04</text:p>
          </table:table-cell>
          <table:table-cell table:formula="of:=357.52911+[.G309]*(35999.05029-0.0001537*[.G309])" office:value-type="float" office:value="10020.6417277045">
            <text:p>10020.64</text:p>
          </table:table-cell>
          <table:table-cell table:formula="of:=0.016708634-[.G309]*(0.000042037+0.0000001267*[.G309])" office:value-type="float" office:value="0.0166973410102761">
            <text:p>0.02</text:p>
          </table:table-cell>
          <table:table-cell table:formula="of:=SIN(RADIANS([.J309]))*(1.914602-[.G309]*(0.004817+0.000014*[.G309]))+SIN(RADIANS(2*[.J309]))*(0.019993-0.000101*[.G309])+SIN(RADIANS(3*[.J309]))*0.000289" office:value-type="float" office:value="-1.66367477753878">
            <text:p>-1.66</text:p>
          </table:table-cell>
          <table:table-cell table:formula="of:=[.I309]+[.L309]" office:value-type="float" office:value="222.377006599333">
            <text:p>222.38</text:p>
          </table:table-cell>
          <table:table-cell table:formula="of:=[.J309]+[.L309]" office:value-type="float" office:value="10018.978052927">
            <text:p>10018.98</text:p>
          </table:table-cell>
          <table:table-cell table:formula="of:=(1.000001018*(1-[.K309]*[.K309]))/(1+[.K309]*COS(RADIANS([.N309])))" office:value-type="float" office:value="0.991699922488188">
            <text:p>0.99</text:p>
          </table:table-cell>
          <table:table-cell table:formula="of:=[.M309]-0.00569-0.00478*SIN(RADIANS(125.04-1934.136*[.G309]))" office:value-type="float" office:value="222.373998807948">
            <text:p>222.37</text:p>
          </table:table-cell>
          <table:table-cell table:formula="of:=23+(26+((21.448-[.G309]*(46.815+[.G309]*(0.00059-[.G309]*0.001813))))/60)/60" office:value-type="float" office:value="23.435800441202">
            <text:p>23.44</text:p>
          </table:table-cell>
          <table:table-cell table:formula="of:=[.Q309]+0.00256*COS(RADIANS(125.04-1934.136*[.G309]))" office:value-type="float" office:value="23.4379194214598">
            <text:p>23.44</text:p>
          </table:table-cell>
          <table:table-cell table:formula="of:=DEGREES(ATAN2(COS(RADIANS([.P309]));COS(RADIANS([.R309]))*SIN(RADIANS([.P309]))))" office:value-type="float" office:value="-140.069935726133">
            <text:p>-140.07</text:p>
          </table:table-cell>
          <table:table-cell table:formula="of:=DEGREES(ASIN(SIN(RADIANS([.R309]))*SIN(RADIANS([.P309]))))" office:value-type="float" office:value="-15.5496879342726">
            <text:p>-15.55</text:p>
          </table:table-cell>
          <table:table-cell table:formula="of:=TAN(RADIANS([.R309]/2))*TAN(RADIANS([.R309]/2))" office:value-type="float" office:value="0.0430293493144409">
            <text:p>0.04</text:p>
          </table:table-cell>
          <table:table-cell table:formula="of:=4*DEGREES([.U309]*SIN(2*RADIANS([.I309]))-2*[.K309]*SIN(RADIANS([.J309]))+4*[.K309]*[.U309]*SIN(RADIANS([.J309]))*COS(2*RADIANS([.I309]))-0.5*[.U309]*[.U309]*SIN(4*RADIANS([.I309]))-1.25*[.K309]*[.K309]*SIN(2*RADIANS([.J309])))" office:value-type="float" office:value="16.4777949774773">
            <text:p>16.48</text:p>
          </table:table-cell>
          <table:table-cell table:formula="of:=DEGREES(ACOS(COS(RADIANS(90.833))/(COS(RADIANS([.$B$2]))*COS(RADIANS([.T309])))-TAN(RADIANS([.$B$2]))*TAN(RADIANS([.T309]))))" office:value-type="float" office:value="77.6555905538768">
            <text:p>77.66</text:p>
          </table:table-cell>
          <table:table-cell table:style-name="ce7" table:formula="of:=(720-4*[.$B$3]-[.V309]+[.$B$4]*60)/1440" office:value-type="float" office:value="0.488557086821196">
            <text:p>11:43:31</text:p>
          </table:table-cell>
          <table:table-cell table:style-name="ce7" table:formula="of:=([.X309]*1440-[.W309]*4)/1440" office:value-type="float" office:value="0.272847113060427">
            <text:p>6:32:54</text:p>
          </table:table-cell>
          <table:table-cell table:style-name="ce7" table:formula="of:=([.X309]*1440+[.W309]*4)/1440" office:value-type="float" office:value="0.704267060581965">
            <text:p>16:54:09</text:p>
          </table:table-cell>
          <table:table-cell table:formula="of:=8*[.W309]" office:value-type="float" office:value="621.244724431014">
            <text:p>621.24</text:p>
          </table:table-cell>
          <table:table-cell table:formula="of:=MOD([.E309]*1440+[.V309]+4*[.$B$3]-60*[.$B$4];1440)" office:value-type="float" office:value="736.477794977477">
            <text:p>736.48</text:p>
          </table:table-cell>
          <table:table-cell table:formula="of:=IF([.AB309]/4&lt;0;[.AB309]/4+180;[.AB309]/4-180)" office:value-type="float" office:value="4.11944874436932">
            <text:p>4.12</text:p>
          </table:table-cell>
          <table:table-cell table:formula="of:=DEGREES(ACOS(SIN(RADIANS([.$B$2]))*SIN(RADIANS([.T309]))+COS(RADIANS([.$B$2]))*COS(RADIANS([.T309]))*COS(RADIANS([.AC309]))))" office:value-type="float" office:value="55.6820618402725">
            <text:p>55.68</text:p>
          </table:table-cell>
          <table:table-cell table:formula="of:=90-[.AD309]" office:value-type="float" office:value="34.3179381597275">
            <text:p>34.32</text:p>
          </table:table-cell>
          <table:table-cell table:formula="of:=IF([.AE309]&gt;85;0;IF([.AE309]&gt;5;58.1/TAN(RADIANS([.AE309]))-0.07/POWER(TAN(RADIANS([.AE309]));3)+0.000086/POWER(TAN(RADIANS([.AE309]));5);IF([.AE309]&gt;-0.575;1735+[.AE309]*(-518.2+[.AE309]*(103.4+[.AE309]*(-12.79+[.AE309]*0.711)));-20.772/TAN(RADIANS([.AE309])))))/3600" office:value-type="float" office:value="0.0235818511501349">
            <text:p>0.02</text:p>
          </table:table-cell>
          <table:table-cell table:formula="of:=[.AE309]+[.AF309]" office:value-type="float" office:value="34.3415200108776">
            <text:p>34.34</text:p>
          </table:table-cell>
          <table:table-cell table:formula="of:=IF([.AC309]&gt;0;MOD(DEGREES(ACOS(((SIN(RADIANS([.$B$2]))*COS(RADIANS([.AD309])))-SIN(RADIANS([.T309])))/(COS(RADIANS([.$B$2]))*SIN(RADIANS([.AD309])))))+180;360);MOD(540-DEGREES(ACOS(((SIN(RADIANS([.$B$2]))*COS(RADIANS([.AD309])))-SIN(RADIANS([.T309])))/(COS(RADIANS([.$B$2]))*SIN(RADIANS([.AD309])))));360))" office:value-type="float" office:value="184.806637322947">
            <text:p>184.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09]+1" office:value-type="date" office:date-value="2026-11-05">
            <text:p>11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0]+2415018.5+[.E310]-[.$B$4]/24" office:value-type="float" office:value="2461350.29166667">
            <text:p>2461350.29</text:p>
          </table:table-cell>
          <table:table-cell table:style-name="ce9" table:formula="of:=([.F310]-2451545)/36525" office:value-type="float" office:value="0.268454255076427">
            <text:p>0.26845426</text:p>
          </table:table-cell>
          <table:table-cell/>
          <table:table-cell table:formula="of:=MOD(280.46646+[.G310]*(36000.76983+[.G310]*0.0003032);360)" office:value-type="float" office:value="225.026328741493">
            <text:p>225.03</text:p>
          </table:table-cell>
          <table:table-cell table:formula="of:=357.52911+[.G310]*(35999.05029-0.0001537*[.G310])" office:value-type="float" office:value="10021.627327984">
            <text:p>10021.63</text:p>
          </table:table-cell>
          <table:table-cell table:formula="of:=0.016708634-[.G310]*(0.000042037+0.0000001267*[.G310])" office:value-type="float" office:value="0.0166973398575034">
            <text:p>0.02</text:p>
          </table:table-cell>
          <table:table-cell table:formula="of:=SIN(RADIANS([.J310]))*(1.914602-[.G310]*(0.004817+0.000014*[.G310]))+SIN(RADIANS(2*[.J310]))*(0.019993-0.000101*[.G310])+SIN(RADIANS(3*[.J310]))*0.000289" office:value-type="float" office:value="-1.64699190441078">
            <text:p>-1.65</text:p>
          </table:table-cell>
          <table:table-cell table:formula="of:=[.I310]+[.L310]" office:value-type="float" office:value="223.379336837082">
            <text:p>223.38</text:p>
          </table:table-cell>
          <table:table-cell table:formula="of:=[.J310]+[.L310]" office:value-type="float" office:value="10019.9803360796">
            <text:p>10019.98</text:p>
          </table:table-cell>
          <table:table-cell table:formula="of:=(1.000001018*(1-[.K310]*[.K310]))/(1+[.K310]*COS(RADIANS([.N310])))" office:value-type="float" office:value="0.991449849849623">
            <text:p>0.99</text:p>
          </table:table-cell>
          <table:table-cell table:formula="of:=[.M310]-0.00569-0.00478*SIN(RADIANS(125.04-1934.136*[.G310]))" office:value-type="float" office:value="223.376332701249">
            <text:p>223.38</text:p>
          </table:table-cell>
          <table:table-cell table:formula="of:=23+(26+((21.448-[.G310]*(46.815+[.G310]*(0.00059-[.G310]*0.001813))))/60)/60" office:value-type="float" office:value="23.4358000851679">
            <text:p>23.44</text:p>
          </table:table-cell>
          <table:table-cell table:formula="of:=[.Q310]+0.00256*COS(RADIANS(125.04-1934.136*[.G310]))" office:value-type="float" office:value="23.4379177368857">
            <text:p>23.44</text:p>
          </table:table-cell>
          <table:table-cell table:formula="of:=DEGREES(ATAN2(COS(RADIANS([.P310]));COS(RADIANS([.R310]))*SIN(RADIANS([.P310]))))" office:value-type="float" office:value="-139.07762171512">
            <text:p>-139.08</text:p>
          </table:table-cell>
          <table:table-cell table:formula="of:=DEGREES(ASIN(SIN(RADIANS([.R310]))*SIN(RADIANS([.P310]))))" office:value-type="float" office:value="-15.853178628968">
            <text:p>-15.85</text:p>
          </table:table-cell>
          <table:table-cell table:formula="of:=TAN(RADIANS([.R310]/2))*TAN(RADIANS([.R310]/2))" office:value-type="float" office:value="0.0430293429531332">
            <text:p>0.04</text:p>
          </table:table-cell>
          <table:table-cell table:formula="of:=4*DEGREES([.U310]*SIN(2*RADIANS([.I310]))-2*[.K310]*SIN(RADIANS([.J310]))+4*[.K310]*[.U310]*SIN(RADIANS([.J310]))*COS(2*RADIANS([.I310]))-0.5*[.U310]*[.U310]*SIN(4*RADIANS([.I310]))-1.25*[.K310]*[.K310]*SIN(2*RADIANS([.J310])))" office:value-type="float" office:value="16.4506018257977">
            <text:p>16.45</text:p>
          </table:table-cell>
          <table:table-cell table:formula="of:=DEGREES(ACOS(COS(RADIANS(90.833))/(COS(RADIANS([.$B$2]))*COS(RADIANS([.T310])))-TAN(RADIANS([.$B$2]))*TAN(RADIANS([.T310]))))" office:value-type="float" office:value="77.3758741882474">
            <text:p>77.38</text:p>
          </table:table-cell>
          <table:table-cell table:style-name="ce7" table:formula="of:=(720-4*[.$B$3]-[.V310]+[.$B$4]*60)/1440" office:value-type="float" office:value="0.488575970954307">
            <text:p>11:43:33</text:p>
          </table:table-cell>
          <table:table-cell table:style-name="ce7" table:formula="of:=([.X310]*1440-[.W310]*4)/1440" office:value-type="float" office:value="0.273642987098064">
            <text:p>6:34:03</text:p>
          </table:table-cell>
          <table:table-cell table:style-name="ce7" table:formula="of:=([.X310]*1440+[.W310]*4)/1440" office:value-type="float" office:value="0.70350895481055">
            <text:p>16:53:03</text:p>
          </table:table-cell>
          <table:table-cell table:formula="of:=8*[.W310]" office:value-type="float" office:value="619.006993505979">
            <text:p>619.01</text:p>
          </table:table-cell>
          <table:table-cell table:formula="of:=MOD([.E310]*1440+[.V310]+4*[.$B$3]-60*[.$B$4];1440)" office:value-type="float" office:value="736.450601825798">
            <text:p>736.45</text:p>
          </table:table-cell>
          <table:table-cell table:formula="of:=IF([.AB310]/4&lt;0;[.AB310]/4+180;[.AB310]/4-180)" office:value-type="float" office:value="4.11265045644944">
            <text:p>4.11</text:p>
          </table:table-cell>
          <table:table-cell table:formula="of:=DEGREES(ACOS(SIN(RADIANS([.$B$2]))*SIN(RADIANS([.T310]))+COS(RADIANS([.$B$2]))*COS(RADIANS([.T310]))*COS(RADIANS([.AC310]))))" office:value-type="float" office:value="55.9844467514887">
            <text:p>55.98</text:p>
          </table:table-cell>
          <table:table-cell table:formula="of:=90-[.AD310]" office:value-type="float" office:value="34.0155532485113">
            <text:p>34.02</text:p>
          </table:table-cell>
          <table:table-cell table:formula="of:=IF([.AE310]&gt;85;0;IF([.AE310]&gt;5;58.1/TAN(RADIANS([.AE310]))-0.07/POWER(TAN(RADIANS([.AE310]));3)+0.000086/POWER(TAN(RADIANS([.AE310]));5);IF([.AE310]&gt;-0.575;1735+[.AE310]*(-518.2+[.AE310]*(103.4+[.AE310]*(-12.79+[.AE310]*0.711)));-20.772/TAN(RADIANS([.AE310])))))/3600" office:value-type="float" office:value="0.0238498011979246">
            <text:p>0.02</text:p>
          </table:table-cell>
          <table:table-cell table:formula="of:=[.AE310]+[.AF310]" office:value-type="float" office:value="34.0394030497092">
            <text:p>34.04</text:p>
          </table:table-cell>
          <table:table-cell table:formula="of:=IF([.AC310]&gt;0;MOD(DEGREES(ACOS(((SIN(RADIANS([.$B$2]))*COS(RADIANS([.AD310])))-SIN(RADIANS([.T310])))/(COS(RADIANS([.$B$2]))*SIN(RADIANS([.AD310])))))+180;360);MOD(540-DEGREES(ACOS(((SIN(RADIANS([.$B$2]))*COS(RADIANS([.AD310])))-SIN(RADIANS([.T310])))/(COS(RADIANS([.$B$2]))*SIN(RADIANS([.AD310])))));360))" office:value-type="float" office:value="184.774369791955">
            <text:p>184.7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0]+1" office:value-type="date" office:date-value="2026-11-06">
            <text:p>11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1]+2415018.5+[.E311]-[.$B$4]/24" office:value-type="float" office:value="2461351.29166667">
            <text:p>2461351.29</text:p>
          </table:table-cell>
          <table:table-cell table:style-name="ce9" table:formula="of:=([.F311]-2451545)/36525" office:value-type="float" office:value="0.268481633584299">
            <text:p>0.26848163</text:p>
          </table:table-cell>
          <table:table-cell/>
          <table:table-cell table:formula="of:=MOD(280.46646+[.G311]*(36000.76983+[.G311]*0.0003032);360)" office:value-type="float" office:value="226.011976106116">
            <text:p>226.01</text:p>
          </table:table-cell>
          <table:table-cell table:formula="of:=357.52911+[.G311]*(35999.05029-0.0001537*[.G311])" office:value-type="float" office:value="10022.6129282635">
            <text:p>10022.61</text:p>
          </table:table-cell>
          <table:table-cell table:formula="of:=0.016708634-[.G311]*(0.000042037+0.0000001267*[.G311])" office:value-type="float" office:value="0.0166973387047305">
            <text:p>0.02</text:p>
          </table:table-cell>
          <table:table-cell table:formula="of:=SIN(RADIANS([.J311]))*(1.914602-[.G311]*(0.004817+0.000014*[.G311]))+SIN(RADIANS(2*[.J311]))*(0.019993-0.000101*[.G311])+SIN(RADIANS(3*[.J311]))*0.000289" office:value-type="float" office:value="-1.62980580366685">
            <text:p>-1.63</text:p>
          </table:table-cell>
          <table:table-cell table:formula="of:=[.I311]+[.L311]" office:value-type="float" office:value="224.382170302449">
            <text:p>224.38</text:p>
          </table:table-cell>
          <table:table-cell table:formula="of:=[.J311]+[.L311]" office:value-type="float" office:value="10020.9831224598">
            <text:p>10020.98</text:p>
          </table:table-cell>
          <table:table-cell table:formula="of:=(1.000001018*(1-[.K311]*[.K311]))/(1+[.K311]*COS(RADIANS([.N311])))" office:value-type="float" office:value="0.991202288929866">
            <text:p>0.99</text:p>
          </table:table-cell>
          <table:table-cell table:formula="of:=[.M311]-0.00569-0.00478*SIN(RADIANS(125.04-1934.136*[.G311]))" office:value-type="float" office:value="224.379169819873">
            <text:p>224.38</text:p>
          </table:table-cell>
          <table:table-cell table:formula="of:=23+(26+((21.448-[.G311]*(46.815+[.G311]*(0.00059-[.G311]*0.001813))))/60)/60" office:value-type="float" office:value="23.4357997291338">
            <text:p>23.44</text:p>
          </table:table-cell>
          <table:table-cell table:formula="of:=[.Q311]+0.00256*COS(RADIANS(125.04-1934.136*[.G311]))" office:value-type="float" office:value="23.4379160505027">
            <text:p>23.44</text:p>
          </table:table-cell>
          <table:table-cell table:formula="of:=DEGREES(ATAN2(COS(RADIANS([.P311]));COS(RADIANS([.R311]))*SIN(RADIANS([.P311]))))" office:value-type="float" office:value="-138.081839975817">
            <text:p>-138.08</text:p>
          </table:table-cell>
          <table:table-cell table:formula="of:=DEGREES(ASIN(SIN(RADIANS([.R311]))*SIN(RADIANS([.P311]))))" office:value-type="float" office:value="-16.1522885821206">
            <text:p>-16.15</text:p>
          </table:table-cell>
          <table:table-cell table:formula="of:=TAN(RADIANS([.R311]/2))*TAN(RADIANS([.R311]/2))" office:value-type="float" office:value="0.0430293365849954">
            <text:p>0.04</text:p>
          </table:table-cell>
          <table:table-cell table:formula="of:=4*DEGREES([.U311]*SIN(2*RADIANS([.I311]))-2*[.K311]*SIN(RADIANS([.J311]))+4*[.K311]*[.U311]*SIN(RADIANS([.J311]))*COS(2*RADIANS([.I311]))-0.5*[.U311]*[.U311]*SIN(4*RADIANS([.I311]))-1.25*[.K311]*[.K311]*SIN(2*RADIANS([.J311])))" office:value-type="float" office:value="16.4093121366175">
            <text:p>16.41</text:p>
          </table:table-cell>
          <table:table-cell table:formula="of:=DEGREES(ACOS(COS(RADIANS(90.833))/(COS(RADIANS([.$B$2]))*COS(RADIANS([.T311])))-TAN(RADIANS([.$B$2]))*TAN(RADIANS([.T311]))))" office:value-type="float" office:value="77.0991018630924">
            <text:p>77.1</text:p>
          </table:table-cell>
          <table:table-cell table:style-name="ce7" table:formula="of:=(720-4*[.$B$3]-[.V311]+[.$B$4]*60)/1440" office:value-type="float" office:value="0.488604644349571">
            <text:p>11:43:35</text:p>
          </table:table-cell>
          <table:table-cell table:style-name="ce7" table:formula="of:=([.X311]*1440-[.W311]*4)/1440" office:value-type="float" office:value="0.274440472507648">
            <text:p>6:35:12</text:p>
          </table:table-cell>
          <table:table-cell table:style-name="ce7" table:formula="of:=([.X311]*1440+[.W311]*4)/1440" office:value-type="float" office:value="0.702768816191494">
            <text:p>16:51:59</text:p>
          </table:table-cell>
          <table:table-cell table:formula="of:=8*[.W311]" office:value-type="float" office:value="616.792814904739">
            <text:p>616.79</text:p>
          </table:table-cell>
          <table:table-cell table:formula="of:=MOD([.E311]*1440+[.V311]+4*[.$B$3]-60*[.$B$4];1440)" office:value-type="float" office:value="736.409312136617">
            <text:p>736.41</text:p>
          </table:table-cell>
          <table:table-cell table:formula="of:=IF([.AB311]/4&lt;0;[.AB311]/4+180;[.AB311]/4-180)" office:value-type="float" office:value="4.10232803415437">
            <text:p>4.1</text:p>
          </table:table-cell>
          <table:table-cell table:formula="of:=DEGREES(ACOS(SIN(RADIANS([.$B$2]))*SIN(RADIANS([.T311]))+COS(RADIANS([.$B$2]))*COS(RADIANS([.T311]))*COS(RADIANS([.AC311]))))" office:value-type="float" office:value="56.2822472163988">
            <text:p>56.28</text:p>
          </table:table-cell>
          <table:table-cell table:formula="of:=90-[.AD311]" office:value-type="float" office:value="33.7177527836012">
            <text:p>33.72</text:p>
          </table:table-cell>
          <table:table-cell table:formula="of:=IF([.AE311]&gt;85;0;IF([.AE311]&gt;5;58.1/TAN(RADIANS([.AE311]))-0.07/POWER(TAN(RADIANS([.AE311]));3)+0.000086/POWER(TAN(RADIANS([.AE311]));5);IF([.AE311]&gt;-0.575;1735+[.AE311]*(-518.2+[.AE311]*(103.4+[.AE311]*(-12.79+[.AE311]*0.711)));-20.772/TAN(RADIANS([.AE311])))))/3600" office:value-type="float" office:value="0.0241177684434606">
            <text:p>0.02</text:p>
          </table:table-cell>
          <table:table-cell table:formula="of:=[.AE311]+[.AF311]" office:value-type="float" office:value="33.7418705520447">
            <text:p>33.74</text:p>
          </table:table-cell>
          <table:table-cell table:formula="of:=IF([.AC311]&gt;0;MOD(DEGREES(ACOS(((SIN(RADIANS([.$B$2]))*COS(RADIANS([.AD311])))-SIN(RADIANS([.T311])))/(COS(RADIANS([.$B$2]))*SIN(RADIANS([.AD311])))))+180;360);MOD(540-DEGREES(ACOS(((SIN(RADIANS([.$B$2]))*COS(RADIANS([.AD311])))-SIN(RADIANS([.T311])))/(COS(RADIANS([.$B$2]))*SIN(RADIANS([.AD311])))));360))" office:value-type="float" office:value="184.738641423147">
            <text:p>184.7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1]+1" office:value-type="date" office:date-value="2026-11-07">
            <text:p>11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2]+2415018.5+[.E312]-[.$B$4]/24" office:value-type="float" office:value="2461352.29166667">
            <text:p>2461352.29</text:p>
          </table:table-cell>
          <table:table-cell table:style-name="ce9" table:formula="of:=([.F312]-2451545)/36525" office:value-type="float" office:value="0.26850901209217">
            <text:p>0.26850901</text:p>
          </table:table-cell>
          <table:table-cell/>
          <table:table-cell table:formula="of:=MOD(280.46646+[.G312]*(36000.76983+[.G312]*0.0003032);360)" office:value-type="float" office:value="226.997623470737">
            <text:p>227</text:p>
          </table:table-cell>
          <table:table-cell table:formula="of:=357.52911+[.G312]*(35999.05029-0.0001537*[.G312])" office:value-type="float" office:value="10023.5985285429">
            <text:p>10023.6</text:p>
          </table:table-cell>
          <table:table-cell table:formula="of:=0.016708634-[.G312]*(0.000042037+0.0000001267*[.G312])" office:value-type="float" office:value="0.0166973375519574">
            <text:p>0.02</text:p>
          </table:table-cell>
          <table:table-cell table:formula="of:=SIN(RADIANS([.J312]))*(1.914602-[.G312]*(0.004817+0.000014*[.G312]))+SIN(RADIANS(2*[.J312]))*(0.019993-0.000101*[.G312])+SIN(RADIANS(3*[.J312]))*0.000289" office:value-type="float" office:value="-1.61212126071643">
            <text:p>-1.61</text:p>
          </table:table-cell>
          <table:table-cell table:formula="of:=[.I312]+[.L312]" office:value-type="float" office:value="225.385502210021">
            <text:p>225.39</text:p>
          </table:table-cell>
          <table:table-cell table:formula="of:=[.J312]+[.L312]" office:value-type="float" office:value="10021.9864072822">
            <text:p>10021.99</text:p>
          </table:table-cell>
          <table:table-cell table:formula="of:=(1.000001018*(1-[.K312]*[.K312]))/(1+[.K312]*COS(RADIANS([.N312])))" office:value-type="float" office:value="0.990957316832556">
            <text:p>0.99</text:p>
          </table:table-cell>
          <table:table-cell table:formula="of:=[.M312]-0.00569-0.00478*SIN(RADIANS(125.04-1934.136*[.G312]))" office:value-type="float" office:value="225.382505378404">
            <text:p>225.38</text:p>
          </table:table-cell>
          <table:table-cell table:formula="of:=23+(26+((21.448-[.G312]*(46.815+[.G312]*(0.00059-[.G312]*0.001813))))/60)/60" office:value-type="float" office:value="23.4357993730997">
            <text:p>23.44</text:p>
          </table:table-cell>
          <table:table-cell table:formula="of:=[.Q312]+0.00256*COS(RADIANS(125.04-1934.136*[.G312]))" office:value-type="float" office:value="23.4379143623119">
            <text:p>23.44</text:p>
          </table:table-cell>
          <table:table-cell table:formula="of:=DEGREES(ATAN2(COS(RADIANS([.P312]));COS(RADIANS([.R312]))*SIN(RADIANS([.P312]))))" office:value-type="float" office:value="-137.082568856036">
            <text:p>-137.08</text:p>
          </table:table-cell>
          <table:table-cell table:formula="of:=DEGREES(ASIN(SIN(RADIANS([.R312]))*SIN(RADIANS([.P312]))))" office:value-type="float" office:value="-16.4469054210451">
            <text:p>-16.45</text:p>
          </table:table-cell>
          <table:table-cell table:formula="of:=TAN(RADIANS([.R312]/2))*TAN(RADIANS([.R312]/2))" office:value-type="float" office:value="0.0430293302100318">
            <text:p>0.04</text:p>
          </table:table-cell>
          <table:table-cell table:formula="of:=4*DEGREES([.U312]*SIN(2*RADIANS([.I312]))-2*[.K312]*SIN(RADIANS([.J312]))+4*[.K312]*[.U312]*SIN(RADIANS([.J312]))*COS(2*RADIANS([.I312]))-0.5*[.U312]*[.U312]*SIN(4*RADIANS([.I312]))-1.25*[.K312]*[.K312]*SIN(2*RADIANS([.J312])))" office:value-type="float" office:value="16.3538441322594">
            <text:p>16.35</text:p>
          </table:table-cell>
          <table:table-cell table:formula="of:=DEGREES(ACOS(COS(RADIANS(90.833))/(COS(RADIANS([.$B$2]))*COS(RADIANS([.T312])))-TAN(RADIANS([.$B$2]))*TAN(RADIANS([.T312]))))" office:value-type="float" office:value="76.8253977767214">
            <text:p>76.83</text:p>
          </table:table-cell>
          <table:table-cell table:style-name="ce7" table:formula="of:=(720-4*[.$B$3]-[.V312]+[.$B$4]*60)/1440" office:value-type="float" office:value="0.488643163797042">
            <text:p>11:43:39</text:p>
          </table:table-cell>
          <table:table-cell table:style-name="ce7" table:formula="of:=([.X312]*1440-[.W312]*4)/1440" office:value-type="float" office:value="0.275239281083927">
            <text:p>6:36:21</text:p>
          </table:table-cell>
          <table:table-cell table:style-name="ce7" table:formula="of:=([.X312]*1440+[.W312]*4)/1440" office:value-type="float" office:value="0.702047046510157">
            <text:p>16:50:57</text:p>
          </table:table-cell>
          <table:table-cell table:formula="of:=8*[.W312]" office:value-type="float" office:value="614.603182213771">
            <text:p>614.6</text:p>
          </table:table-cell>
          <table:table-cell table:formula="of:=MOD([.E312]*1440+[.V312]+4*[.$B$3]-60*[.$B$4];1440)" office:value-type="float" office:value="736.353844132259">
            <text:p>736.35</text:p>
          </table:table-cell>
          <table:table-cell table:formula="of:=IF([.AB312]/4&lt;0;[.AB312]/4+180;[.AB312]/4-180)" office:value-type="float" office:value="4.08846103306485">
            <text:p>4.09</text:p>
          </table:table-cell>
          <table:table-cell table:formula="of:=DEGREES(ACOS(SIN(RADIANS([.$B$2]))*SIN(RADIANS([.T312]))+COS(RADIANS([.$B$2]))*COS(RADIANS([.T312]))*COS(RADIANS([.AC312]))))" office:value-type="float" office:value="56.5753543311038">
            <text:p>56.58</text:p>
          </table:table-cell>
          <table:table-cell table:formula="of:=90-[.AD312]" office:value-type="float" office:value="33.4246456688962">
            <text:p>33.42</text:p>
          </table:table-cell>
          <table:table-cell table:formula="of:=IF([.AE312]&gt;85;0;IF([.AE312]&gt;5;58.1/TAN(RADIANS([.AE312]))-0.07/POWER(TAN(RADIANS([.AE312]));3)+0.000086/POWER(TAN(RADIANS([.AE312]));5);IF([.AE312]&gt;-0.575;1735+[.AE312]*(-518.2+[.AE312]*(103.4+[.AE312]*(-12.79+[.AE312]*0.711)));-20.772/TAN(RADIANS([.AE312])))))/3600" office:value-type="float" office:value="0.024385571297788">
            <text:p>0.02</text:p>
          </table:table-cell>
          <table:table-cell table:formula="of:=[.AE312]+[.AF312]" office:value-type="float" office:value="33.449031240194">
            <text:p>33.45</text:p>
          </table:table-cell>
          <table:table-cell table:formula="of:=IF([.AC312]&gt;0;MOD(DEGREES(ACOS(((SIN(RADIANS([.$B$2]))*COS(RADIANS([.AD312])))-SIN(RADIANS([.T312])))/(COS(RADIANS([.$B$2]))*SIN(RADIANS([.AD312])))))+180;360);MOD(540-DEGREES(ACOS(((SIN(RADIANS([.$B$2]))*COS(RADIANS([.AD312])))-SIN(RADIANS([.T312])))/(COS(RADIANS([.$B$2]))*SIN(RADIANS([.AD312])))));360))" office:value-type="float" office:value="184.699483983127">
            <text:p>184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2]+1" office:value-type="date" office:date-value="2026-11-08">
            <text:p>11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3]+2415018.5+[.E313]-[.$B$4]/24" office:value-type="float" office:value="2461353.29166667">
            <text:p>2461353.29</text:p>
          </table:table-cell>
          <table:table-cell table:style-name="ce9" table:formula="of:=([.F313]-2451545)/36525" office:value-type="float" office:value="0.268536390600041">
            <text:p>0.26853639</text:p>
          </table:table-cell>
          <table:table-cell/>
          <table:table-cell table:formula="of:=MOD(280.46646+[.G313]*(36000.76983+[.G313]*0.0003032);360)" office:value-type="float" office:value="227.983270835361">
            <text:p>227.98</text:p>
          </table:table-cell>
          <table:table-cell table:formula="of:=357.52911+[.G313]*(35999.05029-0.0001537*[.G313])" office:value-type="float" office:value="10024.5841288224">
            <text:p>10024.58</text:p>
          </table:table-cell>
          <table:table-cell table:formula="of:=0.016708634-[.G313]*(0.000042037+0.0000001267*[.G313])" office:value-type="float" office:value="0.0166973363991842">
            <text:p>0.02</text:p>
          </table:table-cell>
          <table:table-cell table:formula="of:=SIN(RADIANS([.J313]))*(1.914602-[.G313]*(0.004817+0.000014*[.G313]))+SIN(RADIANS(2*[.J313]))*(0.019993-0.000101*[.G313])+SIN(RADIANS(3*[.J313]))*0.000289" office:value-type="float" office:value="-1.59394322775007">
            <text:p>-1.59</text:p>
          </table:table-cell>
          <table:table-cell table:formula="of:=[.I313]+[.L313]" office:value-type="float" office:value="226.389327607611">
            <text:p>226.39</text:p>
          </table:table-cell>
          <table:table-cell table:formula="of:=[.J313]+[.L313]" office:value-type="float" office:value="10022.9901855946">
            <text:p>10022.99</text:p>
          </table:table-cell>
          <table:table-cell table:formula="of:=(1.000001018*(1-[.K313]*[.K313]))/(1+[.K313]*COS(RADIANS([.N313])))" office:value-type="float" office:value="0.990715009967898">
            <text:p>0.99</text:p>
          </table:table-cell>
          <table:table-cell table:formula="of:=[.M313]-0.00569-0.00478*SIN(RADIANS(125.04-1934.136*[.G313]))" office:value-type="float" office:value="226.386334424653">
            <text:p>226.39</text:p>
          </table:table-cell>
          <table:table-cell table:formula="of:=23+(26+((21.448-[.G313]*(46.815+[.G313]*(0.00059-[.G313]*0.001813))))/60)/60" office:value-type="float" office:value="23.4357990170656">
            <text:p>23.44</text:p>
          </table:table-cell>
          <table:table-cell table:formula="of:=[.Q313]+0.00256*COS(RADIANS(125.04-1934.136*[.G313]))" office:value-type="float" office:value="23.4379126723146">
            <text:p>23.44</text:p>
          </table:table-cell>
          <table:table-cell table:formula="of:=DEGREES(ATAN2(COS(RADIANS([.P313]));COS(RADIANS([.R313]))*SIN(RADIANS([.P313]))))" office:value-type="float" office:value="-136.079790332601">
            <text:p>-136.08</text:p>
          </table:table-cell>
          <table:table-cell table:formula="of:=DEGREES(ASIN(SIN(RADIANS([.R313]))*SIN(RADIANS([.P313]))))" office:value-type="float" office:value="-16.7369170033019">
            <text:p>-16.74</text:p>
          </table:table-cell>
          <table:table-cell table:formula="of:=TAN(RADIANS([.R313]/2))*TAN(RADIANS([.R313]/2))" office:value-type="float" office:value="0.0430293238282467">
            <text:p>0.04</text:p>
          </table:table-cell>
          <table:table-cell table:formula="of:=4*DEGREES([.U313]*SIN(2*RADIANS([.I313]))-2*[.K313]*SIN(RADIANS([.J313]))+4*[.K313]*[.U313]*SIN(RADIANS([.J313]))*COS(2*RADIANS([.I313]))-0.5*[.U313]*[.U313]*SIN(4*RADIANS([.I313]))-1.25*[.K313]*[.K313]*SIN(2*RADIANS([.J313])))" office:value-type="float" office:value="16.2841321564102">
            <text:p>16.28</text:p>
          </table:table-cell>
          <table:table-cell table:formula="of:=DEGREES(ACOS(COS(RADIANS(90.833))/(COS(RADIANS([.$B$2]))*COS(RADIANS([.T313])))-TAN(RADIANS([.$B$2]))*TAN(RADIANS([.T313]))))" office:value-type="float" office:value="76.5548889129553">
            <text:p>76.55</text:p>
          </table:table-cell>
          <table:table-cell table:style-name="ce7" table:formula="of:=(720-4*[.$B$3]-[.V313]+[.$B$4]*60)/1440" office:value-type="float" office:value="0.488691574891382">
            <text:p>11:43:43</text:p>
          </table:table-cell>
          <table:table-cell table:style-name="ce7" table:formula="of:=([.X313]*1440-[.W313]*4)/1440" office:value-type="float" office:value="0.276039105688728">
            <text:p>6:37:30</text:p>
          </table:table-cell>
          <table:table-cell table:style-name="ce7" table:formula="of:=([.X313]*1440+[.W313]*4)/1440" office:value-type="float" office:value="0.701344044094036">
            <text:p>16:49:56</text:p>
          </table:table-cell>
          <table:table-cell table:formula="of:=8*[.W313]" office:value-type="float" office:value="612.439111303643">
            <text:p>612.44</text:p>
          </table:table-cell>
          <table:table-cell table:formula="of:=MOD([.E313]*1440+[.V313]+4*[.$B$3]-60*[.$B$4];1440)" office:value-type="float" office:value="736.28413215641">
            <text:p>736.28</text:p>
          </table:table-cell>
          <table:table-cell table:formula="of:=IF([.AB313]/4&lt;0;[.AB313]/4+180;[.AB313]/4-180)" office:value-type="float" office:value="4.07103303910256">
            <text:p>4.07</text:p>
          </table:table-cell>
          <table:table-cell table:formula="of:=DEGREES(ACOS(SIN(RADIANS([.$B$2]))*SIN(RADIANS([.T313]))+COS(RADIANS([.$B$2]))*COS(RADIANS([.T313]))*COS(RADIANS([.AC313]))))" office:value-type="float" office:value="56.8636601141029">
            <text:p>56.86</text:p>
          </table:table-cell>
          <table:table-cell table:formula="of:=90-[.AD313]" office:value-type="float" office:value="33.1363398858971">
            <text:p>33.14</text:p>
          </table:table-cell>
          <table:table-cell table:formula="of:=IF([.AE313]&gt;85;0;IF([.AE313]&gt;5;58.1/TAN(RADIANS([.AE313]))-0.07/POWER(TAN(RADIANS([.AE313]));3)+0.000086/POWER(TAN(RADIANS([.AE313]));5);IF([.AE313]&gt;-0.575;1735+[.AE313]*(-518.2+[.AE313]*(103.4+[.AE313]*(-12.79+[.AE313]*0.711)));-20.772/TAN(RADIANS([.AE313])))))/3600" office:value-type="float" office:value="0.0246530195453691">
            <text:p>0.02</text:p>
          </table:table-cell>
          <table:table-cell table:formula="of:=[.AE313]+[.AF313]" office:value-type="float" office:value="33.1609929054424">
            <text:p>33.16</text:p>
          </table:table-cell>
          <table:table-cell table:formula="of:=IF([.AC313]&gt;0;MOD(DEGREES(ACOS(((SIN(RADIANS([.$B$2]))*COS(RADIANS([.AD313])))-SIN(RADIANS([.T313])))/(COS(RADIANS([.$B$2]))*SIN(RADIANS([.AD313])))))+180;360);MOD(540-DEGREES(ACOS(((SIN(RADIANS([.$B$2]))*COS(RADIANS([.AD313])))-SIN(RADIANS([.T313])))/(COS(RADIANS([.$B$2]))*SIN(RADIANS([.AD313])))));360))" office:value-type="float" office:value="184.65693177278">
            <text:p>184.6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3]+1" office:value-type="date" office:date-value="2026-11-09">
            <text:p>11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4]+2415018.5+[.E314]-[.$B$4]/24" office:value-type="float" office:value="2461354.29166667">
            <text:p>2461354.29</text:p>
          </table:table-cell>
          <table:table-cell table:style-name="ce9" table:formula="of:=([.F314]-2451545)/36525" office:value-type="float" office:value="0.268563769107913">
            <text:p>0.26856377</text:p>
          </table:table-cell>
          <table:table-cell/>
          <table:table-cell table:formula="of:=MOD(280.46646+[.G314]*(36000.76983+[.G314]*0.0003032);360)" office:value-type="float" office:value="228.968918199984">
            <text:p>228.97</text:p>
          </table:table-cell>
          <table:table-cell table:formula="of:=357.52911+[.G314]*(35999.05029-0.0001537*[.G314])" office:value-type="float" office:value="10025.5697291019">
            <text:p>10025.57</text:p>
          </table:table-cell>
          <table:table-cell table:formula="of:=0.016708634-[.G314]*(0.000042037+0.0000001267*[.G314])" office:value-type="float" office:value="0.0166973352464107">
            <text:p>0.02</text:p>
          </table:table-cell>
          <table:table-cell table:formula="of:=SIN(RADIANS([.J314]))*(1.914602-[.G314]*(0.004817+0.000014*[.G314]))+SIN(RADIANS(2*[.J314]))*(0.019993-0.000101*[.G314])+SIN(RADIANS(3*[.J314]))*0.000289" office:value-type="float" office:value="-1.57527682265773">
            <text:p>-1.58</text:p>
          </table:table-cell>
          <table:table-cell table:formula="of:=[.I314]+[.L314]" office:value-type="float" office:value="227.393641377326">
            <text:p>227.39</text:p>
          </table:table-cell>
          <table:table-cell table:formula="of:=[.J314]+[.L314]" office:value-type="float" office:value="10023.9944522792">
            <text:p>10023.99</text:p>
          </table:table-cell>
          <table:table-cell table:formula="of:=(1.000001018*(1-[.K314]*[.K314]))/(1+[.K314]*COS(RADIANS([.N314])))" office:value-type="float" office:value="0.99047544402538">
            <text:p>0.99</text:p>
          </table:table-cell>
          <table:table-cell table:formula="of:=[.M314]-0.00569-0.00478*SIN(RADIANS(125.04-1934.136*[.G314]))" office:value-type="float" office:value="227.390651840724">
            <text:p>227.39</text:p>
          </table:table-cell>
          <table:table-cell table:formula="of:=23+(26+((21.448-[.G314]*(46.815+[.G314]*(0.00059-[.G314]*0.001813))))/60)/60" office:value-type="float" office:value="23.4357986610315">
            <text:p>23.44</text:p>
          </table:table-cell>
          <table:table-cell table:formula="of:=[.Q314]+0.00256*COS(RADIANS(125.04-1934.136*[.G314]))" office:value-type="float" office:value="23.4379109805119">
            <text:p>23.44</text:p>
          </table:table-cell>
          <table:table-cell table:formula="of:=DEGREES(ATAN2(COS(RADIANS([.P314]));COS(RADIANS([.R314]))*SIN(RADIANS([.P314]))))" office:value-type="float" office:value="-135.073490118089">
            <text:p>-135.07</text:p>
          </table:table-cell>
          <table:table-cell table:formula="of:=DEGREES(ASIN(SIN(RADIANS([.R314]))*SIN(RADIANS([.P314]))))" office:value-type="float" office:value="-17.0222114888551">
            <text:p>-17.02</text:p>
          </table:table-cell>
          <table:table-cell table:formula="of:=TAN(RADIANS([.R314]/2))*TAN(RADIANS([.R314]/2))" office:value-type="float" office:value="0.0430293174396444">
            <text:p>0.04</text:p>
          </table:table-cell>
          <table:table-cell table:formula="of:=4*DEGREES([.U314]*SIN(2*RADIANS([.I314]))-2*[.K314]*SIN(RADIANS([.J314]))+4*[.K314]*[.U314]*SIN(RADIANS([.J314]))*COS(2*RADIANS([.I314]))-0.5*[.U314]*[.U314]*SIN(4*RADIANS([.I314]))-1.25*[.K314]*[.K314]*SIN(2*RADIANS([.J314])))" office:value-type="float" office:value="16.2001270673709">
            <text:p>16.2</text:p>
          </table:table-cell>
          <table:table-cell table:formula="of:=DEGREES(ACOS(COS(RADIANS(90.833))/(COS(RADIANS([.$B$2]))*COS(RADIANS([.T314])))-TAN(RADIANS([.$B$2]))*TAN(RADIANS([.T314]))))" office:value-type="float" office:value="76.2877049676583">
            <text:p>76.29</text:p>
          </table:table-cell>
          <table:table-cell table:style-name="ce7" table:formula="of:=(720-4*[.$B$3]-[.V314]+[.$B$4]*60)/1440" office:value-type="float" office:value="0.48874991175877">
            <text:p>11:43:48</text:p>
          </table:table-cell>
          <table:table-cell table:style-name="ce7" table:formula="of:=([.X314]*1440-[.W314]*4)/1440" office:value-type="float" office:value="0.276839620181942">
            <text:p>6:38:39</text:p>
          </table:table-cell>
          <table:table-cell table:style-name="ce7" table:formula="of:=([.X314]*1440+[.W314]*4)/1440" office:value-type="float" office:value="0.700660203335599">
            <text:p>16:48:57</text:p>
          </table:table-cell>
          <table:table-cell table:formula="of:=8*[.W314]" office:value-type="float" office:value="610.301639741267">
            <text:p>610.3</text:p>
          </table:table-cell>
          <table:table-cell table:formula="of:=MOD([.E314]*1440+[.V314]+4*[.$B$3]-60*[.$B$4];1440)" office:value-type="float" office:value="736.200127067371">
            <text:p>736.2</text:p>
          </table:table-cell>
          <table:table-cell table:formula="of:=IF([.AB314]/4&lt;0;[.AB314]/4+180;[.AB314]/4-180)" office:value-type="float" office:value="4.05003176684272">
            <text:p>4.05</text:p>
          </table:table-cell>
          <table:table-cell table:formula="of:=DEGREES(ACOS(SIN(RADIANS([.$B$2]))*SIN(RADIANS([.T314]))+COS(RADIANS([.$B$2]))*COS(RADIANS([.T314]))*COS(RADIANS([.AC314]))))" office:value-type="float" office:value="57.1470575702239">
            <text:p>57.15</text:p>
          </table:table-cell>
          <table:table-cell table:formula="of:=90-[.AD314]" office:value-type="float" office:value="32.8529424297761">
            <text:p>32.85</text:p>
          </table:table-cell>
          <table:table-cell table:formula="of:=IF([.AE314]&gt;85;0;IF([.AE314]&gt;5;58.1/TAN(RADIANS([.AE314]))-0.07/POWER(TAN(RADIANS([.AE314]));3)+0.000086/POWER(TAN(RADIANS([.AE314]));5);IF([.AE314]&gt;-0.575;1735+[.AE314]*(-518.2+[.AE314]*(103.4+[.AE314]*(-12.79+[.AE314]*0.711)));-20.772/TAN(RADIANS([.AE314])))))/3600" office:value-type="float" office:value="0.0249199143051652">
            <text:p>0.02</text:p>
          </table:table-cell>
          <table:table-cell table:formula="of:=[.AE314]+[.AF314]" office:value-type="float" office:value="32.8778623440812">
            <text:p>32.88</text:p>
          </table:table-cell>
          <table:table-cell table:formula="of:=IF([.AC314]&gt;0;MOD(DEGREES(ACOS(((SIN(RADIANS([.$B$2]))*COS(RADIANS([.AD314])))-SIN(RADIANS([.T314])))/(COS(RADIANS([.$B$2]))*SIN(RADIANS([.AD314])))))+180;360);MOD(540-DEGREES(ACOS(((SIN(RADIANS([.$B$2]))*COS(RADIANS([.AD314])))-SIN(RADIANS([.T314])))/(COS(RADIANS([.$B$2]))*SIN(RADIANS([.AD314])))));360))" office:value-type="float" office:value="184.611021612443">
            <text:p>184.6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4]+1" office:value-type="date" office:date-value="2026-11-10">
            <text:p>11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5]+2415018.5+[.E315]-[.$B$4]/24" office:value-type="float" office:value="2461355.29166667">
            <text:p>2461355.29</text:p>
          </table:table-cell>
          <table:table-cell table:style-name="ce9" table:formula="of:=([.F315]-2451545)/36525" office:value-type="float" office:value="0.268591147615784">
            <text:p>0.26859115</text:p>
          </table:table-cell>
          <table:table-cell/>
          <table:table-cell table:formula="of:=MOD(280.46646+[.G315]*(36000.76983+[.G315]*0.0003032);360)" office:value-type="float" office:value="229.954565564607">
            <text:p>229.95</text:p>
          </table:table-cell>
          <table:table-cell table:formula="of:=357.52911+[.G315]*(35999.05029-0.0001537*[.G315])" office:value-type="float" office:value="10026.5553293813">
            <text:p>10026.56</text:p>
          </table:table-cell>
          <table:table-cell table:formula="of:=0.016708634-[.G315]*(0.000042037+0.0000001267*[.G315])" office:value-type="float" office:value="0.0166973340936371">
            <text:p>0.02</text:p>
          </table:table-cell>
          <table:table-cell table:formula="of:=SIN(RADIANS([.J315]))*(1.914602-[.G315]*(0.004817+0.000014*[.G315]))+SIN(RADIANS(2*[.J315]))*(0.019993-0.000101*[.G315])+SIN(RADIANS(3*[.J315]))*0.000289" office:value-type="float" office:value="-1.55612732787423">
            <text:p>-1.56</text:p>
          </table:table-cell>
          <table:table-cell table:formula="of:=[.I315]+[.L315]" office:value-type="float" office:value="228.398438236733">
            <text:p>228.4</text:p>
          </table:table-cell>
          <table:table-cell table:formula="of:=[.J315]+[.L315]" office:value-type="float" office:value="10024.9992020534">
            <text:p>10025</text:p>
          </table:table-cell>
          <table:table-cell table:formula="of:=(1.000001018*(1-[.K315]*[.K315]))/(1+[.K315]*COS(RADIANS([.N315])))" office:value-type="float" office:value="0.9902386939466">
            <text:p>0.99</text:p>
          </table:table-cell>
          <table:table-cell table:formula="of:=[.M315]-0.00569-0.00478*SIN(RADIANS(125.04-1934.136*[.G315]))" office:value-type="float" office:value="228.39545234418">
            <text:p>228.4</text:p>
          </table:table-cell>
          <table:table-cell table:formula="of:=23+(26+((21.448-[.G315]*(46.815+[.G315]*(0.00059-[.G315]*0.001813))))/60)/60" office:value-type="float" office:value="23.4357983049974">
            <text:p>23.44</text:p>
          </table:table-cell>
          <table:table-cell table:formula="of:=[.Q315]+0.00256*COS(RADIANS(125.04-1934.136*[.G315]))" office:value-type="float" office:value="23.4379092869049">
            <text:p>23.44</text:p>
          </table:table-cell>
          <table:table-cell table:formula="of:=DEGREES(ATAN2(COS(RADIANS([.P315]));COS(RADIANS([.R315]))*SIN(RADIANS([.P315]))))" office:value-type="float" office:value="-134.063657765114">
            <text:p>-134.06</text:p>
          </table:table-cell>
          <table:table-cell table:formula="of:=DEGREES(ASIN(SIN(RADIANS([.R315]))*SIN(RADIANS([.P315]))))" office:value-type="float" office:value="-17.302677415673">
            <text:p>-17.3</text:p>
          </table:table-cell>
          <table:table-cell table:formula="of:=TAN(RADIANS([.R315]/2))*TAN(RADIANS([.R315]/2))" office:value-type="float" office:value="0.0430293110442293">
            <text:p>0.04</text:p>
          </table:table-cell>
          <table:table-cell table:formula="of:=4*DEGREES([.U315]*SIN(2*RADIANS([.I315]))-2*[.K315]*SIN(RADIANS([.J315]))+4*[.K315]*[.U315]*SIN(RADIANS([.J315]))*COS(2*RADIANS([.I315]))-0.5*[.U315]*[.U315]*SIN(4*RADIANS([.I315]))-1.25*[.K315]*[.K315]*SIN(2*RADIANS([.J315])))" office:value-type="float" office:value="16.1017966077893">
            <text:p>16.1</text:p>
          </table:table-cell>
          <table:table-cell table:formula="of:=DEGREES(ACOS(COS(RADIANS(90.833))/(COS(RADIANS([.$B$2]))*COS(RADIANS([.T315])))-TAN(RADIANS([.$B$2]))*TAN(RADIANS([.T315]))))" office:value-type="float" office:value="76.0239782619104">
            <text:p>76.02</text:p>
          </table:table-cell>
          <table:table-cell table:style-name="ce7" table:formula="of:=(720-4*[.$B$3]-[.V315]+[.$B$4]*60)/1440" office:value-type="float" office:value="0.488818196800146">
            <text:p>11:43:54</text:p>
          </table:table-cell>
          <table:table-cell table:style-name="ce7" table:formula="of:=([.X315]*1440-[.W315]*4)/1440" office:value-type="float" office:value="0.277640479405951">
            <text:p>6:39:48</text:p>
          </table:table-cell>
          <table:table-cell table:style-name="ce7" table:formula="of:=([.X315]*1440+[.W315]*4)/1440" office:value-type="float" office:value="0.699995914194342">
            <text:p>16:48:00</text:p>
          </table:table-cell>
          <table:table-cell table:formula="of:=8*[.W315]" office:value-type="float" office:value="608.191826095283">
            <text:p>608.19</text:p>
          </table:table-cell>
          <table:table-cell table:formula="of:=MOD([.E315]*1440+[.V315]+4*[.$B$3]-60*[.$B$4];1440)" office:value-type="float" office:value="736.101796607789">
            <text:p>736.1</text:p>
          </table:table-cell>
          <table:table-cell table:formula="of:=IF([.AB315]/4&lt;0;[.AB315]/4+180;[.AB315]/4-180)" office:value-type="float" office:value="4.02544915194733">
            <text:p>4.03</text:p>
          </table:table-cell>
          <table:table-cell table:formula="of:=DEGREES(ACOS(SIN(RADIANS([.$B$2]))*SIN(RADIANS([.T315]))+COS(RADIANS([.$B$2]))*COS(RADIANS([.T315]))*COS(RADIANS([.AC315]))))" office:value-type="float" office:value="57.4254407551835">
            <text:p>57.43</text:p>
          </table:table-cell>
          <table:table-cell table:formula="of:=90-[.AD315]" office:value-type="float" office:value="32.5745592448165">
            <text:p>32.57</text:p>
          </table:table-cell>
          <table:table-cell table:formula="of:=IF([.AE315]&gt;85;0;IF([.AE315]&gt;5;58.1/TAN(RADIANS([.AE315]))-0.07/POWER(TAN(RADIANS([.AE315]));3)+0.000086/POWER(TAN(RADIANS([.AE315]));5);IF([.AE315]&gt;-0.575;1735+[.AE315]*(-518.2+[.AE315]*(103.4+[.AE315]*(-12.79+[.AE315]*0.711)));-20.772/TAN(RADIANS([.AE315])))))/3600" office:value-type="float" office:value="0.0251860480242538">
            <text:p>0.03</text:p>
          </table:table-cell>
          <table:table-cell table:formula="of:=[.AE315]+[.AF315]" office:value-type="float" office:value="32.5997452928408">
            <text:p>32.6</text:p>
          </table:table-cell>
          <table:table-cell table:formula="of:=IF([.AC315]&gt;0;MOD(DEGREES(ACOS(((SIN(RADIANS([.$B$2]))*COS(RADIANS([.AD315])))-SIN(RADIANS([.T315])))/(COS(RADIANS([.$B$2]))*SIN(RADIANS([.AD315])))))+180;360);MOD(540-DEGREES(ACOS(((SIN(RADIANS([.$B$2]))*COS(RADIANS([.AD315])))-SIN(RADIANS([.T315])))/(COS(RADIANS([.$B$2]))*SIN(RADIANS([.AD315])))));360))" office:value-type="float" office:value="184.561792822986">
            <text:p>184.5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5]+1" office:value-type="date" office:date-value="2026-11-11">
            <text:p>11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6]+2415018.5+[.E316]-[.$B$4]/24" office:value-type="float" office:value="2461356.29166667">
            <text:p>2461356.29</text:p>
          </table:table-cell>
          <table:table-cell table:style-name="ce9" table:formula="of:=([.F316]-2451545)/36525" office:value-type="float" office:value="0.268618526123655">
            <text:p>0.26861853</text:p>
          </table:table-cell>
          <table:table-cell/>
          <table:table-cell table:formula="of:=MOD(280.46646+[.G316]*(36000.76983+[.G316]*0.0003032);360)" office:value-type="float" office:value="230.940212929228">
            <text:p>230.94</text:p>
          </table:table-cell>
          <table:table-cell table:formula="of:=357.52911+[.G316]*(35999.05029-0.0001537*[.G316])" office:value-type="float" office:value="10027.5409296608">
            <text:p>10027.54</text:p>
          </table:table-cell>
          <table:table-cell table:formula="of:=0.016708634-[.G316]*(0.000042037+0.0000001267*[.G316])" office:value-type="float" office:value="0.0166973329408632">
            <text:p>0.02</text:p>
          </table:table-cell>
          <table:table-cell table:formula="of:=SIN(RADIANS([.J316]))*(1.914602-[.G316]*(0.004817+0.000014*[.G316]))+SIN(RADIANS(2*[.J316]))*(0.019993-0.000101*[.G316])+SIN(RADIANS(3*[.J316]))*0.000289" office:value-type="float" office:value="-1.53650018915204">
            <text:p>-1.54</text:p>
          </table:table-cell>
          <table:table-cell table:formula="of:=[.I316]+[.L316]" office:value-type="float" office:value="229.403712740076">
            <text:p>229.4</text:p>
          </table:table-cell>
          <table:table-cell table:formula="of:=[.J316]+[.L316]" office:value-type="float" office:value="10026.0044294716">
            <text:p>10026</text:p>
          </table:table-cell>
          <table:table-cell table:formula="of:=(1.000001018*(1-[.K316]*[.K316]))/(1+[.K316]*COS(RADIANS([.N316])))" office:value-type="float" office:value="0.990004833898226">
            <text:p>0.99</text:p>
          </table:table-cell>
          <table:table-cell table:formula="of:=[.M316]-0.00569-0.00478*SIN(RADIANS(125.04-1934.136*[.G316]))" office:value-type="float" office:value="229.400730489262">
            <text:p>229.4</text:p>
          </table:table-cell>
          <table:table-cell table:formula="of:=23+(26+((21.448-[.G316]*(46.815+[.G316]*(0.00059-[.G316]*0.001813))))/60)/60" office:value-type="float" office:value="23.4357979489633">
            <text:p>23.44</text:p>
          </table:table-cell>
          <table:table-cell table:formula="of:=[.Q316]+0.00256*COS(RADIANS(125.04-1934.136*[.G316]))" office:value-type="float" office:value="23.4379075914947">
            <text:p>23.44</text:p>
          </table:table-cell>
          <table:table-cell table:formula="of:=DEGREES(ATAN2(COS(RADIANS([.P316]));COS(RADIANS([.R316]))*SIN(RADIANS([.P316]))))" office:value-type="float" office:value="-133.05028676771">
            <text:p>-133.05</text:p>
          </table:table-cell>
          <table:table-cell table:formula="of:=DEGREES(ASIN(SIN(RADIANS([.R316]))*SIN(RADIANS([.P316]))))" office:value-type="float" office:value="-17.5782037787334">
            <text:p>-17.58</text:p>
          </table:table-cell>
          <table:table-cell table:formula="of:=TAN(RADIANS([.R316]/2))*TAN(RADIANS([.R316]/2))" office:value-type="float" office:value="0.0430293046420055">
            <text:p>0.04</text:p>
          </table:table-cell>
          <table:table-cell table:formula="of:=4*DEGREES([.U316]*SIN(2*RADIANS([.I316]))-2*[.K316]*SIN(RADIANS([.J316]))+4*[.K316]*[.U316]*SIN(RADIANS([.J316]))*COS(2*RADIANS([.I316]))-0.5*[.U316]*[.U316]*SIN(4*RADIANS([.I316]))-1.25*[.K316]*[.K316]*SIN(2*RADIANS([.J316])))" office:value-type="float" office:value="15.9891257491532">
            <text:p>15.99</text:p>
          </table:table-cell>
          <table:table-cell table:formula="of:=DEGREES(ACOS(COS(RADIANS(90.833))/(COS(RADIANS([.$B$2]))*COS(RADIANS([.T316])))-TAN(RADIANS([.$B$2]))*TAN(RADIANS([.T316]))))" office:value-type="float" office:value="75.7638436413154">
            <text:p>75.76</text:p>
          </table:table-cell>
          <table:table-cell table:style-name="ce7" table:formula="of:=(720-4*[.$B$3]-[.V316]+[.$B$4]*60)/1440" office:value-type="float" office:value="0.488896440451977">
            <text:p>11:44:01</text:p>
          </table:table-cell>
          <table:table-cell table:style-name="ce7" table:formula="of:=([.X316]*1440-[.W316]*4)/1440" office:value-type="float" office:value="0.278441319226101">
            <text:p>6:40:57</text:p>
          </table:table-cell>
          <table:table-cell table:style-name="ce7" table:formula="of:=([.X316]*1440+[.W316]*4)/1440" office:value-type="float" office:value="0.699351561677853">
            <text:p>16:47:04</text:p>
          </table:table-cell>
          <table:table-cell table:formula="of:=8*[.W316]" office:value-type="float" office:value="606.110749130523">
            <text:p>606.11</text:p>
          </table:table-cell>
          <table:table-cell table:formula="of:=MOD([.E316]*1440+[.V316]+4*[.$B$3]-60*[.$B$4];1440)" office:value-type="float" office:value="735.989125749153">
            <text:p>735.99</text:p>
          </table:table-cell>
          <table:table-cell table:formula="of:=IF([.AB316]/4&lt;0;[.AB316]/4+180;[.AB316]/4-180)" office:value-type="float" office:value="3.99728143728828">
            <text:p>4</text:p>
          </table:table-cell>
          <table:table-cell table:formula="of:=DEGREES(ACOS(SIN(RADIANS([.$B$2]))*SIN(RADIANS([.T316]))+COS(RADIANS([.$B$2]))*COS(RADIANS([.T316]))*COS(RADIANS([.AC316]))))" office:value-type="float" office:value="57.6987048407363">
            <text:p>57.7</text:p>
          </table:table-cell>
          <table:table-cell table:formula="of:=90-[.AD316]" office:value-type="float" office:value="32.3012951592638">
            <text:p>32.3</text:p>
          </table:table-cell>
          <table:table-cell table:formula="of:=IF([.AE316]&gt;85;0;IF([.AE316]&gt;5;58.1/TAN(RADIANS([.AE316]))-0.07/POWER(TAN(RADIANS([.AE316]));3)+0.000086/POWER(TAN(RADIANS([.AE316]));5);IF([.AE316]&gt;-0.575;1735+[.AE316]*(-518.2+[.AE316]*(103.4+[.AE316]*(-12.79+[.AE316]*0.711)));-20.772/TAN(RADIANS([.AE316])))))/3600" office:value-type="float" office:value="0.0254512045067866">
            <text:p>0.03</text:p>
          </table:table-cell>
          <table:table-cell table:formula="of:=[.AE316]+[.AF316]" office:value-type="float" office:value="32.3267463637705">
            <text:p>32.33</text:p>
          </table:table-cell>
          <table:table-cell table:formula="of:=IF([.AC316]&gt;0;MOD(DEGREES(ACOS(((SIN(RADIANS([.$B$2]))*COS(RADIANS([.AD316])))-SIN(RADIANS([.T316])))/(COS(RADIANS([.$B$2]))*SIN(RADIANS([.AD316])))))+180;360);MOD(540-DEGREES(ACOS(((SIN(RADIANS([.$B$2]))*COS(RADIANS([.AD316])))-SIN(RADIANS([.T316])))/(COS(RADIANS([.$B$2]))*SIN(RADIANS([.AD316])))));360))" office:value-type="float" office:value="184.50928720281">
            <text:p>184.5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6]+1" office:value-type="date" office:date-value="2026-11-12">
            <text:p>11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7]+2415018.5+[.E317]-[.$B$4]/24" office:value-type="float" office:value="2461357.29166667">
            <text:p>2461357.29</text:p>
          </table:table-cell>
          <table:table-cell table:style-name="ce9" table:formula="of:=([.F317]-2451545)/36525" office:value-type="float" office:value="0.268645904631527">
            <text:p>0.26864590</text:p>
          </table:table-cell>
          <table:table-cell/>
          <table:table-cell table:formula="of:=MOD(280.46646+[.G317]*(36000.76983+[.G317]*0.0003032);360)" office:value-type="float" office:value="231.925860293853">
            <text:p>231.93</text:p>
          </table:table-cell>
          <table:table-cell table:formula="of:=357.52911+[.G317]*(35999.05029-0.0001537*[.G317])" office:value-type="float" office:value="10028.5265299402">
            <text:p>10028.53</text:p>
          </table:table-cell>
          <table:table-cell table:formula="of:=0.016708634-[.G317]*(0.000042037+0.0000001267*[.G317])" office:value-type="float" office:value="0.0166973317880892">
            <text:p>0.02</text:p>
          </table:table-cell>
          <table:table-cell table:formula="of:=SIN(RADIANS([.J317]))*(1.914602-[.G317]*(0.004817+0.000014*[.G317]))+SIN(RADIANS(2*[.J317]))*(0.019993-0.000101*[.G317])+SIN(RADIANS(3*[.J317]))*0.000289" office:value-type="float" office:value="-1.51640101426036">
            <text:p>-1.52</text:p>
          </table:table-cell>
          <table:table-cell table:formula="of:=[.I317]+[.L317]" office:value-type="float" office:value="230.409459279593">
            <text:p>230.41</text:p>
          </table:table-cell>
          <table:table-cell table:formula="of:=[.J317]+[.L317]" office:value-type="float" office:value="10027.010128926">
            <text:p>10027.01</text:p>
          </table:table-cell>
          <table:table-cell table:formula="of:=(1.000001018*(1-[.K317]*[.K317]))/(1+[.K317]*COS(RADIANS([.N317])))" office:value-type="float" office:value="0.989773937245107">
            <text:p>0.99</text:p>
          </table:table-cell>
          <table:table-cell table:formula="of:=[.M317]-0.00569-0.00478*SIN(RADIANS(125.04-1934.136*[.G317]))" office:value-type="float" office:value="230.406480668205">
            <text:p>230.41</text:p>
          </table:table-cell>
          <table:table-cell table:formula="of:=23+(26+((21.448-[.G317]*(46.815+[.G317]*(0.00059-[.G317]*0.001813))))/60)/60" office:value-type="float" office:value="23.4357975929292">
            <text:p>23.44</text:p>
          </table:table-cell>
          <table:table-cell table:formula="of:=[.Q317]+0.00256*COS(RADIANS(125.04-1934.136*[.G317]))" office:value-type="float" office:value="23.4379058942825">
            <text:p>23.44</text:p>
          </table:table-cell>
          <table:table-cell table:formula="of:=DEGREES(ATAN2(COS(RADIANS([.P317]));COS(RADIANS([.R317]))*SIN(RADIANS([.P317]))))" office:value-type="float" office:value="-132.033374659303">
            <text:p>-132.03</text:p>
          </table:table-cell>
          <table:table-cell table:formula="of:=DEGREES(ASIN(SIN(RADIANS([.R317]))*SIN(RADIANS([.P317]))))" office:value-type="float" office:value="-17.8486801123983">
            <text:p>-17.85</text:p>
          </table:table-cell>
          <table:table-cell table:formula="of:=TAN(RADIANS([.R317]/2))*TAN(RADIANS([.R317]/2))" office:value-type="float" office:value="0.0430292982329776">
            <text:p>0.04</text:p>
          </table:table-cell>
          <table:table-cell table:formula="of:=4*DEGREES([.U317]*SIN(2*RADIANS([.I317]))-2*[.K317]*SIN(RADIANS([.J317]))+4*[.K317]*[.U317]*SIN(RADIANS([.J317]))*COS(2*RADIANS([.I317]))-0.5*[.U317]*[.U317]*SIN(4*RADIANS([.I317]))-1.25*[.K317]*[.K317]*SIN(2*RADIANS([.J317])))" office:value-type="float" office:value="15.8621170093667">
            <text:p>15.86</text:p>
          </table:table-cell>
          <table:table-cell table:formula="of:=DEGREES(ACOS(COS(RADIANS(90.833))/(COS(RADIANS([.$B$2]))*COS(RADIANS([.T317])))-TAN(RADIANS([.$B$2]))*TAN(RADIANS([.T317]))))" office:value-type="float" office:value="75.5074383609555">
            <text:p>75.51</text:p>
          </table:table-cell>
          <table:table-cell table:style-name="ce7" table:formula="of:=(720-4*[.$B$3]-[.V317]+[.$B$4]*60)/1440" office:value-type="float" office:value="0.488984640965718">
            <text:p>11:44:08</text:p>
          </table:table-cell>
          <table:table-cell table:style-name="ce7" table:formula="of:=([.X317]*1440-[.W317]*4)/1440" office:value-type="float" office:value="0.27924175662973">
            <text:p>6:42:06</text:p>
          </table:table-cell>
          <table:table-cell table:style-name="ce7" table:formula="of:=([.X317]*1440+[.W317]*4)/1440" office:value-type="float" office:value="0.698727525301705">
            <text:p>16:46:10</text:p>
          </table:table-cell>
          <table:table-cell table:formula="of:=8*[.W317]" office:value-type="float" office:value="604.059506887644">
            <text:p>604.06</text:p>
          </table:table-cell>
          <table:table-cell table:formula="of:=MOD([.E317]*1440+[.V317]+4*[.$B$3]-60*[.$B$4];1440)" office:value-type="float" office:value="735.862117009367">
            <text:p>735.86</text:p>
          </table:table-cell>
          <table:table-cell table:formula="of:=IF([.AB317]/4&lt;0;[.AB317]/4+180;[.AB317]/4-180)" office:value-type="float" office:value="3.96552925234167">
            <text:p>3.97</text:p>
          </table:table-cell>
          <table:table-cell table:formula="of:=DEGREES(ACOS(SIN(RADIANS([.$B$2]))*SIN(RADIANS([.T317]))+COS(RADIANS([.$B$2]))*COS(RADIANS([.T317]))*COS(RADIANS([.AC317]))))" office:value-type="float" office:value="57.9667461803886">
            <text:p>57.97</text:p>
          </table:table-cell>
          <table:table-cell table:formula="of:=90-[.AD317]" office:value-type="float" office:value="32.0332538196114">
            <text:p>32.03</text:p>
          </table:table-cell>
          <table:table-cell table:formula="of:=IF([.AE317]&gt;85;0;IF([.AE317]&gt;5;58.1/TAN(RADIANS([.AE317]))-0.07/POWER(TAN(RADIANS([.AE317]));3)+0.000086/POWER(TAN(RADIANS([.AE317]));5);IF([.AE317]&gt;-0.575;1735+[.AE317]*(-518.2+[.AE317]*(103.4+[.AE317]*(-12.79+[.AE317]*0.711)));-20.772/TAN(RADIANS([.AE317])))))/3600" office:value-type="float" office:value="0.0257151589811143">
            <text:p>0.03</text:p>
          </table:table-cell>
          <table:table-cell table:formula="of:=[.AE317]+[.AF317]" office:value-type="float" office:value="32.0589689785926">
            <text:p>32.06</text:p>
          </table:table-cell>
          <table:table-cell table:formula="of:=IF([.AC317]&gt;0;MOD(DEGREES(ACOS(((SIN(RADIANS([.$B$2]))*COS(RADIANS([.AD317])))-SIN(RADIANS([.T317])))/(COS(RADIANS([.$B$2]))*SIN(RADIANS([.AD317])))))+180;360);MOD(540-DEGREES(ACOS(((SIN(RADIANS([.$B$2]))*COS(RADIANS([.AD317])))-SIN(RADIANS([.T317])))/(COS(RADIANS([.$B$2]))*SIN(RADIANS([.AD317])))));360))" office:value-type="float" office:value="184.453549000797">
            <text:p>184.4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7]+1" office:value-type="date" office:date-value="2026-11-13">
            <text:p>11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8]+2415018.5+[.E318]-[.$B$4]/24" office:value-type="float" office:value="2461358.29166667">
            <text:p>2461358.29</text:p>
          </table:table-cell>
          <table:table-cell table:style-name="ce9" table:formula="of:=([.F318]-2451545)/36525" office:value-type="float" office:value="0.268673283139398">
            <text:p>0.26867328</text:p>
          </table:table-cell>
          <table:table-cell/>
          <table:table-cell table:formula="of:=MOD(280.46646+[.G318]*(36000.76983+[.G318]*0.0003032);360)" office:value-type="float" office:value="232.911507658478">
            <text:p>232.91</text:p>
          </table:table-cell>
          <table:table-cell table:formula="of:=357.52911+[.G318]*(35999.05029-0.0001537*[.G318])" office:value-type="float" office:value="10029.5121302197">
            <text:p>10029.51</text:p>
          </table:table-cell>
          <table:table-cell table:formula="of:=0.016708634-[.G318]*(0.000042037+0.0000001267*[.G318])" office:value-type="float" office:value="0.016697330635315">
            <text:p>0.02</text:p>
          </table:table-cell>
          <table:table-cell table:formula="of:=SIN(RADIANS([.J318]))*(1.914602-[.G318]*(0.004817+0.000014*[.G318]))+SIN(RADIANS(2*[.J318]))*(0.019993-0.000101*[.G318])+SIN(RADIANS(3*[.J318]))*0.000289" office:value-type="float" office:value="-1.4958355716111">
            <text:p>-1.5</text:p>
          </table:table-cell>
          <table:table-cell table:formula="of:=[.I318]+[.L318]" office:value-type="float" office:value="231.415672086867">
            <text:p>231.42</text:p>
          </table:table-cell>
          <table:table-cell table:formula="of:=[.J318]+[.L318]" office:value-type="float" office:value="10028.0162946481">
            <text:p>10028.02</text:p>
          </table:table-cell>
          <table:table-cell table:formula="of:=(1.000001018*(1-[.K318]*[.K318]))/(1+[.K318]*COS(RADIANS([.N318])))" office:value-type="float" office:value="0.989546076523526">
            <text:p>0.99</text:p>
          </table:table-cell>
          <table:table-cell table:formula="of:=[.M318]-0.00569-0.00478*SIN(RADIANS(125.04-1934.136*[.G318]))" office:value-type="float" office:value="231.41269711259">
            <text:p>231.41</text:p>
          </table:table-cell>
          <table:table-cell table:formula="of:=23+(26+((21.448-[.G318]*(46.815+[.G318]*(0.00059-[.G318]*0.001813))))/60)/60" office:value-type="float" office:value="23.4357972368951">
            <text:p>23.44</text:p>
          </table:table-cell>
          <table:table-cell table:formula="of:=[.Q318]+0.00256*COS(RADIANS(125.04-1934.136*[.G318]))" office:value-type="float" office:value="23.4379041952694">
            <text:p>23.44</text:p>
          </table:table-cell>
          <table:table-cell table:formula="of:=DEGREES(ATAN2(COS(RADIANS([.P318]));COS(RADIANS([.R318]))*SIN(RADIANS([.P318]))))" office:value-type="float" office:value="-131.012923106802">
            <text:p>-131.01</text:p>
          </table:table-cell>
          <table:table-cell table:formula="of:=DEGREES(ASIN(SIN(RADIANS([.R318]))*SIN(RADIANS([.P318]))))" office:value-type="float" office:value="-18.1139965760888">
            <text:p>-18.11</text:p>
          </table:table-cell>
          <table:table-cell table:formula="of:=TAN(RADIANS([.R318]/2))*TAN(RADIANS([.R318]/2))" office:value-type="float" office:value="0.0430292918171496">
            <text:p>0.04</text:p>
          </table:table-cell>
          <table:table-cell table:formula="of:=4*DEGREES([.U318]*SIN(2*RADIANS([.I318]))-2*[.K318]*SIN(RADIANS([.J318]))+4*[.K318]*[.U318]*SIN(RADIANS([.J318]))*COS(2*RADIANS([.I318]))-0.5*[.U318]*[.U318]*SIN(4*RADIANS([.I318]))-1.25*[.K318]*[.K318]*SIN(2*RADIANS([.J318])))" office:value-type="float" office:value="15.7207907418027">
            <text:p>15.72</text:p>
          </table:table-cell>
          <table:table-cell table:formula="of:=DEGREES(ACOS(COS(RADIANS(90.833))/(COS(RADIANS([.$B$2]))*COS(RADIANS([.T318])))-TAN(RADIANS([.$B$2]))*TAN(RADIANS([.T318]))))" office:value-type="float" office:value="75.254901955569">
            <text:p>75.25</text:p>
          </table:table-cell>
          <table:table-cell table:style-name="ce7" table:formula="of:=(720-4*[.$B$3]-[.V318]+[.$B$4]*60)/1440" office:value-type="float" office:value="0.489082784207081">
            <text:p>11:44:17</text:p>
          </table:table-cell>
          <table:table-cell table:style-name="ce7" table:formula="of:=([.X318]*1440-[.W318]*4)/1440" office:value-type="float" office:value="0.280041389886056">
            <text:p>6:43:16</text:p>
          </table:table-cell>
          <table:table-cell table:style-name="ce7" table:formula="of:=([.X318]*1440+[.W318]*4)/1440" office:value-type="float" office:value="0.698124178528107">
            <text:p>16:45:18</text:p>
          </table:table-cell>
          <table:table-cell table:formula="of:=8*[.W318]" office:value-type="float" office:value="602.039215644552">
            <text:p>602.04</text:p>
          </table:table-cell>
          <table:table-cell table:formula="of:=MOD([.E318]*1440+[.V318]+4*[.$B$3]-60*[.$B$4];1440)" office:value-type="float" office:value="735.720790741803">
            <text:p>735.72</text:p>
          </table:table-cell>
          <table:table-cell table:formula="of:=IF([.AB318]/4&lt;0;[.AB318]/4+180;[.AB318]/4-180)" office:value-type="float" office:value="3.93019768545068">
            <text:p>3.93</text:p>
          </table:table-cell>
          <table:table-cell table:formula="of:=DEGREES(ACOS(SIN(RADIANS([.$B$2]))*SIN(RADIANS([.T318]))+COS(RADIANS([.$B$2]))*COS(RADIANS([.T318]))*COS(RADIANS([.AC318]))))" office:value-type="float" office:value="58.2294623756345">
            <text:p>58.23</text:p>
          </table:table-cell>
          <table:table-cell table:formula="of:=90-[.AD318]" office:value-type="float" office:value="31.7705376243655">
            <text:p>31.77</text:p>
          </table:table-cell>
          <table:table-cell table:formula="of:=IF([.AE318]&gt;85;0;IF([.AE318]&gt;5;58.1/TAN(RADIANS([.AE318]))-0.07/POWER(TAN(RADIANS([.AE318]));3)+0.000086/POWER(TAN(RADIANS([.AE318]));5);IF([.AE318]&gt;-0.575;1735+[.AE318]*(-518.2+[.AE318]*(103.4+[.AE318]*(-12.79+[.AE318]*0.711)));-20.772/TAN(RADIANS([.AE318])))))/3600" office:value-type="float" office:value="0.0259776782078567">
            <text:p>0.03</text:p>
          </table:table-cell>
          <table:table-cell table:formula="of:=[.AE318]+[.AF318]" office:value-type="float" office:value="31.7965153025733">
            <text:p>31.8</text:p>
          </table:table-cell>
          <table:table-cell table:formula="of:=IF([.AC318]&gt;0;MOD(DEGREES(ACOS(((SIN(RADIANS([.$B$2]))*COS(RADIANS([.AD318])))-SIN(RADIANS([.T318])))/(COS(RADIANS([.$B$2]))*SIN(RADIANS([.AD318])))))+180;360);MOD(540-DEGREES(ACOS(((SIN(RADIANS([.$B$2]))*COS(RADIANS([.AD318])))-SIN(RADIANS([.T318])))/(COS(RADIANS([.$B$2]))*SIN(RADIANS([.AD318])))));360))" office:value-type="float" office:value="184.394624885245">
            <text:p>184.3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8]+1" office:value-type="date" office:date-value="2026-11-14">
            <text:p>11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19]+2415018.5+[.E319]-[.$B$4]/24" office:value-type="float" office:value="2461359.29166667">
            <text:p>2461359.29</text:p>
          </table:table-cell>
          <table:table-cell table:style-name="ce9" table:formula="of:=([.F319]-2451545)/36525" office:value-type="float" office:value="0.268700661647269">
            <text:p>0.26870066</text:p>
          </table:table-cell>
          <table:table-cell/>
          <table:table-cell table:formula="of:=MOD(280.46646+[.G319]*(36000.76983+[.G319]*0.0003032);360)" office:value-type="float" office:value="233.897155023104">
            <text:p>233.9</text:p>
          </table:table-cell>
          <table:table-cell table:formula="of:=357.52911+[.G319]*(35999.05029-0.0001537*[.G319])" office:value-type="float" office:value="10030.4977304992">
            <text:p>10030.5</text:p>
          </table:table-cell>
          <table:table-cell table:formula="of:=0.016708634-[.G319]*(0.000042037+0.0000001267*[.G319])" office:value-type="float" office:value="0.0166973294825406">
            <text:p>0.02</text:p>
          </table:table-cell>
          <table:table-cell table:formula="of:=SIN(RADIANS([.J319]))*(1.914602-[.G319]*(0.004817+0.000014*[.G319]))+SIN(RADIANS(2*[.J319]))*(0.019993-0.000101*[.G319])+SIN(RADIANS(3*[.J319]))*0.000289" office:value-type="float" office:value="-1.47480978881176">
            <text:p>-1.47</text:p>
          </table:table-cell>
          <table:table-cell table:formula="of:=[.I319]+[.L319]" office:value-type="float" office:value="232.422345234292">
            <text:p>232.42</text:p>
          </table:table-cell>
          <table:table-cell table:formula="of:=[.J319]+[.L319]" office:value-type="float" office:value="10029.0229207104">
            <text:p>10029.02</text:p>
          </table:table-cell>
          <table:table-cell table:formula="of:=(1.000001018*(1-[.K319]*[.K319]))/(1+[.K319]*COS(RADIANS([.N319])))" office:value-type="float" office:value="0.989321323414634">
            <text:p>0.99</text:p>
          </table:table-cell>
          <table:table-cell table:formula="of:=[.M319]-0.00569-0.00478*SIN(RADIANS(125.04-1934.136*[.G319]))" office:value-type="float" office:value="232.419373894805">
            <text:p>232.42</text:p>
          </table:table-cell>
          <table:table-cell table:formula="of:=23+(26+((21.448-[.G319]*(46.815+[.G319]*(0.00059-[.G319]*0.001813))))/60)/60" office:value-type="float" office:value="23.435796880861">
            <text:p>23.44</text:p>
          </table:table-cell>
          <table:table-cell table:formula="of:=[.Q319]+0.00256*COS(RADIANS(125.04-1934.136*[.G319]))" office:value-type="float" office:value="23.4379024944567">
            <text:p>23.44</text:p>
          </table:table-cell>
          <table:table-cell table:formula="of:=DEGREES(ATAN2(COS(RADIANS([.P319]));COS(RADIANS([.R319]))*SIN(RADIANS([.P319]))))" office:value-type="float" office:value="-129.988938000231">
            <text:p>-129.99</text:p>
          </table:table-cell>
          <table:table-cell table:formula="of:=DEGREES(ASIN(SIN(RADIANS([.R319]))*SIN(RADIANS([.P319]))))" office:value-type="float" office:value="-18.3740440432018">
            <text:p>-18.37</text:p>
          </table:table-cell>
          <table:table-cell table:formula="of:=TAN(RADIANS([.R319]/2))*TAN(RADIANS([.R319]/2))" office:value-type="float" office:value="0.0430292853945261">
            <text:p>0.04</text:p>
          </table:table-cell>
          <table:table-cell table:formula="of:=4*DEGREES([.U319]*SIN(2*RADIANS([.I319]))-2*[.K319]*SIN(RADIANS([.J319]))+4*[.K319]*[.U319]*SIN(RADIANS([.J319]))*COS(2*RADIANS([.I319]))-0.5*[.U319]*[.U319]*SIN(4*RADIANS([.I319]))-1.25*[.K319]*[.K319]*SIN(2*RADIANS([.J319])))" office:value-type="float" office:value="15.5651853942841">
            <text:p>15.57</text:p>
          </table:table-cell>
          <table:table-cell table:formula="of:=DEGREES(ACOS(COS(RADIANS(90.833))/(COS(RADIANS([.$B$2]))*COS(RADIANS([.T319])))-TAN(RADIANS([.$B$2]))*TAN(RADIANS([.T319]))))" office:value-type="float" office:value="75.0063760945495">
            <text:p>75.01</text:p>
          </table:table-cell>
          <table:table-cell table:style-name="ce7" table:formula="of:=(720-4*[.$B$3]-[.V319]+[.$B$4]*60)/1440" office:value-type="float" office:value="0.489190843476192">
            <text:p>11:44:26</text:p>
          </table:table-cell>
          <table:table-cell table:style-name="ce7" table:formula="of:=([.X319]*1440-[.W319]*4)/1440" office:value-type="float" office:value="0.28083979876911">
            <text:p>6:44:25</text:p>
          </table:table-cell>
          <table:table-cell table:style-name="ce7" table:formula="of:=([.X319]*1440+[.W319]*4)/1440" office:value-type="float" office:value="0.697541888183274">
            <text:p>16:44:28</text:p>
          </table:table-cell>
          <table:table-cell table:formula="of:=8*[.W319]" office:value-type="float" office:value="600.051008756396">
            <text:p>600.05</text:p>
          </table:table-cell>
          <table:table-cell table:formula="of:=MOD([.E319]*1440+[.V319]+4*[.$B$3]-60*[.$B$4];1440)" office:value-type="float" office:value="735.565185394284">
            <text:p>735.57</text:p>
          </table:table-cell>
          <table:table-cell table:formula="of:=IF([.AB319]/4&lt;0;[.AB319]/4+180;[.AB319]/4-180)" office:value-type="float" office:value="3.89129634857102">
            <text:p>3.89</text:p>
          </table:table-cell>
          <table:table-cell table:formula="of:=DEGREES(ACOS(SIN(RADIANS([.$B$2]))*SIN(RADIANS([.T319]))+COS(RADIANS([.$B$2]))*COS(RADIANS([.T319]))*COS(RADIANS([.AC319]))))" office:value-type="float" office:value="58.4867523426992">
            <text:p>58.49</text:p>
          </table:table-cell>
          <table:table-cell table:formula="of:=90-[.AD319]" office:value-type="float" office:value="31.5132476573008">
            <text:p>31.51</text:p>
          </table:table-cell>
          <table:table-cell table:formula="of:=IF([.AE319]&gt;85;0;IF([.AE319]&gt;5;58.1/TAN(RADIANS([.AE319]))-0.07/POWER(TAN(RADIANS([.AE319]));3)+0.000086/POWER(TAN(RADIANS([.AE319]));5);IF([.AE319]&gt;-0.575;1735+[.AE319]*(-518.2+[.AE319]*(103.4+[.AE319]*(-12.79+[.AE319]*0.711)));-20.772/TAN(RADIANS([.AE319])))))/3600" office:value-type="float" office:value="0.0262385206316705">
            <text:p>0.03</text:p>
          </table:table-cell>
          <table:table-cell table:formula="of:=[.AE319]+[.AF319]" office:value-type="float" office:value="31.5394861779325">
            <text:p>31.54</text:p>
          </table:table-cell>
          <table:table-cell table:formula="of:=IF([.AC319]&gt;0;MOD(DEGREES(ACOS(((SIN(RADIANS([.$B$2]))*COS(RADIANS([.AD319])))-SIN(RADIANS([.T319])))/(COS(RADIANS([.$B$2]))*SIN(RADIANS([.AD319])))))+180;360);MOD(540-DEGREES(ACOS(((SIN(RADIANS([.$B$2]))*COS(RADIANS([.AD319])))-SIN(RADIANS([.T319])))/(COS(RADIANS([.$B$2]))*SIN(RADIANS([.AD319])))));360))" office:value-type="float" office:value="184.332563908889">
            <text:p>184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19]+1" office:value-type="date" office:date-value="2026-11-15">
            <text:p>11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0]+2415018.5+[.E320]-[.$B$4]/24" office:value-type="float" office:value="2461360.29166667">
            <text:p>2461360.29</text:p>
          </table:table-cell>
          <table:table-cell table:style-name="ce9" table:formula="of:=([.F320]-2451545)/36525" office:value-type="float" office:value="0.268728040155141">
            <text:p>0.26872804</text:p>
          </table:table-cell>
          <table:table-cell/>
          <table:table-cell table:formula="of:=MOD(280.46646+[.G320]*(36000.76983+[.G320]*0.0003032);360)" office:value-type="float" office:value="234.882802387729">
            <text:p>234.88</text:p>
          </table:table-cell>
          <table:table-cell table:formula="of:=357.52911+[.G320]*(35999.05029-0.0001537*[.G320])" office:value-type="float" office:value="10031.4833307786">
            <text:p>10031.48</text:p>
          </table:table-cell>
          <table:table-cell table:formula="of:=0.016708634-[.G320]*(0.000042037+0.0000001267*[.G320])" office:value-type="float" office:value="0.016697328329766">
            <text:p>0.02</text:p>
          </table:table-cell>
          <table:table-cell table:formula="of:=SIN(RADIANS([.J320]))*(1.914602-[.G320]*(0.004817+0.000014*[.G320]))+SIN(RADIANS(2*[.J320]))*(0.019993-0.000101*[.G320])+SIN(RADIANS(3*[.J320]))*0.000289" office:value-type="float" office:value="-1.45332975114439">
            <text:p>-1.45</text:p>
          </table:table-cell>
          <table:table-cell table:formula="of:=[.I320]+[.L320]" office:value-type="float" office:value="233.429472636584">
            <text:p>233.43</text:p>
          </table:table-cell>
          <table:table-cell table:formula="of:=[.J320]+[.L320]" office:value-type="float" office:value="10030.0300010275">
            <text:p>10030.03</text:p>
          </table:table-cell>
          <table:table-cell table:formula="of:=(1.000001018*(1-[.K320]*[.K320]))/(1+[.K320]*COS(RADIANS([.N320])))" office:value-type="float" office:value="0.989099748718072">
            <text:p>0.99</text:p>
          </table:table-cell>
          <table:table-cell table:formula="of:=[.M320]-0.00569-0.00478*SIN(RADIANS(125.04-1934.136*[.G320]))" office:value-type="float" office:value="233.426504929566">
            <text:p>233.43</text:p>
          </table:table-cell>
          <table:table-cell table:formula="of:=23+(26+((21.448-[.G320]*(46.815+[.G320]*(0.00059-[.G320]*0.001813))))/60)/60" office:value-type="float" office:value="23.4357965248269">
            <text:p>23.44</text:p>
          </table:table-cell>
          <table:table-cell table:formula="of:=[.Q320]+0.00256*COS(RADIANS(125.04-1934.136*[.G320]))" office:value-type="float" office:value="23.4379007918453">
            <text:p>23.44</text:p>
          </table:table-cell>
          <table:table-cell table:formula="of:=DEGREES(ATAN2(COS(RADIANS([.P320]));COS(RADIANS([.R320]))*SIN(RADIANS([.P320]))))" office:value-type="float" office:value="-128.961429537414">
            <text:p>-128.96</text:p>
          </table:table-cell>
          <table:table-cell table:formula="of:=DEGREES(ASIN(SIN(RADIANS([.R320]))*SIN(RADIANS([.P320]))))" office:value-type="float" office:value="-18.6287141931679">
            <text:p>-18.63</text:p>
          </table:table-cell>
          <table:table-cell table:formula="of:=TAN(RADIANS([.R320]/2))*TAN(RADIANS([.R320]/2))" office:value-type="float" office:value="0.0430292789651114">
            <text:p>0.04</text:p>
          </table:table-cell>
          <table:table-cell table:formula="of:=4*DEGREES([.U320]*SIN(2*RADIANS([.I320]))-2*[.K320]*SIN(RADIANS([.J320]))+4*[.K320]*[.U320]*SIN(RADIANS([.J320]))*COS(2*RADIANS([.I320]))-0.5*[.U320]*[.U320]*SIN(4*RADIANS([.I320]))-1.25*[.K320]*[.K320]*SIN(2*RADIANS([.J320])))" office:value-type="float" office:value="15.3953577365211">
            <text:p>15.4</text:p>
          </table:table-cell>
          <table:table-cell table:formula="of:=DEGREES(ACOS(COS(RADIANS(90.833))/(COS(RADIANS([.$B$2]))*COS(RADIANS([.T320])))-TAN(RADIANS([.$B$2]))*TAN(RADIANS([.T320]))))" office:value-type="float" office:value="74.7620044214545">
            <text:p>74.76</text:p>
          </table:table-cell>
          <table:table-cell table:style-name="ce7" table:formula="of:=(720-4*[.$B$3]-[.V320]+[.$B$4]*60)/1440" office:value-type="float" office:value="0.489308779349638">
            <text:p>11:44:36</text:p>
          </table:table-cell>
          <table:table-cell table:style-name="ce7" table:formula="of:=([.X320]*1440-[.W320]*4)/1440" office:value-type="float" office:value="0.281636544845598">
            <text:p>6:45:33</text:p>
          </table:table-cell>
          <table:table-cell table:style-name="ce7" table:formula="of:=([.X320]*1440+[.W320]*4)/1440" office:value-type="float" office:value="0.696981013853678">
            <text:p>16:43:39</text:p>
          </table:table-cell>
          <table:table-cell table:formula="of:=8*[.W320]" office:value-type="float" office:value="598.096035371636">
            <text:p>598.1</text:p>
          </table:table-cell>
          <table:table-cell table:formula="of:=MOD([.E320]*1440+[.V320]+4*[.$B$3]-60*[.$B$4];1440)" office:value-type="float" office:value="735.395357736521">
            <text:p>735.4</text:p>
          </table:table-cell>
          <table:table-cell table:formula="of:=IF([.AB320]/4&lt;0;[.AB320]/4+180;[.AB320]/4-180)" office:value-type="float" office:value="3.84883943413027">
            <text:p>3.85</text:p>
          </table:table-cell>
          <table:table-cell table:formula="of:=DEGREES(ACOS(SIN(RADIANS([.$B$2]))*SIN(RADIANS([.T320]))+COS(RADIANS([.$B$2]))*COS(RADIANS([.T320]))*COS(RADIANS([.AC320]))))" office:value-type="float" office:value="58.7385163797441">
            <text:p>58.74</text:p>
          </table:table-cell>
          <table:table-cell table:formula="of:=90-[.AD320]" office:value-type="float" office:value="31.2614836202559">
            <text:p>31.26</text:p>
          </table:table-cell>
          <table:table-cell table:formula="of:=IF([.AE320]&gt;85;0;IF([.AE320]&gt;5;58.1/TAN(RADIANS([.AE320]))-0.07/POWER(TAN(RADIANS([.AE320]));3)+0.000086/POWER(TAN(RADIANS([.AE320]));5);IF([.AE320]&gt;-0.575;1735+[.AE320]*(-518.2+[.AE320]*(103.4+[.AE320]*(-12.79+[.AE320]*0.711)));-20.772/TAN(RADIANS([.AE320])))))/3600" office:value-type="float" office:value="0.0264974365793439">
            <text:p>0.03</text:p>
          </table:table-cell>
          <table:table-cell table:formula="of:=[.AE320]+[.AF320]" office:value-type="float" office:value="31.2879810568352">
            <text:p>31.29</text:p>
          </table:table-cell>
          <table:table-cell table:formula="of:=IF([.AC320]&gt;0;MOD(DEGREES(ACOS(((SIN(RADIANS([.$B$2]))*COS(RADIANS([.AD320])))-SIN(RADIANS([.T320])))/(COS(RADIANS([.$B$2]))*SIN(RADIANS([.AD320])))))+180;360);MOD(540-DEGREES(ACOS(((SIN(RADIANS([.$B$2]))*COS(RADIANS([.AD320])))-SIN(RADIANS([.T320])))/(COS(RADIANS([.$B$2]))*SIN(RADIANS([.AD320])))));360))" office:value-type="float" office:value="184.267417470081">
            <text:p>184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0]+1" office:value-type="date" office:date-value="2026-11-16">
            <text:p>11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1]+2415018.5+[.E321]-[.$B$4]/24" office:value-type="float" office:value="2461361.29166667">
            <text:p>2461361.29</text:p>
          </table:table-cell>
          <table:table-cell table:style-name="ce9" table:formula="of:=([.F321]-2451545)/36525" office:value-type="float" office:value="0.268755418663012">
            <text:p>0.26875542</text:p>
          </table:table-cell>
          <table:table-cell/>
          <table:table-cell table:formula="of:=MOD(280.46646+[.G321]*(36000.76983+[.G321]*0.0003032);360)" office:value-type="float" office:value="235.868449752355">
            <text:p>235.87</text:p>
          </table:table-cell>
          <table:table-cell table:formula="of:=357.52911+[.G321]*(35999.05029-0.0001537*[.G321])" office:value-type="float" office:value="10032.4689310581">
            <text:p>10032.47</text:p>
          </table:table-cell>
          <table:table-cell table:formula="of:=0.016708634-[.G321]*(0.000042037+0.0000001267*[.G321])" office:value-type="float" office:value="0.0166973271769912">
            <text:p>0.02</text:p>
          </table:table-cell>
          <table:table-cell table:formula="of:=SIN(RADIANS([.J321]))*(1.914602-[.G321]*(0.004817+0.000014*[.G321]))+SIN(RADIANS(2*[.J321]))*(0.019993-0.000101*[.G321])+SIN(RADIANS(3*[.J321]))*0.000289" office:value-type="float" office:value="-1.43140169997145">
            <text:p>-1.43</text:p>
          </table:table-cell>
          <table:table-cell table:formula="of:=[.I321]+[.L321]" office:value-type="float" office:value="234.437048052384">
            <text:p>234.44</text:p>
          </table:table-cell>
          <table:table-cell table:formula="of:=[.J321]+[.L321]" office:value-type="float" office:value="10031.0375293581">
            <text:p>10031.04</text:p>
          </table:table-cell>
          <table:table-cell table:formula="of:=(1.000001018*(1-[.K321]*[.K321]))/(1+[.K321]*COS(RADIANS([.N321])))" office:value-type="float" office:value="0.988881422325784">
            <text:p>0.99</text:p>
          </table:table-cell>
          <table:table-cell table:formula="of:=[.M321]-0.00569-0.00478*SIN(RADIANS(125.04-1934.136*[.G321]))" office:value-type="float" office:value="234.43408397551">
            <text:p>234.43</text:p>
          </table:table-cell>
          <table:table-cell table:formula="of:=23+(26+((21.448-[.G321]*(46.815+[.G321]*(0.00059-[.G321]*0.001813))))/60)/60" office:value-type="float" office:value="23.4357961687928">
            <text:p>23.44</text:p>
          </table:table-cell>
          <table:table-cell table:formula="of:=[.Q321]+0.00256*COS(RADIANS(125.04-1934.136*[.G321]))" office:value-type="float" office:value="23.4378990874365">
            <text:p>23.44</text:p>
          </table:table-cell>
          <table:table-cell table:formula="of:=DEGREES(ATAN2(COS(RADIANS([.P321]));COS(RADIANS([.R321]))*SIN(RADIANS([.P321]))))" office:value-type="float" office:value="-127.930412303133">
            <text:p>-127.93</text:p>
          </table:table-cell>
          <table:table-cell table:formula="of:=DEGREES(ASIN(SIN(RADIANS([.R321]))*SIN(RADIANS([.P321]))))" office:value-type="float" office:value="-18.8778996065486">
            <text:p>-18.88</text:p>
          </table:table-cell>
          <table:table-cell table:formula="of:=TAN(RADIANS([.R321]/2))*TAN(RADIANS([.R321]/2))" office:value-type="float" office:value="0.0430292725289098">
            <text:p>0.04</text:p>
          </table:table-cell>
          <table:table-cell table:formula="of:=4*DEGREES([.U321]*SIN(2*RADIANS([.I321]))-2*[.K321]*SIN(RADIANS([.J321]))+4*[.K321]*[.U321]*SIN(RADIANS([.J321]))*COS(2*RADIANS([.I321]))-0.5*[.U321]*[.U321]*SIN(4*RADIANS([.I321]))-1.25*[.K321]*[.K321]*SIN(2*RADIANS([.J321])))" office:value-type="float" office:value="15.2113830546201">
            <text:p>15.21</text:p>
          </table:table-cell>
          <table:table-cell table:formula="of:=DEGREES(ACOS(COS(RADIANS(90.833))/(COS(RADIANS([.$B$2]))*COS(RADIANS([.T321])))-TAN(RADIANS([.$B$2]))*TAN(RADIANS([.T321]))))" office:value-type="float" office:value="74.5219323777593">
            <text:p>74.52</text:p>
          </table:table-cell>
          <table:table-cell table:style-name="ce7" table:formula="of:=(720-4*[.$B$3]-[.V321]+[.$B$4]*60)/1440" office:value-type="float" office:value="0.489436539545403">
            <text:p>11:44:47</text:p>
          </table:table-cell>
          <table:table-cell table:style-name="ce7" table:formula="of:=([.X321]*1440-[.W321]*4)/1440" office:value-type="float" office:value="0.282431171829405">
            <text:p>6:46:42</text:p>
          </table:table-cell>
          <table:table-cell table:style-name="ce7" table:formula="of:=([.X321]*1440+[.W321]*4)/1440" office:value-type="float" office:value="0.696441907261401">
            <text:p>16:42:53</text:p>
          </table:table-cell>
          <table:table-cell table:formula="of:=8*[.W321]" office:value-type="float" office:value="596.175459022075">
            <text:p>596.18</text:p>
          </table:table-cell>
          <table:table-cell table:formula="of:=MOD([.E321]*1440+[.V321]+4*[.$B$3]-60*[.$B$4];1440)" office:value-type="float" office:value="735.21138305462">
            <text:p>735.21</text:p>
          </table:table-cell>
          <table:table-cell table:formula="of:=IF([.AB321]/4&lt;0;[.AB321]/4+180;[.AB321]/4-180)" office:value-type="float" office:value="3.80284576365503">
            <text:p>3.8</text:p>
          </table:table-cell>
          <table:table-cell table:formula="of:=DEGREES(ACOS(SIN(RADIANS([.$B$2]))*SIN(RADIANS([.T321]))+COS(RADIANS([.$B$2]))*COS(RADIANS([.T321]))*COS(RADIANS([.AC321]))))" office:value-type="float" office:value="58.9846562345082">
            <text:p>58.98</text:p>
          </table:table-cell>
          <table:table-cell table:formula="of:=90-[.AD321]" office:value-type="float" office:value="31.0153437654918">
            <text:p>31.02</text:p>
          </table:table-cell>
          <table:table-cell table:formula="of:=IF([.AE321]&gt;85;0;IF([.AE321]&gt;5;58.1/TAN(RADIANS([.AE321]))-0.07/POWER(TAN(RADIANS([.AE321]));3)+0.000086/POWER(TAN(RADIANS([.AE321]));5);IF([.AE321]&gt;-0.575;1735+[.AE321]*(-518.2+[.AE321]*(103.4+[.AE321]*(-12.79+[.AE321]*0.711)));-20.772/TAN(RADIANS([.AE321])))))/3600" office:value-type="float" office:value="0.0267541685067387">
            <text:p>0.03</text:p>
          </table:table-cell>
          <table:table-cell table:formula="of:=[.AE321]+[.AF321]" office:value-type="float" office:value="31.0420979339986">
            <text:p>31.04</text:p>
          </table:table-cell>
          <table:table-cell table:formula="of:=IF([.AC321]&gt;0;MOD(DEGREES(ACOS(((SIN(RADIANS([.$B$2]))*COS(RADIANS([.AD321])))-SIN(RADIANS([.T321])))/(COS(RADIANS([.$B$2]))*SIN(RADIANS([.AD321])))))+180;360);MOD(540-DEGREES(ACOS(((SIN(RADIANS([.$B$2]))*COS(RADIANS([.AD321])))-SIN(RADIANS([.T321])))/(COS(RADIANS([.$B$2]))*SIN(RADIANS([.AD321])))));360))" office:value-type="float" office:value="184.199239270277">
            <text:p>184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1]+1" office:value-type="date" office:date-value="2026-11-17">
            <text:p>11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2]+2415018.5+[.E322]-[.$B$4]/24" office:value-type="float" office:value="2461362.29166667">
            <text:p>2461362.29</text:p>
          </table:table-cell>
          <table:table-cell table:style-name="ce9" table:formula="of:=([.F322]-2451545)/36525" office:value-type="float" office:value="0.268782797170883">
            <text:p>0.26878280</text:p>
          </table:table-cell>
          <table:table-cell/>
          <table:table-cell table:formula="of:=MOD(280.46646+[.G322]*(36000.76983+[.G322]*0.0003032);360)" office:value-type="float" office:value="236.854097116982">
            <text:p>236.85</text:p>
          </table:table-cell>
          <table:table-cell table:formula="of:=357.52911+[.G322]*(35999.05029-0.0001537*[.G322])" office:value-type="float" office:value="10033.4545313376">
            <text:p>10033.45</text:p>
          </table:table-cell>
          <table:table-cell table:formula="of:=0.016708634-[.G322]*(0.000042037+0.0000001267*[.G322])" office:value-type="float" office:value="0.0166973260242162">
            <text:p>0.02</text:p>
          </table:table-cell>
          <table:table-cell table:formula="of:=SIN(RADIANS([.J322]))*(1.914602-[.G322]*(0.004817+0.000014*[.G322]))+SIN(RADIANS(2*[.J322]))*(0.019993-0.000101*[.G322])+SIN(RADIANS(3*[.J322]))*0.000289" office:value-type="float" office:value="-1.40903203106868">
            <text:p>-1.41</text:p>
          </table:table-cell>
          <table:table-cell table:formula="of:=[.I322]+[.L322]" office:value-type="float" office:value="235.445065085914">
            <text:p>235.45</text:p>
          </table:table-cell>
          <table:table-cell table:formula="of:=[.J322]+[.L322]" office:value-type="float" office:value="10032.0454993065">
            <text:p>10032.05</text:p>
          </table:table-cell>
          <table:table-cell table:formula="of:=(1.000001018*(1-[.K322]*[.K322]))/(1+[.K322]*COS(RADIANS([.N322])))" office:value-type="float" office:value="0.988666413196049">
            <text:p>0.99</text:p>
          </table:table-cell>
          <table:table-cell table:formula="of:=[.M322]-0.00569-0.00478*SIN(RADIANS(125.04-1934.136*[.G322]))" office:value-type="float" office:value="235.442104636854">
            <text:p>235.44</text:p>
          </table:table-cell>
          <table:table-cell table:formula="of:=23+(26+((21.448-[.G322]*(46.815+[.G322]*(0.00059-[.G322]*0.001813))))/60)/60" office:value-type="float" office:value="23.4357958127587">
            <text:p>23.44</text:p>
          </table:table-cell>
          <table:table-cell table:formula="of:=[.Q322]+0.00256*COS(RADIANS(125.04-1934.136*[.G322]))" office:value-type="float" office:value="23.4378973812315">
            <text:p>23.44</text:p>
          </table:table-cell>
          <table:table-cell table:formula="of:=DEGREES(ATAN2(COS(RADIANS([.P322]));COS(RADIANS([.R322]))*SIN(RADIANS([.P322]))))" office:value-type="float" office:value="-126.895905342232">
            <text:p>-126.9</text:p>
          </table:table-cell>
          <table:table-cell table:formula="of:=DEGREES(ASIN(SIN(RADIANS([.R322]))*SIN(RADIANS([.P322]))))" office:value-type="float" office:value="-19.1214938630457">
            <text:p>-19.12</text:p>
          </table:table-cell>
          <table:table-cell table:formula="of:=TAN(RADIANS([.R322]/2))*TAN(RADIANS([.R322]/2))" office:value-type="float" office:value="0.0430292660859256">
            <text:p>0.04</text:p>
          </table:table-cell>
          <table:table-cell table:formula="of:=4*DEGREES([.U322]*SIN(2*RADIANS([.I322]))-2*[.K322]*SIN(RADIANS([.J322]))+4*[.K322]*[.U322]*SIN(RADIANS([.J322]))*COS(2*RADIANS([.I322]))-0.5*[.U322]*[.U322]*SIN(4*RADIANS([.I322]))-1.25*[.K322]*[.K322]*SIN(2*RADIANS([.J322])))" office:value-type="float" office:value="15.0133553113621">
            <text:p>15.01</text:p>
          </table:table-cell>
          <table:table-cell table:formula="of:=DEGREES(ACOS(COS(RADIANS(90.833))/(COS(RADIANS([.$B$2]))*COS(RADIANS([.T322])))-TAN(RADIANS([.$B$2]))*TAN(RADIANS([.T322]))))" office:value-type="float" office:value="74.2863070106755">
            <text:p>74.29</text:p>
          </table:table-cell>
          <table:table-cell table:style-name="ce7" table:formula="of:=(720-4*[.$B$3]-[.V322]+[.$B$4]*60)/1440" office:value-type="float" office:value="0.489574058811554">
            <text:p>11:44:59</text:p>
          </table:table-cell>
          <table:table-cell table:style-name="ce7" table:formula="of:=([.X322]*1440-[.W322]*4)/1440" office:value-type="float" office:value="0.283223206004122">
            <text:p>6:47:50</text:p>
          </table:table-cell>
          <table:table-cell table:style-name="ce7" table:formula="of:=([.X322]*1440+[.W322]*4)/1440" office:value-type="float" office:value="0.695924911618986">
            <text:p>16:42:08</text:p>
          </table:table-cell>
          <table:table-cell table:formula="of:=8*[.W322]" office:value-type="float" office:value="594.290456085404">
            <text:p>594.29</text:p>
          </table:table-cell>
          <table:table-cell table:formula="of:=MOD([.E322]*1440+[.V322]+4*[.$B$3]-60*[.$B$4];1440)" office:value-type="float" office:value="735.013355311362">
            <text:p>735.01</text:p>
          </table:table-cell>
          <table:table-cell table:formula="of:=IF([.AB322]/4&lt;0;[.AB322]/4+180;[.AB322]/4-180)" office:value-type="float" office:value="3.75333882784054">
            <text:p>3.75</text:p>
          </table:table-cell>
          <table:table-cell table:formula="of:=DEGREES(ACOS(SIN(RADIANS([.$B$2]))*SIN(RADIANS([.T322]))+COS(RADIANS([.$B$2]))*COS(RADIANS([.T322]))*COS(RADIANS([.AC322]))))" office:value-type="float" office:value="59.2250751723449">
            <text:p>59.23</text:p>
          </table:table-cell>
          <table:table-cell table:formula="of:=90-[.AD322]" office:value-type="float" office:value="30.7749248276551">
            <text:p>30.77</text:p>
          </table:table-cell>
          <table:table-cell table:formula="of:=IF([.AE322]&gt;85;0;IF([.AE322]&gt;5;58.1/TAN(RADIANS([.AE322]))-0.07/POWER(TAN(RADIANS([.AE322]));3)+0.000086/POWER(TAN(RADIANS([.AE322]));5);IF([.AE322]&gt;-0.575;1735+[.AE322]*(-518.2+[.AE322]*(103.4+[.AE322]*(-12.79+[.AE322]*0.711)));-20.772/TAN(RADIANS([.AE322])))))/3600" office:value-type="float" office:value="0.0270084512969191">
            <text:p>0.03</text:p>
          </table:table-cell>
          <table:table-cell table:formula="of:=[.AE322]+[.AF322]" office:value-type="float" office:value="30.801933278952">
            <text:p>30.8</text:p>
          </table:table-cell>
          <table:table-cell table:formula="of:=IF([.AC322]&gt;0;MOD(DEGREES(ACOS(((SIN(RADIANS([.$B$2]))*COS(RADIANS([.AD322])))-SIN(RADIANS([.T322])))/(COS(RADIANS([.$B$2]))*SIN(RADIANS([.AD322])))))+180;360);MOD(540-DEGREES(ACOS(((SIN(RADIANS([.$B$2]))*COS(RADIANS([.AD322])))-SIN(RADIANS([.T322])))/(COS(RADIANS([.$B$2]))*SIN(RADIANS([.AD322])))));360))" office:value-type="float" office:value="184.128085267954">
            <text:p>184.1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2]+1" office:value-type="date" office:date-value="2026-11-18">
            <text:p>11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3]+2415018.5+[.E323]-[.$B$4]/24" office:value-type="float" office:value="2461363.29166667">
            <text:p>2461363.29</text:p>
          </table:table-cell>
          <table:table-cell table:style-name="ce9" table:formula="of:=([.F323]-2451545)/36525" office:value-type="float" office:value="0.268810175678755">
            <text:p>0.26881018</text:p>
          </table:table-cell>
          <table:table-cell/>
          <table:table-cell table:formula="of:=MOD(280.46646+[.G323]*(36000.76983+[.G323]*0.0003032);360)" office:value-type="float" office:value="237.839744481609">
            <text:p>237.84</text:p>
          </table:table-cell>
          <table:table-cell table:formula="of:=357.52911+[.G323]*(35999.05029-0.0001537*[.G323])" office:value-type="float" office:value="10034.440131617">
            <text:p>10034.44</text:p>
          </table:table-cell>
          <table:table-cell table:formula="of:=0.016708634-[.G323]*(0.000042037+0.0000001267*[.G323])" office:value-type="float" office:value="0.016697324871441">
            <text:p>0.02</text:p>
          </table:table-cell>
          <table:table-cell table:formula="of:=SIN(RADIANS([.J323]))*(1.914602-[.G323]*(0.004817+0.000014*[.G323]))+SIN(RADIANS(2*[.J323]))*(0.019993-0.000101*[.G323])+SIN(RADIANS(3*[.J323]))*0.000289" office:value-type="float" office:value="-1.38622729288441">
            <text:p>-1.39</text:p>
          </table:table-cell>
          <table:table-cell table:formula="of:=[.I323]+[.L323]" office:value-type="float" office:value="236.453517188725">
            <text:p>236.45</text:p>
          </table:table-cell>
          <table:table-cell table:formula="of:=[.J323]+[.L323]" office:value-type="float" office:value="10033.0539043241">
            <text:p>10033.05</text:p>
          </table:table-cell>
          <table:table-cell table:formula="of:=(1.000001018*(1-[.K323]*[.K323]))/(1+[.K323]*COS(RADIANS([.N323])))" office:value-type="float" office:value="0.988454789327743">
            <text:p>0.99</text:p>
          </table:table-cell>
          <table:table-cell table:formula="of:=[.M323]-0.00569-0.00478*SIN(RADIANS(125.04-1934.136*[.G323]))" office:value-type="float" office:value="236.450560365149">
            <text:p>236.45</text:p>
          </table:table-cell>
          <table:table-cell table:formula="of:=23+(26+((21.448-[.G323]*(46.815+[.G323]*(0.00059-[.G323]*0.001813))))/60)/60" office:value-type="float" office:value="23.4357954567246">
            <text:p>23.44</text:p>
          </table:table-cell>
          <table:table-cell table:formula="of:=[.Q323]+0.00256*COS(RADIANS(125.04-1934.136*[.G323]))" office:value-type="float" office:value="23.4378956732314">
            <text:p>23.44</text:p>
          </table:table-cell>
          <table:table-cell table:formula="of:=DEGREES(ATAN2(COS(RADIANS([.P323]));COS(RADIANS([.R323]))*SIN(RADIANS([.P323]))))" office:value-type="float" office:value="-125.857932226066">
            <text:p>-125.86</text:p>
          </table:table-cell>
          <table:table-cell table:formula="of:=DEGREES(ASIN(SIN(RADIANS([.R323]))*SIN(RADIANS([.P323]))))" office:value-type="float" office:value="-19.3593916422873">
            <text:p>-19.36</text:p>
          </table:table-cell>
          <table:table-cell table:formula="of:=TAN(RADIANS([.R323]/2))*TAN(RADIANS([.R323]/2))" office:value-type="float" office:value="0.0430292596361632">
            <text:p>0.04</text:p>
          </table:table-cell>
          <table:table-cell table:formula="of:=4*DEGREES([.U323]*SIN(2*RADIANS([.I323]))-2*[.K323]*SIN(RADIANS([.J323]))+4*[.K323]*[.U323]*SIN(RADIANS([.J323]))*COS(2*RADIANS([.I323]))-0.5*[.U323]*[.U323]*SIN(4*RADIANS([.I323]))-1.25*[.K323]*[.K323]*SIN(2*RADIANS([.J323])))" office:value-type="float" office:value="14.8013872710421">
            <text:p>14.8</text:p>
          </table:table-cell>
          <table:table-cell table:formula="of:=DEGREES(ACOS(COS(RADIANS(90.833))/(COS(RADIANS([.$B$2]))*COS(RADIANS([.T323])))-TAN(RADIANS([.$B$2]))*TAN(RADIANS([.T323]))))" office:value-type="float" office:value="74.055276764932">
            <text:p>74.06</text:p>
          </table:table-cell>
          <table:table-cell table:style-name="ce7" table:formula="of:=(720-4*[.$B$3]-[.V323]+[.$B$4]*60)/1440" office:value-type="float" office:value="0.489721258839554">
            <text:p>11:45:12</text:p>
          </table:table-cell>
          <table:table-cell table:style-name="ce7" table:formula="of:=([.X323]*1440-[.W323]*4)/1440" office:value-type="float" office:value="0.284012156714743">
            <text:p>6:48:59</text:p>
          </table:table-cell>
          <table:table-cell table:style-name="ce7" table:formula="of:=([.X323]*1440+[.W323]*4)/1440" office:value-type="float" office:value="0.695430360964365">
            <text:p>16:41:25</text:p>
          </table:table-cell>
          <table:table-cell table:formula="of:=8*[.W323]" office:value-type="float" office:value="592.442214119456">
            <text:p>592.44</text:p>
          </table:table-cell>
          <table:table-cell table:formula="of:=MOD([.E323]*1440+[.V323]+4*[.$B$3]-60*[.$B$4];1440)" office:value-type="float" office:value="734.801387271042">
            <text:p>734.8</text:p>
          </table:table-cell>
          <table:table-cell table:formula="of:=IF([.AB323]/4&lt;0;[.AB323]/4+180;[.AB323]/4-180)" office:value-type="float" office:value="3.70034681776053">
            <text:p>3.7</text:p>
          </table:table-cell>
          <table:table-cell table:formula="of:=DEGREES(ACOS(SIN(RADIANS([.$B$2]))*SIN(RADIANS([.T323]))+COS(RADIANS([.$B$2]))*COS(RADIANS([.T323]))*COS(RADIANS([.AC323]))))" office:value-type="float" office:value="59.4596780446224">
            <text:p>59.46</text:p>
          </table:table-cell>
          <table:table-cell table:formula="of:=90-[.AD323]" office:value-type="float" office:value="30.5403219553776">
            <text:p>30.54</text:p>
          </table:table-cell>
          <table:table-cell table:formula="of:=IF([.AE323]&gt;85;0;IF([.AE323]&gt;5;58.1/TAN(RADIANS([.AE323]))-0.07/POWER(TAN(RADIANS([.AE323]));3)+0.000086/POWER(TAN(RADIANS([.AE323]));5);IF([.AE323]&gt;-0.575;1735+[.AE323]*(-518.2+[.AE323]*(103.4+[.AE323]*(-12.79+[.AE323]*0.711)));-20.772/TAN(RADIANS([.AE323])))))/3600" office:value-type="float" office:value="0.027260012611605">
            <text:p>0.03</text:p>
          </table:table-cell>
          <table:table-cell table:formula="of:=[.AE323]+[.AF323]" office:value-type="float" office:value="30.5675819679892">
            <text:p>30.57</text:p>
          </table:table-cell>
          <table:table-cell table:formula="of:=IF([.AC323]&gt;0;MOD(DEGREES(ACOS(((SIN(RADIANS([.$B$2]))*COS(RADIANS([.AD323])))-SIN(RADIANS([.T323])))/(COS(RADIANS([.$B$2]))*SIN(RADIANS([.AD323])))))+180;360);MOD(540-DEGREES(ACOS(((SIN(RADIANS([.$B$2]))*COS(RADIANS([.AD323])))-SIN(RADIANS([.T323])))/(COS(RADIANS([.$B$2]))*SIN(RADIANS([.AD323])))));360))" office:value-type="float" office:value="184.054013629132">
            <text:p>184.0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3]+1" office:value-type="date" office:date-value="2026-11-19">
            <text:p>11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4]+2415018.5+[.E324]-[.$B$4]/24" office:value-type="float" office:value="2461364.29166667">
            <text:p>2461364.29</text:p>
          </table:table-cell>
          <table:table-cell table:style-name="ce9" table:formula="of:=([.F324]-2451545)/36525" office:value-type="float" office:value="0.268837554186626">
            <text:p>0.26883755</text:p>
          </table:table-cell>
          <table:table-cell/>
          <table:table-cell table:formula="of:=MOD(280.46646+[.G324]*(36000.76983+[.G324]*0.0003032);360)" office:value-type="float" office:value="238.825391846236">
            <text:p>238.83</text:p>
          </table:table-cell>
          <table:table-cell table:formula="of:=357.52911+[.G324]*(35999.05029-0.0001537*[.G324])" office:value-type="float" office:value="10035.4257318965">
            <text:p>10035.43</text:p>
          </table:table-cell>
          <table:table-cell table:formula="of:=0.016708634-[.G324]*(0.000042037+0.0000001267*[.G324])" office:value-type="float" office:value="0.0166973237186657">
            <text:p>0.02</text:p>
          </table:table-cell>
          <table:table-cell table:formula="of:=SIN(RADIANS([.J324]))*(1.914602-[.G324]*(0.004817+0.000014*[.G324]))+SIN(RADIANS(2*[.J324]))*(0.019993-0.000101*[.G324])+SIN(RADIANS(3*[.J324]))*0.000289" office:value-type="float" office:value="-1.36299418472641">
            <text:p>-1.36</text:p>
          </table:table-cell>
          <table:table-cell table:formula="of:=[.I324]+[.L324]" office:value-type="float" office:value="237.46239766151">
            <text:p>237.46</text:p>
          </table:table-cell>
          <table:table-cell table:formula="of:=[.J324]+[.L324]" office:value-type="float" office:value="10034.0627377118">
            <text:p>10034.06</text:p>
          </table:table-cell>
          <table:table-cell table:formula="of:=(1.000001018*(1-[.K324]*[.K324]))/(1+[.K324]*COS(RADIANS([.N324])))" office:value-type="float" office:value="0.98824661773484">
            <text:p>0.99</text:p>
          </table:table-cell>
          <table:table-cell table:formula="of:=[.M324]-0.00569-0.00478*SIN(RADIANS(125.04-1934.136*[.G324]))" office:value-type="float" office:value="237.459444461083">
            <text:p>237.46</text:p>
          </table:table-cell>
          <table:table-cell table:formula="of:=23+(26+((21.448-[.G324]*(46.815+[.G324]*(0.00059-[.G324]*0.001813))))/60)/60" office:value-type="float" office:value="23.4357951006905">
            <text:p>23.44</text:p>
          </table:table-cell>
          <table:table-cell table:formula="of:=[.Q324]+0.00256*COS(RADIANS(125.04-1934.136*[.G324]))" office:value-type="float" office:value="23.4378939634373">
            <text:p>23.44</text:p>
          </table:table-cell>
          <table:table-cell table:formula="of:=DEGREES(ATAN2(COS(RADIANS([.P324]));COS(RADIANS([.R324]))*SIN(RADIANS([.P324]))))" office:value-type="float" office:value="-124.81652111177">
            <text:p>-124.82</text:p>
          </table:table-cell>
          <table:table-cell table:formula="of:=DEGREES(ASIN(SIN(RADIANS([.R324]))*SIN(RADIANS([.P324]))))" office:value-type="float" office:value="-19.5914888272241">
            <text:p>-19.59</text:p>
          </table:table-cell>
          <table:table-cell table:formula="of:=TAN(RADIANS([.R324]/2))*TAN(RADIANS([.R324]/2))" office:value-type="float" office:value="0.0430292531796269">
            <text:p>0.04</text:p>
          </table:table-cell>
          <table:table-cell table:formula="of:=4*DEGREES([.U324]*SIN(2*RADIANS([.I324]))-2*[.K324]*SIN(RADIANS([.J324]))+4*[.K324]*[.U324]*SIN(RADIANS([.J324]))*COS(2*RADIANS([.I324]))-0.5*[.U324]*[.U324]*SIN(4*RADIANS([.I324]))-1.25*[.K324]*[.K324]*SIN(2*RADIANS([.J324])))" office:value-type="float" office:value="14.5756105877688">
            <text:p>14.58</text:p>
          </table:table-cell>
          <table:table-cell table:formula="of:=DEGREES(ACOS(COS(RADIANS(90.833))/(COS(RADIANS([.$B$2]))*COS(RADIANS([.T324])))-TAN(RADIANS([.$B$2]))*TAN(RADIANS([.T324]))))" office:value-type="float" office:value="73.8289912585162">
            <text:p>73.83</text:p>
          </table:table-cell>
          <table:table-cell table:style-name="ce7" table:formula="of:=(720-4*[.$B$3]-[.V324]+[.$B$4]*60)/1440" office:value-type="float" office:value="0.489878048202938">
            <text:p>11:45:25</text:p>
          </table:table-cell>
          <table:table-cell table:style-name="ce7" table:formula="of:=([.X324]*1440-[.W324]*4)/1440" office:value-type="float" office:value="0.284797516929282">
            <text:p>6:50:07</text:p>
          </table:table-cell>
          <table:table-cell table:style-name="ce7" table:formula="of:=([.X324]*1440+[.W324]*4)/1440" office:value-type="float" office:value="0.694958579476594">
            <text:p>16:40:44</text:p>
          </table:table-cell>
          <table:table-cell table:formula="of:=8*[.W324]" office:value-type="float" office:value="590.63193006813">
            <text:p>590.63</text:p>
          </table:table-cell>
          <table:table-cell table:formula="of:=MOD([.E324]*1440+[.V324]+4*[.$B$3]-60*[.$B$4];1440)" office:value-type="float" office:value="734.575610587769">
            <text:p>734.58</text:p>
          </table:table-cell>
          <table:table-cell table:formula="of:=IF([.AB324]/4&lt;0;[.AB324]/4+180;[.AB324]/4-180)" office:value-type="float" office:value="3.64390264694219">
            <text:p>3.64</text:p>
          </table:table-cell>
          <table:table-cell table:formula="of:=DEGREES(ACOS(SIN(RADIANS([.$B$2]))*SIN(RADIANS([.T324]))+COS(RADIANS([.$B$2]))*COS(RADIANS([.T324]))*COS(RADIANS([.AC324]))))" office:value-type="float" office:value="59.6883713574388">
            <text:p>59.69</text:p>
          </table:table-cell>
          <table:table-cell table:formula="of:=90-[.AD324]" office:value-type="float" office:value="30.3116286425612">
            <text:p>30.31</text:p>
          </table:table-cell>
          <table:table-cell table:formula="of:=IF([.AE324]&gt;85;0;IF([.AE324]&gt;5;58.1/TAN(RADIANS([.AE324]))-0.07/POWER(TAN(RADIANS([.AE324]));3)+0.000086/POWER(TAN(RADIANS([.AE324]));5);IF([.AE324]&gt;-0.575;1735+[.AE324]*(-518.2+[.AE324]*(103.4+[.AE324]*(-12.79+[.AE324]*0.711)));-20.772/TAN(RADIANS([.AE324])))))/3600" office:value-type="float" office:value="0.0275085732978167">
            <text:p>0.03</text:p>
          </table:table-cell>
          <table:table-cell table:formula="of:=[.AE324]+[.AF324]" office:value-type="float" office:value="30.3391372158591">
            <text:p>30.34</text:p>
          </table:table-cell>
          <table:table-cell table:formula="of:=IF([.AC324]&gt;0;MOD(DEGREES(ACOS(((SIN(RADIANS([.$B$2]))*COS(RADIANS([.AD324])))-SIN(RADIANS([.T324])))/(COS(RADIANS([.$B$2]))*SIN(RADIANS([.AD324])))))+180;360);MOD(540-DEGREES(ACOS(((SIN(RADIANS([.$B$2]))*COS(RADIANS([.AD324])))-SIN(RADIANS([.T324])))/(COS(RADIANS([.$B$2]))*SIN(RADIANS([.AD324])))));360))" office:value-type="float" office:value="183.977084674681">
            <text:p>183.9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4]+1" office:value-type="date" office:date-value="2026-11-20">
            <text:p>11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5]+2415018.5+[.E325]-[.$B$4]/24" office:value-type="float" office:value="2461365.29166667">
            <text:p>2461365.29</text:p>
          </table:table-cell>
          <table:table-cell table:style-name="ce9" table:formula="of:=([.F325]-2451545)/36525" office:value-type="float" office:value="0.268864932694497">
            <text:p>0.26886493</text:p>
          </table:table-cell>
          <table:table-cell/>
          <table:table-cell table:formula="of:=MOD(280.46646+[.G325]*(36000.76983+[.G325]*0.0003032);360)" office:value-type="float" office:value="239.811039210865">
            <text:p>239.81</text:p>
          </table:table-cell>
          <table:table-cell table:formula="of:=357.52911+[.G325]*(35999.05029-0.0001537*[.G325])" office:value-type="float" office:value="10036.411332176">
            <text:p>10036.41</text:p>
          </table:table-cell>
          <table:table-cell table:formula="of:=0.016708634-[.G325]*(0.000042037+0.0000001267*[.G325])" office:value-type="float" office:value="0.0166973225658901">
            <text:p>0.02</text:p>
          </table:table-cell>
          <table:table-cell table:formula="of:=SIN(RADIANS([.J325]))*(1.914602-[.G325]*(0.004817+0.000014*[.G325]))+SIN(RADIANS(2*[.J325]))*(0.019993-0.000101*[.G325])+SIN(RADIANS(3*[.J325]))*0.000289" office:value-type="float" office:value="-1.33933955487604">
            <text:p>-1.34</text:p>
          </table:table-cell>
          <table:table-cell table:formula="of:=[.I325]+[.L325]" office:value-type="float" office:value="238.471699655989">
            <text:p>238.47</text:p>
          </table:table-cell>
          <table:table-cell table:formula="of:=[.J325]+[.L325]" office:value-type="float" office:value="10035.0719926211">
            <text:p>10035.07</text:p>
          </table:table-cell>
          <table:table-cell table:formula="of:=(1.000001018*(1-[.K325]*[.K325]))/(1+[.K325]*COS(RADIANS([.N325])))" office:value-type="float" office:value="0.988041964421174">
            <text:p>0.99</text:p>
          </table:table-cell>
          <table:table-cell table:formula="of:=[.M325]-0.00569-0.00478*SIN(RADIANS(125.04-1934.136*[.G325]))" office:value-type="float" office:value="238.468750076373">
            <text:p>238.47</text:p>
          </table:table-cell>
          <table:table-cell table:formula="of:=23+(26+((21.448-[.G325]*(46.815+[.G325]*(0.00059-[.G325]*0.001813))))/60)/60" office:value-type="float" office:value="23.4357947446564">
            <text:p>23.44</text:p>
          </table:table-cell>
          <table:table-cell table:formula="of:=[.Q325]+0.00256*COS(RADIANS(125.04-1934.136*[.G325]))" office:value-type="float" office:value="23.4378922518504">
            <text:p>23.44</text:p>
          </table:table-cell>
          <table:table-cell table:formula="of:=DEGREES(ATAN2(COS(RADIANS([.P325]));COS(RADIANS([.R325]))*SIN(RADIANS([.P325]))))" office:value-type="float" office:value="-123.771704793754">
            <text:p>-123.77</text:p>
          </table:table-cell>
          <table:table-cell table:formula="of:=DEGREES(ASIN(SIN(RADIANS([.R325]))*SIN(RADIANS([.P325]))))" office:value-type="float" office:value="-19.8176826099618">
            <text:p>-19.82</text:p>
          </table:table-cell>
          <table:table-cell table:formula="of:=TAN(RADIANS([.R325]/2))*TAN(RADIANS([.R325]/2))" office:value-type="float" office:value="0.0430292467163213">
            <text:p>0.04</text:p>
          </table:table-cell>
          <table:table-cell table:formula="of:=4*DEGREES([.U325]*SIN(2*RADIANS([.I325]))-2*[.K325]*SIN(RADIANS([.J325]))+4*[.K325]*[.U325]*SIN(RADIANS([.J325]))*COS(2*RADIANS([.I325]))-0.5*[.U325]*[.U325]*SIN(4*RADIANS([.I325]))-1.25*[.K325]*[.K325]*SIN(2*RADIANS([.J325])))" office:value-type="float" office:value="14.3361758562226">
            <text:p>14.34</text:p>
          </table:table-cell>
          <table:table-cell table:formula="of:=DEGREES(ACOS(COS(RADIANS(90.833))/(COS(RADIANS([.$B$2]))*COS(RADIANS([.T325])))-TAN(RADIANS([.$B$2]))*TAN(RADIANS([.T325]))))" office:value-type="float" office:value="73.6076010424659">
            <text:p>73.61</text:p>
          </table:table-cell>
          <table:table-cell table:style-name="ce7" table:formula="of:=(720-4*[.$B$3]-[.V325]+[.$B$4]*60)/1440" office:value-type="float" office:value="0.490044322322068">
            <text:p>11:45:40</text:p>
          </table:table-cell>
          <table:table-cell table:style-name="ce7" table:formula="of:=([.X325]*1440-[.W325]*4)/1440" office:value-type="float" office:value="0.285578763870774">
            <text:p>6:51:14</text:p>
          </table:table-cell>
          <table:table-cell table:style-name="ce7" table:formula="of:=([.X325]*1440+[.W325]*4)/1440" office:value-type="float" office:value="0.694509880773362">
            <text:p>16:40:06</text:p>
          </table:table-cell>
          <table:table-cell table:formula="of:=8*[.W325]" office:value-type="float" office:value="588.860808339727">
            <text:p>588.86</text:p>
          </table:table-cell>
          <table:table-cell table:formula="of:=MOD([.E325]*1440+[.V325]+4*[.$B$3]-60*[.$B$4];1440)" office:value-type="float" office:value="734.336175856223">
            <text:p>734.34</text:p>
          </table:table-cell>
          <table:table-cell table:formula="of:=IF([.AB325]/4&lt;0;[.AB325]/4+180;[.AB325]/4-180)" office:value-type="float" office:value="3.58404396405564">
            <text:p>3.58</text:p>
          </table:table-cell>
          <table:table-cell table:formula="of:=DEGREES(ACOS(SIN(RADIANS([.$B$2]))*SIN(RADIANS([.T325]))+COS(RADIANS([.$B$2]))*COS(RADIANS([.T325]))*COS(RADIANS([.AC325]))))" office:value-type="float" office:value="59.9110633406088">
            <text:p>59.91</text:p>
          </table:table-cell>
          <table:table-cell table:formula="of:=90-[.AD325]" office:value-type="float" office:value="30.0889366593912">
            <text:p>30.09</text:p>
          </table:table-cell>
          <table:table-cell table:formula="of:=IF([.AE325]&gt;85;0;IF([.AE325]&gt;5;58.1/TAN(RADIANS([.AE325]))-0.07/POWER(TAN(RADIANS([.AE325]));3)+0.000086/POWER(TAN(RADIANS([.AE325]));5);IF([.AE325]&gt;-0.575;1735+[.AE325]*(-518.2+[.AE325]*(103.4+[.AE325]*(-12.79+[.AE325]*0.711)));-20.772/TAN(RADIANS([.AE325])))))/3600" office:value-type="float" office:value="0.027753847851285">
            <text:p>0.03</text:p>
          </table:table-cell>
          <table:table-cell table:formula="of:=[.AE325]+[.AF325]" office:value-type="float" office:value="30.1166905072425">
            <text:p>30.12</text:p>
          </table:table-cell>
          <table:table-cell table:formula="of:=IF([.AC325]&gt;0;MOD(DEGREES(ACOS(((SIN(RADIANS([.$B$2]))*COS(RADIANS([.AD325])))-SIN(RADIANS([.T325])))/(COS(RADIANS([.$B$2]))*SIN(RADIANS([.AD325])))))+180;360);MOD(540-DEGREES(ACOS(((SIN(RADIANS([.$B$2]))*COS(RADIANS([.AD325])))-SIN(RADIANS([.T325])))/(COS(RADIANS([.$B$2]))*SIN(RADIANS([.AD325])))));360))" office:value-type="float" office:value="183.897360824617">
            <text:p>183.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5]+1" office:value-type="date" office:date-value="2026-11-21">
            <text:p>11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6]+2415018.5+[.E326]-[.$B$4]/24" office:value-type="float" office:value="2461366.29166667">
            <text:p>2461366.29</text:p>
          </table:table-cell>
          <table:table-cell table:style-name="ce9" table:formula="of:=([.F326]-2451545)/36525" office:value-type="float" office:value="0.268892311202369">
            <text:p>0.26889231</text:p>
          </table:table-cell>
          <table:table-cell/>
          <table:table-cell table:formula="of:=MOD(280.46646+[.G326]*(36000.76983+[.G326]*0.0003032);360)" office:value-type="float" office:value="240.796686575492">
            <text:p>240.8</text:p>
          </table:table-cell>
          <table:table-cell table:formula="of:=357.52911+[.G326]*(35999.05029-0.0001537*[.G326])" office:value-type="float" office:value="10037.3969324554">
            <text:p>10037.4</text:p>
          </table:table-cell>
          <table:table-cell table:formula="of:=0.016708634-[.G326]*(0.000042037+0.0000001267*[.G326])" office:value-type="float" office:value="0.0166973214131144">
            <text:p>0.02</text:p>
          </table:table-cell>
          <table:table-cell table:formula="of:=SIN(RADIANS([.J326]))*(1.914602-[.G326]*(0.004817+0.000014*[.G326]))+SIN(RADIANS(2*[.J326]))*(0.019993-0.000101*[.G326])+SIN(RADIANS(3*[.J326]))*0.000289" office:value-type="float" office:value="-1.31527039863016">
            <text:p>-1.32</text:p>
          </table:table-cell>
          <table:table-cell table:formula="of:=[.I326]+[.L326]" office:value-type="float" office:value="239.481416176861">
            <text:p>239.48</text:p>
          </table:table-cell>
          <table:table-cell table:formula="of:=[.J326]+[.L326]" office:value-type="float" office:value="10036.0816620568">
            <text:p>10036.08</text:p>
          </table:table-cell>
          <table:table-cell table:formula="of:=(1.000001018*(1-[.K326]*[.K326]))/(1+[.K326]*COS(RADIANS([.N326])))" office:value-type="float" office:value="0.987840894355469">
            <text:p>0.99</text:p>
          </table:table-cell>
          <table:table-cell table:formula="of:=[.M326]-0.00569-0.00478*SIN(RADIANS(125.04-1934.136*[.G326]))" office:value-type="float" office:value="239.478470215716">
            <text:p>239.48</text:p>
          </table:table-cell>
          <table:table-cell table:formula="of:=23+(26+((21.448-[.G326]*(46.815+[.G326]*(0.00059-[.G326]*0.001813))))/60)/60" office:value-type="float" office:value="23.4357943886223">
            <text:p>23.44</text:p>
          </table:table-cell>
          <table:table-cell table:formula="of:=[.Q326]+0.00256*COS(RADIANS(125.04-1934.136*[.G326]))" office:value-type="float" office:value="23.4378905384718">
            <text:p>23.44</text:p>
          </table:table-cell>
          <table:table-cell table:formula="of:=DEGREES(ATAN2(COS(RADIANS([.P326]));COS(RADIANS([.R326]))*SIN(RADIANS([.P326]))))" office:value-type="float" office:value="-122.723520746893">
            <text:p>-122.72</text:p>
          </table:table-cell>
          <table:table-cell table:formula="of:=DEGREES(ASIN(SIN(RADIANS([.R326]))*SIN(RADIANS([.P326]))))" office:value-type="float" office:value="-20.0378715998285">
            <text:p>-20.04</text:p>
          </table:table-cell>
          <table:table-cell table:formula="of:=TAN(RADIANS([.R326]/2))*TAN(RADIANS([.R326]/2))" office:value-type="float" office:value="0.0430292402462505">
            <text:p>0.04</text:p>
          </table:table-cell>
          <table:table-cell table:formula="of:=4*DEGREES([.U326]*SIN(2*RADIANS([.I326]))-2*[.K326]*SIN(RADIANS([.J326]))+4*[.K326]*[.U326]*SIN(RADIANS([.J326]))*COS(2*RADIANS([.I326]))-0.5*[.U326]*[.U326]*SIN(4*RADIANS([.I326]))-1.25*[.K326]*[.K326]*SIN(2*RADIANS([.J326])))" office:value-type="float" office:value="14.0832526239872">
            <text:p>14.08</text:p>
          </table:table-cell>
          <table:table-cell table:formula="of:=DEGREES(ACOS(COS(RADIANS(90.833))/(COS(RADIANS([.$B$2]))*COS(RADIANS([.T326])))-TAN(RADIANS([.$B$2]))*TAN(RADIANS([.T326]))))" office:value-type="float" office:value="73.3912573449157">
            <text:p>73.39</text:p>
          </table:table-cell>
          <table:table-cell table:style-name="ce7" table:formula="of:=(720-4*[.$B$3]-[.V326]+[.$B$4]*60)/1440" office:value-type="float" office:value="0.490219963455564">
            <text:p>11:45:55</text:p>
          </table:table-cell>
          <table:table-cell table:style-name="ce7" table:formula="of:=([.X326]*1440-[.W326]*4)/1440" office:value-type="float" office:value="0.286355359719687">
            <text:p>6:52:21</text:p>
          </table:table-cell>
          <table:table-cell table:style-name="ce7" table:formula="of:=([.X326]*1440+[.W326]*4)/1440" office:value-type="float" office:value="0.694084567191441">
            <text:p>16:39:29</text:p>
          </table:table-cell>
          <table:table-cell table:formula="of:=8*[.W326]" office:value-type="float" office:value="587.130058759326">
            <text:p>587.13</text:p>
          </table:table-cell>
          <table:table-cell table:formula="of:=MOD([.E326]*1440+[.V326]+4*[.$B$3]-60*[.$B$4];1440)" office:value-type="float" office:value="734.083252623987">
            <text:p>734.08</text:p>
          </table:table-cell>
          <table:table-cell table:formula="of:=IF([.AB326]/4&lt;0;[.AB326]/4+180;[.AB326]/4-180)" office:value-type="float" office:value="3.52081315599679">
            <text:p>3.52</text:p>
          </table:table-cell>
          <table:table-cell table:formula="of:=DEGREES(ACOS(SIN(RADIANS([.$B$2]))*SIN(RADIANS([.T326]))+COS(RADIANS([.$B$2]))*COS(RADIANS([.T326]))*COS(RADIANS([.AC326]))))" office:value-type="float" office:value="60.1276640168666">
            <text:p>60.13</text:p>
          </table:table-cell>
          <table:table-cell table:formula="of:=90-[.AD326]" office:value-type="float" office:value="29.8723359831334">
            <text:p>29.87</text:p>
          </table:table-cell>
          <table:table-cell table:formula="of:=IF([.AE326]&gt;85;0;IF([.AE326]&gt;5;58.1/TAN(RADIANS([.AE326]))-0.07/POWER(TAN(RADIANS([.AE326]));3)+0.000086/POWER(TAN(RADIANS([.AE326]));5);IF([.AE326]&gt;-0.575;1735+[.AE326]*(-518.2+[.AE326]*(103.4+[.AE326]*(-12.79+[.AE326]*0.711)));-20.772/TAN(RADIANS([.AE326])))))/3600" office:value-type="float" office:value="0.0279955449378399">
            <text:p>0.03</text:p>
          </table:table-cell>
          <table:table-cell table:formula="of:=[.AE326]+[.AF326]" office:value-type="float" office:value="29.9003315280713">
            <text:p>29.9</text:p>
          </table:table-cell>
          <table:table-cell table:formula="of:=IF([.AC326]&gt;0;MOD(DEGREES(ACOS(((SIN(RADIANS([.$B$2]))*COS(RADIANS([.AD326])))-SIN(RADIANS([.T326])))/(COS(RADIANS([.$B$2]))*SIN(RADIANS([.AD326])))))+180;360);MOD(540-DEGREES(ACOS(((SIN(RADIANS([.$B$2]))*COS(RADIANS([.AD326])))-SIN(RADIANS([.T326])))/(COS(RADIANS([.$B$2]))*SIN(RADIANS([.AD326])))));360))" office:value-type="float" office:value="183.814906539593">
            <text:p>183.8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6]+1" office:value-type="date" office:date-value="2026-11-22">
            <text:p>11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7]+2415018.5+[.E327]-[.$B$4]/24" office:value-type="float" office:value="2461367.29166667">
            <text:p>2461367.29</text:p>
          </table:table-cell>
          <table:table-cell table:style-name="ce9" table:formula="of:=([.F327]-2451545)/36525" office:value-type="float" office:value="0.26891968971024">
            <text:p>0.26891969</text:p>
          </table:table-cell>
          <table:table-cell/>
          <table:table-cell table:formula="of:=MOD(280.46646+[.G327]*(36000.76983+[.G327]*0.0003032);360)" office:value-type="float" office:value="241.78233394012">
            <text:p>241.78</text:p>
          </table:table-cell>
          <table:table-cell table:formula="of:=357.52911+[.G327]*(35999.05029-0.0001537*[.G327])" office:value-type="float" office:value="10038.3825327349">
            <text:p>10038.38</text:p>
          </table:table-cell>
          <table:table-cell table:formula="of:=0.016708634-[.G327]*(0.000042037+0.0000001267*[.G327])" office:value-type="float" office:value="0.0166973202603385">
            <text:p>0.02</text:p>
          </table:table-cell>
          <table:table-cell table:formula="of:=SIN(RADIANS([.J327]))*(1.914602-[.G327]*(0.004817+0.000014*[.G327]))+SIN(RADIANS(2*[.J327]))*(0.019993-0.000101*[.G327])+SIN(RADIANS(3*[.J327]))*0.000289" office:value-type="float" office:value="-1.29079385627121">
            <text:p>-1.29</text:p>
          </table:table-cell>
          <table:table-cell table:formula="of:=[.I327]+[.L327]" office:value-type="float" office:value="240.491540083849">
            <text:p>240.49</text:p>
          </table:table-cell>
          <table:table-cell table:formula="of:=[.J327]+[.L327]" office:value-type="float" office:value="10037.0917388786">
            <text:p>10037.09</text:p>
          </table:table-cell>
          <table:table-cell table:formula="of:=(1.000001018*(1-[.K327]*[.K327]))/(1+[.K327]*COS(RADIANS([.N327])))" office:value-type="float" office:value="0.987643471446658">
            <text:p>0.99</text:p>
          </table:table-cell>
          <table:table-cell table:formula="of:=[.M327]-0.00569-0.00478*SIN(RADIANS(125.04-1934.136*[.G327]))" office:value-type="float" office:value="240.488597738831">
            <text:p>240.49</text:p>
          </table:table-cell>
          <table:table-cell table:formula="of:=23+(26+((21.448-[.G327]*(46.815+[.G327]*(0.00059-[.G327]*0.001813))))/60)/60" office:value-type="float" office:value="23.4357940325882">
            <text:p>23.44</text:p>
          </table:table-cell>
          <table:table-cell table:formula="of:=[.Q327]+0.00256*COS(RADIANS(125.04-1934.136*[.G327]))" office:value-type="float" office:value="23.4378888233028">
            <text:p>23.44</text:p>
          </table:table-cell>
          <table:table-cell table:formula="of:=DEGREES(ATAN2(COS(RADIANS([.P327]));COS(RADIANS([.R327]))*SIN(RADIANS([.P327]))))" office:value-type="float" office:value="-121.672011160827">
            <text:p>-121.67</text:p>
          </table:table-cell>
          <table:table-cell table:formula="of:=DEGREES(ASIN(SIN(RADIANS([.R327]))*SIN(RADIANS([.P327]))))" office:value-type="float" office:value="-20.2519559334693">
            <text:p>-20.25</text:p>
          </table:table-cell>
          <table:table-cell table:formula="of:=TAN(RADIANS([.R327]/2))*TAN(RADIANS([.R327]/2))" office:value-type="float" office:value="0.043029233769419">
            <text:p>0.04</text:p>
          </table:table-cell>
          <table:table-cell table:formula="of:=4*DEGREES([.U327]*SIN(2*RADIANS([.I327]))-2*[.K327]*SIN(RADIANS([.J327]))+4*[.K327]*[.U327]*SIN(RADIANS([.J327]))*COS(2*RADIANS([.I327]))-0.5*[.U327]*[.U327]*SIN(4*RADIANS([.I327]))-1.25*[.K327]*[.K327]*SIN(2*RADIANS([.J327])))" office:value-type="float" office:value="13.8170293646803">
            <text:p>13.82</text:p>
          </table:table-cell>
          <table:table-cell table:formula="of:=DEGREES(ACOS(COS(RADIANS(90.833))/(COS(RADIANS([.$B$2]))*COS(RADIANS([.T327])))-TAN(RADIANS([.$B$2]))*TAN(RADIANS([.T327]))))" office:value-type="float" office:value="73.1801117997087">
            <text:p>73.18</text:p>
          </table:table-cell>
          <table:table-cell table:style-name="ce7" table:formula="of:=(720-4*[.$B$3]-[.V327]+[.$B$4]*60)/1440" office:value-type="float" office:value="0.490404840718972">
            <text:p>11:46:11</text:p>
          </table:table-cell>
          <table:table-cell table:style-name="ce7" table:formula="of:=([.X327]*1440-[.W327]*4)/1440" office:value-type="float" office:value="0.287126752386448">
            <text:p>6:53:28</text:p>
          </table:table-cell>
          <table:table-cell table:style-name="ce7" table:formula="of:=([.X327]*1440+[.W327]*4)/1440" office:value-type="float" office:value="0.693682929051496">
            <text:p>16:38:54</text:p>
          </table:table-cell>
          <table:table-cell table:formula="of:=8*[.W327]" office:value-type="float" office:value="585.44089439767">
            <text:p>585.44</text:p>
          </table:table-cell>
          <table:table-cell table:formula="of:=MOD([.E327]*1440+[.V327]+4*[.$B$3]-60*[.$B$4];1440)" office:value-type="float" office:value="733.81702936468">
            <text:p>733.82</text:p>
          </table:table-cell>
          <table:table-cell table:formula="of:=IF([.AB327]/4&lt;0;[.AB327]/4+180;[.AB327]/4-180)" office:value-type="float" office:value="3.45425734117006">
            <text:p>3.45</text:p>
          </table:table-cell>
          <table:table-cell table:formula="of:=DEGREES(ACOS(SIN(RADIANS([.$B$2]))*SIN(RADIANS([.T327]))+COS(RADIANS([.$B$2]))*COS(RADIANS([.T327]))*COS(RADIANS([.AC327]))))" office:value-type="float" office:value="60.3380852712315">
            <text:p>60.34</text:p>
          </table:table-cell>
          <table:table-cell table:formula="of:=90-[.AD327]" office:value-type="float" office:value="29.6619147287685">
            <text:p>29.66</text:p>
          </table:table-cell>
          <table:table-cell table:formula="of:=IF([.AE327]&gt;85;0;IF([.AE327]&gt;5;58.1/TAN(RADIANS([.AE327]))-0.07/POWER(TAN(RADIANS([.AE327]));3)+0.000086/POWER(TAN(RADIANS([.AE327]));5);IF([.AE327]&gt;-0.575;1735+[.AE327]*(-518.2+[.AE327]*(103.4+[.AE327]*(-12.79+[.AE327]*0.711)));-20.772/TAN(RADIANS([.AE327])))))/3600" office:value-type="float" office:value="0.0282333679736052">
            <text:p>0.03</text:p>
          </table:table-cell>
          <table:table-cell table:formula="of:=[.AE327]+[.AF327]" office:value-type="float" office:value="29.6901480967421">
            <text:p>29.69</text:p>
          </table:table-cell>
          <table:table-cell table:formula="of:=IF([.AC327]&gt;0;MOD(DEGREES(ACOS(((SIN(RADIANS([.$B$2]))*COS(RADIANS([.AD327])))-SIN(RADIANS([.T327])))/(COS(RADIANS([.$B$2]))*SIN(RADIANS([.AD327])))))+180;360);MOD(540-DEGREES(ACOS(((SIN(RADIANS([.$B$2]))*COS(RADIANS([.AD327])))-SIN(RADIANS([.T327])))/(COS(RADIANS([.$B$2]))*SIN(RADIANS([.AD327])))));360))" office:value-type="float" office:value="183.729788259819">
            <text:p>183.7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7]+1" office:value-type="date" office:date-value="2026-11-23">
            <text:p>11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8]+2415018.5+[.E328]-[.$B$4]/24" office:value-type="float" office:value="2461368.29166667">
            <text:p>2461368.29</text:p>
          </table:table-cell>
          <table:table-cell table:style-name="ce9" table:formula="of:=([.F328]-2451545)/36525" office:value-type="float" office:value="0.268947068218111">
            <text:p>0.26894707</text:p>
          </table:table-cell>
          <table:table-cell/>
          <table:table-cell table:formula="of:=MOD(280.46646+[.G328]*(36000.76983+[.G328]*0.0003032);360)" office:value-type="float" office:value="242.767981304751">
            <text:p>242.77</text:p>
          </table:table-cell>
          <table:table-cell table:formula="of:=357.52911+[.G328]*(35999.05029-0.0001537*[.G328])" office:value-type="float" office:value="10039.3681330143">
            <text:p>10039.37</text:p>
          </table:table-cell>
          <table:table-cell table:formula="of:=0.016708634-[.G328]*(0.000042037+0.0000001267*[.G328])" office:value-type="float" office:value="0.0166973191075623">
            <text:p>0.02</text:p>
          </table:table-cell>
          <table:table-cell table:formula="of:=SIN(RADIANS([.J328]))*(1.914602-[.G328]*(0.004817+0.000014*[.G328]))+SIN(RADIANS(2*[.J328]))*(0.019993-0.000101*[.G328])+SIN(RADIANS(3*[.J328]))*0.000289" office:value-type="float" office:value="-1.26591721096603">
            <text:p>-1.27</text:p>
          </table:table-cell>
          <table:table-cell table:formula="of:=[.I328]+[.L328]" office:value-type="float" office:value="241.502064093785">
            <text:p>241.5</text:p>
          </table:table-cell>
          <table:table-cell table:formula="of:=[.J328]+[.L328]" office:value-type="float" office:value="10038.1022158034">
            <text:p>10038.1</text:p>
          </table:table-cell>
          <table:table-cell table:formula="of:=(1.000001018*(1-[.K328]*[.K328]))/(1+[.K328]*COS(RADIANS([.N328])))" office:value-type="float" office:value="0.987449758519501">
            <text:p>0.99</text:p>
          </table:table-cell>
          <table:table-cell table:formula="of:=[.M328]-0.00569-0.00478*SIN(RADIANS(125.04-1934.136*[.G328]))" office:value-type="float" office:value="241.499125362546">
            <text:p>241.5</text:p>
          </table:table-cell>
          <table:table-cell table:formula="of:=23+(26+((21.448-[.G328]*(46.815+[.G328]*(0.00059-[.G328]*0.001813))))/60)/60" office:value-type="float" office:value="23.4357936765541">
            <text:p>23.44</text:p>
          </table:table-cell>
          <table:table-cell table:formula="of:=[.Q328]+0.00256*COS(RADIANS(125.04-1934.136*[.G328]))" office:value-type="float" office:value="23.4378871063445">
            <text:p>23.44</text:p>
          </table:table-cell>
          <table:table-cell table:formula="of:=DEGREES(ATAN2(COS(RADIANS([.P328]));COS(RADIANS([.R328]))*SIN(RADIANS([.P328]))))" office:value-type="float" office:value="-120.617222964884">
            <text:p>-120.62</text:p>
          </table:table-cell>
          <table:table-cell table:formula="of:=DEGREES(ASIN(SIN(RADIANS([.R328]))*SIN(RADIANS([.P328]))))" office:value-type="float" office:value="-20.4598373867228">
            <text:p>-20.46</text:p>
          </table:table-cell>
          <table:table-cell table:formula="of:=TAN(RADIANS([.R328]/2))*TAN(RADIANS([.R328]/2))" office:value-type="float" office:value="0.0430292272858312">
            <text:p>0.04</text:p>
          </table:table-cell>
          <table:table-cell table:formula="of:=4*DEGREES([.U328]*SIN(2*RADIANS([.I328]))-2*[.K328]*SIN(RADIANS([.J328]))+4*[.K328]*[.U328]*SIN(RADIANS([.J328]))*COS(2*RADIANS([.I328]))-0.5*[.U328]*[.U328]*SIN(4*RADIANS([.I328]))-1.25*[.K328]*[.K328]*SIN(2*RADIANS([.J328])))" office:value-type="float" office:value="13.5377134112388">
            <text:p>13.54</text:p>
          </table:table-cell>
          <table:table-cell table:formula="of:=DEGREES(ACOS(COS(RADIANS(90.833))/(COS(RADIANS([.$B$2]))*COS(RADIANS([.T328])))-TAN(RADIANS([.$B$2]))*TAN(RADIANS([.T328]))))" office:value-type="float" office:value="72.9743161600197">
            <text:p>72.97</text:p>
          </table:table-cell>
          <table:table-cell table:style-name="ce7" table:formula="of:=(720-4*[.$B$3]-[.V328]+[.$B$4]*60)/1440" office:value-type="float" office:value="0.490598810131084">
            <text:p>11:46:28</text:p>
          </table:table-cell>
          <table:table-cell table:style-name="ce7" table:formula="of:=([.X328]*1440-[.W328]*4)/1440" office:value-type="float" office:value="0.287892376353252">
            <text:p>6:54:34</text:p>
          </table:table-cell>
          <table:table-cell table:style-name="ce7" table:formula="of:=([.X328]*1440+[.W328]*4)/1440" office:value-type="float" office:value="0.693305243908917">
            <text:p>16:38:22</text:p>
          </table:table-cell>
          <table:table-cell table:formula="of:=8*[.W328]" office:value-type="float" office:value="583.794529280158">
            <text:p>583.79</text:p>
          </table:table-cell>
          <table:table-cell table:formula="of:=MOD([.E328]*1440+[.V328]+4*[.$B$3]-60*[.$B$4];1440)" office:value-type="float" office:value="733.537713411239">
            <text:p>733.54</text:p>
          </table:table-cell>
          <table:table-cell table:formula="of:=IF([.AB328]/4&lt;0;[.AB328]/4+180;[.AB328]/4-180)" office:value-type="float" office:value="3.38442835280969">
            <text:p>3.38</text:p>
          </table:table-cell>
          <table:table-cell table:formula="of:=DEGREES(ACOS(SIN(RADIANS([.$B$2]))*SIN(RADIANS([.T328]))+COS(RADIANS([.$B$2]))*COS(RADIANS([.T328]))*COS(RADIANS([.AC328]))))" office:value-type="float" office:value="60.5422409204622">
            <text:p>60.54</text:p>
          </table:table-cell>
          <table:table-cell table:formula="of:=90-[.AD328]" office:value-type="float" office:value="29.4577590795378">
            <text:p>29.46</text:p>
          </table:table-cell>
          <table:table-cell table:formula="of:=IF([.AE328]&gt;85;0;IF([.AE328]&gt;5;58.1/TAN(RADIANS([.AE328]))-0.07/POWER(TAN(RADIANS([.AE328]));3)+0.000086/POWER(TAN(RADIANS([.AE328]));5);IF([.AE328]&gt;-0.575;1735+[.AE328]*(-518.2+[.AE328]*(103.4+[.AE328]*(-12.79+[.AE328]*0.711)));-20.772/TAN(RADIANS([.AE328])))))/3600" office:value-type="float" office:value="0.0284670157643609">
            <text:p>0.03</text:p>
          </table:table-cell>
          <table:table-cell table:formula="of:=[.AE328]+[.AF328]" office:value-type="float" office:value="29.4862260953022">
            <text:p>29.49</text:p>
          </table:table-cell>
          <table:table-cell table:formula="of:=IF([.AC328]&gt;0;MOD(DEGREES(ACOS(((SIN(RADIANS([.$B$2]))*COS(RADIANS([.AD328])))-SIN(RADIANS([.T328])))/(COS(RADIANS([.$B$2]))*SIN(RADIANS([.AD328])))))+180;360);MOD(540-DEGREES(ACOS(((SIN(RADIANS([.$B$2]))*COS(RADIANS([.AD328])))-SIN(RADIANS([.T328])))/(COS(RADIANS([.$B$2]))*SIN(RADIANS([.AD328])))));360))" office:value-type="float" office:value="183.642074341653">
            <text:p>183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8]+1" office:value-type="date" office:date-value="2026-11-24">
            <text:p>11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29]+2415018.5+[.E329]-[.$B$4]/24" office:value-type="float" office:value="2461369.29166667">
            <text:p>2461369.29</text:p>
          </table:table-cell>
          <table:table-cell table:style-name="ce9" table:formula="of:=([.F329]-2451545)/36525" office:value-type="float" office:value="0.268974446725983">
            <text:p>0.26897445</text:p>
          </table:table-cell>
          <table:table-cell/>
          <table:table-cell table:formula="of:=MOD(280.46646+[.G329]*(36000.76983+[.G329]*0.0003032);360)" office:value-type="float" office:value="243.753628669379">
            <text:p>243.75</text:p>
          </table:table-cell>
          <table:table-cell table:formula="of:=357.52911+[.G329]*(35999.05029-0.0001537*[.G329])" office:value-type="float" office:value="10040.3537332938">
            <text:p>10040.35</text:p>
          </table:table-cell>
          <table:table-cell table:formula="of:=0.016708634-[.G329]*(0.000042037+0.0000001267*[.G329])" office:value-type="float" office:value="0.016697317954786">
            <text:p>0.02</text:p>
          </table:table-cell>
          <table:table-cell table:formula="of:=SIN(RADIANS([.J329]))*(1.914602-[.G329]*(0.004817+0.000014*[.G329]))+SIN(RADIANS(2*[.J329]))*(0.019993-0.000101*[.G329])+SIN(RADIANS(3*[.J329]))*0.000289" office:value-type="float" office:value="-1.24064788659353">
            <text:p>-1.24</text:p>
          </table:table-cell>
          <table:table-cell table:formula="of:=[.I329]+[.L329]" office:value-type="float" office:value="242.512980782786">
            <text:p>242.51</text:p>
          </table:table-cell>
          <table:table-cell table:formula="of:=[.J329]+[.L329]" office:value-type="float" office:value="10039.1130854072">
            <text:p>10039.11</text:p>
          </table:table-cell>
          <table:table-cell table:formula="of:=(1.000001018*(1-[.K329]*[.K329]))/(1+[.K329]*COS(RADIANS([.N329])))" office:value-type="float" office:value="0.987259817290519">
            <text:p>0.99</text:p>
          </table:table-cell>
          <table:table-cell table:formula="of:=[.M329]-0.00569-0.00478*SIN(RADIANS(125.04-1934.136*[.G329]))" office:value-type="float" office:value="242.510045662976">
            <text:p>242.51</text:p>
          </table:table-cell>
          <table:table-cell table:formula="of:=23+(26+((21.448-[.G329]*(46.815+[.G329]*(0.00059-[.G329]*0.001813))))/60)/60" office:value-type="float" office:value="23.43579332052">
            <text:p>23.44</text:p>
          </table:table-cell>
          <table:table-cell table:formula="of:=[.Q329]+0.00256*COS(RADIANS(125.04-1934.136*[.G329]))" office:value-type="float" office:value="23.437885387598">
            <text:p>23.44</text:p>
          </table:table-cell>
          <table:table-cell table:formula="of:=DEGREES(ATAN2(COS(RADIANS([.P329]));COS(RADIANS([.R329]))*SIN(RADIANS([.P329]))))" office:value-type="float" office:value="-119.559207843066">
            <text:p>-119.56</text:p>
          </table:table-cell>
          <table:table-cell table:formula="of:=DEGREES(ASIN(SIN(RADIANS([.R329]))*SIN(RADIANS([.P329]))))" office:value-type="float" office:value="-20.6614194880366">
            <text:p>-20.66</text:p>
          </table:table-cell>
          <table:table-cell table:formula="of:=TAN(RADIANS([.R329]/2))*TAN(RADIANS([.R329]/2))" office:value-type="float" office:value="0.0430292207954914">
            <text:p>0.04</text:p>
          </table:table-cell>
          <table:table-cell table:formula="of:=4*DEGREES([.U329]*SIN(2*RADIANS([.I329]))-2*[.K329]*SIN(RADIANS([.J329]))+4*[.K329]*[.U329]*SIN(RADIANS([.J329]))*COS(2*RADIANS([.I329]))-0.5*[.U329]*[.U329]*SIN(4*RADIANS([.I329]))-1.25*[.K329]*[.K329]*SIN(2*RADIANS([.J329])))" office:value-type="float" office:value="13.245530848828">
            <text:p>13.25</text:p>
          </table:table-cell>
          <table:table-cell table:formula="of:=DEGREES(ACOS(COS(RADIANS(90.833))/(COS(RADIANS([.$B$2]))*COS(RADIANS([.T329])))-TAN(RADIANS([.$B$2]))*TAN(RADIANS([.T329]))))" office:value-type="float" office:value="72.774021997548">
            <text:p>72.77</text:p>
          </table:table-cell>
          <table:table-cell table:style-name="ce7" table:formula="of:=(720-4*[.$B$3]-[.V329]+[.$B$4]*60)/1440" office:value-type="float" office:value="0.490801714688314">
            <text:p>11:46:45</text:p>
          </table:table-cell>
          <table:table-cell table:style-name="ce7" table:formula="of:=([.X329]*1440-[.W329]*4)/1440" office:value-type="float" office:value="0.288651653584014">
            <text:p>6:55:40</text:p>
          </table:table-cell>
          <table:table-cell table:style-name="ce7" table:formula="of:=([.X329]*1440+[.W329]*4)/1440" office:value-type="float" office:value="0.692951775792614">
            <text:p>16:37:51</text:p>
          </table:table-cell>
          <table:table-cell table:formula="of:=8*[.W329]" office:value-type="float" office:value="582.192175980384">
            <text:p>582.19</text:p>
          </table:table-cell>
          <table:table-cell table:formula="of:=MOD([.E329]*1440+[.V329]+4*[.$B$3]-60*[.$B$4];1440)" office:value-type="float" office:value="733.245530848828">
            <text:p>733.25</text:p>
          </table:table-cell>
          <table:table-cell table:formula="of:=IF([.AB329]/4&lt;0;[.AB329]/4+180;[.AB329]/4-180)" office:value-type="float" office:value="3.31138271220701">
            <text:p>3.31</text:p>
          </table:table-cell>
          <table:table-cell table:formula="of:=DEGREES(ACOS(SIN(RADIANS([.$B$2]))*SIN(RADIANS([.T329]))+COS(RADIANS([.$B$2]))*COS(RADIANS([.T329]))*COS(RADIANS([.AC329]))))" office:value-type="float" office:value="60.7400467825318">
            <text:p>60.74</text:p>
          </table:table-cell>
          <table:table-cell table:formula="of:=90-[.AD329]" office:value-type="float" office:value="29.2599532174682">
            <text:p>29.26</text:p>
          </table:table-cell>
          <table:table-cell table:formula="of:=IF([.AE329]&gt;85;0;IF([.AE329]&gt;5;58.1/TAN(RADIANS([.AE329]))-0.07/POWER(TAN(RADIANS([.AE329]));3)+0.000086/POWER(TAN(RADIANS([.AE329]));5);IF([.AE329]&gt;-0.575;1735+[.AE329]*(-518.2+[.AE329]*(103.4+[.AE329]*(-12.79+[.AE329]*0.711)));-20.772/TAN(RADIANS([.AE329])))))/3600" office:value-type="float" office:value="0.0286961832039626">
            <text:p>0.03</text:p>
          </table:table-cell>
          <table:table-cell table:formula="of:=[.AE329]+[.AF329]" office:value-type="float" office:value="29.2886494006722">
            <text:p>29.29</text:p>
          </table:table-cell>
          <table:table-cell table:formula="of:=IF([.AC329]&gt;0;MOD(DEGREES(ACOS(((SIN(RADIANS([.$B$2]))*COS(RADIANS([.AD329])))-SIN(RADIANS([.T329])))/(COS(RADIANS([.$B$2]))*SIN(RADIANS([.AD329])))))+180;360);MOD(540-DEGREES(ACOS(((SIN(RADIANS([.$B$2]))*COS(RADIANS([.AD329])))-SIN(RADIANS([.T329])))/(COS(RADIANS([.$B$2]))*SIN(RADIANS([.AD329])))));360))" office:value-type="float" office:value="183.551834992104">
            <text:p>183.5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29]+1" office:value-type="date" office:date-value="2026-11-25">
            <text:p>11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0]+2415018.5+[.E330]-[.$B$4]/24" office:value-type="float" office:value="2461370.29166667">
            <text:p>2461370.29</text:p>
          </table:table-cell>
          <table:table-cell table:style-name="ce9" table:formula="of:=([.F330]-2451545)/36525" office:value-type="float" office:value="0.269001825233854">
            <text:p>0.26900183</text:p>
          </table:table-cell>
          <table:table-cell/>
          <table:table-cell table:formula="of:=MOD(280.46646+[.G330]*(36000.76983+[.G330]*0.0003032);360)" office:value-type="float" office:value="244.73927603401">
            <text:p>244.74</text:p>
          </table:table-cell>
          <table:table-cell table:formula="of:=357.52911+[.G330]*(35999.05029-0.0001537*[.G330])" office:value-type="float" office:value="10041.3393335733">
            <text:p>10041.34</text:p>
          </table:table-cell>
          <table:table-cell table:formula="of:=0.016708634-[.G330]*(0.000042037+0.0000001267*[.G330])" office:value-type="float" office:value="0.0166973168020095">
            <text:p>0.02</text:p>
          </table:table-cell>
          <table:table-cell table:formula="of:=SIN(RADIANS([.J330]))*(1.914602-[.G330]*(0.004817+0.000014*[.G330]))+SIN(RADIANS(2*[.J330]))*(0.019993-0.000101*[.G330])+SIN(RADIANS(3*[.J330]))*0.000289" office:value-type="float" office:value="-1.2149934455026">
            <text:p>-1.21</text:p>
          </table:table-cell>
          <table:table-cell table:formula="of:=[.I330]+[.L330]" office:value-type="float" office:value="243.524282588507">
            <text:p>243.52</text:p>
          </table:table-cell>
          <table:table-cell table:formula="of:=[.J330]+[.L330]" office:value-type="float" office:value="10040.1243401278">
            <text:p>10040.12</text:p>
          </table:table-cell>
          <table:table-cell table:formula="of:=(1.000001018*(1-[.K330]*[.K330]))/(1+[.K330]*COS(RADIANS([.N330])))" office:value-type="float" office:value="0.987073708344254">
            <text:p>0.99</text:p>
          </table:table-cell>
          <table:table-cell table:formula="of:=[.M330]-0.00569-0.00478*SIN(RADIANS(125.04-1934.136*[.G330]))" office:value-type="float" office:value="243.521351077774">
            <text:p>243.52</text:p>
          </table:table-cell>
          <table:table-cell table:formula="of:=23+(26+((21.448-[.G330]*(46.815+[.G330]*(0.00059-[.G330]*0.001813))))/60)/60" office:value-type="float" office:value="23.4357929644859">
            <text:p>23.44</text:p>
          </table:table-cell>
          <table:table-cell table:formula="of:=[.Q330]+0.00256*COS(RADIANS(125.04-1934.136*[.G330]))" office:value-type="float" office:value="23.4378836670644">
            <text:p>23.44</text:p>
          </table:table-cell>
          <table:table-cell table:formula="of:=DEGREES(ATAN2(COS(RADIANS([.P330]));COS(RADIANS([.R330]))*SIN(RADIANS([.P330]))))" office:value-type="float" office:value="-118.498022238612">
            <text:p>-118.5</text:p>
          </table:table-cell>
          <table:table-cell table:formula="of:=DEGREES(ASIN(SIN(RADIANS([.R330]))*SIN(RADIANS([.P330]))))" office:value-type="float" office:value="-20.8566076331493">
            <text:p>-20.86</text:p>
          </table:table-cell>
          <table:table-cell table:formula="of:=TAN(RADIANS([.R330]/2))*TAN(RADIANS([.R330]/2))" office:value-type="float" office:value="0.0430292142984041">
            <text:p>0.04</text:p>
          </table:table-cell>
          <table:table-cell table:formula="of:=4*DEGREES([.U330]*SIN(2*RADIANS([.I330]))-2*[.K330]*SIN(RADIANS([.J330]))+4*[.K330]*[.U330]*SIN(RADIANS([.J330]))*COS(2*RADIANS([.I330]))-0.5*[.U330]*[.U330]*SIN(4*RADIANS([.I330]))-1.25*[.K330]*[.K330]*SIN(2*RADIANS([.J330])))" office:value-type="float" office:value="12.940726366979">
            <text:p>12.94</text:p>
          </table:table-cell>
          <table:table-cell table:formula="of:=DEGREES(ACOS(COS(RADIANS(90.833))/(COS(RADIANS([.$B$2]))*COS(RADIANS([.T330])))-TAN(RADIANS([.$B$2]))*TAN(RADIANS([.T330]))))" office:value-type="float" office:value="72.5793803879772">
            <text:p>72.58</text:p>
          </table:table-cell>
          <table:table-cell table:style-name="ce7" table:formula="of:=(720-4*[.$B$3]-[.V330]+[.$B$4]*60)/1440" office:value-type="float" office:value="0.491013384467376">
            <text:p>11:47:04</text:p>
          </table:table-cell>
          <table:table-cell table:style-name="ce7" table:formula="of:=([.X330]*1440-[.W330]*4)/1440" office:value-type="float" office:value="0.289403994500772">
            <text:p>6:56:45</text:p>
          </table:table-cell>
          <table:table-cell table:style-name="ce7" table:formula="of:=([.X330]*1440+[.W330]*4)/1440" office:value-type="float" office:value="0.692622774433979">
            <text:p>16:37:23</text:p>
          </table:table-cell>
          <table:table-cell table:formula="of:=8*[.W330]" office:value-type="float" office:value="580.635043103817">
            <text:p>580.64</text:p>
          </table:table-cell>
          <table:table-cell table:formula="of:=MOD([.E330]*1440+[.V330]+4*[.$B$3]-60*[.$B$4];1440)" office:value-type="float" office:value="732.940726366979">
            <text:p>732.94</text:p>
          </table:table-cell>
          <table:table-cell table:formula="of:=IF([.AB330]/4&lt;0;[.AB330]/4+180;[.AB330]/4-180)" office:value-type="float" office:value="3.23518159174475">
            <text:p>3.24</text:p>
          </table:table-cell>
          <table:table-cell table:formula="of:=DEGREES(ACOS(SIN(RADIANS([.$B$2]))*SIN(RADIANS([.T330]))+COS(RADIANS([.$B$2]))*COS(RADIANS([.T330]))*COS(RADIANS([.AC330]))))" office:value-type="float" office:value="60.9314207460432">
            <text:p>60.93</text:p>
          </table:table-cell>
          <table:table-cell table:formula="of:=90-[.AD330]" office:value-type="float" office:value="29.0685792539568">
            <text:p>29.07</text:p>
          </table:table-cell>
          <table:table-cell table:formula="of:=IF([.AE330]&gt;85;0;IF([.AE330]&gt;5;58.1/TAN(RADIANS([.AE330]))-0.07/POWER(TAN(RADIANS([.AE330]));3)+0.000086/POWER(TAN(RADIANS([.AE330]));5);IF([.AE330]&gt;-0.575;1735+[.AE330]*(-518.2+[.AE330]*(103.4+[.AE330]*(-12.79+[.AE330]*0.711)));-20.772/TAN(RADIANS([.AE330])))))/3600" office:value-type="float" office:value="0.0289205620311632">
            <text:p>0.03</text:p>
          </table:table-cell>
          <table:table-cell table:formula="of:=[.AE330]+[.AF330]" office:value-type="float" office:value="29.097499815988">
            <text:p>29.1</text:p>
          </table:table-cell>
          <table:table-cell table:formula="of:=IF([.AC330]&gt;0;MOD(DEGREES(ACOS(((SIN(RADIANS([.$B$2]))*COS(RADIANS([.AD330])))-SIN(RADIANS([.T330])))/(COS(RADIANS([.$B$2]))*SIN(RADIANS([.AD330])))))+180;360);MOD(540-DEGREES(ACOS(((SIN(RADIANS([.$B$2]))*COS(RADIANS([.AD330])))-SIN(RADIANS([.T330])))/(COS(RADIANS([.$B$2]))*SIN(RADIANS([.AD330])))));360))" office:value-type="float" office:value="183.459142201507">
            <text:p>183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0]+1" office:value-type="date" office:date-value="2026-11-26">
            <text:p>11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1]+2415018.5+[.E331]-[.$B$4]/24" office:value-type="float" office:value="2461371.29166667">
            <text:p>2461371.29</text:p>
          </table:table-cell>
          <table:table-cell table:style-name="ce9" table:formula="of:=([.F331]-2451545)/36525" office:value-type="float" office:value="0.269029203741725">
            <text:p>0.26902920</text:p>
          </table:table-cell>
          <table:table-cell/>
          <table:table-cell table:formula="of:=MOD(280.46646+[.G331]*(36000.76983+[.G331]*0.0003032);360)" office:value-type="float" office:value="245.72492339864">
            <text:p>245.72</text:p>
          </table:table-cell>
          <table:table-cell table:formula="of:=357.52911+[.G331]*(35999.05029-0.0001537*[.G331])" office:value-type="float" office:value="10042.3249338527">
            <text:p>10042.32</text:p>
          </table:table-cell>
          <table:table-cell table:formula="of:=0.016708634-[.G331]*(0.000042037+0.0000001267*[.G331])" office:value-type="float" office:value="0.0166973156492328">
            <text:p>0.02</text:p>
          </table:table-cell>
          <table:table-cell table:formula="of:=SIN(RADIANS([.J331]))*(1.914602-[.G331]*(0.004817+0.000014*[.G331]))+SIN(RADIANS(2*[.J331]))*(0.019993-0.000101*[.G331])+SIN(RADIANS(3*[.J331]))*0.000289" office:value-type="float" office:value="-1.18896158620006">
            <text:p>-1.19</text:p>
          </table:table-cell>
          <table:table-cell table:formula="of:=[.I331]+[.L331]" office:value-type="float" office:value="244.53596181244">
            <text:p>244.54</text:p>
          </table:table-cell>
          <table:table-cell table:formula="of:=[.J331]+[.L331]" office:value-type="float" office:value="10041.1359722665">
            <text:p>10041.14</text:p>
          </table:table-cell>
          <table:table-cell table:formula="of:=(1.000001018*(1-[.K331]*[.K331]))/(1+[.K331]*COS(RADIANS([.N331])))" office:value-type="float" office:value="0.986891491109881">
            <text:p>0.99</text:p>
          </table:table-cell>
          <table:table-cell table:formula="of:=[.M331]-0.00569-0.00478*SIN(RADIANS(125.04-1934.136*[.G331]))" office:value-type="float" office:value="244.533033908427">
            <text:p>244.53</text:p>
          </table:table-cell>
          <table:table-cell table:formula="of:=23+(26+((21.448-[.G331]*(46.815+[.G331]*(0.00059-[.G331]*0.001813))))/60)/60" office:value-type="float" office:value="23.4357926084518">
            <text:p>23.44</text:p>
          </table:table-cell>
          <table:table-cell table:formula="of:=[.Q331]+0.00256*COS(RADIANS(125.04-1934.136*[.G331]))" office:value-type="float" office:value="23.4378819447451">
            <text:p>23.44</text:p>
          </table:table-cell>
          <table:table-cell table:formula="of:=DEGREES(ATAN2(COS(RADIANS([.P331]));COS(RADIANS([.R331]))*SIN(RADIANS([.P331]))))" office:value-type="float" office:value="-117.433727347705">
            <text:p>-117.43</text:p>
          </table:table-cell>
          <table:table-cell table:formula="of:=DEGREES(ASIN(SIN(RADIANS([.R331]))*SIN(RADIANS([.P331]))))" office:value-type="float" office:value="-21.045309200746">
            <text:p>-21.05</text:p>
          </table:table-cell>
          <table:table-cell table:formula="of:=TAN(RADIANS([.R331]/2))*TAN(RADIANS([.R331]/2))" office:value-type="float" office:value="0.0430292077945737">
            <text:p>0.04</text:p>
          </table:table-cell>
          <table:table-cell table:formula="of:=4*DEGREES([.U331]*SIN(2*RADIANS([.I331]))-2*[.K331]*SIN(RADIANS([.J331]))+4*[.K331]*[.U331]*SIN(RADIANS([.J331]))*COS(2*RADIANS([.I331]))-0.5*[.U331]*[.U331]*SIN(4*RADIANS([.I331]))-1.25*[.K331]*[.K331]*SIN(2*RADIANS([.J331])))" office:value-type="float" office:value="12.6235630706907">
            <text:p>12.62</text:p>
          </table:table-cell>
          <table:table-cell table:formula="of:=DEGREES(ACOS(COS(RADIANS(90.833))/(COS(RADIANS([.$B$2]))*COS(RADIANS([.T331])))-TAN(RADIANS([.$B$2]))*TAN(RADIANS([.T331]))))" office:value-type="float" office:value="72.3905415835417">
            <text:p>72.39</text:p>
          </table:table-cell>
          <table:table-cell table:style-name="ce7" table:formula="of:=(720-4*[.$B$3]-[.V331]+[.$B$4]*60)/1440" office:value-type="float" office:value="0.491233636756465">
            <text:p>11:47:23</text:p>
          </table:table-cell>
          <table:table-cell table:style-name="ce7" table:formula="of:=([.X331]*1440-[.W331]*4)/1440" office:value-type="float" office:value="0.290148799024404">
            <text:p>6:57:49</text:p>
          </table:table-cell>
          <table:table-cell table:style-name="ce7" table:formula="of:=([.X331]*1440+[.W331]*4)/1440" office:value-type="float" office:value="0.692318474488525">
            <text:p>16:36:56</text:p>
          </table:table-cell>
          <table:table-cell table:formula="of:=8*[.W331]" office:value-type="float" office:value="579.124332668334">
            <text:p>579.12</text:p>
          </table:table-cell>
          <table:table-cell table:formula="of:=MOD([.E331]*1440+[.V331]+4*[.$B$3]-60*[.$B$4];1440)" office:value-type="float" office:value="732.623563070691">
            <text:p>732.62</text:p>
          </table:table-cell>
          <table:table-cell table:formula="of:=IF([.AB331]/4&lt;0;[.AB331]/4+180;[.AB331]/4-180)" office:value-type="float" office:value="3.15589076767267">
            <text:p>3.16</text:p>
          </table:table-cell>
          <table:table-cell table:formula="of:=DEGREES(ACOS(SIN(RADIANS([.$B$2]))*SIN(RADIANS([.T331]))+COS(RADIANS([.$B$2]))*COS(RADIANS([.T331]))*COS(RADIANS([.AC331]))))" office:value-type="float" office:value="61.1162828394851">
            <text:p>61.12</text:p>
          </table:table-cell>
          <table:table-cell table:formula="of:=90-[.AD331]" office:value-type="float" office:value="28.8837171605149">
            <text:p>28.88</text:p>
          </table:table-cell>
          <table:table-cell table:formula="of:=IF([.AE331]&gt;85;0;IF([.AE331]&gt;5;58.1/TAN(RADIANS([.AE331]))-0.07/POWER(TAN(RADIANS([.AE331]));3)+0.000086/POWER(TAN(RADIANS([.AE331]));5);IF([.AE331]&gt;-0.575;1735+[.AE331]*(-518.2+[.AE331]*(103.4+[.AE331]*(-12.79+[.AE331]*0.711)));-20.772/TAN(RADIANS([.AE331])))))/3600" office:value-type="float" office:value="0.0291398416436031">
            <text:p>0.03</text:p>
          </table:table-cell>
          <table:table-cell table:formula="of:=[.AE331]+[.AF331]" office:value-type="float" office:value="28.9128570021585">
            <text:p>28.91</text:p>
          </table:table-cell>
          <table:table-cell table:formula="of:=IF([.AC331]&gt;0;MOD(DEGREES(ACOS(((SIN(RADIANS([.$B$2]))*COS(RADIANS([.AD331])))-SIN(RADIANS([.T331])))/(COS(RADIANS([.$B$2]))*SIN(RADIANS([.AD331])))))+180;360);MOD(540-DEGREES(ACOS(((SIN(RADIANS([.$B$2]))*COS(RADIANS([.AD331])))-SIN(RADIANS([.T331])))/(COS(RADIANS([.$B$2]))*SIN(RADIANS([.AD331])))));360))" office:value-type="float" office:value="183.364069674634">
            <text:p>183.3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1]+1" office:value-type="date" office:date-value="2026-11-27">
            <text:p>11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2]+2415018.5+[.E332]-[.$B$4]/24" office:value-type="float" office:value="2461372.29166667">
            <text:p>2461372.29</text:p>
          </table:table-cell>
          <table:table-cell table:style-name="ce9" table:formula="of:=([.F332]-2451545)/36525" office:value-type="float" office:value="0.269056582249596">
            <text:p>0.26905658</text:p>
          </table:table-cell>
          <table:table-cell/>
          <table:table-cell table:formula="of:=MOD(280.46646+[.G332]*(36000.76983+[.G332]*0.0003032);360)" office:value-type="float" office:value="246.710570763273">
            <text:p>246.71</text:p>
          </table:table-cell>
          <table:table-cell table:formula="of:=357.52911+[.G332]*(35999.05029-0.0001537*[.G332])" office:value-type="float" office:value="10043.3105341322">
            <text:p>10043.31</text:p>
          </table:table-cell>
          <table:table-cell table:formula="of:=0.016708634-[.G332]*(0.000042037+0.0000001267*[.G332])" office:value-type="float" office:value="0.016697314496456">
            <text:p>0.02</text:p>
          </table:table-cell>
          <table:table-cell table:formula="of:=SIN(RADIANS([.J332]))*(1.914602-[.G332]*(0.004817+0.000014*[.G332]))+SIN(RADIANS(2*[.J332]))*(0.019993-0.000101*[.G332])+SIN(RADIANS(3*[.J332]))*0.000289" office:value-type="float" office:value="-1.16256014096924">
            <text:p>-1.16</text:p>
          </table:table-cell>
          <table:table-cell table:formula="of:=[.I332]+[.L332]" office:value-type="float" office:value="245.548010622303">
            <text:p>245.55</text:p>
          </table:table-cell>
          <table:table-cell table:formula="of:=[.J332]+[.L332]" office:value-type="float" office:value="10042.1479739912">
            <text:p>10042.15</text:p>
          </table:table-cell>
          <table:table-cell table:formula="of:=(1.000001018*(1-[.K332]*[.K332]))/(1+[.K332]*COS(RADIANS([.N332])))" office:value-type="float" office:value="0.986713223838165">
            <text:p>0.99</text:p>
          </table:table-cell>
          <table:table-cell table:formula="of:=[.M332]-0.00569-0.00478*SIN(RADIANS(125.04-1934.136*[.G332]))" office:value-type="float" office:value="245.545086322651">
            <text:p>245.55</text:p>
          </table:table-cell>
          <table:table-cell table:formula="of:=23+(26+((21.448-[.G332]*(46.815+[.G332]*(0.00059-[.G332]*0.001813))))/60)/60" office:value-type="float" office:value="23.4357922524177">
            <text:p>23.44</text:p>
          </table:table-cell>
          <table:table-cell table:formula="of:=[.Q332]+0.00256*COS(RADIANS(125.04-1934.136*[.G332]))" office:value-type="float" office:value="23.4378802206411">
            <text:p>23.44</text:p>
          </table:table-cell>
          <table:table-cell table:formula="of:=DEGREES(ATAN2(COS(RADIANS([.P332]));COS(RADIANS([.R332]))*SIN(RADIANS([.P332]))))" office:value-type="float" office:value="-116.366389101827">
            <text:p>-116.37</text:p>
          </table:table-cell>
          <table:table-cell table:formula="of:=DEGREES(ASIN(SIN(RADIANS([.R332]))*SIN(RADIANS([.P332]))))" office:value-type="float" office:value="-21.2274336687919">
            <text:p>-21.23</text:p>
          </table:table-cell>
          <table:table-cell table:formula="of:=TAN(RADIANS([.R332]/2))*TAN(RADIANS([.R332]/2))" office:value-type="float" office:value="0.0430292012840046">
            <text:p>0.04</text:p>
          </table:table-cell>
          <table:table-cell table:formula="of:=4*DEGREES([.U332]*SIN(2*RADIANS([.I332]))-2*[.K332]*SIN(RADIANS([.J332]))+4*[.K332]*[.U332]*SIN(RADIANS([.J332]))*COS(2*RADIANS([.I332]))-0.5*[.U332]*[.U332]*SIN(4*RADIANS([.I332]))-1.25*[.K332]*[.K332]*SIN(2*RADIANS([.J332])))" office:value-type="float" office:value="12.2943222503545">
            <text:p>12.29</text:p>
          </table:table-cell>
          <table:table-cell table:formula="of:=DEGREES(ACOS(COS(RADIANS(90.833))/(COS(RADIANS([.$B$2]))*COS(RADIANS([.T332])))-TAN(RADIANS([.$B$2]))*TAN(RADIANS([.T332]))))" office:value-type="float" office:value="72.2076546736628">
            <text:p>72.21</text:p>
          </table:table-cell>
          <table:table-cell table:style-name="ce7" table:formula="of:=(720-4*[.$B$3]-[.V332]+[.$B$4]*60)/1440" office:value-type="float" office:value="0.491462276215032">
            <text:p>11:47:42</text:p>
          </table:table-cell>
          <table:table-cell table:style-name="ce7" table:formula="of:=([.X332]*1440-[.W332]*4)/1440" office:value-type="float" office:value="0.290885457677079">
            <text:p>6:58:53</text:p>
          </table:table-cell>
          <table:table-cell table:style-name="ce7" table:formula="of:=([.X332]*1440+[.W332]*4)/1440" office:value-type="float" office:value="0.692039094752984">
            <text:p>16:36:32</text:p>
          </table:table-cell>
          <table:table-cell table:formula="of:=8*[.W332]" office:value-type="float" office:value="577.661237389302">
            <text:p>577.66</text:p>
          </table:table-cell>
          <table:table-cell table:formula="of:=MOD([.E332]*1440+[.V332]+4*[.$B$3]-60*[.$B$4];1440)" office:value-type="float" office:value="732.294322250355">
            <text:p>732.29</text:p>
          </table:table-cell>
          <table:table-cell table:formula="of:=IF([.AB332]/4&lt;0;[.AB332]/4+180;[.AB332]/4-180)" office:value-type="float" office:value="3.07358056258863">
            <text:p>3.07</text:p>
          </table:table-cell>
          <table:table-cell table:formula="of:=DEGREES(ACOS(SIN(RADIANS([.$B$2]))*SIN(RADIANS([.T332]))+COS(RADIANS([.$B$2]))*COS(RADIANS([.T332]))*COS(RADIANS([.AC332]))))" office:value-type="float" office:value="61.294555300238">
            <text:p>61.29</text:p>
          </table:table-cell>
          <table:table-cell table:formula="of:=90-[.AD332]" office:value-type="float" office:value="28.705444699762">
            <text:p>28.71</text:p>
          </table:table-cell>
          <table:table-cell table:formula="of:=IF([.AE332]&gt;85;0;IF([.AE332]&gt;5;58.1/TAN(RADIANS([.AE332]))-0.07/POWER(TAN(RADIANS([.AE332]));3)+0.000086/POWER(TAN(RADIANS([.AE332]));5);IF([.AE332]&gt;-0.575;1735+[.AE332]*(-518.2+[.AE332]*(103.4+[.AE332]*(-12.79+[.AE332]*0.711)));-20.772/TAN(RADIANS([.AE332])))))/3600" office:value-type="float" office:value="0.0293537099671383">
            <text:p>0.03</text:p>
          </table:table-cell>
          <table:table-cell table:formula="of:=[.AE332]+[.AF332]" office:value-type="float" office:value="28.7347984097291">
            <text:p>28.73</text:p>
          </table:table-cell>
          <table:table-cell table:formula="of:=IF([.AC332]&gt;0;MOD(DEGREES(ACOS(((SIN(RADIANS([.$B$2]))*COS(RADIANS([.AD332])))-SIN(RADIANS([.T332])))/(COS(RADIANS([.$B$2]))*SIN(RADIANS([.AD332])))))+180;360);MOD(540-DEGREES(ACOS(((SIN(RADIANS([.$B$2]))*COS(RADIANS([.AD332])))-SIN(RADIANS([.T332])))/(COS(RADIANS([.$B$2]))*SIN(RADIANS([.AD332])))));360))" office:value-type="float" office:value="183.266692760483">
            <text:p>183.2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2]+1" office:value-type="date" office:date-value="2026-11-28">
            <text:p>11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3]+2415018.5+[.E333]-[.$B$4]/24" office:value-type="float" office:value="2461373.29166667">
            <text:p>2461373.29</text:p>
          </table:table-cell>
          <table:table-cell table:style-name="ce9" table:formula="of:=([.F333]-2451545)/36525" office:value-type="float" office:value="0.269083960757468">
            <text:p>0.26908396</text:p>
          </table:table-cell>
          <table:table-cell/>
          <table:table-cell table:formula="of:=MOD(280.46646+[.G333]*(36000.76983+[.G333]*0.0003032);360)" office:value-type="float" office:value="247.696218127903">
            <text:p>247.7</text:p>
          </table:table-cell>
          <table:table-cell table:formula="of:=357.52911+[.G333]*(35999.05029-0.0001537*[.G333])" office:value-type="float" office:value="10044.2961344116">
            <text:p>10044.3</text:p>
          </table:table-cell>
          <table:table-cell table:formula="of:=0.016708634-[.G333]*(0.000042037+0.0000001267*[.G333])" office:value-type="float" office:value="0.0166973133436789">
            <text:p>0.02</text:p>
          </table:table-cell>
          <table:table-cell table:formula="of:=SIN(RADIANS([.J333]))*(1.914602-[.G333]*(0.004817+0.000014*[.G333]))+SIN(RADIANS(2*[.J333]))*(0.019993-0.000101*[.G333])+SIN(RADIANS(3*[.J333]))*0.000289" office:value-type="float" office:value="-1.13579707342174">
            <text:p>-1.14</text:p>
          </table:table-cell>
          <table:table-cell table:formula="of:=[.I333]+[.L333]" office:value-type="float" office:value="246.560421054481">
            <text:p>246.56</text:p>
          </table:table-cell>
          <table:table-cell table:formula="of:=[.J333]+[.L333]" office:value-type="float" office:value="10043.1603373382">
            <text:p>10043.16</text:p>
          </table:table-cell>
          <table:table-cell table:formula="of:=(1.000001018*(1-[.K333]*[.K333]))/(1+[.K333]*COS(RADIANS([.N333])))" office:value-type="float" office:value="0.986538963578801">
            <text:p>0.99</text:p>
          </table:table-cell>
          <table:table-cell table:formula="of:=[.M333]-0.00569-0.00478*SIN(RADIANS(125.04-1934.136*[.G333]))" office:value-type="float" office:value="246.557500356828">
            <text:p>246.56</text:p>
          </table:table-cell>
          <table:table-cell table:formula="of:=23+(26+((21.448-[.G333]*(46.815+[.G333]*(0.00059-[.G333]*0.001813))))/60)/60" office:value-type="float" office:value="23.4357918963836">
            <text:p>23.44</text:p>
          </table:table-cell>
          <table:table-cell table:formula="of:=[.Q333]+0.00256*COS(RADIANS(125.04-1934.136*[.G333]))" office:value-type="float" office:value="23.4378784947536">
            <text:p>23.44</text:p>
          </table:table-cell>
          <table:table-cell table:formula="of:=DEGREES(ATAN2(COS(RADIANS([.P333]));COS(RADIANS([.R333]))*SIN(RADIANS([.P333]))))" office:value-type="float" office:value="-115.296078138429">
            <text:p>-115.3</text:p>
          </table:table-cell>
          <table:table-cell table:formula="of:=DEGREES(ASIN(SIN(RADIANS([.R333]))*SIN(RADIANS([.P333]))))" office:value-type="float" office:value="-21.402892731216">
            <text:p>-21.4</text:p>
          </table:table-cell>
          <table:table-cell table:formula="of:=TAN(RADIANS([.R333]/2))*TAN(RADIANS([.R333]/2))" office:value-type="float" office:value="0.0430291947667011">
            <text:p>0.04</text:p>
          </table:table-cell>
          <table:table-cell table:formula="of:=4*DEGREES([.U333]*SIN(2*RADIANS([.I333]))-2*[.K333]*SIN(RADIANS([.J333]))+4*[.K333]*[.U333]*SIN(RADIANS([.J333]))*COS(2*RADIANS([.I333]))-0.5*[.U333]*[.U333]*SIN(4*RADIANS([.I333]))-1.25*[.K333]*[.K333]*SIN(2*RADIANS([.J333])))" office:value-type="float" office:value="11.9533031105176">
            <text:p>11.95</text:p>
          </table:table-cell>
          <table:table-cell table:formula="of:=DEGREES(ACOS(COS(RADIANS(90.833))/(COS(RADIANS([.$B$2]))*COS(RADIANS([.T333])))-TAN(RADIANS([.$B$2]))*TAN(RADIANS([.T333]))))" office:value-type="float" office:value="72.0308672347728">
            <text:p>72.03</text:p>
          </table:table-cell>
          <table:table-cell table:style-name="ce7" table:formula="of:=(720-4*[.$B$3]-[.V333]+[.$B$4]*60)/1440" office:value-type="float" office:value="0.491699095062141">
            <text:p>11:48:03</text:p>
          </table:table-cell>
          <table:table-cell table:style-name="ce7" table:formula="of:=([.X333]*1440-[.W333]*4)/1440" office:value-type="float" office:value="0.291613352743327">
            <text:p>6:59:55</text:p>
          </table:table-cell>
          <table:table-cell table:style-name="ce7" table:formula="of:=([.X333]*1440+[.W333]*4)/1440" office:value-type="float" office:value="0.691784837380954">
            <text:p>16:36:10</text:p>
          </table:table-cell>
          <table:table-cell table:formula="of:=8*[.W333]" office:value-type="float" office:value="576.246937878182">
            <text:p>576.25</text:p>
          </table:table-cell>
          <table:table-cell table:formula="of:=MOD([.E333]*1440+[.V333]+4*[.$B$3]-60*[.$B$4];1440)" office:value-type="float" office:value="731.953303110518">
            <text:p>731.95</text:p>
          </table:table-cell>
          <table:table-cell table:formula="of:=IF([.AB333]/4&lt;0;[.AB333]/4+180;[.AB333]/4-180)" office:value-type="float" office:value="2.9883257776294">
            <text:p>2.99</text:p>
          </table:table-cell>
          <table:table-cell table:formula="of:=DEGREES(ACOS(SIN(RADIANS([.$B$2]))*SIN(RADIANS([.T333]))+COS(RADIANS([.$B$2]))*COS(RADIANS([.T333]))*COS(RADIANS([.AC333]))))" office:value-type="float" office:value="61.4661626432121">
            <text:p>61.47</text:p>
          </table:table-cell>
          <table:table-cell table:formula="of:=90-[.AD333]" office:value-type="float" office:value="28.5338373567879">
            <text:p>28.53</text:p>
          </table:table-cell>
          <table:table-cell table:formula="of:=IF([.AE333]&gt;85;0;IF([.AE333]&gt;5;58.1/TAN(RADIANS([.AE333]))-0.07/POWER(TAN(RADIANS([.AE333]));3)+0.000086/POWER(TAN(RADIANS([.AE333]));5);IF([.AE333]&gt;-0.575;1735+[.AE333]*(-518.2+[.AE333]*(103.4+[.AE333]*(-12.79+[.AE333]*0.711)));-20.772/TAN(RADIANS([.AE333])))))/3600" office:value-type="float" office:value="0.0295618543780234">
            <text:p>0.03</text:p>
          </table:table-cell>
          <table:table-cell table:formula="of:=[.AE333]+[.AF333]" office:value-type="float" office:value="28.5633992111659">
            <text:p>28.56</text:p>
          </table:table-cell>
          <table:table-cell table:formula="of:=IF([.AC333]&gt;0;MOD(DEGREES(ACOS(((SIN(RADIANS([.$B$2]))*COS(RADIANS([.AD333])))-SIN(RADIANS([.T333])))/(COS(RADIANS([.$B$2]))*SIN(RADIANS([.AD333])))))+180;360);MOD(540-DEGREES(ACOS(((SIN(RADIANS([.$B$2]))*COS(RADIANS([.AD333])))-SIN(RADIANS([.T333])))/(COS(RADIANS([.$B$2]))*SIN(RADIANS([.AD333])))));360))" office:value-type="float" office:value="183.167088381034">
            <text:p>183.1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3]+1" office:value-type="date" office:date-value="2026-11-29">
            <text:p>11/2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4]+2415018.5+[.E334]-[.$B$4]/24" office:value-type="float" office:value="2461374.29166667">
            <text:p>2461374.29</text:p>
          </table:table-cell>
          <table:table-cell table:style-name="ce9" table:formula="of:=([.F334]-2451545)/36525" office:value-type="float" office:value="0.269111339265339">
            <text:p>0.26911134</text:p>
          </table:table-cell>
          <table:table-cell/>
          <table:table-cell table:formula="of:=MOD(280.46646+[.G334]*(36000.76983+[.G334]*0.0003032);360)" office:value-type="float" office:value="248.681865492536">
            <text:p>248.68</text:p>
          </table:table-cell>
          <table:table-cell table:formula="of:=357.52911+[.G334]*(35999.05029-0.0001537*[.G334])" office:value-type="float" office:value="10045.2817346911">
            <text:p>10045.28</text:p>
          </table:table-cell>
          <table:table-cell table:formula="of:=0.016708634-[.G334]*(0.000042037+0.0000001267*[.G334])" office:value-type="float" office:value="0.0166973121909016">
            <text:p>0.02</text:p>
          </table:table-cell>
          <table:table-cell table:formula="of:=SIN(RADIANS([.J334]))*(1.914602-[.G334]*(0.004817+0.000014*[.G334]))+SIN(RADIANS(2*[.J334]))*(0.019993-0.000101*[.G334])+SIN(RADIANS(3*[.J334]))*0.000289" office:value-type="float" office:value="-1.10868047598036">
            <text:p>-1.11</text:p>
          </table:table-cell>
          <table:table-cell table:formula="of:=[.I334]+[.L334]" office:value-type="float" office:value="247.573185016555">
            <text:p>247.57</text:p>
          </table:table-cell>
          <table:table-cell table:formula="of:=[.J334]+[.L334]" office:value-type="float" office:value="10044.1730542151">
            <text:p>10044.17</text:p>
          </table:table-cell>
          <table:table-cell table:formula="of:=(1.000001018*(1-[.K334]*[.K334]))/(1+[.K334]*COS(RADIANS([.N334])))" office:value-type="float" office:value="0.98636876615813">
            <text:p>0.99</text:p>
          </table:table-cell>
          <table:table-cell table:formula="of:=[.M334]-0.00569-0.00478*SIN(RADIANS(125.04-1934.136*[.G334]))" office:value-type="float" office:value="247.570267918534">
            <text:p>247.57</text:p>
          </table:table-cell>
          <table:table-cell table:formula="of:=23+(26+((21.448-[.G334]*(46.815+[.G334]*(0.00059-[.G334]*0.001813))))/60)/60" office:value-type="float" office:value="23.4357915403495">
            <text:p>23.44</text:p>
          </table:table-cell>
          <table:table-cell table:formula="of:=[.Q334]+0.00256*COS(RADIANS(125.04-1934.136*[.G334]))" office:value-type="float" office:value="23.4378767670838">
            <text:p>23.44</text:p>
          </table:table-cell>
          <table:table-cell table:formula="of:=DEGREES(ATAN2(COS(RADIANS([.P334]));COS(RADIANS([.R334]))*SIN(RADIANS([.P334]))))" office:value-type="float" office:value="-114.222869759493">
            <text:p>-114.22</text:p>
          </table:table-cell>
          <table:table-cell table:formula="of:=DEGREES(ASIN(SIN(RADIANS([.R334]))*SIN(RADIANS([.P334]))))" office:value-type="float" office:value="-21.5716004146195">
            <text:p>-21.57</text:p>
          </table:table-cell>
          <table:table-cell table:formula="of:=TAN(RADIANS([.R334]/2))*TAN(RADIANS([.R334]/2))" office:value-type="float" office:value="0.0430291882426678">
            <text:p>0.04</text:p>
          </table:table-cell>
          <table:table-cell table:formula="of:=4*DEGREES([.U334]*SIN(2*RADIANS([.I334]))-2*[.K334]*SIN(RADIANS([.J334]))+4*[.K334]*[.U334]*SIN(RADIANS([.J334]))*COS(2*RADIANS([.I334]))-0.5*[.U334]*[.U334]*SIN(4*RADIANS([.I334]))-1.25*[.K334]*[.K334]*SIN(2*RADIANS([.J334])))" office:value-type="float" office:value="11.6008224576036">
            <text:p>11.6</text:p>
          </table:table-cell>
          <table:table-cell table:formula="of:=DEGREES(ACOS(COS(RADIANS(90.833))/(COS(RADIANS([.$B$2]))*COS(RADIANS([.T334])))-TAN(RADIANS([.$B$2]))*TAN(RADIANS([.T334]))))" office:value-type="float" office:value="71.8603249705703">
            <text:p>71.86</text:p>
          </table:table-cell>
          <table:table-cell table:style-name="ce7" table:formula="of:=(720-4*[.$B$3]-[.V334]+[.$B$4]*60)/1440" office:value-type="float" office:value="0.491943873293331">
            <text:p>11:48:24</text:p>
          </table:table-cell>
          <table:table-cell table:style-name="ce7" table:formula="of:=([.X334]*1440-[.W334]*4)/1440" office:value-type="float" office:value="0.292331859486191">
            <text:p>7:00:57</text:p>
          </table:table-cell>
          <table:table-cell table:style-name="ce7" table:formula="of:=([.X334]*1440+[.W334]*4)/1440" office:value-type="float" office:value="0.69155588710047">
            <text:p>16:35:50</text:p>
          </table:table-cell>
          <table:table-cell table:formula="of:=8*[.W334]" office:value-type="float" office:value="574.882599764562">
            <text:p>574.88</text:p>
          </table:table-cell>
          <table:table-cell table:formula="of:=MOD([.E334]*1440+[.V334]+4*[.$B$3]-60*[.$B$4];1440)" office:value-type="float" office:value="731.600822457604">
            <text:p>731.6</text:p>
          </table:table-cell>
          <table:table-cell table:formula="of:=IF([.AB334]/4&lt;0;[.AB334]/4+180;[.AB334]/4-180)" office:value-type="float" office:value="2.9002056144009">
            <text:p>2.9</text:p>
          </table:table-cell>
          <table:table-cell table:formula="of:=DEGREES(ACOS(SIN(RADIANS([.$B$2]))*SIN(RADIANS([.T334]))+COS(RADIANS([.$B$2]))*COS(RADIANS([.T334]))*COS(RADIANS([.AC334]))))" office:value-type="float" office:value="61.6310317290044">
            <text:p>61.63</text:p>
          </table:table-cell>
          <table:table-cell table:formula="of:=90-[.AD334]" office:value-type="float" office:value="28.3689682709956">
            <text:p>28.37</text:p>
          </table:table-cell>
          <table:table-cell table:formula="of:=IF([.AE334]&gt;85;0;IF([.AE334]&gt;5;58.1/TAN(RADIANS([.AE334]))-0.07/POWER(TAN(RADIANS([.AE334]));3)+0.000086/POWER(TAN(RADIANS([.AE334]));5);IF([.AE334]&gt;-0.575;1735+[.AE334]*(-518.2+[.AE334]*(103.4+[.AE334]*(-12.79+[.AE334]*0.711)));-20.772/TAN(RADIANS([.AE334])))))/3600" office:value-type="float" office:value="0.0297639626748189">
            <text:p>0.03</text:p>
          </table:table-cell>
          <table:table-cell table:formula="of:=[.AE334]+[.AF334]" office:value-type="float" office:value="28.3987322336704">
            <text:p>28.4</text:p>
          </table:table-cell>
          <table:table-cell table:formula="of:=IF([.AC334]&gt;0;MOD(DEGREES(ACOS(((SIN(RADIANS([.$B$2]))*COS(RADIANS([.AD334])))-SIN(RADIANS([.T334])))/(COS(RADIANS([.$B$2]))*SIN(RADIANS([.AD334])))))+180;360);MOD(540-DEGREES(ACOS(((SIN(RADIANS([.$B$2]))*COS(RADIANS([.AD334])))-SIN(RADIANS([.T334])))/(COS(RADIANS([.$B$2]))*SIN(RADIANS([.AD334])))));360))" office:value-type="float" office:value="183.065334959203">
            <text:p>183.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4]+1" office:value-type="date" office:date-value="2026-11-30">
            <text:p>11/3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5]+2415018.5+[.E335]-[.$B$4]/24" office:value-type="float" office:value="2461375.29166667">
            <text:p>2461375.29</text:p>
          </table:table-cell>
          <table:table-cell table:style-name="ce9" table:formula="of:=([.F335]-2451545)/36525" office:value-type="float" office:value="0.26913871777321">
            <text:p>0.26913872</text:p>
          </table:table-cell>
          <table:table-cell/>
          <table:table-cell table:formula="of:=MOD(280.46646+[.G335]*(36000.76983+[.G335]*0.0003032);360)" office:value-type="float" office:value="249.66751285717">
            <text:p>249.67</text:p>
          </table:table-cell>
          <table:table-cell table:formula="of:=357.52911+[.G335]*(35999.05029-0.0001537*[.G335])" office:value-type="float" office:value="10046.2673349706">
            <text:p>10046.27</text:p>
          </table:table-cell>
          <table:table-cell table:formula="of:=0.016708634-[.G335]*(0.000042037+0.0000001267*[.G335])" office:value-type="float" office:value="0.0166973110381242">
            <text:p>0.02</text:p>
          </table:table-cell>
          <table:table-cell table:formula="of:=SIN(RADIANS([.J335]))*(1.914602-[.G335]*(0.004817+0.000014*[.G335]))+SIN(RADIANS(2*[.J335]))*(0.019993-0.000101*[.G335])+SIN(RADIANS(3*[.J335]))*0.000289" office:value-type="float" office:value="-1.08121856729639">
            <text:p>-1.08</text:p>
          </table:table-cell>
          <table:table-cell table:formula="of:=[.I335]+[.L335]" office:value-type="float" office:value="248.586294289873">
            <text:p>248.59</text:p>
          </table:table-cell>
          <table:table-cell table:formula="of:=[.J335]+[.L335]" office:value-type="float" office:value="10045.1861164033">
            <text:p>10045.19</text:p>
          </table:table-cell>
          <table:table-cell table:formula="of:=(1.000001018*(1-[.K335]*[.K335]))/(1+[.K335]*COS(RADIANS([.N335])))" office:value-type="float" office:value="0.986202686157266">
            <text:p>0.99</text:p>
          </table:table-cell>
          <table:table-cell table:formula="of:=[.M335]-0.00569-0.00478*SIN(RADIANS(125.04-1934.136*[.G335]))" office:value-type="float" office:value="248.583380789117">
            <text:p>248.58</text:p>
          </table:table-cell>
          <table:table-cell table:formula="of:=23+(26+((21.448-[.G335]*(46.815+[.G335]*(0.00059-[.G335]*0.001813))))/60)/60" office:value-type="float" office:value="23.4357911843154">
            <text:p>23.44</text:p>
          </table:table-cell>
          <table:table-cell table:formula="of:=[.Q335]+0.00256*COS(RADIANS(125.04-1934.136*[.G335]))" office:value-type="float" office:value="23.4378750376328">
            <text:p>23.44</text:p>
          </table:table-cell>
          <table:table-cell table:formula="of:=DEGREES(ATAN2(COS(RADIANS([.P335]));COS(RADIANS([.R335]))*SIN(RADIANS([.P335]))))" office:value-type="float" office:value="-113.146843877736">
            <text:p>-113.15</text:p>
          </table:table-cell>
          <table:table-cell table:formula="of:=DEGREES(ASIN(SIN(RADIANS([.R335]))*SIN(RADIANS([.P335]))))" office:value-type="float" office:value="-21.7334731946508">
            <text:p>-21.73</text:p>
          </table:table-cell>
          <table:table-cell table:formula="of:=TAN(RADIANS([.R335]/2))*TAN(RADIANS([.R335]/2))" office:value-type="float" office:value="0.043029181711909">
            <text:p>0.04</text:p>
          </table:table-cell>
          <table:table-cell table:formula="of:=4*DEGREES([.U335]*SIN(2*RADIANS([.I335]))-2*[.K335]*SIN(RADIANS([.J335]))+4*[.K335]*[.U335]*SIN(RADIANS([.J335]))*COS(2*RADIANS([.I335]))-0.5*[.U335]*[.U335]*SIN(4*RADIANS([.I335]))-1.25*[.K335]*[.K335]*SIN(2*RADIANS([.J335])))" office:value-type="float" office:value="11.2372143468822">
            <text:p>11.24</text:p>
          </table:table-cell>
          <table:table-cell table:formula="of:=DEGREES(ACOS(COS(RADIANS(90.833))/(COS(RADIANS([.$B$2]))*COS(RADIANS([.T335])))-TAN(RADIANS([.$B$2]))*TAN(RADIANS([.T335]))))" office:value-type="float" office:value="71.6961713441011">
            <text:p>71.7</text:p>
          </table:table-cell>
          <table:table-cell table:style-name="ce7" table:formula="of:=(720-4*[.$B$3]-[.V335]+[.$B$4]*60)/1440" office:value-type="float" office:value="0.492196378925776">
            <text:p>11:48:46</text:p>
          </table:table-cell>
          <table:table-cell table:style-name="ce7" table:formula="of:=([.X335]*1440-[.W335]*4)/1440" office:value-type="float" office:value="0.293040347414384">
            <text:p>7:01:59</text:p>
          </table:table-cell>
          <table:table-cell table:style-name="ce7" table:formula="of:=([.X335]*1440+[.W335]*4)/1440" office:value-type="float" office:value="0.691352410437168">
            <text:p>16:35:33</text:p>
          </table:table-cell>
          <table:table-cell table:formula="of:=8*[.W335]" office:value-type="float" office:value="573.569370752808">
            <text:p>573.57</text:p>
          </table:table-cell>
          <table:table-cell table:formula="of:=MOD([.E335]*1440+[.V335]+4*[.$B$3]-60*[.$B$4];1440)" office:value-type="float" office:value="731.237214346882">
            <text:p>731.24</text:p>
          </table:table-cell>
          <table:table-cell table:formula="of:=IF([.AB335]/4&lt;0;[.AB335]/4+180;[.AB335]/4-180)" office:value-type="float" office:value="2.80930358672055">
            <text:p>2.81</text:p>
          </table:table-cell>
          <table:table-cell table:formula="of:=DEGREES(ACOS(SIN(RADIANS([.$B$2]))*SIN(RADIANS([.T335]))+COS(RADIANS([.$B$2]))*COS(RADIANS([.T335]))*COS(RADIANS([.AC335]))))" office:value-type="float" office:value="61.7890918314367">
            <text:p>61.79</text:p>
          </table:table-cell>
          <table:table-cell table:formula="of:=90-[.AD335]" office:value-type="float" office:value="28.2109081685633">
            <text:p>28.21</text:p>
          </table:table-cell>
          <table:table-cell table:formula="of:=IF([.AE335]&gt;85;0;IF([.AE335]&gt;5;58.1/TAN(RADIANS([.AE335]))-0.07/POWER(TAN(RADIANS([.AE335]));3)+0.000086/POWER(TAN(RADIANS([.AE335]));5);IF([.AE335]&gt;-0.575;1735+[.AE335]*(-518.2+[.AE335]*(103.4+[.AE335]*(-12.79+[.AE335]*0.711)));-20.772/TAN(RADIANS([.AE335])))))/3600" office:value-type="float" office:value="0.0299597240961996">
            <text:p>0.03</text:p>
          </table:table-cell>
          <table:table-cell table:formula="of:=[.AE335]+[.AF335]" office:value-type="float" office:value="28.2408678926595">
            <text:p>28.24</text:p>
          </table:table-cell>
          <table:table-cell table:formula="of:=IF([.AC335]&gt;0;MOD(DEGREES(ACOS(((SIN(RADIANS([.$B$2]))*COS(RADIANS([.AD335])))-SIN(RADIANS([.T335])))/(COS(RADIANS([.$B$2]))*SIN(RADIANS([.AD335])))))+180;360);MOD(540-DEGREES(ACOS(((SIN(RADIANS([.$B$2]))*COS(RADIANS([.AD335])))-SIN(RADIANS([.T335])))/(COS(RADIANS([.$B$2]))*SIN(RADIANS([.AD335])))));360))" office:value-type="float" office:value="182.961512346263">
            <text:p>182.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5]+1" office:value-type="date" office:date-value="2026-12-01">
            <text:p>12/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6]+2415018.5+[.E336]-[.$B$4]/24" office:value-type="float" office:value="2461376.29166667">
            <text:p>2461376.29</text:p>
          </table:table-cell>
          <table:table-cell table:style-name="ce9" table:formula="of:=([.F336]-2451545)/36525" office:value-type="float" office:value="0.269166096281082">
            <text:p>0.26916610</text:p>
          </table:table-cell>
          <table:table-cell/>
          <table:table-cell table:formula="of:=MOD(280.46646+[.G336]*(36000.76983+[.G336]*0.0003032);360)" office:value-type="float" office:value="250.6531602218">
            <text:p>250.65</text:p>
          </table:table-cell>
          <table:table-cell table:formula="of:=357.52911+[.G336]*(35999.05029-0.0001537*[.G336])" office:value-type="float" office:value="10047.25293525">
            <text:p>10047.25</text:p>
          </table:table-cell>
          <table:table-cell table:formula="of:=0.016708634-[.G336]*(0.000042037+0.0000001267*[.G336])" office:value-type="float" office:value="0.0166973098853466">
            <text:p>0.02</text:p>
          </table:table-cell>
          <table:table-cell table:formula="of:=SIN(RADIANS([.J336]))*(1.914602-[.G336]*(0.004817+0.000014*[.G336]))+SIN(RADIANS(2*[.J336]))*(0.019993-0.000101*[.G336])+SIN(RADIANS(3*[.J336]))*0.000289" office:value-type="float" office:value="-1.05341968960124">
            <text:p>-1.05</text:p>
          </table:table-cell>
          <table:table-cell table:formula="of:=[.I336]+[.L336]" office:value-type="float" office:value="249.599740532199">
            <text:p>249.6</text:p>
          </table:table-cell>
          <table:table-cell table:formula="of:=[.J336]+[.L336]" office:value-type="float" office:value="10046.1995155604">
            <text:p>10046.2</text:p>
          </table:table-cell>
          <table:table-cell table:formula="of:=(1.000001018*(1-[.K336]*[.K336]))/(1+[.K336]*COS(RADIANS([.N336])))" office:value-type="float" office:value="0.986040776890624">
            <text:p>0.99</text:p>
          </table:table-cell>
          <table:table-cell table:formula="of:=[.M336]-0.00569-0.00478*SIN(RADIANS(125.04-1934.136*[.G336]))" office:value-type="float" office:value="249.596830626335">
            <text:p>249.6</text:p>
          </table:table-cell>
          <table:table-cell table:formula="of:=23+(26+((21.448-[.G336]*(46.815+[.G336]*(0.00059-[.G336]*0.001813))))/60)/60" office:value-type="float" office:value="23.4357908282813">
            <text:p>23.44</text:p>
          </table:table-cell>
          <table:table-cell table:formula="of:=[.Q336]+0.00256*COS(RADIANS(125.04-1934.136*[.G336]))" office:value-type="float" office:value="23.4378733064018">
            <text:p>23.44</text:p>
          </table:table-cell>
          <table:table-cell table:formula="of:=DEGREES(ATAN2(COS(RADIANS([.P336]));COS(RADIANS([.R336]))*SIN(RADIANS([.P336]))))" office:value-type="float" office:value="-112.06808495016">
            <text:p>-112.07</text:p>
          </table:table-cell>
          <table:table-cell table:formula="of:=DEGREES(ASIN(SIN(RADIANS([.R336]))*SIN(RADIANS([.P336]))))" office:value-type="float" office:value="-21.8884301116966">
            <text:p>-21.89</text:p>
          </table:table-cell>
          <table:table-cell table:formula="of:=TAN(RADIANS([.R336]/2))*TAN(RADIANS([.R336]/2))" office:value-type="float" office:value="0.0430291751744291">
            <text:p>0.04</text:p>
          </table:table-cell>
          <table:table-cell table:formula="of:=4*DEGREES([.U336]*SIN(2*RADIANS([.I336]))-2*[.K336]*SIN(RADIANS([.J336]))+4*[.K336]*[.U336]*SIN(RADIANS([.J336]))*COS(2*RADIANS([.I336]))-0.5*[.U336]*[.U336]*SIN(4*RADIANS([.I336]))-1.25*[.K336]*[.K336]*SIN(2*RADIANS([.J336])))" office:value-type="float" office:value="10.8628296890909">
            <text:p>10.86</text:p>
          </table:table-cell>
          <table:table-cell table:formula="of:=DEGREES(ACOS(COS(RADIANS(90.833))/(COS(RADIANS([.$B$2]))*COS(RADIANS([.T336])))-TAN(RADIANS([.$B$2]))*TAN(RADIANS([.T336]))))" office:value-type="float" office:value="71.5385472031795">
            <text:p>71.54</text:p>
          </table:table-cell>
          <table:table-cell table:style-name="ce7" table:formula="of:=(720-4*[.$B$3]-[.V336]+[.$B$4]*60)/1440" office:value-type="float" office:value="0.492456368271465">
            <text:p>11:49:08</text:p>
          </table:table-cell>
          <table:table-cell table:style-name="ce7" table:formula="of:=([.X336]*1440-[.W336]*4)/1440" office:value-type="float" office:value="0.293738181595966">
            <text:p>7:02:59</text:p>
          </table:table-cell>
          <table:table-cell table:style-name="ce7" table:formula="of:=([.X336]*1440+[.W336]*4)/1440" office:value-type="float" office:value="0.691174554946963">
            <text:p>16:35:17</text:p>
          </table:table-cell>
          <table:table-cell table:formula="of:=8*[.W336]" office:value-type="float" office:value="572.308377625436">
            <text:p>572.31</text:p>
          </table:table-cell>
          <table:table-cell table:formula="of:=MOD([.E336]*1440+[.V336]+4*[.$B$3]-60*[.$B$4];1440)" office:value-type="float" office:value="730.862829689091">
            <text:p>730.86</text:p>
          </table:table-cell>
          <table:table-cell table:formula="of:=IF([.AB336]/4&lt;0;[.AB336]/4+180;[.AB336]/4-180)" office:value-type="float" office:value="2.71570742227274">
            <text:p>2.72</text:p>
          </table:table-cell>
          <table:table-cell table:formula="of:=DEGREES(ACOS(SIN(RADIANS([.$B$2]))*SIN(RADIANS([.T336]))+COS(RADIANS([.$B$2]))*COS(RADIANS([.T336]))*COS(RADIANS([.AC336]))))" office:value-type="float" office:value="61.940274704341">
            <text:p>61.94</text:p>
          </table:table-cell>
          <table:table-cell table:formula="of:=90-[.AD336]" office:value-type="float" office:value="28.059725295659">
            <text:p>28.06</text:p>
          </table:table-cell>
          <table:table-cell table:formula="of:=IF([.AE336]&gt;85;0;IF([.AE336]&gt;5;58.1/TAN(RADIANS([.AE336]))-0.07/POWER(TAN(RADIANS([.AE336]));3)+0.000086/POWER(TAN(RADIANS([.AE336]));5);IF([.AE336]&gt;-0.575;1735+[.AE336]*(-518.2+[.AE336]*(103.4+[.AE336]*(-12.79+[.AE336]*0.711)));-20.772/TAN(RADIANS([.AE336])))))/3600" office:value-type="float" office:value="0.0301488303801767">
            <text:p>0.03</text:p>
          </table:table-cell>
          <table:table-cell table:formula="of:=[.AE336]+[.AF336]" office:value-type="float" office:value="28.0898741260392">
            <text:p>28.09</text:p>
          </table:table-cell>
          <table:table-cell table:formula="of:=IF([.AC336]&gt;0;MOD(DEGREES(ACOS(((SIN(RADIANS([.$B$2]))*COS(RADIANS([.AD336])))-SIN(RADIANS([.T336])))/(COS(RADIANS([.$B$2]))*SIN(RADIANS([.AD336])))))+180;360);MOD(540-DEGREES(ACOS(((SIN(RADIANS([.$B$2]))*COS(RADIANS([.AD336])))-SIN(RADIANS([.T336])))/(COS(RADIANS([.$B$2]))*SIN(RADIANS([.AD336])))));360))" office:value-type="float" office:value="182.855701748965">
            <text:p>182.8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6]+1" office:value-type="date" office:date-value="2026-12-02">
            <text:p>12/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7]+2415018.5+[.E337]-[.$B$4]/24" office:value-type="float" office:value="2461377.29166667">
            <text:p>2461377.29</text:p>
          </table:table-cell>
          <table:table-cell table:style-name="ce9" table:formula="of:=([.F337]-2451545)/36525" office:value-type="float" office:value="0.269193474788953">
            <text:p>0.26919347</text:p>
          </table:table-cell>
          <table:table-cell/>
          <table:table-cell table:formula="of:=MOD(280.46646+[.G337]*(36000.76983+[.G337]*0.0003032);360)" office:value-type="float" office:value="251.638807586434">
            <text:p>251.64</text:p>
          </table:table-cell>
          <table:table-cell table:formula="of:=357.52911+[.G337]*(35999.05029-0.0001537*[.G337])" office:value-type="float" office:value="10048.2385355295">
            <text:p>10048.24</text:p>
          </table:table-cell>
          <table:table-cell table:formula="of:=0.016708634-[.G337]*(0.000042037+0.0000001267*[.G337])" office:value-type="float" office:value="0.0166973087325687">
            <text:p>0.02</text:p>
          </table:table-cell>
          <table:table-cell table:formula="of:=SIN(RADIANS([.J337]))*(1.914602-[.G337]*(0.004817+0.000014*[.G337]))+SIN(RADIANS(2*[.J337]))*(0.019993-0.000101*[.G337])+SIN(RADIANS(3*[.J337]))*0.000289" office:value-type="float" office:value="-1.02529230599366">
            <text:p>-1.03</text:p>
          </table:table-cell>
          <table:table-cell table:formula="of:=[.I337]+[.L337]" office:value-type="float" office:value="250.613515280441">
            <text:p>250.61</text:p>
          </table:table-cell>
          <table:table-cell table:formula="of:=[.J337]+[.L337]" office:value-type="float" office:value="10047.2132432235">
            <text:p>10047.21</text:p>
          </table:table-cell>
          <table:table-cell table:formula="of:=(1.000001018*(1-[.K337]*[.K337]))/(1+[.K337]*COS(RADIANS([.N337])))" office:value-type="float" office:value="0.985883090384883">
            <text:p>0.99</text:p>
          </table:table-cell>
          <table:table-cell table:formula="of:=[.M337]-0.00569-0.00478*SIN(RADIANS(125.04-1934.136*[.G337]))" office:value-type="float" office:value="250.610608967095">
            <text:p>250.61</text:p>
          </table:table-cell>
          <table:table-cell table:formula="of:=23+(26+((21.448-[.G337]*(46.815+[.G337]*(0.00059-[.G337]*0.001813))))/60)/60" office:value-type="float" office:value="23.4357904722472">
            <text:p>23.44</text:p>
          </table:table-cell>
          <table:table-cell table:formula="of:=[.Q337]+0.00256*COS(RADIANS(125.04-1934.136*[.G337]))" office:value-type="float" office:value="23.4378715733921">
            <text:p>23.44</text:p>
          </table:table-cell>
          <table:table-cell table:formula="of:=DEGREES(ATAN2(COS(RADIANS([.P337]));COS(RADIANS([.R337]))*SIN(RADIANS([.P337]))))" office:value-type="float" office:value="-110.98668189873">
            <text:p>-110.99</text:p>
          </table:table-cell>
          <table:table-cell table:formula="of:=DEGREES(ASIN(SIN(RADIANS([.R337]))*SIN(RADIANS([.P337]))))" office:value-type="float" office:value="-22.0363928855178">
            <text:p>-22.04</text:p>
          </table:table-cell>
          <table:table-cell table:formula="of:=TAN(RADIANS([.R337]/2))*TAN(RADIANS([.R337]/2))" office:value-type="float" office:value="0.0430291686302327">
            <text:p>0.04</text:p>
          </table:table-cell>
          <table:table-cell table:formula="of:=4*DEGREES([.U337]*SIN(2*RADIANS([.I337]))-2*[.K337]*SIN(RADIANS([.J337]))+4*[.K337]*[.U337]*SIN(RADIANS([.J337]))*COS(2*RADIANS([.I337]))-0.5*[.U337]*[.U337]*SIN(4*RADIANS([.I337]))-1.25*[.K337]*[.K337]*SIN(2*RADIANS([.J337])))" office:value-type="float" office:value="10.4780358172535">
            <text:p>10.48</text:p>
          </table:table-cell>
          <table:table-cell table:formula="of:=DEGREES(ACOS(COS(RADIANS(90.833))/(COS(RADIANS([.$B$2]))*COS(RADIANS([.T337])))-TAN(RADIANS([.$B$2]))*TAN(RADIANS([.T337]))))" office:value-type="float" office:value="71.3875904007958">
            <text:p>71.39</text:p>
          </table:table-cell>
          <table:table-cell table:style-name="ce7" table:formula="of:=(720-4*[.$B$3]-[.V337]+[.$B$4]*60)/1440" office:value-type="float" office:value="0.492723586238018">
            <text:p>11:49:31</text:p>
          </table:table-cell>
          <table:table-cell table:style-name="ce7" table:formula="of:=([.X337]*1440-[.W337]*4)/1440" office:value-type="float" office:value="0.294424724013585">
            <text:p>7:03:58</text:p>
          </table:table-cell>
          <table:table-cell table:style-name="ce7" table:formula="of:=([.X337]*1440+[.W337]*4)/1440" office:value-type="float" office:value="0.691022448462451">
            <text:p>16:35:04</text:p>
          </table:table-cell>
          <table:table-cell table:formula="of:=8*[.W337]" office:value-type="float" office:value="571.100723206367">
            <text:p>571.1</text:p>
          </table:table-cell>
          <table:table-cell table:formula="of:=MOD([.E337]*1440+[.V337]+4*[.$B$3]-60*[.$B$4];1440)" office:value-type="float" office:value="730.478035817254">
            <text:p>730.48</text:p>
          </table:table-cell>
          <table:table-cell table:formula="of:=IF([.AB337]/4&lt;0;[.AB337]/4+180;[.AB337]/4-180)" office:value-type="float" office:value="2.61950895431337">
            <text:p>2.62</text:p>
          </table:table-cell>
          <table:table-cell table:formula="of:=DEGREES(ACOS(SIN(RADIANS([.$B$2]))*SIN(RADIANS([.T337]))+COS(RADIANS([.$B$2]))*COS(RADIANS([.T337]))*COS(RADIANS([.AC337]))))" office:value-type="float" office:value="62.084514647444">
            <text:p>62.08</text:p>
          </table:table-cell>
          <table:table-cell table:formula="of:=90-[.AD337]" office:value-type="float" office:value="27.915485352556">
            <text:p>27.92</text:p>
          </table:table-cell>
          <table:table-cell table:formula="of:=IF([.AE337]&gt;85;0;IF([.AE337]&gt;5;58.1/TAN(RADIANS([.AE337]))-0.07/POWER(TAN(RADIANS([.AE337]));3)+0.000086/POWER(TAN(RADIANS([.AE337]));5);IF([.AE337]&gt;-0.575;1735+[.AE337]*(-518.2+[.AE337]*(103.4+[.AE337]*(-12.79+[.AE337]*0.711)));-20.772/TAN(RADIANS([.AE337])))))/3600" office:value-type="float" office:value="0.0303309768595606">
            <text:p>0.03</text:p>
          </table:table-cell>
          <table:table-cell table:formula="of:=[.AE337]+[.AF337]" office:value-type="float" office:value="27.9458163294156">
            <text:p>27.95</text:p>
          </table:table-cell>
          <table:table-cell table:formula="of:=IF([.AC337]&gt;0;MOD(DEGREES(ACOS(((SIN(RADIANS([.$B$2]))*COS(RADIANS([.AD337])))-SIN(RADIANS([.T337])))/(COS(RADIANS([.$B$2]))*SIN(RADIANS([.AD337])))))+180;360);MOD(540-DEGREES(ACOS(((SIN(RADIANS([.$B$2]))*COS(RADIANS([.AD337])))-SIN(RADIANS([.T337])))/(COS(RADIANS([.$B$2]))*SIN(RADIANS([.AD337])))));360))" office:value-type="float" office:value="182.747985656602">
            <text:p>182.7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7]+1" office:value-type="date" office:date-value="2026-12-03">
            <text:p>12/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8]+2415018.5+[.E338]-[.$B$4]/24" office:value-type="float" office:value="2461378.29166667">
            <text:p>2461378.29</text:p>
          </table:table-cell>
          <table:table-cell table:style-name="ce9" table:formula="of:=([.F338]-2451545)/36525" office:value-type="float" office:value="0.269220853296824">
            <text:p>0.26922085</text:p>
          </table:table-cell>
          <table:table-cell/>
          <table:table-cell table:formula="of:=MOD(280.46646+[.G338]*(36000.76983+[.G338]*0.0003032);360)" office:value-type="float" office:value="252.624454951065">
            <text:p>252.62</text:p>
          </table:table-cell>
          <table:table-cell table:formula="of:=357.52911+[.G338]*(35999.05029-0.0001537*[.G338])" office:value-type="float" office:value="10049.2241358089">
            <text:p>10049.22</text:p>
          </table:table-cell>
          <table:table-cell table:formula="of:=0.016708634-[.G338]*(0.000042037+0.0000001267*[.G338])" office:value-type="float" office:value="0.0166973075797907">
            <text:p>0.02</text:p>
          </table:table-cell>
          <table:table-cell table:formula="of:=SIN(RADIANS([.J338]))*(1.914602-[.G338]*(0.004817+0.000014*[.G338]))+SIN(RADIANS(2*[.J338]))*(0.019993-0.000101*[.G338])+SIN(RADIANS(3*[.J338]))*0.000289" office:value-type="float" office:value="-0.996844997663133">
            <text:p>-1</text:p>
          </table:table-cell>
          <table:table-cell table:formula="of:=[.I338]+[.L338]" office:value-type="float" office:value="251.627609953402">
            <text:p>251.63</text:p>
          </table:table-cell>
          <table:table-cell table:formula="of:=[.J338]+[.L338]" office:value-type="float" office:value="10048.2272908113">
            <text:p>10048.23</text:p>
          </table:table-cell>
          <table:table-cell table:formula="of:=(1.000001018*(1-[.K338]*[.K338]))/(1+[.K338]*COS(RADIANS([.N338])))" office:value-type="float" office:value="0.985729677358385">
            <text:p>0.99</text:p>
          </table:table-cell>
          <table:table-cell table:formula="of:=[.M338]-0.00569-0.00478*SIN(RADIANS(125.04-1934.136*[.G338]))" office:value-type="float" office:value="251.624707230196">
            <text:p>251.62</text:p>
          </table:table-cell>
          <table:table-cell table:formula="of:=23+(26+((21.448-[.G338]*(46.815+[.G338]*(0.00059-[.G338]*0.001813))))/60)/60" office:value-type="float" office:value="23.4357901162131">
            <text:p>23.44</text:p>
          </table:table-cell>
          <table:table-cell table:formula="of:=[.Q338]+0.00256*COS(RADIANS(125.04-1934.136*[.G338]))" office:value-type="float" office:value="23.4378698386047">
            <text:p>23.44</text:p>
          </table:table-cell>
          <table:table-cell table:formula="of:=DEGREES(ATAN2(COS(RADIANS([.P338]));COS(RADIANS([.R338]))*SIN(RADIANS([.P338]))))" office:value-type="float" office:value="-109.902728018101">
            <text:p>-109.9</text:p>
          </table:table-cell>
          <table:table-cell table:formula="of:=DEGREES(ASIN(SIN(RADIANS([.R338]))*SIN(RADIANS([.P338]))))" office:value-type="float" office:value="-22.1772860284441">
            <text:p>-22.18</text:p>
          </table:table-cell>
          <table:table-cell table:formula="of:=TAN(RADIANS([.R338]/2))*TAN(RADIANS([.R338]/2))" office:value-type="float" office:value="0.0430291620793241">
            <text:p>0.04</text:p>
          </table:table-cell>
          <table:table-cell table:formula="of:=4*DEGREES([.U338]*SIN(2*RADIANS([.I338]))-2*[.K338]*SIN(RADIANS([.J338]))+4*[.K338]*[.U338]*SIN(RADIANS([.J338]))*COS(2*RADIANS([.I338]))-0.5*[.U338]*[.U338]*SIN(4*RADIANS([.I338]))-1.25*[.K338]*[.K338]*SIN(2*RADIANS([.J338])))" office:value-type="float" office:value="10.0832160143928">
            <text:p>10.08</text:p>
          </table:table-cell>
          <table:table-cell table:formula="of:=DEGREES(ACOS(COS(RADIANS(90.833))/(COS(RADIANS([.$B$2]))*COS(RADIANS([.T338])))-TAN(RADIANS([.$B$2]))*TAN(RADIANS([.T338]))))" office:value-type="float" office:value="71.243435412286">
            <text:p>71.24</text:p>
          </table:table-cell>
          <table:table-cell table:style-name="ce7" table:formula="of:=(720-4*[.$B$3]-[.V338]+[.$B$4]*60)/1440" office:value-type="float" office:value="0.492997766656672">
            <text:p>11:49:55</text:p>
          </table:table-cell>
          <table:table-cell table:style-name="ce7" table:formula="of:=([.X338]*1440-[.W338]*4)/1440" office:value-type="float" office:value="0.295099334955877">
            <text:p>7:04:57</text:p>
          </table:table-cell>
          <table:table-cell table:style-name="ce7" table:formula="of:=([.X338]*1440+[.W338]*4)/1440" office:value-type="float" office:value="0.690896198357466">
            <text:p>16:34:53</text:p>
          </table:table-cell>
          <table:table-cell table:formula="of:=8*[.W338]" office:value-type="float" office:value="569.947483298288">
            <text:p>569.95</text:p>
          </table:table-cell>
          <table:table-cell table:formula="of:=MOD([.E338]*1440+[.V338]+4*[.$B$3]-60*[.$B$4];1440)" office:value-type="float" office:value="730.083216014393">
            <text:p>730.08</text:p>
          </table:table-cell>
          <table:table-cell table:formula="of:=IF([.AB338]/4&lt;0;[.AB338]/4+180;[.AB338]/4-180)" office:value-type="float" office:value="2.52080400359819">
            <text:p>2.52</text:p>
          </table:table-cell>
          <table:table-cell table:formula="of:=DEGREES(ACOS(SIN(RADIANS([.$B$2]))*SIN(RADIANS([.T338]))+COS(RADIANS([.$B$2]))*COS(RADIANS([.T338]))*COS(RADIANS([.AC338]))))" office:value-type="float" office:value="62.2217485711837">
            <text:p>62.22</text:p>
          </table:table-cell>
          <table:table-cell table:formula="of:=90-[.AD338]" office:value-type="float" office:value="27.7782514288163">
            <text:p>27.78</text:p>
          </table:table-cell>
          <table:table-cell table:formula="of:=IF([.AE338]&gt;85;0;IF([.AE338]&gt;5;58.1/TAN(RADIANS([.AE338]))-0.07/POWER(TAN(RADIANS([.AE338]));3)+0.000086/POWER(TAN(RADIANS([.AE338]));5);IF([.AE338]&gt;-0.575;1735+[.AE338]*(-518.2+[.AE338]*(103.4+[.AE338]*(-12.79+[.AE338]*0.711)));-20.772/TAN(RADIANS([.AE338])))))/3600" office:value-type="float" office:value="0.0305058635878219">
            <text:p>0.03</text:p>
          </table:table-cell>
          <table:table-cell table:formula="of:=[.AE338]+[.AF338]" office:value-type="float" office:value="27.8087572924042">
            <text:p>27.81</text:p>
          </table:table-cell>
          <table:table-cell table:formula="of:=IF([.AC338]&gt;0;MOD(DEGREES(ACOS(((SIN(RADIANS([.$B$2]))*COS(RADIANS([.AD338])))-SIN(RADIANS([.T338])))/(COS(RADIANS([.$B$2]))*SIN(RADIANS([.AD338])))))+180;360);MOD(540-DEGREES(ACOS(((SIN(RADIANS([.$B$2]))*COS(RADIANS([.AD338])))-SIN(RADIANS([.T338])))/(COS(RADIANS([.$B$2]))*SIN(RADIANS([.AD338])))));360))" office:value-type="float" office:value="182.638447768232">
            <text:p>182.6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8]+1" office:value-type="date" office:date-value="2026-12-04">
            <text:p>12/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39]+2415018.5+[.E339]-[.$B$4]/24" office:value-type="float" office:value="2461379.29166667">
            <text:p>2461379.29</text:p>
          </table:table-cell>
          <table:table-cell table:style-name="ce9" table:formula="of:=([.F339]-2451545)/36525" office:value-type="float" office:value="0.269248231804696">
            <text:p>0.26924823</text:p>
          </table:table-cell>
          <table:table-cell/>
          <table:table-cell table:formula="of:=MOD(280.46646+[.G339]*(36000.76983+[.G339]*0.0003032);360)" office:value-type="float" office:value="253.610102315701">
            <text:p>253.61</text:p>
          </table:table-cell>
          <table:table-cell table:formula="of:=357.52911+[.G339]*(35999.05029-0.0001537*[.G339])" office:value-type="float" office:value="10050.2097360884">
            <text:p>10050.21</text:p>
          </table:table-cell>
          <table:table-cell table:formula="of:=0.016708634-[.G339]*(0.000042037+0.0000001267*[.G339])" office:value-type="float" office:value="0.0166973064270125">
            <text:p>0.02</text:p>
          </table:table-cell>
          <table:table-cell table:formula="of:=SIN(RADIANS([.J339]))*(1.914602-[.G339]*(0.004817+0.000014*[.G339]))+SIN(RADIANS(2*[.J339]))*(0.019993-0.000101*[.G339])+SIN(RADIANS(3*[.J339]))*0.000289" office:value-type="float" office:value="-0.968086461051469">
            <text:p>-0.97</text:p>
          </table:table-cell>
          <table:table-cell table:formula="of:=[.I339]+[.L339]" office:value-type="float" office:value="252.642015854649">
            <text:p>252.64</text:p>
          </table:table-cell>
          <table:table-cell table:formula="of:=[.J339]+[.L339]" office:value-type="float" office:value="10049.2416496273">
            <text:p>10049.24</text:p>
          </table:table-cell>
          <table:table-cell table:formula="of:=(1.000001018*(1-[.K339]*[.K339]))/(1+[.K339]*COS(RADIANS([.N339])))" office:value-type="float" office:value="0.98558058720099">
            <text:p>0.99</text:p>
          </table:table-cell>
          <table:table-cell table:formula="of:=[.M339]-0.00569-0.00478*SIN(RADIANS(125.04-1934.136*[.G339]))" office:value-type="float" office:value="252.639116719203">
            <text:p>252.64</text:p>
          </table:table-cell>
          <table:table-cell table:formula="of:=23+(26+((21.448-[.G339]*(46.815+[.G339]*(0.00059-[.G339]*0.001813))))/60)/60" office:value-type="float" office:value="23.435789760179">
            <text:p>23.44</text:p>
          </table:table-cell>
          <table:table-cell table:formula="of:=[.Q339]+0.00256*COS(RADIANS(125.04-1934.136*[.G339]))" office:value-type="float" office:value="23.4378681020408">
            <text:p>23.44</text:p>
          </table:table-cell>
          <table:table-cell table:formula="of:=DEGREES(ATAN2(COS(RADIANS([.P339]));COS(RADIANS([.R339]))*SIN(RADIANS([.P339]))))" office:value-type="float" office:value="-108.816320870198">
            <text:p>-108.82</text:p>
          </table:table-cell>
          <table:table-cell table:formula="of:=DEGREES(ASIN(SIN(RADIANS([.R339]))*SIN(RADIANS([.P339]))))" office:value-type="float" office:value="-22.3110369567559">
            <text:p>-22.31</text:p>
          </table:table-cell>
          <table:table-cell table:formula="of:=TAN(RADIANS([.R339]/2))*TAN(RADIANS([.R339]/2))" office:value-type="float" office:value="0.0430291555217078">
            <text:p>0.04</text:p>
          </table:table-cell>
          <table:table-cell table:formula="of:=4*DEGREES([.U339]*SIN(2*RADIANS([.I339]))-2*[.K339]*SIN(RADIANS([.J339]))+4*[.K339]*[.U339]*SIN(RADIANS([.J339]))*COS(2*RADIANS([.I339]))-0.5*[.U339]*[.U339]*SIN(4*RADIANS([.I339]))-1.25*[.K339]*[.K339]*SIN(2*RADIANS([.J339])))" office:value-type="float" office:value="9.67876900293323">
            <text:p>9.68</text:p>
          </table:table-cell>
          <table:table-cell table:formula="of:=DEGREES(ACOS(COS(RADIANS(90.833))/(COS(RADIANS([.$B$2]))*COS(RADIANS([.T339])))-TAN(RADIANS([.$B$2]))*TAN(RADIANS([.T339]))))" office:value-type="float" office:value="71.1062129511248">
            <text:p>71.11</text:p>
          </table:table-cell>
          <table:table-cell table:style-name="ce7" table:formula="of:=(720-4*[.$B$3]-[.V339]+[.$B$4]*60)/1440" office:value-type="float" office:value="0.493278632636852">
            <text:p>11:50:19</text:p>
          </table:table-cell>
          <table:table-cell table:style-name="ce7" table:formula="of:=([.X339]*1440-[.W339]*4)/1440" office:value-type="float" office:value="0.295761374439283">
            <text:p>7:05:54</text:p>
          </table:table-cell>
          <table:table-cell table:style-name="ce7" table:formula="of:=([.X339]*1440+[.W339]*4)/1440" office:value-type="float" office:value="0.690795890834421">
            <text:p>16:34:45</text:p>
          </table:table-cell>
          <table:table-cell table:formula="of:=8*[.W339]" office:value-type="float" office:value="568.849703608998">
            <text:p>568.85</text:p>
          </table:table-cell>
          <table:table-cell table:formula="of:=MOD([.E339]*1440+[.V339]+4*[.$B$3]-60*[.$B$4];1440)" office:value-type="float" office:value="729.678769002933">
            <text:p>729.68</text:p>
          </table:table-cell>
          <table:table-cell table:formula="of:=IF([.AB339]/4&lt;0;[.AB339]/4+180;[.AB339]/4-180)" office:value-type="float" office:value="2.41969225073331">
            <text:p>2.42</text:p>
          </table:table-cell>
          <table:table-cell table:formula="of:=DEGREES(ACOS(SIN(RADIANS([.$B$2]))*SIN(RADIANS([.T339]))+COS(RADIANS([.$B$2]))*COS(RADIANS([.T339]))*COS(RADIANS([.AC339]))))" office:value-type="float" office:value="62.3519160603051">
            <text:p>62.35</text:p>
          </table:table-cell>
          <table:table-cell table:formula="of:=90-[.AD339]" office:value-type="float" office:value="27.6480839396949">
            <text:p>27.65</text:p>
          </table:table-cell>
          <table:table-cell table:formula="of:=IF([.AE339]&gt;85;0;IF([.AE339]&gt;5;58.1/TAN(RADIANS([.AE339]))-0.07/POWER(TAN(RADIANS([.AE339]));3)+0.000086/POWER(TAN(RADIANS([.AE339]));5);IF([.AE339]&gt;-0.575;1735+[.AE339]*(-518.2+[.AE339]*(103.4+[.AE339]*(-12.79+[.AE339]*0.711)));-20.772/TAN(RADIANS([.AE339])))))/3600" office:value-type="float" office:value="0.030673196488896">
            <text:p>0.03</text:p>
          </table:table-cell>
          <table:table-cell table:formula="of:=[.AE339]+[.AF339]" office:value-type="float" office:value="27.6787571361838">
            <text:p>27.68</text:p>
          </table:table-cell>
          <table:table-cell table:formula="of:=IF([.AC339]&gt;0;MOD(DEGREES(ACOS(((SIN(RADIANS([.$B$2]))*COS(RADIANS([.AD339])))-SIN(RADIANS([.T339])))/(COS(RADIANS([.$B$2]))*SIN(RADIANS([.AD339])))))+180;360);MOD(540-DEGREES(ACOS(((SIN(RADIANS([.$B$2]))*COS(RADIANS([.AD339])))-SIN(RADIANS([.T339])))/(COS(RADIANS([.$B$2]))*SIN(RADIANS([.AD339])))));360))" office:value-type="float" office:value="182.527172920257">
            <text:p>182.5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39]+1" office:value-type="date" office:date-value="2026-12-05">
            <text:p>12/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0]+2415018.5+[.E340]-[.$B$4]/24" office:value-type="float" office:value="2461380.29166667">
            <text:p>2461380.29</text:p>
          </table:table-cell>
          <table:table-cell table:style-name="ce9" table:formula="of:=([.F340]-2451545)/36525" office:value-type="float" office:value="0.269275610312567">
            <text:p>0.26927561</text:p>
          </table:table-cell>
          <table:table-cell/>
          <table:table-cell table:formula="of:=MOD(280.46646+[.G340]*(36000.76983+[.G340]*0.0003032);360)" office:value-type="float" office:value="254.595749680335">
            <text:p>254.6</text:p>
          </table:table-cell>
          <table:table-cell table:formula="of:=357.52911+[.G340]*(35999.05029-0.0001537*[.G340])" office:value-type="float" office:value="10051.1953363679">
            <text:p>10051.2</text:p>
          </table:table-cell>
          <table:table-cell table:formula="of:=0.016708634-[.G340]*(0.000042037+0.0000001267*[.G340])" office:value-type="float" office:value="0.0166973052742341">
            <text:p>0.02</text:p>
          </table:table-cell>
          <table:table-cell table:formula="of:=SIN(RADIANS([.J340]))*(1.914602-[.G340]*(0.004817+0.000014*[.G340]))+SIN(RADIANS(2*[.J340]))*(0.019993-0.000101*[.G340])+SIN(RADIANS(3*[.J340]))*0.000289" office:value-type="float" office:value="-0.939025504952493">
            <text:p>-0.94</text:p>
          </table:table-cell>
          <table:table-cell table:formula="of:=[.I340]+[.L340]" office:value-type="float" office:value="253.656724175382">
            <text:p>253.66</text:p>
          </table:table-cell>
          <table:table-cell table:formula="of:=[.J340]+[.L340]" office:value-type="float" office:value="10050.2563108629">
            <text:p>10050.26</text:p>
          </table:table-cell>
          <table:table-cell table:formula="of:=(1.000001018*(1-[.K340]*[.K340]))/(1+[.K340]*COS(RADIANS([.N340])))" office:value-type="float" office:value="0.985435867954394">
            <text:p>0.99</text:p>
          </table:table-cell>
          <table:table-cell table:formula="of:=[.M340]-0.00569-0.00478*SIN(RADIANS(125.04-1934.136*[.G340]))" office:value-type="float" office:value="253.653828625312">
            <text:p>253.65</text:p>
          </table:table-cell>
          <table:table-cell table:formula="of:=23+(26+((21.448-[.G340]*(46.815+[.G340]*(0.00059-[.G340]*0.001813))))/60)/60" office:value-type="float" office:value="23.4357894041449">
            <text:p>23.44</text:p>
          </table:table-cell>
          <table:table-cell table:formula="of:=[.Q340]+0.00256*COS(RADIANS(125.04-1934.136*[.G340]))" office:value-type="float" office:value="23.4378663637017">
            <text:p>23.44</text:p>
          </table:table-cell>
          <table:table-cell table:formula="of:=DEGREES(ATAN2(COS(RADIANS([.P340]));COS(RADIANS([.R340]))*SIN(RADIANS([.P340]))))" office:value-type="float" office:value="-107.72756216578">
            <text:p>-107.73</text:p>
          </table:table-cell>
          <table:table-cell table:formula="of:=DEGREES(ASIN(SIN(RADIANS([.R340]))*SIN(RADIANS([.P340]))))" office:value-type="float" office:value="-22.4375760998488">
            <text:p>-22.44</text:p>
          </table:table-cell>
          <table:table-cell table:formula="of:=TAN(RADIANS([.R340]/2))*TAN(RADIANS([.R340]/2))" office:value-type="float" office:value="0.0430291489573883">
            <text:p>0.04</text:p>
          </table:table-cell>
          <table:table-cell table:formula="of:=4*DEGREES([.U340]*SIN(2*RADIANS([.I340]))-2*[.K340]*SIN(RADIANS([.J340]))+4*[.K340]*[.U340]*SIN(RADIANS([.J340]))*COS(2*RADIANS([.I340]))-0.5*[.U340]*[.U340]*SIN(4*RADIANS([.I340]))-1.25*[.K340]*[.K340]*SIN(2*RADIANS([.J340])))" office:value-type="float" office:value="9.26510839677074">
            <text:p>9.27</text:p>
          </table:table-cell>
          <table:table-cell table:formula="of:=DEGREES(ACOS(COS(RADIANS(90.833))/(COS(RADIANS([.$B$2]))*COS(RADIANS([.T340])))-TAN(RADIANS([.$B$2]))*TAN(RADIANS([.T340]))))" office:value-type="float" office:value="70.9760495853346">
            <text:p>70.98</text:p>
          </table:table-cell>
          <table:table-cell table:style-name="ce7" table:formula="of:=(720-4*[.$B$3]-[.V340]+[.$B$4]*60)/1440" office:value-type="float" office:value="0.493565896946687">
            <text:p>11:50:44</text:p>
          </table:table-cell>
          <table:table-cell table:style-name="ce7" table:formula="of:=([.X340]*1440-[.W340]*4)/1440" office:value-type="float" office:value="0.296410203654091">
            <text:p>7:06:50</text:p>
          </table:table-cell>
          <table:table-cell table:style-name="ce7" table:formula="of:=([.X340]*1440+[.W340]*4)/1440" office:value-type="float" office:value="0.690721590239283">
            <text:p>16:34:38</text:p>
          </table:table-cell>
          <table:table-cell table:formula="of:=8*[.W340]" office:value-type="float" office:value="567.808396682677">
            <text:p>567.81</text:p>
          </table:table-cell>
          <table:table-cell table:formula="of:=MOD([.E340]*1440+[.V340]+4*[.$B$3]-60*[.$B$4];1440)" office:value-type="float" office:value="729.265108396771">
            <text:p>729.27</text:p>
          </table:table-cell>
          <table:table-cell table:formula="of:=IF([.AB340]/4&lt;0;[.AB340]/4+180;[.AB340]/4-180)" office:value-type="float" office:value="2.31627709919269">
            <text:p>2.32</text:p>
          </table:table-cell>
          <table:table-cell table:formula="of:=DEGREES(ACOS(SIN(RADIANS([.$B$2]))*SIN(RADIANS([.T340]))+COS(RADIANS([.$B$2]))*COS(RADIANS([.T340]))*COS(RADIANS([.AC340]))))" office:value-type="float" office:value="62.4749594360466">
            <text:p>62.47</text:p>
          </table:table-cell>
          <table:table-cell table:formula="of:=90-[.AD340]" office:value-type="float" office:value="27.5250405639534">
            <text:p>27.53</text:p>
          </table:table-cell>
          <table:table-cell table:formula="of:=IF([.AE340]&gt;85;0;IF([.AE340]&gt;5;58.1/TAN(RADIANS([.AE340]))-0.07/POWER(TAN(RADIANS([.AE340]));3)+0.000086/POWER(TAN(RADIANS([.AE340]));5);IF([.AE340]&gt;-0.575;1735+[.AE340]*(-518.2+[.AE340]*(103.4+[.AE340]*(-12.79+[.AE340]*0.711)));-20.772/TAN(RADIANS([.AE340])))))/3600" office:value-type="float" office:value="0.0308326885238465">
            <text:p>0.03</text:p>
          </table:table-cell>
          <table:table-cell table:formula="of:=[.AE340]+[.AF340]" office:value-type="float" office:value="27.5558732524773">
            <text:p>27.56</text:p>
          </table:table-cell>
          <table:table-cell table:formula="of:=IF([.AC340]&gt;0;MOD(DEGREES(ACOS(((SIN(RADIANS([.$B$2]))*COS(RADIANS([.AD340])))-SIN(RADIANS([.T340])))/(COS(RADIANS([.$B$2]))*SIN(RADIANS([.AD340])))))+180;360);MOD(540-DEGREES(ACOS(((SIN(RADIANS([.$B$2]))*COS(RADIANS([.AD340])))-SIN(RADIANS([.T340])))/(COS(RADIANS([.$B$2]))*SIN(RADIANS([.AD340])))));360))" office:value-type="float" office:value="182.414247014583">
            <text:p>182.4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0]+1" office:value-type="date" office:date-value="2026-12-06">
            <text:p>12/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1]+2415018.5+[.E341]-[.$B$4]/24" office:value-type="float" office:value="2461381.29166667">
            <text:p>2461381.29</text:p>
          </table:table-cell>
          <table:table-cell table:style-name="ce9" table:formula="of:=([.F341]-2451545)/36525" office:value-type="float" office:value="0.269302988820438">
            <text:p>0.26930299</text:p>
          </table:table-cell>
          <table:table-cell/>
          <table:table-cell table:formula="of:=MOD(280.46646+[.G341]*(36000.76983+[.G341]*0.0003032);360)" office:value-type="float" office:value="255.581397044971">
            <text:p>255.58</text:p>
          </table:table-cell>
          <table:table-cell table:formula="of:=357.52911+[.G341]*(35999.05029-0.0001537*[.G341])" office:value-type="float" office:value="10052.1809366473">
            <text:p>10052.18</text:p>
          </table:table-cell>
          <table:table-cell table:formula="of:=0.016708634-[.G341]*(0.000042037+0.0000001267*[.G341])" office:value-type="float" office:value="0.0166973041214555">
            <text:p>0.02</text:p>
          </table:table-cell>
          <table:table-cell table:formula="of:=SIN(RADIANS([.J341]))*(1.914602-[.G341]*(0.004817+0.000014*[.G341]))+SIN(RADIANS(2*[.J341]))*(0.019993-0.000101*[.G341])+SIN(RADIANS(3*[.J341]))*0.000289" office:value-type="float" office:value="-0.909671047553061">
            <text:p>-0.91</text:p>
          </table:table-cell>
          <table:table-cell table:formula="of:=[.I341]+[.L341]" office:value-type="float" office:value="254.671725997418">
            <text:p>254.67</text:p>
          </table:table-cell>
          <table:table-cell table:formula="of:=[.J341]+[.L341]" office:value-type="float" office:value="10051.2712655998">
            <text:p>10051.27</text:p>
          </table:table-cell>
          <table:table-cell table:formula="of:=(1.000001018*(1-[.K341]*[.K341]))/(1+[.K341]*COS(RADIANS([.N341])))" office:value-type="float" office:value="0.985295566292929">
            <text:p>0.99</text:p>
          </table:table-cell>
          <table:table-cell table:formula="of:=[.M341]-0.00569-0.00478*SIN(RADIANS(125.04-1934.136*[.G341]))" office:value-type="float" office:value="254.668834030336">
            <text:p>254.67</text:p>
          </table:table-cell>
          <table:table-cell table:formula="of:=23+(26+((21.448-[.G341]*(46.815+[.G341]*(0.00059-[.G341]*0.001813))))/60)/60" office:value-type="float" office:value="23.4357890481108">
            <text:p>23.44</text:p>
          </table:table-cell>
          <table:table-cell table:formula="of:=[.Q341]+0.00256*COS(RADIANS(125.04-1934.136*[.G341]))" office:value-type="float" office:value="23.4378646235885">
            <text:p>23.44</text:p>
          </table:table-cell>
          <table:table-cell table:formula="of:=DEGREES(ATAN2(COS(RADIANS([.P341]));COS(RADIANS([.R341]))*SIN(RADIANS([.P341]))))" office:value-type="float" office:value="-106.636557632876">
            <text:p>-106.64</text:p>
          </table:table-cell>
          <table:table-cell table:formula="of:=DEGREES(ASIN(SIN(RADIANS([.R341]))*SIN(RADIANS([.P341]))))" office:value-type="float" office:value="-22.5568370068028">
            <text:p>-22.56</text:p>
          </table:table-cell>
          <table:table-cell table:formula="of:=TAN(RADIANS([.R341]/2))*TAN(RADIANS([.R341]/2))" office:value-type="float" office:value="0.04302914238637">
            <text:p>0.04</text:p>
          </table:table-cell>
          <table:table-cell table:formula="of:=4*DEGREES([.U341]*SIN(2*RADIANS([.I341]))-2*[.K341]*SIN(RADIANS([.J341]))+4*[.K341]*[.U341]*SIN(RADIANS([.J341]))*COS(2*RADIANS([.I341]))-0.5*[.U341]*[.U341]*SIN(4*RADIANS([.I341]))-1.25*[.K341]*[.K341]*SIN(2*RADIANS([.J341])))" office:value-type="float" office:value="8.84266211706073">
            <text:p>8.84</text:p>
          </table:table-cell>
          <table:table-cell table:formula="of:=DEGREES(ACOS(COS(RADIANS(90.833))/(COS(RADIANS([.$B$2]))*COS(RADIANS([.T341])))-TAN(RADIANS([.$B$2]))*TAN(RADIANS([.T341]))))" office:value-type="float" office:value="70.853067356551">
            <text:p>70.85</text:p>
          </table:table-cell>
          <table:table-cell table:style-name="ce7" table:formula="of:=(720-4*[.$B$3]-[.V341]+[.$B$4]*60)/1440" office:value-type="float" office:value="0.493859262418708">
            <text:p>11:51:09</text:p>
          </table:table-cell>
          <table:table-cell table:style-name="ce7" table:formula="of:=([.X341]*1440-[.W341]*4)/1440" office:value-type="float" office:value="0.297045186428288">
            <text:p>7:07:45</text:p>
          </table:table-cell>
          <table:table-cell table:style-name="ce7" table:formula="of:=([.X341]*1440+[.W341]*4)/1440" office:value-type="float" office:value="0.690673338409127">
            <text:p>16:34:34</text:p>
          </table:table-cell>
          <table:table-cell table:formula="of:=8*[.W341]" office:value-type="float" office:value="566.824538852408">
            <text:p>566.82</text:p>
          </table:table-cell>
          <table:table-cell table:formula="of:=MOD([.E341]*1440+[.V341]+4*[.$B$3]-60*[.$B$4];1440)" office:value-type="float" office:value="728.842662117061">
            <text:p>728.84</text:p>
          </table:table-cell>
          <table:table-cell table:formula="of:=IF([.AB341]/4&lt;0;[.AB341]/4+180;[.AB341]/4-180)" office:value-type="float" office:value="2.21066552926518">
            <text:p>2.21</text:p>
          </table:table-cell>
          <table:table-cell table:formula="of:=DEGREES(ACOS(SIN(RADIANS([.$B$2]))*SIN(RADIANS([.T341]))+COS(RADIANS([.$B$2]))*COS(RADIANS([.T341]))*COS(RADIANS([.AC341]))))" office:value-type="float" office:value="62.5908238167509">
            <text:p>62.59</text:p>
          </table:table-cell>
          <table:table-cell table:formula="of:=90-[.AD341]" office:value-type="float" office:value="27.4091761832491">
            <text:p>27.41</text:p>
          </table:table-cell>
          <table:table-cell table:formula="of:=IF([.AE341]&gt;85;0;IF([.AE341]&gt;5;58.1/TAN(RADIANS([.AE341]))-0.07/POWER(TAN(RADIANS([.AE341]));3)+0.000086/POWER(TAN(RADIANS([.AE341]));5);IF([.AE341]&gt;-0.575;1735+[.AE341]*(-518.2+[.AE341]*(103.4+[.AE341]*(-12.79+[.AE341]*0.711)));-20.772/TAN(RADIANS([.AE341])))))/3600" office:value-type="float" office:value="0.0309840608667939">
            <text:p>0.03</text:p>
          </table:table-cell>
          <table:table-cell table:formula="of:=[.AE341]+[.AF341]" office:value-type="float" office:value="27.4401602441159">
            <text:p>27.44</text:p>
          </table:table-cell>
          <table:table-cell table:formula="of:=IF([.AC341]&gt;0;MOD(DEGREES(ACOS(((SIN(RADIANS([.$B$2]))*COS(RADIANS([.AD341])))-SIN(RADIANS([.T341])))/(COS(RADIANS([.$B$2]))*SIN(RADIANS([.AD341])))))+180;360);MOD(540-DEGREES(ACOS(((SIN(RADIANS([.$B$2]))*COS(RADIANS([.AD341])))-SIN(RADIANS([.T341])))/(COS(RADIANS([.$B$2]))*SIN(RADIANS([.AD341])))));360))" office:value-type="float" office:value="182.299756947481">
            <text:p>182.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1]+1" office:value-type="date" office:date-value="2026-12-07">
            <text:p>12/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2]+2415018.5+[.E342]-[.$B$4]/24" office:value-type="float" office:value="2461382.29166667">
            <text:p>2461382.29</text:p>
          </table:table-cell>
          <table:table-cell table:style-name="ce9" table:formula="of:=([.F342]-2451545)/36525" office:value-type="float" office:value="0.26933036732831">
            <text:p>0.26933037</text:p>
          </table:table-cell>
          <table:table-cell/>
          <table:table-cell table:formula="of:=MOD(280.46646+[.G342]*(36000.76983+[.G342]*0.0003032);360)" office:value-type="float" office:value="256.567044409607">
            <text:p>256.57</text:p>
          </table:table-cell>
          <table:table-cell table:formula="of:=357.52911+[.G342]*(35999.05029-0.0001537*[.G342])" office:value-type="float" office:value="10053.1665369268">
            <text:p>10053.17</text:p>
          </table:table-cell>
          <table:table-cell table:formula="of:=0.016708634-[.G342]*(0.000042037+0.0000001267*[.G342])" office:value-type="float" office:value="0.0166973029686767">
            <text:p>0.02</text:p>
          </table:table-cell>
          <table:table-cell table:formula="of:=SIN(RADIANS([.J342]))*(1.914602-[.G342]*(0.004817+0.000014*[.G342]))+SIN(RADIANS(2*[.J342]))*(0.019993-0.000101*[.G342])+SIN(RADIANS(3*[.J342]))*0.000289" office:value-type="float" office:value="-0.880032113414126">
            <text:p>-0.88</text:p>
          </table:table-cell>
          <table:table-cell table:formula="of:=[.I342]+[.L342]" office:value-type="float" office:value="255.687012296193">
            <text:p>255.69</text:p>
          </table:table-cell>
          <table:table-cell table:formula="of:=[.J342]+[.L342]" office:value-type="float" office:value="10052.2865048134">
            <text:p>10052.29</text:p>
          </table:table-cell>
          <table:table-cell table:formula="of:=(1.000001018*(1-[.K342]*[.K342]))/(1+[.K342]*COS(RADIANS([.N342])))" office:value-type="float" office:value="0.985159727504855">
            <text:p>0.99</text:p>
          </table:table-cell>
          <table:table-cell table:formula="of:=[.M342]-0.00569-0.00478*SIN(RADIANS(125.04-1934.136*[.G342]))" office:value-type="float" office:value="255.684123909709">
            <text:p>255.68</text:p>
          </table:table-cell>
          <table:table-cell table:formula="of:=23+(26+((21.448-[.G342]*(46.815+[.G342]*(0.00059-[.G342]*0.001813))))/60)/60" office:value-type="float" office:value="23.4357886920767">
            <text:p>23.44</text:p>
          </table:table-cell>
          <table:table-cell table:formula="of:=[.Q342]+0.00256*COS(RADIANS(125.04-1934.136*[.G342]))" office:value-type="float" office:value="23.4378628817024">
            <text:p>23.44</text:p>
          </table:table-cell>
          <table:table-cell table:formula="of:=DEGREES(ATAN2(COS(RADIANS([.P342]));COS(RADIANS([.R342]))*SIN(RADIANS([.P342]))))" office:value-type="float" office:value="-105.543416872358">
            <text:p>-105.54</text:p>
          </table:table-cell>
          <table:table-cell table:formula="of:=DEGREES(ASIN(SIN(RADIANS([.R342]))*SIN(RADIANS([.P342]))))" office:value-type="float" office:value="-22.6687564499529">
            <text:p>-22.67</text:p>
          </table:table-cell>
          <table:table-cell table:formula="of:=TAN(RADIANS([.R342]/2))*TAN(RADIANS([.R342]/2))" office:value-type="float" office:value="0.0430291358086573">
            <text:p>0.04</text:p>
          </table:table-cell>
          <table:table-cell table:formula="of:=4*DEGREES([.U342]*SIN(2*RADIANS([.I342]))-2*[.K342]*SIN(RADIANS([.J342]))+4*[.K342]*[.U342]*SIN(RADIANS([.J342]))*COS(2*RADIANS([.I342]))-0.5*[.U342]*[.U342]*SIN(4*RADIANS([.I342]))-1.25*[.K342]*[.K342]*SIN(2*RADIANS([.J342])))" office:value-type="float" office:value="8.41187177294931">
            <text:p>8.41</text:p>
          </table:table-cell>
          <table:table-cell table:formula="of:=DEGREES(ACOS(COS(RADIANS(90.833))/(COS(RADIANS([.$B$2]))*COS(RADIANS([.T342])))-TAN(RADIANS([.$B$2]))*TAN(RADIANS([.T342]))))" office:value-type="float" office:value="70.7373834038877">
            <text:p>70.74</text:p>
          </table:table-cell>
          <table:table-cell table:style-name="ce7" table:formula="of:=(720-4*[.$B$3]-[.V342]+[.$B$4]*60)/1440" office:value-type="float" office:value="0.494158422379896">
            <text:p>11:51:35</text:p>
          </table:table-cell>
          <table:table-cell table:style-name="ce7" table:formula="of:=([.X342]*1440-[.W342]*4)/1440" office:value-type="float" office:value="0.297665690702431">
            <text:p>7:08:38</text:p>
          </table:table-cell>
          <table:table-cell table:style-name="ce7" table:formula="of:=([.X342]*1440+[.W342]*4)/1440" office:value-type="float" office:value="0.690651154057362">
            <text:p>16:34:32</text:p>
          </table:table-cell>
          <table:table-cell table:formula="of:=8*[.W342]" office:value-type="float" office:value="565.899067231101">
            <text:p>565.9</text:p>
          </table:table-cell>
          <table:table-cell table:formula="of:=MOD([.E342]*1440+[.V342]+4*[.$B$3]-60*[.$B$4];1440)" office:value-type="float" office:value="728.411871772949">
            <text:p>728.41</text:p>
          </table:table-cell>
          <table:table-cell table:formula="of:=IF([.AB342]/4&lt;0;[.AB342]/4+180;[.AB342]/4-180)" office:value-type="float" office:value="2.10296794323733">
            <text:p>2.1</text:p>
          </table:table-cell>
          <table:table-cell table:formula="of:=DEGREES(ACOS(SIN(RADIANS([.$B$2]))*SIN(RADIANS([.T342]))+COS(RADIANS([.$B$2]))*COS(RADIANS([.T342]))*COS(RADIANS([.AC342]))))" office:value-type="float" office:value="62.6994571767032">
            <text:p>62.7</text:p>
          </table:table-cell>
          <table:table-cell table:formula="of:=90-[.AD342]" office:value-type="float" office:value="27.3005428232968">
            <text:p>27.3</text:p>
          </table:table-cell>
          <table:table-cell table:formula="of:=IF([.AE342]&gt;85;0;IF([.AE342]&gt;5;58.1/TAN(RADIANS([.AE342]))-0.07/POWER(TAN(RADIANS([.AE342]));3)+0.000086/POWER(TAN(RADIANS([.AE342]));5);IF([.AE342]&gt;-0.575;1735+[.AE342]*(-518.2+[.AE342]*(103.4+[.AE342]*(-12.79+[.AE342]*0.711)));-20.772/TAN(RADIANS([.AE342])))))/3600" office:value-type="float" office:value="0.0311270440819957">
            <text:p>0.03</text:p>
          </table:table-cell>
          <table:table-cell table:formula="of:=[.AE342]+[.AF342]" office:value-type="float" office:value="27.3316698673788">
            <text:p>27.33</text:p>
          </table:table-cell>
          <table:table-cell table:formula="of:=IF([.AC342]&gt;0;MOD(DEGREES(ACOS(((SIN(RADIANS([.$B$2]))*COS(RADIANS([.AD342])))-SIN(RADIANS([.T342])))/(COS(RADIANS([.$B$2]))*SIN(RADIANS([.AD342])))))+180;360);MOD(540-DEGREES(ACOS(((SIN(RADIANS([.$B$2]))*COS(RADIANS([.AD342])))-SIN(RADIANS([.T342])))/(COS(RADIANS([.$B$2]))*SIN(RADIANS([.AD342])))));360))" office:value-type="float" office:value="182.183790539348">
            <text:p>182.1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2]+1" office:value-type="date" office:date-value="2026-12-08">
            <text:p>12/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3]+2415018.5+[.E343]-[.$B$4]/24" office:value-type="float" office:value="2461383.29166667">
            <text:p>2461383.29</text:p>
          </table:table-cell>
          <table:table-cell table:style-name="ce9" table:formula="of:=([.F343]-2451545)/36525" office:value-type="float" office:value="0.269357745836181">
            <text:p>0.26935775</text:p>
          </table:table-cell>
          <table:table-cell/>
          <table:table-cell table:formula="of:=MOD(280.46646+[.G343]*(36000.76983+[.G343]*0.0003032);360)" office:value-type="float" office:value="257.552691774243">
            <text:p>257.55</text:p>
          </table:table-cell>
          <table:table-cell table:formula="of:=357.52911+[.G343]*(35999.05029-0.0001537*[.G343])" office:value-type="float" office:value="10054.1521372062">
            <text:p>10054.15</text:p>
          </table:table-cell>
          <table:table-cell table:formula="of:=0.016708634-[.G343]*(0.000042037+0.0000001267*[.G343])" office:value-type="float" office:value="0.0166973018158978">
            <text:p>0.02</text:p>
          </table:table-cell>
          <table:table-cell table:formula="of:=SIN(RADIANS([.J343]))*(1.914602-[.G343]*(0.004817+0.000014*[.G343]))+SIN(RADIANS(2*[.J343]))*(0.019993-0.000101*[.G343])+SIN(RADIANS(3*[.J343]))*0.000289" office:value-type="float" office:value="-0.85011783039498">
            <text:p>-0.85</text:p>
          </table:table-cell>
          <table:table-cell table:formula="of:=[.I343]+[.L343]" office:value-type="float" office:value="256.702573943848">
            <text:p>256.7</text:p>
          </table:table-cell>
          <table:table-cell table:formula="of:=[.J343]+[.L343]" office:value-type="float" office:value="10053.3020193758">
            <text:p>10053.3</text:p>
          </table:table-cell>
          <table:table-cell table:formula="of:=(1.000001018*(1-[.K343]*[.K343]))/(1+[.K343]*COS(RADIANS([.N343])))" office:value-type="float" office:value="0.985028395474147">
            <text:p>0.99</text:p>
          </table:table-cell>
          <table:table-cell table:formula="of:=[.M343]-0.00569-0.00478*SIN(RADIANS(125.04-1934.136*[.G343]))" office:value-type="float" office:value="256.69968913557">
            <text:p>256.7</text:p>
          </table:table-cell>
          <table:table-cell table:formula="of:=23+(26+((21.448-[.G343]*(46.815+[.G343]*(0.00059-[.G343]*0.001813))))/60)/60" office:value-type="float" office:value="23.4357883360426">
            <text:p>23.44</text:p>
          </table:table-cell>
          <table:table-cell table:formula="of:=[.Q343]+0.00256*COS(RADIANS(125.04-1934.136*[.G343]))" office:value-type="float" office:value="23.4378611380445">
            <text:p>23.44</text:p>
          </table:table-cell>
          <table:table-cell table:formula="of:=DEGREES(ATAN2(COS(RADIANS([.P343]));COS(RADIANS([.R343]))*SIN(RADIANS([.P343]))))" office:value-type="float" office:value="-104.448253200756">
            <text:p>-104.45</text:p>
          </table:table-cell>
          <table:table-cell table:formula="of:=DEGREES(ASIN(SIN(RADIANS([.R343]))*SIN(RADIANS([.P343]))))" office:value-type="float" office:value="-22.7732745250781">
            <text:p>-22.77</text:p>
          </table:table-cell>
          <table:table-cell table:formula="of:=TAN(RADIANS([.R343]/2))*TAN(RADIANS([.R343]/2))" office:value-type="float" office:value="0.0430291292242548">
            <text:p>0.04</text:p>
          </table:table-cell>
          <table:table-cell table:formula="of:=4*DEGREES([.U343]*SIN(2*RADIANS([.I343]))-2*[.K343]*SIN(RADIANS([.J343]))+4*[.K343]*[.U343]*SIN(RADIANS([.J343]))*COS(2*RADIANS([.I343]))-0.5*[.U343]*[.U343]*SIN(4*RADIANS([.I343]))-1.25*[.K343]*[.K343]*SIN(2*RADIANS([.J343])))" office:value-type="float" office:value="7.9731920085619">
            <text:p>7.97</text:p>
          </table:table-cell>
          <table:table-cell table:formula="of:=DEGREES(ACOS(COS(RADIANS(90.833))/(COS(RADIANS([.$B$2]))*COS(RADIANS([.T343])))-TAN(RADIANS([.$B$2]))*TAN(RADIANS([.T343]))))" office:value-type="float" office:value="70.6291095947703">
            <text:p>70.63</text:p>
          </table:table-cell>
          <table:table-cell table:style-name="ce7" table:formula="of:=(720-4*[.$B$3]-[.V343]+[.$B$4]*60)/1440" office:value-type="float" office:value="0.494463061105165">
            <text:p>11:52:02</text:p>
          </table:table-cell>
          <table:table-cell table:style-name="ce7" table:formula="of:=([.X343]*1440-[.W343]*4)/1440" office:value-type="float" office:value="0.298271090008581">
            <text:p>7:09:31</text:p>
          </table:table-cell>
          <table:table-cell table:style-name="ce7" table:formula="of:=([.X343]*1440+[.W343]*4)/1440" office:value-type="float" office:value="0.690655032201749">
            <text:p>16:34:33</text:p>
          </table:table-cell>
          <table:table-cell table:formula="of:=8*[.W343]" office:value-type="float" office:value="565.032876758162">
            <text:p>565.03</text:p>
          </table:table-cell>
          <table:table-cell table:formula="of:=MOD([.E343]*1440+[.V343]+4*[.$B$3]-60*[.$B$4];1440)" office:value-type="float" office:value="727.973192008562">
            <text:p>727.97</text:p>
          </table:table-cell>
          <table:table-cell table:formula="of:=IF([.AB343]/4&lt;0;[.AB343]/4+180;[.AB343]/4-180)" office:value-type="float" office:value="1.99329800214048">
            <text:p>1.99</text:p>
          </table:table-cell>
          <table:table-cell table:formula="of:=DEGREES(ACOS(SIN(RADIANS([.$B$2]))*SIN(RADIANS([.T343]))+COS(RADIANS([.$B$2]))*COS(RADIANS([.T343]))*COS(RADIANS([.AC343]))))" office:value-type="float" office:value="62.8008104030149">
            <text:p>62.8</text:p>
          </table:table-cell>
          <table:table-cell table:formula="of:=90-[.AD343]" office:value-type="float" office:value="27.1991895969851">
            <text:p>27.2</text:p>
          </table:table-cell>
          <table:table-cell table:formula="of:=IF([.AE343]&gt;85;0;IF([.AE343]&gt;5;58.1/TAN(RADIANS([.AE343]))-0.07/POWER(TAN(RADIANS([.AE343]));3)+0.000086/POWER(TAN(RADIANS([.AE343]));5);IF([.AE343]&gt;-0.575;1735+[.AE343]*(-518.2+[.AE343]*(103.4+[.AE343]*(-12.79+[.AE343]*0.711)));-20.772/TAN(RADIANS([.AE343])))))/3600" office:value-type="float" office:value="0.0312613792935828">
            <text:p>0.03</text:p>
          </table:table-cell>
          <table:table-cell table:formula="of:=[.AE343]+[.AF343]" office:value-type="float" office:value="27.2304509762787">
            <text:p>27.23</text:p>
          </table:table-cell>
          <table:table-cell table:formula="of:=IF([.AC343]&gt;0;MOD(DEGREES(ACOS(((SIN(RADIANS([.$B$2]))*COS(RADIANS([.AD343])))-SIN(RADIANS([.T343])))/(COS(RADIANS([.$B$2]))*SIN(RADIANS([.AD343])))))+180;360);MOD(540-DEGREES(ACOS(((SIN(RADIANS([.$B$2]))*COS(RADIANS([.AD343])))-SIN(RADIANS([.T343])))/(COS(RADIANS([.$B$2]))*SIN(RADIANS([.AD343])))));360))" office:value-type="float" office:value="182.066436465477">
            <text:p>182.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3]+1" office:value-type="date" office:date-value="2026-12-09">
            <text:p>12/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4]+2415018.5+[.E344]-[.$B$4]/24" office:value-type="float" office:value="2461384.29166667">
            <text:p>2461384.29</text:p>
          </table:table-cell>
          <table:table-cell table:style-name="ce9" table:formula="of:=([.F344]-2451545)/36525" office:value-type="float" office:value="0.269385124344052">
            <text:p>0.26938512</text:p>
          </table:table-cell>
          <table:table-cell/>
          <table:table-cell table:formula="of:=MOD(280.46646+[.G344]*(36000.76983+[.G344]*0.0003032);360)" office:value-type="float" office:value="258.538339138879">
            <text:p>258.54</text:p>
          </table:table-cell>
          <table:table-cell table:formula="of:=357.52911+[.G344]*(35999.05029-0.0001537*[.G344])" office:value-type="float" office:value="10055.1377374857">
            <text:p>10055.14</text:p>
          </table:table-cell>
          <table:table-cell table:formula="of:=0.016708634-[.G344]*(0.000042037+0.0000001267*[.G344])" office:value-type="float" office:value="0.0166973006631186">
            <text:p>0.02</text:p>
          </table:table-cell>
          <table:table-cell table:formula="of:=SIN(RADIANS([.J344]))*(1.914602-[.G344]*(0.004817+0.000014*[.G344]))+SIN(RADIANS(2*[.J344]))*(0.019993-0.000101*[.G344])+SIN(RADIANS(3*[.J344]))*0.000289" office:value-type="float" office:value="-0.819937426522279">
            <text:p>-0.82</text:p>
          </table:table-cell>
          <table:table-cell table:formula="of:=[.I344]+[.L344]" office:value-type="float" office:value="257.718401712356">
            <text:p>257.72</text:p>
          </table:table-cell>
          <table:table-cell table:formula="of:=[.J344]+[.L344]" office:value-type="float" office:value="10054.3178000592">
            <text:p>10054.32</text:p>
          </table:table-cell>
          <table:table-cell table:formula="of:=(1.000001018*(1-[.K344]*[.K344]))/(1+[.K344]*COS(RADIANS([.N344])))" office:value-type="float" office:value="0.984901612662815">
            <text:p>0.98</text:p>
          </table:table-cell>
          <table:table-cell table:formula="of:=[.M344]-0.00569-0.00478*SIN(RADIANS(125.04-1934.136*[.G344]))" office:value-type="float" office:value="257.715520479888">
            <text:p>257.72</text:p>
          </table:table-cell>
          <table:table-cell table:formula="of:=23+(26+((21.448-[.G344]*(46.815+[.G344]*(0.00059-[.G344]*0.001813))))/60)/60" office:value-type="float" office:value="23.4357879800085">
            <text:p>23.44</text:p>
          </table:table-cell>
          <table:table-cell table:formula="of:=[.Q344]+0.00256*COS(RADIANS(125.04-1934.136*[.G344]))" office:value-type="float" office:value="23.4378593926161">
            <text:p>23.44</text:p>
          </table:table-cell>
          <table:table-cell table:formula="of:=DEGREES(ATAN2(COS(RADIANS([.P344]));COS(RADIANS([.R344]))*SIN(RADIANS([.P344]))))" office:value-type="float" office:value="-103.351183480627">
            <text:p>-103.35</text:p>
          </table:table-cell>
          <table:table-cell table:formula="of:=DEGREES(ASIN(SIN(RADIANS([.R344]))*SIN(RADIANS([.P344]))))" office:value-type="float" office:value="-22.8703347478189">
            <text:p>-22.87</text:p>
          </table:table-cell>
          <table:table-cell table:formula="of:=TAN(RADIANS([.R344]/2))*TAN(RADIANS([.R344]/2))" office:value-type="float" office:value="0.043029122633167">
            <text:p>0.04</text:p>
          </table:table-cell>
          <table:table-cell table:formula="of:=4*DEGREES([.U344]*SIN(2*RADIANS([.I344]))-2*[.K344]*SIN(RADIANS([.J344]))+4*[.K344]*[.U344]*SIN(RADIANS([.J344]))*COS(2*RADIANS([.I344]))-0.5*[.U344]*[.U344]*SIN(4*RADIANS([.I344]))-1.25*[.K344]*[.K344]*SIN(2*RADIANS([.J344])))" office:value-type="float" office:value="7.52708981770492">
            <text:p>7.53</text:p>
          </table:table-cell>
          <table:table-cell table:formula="of:=DEGREES(ACOS(COS(RADIANS(90.833))/(COS(RADIANS([.$B$2]))*COS(RADIANS([.T344])))-TAN(RADIANS([.$B$2]))*TAN(RADIANS([.T344]))))" office:value-type="float" office:value="70.5283521649576">
            <text:p>70.53</text:p>
          </table:table-cell>
          <table:table-cell table:style-name="ce7" table:formula="of:=(720-4*[.$B$3]-[.V344]+[.$B$4]*60)/1440" office:value-type="float" office:value="0.49477285429326">
            <text:p>11:52:28</text:p>
          </table:table-cell>
          <table:table-cell table:style-name="ce7" table:formula="of:=([.X344]*1440-[.W344]*4)/1440" office:value-type="float" office:value="0.298860764946156">
            <text:p>7:10:22</text:p>
          </table:table-cell>
          <table:table-cell table:style-name="ce7" table:formula="of:=([.X344]*1440+[.W344]*4)/1440" office:value-type="float" office:value="0.690684943640365">
            <text:p>16:34:35</text:p>
          </table:table-cell>
          <table:table-cell table:formula="of:=8*[.W344]" office:value-type="float" office:value="564.22681731966">
            <text:p>564.23</text:p>
          </table:table-cell>
          <table:table-cell table:formula="of:=MOD([.E344]*1440+[.V344]+4*[.$B$3]-60*[.$B$4];1440)" office:value-type="float" office:value="727.527089817705">
            <text:p>727.53</text:p>
          </table:table-cell>
          <table:table-cell table:formula="of:=IF([.AB344]/4&lt;0;[.AB344]/4+180;[.AB344]/4-180)" office:value-type="float" office:value="1.88177245442623">
            <text:p>1.88</text:p>
          </table:table-cell>
          <table:table-cell table:formula="of:=DEGREES(ACOS(SIN(RADIANS([.$B$2]))*SIN(RADIANS([.T344]))+COS(RADIANS([.$B$2]))*COS(RADIANS([.T344]))*COS(RADIANS([.AC344]))))" office:value-type="float" office:value="62.894837350356">
            <text:p>62.89</text:p>
          </table:table-cell>
          <table:table-cell table:formula="of:=90-[.AD344]" office:value-type="float" office:value="27.105162649644">
            <text:p>27.11</text:p>
          </table:table-cell>
          <table:table-cell table:formula="of:=IF([.AE344]&gt;85;0;IF([.AE344]&gt;5;58.1/TAN(RADIANS([.AE344]))-0.07/POWER(TAN(RADIANS([.AE344]));3)+0.000086/POWER(TAN(RADIANS([.AE344]));5);IF([.AE344]&gt;-0.575;1735+[.AE344]*(-518.2+[.AE344]*(103.4+[.AE344]*(-12.79+[.AE344]*0.711)));-20.772/TAN(RADIANS([.AE344])))))/3600" office:value-type="float" office:value="0.0313868193391156">
            <text:p>0.03</text:p>
          </table:table-cell>
          <table:table-cell table:formula="of:=[.AE344]+[.AF344]" office:value-type="float" office:value="27.1365494689831">
            <text:p>27.14</text:p>
          </table:table-cell>
          <table:table-cell table:formula="of:=IF([.AC344]&gt;0;MOD(DEGREES(ACOS(((SIN(RADIANS([.$B$2]))*COS(RADIANS([.AD344])))-SIN(RADIANS([.T344])))/(COS(RADIANS([.$B$2]))*SIN(RADIANS([.AD344])))))+180;360);MOD(540-DEGREES(ACOS(((SIN(RADIANS([.$B$2]))*COS(RADIANS([.AD344])))-SIN(RADIANS([.T344])))/(COS(RADIANS([.$B$2]))*SIN(RADIANS([.AD344])))));360))" office:value-type="float" office:value="181.947784187944">
            <text:p>181.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4]+1" office:value-type="date" office:date-value="2026-12-10">
            <text:p>12/1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5]+2415018.5+[.E345]-[.$B$4]/24" office:value-type="float" office:value="2461385.29166667">
            <text:p>2461385.29</text:p>
          </table:table-cell>
          <table:table-cell table:style-name="ce9" table:formula="of:=([.F345]-2451545)/36525" office:value-type="float" office:value="0.269412502851924">
            <text:p>0.26941250</text:p>
          </table:table-cell>
          <table:table-cell/>
          <table:table-cell table:formula="of:=MOD(280.46646+[.G345]*(36000.76983+[.G345]*0.0003032);360)" office:value-type="float" office:value="259.523986503516">
            <text:p>259.52</text:p>
          </table:table-cell>
          <table:table-cell table:formula="of:=357.52911+[.G345]*(35999.05029-0.0001537*[.G345])" office:value-type="float" office:value="10056.1233377651">
            <text:p>10056.12</text:p>
          </table:table-cell>
          <table:table-cell table:formula="of:=0.016708634-[.G345]*(0.000042037+0.0000001267*[.G345])" office:value-type="float" office:value="0.0166972995103393">
            <text:p>0.02</text:p>
          </table:table-cell>
          <table:table-cell table:formula="of:=SIN(RADIANS([.J345]))*(1.914602-[.G345]*(0.004817+0.000014*[.G345]))+SIN(RADIANS(2*[.J345]))*(0.019993-0.000101*[.G345])+SIN(RADIANS(3*[.J345]))*0.000289" office:value-type="float" office:value="-0.789500226803811">
            <text:p>-0.79</text:p>
          </table:table-cell>
          <table:table-cell table:formula="of:=[.I345]+[.L345]" office:value-type="float" office:value="258.734486276713">
            <text:p>258.73</text:p>
          </table:table-cell>
          <table:table-cell table:formula="of:=[.J345]+[.L345]" office:value-type="float" office:value="10055.3338375383">
            <text:p>10055.33</text:p>
          </table:table-cell>
          <table:table-cell table:formula="of:=(1.000001018*(1-[.K345]*[.K345]))/(1+[.K345]*COS(RADIANS([.N345])))" office:value-type="float" office:value="0.984779420093734">
            <text:p>0.98</text:p>
          </table:table-cell>
          <table:table-cell table:formula="of:=[.M345]-0.00569-0.00478*SIN(RADIANS(125.04-1934.136*[.G345]))" office:value-type="float" office:value="258.731608617654">
            <text:p>258.73</text:p>
          </table:table-cell>
          <table:table-cell table:formula="of:=23+(26+((21.448-[.G345]*(46.815+[.G345]*(0.00059-[.G345]*0.001813))))/60)/60" office:value-type="float" office:value="23.4357876239744">
            <text:p>23.44</text:p>
          </table:table-cell>
          <table:table-cell table:formula="of:=[.Q345]+0.00256*COS(RADIANS(125.04-1934.136*[.G345]))" office:value-type="float" office:value="23.4378576454184">
            <text:p>23.44</text:p>
          </table:table-cell>
          <table:table-cell table:formula="of:=DEGREES(ATAN2(COS(RADIANS([.P345]));COS(RADIANS([.R345]))*SIN(RADIANS([.P345]))))" office:value-type="float" office:value="-102.252327938812">
            <text:p>-102.25</text:p>
          </table:table-cell>
          <table:table-cell table:formula="of:=DEGREES(ASIN(SIN(RADIANS([.R345]))*SIN(RADIANS([.P345]))))" office:value-type="float" office:value="-22.9598841459487">
            <text:p>-22.96</text:p>
          </table:table-cell>
          <table:table-cell table:formula="of:=TAN(RADIANS([.R345]/2))*TAN(RADIANS([.R345]/2))" office:value-type="float" office:value="0.0430291160353982">
            <text:p>0.04</text:p>
          </table:table-cell>
          <table:table-cell table:formula="of:=4*DEGREES([.U345]*SIN(2*RADIANS([.I345]))-2*[.K345]*SIN(RADIANS([.J345]))+4*[.K345]*[.U345]*SIN(RADIANS([.J345]))*COS(2*RADIANS([.I345]))-0.5*[.U345]*[.U345]*SIN(4*RADIANS([.I345]))-1.25*[.K345]*[.K345]*SIN(2*RADIANS([.J345])))" office:value-type="float" office:value="7.07404382782882">
            <text:p>7.07</text:p>
          </table:table-cell>
          <table:table-cell table:formula="of:=DEGREES(ACOS(COS(RADIANS(90.833))/(COS(RADIANS([.$B$2]))*COS(RADIANS([.T345])))-TAN(RADIANS([.$B$2]))*TAN(RADIANS([.T345]))))" office:value-type="float" office:value="70.4352113699723">
            <text:p>70.44</text:p>
          </table:table-cell>
          <table:table-cell table:style-name="ce7" table:formula="of:=(720-4*[.$B$3]-[.V345]+[.$B$4]*60)/1440" office:value-type="float" office:value="0.495087469564008">
            <text:p>11:52:56</text:p>
          </table:table-cell>
          <table:table-cell table:style-name="ce7" table:formula="of:=([.X345]*1440-[.W345]*4)/1440" office:value-type="float" office:value="0.299434104647418">
            <text:p>7:11:11</text:p>
          </table:table-cell>
          <table:table-cell table:style-name="ce7" table:formula="of:=([.X345]*1440+[.W345]*4)/1440" office:value-type="float" office:value="0.690740834480597">
            <text:p>16:34:40</text:p>
          </table:table-cell>
          <table:table-cell table:formula="of:=8*[.W345]" office:value-type="float" office:value="563.481690959778">
            <text:p>563.48</text:p>
          </table:table-cell>
          <table:table-cell table:formula="of:=MOD([.E345]*1440+[.V345]+4*[.$B$3]-60*[.$B$4];1440)" office:value-type="float" office:value="727.074043827829">
            <text:p>727.07</text:p>
          </table:table-cell>
          <table:table-cell table:formula="of:=IF([.AB345]/4&lt;0;[.AB345]/4+180;[.AB345]/4-180)" office:value-type="float" office:value="1.76851095695721">
            <text:p>1.77</text:p>
          </table:table-cell>
          <table:table-cell table:formula="of:=DEGREES(ACOS(SIN(RADIANS([.$B$2]))*SIN(RADIANS([.T345]))+COS(RADIANS([.$B$2]))*COS(RADIANS([.T345]))*COS(RADIANS([.AC345]))))" office:value-type="float" office:value="62.9814948933461">
            <text:p>62.98</text:p>
          </table:table-cell>
          <table:table-cell table:formula="of:=90-[.AD345]" office:value-type="float" office:value="27.0185051066539">
            <text:p>27.02</text:p>
          </table:table-cell>
          <table:table-cell table:formula="of:=IF([.AE345]&gt;85;0;IF([.AE345]&gt;5;58.1/TAN(RADIANS([.AE345]))-0.07/POWER(TAN(RADIANS([.AE345]));3)+0.000086/POWER(TAN(RADIANS([.AE345]));5);IF([.AE345]&gt;-0.575;1735+[.AE345]*(-518.2+[.AE345]*(103.4+[.AE345]*(-12.79+[.AE345]*0.711)));-20.772/TAN(RADIANS([.AE345])))))/3600" office:value-type="float" office:value="0.0315031298979021">
            <text:p>0.03</text:p>
          </table:table-cell>
          <table:table-cell table:formula="of:=[.AE345]+[.AF345]" office:value-type="float" office:value="27.0500082365518">
            <text:p>27.05</text:p>
          </table:table-cell>
          <table:table-cell table:formula="of:=IF([.AC345]&gt;0;MOD(DEGREES(ACOS(((SIN(RADIANS([.$B$2]))*COS(RADIANS([.AD345])))-SIN(RADIANS([.T345])))/(COS(RADIANS([.$B$2]))*SIN(RADIANS([.AD345])))))+180;360);MOD(540-DEGREES(ACOS(((SIN(RADIANS([.$B$2]))*COS(RADIANS([.AD345])))-SIN(RADIANS([.T345])))/(COS(RADIANS([.$B$2]))*SIN(RADIANS([.AD345])))));360))" office:value-type="float" office:value="181.827923888714">
            <text:p>181.8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5]+1" office:value-type="date" office:date-value="2026-12-11">
            <text:p>12/1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6]+2415018.5+[.E346]-[.$B$4]/24" office:value-type="float" office:value="2461386.29166667">
            <text:p>2461386.29</text:p>
          </table:table-cell>
          <table:table-cell table:style-name="ce9" table:formula="of:=([.F346]-2451545)/36525" office:value-type="float" office:value="0.269439881359795">
            <text:p>0.26943988</text:p>
          </table:table-cell>
          <table:table-cell/>
          <table:table-cell table:formula="of:=MOD(280.46646+[.G346]*(36000.76983+[.G346]*0.0003032);360)" office:value-type="float" office:value="260.509633868154">
            <text:p>260.51</text:p>
          </table:table-cell>
          <table:table-cell table:formula="of:=357.52911+[.G346]*(35999.05029-0.0001537*[.G346])" office:value-type="float" office:value="10057.1089380446">
            <text:p>10057.11</text:p>
          </table:table-cell>
          <table:table-cell table:formula="of:=0.016708634-[.G346]*(0.000042037+0.0000001267*[.G346])" office:value-type="float" office:value="0.0166972983575597">
            <text:p>0.02</text:p>
          </table:table-cell>
          <table:table-cell table:formula="of:=SIN(RADIANS([.J346]))*(1.914602-[.G346]*(0.004817+0.000014*[.G346]))+SIN(RADIANS(2*[.J346]))*(0.019993-0.000101*[.G346])+SIN(RADIANS(3*[.J346]))*0.000289" office:value-type="float" office:value="-0.758815649989343">
            <text:p>-0.76</text:p>
          </table:table-cell>
          <table:table-cell table:formula="of:=[.I346]+[.L346]" office:value-type="float" office:value="259.750818218165">
            <text:p>259.75</text:p>
          </table:table-cell>
          <table:table-cell table:formula="of:=[.J346]+[.L346]" office:value-type="float" office:value="10056.3501223946">
            <text:p>10056.35</text:p>
          </table:table-cell>
          <table:table-cell table:formula="of:=(1.000001018*(1-[.K346]*[.K346]))/(1+[.K346]*COS(RADIANS([.N346])))" office:value-type="float" office:value="0.984661857334023">
            <text:p>0.98</text:p>
          </table:table-cell>
          <table:table-cell table:formula="of:=[.M346]-0.00569-0.00478*SIN(RADIANS(125.04-1934.136*[.G346]))" office:value-type="float" office:value="259.747944130114">
            <text:p>259.75</text:p>
          </table:table-cell>
          <table:table-cell table:formula="of:=23+(26+((21.448-[.G346]*(46.815+[.G346]*(0.00059-[.G346]*0.001813))))/60)/60" office:value-type="float" office:value="23.4357872679403">
            <text:p>23.44</text:p>
          </table:table-cell>
          <table:table-cell table:formula="of:=[.Q346]+0.00256*COS(RADIANS(125.04-1934.136*[.G346]))" office:value-type="float" office:value="23.4378558964525">
            <text:p>23.44</text:p>
          </table:table-cell>
          <table:table-cell table:formula="of:=DEGREES(ATAN2(COS(RADIANS([.P346]));COS(RADIANS([.R346]))*SIN(RADIANS([.P346]))))" office:value-type="float" office:value="-101.151809973006">
            <text:p>-101.15</text:p>
          </table:table-cell>
          <table:table-cell table:formula="of:=DEGREES(ASIN(SIN(RADIANS([.R346]))*SIN(RADIANS([.P346]))))" office:value-type="float" office:value="-23.0418733471266">
            <text:p>-23.04</text:p>
          </table:table-cell>
          <table:table-cell table:formula="of:=TAN(RADIANS([.R346]/2))*TAN(RADIANS([.R346]/2))" office:value-type="float" office:value="0.043029109430953">
            <text:p>0.04</text:p>
          </table:table-cell>
          <table:table-cell table:formula="of:=4*DEGREES([.U346]*SIN(2*RADIANS([.I346]))-2*[.K346]*SIN(RADIANS([.J346]))+4*[.K346]*[.U346]*SIN(RADIANS([.J346]))*COS(2*RADIANS([.I346]))-0.5*[.U346]*[.U346]*SIN(4*RADIANS([.I346]))-1.25*[.K346]*[.K346]*SIN(2*RADIANS([.J346])))" office:value-type="float" office:value="6.61454355492574">
            <text:p>6.61</text:p>
          </table:table-cell>
          <table:table-cell table:formula="of:=DEGREES(ACOS(COS(RADIANS(90.833))/(COS(RADIANS([.$B$2]))*COS(RADIANS([.T346])))-TAN(RADIANS([.$B$2]))*TAN(RADIANS([.T346]))))" office:value-type="float" office:value="70.349781150161">
            <text:p>70.35</text:p>
          </table:table-cell>
          <table:table-cell table:style-name="ce7" table:formula="of:=(720-4*[.$B$3]-[.V346]+[.$B$4]*60)/1440" office:value-type="float" office:value="0.495406566975746">
            <text:p>11:53:23</text:p>
          </table:table-cell>
          <table:table-cell table:style-name="ce7" table:formula="of:=([.X346]*1440-[.W346]*4)/1440" office:value-type="float" office:value="0.299990508225299">
            <text:p>7:11:59</text:p>
          </table:table-cell>
          <table:table-cell table:style-name="ce7" table:formula="of:=([.X346]*1440+[.W346]*4)/1440" office:value-type="float" office:value="0.690822625726193">
            <text:p>16:34:47</text:p>
          </table:table-cell>
          <table:table-cell table:formula="of:=8*[.W346]" office:value-type="float" office:value="562.798249201288">
            <text:p>562.8</text:p>
          </table:table-cell>
          <table:table-cell table:formula="of:=MOD([.E346]*1440+[.V346]+4*[.$B$3]-60*[.$B$4];1440)" office:value-type="float" office:value="726.614543554926">
            <text:p>726.61</text:p>
          </table:table-cell>
          <table:table-cell table:formula="of:=IF([.AB346]/4&lt;0;[.AB346]/4+180;[.AB346]/4-180)" office:value-type="float" office:value="1.65363588873143">
            <text:p>1.65</text:p>
          </table:table-cell>
          <table:table-cell table:formula="of:=DEGREES(ACOS(SIN(RADIANS([.$B$2]))*SIN(RADIANS([.T346]))+COS(RADIANS([.$B$2]))*COS(RADIANS([.T346]))*COS(RADIANS([.AC346]))))" office:value-type="float" office:value="63.0607429764095">
            <text:p>63.06</text:p>
          </table:table-cell>
          <table:table-cell table:formula="of:=90-[.AD346]" office:value-type="float" office:value="26.9392570235905">
            <text:p>26.94</text:p>
          </table:table-cell>
          <table:table-cell table:formula="of:=IF([.AE346]&gt;85;0;IF([.AE346]&gt;5;58.1/TAN(RADIANS([.AE346]))-0.07/POWER(TAN(RADIANS([.AE346]));3)+0.000086/POWER(TAN(RADIANS([.AE346]));5);IF([.AE346]&gt;-0.575;1735+[.AE346]*(-518.2+[.AE346]*(103.4+[.AE346]*(-12.79+[.AE346]*0.711)));-20.772/TAN(RADIANS([.AE346])))))/3600" office:value-type="float" office:value="0.0316100905848926">
            <text:p>0.03</text:p>
          </table:table-cell>
          <table:table-cell table:formula="of:=[.AE346]+[.AF346]" office:value-type="float" office:value="26.9708671141754">
            <text:p>26.97</text:p>
          </table:table-cell>
          <table:table-cell table:formula="of:=IF([.AC346]&gt;0;MOD(DEGREES(ACOS(((SIN(RADIANS([.$B$2]))*COS(RADIANS([.AD346])))-SIN(RADIANS([.T346])))/(COS(RADIANS([.$B$2]))*SIN(RADIANS([.AD346])))))+180;360);MOD(540-DEGREES(ACOS(((SIN(RADIANS([.$B$2]))*COS(RADIANS([.AD346])))-SIN(RADIANS([.T346])))/(COS(RADIANS([.$B$2]))*SIN(RADIANS([.AD346])))));360))" office:value-type="float" office:value="181.706946404015">
            <text:p>181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6]+1" office:value-type="date" office:date-value="2026-12-12">
            <text:p>12/1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7]+2415018.5+[.E347]-[.$B$4]/24" office:value-type="float" office:value="2461387.29166667">
            <text:p>2461387.29</text:p>
          </table:table-cell>
          <table:table-cell table:style-name="ce9" table:formula="of:=([.F347]-2451545)/36525" office:value-type="float" office:value="0.269467259867666">
            <text:p>0.26946726</text:p>
          </table:table-cell>
          <table:table-cell/>
          <table:table-cell table:formula="of:=MOD(280.46646+[.G347]*(36000.76983+[.G347]*0.0003032);360)" office:value-type="float" office:value="261.49528123279">
            <text:p>261.5</text:p>
          </table:table-cell>
          <table:table-cell table:formula="of:=357.52911+[.G347]*(35999.05029-0.0001537*[.G347])" office:value-type="float" office:value="10058.0945383241">
            <text:p>10058.09</text:p>
          </table:table-cell>
          <table:table-cell table:formula="of:=0.016708634-[.G347]*(0.000042037+0.0000001267*[.G347])" office:value-type="float" office:value="0.01669729720478">
            <text:p>0.02</text:p>
          </table:table-cell>
          <table:table-cell table:formula="of:=SIN(RADIANS([.J347]))*(1.914602-[.G347]*(0.004817+0.000014*[.G347]))+SIN(RADIANS(2*[.J347]))*(0.019993-0.000101*[.G347])+SIN(RADIANS(3*[.J347]))*0.000289" office:value-type="float" office:value="-0.727893205281126">
            <text:p>-0.73</text:p>
          </table:table-cell>
          <table:table-cell table:formula="of:=[.I347]+[.L347]" office:value-type="float" office:value="260.767388027509">
            <text:p>260.77</text:p>
          </table:table-cell>
          <table:table-cell table:formula="of:=[.J347]+[.L347]" office:value-type="float" office:value="10057.3666451188">
            <text:p>10057.37</text:p>
          </table:table-cell>
          <table:table-cell table:formula="of:=(1.000001018*(1-[.K347]*[.K347]))/(1+[.K347]*COS(RADIANS([.N347])))" office:value-type="float" office:value="0.984548962478972">
            <text:p>0.98</text:p>
          </table:table-cell>
          <table:table-cell table:formula="of:=[.M347]-0.00569-0.00478*SIN(RADIANS(125.04-1934.136*[.G347]))" office:value-type="float" office:value="260.764517508061">
            <text:p>260.76</text:p>
          </table:table-cell>
          <table:table-cell table:formula="of:=23+(26+((21.448-[.G347]*(46.815+[.G347]*(0.00059-[.G347]*0.001813))))/60)/60" office:value-type="float" office:value="23.4357869119062">
            <text:p>23.44</text:p>
          </table:table-cell>
          <table:table-cell table:formula="of:=[.Q347]+0.00256*COS(RADIANS(125.04-1934.136*[.G347]))" office:value-type="float" office:value="23.4378541457196">
            <text:p>23.44</text:p>
          </table:table-cell>
          <table:table-cell table:formula="of:=DEGREES(ATAN2(COS(RADIANS([.P347]));COS(RADIANS([.R347]))*SIN(RADIANS([.P347]))))" office:value-type="float" office:value="-100.049755947128">
            <text:p>-100.05</text:p>
          </table:table-cell>
          <table:table-cell table:formula="of:=DEGREES(ASIN(SIN(RADIANS([.R347]))*SIN(RADIANS([.P347]))))" office:value-type="float" office:value="-23.1162566617791">
            <text:p>-23.12</text:p>
          </table:table-cell>
          <table:table-cell table:formula="of:=TAN(RADIANS([.R347]/2))*TAN(RADIANS([.R347]/2))" office:value-type="float" office:value="0.0430291028198359">
            <text:p>0.04</text:p>
          </table:table-cell>
          <table:table-cell table:formula="of:=4*DEGREES([.U347]*SIN(2*RADIANS([.I347]))-2*[.K347]*SIN(RADIANS([.J347]))+4*[.K347]*[.U347]*SIN(RADIANS([.J347]))*COS(2*RADIANS([.I347]))-0.5*[.U347]*[.U347]*SIN(4*RADIANS([.I347]))-1.25*[.K347]*[.K347]*SIN(2*RADIANS([.J347])))" office:value-type="float" office:value="6.14908863112973">
            <text:p>6.15</text:p>
          </table:table-cell>
          <table:table-cell table:formula="of:=DEGREES(ACOS(COS(RADIANS(90.833))/(COS(RADIANS([.$B$2]))*COS(RADIANS([.T347])))-TAN(RADIANS([.$B$2]))*TAN(RADIANS([.T347]))))" office:value-type="float" office:value="70.2721488115673">
            <text:p>70.27</text:p>
          </table:table-cell>
          <table:table-cell table:style-name="ce7" table:formula="of:=(720-4*[.$B$3]-[.V347]+[.$B$4]*60)/1440" office:value-type="float" office:value="0.495729799561716">
            <text:p>11:53:51</text:p>
          </table:table-cell>
          <table:table-cell table:style-name="ce7" table:formula="of:=([.X347]*1440-[.W347]*4)/1440" office:value-type="float" office:value="0.300529386196251">
            <text:p>7:12:46</text:p>
          </table:table-cell>
          <table:table-cell table:style-name="ce7" table:formula="of:=([.X347]*1440+[.W347]*4)/1440" office:value-type="float" office:value="0.69093021292718">
            <text:p>16:34:56</text:p>
          </table:table-cell>
          <table:table-cell table:formula="of:=8*[.W347]" office:value-type="float" office:value="562.177190492538">
            <text:p>562.18</text:p>
          </table:table-cell>
          <table:table-cell table:formula="of:=MOD([.E347]*1440+[.V347]+4*[.$B$3]-60*[.$B$4];1440)" office:value-type="float" office:value="726.14908863113">
            <text:p>726.15</text:p>
          </table:table-cell>
          <table:table-cell table:formula="of:=IF([.AB347]/4&lt;0;[.AB347]/4+180;[.AB347]/4-180)" office:value-type="float" office:value="1.53727215778244">
            <text:p>1.54</text:p>
          </table:table-cell>
          <table:table-cell table:formula="of:=DEGREES(ACOS(SIN(RADIANS([.$B$2]))*SIN(RADIANS([.T347]))+COS(RADIANS([.$B$2]))*COS(RADIANS([.T347]))*COS(RADIANS([.AC347]))))" office:value-type="float" office:value="63.1325446609061">
            <text:p>63.13</text:p>
          </table:table-cell>
          <table:table-cell table:formula="of:=90-[.AD347]" office:value-type="float" office:value="26.8674553390939">
            <text:p>26.87</text:p>
          </table:table-cell>
          <table:table-cell table:formula="of:=IF([.AE347]&gt;85;0;IF([.AE347]&gt;5;58.1/TAN(RADIANS([.AE347]))-0.07/POWER(TAN(RADIANS([.AE347]));3)+0.000086/POWER(TAN(RADIANS([.AE347]));5);IF([.AE347]&gt;-0.575;1735+[.AE347]*(-518.2+[.AE347]*(103.4+[.AE347]*(-12.79+[.AE347]*0.711)));-20.772/TAN(RADIANS([.AE347])))))/3600" office:value-type="float" office:value="0.0317074960009561">
            <text:p>0.03</text:p>
          </table:table-cell>
          <table:table-cell table:formula="of:=[.AE347]+[.AF347]" office:value-type="float" office:value="26.8991628350949">
            <text:p>26.9</text:p>
          </table:table-cell>
          <table:table-cell table:formula="of:=IF([.AC347]&gt;0;MOD(DEGREES(ACOS(((SIN(RADIANS([.$B$2]))*COS(RADIANS([.AD347])))-SIN(RADIANS([.T347])))/(COS(RADIANS([.$B$2]))*SIN(RADIANS([.AD347])))))+180;360);MOD(540-DEGREES(ACOS(((SIN(RADIANS([.$B$2]))*COS(RADIANS([.AD347])))-SIN(RADIANS([.T347])))/(COS(RADIANS([.$B$2]))*SIN(RADIANS([.AD347])))));360))" office:value-type="float" office:value="181.58494316003">
            <text:p>181.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7]+1" office:value-type="date" office:date-value="2026-12-13">
            <text:p>12/1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8]+2415018.5+[.E348]-[.$B$4]/24" office:value-type="float" office:value="2461388.29166667">
            <text:p>2461388.29</text:p>
          </table:table-cell>
          <table:table-cell table:style-name="ce9" table:formula="of:=([.F348]-2451545)/36525" office:value-type="float" office:value="0.269494638375538">
            <text:p>0.26949464</text:p>
          </table:table-cell>
          <table:table-cell/>
          <table:table-cell table:formula="of:=MOD(280.46646+[.G348]*(36000.76983+[.G348]*0.0003032);360)" office:value-type="float" office:value="262.480928597428">
            <text:p>262.48</text:p>
          </table:table-cell>
          <table:table-cell table:formula="of:=357.52911+[.G348]*(35999.05029-0.0001537*[.G348])" office:value-type="float" office:value="10059.0801386035">
            <text:p>10059.08</text:p>
          </table:table-cell>
          <table:table-cell table:formula="of:=0.016708634-[.G348]*(0.000042037+0.0000001267*[.G348])" office:value-type="float" office:value="0.0166972960520001">
            <text:p>0.02</text:p>
          </table:table-cell>
          <table:table-cell table:formula="of:=SIN(RADIANS([.J348]))*(1.914602-[.G348]*(0.004817+0.000014*[.G348]))+SIN(RADIANS(2*[.J348]))*(0.019993-0.000101*[.G348])+SIN(RADIANS(3*[.J348]))*0.000289" office:value-type="float" office:value="-0.6967424889932">
            <text:p>-0.7</text:p>
          </table:table-cell>
          <table:table-cell table:formula="of:=[.I348]+[.L348]" office:value-type="float" office:value="261.784186108435">
            <text:p>261.78</text:p>
          </table:table-cell>
          <table:table-cell table:formula="of:=[.J348]+[.L348]" office:value-type="float" office:value="10058.3833961145">
            <text:p>10058.38</text:p>
          </table:table-cell>
          <table:table-cell table:formula="of:=(1.000001018*(1-[.K348]*[.K348]))/(1+[.K348]*COS(RADIANS([.N348])))" office:value-type="float" office:value="0.984440772136529">
            <text:p>0.98</text:p>
          </table:table-cell>
          <table:table-cell table:formula="of:=[.M348]-0.00569-0.00478*SIN(RADIANS(125.04-1934.136*[.G348]))" office:value-type="float" office:value="261.781319155181">
            <text:p>261.78</text:p>
          </table:table-cell>
          <table:table-cell table:formula="of:=23+(26+((21.448-[.G348]*(46.815+[.G348]*(0.00059-[.G348]*0.001813))))/60)/60" office:value-type="float" office:value="23.4357865558721">
            <text:p>23.44</text:p>
          </table:table-cell>
          <table:table-cell table:formula="of:=[.Q348]+0.00256*COS(RADIANS(125.04-1934.136*[.G348]))" office:value-type="float" office:value="23.4378523932209">
            <text:p>23.44</text:p>
          </table:table-cell>
          <table:table-cell table:formula="of:=DEGREES(ATAN2(COS(RADIANS([.P348]));COS(RADIANS([.R348]))*SIN(RADIANS([.P348]))))" office:value-type="float" office:value="-98.9462949760504">
            <text:p>-98.95</text:p>
          </table:table-cell>
          <table:table-cell table:formula="of:=DEGREES(ASIN(SIN(RADIANS([.R348]))*SIN(RADIANS([.P348]))))" office:value-type="float" office:value="-23.1829921607659">
            <text:p>-23.18</text:p>
          </table:table-cell>
          <table:table-cell table:formula="of:=TAN(RADIANS([.R348]/2))*TAN(RADIANS([.R348]/2))" office:value-type="float" office:value="0.0430290962020515">
            <text:p>0.04</text:p>
          </table:table-cell>
          <table:table-cell table:formula="of:=4*DEGREES([.U348]*SIN(2*RADIANS([.I348]))-2*[.K348]*SIN(RADIANS([.J348]))+4*[.K348]*[.U348]*SIN(RADIANS([.J348]))*COS(2*RADIANS([.I348]))-0.5*[.U348]*[.U348]*SIN(4*RADIANS([.I348]))-1.25*[.K348]*[.K348]*SIN(2*RADIANS([.J348])))" office:value-type="float" office:value="5.67818800687632">
            <text:p>5.68</text:p>
          </table:table-cell>
          <table:table-cell table:formula="of:=DEGREES(ACOS(COS(RADIANS(90.833))/(COS(RADIANS([.$B$2]))*COS(RADIANS([.T348])))-TAN(RADIANS([.$B$2]))*TAN(RADIANS([.T348]))))" office:value-type="float" office:value="70.2023947247523">
            <text:p>70.2</text:p>
          </table:table-cell>
          <table:table-cell table:style-name="ce7" table:formula="of:=(720-4*[.$B$3]-[.V348]+[.$B$4]*60)/1440" office:value-type="float" office:value="0.496056813884114">
            <text:p>11:54:19</text:p>
          </table:table-cell>
          <table:table-cell table:style-name="ce7" table:formula="of:=([.X348]*1440-[.W348]*4)/1440" office:value-type="float" office:value="0.301050161870913">
            <text:p>7:13:31</text:p>
          </table:table-cell>
          <table:table-cell table:style-name="ce7" table:formula="of:=([.X348]*1440+[.W348]*4)/1440" office:value-type="float" office:value="0.691063465897314">
            <text:p>16:35:08</text:p>
          </table:table-cell>
          <table:table-cell table:formula="of:=8*[.W348]" office:value-type="float" office:value="561.619157798019">
            <text:p>561.62</text:p>
          </table:table-cell>
          <table:table-cell table:formula="of:=MOD([.E348]*1440+[.V348]+4*[.$B$3]-60*[.$B$4];1440)" office:value-type="float" office:value="725.678188006876">
            <text:p>725.68</text:p>
          </table:table-cell>
          <table:table-cell table:formula="of:=IF([.AB348]/4&lt;0;[.AB348]/4+180;[.AB348]/4-180)" office:value-type="float" office:value="1.41954700171908">
            <text:p>1.42</text:p>
          </table:table-cell>
          <table:table-cell table:formula="of:=DEGREES(ACOS(SIN(RADIANS([.$B$2]))*SIN(RADIANS([.T348]))+COS(RADIANS([.$B$2]))*COS(RADIANS([.T348]))*COS(RADIANS([.AC348]))))" office:value-type="float" office:value="63.1968661693517">
            <text:p>63.2</text:p>
          </table:table-cell>
          <table:table-cell table:formula="of:=90-[.AD348]" office:value-type="float" office:value="26.8031338306483">
            <text:p>26.8</text:p>
          </table:table-cell>
          <table:table-cell table:formula="of:=IF([.AE348]&gt;85;0;IF([.AE348]&gt;5;58.1/TAN(RADIANS([.AE348]))-0.07/POWER(TAN(RADIANS([.AE348]));3)+0.000086/POWER(TAN(RADIANS([.AE348]));5);IF([.AE348]&gt;-0.575;1735+[.AE348]*(-518.2+[.AE348]*(103.4+[.AE348]*(-12.79+[.AE348]*0.711)));-20.772/TAN(RADIANS([.AE348])))))/3600" office:value-type="float" office:value="0.031795156730445">
            <text:p>0.03</text:p>
          </table:table-cell>
          <table:table-cell table:formula="of:=[.AE348]+[.AF348]" office:value-type="float" office:value="26.8349289873788">
            <text:p>26.83</text:p>
          </table:table-cell>
          <table:table-cell table:formula="of:=IF([.AC348]&gt;0;MOD(DEGREES(ACOS(((SIN(RADIANS([.$B$2]))*COS(RADIANS([.AD348])))-SIN(RADIANS([.T348])))/(COS(RADIANS([.$B$2]))*SIN(RADIANS([.AD348])))))+180;360);MOD(540-DEGREES(ACOS(((SIN(RADIANS([.$B$2]))*COS(RADIANS([.AD348])))-SIN(RADIANS([.T348])))/(COS(RADIANS([.$B$2]))*SIN(RADIANS([.AD348])))));360))" office:value-type="float" office:value="181.462006109912">
            <text:p>181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8]+1" office:value-type="date" office:date-value="2026-12-14">
            <text:p>12/1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49]+2415018.5+[.E349]-[.$B$4]/24" office:value-type="float" office:value="2461389.29166667">
            <text:p>2461389.29</text:p>
          </table:table-cell>
          <table:table-cell table:style-name="ce9" table:formula="of:=([.F349]-2451545)/36525" office:value-type="float" office:value="0.269522016883409">
            <text:p>0.26952202</text:p>
          </table:table-cell>
          <table:table-cell/>
          <table:table-cell table:formula="of:=MOD(280.46646+[.G349]*(36000.76983+[.G349]*0.0003032);360)" office:value-type="float" office:value="263.466575962068">
            <text:p>263.47</text:p>
          </table:table-cell>
          <table:table-cell table:formula="of:=357.52911+[.G349]*(35999.05029-0.0001537*[.G349])" office:value-type="float" office:value="10060.065738883">
            <text:p>10060.07</text:p>
          </table:table-cell>
          <table:table-cell table:formula="of:=0.016708634-[.G349]*(0.000042037+0.0000001267*[.G349])" office:value-type="float" office:value="0.01669729489922">
            <text:p>0.02</text:p>
          </table:table-cell>
          <table:table-cell table:formula="of:=SIN(RADIANS([.J349]))*(1.914602-[.G349]*(0.004817+0.000014*[.G349]))+SIN(RADIANS(2*[.J349]))*(0.019993-0.000101*[.G349])+SIN(RADIANS(3*[.J349]))*0.000289" office:value-type="float" office:value="-0.665373181163923">
            <text:p>-0.67</text:p>
          </table:table-cell>
          <table:table-cell table:formula="of:=[.I349]+[.L349]" office:value-type="float" office:value="262.801202780904">
            <text:p>262.8</text:p>
          </table:table-cell>
          <table:table-cell table:formula="of:=[.J349]+[.L349]" office:value-type="float" office:value="10059.4003657018">
            <text:p>10059.4</text:p>
          </table:table-cell>
          <table:table-cell table:formula="of:=(1.000001018*(1-[.K349]*[.K349]))/(1+[.K349]*COS(RADIANS([.N349])))" office:value-type="float" office:value="0.98433732141236">
            <text:p>0.98</text:p>
          </table:table-cell>
          <table:table-cell table:formula="of:=[.M349]-0.00569-0.00478*SIN(RADIANS(125.04-1934.136*[.G349]))" office:value-type="float" office:value="262.798339391433">
            <text:p>262.8</text:p>
          </table:table-cell>
          <table:table-cell table:formula="of:=23+(26+((21.448-[.G349]*(46.815+[.G349]*(0.00059-[.G349]*0.001813))))/60)/60" office:value-type="float" office:value="23.435786199838">
            <text:p>23.44</text:p>
          </table:table-cell>
          <table:table-cell table:formula="of:=[.Q349]+0.00256*COS(RADIANS(125.04-1934.136*[.G349]))" office:value-type="float" office:value="23.4378506389576">
            <text:p>23.44</text:p>
          </table:table-cell>
          <table:table-cell table:formula="of:=DEGREES(ATAN2(COS(RADIANS([.P349]));COS(RADIANS([.R349]))*SIN(RADIANS([.P349]))))" office:value-type="float" office:value="-97.8415587003622">
            <text:p>-97.84</text:p>
          </table:table-cell>
          <table:table-cell table:formula="of:=DEGREES(ASIN(SIN(RADIANS([.R349]))*SIN(RADIANS([.P349]))))" office:value-type="float" office:value="-23.2420417475064">
            <text:p>-23.24</text:p>
          </table:table-cell>
          <table:table-cell table:formula="of:=TAN(RADIANS([.R349]/2))*TAN(RADIANS([.R349]/2))" office:value-type="float" office:value="0.0430290895776041">
            <text:p>0.04</text:p>
          </table:table-cell>
          <table:table-cell table:formula="of:=4*DEGREES([.U349]*SIN(2*RADIANS([.I349]))-2*[.K349]*SIN(RADIANS([.J349]))+4*[.K349]*[.U349]*SIN(RADIANS([.J349]))*COS(2*RADIANS([.I349]))-0.5*[.U349]*[.U349]*SIN(4*RADIANS([.I349]))-1.25*[.K349]*[.K349]*SIN(2*RADIANS([.J349])))" office:value-type="float" office:value="5.20235912959408">
            <text:p>5.2</text:p>
          </table:table-cell>
          <table:table-cell table:formula="of:=DEGREES(ACOS(COS(RADIANS(90.833))/(COS(RADIANS([.$B$2]))*COS(RADIANS([.T349])))-TAN(RADIANS([.$B$2]))*TAN(RADIANS([.T349]))))" office:value-type="float" office:value="70.1405920436215">
            <text:p>70.14</text:p>
          </table:table-cell>
          <table:table-cell table:style-name="ce7" table:formula="of:=(720-4*[.$B$3]-[.V349]+[.$B$4]*60)/1440" office:value-type="float" office:value="0.496387250604449">
            <text:p>11:54:48</text:p>
          </table:table-cell>
          <table:table-cell table:style-name="ce7" table:formula="of:=([.X349]*1440-[.W349]*4)/1440" office:value-type="float" office:value="0.3015522727055">
            <text:p>7:14:14</text:p>
          </table:table-cell>
          <table:table-cell table:style-name="ce7" table:formula="of:=([.X349]*1440+[.W349]*4)/1440" office:value-type="float" office:value="0.691222228503397">
            <text:p>16:35:22</text:p>
          </table:table-cell>
          <table:table-cell table:formula="of:=8*[.W349]" office:value-type="float" office:value="561.124736348972">
            <text:p>561.12</text:p>
          </table:table-cell>
          <table:table-cell table:formula="of:=MOD([.E349]*1440+[.V349]+4*[.$B$3]-60*[.$B$4];1440)" office:value-type="float" office:value="725.202359129594">
            <text:p>725.2</text:p>
          </table:table-cell>
          <table:table-cell table:formula="of:=IF([.AB349]/4&lt;0;[.AB349]/4+180;[.AB349]/4-180)" office:value-type="float" office:value="1.30058978239853">
            <text:p>1.3</text:p>
          </table:table-cell>
          <table:table-cell table:formula="of:=DEGREES(ACOS(SIN(RADIANS([.$B$2]))*SIN(RADIANS([.T349]))+COS(RADIANS([.$B$2]))*COS(RADIANS([.T349]))*COS(RADIANS([.AC349]))))" office:value-type="float" office:value="63.2536769265471">
            <text:p>63.25</text:p>
          </table:table-cell>
          <table:table-cell table:formula="of:=90-[.AD349]" office:value-type="float" office:value="26.7463230734529">
            <text:p>26.75</text:p>
          </table:table-cell>
          <table:table-cell table:formula="of:=IF([.AE349]&gt;85;0;IF([.AE349]&gt;5;58.1/TAN(RADIANS([.AE349]))-0.07/POWER(TAN(RADIANS([.AE349]));3)+0.000086/POWER(TAN(RADIANS([.AE349]));5);IF([.AE349]&gt;-0.575;1735+[.AE349]*(-518.2+[.AE349]*(103.4+[.AE349]*(-12.79+[.AE349]*0.711)));-20.772/TAN(RADIANS([.AE349])))))/3600" office:value-type="float" office:value="0.0318729002771823">
            <text:p>0.03</text:p>
          </table:table-cell>
          <table:table-cell table:formula="of:=[.AE349]+[.AF349]" office:value-type="float" office:value="26.7781959737301">
            <text:p>26.78</text:p>
          </table:table-cell>
          <table:table-cell table:formula="of:=IF([.AC349]&gt;0;MOD(DEGREES(ACOS(((SIN(RADIANS([.$B$2]))*COS(RADIANS([.AD349])))-SIN(RADIANS([.T349])))/(COS(RADIANS([.$B$2]))*SIN(RADIANS([.AD349])))))+180;360);MOD(540-DEGREES(ACOS(((SIN(RADIANS([.$B$2]))*COS(RADIANS([.AD349])))-SIN(RADIANS([.T349])))/(COS(RADIANS([.$B$2]))*SIN(RADIANS([.AD349])))));360))" office:value-type="float" office:value="181.338227672136">
            <text:p>181.3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49]+1" office:value-type="date" office:date-value="2026-12-15">
            <text:p>12/1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0]+2415018.5+[.E350]-[.$B$4]/24" office:value-type="float" office:value="2461390.29166667">
            <text:p>2461390.29</text:p>
          </table:table-cell>
          <table:table-cell table:style-name="ce9" table:formula="of:=([.F350]-2451545)/36525" office:value-type="float" office:value="0.26954939539128">
            <text:p>0.26954940</text:p>
          </table:table-cell>
          <table:table-cell/>
          <table:table-cell table:formula="of:=MOD(280.46646+[.G350]*(36000.76983+[.G350]*0.0003032);360)" office:value-type="float" office:value="264.452223326707">
            <text:p>264.45</text:p>
          </table:table-cell>
          <table:table-cell table:formula="of:=357.52911+[.G350]*(35999.05029-0.0001537*[.G350])" office:value-type="float" office:value="10061.0513391624">
            <text:p>10061.05</text:p>
          </table:table-cell>
          <table:table-cell table:formula="of:=0.016708634-[.G350]*(0.000042037+0.0000001267*[.G350])" office:value-type="float" office:value="0.0166972937464397">
            <text:p>0.02</text:p>
          </table:table-cell>
          <table:table-cell table:formula="of:=SIN(RADIANS([.J350]))*(1.914602-[.G350]*(0.004817+0.000014*[.G350]))+SIN(RADIANS(2*[.J350]))*(0.019993-0.000101*[.G350])+SIN(RADIANS(3*[.J350]))*0.000289" office:value-type="float" office:value="-0.633795042121371">
            <text:p>-0.63</text:p>
          </table:table-cell>
          <table:table-cell table:formula="of:=[.I350]+[.L350]" office:value-type="float" office:value="263.818428284586">
            <text:p>263.82</text:p>
          </table:table-cell>
          <table:table-cell table:formula="of:=[.J350]+[.L350]" office:value-type="float" office:value="10060.4175441203">
            <text:p>10060.42</text:p>
          </table:table-cell>
          <table:table-cell table:formula="of:=(1.000001018*(1-[.K350]*[.K350]))/(1+[.K350]*COS(RADIANS([.N350])))" office:value-type="float" office:value="0.98423864389549">
            <text:p>0.98</text:p>
          </table:table-cell>
          <table:table-cell table:formula="of:=[.M350]-0.00569-0.00478*SIN(RADIANS(125.04-1934.136*[.G350]))" office:value-type="float" office:value="263.815568456483">
            <text:p>263.82</text:p>
          </table:table-cell>
          <table:table-cell table:formula="of:=23+(26+((21.448-[.G350]*(46.815+[.G350]*(0.00059-[.G350]*0.001813))))/60)/60" office:value-type="float" office:value="23.4357858438039">
            <text:p>23.44</text:p>
          </table:table-cell>
          <table:table-cell table:formula="of:=[.Q350]+0.00256*COS(RADIANS(125.04-1934.136*[.G350]))" office:value-type="float" office:value="23.437848882931">
            <text:p>23.44</text:p>
          </table:table-cell>
          <table:table-cell table:formula="of:=DEGREES(ATAN2(COS(RADIANS([.P350]));COS(RADIANS([.R350]))*SIN(RADIANS([.P350]))))" office:value-type="float" office:value="-96.7356810518222">
            <text:p>-96.74</text:p>
          </table:table-cell>
          <table:table-cell table:formula="of:=DEGREES(ASIN(SIN(RADIANS([.R350]))*SIN(RADIANS([.P350]))))" office:value-type="float" office:value="-23.2933712242612">
            <text:p>-23.29</text:p>
          </table:table-cell>
          <table:table-cell table:formula="of:=TAN(RADIANS([.R350]/2))*TAN(RADIANS([.R350]/2))" office:value-type="float" office:value="0.0430290829464984">
            <text:p>0.04</text:p>
          </table:table-cell>
          <table:table-cell table:formula="of:=4*DEGREES([.U350]*SIN(2*RADIANS([.I350]))-2*[.K350]*SIN(RADIANS([.J350]))+4*[.K350]*[.U350]*SIN(RADIANS([.J350]))*COS(2*RADIANS([.I350]))-0.5*[.U350]*[.U350]*SIN(4*RADIANS([.I350]))-1.25*[.K350]*[.K350]*SIN(2*RADIANS([.J350])))" office:value-type="float" office:value="4.72212710094862">
            <text:p>4.72</text:p>
          </table:table-cell>
          <table:table-cell table:formula="of:=DEGREES(ACOS(COS(RADIANS(90.833))/(COS(RADIANS([.$B$2]))*COS(RADIANS([.T350])))-TAN(RADIANS([.$B$2]))*TAN(RADIANS([.T350]))))" office:value-type="float" office:value="70.0868064462127">
            <text:p>70.09</text:p>
          </table:table-cell>
          <table:table-cell table:style-name="ce7" table:formula="of:=(720-4*[.$B$3]-[.V350]+[.$B$4]*60)/1440" office:value-type="float" office:value="0.496720745068786">
            <text:p>11:55:17</text:p>
          </table:table-cell>
          <table:table-cell table:style-name="ce7" table:formula="of:=([.X350]*1440-[.W350]*4)/1440" office:value-type="float" office:value="0.302035171607084">
            <text:p>7:14:56</text:p>
          </table:table-cell>
          <table:table-cell table:style-name="ce7" table:formula="of:=([.X350]*1440+[.W350]*4)/1440" office:value-type="float" office:value="0.691406318530487">
            <text:p>16:35:38</text:p>
          </table:table-cell>
          <table:table-cell table:formula="of:=8*[.W350]" office:value-type="float" office:value="560.694451569701">
            <text:p>560.69</text:p>
          </table:table-cell>
          <table:table-cell table:formula="of:=MOD([.E350]*1440+[.V350]+4*[.$B$3]-60*[.$B$4];1440)" office:value-type="float" office:value="724.722127100949">
            <text:p>724.72</text:p>
          </table:table-cell>
          <table:table-cell table:formula="of:=IF([.AB350]/4&lt;0;[.AB350]/4+180;[.AB350]/4-180)" office:value-type="float" office:value="1.18053177523714">
            <text:p>1.18</text:p>
          </table:table-cell>
          <table:table-cell table:formula="of:=DEGREES(ACOS(SIN(RADIANS([.$B$2]))*SIN(RADIANS([.T350]))+COS(RADIANS([.$B$2]))*COS(RADIANS([.T350]))*COS(RADIANS([.AC350]))))" office:value-type="float" office:value="63.3029495974452">
            <text:p>63.3</text:p>
          </table:table-cell>
          <table:table-cell table:formula="of:=90-[.AD350]" office:value-type="float" office:value="26.6970504025548">
            <text:p>26.7</text:p>
          </table:table-cell>
          <table:table-cell table:formula="of:=IF([.AE350]&gt;85;0;IF([.AE350]&gt;5;58.1/TAN(RADIANS([.AE350]))-0.07/POWER(TAN(RADIANS([.AE350]));3)+0.000086/POWER(TAN(RADIANS([.AE350]));5);IF([.AE350]&gt;-0.575;1735+[.AE350]*(-518.2+[.AE350]*(103.4+[.AE350]*(-12.79+[.AE350]*0.711)));-20.772/TAN(RADIANS([.AE350])))))/3600" office:value-type="float" office:value="0.0319405719303543">
            <text:p>0.03</text:p>
          </table:table-cell>
          <table:table-cell table:formula="of:=[.AE350]+[.AF350]" office:value-type="float" office:value="26.7289909744852">
            <text:p>26.73</text:p>
          </table:table-cell>
          <table:table-cell table:formula="of:=IF([.AC350]&gt;0;MOD(DEGREES(ACOS(((SIN(RADIANS([.$B$2]))*COS(RADIANS([.AD350])))-SIN(RADIANS([.T350])))/(COS(RADIANS([.$B$2]))*SIN(RADIANS([.AD350])))))+180;360);MOD(540-DEGREES(ACOS(((SIN(RADIANS([.$B$2]))*COS(RADIANS([.AD350])))-SIN(RADIANS([.T350])))/(COS(RADIANS([.$B$2]))*SIN(RADIANS([.AD350])))));360))" office:value-type="float" office:value="181.213700670144">
            <text:p>181.2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0]+1" office:value-type="date" office:date-value="2026-12-16">
            <text:p>12/1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1]+2415018.5+[.E351]-[.$B$4]/24" office:value-type="float" office:value="2461391.29166667">
            <text:p>2461391.29</text:p>
          </table:table-cell>
          <table:table-cell table:style-name="ce9" table:formula="of:=([.F351]-2451545)/36525" office:value-type="float" office:value="0.269576773899152">
            <text:p>0.26957677</text:p>
          </table:table-cell>
          <table:table-cell/>
          <table:table-cell table:formula="of:=MOD(280.46646+[.G351]*(36000.76983+[.G351]*0.0003032);360)" office:value-type="float" office:value="265.437870691347">
            <text:p>265.44</text:p>
          </table:table-cell>
          <table:table-cell table:formula="of:=357.52911+[.G351]*(35999.05029-0.0001537*[.G351])" office:value-type="float" office:value="10062.0369394419">
            <text:p>10062.04</text:p>
          </table:table-cell>
          <table:table-cell table:formula="of:=0.016708634-[.G351]*(0.000042037+0.0000001267*[.G351])" office:value-type="float" office:value="0.0166972925936592">
            <text:p>0.02</text:p>
          </table:table-cell>
          <table:table-cell table:formula="of:=SIN(RADIANS([.J351]))*(1.914602-[.G351]*(0.004817+0.000014*[.G351]))+SIN(RADIANS(2*[.J351]))*(0.019993-0.000101*[.G351])+SIN(RADIANS(3*[.J351]))*0.000289" office:value-type="float" office:value="-0.602017909004202">
            <text:p>-0.6</text:p>
          </table:table-cell>
          <table:table-cell table:formula="of:=[.I351]+[.L351]" office:value-type="float" office:value="264.835852782342">
            <text:p>264.84</text:p>
          </table:table-cell>
          <table:table-cell table:formula="of:=[.J351]+[.L351]" office:value-type="float" office:value="10061.4349215329">
            <text:p>10061.43</text:p>
          </table:table-cell>
          <table:table-cell table:formula="of:=(1.000001018*(1-[.K351]*[.K351]))/(1+[.K351]*COS(RADIANS([.N351])))" office:value-type="float" office:value="0.984144771644536">
            <text:p>0.98</text:p>
          </table:table-cell>
          <table:table-cell table:formula="of:=[.M351]-0.00569-0.00478*SIN(RADIANS(125.04-1934.136*[.G351]))" office:value-type="float" office:value="264.832996513191">
            <text:p>264.83</text:p>
          </table:table-cell>
          <table:table-cell table:formula="of:=23+(26+((21.448-[.G351]*(46.815+[.G351]*(0.00059-[.G351]*0.001813))))/60)/60" office:value-type="float" office:value="23.4357854877698">
            <text:p>23.44</text:p>
          </table:table-cell>
          <table:table-cell table:formula="of:=[.Q351]+0.00256*COS(RADIANS(125.04-1934.136*[.G351]))" office:value-type="float" office:value="23.4378471251421">
            <text:p>23.44</text:p>
          </table:table-cell>
          <table:table-cell table:formula="of:=DEGREES(ATAN2(COS(RADIANS([.P351]));COS(RADIANS([.R351]))*SIN(RADIANS([.P351]))))" office:value-type="float" office:value="-95.628798010293">
            <text:p>-95.63</text:p>
          </table:table-cell>
          <table:table-cell table:formula="of:=DEGREES(ASIN(SIN(RADIANS([.R351]))*SIN(RADIANS([.P351]))))" office:value-type="float" office:value="-23.3369503522867">
            <text:p>-23.34</text:p>
          </table:table-cell>
          <table:table-cell table:formula="of:=TAN(RADIANS([.R351]/2))*TAN(RADIANS([.R351]/2))" office:value-type="float" office:value="0.0430290763087387">
            <text:p>0.04</text:p>
          </table:table-cell>
          <table:table-cell table:formula="of:=4*DEGREES([.U351]*SIN(2*RADIANS([.I351]))-2*[.K351]*SIN(RADIANS([.J351]))+4*[.K351]*[.U351]*SIN(RADIANS([.J351]))*COS(2*RADIANS([.I351]))-0.5*[.U351]*[.U351]*SIN(4*RADIANS([.I351]))-1.25*[.K351]*[.K351]*SIN(2*RADIANS([.J351])))" office:value-type="float" office:value="4.23802381475932">
            <text:p>4.24</text:p>
          </table:table-cell>
          <table:table-cell table:formula="of:=DEGREES(ACOS(COS(RADIANS(90.833))/(COS(RADIANS([.$B$2]))*COS(RADIANS([.T351])))-TAN(RADIANS([.$B$2]))*TAN(RADIANS([.T351]))))" office:value-type="float" office:value="70.0410958992843">
            <text:p>70.04</text:p>
          </table:table-cell>
          <table:table-cell table:style-name="ce7" table:formula="of:=(720-4*[.$B$3]-[.V351]+[.$B$4]*60)/1440" office:value-type="float" office:value="0.497056927906417">
            <text:p>11:55:46</text:p>
          </table:table-cell>
          <table:table-cell table:style-name="ce7" table:formula="of:=([.X351]*1440-[.W351]*4)/1440" office:value-type="float" office:value="0.302498328186183">
            <text:p>7:15:36</text:p>
          </table:table-cell>
          <table:table-cell table:style-name="ce7" table:formula="of:=([.X351]*1440+[.W351]*4)/1440" office:value-type="float" office:value="0.691615527626651">
            <text:p>16:35:56</text:p>
          </table:table-cell>
          <table:table-cell table:formula="of:=8*[.W351]" office:value-type="float" office:value="560.328767194274">
            <text:p>560.33</text:p>
          </table:table-cell>
          <table:table-cell table:formula="of:=MOD([.E351]*1440+[.V351]+4*[.$B$3]-60*[.$B$4];1440)" office:value-type="float" office:value="724.238023814759">
            <text:p>724.24</text:p>
          </table:table-cell>
          <table:table-cell table:formula="of:=IF([.AB351]/4&lt;0;[.AB351]/4+180;[.AB351]/4-180)" office:value-type="float" office:value="1.05950595368984">
            <text:p>1.06</text:p>
          </table:table-cell>
          <table:table-cell table:formula="of:=DEGREES(ACOS(SIN(RADIANS([.$B$2]))*SIN(RADIANS([.T351]))+COS(RADIANS([.$B$2]))*COS(RADIANS([.T351]))*COS(RADIANS([.AC351]))))" office:value-type="float" office:value="63.3446601215942">
            <text:p>63.34</text:p>
          </table:table-cell>
          <table:table-cell table:formula="of:=90-[.AD351]" office:value-type="float" office:value="26.6553398784058">
            <text:p>26.66</text:p>
          </table:table-cell>
          <table:table-cell table:formula="of:=IF([.AE351]&gt;85;0;IF([.AE351]&gt;5;58.1/TAN(RADIANS([.AE351]))-0.07/POWER(TAN(RADIANS([.AE351]));3)+0.000086/POWER(TAN(RADIANS([.AE351]));5);IF([.AE351]&gt;-0.575;1735+[.AE351]*(-518.2+[.AE351]*(103.4+[.AE351]*(-12.79+[.AE351]*0.711)));-20.772/TAN(RADIANS([.AE351])))))/3600" office:value-type="float" office:value="0.0319980355522625">
            <text:p>0.03</text:p>
          </table:table-cell>
          <table:table-cell table:formula="of:=[.AE351]+[.AF351]" office:value-type="float" office:value="26.687337913958">
            <text:p>26.69</text:p>
          </table:table-cell>
          <table:table-cell table:formula="of:=IF([.AC351]&gt;0;MOD(DEGREES(ACOS(((SIN(RADIANS([.$B$2]))*COS(RADIANS([.AD351])))-SIN(RADIANS([.T351])))/(COS(RADIANS([.$B$2]))*SIN(RADIANS([.AD351])))))+180;360);MOD(540-DEGREES(ACOS(((SIN(RADIANS([.$B$2]))*COS(RADIANS([.AD351])))-SIN(RADIANS([.T351])))/(COS(RADIANS([.$B$2]))*SIN(RADIANS([.AD351])))));360))" office:value-type="float" office:value="181.088518273222">
            <text:p>181.09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1]+1" office:value-type="date" office:date-value="2026-12-17">
            <text:p>12/1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2]+2415018.5+[.E352]-[.$B$4]/24" office:value-type="float" office:value="2461392.29166667">
            <text:p>2461392.29</text:p>
          </table:table-cell>
          <table:table-cell table:style-name="ce9" table:formula="of:=([.F352]-2451545)/36525" office:value-type="float" office:value="0.269604152407023">
            <text:p>0.26960415</text:p>
          </table:table-cell>
          <table:table-cell/>
          <table:table-cell table:formula="of:=MOD(280.46646+[.G352]*(36000.76983+[.G352]*0.0003032);360)" office:value-type="float" office:value="266.423518055988">
            <text:p>266.42</text:p>
          </table:table-cell>
          <table:table-cell table:formula="of:=357.52911+[.G352]*(35999.05029-0.0001537*[.G352])" office:value-type="float" office:value="10063.0225397213">
            <text:p>10063.02</text:p>
          </table:table-cell>
          <table:table-cell table:formula="of:=0.016708634-[.G352]*(0.000042037+0.0000001267*[.G352])" office:value-type="float" office:value="0.0166972914408785">
            <text:p>0.02</text:p>
          </table:table-cell>
          <table:table-cell table:formula="of:=SIN(RADIANS([.J352]))*(1.914602-[.G352]*(0.004817+0.000014*[.G352]))+SIN(RADIANS(2*[.J352]))*(0.019993-0.000101*[.G352])+SIN(RADIANS(3*[.J352]))*0.000289" office:value-type="float" office:value="-0.570051692239956">
            <text:p>-0.57</text:p>
          </table:table-cell>
          <table:table-cell table:formula="of:=[.I352]+[.L352]" office:value-type="float" office:value="265.853466363748">
            <text:p>265.85</text:p>
          </table:table-cell>
          <table:table-cell table:formula="of:=[.J352]+[.L352]" office:value-type="float" office:value="10062.4524880291">
            <text:p>10062.45</text:p>
          </table:table-cell>
          <table:table-cell table:formula="of:=(1.000001018*(1-[.K352]*[.K352]))/(1+[.K352]*COS(RADIANS([.N352])))" office:value-type="float" office:value="0.984055735174538">
            <text:p>0.98</text:p>
          </table:table-cell>
          <table:table-cell table:formula="of:=[.M352]-0.00569-0.00478*SIN(RADIANS(125.04-1934.136*[.G352]))" office:value-type="float" office:value="265.850613651127">
            <text:p>265.85</text:p>
          </table:table-cell>
          <table:table-cell table:formula="of:=23+(26+((21.448-[.G352]*(46.815+[.G352]*(0.00059-[.G352]*0.001813))))/60)/60" office:value-type="float" office:value="23.4357851317357">
            <text:p>23.44</text:p>
          </table:table-cell>
          <table:table-cell table:formula="of:=[.Q352]+0.00256*COS(RADIANS(125.04-1934.136*[.G352]))" office:value-type="float" office:value="23.4378453655923">
            <text:p>23.44</text:p>
          </table:table-cell>
          <table:table-cell table:formula="of:=DEGREES(ATAN2(COS(RADIANS([.P352]));COS(RADIANS([.R352]))*SIN(RADIANS([.P352]))))" office:value-type="float" office:value="-94.521047352982">
            <text:p>-94.52</text:p>
          </table:table-cell>
          <table:table-cell table:formula="of:=DEGREES(ASIN(SIN(RADIANS([.R352]))*SIN(RADIANS([.P352]))))" office:value-type="float" office:value="-23.3727529056015">
            <text:p>-23.37</text:p>
          </table:table-cell>
          <table:table-cell table:formula="of:=TAN(RADIANS([.R352]/2))*TAN(RADIANS([.R352]/2))" office:value-type="float" office:value="0.0430290696643297">
            <text:p>0.04</text:p>
          </table:table-cell>
          <table:table-cell table:formula="of:=4*DEGREES([.U352]*SIN(2*RADIANS([.I352]))-2*[.K352]*SIN(RADIANS([.J352]))+4*[.K352]*[.U352]*SIN(RADIANS([.J352]))*COS(2*RADIANS([.I352]))-0.5*[.U352]*[.U352]*SIN(4*RADIANS([.I352]))-1.25*[.K352]*[.K352]*SIN(2*RADIANS([.J352])))" office:value-type="float" office:value="3.75058707777378">
            <text:p>3.75</text:p>
          </table:table-cell>
          <table:table-cell table:formula="of:=DEGREES(ACOS(COS(RADIANS(90.833))/(COS(RADIANS([.$B$2]))*COS(RADIANS([.T352])))-TAN(RADIANS([.$B$2]))*TAN(RADIANS([.T352]))))" office:value-type="float" office:value="70.0035104483974">
            <text:p>70</text:p>
          </table:table-cell>
          <table:table-cell table:style-name="ce7" table:formula="of:=(720-4*[.$B$3]-[.V352]+[.$B$4]*60)/1440" office:value-type="float" office:value="0.497395425640435">
            <text:p>11:56:15</text:p>
          </table:table-cell>
          <table:table-cell table:style-name="ce7" table:formula="of:=([.X352]*1440-[.W352]*4)/1440" office:value-type="float" office:value="0.302941229950442">
            <text:p>7:16:14</text:p>
          </table:table-cell>
          <table:table-cell table:style-name="ce7" table:formula="of:=([.X352]*1440+[.W352]*4)/1440" office:value-type="float" office:value="0.691849621330428">
            <text:p>16:36:16</text:p>
          </table:table-cell>
          <table:table-cell table:formula="of:=8*[.W352]" office:value-type="float" office:value="560.028083587179">
            <text:p>560.03</text:p>
          </table:table-cell>
          <table:table-cell table:formula="of:=MOD([.E352]*1440+[.V352]+4*[.$B$3]-60*[.$B$4];1440)" office:value-type="float" office:value="723.750587077774">
            <text:p>723.75</text:p>
          </table:table-cell>
          <table:table-cell table:formula="of:=IF([.AB352]/4&lt;0;[.AB352]/4+180;[.AB352]/4-180)" office:value-type="float" office:value="0.937646769443433">
            <text:p>0.94</text:p>
          </table:table-cell>
          <table:table-cell table:formula="of:=DEGREES(ACOS(SIN(RADIANS([.$B$2]))*SIN(RADIANS([.T352]))+COS(RADIANS([.$B$2]))*COS(RADIANS([.T352]))*COS(RADIANS([.AC352]))))" office:value-type="float" office:value="63.3787877440042">
            <text:p>63.38</text:p>
          </table:table-cell>
          <table:table-cell table:formula="of:=90-[.AD352]" office:value-type="float" office:value="26.6212122559958">
            <text:p>26.62</text:p>
          </table:table-cell>
          <table:table-cell table:formula="of:=IF([.AE352]&gt;85;0;IF([.AE352]&gt;5;58.1/TAN(RADIANS([.AE352]))-0.07/POWER(TAN(RADIANS([.AE352]));3)+0.000086/POWER(TAN(RADIANS([.AE352]));5);IF([.AE352]&gt;-0.575;1735+[.AE352]*(-518.2+[.AE352]*(103.4+[.AE352]*(-12.79+[.AE352]*0.711)));-20.772/TAN(RADIANS([.AE352])))))/3600" office:value-type="float" office:value="0.0320451742804717">
            <text:p>0.03</text:p>
          </table:table-cell>
          <table:table-cell table:formula="of:=[.AE352]+[.AF352]" office:value-type="float" office:value="26.6532574302763">
            <text:p>26.65</text:p>
          </table:table-cell>
          <table:table-cell table:formula="of:=IF([.AC352]&gt;0;MOD(DEGREES(ACOS(((SIN(RADIANS([.$B$2]))*COS(RADIANS([.AD352])))-SIN(RADIANS([.T352])))/(COS(RADIANS([.$B$2]))*SIN(RADIANS([.AD352])))))+180;360);MOD(540-DEGREES(ACOS(((SIN(RADIANS([.$B$2]))*COS(RADIANS([.AD352])))-SIN(RADIANS([.T352])))/(COS(RADIANS([.$B$2]))*SIN(RADIANS([.AD352])))));360))" office:value-type="float" office:value="180.962773938588">
            <text:p>180.9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2]+1" office:value-type="date" office:date-value="2026-12-18">
            <text:p>12/1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3]+2415018.5+[.E353]-[.$B$4]/24" office:value-type="float" office:value="2461393.29166667">
            <text:p>2461393.29</text:p>
          </table:table-cell>
          <table:table-cell table:style-name="ce9" table:formula="of:=([.F353]-2451545)/36525" office:value-type="float" office:value="0.269631530914894">
            <text:p>0.26963153</text:p>
          </table:table-cell>
          <table:table-cell/>
          <table:table-cell table:formula="of:=MOD(280.46646+[.G353]*(36000.76983+[.G353]*0.0003032);360)" office:value-type="float" office:value="267.409165420628">
            <text:p>267.41</text:p>
          </table:table-cell>
          <table:table-cell table:formula="of:=357.52911+[.G353]*(35999.05029-0.0001537*[.G353])" office:value-type="float" office:value="10064.0081400008">
            <text:p>10064.01</text:p>
          </table:table-cell>
          <table:table-cell table:formula="of:=0.016708634-[.G353]*(0.000042037+0.0000001267*[.G353])" office:value-type="float" office:value="0.0166972902880976">
            <text:p>0.02</text:p>
          </table:table-cell>
          <table:table-cell table:formula="of:=SIN(RADIANS([.J353]))*(1.914602-[.G353]*(0.004817+0.000014*[.G353]))+SIN(RADIANS(2*[.J353]))*(0.019993-0.000101*[.G353])+SIN(RADIANS(3*[.J353]))*0.000289" office:value-type="float" office:value="-0.537906371982099">
            <text:p>-0.54</text:p>
          </table:table-cell>
          <table:table-cell table:formula="of:=[.I353]+[.L353]" office:value-type="float" office:value="266.871259048646">
            <text:p>266.87</text:p>
          </table:table-cell>
          <table:table-cell table:formula="of:=[.J353]+[.L353]" office:value-type="float" office:value="10063.4702336288">
            <text:p>10063.47</text:p>
          </table:table-cell>
          <table:table-cell table:formula="of:=(1.000001018*(1-[.K353]*[.K353]))/(1+[.K353]*COS(RADIANS([.N353])))" office:value-type="float" office:value="0.98397156344441">
            <text:p>0.98</text:p>
          </table:table-cell>
          <table:table-cell table:formula="of:=[.M353]-0.00569-0.00478*SIN(RADIANS(125.04-1934.136*[.G353]))" office:value-type="float" office:value="266.868409890132">
            <text:p>266.87</text:p>
          </table:table-cell>
          <table:table-cell table:formula="of:=23+(26+((21.448-[.G353]*(46.815+[.G353]*(0.00059-[.G353]*0.001813))))/60)/60" office:value-type="float" office:value="23.4357847757016">
            <text:p>23.44</text:p>
          </table:table-cell>
          <table:table-cell table:formula="of:=[.Q353]+0.00256*COS(RADIANS(125.04-1934.136*[.G353]))" office:value-type="float" office:value="23.4378436042826">
            <text:p>23.44</text:p>
          </table:table-cell>
          <table:table-cell table:formula="of:=DEGREES(ATAN2(COS(RADIANS([.P353]));COS(RADIANS([.R353]))*SIN(RADIANS([.P353]))))" office:value-type="float" office:value="-93.4125683968754">
            <text:p>-93.41</text:p>
          </table:table-cell>
          <table:table-cell table:formula="of:=DEGREES(ASIN(SIN(RADIANS([.R353]))*SIN(RADIANS([.P353]))))" office:value-type="float" office:value="-23.4007567181317">
            <text:p>-23.4</text:p>
          </table:table-cell>
          <table:table-cell table:formula="of:=TAN(RADIANS([.R353]/2))*TAN(RADIANS([.R353]/2))" office:value-type="float" office:value="0.0430290630132759">
            <text:p>0.04</text:p>
          </table:table-cell>
          <table:table-cell table:formula="of:=4*DEGREES([.U353]*SIN(2*RADIANS([.I353]))-2*[.K353]*SIN(RADIANS([.J353]))+4*[.K353]*[.U353]*SIN(RADIANS([.J353]))*COS(2*RADIANS([.I353]))-0.5*[.U353]*[.U353]*SIN(4*RADIANS([.I353]))-1.25*[.K353]*[.K353]*SIN(2*RADIANS([.J353])))" office:value-type="float" office:value="3.26035971554084">
            <text:p>3.26</text:p>
          </table:table-cell>
          <table:table-cell table:formula="of:=DEGREES(ACOS(COS(RADIANS(90.833))/(COS(RADIANS([.$B$2]))*COS(RADIANS([.T353])))-TAN(RADIANS([.$B$2]))*TAN(RADIANS([.T353]))))" office:value-type="float" office:value="69.974092035024">
            <text:p>69.97</text:p>
          </table:table-cell>
          <table:table-cell table:style-name="ce7" table:formula="of:=(720-4*[.$B$3]-[.V353]+[.$B$4]*60)/1440" office:value-type="float" office:value="0.497735861308652">
            <text:p>11:56:44</text:p>
          </table:table-cell>
          <table:table-cell table:style-name="ce7" table:formula="of:=([.X353]*1440-[.W353]*4)/1440" office:value-type="float" office:value="0.303363383433586">
            <text:p>7:16:51</text:p>
          </table:table-cell>
          <table:table-cell table:style-name="ce7" table:formula="of:=([.X353]*1440+[.W353]*4)/1440" office:value-type="float" office:value="0.692108339183719">
            <text:p>16:36:38</text:p>
          </table:table-cell>
          <table:table-cell table:formula="of:=8*[.W353]" office:value-type="float" office:value="559.792736280192">
            <text:p>559.79</text:p>
          </table:table-cell>
          <table:table-cell table:formula="of:=MOD([.E353]*1440+[.V353]+4*[.$B$3]-60*[.$B$4];1440)" office:value-type="float" office:value="723.260359715541">
            <text:p>723.26</text:p>
          </table:table-cell>
          <table:table-cell table:formula="of:=IF([.AB353]/4&lt;0;[.AB353]/4+180;[.AB353]/4-180)" office:value-type="float" office:value="0.815089928885215">
            <text:p>0.82</text:p>
          </table:table-cell>
          <table:table-cell table:formula="of:=DEGREES(ACOS(SIN(RADIANS([.$B$2]))*SIN(RADIANS([.T353]))+COS(RADIANS([.$B$2]))*COS(RADIANS([.T353]))*COS(RADIANS([.AC353]))))" office:value-type="float" office:value="63.4053150423">
            <text:p>63.41</text:p>
          </table:table-cell>
          <table:table-cell table:formula="of:=90-[.AD353]" office:value-type="float" office:value="26.5946849577">
            <text:p>26.59</text:p>
          </table:table-cell>
          <table:table-cell table:formula="of:=IF([.AE353]&gt;85;0;IF([.AE353]&gt;5;58.1/TAN(RADIANS([.AE353]))-0.07/POWER(TAN(RADIANS([.AE353]));3)+0.000086/POWER(TAN(RADIANS([.AE353]));5);IF([.AE353]&gt;-0.575;1735+[.AE353]*(-518.2+[.AE353]*(103.4+[.AE353]*(-12.79+[.AE353]*0.711)));-20.772/TAN(RADIANS([.AE353])))))/3600" office:value-type="float" office:value="0.0320818911375961">
            <text:p>0.03</text:p>
          </table:table-cell>
          <table:table-cell table:formula="of:=[.AE353]+[.AF353]" office:value-type="float" office:value="26.6267668488376">
            <text:p>26.63</text:p>
          </table:table-cell>
          <table:table-cell table:formula="of:=IF([.AC353]&gt;0;MOD(DEGREES(ACOS(((SIN(RADIANS([.$B$2]))*COS(RADIANS([.AD353])))-SIN(RADIANS([.T353])))/(COS(RADIANS([.$B$2]))*SIN(RADIANS([.AD353])))))+180;360);MOD(540-DEGREES(ACOS(((SIN(RADIANS([.$B$2]))*COS(RADIANS([.AD353])))-SIN(RADIANS([.T353])))/(COS(RADIANS([.$B$2]))*SIN(RADIANS([.AD353])))));360))" office:value-type="float" office:value="180.836561354541">
            <text:p>180.8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3]+1" office:value-type="date" office:date-value="2026-12-19">
            <text:p>12/1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4]+2415018.5+[.E354]-[.$B$4]/24" office:value-type="float" office:value="2461394.29166667">
            <text:p>2461394.29</text:p>
          </table:table-cell>
          <table:table-cell table:style-name="ce9" table:formula="of:=([.F354]-2451545)/36525" office:value-type="float" office:value="0.269658909422766">
            <text:p>0.26965891</text:p>
          </table:table-cell>
          <table:table-cell/>
          <table:table-cell table:formula="of:=MOD(280.46646+[.G354]*(36000.76983+[.G354]*0.0003032);360)" office:value-type="float" office:value="268.394812785269">
            <text:p>268.39</text:p>
          </table:table-cell>
          <table:table-cell table:formula="of:=357.52911+[.G354]*(35999.05029-0.0001537*[.G354])" office:value-type="float" office:value="10064.9937402803">
            <text:p>10064.99</text:p>
          </table:table-cell>
          <table:table-cell table:formula="of:=0.016708634-[.G354]*(0.000042037+0.0000001267*[.G354])" office:value-type="float" office:value="0.0166972891353166">
            <text:p>0.02</text:p>
          </table:table-cell>
          <table:table-cell table:formula="of:=SIN(RADIANS([.J354]))*(1.914602-[.G354]*(0.004817+0.000014*[.G354]))+SIN(RADIANS(2*[.J354]))*(0.019993-0.000101*[.G354])+SIN(RADIANS(3*[.J354]))*0.000289" office:value-type="float" office:value="-0.505591994508322">
            <text:p>-0.51</text:p>
          </table:table-cell>
          <table:table-cell table:formula="of:=[.I354]+[.L354]" office:value-type="float" office:value="267.889220790761">
            <text:p>267.89</text:p>
          </table:table-cell>
          <table:table-cell table:formula="of:=[.J354]+[.L354]" office:value-type="float" office:value="10064.4881482857">
            <text:p>10064.49</text:p>
          </table:table-cell>
          <table:table-cell table:formula="of:=(1.000001018*(1-[.K354]*[.K354]))/(1+[.K354]*COS(RADIANS([.N354])))" office:value-type="float" office:value="0.983892283844994">
            <text:p>0.98</text:p>
          </table:table-cell>
          <table:table-cell table:formula="of:=[.M354]-0.00569-0.00478*SIN(RADIANS(125.04-1934.136*[.G354]))" office:value-type="float" office:value="267.886375183927">
            <text:p>267.89</text:p>
          </table:table-cell>
          <table:table-cell table:formula="of:=23+(26+((21.448-[.G354]*(46.815+[.G354]*(0.00059-[.G354]*0.001813))))/60)/60" office:value-type="float" office:value="23.4357844196676">
            <text:p>23.44</text:p>
          </table:table-cell>
          <table:table-cell table:formula="of:=[.Q354]+0.00256*COS(RADIANS(125.04-1934.136*[.G354]))" office:value-type="float" office:value="23.4378418412143">
            <text:p>23.44</text:p>
          </table:table-cell>
          <table:table-cell table:formula="of:=DEGREES(ATAN2(COS(RADIANS([.P354]));COS(RADIANS([.R354]))*SIN(RADIANS([.P354]))))" office:value-type="float" office:value="-92.3035017352642">
            <text:p>-92.3</text:p>
          </table:table-cell>
          <table:table-cell table:formula="of:=DEGREES(ASIN(SIN(RADIANS([.R354]))*SIN(RADIANS([.P354]))))" office:value-type="float" office:value="-23.4209437240311">
            <text:p>-23.42</text:p>
          </table:table-cell>
          <table:table-cell table:formula="of:=TAN(RADIANS([.R354]/2))*TAN(RADIANS([.R354]/2))" office:value-type="float" office:value="0.0430290563555819">
            <text:p>0.04</text:p>
          </table:table-cell>
          <table:table-cell table:formula="of:=4*DEGREES([.U354]*SIN(2*RADIANS([.I354]))-2*[.K354]*SIN(RADIANS([.J354]))+4*[.K354]*[.U354]*SIN(RADIANS([.J354]))*COS(2*RADIANS([.I354]))-0.5*[.U354]*[.U354]*SIN(4*RADIANS([.I354]))-1.25*[.K354]*[.K354]*SIN(2*RADIANS([.J354])))" office:value-type="float" office:value="2.76788866567065">
            <text:p>2.77</text:p>
          </table:table-cell>
          <table:table-cell table:formula="of:=DEGREES(ACOS(COS(RADIANS(90.833))/(COS(RADIANS([.$B$2]))*COS(RADIANS([.T354])))-TAN(RADIANS([.$B$2]))*TAN(RADIANS([.T354]))))" office:value-type="float" office:value="69.9528743420294">
            <text:p>69.95</text:p>
          </table:table-cell>
          <table:table-cell table:style-name="ce7" table:formula="of:=(720-4*[.$B$3]-[.V354]+[.$B$4]*60)/1440" office:value-type="float" office:value="0.498077855093284">
            <text:p>11:57:14</text:p>
          </table:table-cell>
          <table:table-cell table:style-name="ce7" table:formula="of:=([.X354]*1440-[.W354]*4)/1440" office:value-type="float" office:value="0.303764315254314">
            <text:p>7:17:25</text:p>
          </table:table-cell>
          <table:table-cell table:style-name="ce7" table:formula="of:=([.X354]*1440+[.W354]*4)/1440" office:value-type="float" office:value="0.692391394932255">
            <text:p>16:37:03</text:p>
          </table:table-cell>
          <table:table-cell table:formula="of:=8*[.W354]" office:value-type="float" office:value="559.622994736236">
            <text:p>559.62</text:p>
          </table:table-cell>
          <table:table-cell table:formula="of:=MOD([.E354]*1440+[.V354]+4*[.$B$3]-60*[.$B$4];1440)" office:value-type="float" office:value="722.767888665671">
            <text:p>722.77</text:p>
          </table:table-cell>
          <table:table-cell table:formula="of:=IF([.AB354]/4&lt;0;[.AB354]/4+180;[.AB354]/4-180)" office:value-type="float" office:value="0.691972166417656">
            <text:p>0.69</text:p>
          </table:table-cell>
          <table:table-cell table:formula="of:=DEGREES(ACOS(SIN(RADIANS([.$B$2]))*SIN(RADIANS([.T354]))+COS(RADIANS([.$B$2]))*COS(RADIANS([.T354]))*COS(RADIANS([.AC354]))))" office:value-type="float" office:value="63.4242279500376">
            <text:p>63.42</text:p>
          </table:table-cell>
          <table:table-cell table:formula="of:=90-[.AD354]" office:value-type="float" office:value="26.5757720499624">
            <text:p>26.58</text:p>
          </table:table-cell>
          <table:table-cell table:formula="of:=IF([.AE354]&gt;85;0;IF([.AE354]&gt;5;58.1/TAN(RADIANS([.AE354]))-0.07/POWER(TAN(RADIANS([.AE354]));3)+0.000086/POWER(TAN(RADIANS([.AE354]));5);IF([.AE354]&gt;-0.575;1735+[.AE354]*(-518.2+[.AE354]*(103.4+[.AE354]*(-12.79+[.AE354]*0.711)));-20.772/TAN(RADIANS([.AE354])))))/3600" office:value-type="float" office:value="0.0321081095427672">
            <text:p>0.03</text:p>
          </table:table-cell>
          <table:table-cell table:formula="of:=[.AE354]+[.AF354]" office:value-type="float" office:value="26.6078801595052">
            <text:p>26.61</text:p>
          </table:table-cell>
          <table:table-cell table:formula="of:=IF([.AC354]&gt;0;MOD(DEGREES(ACOS(((SIN(RADIANS([.$B$2]))*COS(RADIANS([.AD354])))-SIN(RADIANS([.T354])))/(COS(RADIANS([.$B$2]))*SIN(RADIANS([.AD354])))))+180;360);MOD(540-DEGREES(ACOS(((SIN(RADIANS([.$B$2]))*COS(RADIANS([.AD354])))-SIN(RADIANS([.T354])))/(COS(RADIANS([.$B$2]))*SIN(RADIANS([.AD354])))));360))" office:value-type="float" office:value="180.7099743846">
            <text:p>180.71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4]+1" office:value-type="date" office:date-value="2026-12-20">
            <text:p>12/2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5]+2415018.5+[.E355]-[.$B$4]/24" office:value-type="float" office:value="2461395.29166667">
            <text:p>2461395.29</text:p>
          </table:table-cell>
          <table:table-cell table:style-name="ce9" table:formula="of:=([.F355]-2451545)/36525" office:value-type="float" office:value="0.269686287930637">
            <text:p>0.26968629</text:p>
          </table:table-cell>
          <table:table-cell/>
          <table:table-cell table:formula="of:=MOD(280.46646+[.G355]*(36000.76983+[.G355]*0.0003032);360)" office:value-type="float" office:value="269.38046014991">
            <text:p>269.38</text:p>
          </table:table-cell>
          <table:table-cell table:formula="of:=357.52911+[.G355]*(35999.05029-0.0001537*[.G355])" office:value-type="float" office:value="10065.9793405597">
            <text:p>10065.98</text:p>
          </table:table-cell>
          <table:table-cell table:formula="of:=0.016708634-[.G355]*(0.000042037+0.0000001267*[.G355])" office:value-type="float" office:value="0.0166972879825353">
            <text:p>0.02</text:p>
          </table:table-cell>
          <table:table-cell table:formula="of:=SIN(RADIANS([.J355]))*(1.914602-[.G355]*(0.004817+0.000014*[.G355]))+SIN(RADIANS(2*[.J355]))*(0.019993-0.000101*[.G355])+SIN(RADIANS(3*[.J355]))*0.000289" office:value-type="float" office:value="-0.473118668580853">
            <text:p>-0.47</text:p>
          </table:table-cell>
          <table:table-cell table:formula="of:=[.I355]+[.L355]" office:value-type="float" office:value="268.90734148133">
            <text:p>268.91</text:p>
          </table:table-cell>
          <table:table-cell table:formula="of:=[.J355]+[.L355]" office:value-type="float" office:value="10065.5062218911">
            <text:p>10065.51</text:p>
          </table:table-cell>
          <table:table-cell table:formula="of:=(1.000001018*(1-[.K355]*[.K355]))/(1+[.K355]*COS(RADIANS([.N355])))" office:value-type="float" office:value="0.983817922187756">
            <text:p>0.98</text:p>
          </table:table-cell>
          <table:table-cell table:formula="of:=[.M355]-0.00569-0.00478*SIN(RADIANS(125.04-1934.136*[.G355]))" office:value-type="float" office:value="268.904499423747">
            <text:p>268.9</text:p>
          </table:table-cell>
          <table:table-cell table:formula="of:=23+(26+((21.448-[.G355]*(46.815+[.G355]*(0.00059-[.G355]*0.001813))))/60)/60" office:value-type="float" office:value="23.4357840636335">
            <text:p>23.44</text:p>
          </table:table-cell>
          <table:table-cell table:formula="of:=[.Q355]+0.00256*COS(RADIANS(125.04-1934.136*[.G355]))" office:value-type="float" office:value="23.4378400763886">
            <text:p>23.44</text:p>
          </table:table-cell>
          <table:table-cell table:formula="of:=DEGREES(ATAN2(COS(RADIANS([.P355]));COS(RADIANS([.R355]))*SIN(RADIANS([.P355]))))" office:value-type="float" office:value="-91.1939889693809">
            <text:p>-91.19</text:p>
          </table:table-cell>
          <table:table-cell table:formula="of:=DEGREES(ASIN(SIN(RADIANS([.R355]))*SIN(RADIANS([.P355]))))" office:value-type="float" office:value="-23.4332999909967">
            <text:p>-23.43</text:p>
          </table:table-cell>
          <table:table-cell table:formula="of:=TAN(RADIANS([.R355]/2))*TAN(RADIANS([.R355]/2))" office:value-type="float" office:value="0.043029049691252">
            <text:p>0.04</text:p>
          </table:table-cell>
          <table:table-cell table:formula="of:=4*DEGREES([.U355]*SIN(2*RADIANS([.I355]))-2*[.K355]*SIN(RADIANS([.J355]))+4*[.K355]*[.U355]*SIN(RADIANS([.J355]))*COS(2*RADIANS([.I355]))-0.5*[.U355]*[.U355]*SIN(4*RADIANS([.I355]))-1.25*[.K355]*[.K355]*SIN(2*RADIANS([.J355])))" office:value-type="float" office:value="2.27372406083107">
            <text:p>2.27</text:p>
          </table:table-cell>
          <table:table-cell table:formula="of:=DEGREES(ACOS(COS(RADIANS(90.833))/(COS(RADIANS([.$B$2]))*COS(RADIANS([.T355])))-TAN(RADIANS([.$B$2]))*TAN(RADIANS([.T355]))))" office:value-type="float" office:value="69.9398826686849">
            <text:p>69.94</text:p>
          </table:table-cell>
          <table:table-cell table:style-name="ce7" table:formula="of:=(720-4*[.$B$3]-[.V355]+[.$B$4]*60)/1440" office:value-type="float" office:value="0.498421024957756">
            <text:p>11:57:44</text:p>
          </table:table-cell>
          <table:table-cell table:style-name="ce7" table:formula="of:=([.X355]*1440-[.W355]*4)/1440" office:value-type="float" office:value="0.304143573100298">
            <text:p>7:17:58</text:p>
          </table:table-cell>
          <table:table-cell table:style-name="ce7" table:formula="of:=([.X355]*1440+[.W355]*4)/1440" office:value-type="float" office:value="0.692698476815214">
            <text:p>16:37:29</text:p>
          </table:table-cell>
          <table:table-cell table:formula="of:=8*[.W355]" office:value-type="float" office:value="559.519061349479">
            <text:p>559.52</text:p>
          </table:table-cell>
          <table:table-cell table:formula="of:=MOD([.E355]*1440+[.V355]+4*[.$B$3]-60*[.$B$4];1440)" office:value-type="float" office:value="722.273724060831">
            <text:p>722.27</text:p>
          </table:table-cell>
          <table:table-cell table:formula="of:=IF([.AB355]/4&lt;0;[.AB355]/4+180;[.AB355]/4-180)" office:value-type="float" office:value="0.568431015207779">
            <text:p>0.57</text:p>
          </table:table-cell>
          <table:table-cell table:formula="of:=DEGREES(ACOS(SIN(RADIANS([.$B$2]))*SIN(RADIANS([.T355]))+COS(RADIANS([.$B$2]))*COS(RADIANS([.T355]))*COS(RADIANS([.AC355]))))" office:value-type="float" office:value="63.4355157760737">
            <text:p>63.44</text:p>
          </table:table-cell>
          <table:table-cell table:formula="of:=90-[.AD355]" office:value-type="float" office:value="26.5644842239263">
            <text:p>26.56</text:p>
          </table:table-cell>
          <table:table-cell table:formula="of:=IF([.AE355]&gt;85;0;IF([.AE355]&gt;5;58.1/TAN(RADIANS([.AE355]))-0.07/POWER(TAN(RADIANS([.AE355]));3)+0.000086/POWER(TAN(RADIANS([.AE355]));5);IF([.AE355]&gt;-0.575;1735+[.AE355]*(-518.2+[.AE355]*(103.4+[.AE355]*(-12.79+[.AE355]*0.711)));-20.772/TAN(RADIANS([.AE355])))))/3600" office:value-type="float" office:value="0.0321237737197192">
            <text:p>0.03</text:p>
          </table:table-cell>
          <table:table-cell table:formula="of:=[.AE355]+[.AF355]" office:value-type="float" office:value="26.596607997646">
            <text:p>26.6</text:p>
          </table:table-cell>
          <table:table-cell table:formula="of:=IF([.AC355]&gt;0;MOD(DEGREES(ACOS(((SIN(RADIANS([.$B$2]))*COS(RADIANS([.AD355])))-SIN(RADIANS([.T355])))/(COS(RADIANS([.$B$2]))*SIN(RADIANS([.AD355])))))+180;360);MOD(540-DEGREES(ACOS(((SIN(RADIANS([.$B$2]))*COS(RADIANS([.AD355])))-SIN(RADIANS([.T355])))/(COS(RADIANS([.$B$2]))*SIN(RADIANS([.AD355])))));360))" office:value-type="float" office:value="180.583107012524">
            <text:p>180.58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5]+1" office:value-type="date" office:date-value="2026-12-21">
            <text:p>12/2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6]+2415018.5+[.E356]-[.$B$4]/24" office:value-type="float" office:value="2461396.29166667">
            <text:p>2461396.29</text:p>
          </table:table-cell>
          <table:table-cell table:style-name="ce9" table:formula="of:=([.F356]-2451545)/36525" office:value-type="float" office:value="0.269713666438508">
            <text:p>0.26971367</text:p>
          </table:table-cell>
          <table:table-cell/>
          <table:table-cell table:formula="of:=MOD(280.46646+[.G356]*(36000.76983+[.G356]*0.0003032);360)" office:value-type="float" office:value="270.366107514554">
            <text:p>270.37</text:p>
          </table:table-cell>
          <table:table-cell table:formula="of:=357.52911+[.G356]*(35999.05029-0.0001537*[.G356])" office:value-type="float" office:value="10066.9649408392">
            <text:p>10066.96</text:p>
          </table:table-cell>
          <table:table-cell table:formula="of:=0.016708634-[.G356]*(0.000042037+0.0000001267*[.G356])" office:value-type="float" office:value="0.0166972868297539">
            <text:p>0.02</text:p>
          </table:table-cell>
          <table:table-cell table:formula="of:=SIN(RADIANS([.J356]))*(1.914602-[.G356]*(0.004817+0.000014*[.G356]))+SIN(RADIANS(2*[.J356]))*(0.019993-0.000101*[.G356])+SIN(RADIANS(3*[.J356]))*0.000289" office:value-type="float" office:value="-0.440496561772647">
            <text:p>-0.44</text:p>
          </table:table-cell>
          <table:table-cell table:formula="of:=[.I356]+[.L356]" office:value-type="float" office:value="269.925610952781">
            <text:p>269.93</text:p>
          </table:table-cell>
          <table:table-cell table:formula="of:=[.J356]+[.L356]" office:value-type="float" office:value="10066.5244442774">
            <text:p>10066.52</text:p>
          </table:table-cell>
          <table:table-cell table:formula="of:=(1.000001018*(1-[.K356]*[.K356]))/(1+[.K356]*COS(RADIANS([.N356])))" office:value-type="float" office:value="0.98374850269411">
            <text:p>0.98</text:p>
          </table:table-cell>
          <table:table-cell table:formula="of:=[.M356]-0.00569-0.00478*SIN(RADIANS(125.04-1934.136*[.G356]))" office:value-type="float" office:value="269.922772442016">
            <text:p>269.92</text:p>
          </table:table-cell>
          <table:table-cell table:formula="of:=23+(26+((21.448-[.G356]*(46.815+[.G356]*(0.00059-[.G356]*0.001813))))/60)/60" office:value-type="float" office:value="23.4357837075994">
            <text:p>23.44</text:p>
          </table:table-cell>
          <table:table-cell table:formula="of:=[.Q356]+0.00256*COS(RADIANS(125.04-1934.136*[.G356]))" office:value-type="float" office:value="23.4378383098067">
            <text:p>23.44</text:p>
          </table:table-cell>
          <table:table-cell table:formula="of:=DEGREES(ATAN2(COS(RADIANS([.P356]));COS(RADIANS([.R356]))*SIN(RADIANS([.P356]))))" office:value-type="float" office:value="-90.0841724361047">
            <text:p>-90.08</text:p>
          </table:table-cell>
          <table:table-cell table:formula="of:=DEGREES(ASIN(SIN(RADIANS([.R356]))*SIN(RADIANS([.P356]))))" office:value-type="float" office:value="-23.4378157464373">
            <text:p>-23.44</text:p>
          </table:table-cell>
          <table:table-cell table:formula="of:=TAN(RADIANS([.R356]/2))*TAN(RADIANS([.R356]/2))" office:value-type="float" office:value="0.043029043020291">
            <text:p>0.04</text:p>
          </table:table-cell>
          <table:table-cell table:formula="of:=4*DEGREES([.U356]*SIN(2*RADIANS([.I356]))-2*[.K356]*SIN(RADIANS([.J356]))+4*[.K356]*[.U356]*SIN(RADIANS([.J356]))*COS(2*RADIANS([.I356]))-0.5*[.U356]*[.U356]*SIN(4*RADIANS([.I356]))-1.25*[.K356]*[.K356]*SIN(2*RADIANS([.J356])))" office:value-type="float" office:value="1.77841830384658">
            <text:p>1.78</text:p>
          </table:table-cell>
          <table:table-cell table:formula="of:=DEGREES(ACOS(COS(RADIANS(90.833))/(COS(RADIANS([.$B$2]))*COS(RADIANS([.T356])))-TAN(RADIANS([.$B$2]))*TAN(RADIANS([.T356]))))" office:value-type="float" office:value="69.9351338361461">
            <text:p>69.94</text:p>
          </table:table-cell>
          <table:table-cell table:style-name="ce7" table:formula="of:=(720-4*[.$B$3]-[.V356]+[.$B$4]*60)/1440" office:value-type="float" office:value="0.498764987288995">
            <text:p>11:58:13</text:p>
          </table:table-cell>
          <table:table-cell table:style-name="ce7" table:formula="of:=([.X356]*1440-[.W356]*4)/1440" office:value-type="float" office:value="0.304500726633034">
            <text:p>7:18:29</text:p>
          </table:table-cell>
          <table:table-cell table:style-name="ce7" table:formula="of:=([.X356]*1440+[.W356]*4)/1440" office:value-type="float" office:value="0.693029247944957">
            <text:p>16:37:58</text:p>
          </table:table-cell>
          <table:table-cell table:formula="of:=8*[.W356]" office:value-type="float" office:value="559.481070689169">
            <text:p>559.48</text:p>
          </table:table-cell>
          <table:table-cell table:formula="of:=MOD([.E356]*1440+[.V356]+4*[.$B$3]-60*[.$B$4];1440)" office:value-type="float" office:value="721.778418303847">
            <text:p>721.78</text:p>
          </table:table-cell>
          <table:table-cell table:formula="of:=IF([.AB356]/4&lt;0;[.AB356]/4+180;[.AB356]/4-180)" office:value-type="float" office:value="0.444604575961648">
            <text:p>0.44</text:p>
          </table:table-cell>
          <table:table-cell table:formula="of:=DEGREES(ACOS(SIN(RADIANS([.$B$2]))*SIN(RADIANS([.T356]))+COS(RADIANS([.$B$2]))*COS(RADIANS([.T356]))*COS(RADIANS([.AC356]))))" office:value-type="float" office:value="63.4391712199002">
            <text:p>63.44</text:p>
          </table:table-cell>
          <table:table-cell table:formula="of:=90-[.AD356]" office:value-type="float" office:value="26.5608287800998">
            <text:p>26.56</text:p>
          </table:table-cell>
          <table:table-cell table:formula="of:=IF([.AE356]&gt;85;0;IF([.AE356]&gt;5;58.1/TAN(RADIANS([.AE356]))-0.07/POWER(TAN(RADIANS([.AE356]));3)+0.000086/POWER(TAN(RADIANS([.AE356]));5);IF([.AE356]&gt;-0.575;1735+[.AE356]*(-518.2+[.AE356]*(103.4+[.AE356]*(-12.79+[.AE356]*0.711)));-20.772/TAN(RADIANS([.AE356])))))/3600" office:value-type="float" office:value="0.0321288489974119">
            <text:p>0.03</text:p>
          </table:table-cell>
          <table:table-cell table:formula="of:=[.AE356]+[.AF356]" office:value-type="float" office:value="26.5929576290972">
            <text:p>26.59</text:p>
          </table:table-cell>
          <table:table-cell table:formula="of:=IF([.AC356]&gt;0;MOD(DEGREES(ACOS(((SIN(RADIANS([.$B$2]))*COS(RADIANS([.AD356])))-SIN(RADIANS([.T356])))/(COS(RADIANS([.$B$2]))*SIN(RADIANS([.AD356])))))+180;360);MOD(540-DEGREES(ACOS(((SIN(RADIANS([.$B$2]))*COS(RADIANS([.AD356])))-SIN(RADIANS([.T356])))/(COS(RADIANS([.$B$2]))*SIN(RADIANS([.AD356])))));360))" office:value-type="float" office:value="180.456053288048">
            <text:p>180.4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6]+1" office:value-type="date" office:date-value="2026-12-22">
            <text:p>12/22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7]+2415018.5+[.E357]-[.$B$4]/24" office:value-type="float" office:value="2461397.29166667">
            <text:p>2461397.29</text:p>
          </table:table-cell>
          <table:table-cell table:style-name="ce9" table:formula="of:=([.F357]-2451545)/36525" office:value-type="float" office:value="0.26974104494638">
            <text:p>0.26974104</text:p>
          </table:table-cell>
          <table:table-cell/>
          <table:table-cell table:formula="of:=MOD(280.46646+[.G357]*(36000.76983+[.G357]*0.0003032);360)" office:value-type="float" office:value="271.351754879193">
            <text:p>271.35</text:p>
          </table:table-cell>
          <table:table-cell table:formula="of:=357.52911+[.G357]*(35999.05029-0.0001537*[.G357])" office:value-type="float" office:value="10067.9505411186">
            <text:p>10067.95</text:p>
          </table:table-cell>
          <table:table-cell table:formula="of:=0.016708634-[.G357]*(0.000042037+0.0000001267*[.G357])" office:value-type="float" office:value="0.0166972856769723">
            <text:p>0.02</text:p>
          </table:table-cell>
          <table:table-cell table:formula="of:=SIN(RADIANS([.J357]))*(1.914602-[.G357]*(0.004817+0.000014*[.G357]))+SIN(RADIANS(2*[.J357]))*(0.019993-0.000101*[.G357])+SIN(RADIANS(3*[.J357]))*0.000289" office:value-type="float" office:value="-0.407735896759253">
            <text:p>-0.41</text:p>
          </table:table-cell>
          <table:table-cell table:formula="of:=[.I357]+[.L357]" office:value-type="float" office:value="270.944018982434">
            <text:p>270.94</text:p>
          </table:table-cell>
          <table:table-cell table:formula="of:=[.J357]+[.L357]" office:value-type="float" office:value="10067.5428052219">
            <text:p>10067.54</text:p>
          </table:table-cell>
          <table:table-cell table:formula="of:=(1.000001018*(1-[.K357]*[.K357]))/(1+[.K357]*COS(RADIANS([.N357])))" office:value-type="float" office:value="0.983684047985383">
            <text:p>0.98</text:p>
          </table:table-cell>
          <table:table-cell table:formula="of:=[.M357]-0.00569-0.00478*SIN(RADIANS(125.04-1934.136*[.G357]))" office:value-type="float" office:value="270.941184016052">
            <text:p>270.94</text:p>
          </table:table-cell>
          <table:table-cell table:formula="of:=23+(26+((21.448-[.G357]*(46.815+[.G357]*(0.00059-[.G357]*0.001813))))/60)/60" office:value-type="float" office:value="23.4357833515653">
            <text:p>23.44</text:p>
          </table:table-cell>
          <table:table-cell table:formula="of:=[.Q357]+0.00256*COS(RADIANS(125.04-1934.136*[.G357]))" office:value-type="float" office:value="23.4378365414699">
            <text:p>23.44</text:p>
          </table:table-cell>
          <table:table-cell table:formula="of:=DEGREES(ATAN2(COS(RADIANS([.P357]));COS(RADIANS([.R357]))*SIN(RADIANS([.P357]))))" office:value-type="float" office:value="-88.9741949328123">
            <text:p>-88.97</text:p>
          </table:table-cell>
          <table:table-cell table:formula="of:=DEGREES(ASIN(SIN(RADIANS([.R357]))*SIN(RADIANS([.P357]))))" office:value-type="float" office:value="-23.4344853963788">
            <text:p>-23.43</text:p>
          </table:table-cell>
          <table:table-cell table:formula="of:=TAN(RADIANS([.R357]/2))*TAN(RADIANS([.R357]/2))" office:value-type="float" office:value="0.0430290363427033">
            <text:p>0.04</text:p>
          </table:table-cell>
          <table:table-cell table:formula="of:=4*DEGREES([.U357]*SIN(2*RADIANS([.I357]))-2*[.K357]*SIN(RADIANS([.J357]))+4*[.K357]*[.U357]*SIN(RADIANS([.J357]))*COS(2*RADIANS([.I357]))-0.5*[.U357]*[.U357]*SIN(4*RADIANS([.I357]))-1.25*[.K357]*[.K357]*SIN(2*RADIANS([.J357])))" office:value-type="float" office:value="1.28252513730644">
            <text:p>1.28</text:p>
          </table:table-cell>
          <table:table-cell table:formula="of:=DEGREES(ACOS(COS(RADIANS(90.833))/(COS(RADIANS([.$B$2]))*COS(RADIANS([.T357])))-TAN(RADIANS([.$B$2]))*TAN(RADIANS([.T357]))))" office:value-type="float" office:value="69.9386361241173">
            <text:p>69.94</text:p>
          </table:table-cell>
          <table:table-cell table:style-name="ce7" table:formula="of:=(720-4*[.$B$3]-[.V357]+[.$B$4]*60)/1440" office:value-type="float" office:value="0.499109357543537">
            <text:p>11:58:43</text:p>
          </table:table-cell>
          <table:table-cell table:style-name="ce7" table:formula="of:=([.X357]*1440-[.W357]*4)/1440" office:value-type="float" office:value="0.304835368309878">
            <text:p>7:18:58</text:p>
          </table:table-cell>
          <table:table-cell table:style-name="ce7" table:formula="of:=([.X357]*1440+[.W357]*4)/1440" office:value-type="float" office:value="0.693383346777196">
            <text:p>16:38:28</text:p>
          </table:table-cell>
          <table:table-cell table:formula="of:=8*[.W357]" office:value-type="float" office:value="559.509088992938">
            <text:p>559.51</text:p>
          </table:table-cell>
          <table:table-cell table:formula="of:=MOD([.E357]*1440+[.V357]+4*[.$B$3]-60*[.$B$4];1440)" office:value-type="float" office:value="721.282525137307">
            <text:p>721.28</text:p>
          </table:table-cell>
          <table:table-cell table:formula="of:=IF([.AB357]/4&lt;0;[.AB357]/4+180;[.AB357]/4-180)" office:value-type="float" office:value="0.320631284326623">
            <text:p>0.32</text:p>
          </table:table-cell>
          <table:table-cell table:formula="of:=DEGREES(ACOS(SIN(RADIANS([.$B$2]))*SIN(RADIANS([.T357]))+COS(RADIANS([.$B$2]))*COS(RADIANS([.T357]))*COS(RADIANS([.AC357]))))" office:value-type="float" office:value="63.4351903828687">
            <text:p>63.44</text:p>
          </table:table-cell>
          <table:table-cell table:formula="of:=90-[.AD357]" office:value-type="float" office:value="26.5648096171313">
            <text:p>26.56</text:p>
          </table:table-cell>
          <table:table-cell table:formula="of:=IF([.AE357]&gt;85;0;IF([.AE357]&gt;5;58.1/TAN(RADIANS([.AE357]))-0.07/POWER(TAN(RADIANS([.AE357]));3)+0.000086/POWER(TAN(RADIANS([.AE357]));5);IF([.AE357]&gt;-0.575;1735+[.AE357]*(-518.2+[.AE357]*(103.4+[.AE357]*(-12.79+[.AE357]*0.711)));-20.772/TAN(RADIANS([.AE357])))))/3600" office:value-type="float" office:value="0.0321233220001458">
            <text:p>0.03</text:p>
          </table:table-cell>
          <table:table-cell table:formula="of:=[.AE357]+[.AF357]" office:value-type="float" office:value="26.5969329391314">
            <text:p>26.6</text:p>
          </table:table-cell>
          <table:table-cell table:formula="of:=IF([.AC357]&gt;0;MOD(DEGREES(ACOS(((SIN(RADIANS([.$B$2]))*COS(RADIANS([.AD357])))-SIN(RADIANS([.T357])))/(COS(RADIANS([.$B$2]))*SIN(RADIANS([.AD357])))))+180;360);MOD(540-DEGREES(ACOS(((SIN(RADIANS([.$B$2]))*COS(RADIANS([.AD357])))-SIN(RADIANS([.T357])))/(COS(RADIANS([.$B$2]))*SIN(RADIANS([.AD357])))));360))" office:value-type="float" office:value="180.328907273226">
            <text:p>180.33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7]+1" office:value-type="date" office:date-value="2026-12-23">
            <text:p>12/23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8]+2415018.5+[.E358]-[.$B$4]/24" office:value-type="float" office:value="2461398.29166667">
            <text:p>2461398.29</text:p>
          </table:table-cell>
          <table:table-cell table:style-name="ce9" table:formula="of:=([.F358]-2451545)/36525" office:value-type="float" office:value="0.269768423454251">
            <text:p>0.26976842</text:p>
          </table:table-cell>
          <table:table-cell/>
          <table:table-cell table:formula="of:=MOD(280.46646+[.G358]*(36000.76983+[.G358]*0.0003032);360)" office:value-type="float" office:value="272.337402243837">
            <text:p>272.34</text:p>
          </table:table-cell>
          <table:table-cell table:formula="of:=357.52911+[.G358]*(35999.05029-0.0001537*[.G358])" office:value-type="float" office:value="10068.9361413981">
            <text:p>10068.94</text:p>
          </table:table-cell>
          <table:table-cell table:formula="of:=0.016708634-[.G358]*(0.000042037+0.0000001267*[.G358])" office:value-type="float" office:value="0.0166972845241905">
            <text:p>0.02</text:p>
          </table:table-cell>
          <table:table-cell table:formula="of:=SIN(RADIANS([.J358]))*(1.914602-[.G358]*(0.004817+0.000014*[.G358]))+SIN(RADIANS(2*[.J358]))*(0.019993-0.000101*[.G358])+SIN(RADIANS(3*[.J358]))*0.000289" office:value-type="float" office:value="-0.374846947580388">
            <text:p>-0.37</text:p>
          </table:table-cell>
          <table:table-cell table:formula="of:=[.I358]+[.L358]" office:value-type="float" office:value="271.962555296256">
            <text:p>271.96</text:p>
          </table:table-cell>
          <table:table-cell table:formula="of:=[.J358]+[.L358]" office:value-type="float" office:value="10068.5612944505">
            <text:p>10068.56</text:p>
          </table:table-cell>
          <table:table-cell table:formula="of:=(1.000001018*(1-[.K358]*[.K358]))/(1+[.K358]*COS(RADIANS([.N358])))" office:value-type="float" office:value="0.983624579073434">
            <text:p>0.98</text:p>
          </table:table-cell>
          <table:table-cell table:formula="of:=[.M358]-0.00569-0.00478*SIN(RADIANS(125.04-1934.136*[.G358]))" office:value-type="float" office:value="271.959723871818">
            <text:p>271.96</text:p>
          </table:table-cell>
          <table:table-cell table:formula="of:=23+(26+((21.448-[.G358]*(46.815+[.G358]*(0.00059-[.G358]*0.001813))))/60)/60" office:value-type="float" office:value="23.4357829955312">
            <text:p>23.44</text:p>
          </table:table-cell>
          <table:table-cell table:formula="of:=[.Q358]+0.00256*COS(RADIANS(125.04-1934.136*[.G358]))" office:value-type="float" office:value="23.4378347713792">
            <text:p>23.44</text:p>
          </table:table-cell>
          <table:table-cell table:formula="of:=DEGREES(ATAN2(COS(RADIANS([.P358]));COS(RADIANS([.R358]))*SIN(RADIANS([.P358]))))" office:value-type="float" office:value="-87.8641994403771">
            <text:p>-87.86</text:p>
          </table:table-cell>
          <table:table-cell table:formula="of:=DEGREES(ASIN(SIN(RADIANS([.R358]))*SIN(RADIANS([.P358]))))" office:value-type="float" office:value="-23.4233075370278">
            <text:p>-23.42</text:p>
          </table:table-cell>
          <table:table-cell table:formula="of:=TAN(RADIANS([.R358]/2))*TAN(RADIANS([.R358]/2))" office:value-type="float" office:value="0.0430290296584936">
            <text:p>0.04</text:p>
          </table:table-cell>
          <table:table-cell table:formula="of:=4*DEGREES([.U358]*SIN(2*RADIANS([.I358]))-2*[.K358]*SIN(RADIANS([.J358]))+4*[.K358]*[.U358]*SIN(RADIANS([.J358]))*COS(2*RADIANS([.I358]))-0.5*[.U358]*[.U358]*SIN(4*RADIANS([.I358]))-1.25*[.K358]*[.K358]*SIN(2*RADIANS([.J358])))" office:value-type="float" office:value="0.786598710092033">
            <text:p>0.79</text:p>
          </table:table-cell>
          <table:table-cell table:formula="of:=DEGREES(ACOS(COS(RADIANS(90.833))/(COS(RADIANS([.$B$2]))*COS(RADIANS([.T358])))-TAN(RADIANS([.$B$2]))*TAN(RADIANS([.T358]))))" office:value-type="float" office:value="69.950389239181">
            <text:p>69.95</text:p>
          </table:table-cell>
          <table:table-cell table:style-name="ce7" table:formula="of:=(720-4*[.$B$3]-[.V358]+[.$B$4]*60)/1440" office:value-type="float" office:value="0.499453750895769">
            <text:p>11:59:13</text:p>
          </table:table-cell>
          <table:table-cell table:style-name="ce7" table:formula="of:=([.X358]*1440-[.W358]*4)/1440" office:value-type="float" office:value="0.305147114120267">
            <text:p>7:19:25</text:p>
          </table:table-cell>
          <table:table-cell table:style-name="ce7" table:formula="of:=([.X358]*1440+[.W358]*4)/1440" office:value-type="float" office:value="0.693760387671272">
            <text:p>16:39:01</text:p>
          </table:table-cell>
          <table:table-cell table:formula="of:=8*[.W358]" office:value-type="float" office:value="559.603113913448">
            <text:p>559.6</text:p>
          </table:table-cell>
          <table:table-cell table:formula="of:=MOD([.E358]*1440+[.V358]+4*[.$B$3]-60*[.$B$4];1440)" office:value-type="float" office:value="720.786598710092">
            <text:p>720.79</text:p>
          </table:table-cell>
          <table:table-cell table:formula="of:=IF([.AB358]/4&lt;0;[.AB358]/4+180;[.AB358]/4-180)" office:value-type="float" office:value="0.196649677522998">
            <text:p>0.2</text:p>
          </table:table-cell>
          <table:table-cell table:formula="of:=DEGREES(ACOS(SIN(RADIANS([.$B$2]))*SIN(RADIANS([.T358]))+COS(RADIANS([.$B$2]))*COS(RADIANS([.T358]))*COS(RADIANS([.AC358]))))" office:value-type="float" office:value="63.4235727752524">
            <text:p>63.42</text:p>
          </table:table-cell>
          <table:table-cell table:formula="of:=90-[.AD358]" office:value-type="float" office:value="26.5764272247476">
            <text:p>26.58</text:p>
          </table:table-cell>
          <table:table-cell table:formula="of:=IF([.AE358]&gt;85;0;IF([.AE358]&gt;5;58.1/TAN(RADIANS([.AE358]))-0.07/POWER(TAN(RADIANS([.AE358]));3)+0.000086/POWER(TAN(RADIANS([.AE358]));5);IF([.AE358]&gt;-0.575;1735+[.AE358]*(-518.2+[.AE358]*(103.4+[.AE358]*(-12.79+[.AE358]*0.711)));-20.772/TAN(RADIANS([.AE358])))))/3600" office:value-type="float" office:value="0.03210720072522">
            <text:p>0.03</text:p>
          </table:table-cell>
          <table:table-cell table:formula="of:=[.AE358]+[.AF358]" office:value-type="float" office:value="26.6085344254729">
            <text:p>26.61</text:p>
          </table:table-cell>
          <table:table-cell table:formula="of:=IF([.AC358]&gt;0;MOD(DEGREES(ACOS(((SIN(RADIANS([.$B$2]))*COS(RADIANS([.AD358])))-SIN(RADIANS([.T358])))/(COS(RADIANS([.$B$2]))*SIN(RADIANS([.AD358])))))+180;360);MOD(540-DEGREES(ACOS(((SIN(RADIANS([.$B$2]))*COS(RADIANS([.AD358])))-SIN(RADIANS([.T358])))/(COS(RADIANS([.$B$2]))*SIN(RADIANS([.AD358])))));360))" office:value-type="float" office:value="180.201762989197">
            <text:p>180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8]+1" office:value-type="date" office:date-value="2026-12-24">
            <text:p>12/24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59]+2415018.5+[.E359]-[.$B$4]/24" office:value-type="float" office:value="2461399.29166667">
            <text:p>2461399.29</text:p>
          </table:table-cell>
          <table:table-cell table:style-name="ce9" table:formula="of:=([.F359]-2451545)/36525" office:value-type="float" office:value="0.269795801962122">
            <text:p>0.26979580</text:p>
          </table:table-cell>
          <table:table-cell/>
          <table:table-cell table:formula="of:=MOD(280.46646+[.G359]*(36000.76983+[.G359]*0.0003032);360)" office:value-type="float" office:value="273.32304960848">
            <text:p>273.32</text:p>
          </table:table-cell>
          <table:table-cell table:formula="of:=357.52911+[.G359]*(35999.05029-0.0001537*[.G359])" office:value-type="float" office:value="10069.9217416775">
            <text:p>10069.92</text:p>
          </table:table-cell>
          <table:table-cell table:formula="of:=0.016708634-[.G359]*(0.000042037+0.0000001267*[.G359])" office:value-type="float" office:value="0.0166972833714085">
            <text:p>0.02</text:p>
          </table:table-cell>
          <table:table-cell table:formula="of:=SIN(RADIANS([.J359]))*(1.914602-[.G359]*(0.004817+0.000014*[.G359]))+SIN(RADIANS(2*[.J359]))*(0.019993-0.000101*[.G359])+SIN(RADIANS(3*[.J359]))*0.000289" office:value-type="float" office:value="-0.341840035871574">
            <text:p>-0.34</text:p>
          </table:table-cell>
          <table:table-cell table:formula="of:=[.I359]+[.L359]" office:value-type="float" office:value="272.981209572608">
            <text:p>272.98</text:p>
          </table:table-cell>
          <table:table-cell table:formula="of:=[.J359]+[.L359]" office:value-type="float" office:value="10069.5799016417">
            <text:p>10069.58</text:p>
          </table:table-cell>
          <table:table-cell table:formula="of:=(1.000001018*(1-[.K359]*[.K359]))/(1+[.K359]*COS(RADIANS([.N359])))" office:value-type="float" office:value="0.983570115351931">
            <text:p>0.98</text:p>
          </table:table-cell>
          <table:table-cell table:formula="of:=[.M359]-0.00569-0.00478*SIN(RADIANS(125.04-1934.136*[.G359]))" office:value-type="float" office:value="272.978381687672">
            <text:p>272.98</text:p>
          </table:table-cell>
          <table:table-cell table:formula="of:=23+(26+((21.448-[.G359]*(46.815+[.G359]*(0.00059-[.G359]*0.001813))))/60)/60" office:value-type="float" office:value="23.4357826394971">
            <text:p>23.44</text:p>
          </table:table-cell>
          <table:table-cell table:formula="of:=[.Q359]+0.00256*COS(RADIANS(125.04-1934.136*[.G359]))" office:value-type="float" office:value="23.4378329995359">
            <text:p>23.44</text:p>
          </table:table-cell>
          <table:table-cell table:formula="of:=DEGREES(ATAN2(COS(RADIANS([.P359]));COS(RADIANS([.R359]))*SIN(RADIANS([.P359]))))" office:value-type="float" office:value="-86.7543288454652">
            <text:p>-86.75</text:p>
          </table:table-cell>
          <table:table-cell table:formula="of:=DEGREES(ASIN(SIN(RADIANS([.R359]))*SIN(RADIANS([.P359]))))" office:value-type="float" office:value="-23.4042849589438">
            <text:p>-23.4</text:p>
          </table:table-cell>
          <table:table-cell table:formula="of:=TAN(RADIANS([.R359]/2))*TAN(RADIANS([.R359]/2))" office:value-type="float" office:value="0.0430290229676663">
            <text:p>0.04</text:p>
          </table:table-cell>
          <table:table-cell table:formula="of:=4*DEGREES([.U359]*SIN(2*RADIANS([.I359]))-2*[.K359]*SIN(RADIANS([.J359]))+4*[.K359]*[.U359]*SIN(RADIANS([.J359]))*COS(2*RADIANS([.I359]))-0.5*[.U359]*[.U359]*SIN(4*RADIANS([.I359]))-1.25*[.K359]*[.K359]*SIN(2*RADIANS([.J359])))" office:value-type="float" office:value="0.291192643271852">
            <text:p>0.29</text:p>
          </table:table-cell>
          <table:table-cell table:formula="of:=DEGREES(ACOS(COS(RADIANS(90.833))/(COS(RADIANS([.$B$2]))*COS(RADIANS([.T359])))-TAN(RADIANS([.$B$2]))*TAN(RADIANS([.T359]))))" office:value-type="float" office:value="69.9703843150386">
            <text:p>69.97</text:p>
          </table:table-cell>
          <table:table-cell table:style-name="ce7" table:formula="of:=(720-4*[.$B$3]-[.V359]+[.$B$4]*60)/1440" office:value-type="float" office:value="0.499797782886617">
            <text:p>11:59:43</text:p>
          </table:table-cell>
          <table:table-cell table:style-name="ce7" table:formula="of:=([.X359]*1440-[.W359]*4)/1440" office:value-type="float" office:value="0.305435604233732">
            <text:p>7:19:50</text:p>
          </table:table-cell>
          <table:table-cell table:style-name="ce7" table:formula="of:=([.X359]*1440+[.W359]*4)/1440" office:value-type="float" office:value="0.694159961539502">
            <text:p>16:39:35</text:p>
          </table:table-cell>
          <table:table-cell table:formula="of:=8*[.W359]" office:value-type="float" office:value="559.763074520309">
            <text:p>559.76</text:p>
          </table:table-cell>
          <table:table-cell table:formula="of:=MOD([.E359]*1440+[.V359]+4*[.$B$3]-60*[.$B$4];1440)" office:value-type="float" office:value="720.291192643272">
            <text:p>720.29</text:p>
          </table:table-cell>
          <table:table-cell table:formula="of:=IF([.AB359]/4&lt;0;[.AB359]/4+180;[.AB359]/4-180)" office:value-type="float" office:value="0.0727981608179675">
            <text:p>0.07</text:p>
          </table:table-cell>
          <table:table-cell table:formula="of:=DEGREES(ACOS(SIN(RADIANS([.$B$2]))*SIN(RADIANS([.T359]))+COS(RADIANS([.$B$2]))*COS(RADIANS([.T359]))*COS(RADIANS([.AC359]))))" office:value-type="float" office:value="63.4043213191092">
            <text:p>63.4</text:p>
          </table:table-cell>
          <table:table-cell table:formula="of:=90-[.AD359]" office:value-type="float" office:value="26.5956786808908">
            <text:p>26.6</text:p>
          </table:table-cell>
          <table:table-cell table:formula="of:=IF([.AE359]&gt;85;0;IF([.AE359]&gt;5;58.1/TAN(RADIANS([.AE359]))-0.07/POWER(TAN(RADIANS([.AE359]));3)+0.000086/POWER(TAN(RADIANS([.AE359]));5);IF([.AE359]&gt;-0.575;1735+[.AE359]*(-518.2+[.AE359]*(103.4+[.AE359]*(-12.79+[.AE359]*0.711)));-20.772/TAN(RADIANS([.AE359])))))/3600" office:value-type="float" office:value="0.0320805145073047">
            <text:p>0.03</text:p>
          </table:table-cell>
          <table:table-cell table:formula="of:=[.AE359]+[.AF359]" office:value-type="float" office:value="26.6277591953981">
            <text:p>26.63</text:p>
          </table:table-cell>
          <table:table-cell table:formula="of:=IF([.AC359]&gt;0;MOD(DEGREES(ACOS(((SIN(RADIANS([.$B$2]))*COS(RADIANS([.AD359])))-SIN(RADIANS([.T359])))/(COS(RADIANS([.$B$2]))*SIN(RADIANS([.AD359])))))+180;360);MOD(540-DEGREES(ACOS(((SIN(RADIANS([.$B$2]))*COS(RADIANS([.AD359])))-SIN(RADIANS([.T359])))/(COS(RADIANS([.$B$2]))*SIN(RADIANS([.AD359])))));360))" office:value-type="float" office:value="180.074714363234">
            <text:p>180.0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59]+1" office:value-type="date" office:date-value="2026-12-25">
            <text:p>12/25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0]+2415018.5+[.E360]-[.$B$4]/24" office:value-type="float" office:value="2461400.29166667">
            <text:p>2461400.29</text:p>
          </table:table-cell>
          <table:table-cell table:style-name="ce9" table:formula="of:=([.F360]-2451545)/36525" office:value-type="float" office:value="0.269823180469993">
            <text:p>0.26982318</text:p>
          </table:table-cell>
          <table:table-cell/>
          <table:table-cell table:formula="of:=MOD(280.46646+[.G360]*(36000.76983+[.G360]*0.0003032);360)" office:value-type="float" office:value="274.308696973125">
            <text:p>274.31</text:p>
          </table:table-cell>
          <table:table-cell table:formula="of:=357.52911+[.G360]*(35999.05029-0.0001537*[.G360])" office:value-type="float" office:value="10070.907341957">
            <text:p>10070.91</text:p>
          </table:table-cell>
          <table:table-cell table:formula="of:=0.016708634-[.G360]*(0.000042037+0.0000001267*[.G360])" office:value-type="float" office:value="0.0166972822186263">
            <text:p>0.02</text:p>
          </table:table-cell>
          <table:table-cell table:formula="of:=SIN(RADIANS([.J360]))*(1.914602-[.G360]*(0.004817+0.000014*[.G360]))+SIN(RADIANS(2*[.J360]))*(0.019993-0.000101*[.G360])+SIN(RADIANS(3*[.J360]))*0.000289" office:value-type="float" office:value="-0.308725527068976">
            <text:p>-0.31</text:p>
          </table:table-cell>
          <table:table-cell table:formula="of:=[.I360]+[.L360]" office:value-type="float" office:value="273.999971446056">
            <text:p>274</text:p>
          </table:table-cell>
          <table:table-cell table:formula="of:=[.J360]+[.L360]" office:value-type="float" office:value="10070.5986164299">
            <text:p>10070.6</text:p>
          </table:table-cell>
          <table:table-cell table:formula="of:=(1.000001018*(1-[.K360]*[.K360]))/(1+[.K360]*COS(RADIANS([.N360])))" office:value-type="float" office:value="0.983520674588276">
            <text:p>0.98</text:p>
          </table:table-cell>
          <table:table-cell table:formula="of:=[.M360]-0.00569-0.00478*SIN(RADIANS(125.04-1934.136*[.G360]))" office:value-type="float" office:value="273.997147098177">
            <text:p>274</text:p>
          </table:table-cell>
          <table:table-cell table:formula="of:=23+(26+((21.448-[.G360]*(46.815+[.G360]*(0.00059-[.G360]*0.001813))))/60)/60" office:value-type="float" office:value="23.435782283463">
            <text:p>23.44</text:p>
          </table:table-cell>
          <table:table-cell table:formula="of:=[.Q360]+0.00256*COS(RADIANS(125.04-1934.136*[.G360]))" office:value-type="float" office:value="23.4378312259413">
            <text:p>23.44</text:p>
          </table:table-cell>
          <table:table-cell table:formula="of:=DEGREES(ATAN2(COS(RADIANS([.P360]));COS(RADIANS([.R360]))*SIN(RADIANS([.P360]))))" office:value-type="float" office:value="-85.6447256631131">
            <text:p>-85.64</text:p>
          </table:table-cell>
          <table:table-cell table:formula="of:=DEGREES(ASIN(SIN(RADIANS([.R360]))*SIN(RADIANS([.P360]))))" office:value-type="float" office:value="-23.3774246438079">
            <text:p>-23.38</text:p>
          </table:table-cell>
          <table:table-cell table:formula="of:=TAN(RADIANS([.R360]/2))*TAN(RADIANS([.R360]/2))" office:value-type="float" office:value="0.043029016270226">
            <text:p>0.04</text:p>
          </table:table-cell>
          <table:table-cell table:formula="of:=4*DEGREES([.U360]*SIN(2*RADIANS([.I360]))-2*[.K360]*SIN(RADIANS([.J360]))+4*[.K360]*[.U360]*SIN(RADIANS([.J360]))*COS(2*RADIANS([.I360]))-0.5*[.U360]*[.U360]*SIN(4*RADIANS([.I360]))-1.25*[.K360]*[.K360]*SIN(2*RADIANS([.J360])))" office:value-type="float" office:value="-0.203140902231476">
            <text:p>-0.2</text:p>
          </table:table-cell>
          <table:table-cell table:formula="of:=DEGREES(ACOS(COS(RADIANS(90.833))/(COS(RADIANS([.$B$2]))*COS(RADIANS([.T360])))-TAN(RADIANS([.$B$2]))*TAN(RADIANS([.T360]))))" office:value-type="float" office:value="69.9986039446612">
            <text:p>70</text:p>
          </table:table-cell>
          <table:table-cell table:style-name="ce7" table:formula="of:=(720-4*[.$B$3]-[.V360]+[.$B$4]*60)/1440" office:value-type="float" office:value="0.500141070070994">
            <text:p>12:00:12</text:p>
          </table:table-cell>
          <table:table-cell table:style-name="ce7" table:formula="of:=([.X360]*1440-[.W360]*4)/1440" office:value-type="float" office:value="0.305700503558046">
            <text:p>7:20:13</text:p>
          </table:table-cell>
          <table:table-cell table:style-name="ce7" table:formula="of:=([.X360]*1440+[.W360]*4)/1440" office:value-type="float" office:value="0.694581636583942">
            <text:p>16:40:12</text:p>
          </table:table-cell>
          <table:table-cell table:formula="of:=8*[.W360]" office:value-type="float" office:value="559.988831557289">
            <text:p>559.99</text:p>
          </table:table-cell>
          <table:table-cell table:formula="of:=MOD([.E360]*1440+[.V360]+4*[.$B$3]-60*[.$B$4];1440)" office:value-type="float" office:value="719.796859097769">
            <text:p>719.8</text:p>
          </table:table-cell>
          <table:table-cell table:formula="of:=IF([.AB360]/4&lt;0;[.AB360]/4+180;[.AB360]/4-180)" office:value-type="float" office:value="-0.0507852255578598">
            <text:p>-0.05</text:p>
          </table:table-cell>
          <table:table-cell table:formula="of:=DEGREES(ACOS(SIN(RADIANS([.$B$2]))*SIN(RADIANS([.T360]))+COS(RADIANS([.$B$2]))*COS(RADIANS([.T360]))*COS(RADIANS([.AC360]))))" office:value-type="float" office:value="63.3774423469327">
            <text:p>63.38</text:p>
          </table:table-cell>
          <table:table-cell table:formula="of:=90-[.AD360]" office:value-type="float" office:value="26.6225576530673">
            <text:p>26.62</text:p>
          </table:table-cell>
          <table:table-cell table:formula="of:=IF([.AE360]&gt;85;0;IF([.AE360]&gt;5;58.1/TAN(RADIANS([.AE360]))-0.07/POWER(TAN(RADIANS([.AE360]));3)+0.000086/POWER(TAN(RADIANS([.AE360]));5);IF([.AE360]&gt;-0.575;1735+[.AE360]*(-518.2+[.AE360]*(103.4+[.AE360]*(-12.79+[.AE360]*0.711)));-20.772/TAN(RADIANS([.AE360])))))/3600" office:value-type="float" office:value="0.032043313869839">
            <text:p>0.03</text:p>
          </table:table-cell>
          <table:table-cell table:formula="of:=[.AE360]+[.AF360]" office:value-type="float" office:value="26.6546009669371">
            <text:p>26.65</text:p>
          </table:table-cell>
          <table:table-cell table:formula="of:=IF([.AC360]&gt;0;MOD(DEGREES(ACOS(((SIN(RADIANS([.$B$2]))*COS(RADIANS([.AD360])))-SIN(RADIANS([.T360])))/(COS(RADIANS([.$B$2]))*SIN(RADIANS([.AD360])))))+180;360);MOD(540-DEGREES(ACOS(((SIN(RADIANS([.$B$2]))*COS(RADIANS([.AD360])))-SIN(RADIANS([.T360])))/(COS(RADIANS([.$B$2]))*SIN(RADIANS([.AD360])))));360))" office:value-type="float" office:value="179.947855175984">
            <text:p>179.95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0]+1" office:value-type="date" office:date-value="2026-12-26">
            <text:p>12/26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1]+2415018.5+[.E361]-[.$B$4]/24" office:value-type="float" office:value="2461401.29166667">
            <text:p>2461401.29</text:p>
          </table:table-cell>
          <table:table-cell table:style-name="ce9" table:formula="of:=([.F361]-2451545)/36525" office:value-type="float" office:value="0.269850558977865">
            <text:p>0.26985056</text:p>
          </table:table-cell>
          <table:table-cell/>
          <table:table-cell table:formula="of:=MOD(280.46646+[.G361]*(36000.76983+[.G361]*0.0003032);360)" office:value-type="float" office:value="275.294344337768">
            <text:p>275.29</text:p>
          </table:table-cell>
          <table:table-cell table:formula="of:=357.52911+[.G361]*(35999.05029-0.0001537*[.G361])" office:value-type="float" office:value="10071.8929422364">
            <text:p>10071.89</text:p>
          </table:table-cell>
          <table:table-cell table:formula="of:=0.016708634-[.G361]*(0.000042037+0.0000001267*[.G361])" office:value-type="float" office:value="0.0166972810658439">
            <text:p>0.02</text:p>
          </table:table-cell>
          <table:table-cell table:formula="of:=SIN(RADIANS([.J361]))*(1.914602-[.G361]*(0.004817+0.000014*[.G361]))+SIN(RADIANS(2*[.J361]))*(0.019993-0.000101*[.G361])+SIN(RADIANS(3*[.J361]))*0.000289" office:value-type="float" office:value="-0.275513826589814">
            <text:p>-0.28</text:p>
          </table:table-cell>
          <table:table-cell table:formula="of:=[.I361]+[.L361]" office:value-type="float" office:value="275.018830511178">
            <text:p>275.02</text:p>
          </table:table-cell>
          <table:table-cell table:formula="of:=[.J361]+[.L361]" office:value-type="float" office:value="10071.6174284098">
            <text:p>10071.62</text:p>
          </table:table-cell>
          <table:table-cell table:formula="of:=(1.000001018*(1-[.K361]*[.K361]))/(1+[.K361]*COS(RADIANS([.N361])))" office:value-type="float" office:value="0.98347627291622">
            <text:p>0.98</text:p>
          </table:table-cell>
          <table:table-cell table:formula="of:=[.M361]-0.00569-0.00478*SIN(RADIANS(125.04-1934.136*[.G361]))" office:value-type="float" office:value="275.016009697908">
            <text:p>275.02</text:p>
          </table:table-cell>
          <table:table-cell table:formula="of:=23+(26+((21.448-[.G361]*(46.815+[.G361]*(0.00059-[.G361]*0.001813))))/60)/60" office:value-type="float" office:value="23.4357819274289">
            <text:p>23.44</text:p>
          </table:table-cell>
          <table:table-cell table:formula="of:=[.Q361]+0.00256*COS(RADIANS(125.04-1934.136*[.G361]))" office:value-type="float" office:value="23.4378294505965">
            <text:p>23.44</text:p>
          </table:table-cell>
          <table:table-cell table:formula="of:=DEGREES(ATAN2(COS(RADIANS([.P361]));COS(RADIANS([.R361]))*SIN(RADIANS([.P361]))))" office:value-type="float" office:value="-84.5355317607324">
            <text:p>-84.54</text:p>
          </table:table-cell>
          <table:table-cell table:formula="of:=DEGREES(ASIN(SIN(RADIANS([.R361]))*SIN(RADIANS([.P361]))))" office:value-type="float" office:value="-23.3427377538082">
            <text:p>-23.34</text:p>
          </table:table-cell>
          <table:table-cell table:formula="of:=TAN(RADIANS([.R361]/2))*TAN(RADIANS([.R361]/2))" office:value-type="float" office:value="0.0430290095661774">
            <text:p>0.04</text:p>
          </table:table-cell>
          <table:table-cell table:formula="of:=4*DEGREES([.U361]*SIN(2*RADIANS([.I361]))-2*[.K361]*SIN(RADIANS([.J361]))+4*[.K361]*[.U361]*SIN(RADIANS([.J361]))*COS(2*RADIANS([.I361]))-0.5*[.U361]*[.U361]*SIN(4*RADIANS([.I361]))-1.25*[.K361]*[.K361]*SIN(2*RADIANS([.J361])))" office:value-type="float" office:value="-0.695852153755496">
            <text:p>-0.7</text:p>
          </table:table-cell>
          <table:table-cell table:formula="of:=DEGREES(ACOS(COS(RADIANS(90.833))/(COS(RADIANS([.$B$2]))*COS(RADIANS([.T361])))-TAN(RADIANS([.$B$2]))*TAN(RADIANS([.T361]))))" office:value-type="float" office:value="70.0350222441092">
            <text:p>70.04</text:p>
          </table:table-cell>
          <table:table-cell table:style-name="ce7" table:formula="of:=(720-4*[.$B$3]-[.V361]+[.$B$4]*60)/1440" office:value-type="float" office:value="0.50048323066233">
            <text:p>12:00:42</text:p>
          </table:table-cell>
          <table:table-cell table:style-name="ce7" table:formula="of:=([.X361]*1440-[.W361]*4)/1440" office:value-type="float" office:value="0.305941502206471">
            <text:p>7:20:33</text:p>
          </table:table-cell>
          <table:table-cell table:style-name="ce7" table:formula="of:=([.X361]*1440+[.W361]*4)/1440" office:value-type="float" office:value="0.695024959118189">
            <text:p>16:40:50</text:p>
          </table:table-cell>
          <table:table-cell table:formula="of:=8*[.W361]" office:value-type="float" office:value="560.280177952874">
            <text:p>560.28</text:p>
          </table:table-cell>
          <table:table-cell table:formula="of:=MOD([.E361]*1440+[.V361]+4*[.$B$3]-60*[.$B$4];1440)" office:value-type="float" office:value="719.304147846245">
            <text:p>719.3</text:p>
          </table:table-cell>
          <table:table-cell table:formula="of:=IF([.AB361]/4&lt;0;[.AB361]/4+180;[.AB361]/4-180)" office:value-type="float" office:value="-0.17396303843887">
            <text:p>-0.17</text:p>
          </table:table-cell>
          <table:table-cell table:formula="of:=DEGREES(ACOS(SIN(RADIANS([.$B$2]))*SIN(RADIANS([.T361]))+COS(RADIANS([.$B$2]))*COS(RADIANS([.T361]))*COS(RADIANS([.AC361]))))" office:value-type="float" office:value="63.3429455960953">
            <text:p>63.34</text:p>
          </table:table-cell>
          <table:table-cell table:formula="of:=90-[.AD361]" office:value-type="float" office:value="26.6570544039047">
            <text:p>26.66</text:p>
          </table:table-cell>
          <table:table-cell table:formula="of:=IF([.AE361]&gt;85;0;IF([.AE361]&gt;5;58.1/TAN(RADIANS([.AE361]))-0.07/POWER(TAN(RADIANS([.AE361]));3)+0.000086/POWER(TAN(RADIANS([.AE361]));5);IF([.AE361]&gt;-0.575;1735+[.AE361]*(-518.2+[.AE361]*(103.4+[.AE361]*(-12.79+[.AE361]*0.711)));-20.772/TAN(RADIANS([.AE361])))))/3600" office:value-type="float" office:value="0.0319956702648983">
            <text:p>0.03</text:p>
          </table:table-cell>
          <table:table-cell table:formula="of:=[.AE361]+[.AF361]" office:value-type="float" office:value="26.6890500741696">
            <text:p>26.69</text:p>
          </table:table-cell>
          <table:table-cell table:formula="of:=IF([.AC361]&gt;0;MOD(DEGREES(ACOS(((SIN(RADIANS([.$B$2]))*COS(RADIANS([.AD361])))-SIN(RADIANS([.T361])))/(COS(RADIANS([.$B$2]))*SIN(RADIANS([.AD361])))))+180;360);MOD(540-DEGREES(ACOS(((SIN(RADIANS([.$B$2]))*COS(RADIANS([.AD361])))-SIN(RADIANS([.T361])))/(COS(RADIANS([.$B$2]))*SIN(RADIANS([.AD361])))));360))" office:value-type="float" office:value="179.821279008515">
            <text:p>179.8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1]+1" office:value-type="date" office:date-value="2026-12-27">
            <text:p>12/27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2]+2415018.5+[.E362]-[.$B$4]/24" office:value-type="float" office:value="2461402.29166667">
            <text:p>2461402.29</text:p>
          </table:table-cell>
          <table:table-cell table:style-name="ce9" table:formula="of:=([.F362]-2451545)/36525" office:value-type="float" office:value="0.269877937485736">
            <text:p>0.26987794</text:p>
          </table:table-cell>
          <table:table-cell/>
          <table:table-cell table:formula="of:=MOD(280.46646+[.G362]*(36000.76983+[.G362]*0.0003032);360)" office:value-type="float" office:value="276.279991702413">
            <text:p>276.28</text:p>
          </table:table-cell>
          <table:table-cell table:formula="of:=357.52911+[.G362]*(35999.05029-0.0001537*[.G362])" office:value-type="float" office:value="10072.8785425159">
            <text:p>10072.88</text:p>
          </table:table-cell>
          <table:table-cell table:formula="of:=0.016708634-[.G362]*(0.000042037+0.0000001267*[.G362])" office:value-type="float" office:value="0.0166972799130613">
            <text:p>0.02</text:p>
          </table:table-cell>
          <table:table-cell table:formula="of:=SIN(RADIANS([.J362]))*(1.914602-[.G362]*(0.004817+0.000014*[.G362]))+SIN(RADIANS(2*[.J362]))*(0.019993-0.000101*[.G362])+SIN(RADIANS(3*[.J362]))*0.000289" office:value-type="float" office:value="-0.242215375988982">
            <text:p>-0.24</text:p>
          </table:table-cell>
          <table:table-cell table:formula="of:=[.I362]+[.L362]" office:value-type="float" office:value="276.037776326424">
            <text:p>276.04</text:p>
          </table:table-cell>
          <table:table-cell table:formula="of:=[.J362]+[.L362]" office:value-type="float" office:value="10072.6363271399">
            <text:p>10072.64</text:p>
          </table:table-cell>
          <table:table-cell table:formula="of:=(1.000001018*(1-[.K362]*[.K362]))/(1+[.K362]*COS(RADIANS([.N362])))" office:value-type="float" office:value="0.983436924829135">
            <text:p>0.98</text:p>
          </table:table-cell>
          <table:table-cell table:formula="of:=[.M362]-0.00569-0.00478*SIN(RADIANS(125.04-1934.136*[.G362]))" office:value-type="float" office:value="276.034959045313">
            <text:p>276.03</text:p>
          </table:table-cell>
          <table:table-cell table:formula="of:=23+(26+((21.448-[.G362]*(46.815+[.G362]*(0.00059-[.G362]*0.001813))))/60)/60" office:value-type="float" office:value="23.4357815713948">
            <text:p>23.44</text:p>
          </table:table-cell>
          <table:table-cell table:formula="of:=[.Q362]+0.00256*COS(RADIANS(125.04-1934.136*[.G362]))" office:value-type="float" office:value="23.4378276735028">
            <text:p>23.44</text:p>
          </table:table-cell>
          <table:table-cell table:formula="of:=DEGREES(ATAN2(COS(RADIANS([.P362]));COS(RADIANS([.R362]))*SIN(RADIANS([.P362]))))" office:value-type="float" office:value="-83.4268880845468">
            <text:p>-83.43</text:p>
          </table:table-cell>
          <table:table-cell table:formula="of:=DEGREES(ASIN(SIN(RADIANS([.R362]))*SIN(RADIANS([.P362]))))" office:value-type="float" office:value="-23.3002396136952">
            <text:p>-23.3</text:p>
          </table:table-cell>
          <table:table-cell table:formula="of:=TAN(RADIANS([.R362]/2))*TAN(RADIANS([.R362]/2))" office:value-type="float" office:value="0.043029002855525">
            <text:p>0.04</text:p>
          </table:table-cell>
          <table:table-cell table:formula="of:=4*DEGREES([.U362]*SIN(2*RADIANS([.I362]))-2*[.K362]*SIN(RADIANS([.J362]))+4*[.K362]*[.U362]*SIN(RADIANS([.J362]))*COS(2*RADIANS([.I362]))-0.5*[.U362]*[.U362]*SIN(4*RADIANS([.I362]))-1.25*[.K362]*[.K362]*SIN(2*RADIANS([.J362])))" office:value-type="float" office:value="-1.18639464841378">
            <text:p>-1.19</text:p>
          </table:table-cell>
          <table:table-cell table:formula="of:=DEGREES(ACOS(COS(RADIANS(90.833))/(COS(RADIANS([.$B$2]))*COS(RADIANS([.T362])))-TAN(RADIANS([.$B$2]))*TAN(RADIANS([.T362]))))" office:value-type="float" office:value="70.0796049475414">
            <text:p>70.08</text:p>
          </table:table-cell>
          <table:table-cell table:style-name="ce7" table:formula="of:=(720-4*[.$B$3]-[.V362]+[.$B$4]*60)/1440" office:value-type="float" office:value="0.50082388517251">
            <text:p>12:01:11</text:p>
          </table:table-cell>
          <table:table-cell table:style-name="ce7" table:formula="of:=([.X362]*1440-[.W362]*4)/1440" office:value-type="float" office:value="0.306158315873784">
            <text:p>7:20:52</text:p>
          </table:table-cell>
          <table:table-cell table:style-name="ce7" table:formula="of:=([.X362]*1440+[.W362]*4)/1440" office:value-type="float" office:value="0.695489454471236">
            <text:p>16:41:30</text:p>
          </table:table-cell>
          <table:table-cell table:formula="of:=8*[.W362]" office:value-type="float" office:value="560.636839580331">
            <text:p>560.64</text:p>
          </table:table-cell>
          <table:table-cell table:formula="of:=MOD([.E362]*1440+[.V362]+4*[.$B$3]-60*[.$B$4];1440)" office:value-type="float" office:value="718.813605351586">
            <text:p>718.81</text:p>
          </table:table-cell>
          <table:table-cell table:formula="of:=IF([.AB362]/4&lt;0;[.AB362]/4+180;[.AB362]/4-180)" office:value-type="float" office:value="-0.296598662103435">
            <text:p>-0.3</text:p>
          </table:table-cell>
          <table:table-cell table:formula="of:=DEGREES(ACOS(SIN(RADIANS([.$B$2]))*SIN(RADIANS([.T362]))+COS(RADIANS([.$B$2]))*COS(RADIANS([.T362]))*COS(RADIANS([.AC362]))))" office:value-type="float" office:value="63.3008441991073">
            <text:p>63.3</text:p>
          </table:table-cell>
          <table:table-cell table:formula="of:=90-[.AD362]" office:value-type="float" office:value="26.6991558008927">
            <text:p>26.7</text:p>
          </table:table-cell>
          <table:table-cell table:formula="of:=IF([.AE362]&gt;85;0;IF([.AE362]&gt;5;58.1/TAN(RADIANS([.AE362]))-0.07/POWER(TAN(RADIANS([.AE362]));3)+0.000086/POWER(TAN(RADIANS([.AE362]));5);IF([.AE362]&gt;-0.575;1735+[.AE362]*(-518.2+[.AE362]*(103.4+[.AE362]*(-12.79+[.AE362]*0.711)));-20.772/TAN(RADIANS([.AE362])))))/3600" office:value-type="float" office:value="0.0319376757040827">
            <text:p>0.03</text:p>
          </table:table-cell>
          <table:table-cell table:formula="of:=[.AE362]+[.AF362]" office:value-type="float" office:value="26.7310934765968">
            <text:p>26.73</text:p>
          </table:table-cell>
          <table:table-cell table:formula="of:=IF([.AC362]&gt;0;MOD(DEGREES(ACOS(((SIN(RADIANS([.$B$2]))*COS(RADIANS([.AD362])))-SIN(RADIANS([.T362])))/(COS(RADIANS([.$B$2]))*SIN(RADIANS([.AD362])))))+180;360);MOD(540-DEGREES(ACOS(((SIN(RADIANS([.$B$2]))*COS(RADIANS([.AD362])))-SIN(RADIANS([.T362])))/(COS(RADIANS([.$B$2]))*SIN(RADIANS([.AD362])))));360))" office:value-type="float" office:value="179.695079189409">
            <text:p>179.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2]+1" office:value-type="date" office:date-value="2026-12-28">
            <text:p>12/28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3]+2415018.5+[.E363]-[.$B$4]/24" office:value-type="float" office:value="2461403.29166667">
            <text:p>2461403.29</text:p>
          </table:table-cell>
          <table:table-cell table:style-name="ce9" table:formula="of:=([.F363]-2451545)/36525" office:value-type="float" office:value="0.269905315993607">
            <text:p>0.26990532</text:p>
          </table:table-cell>
          <table:table-cell/>
          <table:table-cell table:formula="of:=MOD(280.46646+[.G363]*(36000.76983+[.G363]*0.0003032);360)" office:value-type="float" office:value="277.26563906706">
            <text:p>277.27</text:p>
          </table:table-cell>
          <table:table-cell table:formula="of:=357.52911+[.G363]*(35999.05029-0.0001537*[.G363])" office:value-type="float" office:value="10073.8641427953">
            <text:p>10073.86</text:p>
          </table:table-cell>
          <table:table-cell table:formula="of:=0.016708634-[.G363]*(0.000042037+0.0000001267*[.G363])" office:value-type="float" office:value="0.0166972787602785">
            <text:p>0.02</text:p>
          </table:table-cell>
          <table:table-cell table:formula="of:=SIN(RADIANS([.J363]))*(1.914602-[.G363]*(0.004817+0.000014*[.G363]))+SIN(RADIANS(2*[.J363]))*(0.019993-0.000101*[.G363])+SIN(RADIANS(3*[.J363]))*0.000289" office:value-type="float" office:value="-0.20884064909553">
            <text:p>-0.21</text:p>
          </table:table-cell>
          <table:table-cell table:formula="of:=[.I363]+[.L363]" office:value-type="float" office:value="277.056798417964">
            <text:p>277.06</text:p>
          </table:table-cell>
          <table:table-cell table:formula="of:=[.J363]+[.L363]" office:value-type="float" office:value="10073.6553021462">
            <text:p>10073.66</text:p>
          </table:table-cell>
          <table:table-cell table:formula="of:=(1.000001018*(1-[.K363]*[.K363]))/(1+[.K363]*COS(RADIANS([.N363])))" office:value-type="float" office:value="0.983402643173967">
            <text:p>0.98</text:p>
          </table:table-cell>
          <table:table-cell table:formula="of:=[.M363]-0.00569-0.00478*SIN(RADIANS(125.04-1934.136*[.G363]))" office:value-type="float" office:value="277.053984666558">
            <text:p>277.05</text:p>
          </table:table-cell>
          <table:table-cell table:formula="of:=23+(26+((21.448-[.G363]*(46.815+[.G363]*(0.00059-[.G363]*0.001813))))/60)/60" office:value-type="float" office:value="23.4357812153607">
            <text:p>23.44</text:p>
          </table:table-cell>
          <table:table-cell table:formula="of:=[.Q363]+0.00256*COS(RADIANS(125.04-1934.136*[.G363]))" office:value-type="float" office:value="23.4378258946613">
            <text:p>23.44</text:p>
          </table:table-cell>
          <table:table-cell table:formula="of:=DEGREES(ATAN2(COS(RADIANS([.P363]));COS(RADIANS([.R363]))*SIN(RADIANS([.P363]))))" office:value-type="float" office:value="-82.3189343895593">
            <text:p>-82.32</text:p>
          </table:table-cell>
          <table:table-cell table:formula="of:=DEGREES(ASIN(SIN(RADIANS([.R363]))*SIN(RADIANS([.P363]))))" office:value-type="float" office:value="-23.249949685596">
            <text:p>-23.25</text:p>
          </table:table-cell>
          <table:table-cell table:formula="of:=TAN(RADIANS([.R363]/2))*TAN(RADIANS([.R363]/2))" office:value-type="float" office:value="0.0430289961382733">
            <text:p>0.04</text:p>
          </table:table-cell>
          <table:table-cell table:formula="of:=4*DEGREES([.U363]*SIN(2*RADIANS([.I363]))-2*[.K363]*SIN(RADIANS([.J363]))+4*[.K363]*[.U363]*SIN(RADIANS([.J363]))*COS(2*RADIANS([.I363]))-0.5*[.U363]*[.U363]*SIN(4*RADIANS([.I363]))-1.25*[.K363]*[.K363]*SIN(2*RADIANS([.J363])))" office:value-type="float" office:value="-1.67422614561094">
            <text:p>-1.67</text:p>
          </table:table-cell>
          <table:table-cell table:formula="of:=DEGREES(ACOS(COS(RADIANS(90.833))/(COS(RADIANS([.$B$2]))*COS(RADIANS([.T363])))-TAN(RADIANS([.$B$2]))*TAN(RADIANS([.T363]))))" office:value-type="float" office:value="70.1323095326947">
            <text:p>70.13</text:p>
          </table:table-cell>
          <table:table-cell table:style-name="ce7" table:formula="of:=(720-4*[.$B$3]-[.V363]+[.$B$4]*60)/1440" office:value-type="float" office:value="0.501162657045563">
            <text:p>12:01:40</text:p>
          </table:table-cell>
          <table:table-cell table:style-name="ce7" table:formula="of:=([.X363]*1440-[.W363]*4)/1440" office:value-type="float" office:value="0.306350686121411">
            <text:p>7:21:09</text:p>
          </table:table-cell>
          <table:table-cell table:style-name="ce7" table:formula="of:=([.X363]*1440+[.W363]*4)/1440" office:value-type="float" office:value="0.695974627969715">
            <text:p>16:42:12</text:p>
          </table:table-cell>
          <table:table-cell table:formula="of:=8*[.W363]" office:value-type="float" office:value="561.058476261558">
            <text:p>561.06</text:p>
          </table:table-cell>
          <table:table-cell table:formula="of:=MOD([.E363]*1440+[.V363]+4*[.$B$3]-60*[.$B$4];1440)" office:value-type="float" office:value="718.325773854389">
            <text:p>718.33</text:p>
          </table:table-cell>
          <table:table-cell table:formula="of:=IF([.AB363]/4&lt;0;[.AB363]/4+180;[.AB363]/4-180)" office:value-type="float" office:value="-0.418556536402747">
            <text:p>-0.42</text:p>
          </table:table-cell>
          <table:table-cell table:formula="of:=DEGREES(ACOS(SIN(RADIANS([.$B$2]))*SIN(RADIANS([.T363]))+COS(RADIANS([.$B$2]))*COS(RADIANS([.T363]))*COS(RADIANS([.AC363]))))" office:value-type="float" office:value="63.2511546697389">
            <text:p>63.25</text:p>
          </table:table-cell>
          <table:table-cell table:formula="of:=90-[.AD363]" office:value-type="float" office:value="26.7488453302611">
            <text:p>26.75</text:p>
          </table:table-cell>
          <table:table-cell table:formula="of:=IF([.AE363]&gt;85;0;IF([.AE363]&gt;5;58.1/TAN(RADIANS([.AE363]))-0.07/POWER(TAN(RADIANS([.AE363]));3)+0.000086/POWER(TAN(RADIANS([.AE363]));5);IF([.AE363]&gt;-0.575;1735+[.AE363]*(-518.2+[.AE363]*(103.4+[.AE363]*(-12.79+[.AE363]*0.711)));-20.772/TAN(RADIANS([.AE363])))))/3600" office:value-type="float" office:value="0.0318694422840518">
            <text:p>0.03</text:p>
          </table:table-cell>
          <table:table-cell table:formula="of:=[.AE363]+[.AF363]" office:value-type="float" office:value="26.7807147725451">
            <text:p>26.78</text:p>
          </table:table-cell>
          <table:table-cell table:formula="of:=IF([.AC363]&gt;0;MOD(DEGREES(ACOS(((SIN(RADIANS([.$B$2]))*COS(RADIANS([.AD363])))-SIN(RADIANS([.T363])))/(COS(RADIANS([.$B$2]))*SIN(RADIANS([.AD363])))))+180;360);MOD(540-DEGREES(ACOS(((SIN(RADIANS([.$B$2]))*COS(RADIANS([.AD363])))-SIN(RADIANS([.T363])))/(COS(RADIANS([.$B$2]))*SIN(RADIANS([.AD363])))));360))" office:value-type="float" office:value="179.569348741299">
            <text:p>179.57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3]+1" office:value-type="date" office:date-value="2026-12-29">
            <text:p>12/29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4]+2415018.5+[.E364]-[.$B$4]/24" office:value-type="float" office:value="2461404.29166667">
            <text:p>2461404.29</text:p>
          </table:table-cell>
          <table:table-cell table:style-name="ce9" table:formula="of:=([.F364]-2451545)/36525" office:value-type="float" office:value="0.269932694501479">
            <text:p>0.26993269</text:p>
          </table:table-cell>
          <table:table-cell/>
          <table:table-cell table:formula="of:=MOD(280.46646+[.G364]*(36000.76983+[.G364]*0.0003032);360)" office:value-type="float" office:value="278.251286431705">
            <text:p>278.25</text:p>
          </table:table-cell>
          <table:table-cell table:formula="of:=357.52911+[.G364]*(35999.05029-0.0001537*[.G364])" office:value-type="float" office:value="10074.8497430748">
            <text:p>10074.85</text:p>
          </table:table-cell>
          <table:table-cell table:formula="of:=0.016708634-[.G364]*(0.000042037+0.0000001267*[.G364])" office:value-type="float" office:value="0.0166972776074956">
            <text:p>0.02</text:p>
          </table:table-cell>
          <table:table-cell table:formula="of:=SIN(RADIANS([.J364]))*(1.914602-[.G364]*(0.004817+0.000014*[.G364]))+SIN(RADIANS(2*[.J364]))*(0.019993-0.000101*[.G364])+SIN(RADIANS(3*[.J364]))*0.000289" office:value-type="float" office:value="-0.175400148130963">
            <text:p>-0.18</text:p>
          </table:table-cell>
          <table:table-cell table:formula="of:=[.I364]+[.L364]" office:value-type="float" office:value="278.075886283574">
            <text:p>278.08</text:p>
          </table:table-cell>
          <table:table-cell table:formula="of:=[.J364]+[.L364]" office:value-type="float" office:value="10074.6743429267">
            <text:p>10074.67</text:p>
          </table:table-cell>
          <table:table-cell table:formula="of:=(1.000001018*(1-[.K364]*[.K364]))/(1+[.K364]*COS(RADIANS([.N364])))" office:value-type="float" office:value="0.983373439145877">
            <text:p>0.98</text:p>
          </table:table-cell>
          <table:table-cell table:formula="of:=[.M364]-0.00569-0.00478*SIN(RADIANS(125.04-1934.136*[.G364]))" office:value-type="float" office:value="278.073076059416">
            <text:p>278.07</text:p>
          </table:table-cell>
          <table:table-cell table:formula="of:=23+(26+((21.448-[.G364]*(46.815+[.G364]*(0.00059-[.G364]*0.001813))))/60)/60" office:value-type="float" office:value="23.4357808593267">
            <text:p>23.44</text:p>
          </table:table-cell>
          <table:table-cell table:formula="of:=[.Q364]+0.00256*COS(RADIANS(125.04-1934.136*[.G364]))" office:value-type="float" office:value="23.4378241140734">
            <text:p>23.44</text:p>
          </table:table-cell>
          <table:table-cell table:formula="of:=DEGREES(ATAN2(COS(RADIANS([.P364]));COS(RADIANS([.R364]))*SIN(RADIANS([.P364]))))" office:value-type="float" office:value="-81.2118089740281">
            <text:p>-81.21</text:p>
          </table:table-cell>
          <table:table-cell table:formula="of:=DEGREES(ASIN(SIN(RADIANS([.R364]))*SIN(RADIANS([.P364]))))" office:value-type="float" office:value="-23.1918915367058">
            <text:p>-23.19</text:p>
          </table:table-cell>
          <table:table-cell table:formula="of:=TAN(RADIANS([.R364]/2))*TAN(RADIANS([.R364]/2))" office:value-type="float" office:value="0.043028989414427">
            <text:p>0.04</text:p>
          </table:table-cell>
          <table:table-cell table:formula="of:=4*DEGREES([.U364]*SIN(2*RADIANS([.I364]))-2*[.K364]*SIN(RADIANS([.J364]))+4*[.K364]*[.U364]*SIN(RADIANS([.J364]))*COS(2*RADIANS([.I364]))-0.5*[.U364]*[.U364]*SIN(4*RADIANS([.I364]))-1.25*[.K364]*[.K364]*SIN(2*RADIANS([.J364])))" office:value-type="float" office:value="-2.15880952822571">
            <text:p>-2.16</text:p>
          </table:table-cell>
          <table:table-cell table:formula="of:=DEGREES(ACOS(COS(RADIANS(90.833))/(COS(RADIANS([.$B$2]))*COS(RADIANS([.T364])))-TAN(RADIANS([.$B$2]))*TAN(RADIANS([.T364]))))" office:value-type="float" office:value="70.1930853759002">
            <text:p>70.19</text:p>
          </table:table-cell>
          <table:table-cell table:style-name="ce7" table:formula="of:=(720-4*[.$B$3]-[.V364]+[.$B$4]*60)/1440" office:value-type="float" office:value="0.50149917328349">
            <text:p>12:02:10</text:p>
          </table:table-cell>
          <table:table-cell table:style-name="ce7" table:formula="of:=([.X364]*1440-[.W364]*4)/1440" office:value-type="float" office:value="0.306518380572656">
            <text:p>7:21:23</text:p>
          </table:table-cell>
          <table:table-cell table:style-name="ce7" table:formula="of:=([.X364]*1440+[.W364]*4)/1440" office:value-type="float" office:value="0.696479965994324">
            <text:p>16:42:56</text:p>
          </table:table-cell>
          <table:table-cell table:formula="of:=8*[.W364]" office:value-type="float" office:value="561.544683007201">
            <text:p>561.54</text:p>
          </table:table-cell>
          <table:table-cell table:formula="of:=MOD([.E364]*1440+[.V364]+4*[.$B$3]-60*[.$B$4];1440)" office:value-type="float" office:value="717.841190471774">
            <text:p>717.84</text:p>
          </table:table-cell>
          <table:table-cell table:formula="of:=IF([.AB364]/4&lt;0;[.AB364]/4+180;[.AB364]/4-180)" office:value-type="float" office:value="-0.539702382056419">
            <text:p>-0.54</text:p>
          </table:table-cell>
          <table:table-cell table:formula="of:=DEGREES(ACOS(SIN(RADIANS([.$B$2]))*SIN(RADIANS([.T364]))+COS(RADIANS([.$B$2]))*COS(RADIANS([.T364]))*COS(RADIANS([.AC364]))))" office:value-type="float" office:value="63.193896885067">
            <text:p>63.19</text:p>
          </table:table-cell>
          <table:table-cell table:formula="of:=90-[.AD364]" office:value-type="float" office:value="26.806103114933">
            <text:p>26.81</text:p>
          </table:table-cell>
          <table:table-cell table:formula="of:=IF([.AE364]&gt;85;0;IF([.AE364]&gt;5;58.1/TAN(RADIANS([.AE364]))-0.07/POWER(TAN(RADIANS([.AE364]));3)+0.000086/POWER(TAN(RADIANS([.AE364]));5);IF([.AE364]&gt;-0.575;1735+[.AE364]*(-518.2+[.AE364]*(103.4+[.AE364]*(-12.79+[.AE364]*0.711)));-20.772/TAN(RADIANS([.AE364])))))/3600" office:value-type="float" office:value="0.0317911016113418">
            <text:p>0.03</text:p>
          </table:table-cell>
          <table:table-cell table:formula="of:=[.AE364]+[.AF364]" office:value-type="float" office:value="26.8378942165443">
            <text:p>26.84</text:p>
          </table:table-cell>
          <table:table-cell table:formula="of:=IF([.AC364]&gt;0;MOD(DEGREES(ACOS(((SIN(RADIANS([.$B$2]))*COS(RADIANS([.AD364])))-SIN(RADIANS([.T364])))/(COS(RADIANS([.$B$2]))*SIN(RADIANS([.AD364])))))+180;360);MOD(540-DEGREES(ACOS(((SIN(RADIANS([.$B$2]))*COS(RADIANS([.AD364])))-SIN(RADIANS([.T364])))/(COS(RADIANS([.$B$2]))*SIN(RADIANS([.AD364])))));360))" office:value-type="float" office:value="179.444180327042">
            <text:p>179.44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4]+1" office:value-type="date" office:date-value="2026-12-30">
            <text:p>12/30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5]+2415018.5+[.E365]-[.$B$4]/24" office:value-type="float" office:value="2461405.29166667">
            <text:p>2461405.29</text:p>
          </table:table-cell>
          <table:table-cell table:style-name="ce9" table:formula="of:=([.F365]-2451545)/36525" office:value-type="float" office:value="0.26996007300935">
            <text:p>0.26996007</text:p>
          </table:table-cell>
          <table:table-cell/>
          <table:table-cell table:formula="of:=MOD(280.46646+[.G365]*(36000.76983+[.G365]*0.0003032);360)" office:value-type="float" office:value="279.236933796352">
            <text:p>279.24</text:p>
          </table:table-cell>
          <table:table-cell table:formula="of:=357.52911+[.G365]*(35999.05029-0.0001537*[.G365])" office:value-type="float" office:value="10075.8353433543">
            <text:p>10075.84</text:p>
          </table:table-cell>
          <table:table-cell table:formula="of:=0.016708634-[.G365]*(0.000042037+0.0000001267*[.G365])" office:value-type="float" office:value="0.0166972764547124">
            <text:p>0.02</text:p>
          </table:table-cell>
          <table:table-cell table:formula="of:=SIN(RADIANS([.J365]))*(1.914602-[.G365]*(0.004817+0.000014*[.G365]))+SIN(RADIANS(2*[.J365]))*(0.019993-0.000101*[.G365])+SIN(RADIANS(3*[.J365]))*0.000289" office:value-type="float" office:value="-0.141904399810488">
            <text:p>-0.14</text:p>
          </table:table-cell>
          <table:table-cell table:formula="of:=[.I365]+[.L365]" office:value-type="float" office:value="279.095029396541">
            <text:p>279.1</text:p>
          </table:table-cell>
          <table:table-cell table:formula="of:=[.J365]+[.L365]" office:value-type="float" office:value="10075.6934389544">
            <text:p>10075.69</text:p>
          </table:table-cell>
          <table:table-cell table:formula="of:=(1.000001018*(1-[.K365]*[.K365]))/(1+[.K365]*COS(RADIANS([.N365])))" office:value-type="float" office:value="0.983349322283561">
            <text:p>0.98</text:p>
          </table:table-cell>
          <table:table-cell table:formula="of:=[.M365]-0.00569-0.00478*SIN(RADIANS(125.04-1934.136*[.G365]))" office:value-type="float" office:value="279.092222697171">
            <text:p>279.09</text:p>
          </table:table-cell>
          <table:table-cell table:formula="of:=23+(26+((21.448-[.G365]*(46.815+[.G365]*(0.00059-[.G365]*0.001813))))/60)/60" office:value-type="float" office:value="23.4357805032926">
            <text:p>23.44</text:p>
          </table:table-cell>
          <table:table-cell table:formula="of:=[.Q365]+0.00256*COS(RADIANS(125.04-1934.136*[.G365]))" office:value-type="float" office:value="23.4378223317401">
            <text:p>23.44</text:p>
          </table:table-cell>
          <table:table-cell table:formula="of:=DEGREES(ATAN2(COS(RADIANS([.P365]));COS(RADIANS([.R365]))*SIN(RADIANS([.P365]))))" office:value-type="float" office:value="-80.1056484194399">
            <text:p>-80.11</text:p>
          </table:table-cell>
          <table:table-cell table:formula="of:=DEGREES(ASIN(SIN(RADIANS([.R365]))*SIN(RADIANS([.P365]))))" office:value-type="float" office:value="-23.1260928000083">
            <text:p>-23.13</text:p>
          </table:table-cell>
          <table:table-cell table:formula="of:=TAN(RADIANS([.R365]/2))*TAN(RADIANS([.R365]/2))" office:value-type="float" office:value="0.0430289826839907">
            <text:p>0.04</text:p>
          </table:table-cell>
          <table:table-cell table:formula="of:=4*DEGREES([.U365]*SIN(2*RADIANS([.I365]))-2*[.K365]*SIN(RADIANS([.J365]))+4*[.K365]*[.U365]*SIN(RADIANS([.J365]))*COS(2*RADIANS([.I365]))-0.5*[.U365]*[.U365]*SIN(4*RADIANS([.I365]))-1.25*[.K365]*[.K365]*SIN(2*RADIANS([.J365])))" office:value-type="float" office:value="-2.63961369016461">
            <text:p>-2.64</text:p>
          </table:table-cell>
          <table:table-cell table:formula="of:=DEGREES(ACOS(COS(RADIANS(90.833))/(COS(RADIANS([.$B$2]))*COS(RADIANS([.T365])))-TAN(RADIANS([.$B$2]))*TAN(RADIANS([.T365]))))" office:value-type="float" office:value="70.2618739354808">
            <text:p>70.26</text:p>
          </table:table-cell>
          <table:table-cell table:style-name="ce7" table:formula="of:=(720-4*[.$B$3]-[.V365]+[.$B$4]*60)/1440" office:value-type="float" office:value="0.501833065062614">
            <text:p>12:02:38</text:p>
          </table:table-cell>
          <table:table-cell table:style-name="ce7" table:formula="of:=([.X365]*1440-[.W365]*4)/1440" office:value-type="float" office:value="0.306661193019612">
            <text:p>7:21:36</text:p>
          </table:table-cell>
          <table:table-cell table:style-name="ce7" table:formula="of:=([.X365]*1440+[.W365]*4)/1440" office:value-type="float" office:value="0.697004937105617">
            <text:p>16:43:41</text:p>
          </table:table-cell>
          <table:table-cell table:formula="of:=8*[.W365]" office:value-type="float" office:value="562.094991483846">
            <text:p>562.09</text:p>
          </table:table-cell>
          <table:table-cell table:formula="of:=MOD([.E365]*1440+[.V365]+4*[.$B$3]-60*[.$B$4];1440)" office:value-type="float" office:value="717.360386309835">
            <text:p>717.36</text:p>
          </table:table-cell>
          <table:table-cell table:formula="of:=IF([.AB365]/4&lt;0;[.AB365]/4+180;[.AB365]/4-180)" office:value-type="float" office:value="-0.659903422541163">
            <text:p>-0.66</text:p>
          </table:table-cell>
          <table:table-cell table:formula="of:=DEGREES(ACOS(SIN(RADIANS([.$B$2]))*SIN(RADIANS([.T365]))+COS(RADIANS([.$B$2]))*COS(RADIANS([.T365]))*COS(RADIANS([.AC365]))))" office:value-type="float" office:value="63.1290940635267">
            <text:p>63.13</text:p>
          </table:table-cell>
          <table:table-cell table:formula="of:=90-[.AD365]" office:value-type="float" office:value="26.8709059364733">
            <text:p>26.87</text:p>
          </table:table-cell>
          <table:table-cell table:formula="of:=IF([.AE365]&gt;85;0;IF([.AE365]&gt;5;58.1/TAN(RADIANS([.AE365]))-0.07/POWER(TAN(RADIANS([.AE365]));3)+0.000086/POWER(TAN(RADIANS([.AE365]));5);IF([.AE365]&gt;-0.575;1735+[.AE365]*(-518.2+[.AE365]*(103.4+[.AE365]*(-12.79+[.AE365]*0.711)));-20.772/TAN(RADIANS([.AE365])))))/3600" office:value-type="float" office:value="0.0317028041320371">
            <text:p>0.03</text:p>
          </table:table-cell>
          <table:table-cell table:formula="of:=[.AE365]+[.AF365]" office:value-type="float" office:value="26.9026087406053">
            <text:p>26.9</text:p>
          </table:table-cell>
          <table:table-cell table:formula="of:=IF([.AC365]&gt;0;MOD(DEGREES(ACOS(((SIN(RADIANS([.$B$2]))*COS(RADIANS([.AD365])))-SIN(RADIANS([.T365])))/(COS(RADIANS([.$B$2]))*SIN(RADIANS([.AD365])))))+180;360);MOD(540-DEGREES(ACOS(((SIN(RADIANS([.$B$2]))*COS(RADIANS([.AD365])))-SIN(RADIANS([.T365])))/(COS(RADIANS([.$B$2]))*SIN(RADIANS([.AD365])))));360))" office:value-type="float" office:value="179.319666195269">
            <text:p>179.3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5]+1" office:value-type="date" office:date-value="2026-12-31">
            <text:p>12/31/2026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6]+2415018.5+[.E366]-[.$B$4]/24" office:value-type="float" office:value="2461406.29166667">
            <text:p>2461406.29</text:p>
          </table:table-cell>
          <table:table-cell table:style-name="ce9" table:formula="of:=([.F366]-2451545)/36525" office:value-type="float" office:value="0.269987451517221">
            <text:p>0.26998745</text:p>
          </table:table-cell>
          <table:table-cell/>
          <table:table-cell table:formula="of:=MOD(280.46646+[.G366]*(36000.76983+[.G366]*0.0003032);360)" office:value-type="float" office:value="280.222581160999">
            <text:p>280.22</text:p>
          </table:table-cell>
          <table:table-cell table:formula="of:=357.52911+[.G366]*(35999.05029-0.0001537*[.G366])" office:value-type="float" office:value="10076.8209436337">
            <text:p>10076.82</text:p>
          </table:table-cell>
          <table:table-cell table:formula="of:=0.016708634-[.G366]*(0.000042037+0.0000001267*[.G366])" office:value-type="float" office:value="0.0166972753019291">
            <text:p>0.02</text:p>
          </table:table-cell>
          <table:table-cell table:formula="of:=SIN(RADIANS([.J366]))*(1.914602-[.G366]*(0.004817+0.000014*[.G366]))+SIN(RADIANS(2*[.J366]))*(0.019993-0.000101*[.G366])+SIN(RADIANS(3*[.J366]))*0.000289" office:value-type="float" office:value="-0.108363951431088">
            <text:p>-0.11</text:p>
          </table:table-cell>
          <table:table-cell table:formula="of:=[.I366]+[.L366]" office:value-type="float" office:value="280.114217209568">
            <text:p>280.11</text:p>
          </table:table-cell>
          <table:table-cell table:formula="of:=[.J366]+[.L366]" office:value-type="float" office:value="10076.7125796823">
            <text:p>10076.71</text:p>
          </table:table-cell>
          <table:table-cell table:formula="of:=(1.000001018*(1-[.K366]*[.K366]))/(1+[.K366]*COS(RADIANS([.N366])))" office:value-type="float" office:value="0.983330300465269">
            <text:p>0.98</text:p>
          </table:table-cell>
          <table:table-cell table:formula="of:=[.M366]-0.00569-0.00478*SIN(RADIANS(125.04-1934.136*[.G366]))" office:value-type="float" office:value="280.111414032523">
            <text:p>280.11</text:p>
          </table:table-cell>
          <table:table-cell table:formula="of:=23+(26+((21.448-[.G366]*(46.815+[.G366]*(0.00059-[.G366]*0.001813))))/60)/60" office:value-type="float" office:value="23.4357801472585">
            <text:p>23.44</text:p>
          </table:table-cell>
          <table:table-cell table:formula="of:=[.Q366]+0.00256*COS(RADIANS(125.04-1934.136*[.G366]))" office:value-type="float" office:value="23.4378205476627">
            <text:p>23.44</text:p>
          </table:table-cell>
          <table:table-cell table:formula="of:=DEGREES(ATAN2(COS(RADIANS([.P366]));COS(RADIANS([.R366]))*SIN(RADIANS([.P366]))))" office:value-type="float" office:value="-79.000587336963">
            <text:p>-79</text:p>
          </table:table-cell>
          <table:table-cell table:formula="of:=DEGREES(ASIN(SIN(RADIANS([.R366]))*SIN(RADIANS([.P366]))))" office:value-type="float" office:value="-23.0525851282085">
            <text:p>-23.05</text:p>
          </table:table-cell>
          <table:table-cell table:formula="of:=TAN(RADIANS([.R366]/2))*TAN(RADIANS([.R366]/2))" office:value-type="float" office:value="0.043028975946969">
            <text:p>0.04</text:p>
          </table:table-cell>
          <table:table-cell table:formula="of:=4*DEGREES([.U366]*SIN(2*RADIANS([.I366]))-2*[.K366]*SIN(RADIANS([.J366]))+4*[.K366]*[.U366]*SIN(RADIANS([.J366]))*COS(2*RADIANS([.I366]))-0.5*[.U366]*[.U366]*SIN(4*RADIANS([.I366]))-1.25*[.K366]*[.K366]*SIN(2*RADIANS([.J366])))" office:value-type="float" office:value="-3.11611440801584">
            <text:p>-3.12</text:p>
          </table:table-cell>
          <table:table-cell table:formula="of:=DEGREES(ACOS(COS(RADIANS(90.833))/(COS(RADIANS([.$B$2]))*COS(RADIANS([.T366])))-TAN(RADIANS([.$B$2]))*TAN(RADIANS([.T366]))))" office:value-type="float" office:value="70.3386089621814">
            <text:p>70.34</text:p>
          </table:table-cell>
          <table:table-cell table:style-name="ce7" table:formula="of:=(720-4*[.$B$3]-[.V366]+[.$B$4]*60)/1440" office:value-type="float" office:value="0.5021639683389">
            <text:p>12:03:07</text:p>
          </table:table-cell>
          <table:table-cell table:style-name="ce7" table:formula="of:=([.X366]*1440-[.W366]*4)/1440" office:value-type="float" office:value="0.306778943443952">
            <text:p>7:21:46</text:p>
          </table:table-cell>
          <table:table-cell table:style-name="ce7" table:formula="of:=([.X366]*1440+[.W366]*4)/1440" office:value-type="float" office:value="0.697548993233848">
            <text:p>16:44:28</text:p>
          </table:table-cell>
          <table:table-cell table:formula="of:=8*[.W366]" office:value-type="float" office:value="562.708871697451">
            <text:p>562.71</text:p>
          </table:table-cell>
          <table:table-cell table:formula="of:=MOD([.E366]*1440+[.V366]+4*[.$B$3]-60*[.$B$4];1440)" office:value-type="float" office:value="716.883885591984">
            <text:p>716.88</text:p>
          </table:table-cell>
          <table:table-cell table:formula="of:=IF([.AB366]/4&lt;0;[.AB366]/4+180;[.AB366]/4-180)" office:value-type="float" office:value="-0.779028602003962">
            <text:p>-0.78</text:p>
          </table:table-cell>
          <table:table-cell table:formula="of:=DEGREES(ACOS(SIN(RADIANS([.$B$2]))*SIN(RADIANS([.T366]))+COS(RADIANS([.$B$2]))*COS(RADIANS([.T366]))*COS(RADIANS([.AC366]))))" office:value-type="float" office:value="63.0567727390708">
            <text:p>63.06</text:p>
          </table:table-cell>
          <table:table-cell table:formula="of:=90-[.AD366]" office:value-type="float" office:value="26.9432272609292">
            <text:p>26.94</text:p>
          </table:table-cell>
          <table:table-cell table:formula="of:=IF([.AE366]&gt;85;0;IF([.AE366]&gt;5;58.1/TAN(RADIANS([.AE366]))-0.07/POWER(TAN(RADIANS([.AE366]));3)+0.000086/POWER(TAN(RADIANS([.AE366]));5);IF([.AE366]&gt;-0.575;1735+[.AE366]*(-518.2+[.AE366]*(103.4+[.AE366]*(-12.79+[.AE366]*0.711)));-20.772/TAN(RADIANS([.AE366])))))/3600" office:value-type="float" office:value="0.0316047183727281">
            <text:p>0.03</text:p>
          </table:table-cell>
          <table:table-cell table:formula="of:=[.AE366]+[.AF366]" office:value-type="float" office:value="26.974831979302">
            <text:p>26.97</text:p>
          </table:table-cell>
          <table:table-cell table:formula="of:=IF([.AC366]&gt;0;MOD(DEGREES(ACOS(((SIN(RADIANS([.$B$2]))*COS(RADIANS([.AD366])))-SIN(RADIANS([.T366])))/(COS(RADIANS([.$B$2]))*SIN(RADIANS([.AD366])))))+180;360);MOD(540-DEGREES(ACOS(((SIN(RADIANS([.$B$2]))*COS(RADIANS([.AD366])))-SIN(RADIANS([.T366])))/(COS(RADIANS([.$B$2]))*SIN(RADIANS([.AD366])))));360))" office:value-type="float" office:value="179.195898125164">
            <text:p>179.2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6" table:formula="of:=[.D366]+1" office:value-type="date" office:date-value="2027-01-01">
            <text:p>1/1/2027</text:p>
          </table:table-cell>
          <table:table-cell table:style-name="ce7" table:formula="of:=[.$B$5]" office:value-type="float" office:value="0.5">
            <text:p>12:00:00</text:p>
          </table:table-cell>
          <table:table-cell table:style-name="ce8" table:formula="of:=[.D367]+2415018.5+[.E367]-[.$B$4]/24" office:value-type="float" office:value="2461407.29166667">
            <text:p>2461407.29</text:p>
          </table:table-cell>
          <table:table-cell table:style-name="ce9" table:formula="of:=([.F367]-2451545)/36525" office:value-type="float" office:value="0.270014830025093">
            <text:p>0.27001483</text:p>
          </table:table-cell>
          <table:table-cell/>
          <table:table-cell table:formula="of:=MOD(280.46646+[.G367]*(36000.76983+[.G367]*0.0003032);360)" office:value-type="float" office:value="281.208228525642">
            <text:p>281.21</text:p>
          </table:table-cell>
          <table:table-cell table:formula="of:=357.52911+[.G367]*(35999.05029-0.0001537*[.G367])" office:value-type="float" office:value="10077.8065439132">
            <text:p>10077.81</text:p>
          </table:table-cell>
          <table:table-cell table:formula="of:=0.016708634-[.G367]*(0.000042037+0.0000001267*[.G367])" office:value-type="float" office:value="0.0166972741491456">
            <text:p>0.02</text:p>
          </table:table-cell>
          <table:table-cell table:formula="of:=SIN(RADIANS([.J367]))*(1.914602-[.G367]*(0.004817+0.000014*[.G367]))+SIN(RADIANS(2*[.J367]))*(0.019993-0.000101*[.G367])+SIN(RADIANS(3*[.J367]))*0.000289" office:value-type="float" office:value="-0.0747893669470048">
            <text:p>-0.07</text:p>
          </table:table-cell>
          <table:table-cell table:formula="of:=[.I367]+[.L367]" office:value-type="float" office:value="281.133439158695">
            <text:p>281.13</text:p>
          </table:table-cell>
          <table:table-cell table:formula="of:=[.J367]+[.L367]" office:value-type="float" office:value="10077.7317545462">
            <text:p>10077.73</text:p>
          </table:table-cell>
          <table:table-cell table:formula="of:=(1.000001018*(1-[.K367]*[.K367]))/(1+[.K367]*COS(RADIANS([.N367])))" office:value-type="float" office:value="0.9833163799055">
            <text:p>0.98</text:p>
          </table:table-cell>
          <table:table-cell table:formula="of:=[.M367]-0.00569-0.00478*SIN(RADIANS(125.04-1934.136*[.G367]))" office:value-type="float" office:value="281.13063950151">
            <text:p>281.13</text:p>
          </table:table-cell>
          <table:table-cell table:formula="of:=23+(26+((21.448-[.G367]*(46.815+[.G367]*(0.00059-[.G367]*0.001813))))/60)/60" office:value-type="float" office:value="23.4357797912244">
            <text:p>23.44</text:p>
          </table:table-cell>
          <table:table-cell table:formula="of:=[.Q367]+0.00256*COS(RADIANS(125.04-1934.136*[.G367]))" office:value-type="float" office:value="23.4378187618425">
            <text:p>23.44</text:p>
          </table:table-cell>
          <table:table-cell table:formula="of:=DEGREES(ATAN2(COS(RADIANS([.P367]));COS(RADIANS([.R367]))*SIN(RADIANS([.P367]))))" office:value-type="float" office:value="-77.8967581212361">
            <text:p>-77.9</text:p>
          </table:table-cell>
          <table:table-cell table:formula="of:=DEGREES(ASIN(SIN(RADIANS([.R367]))*SIN(RADIANS([.P367]))))" office:value-type="float" office:value="-22.971404141086">
            <text:p>-22.97</text:p>
          </table:table-cell>
          <table:table-cell table:formula="of:=TAN(RADIANS([.R367]/2))*TAN(RADIANS([.R367]/2))" office:value-type="float" office:value="0.0430289692033664">
            <text:p>0.04</text:p>
          </table:table-cell>
          <table:table-cell table:formula="of:=4*DEGREES([.U367]*SIN(2*RADIANS([.I367]))-2*[.K367]*SIN(RADIANS([.J367]))+4*[.K367]*[.U367]*SIN(RADIANS([.J367]))*COS(2*RADIANS([.I367]))-0.5*[.U367]*[.U367]*SIN(4*RADIANS([.I367]))-1.25*[.K367]*[.K367]*SIN(2*RADIANS([.J367])))" office:value-type="float" office:value="-3.58779519463283">
            <text:p>-3.59</text:p>
          </table:table-cell>
          <table:table-cell table:formula="of:=DEGREES(ACOS(COS(RADIANS(90.833))/(COS(RADIANS([.$B$2]))*COS(RADIANS([.T367])))-TAN(RADIANS([.$B$2]))*TAN(RADIANS([.T367]))))" office:value-type="float" office:value="70.4232167351002">
            <text:p>70.42</text:p>
          </table:table-cell>
          <table:table-cell table:style-name="ce7" table:formula="of:=(720-4*[.$B$3]-[.V367]+[.$B$4]*60)/1440" office:value-type="float" office:value="0.502491524440717">
            <text:p>12:03:35</text:p>
          </table:table-cell>
          <table:table-cell table:style-name="ce7" table:formula="of:=([.X367]*1440-[.W367]*4)/1440" office:value-type="float" office:value="0.306871477954328">
            <text:p>7:21:54</text:p>
          </table:table-cell>
          <table:table-cell table:style-name="ce7" table:formula="of:=([.X367]*1440+[.W367]*4)/1440" office:value-type="float" office:value="0.698111570927107">
            <text:p>16:45:17</text:p>
          </table:table-cell>
          <table:table-cell table:formula="of:=8*[.W367]" office:value-type="float" office:value="563.385733880802">
            <text:p>563.39</text:p>
          </table:table-cell>
          <table:table-cell table:formula="of:=MOD([.E367]*1440+[.V367]+4*[.$B$3]-60*[.$B$4];1440)" office:value-type="float" office:value="716.412204805367">
            <text:p>716.41</text:p>
          </table:table-cell>
          <table:table-cell table:formula="of:=IF([.AB367]/4&lt;0;[.AB367]/4+180;[.AB367]/4-180)" office:value-type="float" office:value="-0.896948798658201">
            <text:p>-0.9</text:p>
          </table:table-cell>
          <table:table-cell table:formula="of:=DEGREES(ACOS(SIN(RADIANS([.$B$2]))*SIN(RADIANS([.T367]))+COS(RADIANS([.$B$2]))*COS(RADIANS([.T367]))*COS(RADIANS([.AC367]))))" office:value-type="float" office:value="62.9769627315478">
            <text:p>62.98</text:p>
          </table:table-cell>
          <table:table-cell table:formula="of:=90-[.AD367]" office:value-type="float" office:value="27.0230372684522">
            <text:p>27.02</text:p>
          </table:table-cell>
          <table:table-cell table:formula="of:=IF([.AE367]&gt;85;0;IF([.AE367]&gt;5;58.1/TAN(RADIANS([.AE367]))-0.07/POWER(TAN(RADIANS([.AE367]));3)+0.000086/POWER(TAN(RADIANS([.AE367]));5);IF([.AE367]&gt;-0.575;1735+[.AE367]*(-518.2+[.AE367]*(103.4+[.AE367]*(-12.79+[.AE367]*0.711)));-20.772/TAN(RADIANS([.AE367])))))/3600" office:value-type="float" office:value="0.0314970300999331">
            <text:p>0.03</text:p>
          </table:table-cell>
          <table:table-cell table:formula="of:=[.AE367]+[.AF367]" office:value-type="float" office:value="27.0545342985521">
            <text:p>27.05</text:p>
          </table:table-cell>
          <table:table-cell table:formula="of:=IF([.AC367]&gt;0;MOD(DEGREES(ACOS(((SIN(RADIANS([.$B$2]))*COS(RADIANS([.AD367])))-SIN(RADIANS([.T367])))/(COS(RADIANS([.$B$2]))*SIN(RADIANS([.AD367])))))+180;360);MOD(540-DEGREES(ACOS(((SIN(RADIANS([.$B$2]))*COS(RADIANS([.AD367])))-SIN(RADIANS([.T367])))/(COS(RADIANS([.$B$2]))*SIN(RADIANS([.AD367])))));360))" office:value-type="float" office:value="179.072967370431">
            <text:p>179.07</text:p>
          </table:table-cell>
          <table:table-cell table:number-columns-repeated="990"/>
        </table:table-row>
        <table:table-row table:style-name="ro2" table:number-rows-repeated="104820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P0" style:volatile="true">
      <number:hours/>
      <number:text>:</number:text>
      <number:minutes number:style="long"/>
    </number:time-style>
    <number:text-style style:name="N145">
      <number:text-content/>
      <style:map style:condition="value()&gt;=0" style:apply-style-name="N145P0"/>
    </number:text-style>
    <number:number-style style:name="N146">
      <number:number number:decimal-places="8" number:min-integer-digits="1"/>
    </number:number-style>
    <number:time-style style:name="N148P0" style:volatile="true">
      <number:hours/>
      <number:text>:</number:text>
      <number:minutes number:style="long"/>
      <number:text>:</number:text>
      <number:seconds number:style="long"/>
    </number:time-style>
    <number:text-style style:name="N148">
      <number:text-content/>
      <style:map style:condition="value()&gt;=0" style:apply-style-name="N148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18">09/18/2025</text:date>, <text:time>13:2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Cornwall</meta:initial-creator>
    <meta:creation-date>2010-02-16T08:55:33</meta:creation-date>
    <dc:creator>Martin Laptev</dc:creator>
    <dc:date>2025-09-18T13:27:34</dc:date>
    <meta:generator>OpenOffice/4.1.15$Unix OpenOffice.org_project/4115m2$Build-9813</meta:generator>
    <meta:editing-duration>PT5H10M54S</meta:editing-duration>
    <meta:editing-cycles>4</meta:editing-cycles>
    <meta:document-statistic meta:table-count="1" meta:cell-count="1102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178cm" svg:height="5.21cm" xlink:href=".." xlink:type="simple" chart:class="chart:line" chart:style-name="ch1">
        <chart:title svg:x="0.612cm" svg:y="0.239cm" chart:style-name="ch2">
          <text:p>Sunlight Duration vs. Day of Year</text:p>
        </chart:title>
        <chart:plot-area chart:style-name="ch3" table:cell-range-address="Calculations.AA1:Calculations.AA367" chart:data-source-has-labels="row" svg:x="1.162cm" svg:y="1.344cm" svg:width="6.69cm" svg:height="2.793cm">
          <chartooo:coordinate-region svg:x="2.048cm" svg:y="1.504cm" svg:width="5.763cm" svg:height="1.746cm"/>
          <chart:axis chart:dimension="x" chart:name="primary-x" chart:style-name="ch4">
            <chart:title svg:x="3.606cm" svg:y="4.241cm" chart:style-name="ch5">
              <text:p>Day of Year</text:p>
            </chart:title>
          </chart:axis>
          <chart:axis chart:dimension="y" chart:name="primary-y" chart:style-name="ch4">
            <chart:title svg:x="0.451cm" svg:y="4.077cm" chart:style-name="ch6">
              <text:p>Sunlight (minutes)</text:p>
            </chart:title>
            <chart:grid chart:style-name="ch7" chart:class="major"/>
          </chart:axis>
          <chart:series chart:style-name="ch8" chart:values-cell-range-address="Calculations.AA2:Calculations.AA367" chart:label-cell-address="Calculations.AA1:Calculations.AA1" chart:class="chart:line"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nlight Duration (minutes)</text:p>
                <draw:g>
                  <svg:desc>Calculations.AA1:Calculations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3.554175396908">
                <text:p>563.554175396908</text:p>
                <draw:g>
                  <svg:desc>Calculations.AA2:Calculations.AA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4.308336848482">
                <text:p>564.308336848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5.123954429622">
                <text:p>565.123954429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6.000259702917">
                <text:p>566.0002597029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6.936434394528">
                <text:p>566.936434394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7.931613106331">
                <text:p>567.931613106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8.984886132761">
                <text:p>568.984886132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0.095302364578">
                <text:p>570.095302364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1.26187226175">
                <text:p>571.261872261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2.483570877697">
                <text:p>572.483570877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3.759340917584">
                <text:p>573.7593409175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5.08809581365">
                <text:p>575.08809581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6.468722801258">
                <text:p>576.468722801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7.90008598">
                <text:p>577.900085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9.381029344929">
                <text:p>579.3810293449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0.910379774123">
                <text:p>580.910379774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2.486949959404">
                <text:p>582.4869499594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4.109541268422">
                <text:p>584.109541268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5.776946527137">
                <text:p>585.7769465271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7.487952712957">
                <text:p>587.487952712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9.241343549855">
                <text:p>589.241343549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.035901997955">
                <text:p>591.0359019979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2.870412631129">
                <text:p>592.8704126311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4.743663897248">
                <text:p>594.743663897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6.654450256839">
                <text:p>596.654450256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8.601574196792">
                <text:p>598.601574196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0.583848116828">
                <text:p>600.5838481168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2.600096087361">
                <text:p>602.6000960873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4.649155478091">
                <text:p>604.6491554780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6.729878457655">
                <text:p>606.7298784576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8.841133365223">
                <text:p>608.8411333652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0.981805955687">
                <text:p>610.9818059556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3.150800520609">
                <text:p>613.1508005206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15.347040887705">
                <text:p>615.3470408877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7.569471302014">
                <text:p>617.569471302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9.817057192332">
                <text:p>619.817057192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2.088785826923">
                <text:p>622.0887858269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4.383666862533">
                <text:p>624.3836668625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6.700732791337">
                <text:p>626.700732791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9.039039290251">
                <text:p>629.0390392902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1.397665477433">
                <text:p>631.3976654774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3.7757140807">
                <text:p>633.77571408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6.172311522762">
                <text:p>636.1723115227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8.586607928029">
                <text:p>638.5866079280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1.01777705587">
                <text:p>641.017777055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43.465016165038">
                <text:p>643.4650161650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5.927545813928">
                <text:p>645.9275458139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8.404609601168">
                <text:p>648.4046096011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0.89547385103">
                <text:p>650.895473851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3.399427247896">
                <text:p>653.3994272478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5.915780423897">
                <text:p>655.9157804238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8.443865503657">
                <text:p>658.4438655036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0.983035609967">
                <text:p>660.9830356099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3.532664333887">
                <text:p>663.5326643338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6.092145172741">
                <text:p>666.0921451727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8.660890939227">
                <text:p>668.6608909392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1.23833314459">
                <text:p>671.23833314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3.823921358748">
                <text:p>673.8239213587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6.417122550026">
                <text:p>676.4171225500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9.017420406933">
                <text:p>679.0174204069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1.624314644269">
                <text:p>681.6243146442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4.237320295722">
                <text:p>684.2373202957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6.855966994865">
                <text:p>686.8559669948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9.479798246341">
                <text:p>689.4797982463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2.108370688939">
                <text:p>692.1083706889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4.741253351957">
                <text:p>694.7412533519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7.378026906301">
                <text:p>697.3780269063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0.018282911509">
                <text:p>700.0182829115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2.661623059786">
                <text:p>702.6616230597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5.307658418138">
                <text:p>705.3076584181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7.956008669339">
                <text:p>707.9560086693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606301352737">
                <text:p>710.6063013527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3.258171105416">
                <text:p>713.2581711054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5.91125890445">
                <text:p>715.911258904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8.565211310799">
                <text:p>718.5652113107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1.21967971533">
                <text:p>721.219679715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3.874319587376">
                <text:p>723.8743195873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6.52878972632">
                <text:p>726.528789726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9.182751516431">
                <text:p>729.1827515164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1.835868185379">
                <text:p>731.8358681853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4.487804066713">
                <text:p>734.4878040667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7.138223866511">
                <text:p>737.1382238665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9.78679193457">
                <text:p>739.786791934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2.433171540332">
                <text:p>742.433171540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5.07702415386">
                <text:p>745.077024153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7.718008732148">
                <text:p>747.7180087321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50.355781010975">
                <text:p>750.3557810109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2.989992802819">
                <text:p>752.9899928028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5.620291300925">
                <text:p>755.620291300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8.246318390151">
                <text:p>758.2463183901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0.867709964884">
                <text:p>760.8677099648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3.484095254546">
                <text:p>763.4840952545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6.095096157207">
                <text:p>766.0950961572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68.70032658193">
                <text:p>768.700326581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71.299391800472">
                <text:p>771.2993918004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73.891887809061">
                <text:p>773.8918878090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6.477400701116">
                <text:p>776.4774007011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9.055506051684">
                <text:p>779.0555060516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1.625768314699">
                <text:p>781.6257683146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4.187740233968">
                <text:p>784.1877402339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6.740962269178">
                <text:p>786.7409622691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9.284962038134">
                <text:p>789.2849620381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91.819253776442">
                <text:p>791.8192537764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94.343337816366">
                <text:p>794.3433378163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96.856700086135">
                <text:p>796.8567000861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9.358811631579">
                <text:p>799.3588116315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01.84912816175">
                <text:p>801.84912816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04.327089620476">
                <text:p>804.3270896204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06.79211978582">
                <text:p>806.792119785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09.243625899552">
                <text:p>809.2436258995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11.680998328865">
                <text:p>811.6809983288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14.103610262604">
                <text:p>814.1036102626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16.510817444499">
                <text:p>816.5108174444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18.901957945786">
                <text:p>818.9019579457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21.276351979937">
                <text:p>821.2763519799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23.633301762055">
                <text:p>823.6333017620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25.972091415753">
                <text:p>825.9720914157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28.291986930237">
                <text:p>828.2919869302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0.592236170495">
                <text:p>830.5922361704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32.872068943363">
                <text:p>832.8720689433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35.130697122427">
                <text:p>835.1306971224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37.367314834582">
                <text:p>837.3673148345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39.581098711087">
                <text:p>839.5810987110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41.771208205908">
                <text:p>841.7712082059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43.936785984051">
                <text:p>843.9367859840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46.076958382526">
                <text:p>846.0769583825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48.190835946407">
                <text:p>848.1908359464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50.277514042303">
                <text:p>850.2775140423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52.336073551441">
                <text:p>852.3360735514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54.365581644216">
                <text:p>854.3655816442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56.365092637923">
                <text:p>856.3650926379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58.333648939026">
                <text:p>858.3336489390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0.270282071069">
                <text:p>860.2702820710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62.174013788911">
                <text:p>862.1740137889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64.04385727954">
                <text:p>864.043857279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5.878818449483">
                <text:p>865.8788184494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67.677897298093">
                <text:p>867.6778972980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9.440089375748">
                <text:p>869.4400893757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71.164387325306">
                <text:p>871.1643873253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72.849782504711">
                <text:p>872.8497825047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74.495266687964">
                <text:p>874.4952666879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76.099833841208">
                <text:p>876.0998338412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77.66248196994">
                <text:p>877.662481969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79.182215032755">
                <text:p>879.1822150327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80.658044916481">
                <text:p>880.6580449164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82.088993466765">
                <text:p>882.0889934667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83.474094567705">
                <text:p>883.4740945677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84.812396263357">
                <text:p>884.8123962633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6.102962913446">
                <text:p>886.102962913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87.344877374988">
                <text:p>887.3448773749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88.537243200917">
                <text:p>888.5372432009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89.679186846522">
                <text:p>889.6791868465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90.769859873755">
                <text:p>890.7698598737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91.808441143343">
                <text:p>891.8084411433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92.794138984126">
                <text:p>892.7941389841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93.726193328887">
                <text:p>893.7261933288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94.603877805714">
                <text:p>894.6038778057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95.426501773866">
                <text:p>895.4265017738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96.193412293093">
                <text:p>896.1934122930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96.903996015447">
                <text:p>896.9039960154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97.557680988842">
                <text:p>897.5576809888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98.153938361829">
                <text:p>898.1539383618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98.692283979528">
                <text:p>898.6922839795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99.172279861058">
                <text:p>899.1722798610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99.593535549425">
                <text:p>899.5935355494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99.955709325465">
                <text:p>899.9557093254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0.258509278216">
                <text:p>900.2585092782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0.501694224912">
                <text:p>900.5016942249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00.685074474679">
                <text:p>900.6850744746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00.808512431016">
                <text:p>900.8085124310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00.871923029136">
                <text:p>900.8719230291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00.875274005311">
                <text:p>900.8752740053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00.818585996465">
                <text:p>900.8185859964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00.701932469382">
                <text:p>900.7019324693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00.525439479984">
                <text:p>900.5254394799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00.289285264295">
                <text:p>900.2892852642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99.99369966377">
                <text:p>899.993699663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9.638963388748">
                <text:p>899.6389633887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9.225407124818">
                <text:p>899.2254071248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8.75341048787">
                <text:p>898.753410487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98.223400834467">
                <text:p>898.2234008344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97.635851935112">
                <text:p>897.6358519351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96.991282518628">
                <text:p>896.9912825186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96.290254696639">
                <text:p>896.2902546966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95.533372277679">
                <text:p>895.5333722776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94.721278980962">
                <text:p>894.7212789809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93.854656560235">
                <text:p>893.8546565602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92.934222848428">
                <text:p>892.9342228484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91.960729734042">
                <text:p>891.9607297340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0.934961080242">
                <text:p>890.9349610802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89.857730597755">
                <text:p>889.8577305977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88.729879682428">
                <text:p>888.7298796824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87.552275228316">
                <text:p>887.5522752283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86.325807426743">
                <text:p>886.3258074267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85.051387561596">
                <text:p>885.0513875615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83.729945810668">
                <text:p>883.7299458106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82.36242906242">
                <text:p>882.362429062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80.949798757045">
                <text:p>880.9497987570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79.493028760191">
                <text:p>879.4930287601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77.993103277118">
                <text:p>877.9931032771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76.451014814425">
                <text:p>876.4510148144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74.867762195961">
                <text:p>874.8677621959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73.24434863879">
                <text:p>873.244348638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71.581779894508">
                <text:p>871.5817798945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69.881062460546">
                <text:p>869.8810624605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68.143201865483">
                <text:p>868.1432018654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66.369201031762">
                <text:p>866.3692010317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64.560058718579">
                <text:p>864.5600587185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62.716768047191">
                <text:p>862.7167680471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60.840315110258">
                <text:p>860.8403151102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58.931677666384">
                <text:p>858.9316776663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56.991823920434">
                <text:p>856.9918239204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55.021711389891">
                <text:p>855.0217113898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53.022285856853">
                <text:p>853.0222858568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50.994480405108">
                <text:p>850.9944804051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48.939214541248">
                <text:p>848.9392145412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46.857393398402">
                <text:p>846.8573933984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44.749907021065">
                <text:p>844.7499070210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42.617629729007">
                <text:p>842.6176297290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40.461419558223">
                <text:p>840.4614195582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38.282117776565">
                <text:p>838.2821177765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36.080548471624">
                <text:p>836.0805484716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3.857518208196">
                <text:p>833.8575182081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1.613815752731">
                <text:p>831.6138157527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29.350211861844">
                <text:p>829.3502118618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27.067459132181">
                <text:p>827.0674591321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24.766291908692">
                <text:p>824.7662919086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22.447426248468">
                <text:p>822.4474262484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20.111559937289">
                <text:p>820.1115599372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17.759372555991">
                <text:p>817.7593725559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15.3915255939">
                <text:p>815.39152559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13.008662606566">
                <text:p>813.0086626065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10.611409415116">
                <text:p>810.6114094151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08.200374344631">
                <text:p>808.2003743446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05.776148498999">
                <text:p>805.7761484989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03.339306069855">
                <text:p>803.3393060698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0.890404677209">
                <text:p>800.8904046772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98.429985739634">
                <text:p>798.4299857396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95.958574871768">
                <text:p>795.9585748717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93.476682307224">
                <text:p>793.4766823072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90.984803344887">
                <text:p>790.9848033448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88.483418816923">
                <text:p>788.4834188169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85.972995576703">
                <text:p>785.9729955767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83.453987005123">
                <text:p>783.4539870051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80.926833533839">
                <text:p>780.9268335338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78.39196318403">
                <text:p>778.391963184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5.849792119446">
                <text:p>775.8497921194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73.300725212569">
                <text:p>773.3007252125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70.745156622822">
                <text:p>770.7451566228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68.183470385865">
                <text:p>768.1834703858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65.616041013051">
                <text:p>765.6160410130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63.043234100289">
                <text:p>763.0432341002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60.46540694559">
                <text:p>760.465406945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57.882909174583">
                <text:p>757.8829091745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55.296083373554">
                <text:p>755.2960833735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52.705265729359">
                <text:p>752.7052657293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50.110786675878">
                <text:p>750.1107866758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7.512971546542">
                <text:p>747.5129715465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4.91214123262">
                <text:p>744.912141232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2.308612847002">
                <text:p>742.3086128470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39.702700393123">
                <text:p>739.7027003931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37.094715438929">
                <text:p>737.0947154389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34.484967795615">
                <text:p>734.4849677956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1.873766200896">
                <text:p>731.8737662008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29.261419006868">
                <text:p>729.2614190068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26.648234872029">
                <text:p>726.6482348720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24.034523457587">
                <text:p>724.03452345758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21.420596127671">
                <text:p>721.4205961276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18.806766653505">
                <text:p>718.8067666535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16.193351921215">
                <text:p>716.1933519212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13.580672643176">
                <text:p>713.5806726431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10.969054072643">
                <text:p>710.9690540726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8.358826721455">
                <text:p>708.3588267214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5.750327080441">
                <text:p>705.7503270804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3.143898342314">
                <text:p>703.1438983423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00.539891126529">
                <text:p>700.5398911265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7.938664205755">
                <text:p>697.9386642057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5.340585233359">
                <text:p>695.3405852333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92.746031471316">
                <text:p>692.7460314713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90.155390517934">
                <text:p>690.1553905179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87.569061034437">
                <text:p>687.5690610344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84.98745346972">
                <text:p>684.987453469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82.410990782125">
                <text:p>682.4109907821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79.840109157238">
                <text:p>679.8401091572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77.275258720339">
                <text:p>677.2752587203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74.716904242332">
                <text:p>674.7169042423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72.165525837449">
                <text:p>672.1655258374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69.621619651147">
                <text:p>669.6216196511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67.085698536445">
                <text:p>667.0856985364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64.558292716616">
                <text:p>664.5582927166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62.039950432173">
                <text:p>662.0399504321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59.531238569781">
                <text:p>659.5312385697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57.032743270649">
                <text:p>657.0327432706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54.545070515663">
                <text:p>654.5450705156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52.068846684424">
                <text:p>652.0688466844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9.604719085172">
                <text:p>649.6047190851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7.153356452291">
                <text:p>647.1533564522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4.715449407994">
                <text:p>644.7154494079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2.291710884568">
                <text:p>642.2917108845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39.882876503417">
                <text:p>639.8828765034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37.489704906833">
                <text:p>637.4897049068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35.112978038499">
                <text:p>635.1129780384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32.753501368291">
                <text:p>632.7535013682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30.412104057063">
                <text:p>630.4121040570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28.08963905672">
                <text:p>628.089639056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25.786983141113">
                <text:p>625.7869831411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23.505036862799">
                <text:p>623.5050368627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21.244724431014">
                <text:p>621.2447244310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9.006993505979">
                <text:p>619.0069935059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6.792814904739">
                <text:p>616.7928149047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14.603182213771">
                <text:p>614.60318221377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12.439111303643">
                <text:p>612.4391113036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10.301639741267">
                <text:p>610.3016397412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08.191826095283">
                <text:p>608.1918260952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06.110749130523">
                <text:p>606.1107491305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04.059506887644">
                <text:p>604.0595068876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02.039215644552">
                <text:p>602.0392156445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00.051008756396">
                <text:p>600.0510087563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98.096035371636">
                <text:p>598.0960353716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96.175459022075">
                <text:p>596.1754590220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94.290456085404">
                <text:p>594.2904560854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92.442214119456">
                <text:p>592.4422141194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90.63193006813">
                <text:p>590.631930068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88.860808339727">
                <text:p>588.8608083397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87.130058759326">
                <text:p>587.1300587593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85.44089439767">
                <text:p>585.440894397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83.794529280158">
                <text:p>583.7945292801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82.192175980384">
                <text:p>582.1921759803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80.635043103817">
                <text:p>580.6350431038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79.124332668334">
                <text:p>579.12433266833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77.661237389302">
                <text:p>577.6612373893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76.246937878182">
                <text:p>576.2469378781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74.882599764562">
                <text:p>574.8825997645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73.569370752808">
                <text:p>573.5693707528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72.308377625436">
                <text:p>572.3083776254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71.100723206367">
                <text:p>571.1007232063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69.947483298288">
                <text:p>569.9474832982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68.849703608998">
                <text:p>568.8497036089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67.808396682677">
                <text:p>567.8083966826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66.824538852408">
                <text:p>566.8245388524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65.899067231101">
                <text:p>565.8990672311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65.032876758162">
                <text:p>565.0328767581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64.22681731966">
                <text:p>564.226817319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63.481690959778">
                <text:p>563.4816909597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62.798249201288">
                <text:p>562.7982492012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62.177190492538">
                <text:p>562.1771904925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61.619157798019">
                <text:p>561.6191577980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61.124736348972">
                <text:p>561.1247363489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60.694451569701">
                <text:p>560.6944515697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60.328767194274">
                <text:p>560.3287671942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60.028083587179">
                <text:p>560.0280835871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59.792736280192">
                <text:p>559.7927362801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59.622994736236">
                <text:p>559.6229947362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59.519061349479">
                <text:p>559.5190613494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59.481070689169">
                <text:p>559.4810706891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59.509088992938">
                <text:p>559.5090889929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59.603113913448">
                <text:p>559.6031139134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59.763074520309">
                <text:p>559.7630745203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59.988831557289">
                <text:p>559.9888315572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60.280177952874">
                <text:p>560.28017795287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60.636839580331">
                <text:p>560.6368395803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61.058476261558">
                <text:p>561.0584762615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61.544683007201">
                <text:p>561.5446830072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62.094991483846">
                <text:p>562.0949914838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62.708871697451">
                <text:p>562.7088716974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63.385733880802">
                <text:p>563.385733880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ime-style style:name="N148P0" style:volatile="true">
      <number:hours/>
      <number:text>:</number:text>
      <number:minutes number:style="long"/>
      <number:text>:</number:text>
      <number:seconds number:style="long"/>
    </number:time-style>
    <number:text-style style:name="N148">
      <number:text-content/>
      <style:map style:condition="value()&gt;=0" style:apply-style-name="N148P0"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4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48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148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178cm" svg:height="5.21cm" xlink:href=".." xlink:type="simple" chart:class="chart:line" chart:style-name="ch1">
        <chart:title svg:x="1.317cm" svg:y="0.239cm" chart:style-name="ch2">
          <text:p>Sunrise and Sunset Times</text:p>
        </chart:title>
        <chart:plot-area chart:style-name="ch3" table:cell-range-address="Calculations.Y1:Calculations.Z367" chart:data-source-has-labels="row" svg:x="0.613cm" svg:y="1.344cm" svg:width="7.239cm" svg:height="2.793cm">
          <chartooo:coordinate-region svg:x="1.955cm" svg:y="1.504cm" svg:width="5.859cm" svg:height="1.746cm"/>
          <chart:axis chart:dimension="x" chart:name="primary-x" chart:style-name="ch4">
            <chart:title svg:x="3.331cm" svg:y="4.241cm" chart:style-name="ch5">
              <text:p>Day of Year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culations.Y2:Calculations.Y367" chart:label-cell-address="Calculations.Y1:Calculations.Y1" chart:class="chart:line">
            <chart:data-point chart:repeated="366"/>
          </chart:series>
          <chart:series chart:style-name="ch9" chart:values-cell-range-address="Calculations.Z2:Calculations.Z367" chart:label-cell-address="Calculations.Z1:Calculations.Z1" chart:class="chart:line">
            <chart:data-point chart:repeated="3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nrise Time (LST)</text:p>
                <draw:g>
                  <svg:desc>Calculations.Y1:Calculations.Y1</svg:desc>
                </draw:g>
              </table:table-cell>
              <table:table-cell office:value-type="string">
                <text:p>Sunset Time (LST)</text:p>
                <draw:g>
                  <svg:desc>Calculations.Z1:Calculations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6893659617005">
                <text:p>0.306893659617005</text:p>
                <draw:g>
                  <svg:desc>Calculations.Y2:Calculations.Y367</svg:desc>
                </draw:g>
              </table:table-cell>
              <table:table-cell office:value-type="float" office:value="0.698250725864858">
                <text:p>0.698250725864858</text:p>
                <draw:g>
                  <svg:desc>Calculations.Z2:Calculations.Z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6954718428653">
                <text:p>0.306954718428653</text:p>
              </table:table-cell>
              <table:table-cell office:value-type="float" office:value="0.698835507906766">
                <text:p>0.698835507906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6990308510027">
                <text:p>0.306990308510027</text:p>
              </table:table-cell>
              <table:table-cell office:value-type="float" office:value="0.699437499086153">
                <text:p>0.699437499086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7000359310742">
                <text:p>0.307000359310742</text:p>
              </table:table-cell>
              <table:table-cell office:value-type="float" office:value="0.700056095215545">
                <text:p>0.700056095215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6984825300054">
                <text:p>0.306984825300054</text:p>
              </table:table-cell>
              <table:table-cell office:value-type="float" office:value="0.700690682518476">
                <text:p>0.700690682518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6943685529249">
                <text:p>0.306943685529249</text:p>
              </table:table-cell>
              <table:table-cell office:value-type="float" office:value="0.701340639075312">
                <text:p>0.7013406390753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687694313686">
                <text:p>0.30687694313686</text:p>
              </table:table-cell>
              <table:table-cell office:value-type="float" office:value="0.702005336284611">
                <text:p>0.7020053362846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6784624801805">
                <text:p>0.306784624801805</text:p>
              </table:table-cell>
              <table:table-cell office:value-type="float" office:value="0.702684140332762">
                <text:p>0.702684140332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6666780149631">
                <text:p>0.306666780149631</text:p>
              </table:table-cell>
              <table:table-cell office:value-type="float" office:value="0.703376413664735">
                <text:p>0.703376413664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6523481117105">
                <text:p>0.306523481117105</text:p>
              </table:table-cell>
              <table:table-cell office:value-type="float" office:value="0.704081516448839">
                <text:p>0.704081516448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6354821280333">
                <text:p>0.306354821280333</text:p>
              </table:table-cell>
              <table:table-cell office:value-type="float" office:value="0.704798808028655">
                <text:p>0.704798808028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6160915151557">
                <text:p>0.306160915151557</text:p>
              </table:table-cell>
              <table:table-cell office:value-type="float" office:value="0.705527648355481">
                <text:p>0.7055276483554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5941897449649">
                <text:p>0.305941897449649</text:p>
              </table:table-cell>
              <table:table-cell office:value-type="float" office:value="0.706267399394967">
                <text:p>0.7062673993949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5697922349155">
                <text:p>0.305697922349155</text:p>
              </table:table-cell>
              <table:table-cell office:value-type="float" office:value="0.707017426501933">
                <text:p>0.7070174265019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5429162712604">
                <text:p>0.305429162712604</text:p>
              </table:table-cell>
              <table:table-cell office:value-type="float" office:value="0.707777099757693">
                <text:p>0.7077770997576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5135809310485">
                <text:p>0.305135809310485</text:p>
              </table:table-cell>
              <table:table-cell office:value-type="float" office:value="0.708545795264737">
                <text:p>0.7085457952647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4818070033177">
                <text:p>0.304818070033177</text:p>
              </table:table-cell>
              <table:table-cell office:value-type="float" office:value="0.709322896393874">
                <text:p>0.709322896393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4476169098718">
                <text:p>0.304476169098718</text:p>
              </table:table-cell>
              <table:table-cell office:value-type="float" office:value="0.710107794979566">
                <text:p>0.710107794979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4110346260127">
                <text:p>0.304110346260127</text:p>
              </table:table-cell>
              <table:table-cell office:value-type="float" office:value="0.710899892459527">
                <text:p>0.7108998924595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3720856015642">
                <text:p>0.303720856015642</text:p>
              </table:table-cell>
              <table:table-cell office:value-type="float" office:value="0.711698600955196">
                <text:p>0.7116986009551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3307966824964">
                <text:p>0.303307966824964</text:p>
              </table:table-cell>
              <table:table-cell office:value-type="float" office:value="0.71250334429014">
                <text:p>0.71250334429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2871960334287">
                <text:p>0.302871960334287</text:p>
              </table:table-cell>
              <table:table-cell office:value-type="float" office:value="0.713313558943977">
                <text:p>0.7133135589439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2413130612616">
                <text:p>0.302413130612616</text:p>
              </table:table-cell>
              <table:table-cell office:value-type="float" office:value="0.714128694939789">
                <text:p>0.7141286949397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1931783401571">
                <text:p>0.301931783401571</text:p>
              </table:table-cell>
              <table:table-cell office:value-type="float" office:value="0.714948216663549">
                <text:p>0.7149482166635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1428235380581">
                <text:p>0.301428235380581</text:p>
              </table:table-cell>
              <table:table-cell office:value-type="float" office:value="0.715771603614496">
                <text:p>0.715771603614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0902813449149">
                <text:p>0.300902813449149</text:p>
              </table:table-cell>
              <table:table-cell office:value-type="float" office:value="0.71659835108581">
                <text:p>0.716598351085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0355854027566">
                <text:p>0.300355854027566</text:p>
              </table:table-cell>
              <table:table-cell office:value-type="float" office:value="0.717427970775363">
                <text:p>0.7174279707753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9787702377211">
                <text:p>0.299787702377211</text:p>
              </table:table-cell>
              <table:table-cell office:value-type="float" office:value="0.718259991326767">
                <text:p>0.7182599913267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9198711941401">
                <text:p>0.299198711941401</text:p>
              </table:table-cell>
              <table:table-cell office:value-type="float" office:value="0.719093958801186">
                <text:p>0.7190939588011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8589243707488">
                <text:p>0.298589243707488</text:p>
              </table:table-cell>
              <table:table-cell office:value-type="float" office:value="0.719929437080859">
                <text:p>0.719929437080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7959665590742">
                <text:p>0.297959665590742</text:p>
              </table:table-cell>
              <table:table-cell office:value-type="float" office:value="0.72076600820548">
                <text:p>0.720766008205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7310351840395">
                <text:p>0.297310351840395</text:p>
              </table:table-cell>
              <table:table-cell office:value-type="float" office:value="0.721603272642956">
                <text:p>0.7216032726429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6641682468051">
                <text:p>0.296641682468051</text:p>
              </table:table-cell>
              <table:table-cell office:value-type="float" office:value="0.722440849496252">
                <text:p>0.7224408494962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5954042698534">
                <text:p>0.295954042698534</text:p>
              </table:table-cell>
              <table:table-cell office:value-type="float" office:value="0.723278376648329">
                <text:p>0.7232783766483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524782244316">
                <text:p>0.29524782244316</text:p>
              </table:table-cell>
              <table:table-cell office:value-type="float" office:value="0.724115510847336">
                <text:p>0.7241155108473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4523415795291">
                <text:p>0.294523415795291</text:p>
              </table:table-cell>
              <table:table-cell office:value-type="float" office:value="0.72495192773441">
                <text:p>0.724951927734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3781220547923">
                <text:p>0.293781220547923</text:p>
              </table:table-cell>
              <table:table-cell office:value-type="float" office:value="0.72578732181662">
                <text:p>0.725787321816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93021637733098">
                <text:p>0.293021637733098</text:p>
              </table:table-cell>
              <table:table-cell office:value-type="float" office:value="0.726621406387635">
                <text:p>0.7266214063876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92245071182714">
                <text:p>0.292245071182714</text:p>
              </table:table-cell>
              <table:table-cell office:value-type="float" office:value="0.72745391339892">
                <text:p>0.727453913398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91451927110427">
                <text:p>0.291451927110427</text:p>
              </table:table-cell>
              <table:table-cell office:value-type="float" office:value="0.728284593284212">
                <text:p>0.728284593284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0642613714183">
                <text:p>0.290642613714183</text:p>
              </table:table-cell>
              <table:table-cell office:value-type="float" office:value="0.729113214740178">
                <text:p>0.7291132147401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9817540798993">
                <text:p>0.289817540798993</text:p>
              </table:table-cell>
              <table:table-cell office:value-type="float" office:value="0.729939564466145">
                <text:p>0.7299395644661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88977119419467">
                <text:p>0.288977119419467</text:p>
              </table:table-cell>
              <table:table-cell office:value-type="float" office:value="0.73076344686583">
                <text:p>0.730763446865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8121761541715">
                <text:p>0.288121761541715</text:p>
              </table:table-cell>
              <table:table-cell office:value-type="float" office:value="0.731584683713958">
                <text:p>0.7315846837139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7251879724124">
                <text:p>0.287251879724124</text:p>
              </table:table-cell>
              <table:table-cell office:value-type="float" office:value="0.732403113790701">
                <text:p>0.732403113790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86367886816604">
                <text:p>0.286367886816604</text:p>
              </table:table-cell>
              <table:table-cell office:value-type="float" office:value="0.73321859248677">
                <text:p>0.733218592486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85470195677864">
                <text:p>0.285470195677864</text:p>
              </table:table-cell>
              <table:table-cell office:value-type="float" office:value="0.734030991381981">
                <text:p>0.7340309913819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4559218910338">
                <text:p>0.284559218910338</text:p>
              </table:table-cell>
              <table:table-cell office:value-type="float" office:value="0.734840197800038">
                <text:p>0.7348401978000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3635368612331">
                <text:p>0.283635368612331</text:p>
              </table:table-cell>
              <table:table-cell office:value-type="float" office:value="0.735646114342213">
                <text:p>0.7356461143422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82699056147033">
                <text:p>0.282699056147033</text:p>
              </table:table-cell>
              <table:table-cell office:value-type="float" office:value="0.736448658402517">
                <text:p>0.7364486584025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81750691928043">
                <text:p>0.281750691928043</text:p>
              </table:table-cell>
              <table:table-cell office:value-type="float" office:value="0.737247761666861">
                <text:p>0.7372477616668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80790685221053">
                <text:p>0.280790685221053</text:p>
              </table:table-cell>
              <table:table-cell office:value-type="float" office:value="0.738043369598593">
                <text:p>0.7380433695985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79819443961372">
                <text:p>0.279819443961372</text:p>
              </table:table-cell>
              <table:table-cell office:value-type="float" office:value="0.738835440912738">
                <text:p>0.7388354409127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8837374586993">
                <text:p>0.278837374586993</text:p>
              </table:table-cell>
              <table:table-cell office:value-type="float" office:value="0.739623947041081">
                <text:p>0.739623947041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7844881886889">
                <text:p>0.277844881886889</text:p>
              </table:table-cell>
              <table:table-cell office:value-type="float" office:value="0.740408871590182">
                <text:p>0.7404088715901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6842368864257">
                <text:p>0.276842368864257</text:p>
              </table:table-cell>
              <table:table-cell office:value-type="float" office:value="0.741190209794275">
                <text:p>0.7411902097942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5830236614436">
                <text:p>0.275830236614436</text:p>
              </table:table-cell>
              <table:table-cell office:value-type="float" office:value="0.741967967964846">
                <text:p>0.7419679679648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74808884217242">
                <text:p>0.274808884217242</text:p>
              </table:table-cell>
              <table:table-cell office:value-type="float" office:value="0.742742162938595">
                <text:p>0.7427421629385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73778708643409">
                <text:p>0.273778708643409</text:p>
              </table:table-cell>
              <table:table-cell office:value-type="float" office:value="0.743512821525371">
                <text:p>0.7435128215253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72740104674897">
                <text:p>0.272740104674897</text:p>
              </table:table-cell>
              <table:table-cell office:value-type="float" office:value="0.74427997995749">
                <text:p>0.744279979957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71693464838803">
                <text:p>0.271693464838803</text:p>
              </table:table-cell>
              <table:table-cell office:value-type="float" office:value="0.745043683341768">
                <text:p>0.7450436833417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70639179354546">
                <text:p>0.270639179354546</text:p>
              </table:table-cell>
              <table:table-cell office:value-type="float" office:value="0.745803985115464">
                <text:p>0.745803985115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9577636094084">
                <text:p>0.269577636094084</text:p>
              </table:table-cell>
              <table:table-cell office:value-type="float" office:value="0.746560946507185">
                <text:p>0.7465609465071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8509220554845">
                <text:p>0.268509220554845</text:p>
              </table:table-cell>
              <table:table-cell office:value-type="float" office:value="0.747314636003693">
                <text:p>0.7473146360036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7434315845027">
                <text:p>0.267434315845027</text:p>
              </table:table-cell>
              <table:table-cell office:value-type="float" office:value="0.748065128823457">
                <text:p>0.7480651288234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6353302680991">
                <text:p>0.266353302680991</text:p>
              </table:table-cell>
              <table:table-cell office:value-type="float" office:value="0.748812506397627">
                <text:p>0.7488125063976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65266559396335">
                <text:p>0.265266559396335</text:p>
              </table:table-cell>
              <table:table-cell office:value-type="float" office:value="0.749556855859044">
                <text:p>0.7495568558590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4174461962311">
                <text:p>0.264174461962311</text:p>
              </table:table-cell>
              <table:table-cell office:value-type="float" office:value="0.750298269539748">
                <text:p>0.7502982695397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63077384019193">
                <text:p>0.263077384019193</text:p>
              </table:table-cell>
              <table:table-cell office:value-type="float" office:value="0.751036844477378">
                <text:p>0.7510368444773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6197569691813">
                <text:p>0.26197569691813</text:p>
              </table:table-cell>
              <table:table-cell office:value-type="float" office:value="0.751772681930725">
                <text:p>0.7517726819307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60869769773125">
                <text:p>0.260869769773125</text:p>
              </table:table-cell>
              <table:table-cell office:value-type="float" office:value="0.752505886904611">
                <text:p>0.7525058869046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9759969522576">
                <text:p>0.259759969522576</text:p>
              </table:table-cell>
              <table:table-cell office:value-type="float" office:value="0.753236567684199">
                <text:p>0.7532365676841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8646660999961">
                <text:p>0.258646660999961</text:p>
              </table:table-cell>
              <table:table-cell office:value-type="float" office:value="0.753964835378723">
                <text:p>0.7539648353787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7530207013116">
                <text:p>0.257530207013116</text:p>
              </table:table-cell>
              <table:table-cell office:value-type="float" office:value="0.75469080347454">
                <text:p>0.754690803474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6410968431559">
                <text:p>0.256410968431559</text:p>
              </table:table-cell>
              <table:table-cell office:value-type="float" office:value="0.755414587397392">
                <text:p>0.7554145873973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52893042813">
                <text:p>0.2552893042813</text:p>
              </table:table-cell>
              <table:table-cell office:value-type="float" office:value="0.756136304083613">
                <text:p>0.7561363040836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54165571846559">
                <text:p>0.254165571846559</text:p>
              </table:table-cell>
              <table:table-cell office:value-type="float" office:value="0.756856071560014">
                <text:p>0.7568560715600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53040126777731">
                <text:p>0.253040126777731</text:p>
              </table:table-cell>
              <table:table-cell office:value-type="float" office:value="0.75757400853212">
                <text:p>0.757574008532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51913323205028">
                <text:p>0.251913323205028</text:p>
              </table:table-cell>
              <table:table-cell office:value-type="float" office:value="0.758290233980328">
                <text:p>0.7582902339803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0785513857084">
                <text:p>0.250785513857084</text:p>
              </table:table-cell>
              <table:table-cell office:value-type="float" office:value="0.759004866763597">
                <text:p>0.7590048667635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49657050183857">
                <text:p>0.249657050183857</text:p>
              </table:table-cell>
              <table:table-cell office:value-type="float" office:value="0.759718025230186">
                <text:p>0.7597180252301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48528282483177">
                <text:p>0.248528282483177</text:p>
              </table:table-cell>
              <table:table-cell office:value-type="float" office:value="0.76042982683492">
                <text:p>0.760429826834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47399560030166">
                <text:p>0.247399560030166</text:p>
              </table:table-cell>
              <table:table-cell office:value-type="float" office:value="0.761140387762506">
                <text:p>0.7611403877625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46271231208876">
                <text:p>0.246271231208876</text:p>
              </table:table-cell>
              <table:table-cell office:value-type="float" office:value="0.761849822556329">
                <text:p>0.7618498225563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45143643645351">
                <text:p>0.245143643645351</text:p>
              </table:table-cell>
              <table:table-cell office:value-type="float" office:value="0.762558243752198">
                <text:p>0.7625582437521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44017144341413">
                <text:p>0.244017144341413</text:p>
              </table:table-cell>
              <table:table-cell office:value-type="float" office:value="0.763265761516516">
                <text:p>0.7632657615165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42892079808431">
                <text:p>0.242892079808431</text:p>
              </table:table-cell>
              <table:table-cell office:value-type="float" office:value="0.763972483288275">
                <text:p>0.7639724832882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41768796200257">
                <text:p>0.241768796200257</text:p>
              </table:table-cell>
              <table:table-cell office:value-type="float" office:value="0.764678513424438">
                <text:p>0.7646785134244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40647639444679">
                <text:p>0.240647639444679</text:p>
              </table:table-cell>
              <table:table-cell office:value-type="float" office:value="0.765383952848099">
                <text:p>0.7653839528480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3952895537253">
                <text:p>0.23952895537253</text:p>
              </table:table-cell>
              <table:table-cell office:value-type="float" office:value="0.766088898699023">
                <text:p>0.7660888986990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38413089843774">
                <text:p>0.238413089843774</text:p>
              </table:table-cell>
              <table:table-cell office:value-type="float" office:value="0.766793443986055">
                <text:p>0.766793443986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7300388869792">
                <text:p>0.237300388869792</text:p>
              </table:table-cell>
              <table:table-cell office:value-type="float" office:value="0.767497677241005">
                <text:p>0.7674976772410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6191198731137">
                <text:p>0.236191198731137</text:p>
              </table:table-cell>
              <table:table-cell office:value-type="float" office:value="0.768201682173642">
                <text:p>0.7682016821736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5085866090008">
                <text:p>0.235085866090008</text:p>
              </table:table-cell>
              <table:table-cell office:value-type="float" office:value="0.768905537327459">
                <text:p>0.7689055373274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3984738096741">
                <text:p>0.233984738096741</text:p>
              </table:table-cell>
              <table:table-cell office:value-type="float" office:value="0.769609315735958">
                <text:p>0.7696093157359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32888162489603">
                <text:p>0.232888162489603</text:p>
              </table:table-cell>
              <table:table-cell office:value-type="float" office:value="0.770313084579229">
                <text:p>0.7703130845792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31796487687158">
                <text:p>0.231796487687158</text:p>
              </table:table-cell>
              <table:table-cell office:value-type="float" office:value="0.771016904840711">
                <text:p>0.771016904840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30710062872581">
                <text:p>0.230710062872581</text:p>
              </table:table-cell>
              <table:table-cell office:value-type="float" office:value="0.771720830964028">
                <text:p>0.7717208309640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29629238069177">
                <text:p>0.229629238069177</text:p>
              </table:table-cell>
              <table:table-cell office:value-type="float" office:value="0.77242491050994">
                <text:p>0.77242491050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28554364206539">
                <text:p>0.228554364206539</text:p>
              </table:table-cell>
              <table:table-cell office:value-type="float" office:value="0.773129183813461">
                <text:p>0.7731291838134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27485793176623">
                <text:p>0.227485793176623</text:p>
              </table:table-cell>
              <table:table-cell office:value-type="float" office:value="0.77383368364133">
                <text:p>0.773833683641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2642387787917">
                <text:p>0.22642387787917</text:p>
              </table:table-cell>
              <table:table-cell office:value-type="float" office:value="0.774538434850096">
                <text:p>0.7745384348500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2536897225591">
                <text:p>0.22536897225591</text:p>
              </table:table-cell>
              <table:table-cell office:value-type="float" office:value="0.775243454045106">
                <text:p>0.7752434540451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24321431312878">
                <text:p>0.224321431312878</text:p>
              </table:table-cell>
              <table:table-cell office:value-type="float" office:value="0.77594874924091">
                <text:p>0.775948749240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23281611130371">
                <text:p>0.223281611130371</text:p>
              </table:table-cell>
              <table:table-cell office:value-type="float" office:value="0.776654319523521">
                <text:p>0.7766543195235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2224986885996">
                <text:p>0.22224986885996</text:p>
              </table:table-cell>
              <table:table-cell office:value-type="float" office:value="0.777360154715223">
                <text:p>0.7773601547152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21226562708047">
                <text:p>0.221226562708047</text:p>
              </table:table-cell>
              <table:table-cell office:value-type="float" office:value="0.778066235042596">
                <text:p>0.7780662350425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20212051905473">
                <text:p>0.220212051905473</text:p>
              </table:table-cell>
              <table:table-cell office:value-type="float" office:value="0.778772530808581">
                <text:p>0.7787725308085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19206696662686">
                <text:p>0.219206696662686</text:p>
              </table:table-cell>
              <table:table-cell office:value-type="float" office:value="0.779479002069505">
                <text:p>0.7794790020695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18210858110025">
                <text:p>0.218210858110025</text:p>
              </table:table-cell>
              <table:table-cell office:value-type="float" office:value="0.780185598318047">
                <text:p>0.7801855983180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17224898222651">
                <text:p>0.217224898222651</text:p>
              </table:table-cell>
              <table:table-cell office:value-type="float" office:value="0.780892258173252">
                <text:p>0.7808922581732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16249179729743">
                <text:p>0.216249179729743</text:p>
              </table:table-cell>
              <table:table-cell office:value-type="float" office:value="0.781598909078774">
                <text:p>0.7815989090787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152840660075">
                <text:p>0.2152840660075</text:p>
              </table:table-cell>
              <table:table-cell office:value-type="float" office:value="0.782305467010624">
                <text:p>0.7823054670106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14329920955641">
                <text:p>0.214329920955641</text:p>
              </table:table-cell>
              <table:table-cell office:value-type="float" office:value="0.78301183619577">
                <text:p>0.783011836195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13387108856969">
                <text:p>0.213387108856969</text:p>
              </table:table-cell>
              <table:table-cell office:value-type="float" office:value="0.783717908843036">
                <text:p>0.7837179088430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12455994219712">
                <text:p>0.212455994219712</text:p>
              </table:table-cell>
              <table:table-cell office:value-type="float" office:value="0.784423564887806">
                <text:p>0.7844235648878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11536941602287">
                <text:p>0.211536941602287</text:p>
              </table:table-cell>
              <table:table-cell office:value-type="float" office:value="0.785128671752115">
                <text:p>0.7851286717521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10630315420208">
                <text:p>0.210630315420208</text:p>
              </table:table-cell>
              <table:table-cell office:value-type="float" office:value="0.785833084121761">
                <text:p>0.7858330841217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09736479734863">
                <text:p>0.209736479734863</text:p>
              </table:table-cell>
              <table:table-cell office:value-type="float" office:value="0.786536643742152">
                <text:p>0.7865366437421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08855798023923">
                <text:p>0.208855798023923</text:p>
              </table:table-cell>
              <table:table-cell office:value-type="float" office:value="0.787239179234592">
                <text:p>0.7872391792345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7988632933143">
                <text:p>0.207988632933143</text:p>
              </table:table-cell>
              <table:table-cell office:value-type="float" office:value="0.787940505934828">
                <text:p>0.7879405059348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713534600939">
                <text:p>0.20713534600939</text:p>
              </table:table-cell>
              <table:table-cell office:value-type="float" office:value="0.788640425755628">
                <text:p>0.7886404257556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06296297414743">
                <text:p>0.206296297414743</text:p>
              </table:table-cell>
              <table:table-cell office:value-type="float" office:value="0.78933872707522">
                <text:p>0.789338727075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0547184562154">
                <text:p>0.20547184562154</text:p>
              </table:table-cell>
              <table:table-cell office:value-type="float" office:value="0.79003518465342">
                <text:p>0.790035184653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04662347088318">
                <text:p>0.204662347088318</text:p>
              </table:table-cell>
              <table:table-cell office:value-type="float" office:value="0.790729559577242">
                <text:p>0.7907295595772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03868155916608">
                <text:p>0.203868155916608</text:p>
              </table:table-cell>
              <table:table-cell office:value-type="float" office:value="0.791421599237806">
                <text:p>0.7914215992378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03089623488606">
                <text:p>0.203089623488606</text:p>
              </table:table-cell>
              <table:table-cell office:value-type="float" office:value="0.792111037340278">
                <text:p>0.7921110373402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02327098085837">
                <text:p>0.202327098085837</text:p>
              </table:table-cell>
              <table:table-cell office:value-type="float" office:value="0.792797593948548">
                <text:p>0.7927975939485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0158092448891">
                <text:p>0.20158092448891</text:p>
              </table:table-cell>
              <table:table-cell office:value-type="float" office:value="0.7934809755663">
                <text:p>0.79348097556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0085144355863">
                <text:p>0.20085144355863</text:p>
              </table:table-cell>
              <table:table-cell office:value-type="float" office:value="0.794160875256002">
                <text:p>0.7941608752560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00138991798732">
                <text:p>0.200138991798732</text:p>
              </table:table-cell>
              <table:table-cell office:value-type="float" office:value="0.79483697279729">
                <text:p>0.794836972797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99443900900639">
                <text:p>0.199443900900639</text:p>
              </table:table-cell>
              <table:table-cell office:value-type="float" office:value="0.795508934886074">
                <text:p>0.7955089348860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98766497270695">
                <text:p>0.198766497270695</text:p>
              </table:table-cell>
              <table:table-cell office:value-type="float" office:value="0.796176415375604">
                <text:p>0.7961764153756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98107101540454">
                <text:p>0.198107101540454</text:p>
              </table:table-cell>
              <table:table-cell office:value-type="float" office:value="0.796839055560532">
                <text:p>0.7968390555605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97466028060728">
                <text:p>0.197466028060728</text:p>
              </table:table-cell>
              <table:table-cell office:value-type="float" office:value="0.797496484504853">
                <text:p>0.7974964845048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96843584380141">
                <text:p>0.196843584380141</text:p>
              </table:table-cell>
              <table:table-cell office:value-type="float" office:value="0.798148319414504">
                <text:p>0.7981483194145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96240070709167">
                <text:p>0.196240070709167</text:p>
              </table:table-cell>
              <table:table-cell office:value-type="float" office:value="0.798794166055065">
                <text:p>0.7987941660550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5655779370653">
                <text:p>0.195655779370653</text:p>
              </table:table-cell>
              <table:table-cell office:value-type="float" office:value="0.799433619214922">
                <text:p>0.7994336192149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5090994238043">
                <text:p>0.195090994238043</text:p>
              </table:table-cell>
              <table:table-cell office:value-type="float" office:value="0.80006626321395">
                <text:p>0.800066263213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4545990162622">
                <text:p>0.194545990162622</text:p>
              </table:table-cell>
              <table:table-cell office:value-type="float" office:value="0.80069167245756">
                <text:p>0.800691672457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94021032391275">
                <text:p>0.194021032391275</text:p>
              </table:table-cell>
              <table:table-cell office:value-type="float" office:value="0.801309412035694">
                <text:p>0.8013094120356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9351637597637">
                <text:p>0.19351637597637</text:p>
              </table:table-cell>
              <table:table-cell office:value-type="float" office:value="0.801919038366098">
                <text:p>0.8019190383660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93032265179577">
                <text:p>0.193032265179577</text:p>
              </table:table-cell>
              <table:table-cell office:value-type="float" office:value="0.802520099880924">
                <text:p>0.8025200998809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92568932871562">
                <text:p>0.192568932871562</text:p>
              </table:table-cell>
              <table:table-cell office:value-type="float" office:value="0.80311213775542">
                <text:p>0.803112137755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92126599929661">
                <text:p>0.192126599929661</text:p>
              </table:table-cell>
              <table:table-cell office:value-type="float" office:value="0.803694686677217">
                <text:p>0.8036946866772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1705474635801">
                <text:p>0.191705474635801</text:p>
              </table:table-cell>
              <table:table-cell office:value-type="float" office:value="0.804267275654387">
                <text:p>0.8042672756543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91305752077079">
                <text:p>0.191305752077079</text:p>
              </table:table-cell>
              <table:table-cell office:value-type="float" office:value="0.804829428860208">
                <text:p>0.8048294288602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90927613551569">
                <text:p>0.190927613551569</text:p>
              </table:table-cell>
              <table:table-cell office:value-type="float" office:value="0.805380666512234">
                <text:p>0.8053806665122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90571225982048">
                <text:p>0.190571225982048</text:p>
              </table:table-cell>
              <table:table-cell office:value-type="float" office:value="0.805920505783052">
                <text:p>0.8059205057830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90236741340479">
                <text:p>0.190236741340479</text:p>
              </table:table-cell>
              <table:table-cell office:value-type="float" office:value="0.806448461739776">
                <text:p>0.8064484617397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89924296086213">
                <text:p>0.189924296086213</text:p>
              </table:table-cell>
              <table:table-cell office:value-type="float" office:value="0.806964048309072">
                <text:p>0.8069640483090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89634010620932">
                <text:p>0.189634010620932</text:p>
              </table:table-cell>
              <table:table-cell office:value-type="float" office:value="0.807466779264349">
                <text:p>0.8074667792643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89365988763489">
                <text:p>0.189365988763489</text:p>
              </table:table-cell>
              <table:table-cell office:value-type="float" office:value="0.807956169231374">
                <text:p>0.8079561692313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89120317247842">
                <text:p>0.189120317247842</text:p>
              </table:table-cell>
              <table:table-cell office:value-type="float" office:value="0.808431734708497">
                <text:p>0.8084317347084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88897065247321">
                <text:p>0.188897065247321</text:p>
              </table:table-cell>
              <table:table-cell office:value-type="float" office:value="0.808892995097408">
                <text:p>0.8088929950974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88696283928486">
                <text:p>0.188696283928486</text:p>
              </table:table-cell>
              <table:table-cell office:value-type="float" office:value="0.809339473740213">
                <text:p>0.8093394737402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88518006037846">
                <text:p>0.188518006037846</text:p>
              </table:table-cell>
              <table:table-cell office:value-type="float" office:value="0.809770698958481">
                <text:p>0.8097706989584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88362245524642">
                <text:p>0.188362245524642</text:p>
              </table:table-cell>
              <table:table-cell office:value-type="float" office:value="0.810186205089827">
                <text:p>0.8101862050898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8822899720286">
                <text:p>0.18822899720286</text:p>
              </table:table-cell>
              <table:table-cell office:value-type="float" office:value="0.810585533517508">
                <text:p>0.8105855335175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88118236455534">
                <text:p>0.188118236455534</text:p>
              </table:table-cell>
              <table:table-cell office:value-type="float" office:value="0.810968233688483">
                <text:p>0.8109682336884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88029918984282">
                <text:p>0.188029918984282</text:p>
              </table:table-cell>
              <table:table-cell office:value-type="float" office:value="0.811333864115422">
                <text:p>0.8113338641154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87963980606848">
                <text:p>0.187963980606848</text:p>
              </table:table-cell>
              <table:table-cell office:value-type="float" office:value="0.811681993358117">
                <text:p>0.8116819933581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87920337105255">
                <text:p>0.187920337105255</text:p>
              </table:table-cell>
              <table:table-cell office:value-type="float" office:value="0.812012200979927">
                <text:p>0.8120122009799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87898884126941">
                <text:p>0.187898884126941</text:p>
              </table:table-cell>
              <table:table-cell office:value-type="float" office:value="0.812324078474898">
                <text:p>0.8123240784748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87899497141013">
                <text:p>0.187899497141013</text:p>
              </table:table-cell>
              <table:table-cell office:value-type="float" office:value="0.812617230161447">
                <text:p>0.8126172301614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87922031451473">
                <text:p>0.187922031451473</text:p>
              </table:table-cell>
              <table:table-cell office:value-type="float" office:value="0.812891274038602">
                <text:p>0.8128912740386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87966322268974">
                <text:p>0.187966322268974</text:p>
              </table:table-cell>
              <table:table-cell office:value-type="float" office:value="0.813145842601069">
                <text:p>0.8131458426010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8803218484234">
                <text:p>0.18803218484234</text:p>
              </table:table-cell>
              <table:table-cell office:value-type="float" office:value="0.813380583609641">
                <text:p>0.8133805836096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88119414650737">
                <text:p>0.188119414650737</text:p>
              </table:table-cell>
              <table:table-cell office:value-type="float" office:value="0.813595160813708">
                <text:p>0.8135951608137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88227787657008">
                <text:p>0.188227787657008</text:p>
              </table:table-cell>
              <table:table-cell office:value-type="float" office:value="0.813789254622991">
                <text:p>0.8137892546229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88357060622349">
                <text:p>0.188357060622349</text:p>
              </table:table-cell>
              <table:table-cell office:value-type="float" office:value="0.813962562725916">
                <text:p>0.8139625627259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88506971482058">
                <text:p>0.188506971482058</text:p>
              </table:table-cell>
              <table:table-cell office:value-type="float" office:value="0.814114800652412">
                <text:p>0.8141148006524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88677239781737">
                <text:p>0.188677239781737</text:p>
              </table:table-cell>
              <table:table-cell office:value-type="float" office:value="0.814245702279282">
                <text:p>0.8142457022792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88867567172942">
                <text:p>0.188867567172942</text:p>
              </table:table-cell>
              <table:table-cell office:value-type="float" office:value="0.81435502027668">
                <text:p>0.814355020276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89077637966833">
                <text:p>0.189077637966833</text:p>
              </table:table-cell>
              <table:table-cell office:value-type="float" office:value="0.8144425264946">
                <text:p>0.81444252649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89307119744046">
                <text:p>0.189307119744046</text:p>
              </table:table-cell>
              <table:table-cell office:value-type="float" office:value="0.814508012288696">
                <text:p>0.8145080122886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89555664018605">
                <text:p>0.189555664018605</text:p>
              </table:table-cell>
              <table:table-cell office:value-type="float" office:value="0.814551288785112">
                <text:p>0.8145512887851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8982290695334">
                <text:p>0.18982290695334</text:p>
              </table:table-cell>
              <table:table-cell office:value-type="float" office:value="0.814572187084415">
                <text:p>0.8145721870844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90108470123947">
                <text:p>0.190108470123947</text:p>
              </table:table-cell>
              <table:table-cell office:value-type="float" office:value="0.814570558405071">
                <text:p>0.8145705584050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90411961328485">
                <text:p>0.190411961328485</text:p>
              </table:table-cell>
              <table:table-cell office:value-type="float" office:value="0.814546274167283">
                <text:p>0.8145462741672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90732975438857">
                <text:p>0.190732975438857</text:p>
              </table:table-cell>
              <table:table-cell office:value-type="float" office:value="0.814499226018348">
                <text:p>0.8144992260183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91071095290506">
                <text:p>0.191071095290506</text:p>
              </table:table-cell>
              <table:table-cell office:value-type="float" office:value="0.814429325801001">
                <text:p>0.8144293258010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91425892606389">
                <text:p>0.191425892606389</text:p>
              </table:table-cell>
              <table:table-cell office:value-type="float" office:value="0.814336505466547">
                <text:p>0.8143365054665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9179692895104">
                <text:p>0.19179692895104</text:p>
              </table:table-cell>
              <table:table-cell office:value-type="float" office:value="0.814220716934817">
                <text:p>0.8142207169348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92183756710427">
                <text:p>0.192183756710427</text:p>
              </table:table-cell>
              <table:table-cell office:value-type="float" office:value="0.814081931903259">
                <text:p>0.8140819319032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92585920093134">
                <text:p>0.192585920093134</text:p>
              </table:table-cell>
              <table:table-cell office:value-type="float" office:value="0.813920141607691">
                <text:p>0.8139201416076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9300295614836">
                <text:p>0.19300295614836</text:p>
              </table:table-cell>
              <table:table-cell office:value-type="float" office:value="0.813735356537412">
                <text:p>0.8137353565374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93434395796151">
                <text:p>0.193434395796151</text:p>
              </table:table-cell>
              <table:table-cell office:value-type="float" office:value="0.81352760610756">
                <text:p>0.813527606107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93879764865275">
                <text:p>0.193879764865275</text:p>
              </table:table-cell>
              <table:table-cell office:value-type="float" office:value="0.813296938291693">
                <text:p>0.8132969382916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94338585134195">
                <text:p>0.194338585134195</text:p>
              </table:table-cell>
              <table:table-cell office:value-type="float" office:value="0.813043419217697">
                <text:p>0.8130434192176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4810375370628">
                <text:p>0.194810375370628</text:p>
              </table:table-cell>
              <table:table-cell office:value-type="float" office:value="0.81276713273018">
                <text:p>0.812767132730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952946523653">
                <text:p>0.1952946523653</text:p>
              </table:table-cell>
              <table:table-cell office:value-type="float" office:value="0.812468179922541">
                <text:p>0.8124681799225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5790931955603">
                <text:p>0.195790931955603</text:p>
              </table:table-cell>
              <table:table-cell office:value-type="float" office:value="0.812146678641934">
                <text:p>0.8121466786419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6298730035069">
                <text:p>0.196298730035069</text:p>
              </table:table-cell>
              <table:table-cell office:value-type="float" office:value="0.811802762970307">
                <text:p>0.8118027629703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681756354468">
                <text:p>0.19681756354468</text:p>
              </table:table-cell>
              <table:table-cell office:value-type="float" office:value="0.811436582684678">
                <text:p>0.8114365826846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7346951442324">
                <text:p>0.197346951442324</text:p>
              </table:table-cell>
              <table:table-cell office:value-type="float" office:value="0.811048302699733">
                <text:p>0.8110483026997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7886415646865">
                <text:p>0.197886415646865</text:p>
              </table:table-cell>
              <table:table-cell office:value-type="float" office:value="0.810638102495768">
                <text:p>0.8106381024957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8435481953593">
                <text:p>0.198435481953593</text:p>
              </table:table-cell>
              <table:table-cell office:value-type="float" office:value="0.810206175534875">
                <text:p>0.810206175534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8993680918048">
                <text:p>0.198993680918048</text:p>
              </table:table-cell>
              <table:table-cell office:value-type="float" office:value="0.809752728668181">
                <text:p>0.8097527286681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9560548705487">
                <text:p>0.199560548705487</text:p>
              </table:table-cell>
              <table:table-cell office:value-type="float" office:value="0.809277981536819">
                <text:p>0.8092779815368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00135627903588">
                <text:p>0.200135627903588</text:p>
              </table:table-cell>
              <table:table-cell office:value-type="float" office:value="0.808782165969161">
                <text:p>0.8087821659691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0718468296189">
                <text:p>0.200718468296189</text:p>
              </table:table-cell>
              <table:table-cell office:value-type="float" office:value="0.808265525376718">
                <text:p>0.8082655253767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1308627596244">
                <text:p>0.201308627596244</text:p>
              </table:table-cell>
              <table:table-cell office:value-type="float" office:value="0.80772831415096">
                <text:p>0.807728314150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1905672136399">
                <text:p>0.201905672136399</text:p>
              </table:table-cell>
              <table:table-cell office:value-type="float" office:value="0.807170797063141">
                <text:p>0.8071707970631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2509177515926">
                <text:p>0.202509177515926</text:p>
              </table:table-cell>
              <table:table-cell office:value-type="float" office:value="0.806593248669082">
                <text:p>0.8065932486690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3118729203003">
                <text:p>0.203118729203003</text:p>
              </table:table-cell>
              <table:table-cell office:value-type="float" office:value="0.805995952720699">
                <text:p>0.8059959527206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3733923091631">
                <text:p>0.203733923091631</text:p>
              </table:table-cell>
              <table:table-cell office:value-type="float" office:value="0.80537920158591">
                <text:p>0.805379201585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4354366012741">
                <text:p>0.204354366012741</text:p>
              </table:table-cell>
              <table:table-cell office:value-type="float" office:value="0.804743295678421">
                <text:p>0.8047432956784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4979676199284">
                <text:p>0.204979676199284</text:p>
              </table:table-cell>
              <table:table-cell office:value-type="float" office:value="0.804088542898723">
                <text:p>0.8040885428987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5609483705395">
                <text:p>0.205609483705395</text:p>
              </table:table-cell>
              <table:table-cell office:value-type="float" office:value="0.803415258087519">
                <text:p>0.8034152580875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06243430779881">
                <text:p>0.206243430779881</text:p>
              </table:table-cell>
              <table:table-cell office:value-type="float" office:value="0.802723762492647">
                <text:p>0.8027237624926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06881172194584">
                <text:p>0.206881172194584</text:p>
              </table:table-cell>
              <table:table-cell office:value-type="float" office:value="0.802014383250441">
                <text:p>0.8020143832504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07522375528294">
                <text:p>0.207522375528294</text:p>
              </table:table-cell>
              <table:table-cell office:value-type="float" office:value="0.801287452882385">
                <text:p>0.8012874528823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08166721407156">
                <text:p>0.208166721407156</text:p>
              </table:table-cell>
              <table:table-cell office:value-type="float" office:value="0.800543308807748">
                <text:p>0.8005433088077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08813903702614">
                <text:p>0.208813903702614</text:p>
              </table:table-cell>
              <table:table-cell office:value-type="float" office:value="0.799782292872828">
                <text:p>0.7997822928728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09463629688144">
                <text:p>0.209463629688144</text:p>
              </table:table-cell>
              <table:table-cell office:value-type="float" office:value="0.799004750897343">
                <text:p>0.7990047508973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011562015614">
                <text:p>0.21011562015614</text:p>
              </table:table-cell>
              <table:table-cell office:value-type="float" office:value="0.798211032238364">
                <text:p>0.7982110322383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0769609496443">
                <text:p>0.210769609496443</text:p>
              </table:table-cell>
              <table:table-cell office:value-type="float" office:value="0.797401489372183">
                <text:p>0.7974014893721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1425345738115">
                <text:p>0.211425345738115</text:p>
              </table:table-cell>
              <table:table-cell office:value-type="float" office:value="0.79657647749437">
                <text:p>0.796576477494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2082590556145">
                <text:p>0.212082590556145</text:p>
              </table:table-cell>
              <table:table-cell office:value-type="float" office:value="0.795736354138244">
                <text:p>0.7957363541382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12741119244854">
                <text:p>0.212741119244854</text:p>
              </table:table-cell>
              <table:table-cell office:value-type="float" office:value="0.794881478811912">
                <text:p>0.7948814788119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13400720659796">
                <text:p>0.213400720659796</text:p>
              </table:table-cell>
              <table:table-cell office:value-type="float" office:value="0.794012212653979">
                <text:p>0.7940122126539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14061197130054">
                <text:p>0.214061197130054</text:p>
              </table:table-cell>
              <table:table-cell office:value-type="float" office:value="0.793128918107968">
                <text:p>0.7931289181079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14722364342768">
                <text:p>0.214722364342768</text:p>
              </table:table-cell>
              <table:table-cell office:value-type="float" office:value="0.792231958615497">
                <text:p>0.7922319586154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15384051201859">
                <text:p>0.215384051201859</text:p>
              </table:table-cell>
              <table:table-cell office:value-type="float" office:value="0.79132169832814">
                <text:p>0.791321698328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16046099662808">
                <text:p>0.216046099662808</text:p>
              </table:table-cell>
              <table:table-cell office:value-type="float" office:value="0.790398501837933">
                <text:p>0.7903985018379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16708364545404">
                <text:p>0.216708364545404</text:p>
              </table:table-cell>
              <table:table-cell office:value-type="float" office:value="0.78946273392644">
                <text:p>0.789462733926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17370713326344">
                <text:p>0.217370713326344</text:p>
              </table:table-cell>
              <table:table-cell office:value-type="float" office:value="0.788514759332224">
                <text:p>0.7885147593322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18033025913495">
                <text:p>0.218033025913495</text:p>
              </table:table-cell>
              <table:table-cell office:value-type="float" office:value="0.787554942536613">
                <text:p>0.7875549425366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1869519440366">
                <text:p>0.21869519440366</text:p>
              </table:table-cell>
              <table:table-cell office:value-type="float" office:value="0.786583647567543">
                <text:p>0.7865836475675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19357122825556">
                <text:p>0.219357122825556</text:p>
              </table:table-cell>
              <table:table-cell office:value-type="float" office:value="0.78560123782132">
                <text:p>0.785601237821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20018726869714">
                <text:p>0.220018726869714</text:p>
              </table:table-cell>
              <table:table-cell office:value-type="float" office:value="0.784608075902051">
                <text:p>0.7846080759020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20679933606915">
                <text:p>0.220679933606915</text:p>
              </table:table-cell>
              <table:table-cell office:value-type="float" office:value="0.783604523478523">
                <text:p>0.7836045234785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21340681196704">
                <text:p>0.221340681196704</text:p>
              </table:table-cell>
              <table:table-cell office:value-type="float" office:value="0.782590941158254">
                <text:p>0.7825909411582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22000918587458">
                <text:p>0.222000918587458</text:p>
              </table:table-cell>
              <table:table-cell office:value-type="float" office:value="0.78156768837843">
                <text:p>0.781567688378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22660605209382">
                <text:p>0.222660605209382</text:p>
              </table:table-cell>
              <table:table-cell office:value-type="float" office:value="0.780535123313448">
                <text:p>0.7805351233134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23319710661742">
                <text:p>0.223319710661742</text:p>
              </table:table-cell>
              <table:table-cell office:value-type="float" office:value="0.779493602798693">
                <text:p>0.7794936027986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23978214395504">
                <text:p>0.223978214395504</text:p>
              </table:table-cell>
              <table:table-cell office:value-type="float" office:value="0.77844348227025">
                <text:p>0.778443482270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24636105392525">
                <text:p>0.224636105392525</text:p>
              </table:table-cell>
              <table:table-cell office:value-type="float" office:value="0.777385115720142">
                <text:p>0.7773851157201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25293381842263">
                <text:p>0.225293381842263</text:p>
              </table:table-cell>
              <table:table-cell office:value-type="float" office:value="0.776318855666724">
                <text:p>0.7763188556667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25950050816957">
                <text:p>0.225950050816957</text:p>
              </table:table-cell>
              <table:table-cell office:value-type="float" office:value="0.775245053139795">
                <text:p>0.7752450531397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26606127946041">
                <text:p>0.226606127946041</text:p>
              </table:table-cell>
              <table:table-cell office:value-type="float" office:value="0.774164057680015">
                <text:p>0.7741640576800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27261637090526">
                <text:p>0.227261637090526</text:p>
              </table:table-cell>
              <table:table-cell office:value-type="float" office:value="0.773076217352126">
                <text:p>0.7730762173521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27916610017961">
                <text:p>0.227916610017961</text:p>
              </table:table-cell>
              <table:table-cell office:value-type="float" office:value="0.771981878771518">
                <text:p>0.7719818787715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28571086078445">
                <text:p>0.228571086078445</text:p>
              </table:table-cell>
              <table:table-cell office:value-type="float" office:value="0.770881387143611">
                <text:p>0.7708813871436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2922511188215">
                <text:p>0.22922511188215</text:p>
              </table:table-cell>
              <table:table-cell office:value-type="float" office:value="0.769775086315504">
                <text:p>0.7697750863155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29878740978616">
                <text:p>0.229878740978616</text:p>
              </table:table-cell>
              <table:table-cell office:value-type="float" office:value="0.768663318839342">
                <text:p>0.7686633188393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3053203353807">
                <text:p>0.23053203353807</text:p>
              </table:table-cell>
              <table:table-cell office:value-type="float" office:value="0.767546426046799">
                <text:p>0.7675464260467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31185056034884">
                <text:p>0.231185056034884</text:p>
              </table:table-cell>
              <table:table-cell office:value-type="float" office:value="0.766424748134067">
                <text:p>0.7664247481340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31837880933196">
                <text:p>0.231837880933196</text:p>
              </table:table-cell>
              <table:table-cell office:value-type="float" office:value="0.765298624256714">
                <text:p>0.7652986242567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32490586374675">
                <text:p>0.232490586374675</text:p>
              </table:table-cell>
              <table:table-cell office:value-type="float" office:value="0.764168392633739">
                <text:p>0.7641683926337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33143255868276">
                <text:p>0.233143255868276</text:p>
              </table:table-cell>
              <table:table-cell office:value-type="float" office:value="0.763034390660144">
                <text:p>0.7630343906601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33795977981787">
                <text:p>0.233795977981787</text:p>
              </table:table-cell>
              <table:table-cell office:value-type="float" office:value="0.761896955027335">
                <text:p>0.7618969550273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34448846034908">
                <text:p>0.234448846034908</text:p>
              </table:table-cell>
              <table:table-cell office:value-type="float" office:value="0.76075642185059">
                <text:p>0.760756421850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35101957793483">
                <text:p>0.235101957793483</text:p>
              </table:table-cell>
              <table:table-cell office:value-type="float" office:value="0.759613126802895">
                <text:p>0.7596131268028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35755415164521">
                <text:p>0.235755415164521</text:p>
              </table:table-cell>
              <table:table-cell office:value-type="float" office:value="0.758467405254354">
                <text:p>0.7584674052543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36409323891508">
                <text:p>0.236409323891508</text:p>
              </table:table-cell>
              <table:table-cell office:value-type="float" office:value="0.757319592416424">
                <text:p>0.7573195924164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37063793249519">
                <text:p>0.237063793249519</text:p>
              </table:table-cell>
              <table:table-cell office:value-type="float" office:value="0.756170023490173">
                <text:p>0.7561700234901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3771893573957">
                <text:p>0.23771893573957</text:p>
              </table:table-cell>
              <table:table-cell office:value-type="float" office:value="0.755019033817779">
                <text:p>0.7550190338177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38374866781603">
                <text:p>0.238374866781603</text:p>
              </table:table-cell>
              <table:table-cell office:value-type="float" office:value="0.753866959036466">
                <text:p>0.7538669590364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39031704405496">
                <text:p>0.239031704405496</text:p>
              </table:table-cell>
              <table:table-cell office:value-type="float" office:value="0.752714135234053">
                <text:p>0.7527141352340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39689568939424">
                <text:p>0.239689568939424</text:p>
              </table:table-cell>
              <table:table-cell office:value-type="float" office:value="0.751560899105348">
                <text:p>0.7515608991053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40348582694911">
                <text:p>0.240348582694911</text:p>
              </table:table-cell>
              <table:table-cell office:value-type="float" office:value="0.750407588108532">
                <text:p>0.7504075881085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41008869647896">
                <text:p>0.241008869647896</text:p>
              </table:table-cell>
              <table:table-cell office:value-type="float" office:value="0.74925454062074">
                <text:p>0.749254540620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41670555115095">
                <text:p>0.241670555115095</text:p>
              </table:table-cell>
              <table:table-cell office:value-type="float" office:value="0.748102096092086">
                <text:p>0.7481020960920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42333765425009">
                <text:p>0.242333765425009</text:p>
              </table:table-cell>
              <table:table-cell office:value-type="float" office:value="0.746950595197252">
                <text:p>0.7469505951972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42998627582855">
                <text:p>0.242998627582855</text:p>
              </table:table-cell>
              <table:table-cell office:value-type="float" office:value="0.745800379983957">
                <text:p>0.7458003799839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43665268928798">
                <text:p>0.243665268928798</text:p>
              </table:table-cell>
              <table:table-cell office:value-type="float" office:value="0.744651794017458">
                <text:p>0.7446517940174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44333816788799">
                <text:p>0.244333816788799</text:p>
              </table:table-cell>
              <table:table-cell office:value-type="float" office:value="0.743505182520399">
                <text:p>0.7435051825203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45004398117497">
                <text:p>0.245004398117497</text:p>
              </table:table-cell>
              <table:table-cell office:value-type="float" office:value="0.742360892507229">
                <text:p>0.7423608925072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45677139132524">
                <text:p>0.245677139132524</text:p>
              </table:table-cell>
              <table:table-cell office:value-type="float" office:value="0.741219272912507">
                <text:p>0.7412192729125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46352164939727">
                <text:p>0.246352164939727</text:p>
              </table:table-cell>
              <table:table-cell office:value-type="float" office:value="0.740080674712396">
                <text:p>0.7400806747123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470295991488">
                <text:p>0.2470295991488</text:p>
              </table:table-cell>
              <table:table-cell office:value-type="float" office:value="0.738945451038699">
                <text:p>0.7389454510386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47709563478909">
                <text:p>0.247709563478909</text:p>
              </table:table-cell>
              <table:table-cell office:value-type="float" office:value="0.737813957284771">
                <text:p>0.7378139572847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48392177353915">
                <text:p>0.248392177353915</text:p>
              </table:table-cell>
              <table:table-cell office:value-type="float" office:value="0.736686551202745">
                <text:p>0.7366865512027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49077557486916">
                <text:p>0.249077557486916</text:p>
              </table:table-cell>
              <table:table-cell office:value-type="float" office:value="0.73556359299145">
                <text:p>0.735563592991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49765817453862">
                <text:p>0.249765817453862</text:p>
              </table:table-cell>
              <table:table-cell office:value-type="float" office:value="0.734445445374525">
                <text:p>0.7344454453745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50457067256104">
                <text:p>0.250457067256104</text:p>
              </table:table-cell>
              <table:table-cell office:value-type="float" office:value="0.733332473668158">
                <text:p>0.7333324736681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51151412871817">
                <text:p>0.251151412871817</text:p>
              </table:table-cell>
              <table:table-cell office:value-type="float" office:value="0.732225045838009">
                <text:p>0.7322250458380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51848955796302">
                <text:p>0.251848955796302</text:p>
              </table:table-cell>
              <table:table-cell office:value-type="float" office:value="0.731123532544868">
                <text:p>0.7311235325448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52549792571332">
                <text:p>0.252549792571332</text:p>
              </table:table-cell>
              <table:table-cell office:value-type="float" office:value="0.73002830717858">
                <text:p>0.730028307178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53254014303722">
                <text:p>0.253254014303722</text:p>
              </table:table-cell>
              <table:table-cell office:value-type="float" office:value="0.728939745879916">
                <text:p>0.7289397458799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53961706173496">
                <text:p>0.253961706173496</text:p>
              </table:table-cell>
              <table:table-cell office:value-type="float" office:value="0.727858227549972">
                <text:p>0.7278582275499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54672946932057">
                <text:p>0.254672946932057</text:p>
              </table:table-cell>
              <table:table-cell office:value-type="float" office:value="0.726784133846805">
                <text:p>0.7267841338468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55387808390956">
                <text:p>0.255387808390956</text:p>
              </table:table-cell>
              <table:table-cell office:value-type="float" office:value="0.725717849168969">
                <text:p>0.7257178491689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56106354901879">
                <text:p>0.256106354901879</text:p>
              </table:table-cell>
              <table:table-cell office:value-type="float" office:value="0.72465976062572">
                <text:p>0.724659760625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56828642828696">
                <text:p>0.256828642828696</text:p>
              </table:table-cell>
              <table:table-cell office:value-type="float" office:value="0.723610257993591">
                <text:p>0.7236102579935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57554720012475">
                <text:p>0.257554720012475</text:p>
              </table:table-cell>
              <table:table-cell office:value-type="float" office:value="0.722569733659105">
                <text:p>0.7225697336591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58284625230481">
                <text:p>0.258284625230481</text:p>
              </table:table-cell>
              <table:table-cell office:value-type="float" office:value="0.721538582547456">
                <text:p>0.7215385825474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59018387650362">
                <text:p>0.259018387650362</text:p>
              </table:table-cell>
              <table:table-cell office:value-type="float" office:value="0.720517202036901">
                <text:p>0.7205172020369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59756026280805">
                <text:p>0.259756026280805</text:p>
              </table:table-cell>
              <table:table-cell office:value-type="float" office:value="0.719505991858703">
                <text:p>0.7195059918587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60497549420091">
                <text:p>0.260497549420091</text:p>
              </table:table-cell>
              <table:table-cell office:value-type="float" office:value="0.718505353982439">
                <text:p>0.7185053539824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61242954104105">
                <text:p>0.261242954104105</text:p>
              </table:table-cell>
              <table:table-cell office:value-type="float" office:value="0.7175156924865">
                <text:p>0.71751569248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61992225555508">
                <text:p>0.261992225555508</text:p>
              </table:table-cell>
              <table:table-cell office:value-type="float" office:value="0.716537413413607">
                <text:p>0.7165374134136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62745336635853">
                <text:p>0.262745336635853</text:p>
              </table:table-cell>
              <table:table-cell office:value-type="float" office:value="0.715570924611147">
                <text:p>0.71557092461114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63502247302611">
                <text:p>0.263502247302611</text:p>
              </table:table-cell>
              <table:table-cell office:value-type="float" office:value="0.714616635556202">
                <text:p>0.7146166355562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64262904073156">
                <text:p>0.264262904073156</text:p>
              </table:table-cell>
              <table:table-cell office:value-type="float" office:value="0.713674957165025">
                <text:p>0.7136749571650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65027239497909">
                <text:p>0.265027239497909</text:p>
              </table:table-cell>
              <table:table-cell office:value-type="float" office:value="0.712746301586793">
                <text:p>0.7127463015867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6579517164491">
                <text:p>0.26579517164491</text:p>
              </table:table-cell>
              <table:table-cell office:value-type="float" office:value="0.711831081981416">
                <text:p>0.7118310819814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66566603598256">
                <text:p>0.266566603598256</text:p>
              </table:table-cell>
              <table:table-cell office:value-type="float" office:value="0.710929712281185">
                <text:p>0.7109297122811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67341422972902">
                <text:p>0.267341422972902</text:p>
              </table:table-cell>
              <table:table-cell office:value-type="float" office:value="0.71004260693598">
                <text:p>0.710042606935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68119501448416">
                <text:p>0.268119501448416</text:p>
              </table:table-cell>
              <table:table-cell office:value-type="float" office:value="0.709170180641818">
                <text:p>0.7091701806418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68900694324422">
                <text:p>0.268900694324422</text:p>
              </table:table-cell>
              <table:table-cell office:value-type="float" office:value="0.708312848052402">
                <text:p>0.7083128480524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69684840100447">
                <text:p>0.269684840100447</text:p>
              </table:table-cell>
              <table:table-cell office:value-type="float" office:value="0.707471023473407">
                <text:p>0.7074710234734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70471760083084">
                <text:p>0.270471760083084</text:p>
              </table:table-cell>
              <table:table-cell office:value-type="float" office:value="0.70664512053914">
                <text:p>0.706645120539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71261258023277">
                <text:p>0.271261258023277</text:p>
              </table:table-cell>
              <table:table-cell office:value-type="float" office:value="0.705835551871272">
                <text:p>0.7058355518712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72053119786738">
                <text:p>0.272053119786738</text:p>
              </table:table-cell>
              <table:table-cell office:value-type="float" office:value="0.705042728719237">
                <text:p>0.7050427287192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72847113060427">
                <text:p>0.272847113060427</text:p>
              </table:table-cell>
              <table:table-cell office:value-type="float" office:value="0.704267060581965">
                <text:p>0.7042670605819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73642987098064">
                <text:p>0.273642987098064</text:p>
              </table:table-cell>
              <table:table-cell office:value-type="float" office:value="0.70350895481055">
                <text:p>0.703508954810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74440472507648">
                <text:p>0.274440472507648</text:p>
              </table:table-cell>
              <table:table-cell office:value-type="float" office:value="0.702768816191494">
                <text:p>0.7027688161914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75239281083927">
                <text:p>0.275239281083927</text:p>
              </table:table-cell>
              <table:table-cell office:value-type="float" office:value="0.702047046510157">
                <text:p>0.7020470465101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76039105688728">
                <text:p>0.276039105688728</text:p>
              </table:table-cell>
              <table:table-cell office:value-type="float" office:value="0.701344044094036">
                <text:p>0.7013440440940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76839620181942">
                <text:p>0.276839620181942</text:p>
              </table:table-cell>
              <table:table-cell office:value-type="float" office:value="0.700660203335599">
                <text:p>0.7006602033355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77640479405951">
                <text:p>0.277640479405951</text:p>
              </table:table-cell>
              <table:table-cell office:value-type="float" office:value="0.699995914194342">
                <text:p>0.69999591419434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78441319226101">
                <text:p>0.278441319226101</text:p>
              </table:table-cell>
              <table:table-cell office:value-type="float" office:value="0.699351561677853">
                <text:p>0.6993515616778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7924175662973">
                <text:p>0.27924175662973</text:p>
              </table:table-cell>
              <table:table-cell office:value-type="float" office:value="0.698727525301705">
                <text:p>0.6987275253017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80041389886056">
                <text:p>0.280041389886056</text:p>
              </table:table-cell>
              <table:table-cell office:value-type="float" office:value="0.698124178528107">
                <text:p>0.6981241785281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8083979876911">
                <text:p>0.28083979876911</text:p>
              </table:table-cell>
              <table:table-cell office:value-type="float" office:value="0.697541888183274">
                <text:p>0.6975418881832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81636544845598">
                <text:p>0.281636544845598</text:p>
              </table:table-cell>
              <table:table-cell office:value-type="float" office:value="0.696981013853678">
                <text:p>0.6969810138536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82431171829405">
                <text:p>0.282431171829405</text:p>
              </table:table-cell>
              <table:table-cell office:value-type="float" office:value="0.696441907261401">
                <text:p>0.6964419072614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83223206004122">
                <text:p>0.283223206004122</text:p>
              </table:table-cell>
              <table:table-cell office:value-type="float" office:value="0.695924911618986">
                <text:p>0.6959249116189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84012156714743">
                <text:p>0.284012156714743</text:p>
              </table:table-cell>
              <table:table-cell office:value-type="float" office:value="0.695430360964365">
                <text:p>0.6954303609643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84797516929282">
                <text:p>0.284797516929282</text:p>
              </table:table-cell>
              <table:table-cell office:value-type="float" office:value="0.694958579476594">
                <text:p>0.6949585794765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85578763870774">
                <text:p>0.285578763870774</text:p>
              </table:table-cell>
              <table:table-cell office:value-type="float" office:value="0.694509880773362">
                <text:p>0.6945098807733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86355359719687">
                <text:p>0.286355359719687</text:p>
              </table:table-cell>
              <table:table-cell office:value-type="float" office:value="0.694084567191441">
                <text:p>0.6940845671914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87126752386448">
                <text:p>0.287126752386448</text:p>
              </table:table-cell>
              <table:table-cell office:value-type="float" office:value="0.693682929051496">
                <text:p>0.6936829290514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87892376353252">
                <text:p>0.287892376353252</text:p>
              </table:table-cell>
              <table:table-cell office:value-type="float" office:value="0.693305243908917">
                <text:p>0.6933052439089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88651653584014">
                <text:p>0.288651653584014</text:p>
              </table:table-cell>
              <table:table-cell office:value-type="float" office:value="0.692951775792614">
                <text:p>0.6929517757926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89403994500772">
                <text:p>0.289403994500772</text:p>
              </table:table-cell>
              <table:table-cell office:value-type="float" office:value="0.692622774433979">
                <text:p>0.6926227744339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90148799024404">
                <text:p>0.290148799024404</text:p>
              </table:table-cell>
              <table:table-cell office:value-type="float" office:value="0.692318474488525">
                <text:p>0.6923184744885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90885457677079">
                <text:p>0.290885457677079</text:p>
              </table:table-cell>
              <table:table-cell office:value-type="float" office:value="0.692039094752984">
                <text:p>0.6920390947529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91613352743327">
                <text:p>0.291613352743327</text:p>
              </table:table-cell>
              <table:table-cell office:value-type="float" office:value="0.691784837380954">
                <text:p>0.6917848373809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92331859486191">
                <text:p>0.292331859486191</text:p>
              </table:table-cell>
              <table:table-cell office:value-type="float" office:value="0.69155588710047">
                <text:p>0.691555887100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93040347414384">
                <text:p>0.293040347414384</text:p>
              </table:table-cell>
              <table:table-cell office:value-type="float" office:value="0.691352410437168">
                <text:p>0.6913524104371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93738181595966">
                <text:p>0.293738181595966</text:p>
              </table:table-cell>
              <table:table-cell office:value-type="float" office:value="0.691174554946963">
                <text:p>0.6911745549469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94424724013585">
                <text:p>0.294424724013585</text:p>
              </table:table-cell>
              <table:table-cell office:value-type="float" office:value="0.691022448462451">
                <text:p>0.69102244846245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95099334955877">
                <text:p>0.295099334955877</text:p>
              </table:table-cell>
              <table:table-cell office:value-type="float" office:value="0.690896198357466">
                <text:p>0.6908961983574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95761374439283">
                <text:p>0.295761374439283</text:p>
              </table:table-cell>
              <table:table-cell office:value-type="float" office:value="0.690795890834421">
                <text:p>0.6907958908344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96410203654091">
                <text:p>0.296410203654091</text:p>
              </table:table-cell>
              <table:table-cell office:value-type="float" office:value="0.690721590239283">
                <text:p>0.6907215902392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97045186428288">
                <text:p>0.297045186428288</text:p>
              </table:table-cell>
              <table:table-cell office:value-type="float" office:value="0.690673338409127">
                <text:p>0.69067333840912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97665690702431">
                <text:p>0.297665690702431</text:p>
              </table:table-cell>
              <table:table-cell office:value-type="float" office:value="0.690651154057362">
                <text:p>0.6906511540573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98271090008581">
                <text:p>0.298271090008581</text:p>
              </table:table-cell>
              <table:table-cell office:value-type="float" office:value="0.690655032201749">
                <text:p>0.6906550322017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98860764946156">
                <text:p>0.298860764946156</text:p>
              </table:table-cell>
              <table:table-cell office:value-type="float" office:value="0.690684943640365">
                <text:p>0.6906849436403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99434104647418">
                <text:p>0.299434104647418</text:p>
              </table:table-cell>
              <table:table-cell office:value-type="float" office:value="0.690740834480597">
                <text:p>0.6907408344805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99990508225299">
                <text:p>0.299990508225299</text:p>
              </table:table-cell>
              <table:table-cell office:value-type="float" office:value="0.690822625726193">
                <text:p>0.69082262572619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00529386196251">
                <text:p>0.300529386196251</text:p>
              </table:table-cell>
              <table:table-cell office:value-type="float" office:value="0.69093021292718">
                <text:p>0.690930212927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01050161870913">
                <text:p>0.301050161870913</text:p>
              </table:table-cell>
              <table:table-cell office:value-type="float" office:value="0.691063465897314">
                <text:p>0.6910634658973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015522727055">
                <text:p>0.3015522727055</text:p>
              </table:table-cell>
              <table:table-cell office:value-type="float" office:value="0.691222228503397">
                <text:p>0.6912222285033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02035171607084">
                <text:p>0.302035171607084</text:p>
              </table:table-cell>
              <table:table-cell office:value-type="float" office:value="0.691406318530487">
                <text:p>0.6914063185304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02498328186183">
                <text:p>0.302498328186183</text:p>
              </table:table-cell>
              <table:table-cell office:value-type="float" office:value="0.691615527626651">
                <text:p>0.6916155276266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02941229950442">
                <text:p>0.302941229950442</text:p>
              </table:table-cell>
              <table:table-cell office:value-type="float" office:value="0.691849621330428">
                <text:p>0.6918496213304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03363383433586">
                <text:p>0.303363383433586</text:p>
              </table:table-cell>
              <table:table-cell office:value-type="float" office:value="0.692108339183719">
                <text:p>0.6921083391837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03764315254314">
                <text:p>0.303764315254314</text:p>
              </table:table-cell>
              <table:table-cell office:value-type="float" office:value="0.692391394932255">
                <text:p>0.6923913949322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04143573100298">
                <text:p>0.304143573100298</text:p>
              </table:table-cell>
              <table:table-cell office:value-type="float" office:value="0.692698476815214">
                <text:p>0.6926984768152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04500726633034">
                <text:p>0.304500726633034</text:p>
              </table:table-cell>
              <table:table-cell office:value-type="float" office:value="0.693029247944957">
                <text:p>0.6930292479449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04835368309878">
                <text:p>0.304835368309878</text:p>
              </table:table-cell>
              <table:table-cell office:value-type="float" office:value="0.693383346777196">
                <text:p>0.6933833467771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05147114120267">
                <text:p>0.305147114120267</text:p>
              </table:table-cell>
              <table:table-cell office:value-type="float" office:value="0.693760387671272">
                <text:p>0.6937603876712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05435604233732">
                <text:p>0.305435604233732</text:p>
              </table:table-cell>
              <table:table-cell office:value-type="float" office:value="0.694159961539502">
                <text:p>0.6941599615395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05700503558046">
                <text:p>0.305700503558046</text:p>
              </table:table-cell>
              <table:table-cell office:value-type="float" office:value="0.694581636583942">
                <text:p>0.6945816365839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05941502206471">
                <text:p>0.305941502206471</text:p>
              </table:table-cell>
              <table:table-cell office:value-type="float" office:value="0.695024959118189">
                <text:p>0.6950249591181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06158315873784">
                <text:p>0.306158315873784</text:p>
              </table:table-cell>
              <table:table-cell office:value-type="float" office:value="0.695489454471236">
                <text:p>0.6954894544712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06350686121411">
                <text:p>0.306350686121411</text:p>
              </table:table-cell>
              <table:table-cell office:value-type="float" office:value="0.695974627969715">
                <text:p>0.6959746279697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06518380572656">
                <text:p>0.306518380572656</text:p>
              </table:table-cell>
              <table:table-cell office:value-type="float" office:value="0.696479965994324">
                <text:p>0.6964799659943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06661193019612">
                <text:p>0.306661193019612</text:p>
              </table:table-cell>
              <table:table-cell office:value-type="float" office:value="0.697004937105617">
                <text:p>0.6970049371056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06778943443952">
                <text:p>0.306778943443952</text:p>
              </table:table-cell>
              <table:table-cell office:value-type="float" office:value="0.697548993233848">
                <text:p>0.6975489932338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06871477954328">
                <text:p>0.306871477954328</text:p>
              </table:table-cell>
              <table:table-cell office:value-type="float" office:value="0.698111570927107">
                <text:p>0.6981115709271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178cm" svg:height="5.209cm" xlink:href=".." xlink:type="simple" chart:class="chart:line" chart:style-name="ch1">
        <chart:title svg:x="2.269cm" svg:y="0.239cm" chart:style-name="ch2">
          <text:p>Equation of Time</text:p>
        </chart:title>
        <chart:plot-area chart:style-name="ch3" table:cell-range-address="Calculations.V1:Calculations.V367" chart:data-source-has-labels="row" svg:x="1.162cm" svg:y="1.344cm" svg:width="6.69cm" svg:height="2.792cm">
          <chartooo:coordinate-region svg:x="1.83cm" svg:y="1.504cm" svg:width="5.988cm" svg:height="2.473cm"/>
          <chart:axis chart:dimension="x" chart:name="primary-x" chart:style-name="ch4">
            <chart:title svg:x="3.606cm" svg:y="4.24cm" chart:style-name="ch5">
              <text:p>Day of Year</text:p>
            </chart:title>
          </chart:axis>
          <chart:axis chart:dimension="y" chart:name="primary-y" chart:style-name="ch4">
            <chart:title svg:x="0.451cm" svg:y="3.353cm" chart:style-name="ch6">
              <text:p>minutes</text:p>
            </chart:title>
            <chart:grid chart:style-name="ch7" chart:class="major"/>
          </chart:axis>
          <chart:series chart:style-name="ch8" chart:values-cell-range-address="Calculations.V2:Calculations.V367" chart:label-cell-address="Calculations.V1:Calculations.V1" chart:class="chart:line"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 of Time (minutes)</text:p>
                <draw:g>
                  <svg:desc>Calculations.V1:Calculations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70395754694109">
                <text:p>-3.70395754694109</text:p>
                <draw:g>
                  <svg:desc>Calculations.V2:Calculations.V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16896296150171">
                <text:p>-4.16896296150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62802146924977">
                <text:p>-4.62802146924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.08064725892684">
                <text:p>-5.08064725892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.52636562934102">
                <text:p>-5.52636562934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.96471371528362">
                <text:p>-5.96471371528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39524118345906">
                <text:p>-6.39524118345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81751089688833">
                <text:p>-6.817510896888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23109954634407">
                <text:p>-7.23109954634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63559824748018">
                <text:p>-7.63559824748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03061310247124">
                <text:p>-8.03061310247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41576572506757">
                <text:p>-8.415765725067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79069372812325">
                <text:p>-8.79069372812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.15505117278364">
                <text:p>-9.155051172783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.50850897861392">
                <text:p>-9.50850897861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.85075529416009">
                <text:p>-9.85075529416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1814958274768">
                <text:p>-10.18149582747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.5004541363647">
                <text:p>-10.50045413636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.8073718781512">
                <text:p>-10.80737187815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1.1020090190028">
                <text:p>-11.10200901900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.3841440028751">
                <text:p>-11.3841440028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1.6535738803501">
                <text:p>-11.65357388035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1.9101143977321">
                <text:p>-11.91011439773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2.1536000468865">
                <text:p>-12.15360004688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.3838840764556">
                <text:p>-12.3838840764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.6008384651706">
                <text:p>-12.60083846517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2.8043538581088">
                <text:p>-12.80435385810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2.9943394668636">
                <text:p>-12.9943394668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3.170722934663">
                <text:p>-13.1707229346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3.3334501676095">
                <text:p>-13.33345016760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.4824851332799">
                <text:p>-13.48248513327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3.6178096280129">
                <text:p>-13.61780962801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3.7394230142976">
                <text:p>-13.73942301429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3.8473419297408">
                <text:p>-13.8473419297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3.9415999691574">
                <text:p>-13.94159996915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4.0222473413848">
                <text:p>-14.02224734138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4.0893505024707">
                <text:p>-14.08935050247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.1429917669276">
                <text:p>-14.14299176692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.1832688987768">
                <text:p>-14.18326889877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2102946841403">
                <text:p>-14.2102946841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2241964871406">
                <text:p>-14.22419648714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4.2251157908996">
                <text:p>-14.22511579089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4.2132077254137">
                <text:p>-14.21320772541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.1886405840844">
                <text:p>-14.18864058408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.1515953306742">
                <text:p>-14.15159533067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4.1022650984293">
                <text:p>-14.10226509842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.0408546830887">
                <text:p>-14.04085468308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.9675800314709">
                <text:p>-13.96758003147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.8826677272714">
                <text:p>-13.88266772727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.7863544756762">
                <text:p>-13.78635447567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.6788865883303">
                <text:p>-13.67888658833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3.5605194701449">
                <text:p>-13.56051947014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3.4315171093594">
                <text:p>-13.43151710935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3.2921515722132">
                <text:p>-13.29215157221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3.1427025034914">
                <text:p>-13.14270250349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.9834566341429">
                <text:p>-12.983456634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.8147072970831">
                <text:p>-12.8147072970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.6367539522033">
                <text:p>-12.63675395220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.4499017215214">
                <text:p>-12.44990172152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.2544609353186">
                <text:p>-12.25446093531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.0507466900109">
                <text:p>-12.05074669001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.8390784184075">
                <text:p>-11.83907841840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.6197794729144">
                <text:p>-11.61977947291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.3931767221474">
                <text:p>-11.39317672214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.1596001613086">
                <text:p>-11.15960016130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0.9193825366052">
                <text:p>-10.91938253660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0.6728589838723">
                <text:p>-10.6728589838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0.4203666814829">
                <text:p>-10.42036668148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0.1622445175314">
                <text:p>-10.16224451753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.89883277117595">
                <text:p>-9.898832771175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.63047280796988">
                <text:p>-9.630472807969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.35750678887847">
                <text:p>-9.357506788878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.08027739265249">
                <text:p>-9.080277392652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8.79912755111274">
                <text:p>-8.799127551112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8.51440019684494">
                <text:p>-8.514400196844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8.22643802273743">
                <text:p>-8.226438022737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93558325273248">
                <text:p>-7.935583252732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.64217742309243">
                <text:p>-7.642177423092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.34656117345618">
                <text:p>-7.346561173456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7.04907404689048">
                <text:p>-7.049074046890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.75005429811116">
                <text:p>-6.750054298111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4498387090296">
                <text:p>-6.44983870902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.14876241072426">
                <text:p>-6.148762410724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.84715871094713">
                <text:p>-5.847158710947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.54535892623573">
                <text:p>-5.545358926235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.24369221770894">
                <text:p>-5.24369221770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.94248542962841">
                <text:p>-4.942485429628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.64206292978049">
                <text:p>-4.642062929780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34274645080054">
                <text:p>-4.342746450800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.04485493151856">
                <text:p>-4.04485493151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74870435747674">
                <text:p>-3.748704357476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45460759977405">
                <text:p>-3.454607599774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16287425144059">
                <text:p>-3.162874251440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.87381046057581">
                <text:p>-2.873810460575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.58771875954299">
                <text:p>-2.587718759542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.30489788955875">
                <text:p>-2.30489788955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.02564262006571">
                <text:p>-2.025642620065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75024356235795">
                <text:p>-1.750243562357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47898697696451">
                <text:p>-1.478986976964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21215457439977">
                <text:p>-1.212154574399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50023308925762">
                <text:p>-0.9500233089257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692865165070932">
                <text:p>-0.6928651650709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440946936731944">
                <text:p>-0.4409469367319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94529998726977">
                <text:p>-0.1945299987269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61299291978416">
                <text:p>0.04612992919784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80783025867761">
                <text:p>0.2807830258677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09185619536655">
                <text:p>0.5091856195366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31100445881146">
                <text:p>0.7311004458811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46296912822319">
                <text:p>0.9462969128223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5455137178858">
                <text:p>1.154551371788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5564739494951">
                <text:p>1.355647394949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4937605786819">
                <text:p>1.549376057868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3553622695083">
                <text:p>1.735536226950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91393485098451">
                <text:p>1.913934850984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08438725599625">
                <text:p>2.08438725599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4671744258647">
                <text:p>2.24671744258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40075838483084">
                <text:p>2.400758384830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54635232978223">
                <text:p>2.546352329782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8335109654907">
                <text:p>2.683351096549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81161637386891">
                <text:p>2.811616373868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93102001506069">
                <text:p>2.931020015060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04144432918699">
                <text:p>3.041444329186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4278236722658">
                <text:p>3.142782367226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23493820202884">
                <text:p>3.234938202028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31782720079634">
                <text:p>3.31782720079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39137628882189">
                <text:p>3.391376288821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45552420320349">
                <text:p>3.455524203203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51022173524282">
                <text:p>3.510221735242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55543196024837">
                <text:p>3.555431960248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59113045346485">
                <text:p>3.591130453464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61730549086474">
                <text:p>3.617305490864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63395823356669">
                <text:p>3.633958233566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64110289466419">
                <text:p>3.641102894664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63876688728992">
                <text:p>3.638766887289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62699095278172">
                <text:p>3.626990952781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60582926785553">
                <text:p>3.605829267855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7534952975297">
                <text:p>3.575349529752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53563301838584">
                <text:p>3.535633018385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48677463456573">
                <text:p>3.486774634565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2888291346937">
                <text:p>3.428882913469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36208001258254">
                <text:p>3.362080012582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28650167342331">
                <text:p>3.286501673423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20229715643941">
                <text:p>3.202297156439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10962914857316">
                <text:p>3.109629148573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00867364304812">
                <text:p>3.008673643048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89961979106435">
                <text:p>2.899619791064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78266972515347">
                <text:p>2.782669725153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65803835406152">
                <text:p>2.658038354061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52595312912791">
                <text:p>2.525953129127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8665378221673">
                <text:p>2.386653782216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24039203539469">
                <text:p>2.240392035394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08743128259743">
                <text:p>2.087431282597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92804624369885">
                <text:p>1.928046243698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76252259143591">
                <text:p>1.762522591435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9115655179536">
                <text:p>1.591156551795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41425447853715">
                <text:p>1.414254478537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23213240264501">
                <text:p>1.232132402645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4511555758204">
                <text:p>1.045115557582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53537881334873">
                <text:p>0.8535378813348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57741496307326">
                <text:p>0.6577414963073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58076168213166">
                <text:p>0.4580761682131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5489874522504">
                <text:p>0.254898745225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485725786690372">
                <text:p>0.04857257866903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60533073324114">
                <text:p>-0.1605330733241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372043657771435">
                <text:p>-0.3720436577714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585579952853913">
                <text:p>-0.5855799528539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800758706430718">
                <text:p>-0.8007587064307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01719328542621">
                <text:p>-1.017193285426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2344943344">
                <text:p>-1.23449433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45227044159906">
                <text:p>-1.452270441599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67012881075115">
                <text:p>-1.670128810751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88767593681834">
                <text:p>-1.887675936818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10451828393397">
                <text:p>-2.104518283933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32026296372813">
                <text:p>-2.320262963728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.53451841223208">
                <text:p>-2.534518412232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.74689506357444">
                <text:p>-2.746895063574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.95700601867618">
                <text:p>-2.957006018676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.16446770718341">
                <text:p>-3.164467707183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.36890054089294">
                <text:p>-3.368900540892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.5699295569532">
                <text:p>-3.56992955695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3.76718504918766">
                <text:p>-3.767185049187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3.96030318588512">
                <text:p>-3.960303185885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.14892661251415">
                <text:p>-4.148926612514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.33270503781733">
                <text:p>-4.332705037817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.51129580185412">
                <text:p>-4.511295801854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4.68436442459364">
                <text:p>-4.684364424593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4.8515851337555">
                <text:p>-4.85158513375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5.0126413706717">
                <text:p>-5.01264137067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5.16722627301658">
                <text:p>-5.167226273016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5.31504313336226">
                <text:p>-5.315043133362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.45580583258177">
                <text:p>-5.455805832581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5.58923924724507">
                <text:p>-5.589239247245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5.71507963022672">
                <text:p>-5.715079630226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5.83307496387099">
                <text:p>-5.833074963870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5.94298528513766">
                <text:p>-5.942985285137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6.04458298228099">
                <text:p>-6.044582982280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6.13765306269576">
                <text:p>-6.137653062695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6.22199339169687">
                <text:p>-6.221993391696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6.29741490208433">
                <text:p>-6.297414902084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6.36374177446046">
                <text:p>-6.363741774460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6.42081158837878">
                <text:p>-6.420811588378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6.46847544449261">
                <text:p>-6.468475444492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6.50659805798669">
                <text:p>-6.506598057986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6.53505782366856">
                <text:p>-6.535057823668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6.55374685320576">
                <text:p>-6.553746853205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6.56257098506536">
                <text:p>-6.562570985065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6.56144976782987">
                <text:p>-6.561449767829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6.55031641763616">
                <text:p>-6.550316417636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6.52911775056503">
                <text:p>-6.529117750565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6.497814090898">
                <text:p>-6.4978140908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6.45637915622004">
                <text:p>-6.456379156220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6.40479992041775">
                <text:p>-6.404799920417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6.34307645568915">
                <text:p>-6.343076455689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6.27122175473055">
                <text:p>-6.271221754730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6.18926153431844">
                <text:p>-6.189261534318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6.09723402155089">
                <text:p>-6.097234021550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5.99518972404322">
                <text:p>-5.995189724043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.88319118541078">
                <text:p>-5.883191185410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5.76131272738843">
                <text:p>-5.761312727388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.62964017996008">
                <text:p>-5.629640179960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.48827060087138">
                <text:p>-5.488270600871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5.33731198591806">
                <text:p>-5.337311985918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5.17688297137572">
                <text:p>-5.176882971375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5.00711252995097">
                <text:p>-5.007112529950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4.82813966159926">
                <text:p>-4.828139661599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.6401130805334">
                <text:p>-4.64011308053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4.44319089972778">
                <text:p>-4.443190899727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4.23754031416912">
                <text:p>-4.237540314169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4.02333728407748">
                <text:p>-4.023337284077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3.80076621926578">
                <text:p>-3.800766219265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.57001966575042">
                <text:p>-3.570019665750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.33129799567126">
                <text:p>-3.331297995671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.08480910151618">
                <text:p>-3.084809101516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.83076809556974">
                <text:p>-2.830768095569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.569397015439">
                <text:p>-2.5693970154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.30092453643749">
                <text:p>-2.300924536437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.02558569151318">
                <text:p>-2.025585691513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74362159934324">
                <text:p>-1.743621599343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45527920111979">
                <text:p>-1.455279201119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1608110064705">
                <text:p>-1.16081100647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860474848861869">
                <text:p>-0.8604748488618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55453365075988">
                <text:p>-0.554533650759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243255198709663">
                <text:p>-0.2432551987096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730880715752184">
                <text:p>0.07308807157521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94219280119083">
                <text:p>0.3942192801190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19857297688863">
                <text:p>0.7198572976888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04971693107067">
                <text:p>1.049716931070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3835090988944">
                <text:p>1.38350909889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72094099835551">
                <text:p>1.720940998355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06171626326445">
                <text:p>2.061716263264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40553511394156">
                <text:p>2.405535113941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75209449953735">
                <text:p>2.752094499537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10108823343162">
                <text:p>3.101088233431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45220712244144">
                <text:p>3.452207122441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80513909060767">
                <text:p>3.805139090607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15956929840971">
                <text:p>4.159569298409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51518025828902">
                <text:p>4.515180258289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87165194742153">
                <text:p>4.871651947421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22866191870871">
                <text:p>5.228661918708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5858854109907">
                <text:p>5.58588541099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94299545952451">
                <text:p>5.942995459524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29966300776408">
                <text:p>6.299663007764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65555702152137">
                <text:p>6.655557021521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01034460658203">
                <text:p>7.010344606582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36369113082944">
                <text:p>7.363691130829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71526035197223">
                <text:p>7.715260351972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0647145518956">
                <text:p>8.06471455189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4117146786959">
                <text:p>8.41171467869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75592049737742">
                <text:p>8.755920497377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09699075019722">
                <text:p>9.096990750197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43458332757784">
                <text:p>9.434583327577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76835545047152">
                <text:p>9.768355450471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0979638650003">
                <text:p>10.09796386500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4230650501498">
                <text:p>10.42306505014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743315439205">
                <text:p>10.7433154392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.058371655576">
                <text:p>11.0583716555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3678907635612">
                <text:p>11.36789076356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671530534531">
                <text:p>11.6715305345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.968949728925">
                <text:p>11.9689497289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.2598083943575">
                <text:p>12.25980839435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.5437681800636">
                <text:p>12.54376818006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.8204926677807">
                <text:p>12.82049266778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.0896477191036">
                <text:p>13.08964771910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.3509018392192">
                <text:p>13.35090183921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.6039265568537">
                <text:p>13.60392655685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.8483968201283">
                <text:p>13.84839682012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0839914079533">
                <text:p>14.08399140795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3103933564625">
                <text:p>14.31039335646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5272903998853">
                <text:p>14.52729039988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7343754251702">
                <text:p>14.73437542517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9313469395539">
                <text:p>14.93134693955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.1179095501791">
                <text:p>15.11790955017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.2937744547638">
                <text:p>15.29377445476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.4586599422376">
                <text:p>15.45865994223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.6122919021602">
                <text:p>15.61229190216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.7544043416549">
                <text:p>15.75440434165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.884739908509">
                <text:p>15.8847399085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.0030504190147">
                <text:p>16.00305041901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.1090973890455">
                <text:p>16.10909738904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.2026525668027">
                <text:p>16.20265256680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.2834984656051">
                <text:p>16.28349846560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.3514288950311">
                <text:p>16.35142889503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.4062494886872">
                <text:p>16.40624948868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.4477782268248">
                <text:p>16.44777822682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.4758459519984">
                <text:p>16.47584595199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.4902968759252">
                <text:p>16.49029687592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.4909890756979">
                <text:p>16.49098907569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.4777949774773">
                <text:p>16.47779497747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.4506018257977">
                <text:p>16.450601825797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.4093121366175">
                <text:p>16.40931213661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.3538441322594">
                <text:p>16.35384413225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.2841321564102">
                <text:p>16.28413215641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.2001270673709">
                <text:p>16.20012706737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.1017966077893">
                <text:p>16.10179660778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9891257491532">
                <text:p>15.98912574915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8621170093667">
                <text:p>15.8621170093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7207907418027">
                <text:p>15.72079074180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5651853942841">
                <text:p>15.56518539428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3953577365211">
                <text:p>15.39535773652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2113830546201">
                <text:p>15.21138305462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.0133553113621">
                <text:p>15.01335531136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.8013872710421">
                <text:p>14.80138727104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.5756105877688">
                <text:p>14.57561058776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.3361758562226">
                <text:p>14.33617585622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.0832526239872">
                <text:p>14.08325262398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.8170293646803">
                <text:p>13.81702936468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.5377134112388">
                <text:p>13.53771341123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.245530848828">
                <text:p>13.2455308488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.940726366979">
                <text:p>12.9407263669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.6235630706907">
                <text:p>12.62356307069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.2943222503545">
                <text:p>12.29432225035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9533031105176">
                <text:p>11.95330311051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6008224576036">
                <text:p>11.60082245760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2372143468822">
                <text:p>11.23721434688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.8628296890909">
                <text:p>10.86282968909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.4780358172535">
                <text:p>10.47803581725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.0832160143928">
                <text:p>10.08321601439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.67876900293323">
                <text:p>9.678769002933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.26510839677074">
                <text:p>9.265108396770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.84266211706073">
                <text:p>8.8426621170607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.41187177294931">
                <text:p>8.411871772949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9731920085619">
                <text:p>7.97319200856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52708981770492">
                <text:p>7.527089817704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07404382782882">
                <text:p>7.074043827828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61454355492574">
                <text:p>6.614543554925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14908863112973">
                <text:p>6.149088631129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67818800687632">
                <text:p>5.678188006876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20235912959408">
                <text:p>5.202359129594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72212710094862">
                <text:p>4.722127100948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23802381475932">
                <text:p>4.238023814759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75058707777378">
                <text:p>3.750587077773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26035971554084">
                <text:p>3.2603597155408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76788866567065">
                <text:p>2.7678886656706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.27372406083107">
                <text:p>2.273724060831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77841830384658">
                <text:p>1.778418303846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28252513730644">
                <text:p>1.282525137306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86598710092033">
                <text:p>0.7865987100920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91192643271852">
                <text:p>0.2911926432718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203140902231476">
                <text:p>-0.2031409022314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695852153755496">
                <text:p>-0.6958521537554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18639464841378">
                <text:p>-1.186394648413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.67422614561094">
                <text:p>-1.6742261456109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.15880952822571">
                <text:p>-2.158809528225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.63961369016461">
                <text:p>-2.639613690164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3.11611440801584">
                <text:p>-3.116114408015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3.58779519463283">
                <text:p>-3.587795194632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178cm" svg:height="5.209cm" xlink:href=".." xlink:type="simple" chart:class="chart:line" chart:style-name="ch1">
        <chart:title svg:x="2.269cm" svg:y="0.239cm" chart:style-name="ch2">
          <text:p>Solar Declination</text:p>
        </chart:title>
        <chart:plot-area chart:style-name="ch3" table:cell-range-address="Calculations.T1:Calculations.T367" chart:data-source-has-labels="row" svg:x="1.162cm" svg:y="1.344cm" svg:width="6.69cm" svg:height="2.792cm">
          <chartooo:coordinate-region svg:x="1.83cm" svg:y="1.504cm" svg:width="5.988cm" svg:height="2.473cm"/>
          <chart:axis chart:dimension="x" chart:name="primary-x" chart:style-name="ch4">
            <chart:title svg:x="3.606cm" svg:y="4.24cm" chart:style-name="ch5">
              <text:p>Day of Year</text:p>
            </chart:title>
          </chart:axis>
          <chart:axis chart:dimension="y" chart:name="primary-y" chart:style-name="ch4">
            <chart:title svg:x="0.451cm" svg:y="3.373cm" chart:style-name="ch6">
              <text:p>degrees</text:p>
            </chart:title>
            <chart:grid chart:style-name="ch7" chart:class="major"/>
          </chart:axis>
          <chart:series chart:style-name="ch8" chart:values-cell-range-address="Calculations.T2:Calculations.T367" chart:label-cell-address="Calculations.T1:Calculations.T1" chart:class="chart:line"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n Declin (deg)</text:p>
                <draw:g>
                  <svg:desc>Calculations.T1:Calculation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2.9511802890124">
                <text:p>-22.9511802890124</text:p>
                <draw:g>
                  <svg:desc>Calculations.T2:Calculations.T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.8605275877269">
                <text:p>-22.8605275877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.7622953046884">
                <text:p>-22.7622953046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2.6565314879921">
                <text:p>-22.6565314879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.5432878624678">
                <text:p>-22.5432878624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2.4226197469728">
                <text:p>-22.4226197469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.2945859669587">
                <text:p>-22.2945859669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2.1592487626649">
                <text:p>-22.1592487626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2.0166736933114">
                <text:p>-22.0166736933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1.8669295376726">
                <text:p>-21.8669295376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1.7100881914105">
                <text:p>-21.7100881914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1.546224561561">
                <text:p>-21.546224561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1.375416458558">
                <text:p>-21.375416458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1.1977444861805">
                <text:p>-21.19774448618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1.0132919298183">
                <text:p>-21.01329192981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.8221446434146">
                <text:p>-20.8221446434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0.6243909354771">
                <text:p>-20.62439093547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0.420121454502">
                <text:p>-20.4201214545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.2094290741715">
                <text:p>-20.209429074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9.9924087786566">
                <text:p>-19.99240877865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9.769157548354">
                <text:p>-19.7691575483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9.5397742463602">
                <text:p>-19.53977424636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9.3043595059804">
                <text:p>-19.30435950598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9.0630156195486">
                <text:p>-19.0630156195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8.8158464288122">
                <text:p>-18.81584642881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8.5629572171286">
                <text:p>-18.56295721712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8.304454603698">
                <text:p>-18.304454603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8.0404464400245">
                <text:p>-18.04044644002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7.7710417088098">
                <text:p>-17.77104170880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7.4963504254328">
                <text:p>-17.49635042543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7.2164835421718">
                <text:p>-17.2164835421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9315528553007">
                <text:p>-16.93155285530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.6416709151738">
                <text:p>-16.64167091517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6.3469509393943">
                <text:p>-16.34695093939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.0475067291515">
                <text:p>-16.04750672915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.7434525887941">
                <text:p>-15.74345258879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.4349032486787">
                <text:p>-15.43490324867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.1219737913522">
                <text:p>-15.12197379135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.8047795810656">
                <text:p>-14.80477958106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4834361966496">
                <text:p>-14.4834361966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1580593677385">
                <text:p>-14.15805936773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.8287649143348">
                <text:p>-13.82876491433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3.4956686896887">
                <text:p>-13.49566868968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.1588865264647">
                <text:p>-13.15888652646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2.8185341861485">
                <text:p>-12.81853418614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2.4747273116458">
                <text:p>-12.47472731164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2.1275813830166">
                <text:p>-12.12758138301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.7772116762881">
                <text:p>-11.77721167628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1.4237332252676">
                <text:p>-11.42373322526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.0672607862874">
                <text:p>-11.06726078628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.7079088058006">
                <text:p>-10.70790880580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.3457913907527">
                <text:p>-10.34579139075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.98102228162855">
                <text:p>-9.981022281628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.61371482810565">
                <text:p>-9.613714828105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.24398196720929">
                <text:p>-9.243981967209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.87193620387818">
                <text:p>-8.871936203878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.49768959385596">
                <text:p>-8.497689593855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8.12135372880769">
                <text:p>-8.121353728807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.74303972356364">
                <text:p>-7.743039723563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.3628582054001">
                <text:p>-7.3628582054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.98091930526208">
                <text:p>-6.980919305262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.59733265082619">
                <text:p>-6.597332650826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.21220736131545">
                <text:p>-6.212207361315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.82565204397211">
                <text:p>-5.825652043972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.43777479208567">
                <text:p>-5.437774792085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.04868318450054">
                <text:p>-5.048683184500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.65848428649513">
                <text:p>-4.658484286495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.26728465195273">
                <text:p>-4.267284651952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87519032673609">
                <text:p>-3.875190326736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48230685316635">
                <text:p>-3.482306853166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08873927554305">
                <text:p>-3.088739275543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69459214659203">
                <text:p>-2.694592146592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29996953478331">
                <text:p>-2.299969534783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90497503242569">
                <text:p>-1.904975032425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50971176445601">
                <text:p>-1.509711764456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11428239784976">
                <text:p>-1.114282397849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718789151576602">
                <text:p>-0.7187891515766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323333807013416">
                <text:p>-0.3233338070134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19822812418466">
                <text:p>0.07198228124184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67058174243916">
                <text:p>0.4670581742439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61793337332967">
                <text:p>0.8617933373329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5608762858483">
                <text:p>1.256087628584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984128716652">
                <text:p>1.649841287166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4295492165145">
                <text:p>2.042954921651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43532949837348">
                <text:p>2.435329498373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82686632988444">
                <text:p>2.826866329884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21746706356966">
                <text:p>3.217467063569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0703367051696">
                <text:p>3.607033670516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99546843466478">
                <text:p>3.995468434664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38267394233073">
                <text:p>4.382673942330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76855307216174">
                <text:p>4.768553072161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15300898557824">
                <text:p>5.153008985578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53594511777067">
                <text:p>5.535945117770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91726516931751">
                <text:p>5.917265169317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29687309848034">
                <text:p>6.296873098480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67467311423673">
                <text:p>6.674673114236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05056967012212">
                <text:p>7.050569670122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42446745892304">
                <text:p>7.424467458923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79627140830343">
                <text:p>7.796271408303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16588667739849">
                <text:p>8.165886677398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533218654458">
                <text:p>8.5332186544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89817295558767">
                <text:p>8.898172955587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26065542462898">
                <text:p>9.260655424628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62057213426984">
                <text:p>9.620572134269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9778293884043">
                <text:p>9.97782938840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3323337258202">
                <text:p>10.33233372582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839919252556">
                <text:p>10.68399192525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0327110118787">
                <text:p>11.03271101187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3783982652428">
                <text:p>11.37839826524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7209612287591">
                <text:p>11.72096122875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0603077207421">
                <text:p>12.06030772074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3963458470612">
                <text:p>12.39634584706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7289840154532">
                <text:p>12.72898401545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0581309515187">
                <text:p>13.05813095151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3836957164547">
                <text:p>13.38369571645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7055877265449">
                <text:p>13.70558772654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0237167744451">
                <text:p>14.02371677444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337993052285">
                <text:p>14.3379930522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6483271766129">
                <text:p>14.64832717661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954630215195">
                <text:p>14.9546302151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2568137156891">
                <text:p>15.25681371568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5547897361999">
                <text:p>15.55478973619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8484708777168">
                <text:p>15.84847087771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1377703184336">
                <text:p>16.13777031843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4226018499412">
                <text:p>16.42260184994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.7028799152824">
                <text:p>16.70287991528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9785196488454">
                <text:p>16.97851964884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.2494369180664">
                <text:p>17.24943691806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.5155483669168">
                <text:p>17.51554836691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.776771461121">
                <text:p>17.7767714611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.0330245350669">
                <text:p>18.03302453506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.2842268403427">
                <text:p>18.28422684034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.5302985958474">
                <text:p>18.53029859584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.7711610393948">
                <text:p>18.77116103939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.0067364807266">
                <text:p>19.00673648072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.2369483558618">
                <text:p>19.23694835586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.461721282667">
                <text:p>19.461721282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.680981117557">
                <text:p>19.6809811175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.8946550132052">
                <text:p>19.89465501320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.1026714771477">
                <text:p>20.10267147714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.3049604311446">
                <text:p>20.30496043114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.5014532711737">
                <text:p>20.50145327117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.6920829279045">
                <text:p>20.69208292790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.876783927503">
                <text:p>20.8767839275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.0554924526166">
                <text:p>21.05549245261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.2281464033669">
                <text:p>21.22814640336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.3946854581909">
                <text:p>21.39468545819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.5550511343513">
                <text:p>21.55505113435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.709186847942">
                <text:p>21.7091868479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.8570379732092">
                <text:p>21.85703797320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.9985519009952">
                <text:p>21.99855190099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.1336780961362">
                <text:p>22.13367809613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.2623681536108">
                <text:p>22.26236815361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.3845758532644">
                <text:p>22.38457585326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.5002572129178">
                <text:p>22.50025721291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.6093705396794">
                <text:p>22.60937053967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.7118764792775">
                <text:p>22.71187647927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.8077380632386">
                <text:p>22.80773806323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.8969207537362">
                <text:p>22.89692075373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.9793924859456">
                <text:p>22.97939248594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.0551237077469">
                <text:p>23.05512370774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.1240874166174">
                <text:p>23.12408741661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.1862591935796">
                <text:p>23.18625919357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.2416172340646">
                <text:p>23.24161723406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.2901423755711">
                <text:p>23.29014237557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.331818122007">
                <text:p>23.3318181220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.3666306646147">
                <text:p>23.36663066461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.3945688993937">
                <text:p>23.39456889939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.4156244409455">
                <text:p>23.41562444094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.4297916326822">
                <text:p>23.42979163268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.4370675533535">
                <text:p>23.43706755335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.4374520198592">
                <text:p>23.43745201985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.4309475863331">
                <text:p>23.43094758633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.4175595394958">
                <text:p>23.41755953949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.397295890289">
                <text:p>23.3972958902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.3701673618214">
                <text:p>23.37016736182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.3361873736672">
                <text:p>23.33618737366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.2953720225753">
                <text:p>23.29537202257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.2477400596601">
                <text:p>23.24774005966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.1933128641585">
                <text:p>23.19331286415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.1321144138493">
                <text:p>23.13211441384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.0641712522478">
                <text:p>23.06417125224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9895124526931">
                <text:p>22.98951245269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908169579463">
                <text:p>22.9081695794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.8201766460572">
                <text:p>22.82017664605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.7255700707997">
                <text:p>22.72557007079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6243886299211">
                <text:p>22.62438862992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5166734082845">
                <text:p>22.51667340828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4024677479316">
                <text:p>22.40246774793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2818171946202">
                <text:p>22.28181719462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1547694425435">
                <text:p>22.15476944254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.0213742774064">
                <text:p>22.02137427740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.8816835180559">
                <text:p>21.88168351805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7357509568444">
                <text:p>21.73575095684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5836322989211">
                <text:p>21.58363229892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4253851006348">
                <text:p>21.42538510063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2610687072384">
                <text:p>21.26106870723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090744190073">
                <text:p>21.0907441900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.914474283416">
                <text:p>20.9144742834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7323233211706">
                <text:p>20.73232332117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5443571735607">
                <text:p>20.54435717356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3506431840074">
                <text:p>20.35064318400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1512501063402">
                <text:p>20.15125010634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.9462480425001">
                <text:p>19.94624804250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7357083808789">
                <text:p>19.73570838087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5197037354378">
                <text:p>19.51970373543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2983078857359">
                <text:p>19.29830788573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0715957179915">
                <text:p>19.07159571799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.8396431672983">
                <text:p>18.83964316729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.602527161096">
                <text:p>18.6025271610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.3603255640045">
                <text:p>18.36032556400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.1131171241057">
                <text:p>18.11311712410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.8609814207664">
                <text:p>17.86098142076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.6039988140655">
                <text:p>17.60399881406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.3422503959023">
                <text:p>17.34225039590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.0758179428442">
                <text:p>17.07581794284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.8047838707585">
                <text:p>16.80478387075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.5292311912844">
                <text:p>16.52923119128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.249243470171">
                <text:p>16.2492434701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.9649047875165">
                <text:p>15.96490478751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6762996999317">
                <text:p>15.67629969993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.3835132046445">
                <text:p>15.38351320464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.0866307055493">
                <text:p>15.08663070554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.7857379812203">
                <text:p>14.78573798122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4809211548693">
                <text:p>14.48092115486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1722666662559">
                <text:p>14.17226666625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859861245532">
                <text:p>13.8598612455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5437918890063">
                <text:p>13.54379188900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2241458368112">
                <text:p>13.22414583681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9010105524409">
                <text:p>12.90101055244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.5744737041413">
                <text:p>12.57447370414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.2446231481149">
                <text:p>12.24462314811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9115469135085">
                <text:p>11.91154691350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5753331891486">
                <text:p>11.57533318914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2360703119781">
                <text:p>11.23607031197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.8938467571639">
                <text:p>10.89384675716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.5487511298159">
                <text:p>10.54875112981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.2008721582903">
                <text:p>10.20087215829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85029868901244">
                <text:p>9.850298689012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49711968278394">
                <text:p>9.497119682783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14142421251142">
                <text:p>9.141424212511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78330146232121">
                <text:p>8.783301462321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42284072799242">
                <text:p>8.422840727992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0601314186654">
                <text:p>8.06013141866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69526305977115">
                <text:p>7.695263059771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32832529712202">
                <text:p>7.328325297122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95940790211538">
                <text:p>6.959407902115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58860077799226">
                <text:p>6.588600777992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21599396709574">
                <text:p>6.215993967095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84167765907637">
                <text:p>5.841677659076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46574219998244">
                <text:p>5.465742199982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08827810218479">
                <text:p>5.088278102184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7093760550808">
                <text:p>4.70937605508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32912693651026">
                <text:p>4.329126936510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9476218248441">
                <text:p>3.94762182484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56495201167042">
                <text:p>3.564952011670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18120901503557">
                <text:p>3.181209015035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79648459317112">
                <text:p>2.796484593171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41087075865618">
                <text:p>2.410870758656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02445979295712">
                <text:p>2.024459792957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63734426127547">
                <text:p>1.637344261275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24961702766181">
                <text:p>1.249617027661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61371270323013">
                <text:p>0.8613712703230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72700497057883">
                <text:p>0.4727004970578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836985607855015">
                <text:p>0.08369856078550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305540324932661">
                <text:p>-0.3055403249326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694921570401923">
                <text:p>-0.6949215704019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08435019443344">
                <text:p>-1.084350194433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47373080914718">
                <text:p>-1.473730809147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86296760502753">
                <text:p>-1.862967605027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.25196433628559">
                <text:p>-2.251964336285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.64062430660201">
                <text:p>-2.640624306602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.02885035531447">
                <text:p>-3.028850355314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.41654484413233">
                <text:p>-3.416544844132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80360964443293">
                <text:p>-3.803609644432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4.18994612523181">
                <text:p>-4.189946125231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4.5754551418875">
                <text:p>-4.57545514188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.96003702562825">
                <text:p>-4.960037025628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5.34359157397685">
                <text:p>-5.343591573976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5.72601804214202">
                <text:p>-5.726018042142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6.10721513548353">
                <text:p>-6.107215135483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6.48708100310595">
                <text:p>-6.487081003105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6.86551323268918">
                <text:p>-6.865513232689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.24240884662534">
                <text:p>-7.242408846625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7.61766429957041">
                <text:p>-7.617664299570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.99117547747214">
                <text:p>-7.991175477472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8.36283769819302">
                <text:p>-8.362837698193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8.73254571381007">
                <text:p>-8.732545713810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9.10019371467637">
                <text:p>-9.100193714676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9.46567533535463">
                <text:p>-9.465675335354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9.82888366250745">
                <text:p>-9.828883662507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0.1897112448446">
                <text:p>-10.18971124484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0.5480501052203">
                <text:p>-10.54805010522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0.9037917549817">
                <text:p>-10.90379175498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1.2568272106634">
                <text:p>-11.25682721066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1.6070470131156">
                <text:p>-11.60704701311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1.9543412491717">
                <text:p>-11.95434124917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2.2985995759426">
                <text:p>-12.29859957594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2.6397112478285">
                <text:p>-12.63971124782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2.9775651463355">
                <text:p>-12.97756514633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3.3120498127902">
                <text:p>-13.31204981279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3.6430534840219">
                <text:p>-13.64305348402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3.9704641311041">
                <text:p>-13.970464131104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4.294169501216">
                <text:p>-14.2941695012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4.6140571627077">
                <text:p>-14.61405716270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4.9300145534077">
                <text:p>-14.93001455340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5.2419290322531">
                <text:p>-15.24192903225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5.5496879342726">
                <text:p>-15.54968793427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5.853178628968">
                <text:p>-15.8531786289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6.1522885821206">
                <text:p>-16.15228858212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6.4469054210451">
                <text:p>-16.446905421045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6.7369170033019">
                <text:p>-16.73691700330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7.0222114888551">
                <text:p>-17.02221148885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7.302677415673">
                <text:p>-17.30267741567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7.5782037787334">
                <text:p>-17.57820377873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7.8486801123983">
                <text:p>-17.84868011239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8.1139965760888">
                <text:p>-18.11399657608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8.3740440432018">
                <text:p>-18.37404404320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8.6287141931679">
                <text:p>-18.62871419316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8.8778996065486">
                <text:p>-18.87789960654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9.1214938630457">
                <text:p>-19.12149386304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9.3593916422873">
                <text:p>-19.35939164228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9.5914888272241">
                <text:p>-19.591488827224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9.8176826099618">
                <text:p>-19.81768260996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20.0378715998285">
                <text:p>-20.03787159982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20.2519559334693">
                <text:p>-20.25195593346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20.4598373867228">
                <text:p>-20.45983738672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20.6614194880366">
                <text:p>-20.66141948803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0.8566076331493">
                <text:p>-20.85660763314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1.045309200746">
                <text:p>-21.0453092007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1.2274336687919">
                <text:p>-21.22743366879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1.402892731216">
                <text:p>-21.4028927312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1.5716004146195">
                <text:p>-21.57160041461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1.7334731946508">
                <text:p>-21.73347319465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1.8884301116966">
                <text:p>-21.88843011169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2.0363928855178">
                <text:p>-22.03639288551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2.1772860284441">
                <text:p>-22.17728602844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2.3110369567559">
                <text:p>-22.31103695675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2.4375760998488">
                <text:p>-22.43757609984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2.5568370068028">
                <text:p>-22.55683700680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2.6687564499529">
                <text:p>-22.66875644995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2.7732745250781">
                <text:p>-22.773274525078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22.8703347478189">
                <text:p>-22.87033474781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2.9598841459487">
                <text:p>-22.95988414594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23.0418733471266">
                <text:p>-23.04187334712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23.1162566617791">
                <text:p>-23.11625666177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3.1829921607659">
                <text:p>-23.18299216076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3.2420417475064">
                <text:p>-23.242041747506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3.2933712242612">
                <text:p>-23.29337122426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3.3369503522867">
                <text:p>-23.33695035228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23.3727529056015">
                <text:p>-23.37275290560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3.4007567181317">
                <text:p>-23.40075671813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3.4209437240311">
                <text:p>-23.42094372403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3.4332999909967">
                <text:p>-23.43329999099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23.4378157464373">
                <text:p>-23.437815746437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23.4344853963788">
                <text:p>-23.43448539637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23.4233075370278">
                <text:p>-23.42330753702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3.4042849589438">
                <text:p>-23.40428495894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23.3774246438079">
                <text:p>-23.37742464380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23.3427377538082">
                <text:p>-23.34273775380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3.3002396136952">
                <text:p>-23.30023961369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3.249949685596">
                <text:p>-23.2499496855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3.1918915367058">
                <text:p>-23.19189153670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3.1260928000083">
                <text:p>-23.12609280000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3.0525851282085">
                <text:p>-23.05258512820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2.971404141086">
                <text:p>-22.9714041410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205cm" svg:height="5.237cm" xlink:href=".." xlink:type="simple" chart:class="chart:scatter" chart:style-name="ch1">
        <chart:title svg:x="2.917cm" svg:y="0.239cm" chart:style-name="ch2">
          <text:p>Analemma</text:p>
        </chart:title>
        <chart:plot-area chart:style-name="ch3" table:cell-range-address="Calculations.AG2:Calculations.AH367 Calculations.AH1:Calculations.AH1" chart:data-source-has-labels="row" svg:x="1.163cm" svg:y="1.344cm" svg:width="6.714cm" svg:height="2.82cm">
          <chartooo:coordinate-region svg:x="1.89cm" svg:y="1.504cm" svg:width="5.826cm" svg:height="2.093cm"/>
          <chart:axis chart:dimension="x" chart:name="primary-x" chart:style-name="ch4">
            <chart:title svg:x="3.391cm" svg:y="4.268cm" chart:style-name="ch5">
              <text:p>Elevation (deg)</text:p>
            </chart:title>
          </chart:axis>
          <chart:axis chart:dimension="y" chart:name="primary-y" chart:style-name="ch4">
            <chart:title svg:x="0.451cm" svg:y="3.803cm" chart:style-name="ch6">
              <text:p>Azimuth (deg)</text:p>
            </chart:title>
            <chart:grid chart:style-name="ch7" chart:class="major"/>
          </chart:axis>
          <chart:series chart:style-name="ch8" chart:values-cell-range-address="Calculations.AH2:Calculations.AH367" chart:label-cell-address="Calculations.AH1:Calculations.AH1" chart:class="chart:scatter">
            <chart:domain table:cell-range-address="Calculations.AG2:Calculations.AG367"/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G</text:p>
              </table:table-cell>
              <table:table-cell office:value-type="string">
                <text:p>Solar Azimuth Angle (deg cw from N)</text:p>
                <draw:g>
                  <svg:desc>Calculations.AH1:Calculations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0743637436914">
                <text:p>27.0743637436914</text:p>
                <draw:g>
                  <svg:desc>Calculations.AG2:Calculations.AG367</svg:desc>
                </draw:g>
              </table:table-cell>
              <table:table-cell office:value-type="float" office:value="179.042640142165">
                <text:p>179.042640142165</text:p>
                <draw:g>
                  <svg:desc>Calculations.AH2:Calculations.AH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1633046957052">
                <text:p>27.1633046957052</text:p>
              </table:table-cell>
              <table:table-cell office:value-type="float" office:value="178.920871222116">
                <text:p>178.920871222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2596468143151">
                <text:p>27.2596468143151</text:p>
              </table:table-cell>
              <table:table-cell office:value-type="float" office:value="178.800142256887">
                <text:p>178.8001422568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3633501076646">
                <text:p>27.3633501076646</text:p>
              </table:table-cell>
              <table:table-cell office:value-type="float" office:value="178.68054240232">
                <text:p>178.68054240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4743714752191">
                <text:p>27.4743714752191</text:p>
              </table:table-cell>
              <table:table-cell office:value-type="float" office:value="178.562160039943">
                <text:p>178.562160039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5926647536714">
                <text:p>27.5926647536714</text:p>
              </table:table-cell>
              <table:table-cell office:value-type="float" office:value="178.445082715509">
                <text:p>178.44508271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7181807656044">
                <text:p>27.7181807656044</text:p>
              </table:table-cell>
              <table:table-cell office:value-type="float" office:value="178.329397076474">
                <text:p>178.329397076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8508673707389">
                <text:p>27.8508673707389</text:p>
              </table:table-cell>
              <table:table-cell office:value-type="float" office:value="178.215188808428">
                <text:p>178.215188808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9906695195871">
                <text:p>27.9906695195871</text:p>
              </table:table-cell>
              <table:table-cell office:value-type="float" office:value="178.102542570572">
                <text:p>178.1025425705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1375293093239">
                <text:p>28.1375293093239</text:p>
              </table:table-cell>
              <table:table-cell office:value-type="float" office:value="177.991541930285">
                <text:p>177.9915419302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2913860417021">
                <text:p>28.2913860417021</text:p>
              </table:table-cell>
              <table:table-cell office:value-type="float" office:value="177.88226929693">
                <text:p>177.88226929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4521762828239">
                <text:p>28.4521762828239</text:p>
              </table:table-cell>
              <table:table-cell office:value-type="float" office:value="177.774805854994">
                <text:p>177.774805854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6198339245969">
                <text:p>28.6198339245969</text:p>
              </table:table-cell>
              <table:table-cell office:value-type="float" office:value="177.669231496716">
                <text:p>177.6692314967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7942902477005">
                <text:p>28.7942902477005</text:p>
              </table:table-cell>
              <table:table-cell office:value-type="float" office:value="177.565624754363">
                <text:p>177.5656247543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9754739858843">
                <text:p>28.9754739858843</text:p>
              </table:table-cell>
              <table:table-cell office:value-type="float" office:value="177.464062732339">
                <text:p>177.4640627323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.1633113914558">
                <text:p>29.1633113914558</text:p>
              </table:table-cell>
              <table:table-cell office:value-type="float" office:value="177.364621039313">
                <text:p>177.3646210393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.3577263017788">
                <text:p>29.3577263017788</text:p>
              </table:table-cell>
              <table:table-cell office:value-type="float" office:value="177.267373720573">
                <text:p>177.2673737205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.5586402066518">
                <text:p>29.5586402066518</text:p>
              </table:table-cell>
              <table:table-cell office:value-type="float" office:value="177.172393190813">
                <text:p>177.172393190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7659723164167">
                <text:p>29.7659723164167</text:p>
              </table:table-cell>
              <table:table-cell office:value-type="float" office:value="177.079750167602">
                <text:p>177.079750167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.9796396306677">
                <text:p>29.9796396306677</text:p>
              </table:table-cell>
              <table:table-cell office:value-type="float" office:value="176.989513605722">
                <text:p>176.9895136057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1995570074353">
                <text:p>30.1995570074353</text:p>
              </table:table-cell>
              <table:table-cell office:value-type="float" office:value="176.901750632654">
                <text:p>176.9017506326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.425637232733">
                <text:p>30.425637232733</text:p>
              </table:table-cell>
              <table:table-cell office:value-type="float" office:value="176.816526485407">
                <text:p>176.8165264854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6577910903558">
                <text:p>30.6577910903558</text:p>
              </table:table-cell>
              <table:table-cell office:value-type="float" office:value="176.733904448949">
                <text:p>176.7339044489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8959274318309">
                <text:p>30.8959274318309</text:p>
              </table:table-cell>
              <table:table-cell office:value-type="float" office:value="176.653945796449">
                <text:p>176.6539457964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.1399532464359">
                <text:p>31.1399532464359</text:p>
              </table:table-cell>
              <table:table-cell office:value-type="float" office:value="176.57670973157">
                <text:p>176.576709731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3897737311909">
                <text:p>31.3897737311909</text:p>
              </table:table-cell>
              <table:table-cell office:value-type="float" office:value="176.502253333017">
                <text:p>176.502253333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.6452923607514">
                <text:p>31.6452923607514</text:p>
              </table:table-cell>
              <table:table-cell office:value-type="float" office:value="176.430631501545">
                <text:p>176.4306315015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.9064109571387">
                <text:p>31.9064109571387</text:p>
              </table:table-cell>
              <table:table-cell office:value-type="float" office:value="176.361896909627">
                <text:p>176.3618969096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.1730297592281">
                <text:p>32.1730297592281</text:p>
              </table:table-cell>
              <table:table-cell office:value-type="float" office:value="176.296099953954">
                <text:p>176.296099953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.4450474919487">
                <text:p>32.4450474919487</text:p>
              </table:table-cell>
              <table:table-cell office:value-type="float" office:value="176.233288710931">
                <text:p>176.2332887109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7223614351313">
                <text:p>32.7223614351313</text:p>
              </table:table-cell>
              <table:table-cell office:value-type="float" office:value="176.173508895318">
                <text:p>176.1735088953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.0048674919572">
                <text:p>33.0048674919572</text:p>
              </table:table-cell>
              <table:table-cell office:value-type="float" office:value="176.116803822133">
                <text:p>176.1168038221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.2924602569551">
                <text:p>33.2924602569551</text:p>
              </table:table-cell>
              <table:table-cell office:value-type="float" office:value="176.063214371941">
                <text:p>176.0632143719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5850330835068">
                <text:p>33.5850330835068</text:p>
              </table:table-cell>
              <table:table-cell office:value-type="float" office:value="176.012778959597">
                <text:p>176.0127789595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.8824781508121">
                <text:p>33.8824781508121</text:p>
              </table:table-cell>
              <table:table-cell office:value-type="float" office:value="175.965533506516">
                <text:p>175.9655335065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.1846865302706">
                <text:p>34.1846865302706</text:p>
              </table:table-cell>
              <table:table-cell office:value-type="float" office:value="175.921511416512">
                <text:p>175.9215114165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.491548251249">
                <text:p>34.491548251249</text:p>
              </table:table-cell>
              <table:table-cell office:value-type="float" office:value="175.880743555215">
                <text:p>175.8807435552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.802952366172">
                <text:p>34.802952366172</text:p>
              </table:table-cell>
              <table:table-cell office:value-type="float" office:value="175.84325823308">
                <text:p>175.843258233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.1187870149207">
                <text:p>35.1187870149207</text:p>
              </table:table-cell>
              <table:table-cell office:value-type="float" office:value="175.809081191934">
                <text:p>175.8090811919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.4389394884781">
                <text:p>35.4389394884781</text:p>
              </table:table-cell>
              <table:table-cell office:value-type="float" office:value="175.778235595031">
                <text:p>175.7782355950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.7632962917912">
                <text:p>35.7632962917912</text:p>
              </table:table-cell>
              <table:table-cell office:value-type="float" office:value="175.750742020532">
                <text:p>175.7507420205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.0917432058017">
                <text:p>36.0917432058017</text:p>
              </table:table-cell>
              <table:table-cell office:value-type="float" office:value="175.726618458301">
                <text:p>175.7266184583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4241653486082">
                <text:p>36.4241653486082</text:p>
              </table:table-cell>
              <table:table-cell office:value-type="float" office:value="175.705880309923">
                <text:p>175.705880309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.7604472357075">
                <text:p>36.7604472357075</text:p>
              </table:table-cell>
              <table:table-cell office:value-type="float" office:value="175.688540391777">
                <text:p>175.688540391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.1004728392798">
                <text:p>37.1004728392798</text:p>
              </table:table-cell>
              <table:table-cell office:value-type="float" office:value="175.674608941014">
                <text:p>175.6746089410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.4441256464698">
                <text:p>37.4441256464698</text:p>
              </table:table-cell>
              <table:table-cell office:value-type="float" office:value="175.66409362426">
                <text:p>175.664093624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.7912887166193">
                <text:p>37.7912887166193</text:p>
              </table:table-cell>
              <table:table-cell office:value-type="float" office:value="175.65699954884">
                <text:p>175.656999548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.1418447374011">
                <text:p>38.1418447374011</text:p>
              </table:table-cell>
              <table:table-cell office:value-type="float" office:value="175.653329276309">
                <text:p>175.6533292763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.495676079816">
                <text:p>38.495676079816</text:p>
              </table:table-cell>
              <table:table-cell office:value-type="float" office:value="175.653082838049">
                <text:p>175.6530828380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.8526648520066">
                <text:p>38.8526648520066</text:p>
              </table:table-cell>
              <table:table-cell office:value-type="float" office:value="175.6562577527">
                <text:p>175.65625775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.212692951841">
                <text:p>39.212692951841</text:p>
              </table:table-cell>
              <table:table-cell office:value-type="float" office:value="175.662849045154">
                <text:p>175.6628490451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.5756421182225">
                <text:p>39.5756421182225</text:p>
              </table:table-cell>
              <table:table-cell office:value-type="float" office:value="175.672849266837">
                <text:p>175.6728492668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.9413939810935">
                <text:p>39.9413939810935</text:p>
              </table:table-cell>
              <table:table-cell office:value-type="float" office:value="175.686248517015">
                <text:p>175.6862485170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.3098301100787">
                <text:p>40.3098301100787</text:p>
              </table:table-cell>
              <table:table-cell office:value-type="float" office:value="175.70303446481">
                <text:p>175.703034464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.6808320617408">
                <text:p>40.6808320617408</text:p>
              </table:table-cell>
              <table:table-cell office:value-type="float" office:value="175.723192371663">
                <text:p>175.7231923716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.0542814254154">
                <text:p>41.0542814254154</text:p>
              </table:table-cell>
              <table:table-cell office:value-type="float" office:value="175.746705113911">
                <text:p>175.7467051139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.4300598675828">
                <text:p>41.4300598675828</text:p>
              </table:table-cell>
              <table:table-cell office:value-type="float" office:value="175.7735532052">
                <text:p>175.77355320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.8080491747538">
                <text:p>41.8080491747538</text:p>
              </table:table-cell>
              <table:table-cell office:value-type="float" office:value="175.803714818424">
                <text:p>175.8037148184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.1881312948477">
                <text:p>42.1881312948477</text:p>
              </table:table-cell>
              <table:table-cell office:value-type="float" office:value="175.83716580688">
                <text:p>175.837165806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5701883770346">
                <text:p>42.5701883770346</text:p>
              </table:table-cell>
              <table:table-cell office:value-type="float" office:value="175.873879724355">
                <text:p>175.873879724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.954102810025">
                <text:p>42.954102810025</text:p>
              </table:table-cell>
              <table:table-cell office:value-type="float" office:value="175.913827843842">
                <text:p>175.913827843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.3397572587984">
                <text:p>43.3397572587984</text:p>
              </table:table-cell>
              <table:table-cell office:value-type="float" office:value="175.956979174587">
                <text:p>175.9569791745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.7270346997572">
                <text:p>43.7270346997572</text:p>
              </table:table-cell>
              <table:table-cell office:value-type="float" office:value="176.003300477213">
                <text:p>176.0033004772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.1158184542987">
                <text:p>44.1158184542987</text:p>
              </table:table-cell>
              <table:table-cell office:value-type="float" office:value="176.052756276621">
                <text:p>176.0527562766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.5059922208177">
                <text:p>44.5059922208177</text:p>
              </table:table-cell>
              <table:table-cell office:value-type="float" office:value="176.105308872434">
                <text:p>176.1053088724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.8974401051231">
                <text:p>44.8974401051231</text:p>
              </table:table-cell>
              <table:table-cell office:value-type="float" office:value="176.160918346715">
                <text:p>176.1609183467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.2900466492994">
                <text:p>45.2900466492994</text:p>
              </table:table-cell>
              <table:table-cell office:value-type="float" office:value="176.21954256875">
                <text:p>176.21954256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.6836968590108">
                <text:p>45.6836968590108</text:p>
              </table:table-cell>
              <table:table-cell office:value-type="float" office:value="176.281137196665">
                <text:p>176.2811371966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.0782762292684">
                <text:p>46.0782762292684</text:p>
              </table:table-cell>
              <table:table-cell office:value-type="float" office:value="176.345655675683">
                <text:p>176.3456556756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.473670768692">
                <text:p>46.473670768692</text:p>
              </table:table-cell>
              <table:table-cell office:value-type="float" office:value="176.413049232853">
                <text:p>176.4130492328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.8697670222691">
                <text:p>46.8697670222691</text:p>
              </table:table-cell>
              <table:table-cell office:value-type="float" office:value="176.483266868064">
                <text:p>176.4832668680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.2664520926683">
                <text:p>47.2664520926683</text:p>
              </table:table-cell>
              <table:table-cell office:value-type="float" office:value="176.556255341253">
                <text:p>176.5562553412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.6636136601142">
                <text:p>47.6636136601142</text:p>
              </table:table-cell>
              <table:table-cell office:value-type="float" office:value="176.631959155644">
                <text:p>176.6319591556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.0611400008685">
                <text:p>48.0611400008685</text:p>
              </table:table-cell>
              <table:table-cell office:value-type="float" office:value="176.710320536965">
                <text:p>176.7103205369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.4589200043576">
                <text:p>48.4589200043576</text:p>
              </table:table-cell>
              <table:table-cell office:value-type="float" office:value="176.791279408561">
                <text:p>176.7912794085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.8568431889788">
                <text:p>48.8568431889788</text:p>
              </table:table-cell>
              <table:table-cell office:value-type="float" office:value="176.874773362366">
                <text:p>176.8747733623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.254799716625">
                <text:p>49.254799716625</text:p>
              </table:table-cell>
              <table:table-cell office:value-type="float" office:value="176.960737625731">
                <text:p>176.9607376257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.6526804059818">
                <text:p>49.6526804059818</text:p>
              </table:table-cell>
              <table:table-cell office:value-type="float" office:value="177.049105024123">
                <text:p>177.0491050241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.0503767446185">
                <text:p>50.0503767446185</text:p>
              </table:table-cell>
              <table:table-cell office:value-type="float" office:value="177.139805939725">
                <text:p>177.1398059397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.4477808999343">
                <text:p>50.4477808999343</text:p>
              </table:table-cell>
              <table:table-cell office:value-type="float" office:value="177.23276826605">
                <text:p>177.23276826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.8447857289977">
                <text:p>50.8447857289977</text:p>
              </table:table-cell>
              <table:table-cell office:value-type="float" office:value="177.327917358639">
                <text:p>177.3279173586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.2412847873098">
                <text:p>51.2412847873098</text:p>
              </table:table-cell>
              <table:table-cell office:value-type="float" office:value="177.425175982008">
                <text:p>177.4251759820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.6371723365499">
                <text:p>51.6371723365499</text:p>
              </table:table-cell>
              <table:table-cell office:value-type="float" office:value="177.524464253007">
                <text:p>177.5244642530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.0323433513271">
                <text:p>52.0323433513271</text:p>
              </table:table-cell>
              <table:table-cell office:value-type="float" office:value="177.625699580798">
                <text:p>177.6256995807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.4266935249869">
                <text:p>52.4266935249869</text:p>
              </table:table-cell>
              <table:table-cell office:value-type="float" office:value="177.728796603698">
                <text:p>177.7287966036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.8201192745055">
                <text:p>52.8201192745055</text:p>
              </table:table-cell>
              <table:table-cell office:value-type="float" office:value="177.833667123157">
                <text:p>177.8336671231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.2125177444918">
                <text:p>53.2125177444918</text:p>
              </table:table-cell>
              <table:table-cell office:value-type="float" office:value="177.940220035184">
                <text:p>177.9402200351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.6037868103578">
                <text:p>53.6037868103578</text:p>
              </table:table-cell>
              <table:table-cell office:value-type="float" office:value="178.048361259578">
                <text:p>178.0483612595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.9938250806444">
                <text:p>53.9938250806444</text:p>
              </table:table-cell>
              <table:table-cell office:value-type="float" office:value="178.157993667337">
                <text:p>178.1579936673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.3825318985638">
                <text:p>54.3825318985638</text:p>
              </table:table-cell>
              <table:table-cell office:value-type="float" office:value="178.269017006689">
                <text:p>178.269017006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.7698073427561">
                <text:p>54.7698073427561</text:p>
              </table:table-cell>
              <table:table-cell office:value-type="float" office:value="178.381327828197">
                <text:p>178.3813278281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.1555522272877">
                <text:p>55.1555522272877</text:p>
              </table:table-cell>
              <table:table-cell office:value-type="float" office:value="178.494819409447">
                <text:p>178.4948194094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.5396681008988">
                <text:p>55.5396681008988</text:p>
              </table:table-cell>
              <table:table-cell office:value-type="float" office:value="178.609381679871">
                <text:p>178.6093816798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.9220572455207">
                <text:p>55.9220572455207</text:p>
              </table:table-cell>
              <table:table-cell office:value-type="float" office:value="178.724901146298">
                <text:p>178.7249011462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6.3026226740617">
                <text:p>56.3026226740617</text:p>
              </table:table-cell>
              <table:table-cell office:value-type="float" office:value="178.841260819865">
                <text:p>178.8412608198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.6812681274667">
                <text:p>56.6812681274667</text:p>
              </table:table-cell>
              <table:table-cell office:value-type="float" office:value="178.958340144974">
                <text:p>178.9583401449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.0578980710638">
                <text:p>57.0578980710638</text:p>
              </table:table-cell>
              <table:table-cell office:value-type="float" office:value="179.076014931017">
                <text:p>179.0760149310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.4324176901769">
                <text:p>57.4324176901769</text:p>
              </table:table-cell>
              <table:table-cell office:value-type="float" office:value="179.194157287644">
                <text:p>179.1941572876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.8047328850272">
                <text:p>57.8047328850272</text:p>
              </table:table-cell>
              <table:table-cell office:value-type="float" office:value="179.312635564437">
                <text:p>179.3126355644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8.1747502648919">
                <text:p>58.1747502648919</text:p>
              </table:table-cell>
              <table:table-cell office:value-type="float" office:value="179.431314295778">
                <text:p>179.4313142957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.5423771415404">
                <text:p>58.5423771415404</text:p>
              </table:table-cell>
              <table:table-cell office:value-type="float" office:value="179.550054151989">
                <text:p>179.5500541519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8.9075215219334">
                <text:p>58.9075215219334</text:p>
              </table:table-cell>
              <table:table-cell office:value-type="float" office:value="179.668711897566">
                <text:p>179.6687118975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.270092100162">
                <text:p>59.270092100162</text:p>
              </table:table-cell>
              <table:table-cell office:value-type="float" office:value="179.78714035765">
                <text:p>179.787140357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9.6299982486608">
                <text:p>59.6299982486608</text:p>
              </table:table-cell>
              <table:table-cell office:value-type="float" office:value="179.905188393864">
                <text:p>179.9051883938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.9871500086552">
                <text:p>59.9871500086552</text:p>
              </table:table-cell>
              <table:table-cell office:value-type="float" office:value="180.022700890447">
                <text:p>180.0227008904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.3414580798685">
                <text:p>60.3414580798685</text:p>
              </table:table-cell>
              <table:table-cell office:value-type="float" office:value="180.139518752526">
                <text:p>180.1395187525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.6928338094817">
                <text:p>60.6928338094817</text:p>
              </table:table-cell>
              <table:table-cell office:value-type="float" office:value="180.255478916508">
                <text:p>180.2554789165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1.0411891803588">
                <text:p>61.0411891803588</text:p>
              </table:table-cell>
              <table:table-cell office:value-type="float" office:value="180.370414375883">
                <text:p>180.3704143758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1.3864367985532">
                <text:p>61.3864367985532</text:p>
              </table:table-cell>
              <table:table-cell office:value-type="float" office:value="180.484154221784">
                <text:p>180.4841542217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.7284898801131">
                <text:p>61.7284898801131</text:p>
              </table:table-cell>
              <table:table-cell office:value-type="float" office:value="180.596523701306">
                <text:p>180.5965237013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.0672622372241">
                <text:p>62.0672622372241</text:p>
              </table:table-cell>
              <table:table-cell office:value-type="float" office:value="180.707344294269">
                <text:p>180.7073442942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2.4026682637168">
                <text:p>62.4026682637168</text:p>
              </table:table-cell>
              <table:table-cell office:value-type="float" office:value="180.816433810393">
                <text:p>180.8164338103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2.7346229200025">
                <text:p>62.7346229200025</text:p>
              </table:table-cell>
              <table:table-cell office:value-type="float" office:value="180.923606508382">
                <text:p>180.9236065083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.0630417174823">
                <text:p>63.0630417174823</text:p>
              </table:table-cell>
              <table:table-cell office:value-type="float" office:value="181.028673238638">
                <text:p>181.0286732386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3.3878407025192">
                <text:p>63.3878407025192</text:p>
              </table:table-cell>
              <table:table-cell office:value-type="float" office:value="181.131441611389">
                <text:p>181.1314416113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.7089364400472">
                <text:p>63.7089364400472</text:p>
              </table:table-cell>
              <table:table-cell office:value-type="float" office:value="181.231716191981">
                <text:p>181.2317161919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.0262459969325">
                <text:p>64.0262459969325</text:p>
              </table:table-cell>
              <table:table-cell office:value-type="float" office:value="181.329298725224">
                <text:p>181.3292987252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4.3396869251962">
                <text:p>64.3396869251962</text:p>
              </table:table-cell>
              <table:table-cell office:value-type="float" office:value="181.423988390572">
                <text:p>181.4239883905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.6491772452426">
                <text:p>64.6491772452426</text:p>
              </table:table-cell>
              <table:table-cell office:value-type="float" office:value="181.515582090051">
                <text:p>181.5155820900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4.9546354292403">
                <text:p>64.9546354292403</text:p>
              </table:table-cell>
              <table:table-cell office:value-type="float" office:value="181.603874770849">
                <text:p>181.6038747708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.2559803848372">
                <text:p>65.2559803848372</text:p>
              </table:table-cell>
              <table:table-cell office:value-type="float" office:value="181.688659784331">
                <text:p>181.6886597843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.5531314394025">
                <text:p>65.5531314394025</text:p>
              </table:table-cell>
              <table:table-cell office:value-type="float" office:value="181.769729283377">
                <text:p>181.7697292833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5.8460083250075">
                <text:p>65.8460083250075</text:p>
              </table:table-cell>
              <table:table-cell office:value-type="float" office:value="181.846874659797">
                <text:p>181.8468746597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.1345311643839">
                <text:p>66.1345311643839</text:p>
              </table:table-cell>
              <table:table-cell office:value-type="float" office:value="181.919887023485">
                <text:p>181.9198870234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6.4186204581162">
                <text:p>66.4186204581162</text:p>
              </table:table-cell>
              <table:table-cell office:value-type="float" office:value="181.98855772489">
                <text:p>181.988557724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6.6981970733504">
                <text:p>66.6981970733504</text:p>
              </table:table-cell>
              <table:table-cell office:value-type="float" office:value="182.052678922247">
                <text:p>182.0526789222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6.9731822343156">
                <text:p>66.9731822343156</text:p>
              </table:table-cell>
              <table:table-cell office:value-type="float" office:value="182.112044194783">
                <text:p>182.1120441947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7.2434975149811">
                <text:p>67.2434975149811</text:p>
              </table:table-cell>
              <table:table-cell office:value-type="float" office:value="182.166449202913">
                <text:p>182.1664492029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7.5090648341943">
                <text:p>67.5090648341943</text:p>
              </table:table-cell>
              <table:table-cell office:value-type="float" office:value="182.215692396207">
                <text:p>182.2156923962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7.7698064536525">
                <text:p>67.7698064536525</text:p>
              </table:table-cell>
              <table:table-cell office:value-type="float" office:value="182.259575769468">
                <text:p>182.2595757694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.0256449790905">
                <text:p>68.0256449790905</text:p>
              </table:table-cell>
              <table:table-cell office:value-type="float" office:value="182.297905667075">
                <text:p>182.2979056670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.2765033650698">
                <text:p>68.2765033650698</text:p>
              </table:table-cell>
              <table:table-cell office:value-type="float" office:value="182.330493635093">
                <text:p>182.3304936350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.5223049237817">
                <text:p>68.5223049237817</text:p>
              </table:table-cell>
              <table:table-cell office:value-type="float" office:value="182.357157320364">
                <text:p>182.3571573203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.7629733382678">
                <text:p>68.7629733382678</text:p>
              </table:table-cell>
              <table:table-cell office:value-type="float" office:value="182.37772141508">
                <text:p>182.377721415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.9984326804716">
                <text:p>68.9984326804716</text:p>
              </table:table-cell>
              <table:table-cell office:value-type="float" office:value="182.392018644807">
                <text:p>182.3920186448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9.2286074345509">
                <text:p>69.2286074345509</text:p>
              </table:table-cell>
              <table:table-cell office:value-type="float" office:value="182.399890797246">
                <text:p>182.3998907972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9.4534225258448">
                <text:p>69.4534225258448</text:p>
              </table:table-cell>
              <table:table-cell office:value-type="float" office:value="182.401189788207">
                <text:p>182.4011897882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.6728033559075">
                <text:p>69.6728033559075</text:p>
              </table:table-cell>
              <table:table-cell office:value-type="float" office:value="182.395778760525">
                <text:p>182.3957787605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.8866758439844">
                <text:p>69.8866758439844</text:p>
              </table:table-cell>
              <table:table-cell office:value-type="float" office:value="182.383533210775">
                <text:p>182.3835332107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.0949664752905">
                <text:p>70.0949664752905</text:p>
              </table:table-cell>
              <table:table-cell office:value-type="float" office:value="182.364342137722">
                <text:p>182.3643421377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.297602356408">
                <text:p>70.297602356408</text:p>
              </table:table-cell>
              <table:table-cell office:value-type="float" office:value="182.338109205447">
                <text:p>182.3381092054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.4945112780956">
                <text:p>70.4945112780956</text:p>
              </table:table-cell>
              <table:table-cell office:value-type="float" office:value="182.304753913249">
                <text:p>182.3047539132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.6856217857332">
                <text:p>70.6856217857332</text:p>
              </table:table-cell>
              <table:table-cell office:value-type="float" office:value="182.264212763211">
                <text:p>182.2642127632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.8708632575742">
                <text:p>70.8708632575742</text:p>
              </table:table-cell>
              <table:table-cell office:value-type="float" office:value="182.216440415604">
                <text:p>182.2164404156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1.050165990916">
                <text:p>71.050165990916</text:p>
              </table:table-cell>
              <table:table-cell office:value-type="float" office:value="182.161410821041">
                <text:p>182.1614108210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1.2234612962007">
                <text:p>71.2234612962007</text:p>
              </table:table-cell>
              <table:table-cell office:value-type="float" office:value="182.099118317664">
                <text:p>182.0991183176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.3906815989949">
                <text:p>71.3906815989949</text:p>
              </table:table-cell>
              <table:table-cell office:value-type="float" office:value="182.029578680556">
                <text:p>182.0295786805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.5517605496775">
                <text:p>71.5517605496775</text:p>
              </table:table-cell>
              <table:table-cell office:value-type="float" office:value="181.95283011003">
                <text:p>181.952830110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1.7066331405767">
                <text:p>71.7066331405767</text:p>
              </table:table-cell>
              <table:table-cell office:value-type="float" office:value="181.868934144683">
                <text:p>181.8689341446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1.8552358301785">
                <text:p>71.8552358301785</text:p>
              </table:table-cell>
              <table:table-cell office:value-type="float" office:value="181.777976484747">
                <text:p>181.7779764847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1.9975066738999">
                <text:p>71.9975066738999</text:p>
              </table:table-cell>
              <table:table-cell office:value-type="float" office:value="181.680067711003">
                <text:p>181.6800677110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2.1333854608258">
                <text:p>72.1333854608258</text:p>
              </table:table-cell>
              <table:table-cell office:value-type="float" office:value="181.57534388442">
                <text:p>181.575343884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2.2628138556509">
                <text:p>72.2628138556509</text:p>
              </table:table-cell>
              <table:table-cell office:value-type="float" office:value="181.46396701195">
                <text:p>181.463967011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2.3857355449674">
                <text:p>72.3857355449674</text:p>
              </table:table-cell>
              <table:table-cell office:value-type="float" office:value="181.34612536449">
                <text:p>181.346125364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2.5020963869048">
                <text:p>72.5020963869048</text:p>
              </table:table-cell>
              <table:table-cell office:value-type="float" office:value="181.222033633575">
                <text:p>181.2220336335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2.6118445630152">
                <text:p>72.6118445630152</text:p>
              </table:table-cell>
              <table:table-cell office:value-type="float" office:value="181.091932914707">
                <text:p>181.0919329147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2.7149307311888">
                <text:p>72.7149307311888</text:p>
              </table:table-cell>
              <table:table-cell office:value-type="float" office:value="180.956090506532">
                <text:p>180.9560905065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2.8113081782853">
                <text:p>72.8113081782853</text:p>
              </table:table-cell>
              <table:table-cell office:value-type="float" office:value="180.814799516733">
                <text:p>180.8147995167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.9009329710851">
                <text:p>72.9009329710851</text:p>
              </table:table-cell>
              <table:table-cell office:value-type="float" office:value="180.668378267852">
                <text:p>180.6683782678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2.983764104097">
                <text:p>72.983764104097</text:p>
              </table:table-cell>
              <table:table-cell office:value-type="float" office:value="180.517169498015">
                <text:p>180.5171694980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3.0597636427177">
                <text:p>73.0597636427177</text:p>
              </table:table-cell>
              <table:table-cell office:value-type="float" office:value="180.361539354867">
                <text:p>180.3615393548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3.1288968602054">
                <text:p>73.1288968602054</text:p>
              </table:table-cell>
              <table:table-cell office:value-type="float" office:value="180.201876183234">
                <text:p>180.2018761832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.1911323669471">
                <text:p>73.1911323669471</text:p>
              </table:table-cell>
              <table:table-cell office:value-type="float" office:value="180.038589110013">
                <text:p>180.0385891100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3.2464422305121">
                <text:p>73.2464422305121</text:p>
              </table:table-cell>
              <table:table-cell office:value-type="float" office:value="179.872106433793">
                <text:p>179.8721064337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3.2948020850511">
                <text:p>73.2948020850511</text:p>
              </table:table-cell>
              <table:table-cell office:value-type="float" office:value="179.702873827507">
                <text:p>179.7028738275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3.3361912286744">
                <text:p>73.3361912286744</text:p>
              </table:table-cell>
              <table:table-cell office:value-type="float" office:value="179.531352369372">
                <text:p>179.5313523693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3.3705927075619">
                <text:p>73.3705927075619</text:p>
              </table:table-cell>
              <table:table-cell office:value-type="float" office:value="179.358016415736">
                <text:p>179.3580164157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3.3979933856861">
                <text:p>73.3979933856861</text:p>
              </table:table-cell>
              <table:table-cell office:value-type="float" office:value="179.183351335902">
                <text:p>179.1833513359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3.4183839991924">
                <text:p>73.4183839991924</text:p>
              </table:table-cell>
              <table:table-cell office:value-type="float" office:value="179.007851129629">
                <text:p>179.0078511296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3.4317591946626">
                <text:p>73.4317591946626</text:p>
              </table:table-cell>
              <table:table-cell office:value-type="float" office:value="178.832015950681">
                <text:p>178.8320159506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3.4381175506835">
                <text:p>73.4381175506835</text:p>
              </table:table-cell>
              <table:table-cell office:value-type="float" office:value="178.656349561605">
                <text:p>178.6563495616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.4374615823549">
                <text:p>73.4374615823549</text:p>
              </table:table-cell>
              <table:table-cell office:value-type="float" office:value="178.481356746026">
                <text:p>178.4813567460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.4297977285935">
                <text:p>73.4297977285935</text:p>
              </table:table-cell>
              <table:table-cell office:value-type="float" office:value="178.3075407059">
                <text:p>178.30754070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.4151363223111">
                <text:p>73.4151363223111</text:p>
              </table:table-cell>
              <table:table-cell office:value-type="float" office:value="178.135400471161">
                <text:p>178.1354004711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3.3934915437711">
                <text:p>73.3934915437711</text:p>
              </table:table-cell>
              <table:table-cell office:value-type="float" office:value="177.965428349119">
                <text:p>177.9654283491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3.3648813576447">
                <text:p>73.3648813576447</text:p>
              </table:table-cell>
              <table:table-cell office:value-type="float" office:value="177.798107440315">
                <text:p>177.7981074403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3.3293274344951">
                <text:p>73.3293274344951</text:p>
              </table:table-cell>
              <table:table-cell office:value-type="float" office:value="177.633909246131">
                <text:p>177.6339092461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3.2868550576096">
                <text:p>73.2868550576096</text:p>
              </table:table-cell>
              <table:table-cell office:value-type="float" office:value="177.473291391919">
                <text:p>177.4732913919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3.237493016274">
                <text:p>73.237493016274</text:p>
              </table:table-cell>
              <table:table-cell office:value-type="float" office:value="177.31669548723">
                <text:p>177.316695487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3.1812734867324">
                <text:p>73.1812734867324</text:p>
              </table:table-cell>
              <table:table-cell office:value-type="float" office:value="177.164545142318">
                <text:p>177.1645451423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3.1182319022009">
                <text:p>73.1182319022009</text:p>
              </table:table-cell>
              <table:table-cell office:value-type="float" office:value="177.017244157301">
                <text:p>177.0172441573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3.0484068134067">
                <text:p>73.0484068134067</text:p>
              </table:table-cell>
              <table:table-cell office:value-type="float" office:value="176.875174897515">
                <text:p>176.8751748975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2.9718397411853">
                <text:p>72.9718397411853</text:p>
              </table:table-cell>
              <table:table-cell office:value-type="float" office:value="176.738696865429">
                <text:p>176.7386968654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2.888575022723">
                <text:p>72.888575022723</text:p>
              </table:table-cell>
              <table:table-cell office:value-type="float" office:value="176.608145476442">
                <text:p>176.6081454764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2.798659653035">
                <text:p>72.798659653035</text:p>
              </table:table-cell>
              <table:table-cell office:value-type="float" office:value="176.483831042748">
                <text:p>176.4838310427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.7021431232661">
                <text:p>72.7021431232661</text:p>
              </table:table-cell>
              <table:table-cell office:value-type="float" office:value="176.366037966471">
                <text:p>176.3660379664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.5990772573577">
                <text:p>72.5990772573577</text:p>
              </table:table-cell>
              <table:table-cell office:value-type="float" office:value="176.255024140373">
                <text:p>176.2550241403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2.4895160485707">
                <text:p>72.4895160485707</text:p>
              </table:table-cell>
              <table:table-cell office:value-type="float" office:value="176.151020551872">
                <text:p>176.1510205518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2.3735154972714">
                <text:p>72.3735154972714</text:p>
              </table:table-cell>
              <table:table-cell office:value-type="float" office:value="176.054231083618">
                <text:p>176.0542310836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2.2511334512899">
                <text:p>72.2511334512899</text:p>
              </table:table-cell>
              <table:table-cell office:value-type="float" office:value="175.964832501831">
                <text:p>175.9648325018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2.122429450058">
                <text:p>72.122429450058</text:p>
              </table:table-cell>
              <table:table-cell office:value-type="float" office:value="175.88297462176">
                <text:p>175.882974621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1.9874645736018">
                <text:p>71.9874645736018</text:p>
              </table:table-cell>
              <table:table-cell office:value-type="float" office:value="175.80878063817">
                <text:p>175.808780638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1.8463012973515">
                <text:p>71.8463012973515</text:p>
              </table:table-cell>
              <table:table-cell office:value-type="float" office:value="175.742347607532">
                <text:p>175.7423476075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1.6990033535814">
                <text:p>71.6990033535814</text:p>
              </table:table-cell>
              <table:table-cell office:value-type="float" office:value="175.683747067812">
                <text:p>175.6837470678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1.5456356001759">
                <text:p>71.5456356001759</text:p>
              </table:table-cell>
              <table:table-cell office:value-type="float" office:value="175.633025781151">
                <text:p>175.6330257811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1.3862638972756">
                <text:p>71.3862638972756</text:p>
              </table:table-cell>
              <table:table-cell office:value-type="float" office:value="175.590206584479">
                <text:p>175.5902065844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1.2209549922322">
                <text:p>71.2209549922322</text:p>
              </table:table-cell>
              <table:table-cell office:value-type="float" office:value="175.555289333092">
                <text:p>175.5552893330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1.0497764131744">
                <text:p>71.0497764131744</text:p>
              </table:table-cell>
              <table:table-cell office:value-type="float" office:value="175.528251922429">
                <text:p>175.5282519224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.8727963713755">
                <text:p>70.8727963713755</text:p>
              </table:table-cell>
              <table:table-cell office:value-type="float" office:value="175.509051373721">
                <text:p>175.5090513737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.6900836725015">
                <text:p>70.6900836725015</text:p>
              </table:table-cell>
              <table:table-cell office:value-type="float" office:value="175.497624969761">
                <text:p>175.4976249697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.5017076367167">
                <text:p>70.5017076367167</text:p>
              </table:table-cell>
              <table:table-cell office:value-type="float" office:value="175.493891427771">
                <text:p>175.4938914277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.3077380275424">
                <text:p>70.3077380275424</text:p>
              </table:table-cell>
              <table:table-cell office:value-type="float" office:value="175.49775209717">
                <text:p>175.497752097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.1082449892782">
                <text:p>70.1082449892782</text:p>
              </table:table-cell>
              <table:table-cell office:value-type="float" office:value="175.509092170965">
                <text:p>175.5090921709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9.9032989927286">
                <text:p>69.9032989927286</text:p>
              </table:table-cell>
              <table:table-cell office:value-type="float" office:value="175.527781900483">
                <text:p>175.5277819004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9.6929707889167">
                <text:p>69.6929707889167</text:p>
              </table:table-cell>
              <table:table-cell office:value-type="float" office:value="175.55367780407">
                <text:p>175.553677804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9.4773313704247">
                <text:p>69.4773313704247</text:p>
              </table:table-cell>
              <table:table-cell office:value-type="float" office:value="175.586623861511">
                <text:p>175.5866238615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9.2564519399524">
                <text:p>69.2564519399524</text:p>
              </table:table-cell>
              <table:table-cell office:value-type="float" office:value="175.626452686804">
                <text:p>175.6264526868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9.0304038856613">
                <text:p>69.0304038856613</text:p>
              </table:table-cell>
              <table:table-cell office:value-type="float" office:value="175.672986672964">
                <text:p>175.6729866729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8.7992587628472">
                <text:p>68.7992587628472</text:p>
              </table:table-cell>
              <table:table-cell office:value-type="float" office:value="175.726039103441">
                <text:p>175.7260391034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8.5630882814658">
                <text:p>68.5630882814658</text:p>
              </table:table-cell>
              <table:table-cell office:value-type="float" office:value="175.785415225582">
                <text:p>175.7854152255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8.321964299038">
                <text:p>68.321964299038</text:p>
              </table:table-cell>
              <table:table-cell office:value-type="float" office:value="175.850913282487">
                <text:p>175.8509132824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8.0759588184457">
                <text:p>68.0759588184457</text:p>
              </table:table-cell>
              <table:table-cell office:value-type="float" office:value="175.922325500272">
                <text:p>175.9223255002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7.825143990153">
                <text:p>67.825143990153</text:p>
              </table:table-cell>
              <table:table-cell office:value-type="float" office:value="175.999439028513">
                <text:p>175.9994390285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7.5695921183687">
                <text:p>67.5695921183687</text:p>
              </table:table-cell>
              <table:table-cell office:value-type="float" office:value="176.082036832306">
                <text:p>176.0820368323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7.3093756707057">
                <text:p>67.3093756707057</text:p>
              </table:table-cell>
              <table:table-cell office:value-type="float" office:value="176.169898534884">
                <text:p>176.1698985348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7.0445672908955">
                <text:p>67.0445672908955</text:p>
              </table:table-cell>
              <table:table-cell office:value-type="float" office:value="176.262801210313">
                <text:p>176.2628012103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6.775239814129">
                <text:p>66.775239814129</text:p>
              </table:table-cell>
              <table:table-cell office:value-type="float" office:value="176.360520126198">
                <text:p>176.3605201261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6.501466284636">
                <text:p>66.501466284636</text:p>
              </table:table-cell>
              <table:table-cell office:value-type="float" office:value="176.462829436729">
                <text:p>176.4628294367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6.2233199751139">
                <text:p>66.2233199751139</text:p>
              </table:table-cell>
              <table:table-cell office:value-type="float" office:value="176.569502826766">
                <text:p>176.5695028267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5.9408744076597">
                <text:p>65.9408744076597</text:p>
              </table:table-cell>
              <table:table-cell office:value-type="float" office:value="176.680314107868">
                <text:p>176.6803141078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5.6542033758743">
                <text:p>65.6542033758743</text:p>
              </table:table-cell>
              <table:table-cell office:value-type="float" office:value="176.795037767547">
                <text:p>176.7950377675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.3633809678388">
                <text:p>65.3633809678388</text:p>
              </table:table-cell>
              <table:table-cell office:value-type="float" office:value="176.913449473042">
                <text:p>176.9134494730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5.0684815896769">
                <text:p>65.0684815896769</text:p>
              </table:table-cell>
              <table:table-cell office:value-type="float" office:value="177.035326531246">
                <text:p>177.0353265312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4.769579989467">
                <text:p>64.769579989467</text:p>
              </table:table-cell>
              <table:table-cell office:value-type="float" office:value="177.160448306418">
                <text:p>177.1604483064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4.4667512812593">
                <text:p>64.4667512812593</text:p>
              </table:table-cell>
              <table:table-cell office:value-type="float" office:value="177.288596597453">
                <text:p>177.2885965974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4.1600709690075">
                <text:p>64.1600709690075</text:p>
              </table:table-cell>
              <table:table-cell office:value-type="float" office:value="177.419555976534">
                <text:p>177.4195559765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3.8496149702322">
                <text:p>63.8496149702322</text:p>
              </table:table-cell>
              <table:table-cell office:value-type="float" office:value="177.553114091059">
                <text:p>177.5531140910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3.5354596392599">
                <text:p>63.5354596392599</text:p>
              </table:table-cell>
              <table:table-cell office:value-type="float" office:value="177.689061930723">
                <text:p>177.6890619307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3.2176817899055">
                <text:p>63.2176817899055</text:p>
              </table:table-cell>
              <table:table-cell office:value-type="float" office:value="177.827194061627">
                <text:p>177.8271940616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2.89635871748">
                <text:p>62.89635871748</text:p>
              </table:table-cell>
              <table:table-cell office:value-type="float" office:value="177.967308829355">
                <text:p>177.9673088293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2.5715682200338">
                <text:p>62.5715682200338</text:p>
              </table:table-cell>
              <table:table-cell office:value-type="float" office:value="178.109208532845">
                <text:p>178.1092085328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2.2433886187575">
                <text:p>62.2433886187575</text:p>
              </table:table-cell>
              <table:table-cell office:value-type="float" office:value="178.252699570869">
                <text:p>178.2526995708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1.9118987774795">
                <text:p>61.9118987774795</text:p>
              </table:table-cell>
              <table:table-cell office:value-type="float" office:value="178.397592562985">
                <text:p>178.3975925629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1.5771781212199">
                <text:p>61.5771781212199</text:p>
              </table:table-cell>
              <table:table-cell office:value-type="float" office:value="178.543702446611">
                <text:p>178.5437024466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1.239306653764">
                <text:p>61.239306653764</text:p>
              </table:table-cell>
              <table:table-cell office:value-type="float" office:value="178.690848552001">
                <text:p>178.6908485520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.8983649742465">
                <text:p>60.8983649742465</text:p>
              </table:table-cell>
              <table:table-cell office:value-type="float" office:value="178.838854656695">
                <text:p>178.8388546566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.5544342927281">
                <text:p>60.5544342927281</text:p>
              </table:table-cell>
              <table:table-cell office:value-type="float" office:value="178.987549021081">
                <text:p>178.9875490210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0.2075964447834">
                <text:p>60.2075964447834</text:p>
              </table:table-cell>
              <table:table-cell office:value-type="float" office:value="179.136764406533">
                <text:p>179.1367644065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.8579339050953">
                <text:p>59.8579339050953</text:p>
              </table:table-cell>
              <table:table-cell office:value-type="float" office:value="179.286338077634">
                <text:p>179.2863380776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.5055298000902">
                <text:p>59.5055298000902</text:p>
              </table:table-cell>
              <table:table-cell office:value-type="float" office:value="179.436111789891">
                <text:p>179.4361117898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9.1504679196218">
                <text:p>59.1504679196218</text:p>
              </table:table-cell>
              <table:table-cell office:value-type="float" office:value="179.585931764203">
                <text:p>179.5859317642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8.7928327277539">
                <text:p>58.7928327277539</text:p>
              </table:table-cell>
              <table:table-cell office:value-type="float" office:value="179.7356486495">
                <text:p>179.73564864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8.4327093726549">
                <text:p>58.4327093726549</text:p>
              </table:table-cell>
              <table:table-cell office:value-type="float" office:value="179.885117474647">
                <text:p>179.8851174746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8.0701836956519">
                <text:p>58.0701836956519</text:p>
              </table:table-cell>
              <table:table-cell office:value-type="float" office:value="180.034197590853">
                <text:p>180.0341975908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7.7053422394789">
                <text:p>57.7053422394789</text:p>
              </table:table-cell>
              <table:table-cell office:value-type="float" office:value="180.182752605888">
                <text:p>180.1827526058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7.3382722557511">
                <text:p>57.3382722557511</text:p>
              </table:table-cell>
              <table:table-cell office:value-type="float" office:value="180.330650310314">
                <text:p>180.3306503103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6.9690617117077">
                <text:p>56.9690617117077</text:p>
              </table:table-cell>
              <table:table-cell office:value-type="float" office:value="180.477762598342">
                <text:p>180.4777625983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6.5977992962552">
                <text:p>56.5977992962552</text:p>
              </table:table-cell>
              <table:table-cell office:value-type="float" office:value="180.623965382556">
                <text:p>180.6239653825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6.224574425344">
                <text:p>56.224574425344</text:p>
              </table:table-cell>
              <table:table-cell office:value-type="float" office:value="180.7691385045">
                <text:p>180.76913850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5.8494772467114">
                <text:p>55.8494772467114</text:p>
              </table:table-cell>
              <table:table-cell office:value-type="float" office:value="180.913165641574">
                <text:p>180.9131656415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5.4725986440115">
                <text:p>55.4725986440115</text:p>
              </table:table-cell>
              <table:table-cell office:value-type="float" office:value="181.055934211132">
                <text:p>181.0559342111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5.0940302403597">
                <text:p>55.0940302403597</text:p>
              </table:table-cell>
              <table:table-cell office:value-type="float" office:value="181.197335272572">
                <text:p>181.1973352725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4.7138644013108">
                <text:p>54.7138644013108</text:p>
              </table:table-cell>
              <table:table-cell office:value-type="float" office:value="181.33726342808">
                <text:p>181.337263428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4.3321942372747">
                <text:p>54.3321942372747</text:p>
              </table:table-cell>
              <table:table-cell office:value-type="float" office:value="181.475616722742">
                <text:p>181.4756167227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3.9491136053935">
                <text:p>53.9491136053935</text:p>
              </table:table-cell>
              <table:table-cell office:value-type="float" office:value="181.612296544669">
                <text:p>181.6122965446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3.5647171108659">
                <text:p>53.5647171108659</text:p>
              </table:table-cell>
              <table:table-cell office:value-type="float" office:value="181.747207525691">
                <text:p>181.7472075256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3.1791001077315">
                <text:p>53.1791001077315</text:p>
              </table:table-cell>
              <table:table-cell office:value-type="float" office:value="181.88025744321">
                <text:p>181.880257443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.7923586990948">
                <text:p>52.7923586990948</text:p>
              </table:table-cell>
              <table:table-cell office:value-type="float" office:value="182.011357123712">
                <text:p>182.0113571237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.4045897367827">
                <text:p>52.4045897367827</text:p>
              </table:table-cell>
              <table:table-cell office:value-type="float" office:value="182.140420348407">
                <text:p>182.1404203484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.015890820418">
                <text:p>52.015890820418</text:p>
              </table:table-cell>
              <table:table-cell office:value-type="float" office:value="182.267363761455">
                <text:p>182.2673637614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1.6263602958747">
                <text:p>51.6263602958747</text:p>
              </table:table-cell>
              <table:table-cell office:value-type="float" office:value="182.392106781159">
                <text:p>182.3921067811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1.2360972531014">
                <text:p>51.2360972531014</text:p>
              </table:table-cell>
              <table:table-cell office:value-type="float" office:value="182.514571514508">
                <text:p>182.5145715145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0.8452015232688">
                <text:p>50.8452015232688</text:p>
              </table:table-cell>
              <table:table-cell office:value-type="float" office:value="182.634682675373">
                <text:p>182.6346826753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0.4537736751969">
                <text:p>50.4537736751969</text:p>
              </table:table-cell>
              <table:table-cell office:value-type="float" office:value="182.752367506703">
                <text:p>182.7523675067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0.0619150110468">
                <text:p>50.0619150110468</text:p>
              </table:table-cell>
              <table:table-cell office:value-type="float" office:value="182.867555706903">
                <text:p>182.8675557069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9.6697275611942">
                <text:p>49.6697275611942</text:p>
              </table:table-cell>
              <table:table-cell office:value-type="float" office:value="182.980179360689">
                <text:p>182.9801793606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9.2773140782725">
                <text:p>49.2773140782725</text:p>
              </table:table-cell>
              <table:table-cell office:value-type="float" office:value="183.090172874582">
                <text:p>183.0901728745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8.8847780303027">
                <text:p>48.8847780303027</text:p>
              </table:table-cell>
              <table:table-cell office:value-type="float" office:value="183.19747291719">
                <text:p>183.197472917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8.4922235928838">
                <text:p>48.4922235928838</text:p>
              </table:table-cell>
              <table:table-cell office:value-type="float" office:value="183.302018364427">
                <text:p>183.3020183644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8.0997556403692">
                <text:p>48.0997556403692</text:p>
              </table:table-cell>
              <table:table-cell office:value-type="float" office:value="183.403750249755">
                <text:p>183.4037502497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7.707479735985">
                <text:p>47.707479735985</text:p>
              </table:table-cell>
              <table:table-cell office:value-type="float" office:value="183.502611719504">
                <text:p>183.5026117195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7.3155021208292">
                <text:p>47.3155021208292</text:p>
              </table:table-cell>
              <table:table-cell office:value-type="float" office:value="183.598547993316">
                <text:p>183.5985479933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6.9239297017011">
                <text:p>46.9239297017011</text:p>
              </table:table-cell>
              <table:table-cell office:value-type="float" office:value="183.691506329713">
                <text:p>183.6915063297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6.5328700376956">
                <text:p>46.5328700376956</text:p>
              </table:table-cell>
              <table:table-cell office:value-type="float" office:value="183.781435996761">
                <text:p>183.78143599676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6.1424313255255">
                <text:p>46.1424313255255</text:p>
              </table:table-cell>
              <table:table-cell office:value-type="float" office:value="183.868288247778">
                <text:p>183.8682882477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.7527223835033">
                <text:p>45.7527223835033</text:p>
              </table:table-cell>
              <table:table-cell office:value-type="float" office:value="183.952016302011">
                <text:p>183.9520163020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5.3638526341471">
                <text:p>45.3638526341471</text:p>
              </table:table-cell>
              <table:table-cell office:value-type="float" office:value="184.032575330168">
                <text:p>184.0325753301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.9759320853556">
                <text:p>44.9759320853556</text:p>
              </table:table-cell>
              <table:table-cell office:value-type="float" office:value="184.109922444683">
                <text:p>184.1099224446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.5890713101108">
                <text:p>44.5890713101108</text:p>
              </table:table-cell>
              <table:table-cell office:value-type="float" office:value="184.184016694545">
                <text:p>184.1840166945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.203381424683">
                <text:p>44.203381424683</text:p>
              </table:table-cell>
              <table:table-cell office:value-type="float" office:value="184.254819064534">
                <text:p>184.2548190645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3.8189740652779">
                <text:p>43.8189740652779</text:p>
              </table:table-cell>
              <table:table-cell office:value-type="float" office:value="184.322292478638">
                <text:p>184.3222924786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3.4359613631249">
                <text:p>43.4359613631249</text:p>
              </table:table-cell>
              <table:table-cell office:value-type="float" office:value="184.386401807459">
                <text:p>184.3864018074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3.0544559179597">
                <text:p>43.0544559179597</text:p>
              </table:table-cell>
              <table:table-cell office:value-type="float" office:value="184.447113879344">
                <text:p>184.4471138793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.6745707698986">
                <text:p>42.6745707698986</text:p>
              </table:table-cell>
              <table:table-cell office:value-type="float" office:value="184.504397494999">
                <text:p>184.5043974949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2.2964193696699">
                <text:p>42.2964193696699</text:p>
              </table:table-cell>
              <table:table-cell office:value-type="float" office:value="184.558223445313">
                <text:p>184.5582234453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1.9201155472244">
                <text:p>41.9201155472244</text:p>
              </table:table-cell>
              <table:table-cell office:value-type="float" office:value="184.608564532101">
                <text:p>184.6085645321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1.5457734786916">
                <text:p>41.5457734786916</text:p>
              </table:table-cell>
              <table:table-cell office:value-type="float" office:value="184.65539559146">
                <text:p>184.655395591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1.1735076516976">
                <text:p>41.1735076516976</text:p>
              </table:table-cell>
              <table:table-cell office:value-type="float" office:value="184.698693519442">
                <text:p>184.6986935194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.803432829061">
                <text:p>40.803432829061</text:p>
              </table:table-cell>
              <table:table-cell office:value-type="float" office:value="184.738437299713">
                <text:p>184.7384372997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.4356640108633">
                <text:p>40.4356640108633</text:p>
              </table:table-cell>
              <table:table-cell office:value-type="float" office:value="184.774608032863">
                <text:p>184.7746080328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.0703163949265">
                <text:p>40.0703163949265</text:p>
              </table:table-cell>
              <table:table-cell office:value-type="float" office:value="184.807188967046">
                <text:p>184.8071889670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9.7075053357145">
                <text:p>39.7075053357145</text:p>
              </table:table-cell>
              <table:table-cell office:value-type="float" office:value="184.836165529608">
                <text:p>184.8361655296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9.3473463016925">
                <text:p>39.3473463016925</text:p>
              </table:table-cell>
              <table:table-cell office:value-type="float" office:value="184.861525359343">
                <text:p>184.8615253593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8.989954831171">
                <text:p>38.989954831171</text:p>
              </table:table-cell>
              <table:table-cell office:value-type="float" office:value="184.883258339066">
                <text:p>184.8832583390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8.6354464866745">
                <text:p>38.6354464866745</text:p>
              </table:table-cell>
              <table:table-cell office:value-type="float" office:value="184.901356628131">
                <text:p>184.9013566281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8.2839368078812">
                <text:p>38.2839368078812</text:p>
              </table:table-cell>
              <table:table-cell office:value-type="float" office:value="184.915814694577">
                <text:p>184.9158146945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.9355412631685">
                <text:p>37.9355412631685</text:p>
              </table:table-cell>
              <table:table-cell office:value-type="float" office:value="184.926629346557">
                <text:p>184.9266293465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.5903751998144">
                <text:p>37.5903751998144</text:p>
              </table:table-cell>
              <table:table-cell office:value-type="float" office:value="184.933799762731">
                <text:p>184.9337997627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.2485537929051">
                <text:p>37.2485537929051</text:p>
              </table:table-cell>
              <table:table-cell office:value-type="float" office:value="184.937327521298">
                <text:p>184.9373275212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.9101919930011">
                <text:p>36.9101919930011</text:p>
              </table:table-cell>
              <table:table-cell office:value-type="float" office:value="184.937216627362">
                <text:p>184.9372166273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.5754044726027">
                <text:p>36.5754044726027</text:p>
              </table:table-cell>
              <table:table-cell office:value-type="float" office:value="184.93347353834">
                <text:p>184.933473538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.2443055714847">
                <text:p>36.2443055714847</text:p>
              </table:table-cell>
              <table:table-cell office:value-type="float" office:value="184.926107187124">
                <text:p>184.9261071871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.9170092409349">
                <text:p>35.9170092409349</text:p>
              </table:table-cell>
              <table:table-cell office:value-type="float" office:value="184.915129002733">
                <text:p>184.9151290027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5.5936289869636">
                <text:p>35.5936289869636</text:p>
              </table:table-cell>
              <table:table-cell office:value-type="float" office:value="184.9005529282">
                <text:p>184.90055292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.2742778125185">
                <text:p>35.2742778125185</text:p>
              </table:table-cell>
              <table:table-cell office:value-type="float" office:value="184.882395435476">
                <text:p>184.8823954354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.9590681587808">
                <text:p>34.9590681587808</text:p>
              </table:table-cell>
              <table:table-cell office:value-type="float" office:value="184.860675537116">
                <text:p>184.8606755371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.6481118455632">
                <text:p>34.6481118455632</text:p>
              </table:table-cell>
              <table:table-cell office:value-type="float" office:value="184.835414794577">
                <text:p>184.8354147945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.3415200108776">
                <text:p>34.3415200108776</text:p>
              </table:table-cell>
              <table:table-cell office:value-type="float" office:value="184.806637322947">
                <text:p>184.8066373229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4.0394030497092">
                <text:p>34.0394030497092</text:p>
              </table:table-cell>
              <table:table-cell office:value-type="float" office:value="184.774369791955">
                <text:p>184.7743697919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3.7418705520447">
                <text:p>33.7418705520447</text:p>
              </table:table-cell>
              <table:table-cell office:value-type="float" office:value="184.738641423147">
                <text:p>184.7386414231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.449031240194">
                <text:p>33.449031240194</text:p>
              </table:table-cell>
              <table:table-cell office:value-type="float" office:value="184.699483983127">
                <text:p>184.6994839831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.1609929054424">
                <text:p>33.1609929054424</text:p>
              </table:table-cell>
              <table:table-cell office:value-type="float" office:value="184.65693177278">
                <text:p>184.656931772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.8778623440812">
                <text:p>32.8778623440812</text:p>
              </table:table-cell>
              <table:table-cell office:value-type="float" office:value="184.611021612443">
                <text:p>184.6110216124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.5997452928408">
                <text:p>32.5997452928408</text:p>
              </table:table-cell>
              <table:table-cell office:value-type="float" office:value="184.561792822986">
                <text:p>184.5617928229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.3267463637705">
                <text:p>32.3267463637705</text:p>
              </table:table-cell>
              <table:table-cell office:value-type="float" office:value="184.50928720281">
                <text:p>184.509287202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.0589689785926">
                <text:p>32.0589689785926</text:p>
              </table:table-cell>
              <table:table-cell office:value-type="float" office:value="184.453549000797">
                <text:p>184.4535490007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7965153025733">
                <text:p>31.7965153025733</text:p>
              </table:table-cell>
              <table:table-cell office:value-type="float" office:value="184.394624885245">
                <text:p>184.3946248852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5394861779325">
                <text:p>31.5394861779325</text:p>
              </table:table-cell>
              <table:table-cell office:value-type="float" office:value="184.332563908889">
                <text:p>184.33256390888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2879810568352">
                <text:p>31.2879810568352</text:p>
              </table:table-cell>
              <table:table-cell office:value-type="float" office:value="184.267417470081">
                <text:p>184.26741747008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0420979339986">
                <text:p>31.0420979339986</text:p>
              </table:table-cell>
              <table:table-cell office:value-type="float" office:value="184.199239270277">
                <text:p>184.1992392702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0.801933278952">
                <text:p>30.801933278952</text:p>
              </table:table-cell>
              <table:table-cell office:value-type="float" office:value="184.128085267954">
                <text:p>184.1280852679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.5675819679892">
                <text:p>30.5675819679892</text:p>
              </table:table-cell>
              <table:table-cell office:value-type="float" office:value="184.054013629132">
                <text:p>184.0540136291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.3391372158591">
                <text:p>30.3391372158591</text:p>
              </table:table-cell>
              <table:table-cell office:value-type="float" office:value="183.977084674681">
                <text:p>183.9770846746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.1166905072425">
                <text:p>30.1166905072425</text:p>
              </table:table-cell>
              <table:table-cell office:value-type="float" office:value="183.897360824617">
                <text:p>183.8973608246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.9003315280713">
                <text:p>29.9003315280713</text:p>
              </table:table-cell>
              <table:table-cell office:value-type="float" office:value="183.814906539593">
                <text:p>183.81490653959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.6901480967421">
                <text:p>29.6901480967421</text:p>
              </table:table-cell>
              <table:table-cell office:value-type="float" office:value="183.729788259819">
                <text:p>183.7297882598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.4862260953022">
                <text:p>29.4862260953022</text:p>
              </table:table-cell>
              <table:table-cell office:value-type="float" office:value="183.642074341653">
                <text:p>183.6420743416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.2886494006722">
                <text:p>29.2886494006722</text:p>
              </table:table-cell>
              <table:table-cell office:value-type="float" office:value="183.551834992104">
                <text:p>183.5518349921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.097499815988">
                <text:p>29.097499815988</text:p>
              </table:table-cell>
              <table:table-cell office:value-type="float" office:value="183.459142201507">
                <text:p>183.4591422015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.9128570021585">
                <text:p>28.9128570021585</text:p>
              </table:table-cell>
              <table:table-cell office:value-type="float" office:value="183.364069674634">
                <text:p>183.36406967463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.7347984097291">
                <text:p>28.7347984097291</text:p>
              </table:table-cell>
              <table:table-cell office:value-type="float" office:value="183.266692760483">
                <text:p>183.26669276048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.5633992111659">
                <text:p>28.5633992111659</text:p>
              </table:table-cell>
              <table:table-cell office:value-type="float" office:value="183.167088381034">
                <text:p>183.1670883810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.3987322336704">
                <text:p>28.3987322336704</text:p>
              </table:table-cell>
              <table:table-cell office:value-type="float" office:value="183.065334959203">
                <text:p>183.0653349592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.2408678926595">
                <text:p>28.2408678926595</text:p>
              </table:table-cell>
              <table:table-cell office:value-type="float" office:value="182.961512346263">
                <text:p>182.9615123462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.0898741260392">
                <text:p>28.0898741260392</text:p>
              </table:table-cell>
              <table:table-cell office:value-type="float" office:value="182.855701748965">
                <text:p>182.8557017489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.9458163294156">
                <text:p>27.9458163294156</text:p>
              </table:table-cell>
              <table:table-cell office:value-type="float" office:value="182.747985656602">
                <text:p>182.7479856566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7.8087572924042">
                <text:p>27.8087572924042</text:p>
              </table:table-cell>
              <table:table-cell office:value-type="float" office:value="182.638447768232">
                <text:p>182.6384477682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.6787571361838">
                <text:p>27.6787571361838</text:p>
              </table:table-cell>
              <table:table-cell office:value-type="float" office:value="182.527172920257">
                <text:p>182.5271729202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.5558732524773">
                <text:p>27.5558732524773</text:p>
              </table:table-cell>
              <table:table-cell office:value-type="float" office:value="182.414247014583">
                <text:p>182.4142470145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.4401602441159">
                <text:p>27.4401602441159</text:p>
              </table:table-cell>
              <table:table-cell office:value-type="float" office:value="182.299756947481">
                <text:p>182.2997569474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.3316698673788">
                <text:p>27.3316698673788</text:p>
              </table:table-cell>
              <table:table-cell office:value-type="float" office:value="182.183790539348">
                <text:p>182.1837905393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.2304509762787">
                <text:p>27.2304509762787</text:p>
              </table:table-cell>
              <table:table-cell office:value-type="float" office:value="182.066436465477">
                <text:p>182.0664364654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.1365494689831">
                <text:p>27.1365494689831</text:p>
              </table:table-cell>
              <table:table-cell office:value-type="float" office:value="181.947784187944">
                <text:p>181.9477841879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.0500082365518">
                <text:p>27.0500082365518</text:p>
              </table:table-cell>
              <table:table-cell office:value-type="float" office:value="181.827923888714">
                <text:p>181.8279238887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6.9708671141754">
                <text:p>26.9708671141754</text:p>
              </table:table-cell>
              <table:table-cell office:value-type="float" office:value="181.706946404015">
                <text:p>181.7069464040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6.8991628350949">
                <text:p>26.8991628350949</text:p>
              </table:table-cell>
              <table:table-cell office:value-type="float" office:value="181.58494316003">
                <text:p>181.584943160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6.8349289873788">
                <text:p>26.8349289873788</text:p>
              </table:table-cell>
              <table:table-cell office:value-type="float" office:value="181.462006109912">
                <text:p>181.4620061099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6.7781959737301">
                <text:p>26.7781959737301</text:p>
              </table:table-cell>
              <table:table-cell office:value-type="float" office:value="181.338227672136">
                <text:p>181.3382276721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6.7289909744852">
                <text:p>26.7289909744852</text:p>
              </table:table-cell>
              <table:table-cell office:value-type="float" office:value="181.213700670144">
                <text:p>181.2137006701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6.687337913958">
                <text:p>26.687337913958</text:p>
              </table:table-cell>
              <table:table-cell office:value-type="float" office:value="181.088518273222">
                <text:p>181.0885182732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6.6532574302763">
                <text:p>26.6532574302763</text:p>
              </table:table-cell>
              <table:table-cell office:value-type="float" office:value="180.962773938588">
                <text:p>180.9627739385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6.6267668488376">
                <text:p>26.6267668488376</text:p>
              </table:table-cell>
              <table:table-cell office:value-type="float" office:value="180.836561354541">
                <text:p>180.8365613545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6.6078801595052">
                <text:p>26.6078801595052</text:p>
              </table:table-cell>
              <table:table-cell office:value-type="float" office:value="180.7099743846">
                <text:p>180.70997438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6.596607997646">
                <text:p>26.596607997646</text:p>
              </table:table-cell>
              <table:table-cell office:value-type="float" office:value="180.583107012524">
                <text:p>180.5831070125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6.5929576290972">
                <text:p>26.5929576290972</text:p>
              </table:table-cell>
              <table:table-cell office:value-type="float" office:value="180.456053288048">
                <text:p>180.4560532880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6.5969329391314">
                <text:p>26.5969329391314</text:p>
              </table:table-cell>
              <table:table-cell office:value-type="float" office:value="180.328907273226">
                <text:p>180.3289072732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.6085344254729">
                <text:p>26.6085344254729</text:p>
              </table:table-cell>
              <table:table-cell office:value-type="float" office:value="180.201762989197">
                <text:p>180.2017629891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.6277591953981">
                <text:p>26.6277591953981</text:p>
              </table:table-cell>
              <table:table-cell office:value-type="float" office:value="180.074714363234">
                <text:p>180.0747143632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6.6546009669371">
                <text:p>26.6546009669371</text:p>
              </table:table-cell>
              <table:table-cell office:value-type="float" office:value="179.947855175984">
                <text:p>179.9478551759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6.6890500741696">
                <text:p>26.6890500741696</text:p>
              </table:table-cell>
              <table:table-cell office:value-type="float" office:value="179.821279008515">
                <text:p>179.8212790085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6.7310934765968">
                <text:p>26.7310934765968</text:p>
              </table:table-cell>
              <table:table-cell office:value-type="float" office:value="179.695079189409">
                <text:p>179.6950791894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6.7807147725451">
                <text:p>26.7807147725451</text:p>
              </table:table-cell>
              <table:table-cell office:value-type="float" office:value="179.569348741299">
                <text:p>179.5693487412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6.8378942165443">
                <text:p>26.8378942165443</text:p>
              </table:table-cell>
              <table:table-cell office:value-type="float" office:value="179.444180327042">
                <text:p>179.4441803270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.9026087406053">
                <text:p>26.9026087406053</text:p>
              </table:table-cell>
              <table:table-cell office:value-type="float" office:value="179.319666195269">
                <text:p>179.3196661952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.974831979302">
                <text:p>26.974831979302</text:p>
              </table:table-cell>
              <table:table-cell office:value-type="float" office:value="179.195898125164">
                <text:p>179.1958981251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7.0545342985521">
                <text:p>27.0545342985521</text:p>
              </table:table-cell>
              <table:table-cell office:value-type="float" office:value="179.072967370431">
                <text:p>179.0729673704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